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3.794cm"/>
    </style:style>
    <style:style style:name="co11" style:family="table-column">
      <style:table-column-properties fo:break-before="auto" style:column-width="2.485cm"/>
    </style:style>
    <style:style style:name="co12" style:family="table-column">
      <style:table-column-properties fo:break-before="auto" style:column-width="2.676cm"/>
    </style:style>
    <style:style style:name="co13" style:family="table-column">
      <style:table-column-properties fo:break-before="auto" style:column-width="2.623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3.221cm"/>
    </style:style>
    <style:style style:name="co18" style:family="table-column">
      <style:table-column-properties fo:break-before="auto" style:column-width="2.595cm"/>
    </style:style>
    <style:style style:name="co19" style:family="table-column">
      <style:table-column-properties fo:break-before="auto" style:column-width="2.649cm"/>
    </style:style>
    <style:style style:name="co20" style:family="table-column">
      <style:table-column-properties fo:break-before="auto" style:column-width="3.059cm"/>
    </style:style>
    <style:style style:name="co21" style:family="table-column">
      <style:table-column-properties fo:break-before="auto" style:column-width="2.214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2flux_soc_o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4" table:number-columns-repeated="5" table:default-cell-style-name="Default"/>
        <table:table-column table:style-name="co16" table:default-cell-style-name="Default"/>
        <table:table-column table:style-name="co4" table:number-columns-repeated="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8" table:number-columns-repeated="3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C</text:p>
          </table:table-cell>
          <table:table-cell office:value-type="string" calcext:value-type="string">
            <text:p>HUMUS_C</text:p>
          </table:table-cell>
          <table:table-cell office:value-type="string" calcext:value-type="string">
            <text:p>AMENDED_C</text:p>
          </table:table-cell>
          <table:table-cell office:value-type="string" calcext:value-type="string">
            <text:p>LITTER_C</text:p>
          </table:table-cell>
          <table:table-cell office:value-type="string" calcext:value-type="string">
            <text:p>CO2_FLUX</text:p>
          </table:table-cell>
          <table:table-cell office:value-type="string" calcext:value-type="string">
            <text:p>O2_FLUX</text:p>
          </table:table-cell>
          <table:table-cell office:value-type="string" calcext:value-type="string">
            <text:p>AUTO_RESP</text:p>
          </table:table-cell>
          <table:table-cell office:value-type="string" calcext:value-type="string">
            <text:p>MICRO_C</text:p>
          </table:table-cell>
          <table:table-cell office:value-type="string" calcext:value-type="string">
            <text:p>SURF_RES</text:p>
          </table:table-cell>
          <table:table-cell office:value-type="string" calcext:value-type="string">
            <text:p>CH4_FLUX</text:p>
          </table:table-cell>
          <table:table-cell office:value-type="string" calcext:value-type="string">
            <text:p>SUR_DOC+SED_FLX</text:p>
          </table:table-cell>
          <table:table-cell office:value-type="string" calcext:value-type="string">
            <text:p>SUB_DOC_FLX</text:p>
          </table:table-cell>
          <table:table-cell office:value-type="string" calcext:value-type="string">
            <text:p>SUR_DIC_FLX</text:p>
          </table:table-cell>
          <table:table-cell office:value-type="string" calcext:value-type="string">
            <text:p>SUB_DIC_FLX</text:p>
          </table:table-cell>
          <table:table-cell office:value-type="string" calcext:value-type="string">
            <text:p>ATM_CO2</text:p>
          </table:table-cell>
          <table:table-cell office:value-type="string" calcext:value-type="string">
            <text:p>NBP</text:p>
          </table:table-cell>
          <table:table-cell office:value-type="string" calcext:value-type="string">
            <text:p>FIRE_CO2_EMIT</text:p>
          </table:table-cell>
          <table:table-cell office:value-type="string" calcext:value-type="string">
            <text:p>SOC_1</text:p>
          </table:table-cell>
          <table:table-cell office:value-type="string" calcext:value-type="string">
            <text:p>SOC_2</text:p>
          </table:table-cell>
          <table:table-cell office:value-type="string" calcext:value-type="string">
            <text:p>SOC_3</text:p>
          </table:table-cell>
          <table:table-cell office:value-type="string" calcext:value-type="string">
            <text:p>SOC_4</text:p>
          </table:table-cell>
          <table:table-cell office:value-type="string" calcext:value-type="string">
            <text:p>SOC_5</text:p>
          </table:table-cell>
          <table:table-cell office:value-type="string" calcext:value-type="string">
            <text:p>SOC_6</text:p>
          </table:table-cell>
          <table:table-cell office:value-type="string" calcext:value-type="string">
            <text:p>SOC_7</text:p>
          </table:table-cell>
          <table:table-cell office:value-type="string" calcext:value-type="string">
            <text:p>SOC_8</text:p>
          </table:table-cell>
          <table:table-cell office:value-type="string" calcext:value-type="string">
            <text:p>SOC_9</text:p>
          </table:table-cell>
          <table:table-cell office:value-type="string" calcext:value-type="string">
            <text:p>SOC_10</text:p>
          </table:table-cell>
          <table:table-cell office:value-type="string" calcext:value-type="string">
            <text:p>SOC_11</text:p>
          </table:table-cell>
          <table:table-cell office:value-type="string" calcext:value-type="string">
            <text:p>SOC_12</text:p>
          </table:table-cell>
          <table:table-cell office:value-type="string" calcext:value-type="string">
            <text:p>SOC_13</text:p>
          </table:table-cell>
          <table:table-cell office:value-type="string" calcext:value-type="string">
            <text:p>SOC_14</text:p>
          </table:table-cell>
          <table:table-cell office:value-type="string" calcext:value-type="string">
            <text:p>FIRE_SOC_LOSS</text:p>
          </table:table-cell>
          <table:table-cell office:value-type="string" calcext:value-type="string">
            <text:p>H2_FLUX</text:p>
          </table:table-cell>
          <table:table-cell office:value-type="string" calcext:value-type="string">
            <text:p>ECO_HVST_C</text:p>
          </table:table-cell>
          <table:table-cell office:value-type="string" calcext:value-type="string">
            <text:p>ECO_LAI</text:p>
          </table:table-cell>
          <table:table-cell office:value-type="string" calcext:value-type="string">
            <text:p>ECO_GPP</text:p>
          </table:table-cell>
          <table:table-cell office:value-type="string" calcext:value-type="string">
            <text:p>ECO_RA</text:p>
          </table:table-cell>
          <table:table-cell office:value-type="string" calcext:value-type="string">
            <text:p>ECO_NPP</text:p>
          </table:table-cell>
          <table:table-cell office:value-type="string" calcext:value-type="string">
            <text:p>ECO_RH</text:p>
          </table:table-cell>
          <table:table-cell office:value-type="string" calcext:value-type="string">
            <text:p>FIRE_CH4_EMIT</text:p>
          </table:table-cell>
          <table:table-cell office:value-type="string" calcext:value-type="string">
            <text:p>TTL_DIC</text:p>
          </table:table-cell>
          <table:table-cell office:value-type="string" calcext:value-type="string">
            <text:p>STG_D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2" calcext:value-type="float">
            <text:p>1012002</text:p>
          </table:table-cell>
          <table:table-cell office:value-type="float" office:value="520.3303" calcext:value-type="float">
            <text:p>520.3303</text:p>
          </table:table-cell>
          <table:table-cell office:value-type="float" office:value="13158.46" calcext:value-type="float">
            <text:p>13158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58499" calcext:value-type="float">
            <text:p>-0.1158499</text:p>
          </table:table-cell>
          <table:table-cell office:value-type="float" office:value="0.07734884" calcext:value-type="float">
            <text:p>0.07734884</text:p>
          </table:table-cell>
          <table:table-cell office:value-type="float" office:value="0" calcext:value-type="float">
            <text:p>0</text:p>
          </table:table-cell>
          <table:table-cell office:value-type="float" office:value="97.50817" calcext:value-type="float">
            <text:p>97.50817</text:p>
          </table:table-cell>
          <table:table-cell office:value-type="float" office:value="330.4205" calcext:value-type="float">
            <text:p>330.4205</text:p>
          </table:table-cell>
          <table:table-cell office:value-type="float" office:value="0.0003367607" calcext:value-type="float">
            <text:p>0.00033676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1155132" calcext:value-type="float">
            <text:p>-0.1155132</text:p>
          </table:table-cell>
          <table:table-cell office:value-type="float" office:value="0" calcext:value-type="float">
            <text:p>0</text:p>
          </table:table-cell>
          <table:table-cell office:value-type="float" office:value="313.8826" calcext:value-type="float">
            <text:p>313.8826</text:p>
          </table:table-cell>
          <table:table-cell office:value-type="float" office:value="1081.495" calcext:value-type="float">
            <text:p>1081.495</text:p>
          </table:table-cell>
          <table:table-cell office:value-type="float" office:value="1324.55" calcext:value-type="float">
            <text:p>1324.55</text:p>
          </table:table-cell>
          <table:table-cell office:value-type="float" office:value="1319.844" calcext:value-type="float">
            <text:p>1319.844</text:p>
          </table:table-cell>
          <table:table-cell office:value-type="float" office:value="795.4523" calcext:value-type="float">
            <text:p>795.4523</text:p>
          </table:table-cell>
          <table:table-cell office:value-type="float" office:value="1102.858" calcext:value-type="float">
            <text:p>1102.858</text:p>
          </table:table-cell>
          <table:table-cell office:value-type="float" office:value="418.5367" calcext:value-type="float">
            <text:p>418.5367</text:p>
          </table:table-cell>
          <table:table-cell office:value-type="float" office:value="1875.676" calcext:value-type="float">
            <text:p>1875.676</text:p>
          </table:table-cell>
          <table:table-cell office:value-type="float" office:value="2105.937" calcext:value-type="float">
            <text:p>2105.937</text:p>
          </table:table-cell>
          <table:table-cell office:value-type="float" office:value="1676.931" calcext:value-type="float">
            <text:p>1676.931</text:p>
          </table:table-cell>
          <table:table-cell office:value-type="float" office:value="584.6559" calcext:value-type="float">
            <text:p>584.6559</text:p>
          </table:table-cell>
          <table:table-cell office:value-type="float" office:value="569.9786" calcext:value-type="float">
            <text:p>569.9786</text:p>
          </table:table-cell>
          <table:table-cell office:value-type="float" office:value="142.8633" calcext:value-type="float">
            <text:p>142.8633</text:p>
          </table:table-cell>
          <table:table-cell office:value-type="float" office:value="35.71064" calcext:value-type="float">
            <text:p>35.71064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3358807" calcext:value-type="float">
            <text:p>-3.358807E-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8518977" calcext:value-type="float">
            <text:p>-0.08518977</text:p>
          </table:table-cell>
          <table:table-cell office:value-type="float" office:value="0" calcext:value-type="float">
            <text:p>0</text:p>
          </table:table-cell>
          <table:table-cell office:value-type="float" office:value="4.825444" calcext:value-type="float">
            <text:p>4.825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2" calcext:value-type="float">
            <text:p>2012002</text:p>
          </table:table-cell>
          <table:table-cell office:value-type="float" office:value="520.2769" calcext:value-type="float">
            <text:p>520.2769</text:p>
          </table:table-cell>
          <table:table-cell office:value-type="float" office:value="13158.41" calcext:value-type="float">
            <text:p>13158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05951" calcext:value-type="float">
            <text:p>-0.2305951</text:p>
          </table:table-cell>
          <table:table-cell office:value-type="float" office:value="0.7546363" calcext:value-type="float">
            <text:p>0.7546363</text:p>
          </table:table-cell>
          <table:table-cell office:value-type="float" office:value="0" calcext:value-type="float">
            <text:p>0</text:p>
          </table:table-cell>
          <table:table-cell office:value-type="float" office:value="97.4588" calcext:value-type="float">
            <text:p>97.4588</text:p>
          </table:table-cell>
          <table:table-cell office:value-type="float" office:value="330.4043" calcext:value-type="float">
            <text:p>330.4043</text:p>
          </table:table-cell>
          <table:table-cell office:value-type="float" office:value="0.0006623599" calcext:value-type="float">
            <text:p>0.0006623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2299328" calcext:value-type="float">
            <text:p>-0.2299328</text:p>
          </table:table-cell>
          <table:table-cell office:value-type="float" office:value="0" calcext:value-type="float">
            <text:p>0</text:p>
          </table:table-cell>
          <table:table-cell office:value-type="float" office:value="313.8886" calcext:value-type="float">
            <text:p>313.8886</text:p>
          </table:table-cell>
          <table:table-cell office:value-type="float" office:value="1081.489" calcext:value-type="float">
            <text:p>1081.489</text:p>
          </table:table-cell>
          <table:table-cell office:value-type="float" office:value="1324.543" calcext:value-type="float">
            <text:p>1324.543</text:p>
          </table:table-cell>
          <table:table-cell office:value-type="float" office:value="1319.835" calcext:value-type="float">
            <text:p>1319.835</text:p>
          </table:table-cell>
          <table:table-cell office:value-type="float" office:value="795.4412" calcext:value-type="float">
            <text:p>795.4412</text:p>
          </table:table-cell>
          <table:table-cell office:value-type="float" office:value="1102.847" calcext:value-type="float">
            <text:p>1102.847</text:p>
          </table:table-cell>
          <table:table-cell office:value-type="float" office:value="418.5334" calcext:value-type="float">
            <text:p>418.5334</text:p>
          </table:table-cell>
          <table:table-cell office:value-type="float" office:value="1875.668" calcext:value-type="float">
            <text:p>1875.668</text:p>
          </table:table-cell>
          <table:table-cell office:value-type="float" office:value="2105.919" calcext:value-type="float">
            <text:p>2105.919</text:p>
          </table:table-cell>
          <table:table-cell office:value-type="float" office:value="1676.916" calcext:value-type="float">
            <text:p>1676.916</text:p>
          </table:table-cell>
          <table:table-cell office:value-type="float" office:value="584.6548" calcext:value-type="float">
            <text:p>584.6548</text:p>
          </table:table-cell>
          <table:table-cell office:value-type="float" office:value="569.9778" calcext:value-type="float">
            <text:p>569.9778</text:p>
          </table:table-cell>
          <table:table-cell office:value-type="float" office:value="142.8632" calcext:value-type="float">
            <text:p>142.8632</text:p>
          </table:table-cell>
          <table:table-cell office:value-type="float" office:value="35.71063" calcext:value-type="float">
            <text:p>35.71063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3874587" calcext:value-type="float">
            <text:p>-3.874587E-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694697" calcext:value-type="float">
            <text:p>-0.1694697</text:p>
          </table:table-cell>
          <table:table-cell office:value-type="float" office:value="0" calcext:value-type="float">
            <text:p>0</text:p>
          </table:table-cell>
          <table:table-cell office:value-type="float" office:value="4.795304" calcext:value-type="float">
            <text:p>4.795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2" calcext:value-type="float">
            <text:p>3012002</text:p>
          </table:table-cell>
          <table:table-cell office:value-type="float" office:value="520.1609" calcext:value-type="float">
            <text:p>520.1609</text:p>
          </table:table-cell>
          <table:table-cell office:value-type="float" office:value="13158.38" calcext:value-type="float">
            <text:p>13158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44549" calcext:value-type="float">
            <text:p>-0.3944549</text:p>
          </table:table-cell>
          <table:table-cell office:value-type="float" office:value="0.3884533" calcext:value-type="float">
            <text:p>0.3884533</text:p>
          </table:table-cell>
          <table:table-cell office:value-type="float" office:value="0" calcext:value-type="float">
            <text:p>0</text:p>
          </table:table-cell>
          <table:table-cell office:value-type="float" office:value="97.44921" calcext:value-type="float">
            <text:p>97.44921</text:p>
          </table:table-cell>
          <table:table-cell office:value-type="float" office:value="330.3222" calcext:value-type="float">
            <text:p>330.3222</text:p>
          </table:table-cell>
          <table:table-cell office:value-type="float" office:value="0.0009921758" calcext:value-type="float">
            <text:p>0.000992175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370568" calcext:value-type="float">
            <text:p>9.370568E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3934627" calcext:value-type="float">
            <text:p>-0.3934627</text:p>
          </table:table-cell>
          <table:table-cell office:value-type="float" office:value="0" calcext:value-type="float">
            <text:p>0</text:p>
          </table:table-cell>
          <table:table-cell office:value-type="float" office:value="313.904" calcext:value-type="float">
            <text:p>313.904</text:p>
          </table:table-cell>
          <table:table-cell office:value-type="float" office:value="1081.482" calcext:value-type="float">
            <text:p>1081.482</text:p>
          </table:table-cell>
          <table:table-cell office:value-type="float" office:value="1324.536" calcext:value-type="float">
            <text:p>1324.536</text:p>
          </table:table-cell>
          <table:table-cell office:value-type="float" office:value="1319.828" calcext:value-type="float">
            <text:p>1319.828</text:p>
          </table:table-cell>
          <table:table-cell office:value-type="float" office:value="795.4316" calcext:value-type="float">
            <text:p>795.4316</text:p>
          </table:table-cell>
          <table:table-cell office:value-type="float" office:value="1102.837" calcext:value-type="float">
            <text:p>1102.837</text:p>
          </table:table-cell>
          <table:table-cell office:value-type="float" office:value="418.5301" calcext:value-type="float">
            <text:p>418.5301</text:p>
          </table:table-cell>
          <table:table-cell office:value-type="float" office:value="1875.661" calcext:value-type="float">
            <text:p>1875.661</text:p>
          </table:table-cell>
          <table:table-cell office:value-type="float" office:value="2105.901" calcext:value-type="float">
            <text:p>2105.901</text:p>
          </table:table-cell>
          <table:table-cell office:value-type="float" office:value="1676.9" calcext:value-type="float">
            <text:p>1676.9</text:p>
          </table:table-cell>
          <table:table-cell office:value-type="float" office:value="584.6537" calcext:value-type="float">
            <text:p>584.6537</text:p>
          </table:table-cell>
          <table:table-cell office:value-type="float" office:value="569.977" calcext:value-type="float">
            <text:p>569.977</text:p>
          </table:table-cell>
          <table:table-cell office:value-type="float" office:value="142.8631" calcext:value-type="float">
            <text:p>142.8631</text:p>
          </table:table-cell>
          <table:table-cell office:value-type="float" office:value="35.71062" calcext:value-type="float">
            <text:p>35.7106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7619595" calcext:value-type="float">
            <text:p>-7.619595E-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057443" calcext:value-type="float">
            <text:p>-0.3057443</text:p>
          </table:table-cell>
          <table:table-cell office:value-type="float" office:value="0" calcext:value-type="float">
            <text:p>0</text:p>
          </table:table-cell>
          <table:table-cell office:value-type="float" office:value="4.768051" calcext:value-type="float">
            <text:p>4.768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2" calcext:value-type="float">
            <text:p>4012002</text:p>
          </table:table-cell>
          <table:table-cell office:value-type="float" office:value="519.9887" calcext:value-type="float">
            <text:p>519.9887</text:p>
          </table:table-cell>
          <table:table-cell office:value-type="float" office:value="13158.34" calcext:value-type="float">
            <text:p>13158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061767" calcext:value-type="float">
            <text:p>-0.6061767</text:p>
          </table:table-cell>
          <table:table-cell office:value-type="float" office:value="0.4655215" calcext:value-type="float">
            <text:p>0.4655215</text:p>
          </table:table-cell>
          <table:table-cell office:value-type="float" office:value="0" calcext:value-type="float">
            <text:p>0</text:p>
          </table:table-cell>
          <table:table-cell office:value-type="float" office:value="97.47125" calcext:value-type="float">
            <text:p>97.47125</text:p>
          </table:table-cell>
          <table:table-cell office:value-type="float" office:value="330.1872" calcext:value-type="float">
            <text:p>330.1872</text:p>
          </table:table-cell>
          <table:table-cell office:value-type="float" office:value="0.00138082" calcext:value-type="float">
            <text:p>0.001380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1928208" calcext:value-type="float">
            <text:p>1.928208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6047959" calcext:value-type="float">
            <text:p>-0.6047959</text:p>
          </table:table-cell>
          <table:table-cell office:value-type="float" office:value="0" calcext:value-type="float">
            <text:p>0</text:p>
          </table:table-cell>
          <table:table-cell office:value-type="float" office:value="313.925" calcext:value-type="float">
            <text:p>313.925</text:p>
          </table:table-cell>
          <table:table-cell office:value-type="float" office:value="1081.473" calcext:value-type="float">
            <text:p>1081.473</text:p>
          </table:table-cell>
          <table:table-cell office:value-type="float" office:value="1324.526" calcext:value-type="float">
            <text:p>1324.526</text:p>
          </table:table-cell>
          <table:table-cell office:value-type="float" office:value="1319.819" calcext:value-type="float">
            <text:p>1319.819</text:p>
          </table:table-cell>
          <table:table-cell office:value-type="float" office:value="795.4225" calcext:value-type="float">
            <text:p>795.4225</text:p>
          </table:table-cell>
          <table:table-cell office:value-type="float" office:value="1102.827" calcext:value-type="float">
            <text:p>1102.827</text:p>
          </table:table-cell>
          <table:table-cell office:value-type="float" office:value="418.5269" calcext:value-type="float">
            <text:p>418.5269</text:p>
          </table:table-cell>
          <table:table-cell office:value-type="float" office:value="1875.654" calcext:value-type="float">
            <text:p>1875.654</text:p>
          </table:table-cell>
          <table:table-cell office:value-type="float" office:value="2105.883" calcext:value-type="float">
            <text:p>2105.883</text:p>
          </table:table-cell>
          <table:table-cell office:value-type="float" office:value="1676.885" calcext:value-type="float">
            <text:p>1676.885</text:p>
          </table:table-cell>
          <table:table-cell office:value-type="float" office:value="584.6526" calcext:value-type="float">
            <text:p>584.6526</text:p>
          </table:table-cell>
          <table:table-cell office:value-type="float" office:value="569.9762" calcext:value-type="float">
            <text:p>569.9762</text:p>
          </table:table-cell>
          <table:table-cell office:value-type="float" office:value="142.8631" calcext:value-type="float">
            <text:p>142.8631</text:p>
          </table:table-cell>
          <table:table-cell office:value-type="float" office:value="35.7106" calcext:value-type="float">
            <text:p>35.7106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105571" calcext:value-type="float">
            <text:p>-1.105571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918204" calcext:value-type="float">
            <text:p>-0.4918204</text:p>
          </table:table-cell>
          <table:table-cell office:value-type="float" office:value="0" calcext:value-type="float">
            <text:p>0</text:p>
          </table:table-cell>
          <table:table-cell office:value-type="float" office:value="4.742794" calcext:value-type="float">
            <text:p>4.742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2" calcext:value-type="float">
            <text:p>5012002</text:p>
          </table:table-cell>
          <table:table-cell office:value-type="float" office:value="519.6141" calcext:value-type="float">
            <text:p>519.6141</text:p>
          </table:table-cell>
          <table:table-cell office:value-type="float" office:value="13158.33" calcext:value-type="float">
            <text:p>13158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80197" calcext:value-type="float">
            <text:p>-0.9980197</text:p>
          </table:table-cell>
          <table:table-cell office:value-type="float" office:value="1.5629" calcext:value-type="float">
            <text:p>1.5629</text:p>
          </table:table-cell>
          <table:table-cell office:value-type="float" office:value="0" calcext:value-type="float">
            <text:p>0</text:p>
          </table:table-cell>
          <table:table-cell office:value-type="float" office:value="97.64743" calcext:value-type="float">
            <text:p>97.64743</text:p>
          </table:table-cell>
          <table:table-cell office:value-type="float" office:value="329.8539" calcext:value-type="float">
            <text:p>329.8539</text:p>
          </table:table-cell>
          <table:table-cell office:value-type="float" office:value="0.001831803" calcext:value-type="float">
            <text:p>0.001831803</text:p>
          </table:table-cell>
          <table:table-cell office:value-type="float" office:value="0" calcext:value-type="float">
            <text:p>0</text:p>
          </table:table-cell>
          <table:table-cell office:value-type="float" office:value="0.000000002206567" calcext:value-type="float">
            <text:p>2.20656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9961879" calcext:value-type="float">
            <text:p>-0.9961879</text:p>
          </table:table-cell>
          <table:table-cell office:value-type="float" office:value="0" calcext:value-type="float">
            <text:p>0</text:p>
          </table:table-cell>
          <table:table-cell office:value-type="float" office:value="313.9681" calcext:value-type="float">
            <text:p>313.9681</text:p>
          </table:table-cell>
          <table:table-cell office:value-type="float" office:value="1081.46" calcext:value-type="float">
            <text:p>1081.46</text:p>
          </table:table-cell>
          <table:table-cell office:value-type="float" office:value="1324.514" calcext:value-type="float">
            <text:p>1324.514</text:p>
          </table:table-cell>
          <table:table-cell office:value-type="float" office:value="1319.809" calcext:value-type="float">
            <text:p>1319.809</text:p>
          </table:table-cell>
          <table:table-cell office:value-type="float" office:value="795.4133" calcext:value-type="float">
            <text:p>795.4133</text:p>
          </table:table-cell>
          <table:table-cell office:value-type="float" office:value="1102.817" calcext:value-type="float">
            <text:p>1102.817</text:p>
          </table:table-cell>
          <table:table-cell office:value-type="float" office:value="418.5238" calcext:value-type="float">
            <text:p>418.5238</text:p>
          </table:table-cell>
          <table:table-cell office:value-type="float" office:value="1875.647" calcext:value-type="float">
            <text:p>1875.647</text:p>
          </table:table-cell>
          <table:table-cell office:value-type="float" office:value="2105.865" calcext:value-type="float">
            <text:p>2105.865</text:p>
          </table:table-cell>
          <table:table-cell office:value-type="float" office:value="1676.869" calcext:value-type="float">
            <text:p>1676.869</text:p>
          </table:table-cell>
          <table:table-cell office:value-type="float" office:value="584.6515" calcext:value-type="float">
            <text:p>584.6515</text:p>
          </table:table-cell>
          <table:table-cell office:value-type="float" office:value="569.9754" calcext:value-type="float">
            <text:p>569.9754</text:p>
          </table:table-cell>
          <table:table-cell office:value-type="float" office:value="142.863" calcext:value-type="float">
            <text:p>142.863</text:p>
          </table:table-cell>
          <table:table-cell office:value-type="float" office:value="35.71059" calcext:value-type="float">
            <text:p>35.7105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2234744" calcext:value-type="float">
            <text:p>-2.234744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595197" calcext:value-type="float">
            <text:p>-0.8595197</text:p>
          </table:table-cell>
          <table:table-cell office:value-type="float" office:value="0" calcext:value-type="float">
            <text:p>0</text:p>
          </table:table-cell>
          <table:table-cell office:value-type="float" office:value="4.719097" calcext:value-type="float">
            <text:p>4.719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2" calcext:value-type="float">
            <text:p>6012002</text:p>
          </table:table-cell>
          <table:table-cell office:value-type="float" office:value="519.4995" calcext:value-type="float">
            <text:p>519.4995</text:p>
          </table:table-cell>
          <table:table-cell office:value-type="float" office:value="13158.28" calcext:value-type="float">
            <text:p>13158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61583" calcext:value-type="float">
            <text:p>-1.161583</text:p>
          </table:table-cell>
          <table:table-cell office:value-type="float" office:value="3.066273" calcext:value-type="float">
            <text:p>3.066273</text:p>
          </table:table-cell>
          <table:table-cell office:value-type="float" office:value="0" calcext:value-type="float">
            <text:p>0</text:p>
          </table:table-cell>
          <table:table-cell office:value-type="float" office:value="97.61011" calcext:value-type="float">
            <text:p>97.61011</text:p>
          </table:table-cell>
          <table:table-cell office:value-type="float" office:value="329.7891" calcext:value-type="float">
            <text:p>329.7891</text:p>
          </table:table-cell>
          <table:table-cell office:value-type="float" office:value="0.002284283" calcext:value-type="float">
            <text:p>0.002284283</text:p>
          </table:table-cell>
          <table:table-cell office:value-type="float" office:value="0" calcext:value-type="float">
            <text:p>0</text:p>
          </table:table-cell>
          <table:table-cell office:value-type="float" office:value="0.000000002206567" calcext:value-type="float">
            <text:p>2.20656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.159299" calcext:value-type="float">
            <text:p>-1.159299</text:p>
          </table:table-cell>
          <table:table-cell office:value-type="float" office:value="0" calcext:value-type="float">
            <text:p>0</text:p>
          </table:table-cell>
          <table:table-cell office:value-type="float" office:value="313.9787" calcext:value-type="float">
            <text:p>313.9787</text:p>
          </table:table-cell>
          <table:table-cell office:value-type="float" office:value="1081.445" calcext:value-type="float">
            <text:p>1081.445</text:p>
          </table:table-cell>
          <table:table-cell office:value-type="float" office:value="1324.501" calcext:value-type="float">
            <text:p>1324.501</text:p>
          </table:table-cell>
          <table:table-cell office:value-type="float" office:value="1319.797" calcext:value-type="float">
            <text:p>1319.797</text:p>
          </table:table-cell>
          <table:table-cell office:value-type="float" office:value="795.4034" calcext:value-type="float">
            <text:p>795.4034</text:p>
          </table:table-cell>
          <table:table-cell office:value-type="float" office:value="1102.807" calcext:value-type="float">
            <text:p>1102.807</text:p>
          </table:table-cell>
          <table:table-cell office:value-type="float" office:value="418.5207" calcext:value-type="float">
            <text:p>418.5207</text:p>
          </table:table-cell>
          <table:table-cell office:value-type="float" office:value="1875.64" calcext:value-type="float">
            <text:p>1875.64</text:p>
          </table:table-cell>
          <table:table-cell office:value-type="float" office:value="2105.848" calcext:value-type="float">
            <text:p>2105.848</text:p>
          </table:table-cell>
          <table:table-cell office:value-type="float" office:value="1676.854" calcext:value-type="float">
            <text:p>1676.854</text:p>
          </table:table-cell>
          <table:table-cell office:value-type="float" office:value="584.6504" calcext:value-type="float">
            <text:p>584.6504</text:p>
          </table:table-cell>
          <table:table-cell office:value-type="float" office:value="569.9747" calcext:value-type="float">
            <text:p>569.9747</text:p>
          </table:table-cell>
          <table:table-cell office:value-type="float" office:value="142.863" calcext:value-type="float">
            <text:p>142.863</text:p>
          </table:table-cell>
          <table:table-cell office:value-type="float" office:value="35.71057" calcext:value-type="float">
            <text:p>35.71057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993124" calcext:value-type="float">
            <text:p>-1.993124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9960719" calcext:value-type="float">
            <text:p>-0.9960719</text:p>
          </table:table-cell>
          <table:table-cell office:value-type="float" office:value="0" calcext:value-type="float">
            <text:p>0</text:p>
          </table:table-cell>
          <table:table-cell office:value-type="float" office:value="4.692536" calcext:value-type="float">
            <text:p>4.692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2" calcext:value-type="float">
            <text:p>7012002</text:p>
          </table:table-cell>
          <table:table-cell office:value-type="float" office:value="519.326" calcext:value-type="float">
            <text:p>519.326</text:p>
          </table:table-cell>
          <table:table-cell office:value-type="float" office:value="13158.25" calcext:value-type="float">
            <text:p>13158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77447" calcext:value-type="float">
            <text:p>-1.377447</text:p>
          </table:table-cell>
          <table:table-cell office:value-type="float" office:value="3.039936" calcext:value-type="float">
            <text:p>3.039936</text:p>
          </table:table-cell>
          <table:table-cell office:value-type="float" office:value="0" calcext:value-type="float">
            <text:p>0</text:p>
          </table:table-cell>
          <table:table-cell office:value-type="float" office:value="97.62476" calcext:value-type="float">
            <text:p>97.62476</text:p>
          </table:table-cell>
          <table:table-cell office:value-type="float" office:value="329.6619" calcext:value-type="float">
            <text:p>329.6619</text:p>
          </table:table-cell>
          <table:table-cell office:value-type="float" office:value="0.002706015" calcext:value-type="float">
            <text:p>0.0027060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206567" calcext:value-type="float">
            <text:p>2.20656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.374741" calcext:value-type="float">
            <text:p>-1.374741</text:p>
          </table:table-cell>
          <table:table-cell office:value-type="float" office:value="0" calcext:value-type="float">
            <text:p>0</text:p>
          </table:table-cell>
          <table:table-cell office:value-type="float" office:value="313.9977" calcext:value-type="float">
            <text:p>313.9977</text:p>
          </table:table-cell>
          <table:table-cell office:value-type="float" office:value="1081.434" calcext:value-type="float">
            <text:p>1081.434</text:p>
          </table:table-cell>
          <table:table-cell office:value-type="float" office:value="1324.488" calcext:value-type="float">
            <text:p>1324.488</text:p>
          </table:table-cell>
          <table:table-cell office:value-type="float" office:value="1319.784" calcext:value-type="float">
            <text:p>1319.784</text:p>
          </table:table-cell>
          <table:table-cell office:value-type="float" office:value="795.3926" calcext:value-type="float">
            <text:p>795.3926</text:p>
          </table:table-cell>
          <table:table-cell office:value-type="float" office:value="1102.797" calcext:value-type="float">
            <text:p>1102.797</text:p>
          </table:table-cell>
          <table:table-cell office:value-type="float" office:value="418.5175" calcext:value-type="float">
            <text:p>418.5175</text:p>
          </table:table-cell>
          <table:table-cell office:value-type="float" office:value="1875.633" calcext:value-type="float">
            <text:p>1875.633</text:p>
          </table:table-cell>
          <table:table-cell office:value-type="float" office:value="2105.832" calcext:value-type="float">
            <text:p>2105.832</text:p>
          </table:table-cell>
          <table:table-cell office:value-type="float" office:value="1676.838" calcext:value-type="float">
            <text:p>1676.838</text:p>
          </table:table-cell>
          <table:table-cell office:value-type="float" office:value="584.6494" calcext:value-type="float">
            <text:p>584.6494</text:p>
          </table:table-cell>
          <table:table-cell office:value-type="float" office:value="569.9739" calcext:value-type="float">
            <text:p>569.9739</text:p>
          </table:table-cell>
          <table:table-cell office:value-type="float" office:value="142.8629" calcext:value-type="float">
            <text:p>142.8629</text:p>
          </table:table-cell>
          <table:table-cell office:value-type="float" office:value="35.71056" calcext:value-type="float">
            <text:p>35.71056</text:p>
          </table:table-cell>
          <table:table-cell office:value-type="float" office:value="0" calcext:value-type="float">
            <text:p>0</text:p>
          </table:table-cell>
          <table:table-cell office:value-type="float" office:value="-0.000000002226774" calcext:value-type="float">
            <text:p>-2.226774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183059" calcext:value-type="float">
            <text:p>-1.183059</text:p>
          </table:table-cell>
          <table:table-cell office:value-type="float" office:value="0" calcext:value-type="float">
            <text:p>0</text:p>
          </table:table-cell>
          <table:table-cell office:value-type="float" office:value="4.664095" calcext:value-type="float">
            <text:p>4.664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2" calcext:value-type="float">
            <text:p>8012002</text:p>
          </table:table-cell>
          <table:table-cell office:value-type="float" office:value="518.7663" calcext:value-type="float">
            <text:p>518.7663</text:p>
          </table:table-cell>
          <table:table-cell office:value-type="float" office:value="13158.25" calcext:value-type="float">
            <text:p>13158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37747" calcext:value-type="float">
            <text:p>-1.937747</text:p>
          </table:table-cell>
          <table:table-cell office:value-type="float" office:value="4.266751" calcext:value-type="float">
            <text:p>4.266751</text:p>
          </table:table-cell>
          <table:table-cell office:value-type="float" office:value="0" calcext:value-type="float">
            <text:p>0</text:p>
          </table:table-cell>
          <table:table-cell office:value-type="float" office:value="97.94378" calcext:value-type="float">
            <text:p>97.94378</text:p>
          </table:table-cell>
          <table:table-cell office:value-type="float" office:value="329.157" calcext:value-type="float">
            <text:p>329.157</text:p>
          </table:table-cell>
          <table:table-cell office:value-type="float" office:value="0.00317111" calcext:value-type="float">
            <text:p>0.003171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2206567" calcext:value-type="float">
            <text:p>2.20656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.934575" calcext:value-type="float">
            <text:p>-1.934575</text:p>
          </table:table-cell>
          <table:table-cell office:value-type="float" office:value="0" calcext:value-type="float">
            <text:p>0</text:p>
          </table:table-cell>
          <table:table-cell office:value-type="float" office:value="314.0493" calcext:value-type="float">
            <text:p>314.0493</text:p>
          </table:table-cell>
          <table:table-cell office:value-type="float" office:value="1081.42" calcext:value-type="float">
            <text:p>1081.42</text:p>
          </table:table-cell>
          <table:table-cell office:value-type="float" office:value="1324.475" calcext:value-type="float">
            <text:p>1324.475</text:p>
          </table:table-cell>
          <table:table-cell office:value-type="float" office:value="1319.771" calcext:value-type="float">
            <text:p>1319.771</text:p>
          </table:table-cell>
          <table:table-cell office:value-type="float" office:value="795.3816" calcext:value-type="float">
            <text:p>795.3816</text:p>
          </table:table-cell>
          <table:table-cell office:value-type="float" office:value="1102.787" calcext:value-type="float">
            <text:p>1102.787</text:p>
          </table:table-cell>
          <table:table-cell office:value-type="float" office:value="418.5145" calcext:value-type="float">
            <text:p>418.5145</text:p>
          </table:table-cell>
          <table:table-cell office:value-type="float" office:value="1875.627" calcext:value-type="float">
            <text:p>1875.627</text:p>
          </table:table-cell>
          <table:table-cell office:value-type="float" office:value="2105.818" calcext:value-type="float">
            <text:p>2105.818</text:p>
          </table:table-cell>
          <table:table-cell office:value-type="float" office:value="1676.823" calcext:value-type="float">
            <text:p>1676.823</text:p>
          </table:table-cell>
          <table:table-cell office:value-type="float" office:value="584.6483" calcext:value-type="float">
            <text:p>584.6483</text:p>
          </table:table-cell>
          <table:table-cell office:value-type="float" office:value="569.9731" calcext:value-type="float">
            <text:p>569.9731</text:p>
          </table:table-cell>
          <table:table-cell office:value-type="float" office:value="142.8629" calcext:value-type="float">
            <text:p>142.8629</text:p>
          </table:table-cell>
          <table:table-cell office:value-type="float" office:value="35.71054" calcext:value-type="float">
            <text:p>35.71054</text:p>
          </table:table-cell>
          <table:table-cell office:value-type="float" office:value="0" calcext:value-type="float">
            <text:p>0</text:p>
          </table:table-cell>
          <table:table-cell office:value-type="float" office:value="-0.000000009871168" calcext:value-type="float">
            <text:p>-9.871168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718379" calcext:value-type="float">
            <text:p>-1.718379</text:p>
          </table:table-cell>
          <table:table-cell office:value-type="float" office:value="0" calcext:value-type="float">
            <text:p>0</text:p>
          </table:table-cell>
          <table:table-cell office:value-type="float" office:value="4.639596" calcext:value-type="float">
            <text:p>4.639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2" calcext:value-type="float">
            <text:p>9012002</text:p>
          </table:table-cell>
          <table:table-cell office:value-type="float" office:value="518.3467" calcext:value-type="float">
            <text:p>518.3467</text:p>
          </table:table-cell>
          <table:table-cell office:value-type="float" office:value="13158.25" calcext:value-type="float">
            <text:p>13158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68072" calcext:value-type="float">
            <text:p>-2.368072</text:p>
          </table:table-cell>
          <table:table-cell office:value-type="float" office:value="5.629196" calcext:value-type="float">
            <text:p>5.629196</text:p>
          </table:table-cell>
          <table:table-cell office:value-type="float" office:value="0" calcext:value-type="float">
            <text:p>0</text:p>
          </table:table-cell>
          <table:table-cell office:value-type="float" office:value="98.11882" calcext:value-type="float">
            <text:p>98.11882</text:p>
          </table:table-cell>
          <table:table-cell office:value-type="float" office:value="328.7967" calcext:value-type="float">
            <text:p>328.7967</text:p>
          </table:table-cell>
          <table:table-cell office:value-type="float" office:value="0.003649802" calcext:value-type="float">
            <text:p>0.0036498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2206567" calcext:value-type="float">
            <text:p>2.20656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.364422" calcext:value-type="float">
            <text:p>-2.364422</text:p>
          </table:table-cell>
          <table:table-cell office:value-type="float" office:value="0" calcext:value-type="float">
            <text:p>0</text:p>
          </table:table-cell>
          <table:table-cell office:value-type="float" office:value="314.0909" calcext:value-type="float">
            <text:p>314.0909</text:p>
          </table:table-cell>
          <table:table-cell office:value-type="float" office:value="1081.401" calcext:value-type="float">
            <text:p>1081.401</text:p>
          </table:table-cell>
          <table:table-cell office:value-type="float" office:value="1324.46" calcext:value-type="float">
            <text:p>1324.46</text:p>
          </table:table-cell>
          <table:table-cell office:value-type="float" office:value="1319.758" calcext:value-type="float">
            <text:p>1319.758</text:p>
          </table:table-cell>
          <table:table-cell office:value-type="float" office:value="795.3703" calcext:value-type="float">
            <text:p>795.3703</text:p>
          </table:table-cell>
          <table:table-cell office:value-type="float" office:value="1102.777" calcext:value-type="float">
            <text:p>1102.777</text:p>
          </table:table-cell>
          <table:table-cell office:value-type="float" office:value="418.5114" calcext:value-type="float">
            <text:p>418.5114</text:p>
          </table:table-cell>
          <table:table-cell office:value-type="float" office:value="1875.62" calcext:value-type="float">
            <text:p>1875.62</text:p>
          </table:table-cell>
          <table:table-cell office:value-type="float" office:value="2105.813" calcext:value-type="float">
            <text:p>2105.813</text:p>
          </table:table-cell>
          <table:table-cell office:value-type="float" office:value="1676.808" calcext:value-type="float">
            <text:p>1676.808</text:p>
          </table:table-cell>
          <table:table-cell office:value-type="float" office:value="584.6473" calcext:value-type="float">
            <text:p>584.6473</text:p>
          </table:table-cell>
          <table:table-cell office:value-type="float" office:value="569.9724" calcext:value-type="float">
            <text:p>569.9724</text:p>
          </table:table-cell>
          <table:table-cell office:value-type="float" office:value="142.8628" calcext:value-type="float">
            <text:p>142.8628</text:p>
          </table:table-cell>
          <table:table-cell office:value-type="float" office:value="35.71053" calcext:value-type="float">
            <text:p>35.71053</text:p>
          </table:table-cell>
          <table:table-cell office:value-type="float" office:value="0" calcext:value-type="float">
            <text:p>0</text:p>
          </table:table-cell>
          <table:table-cell office:value-type="float" office:value="-0.00000001121844" calcext:value-type="float">
            <text:p>-1.121844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123363" calcext:value-type="float">
            <text:p>-2.123363</text:p>
          </table:table-cell>
          <table:table-cell office:value-type="float" office:value="0" calcext:value-type="float">
            <text:p>0</text:p>
          </table:table-cell>
          <table:table-cell office:value-type="float" office:value="4.614743" calcext:value-type="float">
            <text:p>4.614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2" calcext:value-type="float">
            <text:p>10012002</text:p>
          </table:table-cell>
          <table:table-cell office:value-type="float" office:value="517.8704" calcext:value-type="float">
            <text:p>517.8704</text:p>
          </table:table-cell>
          <table:table-cell office:value-type="float" office:value="13158.26" calcext:value-type="float">
            <text:p>13158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50625" calcext:value-type="float">
            <text:p>-2.850625</text:p>
          </table:table-cell>
          <table:table-cell office:value-type="float" office:value="7.881693" calcext:value-type="float">
            <text:p>7.881693</text:p>
          </table:table-cell>
          <table:table-cell office:value-type="float" office:value="0" calcext:value-type="float">
            <text:p>0</text:p>
          </table:table-cell>
          <table:table-cell office:value-type="float" office:value="98.33665" calcext:value-type="float">
            <text:p>98.33665</text:p>
          </table:table-cell>
          <table:table-cell office:value-type="float" office:value="328.3854" calcext:value-type="float">
            <text:p>328.3854</text:p>
          </table:table-cell>
          <table:table-cell office:value-type="float" office:value="0.004137111" calcext:value-type="float">
            <text:p>0.0041371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2206567" calcext:value-type="float">
            <text:p>2.20656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2.846488" calcext:value-type="float">
            <text:p>-2.846488</text:p>
          </table:table-cell>
          <table:table-cell office:value-type="float" office:value="0" calcext:value-type="float">
            <text:p>0</text:p>
          </table:table-cell>
          <table:table-cell office:value-type="float" office:value="314.135" calcext:value-type="float">
            <text:p>314.135</text:p>
          </table:table-cell>
          <table:table-cell office:value-type="float" office:value="1081.38" calcext:value-type="float">
            <text:p>1081.38</text:p>
          </table:table-cell>
          <table:table-cell office:value-type="float" office:value="1324.443" calcext:value-type="float">
            <text:p>1324.443</text:p>
          </table:table-cell>
          <table:table-cell office:value-type="float" office:value="1319.744" calcext:value-type="float">
            <text:p>1319.744</text:p>
          </table:table-cell>
          <table:table-cell office:value-type="float" office:value="795.3587" calcext:value-type="float">
            <text:p>795.3587</text:p>
          </table:table-cell>
          <table:table-cell office:value-type="float" office:value="1102.767" calcext:value-type="float">
            <text:p>1102.767</text:p>
          </table:table-cell>
          <table:table-cell office:value-type="float" office:value="418.5084" calcext:value-type="float">
            <text:p>418.5084</text:p>
          </table:table-cell>
          <table:table-cell office:value-type="float" office:value="1875.613" calcext:value-type="float">
            <text:p>1875.613</text:p>
          </table:table-cell>
          <table:table-cell office:value-type="float" office:value="2105.808" calcext:value-type="float">
            <text:p>2105.808</text:p>
          </table:table-cell>
          <table:table-cell office:value-type="float" office:value="1676.799" calcext:value-type="float">
            <text:p>1676.799</text:p>
          </table:table-cell>
          <table:table-cell office:value-type="float" office:value="584.6463" calcext:value-type="float">
            <text:p>584.6463</text:p>
          </table:table-cell>
          <table:table-cell office:value-type="float" office:value="569.9717" calcext:value-type="float">
            <text:p>569.9717</text:p>
          </table:table-cell>
          <table:table-cell office:value-type="float" office:value="142.8628" calcext:value-type="float">
            <text:p>142.8628</text:p>
          </table:table-cell>
          <table:table-cell office:value-type="float" office:value="35.71051" calcext:value-type="float">
            <text:p>35.71051</text:p>
          </table:table-cell>
          <table:table-cell office:value-type="float" office:value="0" calcext:value-type="float">
            <text:p>0</text:p>
          </table:table-cell>
          <table:table-cell office:value-type="float" office:value="-0.00000001758114" calcext:value-type="float">
            <text:p>-1.758114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5803" calcext:value-type="float">
            <text:p>-2.5803</text:p>
          </table:table-cell>
          <table:table-cell office:value-type="float" office:value="0" calcext:value-type="float">
            <text:p>0</text:p>
          </table:table-cell>
          <table:table-cell office:value-type="float" office:value="4.5896" calcext:value-type="float">
            <text:p>4.5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2" calcext:value-type="float">
            <text:p>11012002</text:p>
          </table:table-cell>
          <table:table-cell office:value-type="float" office:value="517.4431" calcext:value-type="float">
            <text:p>517.4431</text:p>
          </table:table-cell>
          <table:table-cell office:value-type="float" office:value="13158.28" calcext:value-type="float">
            <text:p>13158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89039" calcext:value-type="float">
            <text:p>-3.289039</text:p>
          </table:table-cell>
          <table:table-cell office:value-type="float" office:value="9.3236" calcext:value-type="float">
            <text:p>9.3236</text:p>
          </table:table-cell>
          <table:table-cell office:value-type="float" office:value="0" calcext:value-type="float">
            <text:p>0</text:p>
          </table:table-cell>
          <table:table-cell office:value-type="float" office:value="98.4978" calcext:value-type="float">
            <text:p>98.4978</text:p>
          </table:table-cell>
          <table:table-cell office:value-type="float" office:value="328.0229" calcext:value-type="float">
            <text:p>328.0229</text:p>
          </table:table-cell>
          <table:table-cell office:value-type="float" office:value="0.004624847" calcext:value-type="float">
            <text:p>0.004624847</text:p>
          </table:table-cell>
          <table:table-cell office:value-type="float" office:value="0" calcext:value-type="float">
            <text:p>0</text:p>
          </table:table-cell>
          <table:table-cell office:value-type="float" office:value="0.000000002206567" calcext:value-type="float">
            <text:p>2.20656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.284415" calcext:value-type="float">
            <text:p>-3.284415</text:p>
          </table:table-cell>
          <table:table-cell office:value-type="float" office:value="0" calcext:value-type="float">
            <text:p>0</text:p>
          </table:table-cell>
          <table:table-cell office:value-type="float" office:value="314.1785" calcext:value-type="float">
            <text:p>314.1785</text:p>
          </table:table-cell>
          <table:table-cell office:value-type="float" office:value="1081.359" calcext:value-type="float">
            <text:p>1081.359</text:p>
          </table:table-cell>
          <table:table-cell office:value-type="float" office:value="1324.424" calcext:value-type="float">
            <text:p>1324.424</text:p>
          </table:table-cell>
          <table:table-cell office:value-type="float" office:value="1319.73" calcext:value-type="float">
            <text:p>1319.73</text:p>
          </table:table-cell>
          <table:table-cell office:value-type="float" office:value="795.347" calcext:value-type="float">
            <text:p>795.347</text:p>
          </table:table-cell>
          <table:table-cell office:value-type="float" office:value="1102.757" calcext:value-type="float">
            <text:p>1102.757</text:p>
          </table:table-cell>
          <table:table-cell office:value-type="float" office:value="418.5053" calcext:value-type="float">
            <text:p>418.5053</text:p>
          </table:table-cell>
          <table:table-cell office:value-type="float" office:value="1875.607" calcext:value-type="float">
            <text:p>1875.607</text:p>
          </table:table-cell>
          <table:table-cell office:value-type="float" office:value="2105.803" calcext:value-type="float">
            <text:p>2105.803</text:p>
          </table:table-cell>
          <table:table-cell office:value-type="float" office:value="1676.796" calcext:value-type="float">
            <text:p>1676.796</text:p>
          </table:table-cell>
          <table:table-cell office:value-type="float" office:value="584.6453" calcext:value-type="float">
            <text:p>584.6453</text:p>
          </table:table-cell>
          <table:table-cell office:value-type="float" office:value="569.9709" calcext:value-type="float">
            <text:p>569.9709</text:p>
          </table:table-cell>
          <table:table-cell office:value-type="float" office:value="142.8627" calcext:value-type="float">
            <text:p>142.8627</text:p>
          </table:table-cell>
          <table:table-cell office:value-type="float" office:value="35.7105" calcext:value-type="float">
            <text:p>35.7105</text:p>
          </table:table-cell>
          <table:table-cell office:value-type="float" office:value="0" calcext:value-type="float">
            <text:p>0</text:p>
          </table:table-cell>
          <table:table-cell office:value-type="float" office:value="-0.00000002791141" calcext:value-type="float">
            <text:p>-2.791141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991287" calcext:value-type="float">
            <text:p>-2.991287</text:p>
          </table:table-cell>
          <table:table-cell office:value-type="float" office:value="0" calcext:value-type="float">
            <text:p>0</text:p>
          </table:table-cell>
          <table:table-cell office:value-type="float" office:value="4.562642" calcext:value-type="float">
            <text:p>4.562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2" calcext:value-type="float">
            <text:p>12012002</text:p>
          </table:table-cell>
          <table:table-cell office:value-type="float" office:value="517.0306" calcext:value-type="float">
            <text:p>517.0306</text:p>
          </table:table-cell>
          <table:table-cell office:value-type="float" office:value="13158.28" calcext:value-type="float">
            <text:p>13158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11993" calcext:value-type="float">
            <text:p>-3.711993</text:p>
          </table:table-cell>
          <table:table-cell office:value-type="float" office:value="11.09669" calcext:value-type="float">
            <text:p>11.09669</text:p>
          </table:table-cell>
          <table:table-cell office:value-type="float" office:value="0" calcext:value-type="float">
            <text:p>0</text:p>
          </table:table-cell>
          <table:table-cell office:value-type="float" office:value="98.62772" calcext:value-type="float">
            <text:p>98.62772</text:p>
          </table:table-cell>
          <table:table-cell office:value-type="float" office:value="327.6842" calcext:value-type="float">
            <text:p>327.6842</text:p>
          </table:table-cell>
          <table:table-cell office:value-type="float" office:value="0.005112421" calcext:value-type="float">
            <text:p>0.005112421</text:p>
          </table:table-cell>
          <table:table-cell office:value-type="float" office:value="0" calcext:value-type="float">
            <text:p>0</text:p>
          </table:table-cell>
          <table:table-cell office:value-type="float" office:value="0.000000002206567" calcext:value-type="float">
            <text:p>2.206567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3.70688" calcext:value-type="float">
            <text:p>-3.70688</text:p>
          </table:table-cell>
          <table:table-cell office:value-type="float" office:value="0" calcext:value-type="float">
            <text:p>0</text:p>
          </table:table-cell>
          <table:table-cell office:value-type="float" office:value="314.2169" calcext:value-type="float">
            <text:p>314.2169</text:p>
          </table:table-cell>
          <table:table-cell office:value-type="float" office:value="1081.332" calcext:value-type="float">
            <text:p>1081.332</text:p>
          </table:table-cell>
          <table:table-cell office:value-type="float" office:value="1324.403" calcext:value-type="float">
            <text:p>1324.403</text:p>
          </table:table-cell>
          <table:table-cell office:value-type="float" office:value="1319.714" calcext:value-type="float">
            <text:p>1319.714</text:p>
          </table:table-cell>
          <table:table-cell office:value-type="float" office:value="795.3355" calcext:value-type="float">
            <text:p>795.3355</text:p>
          </table:table-cell>
          <table:table-cell office:value-type="float" office:value="1102.747" calcext:value-type="float">
            <text:p>1102.747</text:p>
          </table:table-cell>
          <table:table-cell office:value-type="float" office:value="418.5023" calcext:value-type="float">
            <text:p>418.5023</text:p>
          </table:table-cell>
          <table:table-cell office:value-type="float" office:value="1875.6" calcext:value-type="float">
            <text:p>1875.6</text:p>
          </table:table-cell>
          <table:table-cell office:value-type="float" office:value="2105.798" calcext:value-type="float">
            <text:p>2105.798</text:p>
          </table:table-cell>
          <table:table-cell office:value-type="float" office:value="1676.792" calcext:value-type="float">
            <text:p>1676.792</text:p>
          </table:table-cell>
          <table:table-cell office:value-type="float" office:value="584.6443" calcext:value-type="float">
            <text:p>584.6443</text:p>
          </table:table-cell>
          <table:table-cell office:value-type="float" office:value="569.9702" calcext:value-type="float">
            <text:p>569.9702</text:p>
          </table:table-cell>
          <table:table-cell office:value-type="float" office:value="142.8627" calcext:value-type="float">
            <text:p>142.8627</text:p>
          </table:table-cell>
          <table:table-cell office:value-type="float" office:value="35.71048" calcext:value-type="float">
            <text:p>35.71048</text:p>
          </table:table-cell>
          <table:table-cell office:value-type="float" office:value="0" calcext:value-type="float">
            <text:p>0</text:p>
          </table:table-cell>
          <table:table-cell office:value-type="float" office:value="-0.00000005533784" calcext:value-type="float">
            <text:p>-5.533784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389146" calcext:value-type="float">
            <text:p>-3.389146</text:p>
          </table:table-cell>
          <table:table-cell office:value-type="float" office:value="0" calcext:value-type="float">
            <text:p>0</text:p>
          </table:table-cell>
          <table:table-cell office:value-type="float" office:value="4.538033" calcext:value-type="float">
            <text:p>4.538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2" calcext:value-type="float">
            <text:p>13012002</text:p>
          </table:table-cell>
          <table:table-cell office:value-type="float" office:value="516.6122" calcext:value-type="float">
            <text:p>516.6122</text:p>
          </table:table-cell>
          <table:table-cell office:value-type="float" office:value="13158.3" calcext:value-type="float">
            <text:p>1315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136854" calcext:value-type="float">
            <text:p>-4.136854</text:p>
          </table:table-cell>
          <table:table-cell office:value-type="float" office:value="12.26507" calcext:value-type="float">
            <text:p>12.26507</text:p>
          </table:table-cell>
          <table:table-cell office:value-type="float" office:value="0" calcext:value-type="float">
            <text:p>0</text:p>
          </table:table-cell>
          <table:table-cell office:value-type="float" office:value="98.73998" calcext:value-type="float">
            <text:p>98.73998</text:p>
          </table:table-cell>
          <table:table-cell office:value-type="float" office:value="327.3397" calcext:value-type="float">
            <text:p>327.3397</text:p>
          </table:table-cell>
          <table:table-cell office:value-type="float" office:value="0.005610336" calcext:value-type="float">
            <text:p>0.005610336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11765" calcext:value-type="float">
            <text:p>3.511765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.131244" calcext:value-type="float">
            <text:p>-4.131244</text:p>
          </table:table-cell>
          <table:table-cell office:value-type="float" office:value="0" calcext:value-type="float">
            <text:p>0</text:p>
          </table:table-cell>
          <table:table-cell office:value-type="float" office:value="314.2612" calcext:value-type="float">
            <text:p>314.2612</text:p>
          </table:table-cell>
          <table:table-cell office:value-type="float" office:value="1081.307" calcext:value-type="float">
            <text:p>1081.307</text:p>
          </table:table-cell>
          <table:table-cell office:value-type="float" office:value="1324.381" calcext:value-type="float">
            <text:p>1324.381</text:p>
          </table:table-cell>
          <table:table-cell office:value-type="float" office:value="1319.699" calcext:value-type="float">
            <text:p>1319.699</text:p>
          </table:table-cell>
          <table:table-cell office:value-type="float" office:value="795.3238" calcext:value-type="float">
            <text:p>795.3238</text:p>
          </table:table-cell>
          <table:table-cell office:value-type="float" office:value="1102.737" calcext:value-type="float">
            <text:p>1102.737</text:p>
          </table:table-cell>
          <table:table-cell office:value-type="float" office:value="418.4993" calcext:value-type="float">
            <text:p>418.4993</text:p>
          </table:table-cell>
          <table:table-cell office:value-type="float" office:value="1875.594" calcext:value-type="float">
            <text:p>1875.594</text:p>
          </table:table-cell>
          <table:table-cell office:value-type="float" office:value="2105.793" calcext:value-type="float">
            <text:p>2105.793</text:p>
          </table:table-cell>
          <table:table-cell office:value-type="float" office:value="1676.789" calcext:value-type="float">
            <text:p>1676.789</text:p>
          </table:table-cell>
          <table:table-cell office:value-type="float" office:value="584.6433" calcext:value-type="float">
            <text:p>584.6433</text:p>
          </table:table-cell>
          <table:table-cell office:value-type="float" office:value="569.9695" calcext:value-type="float">
            <text:p>569.9695</text:p>
          </table:table-cell>
          <table:table-cell office:value-type="float" office:value="142.8626" calcext:value-type="float">
            <text:p>142.8626</text:p>
          </table:table-cell>
          <table:table-cell office:value-type="float" office:value="35.71047" calcext:value-type="float">
            <text:p>35.71047</text:p>
          </table:table-cell>
          <table:table-cell office:value-type="float" office:value="0" calcext:value-type="float">
            <text:p>0</text:p>
          </table:table-cell>
          <table:table-cell office:value-type="float" office:value="-0.00000009166988" calcext:value-type="float">
            <text:p>-9.166988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789043" calcext:value-type="float">
            <text:p>-3.789043</text:p>
          </table:table-cell>
          <table:table-cell office:value-type="float" office:value="0" calcext:value-type="float">
            <text:p>0</text:p>
          </table:table-cell>
          <table:table-cell office:value-type="float" office:value="4.513578" calcext:value-type="float">
            <text:p>4.513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2" calcext:value-type="float">
            <text:p>14012002</text:p>
          </table:table-cell>
          <table:table-cell office:value-type="float" office:value="516.3451" calcext:value-type="float">
            <text:p>516.3451</text:p>
          </table:table-cell>
          <table:table-cell office:value-type="float" office:value="13158.29" calcext:value-type="float">
            <text:p>13158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28823" calcext:value-type="float">
            <text:p>-4.428823</text:p>
          </table:table-cell>
          <table:table-cell office:value-type="float" office:value="13.35158" calcext:value-type="float">
            <text:p>13.35158</text:p>
          </table:table-cell>
          <table:table-cell office:value-type="float" office:value="0" calcext:value-type="float">
            <text:p>0</text:p>
          </table:table-cell>
          <table:table-cell office:value-type="float" office:value="98.78659" calcext:value-type="float">
            <text:p>98.78659</text:p>
          </table:table-cell>
          <table:table-cell office:value-type="float" office:value="327.1396" calcext:value-type="float">
            <text:p>327.1396</text:p>
          </table:table-cell>
          <table:table-cell office:value-type="float" office:value="0.006082165" calcext:value-type="float">
            <text:p>0.006082165</text:p>
          </table:table-cell>
          <table:table-cell office:value-type="float" office:value="0" calcext:value-type="float">
            <text:p>0</text:p>
          </table:table-cell>
          <table:table-cell office:value-type="float" office:value="0.000000003782229" calcext:value-type="float">
            <text:p>3.782229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.422741" calcext:value-type="float">
            <text:p>-4.422741</text:p>
          </table:table-cell>
          <table:table-cell office:value-type="float" office:value="0" calcext:value-type="float">
            <text:p>0</text:p>
          </table:table-cell>
          <table:table-cell office:value-type="float" office:value="314.2902" calcext:value-type="float">
            <text:p>314.2902</text:p>
          </table:table-cell>
          <table:table-cell office:value-type="float" office:value="1081.287" calcext:value-type="float">
            <text:p>1081.287</text:p>
          </table:table-cell>
          <table:table-cell office:value-type="float" office:value="1324.358" calcext:value-type="float">
            <text:p>1324.358</text:p>
          </table:table-cell>
          <table:table-cell office:value-type="float" office:value="1319.683" calcext:value-type="float">
            <text:p>1319.683</text:p>
          </table:table-cell>
          <table:table-cell office:value-type="float" office:value="795.312" calcext:value-type="float">
            <text:p>795.312</text:p>
          </table:table-cell>
          <table:table-cell office:value-type="float" office:value="1102.727" calcext:value-type="float">
            <text:p>1102.727</text:p>
          </table:table-cell>
          <table:table-cell office:value-type="float" office:value="418.4962" calcext:value-type="float">
            <text:p>418.4962</text:p>
          </table:table-cell>
          <table:table-cell office:value-type="float" office:value="1875.587" calcext:value-type="float">
            <text:p>1875.587</text:p>
          </table:table-cell>
          <table:table-cell office:value-type="float" office:value="2105.789" calcext:value-type="float">
            <text:p>2105.789</text:p>
          </table:table-cell>
          <table:table-cell office:value-type="float" office:value="1676.786" calcext:value-type="float">
            <text:p>1676.786</text:p>
          </table:table-cell>
          <table:table-cell office:value-type="float" office:value="584.6423" calcext:value-type="float">
            <text:p>584.6423</text:p>
          </table:table-cell>
          <table:table-cell office:value-type="float" office:value="569.9689" calcext:value-type="float">
            <text:p>569.9689</text:p>
          </table:table-cell>
          <table:table-cell office:value-type="float" office:value="142.8625" calcext:value-type="float">
            <text:p>142.8625</text:p>
          </table:table-cell>
          <table:table-cell office:value-type="float" office:value="35.71045" calcext:value-type="float">
            <text:p>35.71045</text:p>
          </table:table-cell>
          <table:table-cell office:value-type="float" office:value="0" calcext:value-type="float">
            <text:p>0</text:p>
          </table:table-cell>
          <table:table-cell office:value-type="float" office:value="-0.00000009236913" calcext:value-type="float">
            <text:p>-9.236913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055225" calcext:value-type="float">
            <text:p>-4.055225</text:p>
          </table:table-cell>
          <table:table-cell office:value-type="float" office:value="0" calcext:value-type="float">
            <text:p>0</text:p>
          </table:table-cell>
          <table:table-cell office:value-type="float" office:value="4.488261" calcext:value-type="float">
            <text:p>4.488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2" calcext:value-type="float">
            <text:p>15012002</text:p>
          </table:table-cell>
          <table:table-cell office:value-type="float" office:value="516.2001" calcext:value-type="float">
            <text:p>516.2001</text:p>
          </table:table-cell>
          <table:table-cell office:value-type="float" office:value="13158.28" calcext:value-type="float">
            <text:p>13158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16243" calcext:value-type="float">
            <text:p>-4.616243</text:p>
          </table:table-cell>
          <table:table-cell office:value-type="float" office:value="14.05331" calcext:value-type="float">
            <text:p>14.05331</text:p>
          </table:table-cell>
          <table:table-cell office:value-type="float" office:value="0" calcext:value-type="float">
            <text:p>0</text:p>
          </table:table-cell>
          <table:table-cell office:value-type="float" office:value="98.7548" calcext:value-type="float">
            <text:p>98.7548</text:p>
          </table:table-cell>
          <table:table-cell office:value-type="float" office:value="327.058" calcext:value-type="float">
            <text:p>327.058</text:p>
          </table:table-cell>
          <table:table-cell office:value-type="float" office:value="0.006539732" calcext:value-type="float">
            <text:p>0.0065397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3782229" calcext:value-type="float">
            <text:p>3.782229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.609704" calcext:value-type="float">
            <text:p>-4.609704</text:p>
          </table:table-cell>
          <table:table-cell office:value-type="float" office:value="0" calcext:value-type="float">
            <text:p>0</text:p>
          </table:table-cell>
          <table:table-cell office:value-type="float" office:value="314.3058" calcext:value-type="float">
            <text:p>314.3058</text:p>
          </table:table-cell>
          <table:table-cell office:value-type="float" office:value="1081.271" calcext:value-type="float">
            <text:p>1081.271</text:p>
          </table:table-cell>
          <table:table-cell office:value-type="float" office:value="1324.336" calcext:value-type="float">
            <text:p>1324.336</text:p>
          </table:table-cell>
          <table:table-cell office:value-type="float" office:value="1319.666" calcext:value-type="float">
            <text:p>1319.666</text:p>
          </table:table-cell>
          <table:table-cell office:value-type="float" office:value="795.3" calcext:value-type="float">
            <text:p>795.3</text:p>
          </table:table-cell>
          <table:table-cell office:value-type="float" office:value="1102.718" calcext:value-type="float">
            <text:p>1102.718</text:p>
          </table:table-cell>
          <table:table-cell office:value-type="float" office:value="418.4933" calcext:value-type="float">
            <text:p>418.4933</text:p>
          </table:table-cell>
          <table:table-cell office:value-type="float" office:value="1875.581" calcext:value-type="float">
            <text:p>1875.581</text:p>
          </table:table-cell>
          <table:table-cell office:value-type="float" office:value="2105.784" calcext:value-type="float">
            <text:p>2105.784</text:p>
          </table:table-cell>
          <table:table-cell office:value-type="float" office:value="1676.782" calcext:value-type="float">
            <text:p>1676.782</text:p>
          </table:table-cell>
          <table:table-cell office:value-type="float" office:value="584.6414" calcext:value-type="float">
            <text:p>584.6414</text:p>
          </table:table-cell>
          <table:table-cell office:value-type="float" office:value="569.9682" calcext:value-type="float">
            <text:p>569.9682</text:p>
          </table:table-cell>
          <table:table-cell office:value-type="float" office:value="142.8625" calcext:value-type="float">
            <text:p>142.8625</text:p>
          </table:table-cell>
          <table:table-cell office:value-type="float" office:value="35.71044" calcext:value-type="float">
            <text:p>35.71044</text:p>
          </table:table-cell>
          <table:table-cell office:value-type="float" office:value="0" calcext:value-type="float">
            <text:p>0</text:p>
          </table:table-cell>
          <table:table-cell office:value-type="float" office:value="-0.0000000924266" calcext:value-type="float">
            <text:p>-9.24266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214515" calcext:value-type="float">
            <text:p>-4.214515</text:p>
          </table:table-cell>
          <table:table-cell office:value-type="float" office:value="0" calcext:value-type="float">
            <text:p>0</text:p>
          </table:table-cell>
          <table:table-cell office:value-type="float" office:value="4.460563" calcext:value-type="float">
            <text:p>4.460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2" calcext:value-type="float">
            <text:p>16012002</text:p>
          </table:table-cell>
          <table:table-cell office:value-type="float" office:value="515.946" calcext:value-type="float">
            <text:p>515.946</text:p>
          </table:table-cell>
          <table:table-cell office:value-type="float" office:value="13158.28" calcext:value-type="float">
            <text:p>13158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98515" calcext:value-type="float">
            <text:p>-4.898515</text:p>
          </table:table-cell>
          <table:table-cell office:value-type="float" office:value="15.36594" calcext:value-type="float">
            <text:p>15.36594</text:p>
          </table:table-cell>
          <table:table-cell office:value-type="float" office:value="0" calcext:value-type="float">
            <text:p>0</text:p>
          </table:table-cell>
          <table:table-cell office:value-type="float" office:value="98.80663" calcext:value-type="float">
            <text:p>98.80663</text:p>
          </table:table-cell>
          <table:table-cell office:value-type="float" office:value="326.8657" calcext:value-type="float">
            <text:p>326.8657</text:p>
          </table:table-cell>
          <table:table-cell office:value-type="float" office:value="0.007008657" calcext:value-type="float">
            <text:p>0.007008657</text:p>
          </table:table-cell>
          <table:table-cell office:value-type="float" office:value="0" calcext:value-type="float">
            <text:p>0</text:p>
          </table:table-cell>
          <table:table-cell office:value-type="float" office:value="0.000000003782229" calcext:value-type="float">
            <text:p>3.782229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4.891507" calcext:value-type="float">
            <text:p>-4.891507</text:p>
          </table:table-cell>
          <table:table-cell office:value-type="float" office:value="0" calcext:value-type="float">
            <text:p>0</text:p>
          </table:table-cell>
          <table:table-cell office:value-type="float" office:value="314.334" calcext:value-type="float">
            <text:p>314.334</text:p>
          </table:table-cell>
          <table:table-cell office:value-type="float" office:value="1081.256" calcext:value-type="float">
            <text:p>1081.256</text:p>
          </table:table-cell>
          <table:table-cell office:value-type="float" office:value="1324.315" calcext:value-type="float">
            <text:p>1324.315</text:p>
          </table:table-cell>
          <table:table-cell office:value-type="float" office:value="1319.65" calcext:value-type="float">
            <text:p>1319.65</text:p>
          </table:table-cell>
          <table:table-cell office:value-type="float" office:value="795.2882" calcext:value-type="float">
            <text:p>795.2882</text:p>
          </table:table-cell>
          <table:table-cell office:value-type="float" office:value="1102.709" calcext:value-type="float">
            <text:p>1102.709</text:p>
          </table:table-cell>
          <table:table-cell office:value-type="float" office:value="418.4902" calcext:value-type="float">
            <text:p>418.4902</text:p>
          </table:table-cell>
          <table:table-cell office:value-type="float" office:value="1875.574" calcext:value-type="float">
            <text:p>1875.574</text:p>
          </table:table-cell>
          <table:table-cell office:value-type="float" office:value="2105.779" calcext:value-type="float">
            <text:p>2105.779</text:p>
          </table:table-cell>
          <table:table-cell office:value-type="float" office:value="1676.779" calcext:value-type="float">
            <text:p>1676.779</text:p>
          </table:table-cell>
          <table:table-cell office:value-type="float" office:value="584.6404" calcext:value-type="float">
            <text:p>584.6404</text:p>
          </table:table-cell>
          <table:table-cell office:value-type="float" office:value="569.9675" calcext:value-type="float">
            <text:p>569.9675</text:p>
          </table:table-cell>
          <table:table-cell office:value-type="float" office:value="142.8625" calcext:value-type="float">
            <text:p>142.8625</text:p>
          </table:table-cell>
          <table:table-cell office:value-type="float" office:value="35.71043" calcext:value-type="float">
            <text:p>35.71043</text:p>
          </table:table-cell>
          <table:table-cell office:value-type="float" office:value="0" calcext:value-type="float">
            <text:p>0</text:p>
          </table:table-cell>
          <table:table-cell office:value-type="float" office:value="-0.00000009465748" calcext:value-type="float">
            <text:p>-9.465748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470057" calcext:value-type="float">
            <text:p>-4.470057</text:p>
          </table:table-cell>
          <table:table-cell office:value-type="float" office:value="0" calcext:value-type="float">
            <text:p>0</text:p>
          </table:table-cell>
          <table:table-cell office:value-type="float" office:value="4.434299" calcext:value-type="float">
            <text:p>4.434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2" calcext:value-type="float">
            <text:p>17012002</text:p>
          </table:table-cell>
          <table:table-cell office:value-type="float" office:value="515.7082" calcext:value-type="float">
            <text:p>515.7082</text:p>
          </table:table-cell>
          <table:table-cell office:value-type="float" office:value="13158.27" calcext:value-type="float">
            <text:p>13158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166463" calcext:value-type="float">
            <text:p>-5.166463</text:p>
          </table:table-cell>
          <table:table-cell office:value-type="float" office:value="15.95116" calcext:value-type="float">
            <text:p>15.95116</text:p>
          </table:table-cell>
          <table:table-cell office:value-type="float" office:value="0" calcext:value-type="float">
            <text:p>0</text:p>
          </table:table-cell>
          <table:table-cell office:value-type="float" office:value="98.84822" calcext:value-type="float">
            <text:p>98.84822</text:p>
          </table:table-cell>
          <table:table-cell office:value-type="float" office:value="326.6877" calcext:value-type="float">
            <text:p>326.6877</text:p>
          </table:table-cell>
          <table:table-cell office:value-type="float" office:value="0.007467248" calcext:value-type="float">
            <text:p>0.0074672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3782229" calcext:value-type="float">
            <text:p>3.782229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.158996" calcext:value-type="float">
            <text:p>-5.158996</text:p>
          </table:table-cell>
          <table:table-cell office:value-type="float" office:value="0" calcext:value-type="float">
            <text:p>0</text:p>
          </table:table-cell>
          <table:table-cell office:value-type="float" office:value="314.3606" calcext:value-type="float">
            <text:p>314.3606</text:p>
          </table:table-cell>
          <table:table-cell office:value-type="float" office:value="1081.241" calcext:value-type="float">
            <text:p>1081.241</text:p>
          </table:table-cell>
          <table:table-cell office:value-type="float" office:value="1324.295" calcext:value-type="float">
            <text:p>1324.295</text:p>
          </table:table-cell>
          <table:table-cell office:value-type="float" office:value="1319.634" calcext:value-type="float">
            <text:p>1319.634</text:p>
          </table:table-cell>
          <table:table-cell office:value-type="float" office:value="795.2763" calcext:value-type="float">
            <text:p>795.2763</text:p>
          </table:table-cell>
          <table:table-cell office:value-type="float" office:value="1102.7" calcext:value-type="float">
            <text:p>1102.7</text:p>
          </table:table-cell>
          <table:table-cell office:value-type="float" office:value="418.4872" calcext:value-type="float">
            <text:p>418.4872</text:p>
          </table:table-cell>
          <table:table-cell office:value-type="float" office:value="1875.568" calcext:value-type="float">
            <text:p>1875.568</text:p>
          </table:table-cell>
          <table:table-cell office:value-type="float" office:value="2105.774" calcext:value-type="float">
            <text:p>2105.774</text:p>
          </table:table-cell>
          <table:table-cell office:value-type="float" office:value="1676.777" calcext:value-type="float">
            <text:p>1676.777</text:p>
          </table:table-cell>
          <table:table-cell office:value-type="float" office:value="584.6396" calcext:value-type="float">
            <text:p>584.6396</text:p>
          </table:table-cell>
          <table:table-cell office:value-type="float" office:value="569.9669" calcext:value-type="float">
            <text:p>569.9669</text:p>
          </table:table-cell>
          <table:table-cell office:value-type="float" office:value="142.8624" calcext:value-type="float">
            <text:p>142.8624</text:p>
          </table:table-cell>
          <table:table-cell office:value-type="float" office:value="35.71041" calcext:value-type="float">
            <text:p>35.71041</text:p>
          </table:table-cell>
          <table:table-cell office:value-type="float" office:value="0" calcext:value-type="float">
            <text:p>0</text:p>
          </table:table-cell>
          <table:table-cell office:value-type="float" office:value="-0.00000009637308" calcext:value-type="float">
            <text:p>-9.637308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711388" calcext:value-type="float">
            <text:p>-4.711388</text:p>
          </table:table-cell>
          <table:table-cell office:value-type="float" office:value="0" calcext:value-type="float">
            <text:p>0</text:p>
          </table:table-cell>
          <table:table-cell office:value-type="float" office:value="4.408133" calcext:value-type="float">
            <text:p>4.408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2" calcext:value-type="float">
            <text:p>18012002</text:p>
          </table:table-cell>
          <table:table-cell office:value-type="float" office:value="515.6185" calcext:value-type="float">
            <text:p>515.6185</text:p>
          </table:table-cell>
          <table:table-cell office:value-type="float" office:value="13158.25" calcext:value-type="float">
            <text:p>13158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04912" calcext:value-type="float">
            <text:p>-5.304912</text:p>
          </table:table-cell>
          <table:table-cell office:value-type="float" office:value="16.53325" calcext:value-type="float">
            <text:p>16.53325</text:p>
          </table:table-cell>
          <table:table-cell office:value-type="float" office:value="0" calcext:value-type="float">
            <text:p>0</text:p>
          </table:table-cell>
          <table:table-cell office:value-type="float" office:value="98.79494" calcext:value-type="float">
            <text:p>98.79494</text:p>
          </table:table-cell>
          <table:table-cell office:value-type="float" office:value="326.6555" calcext:value-type="float">
            <text:p>326.6555</text:p>
          </table:table-cell>
          <table:table-cell office:value-type="float" office:value="0.007900861" calcext:value-type="float">
            <text:p>0.007900861</text:p>
          </table:table-cell>
          <table:table-cell office:value-type="float" office:value="0" calcext:value-type="float">
            <text:p>0</text:p>
          </table:table-cell>
          <table:table-cell office:value-type="float" office:value="0.000000003782229" calcext:value-type="float">
            <text:p>3.782229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.297011" calcext:value-type="float">
            <text:p>-5.297011</text:p>
          </table:table-cell>
          <table:table-cell office:value-type="float" office:value="0" calcext:value-type="float">
            <text:p>0</text:p>
          </table:table-cell>
          <table:table-cell office:value-type="float" office:value="314.3693" calcext:value-type="float">
            <text:p>314.3693</text:p>
          </table:table-cell>
          <table:table-cell office:value-type="float" office:value="1081.229" calcext:value-type="float">
            <text:p>1081.229</text:p>
          </table:table-cell>
          <table:table-cell office:value-type="float" office:value="1324.276" calcext:value-type="float">
            <text:p>1324.276</text:p>
          </table:table-cell>
          <table:table-cell office:value-type="float" office:value="1319.618" calcext:value-type="float">
            <text:p>1319.618</text:p>
          </table:table-cell>
          <table:table-cell office:value-type="float" office:value="795.2645" calcext:value-type="float">
            <text:p>795.2645</text:p>
          </table:table-cell>
          <table:table-cell office:value-type="float" office:value="1102.692" calcext:value-type="float">
            <text:p>1102.692</text:p>
          </table:table-cell>
          <table:table-cell office:value-type="float" office:value="418.4842" calcext:value-type="float">
            <text:p>418.4842</text:p>
          </table:table-cell>
          <table:table-cell office:value-type="float" office:value="1875.562" calcext:value-type="float">
            <text:p>1875.562</text:p>
          </table:table-cell>
          <table:table-cell office:value-type="float" office:value="2105.77" calcext:value-type="float">
            <text:p>2105.77</text:p>
          </table:table-cell>
          <table:table-cell office:value-type="float" office:value="1676.774" calcext:value-type="float">
            <text:p>1676.774</text:p>
          </table:table-cell>
          <table:table-cell office:value-type="float" office:value="584.6387" calcext:value-type="float">
            <text:p>584.6387</text:p>
          </table:table-cell>
          <table:table-cell office:value-type="float" office:value="569.9662" calcext:value-type="float">
            <text:p>569.9662</text:p>
          </table:table-cell>
          <table:table-cell office:value-type="float" office:value="142.8624" calcext:value-type="float">
            <text:p>142.8624</text:p>
          </table:table-cell>
          <table:table-cell office:value-type="float" office:value="35.7104" calcext:value-type="float">
            <text:p>35.7104</text:p>
          </table:table-cell>
          <table:table-cell office:value-type="float" office:value="0" calcext:value-type="float">
            <text:p>0</text:p>
          </table:table-cell>
          <table:table-cell office:value-type="float" office:value="-0.0000000973187" calcext:value-type="float">
            <text:p>-9.73187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822075" calcext:value-type="float">
            <text:p>-4.822075</text:p>
          </table:table-cell>
          <table:table-cell office:value-type="float" office:value="0" calcext:value-type="float">
            <text:p>0</text:p>
          </table:table-cell>
          <table:table-cell office:value-type="float" office:value="4.380792" calcext:value-type="float">
            <text:p>4.380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2" calcext:value-type="float">
            <text:p>19012002</text:p>
          </table:table-cell>
          <table:table-cell office:value-type="float" office:value="515.3021" calcext:value-type="float">
            <text:p>515.3021</text:p>
          </table:table-cell>
          <table:table-cell office:value-type="float" office:value="13158.26" calcext:value-type="float">
            <text:p>13158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37514" calcext:value-type="float">
            <text:p>-5.637514</text:p>
          </table:table-cell>
          <table:table-cell office:value-type="float" office:value="16.26552" calcext:value-type="float">
            <text:p>16.26552</text:p>
          </table:table-cell>
          <table:table-cell office:value-type="float" office:value="0" calcext:value-type="float">
            <text:p>0</text:p>
          </table:table-cell>
          <table:table-cell office:value-type="float" office:value="98.90519" calcext:value-type="float">
            <text:p>98.90519</text:p>
          </table:table-cell>
          <table:table-cell office:value-type="float" office:value="326.3917" calcext:value-type="float">
            <text:p>326.3917</text:p>
          </table:table-cell>
          <table:table-cell office:value-type="float" office:value="0.008365177" calcext:value-type="float">
            <text:p>0.008365177</text:p>
          </table:table-cell>
          <table:table-cell office:value-type="float" office:value="0" calcext:value-type="float">
            <text:p>0</text:p>
          </table:table-cell>
          <table:table-cell office:value-type="float" office:value="0.000000005452319" calcext:value-type="float">
            <text:p>5.452319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5.629148" calcext:value-type="float">
            <text:p>-5.629148</text:p>
          </table:table-cell>
          <table:table-cell office:value-type="float" office:value="0" calcext:value-type="float">
            <text:p>0</text:p>
          </table:table-cell>
          <table:table-cell office:value-type="float" office:value="314.4095" calcext:value-type="float">
            <text:p>314.4095</text:p>
          </table:table-cell>
          <table:table-cell office:value-type="float" office:value="1081.217" calcext:value-type="float">
            <text:p>1081.217</text:p>
          </table:table-cell>
          <table:table-cell office:value-type="float" office:value="1324.257" calcext:value-type="float">
            <text:p>1324.257</text:p>
          </table:table-cell>
          <table:table-cell office:value-type="float" office:value="1319.601" calcext:value-type="float">
            <text:p>1319.601</text:p>
          </table:table-cell>
          <table:table-cell office:value-type="float" office:value="795.2524" calcext:value-type="float">
            <text:p>795.2524</text:p>
          </table:table-cell>
          <table:table-cell office:value-type="float" office:value="1102.683" calcext:value-type="float">
            <text:p>1102.683</text:p>
          </table:table-cell>
          <table:table-cell office:value-type="float" office:value="418.4812" calcext:value-type="float">
            <text:p>418.4812</text:p>
          </table:table-cell>
          <table:table-cell office:value-type="float" office:value="1875.555" calcext:value-type="float">
            <text:p>1875.555</text:p>
          </table:table-cell>
          <table:table-cell office:value-type="float" office:value="2105.765" calcext:value-type="float">
            <text:p>2105.765</text:p>
          </table:table-cell>
          <table:table-cell office:value-type="float" office:value="1676.771" calcext:value-type="float">
            <text:p>1676.771</text:p>
          </table:table-cell>
          <table:table-cell office:value-type="float" office:value="584.6379" calcext:value-type="float">
            <text:p>584.6379</text:p>
          </table:table-cell>
          <table:table-cell office:value-type="float" office:value="569.9655" calcext:value-type="float">
            <text:p>569.9655</text:p>
          </table:table-cell>
          <table:table-cell office:value-type="float" office:value="142.8623" calcext:value-type="float">
            <text:p>142.8623</text:p>
          </table:table-cell>
          <table:table-cell office:value-type="float" office:value="35.71039" calcext:value-type="float">
            <text:p>35.71039</text:p>
          </table:table-cell>
          <table:table-cell office:value-type="float" office:value="0" calcext:value-type="float">
            <text:p>0</text:p>
          </table:table-cell>
          <table:table-cell office:value-type="float" office:value="-0.00000009984909" calcext:value-type="float">
            <text:p>-9.984909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131904" calcext:value-type="float">
            <text:p>-5.131904</text:p>
          </table:table-cell>
          <table:table-cell office:value-type="float" office:value="0" calcext:value-type="float">
            <text:p>0</text:p>
          </table:table-cell>
          <table:table-cell office:value-type="float" office:value="4.358472" calcext:value-type="float">
            <text:p>4.358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2" calcext:value-type="float">
            <text:p>20012002</text:p>
          </table:table-cell>
          <table:table-cell office:value-type="float" office:value="514.7838" calcext:value-type="float">
            <text:p>514.7838</text:p>
          </table:table-cell>
          <table:table-cell office:value-type="float" office:value="13158.28" calcext:value-type="float">
            <text:p>13158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53349" calcext:value-type="float">
            <text:p>-6.153349</text:p>
          </table:table-cell>
          <table:table-cell office:value-type="float" office:value="17.68808" calcext:value-type="float">
            <text:p>17.68808</text:p>
          </table:table-cell>
          <table:table-cell office:value-type="float" office:value="0" calcext:value-type="float">
            <text:p>0</text:p>
          </table:table-cell>
          <table:table-cell office:value-type="float" office:value="99.18398" calcext:value-type="float">
            <text:p>99.18398</text:p>
          </table:table-cell>
          <table:table-cell office:value-type="float" office:value="325.9267" calcext:value-type="float">
            <text:p>325.9267</text:p>
          </table:table-cell>
          <table:table-cell office:value-type="float" office:value="0.008837308" calcext:value-type="float">
            <text:p>0.0088373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6523583" calcext:value-type="float">
            <text:p>6.523583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.144512" calcext:value-type="float">
            <text:p>-6.144512</text:p>
          </table:table-cell>
          <table:table-cell office:value-type="float" office:value="0" calcext:value-type="float">
            <text:p>0</text:p>
          </table:table-cell>
          <table:table-cell office:value-type="float" office:value="314.4698" calcext:value-type="float">
            <text:p>314.4698</text:p>
          </table:table-cell>
          <table:table-cell office:value-type="float" office:value="1081.201" calcext:value-type="float">
            <text:p>1081.201</text:p>
          </table:table-cell>
          <table:table-cell office:value-type="float" office:value="1324.238" calcext:value-type="float">
            <text:p>1324.238</text:p>
          </table:table-cell>
          <table:table-cell office:value-type="float" office:value="1319.585" calcext:value-type="float">
            <text:p>1319.585</text:p>
          </table:table-cell>
          <table:table-cell office:value-type="float" office:value="795.2403" calcext:value-type="float">
            <text:p>795.2403</text:p>
          </table:table-cell>
          <table:table-cell office:value-type="float" office:value="1102.674" calcext:value-type="float">
            <text:p>1102.674</text:p>
          </table:table-cell>
          <table:table-cell office:value-type="float" office:value="418.4782" calcext:value-type="float">
            <text:p>418.4782</text:p>
          </table:table-cell>
          <table:table-cell office:value-type="float" office:value="1875.548" calcext:value-type="float">
            <text:p>1875.548</text:p>
          </table:table-cell>
          <table:table-cell office:value-type="float" office:value="2105.761" calcext:value-type="float">
            <text:p>2105.761</text:p>
          </table:table-cell>
          <table:table-cell office:value-type="float" office:value="1676.768" calcext:value-type="float">
            <text:p>1676.768</text:p>
          </table:table-cell>
          <table:table-cell office:value-type="float" office:value="584.6371" calcext:value-type="float">
            <text:p>584.6371</text:p>
          </table:table-cell>
          <table:table-cell office:value-type="float" office:value="569.9649" calcext:value-type="float">
            <text:p>569.9649</text:p>
          </table:table-cell>
          <table:table-cell office:value-type="float" office:value="142.8623" calcext:value-type="float">
            <text:p>142.8623</text:p>
          </table:table-cell>
          <table:table-cell office:value-type="float" office:value="35.71037" calcext:value-type="float">
            <text:p>35.71037</text:p>
          </table:table-cell>
          <table:table-cell office:value-type="float" office:value="0" calcext:value-type="float">
            <text:p>0</text:p>
          </table:table-cell>
          <table:table-cell office:value-type="float" office:value="-0.0000001022532" calcext:value-type="float">
            <text:p>-1.02253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625239" calcext:value-type="float">
            <text:p>-5.625239</text:p>
          </table:table-cell>
          <table:table-cell office:value-type="float" office:value="0" calcext:value-type="float">
            <text:p>0</text:p>
          </table:table-cell>
          <table:table-cell office:value-type="float" office:value="4.336494" calcext:value-type="float">
            <text:p>4.336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2" calcext:value-type="float">
            <text:p>21012002</text:p>
          </table:table-cell>
          <table:table-cell office:value-type="float" office:value="514.0455" calcext:value-type="float">
            <text:p>514.0455</text:p>
          </table:table-cell>
          <table:table-cell office:value-type="float" office:value="13158.32" calcext:value-type="float">
            <text:p>13158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868552" calcext:value-type="float">
            <text:p>-6.868552</text:p>
          </table:table-cell>
          <table:table-cell office:value-type="float" office:value="19.26234" calcext:value-type="float">
            <text:p>19.26234</text:p>
          </table:table-cell>
          <table:table-cell office:value-type="float" office:value="0" calcext:value-type="float">
            <text:p>0</text:p>
          </table:table-cell>
          <table:table-cell office:value-type="float" office:value="99.62005" calcext:value-type="float">
            <text:p>99.62005</text:p>
          </table:table-cell>
          <table:table-cell office:value-type="float" office:value="325.258" calcext:value-type="float">
            <text:p>325.258</text:p>
          </table:table-cell>
          <table:table-cell office:value-type="float" office:value="0.009332605" calcext:value-type="float">
            <text:p>0.0093326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6523583" calcext:value-type="float">
            <text:p>6.523583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6.85922" calcext:value-type="float">
            <text:p>-6.85922</text:p>
          </table:table-cell>
          <table:table-cell office:value-type="float" office:value="0" calcext:value-type="float">
            <text:p>0</text:p>
          </table:table-cell>
          <table:table-cell office:value-type="float" office:value="314.5393" calcext:value-type="float">
            <text:p>314.5393</text:p>
          </table:table-cell>
          <table:table-cell office:value-type="float" office:value="1081.182" calcext:value-type="float">
            <text:p>1081.182</text:p>
          </table:table-cell>
          <table:table-cell office:value-type="float" office:value="1324.217" calcext:value-type="float">
            <text:p>1324.217</text:p>
          </table:table-cell>
          <table:table-cell office:value-type="float" office:value="1319.568" calcext:value-type="float">
            <text:p>1319.568</text:p>
          </table:table-cell>
          <table:table-cell office:value-type="float" office:value="795.228" calcext:value-type="float">
            <text:p>795.228</text:p>
          </table:table-cell>
          <table:table-cell office:value-type="float" office:value="1102.664" calcext:value-type="float">
            <text:p>1102.664</text:p>
          </table:table-cell>
          <table:table-cell office:value-type="float" office:value="418.4752" calcext:value-type="float">
            <text:p>418.4752</text:p>
          </table:table-cell>
          <table:table-cell office:value-type="float" office:value="1875.542" calcext:value-type="float">
            <text:p>1875.542</text:p>
          </table:table-cell>
          <table:table-cell office:value-type="float" office:value="2105.756" calcext:value-type="float">
            <text:p>2105.756</text:p>
          </table:table-cell>
          <table:table-cell office:value-type="float" office:value="1676.766" calcext:value-type="float">
            <text:p>1676.766</text:p>
          </table:table-cell>
          <table:table-cell office:value-type="float" office:value="584.6363" calcext:value-type="float">
            <text:p>584.6363</text:p>
          </table:table-cell>
          <table:table-cell office:value-type="float" office:value="569.9642" calcext:value-type="float">
            <text:p>569.9642</text:p>
          </table:table-cell>
          <table:table-cell office:value-type="float" office:value="142.8622" calcext:value-type="float">
            <text:p>142.8622</text:p>
          </table:table-cell>
          <table:table-cell office:value-type="float" office:value="35.71036" calcext:value-type="float">
            <text:p>35.71036</text:p>
          </table:table-cell>
          <table:table-cell office:value-type="float" office:value="0" calcext:value-type="float">
            <text:p>0</text:p>
          </table:table-cell>
          <table:table-cell office:value-type="float" office:value="-0.0000001121282" calcext:value-type="float">
            <text:p>-1.12128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317234" calcext:value-type="float">
            <text:p>-6.317234</text:p>
          </table:table-cell>
          <table:table-cell office:value-type="float" office:value="0" calcext:value-type="float">
            <text:p>0</text:p>
          </table:table-cell>
          <table:table-cell office:value-type="float" office:value="4.313794" calcext:value-type="float">
            <text:p>4.313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2" calcext:value-type="float">
            <text:p>22012002</text:p>
          </table:table-cell>
          <table:table-cell office:value-type="float" office:value="513.3033" calcext:value-type="float">
            <text:p>513.3033</text:p>
          </table:table-cell>
          <table:table-cell office:value-type="float" office:value="13158.37" calcext:value-type="float">
            <text:p>13158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581744" calcext:value-type="float">
            <text:p>-7.581744</text:p>
          </table:table-cell>
          <table:table-cell office:value-type="float" office:value="22.59583" calcext:value-type="float">
            <text:p>22.59583</text:p>
          </table:table-cell>
          <table:table-cell office:value-type="float" office:value="0" calcext:value-type="float">
            <text:p>0</text:p>
          </table:table-cell>
          <table:table-cell office:value-type="float" office:value="99.99908" calcext:value-type="float">
            <text:p>99.99908</text:p>
          </table:table-cell>
          <table:table-cell office:value-type="float" office:value="324.5959" calcext:value-type="float">
            <text:p>324.5959</text:p>
          </table:table-cell>
          <table:table-cell office:value-type="float" office:value="0.009857259" calcext:value-type="float">
            <text:p>0.0098572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6523583" calcext:value-type="float">
            <text:p>6.523583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.571887" calcext:value-type="float">
            <text:p>-7.571887</text:p>
          </table:table-cell>
          <table:table-cell office:value-type="float" office:value="0" calcext:value-type="float">
            <text:p>0</text:p>
          </table:table-cell>
          <table:table-cell office:value-type="float" office:value="314.6109" calcext:value-type="float">
            <text:p>314.6109</text:p>
          </table:table-cell>
          <table:table-cell office:value-type="float" office:value="1081.155" calcext:value-type="float">
            <text:p>1081.155</text:p>
          </table:table-cell>
          <table:table-cell office:value-type="float" office:value="1324.196" calcext:value-type="float">
            <text:p>1324.196</text:p>
          </table:table-cell>
          <table:table-cell office:value-type="float" office:value="1319.55" calcext:value-type="float">
            <text:p>1319.55</text:p>
          </table:table-cell>
          <table:table-cell office:value-type="float" office:value="795.2156" calcext:value-type="float">
            <text:p>795.2156</text:p>
          </table:table-cell>
          <table:table-cell office:value-type="float" office:value="1102.655" calcext:value-type="float">
            <text:p>1102.655</text:p>
          </table:table-cell>
          <table:table-cell office:value-type="float" office:value="418.4721" calcext:value-type="float">
            <text:p>418.4721</text:p>
          </table:table-cell>
          <table:table-cell office:value-type="float" office:value="1875.536" calcext:value-type="float">
            <text:p>1875.536</text:p>
          </table:table-cell>
          <table:table-cell office:value-type="float" office:value="2105.751" calcext:value-type="float">
            <text:p>2105.751</text:p>
          </table:table-cell>
          <table:table-cell office:value-type="float" office:value="1676.763" calcext:value-type="float">
            <text:p>1676.763</text:p>
          </table:table-cell>
          <table:table-cell office:value-type="float" office:value="584.6355" calcext:value-type="float">
            <text:p>584.6355</text:p>
          </table:table-cell>
          <table:table-cell office:value-type="float" office:value="569.9636" calcext:value-type="float">
            <text:p>569.9636</text:p>
          </table:table-cell>
          <table:table-cell office:value-type="float" office:value="142.8622" calcext:value-type="float">
            <text:p>142.8622</text:p>
          </table:table-cell>
          <table:table-cell office:value-type="float" office:value="35.71035" calcext:value-type="float">
            <text:p>35.71035</text:p>
          </table:table-cell>
          <table:table-cell office:value-type="float" office:value="0" calcext:value-type="float">
            <text:p>0</text:p>
          </table:table-cell>
          <table:table-cell office:value-type="float" office:value="-0.0000001399233" calcext:value-type="float">
            <text:p>-1.39923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008427" calcext:value-type="float">
            <text:p>-7.008427</text:p>
          </table:table-cell>
          <table:table-cell office:value-type="float" office:value="0" calcext:value-type="float">
            <text:p>0</text:p>
          </table:table-cell>
          <table:table-cell office:value-type="float" office:value="4.292363" calcext:value-type="float">
            <text:p>4.292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2" calcext:value-type="float">
            <text:p>23012002</text:p>
          </table:table-cell>
          <table:table-cell office:value-type="float" office:value="513.0605" calcext:value-type="float">
            <text:p>513.0605</text:p>
          </table:table-cell>
          <table:table-cell office:value-type="float" office:value="13158.37" calcext:value-type="float">
            <text:p>13158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849237" calcext:value-type="float">
            <text:p>-7.849237</text:p>
          </table:table-cell>
          <table:table-cell office:value-type="float" office:value="24.30845" calcext:value-type="float">
            <text:p>24.30845</text:p>
          </table:table-cell>
          <table:table-cell office:value-type="float" office:value="0" calcext:value-type="float">
            <text:p>0</text:p>
          </table:table-cell>
          <table:table-cell office:value-type="float" office:value="100.017" calcext:value-type="float">
            <text:p>100.017</text:p>
          </table:table-cell>
          <table:table-cell office:value-type="float" office:value="324.4193" calcext:value-type="float">
            <text:p>324.4193</text:p>
          </table:table-cell>
          <table:table-cell office:value-type="float" office:value="0.01034653" calcext:value-type="float">
            <text:p>0.010346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6523583" calcext:value-type="float">
            <text:p>6.523583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7.838891" calcext:value-type="float">
            <text:p>-7.838891</text:p>
          </table:table-cell>
          <table:table-cell office:value-type="float" office:value="0" calcext:value-type="float">
            <text:p>0</text:p>
          </table:table-cell>
          <table:table-cell office:value-type="float" office:value="314.6401" calcext:value-type="float">
            <text:p>314.6401</text:p>
          </table:table-cell>
          <table:table-cell office:value-type="float" office:value="1081.137" calcext:value-type="float">
            <text:p>1081.137</text:p>
          </table:table-cell>
          <table:table-cell office:value-type="float" office:value="1324.173" calcext:value-type="float">
            <text:p>1324.173</text:p>
          </table:table-cell>
          <table:table-cell office:value-type="float" office:value="1319.533" calcext:value-type="float">
            <text:p>1319.533</text:p>
          </table:table-cell>
          <table:table-cell office:value-type="float" office:value="795.2032" calcext:value-type="float">
            <text:p>795.2032</text:p>
          </table:table-cell>
          <table:table-cell office:value-type="float" office:value="1102.646" calcext:value-type="float">
            <text:p>1102.646</text:p>
          </table:table-cell>
          <table:table-cell office:value-type="float" office:value="418.469" calcext:value-type="float">
            <text:p>418.469</text:p>
          </table:table-cell>
          <table:table-cell office:value-type="float" office:value="1875.529" calcext:value-type="float">
            <text:p>1875.529</text:p>
          </table:table-cell>
          <table:table-cell office:value-type="float" office:value="2105.747" calcext:value-type="float">
            <text:p>2105.747</text:p>
          </table:table-cell>
          <table:table-cell office:value-type="float" office:value="1676.76" calcext:value-type="float">
            <text:p>1676.76</text:p>
          </table:table-cell>
          <table:table-cell office:value-type="float" office:value="584.6348" calcext:value-type="float">
            <text:p>584.6348</text:p>
          </table:table-cell>
          <table:table-cell office:value-type="float" office:value="569.963" calcext:value-type="float">
            <text:p>569.963</text:p>
          </table:table-cell>
          <table:table-cell office:value-type="float" office:value="142.8621" calcext:value-type="float">
            <text:p>142.8621</text:p>
          </table:table-cell>
          <table:table-cell office:value-type="float" office:value="35.71033" calcext:value-type="float">
            <text:p>35.71033</text:p>
          </table:table-cell>
          <table:table-cell office:value-type="float" office:value="0" calcext:value-type="float">
            <text:p>0</text:p>
          </table:table-cell>
          <table:table-cell office:value-type="float" office:value="-0.0000001410376" calcext:value-type="float">
            <text:p>-1.41037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24975" calcext:value-type="float">
            <text:p>-7.24975</text:p>
          </table:table-cell>
          <table:table-cell office:value-type="float" office:value="0" calcext:value-type="float">
            <text:p>0</text:p>
          </table:table-cell>
          <table:table-cell office:value-type="float" office:value="4.266663" calcext:value-type="float">
            <text:p>4.266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2" calcext:value-type="float">
            <text:p>24012002</text:p>
          </table:table-cell>
          <table:table-cell office:value-type="float" office:value="512.6213" calcext:value-type="float">
            <text:p>512.6213</text:p>
          </table:table-cell>
          <table:table-cell office:value-type="float" office:value="13158.38" calcext:value-type="float">
            <text:p>13158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292274" calcext:value-type="float">
            <text:p>-8.292274</text:p>
          </table:table-cell>
          <table:table-cell office:value-type="float" office:value="25.3574" calcext:value-type="float">
            <text:p>25.3574</text:p>
          </table:table-cell>
          <table:table-cell office:value-type="float" office:value="0" calcext:value-type="float">
            <text:p>0</text:p>
          </table:table-cell>
          <table:table-cell office:value-type="float" office:value="100.1744" calcext:value-type="float">
            <text:p>100.1744</text:p>
          </table:table-cell>
          <table:table-cell office:value-type="float" office:value="324.047" calcext:value-type="float">
            <text:p>324.047</text:p>
          </table:table-cell>
          <table:table-cell office:value-type="float" office:value="0.01084481" calcext:value-type="float">
            <text:p>0.01084481</text:p>
          </table:table-cell>
          <table:table-cell office:value-type="float" office:value="0" calcext:value-type="float">
            <text:p>0</text:p>
          </table:table-cell>
          <table:table-cell office:value-type="float" office:value="0.000000006523583" calcext:value-type="float">
            <text:p>6.523583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.281428" calcext:value-type="float">
            <text:p>-8.281428</text:p>
          </table:table-cell>
          <table:table-cell office:value-type="float" office:value="0" calcext:value-type="float">
            <text:p>0</text:p>
          </table:table-cell>
          <table:table-cell office:value-type="float" office:value="314.687" calcext:value-type="float">
            <text:p>314.687</text:p>
          </table:table-cell>
          <table:table-cell office:value-type="float" office:value="1081.121" calcext:value-type="float">
            <text:p>1081.121</text:p>
          </table:table-cell>
          <table:table-cell office:value-type="float" office:value="1324.151" calcext:value-type="float">
            <text:p>1324.151</text:p>
          </table:table-cell>
          <table:table-cell office:value-type="float" office:value="1319.515" calcext:value-type="float">
            <text:p>1319.515</text:p>
          </table:table-cell>
          <table:table-cell office:value-type="float" office:value="795.1908" calcext:value-type="float">
            <text:p>795.1908</text:p>
          </table:table-cell>
          <table:table-cell office:value-type="float" office:value="1102.637" calcext:value-type="float">
            <text:p>1102.637</text:p>
          </table:table-cell>
          <table:table-cell office:value-type="float" office:value="418.466" calcext:value-type="float">
            <text:p>418.466</text:p>
          </table:table-cell>
          <table:table-cell office:value-type="float" office:value="1875.523" calcext:value-type="float">
            <text:p>1875.523</text:p>
          </table:table-cell>
          <table:table-cell office:value-type="float" office:value="2105.743" calcext:value-type="float">
            <text:p>2105.743</text:p>
          </table:table-cell>
          <table:table-cell office:value-type="float" office:value="1676.758" calcext:value-type="float">
            <text:p>1676.758</text:p>
          </table:table-cell>
          <table:table-cell office:value-type="float" office:value="584.634" calcext:value-type="float">
            <text:p>584.634</text:p>
          </table:table-cell>
          <table:table-cell office:value-type="float" office:value="569.9624" calcext:value-type="float">
            <text:p>569.9624</text:p>
          </table:table-cell>
          <table:table-cell office:value-type="float" office:value="142.8621" calcext:value-type="float">
            <text:p>142.8621</text:p>
          </table:table-cell>
          <table:table-cell office:value-type="float" office:value="35.71032" calcext:value-type="float">
            <text:p>35.71032</text:p>
          </table:table-cell>
          <table:table-cell office:value-type="float" office:value="0" calcext:value-type="float">
            <text:p>0</text:p>
          </table:table-cell>
          <table:table-cell office:value-type="float" office:value="-0.0000001603183" calcext:value-type="float">
            <text:p>-1.60318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66796" calcext:value-type="float">
            <text:p>-7.66796</text:p>
          </table:table-cell>
          <table:table-cell office:value-type="float" office:value="0" calcext:value-type="float">
            <text:p>0</text:p>
          </table:table-cell>
          <table:table-cell office:value-type="float" office:value="4.242321" calcext:value-type="float">
            <text:p>4.242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2" calcext:value-type="float">
            <text:p>25012002</text:p>
          </table:table-cell>
          <table:table-cell office:value-type="float" office:value="512.1939" calcext:value-type="float">
            <text:p>512.1939</text:p>
          </table:table-cell>
          <table:table-cell office:value-type="float" office:value="13158.42" calcext:value-type="float">
            <text:p>13158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700284" calcext:value-type="float">
            <text:p>-8.700284</text:p>
          </table:table-cell>
          <table:table-cell office:value-type="float" office:value="25.66207" calcext:value-type="float">
            <text:p>25.66207</text:p>
          </table:table-cell>
          <table:table-cell office:value-type="float" office:value="0" calcext:value-type="float">
            <text:p>0</text:p>
          </table:table-cell>
          <table:table-cell office:value-type="float" office:value="100.0972" calcext:value-type="float">
            <text:p>100.0972</text:p>
          </table:table-cell>
          <table:table-cell office:value-type="float" office:value="323.7017" calcext:value-type="float">
            <text:p>323.7017</text:p>
          </table:table-cell>
          <table:table-cell office:value-type="float" office:value="0.01136496" calcext:value-type="float">
            <text:p>0.01136496</text:p>
          </table:table-cell>
          <table:table-cell office:value-type="float" office:value="0" calcext:value-type="float">
            <text:p>0</text:p>
          </table:table-cell>
          <table:table-cell office:value-type="float" office:value="0.000000006523583" calcext:value-type="float">
            <text:p>6.523583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8.688919" calcext:value-type="float">
            <text:p>-8.688919</text:p>
          </table:table-cell>
          <table:table-cell office:value-type="float" office:value="0" calcext:value-type="float">
            <text:p>0</text:p>
          </table:table-cell>
          <table:table-cell office:value-type="float" office:value="314.7516" calcext:value-type="float">
            <text:p>314.7516</text:p>
          </table:table-cell>
          <table:table-cell office:value-type="float" office:value="1081.094" calcext:value-type="float">
            <text:p>1081.094</text:p>
          </table:table-cell>
          <table:table-cell office:value-type="float" office:value="1324.126" calcext:value-type="float">
            <text:p>1324.126</text:p>
          </table:table-cell>
          <table:table-cell office:value-type="float" office:value="1319.497" calcext:value-type="float">
            <text:p>1319.497</text:p>
          </table:table-cell>
          <table:table-cell office:value-type="float" office:value="795.1777" calcext:value-type="float">
            <text:p>795.1777</text:p>
          </table:table-cell>
          <table:table-cell office:value-type="float" office:value="1102.628" calcext:value-type="float">
            <text:p>1102.628</text:p>
          </table:table-cell>
          <table:table-cell office:value-type="float" office:value="418.463" calcext:value-type="float">
            <text:p>418.463</text:p>
          </table:table-cell>
          <table:table-cell office:value-type="float" office:value="1875.516" calcext:value-type="float">
            <text:p>1875.516</text:p>
          </table:table-cell>
          <table:table-cell office:value-type="float" office:value="2105.739" calcext:value-type="float">
            <text:p>2105.739</text:p>
          </table:table-cell>
          <table:table-cell office:value-type="float" office:value="1676.755" calcext:value-type="float">
            <text:p>1676.755</text:p>
          </table:table-cell>
          <table:table-cell office:value-type="float" office:value="584.6332" calcext:value-type="float">
            <text:p>584.6332</text:p>
          </table:table-cell>
          <table:table-cell office:value-type="float" office:value="569.9618" calcext:value-type="float">
            <text:p>569.9618</text:p>
          </table:table-cell>
          <table:table-cell office:value-type="float" office:value="142.862" calcext:value-type="float">
            <text:p>142.862</text:p>
          </table:table-cell>
          <table:table-cell office:value-type="float" office:value="35.7103" calcext:value-type="float">
            <text:p>35.7103</text:p>
          </table:table-cell>
          <table:table-cell office:value-type="float" office:value="0" calcext:value-type="float">
            <text:p>0</text:p>
          </table:table-cell>
          <table:table-cell office:value-type="float" office:value="-0.0000004390555" calcext:value-type="float">
            <text:p>-4.39055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054346" calcext:value-type="float">
            <text:p>-8.054346</text:p>
          </table:table-cell>
          <table:table-cell office:value-type="float" office:value="0" calcext:value-type="float">
            <text:p>0</text:p>
          </table:table-cell>
          <table:table-cell office:value-type="float" office:value="4.221173" calcext:value-type="float">
            <text:p>4.221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2" calcext:value-type="float">
            <text:p>26012002</text:p>
          </table:table-cell>
          <table:table-cell office:value-type="float" office:value="511.7286" calcext:value-type="float">
            <text:p>511.7286</text:p>
          </table:table-cell>
          <table:table-cell office:value-type="float" office:value="13158.48" calcext:value-type="float">
            <text:p>13158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110552" calcext:value-type="float">
            <text:p>-9.110552</text:p>
          </table:table-cell>
          <table:table-cell office:value-type="float" office:value="26.33257" calcext:value-type="float">
            <text:p>26.33257</text:p>
          </table:table-cell>
          <table:table-cell office:value-type="float" office:value="0" calcext:value-type="float">
            <text:p>0</text:p>
          </table:table-cell>
          <table:table-cell office:value-type="float" office:value="99.65538" calcext:value-type="float">
            <text:p>99.65538</text:p>
          </table:table-cell>
          <table:table-cell office:value-type="float" office:value="323.3852" calcext:value-type="float">
            <text:p>323.3852</text:p>
          </table:table-cell>
          <table:table-cell office:value-type="float" office:value="0.0119859" calcext:value-type="float">
            <text:p>0.01198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6523583" calcext:value-type="float">
            <text:p>6.523583E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9.098566" calcext:value-type="float">
            <text:p>-9.098566</text:p>
          </table:table-cell>
          <table:table-cell office:value-type="float" office:value="0" calcext:value-type="float">
            <text:p>0</text:p>
          </table:table-cell>
          <table:table-cell office:value-type="float" office:value="314.8524" calcext:value-type="float">
            <text:p>314.8524</text:p>
          </table:table-cell>
          <table:table-cell office:value-type="float" office:value="1081.039" calcext:value-type="float">
            <text:p>1081.039</text:p>
          </table:table-cell>
          <table:table-cell office:value-type="float" office:value="1324.071" calcext:value-type="float">
            <text:p>1324.071</text:p>
          </table:table-cell>
          <table:table-cell office:value-type="float" office:value="1319.461" calcext:value-type="float">
            <text:p>1319.461</text:p>
          </table:table-cell>
          <table:table-cell office:value-type="float" office:value="795.1588" calcext:value-type="float">
            <text:p>795.1588</text:p>
          </table:table-cell>
          <table:table-cell office:value-type="float" office:value="1102.616" calcext:value-type="float">
            <text:p>1102.616</text:p>
          </table:table-cell>
          <table:table-cell office:value-type="float" office:value="418.4595" calcext:value-type="float">
            <text:p>418.4595</text:p>
          </table:table-cell>
          <table:table-cell office:value-type="float" office:value="1875.51" calcext:value-type="float">
            <text:p>1875.51</text:p>
          </table:table-cell>
          <table:table-cell office:value-type="float" office:value="2105.734" calcext:value-type="float">
            <text:p>2105.734</text:p>
          </table:table-cell>
          <table:table-cell office:value-type="float" office:value="1676.753" calcext:value-type="float">
            <text:p>1676.753</text:p>
          </table:table-cell>
          <table:table-cell office:value-type="float" office:value="584.6324" calcext:value-type="float">
            <text:p>584.6324</text:p>
          </table:table-cell>
          <table:table-cell office:value-type="float" office:value="569.9612" calcext:value-type="float">
            <text:p>569.9612</text:p>
          </table:table-cell>
          <table:table-cell office:value-type="float" office:value="142.862" calcext:value-type="float">
            <text:p>142.862</text:p>
          </table:table-cell>
          <table:table-cell office:value-type="float" office:value="35.71029" calcext:value-type="float">
            <text:p>35.71029</text:p>
          </table:table-cell>
          <table:table-cell office:value-type="float" office:value="0" calcext:value-type="float">
            <text:p>0</text:p>
          </table:table-cell>
          <table:table-cell office:value-type="float" office:value="-0.000003016677" calcext:value-type="float">
            <text:p>-3.016677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453788" calcext:value-type="float">
            <text:p>-8.453788</text:p>
          </table:table-cell>
          <table:table-cell office:value-type="float" office:value="0" calcext:value-type="float">
            <text:p>0</text:p>
          </table:table-cell>
          <table:table-cell office:value-type="float" office:value="4.210943" calcext:value-type="float">
            <text:p>4.210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2" calcext:value-type="float">
            <text:p>27012002</text:p>
          </table:table-cell>
          <table:table-cell office:value-type="float" office:value="511.3557" calcext:value-type="float">
            <text:p>511.3557</text:p>
          </table:table-cell>
          <table:table-cell office:value-type="float" office:value="13158.46" calcext:value-type="float">
            <text:p>13158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55843" calcext:value-type="float">
            <text:p>-9.55843</text:p>
          </table:table-cell>
          <table:table-cell office:value-type="float" office:value="28.69426" calcext:value-type="float">
            <text:p>28.69426</text:p>
          </table:table-cell>
          <table:table-cell office:value-type="float" office:value="0" calcext:value-type="float">
            <text:p>0</text:p>
          </table:table-cell>
          <table:table-cell office:value-type="float" office:value="99.49771" calcext:value-type="float">
            <text:p>99.49771</text:p>
          </table:table-cell>
          <table:table-cell office:value-type="float" office:value="323.1914" calcext:value-type="float">
            <text:p>323.1914</text:p>
          </table:table-cell>
          <table:table-cell office:value-type="float" office:value="0.01264801" calcext:value-type="float">
            <text:p>0.012648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6523583" calcext:value-type="float">
            <text:p>6.523583E-09</text:p>
          </table:table-cell>
          <table:table-cell office:value-type="float" office:value="0" calcext:value-type="float">
            <text:p>0</text:p>
          </table:table-cell>
          <table:table-cell office:value-type="float" office:value="-0.0006946332" calcext:value-type="float">
            <text:p>-0.0006946332</text:p>
          </table:table-cell>
          <table:table-cell office:value-type="float" office:value="370" calcext:value-type="float">
            <text:p>370</text:p>
          </table:table-cell>
          <table:table-cell office:value-type="float" office:value="-9.545088" calcext:value-type="float">
            <text:p>-9.545088</text:p>
          </table:table-cell>
          <table:table-cell office:value-type="float" office:value="0" calcext:value-type="float">
            <text:p>0</text:p>
          </table:table-cell>
          <table:table-cell office:value-type="float" office:value="314.9011" calcext:value-type="float">
            <text:p>314.9011</text:p>
          </table:table-cell>
          <table:table-cell office:value-type="float" office:value="1080.981" calcext:value-type="float">
            <text:p>1080.981</text:p>
          </table:table-cell>
          <table:table-cell office:value-type="float" office:value="1324.001" calcext:value-type="float">
            <text:p>1324.001</text:p>
          </table:table-cell>
          <table:table-cell office:value-type="float" office:value="1319.409" calcext:value-type="float">
            <text:p>1319.409</text:p>
          </table:table-cell>
          <table:table-cell office:value-type="float" office:value="795.1305" calcext:value-type="float">
            <text:p>795.1305</text:p>
          </table:table-cell>
          <table:table-cell office:value-type="float" office:value="1102.598" calcext:value-type="float">
            <text:p>1102.598</text:p>
          </table:table-cell>
          <table:table-cell office:value-type="float" office:value="418.4554" calcext:value-type="float">
            <text:p>418.4554</text:p>
          </table:table-cell>
          <table:table-cell office:value-type="float" office:value="1875.503" calcext:value-type="float">
            <text:p>1875.503</text:p>
          </table:table-cell>
          <table:table-cell office:value-type="float" office:value="2105.729" calcext:value-type="float">
            <text:p>2105.729</text:p>
          </table:table-cell>
          <table:table-cell office:value-type="float" office:value="1676.75" calcext:value-type="float">
            <text:p>1676.75</text:p>
          </table:table-cell>
          <table:table-cell office:value-type="float" office:value="584.6317" calcext:value-type="float">
            <text:p>584.6317</text:p>
          </table:table-cell>
          <table:table-cell office:value-type="float" office:value="569.9606" calcext:value-type="float">
            <text:p>569.9606</text:p>
          </table:table-cell>
          <table:table-cell office:value-type="float" office:value="142.8619" calcext:value-type="float">
            <text:p>142.8619</text:p>
          </table:table-cell>
          <table:table-cell office:value-type="float" office:value="35.71027" calcext:value-type="float">
            <text:p>35.71027</text:p>
          </table:table-cell>
          <table:table-cell office:value-type="float" office:value="0" calcext:value-type="float">
            <text:p>0</text:p>
          </table:table-cell>
          <table:table-cell office:value-type="float" office:value="-0.000006872888" calcext:value-type="float">
            <text:p>-6.87288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82643" calcext:value-type="float">
            <text:p>-8.82643</text:p>
          </table:table-cell>
          <table:table-cell office:value-type="float" office:value="0" calcext:value-type="float">
            <text:p>0</text:p>
          </table:table-cell>
          <table:table-cell office:value-type="float" office:value="4.136974" calcext:value-type="float">
            <text:p>4.136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2" calcext:value-type="float">
            <text:p>28012002</text:p>
          </table:table-cell>
          <table:table-cell office:value-type="float" office:value="511.2535" calcext:value-type="float">
            <text:p>511.2535</text:p>
          </table:table-cell>
          <table:table-cell office:value-type="float" office:value="13158.43" calcext:value-type="float">
            <text:p>13158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735339" calcext:value-type="float">
            <text:p>-9.735339</text:p>
          </table:table-cell>
          <table:table-cell office:value-type="float" office:value="29.29708" calcext:value-type="float">
            <text:p>29.29708</text:p>
          </table:table-cell>
          <table:table-cell office:value-type="float" office:value="0" calcext:value-type="float">
            <text:p>0</text:p>
          </table:table-cell>
          <table:table-cell office:value-type="float" office:value="99.43877" calcext:value-type="float">
            <text:p>99.43877</text:p>
          </table:table-cell>
          <table:table-cell office:value-type="float" office:value="323.1743" calcext:value-type="float">
            <text:p>323.1743</text:p>
          </table:table-cell>
          <table:table-cell office:value-type="float" office:value="0.01318511" calcext:value-type="float">
            <text:p>0.013185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6523583" calcext:value-type="float">
            <text:p>6.523583E-09</text:p>
          </table:table-cell>
          <table:table-cell office:value-type="float" office:value="0" calcext:value-type="float">
            <text:p>0</text:p>
          </table:table-cell>
          <table:table-cell office:value-type="float" office:value="-0.001970404" calcext:value-type="float">
            <text:p>-0.001970404</text:p>
          </table:table-cell>
          <table:table-cell office:value-type="float" office:value="370" calcext:value-type="float">
            <text:p>370</text:p>
          </table:table-cell>
          <table:table-cell office:value-type="float" office:value="-9.720183" calcext:value-type="float">
            <text:p>-9.720183</text:p>
          </table:table-cell>
          <table:table-cell office:value-type="float" office:value="0" calcext:value-type="float">
            <text:p>0</text:p>
          </table:table-cell>
          <table:table-cell office:value-type="float" office:value="314.9108" calcext:value-type="float">
            <text:p>314.9108</text:p>
          </table:table-cell>
          <table:table-cell office:value-type="float" office:value="1080.964" calcext:value-type="float">
            <text:p>1080.964</text:p>
          </table:table-cell>
          <table:table-cell office:value-type="float" office:value="1323.973" calcext:value-type="float">
            <text:p>1323.973</text:p>
          </table:table-cell>
          <table:table-cell office:value-type="float" office:value="1319.383" calcext:value-type="float">
            <text:p>1319.383</text:p>
          </table:table-cell>
          <table:table-cell office:value-type="float" office:value="795.1121" calcext:value-type="float">
            <text:p>795.1121</text:p>
          </table:table-cell>
          <table:table-cell office:value-type="float" office:value="1102.583" calcext:value-type="float">
            <text:p>1102.583</text:p>
          </table:table-cell>
          <table:table-cell office:value-type="float" office:value="418.4512" calcext:value-type="float">
            <text:p>418.4512</text:p>
          </table:table-cell>
          <table:table-cell office:value-type="float" office:value="1875.495" calcext:value-type="float">
            <text:p>1875.495</text:p>
          </table:table-cell>
          <table:table-cell office:value-type="float" office:value="2105.725" calcext:value-type="float">
            <text:p>2105.725</text:p>
          </table:table-cell>
          <table:table-cell office:value-type="float" office:value="1676.748" calcext:value-type="float">
            <text:p>1676.748</text:p>
          </table:table-cell>
          <table:table-cell office:value-type="float" office:value="584.6309" calcext:value-type="float">
            <text:p>584.6309</text:p>
          </table:table-cell>
          <table:table-cell office:value-type="float" office:value="569.96" calcext:value-type="float">
            <text:p>569.96</text:p>
          </table:table-cell>
          <table:table-cell office:value-type="float" office:value="142.8619" calcext:value-type="float">
            <text:p>142.8619</text:p>
          </table:table-cell>
          <table:table-cell office:value-type="float" office:value="35.7103" calcext:value-type="float">
            <text:p>35.7103</text:p>
          </table:table-cell>
          <table:table-cell office:value-type="float" office:value="0" calcext:value-type="float">
            <text:p>0</text:p>
          </table:table-cell>
          <table:table-cell office:value-type="float" office:value="-0.000006958144" calcext:value-type="float">
            <text:p>-6.95814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957858" calcext:value-type="float">
            <text:p>-8.957858</text:p>
          </table:table-cell>
          <table:table-cell office:value-type="float" office:value="0" calcext:value-type="float">
            <text:p>0</text:p>
          </table:table-cell>
          <table:table-cell office:value-type="float" office:value="4.093228" calcext:value-type="float">
            <text:p>4.093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2" calcext:value-type="float">
            <text:p>29012002</text:p>
          </table:table-cell>
          <table:table-cell office:value-type="float" office:value="511.1792" calcext:value-type="float">
            <text:p>511.1792</text:p>
          </table:table-cell>
          <table:table-cell office:value-type="float" office:value="13158.4" calcext:value-type="float">
            <text:p>1315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882684" calcext:value-type="float">
            <text:p>-9.882684</text:p>
          </table:table-cell>
          <table:table-cell office:value-type="float" office:value="29.54747" calcext:value-type="float">
            <text:p>29.54747</text:p>
          </table:table-cell>
          <table:table-cell office:value-type="float" office:value="0" calcext:value-type="float">
            <text:p>0</text:p>
          </table:table-cell>
          <table:table-cell office:value-type="float" office:value="99.37792" calcext:value-type="float">
            <text:p>99.37792</text:p>
          </table:table-cell>
          <table:table-cell office:value-type="float" office:value="323.1625" calcext:value-type="float">
            <text:p>323.1625</text:p>
          </table:table-cell>
          <table:table-cell office:value-type="float" office:value="0.01368663" calcext:value-type="float">
            <text:p>0.013686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6523583" calcext:value-type="float">
            <text:p>6.523583E-09</text:p>
          </table:table-cell>
          <table:table-cell office:value-type="float" office:value="0" calcext:value-type="float">
            <text:p>0</text:p>
          </table:table-cell>
          <table:table-cell office:value-type="float" office:value="-0.003142005" calcext:value-type="float">
            <text:p>-0.003142005</text:p>
          </table:table-cell>
          <table:table-cell office:value-type="float" office:value="370" calcext:value-type="float">
            <text:p>370</text:p>
          </table:table-cell>
          <table:table-cell office:value-type="float" office:value="-9.865855" calcext:value-type="float">
            <text:p>-9.865855</text:p>
          </table:table-cell>
          <table:table-cell office:value-type="float" office:value="0" calcext:value-type="float">
            <text:p>0</text:p>
          </table:table-cell>
          <table:table-cell office:value-type="float" office:value="314.9189" calcext:value-type="float">
            <text:p>314.9189</text:p>
          </table:table-cell>
          <table:table-cell office:value-type="float" office:value="1080.952" calcext:value-type="float">
            <text:p>1080.952</text:p>
          </table:table-cell>
          <table:table-cell office:value-type="float" office:value="1323.952" calcext:value-type="float">
            <text:p>1323.952</text:p>
          </table:table-cell>
          <table:table-cell office:value-type="float" office:value="1319.365" calcext:value-type="float">
            <text:p>1319.365</text:p>
          </table:table-cell>
          <table:table-cell office:value-type="float" office:value="795.0985" calcext:value-type="float">
            <text:p>795.0985</text:p>
          </table:table-cell>
          <table:table-cell office:value-type="float" office:value="1102.573" calcext:value-type="float">
            <text:p>1102.573</text:p>
          </table:table-cell>
          <table:table-cell office:value-type="float" office:value="418.4478" calcext:value-type="float">
            <text:p>418.4478</text:p>
          </table:table-cell>
          <table:table-cell office:value-type="float" office:value="1875.488" calcext:value-type="float">
            <text:p>1875.488</text:p>
          </table:table-cell>
          <table:table-cell office:value-type="float" office:value="2105.72" calcext:value-type="float">
            <text:p>2105.72</text:p>
          </table:table-cell>
          <table:table-cell office:value-type="float" office:value="1676.745" calcext:value-type="float">
            <text:p>1676.745</text:p>
          </table:table-cell>
          <table:table-cell office:value-type="float" office:value="584.6302" calcext:value-type="float">
            <text:p>584.6302</text:p>
          </table:table-cell>
          <table:table-cell office:value-type="float" office:value="569.9594" calcext:value-type="float">
            <text:p>569.9594</text:p>
          </table:table-cell>
          <table:table-cell office:value-type="float" office:value="142.8618" calcext:value-type="float">
            <text:p>142.8618</text:p>
          </table:table-cell>
          <table:table-cell office:value-type="float" office:value="35.71032" calcext:value-type="float">
            <text:p>35.71032</text:p>
          </table:table-cell>
          <table:table-cell office:value-type="float" office:value="0" calcext:value-type="float">
            <text:p>0</text:p>
          </table:table-cell>
          <table:table-cell office:value-type="float" office:value="-0.000007004543" calcext:value-type="float">
            <text:p>-7.00454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058545" calcext:value-type="float">
            <text:p>-9.058545</text:p>
          </table:table-cell>
          <table:table-cell office:value-type="float" office:value="0" calcext:value-type="float">
            <text:p>0</text:p>
          </table:table-cell>
          <table:table-cell office:value-type="float" office:value="4.048182" calcext:value-type="float">
            <text:p>4.048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2" calcext:value-type="float">
            <text:p>30012002</text:p>
          </table:table-cell>
          <table:table-cell office:value-type="float" office:value="511.119" calcext:value-type="float">
            <text:p>511.119</text:p>
          </table:table-cell>
          <table:table-cell office:value-type="float" office:value="13158.38" calcext:value-type="float">
            <text:p>13158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997659" calcext:value-type="float">
            <text:p>-9.997659</text:p>
          </table:table-cell>
          <table:table-cell office:value-type="float" office:value="29.45762" calcext:value-type="float">
            <text:p>29.45762</text:p>
          </table:table-cell>
          <table:table-cell office:value-type="float" office:value="0" calcext:value-type="float">
            <text:p>0</text:p>
          </table:table-cell>
          <table:table-cell office:value-type="float" office:value="99.3185" calcext:value-type="float">
            <text:p>99.3185</text:p>
          </table:table-cell>
          <table:table-cell office:value-type="float" office:value="323.1566" calcext:value-type="float">
            <text:p>323.1566</text:p>
          </table:table-cell>
          <table:table-cell office:value-type="float" office:value="0.01414504" calcext:value-type="float">
            <text:p>0.01414504</text:p>
          </table:table-cell>
          <table:table-cell office:value-type="float" office:value="0" calcext:value-type="float">
            <text:p>0</text:p>
          </table:table-cell>
          <table:table-cell office:value-type="float" office:value="0.000000006523583" calcext:value-type="float">
            <text:p>6.523583E-09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9.980007" calcext:value-type="float">
            <text:p>-9.980007</text:p>
          </table:table-cell>
          <table:table-cell office:value-type="float" office:value="0" calcext:value-type="float">
            <text:p>0</text:p>
          </table:table-cell>
          <table:table-cell office:value-type="float" office:value="314.925" calcext:value-type="float">
            <text:p>314.925</text:p>
          </table:table-cell>
          <table:table-cell office:value-type="float" office:value="1080.943" calcext:value-type="float">
            <text:p>1080.943</text:p>
          </table:table-cell>
          <table:table-cell office:value-type="float" office:value="1323.934" calcext:value-type="float">
            <text:p>1323.934</text:p>
          </table:table-cell>
          <table:table-cell office:value-type="float" office:value="1319.348" calcext:value-type="float">
            <text:p>1319.348</text:p>
          </table:table-cell>
          <table:table-cell office:value-type="float" office:value="795.0861" calcext:value-type="float">
            <text:p>795.0861</text:p>
          </table:table-cell>
          <table:table-cell office:value-type="float" office:value="1102.564" calcext:value-type="float">
            <text:p>1102.564</text:p>
          </table:table-cell>
          <table:table-cell office:value-type="float" office:value="418.4445" calcext:value-type="float">
            <text:p>418.4445</text:p>
          </table:table-cell>
          <table:table-cell office:value-type="float" office:value="1875.481" calcext:value-type="float">
            <text:p>1875.481</text:p>
          </table:table-cell>
          <table:table-cell office:value-type="float" office:value="2105.716" calcext:value-type="float">
            <text:p>2105.716</text:p>
          </table:table-cell>
          <table:table-cell office:value-type="float" office:value="1676.743" calcext:value-type="float">
            <text:p>1676.743</text:p>
          </table:table-cell>
          <table:table-cell office:value-type="float" office:value="584.6295" calcext:value-type="float">
            <text:p>584.6295</text:p>
          </table:table-cell>
          <table:table-cell office:value-type="float" office:value="569.9588" calcext:value-type="float">
            <text:p>569.9588</text:p>
          </table:table-cell>
          <table:table-cell office:value-type="float" office:value="142.8617" calcext:value-type="float">
            <text:p>142.8617</text:p>
          </table:table-cell>
          <table:table-cell office:value-type="float" office:value="35.71033" calcext:value-type="float">
            <text:p>35.71033</text:p>
          </table:table-cell>
          <table:table-cell office:value-type="float" office:value="0" calcext:value-type="float">
            <text:p>0</text:p>
          </table:table-cell>
          <table:table-cell office:value-type="float" office:value="-0.000007191863" calcext:value-type="float">
            <text:p>-7.19186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144566" calcext:value-type="float">
            <text:p>-9.144566</text:p>
          </table:table-cell>
          <table:table-cell office:value-type="float" office:value="0" calcext:value-type="float">
            <text:p>0</text:p>
          </table:table-cell>
          <table:table-cell office:value-type="float" office:value="4.020025" calcext:value-type="float">
            <text:p>4.020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2" calcext:value-type="float">
            <text:p>31012002</text:p>
          </table:table-cell>
          <table:table-cell office:value-type="float" office:value="511.0334" calcext:value-type="float">
            <text:p>511.0334</text:p>
          </table:table-cell>
          <table:table-cell office:value-type="float" office:value="13158.36" calcext:value-type="float">
            <text:p>13158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12417" calcext:value-type="float">
            <text:p>-10.12417</text:p>
          </table:table-cell>
          <table:table-cell office:value-type="float" office:value="29.99741" calcext:value-type="float">
            <text:p>29.99741</text:p>
          </table:table-cell>
          <table:table-cell office:value-type="float" office:value="0" calcext:value-type="float">
            <text:p>0</text:p>
          </table:table-cell>
          <table:table-cell office:value-type="float" office:value="99.26004" calcext:value-type="float">
            <text:p>99.26004</text:p>
          </table:table-cell>
          <table:table-cell office:value-type="float" office:value="323.1224" calcext:value-type="float">
            <text:p>323.1224</text:p>
          </table:table-cell>
          <table:table-cell office:value-type="float" office:value="0.01462209" calcext:value-type="float">
            <text:p>0.01462209</text:p>
          </table:table-cell>
          <table:table-cell office:value-type="float" office:value="0" calcext:value-type="float">
            <text:p>0</text:p>
          </table:table-cell>
          <table:table-cell office:value-type="float" office:value="0.000000006523583" calcext:value-type="float">
            <text:p>6.523583E-09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10.10604" calcext:value-type="float">
            <text:p>-10.10604</text:p>
          </table:table-cell>
          <table:table-cell office:value-type="float" office:value="0" calcext:value-type="float">
            <text:p>0</text:p>
          </table:table-cell>
          <table:table-cell office:value-type="float" office:value="314.9352" calcext:value-type="float">
            <text:p>314.9352</text:p>
          </table:table-cell>
          <table:table-cell office:value-type="float" office:value="1080.933" calcext:value-type="float">
            <text:p>1080.933</text:p>
          </table:table-cell>
          <table:table-cell office:value-type="float" office:value="1323.919" calcext:value-type="float">
            <text:p>1323.919</text:p>
          </table:table-cell>
          <table:table-cell office:value-type="float" office:value="1319.332" calcext:value-type="float">
            <text:p>1319.332</text:p>
          </table:table-cell>
          <table:table-cell office:value-type="float" office:value="795.0743" calcext:value-type="float">
            <text:p>795.0743</text:p>
          </table:table-cell>
          <table:table-cell office:value-type="float" office:value="1102.555" calcext:value-type="float">
            <text:p>1102.555</text:p>
          </table:table-cell>
          <table:table-cell office:value-type="float" office:value="418.4415" calcext:value-type="float">
            <text:p>418.4415</text:p>
          </table:table-cell>
          <table:table-cell office:value-type="float" office:value="1875.475" calcext:value-type="float">
            <text:p>1875.475</text:p>
          </table:table-cell>
          <table:table-cell office:value-type="float" office:value="2105.711" calcext:value-type="float">
            <text:p>2105.711</text:p>
          </table:table-cell>
          <table:table-cell office:value-type="float" office:value="1676.74" calcext:value-type="float">
            <text:p>1676.74</text:p>
          </table:table-cell>
          <table:table-cell office:value-type="float" office:value="584.6287" calcext:value-type="float">
            <text:p>584.6287</text:p>
          </table:table-cell>
          <table:table-cell office:value-type="float" office:value="569.9583" calcext:value-type="float">
            <text:p>569.9583</text:p>
          </table:table-cell>
          <table:table-cell office:value-type="float" office:value="142.8617" calcext:value-type="float">
            <text:p>142.8617</text:p>
          </table:table-cell>
          <table:table-cell office:value-type="float" office:value="35.71032" calcext:value-type="float">
            <text:p>35.71032</text:p>
          </table:table-cell>
          <table:table-cell office:value-type="float" office:value="0" calcext:value-type="float">
            <text:p>0</text:p>
          </table:table-cell>
          <table:table-cell office:value-type="float" office:value="-0.000007420581" calcext:value-type="float">
            <text:p>-7.42058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248943" calcext:value-type="float">
            <text:p>-9.248943</text:p>
          </table:table-cell>
          <table:table-cell office:value-type="float" office:value="0" calcext:value-type="float">
            <text:p>0</text:p>
          </table:table-cell>
          <table:table-cell office:value-type="float" office:value="3.998336" calcext:value-type="float">
            <text:p>3.998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2" calcext:value-type="float">
            <text:p>1022002</text:p>
          </table:table-cell>
          <table:table-cell office:value-type="float" office:value="510.929" calcext:value-type="float">
            <text:p>510.929</text:p>
          </table:table-cell>
          <table:table-cell office:value-type="float" office:value="13158.35" calcext:value-type="float">
            <text:p>13158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26656" calcext:value-type="float">
            <text:p>-10.26656</text:p>
          </table:table-cell>
          <table:table-cell office:value-type="float" office:value="29.88053" calcext:value-type="float">
            <text:p>29.88053</text:p>
          </table:table-cell>
          <table:table-cell office:value-type="float" office:value="0" calcext:value-type="float">
            <text:p>0</text:p>
          </table:table-cell>
          <table:table-cell office:value-type="float" office:value="99.21592" calcext:value-type="float">
            <text:p>99.21592</text:p>
          </table:table-cell>
          <table:table-cell office:value-type="float" office:value="323.0651" calcext:value-type="float">
            <text:p>323.0651</text:p>
          </table:table-cell>
          <table:table-cell office:value-type="float" office:value="0.01508148" calcext:value-type="float">
            <text:p>0.015081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6523583" calcext:value-type="float">
            <text:p>6.523583E-09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10.24797" calcext:value-type="float">
            <text:p>-10.24797</text:p>
          </table:table-cell>
          <table:table-cell office:value-type="float" office:value="0" calcext:value-type="float">
            <text:p>0</text:p>
          </table:table-cell>
          <table:table-cell office:value-type="float" office:value="314.9493" calcext:value-type="float">
            <text:p>314.9493</text:p>
          </table:table-cell>
          <table:table-cell office:value-type="float" office:value="1080.924" calcext:value-type="float">
            <text:p>1080.924</text:p>
          </table:table-cell>
          <table:table-cell office:value-type="float" office:value="1323.907" calcext:value-type="float">
            <text:p>1323.907</text:p>
          </table:table-cell>
          <table:table-cell office:value-type="float" office:value="1319.318" calcext:value-type="float">
            <text:p>1319.318</text:p>
          </table:table-cell>
          <table:table-cell office:value-type="float" office:value="795.0631" calcext:value-type="float">
            <text:p>795.0631</text:p>
          </table:table-cell>
          <table:table-cell office:value-type="float" office:value="1102.546" calcext:value-type="float">
            <text:p>1102.546</text:p>
          </table:table-cell>
          <table:table-cell office:value-type="float" office:value="418.4386" calcext:value-type="float">
            <text:p>418.4386</text:p>
          </table:table-cell>
          <table:table-cell office:value-type="float" office:value="1875.468" calcext:value-type="float">
            <text:p>1875.468</text:p>
          </table:table-cell>
          <table:table-cell office:value-type="float" office:value="2105.707" calcext:value-type="float">
            <text:p>2105.707</text:p>
          </table:table-cell>
          <table:table-cell office:value-type="float" office:value="1676.738" calcext:value-type="float">
            <text:p>1676.738</text:p>
          </table:table-cell>
          <table:table-cell office:value-type="float" office:value="584.628" calcext:value-type="float">
            <text:p>584.628</text:p>
          </table:table-cell>
          <table:table-cell office:value-type="float" office:value="569.9576" calcext:value-type="float">
            <text:p>569.9576</text:p>
          </table:table-cell>
          <table:table-cell office:value-type="float" office:value="142.8616" calcext:value-type="float">
            <text:p>142.8616</text:p>
          </table:table-cell>
          <table:table-cell office:value-type="float" office:value="35.71031" calcext:value-type="float">
            <text:p>35.71031</text:p>
          </table:table-cell>
          <table:table-cell office:value-type="float" office:value="0" calcext:value-type="float">
            <text:p>0</text:p>
          </table:table-cell>
          <table:table-cell office:value-type="float" office:value="-0.000007588641" calcext:value-type="float">
            <text:p>-7.58864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367977" calcext:value-type="float">
            <text:p>-9.367977</text:p>
          </table:table-cell>
          <table:table-cell office:value-type="float" office:value="0" calcext:value-type="float">
            <text:p>0</text:p>
          </table:table-cell>
          <table:table-cell office:value-type="float" office:value="3.9754" calcext:value-type="float">
            <text:p>3.9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2" calcext:value-type="float">
            <text:p>2022002</text:p>
          </table:table-cell>
          <table:table-cell office:value-type="float" office:value="510.7116" calcext:value-type="float">
            <text:p>510.7116</text:p>
          </table:table-cell>
          <table:table-cell office:value-type="float" office:value="13158.35" calcext:value-type="float">
            <text:p>13158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50441" calcext:value-type="float">
            <text:p>-10.50441</text:p>
          </table:table-cell>
          <table:table-cell office:value-type="float" office:value="30.42447" calcext:value-type="float">
            <text:p>30.42447</text:p>
          </table:table-cell>
          <table:table-cell office:value-type="float" office:value="0" calcext:value-type="float">
            <text:p>0</text:p>
          </table:table-cell>
          <table:table-cell office:value-type="float" office:value="99.24904" calcext:value-type="float">
            <text:p>99.24904</text:p>
          </table:table-cell>
          <table:table-cell office:value-type="float" office:value="322.8902" calcext:value-type="float">
            <text:p>322.8902</text:p>
          </table:table-cell>
          <table:table-cell office:value-type="float" office:value="0.01555138" calcext:value-type="float">
            <text:p>0.015551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7450756" calcext:value-type="float">
            <text:p>7.450756E-09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10.48536" calcext:value-type="float">
            <text:p>-10.48536</text:p>
          </table:table-cell>
          <table:table-cell office:value-type="float" office:value="0" calcext:value-type="float">
            <text:p>0</text:p>
          </table:table-cell>
          <table:table-cell office:value-type="float" office:value="314.9793" calcext:value-type="float">
            <text:p>314.9793</text:p>
          </table:table-cell>
          <table:table-cell office:value-type="float" office:value="1080.915" calcext:value-type="float">
            <text:p>1080.915</text:p>
          </table:table-cell>
          <table:table-cell office:value-type="float" office:value="1323.895" calcext:value-type="float">
            <text:p>1323.895</text:p>
          </table:table-cell>
          <table:table-cell office:value-type="float" office:value="1319.303" calcext:value-type="float">
            <text:p>1319.303</text:p>
          </table:table-cell>
          <table:table-cell office:value-type="float" office:value="795.0523" calcext:value-type="float">
            <text:p>795.0523</text:p>
          </table:table-cell>
          <table:table-cell office:value-type="float" office:value="1102.536" calcext:value-type="float">
            <text:p>1102.536</text:p>
          </table:table-cell>
          <table:table-cell office:value-type="float" office:value="418.4357" calcext:value-type="float">
            <text:p>418.4357</text:p>
          </table:table-cell>
          <table:table-cell office:value-type="float" office:value="1875.462" calcext:value-type="float">
            <text:p>1875.462</text:p>
          </table:table-cell>
          <table:table-cell office:value-type="float" office:value="2105.702" calcext:value-type="float">
            <text:p>2105.702</text:p>
          </table:table-cell>
          <table:table-cell office:value-type="float" office:value="1676.735" calcext:value-type="float">
            <text:p>1676.735</text:p>
          </table:table-cell>
          <table:table-cell office:value-type="float" office:value="584.6273" calcext:value-type="float">
            <text:p>584.6273</text:p>
          </table:table-cell>
          <table:table-cell office:value-type="float" office:value="569.9571" calcext:value-type="float">
            <text:p>569.9571</text:p>
          </table:table-cell>
          <table:table-cell office:value-type="float" office:value="142.8616" calcext:value-type="float">
            <text:p>142.8616</text:p>
          </table:table-cell>
          <table:table-cell office:value-type="float" office:value="35.7103" calcext:value-type="float">
            <text:p>35.7103</text:p>
          </table:table-cell>
          <table:table-cell office:value-type="float" office:value="0" calcext:value-type="float">
            <text:p>0</text:p>
          </table:table-cell>
          <table:table-cell office:value-type="float" office:value="-0.000007588309" calcext:value-type="float">
            <text:p>-7.58830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584663" calcext:value-type="float">
            <text:p>-9.584663</text:p>
          </table:table-cell>
          <table:table-cell office:value-type="float" office:value="0" calcext:value-type="float">
            <text:p>0</text:p>
          </table:table-cell>
          <table:table-cell office:value-type="float" office:value="3.954625" calcext:value-type="float">
            <text:p>3.954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2" calcext:value-type="float">
            <text:p>3022002</text:p>
          </table:table-cell>
          <table:table-cell office:value-type="float" office:value="510.4218" calcext:value-type="float">
            <text:p>510.4218</text:p>
          </table:table-cell>
          <table:table-cell office:value-type="float" office:value="13158.36" calcext:value-type="float">
            <text:p>13158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80857" calcext:value-type="float">
            <text:p>-10.80857</text:p>
          </table:table-cell>
          <table:table-cell office:value-type="float" office:value="30.95372" calcext:value-type="float">
            <text:p>30.95372</text:p>
          </table:table-cell>
          <table:table-cell office:value-type="float" office:value="0" calcext:value-type="float">
            <text:p>0</text:p>
          </table:table-cell>
          <table:table-cell office:value-type="float" office:value="99.34849" calcext:value-type="float">
            <text:p>99.34849</text:p>
          </table:table-cell>
          <table:table-cell office:value-type="float" office:value="322.6398" calcext:value-type="float">
            <text:p>322.6398</text:p>
          </table:table-cell>
          <table:table-cell office:value-type="float" office:value="0.01603558" calcext:value-type="float">
            <text:p>0.01603558</text:p>
          </table:table-cell>
          <table:table-cell office:value-type="float" office:value="0" calcext:value-type="float">
            <text:p>0</text:p>
          </table:table-cell>
          <table:table-cell office:value-type="float" office:value="0.000000009201598" calcext:value-type="float">
            <text:p>9.201598E-09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10.78903" calcext:value-type="float">
            <text:p>-10.78903</text:p>
          </table:table-cell>
          <table:table-cell office:value-type="float" office:value="0" calcext:value-type="float">
            <text:p>0</text:p>
          </table:table-cell>
          <table:table-cell office:value-type="float" office:value="315.0197" calcext:value-type="float">
            <text:p>315.0197</text:p>
          </table:table-cell>
          <table:table-cell office:value-type="float" office:value="1080.905" calcext:value-type="float">
            <text:p>1080.905</text:p>
          </table:table-cell>
          <table:table-cell office:value-type="float" office:value="1323.885" calcext:value-type="float">
            <text:p>1323.885</text:p>
          </table:table-cell>
          <table:table-cell office:value-type="float" office:value="1319.288" calcext:value-type="float">
            <text:p>1319.288</text:p>
          </table:table-cell>
          <table:table-cell office:value-type="float" office:value="795.0416" calcext:value-type="float">
            <text:p>795.0416</text:p>
          </table:table-cell>
          <table:table-cell office:value-type="float" office:value="1102.527" calcext:value-type="float">
            <text:p>1102.527</text:p>
          </table:table-cell>
          <table:table-cell office:value-type="float" office:value="418.4329" calcext:value-type="float">
            <text:p>418.4329</text:p>
          </table:table-cell>
          <table:table-cell office:value-type="float" office:value="1875.456" calcext:value-type="float">
            <text:p>1875.456</text:p>
          </table:table-cell>
          <table:table-cell office:value-type="float" office:value="2105.698" calcext:value-type="float">
            <text:p>2105.698</text:p>
          </table:table-cell>
          <table:table-cell office:value-type="float" office:value="1676.733" calcext:value-type="float">
            <text:p>1676.733</text:p>
          </table:table-cell>
          <table:table-cell office:value-type="float" office:value="584.6265" calcext:value-type="float">
            <text:p>584.6265</text:p>
          </table:table-cell>
          <table:table-cell office:value-type="float" office:value="569.9565" calcext:value-type="float">
            <text:p>569.9565</text:p>
          </table:table-cell>
          <table:table-cell office:value-type="float" office:value="142.8615" calcext:value-type="float">
            <text:p>142.8615</text:p>
          </table:table-cell>
          <table:table-cell office:value-type="float" office:value="35.71029" calcext:value-type="float">
            <text:p>35.71029</text:p>
          </table:table-cell>
          <table:table-cell office:value-type="float" office:value="0" calcext:value-type="float">
            <text:p>0</text:p>
          </table:table-cell>
          <table:table-cell office:value-type="float" office:value="-0.000007587982" calcext:value-type="float">
            <text:p>-7.58798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866142" calcext:value-type="float">
            <text:p>-9.866142</text:p>
          </table:table-cell>
          <table:table-cell office:value-type="float" office:value="0" calcext:value-type="float">
            <text:p>0</text:p>
          </table:table-cell>
          <table:table-cell office:value-type="float" office:value="3.932348" calcext:value-type="float">
            <text:p>3.932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2" calcext:value-type="float">
            <text:p>4022002</text:p>
          </table:table-cell>
          <table:table-cell office:value-type="float" office:value="510.2891" calcext:value-type="float">
            <text:p>510.2891</text:p>
          </table:table-cell>
          <table:table-cell office:value-type="float" office:value="13158.35" calcext:value-type="float">
            <text:p>13158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97463" calcext:value-type="float">
            <text:p>-10.97463</text:p>
          </table:table-cell>
          <table:table-cell office:value-type="float" office:value="31.58073" calcext:value-type="float">
            <text:p>31.58073</text:p>
          </table:table-cell>
          <table:table-cell office:value-type="float" office:value="0" calcext:value-type="float">
            <text:p>0</text:p>
          </table:table-cell>
          <table:table-cell office:value-type="float" office:value="99.33102" calcext:value-type="float">
            <text:p>99.33102</text:p>
          </table:table-cell>
          <table:table-cell office:value-type="float" office:value="322.5506" calcext:value-type="float">
            <text:p>322.5506</text:p>
          </table:table-cell>
          <table:table-cell office:value-type="float" office:value="0.01649133" calcext:value-type="float">
            <text:p>0.01649133</text:p>
          </table:table-cell>
          <table:table-cell office:value-type="float" office:value="0" calcext:value-type="float">
            <text:p>0</text:p>
          </table:table-cell>
          <table:table-cell office:value-type="float" office:value="0.000000009201598" calcext:value-type="float">
            <text:p>9.201598E-09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10.95464" calcext:value-type="float">
            <text:p>-10.95464</text:p>
          </table:table-cell>
          <table:table-cell office:value-type="float" office:value="0" calcext:value-type="float">
            <text:p>0</text:p>
          </table:table-cell>
          <table:table-cell office:value-type="float" office:value="315.035" calcext:value-type="float">
            <text:p>315.035</text:p>
          </table:table-cell>
          <table:table-cell office:value-type="float" office:value="1080.897" calcext:value-type="float">
            <text:p>1080.897</text:p>
          </table:table-cell>
          <table:table-cell office:value-type="float" office:value="1323.874" calcext:value-type="float">
            <text:p>1323.874</text:p>
          </table:table-cell>
          <table:table-cell office:value-type="float" office:value="1319.274" calcext:value-type="float">
            <text:p>1319.274</text:p>
          </table:table-cell>
          <table:table-cell office:value-type="float" office:value="795.0309" calcext:value-type="float">
            <text:p>795.0309</text:p>
          </table:table-cell>
          <table:table-cell office:value-type="float" office:value="1102.517" calcext:value-type="float">
            <text:p>1102.517</text:p>
          </table:table-cell>
          <table:table-cell office:value-type="float" office:value="418.4301" calcext:value-type="float">
            <text:p>418.4301</text:p>
          </table:table-cell>
          <table:table-cell office:value-type="float" office:value="1875.45" calcext:value-type="float">
            <text:p>1875.45</text:p>
          </table:table-cell>
          <table:table-cell office:value-type="float" office:value="2105.694" calcext:value-type="float">
            <text:p>2105.694</text:p>
          </table:table-cell>
          <table:table-cell office:value-type="float" office:value="1676.73" calcext:value-type="float">
            <text:p>1676.73</text:p>
          </table:table-cell>
          <table:table-cell office:value-type="float" office:value="584.6258" calcext:value-type="float">
            <text:p>584.6258</text:p>
          </table:table-cell>
          <table:table-cell office:value-type="float" office:value="569.9559" calcext:value-type="float">
            <text:p>569.9559</text:p>
          </table:table-cell>
          <table:table-cell office:value-type="float" office:value="142.8615" calcext:value-type="float">
            <text:p>142.8615</text:p>
          </table:table-cell>
          <table:table-cell office:value-type="float" office:value="35.71029" calcext:value-type="float">
            <text:p>35.71029</text:p>
          </table:table-cell>
          <table:table-cell office:value-type="float" office:value="0" calcext:value-type="float">
            <text:p>0</text:p>
          </table:table-cell>
          <table:table-cell office:value-type="float" office:value="-0.000007587274" calcext:value-type="float">
            <text:p>-7.58727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00784" calcext:value-type="float">
            <text:p>-10.00784</text:p>
          </table:table-cell>
          <table:table-cell office:value-type="float" office:value="0" calcext:value-type="float">
            <text:p>0</text:p>
          </table:table-cell>
          <table:table-cell office:value-type="float" office:value="3.908378" calcext:value-type="float">
            <text:p>3.908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2" calcext:value-type="float">
            <text:p>5022002</text:p>
          </table:table-cell>
          <table:table-cell office:value-type="float" office:value="510.1045" calcext:value-type="float">
            <text:p>510.1045</text:p>
          </table:table-cell>
          <table:table-cell office:value-type="float" office:value="13158.34" calcext:value-type="float">
            <text:p>13158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18171" calcext:value-type="float">
            <text:p>-11.18171</text:p>
          </table:table-cell>
          <table:table-cell office:value-type="float" office:value="31.57168" calcext:value-type="float">
            <text:p>31.57168</text:p>
          </table:table-cell>
          <table:table-cell office:value-type="float" office:value="0" calcext:value-type="float">
            <text:p>0</text:p>
          </table:table-cell>
          <table:table-cell office:value-type="float" office:value="99.35016" calcext:value-type="float">
            <text:p>99.35016</text:p>
          </table:table-cell>
          <table:table-cell office:value-type="float" office:value="322.4035" calcext:value-type="float">
            <text:p>322.4035</text:p>
          </table:table-cell>
          <table:table-cell office:value-type="float" office:value="0.01693796" calcext:value-type="float">
            <text:p>0.01693796</text:p>
          </table:table-cell>
          <table:table-cell office:value-type="float" office:value="0" calcext:value-type="float">
            <text:p>0</text:p>
          </table:table-cell>
          <table:table-cell office:value-type="float" office:value="0.00000001030516" calcext:value-type="float">
            <text:p>1.030516E-08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11.16126" calcext:value-type="float">
            <text:p>-11.16126</text:p>
          </table:table-cell>
          <table:table-cell office:value-type="float" office:value="0" calcext:value-type="float">
            <text:p>0</text:p>
          </table:table-cell>
          <table:table-cell office:value-type="float" office:value="315.0609" calcext:value-type="float">
            <text:p>315.0609</text:p>
          </table:table-cell>
          <table:table-cell office:value-type="float" office:value="1080.889" calcext:value-type="float">
            <text:p>1080.889</text:p>
          </table:table-cell>
          <table:table-cell office:value-type="float" office:value="1323.865" calcext:value-type="float">
            <text:p>1323.865</text:p>
          </table:table-cell>
          <table:table-cell office:value-type="float" office:value="1319.261" calcext:value-type="float">
            <text:p>1319.261</text:p>
          </table:table-cell>
          <table:table-cell office:value-type="float" office:value="795.0203" calcext:value-type="float">
            <text:p>795.0203</text:p>
          </table:table-cell>
          <table:table-cell office:value-type="float" office:value="1102.507" calcext:value-type="float">
            <text:p>1102.507</text:p>
          </table:table-cell>
          <table:table-cell office:value-type="float" office:value="418.4274" calcext:value-type="float">
            <text:p>418.4274</text:p>
          </table:table-cell>
          <table:table-cell office:value-type="float" office:value="1875.444" calcext:value-type="float">
            <text:p>1875.444</text:p>
          </table:table-cell>
          <table:table-cell office:value-type="float" office:value="2105.69" calcext:value-type="float">
            <text:p>2105.69</text:p>
          </table:table-cell>
          <table:table-cell office:value-type="float" office:value="1676.728" calcext:value-type="float">
            <text:p>1676.728</text:p>
          </table:table-cell>
          <table:table-cell office:value-type="float" office:value="584.6251" calcext:value-type="float">
            <text:p>584.6251</text:p>
          </table:table-cell>
          <table:table-cell office:value-type="float" office:value="569.9554" calcext:value-type="float">
            <text:p>569.9554</text:p>
          </table:table-cell>
          <table:table-cell office:value-type="float" office:value="142.8615" calcext:value-type="float">
            <text:p>142.8615</text:p>
          </table:table-cell>
          <table:table-cell office:value-type="float" office:value="35.71028" calcext:value-type="float">
            <text:p>35.71028</text:p>
          </table:table-cell>
          <table:table-cell office:value-type="float" office:value="0" calcext:value-type="float">
            <text:p>0</text:p>
          </table:table-cell>
          <table:table-cell office:value-type="float" office:value="-0.000007586834" calcext:value-type="float">
            <text:p>-7.58683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19339" calcext:value-type="float">
            <text:p>-10.19339</text:p>
          </table:table-cell>
          <table:table-cell office:value-type="float" office:value="0" calcext:value-type="float">
            <text:p>0</text:p>
          </table:table-cell>
          <table:table-cell office:value-type="float" office:value="3.887167" calcext:value-type="float">
            <text:p>3.887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2" calcext:value-type="float">
            <text:p>6022002</text:p>
          </table:table-cell>
          <table:table-cell office:value-type="float" office:value="509.5381" calcext:value-type="float">
            <text:p>509.5381</text:p>
          </table:table-cell>
          <table:table-cell office:value-type="float" office:value="13158.38" calcext:value-type="float">
            <text:p>13158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72537" calcext:value-type="float">
            <text:p>-11.72537</text:p>
          </table:table-cell>
          <table:table-cell office:value-type="float" office:value="32.31266" calcext:value-type="float">
            <text:p>32.31266</text:p>
          </table:table-cell>
          <table:table-cell office:value-type="float" office:value="0" calcext:value-type="float">
            <text:p>0</text:p>
          </table:table-cell>
          <table:table-cell office:value-type="float" office:value="99.67908" calcext:value-type="float">
            <text:p>99.67908</text:p>
          </table:table-cell>
          <table:table-cell office:value-type="float" office:value="321.8548" calcext:value-type="float">
            <text:p>321.8548</text:p>
          </table:table-cell>
          <table:table-cell office:value-type="float" office:value="0.01742016" calcext:value-type="float">
            <text:p>0.01742016</text:p>
          </table:table-cell>
          <table:table-cell office:value-type="float" office:value="0" calcext:value-type="float">
            <text:p>0</text:p>
          </table:table-cell>
          <table:table-cell office:value-type="float" office:value="0.00000001258621" calcext:value-type="float">
            <text:p>1.258621E-08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11.70444" calcext:value-type="float">
            <text:p>-11.70444</text:p>
          </table:table-cell>
          <table:table-cell office:value-type="float" office:value="0" calcext:value-type="float">
            <text:p>0</text:p>
          </table:table-cell>
          <table:table-cell office:value-type="float" office:value="315.1496" calcext:value-type="float">
            <text:p>315.1496</text:p>
          </table:table-cell>
          <table:table-cell office:value-type="float" office:value="1080.879" calcext:value-type="float">
            <text:p>1080.879</text:p>
          </table:table-cell>
          <table:table-cell office:value-type="float" office:value="1323.854" calcext:value-type="float">
            <text:p>1323.854</text:p>
          </table:table-cell>
          <table:table-cell office:value-type="float" office:value="1319.248" calcext:value-type="float">
            <text:p>1319.248</text:p>
          </table:table-cell>
          <table:table-cell office:value-type="float" office:value="795.01" calcext:value-type="float">
            <text:p>795.01</text:p>
          </table:table-cell>
          <table:table-cell office:value-type="float" office:value="1102.498" calcext:value-type="float">
            <text:p>1102.498</text:p>
          </table:table-cell>
          <table:table-cell office:value-type="float" office:value="418.4248" calcext:value-type="float">
            <text:p>418.4248</text:p>
          </table:table-cell>
          <table:table-cell office:value-type="float" office:value="1875.438" calcext:value-type="float">
            <text:p>1875.438</text:p>
          </table:table-cell>
          <table:table-cell office:value-type="float" office:value="2105.686" calcext:value-type="float">
            <text:p>2105.686</text:p>
          </table:table-cell>
          <table:table-cell office:value-type="float" office:value="1676.725" calcext:value-type="float">
            <text:p>1676.725</text:p>
          </table:table-cell>
          <table:table-cell office:value-type="float" office:value="584.6244" calcext:value-type="float">
            <text:p>584.6244</text:p>
          </table:table-cell>
          <table:table-cell office:value-type="float" office:value="569.9548" calcext:value-type="float">
            <text:p>569.9548</text:p>
          </table:table-cell>
          <table:table-cell office:value-type="float" office:value="142.8614" calcext:value-type="float">
            <text:p>142.8614</text:p>
          </table:table-cell>
          <table:table-cell office:value-type="float" office:value="35.71027" calcext:value-type="float">
            <text:p>35.71027</text:p>
          </table:table-cell>
          <table:table-cell office:value-type="float" office:value="0" calcext:value-type="float">
            <text:p>0</text:p>
          </table:table-cell>
          <table:table-cell office:value-type="float" office:value="-0.00000758742" calcext:value-type="float">
            <text:p>-7.5874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71968" calcext:value-type="float">
            <text:p>-10.71968</text:p>
          </table:table-cell>
          <table:table-cell office:value-type="float" office:value="0" calcext:value-type="float">
            <text:p>0</text:p>
          </table:table-cell>
          <table:table-cell office:value-type="float" office:value="3.870236" calcext:value-type="float">
            <text:p>3.870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2" calcext:value-type="float">
            <text:p>7022002</text:p>
          </table:table-cell>
          <table:table-cell office:value-type="float" office:value="508.6093" calcext:value-type="float">
            <text:p>508.6093</text:p>
          </table:table-cell>
          <table:table-cell office:value-type="float" office:value="13158.44" calcext:value-type="float">
            <text:p>13158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60435" calcext:value-type="float">
            <text:p>-12.60435</text:p>
          </table:table-cell>
          <table:table-cell office:value-type="float" office:value="34.77953" calcext:value-type="float">
            <text:p>34.77953</text:p>
          </table:table-cell>
          <table:table-cell office:value-type="float" office:value="0" calcext:value-type="float">
            <text:p>0</text:p>
          </table:table-cell>
          <table:table-cell office:value-type="float" office:value="100.3047" calcext:value-type="float">
            <text:p>100.3047</text:p>
          </table:table-cell>
          <table:table-cell office:value-type="float" office:value="320.9805" calcext:value-type="float">
            <text:p>320.9805</text:p>
          </table:table-cell>
          <table:table-cell office:value-type="float" office:value="0.0179519" calcext:value-type="float">
            <text:p>0.0179519</text:p>
          </table:table-cell>
          <table:table-cell office:value-type="float" office:value="0" calcext:value-type="float">
            <text:p>0</text:p>
          </table:table-cell>
          <table:table-cell office:value-type="float" office:value="0.0000000131132" calcext:value-type="float">
            <text:p>1.31132E-08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12.58289" calcext:value-type="float">
            <text:p>-12.58289</text:p>
          </table:table-cell>
          <table:table-cell office:value-type="float" office:value="0" calcext:value-type="float">
            <text:p>0</text:p>
          </table:table-cell>
          <table:table-cell office:value-type="float" office:value="315.2362" calcext:value-type="float">
            <text:p>315.2362</text:p>
          </table:table-cell>
          <table:table-cell office:value-type="float" office:value="1080.863" calcext:value-type="float">
            <text:p>1080.863</text:p>
          </table:table-cell>
          <table:table-cell office:value-type="float" office:value="1323.842" calcext:value-type="float">
            <text:p>1323.842</text:p>
          </table:table-cell>
          <table:table-cell office:value-type="float" office:value="1319.235" calcext:value-type="float">
            <text:p>1319.235</text:p>
          </table:table-cell>
          <table:table-cell office:value-type="float" office:value="794.9995" calcext:value-type="float">
            <text:p>794.9995</text:p>
          </table:table-cell>
          <table:table-cell office:value-type="float" office:value="1102.489" calcext:value-type="float">
            <text:p>1102.489</text:p>
          </table:table-cell>
          <table:table-cell office:value-type="float" office:value="418.4221" calcext:value-type="float">
            <text:p>418.4221</text:p>
          </table:table-cell>
          <table:table-cell office:value-type="float" office:value="1875.432" calcext:value-type="float">
            <text:p>1875.432</text:p>
          </table:table-cell>
          <table:table-cell office:value-type="float" office:value="2105.681" calcext:value-type="float">
            <text:p>2105.681</text:p>
          </table:table-cell>
          <table:table-cell office:value-type="float" office:value="1676.723" calcext:value-type="float">
            <text:p>1676.723</text:p>
          </table:table-cell>
          <table:table-cell office:value-type="float" office:value="584.6237" calcext:value-type="float">
            <text:p>584.6237</text:p>
          </table:table-cell>
          <table:table-cell office:value-type="float" office:value="569.9543" calcext:value-type="float">
            <text:p>569.9543</text:p>
          </table:table-cell>
          <table:table-cell office:value-type="float" office:value="142.8614" calcext:value-type="float">
            <text:p>142.8614</text:p>
          </table:table-cell>
          <table:table-cell office:value-type="float" office:value="35.71025" calcext:value-type="float">
            <text:p>35.71025</text:p>
          </table:table-cell>
          <table:table-cell office:value-type="float" office:value="0" calcext:value-type="float">
            <text:p>0</text:p>
          </table:table-cell>
          <table:table-cell office:value-type="float" office:value="-0.00000759154" calcext:value-type="float">
            <text:p>-7.5915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57894" calcext:value-type="float">
            <text:p>-11.57894</text:p>
          </table:table-cell>
          <table:table-cell office:value-type="float" office:value="0" calcext:value-type="float">
            <text:p>0</text:p>
          </table:table-cell>
          <table:table-cell office:value-type="float" office:value="3.850996" calcext:value-type="float">
            <text:p>3.850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2" calcext:value-type="float">
            <text:p>8022002</text:p>
          </table:table-cell>
          <table:table-cell office:value-type="float" office:value="507.5446" calcext:value-type="float">
            <text:p>507.5446</text:p>
          </table:table-cell>
          <table:table-cell office:value-type="float" office:value="13158.52" calcext:value-type="float">
            <text:p>13158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60287" calcext:value-type="float">
            <text:p>-13.60287</text:p>
          </table:table-cell>
          <table:table-cell office:value-type="float" office:value="38.19541" calcext:value-type="float">
            <text:p>38.19541</text:p>
          </table:table-cell>
          <table:table-cell office:value-type="float" office:value="0" calcext:value-type="float">
            <text:p>0</text:p>
          </table:table-cell>
          <table:table-cell office:value-type="float" office:value="100.9905" calcext:value-type="float">
            <text:p>100.9905</text:p>
          </table:table-cell>
          <table:table-cell office:value-type="float" office:value="319.9812" calcext:value-type="float">
            <text:p>319.9812</text:p>
          </table:table-cell>
          <table:table-cell office:value-type="float" office:value="0.01852063" calcext:value-type="float">
            <text:p>0.01852063</text:p>
          </table:table-cell>
          <table:table-cell office:value-type="float" office:value="0" calcext:value-type="float">
            <text:p>0</text:p>
          </table:table-cell>
          <table:table-cell office:value-type="float" office:value="0.0000000131132" calcext:value-type="float">
            <text:p>1.31132E-08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13.58085" calcext:value-type="float">
            <text:p>-13.58085</text:p>
          </table:table-cell>
          <table:table-cell office:value-type="float" office:value="0" calcext:value-type="float">
            <text:p>0</text:p>
          </table:table-cell>
          <table:table-cell office:value-type="float" office:value="315.3363" calcext:value-type="float">
            <text:p>315.3363</text:p>
          </table:table-cell>
          <table:table-cell office:value-type="float" office:value="1080.841" calcext:value-type="float">
            <text:p>1080.841</text:p>
          </table:table-cell>
          <table:table-cell office:value-type="float" office:value="1323.826" calcext:value-type="float">
            <text:p>1323.826</text:p>
          </table:table-cell>
          <table:table-cell office:value-type="float" office:value="1319.221" calcext:value-type="float">
            <text:p>1319.221</text:p>
          </table:table-cell>
          <table:table-cell office:value-type="float" office:value="794.989" calcext:value-type="float">
            <text:p>794.989</text:p>
          </table:table-cell>
          <table:table-cell office:value-type="float" office:value="1102.479" calcext:value-type="float">
            <text:p>1102.479</text:p>
          </table:table-cell>
          <table:table-cell office:value-type="float" office:value="418.4195" calcext:value-type="float">
            <text:p>418.4195</text:p>
          </table:table-cell>
          <table:table-cell office:value-type="float" office:value="1875.426" calcext:value-type="float">
            <text:p>1875.426</text:p>
          </table:table-cell>
          <table:table-cell office:value-type="float" office:value="2105.677" calcext:value-type="float">
            <text:p>2105.677</text:p>
          </table:table-cell>
          <table:table-cell office:value-type="float" office:value="1676.721" calcext:value-type="float">
            <text:p>1676.721</text:p>
          </table:table-cell>
          <table:table-cell office:value-type="float" office:value="584.623" calcext:value-type="float">
            <text:p>584.623</text:p>
          </table:table-cell>
          <table:table-cell office:value-type="float" office:value="569.9538" calcext:value-type="float">
            <text:p>569.9538</text:p>
          </table:table-cell>
          <table:table-cell office:value-type="float" office:value="142.8613" calcext:value-type="float">
            <text:p>142.8613</text:p>
          </table:table-cell>
          <table:table-cell office:value-type="float" office:value="35.71025" calcext:value-type="float">
            <text:p>35.71025</text:p>
          </table:table-cell>
          <table:table-cell office:value-type="float" office:value="0" calcext:value-type="float">
            <text:p>0</text:p>
          </table:table-cell>
          <table:table-cell office:value-type="float" office:value="-0.000007606267" calcext:value-type="float">
            <text:p>-7.606267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55858" calcext:value-type="float">
            <text:p>-12.55858</text:p>
          </table:table-cell>
          <table:table-cell office:value-type="float" office:value="0" calcext:value-type="float">
            <text:p>0</text:p>
          </table:table-cell>
          <table:table-cell office:value-type="float" office:value="3.83257" calcext:value-type="float">
            <text:p>3.83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2" calcext:value-type="float">
            <text:p>9022002</text:p>
          </table:table-cell>
          <table:table-cell office:value-type="float" office:value="507.2603" calcext:value-type="float">
            <text:p>507.2603</text:p>
          </table:table-cell>
          <table:table-cell office:value-type="float" office:value="13158.53" calcext:value-type="float">
            <text:p>13158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8718" calcext:value-type="float">
            <text:p>-13.8718</text:p>
          </table:table-cell>
          <table:table-cell office:value-type="float" office:value="36.11192" calcext:value-type="float">
            <text:p>36.11192</text:p>
          </table:table-cell>
          <table:table-cell office:value-type="float" office:value="0" calcext:value-type="float">
            <text:p>0</text:p>
          </table:table-cell>
          <table:table-cell office:value-type="float" office:value="101.0306" calcext:value-type="float">
            <text:p>101.0306</text:p>
          </table:table-cell>
          <table:table-cell office:value-type="float" office:value="319.728" calcext:value-type="float">
            <text:p>319.728</text:p>
          </table:table-cell>
          <table:table-cell office:value-type="float" office:value="0.01894563" calcext:value-type="float">
            <text:p>0.01894563</text:p>
          </table:table-cell>
          <table:table-cell office:value-type="float" office:value="0" calcext:value-type="float">
            <text:p>0</text:p>
          </table:table-cell>
          <table:table-cell office:value-type="float" office:value="0.000002072471" calcext:value-type="float">
            <text:p>2.072471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13.84935" calcext:value-type="float">
            <text:p>-13.84935</text:p>
          </table:table-cell>
          <table:table-cell office:value-type="float" office:value="0" calcext:value-type="float">
            <text:p>0</text:p>
          </table:table-cell>
          <table:table-cell office:value-type="float" office:value="315.3972" calcext:value-type="float">
            <text:p>315.3972</text:p>
          </table:table-cell>
          <table:table-cell office:value-type="float" office:value="1080.828" calcext:value-type="float">
            <text:p>1080.828</text:p>
          </table:table-cell>
          <table:table-cell office:value-type="float" office:value="1323.808" calcext:value-type="float">
            <text:p>1323.808</text:p>
          </table:table-cell>
          <table:table-cell office:value-type="float" office:value="1319.207" calcext:value-type="float">
            <text:p>1319.207</text:p>
          </table:table-cell>
          <table:table-cell office:value-type="float" office:value="794.9785" calcext:value-type="float">
            <text:p>794.9785</text:p>
          </table:table-cell>
          <table:table-cell office:value-type="float" office:value="1102.47" calcext:value-type="float">
            <text:p>1102.47</text:p>
          </table:table-cell>
          <table:table-cell office:value-type="float" office:value="418.4168" calcext:value-type="float">
            <text:p>418.4168</text:p>
          </table:table-cell>
          <table:table-cell office:value-type="float" office:value="1875.42" calcext:value-type="float">
            <text:p>1875.42</text:p>
          </table:table-cell>
          <table:table-cell office:value-type="float" office:value="2105.673" calcext:value-type="float">
            <text:p>2105.673</text:p>
          </table:table-cell>
          <table:table-cell office:value-type="float" office:value="1676.718" calcext:value-type="float">
            <text:p>1676.718</text:p>
          </table:table-cell>
          <table:table-cell office:value-type="float" office:value="584.6223" calcext:value-type="float">
            <text:p>584.6223</text:p>
          </table:table-cell>
          <table:table-cell office:value-type="float" office:value="569.9532" calcext:value-type="float">
            <text:p>569.9532</text:p>
          </table:table-cell>
          <table:table-cell office:value-type="float" office:value="142.8613" calcext:value-type="float">
            <text:p>142.8613</text:p>
          </table:table-cell>
          <table:table-cell office:value-type="float" office:value="35.71024" calcext:value-type="float">
            <text:p>35.71024</text:p>
          </table:table-cell>
          <table:table-cell office:value-type="float" office:value="0" calcext:value-type="float">
            <text:p>0</text:p>
          </table:table-cell>
          <table:table-cell office:value-type="float" office:value="-0.000007607006" calcext:value-type="float">
            <text:p>-7.60700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82461" calcext:value-type="float">
            <text:p>-12.82461</text:p>
          </table:table-cell>
          <table:table-cell office:value-type="float" office:value="0" calcext:value-type="float">
            <text:p>0</text:p>
          </table:table-cell>
          <table:table-cell office:value-type="float" office:value="3.830049" calcext:value-type="float">
            <text:p>3.830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2" calcext:value-type="float">
            <text:p>10022002</text:p>
          </table:table-cell>
          <table:table-cell office:value-type="float" office:value="506.5699" calcext:value-type="float">
            <text:p>506.5699</text:p>
          </table:table-cell>
          <table:table-cell office:value-type="float" office:value="13158.58" calcext:value-type="float">
            <text:p>13158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5356" calcext:value-type="float">
            <text:p>-14.5356</text:p>
          </table:table-cell>
          <table:table-cell office:value-type="float" office:value="38.30224" calcext:value-type="float">
            <text:p>38.30224</text:p>
          </table:table-cell>
          <table:table-cell office:value-type="float" office:value="0" calcext:value-type="float">
            <text:p>0</text:p>
          </table:table-cell>
          <table:table-cell office:value-type="float" office:value="101.426" calcext:value-type="float">
            <text:p>101.426</text:p>
          </table:table-cell>
          <table:table-cell office:value-type="float" office:value="319.0941" calcext:value-type="float">
            <text:p>319.0941</text:p>
          </table:table-cell>
          <table:table-cell office:value-type="float" office:value="0.01939381" calcext:value-type="float">
            <text:p>0.01939381</text:p>
          </table:table-cell>
          <table:table-cell office:value-type="float" office:value="0" calcext:value-type="float">
            <text:p>0</text:p>
          </table:table-cell>
          <table:table-cell office:value-type="float" office:value="0.000002526472" calcext:value-type="float">
            <text:p>2.526472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14.5127" calcext:value-type="float">
            <text:p>-14.5127</text:p>
          </table:table-cell>
          <table:table-cell office:value-type="float" office:value="0" calcext:value-type="float">
            <text:p>0</text:p>
          </table:table-cell>
          <table:table-cell office:value-type="float" office:value="315.4757" calcext:value-type="float">
            <text:p>315.4757</text:p>
          </table:table-cell>
          <table:table-cell office:value-type="float" office:value="1080.808" calcext:value-type="float">
            <text:p>1080.808</text:p>
          </table:table-cell>
          <table:table-cell office:value-type="float" office:value="1323.79" calcext:value-type="float">
            <text:p>1323.79</text:p>
          </table:table-cell>
          <table:table-cell office:value-type="float" office:value="1319.193" calcext:value-type="float">
            <text:p>1319.193</text:p>
          </table:table-cell>
          <table:table-cell office:value-type="float" office:value="794.968" calcext:value-type="float">
            <text:p>794.968</text:p>
          </table:table-cell>
          <table:table-cell office:value-type="float" office:value="1102.461" calcext:value-type="float">
            <text:p>1102.461</text:p>
          </table:table-cell>
          <table:table-cell office:value-type="float" office:value="418.4138" calcext:value-type="float">
            <text:p>418.4138</text:p>
          </table:table-cell>
          <table:table-cell office:value-type="float" office:value="1875.414" calcext:value-type="float">
            <text:p>1875.414</text:p>
          </table:table-cell>
          <table:table-cell office:value-type="float" office:value="2105.669" calcext:value-type="float">
            <text:p>2105.669</text:p>
          </table:table-cell>
          <table:table-cell office:value-type="float" office:value="1676.716" calcext:value-type="float">
            <text:p>1676.716</text:p>
          </table:table-cell>
          <table:table-cell office:value-type="float" office:value="584.6216" calcext:value-type="float">
            <text:p>584.6216</text:p>
          </table:table-cell>
          <table:table-cell office:value-type="float" office:value="569.9528" calcext:value-type="float">
            <text:p>569.9528</text:p>
          </table:table-cell>
          <table:table-cell office:value-type="float" office:value="142.8613" calcext:value-type="float">
            <text:p>142.8613</text:p>
          </table:table-cell>
          <table:table-cell office:value-type="float" office:value="35.71023" calcext:value-type="float">
            <text:p>35.71023</text:p>
          </table:table-cell>
          <table:table-cell office:value-type="float" office:value="0" calcext:value-type="float">
            <text:p>0</text:p>
          </table:table-cell>
          <table:table-cell office:value-type="float" office:value="-0.000007607126" calcext:value-type="float">
            <text:p>-7.60712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4607" calcext:value-type="float">
            <text:p>-13.4607</text:p>
          </table:table-cell>
          <table:table-cell office:value-type="float" office:value="0" calcext:value-type="float">
            <text:p>0</text:p>
          </table:table-cell>
          <table:table-cell office:value-type="float" office:value="3.80271" calcext:value-type="float">
            <text:p>3.80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2" calcext:value-type="float">
            <text:p>11022002</text:p>
          </table:table-cell>
          <table:table-cell office:value-type="float" office:value="505.4731" calcext:value-type="float">
            <text:p>505.4731</text:p>
          </table:table-cell>
          <table:table-cell office:value-type="float" office:value="13158.67" calcext:value-type="float">
            <text:p>13158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5141" calcext:value-type="float">
            <text:p>-15.55141</text:p>
          </table:table-cell>
          <table:table-cell office:value-type="float" office:value="40.53624" calcext:value-type="float">
            <text:p>40.53624</text:p>
          </table:table-cell>
          <table:table-cell office:value-type="float" office:value="0" calcext:value-type="float">
            <text:p>0</text:p>
          </table:table-cell>
          <table:table-cell office:value-type="float" office:value="102.1638" calcext:value-type="float">
            <text:p>102.1638</text:p>
          </table:table-cell>
          <table:table-cell office:value-type="float" office:value="318.0469" calcext:value-type="float">
            <text:p>318.0469</text:p>
          </table:table-cell>
          <table:table-cell office:value-type="float" office:value="0.01984039" calcext:value-type="float">
            <text:p>0.01984039</text:p>
          </table:table-cell>
          <table:table-cell office:value-type="float" office:value="0" calcext:value-type="float">
            <text:p>0</text:p>
          </table:table-cell>
          <table:table-cell office:value-type="float" office:value="0.000002974576" calcext:value-type="float">
            <text:p>2.974576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15.52807" calcext:value-type="float">
            <text:p>-15.52807</text:p>
          </table:table-cell>
          <table:table-cell office:value-type="float" office:value="0" calcext:value-type="float">
            <text:p>0</text:p>
          </table:table-cell>
          <table:table-cell office:value-type="float" office:value="315.6016" calcext:value-type="float">
            <text:p>315.6016</text:p>
          </table:table-cell>
          <table:table-cell office:value-type="float" office:value="1080.788" calcext:value-type="float">
            <text:p>1080.788</text:p>
          </table:table-cell>
          <table:table-cell office:value-type="float" office:value="1323.771" calcext:value-type="float">
            <text:p>1323.771</text:p>
          </table:table-cell>
          <table:table-cell office:value-type="float" office:value="1319.178" calcext:value-type="float">
            <text:p>1319.178</text:p>
          </table:table-cell>
          <table:table-cell office:value-type="float" office:value="794.9578" calcext:value-type="float">
            <text:p>794.9578</text:p>
          </table:table-cell>
          <table:table-cell office:value-type="float" office:value="1102.451" calcext:value-type="float">
            <text:p>1102.451</text:p>
          </table:table-cell>
          <table:table-cell office:value-type="float" office:value="418.4109" calcext:value-type="float">
            <text:p>418.4109</text:p>
          </table:table-cell>
          <table:table-cell office:value-type="float" office:value="1875.408" calcext:value-type="float">
            <text:p>1875.408</text:p>
          </table:table-cell>
          <table:table-cell office:value-type="float" office:value="2105.666" calcext:value-type="float">
            <text:p>2105.666</text:p>
          </table:table-cell>
          <table:table-cell office:value-type="float" office:value="1676.714" calcext:value-type="float">
            <text:p>1676.714</text:p>
          </table:table-cell>
          <table:table-cell office:value-type="float" office:value="584.621" calcext:value-type="float">
            <text:p>584.621</text:p>
          </table:table-cell>
          <table:table-cell office:value-type="float" office:value="569.9522" calcext:value-type="float">
            <text:p>569.9522</text:p>
          </table:table-cell>
          <table:table-cell office:value-type="float" office:value="142.8612" calcext:value-type="float">
            <text:p>142.8612</text:p>
          </table:table-cell>
          <table:table-cell office:value-type="float" office:value="35.71022" calcext:value-type="float">
            <text:p>35.71022</text:p>
          </table:table-cell>
          <table:table-cell office:value-type="float" office:value="0" calcext:value-type="float">
            <text:p>0</text:p>
          </table:table-cell>
          <table:table-cell office:value-type="float" office:value="-0.000007609786" calcext:value-type="float">
            <text:p>-7.60978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46367" calcext:value-type="float">
            <text:p>-14.46367</text:p>
          </table:table-cell>
          <table:table-cell office:value-type="float" office:value="0" calcext:value-type="float">
            <text:p>0</text:p>
          </table:table-cell>
          <table:table-cell office:value-type="float" office:value="3.790293" calcext:value-type="float">
            <text:p>3.790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2" calcext:value-type="float">
            <text:p>12022002</text:p>
          </table:table-cell>
          <table:table-cell office:value-type="float" office:value="503.7085" calcext:value-type="float">
            <text:p>503.7085</text:p>
          </table:table-cell>
          <table:table-cell office:value-type="float" office:value="13158.81" calcext:value-type="float">
            <text:p>13158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17332" calcext:value-type="float">
            <text:p>-17.17332</text:p>
          </table:table-cell>
          <table:table-cell office:value-type="float" office:value="45.69835" calcext:value-type="float">
            <text:p>45.69835</text:p>
          </table:table-cell>
          <table:table-cell office:value-type="float" office:value="0" calcext:value-type="float">
            <text:p>0</text:p>
          </table:table-cell>
          <table:table-cell office:value-type="float" office:value="103.4484" calcext:value-type="float">
            <text:p>103.4484</text:p>
          </table:table-cell>
          <table:table-cell office:value-type="float" office:value="316.3674" calcext:value-type="float">
            <text:p>316.3674</text:p>
          </table:table-cell>
          <table:table-cell office:value-type="float" office:value="0.02030544" calcext:value-type="float">
            <text:p>0.02030544</text:p>
          </table:table-cell>
          <table:table-cell office:value-type="float" office:value="0" calcext:value-type="float">
            <text:p>0</text:p>
          </table:table-cell>
          <table:table-cell office:value-type="float" office:value="0.000002974576" calcext:value-type="float">
            <text:p>2.974576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17.14952" calcext:value-type="float">
            <text:p>-17.14952</text:p>
          </table:table-cell>
          <table:table-cell office:value-type="float" office:value="0" calcext:value-type="float">
            <text:p>0</text:p>
          </table:table-cell>
          <table:table-cell office:value-type="float" office:value="315.7668" calcext:value-type="float">
            <text:p>315.7668</text:p>
          </table:table-cell>
          <table:table-cell office:value-type="float" office:value="1080.754" calcext:value-type="float">
            <text:p>1080.754</text:p>
          </table:table-cell>
          <table:table-cell office:value-type="float" office:value="1323.75" calcext:value-type="float">
            <text:p>1323.75</text:p>
          </table:table-cell>
          <table:table-cell office:value-type="float" office:value="1319.164" calcext:value-type="float">
            <text:p>1319.164</text:p>
          </table:table-cell>
          <table:table-cell office:value-type="float" office:value="794.9471" calcext:value-type="float">
            <text:p>794.9471</text:p>
          </table:table-cell>
          <table:table-cell office:value-type="float" office:value="1102.442" calcext:value-type="float">
            <text:p>1102.442</text:p>
          </table:table-cell>
          <table:table-cell office:value-type="float" office:value="418.4083" calcext:value-type="float">
            <text:p>418.4083</text:p>
          </table:table-cell>
          <table:table-cell office:value-type="float" office:value="1875.402" calcext:value-type="float">
            <text:p>1875.402</text:p>
          </table:table-cell>
          <table:table-cell office:value-type="float" office:value="2105.662" calcext:value-type="float">
            <text:p>2105.662</text:p>
          </table:table-cell>
          <table:table-cell office:value-type="float" office:value="1676.712" calcext:value-type="float">
            <text:p>1676.712</text:p>
          </table:table-cell>
          <table:table-cell office:value-type="float" office:value="584.6204" calcext:value-type="float">
            <text:p>584.6204</text:p>
          </table:table-cell>
          <table:table-cell office:value-type="float" office:value="569.9517" calcext:value-type="float">
            <text:p>569.9517</text:p>
          </table:table-cell>
          <table:table-cell office:value-type="float" office:value="142.8612" calcext:value-type="float">
            <text:p>142.8612</text:p>
          </table:table-cell>
          <table:table-cell office:value-type="float" office:value="35.71021" calcext:value-type="float">
            <text:p>35.71021</text:p>
          </table:table-cell>
          <table:table-cell office:value-type="float" office:value="0" calcext:value-type="float">
            <text:p>0</text:p>
          </table:table-cell>
          <table:table-cell office:value-type="float" office:value="-0.000007627663" calcext:value-type="float">
            <text:p>-7.62766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07228" calcext:value-type="float">
            <text:p>-16.07228</text:p>
          </table:table-cell>
          <table:table-cell office:value-type="float" office:value="0" calcext:value-type="float">
            <text:p>0</text:p>
          </table:table-cell>
          <table:table-cell office:value-type="float" office:value="3.777376" calcext:value-type="float">
            <text:p>3.777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2" calcext:value-type="float">
            <text:p>13022002</text:p>
          </table:table-cell>
          <table:table-cell office:value-type="float" office:value="502.1754" calcext:value-type="float">
            <text:p>502.1754</text:p>
          </table:table-cell>
          <table:table-cell office:value-type="float" office:value="13158.94" calcext:value-type="float">
            <text:p>13158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57666" calcext:value-type="float">
            <text:p>-18.57666</text:p>
          </table:table-cell>
          <table:table-cell office:value-type="float" office:value="49.31897" calcext:value-type="float">
            <text:p>49.31897</text:p>
          </table:table-cell>
          <table:table-cell office:value-type="float" office:value="0" calcext:value-type="float">
            <text:p>0</text:p>
          </table:table-cell>
          <table:table-cell office:value-type="float" office:value="104.4453" calcext:value-type="float">
            <text:p>104.4453</text:p>
          </table:table-cell>
          <table:table-cell office:value-type="float" office:value="314.9337" calcext:value-type="float">
            <text:p>314.9337</text:p>
          </table:table-cell>
          <table:table-cell office:value-type="float" office:value="0.02079624" calcext:value-type="float">
            <text:p>0.02079624</text:p>
          </table:table-cell>
          <table:table-cell office:value-type="float" office:value="0" calcext:value-type="float">
            <text:p>0</text:p>
          </table:table-cell>
          <table:table-cell office:value-type="float" office:value="0.000002974576" calcext:value-type="float">
            <text:p>2.974576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18.55236" calcext:value-type="float">
            <text:p>-18.55236</text:p>
          </table:table-cell>
          <table:table-cell office:value-type="float" office:value="0" calcext:value-type="float">
            <text:p>0</text:p>
          </table:table-cell>
          <table:table-cell office:value-type="float" office:value="315.9245" calcext:value-type="float">
            <text:p>315.9245</text:p>
          </table:table-cell>
          <table:table-cell office:value-type="float" office:value="1080.719" calcext:value-type="float">
            <text:p>1080.719</text:p>
          </table:table-cell>
          <table:table-cell office:value-type="float" office:value="1323.715" calcext:value-type="float">
            <text:p>1323.715</text:p>
          </table:table-cell>
          <table:table-cell office:value-type="float" office:value="1319.141" calcext:value-type="float">
            <text:p>1319.141</text:p>
          </table:table-cell>
          <table:table-cell office:value-type="float" office:value="794.9343" calcext:value-type="float">
            <text:p>794.9343</text:p>
          </table:table-cell>
          <table:table-cell office:value-type="float" office:value="1102.432" calcext:value-type="float">
            <text:p>1102.432</text:p>
          </table:table-cell>
          <table:table-cell office:value-type="float" office:value="418.4056" calcext:value-type="float">
            <text:p>418.4056</text:p>
          </table:table-cell>
          <table:table-cell office:value-type="float" office:value="1875.396" calcext:value-type="float">
            <text:p>1875.396</text:p>
          </table:table-cell>
          <table:table-cell office:value-type="float" office:value="2105.658" calcext:value-type="float">
            <text:p>2105.658</text:p>
          </table:table-cell>
          <table:table-cell office:value-type="float" office:value="1676.71" calcext:value-type="float">
            <text:p>1676.71</text:p>
          </table:table-cell>
          <table:table-cell office:value-type="float" office:value="584.6197" calcext:value-type="float">
            <text:p>584.6197</text:p>
          </table:table-cell>
          <table:table-cell office:value-type="float" office:value="569.9512" calcext:value-type="float">
            <text:p>569.9512</text:p>
          </table:table-cell>
          <table:table-cell office:value-type="float" office:value="142.8611" calcext:value-type="float">
            <text:p>142.8611</text:p>
          </table:table-cell>
          <table:table-cell office:value-type="float" office:value="35.7102" calcext:value-type="float">
            <text:p>35.7102</text:p>
          </table:table-cell>
          <table:table-cell office:value-type="float" office:value="0" calcext:value-type="float">
            <text:p>0</text:p>
          </table:table-cell>
          <table:table-cell office:value-type="float" office:value="-0.000007644631" calcext:value-type="float">
            <text:p>-7.64463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46539" calcext:value-type="float">
            <text:p>-17.46539</text:p>
          </table:table-cell>
          <table:table-cell office:value-type="float" office:value="0" calcext:value-type="float">
            <text:p>0</text:p>
          </table:table-cell>
          <table:table-cell office:value-type="float" office:value="3.767415" calcext:value-type="float">
            <text:p>3.767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2" calcext:value-type="float">
            <text:p>14022002</text:p>
          </table:table-cell>
          <table:table-cell office:value-type="float" office:value="500.7284" calcext:value-type="float">
            <text:p>500.7284</text:p>
          </table:table-cell>
          <table:table-cell office:value-type="float" office:value="13159.05" calcext:value-type="float">
            <text:p>13159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90025" calcext:value-type="float">
            <text:p>-19.90025</text:p>
          </table:table-cell>
          <table:table-cell office:value-type="float" office:value="52.90466" calcext:value-type="float">
            <text:p>52.90466</text:p>
          </table:table-cell>
          <table:table-cell office:value-type="float" office:value="0" calcext:value-type="float">
            <text:p>0</text:p>
          </table:table-cell>
          <table:table-cell office:value-type="float" office:value="105.3123" calcext:value-type="float">
            <text:p>105.3123</text:p>
          </table:table-cell>
          <table:table-cell office:value-type="float" office:value="313.6068" calcext:value-type="float">
            <text:p>313.6068</text:p>
          </table:table-cell>
          <table:table-cell office:value-type="float" office:value="0.02131112" calcext:value-type="float">
            <text:p>0.02131112</text:p>
          </table:table-cell>
          <table:table-cell office:value-type="float" office:value="0" calcext:value-type="float">
            <text:p>0</text:p>
          </table:table-cell>
          <table:table-cell office:value-type="float" office:value="0.000002974576" calcext:value-type="float">
            <text:p>2.974576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19.87544" calcext:value-type="float">
            <text:p>-19.87544</text:p>
          </table:table-cell>
          <table:table-cell office:value-type="float" office:value="0" calcext:value-type="float">
            <text:p>0</text:p>
          </table:table-cell>
          <table:table-cell office:value-type="float" office:value="316.0834" calcext:value-type="float">
            <text:p>316.0834</text:p>
          </table:table-cell>
          <table:table-cell office:value-type="float" office:value="1080.676" calcext:value-type="float">
            <text:p>1080.676</text:p>
          </table:table-cell>
          <table:table-cell office:value-type="float" office:value="1323.671" calcext:value-type="float">
            <text:p>1323.671</text:p>
          </table:table-cell>
          <table:table-cell office:value-type="float" office:value="1319.112" calcext:value-type="float">
            <text:p>1319.112</text:p>
          </table:table-cell>
          <table:table-cell office:value-type="float" office:value="794.9174" calcext:value-type="float">
            <text:p>794.9174</text:p>
          </table:table-cell>
          <table:table-cell office:value-type="float" office:value="1102.422" calcext:value-type="float">
            <text:p>1102.422</text:p>
          </table:table-cell>
          <table:table-cell office:value-type="float" office:value="418.4024" calcext:value-type="float">
            <text:p>418.4024</text:p>
          </table:table-cell>
          <table:table-cell office:value-type="float" office:value="1875.39" calcext:value-type="float">
            <text:p>1875.39</text:p>
          </table:table-cell>
          <table:table-cell office:value-type="float" office:value="2105.654" calcext:value-type="float">
            <text:p>2105.654</text:p>
          </table:table-cell>
          <table:table-cell office:value-type="float" office:value="1676.707" calcext:value-type="float">
            <text:p>1676.707</text:p>
          </table:table-cell>
          <table:table-cell office:value-type="float" office:value="584.6191" calcext:value-type="float">
            <text:p>584.6191</text:p>
          </table:table-cell>
          <table:table-cell office:value-type="float" office:value="569.9506" calcext:value-type="float">
            <text:p>569.9506</text:p>
          </table:table-cell>
          <table:table-cell office:value-type="float" office:value="142.8611" calcext:value-type="float">
            <text:p>142.8611</text:p>
          </table:table-cell>
          <table:table-cell office:value-type="float" office:value="35.71019" calcext:value-type="float">
            <text:p>35.71019</text:p>
          </table:table-cell>
          <table:table-cell office:value-type="float" office:value="0" calcext:value-type="float">
            <text:p>0</text:p>
          </table:table-cell>
          <table:table-cell office:value-type="float" office:value="-0.000007655469" calcext:value-type="float">
            <text:p>-7.65546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77799" calcext:value-type="float">
            <text:p>-18.77799</text:p>
          </table:table-cell>
          <table:table-cell office:value-type="float" office:value="0" calcext:value-type="float">
            <text:p>0</text:p>
          </table:table-cell>
          <table:table-cell office:value-type="float" office:value="3.756795" calcext:value-type="float">
            <text:p>3.756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2" calcext:value-type="float">
            <text:p>15022002</text:p>
          </table:table-cell>
          <table:table-cell office:value-type="float" office:value="498.4211" calcext:value-type="float">
            <text:p>498.4211</text:p>
          </table:table-cell>
          <table:table-cell office:value-type="float" office:value="13159.25" calcext:value-type="float">
            <text:p>13159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99699" calcext:value-type="float">
            <text:p>-21.99699</text:p>
          </table:table-cell>
          <table:table-cell office:value-type="float" office:value="58.90178" calcext:value-type="float">
            <text:p>58.90178</text:p>
          </table:table-cell>
          <table:table-cell office:value-type="float" office:value="0" calcext:value-type="float">
            <text:p>0</text:p>
          </table:table-cell>
          <table:table-cell office:value-type="float" office:value="106.7658" calcext:value-type="float">
            <text:p>106.7658</text:p>
          </table:table-cell>
          <table:table-cell office:value-type="float" office:value="311.4793" calcext:value-type="float">
            <text:p>311.4793</text:p>
          </table:table-cell>
          <table:table-cell office:value-type="float" office:value="0.02187843" calcext:value-type="float">
            <text:p>0.02187843</text:p>
          </table:table-cell>
          <table:table-cell office:value-type="float" office:value="0" calcext:value-type="float">
            <text:p>0</text:p>
          </table:table-cell>
          <table:table-cell office:value-type="float" office:value="0.000002974576" calcext:value-type="float">
            <text:p>2.974576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21.97161" calcext:value-type="float">
            <text:p>-21.97161</text:p>
          </table:table-cell>
          <table:table-cell office:value-type="float" office:value="0" calcext:value-type="float">
            <text:p>0</text:p>
          </table:table-cell>
          <table:table-cell office:value-type="float" office:value="316.3241" calcext:value-type="float">
            <text:p>316.3241</text:p>
          </table:table-cell>
          <table:table-cell office:value-type="float" office:value="1080.608" calcext:value-type="float">
            <text:p>1080.608</text:p>
          </table:table-cell>
          <table:table-cell office:value-type="float" office:value="1323.61" calcext:value-type="float">
            <text:p>1323.61</text:p>
          </table:table-cell>
          <table:table-cell office:value-type="float" office:value="1319.07" calcext:value-type="float">
            <text:p>1319.07</text:p>
          </table:table-cell>
          <table:table-cell office:value-type="float" office:value="794.8943" calcext:value-type="float">
            <text:p>794.8943</text:p>
          </table:table-cell>
          <table:table-cell office:value-type="float" office:value="1102.409" calcext:value-type="float">
            <text:p>1102.409</text:p>
          </table:table-cell>
          <table:table-cell office:value-type="float" office:value="418.399" calcext:value-type="float">
            <text:p>418.399</text:p>
          </table:table-cell>
          <table:table-cell office:value-type="float" office:value="1875.384" calcext:value-type="float">
            <text:p>1875.384</text:p>
          </table:table-cell>
          <table:table-cell office:value-type="float" office:value="2105.65" calcext:value-type="float">
            <text:p>2105.65</text:p>
          </table:table-cell>
          <table:table-cell office:value-type="float" office:value="1676.705" calcext:value-type="float">
            <text:p>1676.705</text:p>
          </table:table-cell>
          <table:table-cell office:value-type="float" office:value="584.6184" calcext:value-type="float">
            <text:p>584.6184</text:p>
          </table:table-cell>
          <table:table-cell office:value-type="float" office:value="569.9501" calcext:value-type="float">
            <text:p>569.9501</text:p>
          </table:table-cell>
          <table:table-cell office:value-type="float" office:value="142.8611" calcext:value-type="float">
            <text:p>142.8611</text:p>
          </table:table-cell>
          <table:table-cell office:value-type="float" office:value="35.71017" calcext:value-type="float">
            <text:p>35.71017</text:p>
          </table:table-cell>
          <table:table-cell office:value-type="float" office:value="0" calcext:value-type="float">
            <text:p>0</text:p>
          </table:table-cell>
          <table:table-cell office:value-type="float" office:value="-0.000007776428" calcext:value-type="float">
            <text:p>-7.77642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86913" calcext:value-type="float">
            <text:p>-20.86913</text:p>
          </table:table-cell>
          <table:table-cell office:value-type="float" office:value="0" calcext:value-type="float">
            <text:p>0</text:p>
          </table:table-cell>
          <table:table-cell office:value-type="float" office:value="3.751576" calcext:value-type="float">
            <text:p>3.751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2" calcext:value-type="float">
            <text:p>16022002</text:p>
          </table:table-cell>
          <table:table-cell office:value-type="float" office:value="496.4882" calcext:value-type="float">
            <text:p>496.4882</text:p>
          </table:table-cell>
          <table:table-cell office:value-type="float" office:value="13159.41" calcext:value-type="float">
            <text:p>13159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75288" calcext:value-type="float">
            <text:p>-23.75288</text:p>
          </table:table-cell>
          <table:table-cell office:value-type="float" office:value="64.93045" calcext:value-type="float">
            <text:p>64.93045</text:p>
          </table:table-cell>
          <table:table-cell office:value-type="float" office:value="0" calcext:value-type="float">
            <text:p>0</text:p>
          </table:table-cell>
          <table:table-cell office:value-type="float" office:value="107.7294" calcext:value-type="float">
            <text:p>107.7294</text:p>
          </table:table-cell>
          <table:table-cell office:value-type="float" office:value="309.7545" calcext:value-type="float">
            <text:p>309.7545</text:p>
          </table:table-cell>
          <table:table-cell office:value-type="float" office:value="0.02248102" calcext:value-type="float">
            <text:p>0.02248102</text:p>
          </table:table-cell>
          <table:table-cell office:value-type="float" office:value="0" calcext:value-type="float">
            <text:p>0</text:p>
          </table:table-cell>
          <table:table-cell office:value-type="float" office:value="0.000002974576" calcext:value-type="float">
            <text:p>2.974576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23.7269" calcext:value-type="float">
            <text:p>-23.7269</text:p>
          </table:table-cell>
          <table:table-cell office:value-type="float" office:value="0" calcext:value-type="float">
            <text:p>0</text:p>
          </table:table-cell>
          <table:table-cell office:value-type="float" office:value="316.5461" calcext:value-type="float">
            <text:p>316.5461</text:p>
          </table:table-cell>
          <table:table-cell office:value-type="float" office:value="1080.531" calcext:value-type="float">
            <text:p>1080.531</text:p>
          </table:table-cell>
          <table:table-cell office:value-type="float" office:value="1323.538" calcext:value-type="float">
            <text:p>1323.538</text:p>
          </table:table-cell>
          <table:table-cell office:value-type="float" office:value="1319.015" calcext:value-type="float">
            <text:p>1319.015</text:p>
          </table:table-cell>
          <table:table-cell office:value-type="float" office:value="794.8653" calcext:value-type="float">
            <text:p>794.8653</text:p>
          </table:table-cell>
          <table:table-cell office:value-type="float" office:value="1102.39" calcext:value-type="float">
            <text:p>1102.39</text:p>
          </table:table-cell>
          <table:table-cell office:value-type="float" office:value="418.3949" calcext:value-type="float">
            <text:p>418.3949</text:p>
          </table:table-cell>
          <table:table-cell office:value-type="float" office:value="1875.377" calcext:value-type="float">
            <text:p>1875.377</text:p>
          </table:table-cell>
          <table:table-cell office:value-type="float" office:value="2105.646" calcext:value-type="float">
            <text:p>2105.646</text:p>
          </table:table-cell>
          <table:table-cell office:value-type="float" office:value="1676.703" calcext:value-type="float">
            <text:p>1676.703</text:p>
          </table:table-cell>
          <table:table-cell office:value-type="float" office:value="584.6178" calcext:value-type="float">
            <text:p>584.6178</text:p>
          </table:table-cell>
          <table:table-cell office:value-type="float" office:value="569.9496" calcext:value-type="float">
            <text:p>569.9496</text:p>
          </table:table-cell>
          <table:table-cell office:value-type="float" office:value="142.8611" calcext:value-type="float">
            <text:p>142.8611</text:p>
          </table:table-cell>
          <table:table-cell office:value-type="float" office:value="35.71016" calcext:value-type="float">
            <text:p>35.71016</text:p>
          </table:table-cell>
          <table:table-cell office:value-type="float" office:value="0" calcext:value-type="float">
            <text:p>0</text:p>
          </table:table-cell>
          <table:table-cell office:value-type="float" office:value="-0.000008004583" calcext:value-type="float">
            <text:p>-8.00458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.61567" calcext:value-type="float">
            <text:p>-22.61567</text:p>
          </table:table-cell>
          <table:table-cell office:value-type="float" office:value="0" calcext:value-type="float">
            <text:p>0</text:p>
          </table:table-cell>
          <table:table-cell office:value-type="float" office:value="3.742743" calcext:value-type="float">
            <text:p>3.742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2" calcext:value-type="float">
            <text:p>17022002</text:p>
          </table:table-cell>
          <table:table-cell office:value-type="float" office:value="495.372" calcext:value-type="float">
            <text:p>495.372</text:p>
          </table:table-cell>
          <table:table-cell office:value-type="float" office:value="13159.48" calcext:value-type="float">
            <text:p>13159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78291" calcext:value-type="float">
            <text:p>-24.78291</text:p>
          </table:table-cell>
          <table:table-cell office:value-type="float" office:value="67.45157" calcext:value-type="float">
            <text:p>67.45157</text:p>
          </table:table-cell>
          <table:table-cell office:value-type="float" office:value="0" calcext:value-type="float">
            <text:p>0</text:p>
          </table:table-cell>
          <table:table-cell office:value-type="float" office:value="107.9591" calcext:value-type="float">
            <text:p>107.9591</text:p>
          </table:table-cell>
          <table:table-cell office:value-type="float" office:value="308.8358" calcext:value-type="float">
            <text:p>308.8358</text:p>
          </table:table-cell>
          <table:table-cell office:value-type="float" office:value="0.02312321" calcext:value-type="float">
            <text:p>0.02312321</text:p>
          </table:table-cell>
          <table:table-cell office:value-type="float" office:value="0" calcext:value-type="float">
            <text:p>0</text:p>
          </table:table-cell>
          <table:table-cell office:value-type="float" office:value="0.000002974576" calcext:value-type="float">
            <text:p>2.974576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24.75628" calcext:value-type="float">
            <text:p>-24.75628</text:p>
          </table:table-cell>
          <table:table-cell office:value-type="float" office:value="0" calcext:value-type="float">
            <text:p>0</text:p>
          </table:table-cell>
          <table:table-cell office:value-type="float" office:value="316.6899" calcext:value-type="float">
            <text:p>316.6899</text:p>
          </table:table-cell>
          <table:table-cell office:value-type="float" office:value="1080.461" calcext:value-type="float">
            <text:p>1080.461</text:p>
          </table:table-cell>
          <table:table-cell office:value-type="float" office:value="1323.47" calcext:value-type="float">
            <text:p>1323.47</text:p>
          </table:table-cell>
          <table:table-cell office:value-type="float" office:value="1318.957" calcext:value-type="float">
            <text:p>1318.957</text:p>
          </table:table-cell>
          <table:table-cell office:value-type="float" office:value="794.8341" calcext:value-type="float">
            <text:p>794.8341</text:p>
          </table:table-cell>
          <table:table-cell office:value-type="float" office:value="1102.368" calcext:value-type="float">
            <text:p>1102.368</text:p>
          </table:table-cell>
          <table:table-cell office:value-type="float" office:value="418.3904" calcext:value-type="float">
            <text:p>418.3904</text:p>
          </table:table-cell>
          <table:table-cell office:value-type="float" office:value="1875.37" calcext:value-type="float">
            <text:p>1875.37</text:p>
          </table:table-cell>
          <table:table-cell office:value-type="float" office:value="2105.642" calcext:value-type="float">
            <text:p>2105.642</text:p>
          </table:table-cell>
          <table:table-cell office:value-type="float" office:value="1676.701" calcext:value-type="float">
            <text:p>1676.701</text:p>
          </table:table-cell>
          <table:table-cell office:value-type="float" office:value="584.6172" calcext:value-type="float">
            <text:p>584.6172</text:p>
          </table:table-cell>
          <table:table-cell office:value-type="float" office:value="569.9491" calcext:value-type="float">
            <text:p>569.9491</text:p>
          </table:table-cell>
          <table:table-cell office:value-type="float" office:value="142.861" calcext:value-type="float">
            <text:p>142.861</text:p>
          </table:table-cell>
          <table:table-cell office:value-type="float" office:value="35.71016" calcext:value-type="float">
            <text:p>35.71016</text:p>
          </table:table-cell>
          <table:table-cell office:value-type="float" office:value="0" calcext:value-type="float">
            <text:p>0</text:p>
          </table:table-cell>
          <table:table-cell office:value-type="float" office:value="-0.000008560455" calcext:value-type="float">
            <text:p>-8.56045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.63188" calcext:value-type="float">
            <text:p>-23.63188</text:p>
          </table:table-cell>
          <table:table-cell office:value-type="float" office:value="0" calcext:value-type="float">
            <text:p>0</text:p>
          </table:table-cell>
          <table:table-cell office:value-type="float" office:value="3.729569" calcext:value-type="float">
            <text:p>3.729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2" calcext:value-type="float">
            <text:p>18022002</text:p>
          </table:table-cell>
          <table:table-cell office:value-type="float" office:value="494.4987" calcext:value-type="float">
            <text:p>494.4987</text:p>
          </table:table-cell>
          <table:table-cell office:value-type="float" office:value="13159.53" calcext:value-type="float">
            <text:p>13159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8979" calcext:value-type="float">
            <text:p>-25.58979</text:p>
          </table:table-cell>
          <table:table-cell office:value-type="float" office:value="69.42616" calcext:value-type="float">
            <text:p>69.42616</text:p>
          </table:table-cell>
          <table:table-cell office:value-type="float" office:value="0" calcext:value-type="float">
            <text:p>0</text:p>
          </table:table-cell>
          <table:table-cell office:value-type="float" office:value="107.9383" calcext:value-type="float">
            <text:p>107.9383</text:p>
          </table:table-cell>
          <table:table-cell office:value-type="float" office:value="308.1686" calcext:value-type="float">
            <text:p>308.1686</text:p>
          </table:table-cell>
          <table:table-cell office:value-type="float" office:value="0.02380765" calcext:value-type="float">
            <text:p>0.02380765</text:p>
          </table:table-cell>
          <table:table-cell office:value-type="float" office:value="0" calcext:value-type="float">
            <text:p>0</text:p>
          </table:table-cell>
          <table:table-cell office:value-type="float" office:value="0.000002974576" calcext:value-type="float">
            <text:p>2.974576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25.56248" calcext:value-type="float">
            <text:p>-25.56248</text:p>
          </table:table-cell>
          <table:table-cell office:value-type="float" office:value="0" calcext:value-type="float">
            <text:p>0</text:p>
          </table:table-cell>
          <table:table-cell office:value-type="float" office:value="316.8194" calcext:value-type="float">
            <text:p>316.8194</text:p>
          </table:table-cell>
          <table:table-cell office:value-type="float" office:value="1080.389" calcext:value-type="float">
            <text:p>1080.389</text:p>
          </table:table-cell>
          <table:table-cell office:value-type="float" office:value="1323.397" calcext:value-type="float">
            <text:p>1323.397</text:p>
          </table:table-cell>
          <table:table-cell office:value-type="float" office:value="1318.897" calcext:value-type="float">
            <text:p>1318.897</text:p>
          </table:table-cell>
          <table:table-cell office:value-type="float" office:value="794.7987" calcext:value-type="float">
            <text:p>794.7987</text:p>
          </table:table-cell>
          <table:table-cell office:value-type="float" office:value="1102.343" calcext:value-type="float">
            <text:p>1102.343</text:p>
          </table:table-cell>
          <table:table-cell office:value-type="float" office:value="418.3857" calcext:value-type="float">
            <text:p>418.3857</text:p>
          </table:table-cell>
          <table:table-cell office:value-type="float" office:value="1875.362" calcext:value-type="float">
            <text:p>1875.362</text:p>
          </table:table-cell>
          <table:table-cell office:value-type="float" office:value="2105.637" calcext:value-type="float">
            <text:p>2105.637</text:p>
          </table:table-cell>
          <table:table-cell office:value-type="float" office:value="1676.699" calcext:value-type="float">
            <text:p>1676.699</text:p>
          </table:table-cell>
          <table:table-cell office:value-type="float" office:value="584.6166" calcext:value-type="float">
            <text:p>584.6166</text:p>
          </table:table-cell>
          <table:table-cell office:value-type="float" office:value="569.9486" calcext:value-type="float">
            <text:p>569.9486</text:p>
          </table:table-cell>
          <table:table-cell office:value-type="float" office:value="142.861" calcext:value-type="float">
            <text:p>142.861</text:p>
          </table:table-cell>
          <table:table-cell office:value-type="float" office:value="35.71014" calcext:value-type="float">
            <text:p>35.71014</text:p>
          </table:table-cell>
          <table:table-cell office:value-type="float" office:value="0" calcext:value-type="float">
            <text:p>0</text:p>
          </table:table-cell>
          <table:table-cell office:value-type="float" office:value="-0.000009597548" calcext:value-type="float">
            <text:p>-9.59754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.42804" calcext:value-type="float">
            <text:p>-24.42804</text:p>
          </table:table-cell>
          <table:table-cell office:value-type="float" office:value="0" calcext:value-type="float">
            <text:p>0</text:p>
          </table:table-cell>
          <table:table-cell office:value-type="float" office:value="3.719458" calcext:value-type="float">
            <text:p>3.719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2" calcext:value-type="float">
            <text:p>19022002</text:p>
          </table:table-cell>
          <table:table-cell office:value-type="float" office:value="493.7716" calcext:value-type="float">
            <text:p>493.7716</text:p>
          </table:table-cell>
          <table:table-cell office:value-type="float" office:value="13159.57" calcext:value-type="float">
            <text:p>13159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27064" calcext:value-type="float">
            <text:p>-26.27064</text:p>
          </table:table-cell>
          <table:table-cell office:value-type="float" office:value="71.83301" calcext:value-type="float">
            <text:p>71.83301</text:p>
          </table:table-cell>
          <table:table-cell office:value-type="float" office:value="0" calcext:value-type="float">
            <text:p>0</text:p>
          </table:table-cell>
          <table:table-cell office:value-type="float" office:value="107.9487" calcext:value-type="float">
            <text:p>107.9487</text:p>
          </table:table-cell>
          <table:table-cell office:value-type="float" office:value="307.6219" calcext:value-type="float">
            <text:p>307.6219</text:p>
          </table:table-cell>
          <table:table-cell office:value-type="float" office:value="0.02451702" calcext:value-type="float">
            <text:p>0.02451702</text:p>
          </table:table-cell>
          <table:table-cell office:value-type="float" office:value="0" calcext:value-type="float">
            <text:p>0</text:p>
          </table:table-cell>
          <table:table-cell office:value-type="float" office:value="0.000002974576" calcext:value-type="float">
            <text:p>2.974576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26.24262" calcext:value-type="float">
            <text:p>-26.24262</text:p>
          </table:table-cell>
          <table:table-cell office:value-type="float" office:value="0" calcext:value-type="float">
            <text:p>0</text:p>
          </table:table-cell>
          <table:table-cell office:value-type="float" office:value="316.9363" calcext:value-type="float">
            <text:p>316.9363</text:p>
          </table:table-cell>
          <table:table-cell office:value-type="float" office:value="1080.332" calcext:value-type="float">
            <text:p>1080.332</text:p>
          </table:table-cell>
          <table:table-cell office:value-type="float" office:value="1323.335" calcext:value-type="float">
            <text:p>1323.335</text:p>
          </table:table-cell>
          <table:table-cell office:value-type="float" office:value="1318.838" calcext:value-type="float">
            <text:p>1318.838</text:p>
          </table:table-cell>
          <table:table-cell office:value-type="float" office:value="794.7627" calcext:value-type="float">
            <text:p>794.7627</text:p>
          </table:table-cell>
          <table:table-cell office:value-type="float" office:value="1102.317" calcext:value-type="float">
            <text:p>1102.317</text:p>
          </table:table-cell>
          <table:table-cell office:value-type="float" office:value="418.3808" calcext:value-type="float">
            <text:p>418.3808</text:p>
          </table:table-cell>
          <table:table-cell office:value-type="float" office:value="1875.354" calcext:value-type="float">
            <text:p>1875.354</text:p>
          </table:table-cell>
          <table:table-cell office:value-type="float" office:value="2105.633" calcext:value-type="float">
            <text:p>2105.633</text:p>
          </table:table-cell>
          <table:table-cell office:value-type="float" office:value="1676.697" calcext:value-type="float">
            <text:p>1676.697</text:p>
          </table:table-cell>
          <table:table-cell office:value-type="float" office:value="584.616" calcext:value-type="float">
            <text:p>584.616</text:p>
          </table:table-cell>
          <table:table-cell office:value-type="float" office:value="569.9481" calcext:value-type="float">
            <text:p>569.9481</text:p>
          </table:table-cell>
          <table:table-cell office:value-type="float" office:value="142.8609" calcext:value-type="float">
            <text:p>142.8609</text:p>
          </table:table-cell>
          <table:table-cell office:value-type="float" office:value="35.71013" calcext:value-type="float">
            <text:p>35.71013</text:p>
          </table:table-cell>
          <table:table-cell office:value-type="float" office:value="0" calcext:value-type="float">
            <text:p>0</text:p>
          </table:table-cell>
          <table:table-cell office:value-type="float" office:value="-0.000009692064" calcext:value-type="float">
            <text:p>-9.69206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.09328" calcext:value-type="float">
            <text:p>-25.09328</text:p>
          </table:table-cell>
          <table:table-cell office:value-type="float" office:value="0" calcext:value-type="float">
            <text:p>0</text:p>
          </table:table-cell>
          <table:table-cell office:value-type="float" office:value="3.704546" calcext:value-type="float">
            <text:p>3.704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2" calcext:value-type="float">
            <text:p>20022002</text:p>
          </table:table-cell>
          <table:table-cell office:value-type="float" office:value="492.8588" calcext:value-type="float">
            <text:p>492.8588</text:p>
          </table:table-cell>
          <table:table-cell office:value-type="float" office:value="13159.63" calcext:value-type="float">
            <text:p>13159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11622" calcext:value-type="float">
            <text:p>-27.11622</text:p>
          </table:table-cell>
          <table:table-cell office:value-type="float" office:value="74.5239" calcext:value-type="float">
            <text:p>74.5239</text:p>
          </table:table-cell>
          <table:table-cell office:value-type="float" office:value="0" calcext:value-type="float">
            <text:p>0</text:p>
          </table:table-cell>
          <table:table-cell office:value-type="float" office:value="108.1462" calcext:value-type="float">
            <text:p>108.1462</text:p>
          </table:table-cell>
          <table:table-cell office:value-type="float" office:value="306.8688" calcext:value-type="float">
            <text:p>306.8688</text:p>
          </table:table-cell>
          <table:table-cell office:value-type="float" office:value="0.02521053" calcext:value-type="float">
            <text:p>0.02521053</text:p>
          </table:table-cell>
          <table:table-cell office:value-type="float" office:value="0" calcext:value-type="float">
            <text:p>0</text:p>
          </table:table-cell>
          <table:table-cell office:value-type="float" office:value="0.000002974576" calcext:value-type="float">
            <text:p>2.974576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27.08751" calcext:value-type="float">
            <text:p>-27.08751</text:p>
          </table:table-cell>
          <table:table-cell office:value-type="float" office:value="0" calcext:value-type="float">
            <text:p>0</text:p>
          </table:table-cell>
          <table:table-cell office:value-type="float" office:value="317.0627" calcext:value-type="float">
            <text:p>317.0627</text:p>
          </table:table-cell>
          <table:table-cell office:value-type="float" office:value="1080.282" calcext:value-type="float">
            <text:p>1080.282</text:p>
          </table:table-cell>
          <table:table-cell office:value-type="float" office:value="1323.278" calcext:value-type="float">
            <text:p>1323.278</text:p>
          </table:table-cell>
          <table:table-cell office:value-type="float" office:value="1318.788" calcext:value-type="float">
            <text:p>1318.788</text:p>
          </table:table-cell>
          <table:table-cell office:value-type="float" office:value="794.7349" calcext:value-type="float">
            <text:p>794.7349</text:p>
          </table:table-cell>
          <table:table-cell office:value-type="float" office:value="1102.294" calcext:value-type="float">
            <text:p>1102.294</text:p>
          </table:table-cell>
          <table:table-cell office:value-type="float" office:value="418.3762" calcext:value-type="float">
            <text:p>418.3762</text:p>
          </table:table-cell>
          <table:table-cell office:value-type="float" office:value="1875.345" calcext:value-type="float">
            <text:p>1875.345</text:p>
          </table:table-cell>
          <table:table-cell office:value-type="float" office:value="2105.628" calcext:value-type="float">
            <text:p>2105.628</text:p>
          </table:table-cell>
          <table:table-cell office:value-type="float" office:value="1676.694" calcext:value-type="float">
            <text:p>1676.694</text:p>
          </table:table-cell>
          <table:table-cell office:value-type="float" office:value="584.6154" calcext:value-type="float">
            <text:p>584.6154</text:p>
          </table:table-cell>
          <table:table-cell office:value-type="float" office:value="569.9476" calcext:value-type="float">
            <text:p>569.9476</text:p>
          </table:table-cell>
          <table:table-cell office:value-type="float" office:value="142.8609" calcext:value-type="float">
            <text:p>142.8609</text:p>
          </table:table-cell>
          <table:table-cell office:value-type="float" office:value="35.71012" calcext:value-type="float">
            <text:p>35.71012</text:p>
          </table:table-cell>
          <table:table-cell office:value-type="float" office:value="0" calcext:value-type="float">
            <text:p>0</text:p>
          </table:table-cell>
          <table:table-cell office:value-type="float" office:value="-0.000009747396" calcext:value-type="float">
            <text:p>-9.74739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.92527" calcext:value-type="float">
            <text:p>-25.92527</text:p>
          </table:table-cell>
          <table:table-cell office:value-type="float" office:value="0" calcext:value-type="float">
            <text:p>0</text:p>
          </table:table-cell>
          <table:table-cell office:value-type="float" office:value="3.69163" calcext:value-type="float">
            <text:p>3.69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2" calcext:value-type="float">
            <text:p>21022002</text:p>
          </table:table-cell>
          <table:table-cell office:value-type="float" office:value="492.0082" calcext:value-type="float">
            <text:p>492.0082</text:p>
          </table:table-cell>
          <table:table-cell office:value-type="float" office:value="13159.72" calcext:value-type="float">
            <text:p>13159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85778" calcext:value-type="float">
            <text:p>-27.85778</text:p>
          </table:table-cell>
          <table:table-cell office:value-type="float" office:value="76.73717" calcext:value-type="float">
            <text:p>76.73717</text:p>
          </table:table-cell>
          <table:table-cell office:value-type="float" office:value="0" calcext:value-type="float">
            <text:p>0</text:p>
          </table:table-cell>
          <table:table-cell office:value-type="float" office:value="107.7651" calcext:value-type="float">
            <text:p>107.7651</text:p>
          </table:table-cell>
          <table:table-cell office:value-type="float" office:value="306.2129" calcext:value-type="float">
            <text:p>306.2129</text:p>
          </table:table-cell>
          <table:table-cell office:value-type="float" office:value="0.02591061" calcext:value-type="float">
            <text:p>0.02591061</text:p>
          </table:table-cell>
          <table:table-cell office:value-type="float" office:value="0" calcext:value-type="float">
            <text:p>0</text:p>
          </table:table-cell>
          <table:table-cell office:value-type="float" office:value="0.000002974576" calcext:value-type="float">
            <text:p>2.974576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27.82837" calcext:value-type="float">
            <text:p>-27.82837</text:p>
          </table:table-cell>
          <table:table-cell office:value-type="float" office:value="0" calcext:value-type="float">
            <text:p>0</text:p>
          </table:table-cell>
          <table:table-cell office:value-type="float" office:value="317.2264" calcext:value-type="float">
            <text:p>317.2264</text:p>
          </table:table-cell>
          <table:table-cell office:value-type="float" office:value="1080.213" calcext:value-type="float">
            <text:p>1080.213</text:p>
          </table:table-cell>
          <table:table-cell office:value-type="float" office:value="1323.21" calcext:value-type="float">
            <text:p>1323.21</text:p>
          </table:table-cell>
          <table:table-cell office:value-type="float" office:value="1318.733" calcext:value-type="float">
            <text:p>1318.733</text:p>
          </table:table-cell>
          <table:table-cell office:value-type="float" office:value="794.7048" calcext:value-type="float">
            <text:p>794.7048</text:p>
          </table:table-cell>
          <table:table-cell office:value-type="float" office:value="1102.271" calcext:value-type="float">
            <text:p>1102.271</text:p>
          </table:table-cell>
          <table:table-cell office:value-type="float" office:value="418.3716" calcext:value-type="float">
            <text:p>418.3716</text:p>
          </table:table-cell>
          <table:table-cell office:value-type="float" office:value="1875.337" calcext:value-type="float">
            <text:p>1875.337</text:p>
          </table:table-cell>
          <table:table-cell office:value-type="float" office:value="2105.624" calcext:value-type="float">
            <text:p>2105.624</text:p>
          </table:table-cell>
          <table:table-cell office:value-type="float" office:value="1676.692" calcext:value-type="float">
            <text:p>1676.692</text:p>
          </table:table-cell>
          <table:table-cell office:value-type="float" office:value="584.6147" calcext:value-type="float">
            <text:p>584.6147</text:p>
          </table:table-cell>
          <table:table-cell office:value-type="float" office:value="569.9471" calcext:value-type="float">
            <text:p>569.9471</text:p>
          </table:table-cell>
          <table:table-cell office:value-type="float" office:value="142.8609" calcext:value-type="float">
            <text:p>142.8609</text:p>
          </table:table-cell>
          <table:table-cell office:value-type="float" office:value="35.71011" calcext:value-type="float">
            <text:p>35.71011</text:p>
          </table:table-cell>
          <table:table-cell office:value-type="float" office:value="0" calcext:value-type="float">
            <text:p>0</text:p>
          </table:table-cell>
          <table:table-cell office:value-type="float" office:value="-0.00001052166" calcext:value-type="float">
            <text:p>-1.05216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.65854" calcext:value-type="float">
            <text:p>-26.65854</text:p>
          </table:table-cell>
          <table:table-cell office:value-type="float" office:value="0" calcext:value-type="float">
            <text:p>0</text:p>
          </table:table-cell>
          <table:table-cell office:value-type="float" office:value="3.684039" calcext:value-type="float">
            <text:p>3.684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2" calcext:value-type="float">
            <text:p>22022002</text:p>
          </table:table-cell>
          <table:table-cell office:value-type="float" office:value="491.4017" calcext:value-type="float">
            <text:p>491.4017</text:p>
          </table:table-cell>
          <table:table-cell office:value-type="float" office:value="13159.76" calcext:value-type="float">
            <text:p>13159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41612" calcext:value-type="float">
            <text:p>-28.41612</text:p>
          </table:table-cell>
          <table:table-cell office:value-type="float" office:value="77.99866" calcext:value-type="float">
            <text:p>77.99866</text:p>
          </table:table-cell>
          <table:table-cell office:value-type="float" office:value="0" calcext:value-type="float">
            <text:p>0</text:p>
          </table:table-cell>
          <table:table-cell office:value-type="float" office:value="107.4426" calcext:value-type="float">
            <text:p>107.4426</text:p>
          </table:table-cell>
          <table:table-cell office:value-type="float" office:value="305.7862" calcext:value-type="float">
            <text:p>305.7862</text:p>
          </table:table-cell>
          <table:table-cell office:value-type="float" office:value="0.02661235" calcext:value-type="float">
            <text:p>0.02661235</text:p>
          </table:table-cell>
          <table:table-cell office:value-type="float" office:value="0" calcext:value-type="float">
            <text:p>0</text:p>
          </table:table-cell>
          <table:table-cell office:value-type="float" office:value="0.000002974576" calcext:value-type="float">
            <text:p>2.974576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28.38601" calcext:value-type="float">
            <text:p>-28.38601</text:p>
          </table:table-cell>
          <table:table-cell office:value-type="float" office:value="0" calcext:value-type="float">
            <text:p>0</text:p>
          </table:table-cell>
          <table:table-cell office:value-type="float" office:value="317.3402" calcext:value-type="float">
            <text:p>317.3402</text:p>
          </table:table-cell>
          <table:table-cell office:value-type="float" office:value="1080.155" calcext:value-type="float">
            <text:p>1080.155</text:p>
          </table:table-cell>
          <table:table-cell office:value-type="float" office:value="1323.148" calcext:value-type="float">
            <text:p>1323.148</text:p>
          </table:table-cell>
          <table:table-cell office:value-type="float" office:value="1318.677" calcext:value-type="float">
            <text:p>1318.677</text:p>
          </table:table-cell>
          <table:table-cell office:value-type="float" office:value="794.6732" calcext:value-type="float">
            <text:p>794.6732</text:p>
          </table:table-cell>
          <table:table-cell office:value-type="float" office:value="1102.246" calcext:value-type="float">
            <text:p>1102.246</text:p>
          </table:table-cell>
          <table:table-cell office:value-type="float" office:value="418.3667" calcext:value-type="float">
            <text:p>418.3667</text:p>
          </table:table-cell>
          <table:table-cell office:value-type="float" office:value="1875.327" calcext:value-type="float">
            <text:p>1875.327</text:p>
          </table:table-cell>
          <table:table-cell office:value-type="float" office:value="2105.619" calcext:value-type="float">
            <text:p>2105.619</text:p>
          </table:table-cell>
          <table:table-cell office:value-type="float" office:value="1676.69" calcext:value-type="float">
            <text:p>1676.69</text:p>
          </table:table-cell>
          <table:table-cell office:value-type="float" office:value="584.6141" calcext:value-type="float">
            <text:p>584.6141</text:p>
          </table:table-cell>
          <table:table-cell office:value-type="float" office:value="569.9466" calcext:value-type="float">
            <text:p>569.9466</text:p>
          </table:table-cell>
          <table:table-cell office:value-type="float" office:value="142.8609" calcext:value-type="float">
            <text:p>142.8609</text:p>
          </table:table-cell>
          <table:table-cell office:value-type="float" office:value="35.7101" calcext:value-type="float">
            <text:p>35.7101</text:p>
          </table:table-cell>
          <table:table-cell office:value-type="float" office:value="0" calcext:value-type="float">
            <text:p>0</text:p>
          </table:table-cell>
          <table:table-cell office:value-type="float" office:value="-0.00001417153" calcext:value-type="float">
            <text:p>-1.41715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.20221" calcext:value-type="float">
            <text:p>-27.20221</text:p>
          </table:table-cell>
          <table:table-cell office:value-type="float" office:value="0" calcext:value-type="float">
            <text:p>0</text:p>
          </table:table-cell>
          <table:table-cell office:value-type="float" office:value="3.67022" calcext:value-type="float">
            <text:p>3.67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2" calcext:value-type="float">
            <text:p>23022002</text:p>
          </table:table-cell>
          <table:table-cell office:value-type="float" office:value="490.3831" calcext:value-type="float">
            <text:p>490.3831</text:p>
          </table:table-cell>
          <table:table-cell office:value-type="float" office:value="13159.95" calcext:value-type="float">
            <text:p>13159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19654" calcext:value-type="float">
            <text:p>-29.19654</text:p>
          </table:table-cell>
          <table:table-cell office:value-type="float" office:value="79.01854" calcext:value-type="float">
            <text:p>79.01854</text:p>
          </table:table-cell>
          <table:table-cell office:value-type="float" office:value="0" calcext:value-type="float">
            <text:p>0</text:p>
          </table:table-cell>
          <table:table-cell office:value-type="float" office:value="106.0785" calcext:value-type="float">
            <text:p>106.0785</text:p>
          </table:table-cell>
          <table:table-cell office:value-type="float" office:value="305.015" calcext:value-type="float">
            <text:p>305.015</text:p>
          </table:table-cell>
          <table:table-cell office:value-type="float" office:value="0.02733203" calcext:value-type="float">
            <text:p>0.02733203</text:p>
          </table:table-cell>
          <table:table-cell office:value-type="float" office:value="0" calcext:value-type="float">
            <text:p>0</text:p>
          </table:table-cell>
          <table:table-cell office:value-type="float" office:value="0.000002974576" calcext:value-type="float">
            <text:p>2.974576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29.16571" calcext:value-type="float">
            <text:p>-29.16571</text:p>
          </table:table-cell>
          <table:table-cell office:value-type="float" office:value="0" calcext:value-type="float">
            <text:p>0</text:p>
          </table:table-cell>
          <table:table-cell office:value-type="float" office:value="317.6378" calcext:value-type="float">
            <text:p>317.6378</text:p>
          </table:table-cell>
          <table:table-cell office:value-type="float" office:value="1080.065" calcext:value-type="float">
            <text:p>1080.065</text:p>
          </table:table-cell>
          <table:table-cell office:value-type="float" office:value="1323.06" calcext:value-type="float">
            <text:p>1323.06</text:p>
          </table:table-cell>
          <table:table-cell office:value-type="float" office:value="1318.608" calcext:value-type="float">
            <text:p>1318.608</text:p>
          </table:table-cell>
          <table:table-cell office:value-type="float" office:value="794.633" calcext:value-type="float">
            <text:p>794.633</text:p>
          </table:table-cell>
          <table:table-cell office:value-type="float" office:value="1102.219" calcext:value-type="float">
            <text:p>1102.219</text:p>
          </table:table-cell>
          <table:table-cell office:value-type="float" office:value="418.3609" calcext:value-type="float">
            <text:p>418.3609</text:p>
          </table:table-cell>
          <table:table-cell office:value-type="float" office:value="1875.306" calcext:value-type="float">
            <text:p>1875.306</text:p>
          </table:table-cell>
          <table:table-cell office:value-type="float" office:value="2105.613" calcext:value-type="float">
            <text:p>2105.613</text:p>
          </table:table-cell>
          <table:table-cell office:value-type="float" office:value="1676.687" calcext:value-type="float">
            <text:p>1676.687</text:p>
          </table:table-cell>
          <table:table-cell office:value-type="float" office:value="584.6135" calcext:value-type="float">
            <text:p>584.6135</text:p>
          </table:table-cell>
          <table:table-cell office:value-type="float" office:value="569.946" calcext:value-type="float">
            <text:p>569.946</text:p>
          </table:table-cell>
          <table:table-cell office:value-type="float" office:value="142.8608" calcext:value-type="float">
            <text:p>142.8608</text:p>
          </table:table-cell>
          <table:table-cell office:value-type="float" office:value="35.71009" calcext:value-type="float">
            <text:p>35.71009</text:p>
          </table:table-cell>
          <table:table-cell office:value-type="float" office:value="0" calcext:value-type="float">
            <text:p>0</text:p>
          </table:table-cell>
          <table:table-cell office:value-type="float" office:value="-0.00002460987" calcext:value-type="float">
            <text:p>-2.46098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.98161" calcext:value-type="float">
            <text:p>-27.98161</text:p>
          </table:table-cell>
          <table:table-cell office:value-type="float" office:value="0" calcext:value-type="float">
            <text:p>0</text:p>
          </table:table-cell>
          <table:table-cell office:value-type="float" office:value="3.66992" calcext:value-type="float">
            <text:p>3.66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2" calcext:value-type="float">
            <text:p>24022002</text:p>
          </table:table-cell>
          <table:table-cell office:value-type="float" office:value="489.8086" calcext:value-type="float">
            <text:p>489.8086</text:p>
          </table:table-cell>
          <table:table-cell office:value-type="float" office:value="13159.91" calcext:value-type="float">
            <text:p>13159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78759" calcext:value-type="float">
            <text:p>-29.78759</text:p>
          </table:table-cell>
          <table:table-cell office:value-type="float" office:value="81.97048" calcext:value-type="float">
            <text:p>81.97048</text:p>
          </table:table-cell>
          <table:table-cell office:value-type="float" office:value="0" calcext:value-type="float">
            <text:p>0</text:p>
          </table:table-cell>
          <table:table-cell office:value-type="float" office:value="106.11" calcext:value-type="float">
            <text:p>106.11</text:p>
          </table:table-cell>
          <table:table-cell office:value-type="float" office:value="304.6512" calcext:value-type="float">
            <text:p>304.6512</text:p>
          </table:table-cell>
          <table:table-cell office:value-type="float" office:value="0.02808925" calcext:value-type="float">
            <text:p>0.02808925</text:p>
          </table:table-cell>
          <table:table-cell office:value-type="float" office:value="0" calcext:value-type="float">
            <text:p>0</text:p>
          </table:table-cell>
          <table:table-cell office:value-type="float" office:value="0.000002974576" calcext:value-type="float">
            <text:p>2.974576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29.756" calcext:value-type="float">
            <text:p>-29.756</text:p>
          </table:table-cell>
          <table:table-cell office:value-type="float" office:value="0" calcext:value-type="float">
            <text:p>0</text:p>
          </table:table-cell>
          <table:table-cell office:value-type="float" office:value="317.7063" calcext:value-type="float">
            <text:p>317.7063</text:p>
          </table:table-cell>
          <table:table-cell office:value-type="float" office:value="1080.002" calcext:value-type="float">
            <text:p>1080.002</text:p>
          </table:table-cell>
          <table:table-cell office:value-type="float" office:value="1322.987" calcext:value-type="float">
            <text:p>1322.987</text:p>
          </table:table-cell>
          <table:table-cell office:value-type="float" office:value="1318.547" calcext:value-type="float">
            <text:p>1318.547</text:p>
          </table:table-cell>
          <table:table-cell office:value-type="float" office:value="794.5842" calcext:value-type="float">
            <text:p>794.5842</text:p>
          </table:table-cell>
          <table:table-cell office:value-type="float" office:value="1102.19" calcext:value-type="float">
            <text:p>1102.19</text:p>
          </table:table-cell>
          <table:table-cell office:value-type="float" office:value="418.3519" calcext:value-type="float">
            <text:p>418.3519</text:p>
          </table:table-cell>
          <table:table-cell office:value-type="float" office:value="1875.286" calcext:value-type="float">
            <text:p>1875.286</text:p>
          </table:table-cell>
          <table:table-cell office:value-type="float" office:value="2105.596" calcext:value-type="float">
            <text:p>2105.596</text:p>
          </table:table-cell>
          <table:table-cell office:value-type="float" office:value="1676.685" calcext:value-type="float">
            <text:p>1676.685</text:p>
          </table:table-cell>
          <table:table-cell office:value-type="float" office:value="584.6129" calcext:value-type="float">
            <text:p>584.6129</text:p>
          </table:table-cell>
          <table:table-cell office:value-type="float" office:value="569.9456" calcext:value-type="float">
            <text:p>569.9456</text:p>
          </table:table-cell>
          <table:table-cell office:value-type="float" office:value="142.8608" calcext:value-type="float">
            <text:p>142.8608</text:p>
          </table:table-cell>
          <table:table-cell office:value-type="float" office:value="35.71008" calcext:value-type="float">
            <text:p>35.71008</text:p>
          </table:table-cell>
          <table:table-cell office:value-type="float" office:value="0" calcext:value-type="float">
            <text:p>0</text:p>
          </table:table-cell>
          <table:table-cell office:value-type="float" office:value="-0.00002583908" calcext:value-type="float">
            <text:p>-2.58390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8.55397" calcext:value-type="float">
            <text:p>-28.55397</text:p>
          </table:table-cell>
          <table:table-cell office:value-type="float" office:value="0" calcext:value-type="float">
            <text:p>0</text:p>
          </table:table-cell>
          <table:table-cell office:value-type="float" office:value="3.652131" calcext:value-type="float">
            <text:p>3.65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2" calcext:value-type="float">
            <text:p>25022002</text:p>
          </table:table-cell>
          <table:table-cell office:value-type="float" office:value="489.4981" calcext:value-type="float">
            <text:p>489.4981</text:p>
          </table:table-cell>
          <table:table-cell office:value-type="float" office:value="13159.86" calcext:value-type="float">
            <text:p>1315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13046" calcext:value-type="float">
            <text:p>-30.13046</text:p>
          </table:table-cell>
          <table:table-cell office:value-type="float" office:value="83.70118" calcext:value-type="float">
            <text:p>83.70118</text:p>
          </table:table-cell>
          <table:table-cell office:value-type="float" office:value="0" calcext:value-type="float">
            <text:p>0</text:p>
          </table:table-cell>
          <table:table-cell office:value-type="float" office:value="106.0992" calcext:value-type="float">
            <text:p>106.0992</text:p>
          </table:table-cell>
          <table:table-cell office:value-type="float" office:value="304.455" calcext:value-type="float">
            <text:p>304.455</text:p>
          </table:table-cell>
          <table:table-cell office:value-type="float" office:value="0.02877707" calcext:value-type="float">
            <text:p>0.02877707</text:p>
          </table:table-cell>
          <table:table-cell office:value-type="float" office:value="0" calcext:value-type="float">
            <text:p>0</text:p>
          </table:table-cell>
          <table:table-cell office:value-type="float" office:value="0.000002974576" calcext:value-type="float">
            <text:p>2.974576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30.09818" calcext:value-type="float">
            <text:p>-30.09818</text:p>
          </table:table-cell>
          <table:table-cell office:value-type="float" office:value="0" calcext:value-type="float">
            <text:p>0</text:p>
          </table:table-cell>
          <table:table-cell office:value-type="float" office:value="317.745" calcext:value-type="float">
            <text:p>317.745</text:p>
          </table:table-cell>
          <table:table-cell office:value-type="float" office:value="1079.975" calcext:value-type="float">
            <text:p>1079.975</text:p>
          </table:table-cell>
          <table:table-cell office:value-type="float" office:value="1322.948" calcext:value-type="float">
            <text:p>1322.948</text:p>
          </table:table-cell>
          <table:table-cell office:value-type="float" office:value="1318.504" calcext:value-type="float">
            <text:p>1318.504</text:p>
          </table:table-cell>
          <table:table-cell office:value-type="float" office:value="794.561" calcext:value-type="float">
            <text:p>794.561</text:p>
          </table:table-cell>
          <table:table-cell office:value-type="float" office:value="1102.167" calcext:value-type="float">
            <text:p>1102.167</text:p>
          </table:table-cell>
          <table:table-cell office:value-type="float" office:value="418.3465" calcext:value-type="float">
            <text:p>418.3465</text:p>
          </table:table-cell>
          <table:table-cell office:value-type="float" office:value="1875.265" calcext:value-type="float">
            <text:p>1875.265</text:p>
          </table:table-cell>
          <table:table-cell office:value-type="float" office:value="2105.58" calcext:value-type="float">
            <text:p>2105.58</text:p>
          </table:table-cell>
          <table:table-cell office:value-type="float" office:value="1676.683" calcext:value-type="float">
            <text:p>1676.683</text:p>
          </table:table-cell>
          <table:table-cell office:value-type="float" office:value="584.6123" calcext:value-type="float">
            <text:p>584.6123</text:p>
          </table:table-cell>
          <table:table-cell office:value-type="float" office:value="569.9451" calcext:value-type="float">
            <text:p>569.9451</text:p>
          </table:table-cell>
          <table:table-cell office:value-type="float" office:value="142.8608" calcext:value-type="float">
            <text:p>142.8608</text:p>
          </table:table-cell>
          <table:table-cell office:value-type="float" office:value="35.71006" calcext:value-type="float">
            <text:p>35.71006</text:p>
          </table:table-cell>
          <table:table-cell office:value-type="float" office:value="0" calcext:value-type="float">
            <text:p>0</text:p>
          </table:table-cell>
          <table:table-cell office:value-type="float" office:value="-0.00002596646" calcext:value-type="float">
            <text:p>-2.59664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8.87228" calcext:value-type="float">
            <text:p>-28.87228</text:p>
          </table:table-cell>
          <table:table-cell office:value-type="float" office:value="0" calcext:value-type="float">
            <text:p>0</text:p>
          </table:table-cell>
          <table:table-cell office:value-type="float" office:value="3.628329" calcext:value-type="float">
            <text:p>3.628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2" calcext:value-type="float">
            <text:p>26022002</text:p>
          </table:table-cell>
          <table:table-cell office:value-type="float" office:value="489.3368" calcext:value-type="float">
            <text:p>489.3368</text:p>
          </table:table-cell>
          <table:table-cell office:value-type="float" office:value="13159.83" calcext:value-type="float">
            <text:p>13159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32505" calcext:value-type="float">
            <text:p>-30.32505</text:p>
          </table:table-cell>
          <table:table-cell office:value-type="float" office:value="83.85325" calcext:value-type="float">
            <text:p>83.85325</text:p>
          </table:table-cell>
          <table:table-cell office:value-type="float" office:value="0" calcext:value-type="float">
            <text:p>0</text:p>
          </table:table-cell>
          <table:table-cell office:value-type="float" office:value="106.0374" calcext:value-type="float">
            <text:p>106.0374</text:p>
          </table:table-cell>
          <table:table-cell office:value-type="float" office:value="304.3632" calcext:value-type="float">
            <text:p>304.3632</text:p>
          </table:table-cell>
          <table:table-cell office:value-type="float" office:value="0.02936533" calcext:value-type="float">
            <text:p>0.02936533</text:p>
          </table:table-cell>
          <table:table-cell office:value-type="float" office:value="0" calcext:value-type="float">
            <text:p>0</text:p>
          </table:table-cell>
          <table:table-cell office:value-type="float" office:value="0.000002974576" calcext:value-type="float">
            <text:p>2.974576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30.29218" calcext:value-type="float">
            <text:p>-30.29218</text:p>
          </table:table-cell>
          <table:table-cell office:value-type="float" office:value="0" calcext:value-type="float">
            <text:p>0</text:p>
          </table:table-cell>
          <table:table-cell office:value-type="float" office:value="317.7711" calcext:value-type="float">
            <text:p>317.7711</text:p>
          </table:table-cell>
          <table:table-cell office:value-type="float" office:value="1079.962" calcext:value-type="float">
            <text:p>1079.962</text:p>
          </table:table-cell>
          <table:table-cell office:value-type="float" office:value="1322.925" calcext:value-type="float">
            <text:p>1322.925</text:p>
          </table:table-cell>
          <table:table-cell office:value-type="float" office:value="1318.484" calcext:value-type="float">
            <text:p>1318.484</text:p>
          </table:table-cell>
          <table:table-cell office:value-type="float" office:value="794.5452" calcext:value-type="float">
            <text:p>794.5452</text:p>
          </table:table-cell>
          <table:table-cell office:value-type="float" office:value="1102.155" calcext:value-type="float">
            <text:p>1102.155</text:p>
          </table:table-cell>
          <table:table-cell office:value-type="float" office:value="418.3425" calcext:value-type="float">
            <text:p>418.3425</text:p>
          </table:table-cell>
          <table:table-cell office:value-type="float" office:value="1875.252" calcext:value-type="float">
            <text:p>1875.252</text:p>
          </table:table-cell>
          <table:table-cell office:value-type="float" office:value="2105.563" calcext:value-type="float">
            <text:p>2105.563</text:p>
          </table:table-cell>
          <table:table-cell office:value-type="float" office:value="1676.68" calcext:value-type="float">
            <text:p>1676.68</text:p>
          </table:table-cell>
          <table:table-cell office:value-type="float" office:value="584.6116" calcext:value-type="float">
            <text:p>584.6116</text:p>
          </table:table-cell>
          <table:table-cell office:value-type="float" office:value="569.9446" calcext:value-type="float">
            <text:p>569.9446</text:p>
          </table:table-cell>
          <table:table-cell office:value-type="float" office:value="142.8607" calcext:value-type="float">
            <text:p>142.8607</text:p>
          </table:table-cell>
          <table:table-cell office:value-type="float" office:value="35.71006" calcext:value-type="float">
            <text:p>35.71006</text:p>
          </table:table-cell>
          <table:table-cell office:value-type="float" office:value="0" calcext:value-type="float">
            <text:p>0</text:p>
          </table:table-cell>
          <table:table-cell office:value-type="float" office:value="-0.00002596749" calcext:value-type="float">
            <text:p>-2.596749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.04567" calcext:value-type="float">
            <text:p>-29.04567</text:p>
          </table:table-cell>
          <table:table-cell office:value-type="float" office:value="0" calcext:value-type="float">
            <text:p>0</text:p>
          </table:table-cell>
          <table:table-cell office:value-type="float" office:value="3.607596" calcext:value-type="float">
            <text:p>3.607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2" calcext:value-type="float">
            <text:p>27022002</text:p>
          </table:table-cell>
          <table:table-cell office:value-type="float" office:value="488.8984" calcext:value-type="float">
            <text:p>488.8984</text:p>
          </table:table-cell>
          <table:table-cell office:value-type="float" office:value="13159.86" calcext:value-type="float">
            <text:p>1315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74869" calcext:value-type="float">
            <text:p>-30.74869</text:p>
          </table:table-cell>
          <table:table-cell office:value-type="float" office:value="84.12357" calcext:value-type="float">
            <text:p>84.12357</text:p>
          </table:table-cell>
          <table:table-cell office:value-type="float" office:value="0" calcext:value-type="float">
            <text:p>0</text:p>
          </table:table-cell>
          <table:table-cell office:value-type="float" office:value="106.1434" calcext:value-type="float">
            <text:p>106.1434</text:p>
          </table:table-cell>
          <table:table-cell office:value-type="float" office:value="303.9804" calcext:value-type="float">
            <text:p>303.9804</text:p>
          </table:table-cell>
          <table:table-cell office:value-type="float" office:value="0.02993658" calcext:value-type="float">
            <text:p>0.02993658</text:p>
          </table:table-cell>
          <table:table-cell office:value-type="float" office:value="0" calcext:value-type="float">
            <text:p>0</text:p>
          </table:table-cell>
          <table:table-cell office:value-type="float" office:value="0.000002975786" calcext:value-type="float">
            <text:p>2.975786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30.71525" calcext:value-type="float">
            <text:p>-30.71525</text:p>
          </table:table-cell>
          <table:table-cell office:value-type="float" office:value="0" calcext:value-type="float">
            <text:p>0</text:p>
          </table:table-cell>
          <table:table-cell office:value-type="float" office:value="317.8408" calcext:value-type="float">
            <text:p>317.8408</text:p>
          </table:table-cell>
          <table:table-cell office:value-type="float" office:value="1079.949" calcext:value-type="float">
            <text:p>1079.949</text:p>
          </table:table-cell>
          <table:table-cell office:value-type="float" office:value="1322.905" calcext:value-type="float">
            <text:p>1322.905</text:p>
          </table:table-cell>
          <table:table-cell office:value-type="float" office:value="1318.466" calcext:value-type="float">
            <text:p>1318.466</text:p>
          </table:table-cell>
          <table:table-cell office:value-type="float" office:value="794.5318" calcext:value-type="float">
            <text:p>794.5318</text:p>
          </table:table-cell>
          <table:table-cell office:value-type="float" office:value="1102.144" calcext:value-type="float">
            <text:p>1102.144</text:p>
          </table:table-cell>
          <table:table-cell office:value-type="float" office:value="418.3389" calcext:value-type="float">
            <text:p>418.3389</text:p>
          </table:table-cell>
          <table:table-cell office:value-type="float" office:value="1875.245" calcext:value-type="float">
            <text:p>1875.245</text:p>
          </table:table-cell>
          <table:table-cell office:value-type="float" office:value="2105.55" calcext:value-type="float">
            <text:p>2105.55</text:p>
          </table:table-cell>
          <table:table-cell office:value-type="float" office:value="1676.678" calcext:value-type="float">
            <text:p>1676.678</text:p>
          </table:table-cell>
          <table:table-cell office:value-type="float" office:value="584.611" calcext:value-type="float">
            <text:p>584.611</text:p>
          </table:table-cell>
          <table:table-cell office:value-type="float" office:value="569.9441" calcext:value-type="float">
            <text:p>569.9441</text:p>
          </table:table-cell>
          <table:table-cell office:value-type="float" office:value="142.8607" calcext:value-type="float">
            <text:p>142.8607</text:p>
          </table:table-cell>
          <table:table-cell office:value-type="float" office:value="35.71005" calcext:value-type="float">
            <text:p>35.71005</text:p>
          </table:table-cell>
          <table:table-cell office:value-type="float" office:value="0" calcext:value-type="float">
            <text:p>0</text:p>
          </table:table-cell>
          <table:table-cell office:value-type="float" office:value="-0.00002596807" calcext:value-type="float">
            <text:p>-2.59680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.45347" calcext:value-type="float">
            <text:p>-29.45347</text:p>
          </table:table-cell>
          <table:table-cell office:value-type="float" office:value="0" calcext:value-type="float">
            <text:p>0</text:p>
          </table:table-cell>
          <table:table-cell office:value-type="float" office:value="3.592197" calcext:value-type="float">
            <text:p>3.592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2" calcext:value-type="float">
            <text:p>28022002</text:p>
          </table:table-cell>
          <table:table-cell office:value-type="float" office:value="487.4877" calcext:value-type="float">
            <text:p>487.4877</text:p>
          </table:table-cell>
          <table:table-cell office:value-type="float" office:value="13159.98" calcext:value-type="float">
            <text:p>1315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03666" calcext:value-type="float">
            <text:p>-32.03666</text:p>
          </table:table-cell>
          <table:table-cell office:value-type="float" office:value="86.58324" calcext:value-type="float">
            <text:p>86.58324</text:p>
          </table:table-cell>
          <table:table-cell office:value-type="float" office:value="0" calcext:value-type="float">
            <text:p>0</text:p>
          </table:table-cell>
          <table:table-cell office:value-type="float" office:value="107.0488" calcext:value-type="float">
            <text:p>107.0488</text:p>
          </table:table-cell>
          <table:table-cell office:value-type="float" office:value="302.5925" calcext:value-type="float">
            <text:p>302.5925</text:p>
          </table:table-cell>
          <table:table-cell office:value-type="float" office:value="0.03054908" calcext:value-type="float">
            <text:p>0.03054908</text:p>
          </table:table-cell>
          <table:table-cell office:value-type="float" office:value="0" calcext:value-type="float">
            <text:p>0</text:p>
          </table:table-cell>
          <table:table-cell office:value-type="float" office:value="0.00000298006" calcext:value-type="float">
            <text:p>2.98006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32.00261" calcext:value-type="float">
            <text:p>-32.00261</text:p>
          </table:table-cell>
          <table:table-cell office:value-type="float" office:value="0" calcext:value-type="float">
            <text:p>0</text:p>
          </table:table-cell>
          <table:table-cell office:value-type="float" office:value="318.0569" calcext:value-type="float">
            <text:p>318.0569</text:p>
          </table:table-cell>
          <table:table-cell office:value-type="float" office:value="1079.927" calcext:value-type="float">
            <text:p>1079.927</text:p>
          </table:table-cell>
          <table:table-cell office:value-type="float" office:value="1322.878" calcext:value-type="float">
            <text:p>1322.878</text:p>
          </table:table-cell>
          <table:table-cell office:value-type="float" office:value="1318.446" calcext:value-type="float">
            <text:p>1318.446</text:p>
          </table:table-cell>
          <table:table-cell office:value-type="float" office:value="794.5178" calcext:value-type="float">
            <text:p>794.5178</text:p>
          </table:table-cell>
          <table:table-cell office:value-type="float" office:value="1102.134" calcext:value-type="float">
            <text:p>1102.134</text:p>
          </table:table-cell>
          <table:table-cell office:value-type="float" office:value="418.3356" calcext:value-type="float">
            <text:p>418.3356</text:p>
          </table:table-cell>
          <table:table-cell office:value-type="float" office:value="1875.238" calcext:value-type="float">
            <text:p>1875.238</text:p>
          </table:table-cell>
          <table:table-cell office:value-type="float" office:value="2105.546" calcext:value-type="float">
            <text:p>2105.546</text:p>
          </table:table-cell>
          <table:table-cell office:value-type="float" office:value="1676.676" calcext:value-type="float">
            <text:p>1676.676</text:p>
          </table:table-cell>
          <table:table-cell office:value-type="float" office:value="584.6104" calcext:value-type="float">
            <text:p>584.6104</text:p>
          </table:table-cell>
          <table:table-cell office:value-type="float" office:value="569.9436" calcext:value-type="float">
            <text:p>569.9436</text:p>
          </table:table-cell>
          <table:table-cell office:value-type="float" office:value="142.8607" calcext:value-type="float">
            <text:p>142.8607</text:p>
          </table:table-cell>
          <table:table-cell office:value-type="float" office:value="35.71004" calcext:value-type="float">
            <text:p>35.71004</text:p>
          </table:table-cell>
          <table:table-cell office:value-type="float" office:value="0" calcext:value-type="float">
            <text:p>0</text:p>
          </table:table-cell>
          <table:table-cell office:value-type="float" office:value="-0.00002597262" calcext:value-type="float">
            <text:p>-2.59726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.73184" calcext:value-type="float">
            <text:p>-30.73184</text:p>
          </table:table-cell>
          <table:table-cell office:value-type="float" office:value="0" calcext:value-type="float">
            <text:p>0</text:p>
          </table:table-cell>
          <table:table-cell office:value-type="float" office:value="3.583079" calcext:value-type="float">
            <text:p>3.583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2" calcext:value-type="float">
            <text:p>1032002</text:p>
          </table:table-cell>
          <table:table-cell office:value-type="float" office:value="487.344" calcext:value-type="float">
            <text:p>487.344</text:p>
          </table:table-cell>
          <table:table-cell office:value-type="float" office:value="13159.97" calcext:value-type="float">
            <text:p>13159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2173" calcext:value-type="float">
            <text:p>-32.2173</text:p>
          </table:table-cell>
          <table:table-cell office:value-type="float" office:value="88.08982" calcext:value-type="float">
            <text:p>88.08982</text:p>
          </table:table-cell>
          <table:table-cell office:value-type="float" office:value="0" calcext:value-type="float">
            <text:p>0</text:p>
          </table:table-cell>
          <table:table-cell office:value-type="float" office:value="107.0004" calcext:value-type="float">
            <text:p>107.0004</text:p>
          </table:table-cell>
          <table:table-cell office:value-type="float" office:value="302.5111" calcext:value-type="float">
            <text:p>302.5111</text:p>
          </table:table-cell>
          <table:table-cell office:value-type="float" office:value="0.03110867" calcext:value-type="float">
            <text:p>0.03110867</text:p>
          </table:table-cell>
          <table:table-cell office:value-type="float" office:value="0" calcext:value-type="float">
            <text:p>0</text:p>
          </table:table-cell>
          <table:table-cell office:value-type="float" office:value="0.00000298006" calcext:value-type="float">
            <text:p>2.98006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32.18269" calcext:value-type="float">
            <text:p>-32.18269</text:p>
          </table:table-cell>
          <table:table-cell office:value-type="float" office:value="0" calcext:value-type="float">
            <text:p>0</text:p>
          </table:table-cell>
          <table:table-cell office:value-type="float" office:value="318.0775" calcext:value-type="float">
            <text:p>318.0775</text:p>
          </table:table-cell>
          <table:table-cell office:value-type="float" office:value="1079.913" calcext:value-type="float">
            <text:p>1079.913</text:p>
          </table:table-cell>
          <table:table-cell office:value-type="float" office:value="1322.857" calcext:value-type="float">
            <text:p>1322.857</text:p>
          </table:table-cell>
          <table:table-cell office:value-type="float" office:value="1318.427" calcext:value-type="float">
            <text:p>1318.427</text:p>
          </table:table-cell>
          <table:table-cell office:value-type="float" office:value="794.5042" calcext:value-type="float">
            <text:p>794.5042</text:p>
          </table:table-cell>
          <table:table-cell office:value-type="float" office:value="1102.124" calcext:value-type="float">
            <text:p>1102.124</text:p>
          </table:table-cell>
          <table:table-cell office:value-type="float" office:value="418.3323" calcext:value-type="float">
            <text:p>418.3323</text:p>
          </table:table-cell>
          <table:table-cell office:value-type="float" office:value="1875.231" calcext:value-type="float">
            <text:p>1875.231</text:p>
          </table:table-cell>
          <table:table-cell office:value-type="float" office:value="2105.541" calcext:value-type="float">
            <text:p>2105.541</text:p>
          </table:table-cell>
          <table:table-cell office:value-type="float" office:value="1676.673" calcext:value-type="float">
            <text:p>1676.673</text:p>
          </table:table-cell>
          <table:table-cell office:value-type="float" office:value="584.6097" calcext:value-type="float">
            <text:p>584.6097</text:p>
          </table:table-cell>
          <table:table-cell office:value-type="float" office:value="569.9431" calcext:value-type="float">
            <text:p>569.9431</text:p>
          </table:table-cell>
          <table:table-cell office:value-type="float" office:value="142.8607" calcext:value-type="float">
            <text:p>142.8607</text:p>
          </table:table-cell>
          <table:table-cell office:value-type="float" office:value="35.71003" calcext:value-type="float">
            <text:p>35.71003</text:p>
          </table:table-cell>
          <table:table-cell office:value-type="float" office:value="0" calcext:value-type="float">
            <text:p>0</text:p>
          </table:table-cell>
          <table:table-cell office:value-type="float" office:value="-0.00002597228" calcext:value-type="float">
            <text:p>-2.59722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.88767" calcext:value-type="float">
            <text:p>-30.88767</text:p>
          </table:table-cell>
          <table:table-cell office:value-type="float" office:value="0" calcext:value-type="float">
            <text:p>0</text:p>
          </table:table-cell>
          <table:table-cell office:value-type="float" office:value="3.558757" calcext:value-type="float">
            <text:p>3.558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2" calcext:value-type="float">
            <text:p>2032002</text:p>
          </table:table-cell>
          <table:table-cell office:value-type="float" office:value="486.8898" calcext:value-type="float">
            <text:p>486.8898</text:p>
          </table:table-cell>
          <table:table-cell office:value-type="float" office:value="13160.01" calcext:value-type="float">
            <text:p>131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65461" calcext:value-type="float">
            <text:p>-32.65461</text:p>
          </table:table-cell>
          <table:table-cell office:value-type="float" office:value="89.76102" calcext:value-type="float">
            <text:p>89.76102</text:p>
          </table:table-cell>
          <table:table-cell office:value-type="float" office:value="0" calcext:value-type="float">
            <text:p>0</text:p>
          </table:table-cell>
          <table:table-cell office:value-type="float" office:value="107.1603" calcext:value-type="float">
            <text:p>107.1603</text:p>
          </table:table-cell>
          <table:table-cell office:value-type="float" office:value="302.1069" calcext:value-type="float">
            <text:p>302.1069</text:p>
          </table:table-cell>
          <table:table-cell office:value-type="float" office:value="0.03163913" calcext:value-type="float">
            <text:p>0.03163913</text:p>
          </table:table-cell>
          <table:table-cell office:value-type="float" office:value="0" calcext:value-type="float">
            <text:p>0</text:p>
          </table:table-cell>
          <table:table-cell office:value-type="float" office:value="0.000002980465" calcext:value-type="float">
            <text:p>2.980465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32.61947" calcext:value-type="float">
            <text:p>-32.61947</text:p>
          </table:table-cell>
          <table:table-cell office:value-type="float" office:value="0" calcext:value-type="float">
            <text:p>0</text:p>
          </table:table-cell>
          <table:table-cell office:value-type="float" office:value="318.1432" calcext:value-type="float">
            <text:p>318.1432</text:p>
          </table:table-cell>
          <table:table-cell office:value-type="float" office:value="1079.903" calcext:value-type="float">
            <text:p>1079.903</text:p>
          </table:table-cell>
          <table:table-cell office:value-type="float" office:value="1322.841" calcext:value-type="float">
            <text:p>1322.841</text:p>
          </table:table-cell>
          <table:table-cell office:value-type="float" office:value="1318.412" calcext:value-type="float">
            <text:p>1318.412</text:p>
          </table:table-cell>
          <table:table-cell office:value-type="float" office:value="794.4926" calcext:value-type="float">
            <text:p>794.4926</text:p>
          </table:table-cell>
          <table:table-cell office:value-type="float" office:value="1102.115" calcext:value-type="float">
            <text:p>1102.115</text:p>
          </table:table-cell>
          <table:table-cell office:value-type="float" office:value="418.3294" calcext:value-type="float">
            <text:p>418.3294</text:p>
          </table:table-cell>
          <table:table-cell office:value-type="float" office:value="1875.225" calcext:value-type="float">
            <text:p>1875.225</text:p>
          </table:table-cell>
          <table:table-cell office:value-type="float" office:value="2105.537" calcext:value-type="float">
            <text:p>2105.537</text:p>
          </table:table-cell>
          <table:table-cell office:value-type="float" office:value="1676.671" calcext:value-type="float">
            <text:p>1676.671</text:p>
          </table:table-cell>
          <table:table-cell office:value-type="float" office:value="584.6091" calcext:value-type="float">
            <text:p>584.6091</text:p>
          </table:table-cell>
          <table:table-cell office:value-type="float" office:value="569.9426" calcext:value-type="float">
            <text:p>569.9426</text:p>
          </table:table-cell>
          <table:table-cell office:value-type="float" office:value="142.8606" calcext:value-type="float">
            <text:p>142.8606</text:p>
          </table:table-cell>
          <table:table-cell office:value-type="float" office:value="35.71002" calcext:value-type="float">
            <text:p>35.71002</text:p>
          </table:table-cell>
          <table:table-cell office:value-type="float" office:value="0" calcext:value-type="float">
            <text:p>0</text:p>
          </table:table-cell>
          <table:table-cell office:value-type="float" office:value="-0.00002597168" calcext:value-type="float">
            <text:p>-2.59716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.30578" calcext:value-type="float">
            <text:p>-31.30578</text:p>
          </table:table-cell>
          <table:table-cell office:value-type="float" office:value="0" calcext:value-type="float">
            <text:p>0</text:p>
          </table:table-cell>
          <table:table-cell office:value-type="float" office:value="3.539924" calcext:value-type="float">
            <text:p>3.539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2" calcext:value-type="float">
            <text:p>3032002</text:p>
          </table:table-cell>
          <table:table-cell office:value-type="float" office:value="486.5567" calcext:value-type="float">
            <text:p>486.5567</text:p>
          </table:table-cell>
          <table:table-cell office:value-type="float" office:value="13160.03" calcext:value-type="float">
            <text:p>131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9874" calcext:value-type="float">
            <text:p>-32.9874</text:p>
          </table:table-cell>
          <table:table-cell office:value-type="float" office:value="91.06433" calcext:value-type="float">
            <text:p>91.06433</text:p>
          </table:table-cell>
          <table:table-cell office:value-type="float" office:value="0" calcext:value-type="float">
            <text:p>0</text:p>
          </table:table-cell>
          <table:table-cell office:value-type="float" office:value="107.24" calcext:value-type="float">
            <text:p>107.24</text:p>
          </table:table-cell>
          <table:table-cell office:value-type="float" office:value="301.8212" calcext:value-type="float">
            <text:p>301.8212</text:p>
          </table:table-cell>
          <table:table-cell office:value-type="float" office:value="0.03216115" calcext:value-type="float">
            <text:p>0.03216115</text:p>
          </table:table-cell>
          <table:table-cell office:value-type="float" office:value="0" calcext:value-type="float">
            <text:p>0</text:p>
          </table:table-cell>
          <table:table-cell office:value-type="float" office:value="0.000002980504" calcext:value-type="float">
            <text:p>2.980504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32.95174" calcext:value-type="float">
            <text:p>-32.95174</text:p>
          </table:table-cell>
          <table:table-cell office:value-type="float" office:value="0" calcext:value-type="float">
            <text:p>0</text:p>
          </table:table-cell>
          <table:table-cell office:value-type="float" office:value="318.1909" calcext:value-type="float">
            <text:p>318.1909</text:p>
          </table:table-cell>
          <table:table-cell office:value-type="float" office:value="1079.895" calcext:value-type="float">
            <text:p>1079.895</text:p>
          </table:table-cell>
          <table:table-cell office:value-type="float" office:value="1322.828" calcext:value-type="float">
            <text:p>1322.828</text:p>
          </table:table-cell>
          <table:table-cell office:value-type="float" office:value="1318.397" calcext:value-type="float">
            <text:p>1318.397</text:p>
          </table:table-cell>
          <table:table-cell office:value-type="float" office:value="794.4818" calcext:value-type="float">
            <text:p>794.4818</text:p>
          </table:table-cell>
          <table:table-cell office:value-type="float" office:value="1102.106" calcext:value-type="float">
            <text:p>1102.106</text:p>
          </table:table-cell>
          <table:table-cell office:value-type="float" office:value="418.3265" calcext:value-type="float">
            <text:p>418.3265</text:p>
          </table:table-cell>
          <table:table-cell office:value-type="float" office:value="1875.219" calcext:value-type="float">
            <text:p>1875.219</text:p>
          </table:table-cell>
          <table:table-cell office:value-type="float" office:value="2105.532" calcext:value-type="float">
            <text:p>2105.532</text:p>
          </table:table-cell>
          <table:table-cell office:value-type="float" office:value="1676.669" calcext:value-type="float">
            <text:p>1676.669</text:p>
          </table:table-cell>
          <table:table-cell office:value-type="float" office:value="584.6085" calcext:value-type="float">
            <text:p>584.6085</text:p>
          </table:table-cell>
          <table:table-cell office:value-type="float" office:value="569.9421" calcext:value-type="float">
            <text:p>569.9421</text:p>
          </table:table-cell>
          <table:table-cell office:value-type="float" office:value="142.8606" calcext:value-type="float">
            <text:p>142.8606</text:p>
          </table:table-cell>
          <table:table-cell office:value-type="float" office:value="35.71001" calcext:value-type="float">
            <text:p>35.71001</text:p>
          </table:table-cell>
          <table:table-cell office:value-type="float" office:value="0" calcext:value-type="float">
            <text:p>0</text:p>
          </table:table-cell>
          <table:table-cell office:value-type="float" office:value="-0.00002597081" calcext:value-type="float">
            <text:p>-2.59708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.61788" calcext:value-type="float">
            <text:p>-31.61788</text:p>
          </table:table-cell>
          <table:table-cell office:value-type="float" office:value="0" calcext:value-type="float">
            <text:p>0</text:p>
          </table:table-cell>
          <table:table-cell office:value-type="float" office:value="3.519631" calcext:value-type="float">
            <text:p>3.519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2" calcext:value-type="float">
            <text:p>4032002</text:p>
          </table:table-cell>
          <table:table-cell office:value-type="float" office:value="484.8384" calcext:value-type="float">
            <text:p>484.8384</text:p>
          </table:table-cell>
          <table:table-cell office:value-type="float" office:value="13160.2" calcext:value-type="float">
            <text:p>1316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54349" calcext:value-type="float">
            <text:p>-34.54349</text:p>
          </table:table-cell>
          <table:table-cell office:value-type="float" office:value="93.87425" calcext:value-type="float">
            <text:p>93.87425</text:p>
          </table:table-cell>
          <table:table-cell office:value-type="float" office:value="0" calcext:value-type="float">
            <text:p>0</text:p>
          </table:table-cell>
          <table:table-cell office:value-type="float" office:value="108.4288" calcext:value-type="float">
            <text:p>108.4288</text:p>
          </table:table-cell>
          <table:table-cell office:value-type="float" office:value="300.1064" calcext:value-type="float">
            <text:p>300.1064</text:p>
          </table:table-cell>
          <table:table-cell office:value-type="float" office:value="0.03270022" calcext:value-type="float">
            <text:p>0.03270022</text:p>
          </table:table-cell>
          <table:table-cell office:value-type="float" office:value="0" calcext:value-type="float">
            <text:p>0</text:p>
          </table:table-cell>
          <table:table-cell office:value-type="float" office:value="0.000002981562" calcext:value-type="float">
            <text:p>2.981562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34.50729" calcext:value-type="float">
            <text:p>-34.50729</text:p>
          </table:table-cell>
          <table:table-cell office:value-type="float" office:value="0" calcext:value-type="float">
            <text:p>0</text:p>
          </table:table-cell>
          <table:table-cell office:value-type="float" office:value="318.4317" calcext:value-type="float">
            <text:p>318.4317</text:p>
          </table:table-cell>
          <table:table-cell office:value-type="float" office:value="1079.884" calcext:value-type="float">
            <text:p>1079.884</text:p>
          </table:table-cell>
          <table:table-cell office:value-type="float" office:value="1322.817" calcext:value-type="float">
            <text:p>1322.817</text:p>
          </table:table-cell>
          <table:table-cell office:value-type="float" office:value="1318.384" calcext:value-type="float">
            <text:p>1318.384</text:p>
          </table:table-cell>
          <table:table-cell office:value-type="float" office:value="794.4714" calcext:value-type="float">
            <text:p>794.4714</text:p>
          </table:table-cell>
          <table:table-cell office:value-type="float" office:value="1102.098" calcext:value-type="float">
            <text:p>1102.098</text:p>
          </table:table-cell>
          <table:table-cell office:value-type="float" office:value="418.3239" calcext:value-type="float">
            <text:p>418.3239</text:p>
          </table:table-cell>
          <table:table-cell office:value-type="float" office:value="1875.213" calcext:value-type="float">
            <text:p>1875.213</text:p>
          </table:table-cell>
          <table:table-cell office:value-type="float" office:value="2105.528" calcext:value-type="float">
            <text:p>2105.528</text:p>
          </table:table-cell>
          <table:table-cell office:value-type="float" office:value="1676.666" calcext:value-type="float">
            <text:p>1676.666</text:p>
          </table:table-cell>
          <table:table-cell office:value-type="float" office:value="584.6079" calcext:value-type="float">
            <text:p>584.6079</text:p>
          </table:table-cell>
          <table:table-cell office:value-type="float" office:value="569.9416" calcext:value-type="float">
            <text:p>569.9416</text:p>
          </table:table-cell>
          <table:table-cell office:value-type="float" office:value="142.8606" calcext:value-type="float">
            <text:p>142.8606</text:p>
          </table:table-cell>
          <table:table-cell office:value-type="float" office:value="35.71001" calcext:value-type="float">
            <text:p>35.71001</text:p>
          </table:table-cell>
          <table:table-cell office:value-type="float" office:value="0" calcext:value-type="float">
            <text:p>0</text:p>
          </table:table-cell>
          <table:table-cell office:value-type="float" office:value="-0.0000259803" calcext:value-type="float">
            <text:p>-2.5980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16138" calcext:value-type="float">
            <text:p>-33.16138</text:p>
          </table:table-cell>
          <table:table-cell office:value-type="float" office:value="0" calcext:value-type="float">
            <text:p>0</text:p>
          </table:table-cell>
          <table:table-cell office:value-type="float" office:value="3.507293" calcext:value-type="float">
            <text:p>3.507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2" calcext:value-type="float">
            <text:p>5032002</text:p>
          </table:table-cell>
          <table:table-cell office:value-type="float" office:value="482.6169" calcext:value-type="float">
            <text:p>482.6169</text:p>
          </table:table-cell>
          <table:table-cell office:value-type="float" office:value="13160.44" calcext:value-type="float">
            <text:p>1316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53424" calcext:value-type="float">
            <text:p>-36.53424</text:p>
          </table:table-cell>
          <table:table-cell office:value-type="float" office:value="100.2796" calcext:value-type="float">
            <text:p>100.2796</text:p>
          </table:table-cell>
          <table:table-cell office:value-type="float" office:value="0" calcext:value-type="float">
            <text:p>0</text:p>
          </table:table-cell>
          <table:table-cell office:value-type="float" office:value="109.7009" calcext:value-type="float">
            <text:p>109.7009</text:p>
          </table:table-cell>
          <table:table-cell office:value-type="float" office:value="297.9604" calcext:value-type="float">
            <text:p>297.9604</text:p>
          </table:table-cell>
          <table:table-cell office:value-type="float" office:value="0.03334231" calcext:value-type="float">
            <text:p>0.03334231</text:p>
          </table:table-cell>
          <table:table-cell office:value-type="float" office:value="0" calcext:value-type="float">
            <text:p>0</text:p>
          </table:table-cell>
          <table:table-cell office:value-type="float" office:value="0.000002981562" calcext:value-type="float">
            <text:p>2.981562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36.4974" calcext:value-type="float">
            <text:p>-36.4974</text:p>
          </table:table-cell>
          <table:table-cell office:value-type="float" office:value="0" calcext:value-type="float">
            <text:p>0</text:p>
          </table:table-cell>
          <table:table-cell office:value-type="float" office:value="318.6887" calcext:value-type="float">
            <text:p>318.6887</text:p>
          </table:table-cell>
          <table:table-cell office:value-type="float" office:value="1079.856" calcext:value-type="float">
            <text:p>1079.856</text:p>
          </table:table-cell>
          <table:table-cell office:value-type="float" office:value="1322.801" calcext:value-type="float">
            <text:p>1322.801</text:p>
          </table:table-cell>
          <table:table-cell office:value-type="float" office:value="1318.368" calcext:value-type="float">
            <text:p>1318.368</text:p>
          </table:table-cell>
          <table:table-cell office:value-type="float" office:value="794.4607" calcext:value-type="float">
            <text:p>794.4607</text:p>
          </table:table-cell>
          <table:table-cell office:value-type="float" office:value="1102.09" calcext:value-type="float">
            <text:p>1102.09</text:p>
          </table:table-cell>
          <table:table-cell office:value-type="float" office:value="418.3212" calcext:value-type="float">
            <text:p>418.3212</text:p>
          </table:table-cell>
          <table:table-cell office:value-type="float" office:value="1875.207" calcext:value-type="float">
            <text:p>1875.207</text:p>
          </table:table-cell>
          <table:table-cell office:value-type="float" office:value="2105.524" calcext:value-type="float">
            <text:p>2105.524</text:p>
          </table:table-cell>
          <table:table-cell office:value-type="float" office:value="1676.664" calcext:value-type="float">
            <text:p>1676.664</text:p>
          </table:table-cell>
          <table:table-cell office:value-type="float" office:value="584.6073" calcext:value-type="float">
            <text:p>584.6073</text:p>
          </table:table-cell>
          <table:table-cell office:value-type="float" office:value="569.9412" calcext:value-type="float">
            <text:p>569.9412</text:p>
          </table:table-cell>
          <table:table-cell office:value-type="float" office:value="142.8605" calcext:value-type="float">
            <text:p>142.8605</text:p>
          </table:table-cell>
          <table:table-cell office:value-type="float" office:value="35.71" calcext:value-type="float">
            <text:p>35.71</text:p>
          </table:table-cell>
          <table:table-cell office:value-type="float" office:value="0" calcext:value-type="float">
            <text:p>0</text:p>
          </table:table-cell>
          <table:table-cell office:value-type="float" office:value="-0.00003011977" calcext:value-type="float">
            <text:p>-3.01197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5.13902" calcext:value-type="float">
            <text:p>-35.13902</text:p>
          </table:table-cell>
          <table:table-cell office:value-type="float" office:value="0" calcext:value-type="float">
            <text:p>0</text:p>
          </table:table-cell>
          <table:table-cell office:value-type="float" office:value="3.494205" calcext:value-type="float">
            <text:p>3.494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2" calcext:value-type="float">
            <text:p>6032002</text:p>
          </table:table-cell>
          <table:table-cell office:value-type="float" office:value="482.3678" calcext:value-type="float">
            <text:p>482.3678</text:p>
          </table:table-cell>
          <table:table-cell office:value-type="float" office:value="13160.46" calcext:value-type="float">
            <text:p>13160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77646" calcext:value-type="float">
            <text:p>-36.77646</text:p>
          </table:table-cell>
          <table:table-cell office:value-type="float" office:value="101.6303" calcext:value-type="float">
            <text:p>101.6303</text:p>
          </table:table-cell>
          <table:table-cell office:value-type="float" office:value="0" calcext:value-type="float">
            <text:p>0</text:p>
          </table:table-cell>
          <table:table-cell office:value-type="float" office:value="109.6398" calcext:value-type="float">
            <text:p>109.6398</text:p>
          </table:table-cell>
          <table:table-cell office:value-type="float" office:value="297.7631" calcext:value-type="float">
            <text:p>297.7631</text:p>
          </table:table-cell>
          <table:table-cell office:value-type="float" office:value="0.03390905" calcext:value-type="float">
            <text:p>0.03390905</text:p>
          </table:table-cell>
          <table:table-cell office:value-type="float" office:value="0" calcext:value-type="float">
            <text:p>0</text:p>
          </table:table-cell>
          <table:table-cell office:value-type="float" office:value="0.000002981562" calcext:value-type="float">
            <text:p>2.981562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36.73905" calcext:value-type="float">
            <text:p>-36.73905</text:p>
          </table:table-cell>
          <table:table-cell office:value-type="float" office:value="0" calcext:value-type="float">
            <text:p>0</text:p>
          </table:table-cell>
          <table:table-cell office:value-type="float" office:value="318.739" calcext:value-type="float">
            <text:p>318.739</text:p>
          </table:table-cell>
          <table:table-cell office:value-type="float" office:value="1079.842" calcext:value-type="float">
            <text:p>1079.842</text:p>
          </table:table-cell>
          <table:table-cell office:value-type="float" office:value="1322.782" calcext:value-type="float">
            <text:p>1322.782</text:p>
          </table:table-cell>
          <table:table-cell office:value-type="float" office:value="1318.354" calcext:value-type="float">
            <text:p>1318.354</text:p>
          </table:table-cell>
          <table:table-cell office:value-type="float" office:value="794.4498" calcext:value-type="float">
            <text:p>794.4498</text:p>
          </table:table-cell>
          <table:table-cell office:value-type="float" office:value="1102.082" calcext:value-type="float">
            <text:p>1102.082</text:p>
          </table:table-cell>
          <table:table-cell office:value-type="float" office:value="418.3185" calcext:value-type="float">
            <text:p>418.3185</text:p>
          </table:table-cell>
          <table:table-cell office:value-type="float" office:value="1875.201" calcext:value-type="float">
            <text:p>1875.201</text:p>
          </table:table-cell>
          <table:table-cell office:value-type="float" office:value="2105.52" calcext:value-type="float">
            <text:p>2105.52</text:p>
          </table:table-cell>
          <table:table-cell office:value-type="float" office:value="1676.662" calcext:value-type="float">
            <text:p>1676.662</text:p>
          </table:table-cell>
          <table:table-cell office:value-type="float" office:value="584.6067" calcext:value-type="float">
            <text:p>584.6067</text:p>
          </table:table-cell>
          <table:table-cell office:value-type="float" office:value="569.9407" calcext:value-type="float">
            <text:p>569.9407</text:p>
          </table:table-cell>
          <table:table-cell office:value-type="float" office:value="142.8605" calcext:value-type="float">
            <text:p>142.8605</text:p>
          </table:table-cell>
          <table:table-cell office:value-type="float" office:value="35.70998" calcext:value-type="float">
            <text:p>35.70998</text:p>
          </table:table-cell>
          <table:table-cell office:value-type="float" office:value="0" calcext:value-type="float">
            <text:p>0</text:p>
          </table:table-cell>
          <table:table-cell office:value-type="float" office:value="-0.00003012155" calcext:value-type="float">
            <text:p>-3.01215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5.36522" calcext:value-type="float">
            <text:p>-35.36522</text:p>
          </table:table-cell>
          <table:table-cell office:value-type="float" office:value="0" calcext:value-type="float">
            <text:p>0</text:p>
          </table:table-cell>
          <table:table-cell office:value-type="float" office:value="3.478035" calcext:value-type="float">
            <text:p>3.478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2" calcext:value-type="float">
            <text:p>7032002</text:p>
          </table:table-cell>
          <table:table-cell office:value-type="float" office:value="482.144" calcext:value-type="float">
            <text:p>482.144</text:p>
          </table:table-cell>
          <table:table-cell office:value-type="float" office:value="13160.47" calcext:value-type="float">
            <text:p>1316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99796" calcext:value-type="float">
            <text:p>-36.99796</text:p>
          </table:table-cell>
          <table:table-cell office:value-type="float" office:value="101.4648" calcext:value-type="float">
            <text:p>101.4648</text:p>
          </table:table-cell>
          <table:table-cell office:value-type="float" office:value="0" calcext:value-type="float">
            <text:p>0</text:p>
          </table:table-cell>
          <table:table-cell office:value-type="float" office:value="109.5808" calcext:value-type="float">
            <text:p>109.5808</text:p>
          </table:table-cell>
          <table:table-cell office:value-type="float" office:value="297.5865" calcext:value-type="float">
            <text:p>297.5865</text:p>
          </table:table-cell>
          <table:table-cell office:value-type="float" office:value="0.03445815" calcext:value-type="float">
            <text:p>0.03445815</text:p>
          </table:table-cell>
          <table:table-cell office:value-type="float" office:value="0" calcext:value-type="float">
            <text:p>0</text:p>
          </table:table-cell>
          <table:table-cell office:value-type="float" office:value="0.000002983772" calcext:value-type="float">
            <text:p>2.983772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36.96" calcext:value-type="float">
            <text:p>-36.96</text:p>
          </table:table-cell>
          <table:table-cell office:value-type="float" office:value="0" calcext:value-type="float">
            <text:p>0</text:p>
          </table:table-cell>
          <table:table-cell office:value-type="float" office:value="318.7853" calcext:value-type="float">
            <text:p>318.7853</text:p>
          </table:table-cell>
          <table:table-cell office:value-type="float" office:value="1079.83" calcext:value-type="float">
            <text:p>1079.83</text:p>
          </table:table-cell>
          <table:table-cell office:value-type="float" office:value="1322.765" calcext:value-type="float">
            <text:p>1322.765</text:p>
          </table:table-cell>
          <table:table-cell office:value-type="float" office:value="1318.339" calcext:value-type="float">
            <text:p>1318.339</text:p>
          </table:table-cell>
          <table:table-cell office:value-type="float" office:value="794.4391" calcext:value-type="float">
            <text:p>794.4391</text:p>
          </table:table-cell>
          <table:table-cell office:value-type="float" office:value="1102.073" calcext:value-type="float">
            <text:p>1102.073</text:p>
          </table:table-cell>
          <table:table-cell office:value-type="float" office:value="418.3159" calcext:value-type="float">
            <text:p>418.3159</text:p>
          </table:table-cell>
          <table:table-cell office:value-type="float" office:value="1875.195" calcext:value-type="float">
            <text:p>1875.195</text:p>
          </table:table-cell>
          <table:table-cell office:value-type="float" office:value="2105.516" calcext:value-type="float">
            <text:p>2105.516</text:p>
          </table:table-cell>
          <table:table-cell office:value-type="float" office:value="1676.66" calcext:value-type="float">
            <text:p>1676.66</text:p>
          </table:table-cell>
          <table:table-cell office:value-type="float" office:value="584.6061" calcext:value-type="float">
            <text:p>584.6061</text:p>
          </table:table-cell>
          <table:table-cell office:value-type="float" office:value="569.9402" calcext:value-type="float">
            <text:p>569.9402</text:p>
          </table:table-cell>
          <table:table-cell office:value-type="float" office:value="142.8605" calcext:value-type="float">
            <text:p>142.8605</text:p>
          </table:table-cell>
          <table:table-cell office:value-type="float" office:value="35.70998" calcext:value-type="float">
            <text:p>35.70998</text:p>
          </table:table-cell>
          <table:table-cell office:value-type="float" office:value="0" calcext:value-type="float">
            <text:p>0</text:p>
          </table:table-cell>
          <table:table-cell office:value-type="float" office:value="-0.00003012264" calcext:value-type="float">
            <text:p>-3.01226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5.5709" calcext:value-type="float">
            <text:p>-35.5709</text:p>
          </table:table-cell>
          <table:table-cell office:value-type="float" office:value="0" calcext:value-type="float">
            <text:p>0</text:p>
          </table:table-cell>
          <table:table-cell office:value-type="float" office:value="3.46196" calcext:value-type="float">
            <text:p>3.46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2" calcext:value-type="float">
            <text:p>8032002</text:p>
          </table:table-cell>
          <table:table-cell office:value-type="float" office:value="481.9737" calcext:value-type="float">
            <text:p>481.9737</text:p>
          </table:table-cell>
          <table:table-cell office:value-type="float" office:value="13160.48" calcext:value-type="float">
            <text:p>13160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17417" calcext:value-type="float">
            <text:p>-37.17417</text:p>
          </table:table-cell>
          <table:table-cell office:value-type="float" office:value="102.5986" calcext:value-type="float">
            <text:p>102.5986</text:p>
          </table:table-cell>
          <table:table-cell office:value-type="float" office:value="0" calcext:value-type="float">
            <text:p>0</text:p>
          </table:table-cell>
          <table:table-cell office:value-type="float" office:value="109.4971" calcext:value-type="float">
            <text:p>109.4971</text:p>
          </table:table-cell>
          <table:table-cell office:value-type="float" office:value="297.4634" calcext:value-type="float">
            <text:p>297.4634</text:p>
          </table:table-cell>
          <table:table-cell office:value-type="float" office:value="0.03499908" calcext:value-type="float">
            <text:p>0.03499908</text:p>
          </table:table-cell>
          <table:table-cell office:value-type="float" office:value="0" calcext:value-type="float">
            <text:p>0</text:p>
          </table:table-cell>
          <table:table-cell office:value-type="float" office:value="0.000002983772" calcext:value-type="float">
            <text:p>2.983772E-06</text:p>
          </table:table-cell>
          <table:table-cell office:value-type="float" office:value="0" calcext:value-type="float">
            <text:p>0</text:p>
          </table:table-cell>
          <table:table-cell office:value-type="float" office:value="-0.003506466" calcext:value-type="float">
            <text:p>-0.003506466</text:p>
          </table:table-cell>
          <table:table-cell office:value-type="float" office:value="370" calcext:value-type="float">
            <text:p>370</text:p>
          </table:table-cell>
          <table:table-cell office:value-type="float" office:value="-37.13567" calcext:value-type="float">
            <text:p>-37.13567</text:p>
          </table:table-cell>
          <table:table-cell office:value-type="float" office:value="0" calcext:value-type="float">
            <text:p>0</text:p>
          </table:table-cell>
          <table:table-cell office:value-type="float" office:value="318.8226" calcext:value-type="float">
            <text:p>318.8226</text:p>
          </table:table-cell>
          <table:table-cell office:value-type="float" office:value="1079.818" calcext:value-type="float">
            <text:p>1079.818</text:p>
          </table:table-cell>
          <table:table-cell office:value-type="float" office:value="1322.747" calcext:value-type="float">
            <text:p>1322.747</text:p>
          </table:table-cell>
          <table:table-cell office:value-type="float" office:value="1318.325" calcext:value-type="float">
            <text:p>1318.325</text:p>
          </table:table-cell>
          <table:table-cell office:value-type="float" office:value="794.4285" calcext:value-type="float">
            <text:p>794.4285</text:p>
          </table:table-cell>
          <table:table-cell office:value-type="float" office:value="1102.065" calcext:value-type="float">
            <text:p>1102.065</text:p>
          </table:table-cell>
          <table:table-cell office:value-type="float" office:value="418.3134" calcext:value-type="float">
            <text:p>418.3134</text:p>
          </table:table-cell>
          <table:table-cell office:value-type="float" office:value="1875.189" calcext:value-type="float">
            <text:p>1875.189</text:p>
          </table:table-cell>
          <table:table-cell office:value-type="float" office:value="2105.512" calcext:value-type="float">
            <text:p>2105.512</text:p>
          </table:table-cell>
          <table:table-cell office:value-type="float" office:value="1676.658" calcext:value-type="float">
            <text:p>1676.658</text:p>
          </table:table-cell>
          <table:table-cell office:value-type="float" office:value="584.6055" calcext:value-type="float">
            <text:p>584.6055</text:p>
          </table:table-cell>
          <table:table-cell office:value-type="float" office:value="569.9397" calcext:value-type="float">
            <text:p>569.9397</text:p>
          </table:table-cell>
          <table:table-cell office:value-type="float" office:value="142.8605" calcext:value-type="float">
            <text:p>142.8605</text:p>
          </table:table-cell>
          <table:table-cell office:value-type="float" office:value="35.70996" calcext:value-type="float">
            <text:p>35.70996</text:p>
          </table:table-cell>
          <table:table-cell office:value-type="float" office:value="0" calcext:value-type="float">
            <text:p>0</text:p>
          </table:table-cell>
          <table:table-cell office:value-type="float" office:value="-0.00003012231" calcext:value-type="float">
            <text:p>-3.01223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5.7303" calcext:value-type="float">
            <text:p>-35.7303</text:p>
          </table:table-cell>
          <table:table-cell office:value-type="float" office:value="0" calcext:value-type="float">
            <text:p>0</text:p>
          </table:table-cell>
          <table:table-cell office:value-type="float" office:value="3.44548" calcext:value-type="float">
            <text:p>3.44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2" calcext:value-type="float">
            <text:p>9032002</text:p>
          </table:table-cell>
          <table:table-cell office:value-type="float" office:value="481.2365" calcext:value-type="float">
            <text:p>481.2365</text:p>
          </table:table-cell>
          <table:table-cell office:value-type="float" office:value="13160.56" calcext:value-type="float">
            <text:p>1316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91388" calcext:value-type="float">
            <text:p>-37.91388</text:p>
          </table:table-cell>
          <table:table-cell office:value-type="float" office:value="103.3534" calcext:value-type="float">
            <text:p>103.3534</text:p>
          </table:table-cell>
          <table:table-cell office:value-type="float" office:value="0" calcext:value-type="float">
            <text:p>0</text:p>
          </table:table-cell>
          <table:table-cell office:value-type="float" office:value="109.8316" calcext:value-type="float">
            <text:p>109.8316</text:p>
          </table:table-cell>
          <table:table-cell office:value-type="float" office:value="296.761" calcext:value-type="float">
            <text:p>296.761</text:p>
          </table:table-cell>
          <table:table-cell office:value-type="float" office:value="0.03555531" calcext:value-type="float">
            <text:p>0.03555531</text:p>
          </table:table-cell>
          <table:table-cell office:value-type="float" office:value="0" calcext:value-type="float">
            <text:p>0</text:p>
          </table:table-cell>
          <table:table-cell office:value-type="float" office:value="0.000002984093" calcext:value-type="float">
            <text:p>2.984093E-06</text:p>
          </table:table-cell>
          <table:table-cell office:value-type="float" office:value="0" calcext:value-type="float">
            <text:p>0</text:p>
          </table:table-cell>
          <table:table-cell office:value-type="float" office:value="-0.004185911" calcext:value-type="float">
            <text:p>-0.004185911</text:p>
          </table:table-cell>
          <table:table-cell office:value-type="float" office:value="370" calcext:value-type="float">
            <text:p>370</text:p>
          </table:table-cell>
          <table:table-cell office:value-type="float" office:value="-37.87415" calcext:value-type="float">
            <text:p>-37.87415</text:p>
          </table:table-cell>
          <table:table-cell office:value-type="float" office:value="0" calcext:value-type="float">
            <text:p>0</text:p>
          </table:table-cell>
          <table:table-cell office:value-type="float" office:value="318.9385" calcext:value-type="float">
            <text:p>318.9385</text:p>
          </table:table-cell>
          <table:table-cell office:value-type="float" office:value="1079.808" calcext:value-type="float">
            <text:p>1079.808</text:p>
          </table:table-cell>
          <table:table-cell office:value-type="float" office:value="1322.731" calcext:value-type="float">
            <text:p>1322.731</text:p>
          </table:table-cell>
          <table:table-cell office:value-type="float" office:value="1318.311" calcext:value-type="float">
            <text:p>1318.311</text:p>
          </table:table-cell>
          <table:table-cell office:value-type="float" office:value="794.4183" calcext:value-type="float">
            <text:p>794.4183</text:p>
          </table:table-cell>
          <table:table-cell office:value-type="float" office:value="1102.056" calcext:value-type="float">
            <text:p>1102.056</text:p>
          </table:table-cell>
          <table:table-cell office:value-type="float" office:value="418.3108" calcext:value-type="float">
            <text:p>418.3108</text:p>
          </table:table-cell>
          <table:table-cell office:value-type="float" office:value="1875.183" calcext:value-type="float">
            <text:p>1875.183</text:p>
          </table:table-cell>
          <table:table-cell office:value-type="float" office:value="2105.509" calcext:value-type="float">
            <text:p>2105.509</text:p>
          </table:table-cell>
          <table:table-cell office:value-type="float" office:value="1676.656" calcext:value-type="float">
            <text:p>1676.656</text:p>
          </table:table-cell>
          <table:table-cell office:value-type="float" office:value="584.6049" calcext:value-type="float">
            <text:p>584.6049</text:p>
          </table:table-cell>
          <table:table-cell office:value-type="float" office:value="569.9392" calcext:value-type="float">
            <text:p>569.9392</text:p>
          </table:table-cell>
          <table:table-cell office:value-type="float" office:value="142.8604" calcext:value-type="float">
            <text:p>142.8604</text:p>
          </table:table-cell>
          <table:table-cell office:value-type="float" office:value="35.70995" calcext:value-type="float">
            <text:p>35.70995</text:p>
          </table:table-cell>
          <table:table-cell office:value-type="float" office:value="0" calcext:value-type="float">
            <text:p>0</text:p>
          </table:table-cell>
          <table:table-cell office:value-type="float" office:value="-0.00003012206" calcext:value-type="float">
            <text:p>-3.01220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6.38802" calcext:value-type="float">
            <text:p>-36.38802</text:p>
          </table:table-cell>
          <table:table-cell office:value-type="float" office:value="0" calcext:value-type="float">
            <text:p>0</text:p>
          </table:table-cell>
          <table:table-cell office:value-type="float" office:value="3.364253" calcext:value-type="float">
            <text:p>3.364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2" calcext:value-type="float">
            <text:p>10032002</text:p>
          </table:table-cell>
          <table:table-cell office:value-type="float" office:value="479.6619" calcext:value-type="float">
            <text:p>479.6619</text:p>
          </table:table-cell>
          <table:table-cell office:value-type="float" office:value="13160.73" calcext:value-type="float">
            <text:p>13160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32857" calcext:value-type="float">
            <text:p>-39.32857</text:p>
          </table:table-cell>
          <table:table-cell office:value-type="float" office:value="106.0565" calcext:value-type="float">
            <text:p>106.0565</text:p>
          </table:table-cell>
          <table:table-cell office:value-type="float" office:value="0" calcext:value-type="float">
            <text:p>0</text:p>
          </table:table-cell>
          <table:table-cell office:value-type="float" office:value="110.8376" calcext:value-type="float">
            <text:p>110.8376</text:p>
          </table:table-cell>
          <table:table-cell office:value-type="float" office:value="295.1737" calcext:value-type="float">
            <text:p>295.1737</text:p>
          </table:table-cell>
          <table:table-cell office:value-type="float" office:value="0.03611581" calcext:value-type="float">
            <text:p>0.03611581</text:p>
          </table:table-cell>
          <table:table-cell office:value-type="float" office:value="0" calcext:value-type="float">
            <text:p>0</text:p>
          </table:table-cell>
          <table:table-cell office:value-type="float" office:value="0.000002986748" calcext:value-type="float">
            <text:p>2.986748E-06</text:p>
          </table:table-cell>
          <table:table-cell office:value-type="float" office:value="0" calcext:value-type="float">
            <text:p>0</text:p>
          </table:table-cell>
          <table:table-cell office:value-type="float" office:value="-0.005465515" calcext:value-type="float">
            <text:p>-0.005465515</text:p>
          </table:table-cell>
          <table:table-cell office:value-type="float" office:value="370" calcext:value-type="float">
            <text:p>370</text:p>
          </table:table-cell>
          <table:table-cell office:value-type="float" office:value="-39.28699" calcext:value-type="float">
            <text:p>-39.28699</text:p>
          </table:table-cell>
          <table:table-cell office:value-type="float" office:value="0" calcext:value-type="float">
            <text:p>0</text:p>
          </table:table-cell>
          <table:table-cell office:value-type="float" office:value="319.1972" calcext:value-type="float">
            <text:p>319.1972</text:p>
          </table:table-cell>
          <table:table-cell office:value-type="float" office:value="1079.795" calcext:value-type="float">
            <text:p>1079.795</text:p>
          </table:table-cell>
          <table:table-cell office:value-type="float" office:value="1322.715" calcext:value-type="float">
            <text:p>1322.715</text:p>
          </table:table-cell>
          <table:table-cell office:value-type="float" office:value="1318.297" calcext:value-type="float">
            <text:p>1318.297</text:p>
          </table:table-cell>
          <table:table-cell office:value-type="float" office:value="794.408" calcext:value-type="float">
            <text:p>794.408</text:p>
          </table:table-cell>
          <table:table-cell office:value-type="float" office:value="1102.047" calcext:value-type="float">
            <text:p>1102.047</text:p>
          </table:table-cell>
          <table:table-cell office:value-type="float" office:value="418.3082" calcext:value-type="float">
            <text:p>418.3082</text:p>
          </table:table-cell>
          <table:table-cell office:value-type="float" office:value="1875.177" calcext:value-type="float">
            <text:p>1875.177</text:p>
          </table:table-cell>
          <table:table-cell office:value-type="float" office:value="2105.505" calcext:value-type="float">
            <text:p>2105.505</text:p>
          </table:table-cell>
          <table:table-cell office:value-type="float" office:value="1676.654" calcext:value-type="float">
            <text:p>1676.654</text:p>
          </table:table-cell>
          <table:table-cell office:value-type="float" office:value="584.6042" calcext:value-type="float">
            <text:p>584.6042</text:p>
          </table:table-cell>
          <table:table-cell office:value-type="float" office:value="569.9387" calcext:value-type="float">
            <text:p>569.9387</text:p>
          </table:table-cell>
          <table:table-cell office:value-type="float" office:value="142.8604" calcext:value-type="float">
            <text:p>142.8604</text:p>
          </table:table-cell>
          <table:table-cell office:value-type="float" office:value="35.70999" calcext:value-type="float">
            <text:p>35.70999</text:p>
          </table:table-cell>
          <table:table-cell office:value-type="float" office:value="0" calcext:value-type="float">
            <text:p>0</text:p>
          </table:table-cell>
          <table:table-cell office:value-type="float" office:value="-0.00003012437" calcext:value-type="float">
            <text:p>-3.01243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.78872" calcext:value-type="float">
            <text:p>-37.78872</text:p>
          </table:table-cell>
          <table:table-cell office:value-type="float" office:value="0" calcext:value-type="float">
            <text:p>0</text:p>
          </table:table-cell>
          <table:table-cell office:value-type="float" office:value="3.35136" calcext:value-type="float">
            <text:p>3.35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2" calcext:value-type="float">
            <text:p>11032002</text:p>
          </table:table-cell>
          <table:table-cell office:value-type="float" office:value="476.4886" calcext:value-type="float">
            <text:p>476.4886</text:p>
          </table:table-cell>
          <table:table-cell office:value-type="float" office:value="13161.04" calcext:value-type="float">
            <text:p>13161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19699" calcext:value-type="float">
            <text:p>-42.19699</text:p>
          </table:table-cell>
          <table:table-cell office:value-type="float" office:value="114.0391" calcext:value-type="float">
            <text:p>114.0391</text:p>
          </table:table-cell>
          <table:table-cell office:value-type="float" office:value="0" calcext:value-type="float">
            <text:p>0</text:p>
          </table:table-cell>
          <table:table-cell office:value-type="float" office:value="113.0819" calcext:value-type="float">
            <text:p>113.0819</text:p>
          </table:table-cell>
          <table:table-cell office:value-type="float" office:value="292.0952" calcext:value-type="float">
            <text:p>292.0952</text:p>
          </table:table-cell>
          <table:table-cell office:value-type="float" office:value="0.0367482" calcext:value-type="float">
            <text:p>0.0367482</text:p>
          </table:table-cell>
          <table:table-cell office:value-type="float" office:value="0" calcext:value-type="float">
            <text:p>0</text:p>
          </table:table-cell>
          <table:table-cell office:value-type="float" office:value="0.000002987453" calcext:value-type="float">
            <text:p>2.987453E-06</text:p>
          </table:table-cell>
          <table:table-cell office:value-type="float" office:value="0" calcext:value-type="float">
            <text:p>0</text:p>
          </table:table-cell>
          <table:table-cell office:value-type="float" office:value="-0.006615038" calcext:value-type="float">
            <text:p>-0.006615038</text:p>
          </table:table-cell>
          <table:table-cell office:value-type="float" office:value="370" calcext:value-type="float">
            <text:p>370</text:p>
          </table:table-cell>
          <table:table-cell office:value-type="float" office:value="-42.15363" calcext:value-type="float">
            <text:p>-42.15363</text:p>
          </table:table-cell>
          <table:table-cell office:value-type="float" office:value="0" calcext:value-type="float">
            <text:p>0</text:p>
          </table:table-cell>
          <table:table-cell office:value-type="float" office:value="319.5411" calcext:value-type="float">
            <text:p>319.5411</text:p>
          </table:table-cell>
          <table:table-cell office:value-type="float" office:value="1079.758" calcext:value-type="float">
            <text:p>1079.758</text:p>
          </table:table-cell>
          <table:table-cell office:value-type="float" office:value="1322.686" calcext:value-type="float">
            <text:p>1322.686</text:p>
          </table:table-cell>
          <table:table-cell office:value-type="float" office:value="1318.277" calcext:value-type="float">
            <text:p>1318.277</text:p>
          </table:table-cell>
          <table:table-cell office:value-type="float" office:value="794.3958" calcext:value-type="float">
            <text:p>794.3958</text:p>
          </table:table-cell>
          <table:table-cell office:value-type="float" office:value="1102.038" calcext:value-type="float">
            <text:p>1102.038</text:p>
          </table:table-cell>
          <table:table-cell office:value-type="float" office:value="418.3057" calcext:value-type="float">
            <text:p>418.3057</text:p>
          </table:table-cell>
          <table:table-cell office:value-type="float" office:value="1875.172" calcext:value-type="float">
            <text:p>1875.172</text:p>
          </table:table-cell>
          <table:table-cell office:value-type="float" office:value="2105.501" calcext:value-type="float">
            <text:p>2105.501</text:p>
          </table:table-cell>
          <table:table-cell office:value-type="float" office:value="1676.652" calcext:value-type="float">
            <text:p>1676.652</text:p>
          </table:table-cell>
          <table:table-cell office:value-type="float" office:value="584.6036" calcext:value-type="float">
            <text:p>584.6036</text:p>
          </table:table-cell>
          <table:table-cell office:value-type="float" office:value="569.9383" calcext:value-type="float">
            <text:p>569.9383</text:p>
          </table:table-cell>
          <table:table-cell office:value-type="float" office:value="142.8603" calcext:value-type="float">
            <text:p>142.8603</text:p>
          </table:table-cell>
          <table:table-cell office:value-type="float" office:value="35.71002" calcext:value-type="float">
            <text:p>35.71002</text:p>
          </table:table-cell>
          <table:table-cell office:value-type="float" office:value="0" calcext:value-type="float">
            <text:p>0</text:p>
          </table:table-cell>
          <table:table-cell office:value-type="float" office:value="-0.00003015874" calcext:value-type="float">
            <text:p>-3.01587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.6318" calcext:value-type="float">
            <text:p>-40.6318</text:p>
          </table:table-cell>
          <table:table-cell office:value-type="float" office:value="0" calcext:value-type="float">
            <text:p>0</text:p>
          </table:table-cell>
          <table:table-cell office:value-type="float" office:value="3.327202" calcext:value-type="float">
            <text:p>3.327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2" calcext:value-type="float">
            <text:p>12032002</text:p>
          </table:table-cell>
          <table:table-cell office:value-type="float" office:value="473.6912" calcext:value-type="float">
            <text:p>473.6912</text:p>
          </table:table-cell>
          <table:table-cell office:value-type="float" office:value="13161.35" calcext:value-type="float">
            <text:p>13161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68645" calcext:value-type="float">
            <text:p>-44.68645</text:p>
          </table:table-cell>
          <table:table-cell office:value-type="float" office:value="120.9518" calcext:value-type="float">
            <text:p>120.9518</text:p>
          </table:table-cell>
          <table:table-cell office:value-type="float" office:value="0" calcext:value-type="float">
            <text:p>0</text:p>
          </table:table-cell>
          <table:table-cell office:value-type="float" office:value="114.5408" calcext:value-type="float">
            <text:p>114.5408</text:p>
          </table:table-cell>
          <table:table-cell office:value-type="float" office:value="289.451" calcext:value-type="float">
            <text:p>289.451</text:p>
          </table:table-cell>
          <table:table-cell office:value-type="float" office:value="0.03743864" calcext:value-type="float">
            <text:p>0.03743864</text:p>
          </table:table-cell>
          <table:table-cell office:value-type="float" office:value="0" calcext:value-type="float">
            <text:p>0</text:p>
          </table:table-cell>
          <table:table-cell office:value-type="float" office:value="0.000002987453" calcext:value-type="float">
            <text:p>2.987453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44.64192" calcext:value-type="float">
            <text:p>-44.64192</text:p>
          </table:table-cell>
          <table:table-cell office:value-type="float" office:value="0" calcext:value-type="float">
            <text:p>0</text:p>
          </table:table-cell>
          <table:table-cell office:value-type="float" office:value="319.8859" calcext:value-type="float">
            <text:p>319.8859</text:p>
          </table:table-cell>
          <table:table-cell office:value-type="float" office:value="1079.698" calcext:value-type="float">
            <text:p>1079.698</text:p>
          </table:table-cell>
          <table:table-cell office:value-type="float" office:value="1322.632" calcext:value-type="float">
            <text:p>1322.632</text:p>
          </table:table-cell>
          <table:table-cell office:value-type="float" office:value="1318.243" calcext:value-type="float">
            <text:p>1318.243</text:p>
          </table:table-cell>
          <table:table-cell office:value-type="float" office:value="794.377" calcext:value-type="float">
            <text:p>794.377</text:p>
          </table:table-cell>
          <table:table-cell office:value-type="float" office:value="1102.027" calcext:value-type="float">
            <text:p>1102.027</text:p>
          </table:table-cell>
          <table:table-cell office:value-type="float" office:value="418.3027" calcext:value-type="float">
            <text:p>418.3027</text:p>
          </table:table-cell>
          <table:table-cell office:value-type="float" office:value="1875.166" calcext:value-type="float">
            <text:p>1875.166</text:p>
          </table:table-cell>
          <table:table-cell office:value-type="float" office:value="2105.497" calcext:value-type="float">
            <text:p>2105.497</text:p>
          </table:table-cell>
          <table:table-cell office:value-type="float" office:value="1676.65" calcext:value-type="float">
            <text:p>1676.65</text:p>
          </table:table-cell>
          <table:table-cell office:value-type="float" office:value="584.6031" calcext:value-type="float">
            <text:p>584.6031</text:p>
          </table:table-cell>
          <table:table-cell office:value-type="float" office:value="569.9378" calcext:value-type="float">
            <text:p>569.9378</text:p>
          </table:table-cell>
          <table:table-cell office:value-type="float" office:value="142.8602" calcext:value-type="float">
            <text:p>142.8602</text:p>
          </table:table-cell>
          <table:table-cell office:value-type="float" office:value="35.71003" calcext:value-type="float">
            <text:p>35.71003</text:p>
          </table:table-cell>
          <table:table-cell office:value-type="float" office:value="0" calcext:value-type="float">
            <text:p>0</text:p>
          </table:table-cell>
          <table:table-cell office:value-type="float" office:value="-0.00004485123" calcext:value-type="float">
            <text:p>-4.48512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3.11002" calcext:value-type="float">
            <text:p>-43.11002</text:p>
          </table:table-cell>
          <table:table-cell office:value-type="float" office:value="0" calcext:value-type="float">
            <text:p>0</text:p>
          </table:table-cell>
          <table:table-cell office:value-type="float" office:value="3.316415" calcext:value-type="float">
            <text:p>3.316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2" calcext:value-type="float">
            <text:p>13032002</text:p>
          </table:table-cell>
          <table:table-cell office:value-type="float" office:value="472.3352" calcext:value-type="float">
            <text:p>472.3352</text:p>
          </table:table-cell>
          <table:table-cell office:value-type="float" office:value="13161.52" calcext:value-type="float">
            <text:p>13161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85476" calcext:value-type="float">
            <text:p>-45.85476</text:p>
          </table:table-cell>
          <table:table-cell office:value-type="float" office:value="125.01" calcext:value-type="float">
            <text:p>125.01</text:p>
          </table:table-cell>
          <table:table-cell office:value-type="float" office:value="0" calcext:value-type="float">
            <text:p>0</text:p>
          </table:table-cell>
          <table:table-cell office:value-type="float" office:value="114.3955" calcext:value-type="float">
            <text:p>114.3955</text:p>
          </table:table-cell>
          <table:table-cell office:value-type="float" office:value="288.2941" calcext:value-type="float">
            <text:p>288.2941</text:p>
          </table:table-cell>
          <table:table-cell office:value-type="float" office:value="0.03821083" calcext:value-type="float">
            <text:p>0.03821083</text:p>
          </table:table-cell>
          <table:table-cell office:value-type="float" office:value="0" calcext:value-type="float">
            <text:p>0</text:p>
          </table:table-cell>
          <table:table-cell office:value-type="float" office:value="0.000002987453" calcext:value-type="float">
            <text:p>2.987453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45.80945" calcext:value-type="float">
            <text:p>-45.80945</text:p>
          </table:table-cell>
          <table:table-cell office:value-type="float" office:value="0" calcext:value-type="float">
            <text:p>0</text:p>
          </table:table-cell>
          <table:table-cell office:value-type="float" office:value="320.1244" calcext:value-type="float">
            <text:p>320.1244</text:p>
          </table:table-cell>
          <table:table-cell office:value-type="float" office:value="1079.623" calcext:value-type="float">
            <text:p>1079.623</text:p>
          </table:table-cell>
          <table:table-cell office:value-type="float" office:value="1322.557" calcext:value-type="float">
            <text:p>1322.557</text:p>
          </table:table-cell>
          <table:table-cell office:value-type="float" office:value="1318.189" calcext:value-type="float">
            <text:p>1318.189</text:p>
          </table:table-cell>
          <table:table-cell office:value-type="float" office:value="794.3483" calcext:value-type="float">
            <text:p>794.3483</text:p>
          </table:table-cell>
          <table:table-cell office:value-type="float" office:value="1102.009" calcext:value-type="float">
            <text:p>1102.009</text:p>
          </table:table-cell>
          <table:table-cell office:value-type="float" office:value="418.2989" calcext:value-type="float">
            <text:p>418.2989</text:p>
          </table:table-cell>
          <table:table-cell office:value-type="float" office:value="1875.159" calcext:value-type="float">
            <text:p>1875.159</text:p>
          </table:table-cell>
          <table:table-cell office:value-type="float" office:value="2105.493" calcext:value-type="float">
            <text:p>2105.493</text:p>
          </table:table-cell>
          <table:table-cell office:value-type="float" office:value="1676.647" calcext:value-type="float">
            <text:p>1676.647</text:p>
          </table:table-cell>
          <table:table-cell office:value-type="float" office:value="584.6025" calcext:value-type="float">
            <text:p>584.6025</text:p>
          </table:table-cell>
          <table:table-cell office:value-type="float" office:value="569.9373" calcext:value-type="float">
            <text:p>569.9373</text:p>
          </table:table-cell>
          <table:table-cell office:value-type="float" office:value="142.8602" calcext:value-type="float">
            <text:p>142.8602</text:p>
          </table:table-cell>
          <table:table-cell office:value-type="float" office:value="35.71002" calcext:value-type="float">
            <text:p>35.71002</text:p>
          </table:table-cell>
          <table:table-cell office:value-type="float" office:value="0" calcext:value-type="float">
            <text:p>0</text:p>
          </table:table-cell>
          <table:table-cell office:value-type="float" office:value="-0.00004689225" calcext:value-type="float">
            <text:p>-4.68922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4.26841" calcext:value-type="float">
            <text:p>-44.26841</text:p>
          </table:table-cell>
          <table:table-cell office:value-type="float" office:value="0" calcext:value-type="float">
            <text:p>0</text:p>
          </table:table-cell>
          <table:table-cell office:value-type="float" office:value="3.306473" calcext:value-type="float">
            <text:p>3.306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2" calcext:value-type="float">
            <text:p>14032002</text:p>
          </table:table-cell>
          <table:table-cell office:value-type="float" office:value="471.6157" calcext:value-type="float">
            <text:p>471.6157</text:p>
          </table:table-cell>
          <table:table-cell office:value-type="float" office:value="13161.56" calcext:value-type="float">
            <text:p>13161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52803" calcext:value-type="float">
            <text:p>-46.52803</text:p>
          </table:table-cell>
          <table:table-cell office:value-type="float" office:value="127.0711" calcext:value-type="float">
            <text:p>127.0711</text:p>
          </table:table-cell>
          <table:table-cell office:value-type="float" office:value="0" calcext:value-type="float">
            <text:p>0</text:p>
          </table:table-cell>
          <table:table-cell office:value-type="float" office:value="114.4123" calcext:value-type="float">
            <text:p>114.4123</text:p>
          </table:table-cell>
          <table:table-cell office:value-type="float" office:value="287.7249" calcext:value-type="float">
            <text:p>287.7249</text:p>
          </table:table-cell>
          <table:table-cell office:value-type="float" office:value="0.03896529" calcext:value-type="float">
            <text:p>0.03896529</text:p>
          </table:table-cell>
          <table:table-cell office:value-type="float" office:value="0" calcext:value-type="float">
            <text:p>0</text:p>
          </table:table-cell>
          <table:table-cell office:value-type="float" office:value="0.000002987453" calcext:value-type="float">
            <text:p>2.987453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46.48196" calcext:value-type="float">
            <text:p>-46.48196</text:p>
          </table:table-cell>
          <table:table-cell office:value-type="float" office:value="0" calcext:value-type="float">
            <text:p>0</text:p>
          </table:table-cell>
          <table:table-cell office:value-type="float" office:value="320.2321" calcext:value-type="float">
            <text:p>320.2321</text:p>
          </table:table-cell>
          <table:table-cell office:value-type="float" office:value="1079.576" calcext:value-type="float">
            <text:p>1079.576</text:p>
          </table:table-cell>
          <table:table-cell office:value-type="float" office:value="1322.498" calcext:value-type="float">
            <text:p>1322.498</text:p>
          </table:table-cell>
          <table:table-cell office:value-type="float" office:value="1318.141" calcext:value-type="float">
            <text:p>1318.141</text:p>
          </table:table-cell>
          <table:table-cell office:value-type="float" office:value="794.3215" calcext:value-type="float">
            <text:p>794.3215</text:p>
          </table:table-cell>
          <table:table-cell office:value-type="float" office:value="1101.987" calcext:value-type="float">
            <text:p>1101.987</text:p>
          </table:table-cell>
          <table:table-cell office:value-type="float" office:value="418.2947" calcext:value-type="float">
            <text:p>418.2947</text:p>
          </table:table-cell>
          <table:table-cell office:value-type="float" office:value="1875.152" calcext:value-type="float">
            <text:p>1875.152</text:p>
          </table:table-cell>
          <table:table-cell office:value-type="float" office:value="2105.49" calcext:value-type="float">
            <text:p>2105.49</text:p>
          </table:table-cell>
          <table:table-cell office:value-type="float" office:value="1676.646" calcext:value-type="float">
            <text:p>1676.646</text:p>
          </table:table-cell>
          <table:table-cell office:value-type="float" office:value="584.6019" calcext:value-type="float">
            <text:p>584.6019</text:p>
          </table:table-cell>
          <table:table-cell office:value-type="float" office:value="569.9368" calcext:value-type="float">
            <text:p>569.9368</text:p>
          </table:table-cell>
          <table:table-cell office:value-type="float" office:value="142.8602" calcext:value-type="float">
            <text:p>142.8602</text:p>
          </table:table-cell>
          <table:table-cell office:value-type="float" office:value="35.71001" calcext:value-type="float">
            <text:p>35.71001</text:p>
          </table:table-cell>
          <table:table-cell office:value-type="float" office:value="0" calcext:value-type="float">
            <text:p>0</text:p>
          </table:table-cell>
          <table:table-cell office:value-type="float" office:value="-0.00004778104" calcext:value-type="float">
            <text:p>-4.77810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4.92449" calcext:value-type="float">
            <text:p>-44.92449</text:p>
          </table:table-cell>
          <table:table-cell office:value-type="float" office:value="0" calcext:value-type="float">
            <text:p>0</text:p>
          </table:table-cell>
          <table:table-cell office:value-type="float" office:value="3.289674" calcext:value-type="float">
            <text:p>3.289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2" calcext:value-type="float">
            <text:p>15032002</text:p>
          </table:table-cell>
          <table:table-cell office:value-type="float" office:value="470.9427" calcext:value-type="float">
            <text:p>470.9427</text:p>
          </table:table-cell>
          <table:table-cell office:value-type="float" office:value="13161.63" calcext:value-type="float">
            <text:p>13161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12633" calcext:value-type="float">
            <text:p>-47.12633</text:p>
          </table:table-cell>
          <table:table-cell office:value-type="float" office:value="128.6646" calcext:value-type="float">
            <text:p>128.6646</text:p>
          </table:table-cell>
          <table:table-cell office:value-type="float" office:value="0" calcext:value-type="float">
            <text:p>0</text:p>
          </table:table-cell>
          <table:table-cell office:value-type="float" office:value="114.1921" calcext:value-type="float">
            <text:p>114.1921</text:p>
          </table:table-cell>
          <table:table-cell office:value-type="float" office:value="287.191" calcext:value-type="float">
            <text:p>287.191</text:p>
          </table:table-cell>
          <table:table-cell office:value-type="float" office:value="0.03971556" calcext:value-type="float">
            <text:p>0.03971556</text:p>
          </table:table-cell>
          <table:table-cell office:value-type="float" office:value="0" calcext:value-type="float">
            <text:p>0</text:p>
          </table:table-cell>
          <table:table-cell office:value-type="float" office:value="0.000002987802" calcext:value-type="float">
            <text:p>2.987802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47.07952" calcext:value-type="float">
            <text:p>-47.07952</text:p>
          </table:table-cell>
          <table:table-cell office:value-type="float" office:value="0" calcext:value-type="float">
            <text:p>0</text:p>
          </table:table-cell>
          <table:table-cell office:value-type="float" office:value="320.3587" calcext:value-type="float">
            <text:p>320.3587</text:p>
          </table:table-cell>
          <table:table-cell office:value-type="float" office:value="1079.531" calcext:value-type="float">
            <text:p>1079.531</text:p>
          </table:table-cell>
          <table:table-cell office:value-type="float" office:value="1322.446" calcext:value-type="float">
            <text:p>1322.446</text:p>
          </table:table-cell>
          <table:table-cell office:value-type="float" office:value="1318.102" calcext:value-type="float">
            <text:p>1318.102</text:p>
          </table:table-cell>
          <table:table-cell office:value-type="float" office:value="794.2988" calcext:value-type="float">
            <text:p>794.2988</text:p>
          </table:table-cell>
          <table:table-cell office:value-type="float" office:value="1101.971" calcext:value-type="float">
            <text:p>1101.971</text:p>
          </table:table-cell>
          <table:table-cell office:value-type="float" office:value="418.2907" calcext:value-type="float">
            <text:p>418.2907</text:p>
          </table:table-cell>
          <table:table-cell office:value-type="float" office:value="1875.146" calcext:value-type="float">
            <text:p>1875.146</text:p>
          </table:table-cell>
          <table:table-cell office:value-type="float" office:value="2105.485" calcext:value-type="float">
            <text:p>2105.485</text:p>
          </table:table-cell>
          <table:table-cell office:value-type="float" office:value="1676.643" calcext:value-type="float">
            <text:p>1676.643</text:p>
          </table:table-cell>
          <table:table-cell office:value-type="float" office:value="584.6014" calcext:value-type="float">
            <text:p>584.6014</text:p>
          </table:table-cell>
          <table:table-cell office:value-type="float" office:value="569.9363" calcext:value-type="float">
            <text:p>569.9363</text:p>
          </table:table-cell>
          <table:table-cell office:value-type="float" office:value="142.8601" calcext:value-type="float">
            <text:p>142.8601</text:p>
          </table:table-cell>
          <table:table-cell office:value-type="float" office:value="35.71" calcext:value-type="float">
            <text:p>35.71</text:p>
          </table:table-cell>
          <table:table-cell office:value-type="float" office:value="0" calcext:value-type="float">
            <text:p>0</text:p>
          </table:table-cell>
          <table:table-cell office:value-type="float" office:value="-0.00005005857" calcext:value-type="float">
            <text:p>-5.00585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5.50985" calcext:value-type="float">
            <text:p>-45.50985</text:p>
          </table:table-cell>
          <table:table-cell office:value-type="float" office:value="0" calcext:value-type="float">
            <text:p>0</text:p>
          </table:table-cell>
          <table:table-cell office:value-type="float" office:value="3.277267" calcext:value-type="float">
            <text:p>3.27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2" calcext:value-type="float">
            <text:p>16032002</text:p>
          </table:table-cell>
          <table:table-cell office:value-type="float" office:value="470.3" calcext:value-type="float">
            <text:p>470.3</text:p>
          </table:table-cell>
          <table:table-cell office:value-type="float" office:value="13161.76" calcext:value-type="float">
            <text:p>13161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63045" calcext:value-type="float">
            <text:p>-47.63045</text:p>
          </table:table-cell>
          <table:table-cell office:value-type="float" office:value="129.3188" calcext:value-type="float">
            <text:p>129.3188</text:p>
          </table:table-cell>
          <table:table-cell office:value-type="float" office:value="0" calcext:value-type="float">
            <text:p>0</text:p>
          </table:table-cell>
          <table:table-cell office:value-type="float" office:value="113.332" calcext:value-type="float">
            <text:p>113.332</text:p>
          </table:table-cell>
          <table:table-cell office:value-type="float" office:value="286.7017" calcext:value-type="float">
            <text:p>286.7017</text:p>
          </table:table-cell>
          <table:table-cell office:value-type="float" office:value="0.0404874" calcext:value-type="float">
            <text:p>0.0404874</text:p>
          </table:table-cell>
          <table:table-cell office:value-type="float" office:value="0" calcext:value-type="float">
            <text:p>0</text:p>
          </table:table-cell>
          <table:table-cell office:value-type="float" office:value="0.000002987802" calcext:value-type="float">
            <text:p>2.987802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47.58287" calcext:value-type="float">
            <text:p>-47.58287</text:p>
          </table:table-cell>
          <table:table-cell office:value-type="float" office:value="0" calcext:value-type="float">
            <text:p>0</text:p>
          </table:table-cell>
          <table:table-cell office:value-type="float" office:value="320.5475" calcext:value-type="float">
            <text:p>320.5475</text:p>
          </table:table-cell>
          <table:table-cell office:value-type="float" office:value="1079.478" calcext:value-type="float">
            <text:p>1079.478</text:p>
          </table:table-cell>
          <table:table-cell office:value-type="float" office:value="1322.391" calcext:value-type="float">
            <text:p>1322.391</text:p>
          </table:table-cell>
          <table:table-cell office:value-type="float" office:value="1318.059" calcext:value-type="float">
            <text:p>1318.059</text:p>
          </table:table-cell>
          <table:table-cell office:value-type="float" office:value="794.2745" calcext:value-type="float">
            <text:p>794.2745</text:p>
          </table:table-cell>
          <table:table-cell office:value-type="float" office:value="1101.953" calcext:value-type="float">
            <text:p>1101.953</text:p>
          </table:table-cell>
          <table:table-cell office:value-type="float" office:value="418.2867" calcext:value-type="float">
            <text:p>418.2867</text:p>
          </table:table-cell>
          <table:table-cell office:value-type="float" office:value="1875.138" calcext:value-type="float">
            <text:p>1875.138</text:p>
          </table:table-cell>
          <table:table-cell office:value-type="float" office:value="2105.481" calcext:value-type="float">
            <text:p>2105.481</text:p>
          </table:table-cell>
          <table:table-cell office:value-type="float" office:value="1676.641" calcext:value-type="float">
            <text:p>1676.641</text:p>
          </table:table-cell>
          <table:table-cell office:value-type="float" office:value="584.6008" calcext:value-type="float">
            <text:p>584.6008</text:p>
          </table:table-cell>
          <table:table-cell office:value-type="float" office:value="569.9359" calcext:value-type="float">
            <text:p>569.9359</text:p>
          </table:table-cell>
          <table:table-cell office:value-type="float" office:value="142.8601" calcext:value-type="float">
            <text:p>142.8601</text:p>
          </table:table-cell>
          <table:table-cell office:value-type="float" office:value="35.71" calcext:value-type="float">
            <text:p>35.71</text:p>
          </table:table-cell>
          <table:table-cell office:value-type="float" office:value="0" calcext:value-type="float">
            <text:p>0</text:p>
          </table:table-cell>
          <table:table-cell office:value-type="float" office:value="-0.00005659651" calcext:value-type="float">
            <text:p>-5.65965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6.00391" calcext:value-type="float">
            <text:p>-46.00391</text:p>
          </table:table-cell>
          <table:table-cell office:value-type="float" office:value="0" calcext:value-type="float">
            <text:p>0</text:p>
          </table:table-cell>
          <table:table-cell office:value-type="float" office:value="3.267627" calcext:value-type="float">
            <text:p>3.267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2" calcext:value-type="float">
            <text:p>17032002</text:p>
          </table:table-cell>
          <table:table-cell office:value-type="float" office:value="469.4821" calcext:value-type="float">
            <text:p>469.4821</text:p>
          </table:table-cell>
          <table:table-cell office:value-type="float" office:value="13161.93" calcext:value-type="float">
            <text:p>13161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25357" calcext:value-type="float">
            <text:p>-48.25357</text:p>
          </table:table-cell>
          <table:table-cell office:value-type="float" office:value="131.0311" calcext:value-type="float">
            <text:p>131.0311</text:p>
          </table:table-cell>
          <table:table-cell office:value-type="float" office:value="0" calcext:value-type="float">
            <text:p>0</text:p>
          </table:table-cell>
          <table:table-cell office:value-type="float" office:value="112.1258" calcext:value-type="float">
            <text:p>112.1258</text:p>
          </table:table-cell>
          <table:table-cell office:value-type="float" office:value="286.0932" calcext:value-type="float">
            <text:p>286.0932</text:p>
          </table:table-cell>
          <table:table-cell office:value-type="float" office:value="0.04127698" calcext:value-type="float">
            <text:p>0.04127698</text:p>
          </table:table-cell>
          <table:table-cell office:value-type="float" office:value="0" calcext:value-type="float">
            <text:p>0</text:p>
          </table:table-cell>
          <table:table-cell office:value-type="float" office:value="0.000002987802" calcext:value-type="float">
            <text:p>2.987802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48.2052" calcext:value-type="float">
            <text:p>-48.2052</text:p>
          </table:table-cell>
          <table:table-cell office:value-type="float" office:value="0" calcext:value-type="float">
            <text:p>0</text:p>
          </table:table-cell>
          <table:table-cell office:value-type="float" office:value="320.7971" calcext:value-type="float">
            <text:p>320.7971</text:p>
          </table:table-cell>
          <table:table-cell office:value-type="float" office:value="1079.401" calcext:value-type="float">
            <text:p>1079.401</text:p>
          </table:table-cell>
          <table:table-cell office:value-type="float" office:value="1322.314" calcext:value-type="float">
            <text:p>1322.314</text:p>
          </table:table-cell>
          <table:table-cell office:value-type="float" office:value="1318" calcext:value-type="float">
            <text:p>1318</text:p>
          </table:table-cell>
          <table:table-cell office:value-type="float" office:value="794.2421" calcext:value-type="float">
            <text:p>794.2421</text:p>
          </table:table-cell>
          <table:table-cell office:value-type="float" office:value="1101.93" calcext:value-type="float">
            <text:p>1101.93</text:p>
          </table:table-cell>
          <table:table-cell office:value-type="float" office:value="418.2823" calcext:value-type="float">
            <text:p>418.2823</text:p>
          </table:table-cell>
          <table:table-cell office:value-type="float" office:value="1875.131" calcext:value-type="float">
            <text:p>1875.131</text:p>
          </table:table-cell>
          <table:table-cell office:value-type="float" office:value="2105.477" calcext:value-type="float">
            <text:p>2105.477</text:p>
          </table:table-cell>
          <table:table-cell office:value-type="float" office:value="1676.639" calcext:value-type="float">
            <text:p>1676.639</text:p>
          </table:table-cell>
          <table:table-cell office:value-type="float" office:value="584.6002" calcext:value-type="float">
            <text:p>584.6002</text:p>
          </table:table-cell>
          <table:table-cell office:value-type="float" office:value="569.9354" calcext:value-type="float">
            <text:p>569.9354</text:p>
          </table:table-cell>
          <table:table-cell office:value-type="float" office:value="142.8601" calcext:value-type="float">
            <text:p>142.8601</text:p>
          </table:table-cell>
          <table:table-cell office:value-type="float" office:value="35.70998" calcext:value-type="float">
            <text:p>35.70998</text:p>
          </table:table-cell>
          <table:table-cell office:value-type="float" office:value="0" calcext:value-type="float">
            <text:p>0</text:p>
          </table:table-cell>
          <table:table-cell office:value-type="float" office:value="-0.00006685506" calcext:value-type="float">
            <text:p>-6.68550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6.62271" calcext:value-type="float">
            <text:p>-46.62271</text:p>
          </table:table-cell>
          <table:table-cell office:value-type="float" office:value="0" calcext:value-type="float">
            <text:p>0</text:p>
          </table:table-cell>
          <table:table-cell office:value-type="float" office:value="3.264003" calcext:value-type="float">
            <text:p>3.264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2" calcext:value-type="float">
            <text:p>18032002</text:p>
          </table:table-cell>
          <table:table-cell office:value-type="float" office:value="468.3613" calcext:value-type="float">
            <text:p>468.3613</text:p>
          </table:table-cell>
          <table:table-cell office:value-type="float" office:value="13162.22" calcext:value-type="float">
            <text:p>13162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05522" calcext:value-type="float">
            <text:p>-49.05522</text:p>
          </table:table-cell>
          <table:table-cell office:value-type="float" office:value="130.7059" calcext:value-type="float">
            <text:p>130.7059</text:p>
          </table:table-cell>
          <table:table-cell office:value-type="float" office:value="0" calcext:value-type="float">
            <text:p>0</text:p>
          </table:table-cell>
          <table:table-cell office:value-type="float" office:value="110.3118" calcext:value-type="float">
            <text:p>110.3118</text:p>
          </table:table-cell>
          <table:table-cell office:value-type="float" office:value="285.2099" calcext:value-type="float">
            <text:p>285.2099</text:p>
          </table:table-cell>
          <table:table-cell office:value-type="float" office:value="0.04209685" calcext:value-type="float">
            <text:p>0.04209685</text:p>
          </table:table-cell>
          <table:table-cell office:value-type="float" office:value="0" calcext:value-type="float">
            <text:p>0</text:p>
          </table:table-cell>
          <table:table-cell office:value-type="float" office:value="0.000002990484" calcext:value-type="float">
            <text:p>2.990484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49.00603" calcext:value-type="float">
            <text:p>-49.00603</text:p>
          </table:table-cell>
          <table:table-cell office:value-type="float" office:value="0" calcext:value-type="float">
            <text:p>0</text:p>
          </table:table-cell>
          <table:table-cell office:value-type="float" office:value="321.1733" calcext:value-type="float">
            <text:p>321.1733</text:p>
          </table:table-cell>
          <table:table-cell office:value-type="float" office:value="1079.316" calcext:value-type="float">
            <text:p>1079.316</text:p>
          </table:table-cell>
          <table:table-cell office:value-type="float" office:value="1322.227" calcext:value-type="float">
            <text:p>1322.227</text:p>
          </table:table-cell>
          <table:table-cell office:value-type="float" office:value="1317.93" calcext:value-type="float">
            <text:p>1317.93</text:p>
          </table:table-cell>
          <table:table-cell office:value-type="float" office:value="794.2043" calcext:value-type="float">
            <text:p>794.2043</text:p>
          </table:table-cell>
          <table:table-cell office:value-type="float" office:value="1101.903" calcext:value-type="float">
            <text:p>1101.903</text:p>
          </table:table-cell>
          <table:table-cell office:value-type="float" office:value="418.2769" calcext:value-type="float">
            <text:p>418.2769</text:p>
          </table:table-cell>
          <table:table-cell office:value-type="float" office:value="1875.123" calcext:value-type="float">
            <text:p>1875.123</text:p>
          </table:table-cell>
          <table:table-cell office:value-type="float" office:value="2105.473" calcext:value-type="float">
            <text:p>2105.473</text:p>
          </table:table-cell>
          <table:table-cell office:value-type="float" office:value="1676.637" calcext:value-type="float">
            <text:p>1676.637</text:p>
          </table:table-cell>
          <table:table-cell office:value-type="float" office:value="584.5997" calcext:value-type="float">
            <text:p>584.5997</text:p>
          </table:table-cell>
          <table:table-cell office:value-type="float" office:value="569.935" calcext:value-type="float">
            <text:p>569.935</text:p>
          </table:table-cell>
          <table:table-cell office:value-type="float" office:value="142.86" calcext:value-type="float">
            <text:p>142.86</text:p>
          </table:table-cell>
          <table:table-cell office:value-type="float" office:value="35.70998" calcext:value-type="float">
            <text:p>35.70998</text:p>
          </table:table-cell>
          <table:table-cell office:value-type="float" office:value="0" calcext:value-type="float">
            <text:p>0</text:p>
          </table:table-cell>
          <table:table-cell office:value-type="float" office:value="-0.00007855313" calcext:value-type="float">
            <text:p>-7.85531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7.42687" calcext:value-type="float">
            <text:p>-47.42687</text:p>
          </table:table-cell>
          <table:table-cell office:value-type="float" office:value="0" calcext:value-type="float">
            <text:p>0</text:p>
          </table:table-cell>
          <table:table-cell office:value-type="float" office:value="3.267107" calcext:value-type="float">
            <text:p>3.267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2" calcext:value-type="float">
            <text:p>19032002</text:p>
          </table:table-cell>
          <table:table-cell office:value-type="float" office:value="466.4975" calcext:value-type="float">
            <text:p>466.4975</text:p>
          </table:table-cell>
          <table:table-cell office:value-type="float" office:value="13162.34" calcext:value-type="float">
            <text:p>1316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78502" calcext:value-type="float">
            <text:p>-50.78502</text:p>
          </table:table-cell>
          <table:table-cell office:value-type="float" office:value="136.1055" calcext:value-type="float">
            <text:p>136.1055</text:p>
          </table:table-cell>
          <table:table-cell office:value-type="float" office:value="0" calcext:value-type="float">
            <text:p>0</text:p>
          </table:table-cell>
          <table:table-cell office:value-type="float" office:value="111.4169" calcext:value-type="float">
            <text:p>111.4169</text:p>
          </table:table-cell>
          <table:table-cell office:value-type="float" office:value="283.4977" calcext:value-type="float">
            <text:p>283.4977</text:p>
          </table:table-cell>
          <table:table-cell office:value-type="float" office:value="0.04292666" calcext:value-type="float">
            <text:p>0.04292666</text:p>
          </table:table-cell>
          <table:table-cell office:value-type="float" office:value="0" calcext:value-type="float">
            <text:p>0</text:p>
          </table:table-cell>
          <table:table-cell office:value-type="float" office:value="0.000002991484" calcext:value-type="float">
            <text:p>2.991484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50.735" calcext:value-type="float">
            <text:p>-50.735</text:p>
          </table:table-cell>
          <table:table-cell office:value-type="float" office:value="0" calcext:value-type="float">
            <text:p>0</text:p>
          </table:table-cell>
          <table:table-cell office:value-type="float" office:value="321.4167" calcext:value-type="float">
            <text:p>321.4167</text:p>
          </table:table-cell>
          <table:table-cell office:value-type="float" office:value="1079.264" calcext:value-type="float">
            <text:p>1079.264</text:p>
          </table:table-cell>
          <table:table-cell office:value-type="float" office:value="1322.163" calcext:value-type="float">
            <text:p>1322.163</text:p>
          </table:table-cell>
          <table:table-cell office:value-type="float" office:value="1317.87" calcext:value-type="float">
            <text:p>1317.87</text:p>
          </table:table-cell>
          <table:table-cell office:value-type="float" office:value="794.1645" calcext:value-type="float">
            <text:p>794.1645</text:p>
          </table:table-cell>
          <table:table-cell office:value-type="float" office:value="1101.876" calcext:value-type="float">
            <text:p>1101.876</text:p>
          </table:table-cell>
          <table:table-cell office:value-type="float" office:value="418.2697" calcext:value-type="float">
            <text:p>418.2697</text:p>
          </table:table-cell>
          <table:table-cell office:value-type="float" office:value="1875.103" calcext:value-type="float">
            <text:p>1875.103</text:p>
          </table:table-cell>
          <table:table-cell office:value-type="float" office:value="2105.468" calcext:value-type="float">
            <text:p>2105.468</text:p>
          </table:table-cell>
          <table:table-cell office:value-type="float" office:value="1676.635" calcext:value-type="float">
            <text:p>1676.635</text:p>
          </table:table-cell>
          <table:table-cell office:value-type="float" office:value="584.5991" calcext:value-type="float">
            <text:p>584.5991</text:p>
          </table:table-cell>
          <table:table-cell office:value-type="float" office:value="569.9345" calcext:value-type="float">
            <text:p>569.9345</text:p>
          </table:table-cell>
          <table:table-cell office:value-type="float" office:value="142.86" calcext:value-type="float">
            <text:p>142.86</text:p>
          </table:table-cell>
          <table:table-cell office:value-type="float" office:value="35.70996" calcext:value-type="float">
            <text:p>35.70996</text:p>
          </table:table-cell>
          <table:table-cell office:value-type="float" office:value="0" calcext:value-type="float">
            <text:p>0</text:p>
          </table:table-cell>
          <table:table-cell office:value-type="float" office:value="-0.00007861774" calcext:value-type="float">
            <text:p>-7.86177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.13546" calcext:value-type="float">
            <text:p>-49.13546</text:p>
          </table:table-cell>
          <table:table-cell office:value-type="float" office:value="0" calcext:value-type="float">
            <text:p>0</text:p>
          </table:table-cell>
          <table:table-cell office:value-type="float" office:value="3.246419" calcext:value-type="float">
            <text:p>3.246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2" calcext:value-type="float">
            <text:p>20032002</text:p>
          </table:table-cell>
          <table:table-cell office:value-type="float" office:value="464.3379" calcext:value-type="float">
            <text:p>464.3379</text:p>
          </table:table-cell>
          <table:table-cell office:value-type="float" office:value="13162.49" calcext:value-type="float">
            <text:p>13162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75753" calcext:value-type="float">
            <text:p>-52.75753</text:p>
          </table:table-cell>
          <table:table-cell office:value-type="float" office:value="142.2807" calcext:value-type="float">
            <text:p>142.2807</text:p>
          </table:table-cell>
          <table:table-cell office:value-type="float" office:value="0" calcext:value-type="float">
            <text:p>0</text:p>
          </table:table-cell>
          <table:table-cell office:value-type="float" office:value="112.5924" calcext:value-type="float">
            <text:p>112.5924</text:p>
          </table:table-cell>
          <table:table-cell office:value-type="float" office:value="281.5234" calcext:value-type="float">
            <text:p>281.5234</text:p>
          </table:table-cell>
          <table:table-cell office:value-type="float" office:value="0.04373778" calcext:value-type="float">
            <text:p>0.04373778</text:p>
          </table:table-cell>
          <table:table-cell office:value-type="float" office:value="0" calcext:value-type="float">
            <text:p>0</text:p>
          </table:table-cell>
          <table:table-cell office:value-type="float" office:value="0.000002991484" calcext:value-type="float">
            <text:p>2.991484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52.7067" calcext:value-type="float">
            <text:p>-52.7067</text:p>
          </table:table-cell>
          <table:table-cell office:value-type="float" office:value="0" calcext:value-type="float">
            <text:p>0</text:p>
          </table:table-cell>
          <table:table-cell office:value-type="float" office:value="321.6592" calcext:value-type="float">
            <text:p>321.6592</text:p>
          </table:table-cell>
          <table:table-cell office:value-type="float" office:value="1079.2" calcext:value-type="float">
            <text:p>1079.2</text:p>
          </table:table-cell>
          <table:table-cell office:value-type="float" office:value="1322.099" calcext:value-type="float">
            <text:p>1322.099</text:p>
          </table:table-cell>
          <table:table-cell office:value-type="float" office:value="1317.817" calcext:value-type="float">
            <text:p>1317.817</text:p>
          </table:table-cell>
          <table:table-cell office:value-type="float" office:value="794.1343" calcext:value-type="float">
            <text:p>794.1343</text:p>
          </table:table-cell>
          <table:table-cell office:value-type="float" office:value="1101.853" calcext:value-type="float">
            <text:p>1101.853</text:p>
          </table:table-cell>
          <table:table-cell office:value-type="float" office:value="418.2648" calcext:value-type="float">
            <text:p>418.2648</text:p>
          </table:table-cell>
          <table:table-cell office:value-type="float" office:value="1875.083" calcext:value-type="float">
            <text:p>1875.083</text:p>
          </table:table-cell>
          <table:table-cell office:value-type="float" office:value="2105.464" calcext:value-type="float">
            <text:p>2105.464</text:p>
          </table:table-cell>
          <table:table-cell office:value-type="float" office:value="1676.633" calcext:value-type="float">
            <text:p>1676.633</text:p>
          </table:table-cell>
          <table:table-cell office:value-type="float" office:value="584.5985" calcext:value-type="float">
            <text:p>584.5985</text:p>
          </table:table-cell>
          <table:table-cell office:value-type="float" office:value="569.934" calcext:value-type="float">
            <text:p>569.934</text:p>
          </table:table-cell>
          <table:table-cell office:value-type="float" office:value="142.86" calcext:value-type="float">
            <text:p>142.86</text:p>
          </table:table-cell>
          <table:table-cell office:value-type="float" office:value="35.70996" calcext:value-type="float">
            <text:p>35.70996</text:p>
          </table:table-cell>
          <table:table-cell office:value-type="float" office:value="0" calcext:value-type="float">
            <text:p>0</text:p>
          </table:table-cell>
          <table:table-cell office:value-type="float" office:value="-0.00008773358" calcext:value-type="float">
            <text:p>-8.77335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.0998" calcext:value-type="float">
            <text:p>-51.0998</text:p>
          </table:table-cell>
          <table:table-cell office:value-type="float" office:value="0" calcext:value-type="float">
            <text:p>0</text:p>
          </table:table-cell>
          <table:table-cell office:value-type="float" office:value="3.238794" calcext:value-type="float">
            <text:p>3.238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2" calcext:value-type="float">
            <text:p>21032002</text:p>
          </table:table-cell>
          <table:table-cell office:value-type="float" office:value="463.7322" calcext:value-type="float">
            <text:p>463.7322</text:p>
          </table:table-cell>
          <table:table-cell office:value-type="float" office:value="13162.53" calcext:value-type="float">
            <text:p>13162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31329" calcext:value-type="float">
            <text:p>-53.31329</text:p>
          </table:table-cell>
          <table:table-cell office:value-type="float" office:value="144.8534" calcext:value-type="float">
            <text:p>144.8534</text:p>
          </table:table-cell>
          <table:table-cell office:value-type="float" office:value="0" calcext:value-type="float">
            <text:p>0</text:p>
          </table:table-cell>
          <table:table-cell office:value-type="float" office:value="112.2928" calcext:value-type="float">
            <text:p>112.2928</text:p>
          </table:table-cell>
          <table:table-cell office:value-type="float" office:value="281.0858" calcext:value-type="float">
            <text:p>281.0858</text:p>
          </table:table-cell>
          <table:table-cell office:value-type="float" office:value="0.04456016" calcext:value-type="float">
            <text:p>0.04456016</text:p>
          </table:table-cell>
          <table:table-cell office:value-type="float" office:value="0" calcext:value-type="float">
            <text:p>0</text:p>
          </table:table-cell>
          <table:table-cell office:value-type="float" office:value="0.000002991808" calcext:value-type="float">
            <text:p>2.991808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53.26163" calcext:value-type="float">
            <text:p>-53.26163</text:p>
          </table:table-cell>
          <table:table-cell office:value-type="float" office:value="0" calcext:value-type="float">
            <text:p>0</text:p>
          </table:table-cell>
          <table:table-cell office:value-type="float" office:value="321.7753" calcext:value-type="float">
            <text:p>321.7753</text:p>
          </table:table-cell>
          <table:table-cell office:value-type="float" office:value="1079.147" calcext:value-type="float">
            <text:p>1079.147</text:p>
          </table:table-cell>
          <table:table-cell office:value-type="float" office:value="1322.039" calcext:value-type="float">
            <text:p>1322.039</text:p>
          </table:table-cell>
          <table:table-cell office:value-type="float" office:value="1317.764" calcext:value-type="float">
            <text:p>1317.764</text:p>
          </table:table-cell>
          <table:table-cell office:value-type="float" office:value="794.1039" calcext:value-type="float">
            <text:p>794.1039</text:p>
          </table:table-cell>
          <table:table-cell office:value-type="float" office:value="1101.828" calcext:value-type="float">
            <text:p>1101.828</text:p>
          </table:table-cell>
          <table:table-cell office:value-type="float" office:value="418.2597" calcext:value-type="float">
            <text:p>418.2597</text:p>
          </table:table-cell>
          <table:table-cell office:value-type="float" office:value="1875.062" calcext:value-type="float">
            <text:p>1875.062</text:p>
          </table:table-cell>
          <table:table-cell office:value-type="float" office:value="2105.459" calcext:value-type="float">
            <text:p>2105.459</text:p>
          </table:table-cell>
          <table:table-cell office:value-type="float" office:value="1676.631" calcext:value-type="float">
            <text:p>1676.631</text:p>
          </table:table-cell>
          <table:table-cell office:value-type="float" office:value="584.598" calcext:value-type="float">
            <text:p>584.598</text:p>
          </table:table-cell>
          <table:table-cell office:value-type="float" office:value="569.9336" calcext:value-type="float">
            <text:p>569.9336</text:p>
          </table:table-cell>
          <table:table-cell office:value-type="float" office:value="142.86" calcext:value-type="float">
            <text:p>142.86</text:p>
          </table:table-cell>
          <table:table-cell office:value-type="float" office:value="35.70995" calcext:value-type="float">
            <text:p>35.70995</text:p>
          </table:table-cell>
          <table:table-cell office:value-type="float" office:value="0" calcext:value-type="float">
            <text:p>0</text:p>
          </table:table-cell>
          <table:table-cell office:value-type="float" office:value="-0.00009267483" calcext:value-type="float">
            <text:p>-9.26748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.63895" calcext:value-type="float">
            <text:p>-51.63895</text:p>
          </table:table-cell>
          <table:table-cell office:value-type="float" office:value="0" calcext:value-type="float">
            <text:p>0</text:p>
          </table:table-cell>
          <table:table-cell office:value-type="float" office:value="3.222756" calcext:value-type="float">
            <text:p>3.222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2" calcext:value-type="float">
            <text:p>22032002</text:p>
          </table:table-cell>
          <table:table-cell office:value-type="float" office:value="463.0983" calcext:value-type="float">
            <text:p>463.0983</text:p>
          </table:table-cell>
          <table:table-cell office:value-type="float" office:value="13162.68" calcext:value-type="float">
            <text:p>13162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78441" calcext:value-type="float">
            <text:p>-53.78441</text:p>
          </table:table-cell>
          <table:table-cell office:value-type="float" office:value="145.2088" calcext:value-type="float">
            <text:p>145.2088</text:p>
          </table:table-cell>
          <table:table-cell office:value-type="float" office:value="0" calcext:value-type="float">
            <text:p>0</text:p>
          </table:table-cell>
          <table:table-cell office:value-type="float" office:value="111.1112" calcext:value-type="float">
            <text:p>111.1112</text:p>
          </table:table-cell>
          <table:table-cell office:value-type="float" office:value="280.6158" calcext:value-type="float">
            <text:p>280.6158</text:p>
          </table:table-cell>
          <table:table-cell office:value-type="float" office:value="0.04532322" calcext:value-type="float">
            <text:p>0.04532322</text:p>
          </table:table-cell>
          <table:table-cell office:value-type="float" office:value="0" calcext:value-type="float">
            <text:p>0</text:p>
          </table:table-cell>
          <table:table-cell office:value-type="float" office:value="0.000002991808" calcext:value-type="float">
            <text:p>2.991808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53.73199" calcext:value-type="float">
            <text:p>-53.73199</text:p>
          </table:table-cell>
          <table:table-cell office:value-type="float" office:value="0" calcext:value-type="float">
            <text:p>0</text:p>
          </table:table-cell>
          <table:table-cell office:value-type="float" office:value="321.995" calcext:value-type="float">
            <text:p>321.995</text:p>
          </table:table-cell>
          <table:table-cell office:value-type="float" office:value="1079.093" calcext:value-type="float">
            <text:p>1079.093</text:p>
          </table:table-cell>
          <table:table-cell office:value-type="float" office:value="1321.982" calcext:value-type="float">
            <text:p>1321.982</text:p>
          </table:table-cell>
          <table:table-cell office:value-type="float" office:value="1317.717" calcext:value-type="float">
            <text:p>1317.717</text:p>
          </table:table-cell>
          <table:table-cell office:value-type="float" office:value="794.0771" calcext:value-type="float">
            <text:p>794.0771</text:p>
          </table:table-cell>
          <table:table-cell office:value-type="float" office:value="1101.807" calcext:value-type="float">
            <text:p>1101.807</text:p>
          </table:table-cell>
          <table:table-cell office:value-type="float" office:value="418.2552" calcext:value-type="float">
            <text:p>418.2552</text:p>
          </table:table-cell>
          <table:table-cell office:value-type="float" office:value="1875.048" calcext:value-type="float">
            <text:p>1875.048</text:p>
          </table:table-cell>
          <table:table-cell office:value-type="float" office:value="2105.455" calcext:value-type="float">
            <text:p>2105.455</text:p>
          </table:table-cell>
          <table:table-cell office:value-type="float" office:value="1676.629" calcext:value-type="float">
            <text:p>1676.629</text:p>
          </table:table-cell>
          <table:table-cell office:value-type="float" office:value="584.5974" calcext:value-type="float">
            <text:p>584.5974</text:p>
          </table:table-cell>
          <table:table-cell office:value-type="float" office:value="569.9331" calcext:value-type="float">
            <text:p>569.9331</text:p>
          </table:table-cell>
          <table:table-cell office:value-type="float" office:value="142.8599" calcext:value-type="float">
            <text:p>142.8599</text:p>
          </table:table-cell>
          <table:table-cell office:value-type="float" office:value="35.70994" calcext:value-type="float">
            <text:p>35.70994</text:p>
          </table:table-cell>
          <table:table-cell office:value-type="float" office:value="0" calcext:value-type="float">
            <text:p>0</text:p>
          </table:table-cell>
          <table:table-cell office:value-type="float" office:value="-0.00009810538" calcext:value-type="float">
            <text:p>-9.81053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.10062" calcext:value-type="float">
            <text:p>-52.10062</text:p>
          </table:table-cell>
          <table:table-cell office:value-type="float" office:value="0" calcext:value-type="float">
            <text:p>0</text:p>
          </table:table-cell>
          <table:table-cell office:value-type="float" office:value="3.213696" calcext:value-type="float">
            <text:p>3.213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2" calcext:value-type="float">
            <text:p>23032002</text:p>
          </table:table-cell>
          <table:table-cell office:value-type="float" office:value="462.4848" calcext:value-type="float">
            <text:p>462.4848</text:p>
          </table:table-cell>
          <table:table-cell office:value-type="float" office:value="13162.77" calcext:value-type="float">
            <text:p>1316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26887" calcext:value-type="float">
            <text:p>-54.26887</text:p>
          </table:table-cell>
          <table:table-cell office:value-type="float" office:value="145.4101" calcext:value-type="float">
            <text:p>145.4101</text:p>
          </table:table-cell>
          <table:table-cell office:value-type="float" office:value="0" calcext:value-type="float">
            <text:p>0</text:p>
          </table:table-cell>
          <table:table-cell office:value-type="float" office:value="110.0786" calcext:value-type="float">
            <text:p>110.0786</text:p>
          </table:table-cell>
          <table:table-cell office:value-type="float" office:value="280.2016" calcext:value-type="float">
            <text:p>280.2016</text:p>
          </table:table-cell>
          <table:table-cell office:value-type="float" office:value="0.04611399" calcext:value-type="float">
            <text:p>0.04611399</text:p>
          </table:table-cell>
          <table:table-cell office:value-type="float" office:value="0" calcext:value-type="float">
            <text:p>0</text:p>
          </table:table-cell>
          <table:table-cell office:value-type="float" office:value="0.000002991808" calcext:value-type="float">
            <text:p>2.991808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54.21566" calcext:value-type="float">
            <text:p>-54.21566</text:p>
          </table:table-cell>
          <table:table-cell office:value-type="float" office:value="0" calcext:value-type="float">
            <text:p>0</text:p>
          </table:table-cell>
          <table:table-cell office:value-type="float" office:value="322.187" calcext:value-type="float">
            <text:p>322.187</text:p>
          </table:table-cell>
          <table:table-cell office:value-type="float" office:value="1079.022" calcext:value-type="float">
            <text:p>1079.022</text:p>
          </table:table-cell>
          <table:table-cell office:value-type="float" office:value="1321.91" calcext:value-type="float">
            <text:p>1321.91</text:p>
          </table:table-cell>
          <table:table-cell office:value-type="float" office:value="1317.657" calcext:value-type="float">
            <text:p>1317.657</text:p>
          </table:table-cell>
          <table:table-cell office:value-type="float" office:value="794.0433" calcext:value-type="float">
            <text:p>794.0433</text:p>
          </table:table-cell>
          <table:table-cell office:value-type="float" office:value="1101.782" calcext:value-type="float">
            <text:p>1101.782</text:p>
          </table:table-cell>
          <table:table-cell office:value-type="float" office:value="418.25" calcext:value-type="float">
            <text:p>418.25</text:p>
          </table:table-cell>
          <table:table-cell office:value-type="float" office:value="1875.028" calcext:value-type="float">
            <text:p>1875.028</text:p>
          </table:table-cell>
          <table:table-cell office:value-type="float" office:value="2105.45" calcext:value-type="float">
            <text:p>2105.45</text:p>
          </table:table-cell>
          <table:table-cell office:value-type="float" office:value="1676.626" calcext:value-type="float">
            <text:p>1676.626</text:p>
          </table:table-cell>
          <table:table-cell office:value-type="float" office:value="584.5969" calcext:value-type="float">
            <text:p>584.5969</text:p>
          </table:table-cell>
          <table:table-cell office:value-type="float" office:value="569.9326" calcext:value-type="float">
            <text:p>569.9326</text:p>
          </table:table-cell>
          <table:table-cell office:value-type="float" office:value="142.8599" calcext:value-type="float">
            <text:p>142.8599</text:p>
          </table:table-cell>
          <table:table-cell office:value-type="float" office:value="35.70993" calcext:value-type="float">
            <text:p>35.70993</text:p>
          </table:table-cell>
          <table:table-cell office:value-type="float" office:value="0" calcext:value-type="float">
            <text:p>0</text:p>
          </table:table-cell>
          <table:table-cell office:value-type="float" office:value="-0.0001012332" calcext:value-type="float">
            <text:p>-0.00010123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.58055" calcext:value-type="float">
            <text:p>-52.58055</text:p>
          </table:table-cell>
          <table:table-cell office:value-type="float" office:value="0" calcext:value-type="float">
            <text:p>0</text:p>
          </table:table-cell>
          <table:table-cell office:value-type="float" office:value="3.209705" calcext:value-type="float">
            <text:p>3.209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2" calcext:value-type="float">
            <text:p>24032002</text:p>
          </table:table-cell>
          <table:table-cell office:value-type="float" office:value="462.1961" calcext:value-type="float">
            <text:p>462.1961</text:p>
          </table:table-cell>
          <table:table-cell office:value-type="float" office:value="13162.71" calcext:value-type="float">
            <text:p>1316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59295" calcext:value-type="float">
            <text:p>-54.59295</text:p>
          </table:table-cell>
          <table:table-cell office:value-type="float" office:value="147.0229" calcext:value-type="float">
            <text:p>147.0229</text:p>
          </table:table-cell>
          <table:table-cell office:value-type="float" office:value="0" calcext:value-type="float">
            <text:p>0</text:p>
          </table:table-cell>
          <table:table-cell office:value-type="float" office:value="110.0034" calcext:value-type="float">
            <text:p>110.0034</text:p>
          </table:table-cell>
          <table:table-cell office:value-type="float" office:value="280.0569" calcext:value-type="float">
            <text:p>280.0569</text:p>
          </table:table-cell>
          <table:table-cell office:value-type="float" office:value="0.04692483" calcext:value-type="float">
            <text:p>0.04692483</text:p>
          </table:table-cell>
          <table:table-cell office:value-type="float" office:value="0" calcext:value-type="float">
            <text:p>0</text:p>
          </table:table-cell>
          <table:table-cell office:value-type="float" office:value="0.000002991808" calcext:value-type="float">
            <text:p>2.991808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54.53893" calcext:value-type="float">
            <text:p>-54.53893</text:p>
          </table:table-cell>
          <table:table-cell office:value-type="float" office:value="0" calcext:value-type="float">
            <text:p>0</text:p>
          </table:table-cell>
          <table:table-cell office:value-type="float" office:value="322.2268" calcext:value-type="float">
            <text:p>322.2268</text:p>
          </table:table-cell>
          <table:table-cell office:value-type="float" office:value="1078.985" calcext:value-type="float">
            <text:p>1078.985</text:p>
          </table:table-cell>
          <table:table-cell office:value-type="float" office:value="1321.859" calcext:value-type="float">
            <text:p>1321.859</text:p>
          </table:table-cell>
          <table:table-cell office:value-type="float" office:value="1317.604" calcext:value-type="float">
            <text:p>1317.604</text:p>
          </table:table-cell>
          <table:table-cell office:value-type="float" office:value="794.0096" calcext:value-type="float">
            <text:p>794.0096</text:p>
          </table:table-cell>
          <table:table-cell office:value-type="float" office:value="1101.756" calcext:value-type="float">
            <text:p>1101.756</text:p>
          </table:table-cell>
          <table:table-cell office:value-type="float" office:value="418.2438" calcext:value-type="float">
            <text:p>418.2438</text:p>
          </table:table-cell>
          <table:table-cell office:value-type="float" office:value="1875.008" calcext:value-type="float">
            <text:p>1875.008</text:p>
          </table:table-cell>
          <table:table-cell office:value-type="float" office:value="2105.437" calcext:value-type="float">
            <text:p>2105.437</text:p>
          </table:table-cell>
          <table:table-cell office:value-type="float" office:value="1676.624" calcext:value-type="float">
            <text:p>1676.624</text:p>
          </table:table-cell>
          <table:table-cell office:value-type="float" office:value="584.5963" calcext:value-type="float">
            <text:p>584.5963</text:p>
          </table:table-cell>
          <table:table-cell office:value-type="float" office:value="569.9322" calcext:value-type="float">
            <text:p>569.9322</text:p>
          </table:table-cell>
          <table:table-cell office:value-type="float" office:value="142.8598" calcext:value-type="float">
            <text:p>142.8598</text:p>
          </table:table-cell>
          <table:table-cell office:value-type="float" office:value="35.70992" calcext:value-type="float">
            <text:p>35.70992</text:p>
          </table:table-cell>
          <table:table-cell office:value-type="float" office:value="0" calcext:value-type="float">
            <text:p>0</text:p>
          </table:table-cell>
          <table:table-cell office:value-type="float" office:value="-0.0001037371" calcext:value-type="float">
            <text:p>-0.00010373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.88763" calcext:value-type="float">
            <text:p>-52.88763</text:p>
          </table:table-cell>
          <table:table-cell office:value-type="float" office:value="0" calcext:value-type="float">
            <text:p>0</text:p>
          </table:table-cell>
          <table:table-cell office:value-type="float" office:value="3.193464" calcext:value-type="float">
            <text:p>3.193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2" calcext:value-type="float">
            <text:p>25032002</text:p>
          </table:table-cell>
          <table:table-cell office:value-type="float" office:value="461.1789" calcext:value-type="float">
            <text:p>461.1789</text:p>
          </table:table-cell>
          <table:table-cell office:value-type="float" office:value="13162.76" calcext:value-type="float">
            <text:p>13162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53915" calcext:value-type="float">
            <text:p>-55.53915</text:p>
          </table:table-cell>
          <table:table-cell office:value-type="float" office:value="149.3362" calcext:value-type="float">
            <text:p>149.3362</text:p>
          </table:table-cell>
          <table:table-cell office:value-type="float" office:value="0" calcext:value-type="float">
            <text:p>0</text:p>
          </table:table-cell>
          <table:table-cell office:value-type="float" office:value="110.3539" calcext:value-type="float">
            <text:p>110.3539</text:p>
          </table:table-cell>
          <table:table-cell office:value-type="float" office:value="279.1817" calcext:value-type="float">
            <text:p>279.1817</text:p>
          </table:table-cell>
          <table:table-cell office:value-type="float" office:value="0.04776916" calcext:value-type="float">
            <text:p>0.04776916</text:p>
          </table:table-cell>
          <table:table-cell office:value-type="float" office:value="0" calcext:value-type="float">
            <text:p>0</text:p>
          </table:table-cell>
          <table:table-cell office:value-type="float" office:value="0.000002994248" calcext:value-type="float">
            <text:p>2.994248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55.48429" calcext:value-type="float">
            <text:p>-55.48429</text:p>
          </table:table-cell>
          <table:table-cell office:value-type="float" office:value="0" calcext:value-type="float">
            <text:p>0</text:p>
          </table:table-cell>
          <table:table-cell office:value-type="float" office:value="322.3506" calcext:value-type="float">
            <text:p>322.3506</text:p>
          </table:table-cell>
          <table:table-cell office:value-type="float" office:value="1078.942" calcext:value-type="float">
            <text:p>1078.942</text:p>
          </table:table-cell>
          <table:table-cell office:value-type="float" office:value="1321.808" calcext:value-type="float">
            <text:p>1321.808</text:p>
          </table:table-cell>
          <table:table-cell office:value-type="float" office:value="1317.562" calcext:value-type="float">
            <text:p>1317.562</text:p>
          </table:table-cell>
          <table:table-cell office:value-type="float" office:value="793.9852" calcext:value-type="float">
            <text:p>793.9852</text:p>
          </table:table-cell>
          <table:table-cell office:value-type="float" office:value="1101.736" calcext:value-type="float">
            <text:p>1101.736</text:p>
          </table:table-cell>
          <table:table-cell office:value-type="float" office:value="418.2394" calcext:value-type="float">
            <text:p>418.2394</text:p>
          </table:table-cell>
          <table:table-cell office:value-type="float" office:value="1874.993" calcext:value-type="float">
            <text:p>1874.993</text:p>
          </table:table-cell>
          <table:table-cell office:value-type="float" office:value="2105.42" calcext:value-type="float">
            <text:p>2105.42</text:p>
          </table:table-cell>
          <table:table-cell office:value-type="float" office:value="1676.622" calcext:value-type="float">
            <text:p>1676.622</text:p>
          </table:table-cell>
          <table:table-cell office:value-type="float" office:value="584.5956" calcext:value-type="float">
            <text:p>584.5956</text:p>
          </table:table-cell>
          <table:table-cell office:value-type="float" office:value="569.9317" calcext:value-type="float">
            <text:p>569.9317</text:p>
          </table:table-cell>
          <table:table-cell office:value-type="float" office:value="142.8598" calcext:value-type="float">
            <text:p>142.8598</text:p>
          </table:table-cell>
          <table:table-cell office:value-type="float" office:value="35.70991" calcext:value-type="float">
            <text:p>35.70991</text:p>
          </table:table-cell>
          <table:table-cell office:value-type="float" office:value="0" calcext:value-type="float">
            <text:p>0</text:p>
          </table:table-cell>
          <table:table-cell office:value-type="float" office:value="-0.000105301" calcext:value-type="float">
            <text:p>-0.0001053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.82479" calcext:value-type="float">
            <text:p>-53.82479</text:p>
          </table:table-cell>
          <table:table-cell office:value-type="float" office:value="0" calcext:value-type="float">
            <text:p>0</text:p>
          </table:table-cell>
          <table:table-cell office:value-type="float" office:value="3.184961" calcext:value-type="float">
            <text:p>3.184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2" calcext:value-type="float">
            <text:p>26032002</text:p>
          </table:table-cell>
          <table:table-cell office:value-type="float" office:value="460.6112" calcext:value-type="float">
            <text:p>460.6112</text:p>
          </table:table-cell>
          <table:table-cell office:value-type="float" office:value="13162.8" calcext:value-type="float">
            <text:p>1316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03904" calcext:value-type="float">
            <text:p>-56.03904</text:p>
          </table:table-cell>
          <table:table-cell office:value-type="float" office:value="150.9561" calcext:value-type="float">
            <text:p>150.9561</text:p>
          </table:table-cell>
          <table:table-cell office:value-type="float" office:value="0" calcext:value-type="float">
            <text:p>0</text:p>
          </table:table-cell>
          <table:table-cell office:value-type="float" office:value="109.9074" calcext:value-type="float">
            <text:p>109.9074</text:p>
          </table:table-cell>
          <table:table-cell office:value-type="float" office:value="278.7783" calcext:value-type="float">
            <text:p>278.7783</text:p>
          </table:table-cell>
          <table:table-cell office:value-type="float" office:value="0.04863469" calcext:value-type="float">
            <text:p>0.04863469</text:p>
          </table:table-cell>
          <table:table-cell office:value-type="float" office:value="0" calcext:value-type="float">
            <text:p>0</text:p>
          </table:table-cell>
          <table:table-cell office:value-type="float" office:value="0.000002994248" calcext:value-type="float">
            <text:p>2.994248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55.98331" calcext:value-type="float">
            <text:p>-55.98331</text:p>
          </table:table-cell>
          <table:table-cell office:value-type="float" office:value="0" calcext:value-type="float">
            <text:p>0</text:p>
          </table:table-cell>
          <table:table-cell office:value-type="float" office:value="322.4729" calcext:value-type="float">
            <text:p>322.4729</text:p>
          </table:table-cell>
          <table:table-cell office:value-type="float" office:value="1078.887" calcext:value-type="float">
            <text:p>1078.887</text:p>
          </table:table-cell>
          <table:table-cell office:value-type="float" office:value="1321.749" calcext:value-type="float">
            <text:p>1321.749</text:p>
          </table:table-cell>
          <table:table-cell office:value-type="float" office:value="1317.516" calcext:value-type="float">
            <text:p>1317.516</text:p>
          </table:table-cell>
          <table:table-cell office:value-type="float" office:value="793.958" calcext:value-type="float">
            <text:p>793.958</text:p>
          </table:table-cell>
          <table:table-cell office:value-type="float" office:value="1101.715" calcext:value-type="float">
            <text:p>1101.715</text:p>
          </table:table-cell>
          <table:table-cell office:value-type="float" office:value="418.235" calcext:value-type="float">
            <text:p>418.235</text:p>
          </table:table-cell>
          <table:table-cell office:value-type="float" office:value="1874.983" calcext:value-type="float">
            <text:p>1874.983</text:p>
          </table:table-cell>
          <table:table-cell office:value-type="float" office:value="2105.404" calcext:value-type="float">
            <text:p>2105.404</text:p>
          </table:table-cell>
          <table:table-cell office:value-type="float" office:value="1676.62" calcext:value-type="float">
            <text:p>1676.62</text:p>
          </table:table-cell>
          <table:table-cell office:value-type="float" office:value="584.5951" calcext:value-type="float">
            <text:p>584.5951</text:p>
          </table:table-cell>
          <table:table-cell office:value-type="float" office:value="569.9312" calcext:value-type="float">
            <text:p>569.9312</text:p>
          </table:table-cell>
          <table:table-cell office:value-type="float" office:value="142.8598" calcext:value-type="float">
            <text:p>142.8598</text:p>
          </table:table-cell>
          <table:table-cell office:value-type="float" office:value="35.7099" calcext:value-type="float">
            <text:p>35.7099</text:p>
          </table:table-cell>
          <table:table-cell office:value-type="float" office:value="0" calcext:value-type="float">
            <text:p>0</text:p>
          </table:table-cell>
          <table:table-cell office:value-type="float" office:value="-0.0001115235" calcext:value-type="float">
            <text:p>-0.00011152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.31642" calcext:value-type="float">
            <text:p>-54.31642</text:p>
          </table:table-cell>
          <table:table-cell office:value-type="float" office:value="0" calcext:value-type="float">
            <text:p>0</text:p>
          </table:table-cell>
          <table:table-cell office:value-type="float" office:value="3.177514" calcext:value-type="float">
            <text:p>3.177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2" calcext:value-type="float">
            <text:p>27032002</text:p>
          </table:table-cell>
          <table:table-cell office:value-type="float" office:value="459.7237" calcext:value-type="float">
            <text:p>459.7237</text:p>
          </table:table-cell>
          <table:table-cell office:value-type="float" office:value="13162.98" calcext:value-type="float">
            <text:p>13162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70424" calcext:value-type="float">
            <text:p>-56.70424</text:p>
          </table:table-cell>
          <table:table-cell office:value-type="float" office:value="150.4791" calcext:value-type="float">
            <text:p>150.4791</text:p>
          </table:table-cell>
          <table:table-cell office:value-type="float" office:value="0" calcext:value-type="float">
            <text:p>0</text:p>
          </table:table-cell>
          <table:table-cell office:value-type="float" office:value="108.5076" calcext:value-type="float">
            <text:p>108.5076</text:p>
          </table:table-cell>
          <table:table-cell office:value-type="float" office:value="278.1027" calcext:value-type="float">
            <text:p>278.1027</text:p>
          </table:table-cell>
          <table:table-cell office:value-type="float" office:value="0.04948964" calcext:value-type="float">
            <text:p>0.04948964</text:p>
          </table:table-cell>
          <table:table-cell office:value-type="float" office:value="0" calcext:value-type="float">
            <text:p>0</text:p>
          </table:table-cell>
          <table:table-cell office:value-type="float" office:value="0.000002994248" calcext:value-type="float">
            <text:p>2.994248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56.64766" calcext:value-type="float">
            <text:p>-56.64766</text:p>
          </table:table-cell>
          <table:table-cell office:value-type="float" office:value="0" calcext:value-type="float">
            <text:p>0</text:p>
          </table:table-cell>
          <table:table-cell office:value-type="float" office:value="322.7539" calcext:value-type="float">
            <text:p>322.7539</text:p>
          </table:table-cell>
          <table:table-cell office:value-type="float" office:value="1078.812" calcext:value-type="float">
            <text:p>1078.812</text:p>
          </table:table-cell>
          <table:table-cell office:value-type="float" office:value="1321.671" calcext:value-type="float">
            <text:p>1321.671</text:p>
          </table:table-cell>
          <table:table-cell office:value-type="float" office:value="1317.455" calcext:value-type="float">
            <text:p>1317.455</text:p>
          </table:table-cell>
          <table:table-cell office:value-type="float" office:value="793.9223" calcext:value-type="float">
            <text:p>793.9223</text:p>
          </table:table-cell>
          <table:table-cell office:value-type="float" office:value="1101.69" calcext:value-type="float">
            <text:p>1101.69</text:p>
          </table:table-cell>
          <table:table-cell office:value-type="float" office:value="418.2298" calcext:value-type="float">
            <text:p>418.2298</text:p>
          </table:table-cell>
          <table:table-cell office:value-type="float" office:value="1874.964" calcext:value-type="float">
            <text:p>1874.964</text:p>
          </table:table-cell>
          <table:table-cell office:value-type="float" office:value="2105.387" calcext:value-type="float">
            <text:p>2105.387</text:p>
          </table:table-cell>
          <table:table-cell office:value-type="float" office:value="1676.618" calcext:value-type="float">
            <text:p>1676.618</text:p>
          </table:table-cell>
          <table:table-cell office:value-type="float" office:value="584.5945" calcext:value-type="float">
            <text:p>584.5945</text:p>
          </table:table-cell>
          <table:table-cell office:value-type="float" office:value="569.9308" calcext:value-type="float">
            <text:p>569.9308</text:p>
          </table:table-cell>
          <table:table-cell office:value-type="float" office:value="142.8598" calcext:value-type="float">
            <text:p>142.8598</text:p>
          </table:table-cell>
          <table:table-cell office:value-type="float" office:value="35.70989" calcext:value-type="float">
            <text:p>35.70989</text:p>
          </table:table-cell>
          <table:table-cell office:value-type="float" office:value="0" calcext:value-type="float">
            <text:p>0</text:p>
          </table:table-cell>
          <table:table-cell office:value-type="float" office:value="-0.0001190846" calcext:value-type="float">
            <text:p>-0.00011908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.97914" calcext:value-type="float">
            <text:p>-54.97914</text:p>
          </table:table-cell>
          <table:table-cell office:value-type="float" office:value="0" calcext:value-type="float">
            <text:p>0</text:p>
          </table:table-cell>
          <table:table-cell office:value-type="float" office:value="3.17598" calcext:value-type="float">
            <text:p>3.17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2" calcext:value-type="float">
            <text:p>28032002</text:p>
          </table:table-cell>
          <table:table-cell office:value-type="float" office:value="458.7312" calcext:value-type="float">
            <text:p>458.7312</text:p>
          </table:table-cell>
          <table:table-cell office:value-type="float" office:value="13163.13" calcext:value-type="float">
            <text:p>13163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478" calcext:value-type="float">
            <text:p>-57.478</text:p>
          </table:table-cell>
          <table:table-cell office:value-type="float" office:value="152.5132" calcext:value-type="float">
            <text:p>152.5132</text:p>
          </table:table-cell>
          <table:table-cell office:value-type="float" office:value="0" calcext:value-type="float">
            <text:p>0</text:p>
          </table:table-cell>
          <table:table-cell office:value-type="float" office:value="106.991" calcext:value-type="float">
            <text:p>106.991</text:p>
          </table:table-cell>
          <table:table-cell office:value-type="float" office:value="277.4219" calcext:value-type="float">
            <text:p>277.4219</text:p>
          </table:table-cell>
          <table:table-cell office:value-type="float" office:value="0.05036112" calcext:value-type="float">
            <text:p>0.05036112</text:p>
          </table:table-cell>
          <table:table-cell office:value-type="float" office:value="0" calcext:value-type="float">
            <text:p>0</text:p>
          </table:table-cell>
          <table:table-cell office:value-type="float" office:value="0.000002994248" calcext:value-type="float">
            <text:p>2.994248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57.42054" calcext:value-type="float">
            <text:p>-57.42054</text:p>
          </table:table-cell>
          <table:table-cell office:value-type="float" office:value="0" calcext:value-type="float">
            <text:p>0</text:p>
          </table:table-cell>
          <table:table-cell office:value-type="float" office:value="323.0474" calcext:value-type="float">
            <text:p>323.0474</text:p>
          </table:table-cell>
          <table:table-cell office:value-type="float" office:value="1078.7" calcext:value-type="float">
            <text:p>1078.7</text:p>
          </table:table-cell>
          <table:table-cell office:value-type="float" office:value="1321.553" calcext:value-type="float">
            <text:p>1321.553</text:p>
          </table:table-cell>
          <table:table-cell office:value-type="float" office:value="1317.375" calcext:value-type="float">
            <text:p>1317.375</text:p>
          </table:table-cell>
          <table:table-cell office:value-type="float" office:value="793.8668" calcext:value-type="float">
            <text:p>793.8668</text:p>
          </table:table-cell>
          <table:table-cell office:value-type="float" office:value="1101.658" calcext:value-type="float">
            <text:p>1101.658</text:p>
          </table:table-cell>
          <table:table-cell office:value-type="float" office:value="418.2208" calcext:value-type="float">
            <text:p>418.2208</text:p>
          </table:table-cell>
          <table:table-cell office:value-type="float" office:value="1874.943" calcext:value-type="float">
            <text:p>1874.943</text:p>
          </table:table-cell>
          <table:table-cell office:value-type="float" office:value="2105.371" calcext:value-type="float">
            <text:p>2105.371</text:p>
          </table:table-cell>
          <table:table-cell office:value-type="float" office:value="1676.615" calcext:value-type="float">
            <text:p>1676.615</text:p>
          </table:table-cell>
          <table:table-cell office:value-type="float" office:value="584.5939" calcext:value-type="float">
            <text:p>584.5939</text:p>
          </table:table-cell>
          <table:table-cell office:value-type="float" office:value="569.9303" calcext:value-type="float">
            <text:p>569.9303</text:p>
          </table:table-cell>
          <table:table-cell office:value-type="float" office:value="142.8597" calcext:value-type="float">
            <text:p>142.8597</text:p>
          </table:table-cell>
          <table:table-cell office:value-type="float" office:value="35.70988" calcext:value-type="float">
            <text:p>35.70988</text:p>
          </table:table-cell>
          <table:table-cell office:value-type="float" office:value="0" calcext:value-type="float">
            <text:p>0</text:p>
          </table:table-cell>
          <table:table-cell office:value-type="float" office:value="-0.0001244182" calcext:value-type="float">
            <text:p>-0.00012441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.75795" calcext:value-type="float">
            <text:p>-55.75795</text:p>
          </table:table-cell>
          <table:table-cell office:value-type="float" office:value="0" calcext:value-type="float">
            <text:p>0</text:p>
          </table:table-cell>
          <table:table-cell office:value-type="float" office:value="3.181779" calcext:value-type="float">
            <text:p>3.181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2" calcext:value-type="float">
            <text:p>29032002</text:p>
          </table:table-cell>
          <table:table-cell office:value-type="float" office:value="457.6489" calcext:value-type="float">
            <text:p>457.6489</text:p>
          </table:table-cell>
          <table:table-cell office:value-type="float" office:value="13163.29" calcext:value-type="float">
            <text:p>13163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33615" calcext:value-type="float">
            <text:p>-58.33615</text:p>
          </table:table-cell>
          <table:table-cell office:value-type="float" office:value="151.9027" calcext:value-type="float">
            <text:p>151.9027</text:p>
          </table:table-cell>
          <table:table-cell office:value-type="float" office:value="0" calcext:value-type="float">
            <text:p>0</text:p>
          </table:table-cell>
          <table:table-cell office:value-type="float" office:value="105.2772" calcext:value-type="float">
            <text:p>105.2772</text:p>
          </table:table-cell>
          <table:table-cell office:value-type="float" office:value="276.7169" calcext:value-type="float">
            <text:p>276.7169</text:p>
          </table:table-cell>
          <table:table-cell office:value-type="float" office:value="0.05119887" calcext:value-type="float">
            <text:p>0.05119887</text:p>
          </table:table-cell>
          <table:table-cell office:value-type="float" office:value="0" calcext:value-type="float">
            <text:p>0</text:p>
          </table:table-cell>
          <table:table-cell office:value-type="float" office:value="0.000002994248" calcext:value-type="float">
            <text:p>2.994248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58.27786" calcext:value-type="float">
            <text:p>-58.27786</text:p>
          </table:table-cell>
          <table:table-cell office:value-type="float" office:value="0" calcext:value-type="float">
            <text:p>0</text:p>
          </table:table-cell>
          <table:table-cell office:value-type="float" office:value="323.3679" calcext:value-type="float">
            <text:p>323.3679</text:p>
          </table:table-cell>
          <table:table-cell office:value-type="float" office:value="1078.564" calcext:value-type="float">
            <text:p>1078.564</text:p>
          </table:table-cell>
          <table:table-cell office:value-type="float" office:value="1321.406" calcext:value-type="float">
            <text:p>1321.406</text:p>
          </table:table-cell>
          <table:table-cell office:value-type="float" office:value="1317.279" calcext:value-type="float">
            <text:p>1317.279</text:p>
          </table:table-cell>
          <table:table-cell office:value-type="float" office:value="793.796" calcext:value-type="float">
            <text:p>793.796</text:p>
          </table:table-cell>
          <table:table-cell office:value-type="float" office:value="1101.62" calcext:value-type="float">
            <text:p>1101.62</text:p>
          </table:table-cell>
          <table:table-cell office:value-type="float" office:value="418.2108" calcext:value-type="float">
            <text:p>418.2108</text:p>
          </table:table-cell>
          <table:table-cell office:value-type="float" office:value="1874.922" calcext:value-type="float">
            <text:p>1874.922</text:p>
          </table:table-cell>
          <table:table-cell office:value-type="float" office:value="2105.354" calcext:value-type="float">
            <text:p>2105.354</text:p>
          </table:table-cell>
          <table:table-cell office:value-type="float" office:value="1676.613" calcext:value-type="float">
            <text:p>1676.613</text:p>
          </table:table-cell>
          <table:table-cell office:value-type="float" office:value="584.5933" calcext:value-type="float">
            <text:p>584.5933</text:p>
          </table:table-cell>
          <table:table-cell office:value-type="float" office:value="569.9298" calcext:value-type="float">
            <text:p>569.9298</text:p>
          </table:table-cell>
          <table:table-cell office:value-type="float" office:value="142.8597" calcext:value-type="float">
            <text:p>142.8597</text:p>
          </table:table-cell>
          <table:table-cell office:value-type="float" office:value="35.70988" calcext:value-type="float">
            <text:p>35.70988</text:p>
          </table:table-cell>
          <table:table-cell office:value-type="float" office:value="0" calcext:value-type="float">
            <text:p>0</text:p>
          </table:table-cell>
          <table:table-cell office:value-type="float" office:value="-0.0001257687" calcext:value-type="float">
            <text:p>-0.00012576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6.62225" calcext:value-type="float">
            <text:p>-56.62225</text:p>
          </table:table-cell>
          <table:table-cell office:value-type="float" office:value="0" calcext:value-type="float">
            <text:p>0</text:p>
          </table:table-cell>
          <table:table-cell office:value-type="float" office:value="3.1887" calcext:value-type="float">
            <text:p>3.1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2" calcext:value-type="float">
            <text:p>30032002</text:p>
          </table:table-cell>
          <table:table-cell office:value-type="float" office:value="457.1216" calcext:value-type="float">
            <text:p>457.1216</text:p>
          </table:table-cell>
          <table:table-cell office:value-type="float" office:value="13163.22" calcext:value-type="float">
            <text:p>13163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88548" calcext:value-type="float">
            <text:p>-58.88548</text:p>
          </table:table-cell>
          <table:table-cell office:value-type="float" office:value="155.2068" calcext:value-type="float">
            <text:p>155.2068</text:p>
          </table:table-cell>
          <table:table-cell office:value-type="float" office:value="0" calcext:value-type="float">
            <text:p>0</text:p>
          </table:table-cell>
          <table:table-cell office:value-type="float" office:value="104.8045" calcext:value-type="float">
            <text:p>104.8045</text:p>
          </table:table-cell>
          <table:table-cell office:value-type="float" office:value="276.513" calcext:value-type="float">
            <text:p>276.513</text:p>
          </table:table-cell>
          <table:table-cell office:value-type="float" office:value="0.05204962" calcext:value-type="float">
            <text:p>0.05204962</text:p>
          </table:table-cell>
          <table:table-cell office:value-type="float" office:value="0" calcext:value-type="float">
            <text:p>0</text:p>
          </table:table-cell>
          <table:table-cell office:value-type="float" office:value="0.000002994248" calcext:value-type="float">
            <text:p>2.994248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58.82633" calcext:value-type="float">
            <text:p>-58.82633</text:p>
          </table:table-cell>
          <table:table-cell office:value-type="float" office:value="0" calcext:value-type="float">
            <text:p>0</text:p>
          </table:table-cell>
          <table:table-cell office:value-type="float" office:value="323.4587" calcext:value-type="float">
            <text:p>323.4587</text:p>
          </table:table-cell>
          <table:table-cell office:value-type="float" office:value="1078.462" calcext:value-type="float">
            <text:p>1078.462</text:p>
          </table:table-cell>
          <table:table-cell office:value-type="float" office:value="1321.279" calcext:value-type="float">
            <text:p>1321.279</text:p>
          </table:table-cell>
          <table:table-cell office:value-type="float" office:value="1317.191" calcext:value-type="float">
            <text:p>1317.191</text:p>
          </table:table-cell>
          <table:table-cell office:value-type="float" office:value="793.7239" calcext:value-type="float">
            <text:p>793.7239</text:p>
          </table:table-cell>
          <table:table-cell office:value-type="float" office:value="1101.579" calcext:value-type="float">
            <text:p>1101.579</text:p>
          </table:table-cell>
          <table:table-cell office:value-type="float" office:value="418.2" calcext:value-type="float">
            <text:p>418.2</text:p>
          </table:table-cell>
          <table:table-cell office:value-type="float" office:value="1874.898" calcext:value-type="float">
            <text:p>1874.898</text:p>
          </table:table-cell>
          <table:table-cell office:value-type="float" office:value="2105.336" calcext:value-type="float">
            <text:p>2105.336</text:p>
          </table:table-cell>
          <table:table-cell office:value-type="float" office:value="1676.611" calcext:value-type="float">
            <text:p>1676.611</text:p>
          </table:table-cell>
          <table:table-cell office:value-type="float" office:value="584.5927" calcext:value-type="float">
            <text:p>584.5927</text:p>
          </table:table-cell>
          <table:table-cell office:value-type="float" office:value="569.9294" calcext:value-type="float">
            <text:p>569.9294</text:p>
          </table:table-cell>
          <table:table-cell office:value-type="float" office:value="142.8597" calcext:value-type="float">
            <text:p>142.8597</text:p>
          </table:table-cell>
          <table:table-cell office:value-type="float" office:value="35.70987" calcext:value-type="float">
            <text:p>35.70987</text:p>
          </table:table-cell>
          <table:table-cell office:value-type="float" office:value="0" calcext:value-type="float">
            <text:p>0</text:p>
          </table:table-cell>
          <table:table-cell office:value-type="float" office:value="-0.0001261051" calcext:value-type="float">
            <text:p>-0.00012610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7.16562" calcext:value-type="float">
            <text:p>-57.16562</text:p>
          </table:table-cell>
          <table:table-cell office:value-type="float" office:value="0" calcext:value-type="float">
            <text:p>0</text:p>
          </table:table-cell>
          <table:table-cell office:value-type="float" office:value="3.183137" calcext:value-type="float">
            <text:p>3.183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2" calcext:value-type="float">
            <text:p>31032002</text:p>
          </table:table-cell>
          <table:table-cell office:value-type="float" office:value="456.068" calcext:value-type="float">
            <text:p>456.068</text:p>
          </table:table-cell>
          <table:table-cell office:value-type="float" office:value="13163.28" calcext:value-type="float">
            <text:p>13163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82265" calcext:value-type="float">
            <text:p>-59.82265</text:p>
          </table:table-cell>
          <table:table-cell office:value-type="float" office:value="155.0349" calcext:value-type="float">
            <text:p>155.0349</text:p>
          </table:table-cell>
          <table:table-cell office:value-type="float" office:value="0" calcext:value-type="float">
            <text:p>0</text:p>
          </table:table-cell>
          <table:table-cell office:value-type="float" office:value="104.1" calcext:value-type="float">
            <text:p>104.1</text:p>
          </table:table-cell>
          <table:table-cell office:value-type="float" office:value="275.7961" calcext:value-type="float">
            <text:p>275.7961</text:p>
          </table:table-cell>
          <table:table-cell office:value-type="float" office:value="0.05291042" calcext:value-type="float">
            <text:p>0.05291042</text:p>
          </table:table-cell>
          <table:table-cell office:value-type="float" office:value="0" calcext:value-type="float">
            <text:p>0</text:p>
          </table:table-cell>
          <table:table-cell office:value-type="float" office:value="0.00000299571" calcext:value-type="float">
            <text:p>2.99571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59.76265" calcext:value-type="float">
            <text:p>-59.76265</text:p>
          </table:table-cell>
          <table:table-cell office:value-type="float" office:value="0" calcext:value-type="float">
            <text:p>0</text:p>
          </table:table-cell>
          <table:table-cell office:value-type="float" office:value="323.6849" calcext:value-type="float">
            <text:p>323.6849</text:p>
          </table:table-cell>
          <table:table-cell office:value-type="float" office:value="1078.343" calcext:value-type="float">
            <text:p>1078.343</text:p>
          </table:table-cell>
          <table:table-cell office:value-type="float" office:value="1321.149" calcext:value-type="float">
            <text:p>1321.149</text:p>
          </table:table-cell>
          <table:table-cell office:value-type="float" office:value="1317.104" calcext:value-type="float">
            <text:p>1317.104</text:p>
          </table:table-cell>
          <table:table-cell office:value-type="float" office:value="793.6525" calcext:value-type="float">
            <text:p>793.6525</text:p>
          </table:table-cell>
          <table:table-cell office:value-type="float" office:value="1101.54" calcext:value-type="float">
            <text:p>1101.54</text:p>
          </table:table-cell>
          <table:table-cell office:value-type="float" office:value="418.1894" calcext:value-type="float">
            <text:p>418.1894</text:p>
          </table:table-cell>
          <table:table-cell office:value-type="float" office:value="1874.874" calcext:value-type="float">
            <text:p>1874.874</text:p>
          </table:table-cell>
          <table:table-cell office:value-type="float" office:value="2105.319" calcext:value-type="float">
            <text:p>2105.319</text:p>
          </table:table-cell>
          <table:table-cell office:value-type="float" office:value="1676.609" calcext:value-type="float">
            <text:p>1676.609</text:p>
          </table:table-cell>
          <table:table-cell office:value-type="float" office:value="584.5921" calcext:value-type="float">
            <text:p>584.5921</text:p>
          </table:table-cell>
          <table:table-cell office:value-type="float" office:value="569.9289" calcext:value-type="float">
            <text:p>569.9289</text:p>
          </table:table-cell>
          <table:table-cell office:value-type="float" office:value="142.8596" calcext:value-type="float">
            <text:p>142.8596</text:p>
          </table:table-cell>
          <table:table-cell office:value-type="float" office:value="35.70986" calcext:value-type="float">
            <text:p>35.70986</text:p>
          </table:table-cell>
          <table:table-cell office:value-type="float" office:value="0" calcext:value-type="float">
            <text:p>0</text:p>
          </table:table-cell>
          <table:table-cell office:value-type="float" office:value="-0.0001315434" calcext:value-type="float">
            <text:p>-0.00013154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8.10649" calcext:value-type="float">
            <text:p>-58.10649</text:p>
          </table:table-cell>
          <table:table-cell office:value-type="float" office:value="0" calcext:value-type="float">
            <text:p>0</text:p>
          </table:table-cell>
          <table:table-cell office:value-type="float" office:value="3.186801" calcext:value-type="float">
            <text:p>3.186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2" calcext:value-type="float">
            <text:p>1042002</text:p>
          </table:table-cell>
          <table:table-cell office:value-type="float" office:value="455.0271" calcext:value-type="float">
            <text:p>455.0271</text:p>
          </table:table-cell>
          <table:table-cell office:value-type="float" office:value="13163.39" calcext:value-type="float">
            <text:p>13163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6851" calcext:value-type="float">
            <text:p>-60.6851</text:p>
          </table:table-cell>
          <table:table-cell office:value-type="float" office:value="157.0457" calcext:value-type="float">
            <text:p>157.0457</text:p>
          </table:table-cell>
          <table:table-cell office:value-type="float" office:value="0" calcext:value-type="float">
            <text:p>0</text:p>
          </table:table-cell>
          <table:table-cell office:value-type="float" office:value="102.5183" calcext:value-type="float">
            <text:p>102.5183</text:p>
          </table:table-cell>
          <table:table-cell office:value-type="float" office:value="275.1746" calcext:value-type="float">
            <text:p>275.1746</text:p>
          </table:table-cell>
          <table:table-cell office:value-type="float" office:value="0.05366676" calcext:value-type="float">
            <text:p>0.05366676</text:p>
          </table:table-cell>
          <table:table-cell office:value-type="float" office:value="0" calcext:value-type="float">
            <text:p>0</text:p>
          </table:table-cell>
          <table:table-cell office:value-type="float" office:value="0.00000299571" calcext:value-type="float">
            <text:p>2.99571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60.62434" calcext:value-type="float">
            <text:p>-60.62434</text:p>
          </table:table-cell>
          <table:table-cell office:value-type="float" office:value="0" calcext:value-type="float">
            <text:p>0</text:p>
          </table:table-cell>
          <table:table-cell office:value-type="float" office:value="323.9778" calcext:value-type="float">
            <text:p>323.9778</text:p>
          </table:table-cell>
          <table:table-cell office:value-type="float" office:value="1078.187" calcext:value-type="float">
            <text:p>1078.187</text:p>
          </table:table-cell>
          <table:table-cell office:value-type="float" office:value="1320.989" calcext:value-type="float">
            <text:p>1320.989</text:p>
          </table:table-cell>
          <table:table-cell office:value-type="float" office:value="1316.998" calcext:value-type="float">
            <text:p>1316.998</text:p>
          </table:table-cell>
          <table:table-cell office:value-type="float" office:value="793.5734" calcext:value-type="float">
            <text:p>793.5734</text:p>
          </table:table-cell>
          <table:table-cell office:value-type="float" office:value="1101.496" calcext:value-type="float">
            <text:p>1101.496</text:p>
          </table:table-cell>
          <table:table-cell office:value-type="float" office:value="418.178" calcext:value-type="float">
            <text:p>418.178</text:p>
          </table:table-cell>
          <table:table-cell office:value-type="float" office:value="1874.849" calcext:value-type="float">
            <text:p>1874.849</text:p>
          </table:table-cell>
          <table:table-cell office:value-type="float" office:value="2105.301" calcext:value-type="float">
            <text:p>2105.301</text:p>
          </table:table-cell>
          <table:table-cell office:value-type="float" office:value="1676.606" calcext:value-type="float">
            <text:p>1676.606</text:p>
          </table:table-cell>
          <table:table-cell office:value-type="float" office:value="584.5915" calcext:value-type="float">
            <text:p>584.5915</text:p>
          </table:table-cell>
          <table:table-cell office:value-type="float" office:value="569.9285" calcext:value-type="float">
            <text:p>569.9285</text:p>
          </table:table-cell>
          <table:table-cell office:value-type="float" office:value="142.8596" calcext:value-type="float">
            <text:p>142.8596</text:p>
          </table:table-cell>
          <table:table-cell office:value-type="float" office:value="35.70985" calcext:value-type="float">
            <text:p>35.70985</text:p>
          </table:table-cell>
          <table:table-cell office:value-type="float" office:value="0" calcext:value-type="float">
            <text:p>0</text:p>
          </table:table-cell>
          <table:table-cell office:value-type="float" office:value="-0.0001337136" calcext:value-type="float">
            <text:p>-0.00013371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8.98006" calcext:value-type="float">
            <text:p>-58.98006</text:p>
          </table:table-cell>
          <table:table-cell office:value-type="float" office:value="0" calcext:value-type="float">
            <text:p>0</text:p>
          </table:table-cell>
          <table:table-cell office:value-type="float" office:value="3.197937" calcext:value-type="float">
            <text:p>3.197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2" calcext:value-type="float">
            <text:p>2042002</text:p>
          </table:table-cell>
          <table:table-cell office:value-type="float" office:value="454.5846" calcext:value-type="float">
            <text:p>454.5846</text:p>
          </table:table-cell>
          <table:table-cell office:value-type="float" office:value="13163.26" calcext:value-type="float">
            <text:p>13163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21983" calcext:value-type="float">
            <text:p>-61.21983</text:p>
          </table:table-cell>
          <table:table-cell office:value-type="float" office:value="159.0536" calcext:value-type="float">
            <text:p>159.0536</text:p>
          </table:table-cell>
          <table:table-cell office:value-type="float" office:value="0" calcext:value-type="float">
            <text:p>0</text:p>
          </table:table-cell>
          <table:table-cell office:value-type="float" office:value="102.2903" calcext:value-type="float">
            <text:p>102.2903</text:p>
          </table:table-cell>
          <table:table-cell office:value-type="float" office:value="275.0801" calcext:value-type="float">
            <text:p>275.0801</text:p>
          </table:table-cell>
          <table:table-cell office:value-type="float" office:value="0.05450995" calcext:value-type="float">
            <text:p>0.05450995</text:p>
          </table:table-cell>
          <table:table-cell office:value-type="float" office:value="0" calcext:value-type="float">
            <text:p>0</text:p>
          </table:table-cell>
          <table:table-cell office:value-type="float" office:value="0.00000299571" calcext:value-type="float">
            <text:p>2.99571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61.15822" calcext:value-type="float">
            <text:p>-61.15822</text:p>
          </table:table-cell>
          <table:table-cell office:value-type="float" office:value="0" calcext:value-type="float">
            <text:p>0</text:p>
          </table:table-cell>
          <table:table-cell office:value-type="float" office:value="324.0283" calcext:value-type="float">
            <text:p>324.0283</text:p>
          </table:table-cell>
          <table:table-cell office:value-type="float" office:value="1078.08" calcext:value-type="float">
            <text:p>1078.08</text:p>
          </table:table-cell>
          <table:table-cell office:value-type="float" office:value="1320.852" calcext:value-type="float">
            <text:p>1320.852</text:p>
          </table:table-cell>
          <table:table-cell office:value-type="float" office:value="1316.901" calcext:value-type="float">
            <text:p>1316.901</text:p>
          </table:table-cell>
          <table:table-cell office:value-type="float" office:value="793.4926" calcext:value-type="float">
            <text:p>793.4926</text:p>
          </table:table-cell>
          <table:table-cell office:value-type="float" office:value="1101.449" calcext:value-type="float">
            <text:p>1101.449</text:p>
          </table:table-cell>
          <table:table-cell office:value-type="float" office:value="418.1657" calcext:value-type="float">
            <text:p>418.1657</text:p>
          </table:table-cell>
          <table:table-cell office:value-type="float" office:value="1874.824" calcext:value-type="float">
            <text:p>1874.824</text:p>
          </table:table-cell>
          <table:table-cell office:value-type="float" office:value="2105.282" calcext:value-type="float">
            <text:p>2105.282</text:p>
          </table:table-cell>
          <table:table-cell office:value-type="float" office:value="1676.604" calcext:value-type="float">
            <text:p>1676.604</text:p>
          </table:table-cell>
          <table:table-cell office:value-type="float" office:value="584.5909" calcext:value-type="float">
            <text:p>584.5909</text:p>
          </table:table-cell>
          <table:table-cell office:value-type="float" office:value="569.928" calcext:value-type="float">
            <text:p>569.928</text:p>
          </table:table-cell>
          <table:table-cell office:value-type="float" office:value="142.8596" calcext:value-type="float">
            <text:p>142.8596</text:p>
          </table:table-cell>
          <table:table-cell office:value-type="float" office:value="35.70984" calcext:value-type="float">
            <text:p>35.70984</text:p>
          </table:table-cell>
          <table:table-cell office:value-type="float" office:value="0" calcext:value-type="float">
            <text:p>0</text:p>
          </table:table-cell>
          <table:table-cell office:value-type="float" office:value="-0.0001341048" calcext:value-type="float">
            <text:p>-0.00013410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9.5042" calcext:value-type="float">
            <text:p>-59.5042</text:p>
          </table:table-cell>
          <table:table-cell office:value-type="float" office:value="0" calcext:value-type="float">
            <text:p>0</text:p>
          </table:table-cell>
          <table:table-cell office:value-type="float" office:value="3.187496" calcext:value-type="float">
            <text:p>3.187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2" calcext:value-type="float">
            <text:p>3042002</text:p>
          </table:table-cell>
          <table:table-cell office:value-type="float" office:value="454.1976" calcext:value-type="float">
            <text:p>454.1976</text:p>
          </table:table-cell>
          <table:table-cell office:value-type="float" office:value="13163.18" calcext:value-type="float">
            <text:p>13163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65429" calcext:value-type="float">
            <text:p>-61.65429</text:p>
          </table:table-cell>
          <table:table-cell office:value-type="float" office:value="163.1636" calcext:value-type="float">
            <text:p>163.1636</text:p>
          </table:table-cell>
          <table:table-cell office:value-type="float" office:value="0" calcext:value-type="float">
            <text:p>0</text:p>
          </table:table-cell>
          <table:table-cell office:value-type="float" office:value="101.9144" calcext:value-type="float">
            <text:p>101.9144</text:p>
          </table:table-cell>
          <table:table-cell office:value-type="float" office:value="274.9686" calcext:value-type="float">
            <text:p>274.9686</text:p>
          </table:table-cell>
          <table:table-cell office:value-type="float" office:value="0.05533719" calcext:value-type="float">
            <text:p>0.05533719</text:p>
          </table:table-cell>
          <table:table-cell office:value-type="float" office:value="0" calcext:value-type="float">
            <text:p>0</text:p>
          </table:table-cell>
          <table:table-cell office:value-type="float" office:value="0.00000299571" calcext:value-type="float">
            <text:p>2.99571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61.59186" calcext:value-type="float">
            <text:p>-61.59186</text:p>
          </table:table-cell>
          <table:table-cell office:value-type="float" office:value="0" calcext:value-type="float">
            <text:p>0</text:p>
          </table:table-cell>
          <table:table-cell office:value-type="float" office:value="324.0927" calcext:value-type="float">
            <text:p>324.0927</text:p>
          </table:table-cell>
          <table:table-cell office:value-type="float" office:value="1077.99" calcext:value-type="float">
            <text:p>1077.99</text:p>
          </table:table-cell>
          <table:table-cell office:value-type="float" office:value="1320.751" calcext:value-type="float">
            <text:p>1320.751</text:p>
          </table:table-cell>
          <table:table-cell office:value-type="float" office:value="1316.827" calcext:value-type="float">
            <text:p>1316.827</text:p>
          </table:table-cell>
          <table:table-cell office:value-type="float" office:value="793.4285" calcext:value-type="float">
            <text:p>793.4285</text:p>
          </table:table-cell>
          <table:table-cell office:value-type="float" office:value="1101.41" calcext:value-type="float">
            <text:p>1101.41</text:p>
          </table:table-cell>
          <table:table-cell office:value-type="float" office:value="418.1546" calcext:value-type="float">
            <text:p>418.1546</text:p>
          </table:table-cell>
          <table:table-cell office:value-type="float" office:value="1874.799" calcext:value-type="float">
            <text:p>1874.799</text:p>
          </table:table-cell>
          <table:table-cell office:value-type="float" office:value="2105.264" calcext:value-type="float">
            <text:p>2105.264</text:p>
          </table:table-cell>
          <table:table-cell office:value-type="float" office:value="1676.601" calcext:value-type="float">
            <text:p>1676.601</text:p>
          </table:table-cell>
          <table:table-cell office:value-type="float" office:value="584.5903" calcext:value-type="float">
            <text:p>584.5903</text:p>
          </table:table-cell>
          <table:table-cell office:value-type="float" office:value="569.9276" calcext:value-type="float">
            <text:p>569.9276</text:p>
          </table:table-cell>
          <table:table-cell office:value-type="float" office:value="142.8595" calcext:value-type="float">
            <text:p>142.8595</text:p>
          </table:table-cell>
          <table:table-cell office:value-type="float" office:value="35.70983" calcext:value-type="float">
            <text:p>35.70983</text:p>
          </table:table-cell>
          <table:table-cell office:value-type="float" office:value="0" calcext:value-type="float">
            <text:p>0</text:p>
          </table:table-cell>
          <table:table-cell office:value-type="float" office:value="-0.000134364" calcext:value-type="float">
            <text:p>-0.0001343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9.93374" calcext:value-type="float">
            <text:p>-59.93374</text:p>
          </table:table-cell>
          <table:table-cell office:value-type="float" office:value="0" calcext:value-type="float">
            <text:p>0</text:p>
          </table:table-cell>
          <table:table-cell office:value-type="float" office:value="3.182747" calcext:value-type="float">
            <text:p>3.182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2" calcext:value-type="float">
            <text:p>4042002</text:p>
          </table:table-cell>
          <table:table-cell office:value-type="float" office:value="453.7269" calcext:value-type="float">
            <text:p>453.7269</text:p>
          </table:table-cell>
          <table:table-cell office:value-type="float" office:value="13163.1" calcext:value-type="float">
            <text:p>1316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14631" calcext:value-type="float">
            <text:p>-62.14631</text:p>
          </table:table-cell>
          <table:table-cell office:value-type="float" office:value="161.3963" calcext:value-type="float">
            <text:p>161.3963</text:p>
          </table:table-cell>
          <table:table-cell office:value-type="float" office:value="0" calcext:value-type="float">
            <text:p>0</text:p>
          </table:table-cell>
          <table:table-cell office:value-type="float" office:value="101.3895" calcext:value-type="float">
            <text:p>101.3895</text:p>
          </table:table-cell>
          <table:table-cell office:value-type="float" office:value="274.8077" calcext:value-type="float">
            <text:p>274.8077</text:p>
          </table:table-cell>
          <table:table-cell office:value-type="float" office:value="0.05613423" calcext:value-type="float">
            <text:p>0.05613423</text:p>
          </table:table-cell>
          <table:table-cell office:value-type="float" office:value="0" calcext:value-type="float">
            <text:p>0</text:p>
          </table:table-cell>
          <table:table-cell office:value-type="float" office:value="0.00000299571" calcext:value-type="float">
            <text:p>2.99571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62.08308" calcext:value-type="float">
            <text:p>-62.08308</text:p>
          </table:table-cell>
          <table:table-cell office:value-type="float" office:value="0" calcext:value-type="float">
            <text:p>0</text:p>
          </table:table-cell>
          <table:table-cell office:value-type="float" office:value="324.1806" calcext:value-type="float">
            <text:p>324.1806</text:p>
          </table:table-cell>
          <table:table-cell office:value-type="float" office:value="1077.878" calcext:value-type="float">
            <text:p>1077.878</text:p>
          </table:table-cell>
          <table:table-cell office:value-type="float" office:value="1320.637" calcext:value-type="float">
            <text:p>1320.637</text:p>
          </table:table-cell>
          <table:table-cell office:value-type="float" office:value="1316.745" calcext:value-type="float">
            <text:p>1316.745</text:p>
          </table:table-cell>
          <table:table-cell office:value-type="float" office:value="793.3647" calcext:value-type="float">
            <text:p>793.3647</text:p>
          </table:table-cell>
          <table:table-cell office:value-type="float" office:value="1101.372" calcext:value-type="float">
            <text:p>1101.372</text:p>
          </table:table-cell>
          <table:table-cell office:value-type="float" office:value="418.1438" calcext:value-type="float">
            <text:p>418.1438</text:p>
          </table:table-cell>
          <table:table-cell office:value-type="float" office:value="1874.774" calcext:value-type="float">
            <text:p>1874.774</text:p>
          </table:table-cell>
          <table:table-cell office:value-type="float" office:value="2105.246" calcext:value-type="float">
            <text:p>2105.246</text:p>
          </table:table-cell>
          <table:table-cell office:value-type="float" office:value="1676.599" calcext:value-type="float">
            <text:p>1676.599</text:p>
          </table:table-cell>
          <table:table-cell office:value-type="float" office:value="584.5897" calcext:value-type="float">
            <text:p>584.5897</text:p>
          </table:table-cell>
          <table:table-cell office:value-type="float" office:value="569.9271" calcext:value-type="float">
            <text:p>569.9271</text:p>
          </table:table-cell>
          <table:table-cell office:value-type="float" office:value="142.8595" calcext:value-type="float">
            <text:p>142.8595</text:p>
          </table:table-cell>
          <table:table-cell office:value-type="float" office:value="35.70982" calcext:value-type="float">
            <text:p>35.70982</text:p>
          </table:table-cell>
          <table:table-cell office:value-type="float" office:value="0" calcext:value-type="float">
            <text:p>0</text:p>
          </table:table-cell>
          <table:table-cell office:value-type="float" office:value="-0.0001349407" calcext:value-type="float">
            <text:p>-0.00013494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0.42961" calcext:value-type="float">
            <text:p>-60.42961</text:p>
          </table:table-cell>
          <table:table-cell office:value-type="float" office:value="0" calcext:value-type="float">
            <text:p>0</text:p>
          </table:table-cell>
          <table:table-cell office:value-type="float" office:value="3.186581" calcext:value-type="float">
            <text:p>3.186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2" calcext:value-type="float">
            <text:p>5042002</text:p>
          </table:table-cell>
          <table:table-cell office:value-type="float" office:value="453.1557" calcext:value-type="float">
            <text:p>453.1557</text:p>
          </table:table-cell>
          <table:table-cell office:value-type="float" office:value="13163.02" calcext:value-type="float">
            <text:p>13163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74026" calcext:value-type="float">
            <text:p>-62.74026</text:p>
          </table:table-cell>
          <table:table-cell office:value-type="float" office:value="162.123" calcext:value-type="float">
            <text:p>162.123</text:p>
          </table:table-cell>
          <table:table-cell office:value-type="float" office:value="0" calcext:value-type="float">
            <text:p>0</text:p>
          </table:table-cell>
          <table:table-cell office:value-type="float" office:value="100.7995" calcext:value-type="float">
            <text:p>100.7995</text:p>
          </table:table-cell>
          <table:table-cell office:value-type="float" office:value="274.6183" calcext:value-type="float">
            <text:p>274.6183</text:p>
          </table:table-cell>
          <table:table-cell office:value-type="float" office:value="0.05688598" calcext:value-type="float">
            <text:p>0.05688598</text:p>
          </table:table-cell>
          <table:table-cell office:value-type="float" office:value="0" calcext:value-type="float">
            <text:p>0</text:p>
          </table:table-cell>
          <table:table-cell office:value-type="float" office:value="0.00000299571" calcext:value-type="float">
            <text:p>2.99571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62.67628" calcext:value-type="float">
            <text:p>-62.67628</text:p>
          </table:table-cell>
          <table:table-cell office:value-type="float" office:value="0" calcext:value-type="float">
            <text:p>0</text:p>
          </table:table-cell>
          <table:table-cell office:value-type="float" office:value="324.2829" calcext:value-type="float">
            <text:p>324.2829</text:p>
          </table:table-cell>
          <table:table-cell office:value-type="float" office:value="1077.732" calcext:value-type="float">
            <text:p>1077.732</text:p>
          </table:table-cell>
          <table:table-cell office:value-type="float" office:value="1320.491" calcext:value-type="float">
            <text:p>1320.491</text:p>
          </table:table-cell>
          <table:table-cell office:value-type="float" office:value="1316.646" calcext:value-type="float">
            <text:p>1316.646</text:p>
          </table:table-cell>
          <table:table-cell office:value-type="float" office:value="793.2888" calcext:value-type="float">
            <text:p>793.2888</text:p>
          </table:table-cell>
          <table:table-cell office:value-type="float" office:value="1101.329" calcext:value-type="float">
            <text:p>1101.329</text:p>
          </table:table-cell>
          <table:table-cell office:value-type="float" office:value="418.1322" calcext:value-type="float">
            <text:p>418.1322</text:p>
          </table:table-cell>
          <table:table-cell office:value-type="float" office:value="1874.749" calcext:value-type="float">
            <text:p>1874.749</text:p>
          </table:table-cell>
          <table:table-cell office:value-type="float" office:value="2105.228" calcext:value-type="float">
            <text:p>2105.228</text:p>
          </table:table-cell>
          <table:table-cell office:value-type="float" office:value="1676.596" calcext:value-type="float">
            <text:p>1676.596</text:p>
          </table:table-cell>
          <table:table-cell office:value-type="float" office:value="584.589" calcext:value-type="float">
            <text:p>584.589</text:p>
          </table:table-cell>
          <table:table-cell office:value-type="float" office:value="569.9266" calcext:value-type="float">
            <text:p>569.9266</text:p>
          </table:table-cell>
          <table:table-cell office:value-type="float" office:value="142.8595" calcext:value-type="float">
            <text:p>142.8595</text:p>
          </table:table-cell>
          <table:table-cell office:value-type="float" office:value="35.70981" calcext:value-type="float">
            <text:p>35.70981</text:p>
          </table:table-cell>
          <table:table-cell office:value-type="float" office:value="0" calcext:value-type="float">
            <text:p>0</text:p>
          </table:table-cell>
          <table:table-cell office:value-type="float" office:value="-0.0001362348" calcext:value-type="float">
            <text:p>-0.00013623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1.03276" calcext:value-type="float">
            <text:p>-61.03276</text:p>
          </table:table-cell>
          <table:table-cell office:value-type="float" office:value="0" calcext:value-type="float">
            <text:p>0</text:p>
          </table:table-cell>
          <table:table-cell office:value-type="float" office:value="3.195971" calcext:value-type="float">
            <text:p>3.195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2" calcext:value-type="float">
            <text:p>6042002</text:p>
          </table:table-cell>
          <table:table-cell office:value-type="float" office:value="452.5853" calcext:value-type="float">
            <text:p>452.5853</text:p>
          </table:table-cell>
          <table:table-cell office:value-type="float" office:value="13162.91" calcext:value-type="float">
            <text:p>13162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36211" calcext:value-type="float">
            <text:p>-63.36211</text:p>
          </table:table-cell>
          <table:table-cell office:value-type="float" office:value="162.8284" calcext:value-type="float">
            <text:p>162.8284</text:p>
          </table:table-cell>
          <table:table-cell office:value-type="float" office:value="0" calcext:value-type="float">
            <text:p>0</text:p>
          </table:table-cell>
          <table:table-cell office:value-type="float" office:value="100.3073" calcext:value-type="float">
            <text:p>100.3073</text:p>
          </table:table-cell>
          <table:table-cell office:value-type="float" office:value="274.4524" calcext:value-type="float">
            <text:p>274.4524</text:p>
          </table:table-cell>
          <table:table-cell office:value-type="float" office:value="0.057618" calcext:value-type="float">
            <text:p>0.057618</text:p>
          </table:table-cell>
          <table:table-cell office:value-type="float" office:value="0" calcext:value-type="float">
            <text:p>0</text:p>
          </table:table-cell>
          <table:table-cell office:value-type="float" office:value="0.00000299571" calcext:value-type="float">
            <text:p>2.99571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63.2974" calcext:value-type="float">
            <text:p>-63.2974</text:p>
          </table:table-cell>
          <table:table-cell office:value-type="float" office:value="0" calcext:value-type="float">
            <text:p>0</text:p>
          </table:table-cell>
          <table:table-cell office:value-type="float" office:value="324.3753" calcext:value-type="float">
            <text:p>324.3753</text:p>
          </table:table-cell>
          <table:table-cell office:value-type="float" office:value="1077.582" calcext:value-type="float">
            <text:p>1077.582</text:p>
          </table:table-cell>
          <table:table-cell office:value-type="float" office:value="1320.333" calcext:value-type="float">
            <text:p>1320.333</text:p>
          </table:table-cell>
          <table:table-cell office:value-type="float" office:value="1316.542" calcext:value-type="float">
            <text:p>1316.542</text:p>
          </table:table-cell>
          <table:table-cell office:value-type="float" office:value="793.203" calcext:value-type="float">
            <text:p>793.203</text:p>
          </table:table-cell>
          <table:table-cell office:value-type="float" office:value="1101.28" calcext:value-type="float">
            <text:p>1101.28</text:p>
          </table:table-cell>
          <table:table-cell office:value-type="float" office:value="418.1198" calcext:value-type="float">
            <text:p>418.1198</text:p>
          </table:table-cell>
          <table:table-cell office:value-type="float" office:value="1874.723" calcext:value-type="float">
            <text:p>1874.723</text:p>
          </table:table-cell>
          <table:table-cell office:value-type="float" office:value="2105.209" calcext:value-type="float">
            <text:p>2105.209</text:p>
          </table:table-cell>
          <table:table-cell office:value-type="float" office:value="1676.593" calcext:value-type="float">
            <text:p>1676.593</text:p>
          </table:table-cell>
          <table:table-cell office:value-type="float" office:value="584.5883" calcext:value-type="float">
            <text:p>584.5883</text:p>
          </table:table-cell>
          <table:table-cell office:value-type="float" office:value="569.9261" calcext:value-type="float">
            <text:p>569.9261</text:p>
          </table:table-cell>
          <table:table-cell office:value-type="float" office:value="142.8595" calcext:value-type="float">
            <text:p>142.8595</text:p>
          </table:table-cell>
          <table:table-cell office:value-type="float" office:value="35.7098" calcext:value-type="float">
            <text:p>35.7098</text:p>
          </table:table-cell>
          <table:table-cell office:value-type="float" office:value="0" calcext:value-type="float">
            <text:p>0</text:p>
          </table:table-cell>
          <table:table-cell office:value-type="float" office:value="-0.0001374121" calcext:value-type="float">
            <text:p>-0.00013741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1.66" calcext:value-type="float">
            <text:p>-61.66</text:p>
          </table:table-cell>
          <table:table-cell office:value-type="float" office:value="0" calcext:value-type="float">
            <text:p>0</text:p>
          </table:table-cell>
          <table:table-cell office:value-type="float" office:value="3.201534" calcext:value-type="float">
            <text:p>3.201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2" calcext:value-type="float">
            <text:p>7042002</text:p>
          </table:table-cell>
          <table:table-cell office:value-type="float" office:value="451.9204" calcext:value-type="float">
            <text:p>451.9204</text:p>
          </table:table-cell>
          <table:table-cell office:value-type="float" office:value="13162.79" calcext:value-type="float">
            <text:p>13162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1048" calcext:value-type="float">
            <text:p>-64.1048</text:p>
          </table:table-cell>
          <table:table-cell office:value-type="float" office:value="164.9105" calcext:value-type="float">
            <text:p>164.9105</text:p>
          </table:table-cell>
          <table:table-cell office:value-type="float" office:value="0" calcext:value-type="float">
            <text:p>0</text:p>
          </table:table-cell>
          <table:table-cell office:value-type="float" office:value="100.3244" calcext:value-type="float">
            <text:p>100.3244</text:p>
          </table:table-cell>
          <table:table-cell office:value-type="float" office:value="274.1502" calcext:value-type="float">
            <text:p>274.1502</text:p>
          </table:table-cell>
          <table:table-cell office:value-type="float" office:value="0.05833859" calcext:value-type="float">
            <text:p>0.05833859</text:p>
          </table:table-cell>
          <table:table-cell office:value-type="float" office:value="0" calcext:value-type="float">
            <text:p>0</text:p>
          </table:table-cell>
          <table:table-cell office:value-type="float" office:value="0.000002996844" calcext:value-type="float">
            <text:p>2.996844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64.03935" calcext:value-type="float">
            <text:p>-64.03935</text:p>
          </table:table-cell>
          <table:table-cell office:value-type="float" office:value="0" calcext:value-type="float">
            <text:p>0</text:p>
          </table:table-cell>
          <table:table-cell office:value-type="float" office:value="324.4469" calcext:value-type="float">
            <text:p>324.4469</text:p>
          </table:table-cell>
          <table:table-cell office:value-type="float" office:value="1077.456" calcext:value-type="float">
            <text:p>1077.456</text:p>
          </table:table-cell>
          <table:table-cell office:value-type="float" office:value="1320.191" calcext:value-type="float">
            <text:p>1320.191</text:p>
          </table:table-cell>
          <table:table-cell office:value-type="float" office:value="1316.44" calcext:value-type="float">
            <text:p>1316.44</text:p>
          </table:table-cell>
          <table:table-cell office:value-type="float" office:value="793.1246" calcext:value-type="float">
            <text:p>793.1246</text:p>
          </table:table-cell>
          <table:table-cell office:value-type="float" office:value="1101.231" calcext:value-type="float">
            <text:p>1101.231</text:p>
          </table:table-cell>
          <table:table-cell office:value-type="float" office:value="418.1071" calcext:value-type="float">
            <text:p>418.1071</text:p>
          </table:table-cell>
          <table:table-cell office:value-type="float" office:value="1874.697" calcext:value-type="float">
            <text:p>1874.697</text:p>
          </table:table-cell>
          <table:table-cell office:value-type="float" office:value="2105.19" calcext:value-type="float">
            <text:p>2105.19</text:p>
          </table:table-cell>
          <table:table-cell office:value-type="float" office:value="1676.59" calcext:value-type="float">
            <text:p>1676.59</text:p>
          </table:table-cell>
          <table:table-cell office:value-type="float" office:value="584.5877" calcext:value-type="float">
            <text:p>584.5877</text:p>
          </table:table-cell>
          <table:table-cell office:value-type="float" office:value="569.9256" calcext:value-type="float">
            <text:p>569.9256</text:p>
          </table:table-cell>
          <table:table-cell office:value-type="float" office:value="142.8594" calcext:value-type="float">
            <text:p>142.8594</text:p>
          </table:table-cell>
          <table:table-cell office:value-type="float" office:value="35.70979" calcext:value-type="float">
            <text:p>35.70979</text:p>
          </table:table-cell>
          <table:table-cell office:value-type="float" office:value="0" calcext:value-type="float">
            <text:p>0</text:p>
          </table:table-cell>
          <table:table-cell office:value-type="float" office:value="-0.0001379512" calcext:value-type="float">
            <text:p>-0.0001379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2.40438" calcext:value-type="float">
            <text:p>-62.40438</text:p>
          </table:table-cell>
          <table:table-cell office:value-type="float" office:value="0" calcext:value-type="float">
            <text:p>0</text:p>
          </table:table-cell>
          <table:table-cell office:value-type="float" office:value="3.203453" calcext:value-type="float">
            <text:p>3.203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2" calcext:value-type="float">
            <text:p>8042002</text:p>
          </table:table-cell>
          <table:table-cell office:value-type="float" office:value="449.4025" calcext:value-type="float">
            <text:p>449.4025</text:p>
          </table:table-cell>
          <table:table-cell office:value-type="float" office:value="13162.85" calcext:value-type="float">
            <text:p>13162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51051" calcext:value-type="float">
            <text:p>-66.51051</text:p>
          </table:table-cell>
          <table:table-cell office:value-type="float" office:value="171.8867" calcext:value-type="float">
            <text:p>171.8867</text:p>
          </table:table-cell>
          <table:table-cell office:value-type="float" office:value="0" calcext:value-type="float">
            <text:p>0</text:p>
          </table:table-cell>
          <table:table-cell office:value-type="float" office:value="101.9948" calcext:value-type="float">
            <text:p>101.9948</text:p>
          </table:table-cell>
          <table:table-cell office:value-type="float" office:value="271.9791" calcext:value-type="float">
            <text:p>271.9791</text:p>
          </table:table-cell>
          <table:table-cell office:value-type="float" office:value="0.05917596" calcext:value-type="float">
            <text:p>0.05917596</text:p>
          </table:table-cell>
          <table:table-cell office:value-type="float" office:value="0" calcext:value-type="float">
            <text:p>0</text:p>
          </table:table-cell>
          <table:table-cell office:value-type="float" office:value="0.000003000912" calcext:value-type="float">
            <text:p>3.000912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66.44424" calcext:value-type="float">
            <text:p>-66.44424</text:p>
          </table:table-cell>
          <table:table-cell office:value-type="float" office:value="0" calcext:value-type="float">
            <text:p>0</text:p>
          </table:table-cell>
          <table:table-cell office:value-type="float" office:value="324.6857" calcext:value-type="float">
            <text:p>324.6857</text:p>
          </table:table-cell>
          <table:table-cell office:value-type="float" office:value="1077.338" calcext:value-type="float">
            <text:p>1077.338</text:p>
          </table:table-cell>
          <table:table-cell office:value-type="float" office:value="1320.06" calcext:value-type="float">
            <text:p>1320.06</text:p>
          </table:table-cell>
          <table:table-cell office:value-type="float" office:value="1316.345" calcext:value-type="float">
            <text:p>1316.345</text:p>
          </table:table-cell>
          <table:table-cell office:value-type="float" office:value="793.0509" calcext:value-type="float">
            <text:p>793.0509</text:p>
          </table:table-cell>
          <table:table-cell office:value-type="float" office:value="1101.186" calcext:value-type="float">
            <text:p>1101.186</text:p>
          </table:table-cell>
          <table:table-cell office:value-type="float" office:value="418.0947" calcext:value-type="float">
            <text:p>418.0947</text:p>
          </table:table-cell>
          <table:table-cell office:value-type="float" office:value="1874.671" calcext:value-type="float">
            <text:p>1874.671</text:p>
          </table:table-cell>
          <table:table-cell office:value-type="float" office:value="2105.171" calcext:value-type="float">
            <text:p>2105.171</text:p>
          </table:table-cell>
          <table:table-cell office:value-type="float" office:value="1676.587" calcext:value-type="float">
            <text:p>1676.587</text:p>
          </table:table-cell>
          <table:table-cell office:value-type="float" office:value="584.587" calcext:value-type="float">
            <text:p>584.587</text:p>
          </table:table-cell>
          <table:table-cell office:value-type="float" office:value="569.9251" calcext:value-type="float">
            <text:p>569.9251</text:p>
          </table:table-cell>
          <table:table-cell office:value-type="float" office:value="142.8594" calcext:value-type="float">
            <text:p>142.8594</text:p>
          </table:table-cell>
          <table:table-cell office:value-type="float" office:value="35.70978" calcext:value-type="float">
            <text:p>35.70978</text:p>
          </table:table-cell>
          <table:table-cell office:value-type="float" office:value="0" calcext:value-type="float">
            <text:p>0</text:p>
          </table:table-cell>
          <table:table-cell office:value-type="float" office:value="-0.000138508" calcext:value-type="float">
            <text:p>-0.0001385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4.81443" calcext:value-type="float">
            <text:p>-64.81443</text:p>
          </table:table-cell>
          <table:table-cell office:value-type="float" office:value="0" calcext:value-type="float">
            <text:p>0</text:p>
          </table:table-cell>
          <table:table-cell office:value-type="float" office:value="3.208065" calcext:value-type="float">
            <text:p>3.208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2" calcext:value-type="float">
            <text:p>9042002</text:p>
          </table:table-cell>
          <table:table-cell office:value-type="float" office:value="448.2326" calcext:value-type="float">
            <text:p>448.2326</text:p>
          </table:table-cell>
          <table:table-cell office:value-type="float" office:value="13162.88" calcext:value-type="float">
            <text:p>13162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58889" calcext:value-type="float">
            <text:p>-67.58889</text:p>
          </table:table-cell>
          <table:table-cell office:value-type="float" office:value="174.3704" calcext:value-type="float">
            <text:p>174.3704</text:p>
          </table:table-cell>
          <table:table-cell office:value-type="float" office:value="0" calcext:value-type="float">
            <text:p>0</text:p>
          </table:table-cell>
          <table:table-cell office:value-type="float" office:value="101.4154" calcext:value-type="float">
            <text:p>101.4154</text:p>
          </table:table-cell>
          <table:table-cell office:value-type="float" office:value="271.2223" calcext:value-type="float">
            <text:p>271.2223</text:p>
          </table:table-cell>
          <table:table-cell office:value-type="float" office:value="0.05997802" calcext:value-type="float">
            <text:p>0.05997802</text:p>
          </table:table-cell>
          <table:table-cell office:value-type="float" office:value="0" calcext:value-type="float">
            <text:p>0</text:p>
          </table:table-cell>
          <table:table-cell office:value-type="float" office:value="0.000003000912" calcext:value-type="float">
            <text:p>3.000912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67.52181" calcext:value-type="float">
            <text:p>-67.52181</text:p>
          </table:table-cell>
          <table:table-cell office:value-type="float" office:value="0" calcext:value-type="float">
            <text:p>0</text:p>
          </table:table-cell>
          <table:table-cell office:value-type="float" office:value="324.8883" calcext:value-type="float">
            <text:p>324.8883</text:p>
          </table:table-cell>
          <table:table-cell office:value-type="float" office:value="1077.192" calcext:value-type="float">
            <text:p>1077.192</text:p>
          </table:table-cell>
          <table:table-cell office:value-type="float" office:value="1319.913" calcext:value-type="float">
            <text:p>1319.913</text:p>
          </table:table-cell>
          <table:table-cell office:value-type="float" office:value="1316.242" calcext:value-type="float">
            <text:p>1316.242</text:p>
          </table:table-cell>
          <table:table-cell office:value-type="float" office:value="792.9737" calcext:value-type="float">
            <text:p>792.9737</text:p>
          </table:table-cell>
          <table:table-cell office:value-type="float" office:value="1101.139" calcext:value-type="float">
            <text:p>1101.139</text:p>
          </table:table-cell>
          <table:table-cell office:value-type="float" office:value="418.0824" calcext:value-type="float">
            <text:p>418.0824</text:p>
          </table:table-cell>
          <table:table-cell office:value-type="float" office:value="1874.645" calcext:value-type="float">
            <text:p>1874.645</text:p>
          </table:table-cell>
          <table:table-cell office:value-type="float" office:value="2105.152" calcext:value-type="float">
            <text:p>2105.152</text:p>
          </table:table-cell>
          <table:table-cell office:value-type="float" office:value="1676.583" calcext:value-type="float">
            <text:p>1676.583</text:p>
          </table:table-cell>
          <table:table-cell office:value-type="float" office:value="584.5864" calcext:value-type="float">
            <text:p>584.5864</text:p>
          </table:table-cell>
          <table:table-cell office:value-type="float" office:value="569.9246" calcext:value-type="float">
            <text:p>569.9246</text:p>
          </table:table-cell>
          <table:table-cell office:value-type="float" office:value="142.8594" calcext:value-type="float">
            <text:p>142.8594</text:p>
          </table:table-cell>
          <table:table-cell office:value-type="float" office:value="35.70977" calcext:value-type="float">
            <text:p>35.70977</text:p>
          </table:table-cell>
          <table:table-cell office:value-type="float" office:value="0" calcext:value-type="float">
            <text:p>0</text:p>
          </table:table-cell>
          <table:table-cell office:value-type="float" office:value="-0.0001401452" calcext:value-type="float">
            <text:p>-0.00014014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5.89972" calcext:value-type="float">
            <text:p>-65.89972</text:p>
          </table:table-cell>
          <table:table-cell office:value-type="float" office:value="0" calcext:value-type="float">
            <text:p>0</text:p>
          </table:table-cell>
          <table:table-cell office:value-type="float" office:value="3.215163" calcext:value-type="float">
            <text:p>3.215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2" calcext:value-type="float">
            <text:p>10042002</text:p>
          </table:table-cell>
          <table:table-cell office:value-type="float" office:value="447.0813" calcext:value-type="float">
            <text:p>447.0813</text:p>
          </table:table-cell>
          <table:table-cell office:value-type="float" office:value="13162.9" calcext:value-type="float">
            <text:p>1316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63824" calcext:value-type="float">
            <text:p>-68.63824</text:p>
          </table:table-cell>
          <table:table-cell office:value-type="float" office:value="175.2696" calcext:value-type="float">
            <text:p>175.2696</text:p>
          </table:table-cell>
          <table:table-cell office:value-type="float" office:value="0" calcext:value-type="float">
            <text:p>0</text:p>
          </table:table-cell>
          <table:table-cell office:value-type="float" office:value="100.2967" calcext:value-type="float">
            <text:p>100.2967</text:p>
          </table:table-cell>
          <table:table-cell office:value-type="float" office:value="270.5721" calcext:value-type="float">
            <text:p>270.5721</text:p>
          </table:table-cell>
          <table:table-cell office:value-type="float" office:value="0.06075273" calcext:value-type="float">
            <text:p>0.06075273</text:p>
          </table:table-cell>
          <table:table-cell office:value-type="float" office:value="0" calcext:value-type="float">
            <text:p>0</text:p>
          </table:table-cell>
          <table:table-cell office:value-type="float" office:value="0.000003000912" calcext:value-type="float">
            <text:p>3.000912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68.57039" calcext:value-type="float">
            <text:p>-68.57039</text:p>
          </table:table-cell>
          <table:table-cell office:value-type="float" office:value="0" calcext:value-type="float">
            <text:p>0</text:p>
          </table:table-cell>
          <table:table-cell office:value-type="float" office:value="325.1368" calcext:value-type="float">
            <text:p>325.1368</text:p>
          </table:table-cell>
          <table:table-cell office:value-type="float" office:value="1077.006" calcext:value-type="float">
            <text:p>1077.006</text:p>
          </table:table-cell>
          <table:table-cell office:value-type="float" office:value="1319.722" calcext:value-type="float">
            <text:p>1319.722</text:p>
          </table:table-cell>
          <table:table-cell office:value-type="float" office:value="1316.117" calcext:value-type="float">
            <text:p>1316.117</text:p>
          </table:table-cell>
          <table:table-cell office:value-type="float" office:value="792.8801" calcext:value-type="float">
            <text:p>792.8801</text:p>
          </table:table-cell>
          <table:table-cell office:value-type="float" office:value="1101.083" calcext:value-type="float">
            <text:p>1101.083</text:p>
          </table:table-cell>
          <table:table-cell office:value-type="float" office:value="418.0691" calcext:value-type="float">
            <text:p>418.0691</text:p>
          </table:table-cell>
          <table:table-cell office:value-type="float" office:value="1874.618" calcext:value-type="float">
            <text:p>1874.618</text:p>
          </table:table-cell>
          <table:table-cell office:value-type="float" office:value="2105.133" calcext:value-type="float">
            <text:p>2105.133</text:p>
          </table:table-cell>
          <table:table-cell office:value-type="float" office:value="1676.568" calcext:value-type="float">
            <text:p>1676.568</text:p>
          </table:table-cell>
          <table:table-cell office:value-type="float" office:value="584.5857" calcext:value-type="float">
            <text:p>584.5857</text:p>
          </table:table-cell>
          <table:table-cell office:value-type="float" office:value="569.9241" calcext:value-type="float">
            <text:p>569.9241</text:p>
          </table:table-cell>
          <table:table-cell office:value-type="float" office:value="142.8593" calcext:value-type="float">
            <text:p>142.8593</text:p>
          </table:table-cell>
          <table:table-cell office:value-type="float" office:value="35.70976" calcext:value-type="float">
            <text:p>35.70976</text:p>
          </table:table-cell>
          <table:table-cell office:value-type="float" office:value="0" calcext:value-type="float">
            <text:p>0</text:p>
          </table:table-cell>
          <table:table-cell office:value-type="float" office:value="-0.0001455585" calcext:value-type="float">
            <text:p>-0.00014555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6.96085" calcext:value-type="float">
            <text:p>-66.96085</text:p>
          </table:table-cell>
          <table:table-cell office:value-type="float" office:value="0" calcext:value-type="float">
            <text:p>0</text:p>
          </table:table-cell>
          <table:table-cell office:value-type="float" office:value="3.22738" calcext:value-type="float">
            <text:p>3.22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2" calcext:value-type="float">
            <text:p>11042002</text:p>
          </table:table-cell>
          <table:table-cell office:value-type="float" office:value="444.9107" calcext:value-type="float">
            <text:p>444.9107</text:p>
          </table:table-cell>
          <table:table-cell office:value-type="float" office:value="13162.9" calcext:value-type="float">
            <text:p>1316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60912" calcext:value-type="float">
            <text:p>-70.60912</text:p>
          </table:table-cell>
          <table:table-cell office:value-type="float" office:value="181.9532" calcext:value-type="float">
            <text:p>181.9532</text:p>
          </table:table-cell>
          <table:table-cell office:value-type="float" office:value="0" calcext:value-type="float">
            <text:p>0</text:p>
          </table:table-cell>
          <table:table-cell office:value-type="float" office:value="101.5094" calcext:value-type="float">
            <text:p>101.5094</text:p>
          </table:table-cell>
          <table:table-cell office:value-type="float" office:value="268.7618" calcext:value-type="float">
            <text:p>268.7618</text:p>
          </table:table-cell>
          <table:table-cell office:value-type="float" office:value="0.06141743" calcext:value-type="float">
            <text:p>0.06141743</text:p>
          </table:table-cell>
          <table:table-cell office:value-type="float" office:value="0" calcext:value-type="float">
            <text:p>0</text:p>
          </table:table-cell>
          <table:table-cell office:value-type="float" office:value="0.00000305595" calcext:value-type="float">
            <text:p>3.05595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70.5406" calcext:value-type="float">
            <text:p>-70.5406</text:p>
          </table:table-cell>
          <table:table-cell office:value-type="float" office:value="0" calcext:value-type="float">
            <text:p>0</text:p>
          </table:table-cell>
          <table:table-cell office:value-type="float" office:value="325.4554" calcext:value-type="float">
            <text:p>325.4554</text:p>
          </table:table-cell>
          <table:table-cell office:value-type="float" office:value="1076.864" calcext:value-type="float">
            <text:p>1076.864</text:p>
          </table:table-cell>
          <table:table-cell office:value-type="float" office:value="1319.559" calcext:value-type="float">
            <text:p>1319.559</text:p>
          </table:table-cell>
          <table:table-cell office:value-type="float" office:value="1315.983" calcext:value-type="float">
            <text:p>1315.983</text:p>
          </table:table-cell>
          <table:table-cell office:value-type="float" office:value="792.7817" calcext:value-type="float">
            <text:p>792.7817</text:p>
          </table:table-cell>
          <table:table-cell office:value-type="float" office:value="1101.021" calcext:value-type="float">
            <text:p>1101.021</text:p>
          </table:table-cell>
          <table:table-cell office:value-type="float" office:value="418.0545" calcext:value-type="float">
            <text:p>418.0545</text:p>
          </table:table-cell>
          <table:table-cell office:value-type="float" office:value="1874.589" calcext:value-type="float">
            <text:p>1874.589</text:p>
          </table:table-cell>
          <table:table-cell office:value-type="float" office:value="2105.113" calcext:value-type="float">
            <text:p>2105.113</text:p>
          </table:table-cell>
          <table:table-cell office:value-type="float" office:value="1676.553" calcext:value-type="float">
            <text:p>1676.553</text:p>
          </table:table-cell>
          <table:table-cell office:value-type="float" office:value="584.585" calcext:value-type="float">
            <text:p>584.585</text:p>
          </table:table-cell>
          <table:table-cell office:value-type="float" office:value="569.9236" calcext:value-type="float">
            <text:p>569.9236</text:p>
          </table:table-cell>
          <table:table-cell office:value-type="float" office:value="142.8593" calcext:value-type="float">
            <text:p>142.8593</text:p>
          </table:table-cell>
          <table:table-cell office:value-type="float" office:value="35.70975" calcext:value-type="float">
            <text:p>35.70975</text:p>
          </table:table-cell>
          <table:table-cell office:value-type="float" office:value="0" calcext:value-type="float">
            <text:p>0</text:p>
          </table:table-cell>
          <table:table-cell office:value-type="float" office:value="-0.0002070437" calcext:value-type="float">
            <text:p>-0.00020704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9.06226" calcext:value-type="float">
            <text:p>-69.06226</text:p>
          </table:table-cell>
          <table:table-cell office:value-type="float" office:value="0" calcext:value-type="float">
            <text:p>0</text:p>
          </table:table-cell>
          <table:table-cell office:value-type="float" office:value="3.358477" calcext:value-type="float">
            <text:p>3.358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2" calcext:value-type="float">
            <text:p>12042002</text:p>
          </table:table-cell>
          <table:table-cell office:value-type="float" office:value="438.7143" calcext:value-type="float">
            <text:p>438.7143</text:p>
          </table:table-cell>
          <table:table-cell office:value-type="float" office:value="13163.29" calcext:value-type="float">
            <text:p>13163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.42406" calcext:value-type="float">
            <text:p>-76.42406</text:p>
          </table:table-cell>
          <table:table-cell office:value-type="float" office:value="199.2361" calcext:value-type="float">
            <text:p>199.2361</text:p>
          </table:table-cell>
          <table:table-cell office:value-type="float" office:value="0" calcext:value-type="float">
            <text:p>0</text:p>
          </table:table-cell>
          <table:table-cell office:value-type="float" office:value="106.1449" calcext:value-type="float">
            <text:p>106.1449</text:p>
          </table:table-cell>
          <table:table-cell office:value-type="float" office:value="263.0925" calcext:value-type="float">
            <text:p>263.0925</text:p>
          </table:table-cell>
          <table:table-cell office:value-type="float" office:value="0.06212798" calcext:value-type="float">
            <text:p>0.06212798</text:p>
          </table:table-cell>
          <table:table-cell office:value-type="float" office:value="0" calcext:value-type="float">
            <text:p>0</text:p>
          </table:table-cell>
          <table:table-cell office:value-type="float" office:value="0.00000305595" calcext:value-type="float">
            <text:p>3.05595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76.35484" calcext:value-type="float">
            <text:p>-76.35484</text:p>
          </table:table-cell>
          <table:table-cell office:value-type="float" office:value="0" calcext:value-type="float">
            <text:p>0</text:p>
          </table:table-cell>
          <table:table-cell office:value-type="float" office:value="325.9942" calcext:value-type="float">
            <text:p>325.9942</text:p>
          </table:table-cell>
          <table:table-cell office:value-type="float" office:value="1076.691" calcext:value-type="float">
            <text:p>1076.691</text:p>
          </table:table-cell>
          <table:table-cell office:value-type="float" office:value="1319.393" calcext:value-type="float">
            <text:p>1319.393</text:p>
          </table:table-cell>
          <table:table-cell office:value-type="float" office:value="1315.867" calcext:value-type="float">
            <text:p>1315.867</text:p>
          </table:table-cell>
          <table:table-cell office:value-type="float" office:value="792.695" calcext:value-type="float">
            <text:p>792.695</text:p>
          </table:table-cell>
          <table:table-cell office:value-type="float" office:value="1100.966" calcext:value-type="float">
            <text:p>1100.966</text:p>
          </table:table-cell>
          <table:table-cell office:value-type="float" office:value="418.041" calcext:value-type="float">
            <text:p>418.041</text:p>
          </table:table-cell>
          <table:table-cell office:value-type="float" office:value="1874.56" calcext:value-type="float">
            <text:p>1874.56</text:p>
          </table:table-cell>
          <table:table-cell office:value-type="float" office:value="2105.094" calcext:value-type="float">
            <text:p>2105.094</text:p>
          </table:table-cell>
          <table:table-cell office:value-type="float" office:value="1676.538" calcext:value-type="float">
            <text:p>1676.538</text:p>
          </table:table-cell>
          <table:table-cell office:value-type="float" office:value="584.5843" calcext:value-type="float">
            <text:p>584.5843</text:p>
          </table:table-cell>
          <table:table-cell office:value-type="float" office:value="569.9232" calcext:value-type="float">
            <text:p>569.9232</text:p>
          </table:table-cell>
          <table:table-cell office:value-type="float" office:value="142.8593" calcext:value-type="float">
            <text:p>142.8593</text:p>
          </table:table-cell>
          <table:table-cell office:value-type="float" office:value="35.70974" calcext:value-type="float">
            <text:p>35.70974</text:p>
          </table:table-cell>
          <table:table-cell office:value-type="float" office:value="0" calcext:value-type="float">
            <text:p>0</text:p>
          </table:table-cell>
          <table:table-cell office:value-type="float" office:value="-0.0002792905" calcext:value-type="float">
            <text:p>-0.00027929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4.80184" calcext:value-type="float">
            <text:p>-74.80184</text:p>
          </table:table-cell>
          <table:table-cell office:value-type="float" office:value="0" calcext:value-type="float">
            <text:p>0</text:p>
          </table:table-cell>
          <table:table-cell office:value-type="float" office:value="3.284021" calcext:value-type="float">
            <text:p>3.284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2" calcext:value-type="float">
            <text:p>13042002</text:p>
          </table:table-cell>
          <table:table-cell office:value-type="float" office:value="435.6641" calcext:value-type="float">
            <text:p>435.6641</text:p>
          </table:table-cell>
          <table:table-cell office:value-type="float" office:value="13163.55" calcext:value-type="float">
            <text:p>13163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.15588" calcext:value-type="float">
            <text:p>-79.15588</text:p>
          </table:table-cell>
          <table:table-cell office:value-type="float" office:value="206.1069" calcext:value-type="float">
            <text:p>206.1069</text:p>
          </table:table-cell>
          <table:table-cell office:value-type="float" office:value="0" calcext:value-type="float">
            <text:p>0</text:p>
          </table:table-cell>
          <table:table-cell office:value-type="float" office:value="106.3421" calcext:value-type="float">
            <text:p>106.3421</text:p>
          </table:table-cell>
          <table:table-cell office:value-type="float" office:value="260.5635" calcext:value-type="float">
            <text:p>260.5635</text:p>
          </table:table-cell>
          <table:table-cell office:value-type="float" office:value="0.06290838" calcext:value-type="float">
            <text:p>0.06290838</text:p>
          </table:table-cell>
          <table:table-cell office:value-type="float" office:value="0" calcext:value-type="float">
            <text:p>0</text:p>
          </table:table-cell>
          <table:table-cell office:value-type="float" office:value="0.00000305595" calcext:value-type="float">
            <text:p>3.05595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79.08586" calcext:value-type="float">
            <text:p>-79.08586</text:p>
          </table:table-cell>
          <table:table-cell office:value-type="float" office:value="0" calcext:value-type="float">
            <text:p>0</text:p>
          </table:table-cell>
          <table:table-cell office:value-type="float" office:value="326.4657" calcext:value-type="float">
            <text:p>326.4657</text:p>
          </table:table-cell>
          <table:table-cell office:value-type="float" office:value="1076.505" calcext:value-type="float">
            <text:p>1076.505</text:p>
          </table:table-cell>
          <table:table-cell office:value-type="float" office:value="1319.214" calcext:value-type="float">
            <text:p>1319.214</text:p>
          </table:table-cell>
          <table:table-cell office:value-type="float" office:value="1315.736" calcext:value-type="float">
            <text:p>1315.736</text:p>
          </table:table-cell>
          <table:table-cell office:value-type="float" office:value="792.5994" calcext:value-type="float">
            <text:p>792.5994</text:p>
          </table:table-cell>
          <table:table-cell office:value-type="float" office:value="1100.905" calcext:value-type="float">
            <text:p>1100.905</text:p>
          </table:table-cell>
          <table:table-cell office:value-type="float" office:value="418.0265" calcext:value-type="float">
            <text:p>418.0265</text:p>
          </table:table-cell>
          <table:table-cell office:value-type="float" office:value="1874.53" calcext:value-type="float">
            <text:p>1874.53</text:p>
          </table:table-cell>
          <table:table-cell office:value-type="float" office:value="2105.073" calcext:value-type="float">
            <text:p>2105.073</text:p>
          </table:table-cell>
          <table:table-cell office:value-type="float" office:value="1676.523" calcext:value-type="float">
            <text:p>1676.523</text:p>
          </table:table-cell>
          <table:table-cell office:value-type="float" office:value="584.5836" calcext:value-type="float">
            <text:p>584.5836</text:p>
          </table:table-cell>
          <table:table-cell office:value-type="float" office:value="569.9227" calcext:value-type="float">
            <text:p>569.9227</text:p>
          </table:table-cell>
          <table:table-cell office:value-type="float" office:value="142.8593" calcext:value-type="float">
            <text:p>142.8593</text:p>
          </table:table-cell>
          <table:table-cell office:value-type="float" office:value="35.70974" calcext:value-type="float">
            <text:p>35.70974</text:p>
          </table:table-cell>
          <table:table-cell office:value-type="float" office:value="0" calcext:value-type="float">
            <text:p>0</text:p>
          </table:table-cell>
          <table:table-cell office:value-type="float" office:value="-0.0002974366" calcext:value-type="float">
            <text:p>-0.00029743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7.52295" calcext:value-type="float">
            <text:p>-77.52295</text:p>
          </table:table-cell>
          <table:table-cell office:value-type="float" office:value="0" calcext:value-type="float">
            <text:p>0</text:p>
          </table:table-cell>
          <table:table-cell office:value-type="float" office:value="3.273192" calcext:value-type="float">
            <text:p>3.273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2" calcext:value-type="float">
            <text:p>14042002</text:p>
          </table:table-cell>
          <table:table-cell office:value-type="float" office:value="433.3137" calcext:value-type="float">
            <text:p>433.3137</text:p>
          </table:table-cell>
          <table:table-cell office:value-type="float" office:value="13163.97" calcext:value-type="float">
            <text:p>13163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.00227" calcext:value-type="float">
            <text:p>-81.00227</text:p>
          </table:table-cell>
          <table:table-cell office:value-type="float" office:value="207.2582" calcext:value-type="float">
            <text:p>207.2582</text:p>
          </table:table-cell>
          <table:table-cell office:value-type="float" office:value="0" calcext:value-type="float">
            <text:p>0</text:p>
          </table:table-cell>
          <table:table-cell office:value-type="float" office:value="103.3548" calcext:value-type="float">
            <text:p>103.3548</text:p>
          </table:table-cell>
          <table:table-cell office:value-type="float" office:value="258.8266" calcext:value-type="float">
            <text:p>258.8266</text:p>
          </table:table-cell>
          <table:table-cell office:value-type="float" office:value="0.06363606" calcext:value-type="float">
            <text:p>0.06363606</text:p>
          </table:table-cell>
          <table:table-cell office:value-type="float" office:value="0" calcext:value-type="float">
            <text:p>0</text:p>
          </table:table-cell>
          <table:table-cell office:value-type="float" office:value="0.00000305595" calcext:value-type="float">
            <text:p>3.05595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80.93153" calcext:value-type="float">
            <text:p>-80.93153</text:p>
          </table:table-cell>
          <table:table-cell office:value-type="float" office:value="0" calcext:value-type="float">
            <text:p>0</text:p>
          </table:table-cell>
          <table:table-cell office:value-type="float" office:value="327.1542" calcext:value-type="float">
            <text:p>327.1542</text:p>
          </table:table-cell>
          <table:table-cell office:value-type="float" office:value="1076.261" calcext:value-type="float">
            <text:p>1076.261</text:p>
          </table:table-cell>
          <table:table-cell office:value-type="float" office:value="1318.987" calcext:value-type="float">
            <text:p>1318.987</text:p>
          </table:table-cell>
          <table:table-cell office:value-type="float" office:value="1315.58" calcext:value-type="float">
            <text:p>1315.58</text:p>
          </table:table-cell>
          <table:table-cell office:value-type="float" office:value="792.4932" calcext:value-type="float">
            <text:p>792.4932</text:p>
          </table:table-cell>
          <table:table-cell office:value-type="float" office:value="1100.84" calcext:value-type="float">
            <text:p>1100.84</text:p>
          </table:table-cell>
          <table:table-cell office:value-type="float" office:value="418.011" calcext:value-type="float">
            <text:p>418.011</text:p>
          </table:table-cell>
          <table:table-cell office:value-type="float" office:value="1874.5" calcext:value-type="float">
            <text:p>1874.5</text:p>
          </table:table-cell>
          <table:table-cell office:value-type="float" office:value="2105.052" calcext:value-type="float">
            <text:p>2105.052</text:p>
          </table:table-cell>
          <table:table-cell office:value-type="float" office:value="1676.508" calcext:value-type="float">
            <text:p>1676.508</text:p>
          </table:table-cell>
          <table:table-cell office:value-type="float" office:value="584.5829" calcext:value-type="float">
            <text:p>584.5829</text:p>
          </table:table-cell>
          <table:table-cell office:value-type="float" office:value="569.9222" calcext:value-type="float">
            <text:p>569.9222</text:p>
          </table:table-cell>
          <table:table-cell office:value-type="float" office:value="142.8592" calcext:value-type="float">
            <text:p>142.8592</text:p>
          </table:table-cell>
          <table:table-cell office:value-type="float" office:value="35.70972" calcext:value-type="float">
            <text:p>35.70972</text:p>
          </table:table-cell>
          <table:table-cell office:value-type="float" office:value="0" calcext:value-type="float">
            <text:p>0</text:p>
          </table:table-cell>
          <table:table-cell office:value-type="float" office:value="-0.0003133871" calcext:value-type="float">
            <text:p>-0.00031338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9.38357" calcext:value-type="float">
            <text:p>-79.38357</text:p>
          </table:table-cell>
          <table:table-cell office:value-type="float" office:value="0" calcext:value-type="float">
            <text:p>0</text:p>
          </table:table-cell>
          <table:table-cell office:value-type="float" office:value="3.28714" calcext:value-type="float">
            <text:p>3.28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2" calcext:value-type="float">
            <text:p>15042002</text:p>
          </table:table-cell>
          <table:table-cell office:value-type="float" office:value="431.0896" calcext:value-type="float">
            <text:p>431.0896</text:p>
          </table:table-cell>
          <table:table-cell office:value-type="float" office:value="13164.27" calcext:value-type="float">
            <text:p>13164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.81408" calcext:value-type="float">
            <text:p>-82.81408</text:p>
          </table:table-cell>
          <table:table-cell office:value-type="float" office:value="211.4298" calcext:value-type="float">
            <text:p>211.4298</text:p>
          </table:table-cell>
          <table:table-cell office:value-type="float" office:value="0" calcext:value-type="float">
            <text:p>0</text:p>
          </table:table-cell>
          <table:table-cell office:value-type="float" office:value="99.96843" calcext:value-type="float">
            <text:p>99.96843</text:p>
          </table:table-cell>
          <table:table-cell office:value-type="float" office:value="257.4453" calcext:value-type="float">
            <text:p>257.4453</text:p>
          </table:table-cell>
          <table:table-cell office:value-type="float" office:value="0.06423666" calcext:value-type="float">
            <text:p>0.06423666</text:p>
          </table:table-cell>
          <table:table-cell office:value-type="float" office:value="0" calcext:value-type="float">
            <text:p>0</text:p>
          </table:table-cell>
          <table:table-cell office:value-type="float" office:value="0.00000305595" calcext:value-type="float">
            <text:p>3.05595E-06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82.74274" calcext:value-type="float">
            <text:p>-82.74274</text:p>
          </table:table-cell>
          <table:table-cell office:value-type="float" office:value="0" calcext:value-type="float">
            <text:p>0</text:p>
          </table:table-cell>
          <table:table-cell office:value-type="float" office:value="327.8105" calcext:value-type="float">
            <text:p>327.8105</text:p>
          </table:table-cell>
          <table:table-cell office:value-type="float" office:value="1075.898" calcext:value-type="float">
            <text:p>1075.898</text:p>
          </table:table-cell>
          <table:table-cell office:value-type="float" office:value="1318.671" calcext:value-type="float">
            <text:p>1318.671</text:p>
          </table:table-cell>
          <table:table-cell office:value-type="float" office:value="1315.359" calcext:value-type="float">
            <text:p>1315.359</text:p>
          </table:table-cell>
          <table:table-cell office:value-type="float" office:value="792.3621" calcext:value-type="float">
            <text:p>792.3621</text:p>
          </table:table-cell>
          <table:table-cell office:value-type="float" office:value="1100.762" calcext:value-type="float">
            <text:p>1100.762</text:p>
          </table:table-cell>
          <table:table-cell office:value-type="float" office:value="417.9908" calcext:value-type="float">
            <text:p>417.9908</text:p>
          </table:table-cell>
          <table:table-cell office:value-type="float" office:value="1874.465" calcext:value-type="float">
            <text:p>1874.465</text:p>
          </table:table-cell>
          <table:table-cell office:value-type="float" office:value="2105.032" calcext:value-type="float">
            <text:p>2105.032</text:p>
          </table:table-cell>
          <table:table-cell office:value-type="float" office:value="1676.493" calcext:value-type="float">
            <text:p>1676.493</text:p>
          </table:table-cell>
          <table:table-cell office:value-type="float" office:value="584.5822" calcext:value-type="float">
            <text:p>584.5822</text:p>
          </table:table-cell>
          <table:table-cell office:value-type="float" office:value="569.9216" calcext:value-type="float">
            <text:p>569.9216</text:p>
          </table:table-cell>
          <table:table-cell office:value-type="float" office:value="142.8592" calcext:value-type="float">
            <text:p>142.8592</text:p>
          </table:table-cell>
          <table:table-cell office:value-type="float" office:value="35.70972" calcext:value-type="float">
            <text:p>35.70972</text:p>
          </table:table-cell>
          <table:table-cell office:value-type="float" office:value="0" calcext:value-type="float">
            <text:p>0</text:p>
          </table:table-cell>
          <table:table-cell office:value-type="float" office:value="-0.0003493989" calcext:value-type="float">
            <text:p>-0.00034939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1.23624" calcext:value-type="float">
            <text:p>-81.23624</text:p>
          </table:table-cell>
          <table:table-cell office:value-type="float" office:value="0" calcext:value-type="float">
            <text:p>0</text:p>
          </table:table-cell>
          <table:table-cell office:value-type="float" office:value="3.328101" calcext:value-type="float">
            <text:p>3.328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2" calcext:value-type="float">
            <text:p>16042002</text:p>
          </table:table-cell>
          <table:table-cell office:value-type="float" office:value="429.2976" calcext:value-type="float">
            <text:p>429.2976</text:p>
          </table:table-cell>
          <table:table-cell office:value-type="float" office:value="13164.11" calcext:value-type="float">
            <text:p>13164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.48421" calcext:value-type="float">
            <text:p>-84.48421</text:p>
          </table:table-cell>
          <table:table-cell office:value-type="float" office:value="213.758" calcext:value-type="float">
            <text:p>213.758</text:p>
          </table:table-cell>
          <table:table-cell office:value-type="float" office:value="0" calcext:value-type="float">
            <text:p>0</text:p>
          </table:table-cell>
          <table:table-cell office:value-type="float" office:value="99.77789" calcext:value-type="float">
            <text:p>99.77789</text:p>
          </table:table-cell>
          <table:table-cell office:value-type="float" office:value="256.3926" calcext:value-type="float">
            <text:p>256.3926</text:p>
          </table:table-cell>
          <table:table-cell office:value-type="float" office:value="0.06480291" calcext:value-type="float">
            <text:p>0.06480291</text:p>
          </table:table-cell>
          <table:table-cell office:value-type="float" office:value="0" calcext:value-type="float">
            <text:p>0</text:p>
          </table:table-cell>
          <table:table-cell office:value-type="float" office:value="0.0002149615" calcext:value-type="float">
            <text:p>0.0002149615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84.41251" calcext:value-type="float">
            <text:p>-84.41251</text:p>
          </table:table-cell>
          <table:table-cell office:value-type="float" office:value="0" calcext:value-type="float">
            <text:p>0</text:p>
          </table:table-cell>
          <table:table-cell office:value-type="float" office:value="328.1294" calcext:value-type="float">
            <text:p>328.1294</text:p>
          </table:table-cell>
          <table:table-cell office:value-type="float" office:value="1075.619" calcext:value-type="float">
            <text:p>1075.619</text:p>
          </table:table-cell>
          <table:table-cell office:value-type="float" office:value="1318.334" calcext:value-type="float">
            <text:p>1318.334</text:p>
          </table:table-cell>
          <table:table-cell office:value-type="float" office:value="1315.111" calcext:value-type="float">
            <text:p>1315.111</text:p>
          </table:table-cell>
          <table:table-cell office:value-type="float" office:value="792.2061" calcext:value-type="float">
            <text:p>792.2061</text:p>
          </table:table-cell>
          <table:table-cell office:value-type="float" office:value="1100.667" calcext:value-type="float">
            <text:p>1100.667</text:p>
          </table:table-cell>
          <table:table-cell office:value-type="float" office:value="417.968" calcext:value-type="float">
            <text:p>417.968</text:p>
          </table:table-cell>
          <table:table-cell office:value-type="float" office:value="1874.419" calcext:value-type="float">
            <text:p>1874.419</text:p>
          </table:table-cell>
          <table:table-cell office:value-type="float" office:value="2105.011" calcext:value-type="float">
            <text:p>2105.011</text:p>
          </table:table-cell>
          <table:table-cell office:value-type="float" office:value="1676.478" calcext:value-type="float">
            <text:p>1676.478</text:p>
          </table:table-cell>
          <table:table-cell office:value-type="float" office:value="584.5815" calcext:value-type="float">
            <text:p>584.5815</text:p>
          </table:table-cell>
          <table:table-cell office:value-type="float" office:value="569.9211" calcext:value-type="float">
            <text:p>569.9211</text:p>
          </table:table-cell>
          <table:table-cell office:value-type="float" office:value="142.8592" calcext:value-type="float">
            <text:p>142.8592</text:p>
          </table:table-cell>
          <table:table-cell office:value-type="float" office:value="35.70971" calcext:value-type="float">
            <text:p>35.70971</text:p>
          </table:table-cell>
          <table:table-cell office:value-type="float" office:value="0" calcext:value-type="float">
            <text:p>0</text:p>
          </table:table-cell>
          <table:table-cell office:value-type="float" office:value="-0.0004190264" calcext:value-type="float">
            <text:p>-0.00041902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3.11308" calcext:value-type="float">
            <text:p>-83.11308</text:p>
          </table:table-cell>
          <table:table-cell office:value-type="float" office:value="0" calcext:value-type="float">
            <text:p>0</text:p>
          </table:table-cell>
          <table:table-cell office:value-type="float" office:value="3.533779" calcext:value-type="float">
            <text:p>3.533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2" calcext:value-type="float">
            <text:p>17042002</text:p>
          </table:table-cell>
          <table:table-cell office:value-type="float" office:value="421.9438" calcext:value-type="float">
            <text:p>421.9438</text:p>
          </table:table-cell>
          <table:table-cell office:value-type="float" office:value="13164.53" calcext:value-type="float">
            <text:p>13164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1.38232" calcext:value-type="float">
            <text:p>-91.38232</text:p>
          </table:table-cell>
          <table:table-cell office:value-type="float" office:value="233.6286" calcext:value-type="float">
            <text:p>233.6286</text:p>
          </table:table-cell>
          <table:table-cell office:value-type="float" office:value="0" calcext:value-type="float">
            <text:p>0</text:p>
          </table:table-cell>
          <table:table-cell office:value-type="float" office:value="105.0788" calcext:value-type="float">
            <text:p>105.0788</text:p>
          </table:table-cell>
          <table:table-cell office:value-type="float" office:value="249.9724" calcext:value-type="float">
            <text:p>249.9724</text:p>
          </table:table-cell>
          <table:table-cell office:value-type="float" office:value="0.06533532" calcext:value-type="float">
            <text:p>0.06533532</text:p>
          </table:table-cell>
          <table:table-cell office:value-type="float" office:value="0" calcext:value-type="float">
            <text:p>0</text:p>
          </table:table-cell>
          <table:table-cell office:value-type="float" office:value="0.0003296102" calcext:value-type="float">
            <text:p>0.0003296102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91.31021" calcext:value-type="float">
            <text:p>-91.31021</text:p>
          </table:table-cell>
          <table:table-cell office:value-type="float" office:value="0" calcext:value-type="float">
            <text:p>0</text:p>
          </table:table-cell>
          <table:table-cell office:value-type="float" office:value="328.7802" calcext:value-type="float">
            <text:p>328.7802</text:p>
          </table:table-cell>
          <table:table-cell office:value-type="float" office:value="1075.284" calcext:value-type="float">
            <text:p>1075.284</text:p>
          </table:table-cell>
          <table:table-cell office:value-type="float" office:value="1318.053" calcext:value-type="float">
            <text:p>1318.053</text:p>
          </table:table-cell>
          <table:table-cell office:value-type="float" office:value="1314.9" calcext:value-type="float">
            <text:p>1314.9</text:p>
          </table:table-cell>
          <table:table-cell office:value-type="float" office:value="792.0711" calcext:value-type="float">
            <text:p>792.0711</text:p>
          </table:table-cell>
          <table:table-cell office:value-type="float" office:value="1100.576" calcext:value-type="float">
            <text:p>1100.576</text:p>
          </table:table-cell>
          <table:table-cell office:value-type="float" office:value="417.9448" calcext:value-type="float">
            <text:p>417.9448</text:p>
          </table:table-cell>
          <table:table-cell office:value-type="float" office:value="1874.372" calcext:value-type="float">
            <text:p>1874.372</text:p>
          </table:table-cell>
          <table:table-cell office:value-type="float" office:value="2104.989" calcext:value-type="float">
            <text:p>2104.989</text:p>
          </table:table-cell>
          <table:table-cell office:value-type="float" office:value="1676.463" calcext:value-type="float">
            <text:p>1676.463</text:p>
          </table:table-cell>
          <table:table-cell office:value-type="float" office:value="584.5807" calcext:value-type="float">
            <text:p>584.5807</text:p>
          </table:table-cell>
          <table:table-cell office:value-type="float" office:value="569.9207" calcext:value-type="float">
            <text:p>569.9207</text:p>
          </table:table-cell>
          <table:table-cell office:value-type="float" office:value="142.8591" calcext:value-type="float">
            <text:p>142.8591</text:p>
          </table:table-cell>
          <table:table-cell office:value-type="float" office:value="35.7097" calcext:value-type="float">
            <text:p>35.7097</text:p>
          </table:table-cell>
          <table:table-cell office:value-type="float" office:value="0" calcext:value-type="float">
            <text:p>0</text:p>
          </table:table-cell>
          <table:table-cell office:value-type="float" office:value="-0.0005098055" calcext:value-type="float">
            <text:p>-0.00050980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9.96879" calcext:value-type="float">
            <text:p>-89.96879</text:p>
          </table:table-cell>
          <table:table-cell office:value-type="float" office:value="0" calcext:value-type="float">
            <text:p>0</text:p>
          </table:table-cell>
          <table:table-cell office:value-type="float" office:value="3.490757" calcext:value-type="float">
            <text:p>3.490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2" calcext:value-type="float">
            <text:p>18042002</text:p>
          </table:table-cell>
          <table:table-cell office:value-type="float" office:value="416.1453" calcext:value-type="float">
            <text:p>416.1453</text:p>
          </table:table-cell>
          <table:table-cell office:value-type="float" office:value="13165.27" calcext:value-type="float">
            <text:p>13165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6.41415" calcext:value-type="float">
            <text:p>-96.41415</text:p>
          </table:table-cell>
          <table:table-cell office:value-type="float" office:value="247.4012" calcext:value-type="float">
            <text:p>247.4012</text:p>
          </table:table-cell>
          <table:table-cell office:value-type="float" office:value="0" calcext:value-type="float">
            <text:p>0</text:p>
          </table:table-cell>
          <table:table-cell office:value-type="float" office:value="104.2622" calcext:value-type="float">
            <text:p>104.2622</text:p>
          </table:table-cell>
          <table:table-cell office:value-type="float" office:value="245.1446" calcext:value-type="float">
            <text:p>245.1446</text:p>
          </table:table-cell>
          <table:table-cell office:value-type="float" office:value="0.06591946" calcext:value-type="float">
            <text:p>0.06591946</text:p>
          </table:table-cell>
          <table:table-cell office:value-type="float" office:value="0" calcext:value-type="float">
            <text:p>0</text:p>
          </table:table-cell>
          <table:table-cell office:value-type="float" office:value="0.0003296102" calcext:value-type="float">
            <text:p>0.0003296102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96.34146" calcext:value-type="float">
            <text:p>-96.34146</text:p>
          </table:table-cell>
          <table:table-cell office:value-type="float" office:value="0" calcext:value-type="float">
            <text:p>0</text:p>
          </table:table-cell>
          <table:table-cell office:value-type="float" office:value="329.8492" calcext:value-type="float">
            <text:p>329.8492</text:p>
          </table:table-cell>
          <table:table-cell office:value-type="float" office:value="1074.911" calcext:value-type="float">
            <text:p>1074.911</text:p>
          </table:table-cell>
          <table:table-cell office:value-type="float" office:value="1317.716" calcext:value-type="float">
            <text:p>1317.716</text:p>
          </table:table-cell>
          <table:table-cell office:value-type="float" office:value="1314.661" calcext:value-type="float">
            <text:p>1314.661</text:p>
          </table:table-cell>
          <table:table-cell office:value-type="float" office:value="791.9216" calcext:value-type="float">
            <text:p>791.9216</text:p>
          </table:table-cell>
          <table:table-cell office:value-type="float" office:value="1100.481" calcext:value-type="float">
            <text:p>1100.481</text:p>
          </table:table-cell>
          <table:table-cell office:value-type="float" office:value="417.9211" calcext:value-type="float">
            <text:p>417.9211</text:p>
          </table:table-cell>
          <table:table-cell office:value-type="float" office:value="1874.324" calcext:value-type="float">
            <text:p>1874.324</text:p>
          </table:table-cell>
          <table:table-cell office:value-type="float" office:value="2104.967" calcext:value-type="float">
            <text:p>2104.967</text:p>
          </table:table-cell>
          <table:table-cell office:value-type="float" office:value="1676.448" calcext:value-type="float">
            <text:p>1676.448</text:p>
          </table:table-cell>
          <table:table-cell office:value-type="float" office:value="584.58" calcext:value-type="float">
            <text:p>584.58</text:p>
          </table:table-cell>
          <table:table-cell office:value-type="float" office:value="569.9201" calcext:value-type="float">
            <text:p>569.9201</text:p>
          </table:table-cell>
          <table:table-cell office:value-type="float" office:value="142.8591" calcext:value-type="float">
            <text:p>142.8591</text:p>
          </table:table-cell>
          <table:table-cell office:value-type="float" office:value="35.70969" calcext:value-type="float">
            <text:p>35.70969</text:p>
          </table:table-cell>
          <table:table-cell office:value-type="float" office:value="0" calcext:value-type="float">
            <text:p>0</text:p>
          </table:table-cell>
          <table:table-cell office:value-type="float" office:value="-0.0005909392" calcext:value-type="float">
            <text:p>-0.00059093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4.9565" calcext:value-type="float">
            <text:p>-94.9565</text:p>
          </table:table-cell>
          <table:table-cell office:value-type="float" office:value="0" calcext:value-type="float">
            <text:p>0</text:p>
          </table:table-cell>
          <table:table-cell office:value-type="float" office:value="3.445552" calcext:value-type="float">
            <text:p>3.445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2" calcext:value-type="float">
            <text:p>19042002</text:p>
          </table:table-cell>
          <table:table-cell office:value-type="float" office:value="415.2458" calcext:value-type="float">
            <text:p>415.2458</text:p>
          </table:table-cell>
          <table:table-cell office:value-type="float" office:value="13165.04" calcext:value-type="float">
            <text:p>13165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7.49" calcext:value-type="float">
            <text:p>-97.49</text:p>
          </table:table-cell>
          <table:table-cell office:value-type="float" office:value="250.9002" calcext:value-type="float">
            <text:p>250.9002</text:p>
          </table:table-cell>
          <table:table-cell office:value-type="float" office:value="0" calcext:value-type="float">
            <text:p>0</text:p>
          </table:table-cell>
          <table:table-cell office:value-type="float" office:value="103.8914" calcext:value-type="float">
            <text:p>103.8914</text:p>
          </table:table-cell>
          <table:table-cell office:value-type="float" office:value="244.8641" calcext:value-type="float">
            <text:p>244.864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" calcext:value-type="float">
            <text:p>0</text:p>
          </table:table-cell>
          <table:table-cell office:value-type="float" office:value="0.0003296102" calcext:value-type="float">
            <text:p>0.0003296102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97.41676" calcext:value-type="float">
            <text:p>-97.41676</text:p>
          </table:table-cell>
          <table:table-cell office:value-type="float" office:value="0" calcext:value-type="float">
            <text:p>0</text:p>
          </table:table-cell>
          <table:table-cell office:value-type="float" office:value="329.9684" calcext:value-type="float">
            <text:p>329.9684</text:p>
          </table:table-cell>
          <table:table-cell office:value-type="float" office:value="1074.694" calcext:value-type="float">
            <text:p>1074.694</text:p>
          </table:table-cell>
          <table:table-cell office:value-type="float" office:value="1317.485" calcext:value-type="float">
            <text:p>1317.485</text:p>
          </table:table-cell>
          <table:table-cell office:value-type="float" office:value="1314.476" calcext:value-type="float">
            <text:p>1314.476</text:p>
          </table:table-cell>
          <table:table-cell office:value-type="float" office:value="791.7903" calcext:value-type="float">
            <text:p>791.7903</text:p>
          </table:table-cell>
          <table:table-cell office:value-type="float" office:value="1100.391" calcext:value-type="float">
            <text:p>1100.391</text:p>
          </table:table-cell>
          <table:table-cell office:value-type="float" office:value="417.8975" calcext:value-type="float">
            <text:p>417.8975</text:p>
          </table:table-cell>
          <table:table-cell office:value-type="float" office:value="1874.275" calcext:value-type="float">
            <text:p>1874.275</text:p>
          </table:table-cell>
          <table:table-cell office:value-type="float" office:value="2104.944" calcext:value-type="float">
            <text:p>2104.944</text:p>
          </table:table-cell>
          <table:table-cell office:value-type="float" office:value="1676.433" calcext:value-type="float">
            <text:p>1676.433</text:p>
          </table:table-cell>
          <table:table-cell office:value-type="float" office:value="584.5791" calcext:value-type="float">
            <text:p>584.5791</text:p>
          </table:table-cell>
          <table:table-cell office:value-type="float" office:value="569.9196" calcext:value-type="float">
            <text:p>569.9196</text:p>
          </table:table-cell>
          <table:table-cell office:value-type="float" office:value="142.8591" calcext:value-type="float">
            <text:p>142.8591</text:p>
          </table:table-cell>
          <table:table-cell office:value-type="float" office:value="35.70968" calcext:value-type="float">
            <text:p>35.70968</text:p>
          </table:table-cell>
          <table:table-cell office:value-type="float" office:value="0" calcext:value-type="float">
            <text:p>0</text:p>
          </table:table-cell>
          <table:table-cell office:value-type="float" office:value="-0.000597833" calcext:value-type="float">
            <text:p>-0.0005978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6.01698" calcext:value-type="float">
            <text:p>-96.01698</text:p>
          </table:table-cell>
          <table:table-cell office:value-type="float" office:value="0" calcext:value-type="float">
            <text:p>0</text:p>
          </table:table-cell>
          <table:table-cell office:value-type="float" office:value="3.429115" calcext:value-type="float">
            <text:p>3.429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2" calcext:value-type="float">
            <text:p>20042002</text:p>
          </table:table-cell>
          <table:table-cell office:value-type="float" office:value="413.9646" calcext:value-type="float">
            <text:p>413.9646</text:p>
          </table:table-cell>
          <table:table-cell office:value-type="float" office:value="13164.94" calcext:value-type="float">
            <text:p>13164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64896" calcext:value-type="float">
            <text:p>-98.64896</text:p>
          </table:table-cell>
          <table:table-cell office:value-type="float" office:value="251.1569" calcext:value-type="float">
            <text:p>251.1569</text:p>
          </table:table-cell>
          <table:table-cell office:value-type="float" office:value="0" calcext:value-type="float">
            <text:p>0</text:p>
          </table:table-cell>
          <table:table-cell office:value-type="float" office:value="104.2472" calcext:value-type="float">
            <text:p>104.2472</text:p>
          </table:table-cell>
          <table:table-cell office:value-type="float" office:value="243.8417" calcext:value-type="float">
            <text:p>243.8417</text:p>
          </table:table-cell>
          <table:table-cell office:value-type="float" office:value="0.0669726" calcext:value-type="float">
            <text:p>0.0669726</text:p>
          </table:table-cell>
          <table:table-cell office:value-type="float" office:value="0" calcext:value-type="float">
            <text:p>0</text:p>
          </table:table-cell>
          <table:table-cell office:value-type="float" office:value="0.00033013" calcext:value-type="float">
            <text:p>0.00033013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98.57521" calcext:value-type="float">
            <text:p>-98.57521</text:p>
          </table:table-cell>
          <table:table-cell office:value-type="float" office:value="0" calcext:value-type="float">
            <text:p>0</text:p>
          </table:table-cell>
          <table:table-cell office:value-type="float" office:value="330.2805" calcext:value-type="float">
            <text:p>330.2805</text:p>
          </table:table-cell>
          <table:table-cell office:value-type="float" office:value="1074.605" calcext:value-type="float">
            <text:p>1074.605</text:p>
          </table:table-cell>
          <table:table-cell office:value-type="float" office:value="1317.331" calcext:value-type="float">
            <text:p>1317.331</text:p>
          </table:table-cell>
          <table:table-cell office:value-type="float" office:value="1314.341" calcext:value-type="float">
            <text:p>1314.341</text:p>
          </table:table-cell>
          <table:table-cell office:value-type="float" office:value="791.6873" calcext:value-type="float">
            <text:p>791.6873</text:p>
          </table:table-cell>
          <table:table-cell office:value-type="float" office:value="1100.319" calcext:value-type="float">
            <text:p>1100.319</text:p>
          </table:table-cell>
          <table:table-cell office:value-type="float" office:value="417.8764" calcext:value-type="float">
            <text:p>417.8764</text:p>
          </table:table-cell>
          <table:table-cell office:value-type="float" office:value="1874.228" calcext:value-type="float">
            <text:p>1874.228</text:p>
          </table:table-cell>
          <table:table-cell office:value-type="float" office:value="2104.912" calcext:value-type="float">
            <text:p>2104.912</text:p>
          </table:table-cell>
          <table:table-cell office:value-type="float" office:value="1676.417" calcext:value-type="float">
            <text:p>1676.417</text:p>
          </table:table-cell>
          <table:table-cell office:value-type="float" office:value="584.5782" calcext:value-type="float">
            <text:p>584.5782</text:p>
          </table:table-cell>
          <table:table-cell office:value-type="float" office:value="569.9191" calcext:value-type="float">
            <text:p>569.9191</text:p>
          </table:table-cell>
          <table:table-cell office:value-type="float" office:value="142.8591" calcext:value-type="float">
            <text:p>142.8591</text:p>
          </table:table-cell>
          <table:table-cell office:value-type="float" office:value="35.70967" calcext:value-type="float">
            <text:p>35.70967</text:p>
          </table:table-cell>
          <table:table-cell office:value-type="float" office:value="0" calcext:value-type="float">
            <text:p>0</text:p>
          </table:table-cell>
          <table:table-cell office:value-type="float" office:value="-0.0006073979" calcext:value-type="float">
            <text:p>-0.00060739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7.33102" calcext:value-type="float">
            <text:p>-97.33102</text:p>
          </table:table-cell>
          <table:table-cell office:value-type="float" office:value="0" calcext:value-type="float">
            <text:p>0</text:p>
          </table:table-cell>
          <table:table-cell office:value-type="float" office:value="3.58347" calcext:value-type="float">
            <text:p>3.58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2" calcext:value-type="float">
            <text:p>21042002</text:p>
          </table:table-cell>
          <table:table-cell office:value-type="float" office:value="411.2771" calcext:value-type="float">
            <text:p>411.2771</text:p>
          </table:table-cell>
          <table:table-cell office:value-type="float" office:value="13165.05" calcext:value-type="float">
            <text:p>13165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1.2531" calcext:value-type="float">
            <text:p>-101.2531</text:p>
          </table:table-cell>
          <table:table-cell office:value-type="float" office:value="258.8494" calcext:value-type="float">
            <text:p>258.8494</text:p>
          </table:table-cell>
          <table:table-cell office:value-type="float" office:value="0" calcext:value-type="float">
            <text:p>0</text:p>
          </table:table-cell>
          <table:table-cell office:value-type="float" office:value="105.9098" calcext:value-type="float">
            <text:p>105.9098</text:p>
          </table:table-cell>
          <table:table-cell office:value-type="float" office:value="241.5417" calcext:value-type="float">
            <text:p>241.5417</text:p>
          </table:table-cell>
          <table:table-cell office:value-type="float" office:value="0.06739822" calcext:value-type="float">
            <text:p>0.06739822</text:p>
          </table:table-cell>
          <table:table-cell office:value-type="float" office:value="0" calcext:value-type="float">
            <text:p>0</text:p>
          </table:table-cell>
          <table:table-cell office:value-type="float" office:value="0.00033014" calcext:value-type="float">
            <text:p>0.00033014</text:p>
          </table:table-cell>
          <table:table-cell office:value-type="float" office:value="0" calcext:value-type="float">
            <text:p>0</text:p>
          </table:table-cell>
          <table:table-cell office:value-type="float" office:value="-0.007100454" calcext:value-type="float">
            <text:p>-0.007100454</text:p>
          </table:table-cell>
          <table:table-cell office:value-type="float" office:value="370" calcext:value-type="float">
            <text:p>370</text:p>
          </table:table-cell>
          <table:table-cell office:value-type="float" office:value="-101.1789" calcext:value-type="float">
            <text:p>-101.1789</text:p>
          </table:table-cell>
          <table:table-cell office:value-type="float" office:value="0" calcext:value-type="float">
            <text:p>0</text:p>
          </table:table-cell>
          <table:table-cell office:value-type="float" office:value="330.5588" calcext:value-type="float">
            <text:p>330.5588</text:p>
          </table:table-cell>
          <table:table-cell office:value-type="float" office:value="1074.507" calcext:value-type="float">
            <text:p>1074.507</text:p>
          </table:table-cell>
          <table:table-cell office:value-type="float" office:value="1317.21" calcext:value-type="float">
            <text:p>1317.21</text:p>
          </table:table-cell>
          <table:table-cell office:value-type="float" office:value="1314.253" calcext:value-type="float">
            <text:p>1314.253</text:p>
          </table:table-cell>
          <table:table-cell office:value-type="float" office:value="791.6026" calcext:value-type="float">
            <text:p>791.6026</text:p>
          </table:table-cell>
          <table:table-cell office:value-type="float" office:value="1100.26" calcext:value-type="float">
            <text:p>1100.26</text:p>
          </table:table-cell>
          <table:table-cell office:value-type="float" office:value="417.8603" calcext:value-type="float">
            <text:p>417.8603</text:p>
          </table:table-cell>
          <table:table-cell office:value-type="float" office:value="1874.182" calcext:value-type="float">
            <text:p>1874.182</text:p>
          </table:table-cell>
          <table:table-cell office:value-type="float" office:value="2104.886" calcext:value-type="float">
            <text:p>2104.886</text:p>
          </table:table-cell>
          <table:table-cell office:value-type="float" office:value="1676.401" calcext:value-type="float">
            <text:p>1676.401</text:p>
          </table:table-cell>
          <table:table-cell office:value-type="float" office:value="584.5774" calcext:value-type="float">
            <text:p>584.5774</text:p>
          </table:table-cell>
          <table:table-cell office:value-type="float" office:value="569.9185" calcext:value-type="float">
            <text:p>569.9185</text:p>
          </table:table-cell>
          <table:table-cell office:value-type="float" office:value="142.859" calcext:value-type="float">
            <text:p>142.859</text:p>
          </table:table-cell>
          <table:table-cell office:value-type="float" office:value="35.70966" calcext:value-type="float">
            <text:p>35.70966</text:p>
          </table:table-cell>
          <table:table-cell office:value-type="float" office:value="0" calcext:value-type="float">
            <text:p>0</text:p>
          </table:table-cell>
          <table:table-cell office:value-type="float" office:value="-0.0006303256" calcext:value-type="float">
            <text:p>-0.00063032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9.84644" calcext:value-type="float">
            <text:p>-99.84644</text:p>
          </table:table-cell>
          <table:table-cell office:value-type="float" office:value="0" calcext:value-type="float">
            <text:p>0</text:p>
          </table:table-cell>
          <table:table-cell office:value-type="float" office:value="3.494877" calcext:value-type="float">
            <text:p>3.494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2" calcext:value-type="float">
            <text:p>22042002</text:p>
          </table:table-cell>
          <table:table-cell office:value-type="float" office:value="405.1169" calcext:value-type="float">
            <text:p>405.1169</text:p>
          </table:table-cell>
          <table:table-cell office:value-type="float" office:value="13165.62" calcext:value-type="float">
            <text:p>13165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6.7979" calcext:value-type="float">
            <text:p>-106.7979</text:p>
          </table:table-cell>
          <table:table-cell office:value-type="float" office:value="273.031" calcext:value-type="float">
            <text:p>273.031</text:p>
          </table:table-cell>
          <table:table-cell office:value-type="float" office:value="0" calcext:value-type="float">
            <text:p>0</text:p>
          </table:table-cell>
          <table:table-cell office:value-type="float" office:value="109.8845" calcext:value-type="float">
            <text:p>109.8845</text:p>
          </table:table-cell>
          <table:table-cell office:value-type="float" office:value="235.869" calcext:value-type="float">
            <text:p>235.869</text:p>
          </table:table-cell>
          <table:table-cell office:value-type="float" office:value="0.06787185" calcext:value-type="float">
            <text:p>0.06787185</text:p>
          </table:table-cell>
          <table:table-cell office:value-type="float" office:value="0" calcext:value-type="float">
            <text:p>0</text:p>
          </table:table-cell>
          <table:table-cell office:value-type="float" office:value="0.0003303545" calcext:value-type="float">
            <text:p>0.0003303545</text:p>
          </table:table-cell>
          <table:table-cell office:value-type="float" office:value="0" calcext:value-type="float">
            <text:p>0</text:p>
          </table:table-cell>
          <table:table-cell office:value-type="float" office:value="-0.00761392" calcext:value-type="float">
            <text:p>-0.00761392</text:p>
          </table:table-cell>
          <table:table-cell office:value-type="float" office:value="370" calcext:value-type="float">
            <text:p>370</text:p>
          </table:table-cell>
          <table:table-cell office:value-type="float" office:value="-106.7227" calcext:value-type="float">
            <text:p>-106.7227</text:p>
          </table:table-cell>
          <table:table-cell office:value-type="float" office:value="0" calcext:value-type="float">
            <text:p>0</text:p>
          </table:table-cell>
          <table:table-cell office:value-type="float" office:value="331.3347" calcext:value-type="float">
            <text:p>331.3347</text:p>
          </table:table-cell>
          <table:table-cell office:value-type="float" office:value="1074.321" calcext:value-type="float">
            <text:p>1074.321</text:p>
          </table:table-cell>
          <table:table-cell office:value-type="float" office:value="1317.044" calcext:value-type="float">
            <text:p>1317.044</text:p>
          </table:table-cell>
          <table:table-cell office:value-type="float" office:value="1314.139" calcext:value-type="float">
            <text:p>1314.139</text:p>
          </table:table-cell>
          <table:table-cell office:value-type="float" office:value="791.5189" calcext:value-type="float">
            <text:p>791.5189</text:p>
          </table:table-cell>
          <table:table-cell office:value-type="float" office:value="1100.205" calcext:value-type="float">
            <text:p>1100.205</text:p>
          </table:table-cell>
          <table:table-cell office:value-type="float" office:value="417.8459" calcext:value-type="float">
            <text:p>417.8459</text:p>
          </table:table-cell>
          <table:table-cell office:value-type="float" office:value="1874.144" calcext:value-type="float">
            <text:p>1874.144</text:p>
          </table:table-cell>
          <table:table-cell office:value-type="float" office:value="2104.864" calcext:value-type="float">
            <text:p>2104.864</text:p>
          </table:table-cell>
          <table:table-cell office:value-type="float" office:value="1676.385" calcext:value-type="float">
            <text:p>1676.385</text:p>
          </table:table-cell>
          <table:table-cell office:value-type="float" office:value="584.5765" calcext:value-type="float">
            <text:p>584.5765</text:p>
          </table:table-cell>
          <table:table-cell office:value-type="float" office:value="569.918" calcext:value-type="float">
            <text:p>569.918</text:p>
          </table:table-cell>
          <table:table-cell office:value-type="float" office:value="142.859" calcext:value-type="float">
            <text:p>142.859</text:p>
          </table:table-cell>
          <table:table-cell office:value-type="float" office:value="35.70964" calcext:value-type="float">
            <text:p>35.70964</text:p>
          </table:table-cell>
          <table:table-cell office:value-type="float" office:value="0" calcext:value-type="float">
            <text:p>0</text:p>
          </table:table-cell>
          <table:table-cell office:value-type="float" office:value="-0.000680169" calcext:value-type="float">
            <text:p>-0.000680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5.3788" calcext:value-type="float">
            <text:p>-105.3788</text:p>
          </table:table-cell>
          <table:table-cell office:value-type="float" office:value="0" calcext:value-type="float">
            <text:p>0</text:p>
          </table:table-cell>
          <table:table-cell office:value-type="float" office:value="3.482834" calcext:value-type="float">
            <text:p>3.482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2" calcext:value-type="float">
            <text:p>23042002</text:p>
          </table:table-cell>
          <table:table-cell office:value-type="float" office:value="399.0928" calcext:value-type="float">
            <text:p>399.0928</text:p>
          </table:table-cell>
          <table:table-cell office:value-type="float" office:value="13166.43" calcext:value-type="float">
            <text:p>13166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9449" calcext:value-type="float">
            <text:p>-111.9449</text:p>
          </table:table-cell>
          <table:table-cell office:value-type="float" office:value="286.2352" calcext:value-type="float">
            <text:p>286.2352</text:p>
          </table:table-cell>
          <table:table-cell office:value-type="float" office:value="0" calcext:value-type="float">
            <text:p>0</text:p>
          </table:table-cell>
          <table:table-cell office:value-type="float" office:value="110.43" calcext:value-type="float">
            <text:p>110.43</text:p>
          </table:table-cell>
          <table:table-cell office:value-type="float" office:value="230.5765" calcext:value-type="float">
            <text:p>230.5765</text:p>
          </table:table-cell>
          <table:table-cell office:value-type="float" office:value="0.06835201" calcext:value-type="float">
            <text:p>0.06835201</text:p>
          </table:table-cell>
          <table:table-cell office:value-type="float" office:value="0" calcext:value-type="float">
            <text:p>0</text:p>
          </table:table-cell>
          <table:table-cell office:value-type="float" office:value="0.0003303545" calcext:value-type="float">
            <text:p>0.0003303545</text:p>
          </table:table-cell>
          <table:table-cell office:value-type="float" office:value="0" calcext:value-type="float">
            <text:p>0</text:p>
          </table:table-cell>
          <table:table-cell office:value-type="float" office:value="-0.008777783" calcext:value-type="float">
            <text:p>-0.008777783</text:p>
          </table:table-cell>
          <table:table-cell office:value-type="float" office:value="370" calcext:value-type="float">
            <text:p>370</text:p>
          </table:table-cell>
          <table:table-cell office:value-type="float" office:value="-111.8681" calcext:value-type="float">
            <text:p>-111.8681</text:p>
          </table:table-cell>
          <table:table-cell office:value-type="float" office:value="0" calcext:value-type="float">
            <text:p>0</text:p>
          </table:table-cell>
          <table:table-cell office:value-type="float" office:value="332.3751" calcext:value-type="float">
            <text:p>332.3751</text:p>
          </table:table-cell>
          <table:table-cell office:value-type="float" office:value="1074.04" calcext:value-type="float">
            <text:p>1074.04</text:p>
          </table:table-cell>
          <table:table-cell office:value-type="float" office:value="1316.806" calcext:value-type="float">
            <text:p>1316.806</text:p>
          </table:table-cell>
          <table:table-cell office:value-type="float" office:value="1313.975" calcext:value-type="float">
            <text:p>1313.975</text:p>
          </table:table-cell>
          <table:table-cell office:value-type="float" office:value="791.406" calcext:value-type="float">
            <text:p>791.406</text:p>
          </table:table-cell>
          <table:table-cell office:value-type="float" office:value="1100.138" calcext:value-type="float">
            <text:p>1100.138</text:p>
          </table:table-cell>
          <table:table-cell office:value-type="float" office:value="417.8292" calcext:value-type="float">
            <text:p>417.8292</text:p>
          </table:table-cell>
          <table:table-cell office:value-type="float" office:value="1874.1" calcext:value-type="float">
            <text:p>1874.1</text:p>
          </table:table-cell>
          <table:table-cell office:value-type="float" office:value="2104.841" calcext:value-type="float">
            <text:p>2104.841</text:p>
          </table:table-cell>
          <table:table-cell office:value-type="float" office:value="1676.37" calcext:value-type="float">
            <text:p>1676.37</text:p>
          </table:table-cell>
          <table:table-cell office:value-type="float" office:value="584.5756" calcext:value-type="float">
            <text:p>584.5756</text:p>
          </table:table-cell>
          <table:table-cell office:value-type="float" office:value="569.9175" calcext:value-type="float">
            <text:p>569.9175</text:p>
          </table:table-cell>
          <table:table-cell office:value-type="float" office:value="142.8589" calcext:value-type="float">
            <text:p>142.8589</text:p>
          </table:table-cell>
          <table:table-cell office:value-type="float" office:value="35.70967" calcext:value-type="float">
            <text:p>35.70967</text:p>
          </table:table-cell>
          <table:table-cell office:value-type="float" office:value="0" calcext:value-type="float">
            <text:p>0</text:p>
          </table:table-cell>
          <table:table-cell office:value-type="float" office:value="-0.0007473066" calcext:value-type="float">
            <text:p>-0.00074730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0.5197" calcext:value-type="float">
            <text:p>-110.5197</text:p>
          </table:table-cell>
          <table:table-cell office:value-type="float" office:value="0" calcext:value-type="float">
            <text:p>0</text:p>
          </table:table-cell>
          <table:table-cell office:value-type="float" office:value="3.477545" calcext:value-type="float">
            <text:p>3.477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2" calcext:value-type="float">
            <text:p>24042002</text:p>
          </table:table-cell>
          <table:table-cell office:value-type="float" office:value="394.4114" calcext:value-type="float">
            <text:p>394.4114</text:p>
          </table:table-cell>
          <table:table-cell office:value-type="float" office:value="13166.83" calcext:value-type="float">
            <text:p>13166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6.1633" calcext:value-type="float">
            <text:p>-116.1633</text:p>
          </table:table-cell>
          <table:table-cell office:value-type="float" office:value="299.2434" calcext:value-type="float">
            <text:p>299.2434</text:p>
          </table:table-cell>
          <table:table-cell office:value-type="float" office:value="0" calcext:value-type="float">
            <text:p>0</text:p>
          </table:table-cell>
          <table:table-cell office:value-type="float" office:value="111.7622" calcext:value-type="float">
            <text:p>111.7622</text:p>
          </table:table-cell>
          <table:table-cell office:value-type="float" office:value="226.6247" calcext:value-type="float">
            <text:p>226.6247</text:p>
          </table:table-cell>
          <table:table-cell office:value-type="float" office:value="0.06890232" calcext:value-type="float">
            <text:p>0.06890232</text:p>
          </table:table-cell>
          <table:table-cell office:value-type="float" office:value="0" calcext:value-type="float">
            <text:p>0</text:p>
          </table:table-cell>
          <table:table-cell office:value-type="float" office:value="0.0003303585" calcext:value-type="float">
            <text:p>0.0003303585</text:p>
          </table:table-cell>
          <table:table-cell office:value-type="float" office:value="0" calcext:value-type="float">
            <text:p>0</text:p>
          </table:table-cell>
          <table:table-cell office:value-type="float" office:value="-0.009829997" calcext:value-type="float">
            <text:p>-0.009829997</text:p>
          </table:table-cell>
          <table:table-cell office:value-type="float" office:value="370" calcext:value-type="float">
            <text:p>370</text:p>
          </table:table-cell>
          <table:table-cell office:value-type="float" office:value="-116.0849" calcext:value-type="float">
            <text:p>-116.0849</text:p>
          </table:table-cell>
          <table:table-cell office:value-type="float" office:value="0" calcext:value-type="float">
            <text:p>0</text:p>
          </table:table-cell>
          <table:table-cell office:value-type="float" office:value="333.1111" calcext:value-type="float">
            <text:p>333.1111</text:p>
          </table:table-cell>
          <table:table-cell office:value-type="float" office:value="1073.752" calcext:value-type="float">
            <text:p>1073.752</text:p>
          </table:table-cell>
          <table:table-cell office:value-type="float" office:value="1316.538" calcext:value-type="float">
            <text:p>1316.538</text:p>
          </table:table-cell>
          <table:table-cell office:value-type="float" office:value="1313.782" calcext:value-type="float">
            <text:p>1313.782</text:p>
          </table:table-cell>
          <table:table-cell office:value-type="float" office:value="791.2793" calcext:value-type="float">
            <text:p>791.2793</text:p>
          </table:table-cell>
          <table:table-cell office:value-type="float" office:value="1100.058" calcext:value-type="float">
            <text:p>1100.058</text:p>
          </table:table-cell>
          <table:table-cell office:value-type="float" office:value="417.8084" calcext:value-type="float">
            <text:p>417.8084</text:p>
          </table:table-cell>
          <table:table-cell office:value-type="float" office:value="1874.055" calcext:value-type="float">
            <text:p>1874.055</text:p>
          </table:table-cell>
          <table:table-cell office:value-type="float" office:value="2104.819" calcext:value-type="float">
            <text:p>2104.819</text:p>
          </table:table-cell>
          <table:table-cell office:value-type="float" office:value="1676.354" calcext:value-type="float">
            <text:p>1676.354</text:p>
          </table:table-cell>
          <table:table-cell office:value-type="float" office:value="584.5747" calcext:value-type="float">
            <text:p>584.5747</text:p>
          </table:table-cell>
          <table:table-cell office:value-type="float" office:value="569.9169" calcext:value-type="float">
            <text:p>569.9169</text:p>
          </table:table-cell>
          <table:table-cell office:value-type="float" office:value="142.8588" calcext:value-type="float">
            <text:p>142.8588</text:p>
          </table:table-cell>
          <table:table-cell office:value-type="float" office:value="35.70971" calcext:value-type="float">
            <text:p>35.70971</text:p>
          </table:table-cell>
          <table:table-cell office:value-type="float" office:value="0" calcext:value-type="float">
            <text:p>0</text:p>
          </table:table-cell>
          <table:table-cell office:value-type="float" office:value="-0.000802211" calcext:value-type="float">
            <text:p>-0.0008022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4.7222" calcext:value-type="float">
            <text:p>-114.7222</text:p>
          </table:table-cell>
          <table:table-cell office:value-type="float" office:value="0" calcext:value-type="float">
            <text:p>0</text:p>
          </table:table-cell>
          <table:table-cell office:value-type="float" office:value="3.462565" calcext:value-type="float">
            <text:p>3.462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2" calcext:value-type="float">
            <text:p>25042002</text:p>
          </table:table-cell>
          <table:table-cell office:value-type="float" office:value="392.8547" calcext:value-type="float">
            <text:p>392.8547</text:p>
          </table:table-cell>
          <table:table-cell office:value-type="float" office:value="13167.01" calcext:value-type="float">
            <text:p>13167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7.484" calcext:value-type="float">
            <text:p>-117.484</text:p>
          </table:table-cell>
          <table:table-cell office:value-type="float" office:value="301.4976" calcext:value-type="float">
            <text:p>301.4976</text:p>
          </table:table-cell>
          <table:table-cell office:value-type="float" office:value="0" calcext:value-type="float">
            <text:p>0</text:p>
          </table:table-cell>
          <table:table-cell office:value-type="float" office:value="109.3631" calcext:value-type="float">
            <text:p>109.3631</text:p>
          </table:table-cell>
          <table:table-cell office:value-type="float" office:value="225.6463" calcext:value-type="float">
            <text:p>225.6463</text:p>
          </table:table-cell>
          <table:table-cell office:value-type="float" office:value="0.0693785" calcext:value-type="float">
            <text:p>0.0693785</text:p>
          </table:table-cell>
          <table:table-cell office:value-type="float" office:value="0" calcext:value-type="float">
            <text:p>0</text:p>
          </table:table-cell>
          <table:table-cell office:value-type="float" office:value="0.0003303585" calcext:value-type="float">
            <text:p>0.0003303585</text:p>
          </table:table-cell>
          <table:table-cell office:value-type="float" office:value="0" calcext:value-type="float">
            <text:p>0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17.4046" calcext:value-type="float">
            <text:p>-117.4046</text:p>
          </table:table-cell>
          <table:table-cell office:value-type="float" office:value="0" calcext:value-type="float">
            <text:p>0</text:p>
          </table:table-cell>
          <table:table-cell office:value-type="float" office:value="333.5932" calcext:value-type="float">
            <text:p>333.5932</text:p>
          </table:table-cell>
          <table:table-cell office:value-type="float" office:value="1073.536" calcext:value-type="float">
            <text:p>1073.536</text:p>
          </table:table-cell>
          <table:table-cell office:value-type="float" office:value="1316.333" calcext:value-type="float">
            <text:p>1316.333</text:p>
          </table:table-cell>
          <table:table-cell office:value-type="float" office:value="1313.617" calcext:value-type="float">
            <text:p>1313.617</text:p>
          </table:table-cell>
          <table:table-cell office:value-type="float" office:value="791.1671" calcext:value-type="float">
            <text:p>791.1671</text:p>
          </table:table-cell>
          <table:table-cell office:value-type="float" office:value="1099.983" calcext:value-type="float">
            <text:p>1099.983</text:p>
          </table:table-cell>
          <table:table-cell office:value-type="float" office:value="417.7877" calcext:value-type="float">
            <text:p>417.7877</text:p>
          </table:table-cell>
          <table:table-cell office:value-type="float" office:value="1874.008" calcext:value-type="float">
            <text:p>1874.008</text:p>
          </table:table-cell>
          <table:table-cell office:value-type="float" office:value="2104.796" calcext:value-type="float">
            <text:p>2104.796</text:p>
          </table:table-cell>
          <table:table-cell office:value-type="float" office:value="1676.338" calcext:value-type="float">
            <text:p>1676.338</text:p>
          </table:table-cell>
          <table:table-cell office:value-type="float" office:value="584.5738" calcext:value-type="float">
            <text:p>584.5738</text:p>
          </table:table-cell>
          <table:table-cell office:value-type="float" office:value="569.9164" calcext:value-type="float">
            <text:p>569.9164</text:p>
          </table:table-cell>
          <table:table-cell office:value-type="float" office:value="142.8588" calcext:value-type="float">
            <text:p>142.8588</text:p>
          </table:table-cell>
          <table:table-cell office:value-type="float" office:value="35.70972" calcext:value-type="float">
            <text:p>35.70972</text:p>
          </table:table-cell>
          <table:table-cell office:value-type="float" office:value="0" calcext:value-type="float">
            <text:p>0</text:p>
          </table:table-cell>
          <table:table-cell office:value-type="float" office:value="-0.0008127424" calcext:value-type="float">
            <text:p>-0.00081274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6.029" calcext:value-type="float">
            <text:p>-116.029</text:p>
          </table:table-cell>
          <table:table-cell office:value-type="float" office:value="0" calcext:value-type="float">
            <text:p>0</text:p>
          </table:table-cell>
          <table:table-cell office:value-type="float" office:value="3.44955" calcext:value-type="float">
            <text:p>3.44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2" calcext:value-type="float">
            <text:p>26042002</text:p>
          </table:table-cell>
          <table:table-cell office:value-type="float" office:value="391.9878" calcext:value-type="float">
            <text:p>391.9878</text:p>
          </table:table-cell>
          <table:table-cell office:value-type="float" office:value="13166.89" calcext:value-type="float">
            <text:p>13166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8.4027" calcext:value-type="float">
            <text:p>-118.4027</text:p>
          </table:table-cell>
          <table:table-cell office:value-type="float" office:value="303.6676" calcext:value-type="float">
            <text:p>303.6676</text:p>
          </table:table-cell>
          <table:table-cell office:value-type="float" office:value="0" calcext:value-type="float">
            <text:p>0</text:p>
          </table:table-cell>
          <table:table-cell office:value-type="float" office:value="108.6352" calcext:value-type="float">
            <text:p>108.6352</text:p>
          </table:table-cell>
          <table:table-cell office:value-type="float" office:value="225.2762" calcext:value-type="float">
            <text:p>225.2762</text:p>
          </table:table-cell>
          <table:table-cell office:value-type="float" office:value="0.0698124" calcext:value-type="float">
            <text:p>0.0698124</text:p>
          </table:table-cell>
          <table:table-cell office:value-type="float" office:value="0" calcext:value-type="float">
            <text:p>0</text:p>
          </table:table-cell>
          <table:table-cell office:value-type="float" office:value="0.0003303595" calcext:value-type="float">
            <text:p>0.0003303595</text:p>
          </table:table-cell>
          <table:table-cell office:value-type="float" office:value="0" calcext:value-type="float">
            <text:p>0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18.3229" calcext:value-type="float">
            <text:p>-118.3229</text:p>
          </table:table-cell>
          <table:table-cell office:value-type="float" office:value="0" calcext:value-type="float">
            <text:p>0</text:p>
          </table:table-cell>
          <table:table-cell office:value-type="float" office:value="333.7626" calcext:value-type="float">
            <text:p>333.7626</text:p>
          </table:table-cell>
          <table:table-cell office:value-type="float" office:value="1073.359" calcext:value-type="float">
            <text:p>1073.359</text:p>
          </table:table-cell>
          <table:table-cell office:value-type="float" office:value="1316.152" calcext:value-type="float">
            <text:p>1316.152</text:p>
          </table:table-cell>
          <table:table-cell office:value-type="float" office:value="1313.472" calcext:value-type="float">
            <text:p>1313.472</text:p>
          </table:table-cell>
          <table:table-cell office:value-type="float" office:value="791.0623" calcext:value-type="float">
            <text:p>791.0623</text:p>
          </table:table-cell>
          <table:table-cell office:value-type="float" office:value="1099.914" calcext:value-type="float">
            <text:p>1099.914</text:p>
          </table:table-cell>
          <table:table-cell office:value-type="float" office:value="417.7675" calcext:value-type="float">
            <text:p>417.7675</text:p>
          </table:table-cell>
          <table:table-cell office:value-type="float" office:value="1873.962" calcext:value-type="float">
            <text:p>1873.962</text:p>
          </table:table-cell>
          <table:table-cell office:value-type="float" office:value="2104.773" calcext:value-type="float">
            <text:p>2104.773</text:p>
          </table:table-cell>
          <table:table-cell office:value-type="float" office:value="1676.322" calcext:value-type="float">
            <text:p>1676.322</text:p>
          </table:table-cell>
          <table:table-cell office:value-type="float" office:value="584.5729" calcext:value-type="float">
            <text:p>584.5729</text:p>
          </table:table-cell>
          <table:table-cell office:value-type="float" office:value="569.9158" calcext:value-type="float">
            <text:p>569.9158</text:p>
          </table:table-cell>
          <table:table-cell office:value-type="float" office:value="142.8587" calcext:value-type="float">
            <text:p>142.8587</text:p>
          </table:table-cell>
          <table:table-cell office:value-type="float" office:value="35.70971" calcext:value-type="float">
            <text:p>35.70971</text:p>
          </table:table-cell>
          <table:table-cell office:value-type="float" office:value="0" calcext:value-type="float">
            <text:p>0</text:p>
          </table:table-cell>
          <table:table-cell office:value-type="float" office:value="-0.0008142185" calcext:value-type="float">
            <text:p>-0.00081421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6.9483" calcext:value-type="float">
            <text:p>-116.9483</text:p>
          </table:table-cell>
          <table:table-cell office:value-type="float" office:value="0" calcext:value-type="float">
            <text:p>0</text:p>
          </table:table-cell>
          <table:table-cell office:value-type="float" office:value="3.450635" calcext:value-type="float">
            <text:p>3.450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2" calcext:value-type="float">
            <text:p>27042002</text:p>
          </table:table-cell>
          <table:table-cell office:value-type="float" office:value="388.4687" calcext:value-type="float">
            <text:p>388.4687</text:p>
          </table:table-cell>
          <table:table-cell office:value-type="float" office:value="13167.3" calcext:value-type="float">
            <text:p>1316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0.7803" calcext:value-type="float">
            <text:p>-120.7803</text:p>
          </table:table-cell>
          <table:table-cell office:value-type="float" office:value="299.7906" calcext:value-type="float">
            <text:p>299.7906</text:p>
          </table:table-cell>
          <table:table-cell office:value-type="float" office:value="0" calcext:value-type="float">
            <text:p>0</text:p>
          </table:table-cell>
          <table:table-cell office:value-type="float" office:value="110.4807" calcext:value-type="float">
            <text:p>110.4807</text:p>
          </table:table-cell>
          <table:table-cell office:value-type="float" office:value="221.4257" calcext:value-type="float">
            <text:p>221.4257</text:p>
          </table:table-cell>
          <table:table-cell office:value-type="float" office:value="0.069843" calcext:value-type="float">
            <text:p>0.069843</text:p>
          </table:table-cell>
          <table:table-cell office:value-type="float" office:value="0" calcext:value-type="float">
            <text:p>0</text:p>
          </table:table-cell>
          <table:table-cell office:value-type="float" office:value="0.0004683038" calcext:value-type="float">
            <text:p>0.0004683038</text:p>
          </table:table-cell>
          <table:table-cell office:value-type="float" office:value="0" calcext:value-type="float">
            <text:p>0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20.7006" calcext:value-type="float">
            <text:p>-120.7006</text:p>
          </table:table-cell>
          <table:table-cell office:value-type="float" office:value="0" calcext:value-type="float">
            <text:p>0</text:p>
          </table:table-cell>
          <table:table-cell office:value-type="float" office:value="334.5673" calcext:value-type="float">
            <text:p>334.5673</text:p>
          </table:table-cell>
          <table:table-cell office:value-type="float" office:value="1073.651" calcext:value-type="float">
            <text:p>1073.651</text:p>
          </table:table-cell>
          <table:table-cell office:value-type="float" office:value="1316.131" calcext:value-type="float">
            <text:p>1316.131</text:p>
          </table:table-cell>
          <table:table-cell office:value-type="float" office:value="1313.385" calcext:value-type="float">
            <text:p>1313.385</text:p>
          </table:table-cell>
          <table:table-cell office:value-type="float" office:value="790.9747" calcext:value-type="float">
            <text:p>790.9747</text:p>
          </table:table-cell>
          <table:table-cell office:value-type="float" office:value="1099.852" calcext:value-type="float">
            <text:p>1099.852</text:p>
          </table:table-cell>
          <table:table-cell office:value-type="float" office:value="417.7504" calcext:value-type="float">
            <text:p>417.7504</text:p>
          </table:table-cell>
          <table:table-cell office:value-type="float" office:value="1873.916" calcext:value-type="float">
            <text:p>1873.916</text:p>
          </table:table-cell>
          <table:table-cell office:value-type="float" office:value="2104.75" calcext:value-type="float">
            <text:p>2104.75</text:p>
          </table:table-cell>
          <table:table-cell office:value-type="float" office:value="1676.306" calcext:value-type="float">
            <text:p>1676.306</text:p>
          </table:table-cell>
          <table:table-cell office:value-type="float" office:value="584.572" calcext:value-type="float">
            <text:p>584.572</text:p>
          </table:table-cell>
          <table:table-cell office:value-type="float" office:value="569.9153" calcext:value-type="float">
            <text:p>569.9153</text:p>
          </table:table-cell>
          <table:table-cell office:value-type="float" office:value="142.8587" calcext:value-type="float">
            <text:p>142.8587</text:p>
          </table:table-cell>
          <table:table-cell office:value-type="float" office:value="35.70969" calcext:value-type="float">
            <text:p>35.70969</text:p>
          </table:table-cell>
          <table:table-cell office:value-type="float" office:value="0" calcext:value-type="float">
            <text:p>0</text:p>
          </table:table-cell>
          <table:table-cell office:value-type="float" office:value="-0.001163458" calcext:value-type="float">
            <text:p>-0.0011634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9.9962" calcext:value-type="float">
            <text:p>-119.9962</text:p>
          </table:table-cell>
          <table:table-cell office:value-type="float" office:value="0" calcext:value-type="float">
            <text:p>0</text:p>
          </table:table-cell>
          <table:table-cell office:value-type="float" office:value="4.121333" calcext:value-type="float">
            <text:p>4.121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2" calcext:value-type="float">
            <text:p>28042002</text:p>
          </table:table-cell>
          <table:table-cell office:value-type="float" office:value="384.5024" calcext:value-type="float">
            <text:p>384.5024</text:p>
          </table:table-cell>
          <table:table-cell office:value-type="float" office:value="13167.67" calcext:value-type="float">
            <text:p>13167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.3245" calcext:value-type="float">
            <text:p>-124.3245</text:p>
          </table:table-cell>
          <table:table-cell office:value-type="float" office:value="310.6568" calcext:value-type="float">
            <text:p>310.6568</text:p>
          </table:table-cell>
          <table:table-cell office:value-type="float" office:value="0" calcext:value-type="float">
            <text:p>0</text:p>
          </table:table-cell>
          <table:table-cell office:value-type="float" office:value="112.835" calcext:value-type="float">
            <text:p>112.835</text:p>
          </table:table-cell>
          <table:table-cell office:value-type="float" office:value="217.8269" calcext:value-type="float">
            <text:p>217.8269</text:p>
          </table:table-cell>
          <table:table-cell office:value-type="float" office:value="0.06999505" calcext:value-type="float">
            <text:p>0.06999505</text:p>
          </table:table-cell>
          <table:table-cell office:value-type="float" office:value="0" calcext:value-type="float">
            <text:p>0</text:p>
          </table:table-cell>
          <table:table-cell office:value-type="float" office:value="0.0004683038" calcext:value-type="float">
            <text:p>0.0004683038</text:p>
          </table:table-cell>
          <table:table-cell office:value-type="float" office:value="0" calcext:value-type="float">
            <text:p>0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24.2446" calcext:value-type="float">
            <text:p>-124.2446</text:p>
          </table:table-cell>
          <table:table-cell office:value-type="float" office:value="0" calcext:value-type="float">
            <text:p>0</text:p>
          </table:table-cell>
          <table:table-cell office:value-type="float" office:value="335.136" calcext:value-type="float">
            <text:p>335.136</text:p>
          </table:table-cell>
          <table:table-cell office:value-type="float" office:value="1073.534" calcext:value-type="float">
            <text:p>1073.534</text:p>
          </table:table-cell>
          <table:table-cell office:value-type="float" office:value="1316.003" calcext:value-type="float">
            <text:p>1316.003</text:p>
          </table:table-cell>
          <table:table-cell office:value-type="float" office:value="1313.29" calcext:value-type="float">
            <text:p>1313.29</text:p>
          </table:table-cell>
          <table:table-cell office:value-type="float" office:value="790.8972" calcext:value-type="float">
            <text:p>790.8972</text:p>
          </table:table-cell>
          <table:table-cell office:value-type="float" office:value="1099.798" calcext:value-type="float">
            <text:p>1099.798</text:p>
          </table:table-cell>
          <table:table-cell office:value-type="float" office:value="417.7363" calcext:value-type="float">
            <text:p>417.7363</text:p>
          </table:table-cell>
          <table:table-cell office:value-type="float" office:value="1873.877" calcext:value-type="float">
            <text:p>1873.877</text:p>
          </table:table-cell>
          <table:table-cell office:value-type="float" office:value="2104.728" calcext:value-type="float">
            <text:p>2104.728</text:p>
          </table:table-cell>
          <table:table-cell office:value-type="float" office:value="1676.29" calcext:value-type="float">
            <text:p>1676.29</text:p>
          </table:table-cell>
          <table:table-cell office:value-type="float" office:value="584.571" calcext:value-type="float">
            <text:p>584.571</text:p>
          </table:table-cell>
          <table:table-cell office:value-type="float" office:value="569.9147" calcext:value-type="float">
            <text:p>569.9147</text:p>
          </table:table-cell>
          <table:table-cell office:value-type="float" office:value="142.8587" calcext:value-type="float">
            <text:p>142.8587</text:p>
          </table:table-cell>
          <table:table-cell office:value-type="float" office:value="35.70968" calcext:value-type="float">
            <text:p>35.70968</text:p>
          </table:table-cell>
          <table:table-cell office:value-type="float" office:value="0" calcext:value-type="float">
            <text:p>0</text:p>
          </table:table-cell>
          <table:table-cell office:value-type="float" office:value="-0.001288422" calcext:value-type="float">
            <text:p>-0.0012884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3.5302" calcext:value-type="float">
            <text:p>-123.5302</text:p>
          </table:table-cell>
          <table:table-cell office:value-type="float" office:value="0" calcext:value-type="float">
            <text:p>0</text:p>
          </table:table-cell>
          <table:table-cell office:value-type="float" office:value="4.111726" calcext:value-type="float">
            <text:p>4.111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2" calcext:value-type="float">
            <text:p>29042002</text:p>
          </table:table-cell>
          <table:table-cell office:value-type="float" office:value="374.9335" calcext:value-type="float">
            <text:p>374.9335</text:p>
          </table:table-cell>
          <table:table-cell office:value-type="float" office:value="13168.93" calcext:value-type="float">
            <text:p>13168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2.7267" calcext:value-type="float">
            <text:p>-132.7267</text:p>
          </table:table-cell>
          <table:table-cell office:value-type="float" office:value="334.1733" calcext:value-type="float">
            <text:p>334.1733</text:p>
          </table:table-cell>
          <table:table-cell office:value-type="float" office:value="0" calcext:value-type="float">
            <text:p>0</text:p>
          </table:table-cell>
          <table:table-cell office:value-type="float" office:value="118.7327" calcext:value-type="float">
            <text:p>118.7327</text:p>
          </table:table-cell>
          <table:table-cell office:value-type="float" office:value="208.8598" calcext:value-type="float">
            <text:p>208.8598</text:p>
          </table:table-cell>
          <table:table-cell office:value-type="float" office:value="0.07017872" calcext:value-type="float">
            <text:p>0.07017872</text:p>
          </table:table-cell>
          <table:table-cell office:value-type="float" office:value="0" calcext:value-type="float">
            <text:p>0</text:p>
          </table:table-cell>
          <table:table-cell office:value-type="float" office:value="0.0004683038" calcext:value-type="float">
            <text:p>0.0004683038</text:p>
          </table:table-cell>
          <table:table-cell office:value-type="float" office:value="0" calcext:value-type="float">
            <text:p>0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32.6467" calcext:value-type="float">
            <text:p>-132.6467</text:p>
          </table:table-cell>
          <table:table-cell office:value-type="float" office:value="0" calcext:value-type="float">
            <text:p>0</text:p>
          </table:table-cell>
          <table:table-cell office:value-type="float" office:value="336.5502" calcext:value-type="float">
            <text:p>336.5502</text:p>
          </table:table-cell>
          <table:table-cell office:value-type="float" office:value="1073.322" calcext:value-type="float">
            <text:p>1073.322</text:p>
          </table:table-cell>
          <table:table-cell office:value-type="float" office:value="1315.82" calcext:value-type="float">
            <text:p>1315.82</text:p>
          </table:table-cell>
          <table:table-cell office:value-type="float" office:value="1313.168" calcext:value-type="float">
            <text:p>1313.168</text:p>
          </table:table-cell>
          <table:table-cell office:value-type="float" office:value="790.8038" calcext:value-type="float">
            <text:p>790.8038</text:p>
          </table:table-cell>
          <table:table-cell office:value-type="float" office:value="1099.742" calcext:value-type="float">
            <text:p>1099.742</text:p>
          </table:table-cell>
          <table:table-cell office:value-type="float" office:value="417.7228" calcext:value-type="float">
            <text:p>417.7228</text:p>
          </table:table-cell>
          <table:table-cell office:value-type="float" office:value="1873.846" calcext:value-type="float">
            <text:p>1873.846</text:p>
          </table:table-cell>
          <table:table-cell office:value-type="float" office:value="2104.706" calcext:value-type="float">
            <text:p>2104.706</text:p>
          </table:table-cell>
          <table:table-cell office:value-type="float" office:value="1676.275" calcext:value-type="float">
            <text:p>1676.275</text:p>
          </table:table-cell>
          <table:table-cell office:value-type="float" office:value="584.5701" calcext:value-type="float">
            <text:p>584.5701</text:p>
          </table:table-cell>
          <table:table-cell office:value-type="float" office:value="569.9142" calcext:value-type="float">
            <text:p>569.9142</text:p>
          </table:table-cell>
          <table:table-cell office:value-type="float" office:value="142.8586" calcext:value-type="float">
            <text:p>142.8586</text:p>
          </table:table-cell>
          <table:table-cell office:value-type="float" office:value="35.70967" calcext:value-type="float">
            <text:p>35.70967</text:p>
          </table:table-cell>
          <table:table-cell office:value-type="float" office:value="0" calcext:value-type="float">
            <text:p>0</text:p>
          </table:table-cell>
          <table:table-cell office:value-type="float" office:value="-0.001447089" calcext:value-type="float">
            <text:p>-0.0014470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1.7785" calcext:value-type="float">
            <text:p>-131.7785</text:p>
          </table:table-cell>
          <table:table-cell office:value-type="float" office:value="0" calcext:value-type="float">
            <text:p>0</text:p>
          </table:table-cell>
          <table:table-cell office:value-type="float" office:value="3.95788" calcext:value-type="float">
            <text:p>3.95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2" calcext:value-type="float">
            <text:p>30042002</text:p>
          </table:table-cell>
          <table:table-cell office:value-type="float" office:value="365.3484" calcext:value-type="float">
            <text:p>365.3484</text:p>
          </table:table-cell>
          <table:table-cell office:value-type="float" office:value="13170.36" calcext:value-type="float">
            <text:p>1317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0.8796" calcext:value-type="float">
            <text:p>-140.8796</text:p>
          </table:table-cell>
          <table:table-cell office:value-type="float" office:value="357.1228" calcext:value-type="float">
            <text:p>357.1228</text:p>
          </table:table-cell>
          <table:table-cell office:value-type="float" office:value="0" calcext:value-type="float">
            <text:p>0</text:p>
          </table:table-cell>
          <table:table-cell office:value-type="float" office:value="123.7429" calcext:value-type="float">
            <text:p>123.7429</text:p>
          </table:table-cell>
          <table:table-cell office:value-type="float" office:value="199.9388" calcext:value-type="float">
            <text:p>199.9388</text:p>
          </table:table-cell>
          <table:table-cell office:value-type="float" office:value="0.07041225" calcext:value-type="float">
            <text:p>0.07041225</text:p>
          </table:table-cell>
          <table:table-cell office:value-type="float" office:value="0" calcext:value-type="float">
            <text:p>0</text:p>
          </table:table-cell>
          <table:table-cell office:value-type="float" office:value="0.0004683053" calcext:value-type="float">
            <text:p>0.0004683053</text:p>
          </table:table-cell>
          <table:table-cell office:value-type="float" office:value="0" calcext:value-type="float">
            <text:p>0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40.7993" calcext:value-type="float">
            <text:p>-140.7993</text:p>
          </table:table-cell>
          <table:table-cell office:value-type="float" office:value="0" calcext:value-type="float">
            <text:p>0</text:p>
          </table:table-cell>
          <table:table-cell office:value-type="float" office:value="338.209" calcext:value-type="float">
            <text:p>338.209</text:p>
          </table:table-cell>
          <table:table-cell office:value-type="float" office:value="1073.078" calcext:value-type="float">
            <text:p>1073.078</text:p>
          </table:table-cell>
          <table:table-cell office:value-type="float" office:value="1315.602" calcext:value-type="float">
            <text:p>1315.602</text:p>
          </table:table-cell>
          <table:table-cell office:value-type="float" office:value="1313.015" calcext:value-type="float">
            <text:p>1313.015</text:p>
          </table:table-cell>
          <table:table-cell office:value-type="float" office:value="790.6933" calcext:value-type="float">
            <text:p>790.6933</text:p>
          </table:table-cell>
          <table:table-cell office:value-type="float" office:value="1099.674" calcext:value-type="float">
            <text:p>1099.674</text:p>
          </table:table-cell>
          <table:table-cell office:value-type="float" office:value="417.7052" calcext:value-type="float">
            <text:p>417.7052</text:p>
          </table:table-cell>
          <table:table-cell office:value-type="float" office:value="1873.805" calcext:value-type="float">
            <text:p>1873.805</text:p>
          </table:table-cell>
          <table:table-cell office:value-type="float" office:value="2104.683" calcext:value-type="float">
            <text:p>2104.683</text:p>
          </table:table-cell>
          <table:table-cell office:value-type="float" office:value="1676.259" calcext:value-type="float">
            <text:p>1676.259</text:p>
          </table:table-cell>
          <table:table-cell office:value-type="float" office:value="584.5692" calcext:value-type="float">
            <text:p>584.5692</text:p>
          </table:table-cell>
          <table:table-cell office:value-type="float" office:value="569.9136" calcext:value-type="float">
            <text:p>569.9136</text:p>
          </table:table-cell>
          <table:table-cell office:value-type="float" office:value="142.8586" calcext:value-type="float">
            <text:p>142.8586</text:p>
          </table:table-cell>
          <table:table-cell office:value-type="float" office:value="35.70966" calcext:value-type="float">
            <text:p>35.70966</text:p>
          </table:table-cell>
          <table:table-cell office:value-type="float" office:value="0" calcext:value-type="float">
            <text:p>0</text:p>
          </table:table-cell>
          <table:table-cell office:value-type="float" office:value="-0.001553331" calcext:value-type="float">
            <text:p>-0.0015533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9.8625" calcext:value-type="float">
            <text:p>-139.8625</text:p>
          </table:table-cell>
          <table:table-cell office:value-type="float" office:value="0" calcext:value-type="float">
            <text:p>0</text:p>
          </table:table-cell>
          <table:table-cell office:value-type="float" office:value="3.888174" calcext:value-type="float">
            <text:p>3.888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2" calcext:value-type="float">
            <text:p>1052002</text:p>
          </table:table-cell>
          <table:table-cell office:value-type="float" office:value="360.0898" calcext:value-type="float">
            <text:p>360.0898</text:p>
          </table:table-cell>
          <table:table-cell office:value-type="float" office:value="13171.12" calcext:value-type="float">
            <text:p>13171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5.3397" calcext:value-type="float">
            <text:p>-145.3397</text:p>
          </table:table-cell>
          <table:table-cell office:value-type="float" office:value="369.9325" calcext:value-type="float">
            <text:p>369.9325</text:p>
          </table:table-cell>
          <table:table-cell office:value-type="float" office:value="0" calcext:value-type="float">
            <text:p>0</text:p>
          </table:table-cell>
          <table:table-cell office:value-type="float" office:value="125.875" calcext:value-type="float">
            <text:p>125.875</text:p>
          </table:table-cell>
          <table:table-cell office:value-type="float" office:value="195.1091" calcext:value-type="float">
            <text:p>195.1091</text:p>
          </table:table-cell>
          <table:table-cell office:value-type="float" office:value="0.0706414" calcext:value-type="float">
            <text:p>0.0706414</text:p>
          </table:table-cell>
          <table:table-cell office:value-type="float" office:value="0" calcext:value-type="float">
            <text:p>0</text:p>
          </table:table-cell>
          <table:table-cell office:value-type="float" office:value="0.0004683217" calcext:value-type="float">
            <text:p>0.0004683217</text:p>
          </table:table-cell>
          <table:table-cell office:value-type="float" office:value="0" calcext:value-type="float">
            <text:p>0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45.2592" calcext:value-type="float">
            <text:p>-145.2592</text:p>
          </table:table-cell>
          <table:table-cell office:value-type="float" office:value="0" calcext:value-type="float">
            <text:p>0</text:p>
          </table:table-cell>
          <table:table-cell office:value-type="float" office:value="339.2756" calcext:value-type="float">
            <text:p>339.2756</text:p>
          </table:table-cell>
          <table:table-cell office:value-type="float" office:value="1072.932" calcext:value-type="float">
            <text:p>1072.932</text:p>
          </table:table-cell>
          <table:table-cell office:value-type="float" office:value="1315.427" calcext:value-type="float">
            <text:p>1315.427</text:p>
          </table:table-cell>
          <table:table-cell office:value-type="float" office:value="1312.871" calcext:value-type="float">
            <text:p>1312.871</text:p>
          </table:table-cell>
          <table:table-cell office:value-type="float" office:value="790.5923" calcext:value-type="float">
            <text:p>790.5923</text:p>
          </table:table-cell>
          <table:table-cell office:value-type="float" office:value="1099.606" calcext:value-type="float">
            <text:p>1099.606</text:p>
          </table:table-cell>
          <table:table-cell office:value-type="float" office:value="417.6853" calcext:value-type="float">
            <text:p>417.6853</text:p>
          </table:table-cell>
          <table:table-cell office:value-type="float" office:value="1873.76" calcext:value-type="float">
            <text:p>1873.76</text:p>
          </table:table-cell>
          <table:table-cell office:value-type="float" office:value="2104.661" calcext:value-type="float">
            <text:p>2104.661</text:p>
          </table:table-cell>
          <table:table-cell office:value-type="float" office:value="1676.243" calcext:value-type="float">
            <text:p>1676.243</text:p>
          </table:table-cell>
          <table:table-cell office:value-type="float" office:value="584.5682" calcext:value-type="float">
            <text:p>584.5682</text:p>
          </table:table-cell>
          <table:table-cell office:value-type="float" office:value="569.913" calcext:value-type="float">
            <text:p>569.913</text:p>
          </table:table-cell>
          <table:table-cell office:value-type="float" office:value="142.8586" calcext:value-type="float">
            <text:p>142.8586</text:p>
          </table:table-cell>
          <table:table-cell office:value-type="float" office:value="35.70965" calcext:value-type="float">
            <text:p>35.70965</text:p>
          </table:table-cell>
          <table:table-cell office:value-type="float" office:value="0" calcext:value-type="float">
            <text:p>0</text:p>
          </table:table-cell>
          <table:table-cell office:value-type="float" office:value="-0.001586319" calcext:value-type="float">
            <text:p>-0.0015863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4.2963" calcext:value-type="float">
            <text:p>-144.2963</text:p>
          </table:table-cell>
          <table:table-cell office:value-type="float" office:value="0" calcext:value-type="float">
            <text:p>0</text:p>
          </table:table-cell>
          <table:table-cell office:value-type="float" office:value="3.860579" calcext:value-type="float">
            <text:p>3.860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2" calcext:value-type="float">
            <text:p>2052002</text:p>
          </table:table-cell>
          <table:table-cell office:value-type="float" office:value="351.945" calcext:value-type="float">
            <text:p>351.945</text:p>
          </table:table-cell>
          <table:table-cell office:value-type="float" office:value="13172.5" calcext:value-type="float">
            <text:p>1317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2.0628" calcext:value-type="float">
            <text:p>-152.0628</text:p>
          </table:table-cell>
          <table:table-cell office:value-type="float" office:value="389.4191" calcext:value-type="float">
            <text:p>389.4191</text:p>
          </table:table-cell>
          <table:table-cell office:value-type="float" office:value="0" calcext:value-type="float">
            <text:p>0</text:p>
          </table:table-cell>
          <table:table-cell office:value-type="float" office:value="129.3086" calcext:value-type="float">
            <text:p>129.3086</text:p>
          </table:table-cell>
          <table:table-cell office:value-type="float" office:value="187.5462" calcext:value-type="float">
            <text:p>187.5462</text:p>
          </table:table-cell>
          <table:table-cell office:value-type="float" office:value="0.07087882" calcext:value-type="float">
            <text:p>0.07087882</text:p>
          </table:table-cell>
          <table:table-cell office:value-type="float" office:value="0" calcext:value-type="float">
            <text:p>0</text:p>
          </table:table-cell>
          <table:table-cell office:value-type="float" office:value="0.0004683217" calcext:value-type="float">
            <text:p>0.0004683217</text:p>
          </table:table-cell>
          <table:table-cell office:value-type="float" office:value="0" calcext:value-type="float">
            <text:p>0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51.9821" calcext:value-type="float">
            <text:p>-151.9821</text:p>
          </table:table-cell>
          <table:table-cell office:value-type="float" office:value="0" calcext:value-type="float">
            <text:p>0</text:p>
          </table:table-cell>
          <table:table-cell office:value-type="float" office:value="340.8361" calcext:value-type="float">
            <text:p>340.8361</text:p>
          </table:table-cell>
          <table:table-cell office:value-type="float" office:value="1072.726" calcext:value-type="float">
            <text:p>1072.726</text:p>
          </table:table-cell>
          <table:table-cell office:value-type="float" office:value="1315.245" calcext:value-type="float">
            <text:p>1315.245</text:p>
          </table:table-cell>
          <table:table-cell office:value-type="float" office:value="1312.744" calcext:value-type="float">
            <text:p>1312.744</text:p>
          </table:table-cell>
          <table:table-cell office:value-type="float" office:value="790.5007" calcext:value-type="float">
            <text:p>790.5007</text:p>
          </table:table-cell>
          <table:table-cell office:value-type="float" office:value="1099.544" calcext:value-type="float">
            <text:p>1099.544</text:p>
          </table:table-cell>
          <table:table-cell office:value-type="float" office:value="417.6692" calcext:value-type="float">
            <text:p>417.6692</text:p>
          </table:table-cell>
          <table:table-cell office:value-type="float" office:value="1873.716" calcext:value-type="float">
            <text:p>1873.716</text:p>
          </table:table-cell>
          <table:table-cell office:value-type="float" office:value="2104.638" calcext:value-type="float">
            <text:p>2104.638</text:p>
          </table:table-cell>
          <table:table-cell office:value-type="float" office:value="1676.227" calcext:value-type="float">
            <text:p>1676.227</text:p>
          </table:table-cell>
          <table:table-cell office:value-type="float" office:value="584.5673" calcext:value-type="float">
            <text:p>584.5673</text:p>
          </table:table-cell>
          <table:table-cell office:value-type="float" office:value="569.9124" calcext:value-type="float">
            <text:p>569.9124</text:p>
          </table:table-cell>
          <table:table-cell office:value-type="float" office:value="142.8585" calcext:value-type="float">
            <text:p>142.8585</text:p>
          </table:table-cell>
          <table:table-cell office:value-type="float" office:value="35.70964" calcext:value-type="float">
            <text:p>35.70964</text:p>
          </table:table-cell>
          <table:table-cell office:value-type="float" office:value="0" calcext:value-type="float">
            <text:p>0</text:p>
          </table:table-cell>
          <table:table-cell office:value-type="float" office:value="-0.001679887" calcext:value-type="float">
            <text:p>-0.0016798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1.002" calcext:value-type="float">
            <text:p>-151.002</text:p>
          </table:table-cell>
          <table:table-cell office:value-type="float" office:value="0" calcext:value-type="float">
            <text:p>0</text:p>
          </table:table-cell>
          <table:table-cell office:value-type="float" office:value="3.84115" calcext:value-type="float">
            <text:p>3.84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2" calcext:value-type="float">
            <text:p>3052002</text:p>
          </table:table-cell>
          <table:table-cell office:value-type="float" office:value="345.9942" calcext:value-type="float">
            <text:p>345.9942</text:p>
          </table:table-cell>
          <table:table-cell office:value-type="float" office:value="13173.45" calcext:value-type="float">
            <text:p>1317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9898" calcext:value-type="float">
            <text:p>-156.9898</text:p>
          </table:table-cell>
          <table:table-cell office:value-type="float" office:value="403.2965" calcext:value-type="float">
            <text:p>403.2965</text:p>
          </table:table-cell>
          <table:table-cell office:value-type="float" office:value="0" calcext:value-type="float">
            <text:p>0</text:p>
          </table:table-cell>
          <table:table-cell office:value-type="float" office:value="130.2601" calcext:value-type="float">
            <text:p>130.2601</text:p>
          </table:table-cell>
          <table:table-cell office:value-type="float" office:value="182.2633" calcext:value-type="float">
            <text:p>182.2633</text:p>
          </table:table-cell>
          <table:table-cell office:value-type="float" office:value="0.07113616" calcext:value-type="float">
            <text:p>0.07113616</text:p>
          </table:table-cell>
          <table:table-cell office:value-type="float" office:value="0" calcext:value-type="float">
            <text:p>0</text:p>
          </table:table-cell>
          <table:table-cell office:value-type="float" office:value="0.0004683217" calcext:value-type="float">
            <text:p>0.0004683217</text:p>
          </table:table-cell>
          <table:table-cell office:value-type="float" office:value="0" calcext:value-type="float">
            <text:p>0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56.9088" calcext:value-type="float">
            <text:p>-156.9088</text:p>
          </table:table-cell>
          <table:table-cell office:value-type="float" office:value="0" calcext:value-type="float">
            <text:p>0</text:p>
          </table:table-cell>
          <table:table-cell office:value-type="float" office:value="342.0287" calcext:value-type="float">
            <text:p>342.0287</text:p>
          </table:table-cell>
          <table:table-cell office:value-type="float" office:value="1072.472" calcext:value-type="float">
            <text:p>1072.472</text:p>
          </table:table-cell>
          <table:table-cell office:value-type="float" office:value="1315.028" calcext:value-type="float">
            <text:p>1315.028</text:p>
          </table:table-cell>
          <table:table-cell office:value-type="float" office:value="1312.59" calcext:value-type="float">
            <text:p>1312.59</text:p>
          </table:table-cell>
          <table:table-cell office:value-type="float" office:value="790.3948" calcext:value-type="float">
            <text:p>790.3948</text:p>
          </table:table-cell>
          <table:table-cell office:value-type="float" office:value="1099.476" calcext:value-type="float">
            <text:p>1099.476</text:p>
          </table:table-cell>
          <table:table-cell office:value-type="float" office:value="417.6509" calcext:value-type="float">
            <text:p>417.6509</text:p>
          </table:table-cell>
          <table:table-cell office:value-type="float" office:value="1873.671" calcext:value-type="float">
            <text:p>1873.671</text:p>
          </table:table-cell>
          <table:table-cell office:value-type="float" office:value="2104.616" calcext:value-type="float">
            <text:p>2104.616</text:p>
          </table:table-cell>
          <table:table-cell office:value-type="float" office:value="1676.211" calcext:value-type="float">
            <text:p>1676.211</text:p>
          </table:table-cell>
          <table:table-cell office:value-type="float" office:value="584.5663" calcext:value-type="float">
            <text:p>584.5663</text:p>
          </table:table-cell>
          <table:table-cell office:value-type="float" office:value="569.9118" calcext:value-type="float">
            <text:p>569.9118</text:p>
          </table:table-cell>
          <table:table-cell office:value-type="float" office:value="142.8585" calcext:value-type="float">
            <text:p>142.8585</text:p>
          </table:table-cell>
          <table:table-cell office:value-type="float" office:value="35.70963" calcext:value-type="float">
            <text:p>35.70963</text:p>
          </table:table-cell>
          <table:table-cell office:value-type="float" office:value="0" calcext:value-type="float">
            <text:p>0</text:p>
          </table:table-cell>
          <table:table-cell office:value-type="float" office:value="-0.001772244" calcext:value-type="float">
            <text:p>-0.0017722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5.9212" calcext:value-type="float">
            <text:p>-155.9212</text:p>
          </table:table-cell>
          <table:table-cell office:value-type="float" office:value="0" calcext:value-type="float">
            <text:p>0</text:p>
          </table:table-cell>
          <table:table-cell office:value-type="float" office:value="3.83221" calcext:value-type="float">
            <text:p>3.83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2" calcext:value-type="float">
            <text:p>4052002</text:p>
          </table:table-cell>
          <table:table-cell office:value-type="float" office:value="342.727" calcext:value-type="float">
            <text:p>342.727</text:p>
          </table:table-cell>
          <table:table-cell office:value-type="float" office:value="13174.43" calcext:value-type="float">
            <text:p>13174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9.1808" calcext:value-type="float">
            <text:p>-159.1808</text:p>
          </table:table-cell>
          <table:table-cell office:value-type="float" office:value="407.7191" calcext:value-type="float">
            <text:p>407.7191</text:p>
          </table:table-cell>
          <table:table-cell office:value-type="float" office:value="0" calcext:value-type="float">
            <text:p>0</text:p>
          </table:table-cell>
          <table:table-cell office:value-type="float" office:value="123.6005" calcext:value-type="float">
            <text:p>123.6005</text:p>
          </table:table-cell>
          <table:table-cell office:value-type="float" office:value="179.6589" calcext:value-type="float">
            <text:p>179.6589</text:p>
          </table:table-cell>
          <table:table-cell office:value-type="float" office:value="0.07135888" calcext:value-type="float">
            <text:p>0.07135888</text:p>
          </table:table-cell>
          <table:table-cell office:value-type="float" office:value="0" calcext:value-type="float">
            <text:p>0</text:p>
          </table:table-cell>
          <table:table-cell office:value-type="float" office:value="0.0004683217" calcext:value-type="float">
            <text:p>0.0004683217</text:p>
          </table:table-cell>
          <table:table-cell office:value-type="float" office:value="0" calcext:value-type="float">
            <text:p>0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59.0996" calcext:value-type="float">
            <text:p>-159.0996</text:p>
          </table:table-cell>
          <table:table-cell office:value-type="float" office:value="0" calcext:value-type="float">
            <text:p>0</text:p>
          </table:table-cell>
          <table:table-cell office:value-type="float" office:value="343.3072" calcext:value-type="float">
            <text:p>343.3072</text:p>
          </table:table-cell>
          <table:table-cell office:value-type="float" office:value="1072.206" calcext:value-type="float">
            <text:p>1072.206</text:p>
          </table:table-cell>
          <table:table-cell office:value-type="float" office:value="1314.792" calcext:value-type="float">
            <text:p>1314.792</text:p>
          </table:table-cell>
          <table:table-cell office:value-type="float" office:value="1312.42" calcext:value-type="float">
            <text:p>1312.42</text:p>
          </table:table-cell>
          <table:table-cell office:value-type="float" office:value="790.2811" calcext:value-type="float">
            <text:p>790.2811</text:p>
          </table:table-cell>
          <table:table-cell office:value-type="float" office:value="1099.401" calcext:value-type="float">
            <text:p>1099.401</text:p>
          </table:table-cell>
          <table:table-cell office:value-type="float" office:value="417.6306" calcext:value-type="float">
            <text:p>417.6306</text:p>
          </table:table-cell>
          <table:table-cell office:value-type="float" office:value="1873.626" calcext:value-type="float">
            <text:p>1873.626</text:p>
          </table:table-cell>
          <table:table-cell office:value-type="float" office:value="2104.594" calcext:value-type="float">
            <text:p>2104.594</text:p>
          </table:table-cell>
          <table:table-cell office:value-type="float" office:value="1676.195" calcext:value-type="float">
            <text:p>1676.195</text:p>
          </table:table-cell>
          <table:table-cell office:value-type="float" office:value="584.5654" calcext:value-type="float">
            <text:p>584.5654</text:p>
          </table:table-cell>
          <table:table-cell office:value-type="float" office:value="569.9113" calcext:value-type="float">
            <text:p>569.9113</text:p>
          </table:table-cell>
          <table:table-cell office:value-type="float" office:value="142.8584" calcext:value-type="float">
            <text:p>142.8584</text:p>
          </table:table-cell>
          <table:table-cell office:value-type="float" office:value="35.70962" calcext:value-type="float">
            <text:p>35.70962</text:p>
          </table:table-cell>
          <table:table-cell office:value-type="float" office:value="0" calcext:value-type="float">
            <text:p>0</text:p>
          </table:table-cell>
          <table:table-cell office:value-type="float" office:value="-0.001791134" calcext:value-type="float">
            <text:p>-0.0017911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8.1445" calcext:value-type="float">
            <text:p>-158.1445</text:p>
          </table:table-cell>
          <table:table-cell office:value-type="float" office:value="0" calcext:value-type="float">
            <text:p>0</text:p>
          </table:table-cell>
          <table:table-cell office:value-type="float" office:value="3.863778" calcext:value-type="float">
            <text:p>3.863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2" calcext:value-type="float">
            <text:p>5052002</text:p>
          </table:table-cell>
          <table:table-cell office:value-type="float" office:value="338.2152" calcext:value-type="float">
            <text:p>338.2152</text:p>
          </table:table-cell>
          <table:table-cell office:value-type="float" office:value="13175.88" calcext:value-type="float">
            <text:p>13175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2.0903" calcext:value-type="float">
            <text:p>-162.0903</text:p>
          </table:table-cell>
          <table:table-cell office:value-type="float" office:value="407.7521" calcext:value-type="float">
            <text:p>407.7521</text:p>
          </table:table-cell>
          <table:table-cell office:value-type="float" office:value="0" calcext:value-type="float">
            <text:p>0</text:p>
          </table:table-cell>
          <table:table-cell office:value-type="float" office:value="113.88" calcext:value-type="float">
            <text:p>113.88</text:p>
          </table:table-cell>
          <table:table-cell office:value-type="float" office:value="176.0043" calcext:value-type="float">
            <text:p>176.0043</text:p>
          </table:table-cell>
          <table:table-cell office:value-type="float" office:value="0.07151391" calcext:value-type="float">
            <text:p>0.07151391</text:p>
          </table:table-cell>
          <table:table-cell office:value-type="float" office:value="0" calcext:value-type="float">
            <text:p>0</text:p>
          </table:table-cell>
          <table:table-cell office:value-type="float" office:value="0.0004683217" calcext:value-type="float">
            <text:p>0.0004683217</text:p>
          </table:table-cell>
          <table:table-cell office:value-type="float" office:value="0" calcext:value-type="float">
            <text:p>0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62.009" calcext:value-type="float">
            <text:p>-162.009</text:p>
          </table:table-cell>
          <table:table-cell office:value-type="float" office:value="0" calcext:value-type="float">
            <text:p>0</text:p>
          </table:table-cell>
          <table:table-cell office:value-type="float" office:value="345.1121" calcext:value-type="float">
            <text:p>345.1121</text:p>
          </table:table-cell>
          <table:table-cell office:value-type="float" office:value="1071.838" calcext:value-type="float">
            <text:p>1071.838</text:p>
          </table:table-cell>
          <table:table-cell office:value-type="float" office:value="1314.487" calcext:value-type="float">
            <text:p>1314.487</text:p>
          </table:table-cell>
          <table:table-cell office:value-type="float" office:value="1312.211" calcext:value-type="float">
            <text:p>1312.211</text:p>
          </table:table-cell>
          <table:table-cell office:value-type="float" office:value="790.1503" calcext:value-type="float">
            <text:p>790.1503</text:p>
          </table:table-cell>
          <table:table-cell office:value-type="float" office:value="1099.316" calcext:value-type="float">
            <text:p>1099.316</text:p>
          </table:table-cell>
          <table:table-cell office:value-type="float" office:value="417.6091" calcext:value-type="float">
            <text:p>417.6091</text:p>
          </table:table-cell>
          <table:table-cell office:value-type="float" office:value="1873.579" calcext:value-type="float">
            <text:p>1873.579</text:p>
          </table:table-cell>
          <table:table-cell office:value-type="float" office:value="2104.571" calcext:value-type="float">
            <text:p>2104.571</text:p>
          </table:table-cell>
          <table:table-cell office:value-type="float" office:value="1676.179" calcext:value-type="float">
            <text:p>1676.179</text:p>
          </table:table-cell>
          <table:table-cell office:value-type="float" office:value="584.5645" calcext:value-type="float">
            <text:p>584.5645</text:p>
          </table:table-cell>
          <table:table-cell office:value-type="float" office:value="569.9106" calcext:value-type="float">
            <text:p>569.9106</text:p>
          </table:table-cell>
          <table:table-cell office:value-type="float" office:value="142.8584" calcext:value-type="float">
            <text:p>142.8584</text:p>
          </table:table-cell>
          <table:table-cell office:value-type="float" office:value="35.70961" calcext:value-type="float">
            <text:p>35.70961</text:p>
          </table:table-cell>
          <table:table-cell office:value-type="float" office:value="0" calcext:value-type="float">
            <text:p>0</text:p>
          </table:table-cell>
          <table:table-cell office:value-type="float" office:value="-0.001836918" calcext:value-type="float">
            <text:p>-0.0018369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1.125" calcext:value-type="float">
            <text:p>-161.125</text:p>
          </table:table-cell>
          <table:table-cell office:value-type="float" office:value="0" calcext:value-type="float">
            <text:p>0</text:p>
          </table:table-cell>
          <table:table-cell office:value-type="float" office:value="3.934202" calcext:value-type="float">
            <text:p>3.934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2" calcext:value-type="float">
            <text:p>6052002</text:p>
          </table:table-cell>
          <table:table-cell office:value-type="float" office:value="330.7845" calcext:value-type="float">
            <text:p>330.7845</text:p>
          </table:table-cell>
          <table:table-cell office:value-type="float" office:value="13176.73" calcext:value-type="float">
            <text:p>13176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8.5419" calcext:value-type="float">
            <text:p>-168.5419</text:p>
          </table:table-cell>
          <table:table-cell office:value-type="float" office:value="428.0621" calcext:value-type="float">
            <text:p>428.0621</text:p>
          </table:table-cell>
          <table:table-cell office:value-type="float" office:value="0" calcext:value-type="float">
            <text:p>0</text:p>
          </table:table-cell>
          <table:table-cell office:value-type="float" office:value="117.452" calcext:value-type="float">
            <text:p>117.452</text:p>
          </table:table-cell>
          <table:table-cell office:value-type="float" office:value="169.4561" calcext:value-type="float">
            <text:p>169.4561</text:p>
          </table:table-cell>
          <table:table-cell office:value-type="float" office:value="0.07175694" calcext:value-type="float">
            <text:p>0.07175694</text:p>
          </table:table-cell>
          <table:table-cell office:value-type="float" office:value="0" calcext:value-type="float">
            <text:p>0</text:p>
          </table:table-cell>
          <table:table-cell office:value-type="float" office:value="0.000468328" calcext:value-type="float">
            <text:p>0.000468328</text:p>
          </table:table-cell>
          <table:table-cell office:value-type="float" office:value="0" calcext:value-type="float">
            <text:p>0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68.4603" calcext:value-type="float">
            <text:p>-168.4603</text:p>
          </table:table-cell>
          <table:table-cell office:value-type="float" office:value="0" calcext:value-type="float">
            <text:p>0</text:p>
          </table:table-cell>
          <table:table-cell office:value-type="float" office:value="346.3705" calcext:value-type="float">
            <text:p>346.3705</text:p>
          </table:table-cell>
          <table:table-cell office:value-type="float" office:value="1071.477" calcext:value-type="float">
            <text:p>1071.477</text:p>
          </table:table-cell>
          <table:table-cell office:value-type="float" office:value="1314.16" calcext:value-type="float">
            <text:p>1314.16</text:p>
          </table:table-cell>
          <table:table-cell office:value-type="float" office:value="1311.976" calcext:value-type="float">
            <text:p>1311.976</text:p>
          </table:table-cell>
          <table:table-cell office:value-type="float" office:value="790.001" calcext:value-type="float">
            <text:p>790.001</text:p>
          </table:table-cell>
          <table:table-cell office:value-type="float" office:value="1099.218" calcext:value-type="float">
            <text:p>1099.218</text:p>
          </table:table-cell>
          <table:table-cell office:value-type="float" office:value="417.5854" calcext:value-type="float">
            <text:p>417.5854</text:p>
          </table:table-cell>
          <table:table-cell office:value-type="float" office:value="1873.531" calcext:value-type="float">
            <text:p>1873.531</text:p>
          </table:table-cell>
          <table:table-cell office:value-type="float" office:value="2104.537" calcext:value-type="float">
            <text:p>2104.537</text:p>
          </table:table-cell>
          <table:table-cell office:value-type="float" office:value="1676.163" calcext:value-type="float">
            <text:p>1676.163</text:p>
          </table:table-cell>
          <table:table-cell office:value-type="float" office:value="584.5635" calcext:value-type="float">
            <text:p>584.5635</text:p>
          </table:table-cell>
          <table:table-cell office:value-type="float" office:value="569.91" calcext:value-type="float">
            <text:p>569.91</text:p>
          </table:table-cell>
          <table:table-cell office:value-type="float" office:value="142.8584" calcext:value-type="float">
            <text:p>142.8584</text:p>
          </table:table-cell>
          <table:table-cell office:value-type="float" office:value="35.7096" calcext:value-type="float">
            <text:p>35.7096</text:p>
          </table:table-cell>
          <table:table-cell office:value-type="float" office:value="0" calcext:value-type="float">
            <text:p>0</text:p>
          </table:table-cell>
          <table:table-cell office:value-type="float" office:value="-0.00207087" calcext:value-type="float">
            <text:p>-0.002070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7.6234" calcext:value-type="float">
            <text:p>-167.6234</text:p>
          </table:table-cell>
          <table:table-cell office:value-type="float" office:value="0" calcext:value-type="float">
            <text:p>0</text:p>
          </table:table-cell>
          <table:table-cell office:value-type="float" office:value="3.980494" calcext:value-type="float">
            <text:p>3.980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2" calcext:value-type="float">
            <text:p>7052002</text:p>
          </table:table-cell>
          <table:table-cell office:value-type="float" office:value="327.6383" calcext:value-type="float">
            <text:p>327.6383</text:p>
          </table:table-cell>
          <table:table-cell office:value-type="float" office:value="13177.16" calcext:value-type="float">
            <text:p>13177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1.1723" calcext:value-type="float">
            <text:p>-171.1723</text:p>
          </table:table-cell>
          <table:table-cell office:value-type="float" office:value="435.2287" calcext:value-type="float">
            <text:p>435.2287</text:p>
          </table:table-cell>
          <table:table-cell office:value-type="float" office:value="0" calcext:value-type="float">
            <text:p>0</text:p>
          </table:table-cell>
          <table:table-cell office:value-type="float" office:value="115.2032" calcext:value-type="float">
            <text:p>115.2032</text:p>
          </table:table-cell>
          <table:table-cell office:value-type="float" office:value="167.0606" calcext:value-type="float">
            <text:p>167.0606</text:p>
          </table:table-cell>
          <table:table-cell office:value-type="float" office:value="0.07207879" calcext:value-type="float">
            <text:p>0.07207879</text:p>
          </table:table-cell>
          <table:table-cell office:value-type="float" office:value="0" calcext:value-type="float">
            <text:p>0</text:p>
          </table:table-cell>
          <table:table-cell office:value-type="float" office:value="0.0004683304" calcext:value-type="float">
            <text:p>0.0004683304</text:p>
          </table:table-cell>
          <table:table-cell office:value-type="float" office:value="0" calcext:value-type="float">
            <text:p>0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71.0904" calcext:value-type="float">
            <text:p>-171.0904</text:p>
          </table:table-cell>
          <table:table-cell office:value-type="float" office:value="0" calcext:value-type="float">
            <text:p>0</text:p>
          </table:table-cell>
          <table:table-cell office:value-type="float" office:value="347.1996" calcext:value-type="float">
            <text:p>347.1996</text:p>
          </table:table-cell>
          <table:table-cell office:value-type="float" office:value="1071.179" calcext:value-type="float">
            <text:p>1071.179</text:p>
          </table:table-cell>
          <table:table-cell office:value-type="float" office:value="1313.878" calcext:value-type="float">
            <text:p>1313.878</text:p>
          </table:table-cell>
          <table:table-cell office:value-type="float" office:value="1311.766" calcext:value-type="float">
            <text:p>1311.766</text:p>
          </table:table-cell>
          <table:table-cell office:value-type="float" office:value="789.8616" calcext:value-type="float">
            <text:p>789.8616</text:p>
          </table:table-cell>
          <table:table-cell office:value-type="float" office:value="1099.122" calcext:value-type="float">
            <text:p>1099.122</text:p>
          </table:table-cell>
          <table:table-cell office:value-type="float" office:value="417.5612" calcext:value-type="float">
            <text:p>417.5612</text:p>
          </table:table-cell>
          <table:table-cell office:value-type="float" office:value="1873.48" calcext:value-type="float">
            <text:p>1873.48</text:p>
          </table:table-cell>
          <table:table-cell office:value-type="float" office:value="2104.502" calcext:value-type="float">
            <text:p>2104.502</text:p>
          </table:table-cell>
          <table:table-cell office:value-type="float" office:value="1676.147" calcext:value-type="float">
            <text:p>1676.147</text:p>
          </table:table-cell>
          <table:table-cell office:value-type="float" office:value="584.5626" calcext:value-type="float">
            <text:p>584.5626</text:p>
          </table:table-cell>
          <table:table-cell office:value-type="float" office:value="569.9094" calcext:value-type="float">
            <text:p>569.9094</text:p>
          </table:table-cell>
          <table:table-cell office:value-type="float" office:value="142.8583" calcext:value-type="float">
            <text:p>142.8583</text:p>
          </table:table-cell>
          <table:table-cell office:value-type="float" office:value="35.70959" calcext:value-type="float">
            <text:p>35.70959</text:p>
          </table:table-cell>
          <table:table-cell office:value-type="float" office:value="0" calcext:value-type="float">
            <text:p>0</text:p>
          </table:table-cell>
          <table:table-cell office:value-type="float" office:value="-0.002121612" calcext:value-type="float">
            <text:p>-0.0021216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0.2635" calcext:value-type="float">
            <text:p>-170.2635</text:p>
          </table:table-cell>
          <table:table-cell office:value-type="float" office:value="0" calcext:value-type="float">
            <text:p>0</text:p>
          </table:table-cell>
          <table:table-cell office:value-type="float" office:value="3.989784" calcext:value-type="float">
            <text:p>3.989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2" calcext:value-type="float">
            <text:p>8052002</text:p>
          </table:table-cell>
          <table:table-cell office:value-type="float" office:value="325.3063" calcext:value-type="float">
            <text:p>325.3063</text:p>
          </table:table-cell>
          <table:table-cell office:value-type="float" office:value="13177.4" calcext:value-type="float">
            <text:p>1317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3.1552" calcext:value-type="float">
            <text:p>-173.1552</text:p>
          </table:table-cell>
          <table:table-cell office:value-type="float" office:value="440.1457" calcext:value-type="float">
            <text:p>440.1457</text:p>
          </table:table-cell>
          <table:table-cell office:value-type="float" office:value="0" calcext:value-type="float">
            <text:p>0</text:p>
          </table:table-cell>
          <table:table-cell office:value-type="float" office:value="112.3111" calcext:value-type="float">
            <text:p>112.3111</text:p>
          </table:table-cell>
          <table:table-cell office:value-type="float" office:value="165.5051" calcext:value-type="float">
            <text:p>165.5051</text:p>
          </table:table-cell>
          <table:table-cell office:value-type="float" office:value="0.07234103" calcext:value-type="float">
            <text:p>0.07234103</text:p>
          </table:table-cell>
          <table:table-cell office:value-type="float" office:value="0" calcext:value-type="float">
            <text:p>0</text:p>
          </table:table-cell>
          <table:table-cell office:value-type="float" office:value="0.0004683309" calcext:value-type="float">
            <text:p>0.0004683309</text:p>
          </table:table-cell>
          <table:table-cell office:value-type="float" office:value="0" calcext:value-type="float">
            <text:p>0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73.073" calcext:value-type="float">
            <text:p>-173.073</text:p>
          </table:table-cell>
          <table:table-cell office:value-type="float" office:value="0" calcext:value-type="float">
            <text:p>0</text:p>
          </table:table-cell>
          <table:table-cell office:value-type="float" office:value="347.8639" calcext:value-type="float">
            <text:p>347.8639</text:p>
          </table:table-cell>
          <table:table-cell office:value-type="float" office:value="1070.857" calcext:value-type="float">
            <text:p>1070.857</text:p>
          </table:table-cell>
          <table:table-cell office:value-type="float" office:value="1313.584" calcext:value-type="float">
            <text:p>1313.584</text:p>
          </table:table-cell>
          <table:table-cell office:value-type="float" office:value="1311.55" calcext:value-type="float">
            <text:p>1311.55</text:p>
          </table:table-cell>
          <table:table-cell office:value-type="float" office:value="789.7214" calcext:value-type="float">
            <text:p>789.7214</text:p>
          </table:table-cell>
          <table:table-cell office:value-type="float" office:value="1099.025" calcext:value-type="float">
            <text:p>1099.025</text:p>
          </table:table-cell>
          <table:table-cell office:value-type="float" office:value="417.537" calcext:value-type="float">
            <text:p>417.537</text:p>
          </table:table-cell>
          <table:table-cell office:value-type="float" office:value="1873.43" calcext:value-type="float">
            <text:p>1873.43</text:p>
          </table:table-cell>
          <table:table-cell office:value-type="float" office:value="2104.466" calcext:value-type="float">
            <text:p>2104.466</text:p>
          </table:table-cell>
          <table:table-cell office:value-type="float" office:value="1676.132" calcext:value-type="float">
            <text:p>1676.132</text:p>
          </table:table-cell>
          <table:table-cell office:value-type="float" office:value="584.5616" calcext:value-type="float">
            <text:p>584.5616</text:p>
          </table:table-cell>
          <table:table-cell office:value-type="float" office:value="569.9089" calcext:value-type="float">
            <text:p>569.9089</text:p>
          </table:table-cell>
          <table:table-cell office:value-type="float" office:value="142.8583" calcext:value-type="float">
            <text:p>142.8583</text:p>
          </table:table-cell>
          <table:table-cell office:value-type="float" office:value="35.70958" calcext:value-type="float">
            <text:p>35.70958</text:p>
          </table:table-cell>
          <table:table-cell office:value-type="float" office:value="0" calcext:value-type="float">
            <text:p>0</text:p>
          </table:table-cell>
          <table:table-cell office:value-type="float" office:value="-0.002157338" calcext:value-type="float">
            <text:p>-0.0021573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2.2739" calcext:value-type="float">
            <text:p>-172.2739</text:p>
          </table:table-cell>
          <table:table-cell office:value-type="float" office:value="0" calcext:value-type="float">
            <text:p>0</text:p>
          </table:table-cell>
          <table:table-cell office:value-type="float" office:value="4.017093" calcext:value-type="float">
            <text:p>4.017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2" calcext:value-type="float">
            <text:p>9052002</text:p>
          </table:table-cell>
          <table:table-cell office:value-type="float" office:value="323.5614" calcext:value-type="float">
            <text:p>323.5614</text:p>
          </table:table-cell>
          <table:table-cell office:value-type="float" office:value="13177.44" calcext:value-type="float">
            <text:p>1317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4.7457" calcext:value-type="float">
            <text:p>-174.7457</text:p>
          </table:table-cell>
          <table:table-cell office:value-type="float" office:value="440.5931" calcext:value-type="float">
            <text:p>440.5931</text:p>
          </table:table-cell>
          <table:table-cell office:value-type="float" office:value="0" calcext:value-type="float">
            <text:p>0</text:p>
          </table:table-cell>
          <table:table-cell office:value-type="float" office:value="109.7198" calcext:value-type="float">
            <text:p>109.7198</text:p>
          </table:table-cell>
          <table:table-cell office:value-type="float" office:value="164.5788" calcext:value-type="float">
            <text:p>164.5788</text:p>
          </table:table-cell>
          <table:table-cell office:value-type="float" office:value="0.07254507" calcext:value-type="float">
            <text:p>0.07254507</text:p>
          </table:table-cell>
          <table:table-cell office:value-type="float" office:value="0" calcext:value-type="float">
            <text:p>0</text:p>
          </table:table-cell>
          <table:table-cell office:value-type="float" office:value="0.0004683309" calcext:value-type="float">
            <text:p>0.0004683309</text:p>
          </table:table-cell>
          <table:table-cell office:value-type="float" office:value="0" calcext:value-type="float">
            <text:p>0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74.6633" calcext:value-type="float">
            <text:p>-174.6633</text:p>
          </table:table-cell>
          <table:table-cell office:value-type="float" office:value="0" calcext:value-type="float">
            <text:p>0</text:p>
          </table:table-cell>
          <table:table-cell office:value-type="float" office:value="348.325" calcext:value-type="float">
            <text:p>348.325</text:p>
          </table:table-cell>
          <table:table-cell office:value-type="float" office:value="1070.505" calcext:value-type="float">
            <text:p>1070.505</text:p>
          </table:table-cell>
          <table:table-cell office:value-type="float" office:value="1313.275" calcext:value-type="float">
            <text:p>1313.275</text:p>
          </table:table-cell>
          <table:table-cell office:value-type="float" office:value="1311.333" calcext:value-type="float">
            <text:p>1311.333</text:p>
          </table:table-cell>
          <table:table-cell office:value-type="float" office:value="789.5786" calcext:value-type="float">
            <text:p>789.5786</text:p>
          </table:table-cell>
          <table:table-cell office:value-type="float" office:value="1098.927" calcext:value-type="float">
            <text:p>1098.927</text:p>
          </table:table-cell>
          <table:table-cell office:value-type="float" office:value="417.5126" calcext:value-type="float">
            <text:p>417.5126</text:p>
          </table:table-cell>
          <table:table-cell office:value-type="float" office:value="1873.378" calcext:value-type="float">
            <text:p>1873.378</text:p>
          </table:table-cell>
          <table:table-cell office:value-type="float" office:value="2104.429" calcext:value-type="float">
            <text:p>2104.429</text:p>
          </table:table-cell>
          <table:table-cell office:value-type="float" office:value="1676.115" calcext:value-type="float">
            <text:p>1676.115</text:p>
          </table:table-cell>
          <table:table-cell office:value-type="float" office:value="584.5607" calcext:value-type="float">
            <text:p>584.5607</text:p>
          </table:table-cell>
          <table:table-cell office:value-type="float" office:value="569.9083" calcext:value-type="float">
            <text:p>569.9083</text:p>
          </table:table-cell>
          <table:table-cell office:value-type="float" office:value="142.8583" calcext:value-type="float">
            <text:p>142.8583</text:p>
          </table:table-cell>
          <table:table-cell office:value-type="float" office:value="35.70956" calcext:value-type="float">
            <text:p>35.70956</text:p>
          </table:table-cell>
          <table:table-cell office:value-type="float" office:value="0" calcext:value-type="float">
            <text:p>0</text:p>
          </table:table-cell>
          <table:table-cell office:value-type="float" office:value="-0.002194656" calcext:value-type="float">
            <text:p>-0.0021946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3.9109" calcext:value-type="float">
            <text:p>-173.9109</text:p>
          </table:table-cell>
          <table:table-cell office:value-type="float" office:value="0" calcext:value-type="float">
            <text:p>0</text:p>
          </table:table-cell>
          <table:table-cell office:value-type="float" office:value="4.062948" calcext:value-type="float">
            <text:p>4.062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2" calcext:value-type="float">
            <text:p>10052002</text:p>
          </table:table-cell>
          <table:table-cell office:value-type="float" office:value="322.4489" calcext:value-type="float">
            <text:p>322.4489</text:p>
          </table:table-cell>
          <table:table-cell office:value-type="float" office:value="13177.23" calcext:value-type="float">
            <text:p>13177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5.966" calcext:value-type="float">
            <text:p>-175.966</text:p>
          </table:table-cell>
          <table:table-cell office:value-type="float" office:value="443.8402" calcext:value-type="float">
            <text:p>443.8402</text:p>
          </table:table-cell>
          <table:table-cell office:value-type="float" office:value="0" calcext:value-type="float">
            <text:p>0</text:p>
          </table:table-cell>
          <table:table-cell office:value-type="float" office:value="108.6736" calcext:value-type="float">
            <text:p>108.6736</text:p>
          </table:table-cell>
          <table:table-cell office:value-type="float" office:value="164.1444" calcext:value-type="float">
            <text:p>164.1444</text:p>
          </table:table-cell>
          <table:table-cell office:value-type="float" office:value="0.07275839" calcext:value-type="float">
            <text:p>0.07275839</text:p>
          </table:table-cell>
          <table:table-cell office:value-type="float" office:value="0" calcext:value-type="float">
            <text:p>0</text:p>
          </table:table-cell>
          <table:table-cell office:value-type="float" office:value="0.0004683347" calcext:value-type="float">
            <text:p>0.0004683347</text:p>
          </table:table-cell>
          <table:table-cell office:value-type="float" office:value="0" calcext:value-type="float">
            <text:p>0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75.8834" calcext:value-type="float">
            <text:p>-175.8834</text:p>
          </table:table-cell>
          <table:table-cell office:value-type="float" office:value="0" calcext:value-type="float">
            <text:p>0</text:p>
          </table:table-cell>
          <table:table-cell office:value-type="float" office:value="348.547" calcext:value-type="float">
            <text:p>348.547</text:p>
          </table:table-cell>
          <table:table-cell office:value-type="float" office:value="1070.231" calcext:value-type="float">
            <text:p>1070.231</text:p>
          </table:table-cell>
          <table:table-cell office:value-type="float" office:value="1313.011" calcext:value-type="float">
            <text:p>1313.011</text:p>
          </table:table-cell>
          <table:table-cell office:value-type="float" office:value="1311.132" calcext:value-type="float">
            <text:p>1311.132</text:p>
          </table:table-cell>
          <table:table-cell office:value-type="float" office:value="789.4434" calcext:value-type="float">
            <text:p>789.4434</text:p>
          </table:table-cell>
          <table:table-cell office:value-type="float" office:value="1098.83" calcext:value-type="float">
            <text:p>1098.83</text:p>
          </table:table-cell>
          <table:table-cell office:value-type="float" office:value="417.4878" calcext:value-type="float">
            <text:p>417.4878</text:p>
          </table:table-cell>
          <table:table-cell office:value-type="float" office:value="1873.327" calcext:value-type="float">
            <text:p>1873.327</text:p>
          </table:table-cell>
          <table:table-cell office:value-type="float" office:value="2104.393" calcext:value-type="float">
            <text:p>2104.393</text:p>
          </table:table-cell>
          <table:table-cell office:value-type="float" office:value="1676.099" calcext:value-type="float">
            <text:p>1676.099</text:p>
          </table:table-cell>
          <table:table-cell office:value-type="float" office:value="584.5597" calcext:value-type="float">
            <text:p>584.5597</text:p>
          </table:table-cell>
          <table:table-cell office:value-type="float" office:value="569.9077" calcext:value-type="float">
            <text:p>569.9077</text:p>
          </table:table-cell>
          <table:table-cell office:value-type="float" office:value="142.8582" calcext:value-type="float">
            <text:p>142.8582</text:p>
          </table:table-cell>
          <table:table-cell office:value-type="float" office:value="35.70955" calcext:value-type="float">
            <text:p>35.70955</text:p>
          </table:table-cell>
          <table:table-cell office:value-type="float" office:value="0" calcext:value-type="float">
            <text:p>0</text:p>
          </table:table-cell>
          <table:table-cell office:value-type="float" office:value="-0.002206655" calcext:value-type="float">
            <text:p>-0.0022066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5.1523" calcext:value-type="float">
            <text:p>-175.1523</text:p>
          </table:table-cell>
          <table:table-cell office:value-type="float" office:value="0" calcext:value-type="float">
            <text:p>0</text:p>
          </table:table-cell>
          <table:table-cell office:value-type="float" office:value="4.084056" calcext:value-type="float">
            <text:p>4.084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2" calcext:value-type="float">
            <text:p>11052002</text:p>
          </table:table-cell>
          <table:table-cell office:value-type="float" office:value="319.5455" calcext:value-type="float">
            <text:p>319.5455</text:p>
          </table:table-cell>
          <table:table-cell office:value-type="float" office:value="13177.39" calcext:value-type="float">
            <text:p>13177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8.3108" calcext:value-type="float">
            <text:p>-178.3108</text:p>
          </table:table-cell>
          <table:table-cell office:value-type="float" office:value="446.5891" calcext:value-type="float">
            <text:p>446.5891</text:p>
          </table:table-cell>
          <table:table-cell office:value-type="float" office:value="0" calcext:value-type="float">
            <text:p>0</text:p>
          </table:table-cell>
          <table:table-cell office:value-type="float" office:value="110.1468" calcext:value-type="float">
            <text:p>110.1468</text:p>
          </table:table-cell>
          <table:table-cell office:value-type="float" office:value="161.5915" calcext:value-type="float">
            <text:p>161.5915</text:p>
          </table:table-cell>
          <table:table-cell office:value-type="float" office:value="0.07289132" calcext:value-type="float">
            <text:p>0.07289132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70906" calcext:value-type="float">
            <text:p>0.0006470906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78.2416" calcext:value-type="float">
            <text:p>-178.2416</text:p>
          </table:table-cell>
          <table:table-cell office:value-type="float" office:value="0" calcext:value-type="float">
            <text:p>0</text:p>
          </table:table-cell>
          <table:table-cell office:value-type="float" office:value="349.0601" calcext:value-type="float">
            <text:p>349.0601</text:p>
          </table:table-cell>
          <table:table-cell office:value-type="float" office:value="1070.159" calcext:value-type="float">
            <text:p>1070.159</text:p>
          </table:table-cell>
          <table:table-cell office:value-type="float" office:value="1312.853" calcext:value-type="float">
            <text:p>1312.853</text:p>
          </table:table-cell>
          <table:table-cell office:value-type="float" office:value="1310.983" calcext:value-type="float">
            <text:p>1310.983</text:p>
          </table:table-cell>
          <table:table-cell office:value-type="float" office:value="789.3307" calcext:value-type="float">
            <text:p>789.3307</text:p>
          </table:table-cell>
          <table:table-cell office:value-type="float" office:value="1098.745" calcext:value-type="float">
            <text:p>1098.745</text:p>
          </table:table-cell>
          <table:table-cell office:value-type="float" office:value="417.4648" calcext:value-type="float">
            <text:p>417.4648</text:p>
          </table:table-cell>
          <table:table-cell office:value-type="float" office:value="1873.276" calcext:value-type="float">
            <text:p>1873.276</text:p>
          </table:table-cell>
          <table:table-cell office:value-type="float" office:value="2104.357" calcext:value-type="float">
            <text:p>2104.357</text:p>
          </table:table-cell>
          <table:table-cell office:value-type="float" office:value="1676.083" calcext:value-type="float">
            <text:p>1676.083</text:p>
          </table:table-cell>
          <table:table-cell office:value-type="float" office:value="584.5587" calcext:value-type="float">
            <text:p>584.5587</text:p>
          </table:table-cell>
          <table:table-cell office:value-type="float" office:value="569.907" calcext:value-type="float">
            <text:p>569.907</text:p>
          </table:table-cell>
          <table:table-cell office:value-type="float" office:value="142.8582" calcext:value-type="float">
            <text:p>142.8582</text:p>
          </table:table-cell>
          <table:table-cell office:value-type="float" office:value="35.70954" calcext:value-type="float">
            <text:p>35.70954</text:p>
          </table:table-cell>
          <table:table-cell office:value-type="float" office:value="0" calcext:value-type="float">
            <text:p>0</text:p>
          </table:table-cell>
          <table:table-cell office:value-type="float" office:value="-0.002350848" calcext:value-type="float">
            <text:p>-0.0023508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7.8185" calcext:value-type="float">
            <text:p>-177.8185</text:p>
          </table:table-cell>
          <table:table-cell office:value-type="float" office:value="0" calcext:value-type="float">
            <text:p>0</text:p>
          </table:table-cell>
          <table:table-cell office:value-type="float" office:value="4.403754" calcext:value-type="float">
            <text:p>4.403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2" calcext:value-type="float">
            <text:p>12052002</text:p>
          </table:table-cell>
          <table:table-cell office:value-type="float" office:value="316.2576" calcext:value-type="float">
            <text:p>316.2576</text:p>
          </table:table-cell>
          <table:table-cell office:value-type="float" office:value="13177.63" calcext:value-type="float">
            <text:p>13177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1.3249" calcext:value-type="float">
            <text:p>-181.3249</text:p>
          </table:table-cell>
          <table:table-cell office:value-type="float" office:value="456.4199" calcext:value-type="float">
            <text:p>456.4199</text:p>
          </table:table-cell>
          <table:table-cell office:value-type="float" office:value="0" calcext:value-type="float">
            <text:p>0</text:p>
          </table:table-cell>
          <table:table-cell office:value-type="float" office:value="111.8497" calcext:value-type="float">
            <text:p>111.8497</text:p>
          </table:table-cell>
          <table:table-cell office:value-type="float" office:value="158.8111" calcext:value-type="float">
            <text:p>158.8111</text:p>
          </table:table-cell>
          <table:table-cell office:value-type="float" office:value="0.07306291" calcext:value-type="float">
            <text:p>0.07306291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70906" calcext:value-type="float">
            <text:p>0.0006470906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81.2555" calcext:value-type="float">
            <text:p>-181.2555</text:p>
          </table:table-cell>
          <table:table-cell office:value-type="float" office:value="0" calcext:value-type="float">
            <text:p>0</text:p>
          </table:table-cell>
          <table:table-cell office:value-type="float" office:value="349.5624" calcext:value-type="float">
            <text:p>349.5624</text:p>
          </table:table-cell>
          <table:table-cell office:value-type="float" office:value="1069.993" calcext:value-type="float">
            <text:p>1069.993</text:p>
          </table:table-cell>
          <table:table-cell office:value-type="float" office:value="1312.685" calcext:value-type="float">
            <text:p>1312.685</text:p>
          </table:table-cell>
          <table:table-cell office:value-type="float" office:value="1310.844" calcext:value-type="float">
            <text:p>1310.844</text:p>
          </table:table-cell>
          <table:table-cell office:value-type="float" office:value="789.2308" calcext:value-type="float">
            <text:p>789.2308</text:p>
          </table:table-cell>
          <table:table-cell office:value-type="float" office:value="1098.673" calcext:value-type="float">
            <text:p>1098.673</text:p>
          </table:table-cell>
          <table:table-cell office:value-type="float" office:value="417.4437" calcext:value-type="float">
            <text:p>417.4437</text:p>
          </table:table-cell>
          <table:table-cell office:value-type="float" office:value="1873.226" calcext:value-type="float">
            <text:p>1873.226</text:p>
          </table:table-cell>
          <table:table-cell office:value-type="float" office:value="2104.32" calcext:value-type="float">
            <text:p>2104.32</text:p>
          </table:table-cell>
          <table:table-cell office:value-type="float" office:value="1676.067" calcext:value-type="float">
            <text:p>1676.067</text:p>
          </table:table-cell>
          <table:table-cell office:value-type="float" office:value="584.5577" calcext:value-type="float">
            <text:p>584.5577</text:p>
          </table:table-cell>
          <table:table-cell office:value-type="float" office:value="569.9064" calcext:value-type="float">
            <text:p>569.9064</text:p>
          </table:table-cell>
          <table:table-cell office:value-type="float" office:value="142.8582" calcext:value-type="float">
            <text:p>142.8582</text:p>
          </table:table-cell>
          <table:table-cell office:value-type="float" office:value="35.70953" calcext:value-type="float">
            <text:p>35.70953</text:p>
          </table:table-cell>
          <table:table-cell office:value-type="float" office:value="0" calcext:value-type="float">
            <text:p>0</text:p>
          </table:table-cell>
          <table:table-cell office:value-type="float" office:value="-0.002402763" calcext:value-type="float">
            <text:p>-0.0024027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0.7999" calcext:value-type="float">
            <text:p>-180.7999</text:p>
          </table:table-cell>
          <table:table-cell office:value-type="float" office:value="0" calcext:value-type="float">
            <text:p>0</text:p>
          </table:table-cell>
          <table:table-cell office:value-type="float" office:value="4.371818" calcext:value-type="float">
            <text:p>4.371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2" calcext:value-type="float">
            <text:p>13052002</text:p>
          </table:table-cell>
          <table:table-cell office:value-type="float" office:value="310.0707" calcext:value-type="float">
            <text:p>310.0707</text:p>
          </table:table-cell>
          <table:table-cell office:value-type="float" office:value="13178.42" calcext:value-type="float">
            <text:p>13178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6.6538" calcext:value-type="float">
            <text:p>-186.6538</text:p>
          </table:table-cell>
          <table:table-cell office:value-type="float" office:value="472.5702" calcext:value-type="float">
            <text:p>472.5702</text:p>
          </table:table-cell>
          <table:table-cell office:value-type="float" office:value="0" calcext:value-type="float">
            <text:p>0</text:p>
          </table:table-cell>
          <table:table-cell office:value-type="float" office:value="115.0958" calcext:value-type="float">
            <text:p>115.0958</text:p>
          </table:table-cell>
          <table:table-cell office:value-type="float" office:value="153.306" calcext:value-type="float">
            <text:p>153.306</text:p>
          </table:table-cell>
          <table:table-cell office:value-type="float" office:value="0.07321037" calcext:value-type="float">
            <text:p>0.07321037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70906" calcext:value-type="float">
            <text:p>0.0006470906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86.5842" calcext:value-type="float">
            <text:p>-186.5842</text:p>
          </table:table-cell>
          <table:table-cell office:value-type="float" office:value="0" calcext:value-type="float">
            <text:p>0</text:p>
          </table:table-cell>
          <table:table-cell office:value-type="float" office:value="350.6033" calcext:value-type="float">
            <text:p>350.6033</text:p>
          </table:table-cell>
          <table:table-cell office:value-type="float" office:value="1069.737" calcext:value-type="float">
            <text:p>1069.737</text:p>
          </table:table-cell>
          <table:table-cell office:value-type="float" office:value="1312.465" calcext:value-type="float">
            <text:p>1312.465</text:p>
          </table:table-cell>
          <table:table-cell office:value-type="float" office:value="1310.691" calcext:value-type="float">
            <text:p>1310.691</text:p>
          </table:table-cell>
          <table:table-cell office:value-type="float" office:value="789.1226" calcext:value-type="float">
            <text:p>789.1226</text:p>
          </table:table-cell>
          <table:table-cell office:value-type="float" office:value="1098.6" calcext:value-type="float">
            <text:p>1098.6</text:p>
          </table:table-cell>
          <table:table-cell office:value-type="float" office:value="417.4229" calcext:value-type="float">
            <text:p>417.4229</text:p>
          </table:table-cell>
          <table:table-cell office:value-type="float" office:value="1873.179" calcext:value-type="float">
            <text:p>1873.179</text:p>
          </table:table-cell>
          <table:table-cell office:value-type="float" office:value="2104.284" calcext:value-type="float">
            <text:p>2104.284</text:p>
          </table:table-cell>
          <table:table-cell office:value-type="float" office:value="1676.051" calcext:value-type="float">
            <text:p>1676.051</text:p>
          </table:table-cell>
          <table:table-cell office:value-type="float" office:value="584.5567" calcext:value-type="float">
            <text:p>584.5567</text:p>
          </table:table-cell>
          <table:table-cell office:value-type="float" office:value="569.9057" calcext:value-type="float">
            <text:p>569.9057</text:p>
          </table:table-cell>
          <table:table-cell office:value-type="float" office:value="142.8581" calcext:value-type="float">
            <text:p>142.8581</text:p>
          </table:table-cell>
          <table:table-cell office:value-type="float" office:value="35.70952" calcext:value-type="float">
            <text:p>35.70952</text:p>
          </table:table-cell>
          <table:table-cell office:value-type="float" office:value="0" calcext:value-type="float">
            <text:p>0</text:p>
          </table:table-cell>
          <table:table-cell office:value-type="float" office:value="-0.002584812" calcext:value-type="float">
            <text:p>-0.0025848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6.122" calcext:value-type="float">
            <text:p>-186.122</text:p>
          </table:table-cell>
          <table:table-cell office:value-type="float" office:value="0" calcext:value-type="float">
            <text:p>0</text:p>
          </table:table-cell>
          <table:table-cell office:value-type="float" office:value="4.365736" calcext:value-type="float">
            <text:p>4.365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2" calcext:value-type="float">
            <text:p>14052002</text:p>
          </table:table-cell>
          <table:table-cell office:value-type="float" office:value="305.5197" calcext:value-type="float">
            <text:p>305.5197</text:p>
          </table:table-cell>
          <table:table-cell office:value-type="float" office:value="13178.92" calcext:value-type="float">
            <text:p>13178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0.631" calcext:value-type="float">
            <text:p>-190.631</text:p>
          </table:table-cell>
          <table:table-cell office:value-type="float" office:value="485.5558" calcext:value-type="float">
            <text:p>485.5558</text:p>
          </table:table-cell>
          <table:table-cell office:value-type="float" office:value="0" calcext:value-type="float">
            <text:p>0</text:p>
          </table:table-cell>
          <table:table-cell office:value-type="float" office:value="116.4402" calcext:value-type="float">
            <text:p>116.4402</text:p>
          </table:table-cell>
          <table:table-cell office:value-type="float" office:value="149.4859" calcext:value-type="float">
            <text:p>149.4859</text:p>
          </table:table-cell>
          <table:table-cell office:value-type="float" office:value="0.07339711" calcext:value-type="float">
            <text:p>0.07339711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70906" calcext:value-type="float">
            <text:p>0.0006470906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90.5612" calcext:value-type="float">
            <text:p>-190.5612</text:p>
          </table:table-cell>
          <table:table-cell office:value-type="float" office:value="0" calcext:value-type="float">
            <text:p>0</text:p>
          </table:table-cell>
          <table:table-cell office:value-type="float" office:value="351.4278" calcext:value-type="float">
            <text:p>351.4278</text:p>
          </table:table-cell>
          <table:table-cell office:value-type="float" office:value="1069.449" calcext:value-type="float">
            <text:p>1069.449</text:p>
          </table:table-cell>
          <table:table-cell office:value-type="float" office:value="1312.212" calcext:value-type="float">
            <text:p>1312.212</text:p>
          </table:table-cell>
          <table:table-cell office:value-type="float" office:value="1310.505" calcext:value-type="float">
            <text:p>1310.505</text:p>
          </table:table-cell>
          <table:table-cell office:value-type="float" office:value="789.0056" calcext:value-type="float">
            <text:p>789.0056</text:p>
          </table:table-cell>
          <table:table-cell office:value-type="float" office:value="1098.516" calcext:value-type="float">
            <text:p>1098.516</text:p>
          </table:table-cell>
          <table:table-cell office:value-type="float" office:value="417.4007" calcext:value-type="float">
            <text:p>417.4007</text:p>
          </table:table-cell>
          <table:table-cell office:value-type="float" office:value="1873.13" calcext:value-type="float">
            <text:p>1873.13</text:p>
          </table:table-cell>
          <table:table-cell office:value-type="float" office:value="2104.248" calcext:value-type="float">
            <text:p>2104.248</text:p>
          </table:table-cell>
          <table:table-cell office:value-type="float" office:value="1676.035" calcext:value-type="float">
            <text:p>1676.035</text:p>
          </table:table-cell>
          <table:table-cell office:value-type="float" office:value="584.5557" calcext:value-type="float">
            <text:p>584.5557</text:p>
          </table:table-cell>
          <table:table-cell office:value-type="float" office:value="569.9051" calcext:value-type="float">
            <text:p>569.9051</text:p>
          </table:table-cell>
          <table:table-cell office:value-type="float" office:value="142.8581" calcext:value-type="float">
            <text:p>142.8581</text:p>
          </table:table-cell>
          <table:table-cell office:value-type="float" office:value="35.70951" calcext:value-type="float">
            <text:p>35.70951</text:p>
          </table:table-cell>
          <table:table-cell office:value-type="float" office:value="0" calcext:value-type="float">
            <text:p>0</text:p>
          </table:table-cell>
          <table:table-cell office:value-type="float" office:value="-0.002704591" calcext:value-type="float">
            <text:p>-0.0027045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0.0936" calcext:value-type="float">
            <text:p>-190.0936</text:p>
          </table:table-cell>
          <table:table-cell office:value-type="float" office:value="0" calcext:value-type="float">
            <text:p>0</text:p>
          </table:table-cell>
          <table:table-cell office:value-type="float" office:value="4.359168" calcext:value-type="float">
            <text:p>4.359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2" calcext:value-type="float">
            <text:p>15052002</text:p>
          </table:table-cell>
          <table:table-cell office:value-type="float" office:value="303.2083" calcext:value-type="float">
            <text:p>303.2083</text:p>
          </table:table-cell>
          <table:table-cell office:value-type="float" office:value="13179.23" calcext:value-type="float">
            <text:p>13179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2.4855" calcext:value-type="float">
            <text:p>-192.4855</text:p>
          </table:table-cell>
          <table:table-cell office:value-type="float" office:value="489.3089" calcext:value-type="float">
            <text:p>489.3089</text:p>
          </table:table-cell>
          <table:table-cell office:value-type="float" office:value="0" calcext:value-type="float">
            <text:p>0</text:p>
          </table:table-cell>
          <table:table-cell office:value-type="float" office:value="112.4254" calcext:value-type="float">
            <text:p>112.4254</text:p>
          </table:table-cell>
          <table:table-cell office:value-type="float" office:value="147.9449" calcext:value-type="float">
            <text:p>147.9449</text:p>
          </table:table-cell>
          <table:table-cell office:value-type="float" office:value="0.07352074" calcext:value-type="float">
            <text:p>0.07352074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70906" calcext:value-type="float">
            <text:p>0.0006470906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92.4157" calcext:value-type="float">
            <text:p>-192.4157</text:p>
          </table:table-cell>
          <table:table-cell office:value-type="float" office:value="0" calcext:value-type="float">
            <text:p>0</text:p>
          </table:table-cell>
          <table:table-cell office:value-type="float" office:value="352.1787" calcext:value-type="float">
            <text:p>352.1787</text:p>
          </table:table-cell>
          <table:table-cell office:value-type="float" office:value="1069.101" calcext:value-type="float">
            <text:p>1069.101</text:p>
          </table:table-cell>
          <table:table-cell office:value-type="float" office:value="1311.911" calcext:value-type="float">
            <text:p>1311.911</text:p>
          </table:table-cell>
          <table:table-cell office:value-type="float" office:value="1310.297" calcext:value-type="float">
            <text:p>1310.297</text:p>
          </table:table-cell>
          <table:table-cell office:value-type="float" office:value="788.8689" calcext:value-type="float">
            <text:p>788.8689</text:p>
          </table:table-cell>
          <table:table-cell office:value-type="float" office:value="1098.422" calcext:value-type="float">
            <text:p>1098.422</text:p>
          </table:table-cell>
          <table:table-cell office:value-type="float" office:value="417.3772" calcext:value-type="float">
            <text:p>417.3772</text:p>
          </table:table-cell>
          <table:table-cell office:value-type="float" office:value="1873.08" calcext:value-type="float">
            <text:p>1873.08</text:p>
          </table:table-cell>
          <table:table-cell office:value-type="float" office:value="2104.211" calcext:value-type="float">
            <text:p>2104.211</text:p>
          </table:table-cell>
          <table:table-cell office:value-type="float" office:value="1676.019" calcext:value-type="float">
            <text:p>1676.019</text:p>
          </table:table-cell>
          <table:table-cell office:value-type="float" office:value="584.5547" calcext:value-type="float">
            <text:p>584.5547</text:p>
          </table:table-cell>
          <table:table-cell office:value-type="float" office:value="569.9045" calcext:value-type="float">
            <text:p>569.9045</text:p>
          </table:table-cell>
          <table:table-cell office:value-type="float" office:value="142.858" calcext:value-type="float">
            <text:p>142.858</text:p>
          </table:table-cell>
          <table:table-cell office:value-type="float" office:value="35.7095" calcext:value-type="float">
            <text:p>35.7095</text:p>
          </table:table-cell>
          <table:table-cell office:value-type="float" office:value="0" calcext:value-type="float">
            <text:p>0</text:p>
          </table:table-cell>
          <table:table-cell office:value-type="float" office:value="-0.002750137" calcext:value-type="float">
            <text:p>-0.0027501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2.0202" calcext:value-type="float">
            <text:p>-192.0202</text:p>
          </table:table-cell>
          <table:table-cell office:value-type="float" office:value="0" calcext:value-type="float">
            <text:p>0</text:p>
          </table:table-cell>
          <table:table-cell office:value-type="float" office:value="4.4304" calcext:value-type="float">
            <text:p>4.4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2" calcext:value-type="float">
            <text:p>16052002</text:p>
          </table:table-cell>
          <table:table-cell office:value-type="float" office:value="301.588" calcext:value-type="float">
            <text:p>301.588</text:p>
          </table:table-cell>
          <table:table-cell office:value-type="float" office:value="13179.11" calcext:value-type="float">
            <text:p>13179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4.0863" calcext:value-type="float">
            <text:p>-194.0863</text:p>
          </table:table-cell>
          <table:table-cell office:value-type="float" office:value="493.0693" calcext:value-type="float">
            <text:p>493.0693</text:p>
          </table:table-cell>
          <table:table-cell office:value-type="float" office:value="0" calcext:value-type="float">
            <text:p>0</text:p>
          </table:table-cell>
          <table:table-cell office:value-type="float" office:value="110.5252" calcext:value-type="float">
            <text:p>110.5252</text:p>
          </table:table-cell>
          <table:table-cell office:value-type="float" office:value="147.1351" calcext:value-type="float">
            <text:p>147.1351</text:p>
          </table:table-cell>
          <table:table-cell office:value-type="float" office:value="0.07363647" calcext:value-type="float">
            <text:p>0.07363647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70942" calcext:value-type="float">
            <text:p>0.0006470942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94.0163" calcext:value-type="float">
            <text:p>-194.0163</text:p>
          </table:table-cell>
          <table:table-cell office:value-type="float" office:value="0" calcext:value-type="float">
            <text:p>0</text:p>
          </table:table-cell>
          <table:table-cell office:value-type="float" office:value="352.5705" calcext:value-type="float">
            <text:p>352.5705</text:p>
          </table:table-cell>
          <table:table-cell office:value-type="float" office:value="1068.74" calcext:value-type="float">
            <text:p>1068.74</text:p>
          </table:table-cell>
          <table:table-cell office:value-type="float" office:value="1311.582" calcext:value-type="float">
            <text:p>1311.582</text:p>
          </table:table-cell>
          <table:table-cell office:value-type="float" office:value="1310.057" calcext:value-type="float">
            <text:p>1310.057</text:p>
          </table:table-cell>
          <table:table-cell office:value-type="float" office:value="788.717" calcext:value-type="float">
            <text:p>788.717</text:p>
          </table:table-cell>
          <table:table-cell office:value-type="float" office:value="1098.314" calcext:value-type="float">
            <text:p>1098.314</text:p>
          </table:table-cell>
          <table:table-cell office:value-type="float" office:value="417.3512" calcext:value-type="float">
            <text:p>417.3512</text:p>
          </table:table-cell>
          <table:table-cell office:value-type="float" office:value="1873.028" calcext:value-type="float">
            <text:p>1873.028</text:p>
          </table:table-cell>
          <table:table-cell office:value-type="float" office:value="2104.175" calcext:value-type="float">
            <text:p>2104.175</text:p>
          </table:table-cell>
          <table:table-cell office:value-type="float" office:value="1676.003" calcext:value-type="float">
            <text:p>1676.003</text:p>
          </table:table-cell>
          <table:table-cell office:value-type="float" office:value="584.5536" calcext:value-type="float">
            <text:p>584.5536</text:p>
          </table:table-cell>
          <table:table-cell office:value-type="float" office:value="569.9038" calcext:value-type="float">
            <text:p>569.9038</text:p>
          </table:table-cell>
          <table:table-cell office:value-type="float" office:value="142.858" calcext:value-type="float">
            <text:p>142.858</text:p>
          </table:table-cell>
          <table:table-cell office:value-type="float" office:value="35.70948" calcext:value-type="float">
            <text:p>35.70948</text:p>
          </table:table-cell>
          <table:table-cell office:value-type="float" office:value="0" calcext:value-type="float">
            <text:p>0</text:p>
          </table:table-cell>
          <table:table-cell office:value-type="float" office:value="-0.002792181" calcext:value-type="float">
            <text:p>-0.0027921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3.6801" calcext:value-type="float">
            <text:p>-193.6801</text:p>
          </table:table-cell>
          <table:table-cell office:value-type="float" office:value="0" calcext:value-type="float">
            <text:p>0</text:p>
          </table:table-cell>
          <table:table-cell office:value-type="float" office:value="4.489601" calcext:value-type="float">
            <text:p>4.489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2" calcext:value-type="float">
            <text:p>17052002</text:p>
          </table:table-cell>
          <table:table-cell office:value-type="float" office:value="299.2921" calcext:value-type="float">
            <text:p>299.2921</text:p>
          </table:table-cell>
          <table:table-cell office:value-type="float" office:value="13179.17" calcext:value-type="float">
            <text:p>13179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6.2045" calcext:value-type="float">
            <text:p>-196.2045</text:p>
          </table:table-cell>
          <table:table-cell office:value-type="float" office:value="495.6209" calcext:value-type="float">
            <text:p>495.6209</text:p>
          </table:table-cell>
          <table:table-cell office:value-type="float" office:value="0" calcext:value-type="float">
            <text:p>0</text:p>
          </table:table-cell>
          <table:table-cell office:value-type="float" office:value="109.0739" calcext:value-type="float">
            <text:p>109.0739</text:p>
          </table:table-cell>
          <table:table-cell office:value-type="float" office:value="145.6032" calcext:value-type="float">
            <text:p>145.6032</text:p>
          </table:table-cell>
          <table:table-cell office:value-type="float" office:value="0.07383129" calcext:value-type="float">
            <text:p>0.07383129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70953" calcext:value-type="float">
            <text:p>0.0006470953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96.1343" calcext:value-type="float">
            <text:p>-196.1343</text:p>
          </table:table-cell>
          <table:table-cell office:value-type="float" office:value="0" calcext:value-type="float">
            <text:p>0</text:p>
          </table:table-cell>
          <table:table-cell office:value-type="float" office:value="353.1247" calcext:value-type="float">
            <text:p>353.1247</text:p>
          </table:table-cell>
          <table:table-cell office:value-type="float" office:value="1068.4" calcext:value-type="float">
            <text:p>1068.4</text:p>
          </table:table-cell>
          <table:table-cell office:value-type="float" office:value="1311.275" calcext:value-type="float">
            <text:p>1311.275</text:p>
          </table:table-cell>
          <table:table-cell office:value-type="float" office:value="1309.834" calcext:value-type="float">
            <text:p>1309.834</text:p>
          </table:table-cell>
          <table:table-cell office:value-type="float" office:value="788.5709" calcext:value-type="float">
            <text:p>788.5709</text:p>
          </table:table-cell>
          <table:table-cell office:value-type="float" office:value="1098.209" calcext:value-type="float">
            <text:p>1098.209</text:p>
          </table:table-cell>
          <table:table-cell office:value-type="float" office:value="417.3242" calcext:value-type="float">
            <text:p>417.3242</text:p>
          </table:table-cell>
          <table:table-cell office:value-type="float" office:value="1872.976" calcext:value-type="float">
            <text:p>1872.976</text:p>
          </table:table-cell>
          <table:table-cell office:value-type="float" office:value="2104.138" calcext:value-type="float">
            <text:p>2104.138</text:p>
          </table:table-cell>
          <table:table-cell office:value-type="float" office:value="1675.986" calcext:value-type="float">
            <text:p>1675.986</text:p>
          </table:table-cell>
          <table:table-cell office:value-type="float" office:value="584.5527" calcext:value-type="float">
            <text:p>584.5527</text:p>
          </table:table-cell>
          <table:table-cell office:value-type="float" office:value="569.9032" calcext:value-type="float">
            <text:p>569.9032</text:p>
          </table:table-cell>
          <table:table-cell office:value-type="float" office:value="142.8579" calcext:value-type="float">
            <text:p>142.8579</text:p>
          </table:table-cell>
          <table:table-cell office:value-type="float" office:value="35.70947" calcext:value-type="float">
            <text:p>35.70947</text:p>
          </table:table-cell>
          <table:table-cell office:value-type="float" office:value="0" calcext:value-type="float">
            <text:p>0</text:p>
          </table:table-cell>
          <table:table-cell office:value-type="float" office:value="-0.002847463" calcext:value-type="float">
            <text:p>-0.0028474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5.8417" calcext:value-type="float">
            <text:p>-195.8417</text:p>
          </table:table-cell>
          <table:table-cell office:value-type="float" office:value="0" calcext:value-type="float">
            <text:p>0</text:p>
          </table:table-cell>
          <table:table-cell office:value-type="float" office:value="4.53295" calcext:value-type="float">
            <text:p>4.53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2" calcext:value-type="float">
            <text:p>18052002</text:p>
          </table:table-cell>
          <table:table-cell office:value-type="float" office:value="298.0344" calcext:value-type="float">
            <text:p>298.0344</text:p>
          </table:table-cell>
          <table:table-cell office:value-type="float" office:value="13178.89" calcext:value-type="float">
            <text:p>13178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7.6108" calcext:value-type="float">
            <text:p>-197.6108</text:p>
          </table:table-cell>
          <table:table-cell office:value-type="float" office:value="499.3538" calcext:value-type="float">
            <text:p>499.3538</text:p>
          </table:table-cell>
          <table:table-cell office:value-type="float" office:value="0" calcext:value-type="float">
            <text:p>0</text:p>
          </table:table-cell>
          <table:table-cell office:value-type="float" office:value="107.6906" calcext:value-type="float">
            <text:p>107.6906</text:p>
          </table:table-cell>
          <table:table-cell office:value-type="float" office:value="145.1397" calcext:value-type="float">
            <text:p>145.1397</text:p>
          </table:table-cell>
          <table:table-cell office:value-type="float" office:value="0.07394462" calcext:value-type="float">
            <text:p>0.07394462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70953" calcext:value-type="float">
            <text:p>0.0006470953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97.5405" calcext:value-type="float">
            <text:p>-197.5405</text:p>
          </table:table-cell>
          <table:table-cell office:value-type="float" office:value="0" calcext:value-type="float">
            <text:p>0</text:p>
          </table:table-cell>
          <table:table-cell office:value-type="float" office:value="353.3775" calcext:value-type="float">
            <text:p>353.3775</text:p>
          </table:table-cell>
          <table:table-cell office:value-type="float" office:value="1068.034" calcext:value-type="float">
            <text:p>1068.034</text:p>
          </table:table-cell>
          <table:table-cell office:value-type="float" office:value="1310.948" calcext:value-type="float">
            <text:p>1310.948</text:p>
          </table:table-cell>
          <table:table-cell office:value-type="float" office:value="1309.605" calcext:value-type="float">
            <text:p>1309.605</text:p>
          </table:table-cell>
          <table:table-cell office:value-type="float" office:value="788.4187" calcext:value-type="float">
            <text:p>788.4187</text:p>
          </table:table-cell>
          <table:table-cell office:value-type="float" office:value="1098.101" calcext:value-type="float">
            <text:p>1098.101</text:p>
          </table:table-cell>
          <table:table-cell office:value-type="float" office:value="417.296" calcext:value-type="float">
            <text:p>417.296</text:p>
          </table:table-cell>
          <table:table-cell office:value-type="float" office:value="1872.911" calcext:value-type="float">
            <text:p>1872.911</text:p>
          </table:table-cell>
          <table:table-cell office:value-type="float" office:value="2104.101" calcext:value-type="float">
            <text:p>2104.101</text:p>
          </table:table-cell>
          <table:table-cell office:value-type="float" office:value="1675.969" calcext:value-type="float">
            <text:p>1675.969</text:p>
          </table:table-cell>
          <table:table-cell office:value-type="float" office:value="584.5516" calcext:value-type="float">
            <text:p>584.5516</text:p>
          </table:table-cell>
          <table:table-cell office:value-type="float" office:value="569.9025" calcext:value-type="float">
            <text:p>569.9025</text:p>
          </table:table-cell>
          <table:table-cell office:value-type="float" office:value="142.8579" calcext:value-type="float">
            <text:p>142.8579</text:p>
          </table:table-cell>
          <table:table-cell office:value-type="float" office:value="35.70946" calcext:value-type="float">
            <text:p>35.70946</text:p>
          </table:table-cell>
          <table:table-cell office:value-type="float" office:value="0" calcext:value-type="float">
            <text:p>0</text:p>
          </table:table-cell>
          <table:table-cell office:value-type="float" office:value="-0.002900587" calcext:value-type="float">
            <text:p>-0.0029005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7.299" calcext:value-type="float">
            <text:p>-197.299</text:p>
          </table:table-cell>
          <table:table-cell office:value-type="float" office:value="0" calcext:value-type="float">
            <text:p>0</text:p>
          </table:table-cell>
          <table:table-cell office:value-type="float" office:value="4.58437" calcext:value-type="float">
            <text:p>4.58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2" calcext:value-type="float">
            <text:p>19052002</text:p>
          </table:table-cell>
          <table:table-cell office:value-type="float" office:value="296.901" calcext:value-type="float">
            <text:p>296.901</text:p>
          </table:table-cell>
          <table:table-cell office:value-type="float" office:value="13178.51" calcext:value-type="float">
            <text:p>13178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8.9868" calcext:value-type="float">
            <text:p>-198.9868</text:p>
          </table:table-cell>
          <table:table-cell office:value-type="float" office:value="506.3935" calcext:value-type="float">
            <text:p>506.3935</text:p>
          </table:table-cell>
          <table:table-cell office:value-type="float" office:value="0" calcext:value-type="float">
            <text:p>0</text:p>
          </table:table-cell>
          <table:table-cell office:value-type="float" office:value="106.6666" calcext:value-type="float">
            <text:p>106.6666</text:p>
          </table:table-cell>
          <table:table-cell office:value-type="float" office:value="144.8206" calcext:value-type="float">
            <text:p>144.8206</text:p>
          </table:table-cell>
          <table:table-cell office:value-type="float" office:value="0.07404859" calcext:value-type="float">
            <text:p>0.07404859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70953" calcext:value-type="float">
            <text:p>0.0006470953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98.9165" calcext:value-type="float">
            <text:p>-198.9165</text:p>
          </table:table-cell>
          <table:table-cell office:value-type="float" office:value="0" calcext:value-type="float">
            <text:p>0</text:p>
          </table:table-cell>
          <table:table-cell office:value-type="float" office:value="353.571" calcext:value-type="float">
            <text:p>353.571</text:p>
          </table:table-cell>
          <table:table-cell office:value-type="float" office:value="1067.655" calcext:value-type="float">
            <text:p>1067.655</text:p>
          </table:table-cell>
          <table:table-cell office:value-type="float" office:value="1310.61" calcext:value-type="float">
            <text:p>1310.61</text:p>
          </table:table-cell>
          <table:table-cell office:value-type="float" office:value="1309.354" calcext:value-type="float">
            <text:p>1309.354</text:p>
          </table:table-cell>
          <table:table-cell office:value-type="float" office:value="788.2637" calcext:value-type="float">
            <text:p>788.2637</text:p>
          </table:table-cell>
          <table:table-cell office:value-type="float" office:value="1097.987" calcext:value-type="float">
            <text:p>1097.987</text:p>
          </table:table-cell>
          <table:table-cell office:value-type="float" office:value="417.2661" calcext:value-type="float">
            <text:p>417.2661</text:p>
          </table:table-cell>
          <table:table-cell office:value-type="float" office:value="1872.844" calcext:value-type="float">
            <text:p>1872.844</text:p>
          </table:table-cell>
          <table:table-cell office:value-type="float" office:value="2104.064" calcext:value-type="float">
            <text:p>2104.064</text:p>
          </table:table-cell>
          <table:table-cell office:value-type="float" office:value="1675.953" calcext:value-type="float">
            <text:p>1675.953</text:p>
          </table:table-cell>
          <table:table-cell office:value-type="float" office:value="584.5506" calcext:value-type="float">
            <text:p>584.5506</text:p>
          </table:table-cell>
          <table:table-cell office:value-type="float" office:value="569.9019" calcext:value-type="float">
            <text:p>569.9019</text:p>
          </table:table-cell>
          <table:table-cell office:value-type="float" office:value="142.8579" calcext:value-type="float">
            <text:p>142.8579</text:p>
          </table:table-cell>
          <table:table-cell office:value-type="float" office:value="35.70945" calcext:value-type="float">
            <text:p>35.70945</text:p>
          </table:table-cell>
          <table:table-cell office:value-type="float" office:value="0" calcext:value-type="float">
            <text:p>0</text:p>
          </table:table-cell>
          <table:table-cell office:value-type="float" office:value="-0.00296059" calcext:value-type="float">
            <text:p>-0.002960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8.7269" calcext:value-type="float">
            <text:p>-198.7269</text:p>
          </table:table-cell>
          <table:table-cell office:value-type="float" office:value="0" calcext:value-type="float">
            <text:p>0</text:p>
          </table:table-cell>
          <table:table-cell office:value-type="float" office:value="4.637399" calcext:value-type="float">
            <text:p>4.637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2" calcext:value-type="float">
            <text:p>20052002</text:p>
          </table:table-cell>
          <table:table-cell office:value-type="float" office:value="295.8151" calcext:value-type="float">
            <text:p>295.8151</text:p>
          </table:table-cell>
          <table:table-cell office:value-type="float" office:value="13178.06" calcext:value-type="float">
            <text:p>13178.06</text:p>
          </table:table-cell>
          <table:table-cell office:value-type="float" office:value="0" calcext:value-type="float">
            <text:p>0</text:p>
          </table:table-cell>
          <table:table-cell office:value-type="float" office:value="0.0007628414" calcext:value-type="float">
            <text:p>0.0007628414</text:p>
          </table:table-cell>
          <table:table-cell office:value-type="float" office:value="-200.3878" calcext:value-type="float">
            <text:p>-200.3878</text:p>
          </table:table-cell>
          <table:table-cell office:value-type="float" office:value="509.4173" calcext:value-type="float">
            <text:p>509.4173</text:p>
          </table:table-cell>
          <table:table-cell office:value-type="float" office:value="-0.00768997" calcext:value-type="float">
            <text:p>-0.00768997</text:p>
          </table:table-cell>
          <table:table-cell office:value-type="float" office:value="105.8328" calcext:value-type="float">
            <text:p>105.8328</text:p>
          </table:table-cell>
          <table:table-cell office:value-type="float" office:value="144.5803" calcext:value-type="float">
            <text:p>144.5803</text:p>
          </table:table-cell>
          <table:table-cell office:value-type="float" office:value="0.07417209" calcext:value-type="float">
            <text:p>0.07417209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70953" calcext:value-type="float">
            <text:p>0.0006470953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00.3277" calcext:value-type="float">
            <text:p>-200.3277</text:p>
          </table:table-cell>
          <table:table-cell office:value-type="float" office:value="0" calcext:value-type="float">
            <text:p>0</text:p>
          </table:table-cell>
          <table:table-cell office:value-type="float" office:value="353.7325" calcext:value-type="float">
            <text:p>353.7325</text:p>
          </table:table-cell>
          <table:table-cell office:value-type="float" office:value="1067.255" calcext:value-type="float">
            <text:p>1067.255</text:p>
          </table:table-cell>
          <table:table-cell office:value-type="float" office:value="1310.251" calcext:value-type="float">
            <text:p>1310.251</text:p>
          </table:table-cell>
          <table:table-cell office:value-type="float" office:value="1309.096" calcext:value-type="float">
            <text:p>1309.096</text:p>
          </table:table-cell>
          <table:table-cell office:value-type="float" office:value="788.1005" calcext:value-type="float">
            <text:p>788.1005</text:p>
          </table:table-cell>
          <table:table-cell office:value-type="float" office:value="1097.869" calcext:value-type="float">
            <text:p>1097.869</text:p>
          </table:table-cell>
          <table:table-cell office:value-type="float" office:value="417.2352" calcext:value-type="float">
            <text:p>417.2352</text:p>
          </table:table-cell>
          <table:table-cell office:value-type="float" office:value="1872.776" calcext:value-type="float">
            <text:p>1872.776</text:p>
          </table:table-cell>
          <table:table-cell office:value-type="float" office:value="2104.025" calcext:value-type="float">
            <text:p>2104.025</text:p>
          </table:table-cell>
          <table:table-cell office:value-type="float" office:value="1675.936" calcext:value-type="float">
            <text:p>1675.936</text:p>
          </table:table-cell>
          <table:table-cell office:value-type="float" office:value="584.5496" calcext:value-type="float">
            <text:p>584.5496</text:p>
          </table:table-cell>
          <table:table-cell office:value-type="float" office:value="569.9012" calcext:value-type="float">
            <text:p>569.9012</text:p>
          </table:table-cell>
          <table:table-cell office:value-type="float" office:value="142.8578" calcext:value-type="float">
            <text:p>142.8578</text:p>
          </table:table-cell>
          <table:table-cell office:value-type="float" office:value="35.70943" calcext:value-type="float">
            <text:p>35.70943</text:p>
          </table:table-cell>
          <table:table-cell office:value-type="float" office:value="0" calcext:value-type="float">
            <text:p>0</text:p>
          </table:table-cell>
          <table:table-cell office:value-type="float" office:value="-0.003031152" calcext:value-type="float">
            <text:p>-0.003031152</text:p>
          </table:table-cell>
          <table:table-cell office:value-type="float" office:value="0" calcext:value-type="float">
            <text:p>0</text:p>
          </table:table-cell>
          <table:table-cell office:value-type="float" office:value="0.007180967" calcext:value-type="float">
            <text:p>0.007180967</text:p>
          </table:table-cell>
          <table:table-cell office:value-type="float" office:value="0.004537188" calcext:value-type="float">
            <text:p>0.004537188</text:p>
          </table:table-cell>
          <table:table-cell office:value-type="float" office:value="-0.02271015" calcext:value-type="float">
            <text:p>-0.02271015</text:p>
          </table:table-cell>
          <table:table-cell office:value-type="float" office:value="-0.01817296" calcext:value-type="float">
            <text:p>-0.01817296</text:p>
          </table:table-cell>
          <table:table-cell office:value-type="float" office:value="-200.1772" calcext:value-type="float">
            <text:p>-200.1772</text:p>
          </table:table-cell>
          <table:table-cell office:value-type="float" office:value="0" calcext:value-type="float">
            <text:p>0</text:p>
          </table:table-cell>
          <table:table-cell office:value-type="float" office:value="4.695039" calcext:value-type="float">
            <text:p>4.695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2" calcext:value-type="float">
            <text:p>21052002</text:p>
          </table:table-cell>
          <table:table-cell office:value-type="float" office:value="294.756" calcext:value-type="float">
            <text:p>294.756</text:p>
          </table:table-cell>
          <table:table-cell office:value-type="float" office:value="13177.55" calcext:value-type="float">
            <text:p>13177.55</text:p>
          </table:table-cell>
          <table:table-cell office:value-type="float" office:value="0" calcext:value-type="float">
            <text:p>0</text:p>
          </table:table-cell>
          <table:table-cell office:value-type="float" office:value="0.001582228" calcext:value-type="float">
            <text:p>0.001582228</text:p>
          </table:table-cell>
          <table:table-cell office:value-type="float" office:value="-201.8257" calcext:value-type="float">
            <text:p>-201.8257</text:p>
          </table:table-cell>
          <table:table-cell office:value-type="float" office:value="510.6352" calcext:value-type="float">
            <text:p>510.6352</text:p>
          </table:table-cell>
          <table:table-cell office:value-type="float" office:value="-0.02151445" calcext:value-type="float">
            <text:p>-0.02151445</text:p>
          </table:table-cell>
          <table:table-cell office:value-type="float" office:value="105.1728" calcext:value-type="float">
            <text:p>105.1728</text:p>
          </table:table-cell>
          <table:table-cell office:value-type="float" office:value="144.3924" calcext:value-type="float">
            <text:p>144.3924</text:p>
          </table:table-cell>
          <table:table-cell office:value-type="float" office:value="0.07426609" calcext:value-type="float">
            <text:p>0.07426609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7097" calcext:value-type="float">
            <text:p>0.000647097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01.7809" calcext:value-type="float">
            <text:p>-201.7809</text:p>
          </table:table-cell>
          <table:table-cell office:value-type="float" office:value="0" calcext:value-type="float">
            <text:p>0</text:p>
          </table:table-cell>
          <table:table-cell office:value-type="float" office:value="353.8724" calcext:value-type="float">
            <text:p>353.8724</text:p>
          </table:table-cell>
          <table:table-cell office:value-type="float" office:value="1066.838" calcext:value-type="float">
            <text:p>1066.838</text:p>
          </table:table-cell>
          <table:table-cell office:value-type="float" office:value="1309.875" calcext:value-type="float">
            <text:p>1309.875</text:p>
          </table:table-cell>
          <table:table-cell office:value-type="float" office:value="1308.828" calcext:value-type="float">
            <text:p>1308.828</text:p>
          </table:table-cell>
          <table:table-cell office:value-type="float" office:value="787.926" calcext:value-type="float">
            <text:p>787.926</text:p>
          </table:table-cell>
          <table:table-cell office:value-type="float" office:value="1097.743" calcext:value-type="float">
            <text:p>1097.743</text:p>
          </table:table-cell>
          <table:table-cell office:value-type="float" office:value="417.2034" calcext:value-type="float">
            <text:p>417.2034</text:p>
          </table:table-cell>
          <table:table-cell office:value-type="float" office:value="1872.708" calcext:value-type="float">
            <text:p>1872.708</text:p>
          </table:table-cell>
          <table:table-cell office:value-type="float" office:value="2103.987" calcext:value-type="float">
            <text:p>2103.987</text:p>
          </table:table-cell>
          <table:table-cell office:value-type="float" office:value="1675.919" calcext:value-type="float">
            <text:p>1675.919</text:p>
          </table:table-cell>
          <table:table-cell office:value-type="float" office:value="584.5485" calcext:value-type="float">
            <text:p>584.5485</text:p>
          </table:table-cell>
          <table:table-cell office:value-type="float" office:value="569.9006" calcext:value-type="float">
            <text:p>569.9006</text:p>
          </table:table-cell>
          <table:table-cell office:value-type="float" office:value="142.8578" calcext:value-type="float">
            <text:p>142.8578</text:p>
          </table:table-cell>
          <table:table-cell office:value-type="float" office:value="35.70942" calcext:value-type="float">
            <text:p>35.70942</text:p>
          </table:table-cell>
          <table:table-cell office:value-type="float" office:value="0" calcext:value-type="float">
            <text:p>0</text:p>
          </table:table-cell>
          <table:table-cell office:value-type="float" office:value="-0.003110609" calcext:value-type="float">
            <text:p>-0.003110609</text:p>
          </table:table-cell>
          <table:table-cell office:value-type="float" office:value="0" calcext:value-type="float">
            <text:p>0</text:p>
          </table:table-cell>
          <table:table-cell office:value-type="float" office:value="0.01931378" calcext:value-type="float">
            <text:p>0.01931378</text:p>
          </table:table-cell>
          <table:table-cell office:value-type="float" office:value="0.04261598" calcext:value-type="float">
            <text:p>0.04261598</text:p>
          </table:table-cell>
          <table:table-cell office:value-type="float" office:value="-0.09014861" calcext:value-type="float">
            <text:p>-0.09014861</text:p>
          </table:table-cell>
          <table:table-cell office:value-type="float" office:value="-0.04753263" calcext:value-type="float">
            <text:p>-0.04753263</text:p>
          </table:table-cell>
          <table:table-cell office:value-type="float" office:value="-201.6604" calcext:value-type="float">
            <text:p>-201.6604</text:p>
          </table:table-cell>
          <table:table-cell office:value-type="float" office:value="0" calcext:value-type="float">
            <text:p>0</text:p>
          </table:table-cell>
          <table:table-cell office:value-type="float" office:value="4.754127" calcext:value-type="float">
            <text:p>4.754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2" calcext:value-type="float">
            <text:p>22052002</text:p>
          </table:table-cell>
          <table:table-cell office:value-type="float" office:value="293.6123" calcext:value-type="float">
            <text:p>293.6123</text:p>
          </table:table-cell>
          <table:table-cell office:value-type="float" office:value="13177.12" calcext:value-type="float">
            <text:p>13177.12</text:p>
          </table:table-cell>
          <table:table-cell office:value-type="float" office:value="0" calcext:value-type="float">
            <text:p>0</text:p>
          </table:table-cell>
          <table:table-cell office:value-type="float" office:value="0.002483941" calcext:value-type="float">
            <text:p>0.002483941</text:p>
          </table:table-cell>
          <table:table-cell office:value-type="float" office:value="-203.3162" calcext:value-type="float">
            <text:p>-203.3162</text:p>
          </table:table-cell>
          <table:table-cell office:value-type="float" office:value="515.7571" calcext:value-type="float">
            <text:p>515.7571</text:p>
          </table:table-cell>
          <table:table-cell office:value-type="float" office:value="-0.04815437" calcext:value-type="float">
            <text:p>-0.04815437</text:p>
          </table:table-cell>
          <table:table-cell office:value-type="float" office:value="105.0581" calcext:value-type="float">
            <text:p>105.0581</text:p>
          </table:table-cell>
          <table:table-cell office:value-type="float" office:value="143.9879" calcext:value-type="float">
            <text:p>143.9879</text:p>
          </table:table-cell>
          <table:table-cell office:value-type="float" office:value="0.07444702" calcext:value-type="float">
            <text:p>0.07444702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71094" calcext:value-type="float">
            <text:p>0.0006471094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03.2688" calcext:value-type="float">
            <text:p>-203.2688</text:p>
          </table:table-cell>
          <table:table-cell office:value-type="float" office:value="0" calcext:value-type="float">
            <text:p>0</text:p>
          </table:table-cell>
          <table:table-cell office:value-type="float" office:value="354.0375" calcext:value-type="float">
            <text:p>354.0375</text:p>
          </table:table-cell>
          <table:table-cell office:value-type="float" office:value="1066.52" calcext:value-type="float">
            <text:p>1066.52</text:p>
          </table:table-cell>
          <table:table-cell office:value-type="float" office:value="1309.555" calcext:value-type="float">
            <text:p>1309.555</text:p>
          </table:table-cell>
          <table:table-cell office:value-type="float" office:value="1308.583" calcext:value-type="float">
            <text:p>1308.583</text:p>
          </table:table-cell>
          <table:table-cell office:value-type="float" office:value="787.7573" calcext:value-type="float">
            <text:p>787.7573</text:p>
          </table:table-cell>
          <table:table-cell office:value-type="float" office:value="1097.618" calcext:value-type="float">
            <text:p>1097.618</text:p>
          </table:table-cell>
          <table:table-cell office:value-type="float" office:value="417.1707" calcext:value-type="float">
            <text:p>417.1707</text:p>
          </table:table-cell>
          <table:table-cell office:value-type="float" office:value="1872.637" calcext:value-type="float">
            <text:p>1872.637</text:p>
          </table:table-cell>
          <table:table-cell office:value-type="float" office:value="2103.948" calcext:value-type="float">
            <text:p>2103.948</text:p>
          </table:table-cell>
          <table:table-cell office:value-type="float" office:value="1675.902" calcext:value-type="float">
            <text:p>1675.902</text:p>
          </table:table-cell>
          <table:table-cell office:value-type="float" office:value="584.5474" calcext:value-type="float">
            <text:p>584.5474</text:p>
          </table:table-cell>
          <table:table-cell office:value-type="float" office:value="569.8999" calcext:value-type="float">
            <text:p>569.8999</text:p>
          </table:table-cell>
          <table:table-cell office:value-type="float" office:value="142.8578" calcext:value-type="float">
            <text:p>142.8578</text:p>
          </table:table-cell>
          <table:table-cell office:value-type="float" office:value="35.70941" calcext:value-type="float">
            <text:p>35.70941</text:p>
          </table:table-cell>
          <table:table-cell office:value-type="float" office:value="0" calcext:value-type="float">
            <text:p>0</text:p>
          </table:table-cell>
          <table:table-cell office:value-type="float" office:value="-0.003143633" calcext:value-type="float">
            <text:p>-0.003143633</text:p>
          </table:table-cell>
          <table:table-cell office:value-type="float" office:value="0" calcext:value-type="float">
            <text:p>0</text:p>
          </table:table-cell>
          <table:table-cell office:value-type="float" office:value="0.03494544" calcext:value-type="float">
            <text:p>0.03494544</text:p>
          </table:table-cell>
          <table:table-cell office:value-type="float" office:value="0.1478986" calcext:value-type="float">
            <text:p>0.1478986</text:p>
          </table:table-cell>
          <table:table-cell office:value-type="float" office:value="-0.2198368" calcext:value-type="float">
            <text:p>-0.2198368</text:p>
          </table:table-cell>
          <table:table-cell office:value-type="float" office:value="-0.07193822" calcext:value-type="float">
            <text:p>-0.07193822</text:p>
          </table:table-cell>
          <table:table-cell office:value-type="float" office:value="-203.1655" calcext:value-type="float">
            <text:p>-203.1655</text:p>
          </table:table-cell>
          <table:table-cell office:value-type="float" office:value="0" calcext:value-type="float">
            <text:p>0</text:p>
          </table:table-cell>
          <table:table-cell office:value-type="float" office:value="4.795542" calcext:value-type="float">
            <text:p>4.795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2" calcext:value-type="float">
            <text:p>23052002</text:p>
          </table:table-cell>
          <table:table-cell office:value-type="float" office:value="290.9721" calcext:value-type="float">
            <text:p>290.9721</text:p>
          </table:table-cell>
          <table:table-cell office:value-type="float" office:value="13177" calcext:value-type="float">
            <text:p>13177</text:p>
          </table:table-cell>
          <table:table-cell office:value-type="float" office:value="0" calcext:value-type="float">
            <text:p>0</text:p>
          </table:table-cell>
          <table:table-cell office:value-type="float" office:value="0.00352697" calcext:value-type="float">
            <text:p>0.00352697</text:p>
          </table:table-cell>
          <table:table-cell office:value-type="float" office:value="-206.0346" calcext:value-type="float">
            <text:p>-206.0346</text:p>
          </table:table-cell>
          <table:table-cell office:value-type="float" office:value="525.2449" calcext:value-type="float">
            <text:p>525.2449</text:p>
          </table:table-cell>
          <table:table-cell office:value-type="float" office:value="-0.09951149" calcext:value-type="float">
            <text:p>-0.09951149</text:p>
          </table:table-cell>
          <table:table-cell office:value-type="float" office:value="106.1496" calcext:value-type="float">
            <text:p>106.1496</text:p>
          </table:table-cell>
          <table:table-cell office:value-type="float" office:value="142.0805" calcext:value-type="float">
            <text:p>142.0805</text:p>
          </table:table-cell>
          <table:table-cell office:value-type="float" office:value="0.0746895" calcext:value-type="float">
            <text:p>0.0746895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7113" calcext:value-type="float">
            <text:p>0.000647113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05.8772" calcext:value-type="float">
            <text:p>-205.8772</text:p>
          </table:table-cell>
          <table:table-cell office:value-type="float" office:value="0" calcext:value-type="float">
            <text:p>0</text:p>
          </table:table-cell>
          <table:table-cell office:value-type="float" office:value="354.3897" calcext:value-type="float">
            <text:p>354.3897</text:p>
          </table:table-cell>
          <table:table-cell office:value-type="float" office:value="1066.241" calcext:value-type="float">
            <text:p>1066.241</text:p>
          </table:table-cell>
          <table:table-cell office:value-type="float" office:value="1309.274" calcext:value-type="float">
            <text:p>1309.274</text:p>
          </table:table-cell>
          <table:table-cell office:value-type="float" office:value="1308.365" calcext:value-type="float">
            <text:p>1308.365</text:p>
          </table:table-cell>
          <table:table-cell office:value-type="float" office:value="787.6083" calcext:value-type="float">
            <text:p>787.6083</text:p>
          </table:table-cell>
          <table:table-cell office:value-type="float" office:value="1097.505" calcext:value-type="float">
            <text:p>1097.505</text:p>
          </table:table-cell>
          <table:table-cell office:value-type="float" office:value="417.1398" calcext:value-type="float">
            <text:p>417.1398</text:p>
          </table:table-cell>
          <table:table-cell office:value-type="float" office:value="1872.567" calcext:value-type="float">
            <text:p>1872.567</text:p>
          </table:table-cell>
          <table:table-cell office:value-type="float" office:value="2103.909" calcext:value-type="float">
            <text:p>2103.909</text:p>
          </table:table-cell>
          <table:table-cell office:value-type="float" office:value="1675.885" calcext:value-type="float">
            <text:p>1675.885</text:p>
          </table:table-cell>
          <table:table-cell office:value-type="float" office:value="584.5462" calcext:value-type="float">
            <text:p>584.5462</text:p>
          </table:table-cell>
          <table:table-cell office:value-type="float" office:value="569.8992" calcext:value-type="float">
            <text:p>569.8992</text:p>
          </table:table-cell>
          <table:table-cell office:value-type="float" office:value="142.8577" calcext:value-type="float">
            <text:p>142.8577</text:p>
          </table:table-cell>
          <table:table-cell office:value-type="float" office:value="35.7094" calcext:value-type="float">
            <text:p>35.7094</text:p>
          </table:table-cell>
          <table:table-cell office:value-type="float" office:value="0" calcext:value-type="float">
            <text:p>0</text:p>
          </table:table-cell>
          <table:table-cell office:value-type="float" office:value="-0.003189122" calcext:value-type="float">
            <text:p>-0.003189122</text:p>
          </table:table-cell>
          <table:table-cell office:value-type="float" office:value="0" calcext:value-type="float">
            <text:p>0</text:p>
          </table:table-cell>
          <table:table-cell office:value-type="float" office:value="0.04597798" calcext:value-type="float">
            <text:p>0.04597798</text:p>
          </table:table-cell>
          <table:table-cell office:value-type="float" office:value="0.3462455" calcext:value-type="float">
            <text:p>0.3462455</text:p>
          </table:table-cell>
          <table:table-cell office:value-type="float" office:value="-0.3600815" calcext:value-type="float">
            <text:p>-0.3600815</text:p>
          </table:table-cell>
          <table:table-cell office:value-type="float" office:value="-0.013836" calcext:value-type="float">
            <text:p>-0.013836</text:p>
          </table:table-cell>
          <table:table-cell office:value-type="float" office:value="-205.8467" calcext:value-type="float">
            <text:p>-205.8467</text:p>
          </table:table-cell>
          <table:table-cell office:value-type="float" office:value="0" calcext:value-type="float">
            <text:p>0</text:p>
          </table:table-cell>
          <table:table-cell office:value-type="float" office:value="4.809727" calcext:value-type="float">
            <text:p>4.809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2" calcext:value-type="float">
            <text:p>24052002</text:p>
          </table:table-cell>
          <table:table-cell office:value-type="float" office:value="289.7022" calcext:value-type="float">
            <text:p>289.7022</text:p>
          </table:table-cell>
          <table:table-cell office:value-type="float" office:value="13176.8" calcext:value-type="float">
            <text:p>13176.8</text:p>
          </table:table-cell>
          <table:table-cell office:value-type="float" office:value="0" calcext:value-type="float">
            <text:p>0</text:p>
          </table:table-cell>
          <table:table-cell office:value-type="float" office:value="0.004760254" calcext:value-type="float">
            <text:p>0.004760254</text:p>
          </table:table-cell>
          <table:table-cell office:value-type="float" office:value="-207.3554" calcext:value-type="float">
            <text:p>-207.3554</text:p>
          </table:table-cell>
          <table:table-cell office:value-type="float" office:value="526.3402" calcext:value-type="float">
            <text:p>526.3402</text:p>
          </table:table-cell>
          <table:table-cell office:value-type="float" office:value="-0.1565684" calcext:value-type="float">
            <text:p>-0.1565684</text:p>
          </table:table-cell>
          <table:table-cell office:value-type="float" office:value="106.4218" calcext:value-type="float">
            <text:p>106.4218</text:p>
          </table:table-cell>
          <table:table-cell office:value-type="float" office:value="141.2021" calcext:value-type="float">
            <text:p>141.2021</text:p>
          </table:table-cell>
          <table:table-cell office:value-type="float" office:value="0.07493007" calcext:value-type="float">
            <text:p>0.07493007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7851" calcext:value-type="float">
            <text:p>0.000647851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07.1119" calcext:value-type="float">
            <text:p>-207.1119</text:p>
          </table:table-cell>
          <table:table-cell office:value-type="float" office:value="0" calcext:value-type="float">
            <text:p>0</text:p>
          </table:table-cell>
          <table:table-cell office:value-type="float" office:value="354.6182" calcext:value-type="float">
            <text:p>354.6182</text:p>
          </table:table-cell>
          <table:table-cell office:value-type="float" office:value="1066.127" calcext:value-type="float">
            <text:p>1066.127</text:p>
          </table:table-cell>
          <table:table-cell office:value-type="float" office:value="1309.097" calcext:value-type="float">
            <text:p>1309.097</text:p>
          </table:table-cell>
          <table:table-cell office:value-type="float" office:value="1308.202" calcext:value-type="float">
            <text:p>1308.202</text:p>
          </table:table-cell>
          <table:table-cell office:value-type="float" office:value="787.4891" calcext:value-type="float">
            <text:p>787.4891</text:p>
          </table:table-cell>
          <table:table-cell office:value-type="float" office:value="1097.408" calcext:value-type="float">
            <text:p>1097.408</text:p>
          </table:table-cell>
          <table:table-cell office:value-type="float" office:value="417.1118" calcext:value-type="float">
            <text:p>417.1118</text:p>
          </table:table-cell>
          <table:table-cell office:value-type="float" office:value="1872.499" calcext:value-type="float">
            <text:p>1872.499</text:p>
          </table:table-cell>
          <table:table-cell office:value-type="float" office:value="2103.87" calcext:value-type="float">
            <text:p>2103.87</text:p>
          </table:table-cell>
          <table:table-cell office:value-type="float" office:value="1675.868" calcext:value-type="float">
            <text:p>1675.868</text:p>
          </table:table-cell>
          <table:table-cell office:value-type="float" office:value="584.545" calcext:value-type="float">
            <text:p>584.545</text:p>
          </table:table-cell>
          <table:table-cell office:value-type="float" office:value="569.8986" calcext:value-type="float">
            <text:p>569.8986</text:p>
          </table:table-cell>
          <table:table-cell office:value-type="float" office:value="142.8577" calcext:value-type="float">
            <text:p>142.8577</text:p>
          </table:table-cell>
          <table:table-cell office:value-type="float" office:value="35.70938" calcext:value-type="float">
            <text:p>35.70938</text:p>
          </table:table-cell>
          <table:table-cell office:value-type="float" office:value="0" calcext:value-type="float">
            <text:p>0</text:p>
          </table:table-cell>
          <table:table-cell office:value-type="float" office:value="-0.003201791" calcext:value-type="float">
            <text:p>-0.003201791</text:p>
          </table:table-cell>
          <table:table-cell office:value-type="float" office:value="0" calcext:value-type="float">
            <text:p>0</text:p>
          </table:table-cell>
          <table:table-cell office:value-type="float" office:value="0.05119276" calcext:value-type="float">
            <text:p>0.05119276</text:p>
          </table:table-cell>
          <table:table-cell office:value-type="float" office:value="0.4772792" calcext:value-type="float">
            <text:p>0.4772792</text:p>
          </table:table-cell>
          <table:table-cell office:value-type="float" office:value="-0.4621887" calcext:value-type="float">
            <text:p>-0.4621887</text:p>
          </table:table-cell>
          <table:table-cell office:value-type="float" office:value="0.01509047" calcext:value-type="float">
            <text:p>0.01509047</text:p>
          </table:table-cell>
          <table:table-cell office:value-type="float" office:value="-207.2531" calcext:value-type="float">
            <text:p>-207.2531</text:p>
          </table:table-cell>
          <table:table-cell office:value-type="float" office:value="0" calcext:value-type="float">
            <text:p>0</text:p>
          </table:table-cell>
          <table:table-cell office:value-type="float" office:value="4.951925" calcext:value-type="float">
            <text:p>4.951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2" calcext:value-type="float">
            <text:p>25052002</text:p>
          </table:table-cell>
          <table:table-cell office:value-type="float" office:value="285.4859" calcext:value-type="float">
            <text:p>285.4859</text:p>
          </table:table-cell>
          <table:table-cell office:value-type="float" office:value="13177.18" calcext:value-type="float">
            <text:p>13177.18</text:p>
          </table:table-cell>
          <table:table-cell office:value-type="float" office:value="0" calcext:value-type="float">
            <text:p>0</text:p>
          </table:table-cell>
          <table:table-cell office:value-type="float" office:value="0.006170636" calcext:value-type="float">
            <text:p>0.006170636</text:p>
          </table:table-cell>
          <table:table-cell office:value-type="float" office:value="-211.1436" calcext:value-type="float">
            <text:p>-211.1436</text:p>
          </table:table-cell>
          <table:table-cell office:value-type="float" office:value="538.1815" calcext:value-type="float">
            <text:p>538.1815</text:p>
          </table:table-cell>
          <table:table-cell office:value-type="float" office:value="-0.2267372" calcext:value-type="float">
            <text:p>-0.2267372</text:p>
          </table:table-cell>
          <table:table-cell office:value-type="float" office:value="108.6055" calcext:value-type="float">
            <text:p>108.6055</text:p>
          </table:table-cell>
          <table:table-cell office:value-type="float" office:value="137.6082" calcext:value-type="float">
            <text:p>137.6082</text:p>
          </table:table-cell>
          <table:table-cell office:value-type="float" office:value="0.07507333" calcext:value-type="float">
            <text:p>0.07507333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78516" calcext:value-type="float">
            <text:p>0.0006478516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10.6824" calcext:value-type="float">
            <text:p>-210.6824</text:p>
          </table:table-cell>
          <table:table-cell office:value-type="float" office:value="0" calcext:value-type="float">
            <text:p>0</text:p>
          </table:table-cell>
          <table:table-cell office:value-type="float" office:value="355.3183" calcext:value-type="float">
            <text:p>355.3183</text:p>
          </table:table-cell>
          <table:table-cell office:value-type="float" office:value="1065.891" calcext:value-type="float">
            <text:p>1065.891</text:p>
          </table:table-cell>
          <table:table-cell office:value-type="float" office:value="1308.884" calcext:value-type="float">
            <text:p>1308.884</text:p>
          </table:table-cell>
          <table:table-cell office:value-type="float" office:value="1308.047" calcext:value-type="float">
            <text:p>1308.047</text:p>
          </table:table-cell>
          <table:table-cell office:value-type="float" office:value="787.379" calcext:value-type="float">
            <text:p>787.379</text:p>
          </table:table-cell>
          <table:table-cell office:value-type="float" office:value="1097.326" calcext:value-type="float">
            <text:p>1097.326</text:p>
          </table:table-cell>
          <table:table-cell office:value-type="float" office:value="417.089" calcext:value-type="float">
            <text:p>417.089</text:p>
          </table:table-cell>
          <table:table-cell office:value-type="float" office:value="1872.438" calcext:value-type="float">
            <text:p>1872.438</text:p>
          </table:table-cell>
          <table:table-cell office:value-type="float" office:value="2103.831" calcext:value-type="float">
            <text:p>2103.831</text:p>
          </table:table-cell>
          <table:table-cell office:value-type="float" office:value="1675.851" calcext:value-type="float">
            <text:p>1675.851</text:p>
          </table:table-cell>
          <table:table-cell office:value-type="float" office:value="584.5382" calcext:value-type="float">
            <text:p>584.5382</text:p>
          </table:table-cell>
          <table:table-cell office:value-type="float" office:value="569.8979" calcext:value-type="float">
            <text:p>569.8979</text:p>
          </table:table-cell>
          <table:table-cell office:value-type="float" office:value="142.8576" calcext:value-type="float">
            <text:p>142.8576</text:p>
          </table:table-cell>
          <table:table-cell office:value-type="float" office:value="35.70937" calcext:value-type="float">
            <text:p>35.70937</text:p>
          </table:table-cell>
          <table:table-cell office:value-type="float" office:value="0" calcext:value-type="float">
            <text:p>0</text:p>
          </table:table-cell>
          <table:table-cell office:value-type="float" office:value="-0.003337017" calcext:value-type="float">
            <text:p>-0.003337017</text:p>
          </table:table-cell>
          <table:table-cell office:value-type="float" office:value="0" calcext:value-type="float">
            <text:p>0</text:p>
          </table:table-cell>
          <table:table-cell office:value-type="float" office:value="0.06335939" calcext:value-type="float">
            <text:p>0.06335939</text:p>
          </table:table-cell>
          <table:table-cell office:value-type="float" office:value="0.8096774" calcext:value-type="float">
            <text:p>0.8096774</text:p>
          </table:table-cell>
          <table:table-cell office:value-type="float" office:value="-0.6475872" calcext:value-type="float">
            <text:p>-0.6475872</text:p>
          </table:table-cell>
          <table:table-cell office:value-type="float" office:value="0.1620902" calcext:value-type="float">
            <text:p>0.1620902</text:p>
          </table:table-cell>
          <table:table-cell office:value-type="float" office:value="-211.0207" calcext:value-type="float">
            <text:p>-211.0207</text:p>
          </table:table-cell>
          <table:table-cell office:value-type="float" office:value="0" calcext:value-type="float">
            <text:p>0</text:p>
          </table:table-cell>
          <table:table-cell office:value-type="float" office:value="5.001371" calcext:value-type="float">
            <text:p>5.001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2" calcext:value-type="float">
            <text:p>26052002</text:p>
          </table:table-cell>
          <table:table-cell office:value-type="float" office:value="281.4265" calcext:value-type="float">
            <text:p>281.4265</text:p>
          </table:table-cell>
          <table:table-cell office:value-type="float" office:value="13177.53" calcext:value-type="float">
            <text:p>13177.53</text:p>
          </table:table-cell>
          <table:table-cell office:value-type="float" office:value="0" calcext:value-type="float">
            <text:p>0</text:p>
          </table:table-cell>
          <table:table-cell office:value-type="float" office:value="0.007874488" calcext:value-type="float">
            <text:p>0.007874488</text:p>
          </table:table-cell>
          <table:table-cell office:value-type="float" office:value="-214.7072" calcext:value-type="float">
            <text:p>-214.7072</text:p>
          </table:table-cell>
          <table:table-cell office:value-type="float" office:value="547.5691" calcext:value-type="float">
            <text:p>547.5691</text:p>
          </table:table-cell>
          <table:table-cell office:value-type="float" office:value="-0.3367737" calcext:value-type="float">
            <text:p>-0.3367737</text:p>
          </table:table-cell>
          <table:table-cell office:value-type="float" office:value="109.9079" calcext:value-type="float">
            <text:p>109.9079</text:p>
          </table:table-cell>
          <table:table-cell office:value-type="float" office:value="134.1303" calcext:value-type="float">
            <text:p>134.1303</text:p>
          </table:table-cell>
          <table:table-cell office:value-type="float" office:value="0.07524368" calcext:value-type="float">
            <text:p>0.07524368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0499" calcext:value-type="float">
            <text:p>0.0006480499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13.8628" calcext:value-type="float">
            <text:p>-213.8628</text:p>
          </table:table-cell>
          <table:table-cell office:value-type="float" office:value="0" calcext:value-type="float">
            <text:p>0</text:p>
          </table:table-cell>
          <table:table-cell office:value-type="float" office:value="356.1833" calcext:value-type="float">
            <text:p>356.1833</text:p>
          </table:table-cell>
          <table:table-cell office:value-type="float" office:value="1065.649" calcext:value-type="float">
            <text:p>1065.649</text:p>
          </table:table-cell>
          <table:table-cell office:value-type="float" office:value="1308.606" calcext:value-type="float">
            <text:p>1308.606</text:p>
          </table:table-cell>
          <table:table-cell office:value-type="float" office:value="1307.85" calcext:value-type="float">
            <text:p>1307.85</text:p>
          </table:table-cell>
          <table:table-cell office:value-type="float" office:value="787.247" calcext:value-type="float">
            <text:p>787.247</text:p>
          </table:table-cell>
          <table:table-cell office:value-type="float" office:value="1097.23" calcext:value-type="float">
            <text:p>1097.23</text:p>
          </table:table-cell>
          <table:table-cell office:value-type="float" office:value="417.0636" calcext:value-type="float">
            <text:p>417.0636</text:p>
          </table:table-cell>
          <table:table-cell office:value-type="float" office:value="1872.374" calcext:value-type="float">
            <text:p>1872.374</text:p>
          </table:table-cell>
          <table:table-cell office:value-type="float" office:value="2103.792" calcext:value-type="float">
            <text:p>2103.792</text:p>
          </table:table-cell>
          <table:table-cell office:value-type="float" office:value="1675.834" calcext:value-type="float">
            <text:p>1675.834</text:p>
          </table:table-cell>
          <table:table-cell office:value-type="float" office:value="584.5311" calcext:value-type="float">
            <text:p>584.5311</text:p>
          </table:table-cell>
          <table:table-cell office:value-type="float" office:value="569.8972" calcext:value-type="float">
            <text:p>569.8972</text:p>
          </table:table-cell>
          <table:table-cell office:value-type="float" office:value="142.8576" calcext:value-type="float">
            <text:p>142.8576</text:p>
          </table:table-cell>
          <table:table-cell office:value-type="float" office:value="35.70935" calcext:value-type="float">
            <text:p>35.70935</text:p>
          </table:table-cell>
          <table:table-cell office:value-type="float" office:value="0" calcext:value-type="float">
            <text:p>0</text:p>
          </table:table-cell>
          <table:table-cell office:value-type="float" office:value="-0.003463269" calcext:value-type="float">
            <text:p>-0.003463269</text:p>
          </table:table-cell>
          <table:table-cell office:value-type="float" office:value="0" calcext:value-type="float">
            <text:p>0</text:p>
          </table:table-cell>
          <table:table-cell office:value-type="float" office:value="0.08232819" calcext:value-type="float">
            <text:p>0.08232819</text:p>
          </table:table-cell>
          <table:table-cell office:value-type="float" office:value="1.399788" calcext:value-type="float">
            <text:p>1.399788</text:p>
          </table:table-cell>
          <table:table-cell office:value-type="float" office:value="-0.9648595" calcext:value-type="float">
            <text:p>-0.9648595</text:p>
          </table:table-cell>
          <table:table-cell office:value-type="float" office:value="0.4349287" calcext:value-type="float">
            <text:p>0.4349287</text:p>
          </table:table-cell>
          <table:table-cell office:value-type="float" office:value="-214.653" calcext:value-type="float">
            <text:p>-214.653</text:p>
          </table:table-cell>
          <table:table-cell office:value-type="float" office:value="0" calcext:value-type="float">
            <text:p>0</text:p>
          </table:table-cell>
          <table:table-cell office:value-type="float" office:value="5.178864" calcext:value-type="float">
            <text:p>5.178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2" calcext:value-type="float">
            <text:p>27052002</text:p>
          </table:table-cell>
          <table:table-cell office:value-type="float" office:value="276.3036" calcext:value-type="float">
            <text:p>276.3036</text:p>
          </table:table-cell>
          <table:table-cell office:value-type="float" office:value="13178.09" calcext:value-type="float">
            <text:p>13178.09</text:p>
          </table:table-cell>
          <table:table-cell office:value-type="float" office:value="0" calcext:value-type="float">
            <text:p>0</text:p>
          </table:table-cell>
          <table:table-cell office:value-type="float" office:value="0.009958587" calcext:value-type="float">
            <text:p>0.009958587</text:p>
          </table:table-cell>
          <table:table-cell office:value-type="float" office:value="-219.3383" calcext:value-type="float">
            <text:p>-219.3383</text:p>
          </table:table-cell>
          <table:table-cell office:value-type="float" office:value="562.9028" calcext:value-type="float">
            <text:p>562.9028</text:p>
          </table:table-cell>
          <table:table-cell office:value-type="float" office:value="-0.4681183" calcext:value-type="float">
            <text:p>-0.4681183</text:p>
          </table:table-cell>
          <table:table-cell office:value-type="float" office:value="111.7849" calcext:value-type="float">
            <text:p>111.7849</text:p>
          </table:table-cell>
          <table:table-cell office:value-type="float" office:value="129.8592" calcext:value-type="float">
            <text:p>129.8592</text:p>
          </table:table-cell>
          <table:table-cell office:value-type="float" office:value="0.07535914" calcext:value-type="float">
            <text:p>0.07535914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0499" calcext:value-type="float">
            <text:p>0.0006480499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17.8492" calcext:value-type="float">
            <text:p>-217.8492</text:p>
          </table:table-cell>
          <table:table-cell office:value-type="float" office:value="0" calcext:value-type="float">
            <text:p>0</text:p>
          </table:table-cell>
          <table:table-cell office:value-type="float" office:value="357.1731" calcext:value-type="float">
            <text:p>357.1731</text:p>
          </table:table-cell>
          <table:table-cell office:value-type="float" office:value="1065.306" calcext:value-type="float">
            <text:p>1065.306</text:p>
          </table:table-cell>
          <table:table-cell office:value-type="float" office:value="1308.299" calcext:value-type="float">
            <text:p>1308.299</text:p>
          </table:table-cell>
          <table:table-cell office:value-type="float" office:value="1307.627" calcext:value-type="float">
            <text:p>1307.627</text:p>
          </table:table-cell>
          <table:table-cell office:value-type="float" office:value="787.1046" calcext:value-type="float">
            <text:p>787.1046</text:p>
          </table:table-cell>
          <table:table-cell office:value-type="float" office:value="1097.123" calcext:value-type="float">
            <text:p>1097.123</text:p>
          </table:table-cell>
          <table:table-cell office:value-type="float" office:value="417.0346" calcext:value-type="float">
            <text:p>417.0346</text:p>
          </table:table-cell>
          <table:table-cell office:value-type="float" office:value="1872.307" calcext:value-type="float">
            <text:p>1872.307</text:p>
          </table:table-cell>
          <table:table-cell office:value-type="float" office:value="2103.753" calcext:value-type="float">
            <text:p>2103.753</text:p>
          </table:table-cell>
          <table:table-cell office:value-type="float" office:value="1675.817" calcext:value-type="float">
            <text:p>1675.817</text:p>
          </table:table-cell>
          <table:table-cell office:value-type="float" office:value="584.524" calcext:value-type="float">
            <text:p>584.524</text:p>
          </table:table-cell>
          <table:table-cell office:value-type="float" office:value="569.8965" calcext:value-type="float">
            <text:p>569.8965</text:p>
          </table:table-cell>
          <table:table-cell office:value-type="float" office:value="142.8576" calcext:value-type="float">
            <text:p>142.8576</text:p>
          </table:table-cell>
          <table:table-cell office:value-type="float" office:value="35.70934" calcext:value-type="float">
            <text:p>35.70934</text:p>
          </table:table-cell>
          <table:table-cell office:value-type="float" office:value="0" calcext:value-type="float">
            <text:p>0</text:p>
          </table:table-cell>
          <table:table-cell office:value-type="float" office:value="-0.00374747" calcext:value-type="float">
            <text:p>-0.00374747</text:p>
          </table:table-cell>
          <table:table-cell office:value-type="float" office:value="0" calcext:value-type="float">
            <text:p>0</text:p>
          </table:table-cell>
          <table:table-cell office:value-type="float" office:value="0.1162814" calcext:value-type="float">
            <text:p>0.1162814</text:p>
          </table:table-cell>
          <table:table-cell office:value-type="float" office:value="2.284765" calcext:value-type="float">
            <text:p>2.284765</text:p>
          </table:table-cell>
          <table:table-cell office:value-type="float" office:value="-1.337048" calcext:value-type="float">
            <text:p>-1.337048</text:p>
          </table:table-cell>
          <table:table-cell office:value-type="float" office:value="0.9477177" calcext:value-type="float">
            <text:p>0.9477177</text:p>
          </table:table-cell>
          <table:table-cell office:value-type="float" office:value="-219.1329" calcext:value-type="float">
            <text:p>-219.1329</text:p>
          </table:table-cell>
          <table:table-cell office:value-type="float" office:value="0" calcext:value-type="float">
            <text:p>0</text:p>
          </table:table-cell>
          <table:table-cell office:value-type="float" office:value="5.158307" calcext:value-type="float">
            <text:p>5.158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2" calcext:value-type="float">
            <text:p>28052002</text:p>
          </table:table-cell>
          <table:table-cell office:value-type="float" office:value="269.6421" calcext:value-type="float">
            <text:p>269.6421</text:p>
          </table:table-cell>
          <table:table-cell office:value-type="float" office:value="13179.14" calcext:value-type="float">
            <text:p>13179.14</text:p>
          </table:table-cell>
          <table:table-cell office:value-type="float" office:value="0" calcext:value-type="float">
            <text:p>0</text:p>
          </table:table-cell>
          <table:table-cell office:value-type="float" office:value="0.01254204" calcext:value-type="float">
            <text:p>0.01254204</text:p>
          </table:table-cell>
          <table:table-cell office:value-type="float" office:value="-224.8726" calcext:value-type="float">
            <text:p>-224.8726</text:p>
          </table:table-cell>
          <table:table-cell office:value-type="float" office:value="577.1339" calcext:value-type="float">
            <text:p>577.1339</text:p>
          </table:table-cell>
          <table:table-cell office:value-type="float" office:value="-0.6223367" calcext:value-type="float">
            <text:p>-0.6223367</text:p>
          </table:table-cell>
          <table:table-cell office:value-type="float" office:value="114.3074" calcext:value-type="float">
            <text:p>114.3074</text:p>
          </table:table-cell>
          <table:table-cell office:value-type="float" office:value="123.9398" calcext:value-type="float">
            <text:p>123.9398</text:p>
          </table:table-cell>
          <table:table-cell office:value-type="float" office:value="0.07536294" calcext:value-type="float">
            <text:p>0.07536294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2454" calcext:value-type="float">
            <text:p>0.0006482454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22.5181" calcext:value-type="float">
            <text:p>-222.5181</text:p>
          </table:table-cell>
          <table:table-cell office:value-type="float" office:value="0" calcext:value-type="float">
            <text:p>0</text:p>
          </table:table-cell>
          <table:table-cell office:value-type="float" office:value="358.7552" calcext:value-type="float">
            <text:p>358.7552</text:p>
          </table:table-cell>
          <table:table-cell office:value-type="float" office:value="1065.02" calcext:value-type="float">
            <text:p>1065.02</text:p>
          </table:table-cell>
          <table:table-cell office:value-type="float" office:value="1307.983" calcext:value-type="float">
            <text:p>1307.983</text:p>
          </table:table-cell>
          <table:table-cell office:value-type="float" office:value="1307.391" calcext:value-type="float">
            <text:p>1307.391</text:p>
          </table:table-cell>
          <table:table-cell office:value-type="float" office:value="786.9488" calcext:value-type="float">
            <text:p>786.9488</text:p>
          </table:table-cell>
          <table:table-cell office:value-type="float" office:value="1097.01" calcext:value-type="float">
            <text:p>1097.01</text:p>
          </table:table-cell>
          <table:table-cell office:value-type="float" office:value="417.0044" calcext:value-type="float">
            <text:p>417.0044</text:p>
          </table:table-cell>
          <table:table-cell office:value-type="float" office:value="1872.239" calcext:value-type="float">
            <text:p>1872.239</text:p>
          </table:table-cell>
          <table:table-cell office:value-type="float" office:value="2103.715" calcext:value-type="float">
            <text:p>2103.715</text:p>
          </table:table-cell>
          <table:table-cell office:value-type="float" office:value="1675.8" calcext:value-type="float">
            <text:p>1675.8</text:p>
          </table:table-cell>
          <table:table-cell office:value-type="float" office:value="584.517" calcext:value-type="float">
            <text:p>584.517</text:p>
          </table:table-cell>
          <table:table-cell office:value-type="float" office:value="569.8959" calcext:value-type="float">
            <text:p>569.8959</text:p>
          </table:table-cell>
          <table:table-cell office:value-type="float" office:value="142.8575" calcext:value-type="float">
            <text:p>142.8575</text:p>
          </table:table-cell>
          <table:table-cell office:value-type="float" office:value="35.70933" calcext:value-type="float">
            <text:p>35.70933</text:p>
          </table:table-cell>
          <table:table-cell office:value-type="float" office:value="0" calcext:value-type="float">
            <text:p>0</text:p>
          </table:table-cell>
          <table:table-cell office:value-type="float" office:value="-0.004075502" calcext:value-type="float">
            <text:p>-0.004075502</text:p>
          </table:table-cell>
          <table:table-cell office:value-type="float" office:value="0" calcext:value-type="float">
            <text:p>0</text:p>
          </table:table-cell>
          <table:table-cell office:value-type="float" office:value="0.1437278" calcext:value-type="float">
            <text:p>0.1437278</text:p>
          </table:table-cell>
          <table:table-cell office:value-type="float" office:value="3.442157" calcext:value-type="float">
            <text:p>3.442157</text:p>
          </table:table-cell>
          <table:table-cell office:value-type="float" office:value="-1.783387" calcext:value-type="float">
            <text:p>-1.783387</text:p>
          </table:table-cell>
          <table:table-cell office:value-type="float" office:value="1.65877" calcext:value-type="float">
            <text:p>1.65877</text:p>
          </table:table-cell>
          <table:table-cell office:value-type="float" office:value="-224.6589" calcext:value-type="float">
            <text:p>-224.6589</text:p>
          </table:table-cell>
          <table:table-cell office:value-type="float" office:value="0" calcext:value-type="float">
            <text:p>0</text:p>
          </table:table-cell>
          <table:table-cell office:value-type="float" office:value="5.302039" calcext:value-type="float">
            <text:p>5.302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2" calcext:value-type="float">
            <text:p>29052002</text:p>
          </table:table-cell>
          <table:table-cell office:value-type="float" office:value="264.7181" calcext:value-type="float">
            <text:p>264.7181</text:p>
          </table:table-cell>
          <table:table-cell office:value-type="float" office:value="13179.81" calcext:value-type="float">
            <text:p>13179.81</text:p>
          </table:table-cell>
          <table:table-cell office:value-type="float" office:value="0" calcext:value-type="float">
            <text:p>0</text:p>
          </table:table-cell>
          <table:table-cell office:value-type="float" office:value="0.01572275" calcext:value-type="float">
            <text:p>0.01572275</text:p>
          </table:table-cell>
          <table:table-cell office:value-type="float" office:value="-229.2295" calcext:value-type="float">
            <text:p>-229.2295</text:p>
          </table:table-cell>
          <table:table-cell office:value-type="float" office:value="591.1999" calcext:value-type="float">
            <text:p>591.1999</text:p>
          </table:table-cell>
          <table:table-cell office:value-type="float" office:value="-0.8010324" calcext:value-type="float">
            <text:p>-0.8010324</text:p>
          </table:table-cell>
          <table:table-cell office:value-type="float" office:value="113.9331" calcext:value-type="float">
            <text:p>113.9331</text:p>
          </table:table-cell>
          <table:table-cell office:value-type="float" office:value="119.8836" calcext:value-type="float">
            <text:p>119.8836</text:p>
          </table:table-cell>
          <table:table-cell office:value-type="float" office:value="0.07545919" calcext:value-type="float">
            <text:p>0.07545919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2528" calcext:value-type="float">
            <text:p>0.0006482528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25.8889" calcext:value-type="float">
            <text:p>-225.8889</text:p>
          </table:table-cell>
          <table:table-cell office:value-type="float" office:value="0" calcext:value-type="float">
            <text:p>0</text:p>
          </table:table-cell>
          <table:table-cell office:value-type="float" office:value="359.9981" calcext:value-type="float">
            <text:p>359.9981</text:p>
          </table:table-cell>
          <table:table-cell office:value-type="float" office:value="1064.635" calcext:value-type="float">
            <text:p>1064.635</text:p>
          </table:table-cell>
          <table:table-cell office:value-type="float" office:value="1307.628" calcext:value-type="float">
            <text:p>1307.628</text:p>
          </table:table-cell>
          <table:table-cell office:value-type="float" office:value="1307.135" calcext:value-type="float">
            <text:p>1307.135</text:p>
          </table:table-cell>
          <table:table-cell office:value-type="float" office:value="786.7859" calcext:value-type="float">
            <text:p>786.7859</text:p>
          </table:table-cell>
          <table:table-cell office:value-type="float" office:value="1096.889" calcext:value-type="float">
            <text:p>1096.889</text:p>
          </table:table-cell>
          <table:table-cell office:value-type="float" office:value="416.9729" calcext:value-type="float">
            <text:p>416.9729</text:p>
          </table:table-cell>
          <table:table-cell office:value-type="float" office:value="1872.171" calcext:value-type="float">
            <text:p>1872.171</text:p>
          </table:table-cell>
          <table:table-cell office:value-type="float" office:value="2103.676" calcext:value-type="float">
            <text:p>2103.676</text:p>
          </table:table-cell>
          <table:table-cell office:value-type="float" office:value="1675.783" calcext:value-type="float">
            <text:p>1675.783</text:p>
          </table:table-cell>
          <table:table-cell office:value-type="float" office:value="584.5099" calcext:value-type="float">
            <text:p>584.5099</text:p>
          </table:table-cell>
          <table:table-cell office:value-type="float" office:value="569.8952" calcext:value-type="float">
            <text:p>569.8952</text:p>
          </table:table-cell>
          <table:table-cell office:value-type="float" office:value="142.8575" calcext:value-type="float">
            <text:p>142.8575</text:p>
          </table:table-cell>
          <table:table-cell office:value-type="float" office:value="35.70932" calcext:value-type="float">
            <text:p>35.70932</text:p>
          </table:table-cell>
          <table:table-cell office:value-type="float" office:value="0" calcext:value-type="float">
            <text:p>0</text:p>
          </table:table-cell>
          <table:table-cell office:value-type="float" office:value="-0.004340471" calcext:value-type="float">
            <text:p>-0.004340471</text:p>
          </table:table-cell>
          <table:table-cell office:value-type="float" office:value="0" calcext:value-type="float">
            <text:p>0</text:p>
          </table:table-cell>
          <table:table-cell office:value-type="float" office:value="0.1715307" calcext:value-type="float">
            <text:p>0.1715307</text:p>
          </table:table-cell>
          <table:table-cell office:value-type="float" office:value="4.848186" calcext:value-type="float">
            <text:p>4.848186</text:p>
          </table:table-cell>
          <table:table-cell office:value-type="float" office:value="-2.382398" calcext:value-type="float">
            <text:p>-2.382398</text:p>
          </table:table-cell>
          <table:table-cell office:value-type="float" office:value="2.465788" calcext:value-type="float">
            <text:p>2.465788</text:p>
          </table:table-cell>
          <table:table-cell office:value-type="float" office:value="-228.8406" calcext:value-type="float">
            <text:p>-228.8406</text:p>
          </table:table-cell>
          <table:table-cell office:value-type="float" office:value="0" calcext:value-type="float">
            <text:p>0</text:p>
          </table:table-cell>
          <table:table-cell office:value-type="float" office:value="5.303413" calcext:value-type="float">
            <text:p>5.303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2" calcext:value-type="float">
            <text:p>30052002</text:p>
          </table:table-cell>
          <table:table-cell office:value-type="float" office:value="261.4374" calcext:value-type="float">
            <text:p>261.4374</text:p>
          </table:table-cell>
          <table:table-cell office:value-type="float" office:value="13180.19" calcext:value-type="float">
            <text:p>13180.19</text:p>
          </table:table-cell>
          <table:table-cell office:value-type="float" office:value="0" calcext:value-type="float">
            <text:p>0</text:p>
          </table:table-cell>
          <table:table-cell office:value-type="float" office:value="0.02016536" calcext:value-type="float">
            <text:p>0.02016536</text:p>
          </table:table-cell>
          <table:table-cell office:value-type="float" office:value="-232.1439" calcext:value-type="float">
            <text:p>-232.1439</text:p>
          </table:table-cell>
          <table:table-cell office:value-type="float" office:value="594.0096" calcext:value-type="float">
            <text:p>594.0096</text:p>
          </table:table-cell>
          <table:table-cell office:value-type="float" office:value="-1.006448" calcext:value-type="float">
            <text:p>-1.006448</text:p>
          </table:table-cell>
          <table:table-cell office:value-type="float" office:value="107.7253" calcext:value-type="float">
            <text:p>107.7253</text:p>
          </table:table-cell>
          <table:table-cell office:value-type="float" office:value="117.6832" calcext:value-type="float">
            <text:p>117.6832</text:p>
          </table:table-cell>
          <table:table-cell office:value-type="float" office:value="0.07551579" calcext:value-type="float">
            <text:p>0.07551579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2528" calcext:value-type="float">
            <text:p>0.0006482528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27.6567" calcext:value-type="float">
            <text:p>-227.6567</text:p>
          </table:table-cell>
          <table:table-cell office:value-type="float" office:value="0" calcext:value-type="float">
            <text:p>0</text:p>
          </table:table-cell>
          <table:table-cell office:value-type="float" office:value="361.0678" calcext:value-type="float">
            <text:p>361.0678</text:p>
          </table:table-cell>
          <table:table-cell office:value-type="float" office:value="1064.124" calcext:value-type="float">
            <text:p>1064.124</text:p>
          </table:table-cell>
          <table:table-cell office:value-type="float" office:value="1307.176" calcext:value-type="float">
            <text:p>1307.176</text:p>
          </table:table-cell>
          <table:table-cell office:value-type="float" office:value="1306.822" calcext:value-type="float">
            <text:p>1306.822</text:p>
          </table:table-cell>
          <table:table-cell office:value-type="float" office:value="786.6006" calcext:value-type="float">
            <text:p>786.6006</text:p>
          </table:table-cell>
          <table:table-cell office:value-type="float" office:value="1096.751" calcext:value-type="float">
            <text:p>1096.751</text:p>
          </table:table-cell>
          <table:table-cell office:value-type="float" office:value="416.939" calcext:value-type="float">
            <text:p>416.939</text:p>
          </table:table-cell>
          <table:table-cell office:value-type="float" office:value="1872.1" calcext:value-type="float">
            <text:p>1872.1</text:p>
          </table:table-cell>
          <table:table-cell office:value-type="float" office:value="2103.636" calcext:value-type="float">
            <text:p>2103.636</text:p>
          </table:table-cell>
          <table:table-cell office:value-type="float" office:value="1675.766" calcext:value-type="float">
            <text:p>1675.766</text:p>
          </table:table-cell>
          <table:table-cell office:value-type="float" office:value="584.5028" calcext:value-type="float">
            <text:p>584.5028</text:p>
          </table:table-cell>
          <table:table-cell office:value-type="float" office:value="569.8945" calcext:value-type="float">
            <text:p>569.8945</text:p>
          </table:table-cell>
          <table:table-cell office:value-type="float" office:value="142.8575" calcext:value-type="float">
            <text:p>142.8575</text:p>
          </table:table-cell>
          <table:table-cell office:value-type="float" office:value="35.7093" calcext:value-type="float">
            <text:p>35.7093</text:p>
          </table:table-cell>
          <table:table-cell office:value-type="float" office:value="0" calcext:value-type="float">
            <text:p>0</text:p>
          </table:table-cell>
          <table:table-cell office:value-type="float" office:value="-0.004498079" calcext:value-type="float">
            <text:p>-0.004498079</text:p>
          </table:table-cell>
          <table:table-cell office:value-type="float" office:value="0" calcext:value-type="float">
            <text:p>0</text:p>
          </table:table-cell>
          <table:table-cell office:value-type="float" office:value="0.2014864" calcext:value-type="float">
            <text:p>0.2014864</text:p>
          </table:table-cell>
          <table:table-cell office:value-type="float" office:value="6.478678" calcext:value-type="float">
            <text:p>6.478678</text:p>
          </table:table-cell>
          <table:table-cell office:value-type="float" office:value="-3.07241" calcext:value-type="float">
            <text:p>-3.07241</text:p>
          </table:table-cell>
          <table:table-cell office:value-type="float" office:value="3.406267" calcext:value-type="float">
            <text:p>3.406267</text:p>
          </table:table-cell>
          <table:table-cell office:value-type="float" office:value="-231.6622" calcext:value-type="float">
            <text:p>-231.6622</text:p>
          </table:table-cell>
          <table:table-cell office:value-type="float" office:value="0" calcext:value-type="float">
            <text:p>0</text:p>
          </table:table-cell>
          <table:table-cell office:value-type="float" office:value="5.413596" calcext:value-type="float">
            <text:p>5.413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2" calcext:value-type="float">
            <text:p>31052002</text:p>
          </table:table-cell>
          <table:table-cell office:value-type="float" office:value="259.3354" calcext:value-type="float">
            <text:p>259.3354</text:p>
          </table:table-cell>
          <table:table-cell office:value-type="float" office:value="13179.81" calcext:value-type="float">
            <text:p>13179.81</text:p>
          </table:table-cell>
          <table:table-cell office:value-type="float" office:value="0" calcext:value-type="float">
            <text:p>0</text:p>
          </table:table-cell>
          <table:table-cell office:value-type="float" office:value="0.02533335" calcext:value-type="float">
            <text:p>0.02533335</text:p>
          </table:table-cell>
          <table:table-cell office:value-type="float" office:value="-234.6578" calcext:value-type="float">
            <text:p>-234.6578</text:p>
          </table:table-cell>
          <table:table-cell office:value-type="float" office:value="598.7648" calcext:value-type="float">
            <text:p>598.7648</text:p>
          </table:table-cell>
          <table:table-cell office:value-type="float" office:value="-1.218202" calcext:value-type="float">
            <text:p>-1.218202</text:p>
          </table:table-cell>
          <table:table-cell office:value-type="float" office:value="104.7797" calcext:value-type="float">
            <text:p>104.7797</text:p>
          </table:table-cell>
          <table:table-cell office:value-type="float" office:value="116.7641" calcext:value-type="float">
            <text:p>116.7641</text:p>
          </table:table-cell>
          <table:table-cell office:value-type="float" office:value="0.07551068" calcext:value-type="float">
            <text:p>0.07551068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2528" calcext:value-type="float">
            <text:p>0.0006482528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28.9171" calcext:value-type="float">
            <text:p>-228.9171</text:p>
          </table:table-cell>
          <table:table-cell office:value-type="float" office:value="0" calcext:value-type="float">
            <text:p>0</text:p>
          </table:table-cell>
          <table:table-cell office:value-type="float" office:value="361.546" calcext:value-type="float">
            <text:p>361.546</text:p>
          </table:table-cell>
          <table:table-cell office:value-type="float" office:value="1063.558" calcext:value-type="float">
            <text:p>1063.558</text:p>
          </table:table-cell>
          <table:table-cell office:value-type="float" office:value="1306.651" calcext:value-type="float">
            <text:p>1306.651</text:p>
          </table:table-cell>
          <table:table-cell office:value-type="float" office:value="1306.443" calcext:value-type="float">
            <text:p>1306.443</text:p>
          </table:table-cell>
          <table:table-cell office:value-type="float" office:value="786.3759" calcext:value-type="float">
            <text:p>786.3759</text:p>
          </table:table-cell>
          <table:table-cell office:value-type="float" office:value="1096.586" calcext:value-type="float">
            <text:p>1096.586</text:p>
          </table:table-cell>
          <table:table-cell office:value-type="float" office:value="416.8986" calcext:value-type="float">
            <text:p>416.8986</text:p>
          </table:table-cell>
          <table:table-cell office:value-type="float" office:value="1872.022" calcext:value-type="float">
            <text:p>1872.022</text:p>
          </table:table-cell>
          <table:table-cell office:value-type="float" office:value="2103.591" calcext:value-type="float">
            <text:p>2103.591</text:p>
          </table:table-cell>
          <table:table-cell office:value-type="float" office:value="1675.749" calcext:value-type="float">
            <text:p>1675.749</text:p>
          </table:table-cell>
          <table:table-cell office:value-type="float" office:value="584.4958" calcext:value-type="float">
            <text:p>584.4958</text:p>
          </table:table-cell>
          <table:table-cell office:value-type="float" office:value="569.8937" calcext:value-type="float">
            <text:p>569.8937</text:p>
          </table:table-cell>
          <table:table-cell office:value-type="float" office:value="142.8575" calcext:value-type="float">
            <text:p>142.8575</text:p>
          </table:table-cell>
          <table:table-cell office:value-type="float" office:value="35.70929" calcext:value-type="float">
            <text:p>35.70929</text:p>
          </table:table-cell>
          <table:table-cell office:value-type="float" office:value="0" calcext:value-type="float">
            <text:p>0</text:p>
          </table:table-cell>
          <table:table-cell office:value-type="float" office:value="-0.004716798" calcext:value-type="float">
            <text:p>-0.004716798</text:p>
          </table:table-cell>
          <table:table-cell office:value-type="float" office:value="0" calcext:value-type="float">
            <text:p>0</text:p>
          </table:table-cell>
          <table:table-cell office:value-type="float" office:value="0.2386054" calcext:value-type="float">
            <text:p>0.2386054</text:p>
          </table:table-cell>
          <table:table-cell office:value-type="float" office:value="8.296563" calcext:value-type="float">
            <text:p>8.296563</text:p>
          </table:table-cell>
          <table:table-cell office:value-type="float" office:value="-3.849034" calcext:value-type="float">
            <text:p>-3.849034</text:p>
          </table:table-cell>
          <table:table-cell office:value-type="float" office:value="4.447529" calcext:value-type="float">
            <text:p>4.447529</text:p>
          </table:table-cell>
          <table:table-cell office:value-type="float" office:value="-234.0646" calcext:value-type="float">
            <text:p>-234.0646</text:p>
          </table:table-cell>
          <table:table-cell office:value-type="float" office:value="0" calcext:value-type="float">
            <text:p>0</text:p>
          </table:table-cell>
          <table:table-cell office:value-type="float" office:value="5.512073" calcext:value-type="float">
            <text:p>5.512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2" calcext:value-type="float">
            <text:p>1062002</text:p>
          </table:table-cell>
          <table:table-cell office:value-type="float" office:value="257.7868" calcext:value-type="float">
            <text:p>257.7868</text:p>
          </table:table-cell>
          <table:table-cell office:value-type="float" office:value="13179.04" calcext:value-type="float">
            <text:p>13179.04</text:p>
          </table:table-cell>
          <table:table-cell office:value-type="float" office:value="0" calcext:value-type="float">
            <text:p>0</text:p>
          </table:table-cell>
          <table:table-cell office:value-type="float" office:value="0.03199065" calcext:value-type="float">
            <text:p>0.03199065</text:p>
          </table:table-cell>
          <table:table-cell office:value-type="float" office:value="-237.0143" calcext:value-type="float">
            <text:p>-237.0143</text:p>
          </table:table-cell>
          <table:table-cell office:value-type="float" office:value="605.0654" calcext:value-type="float">
            <text:p>605.0654</text:p>
          </table:table-cell>
          <table:table-cell office:value-type="float" office:value="-1.450942" calcext:value-type="float">
            <text:p>-1.450942</text:p>
          </table:table-cell>
          <table:table-cell office:value-type="float" office:value="103.2797" calcext:value-type="float">
            <text:p>103.2797</text:p>
          </table:table-cell>
          <table:table-cell office:value-type="float" office:value="116.4293" calcext:value-type="float">
            <text:p>116.4293</text:p>
          </table:table-cell>
          <table:table-cell office:value-type="float" office:value="0.0755123" calcext:value-type="float">
            <text:p>0.0755123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2528" calcext:value-type="float">
            <text:p>0.0006482528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29.6967" calcext:value-type="float">
            <text:p>-229.6967</text:p>
          </table:table-cell>
          <table:table-cell office:value-type="float" office:value="0" calcext:value-type="float">
            <text:p>0</text:p>
          </table:table-cell>
          <table:table-cell office:value-type="float" office:value="361.7689" calcext:value-type="float">
            <text:p>361.7689</text:p>
          </table:table-cell>
          <table:table-cell office:value-type="float" office:value="1062.977" calcext:value-type="float">
            <text:p>1062.977</text:p>
          </table:table-cell>
          <table:table-cell office:value-type="float" office:value="1306.093" calcext:value-type="float">
            <text:p>1306.093</text:p>
          </table:table-cell>
          <table:table-cell office:value-type="float" office:value="1306.031" calcext:value-type="float">
            <text:p>1306.031</text:p>
          </table:table-cell>
          <table:table-cell office:value-type="float" office:value="786.1284" calcext:value-type="float">
            <text:p>786.1284</text:p>
          </table:table-cell>
          <table:table-cell office:value-type="float" office:value="1096.401" calcext:value-type="float">
            <text:p>1096.401</text:p>
          </table:table-cell>
          <table:table-cell office:value-type="float" office:value="416.8541" calcext:value-type="float">
            <text:p>416.8541</text:p>
          </table:table-cell>
          <table:table-cell office:value-type="float" office:value="1871.932" calcext:value-type="float">
            <text:p>1871.932</text:p>
          </table:table-cell>
          <table:table-cell office:value-type="float" office:value="2103.538" calcext:value-type="float">
            <text:p>2103.538</text:p>
          </table:table-cell>
          <table:table-cell office:value-type="float" office:value="1675.731" calcext:value-type="float">
            <text:p>1675.731</text:p>
          </table:table-cell>
          <table:table-cell office:value-type="float" office:value="584.4887" calcext:value-type="float">
            <text:p>584.4887</text:p>
          </table:table-cell>
          <table:table-cell office:value-type="float" office:value="569.8929" calcext:value-type="float">
            <text:p>569.8929</text:p>
          </table:table-cell>
          <table:table-cell office:value-type="float" office:value="142.8574" calcext:value-type="float">
            <text:p>142.8574</text:p>
          </table:table-cell>
          <table:table-cell office:value-type="float" office:value="35.70927" calcext:value-type="float">
            <text:p>35.70927</text:p>
          </table:table-cell>
          <table:table-cell office:value-type="float" office:value="0" calcext:value-type="float">
            <text:p>0</text:p>
          </table:table-cell>
          <table:table-cell office:value-type="float" office:value="-0.0049593" calcext:value-type="float">
            <text:p>-0.0049593</text:p>
          </table:table-cell>
          <table:table-cell office:value-type="float" office:value="0" calcext:value-type="float">
            <text:p>0</text:p>
          </table:table-cell>
          <table:table-cell office:value-type="float" office:value="0.2724153" calcext:value-type="float">
            <text:p>0.2724153</text:p>
          </table:table-cell>
          <table:table-cell office:value-type="float" office:value="10.52025" calcext:value-type="float">
            <text:p>10.52025</text:p>
          </table:table-cell>
          <table:table-cell office:value-type="float" office:value="-4.729228" calcext:value-type="float">
            <text:p>-4.729228</text:p>
          </table:table-cell>
          <table:table-cell office:value-type="float" office:value="5.791025" calcext:value-type="float">
            <text:p>5.791025</text:p>
          </table:table-cell>
          <table:table-cell office:value-type="float" office:value="-236.2834" calcext:value-type="float">
            <text:p>-236.2834</text:p>
          </table:table-cell>
          <table:table-cell office:value-type="float" office:value="0" calcext:value-type="float">
            <text:p>0</text:p>
          </table:table-cell>
          <table:table-cell office:value-type="float" office:value="5.605054" calcext:value-type="float">
            <text:p>5.605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2" calcext:value-type="float">
            <text:p>2062002</text:p>
          </table:table-cell>
          <table:table-cell office:value-type="float" office:value="256.439" calcext:value-type="float">
            <text:p>256.439</text:p>
          </table:table-cell>
          <table:table-cell office:value-type="float" office:value="13178.14" calcext:value-type="float">
            <text:p>13178.14</text:p>
          </table:table-cell>
          <table:table-cell office:value-type="float" office:value="0" calcext:value-type="float">
            <text:p>0</text:p>
          </table:table-cell>
          <table:table-cell office:value-type="float" office:value="0.03908616" calcext:value-type="float">
            <text:p>0.03908616</text:p>
          </table:table-cell>
          <table:table-cell office:value-type="float" office:value="-239.3414" calcext:value-type="float">
            <text:p>-239.3414</text:p>
          </table:table-cell>
          <table:table-cell office:value-type="float" office:value="615.2119" calcext:value-type="float">
            <text:p>615.2119</text:p>
          </table:table-cell>
          <table:table-cell office:value-type="float" office:value="-1.690676" calcext:value-type="float">
            <text:p>-1.690676</text:p>
          </table:table-cell>
          <table:table-cell office:value-type="float" office:value="102.3509" calcext:value-type="float">
            <text:p>102.3509</text:p>
          </table:table-cell>
          <table:table-cell office:value-type="float" office:value="116.2977" calcext:value-type="float">
            <text:p>116.2977</text:p>
          </table:table-cell>
          <table:table-cell office:value-type="float" office:value="0.07552821" calcext:value-type="float">
            <text:p>0.07552821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2528" calcext:value-type="float">
            <text:p>0.0006482528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30.3835" calcext:value-type="float">
            <text:p>-230.3835</text:p>
          </table:table-cell>
          <table:table-cell office:value-type="float" office:value="0" calcext:value-type="float">
            <text:p>0</text:p>
          </table:table-cell>
          <table:table-cell office:value-type="float" office:value="361.9081" calcext:value-type="float">
            <text:p>361.9081</text:p>
          </table:table-cell>
          <table:table-cell office:value-type="float" office:value="1062.403" calcext:value-type="float">
            <text:p>1062.403</text:p>
          </table:table-cell>
          <table:table-cell office:value-type="float" office:value="1305.519" calcext:value-type="float">
            <text:p>1305.519</text:p>
          </table:table-cell>
          <table:table-cell office:value-type="float" office:value="1305.598" calcext:value-type="float">
            <text:p>1305.598</text:p>
          </table:table-cell>
          <table:table-cell office:value-type="float" office:value="785.8669" calcext:value-type="float">
            <text:p>785.8669</text:p>
          </table:table-cell>
          <table:table-cell office:value-type="float" office:value="1096.203" calcext:value-type="float">
            <text:p>1096.203</text:p>
          </table:table-cell>
          <table:table-cell office:value-type="float" office:value="416.8045" calcext:value-type="float">
            <text:p>416.8045</text:p>
          </table:table-cell>
          <table:table-cell office:value-type="float" office:value="1871.839" calcext:value-type="float">
            <text:p>1871.839</text:p>
          </table:table-cell>
          <table:table-cell office:value-type="float" office:value="2103.484" calcext:value-type="float">
            <text:p>2103.484</text:p>
          </table:table-cell>
          <table:table-cell office:value-type="float" office:value="1675.714" calcext:value-type="float">
            <text:p>1675.714</text:p>
          </table:table-cell>
          <table:table-cell office:value-type="float" office:value="584.4816" calcext:value-type="float">
            <text:p>584.4816</text:p>
          </table:table-cell>
          <table:table-cell office:value-type="float" office:value="569.8921" calcext:value-type="float">
            <text:p>569.8921</text:p>
          </table:table-cell>
          <table:table-cell office:value-type="float" office:value="142.8574" calcext:value-type="float">
            <text:p>142.8574</text:p>
          </table:table-cell>
          <table:table-cell office:value-type="float" office:value="35.70926" calcext:value-type="float">
            <text:p>35.70926</text:p>
          </table:table-cell>
          <table:table-cell office:value-type="float" office:value="0" calcext:value-type="float">
            <text:p>0</text:p>
          </table:table-cell>
          <table:table-cell office:value-type="float" office:value="-0.00521287" calcext:value-type="float">
            <text:p>-0.00521287</text:p>
          </table:table-cell>
          <table:table-cell office:value-type="float" office:value="0" calcext:value-type="float">
            <text:p>0</text:p>
          </table:table-cell>
          <table:table-cell office:value-type="float" office:value="0.3056915" calcext:value-type="float">
            <text:p>0.3056915</text:p>
          </table:table-cell>
          <table:table-cell office:value-type="float" office:value="12.88732" calcext:value-type="float">
            <text:p>12.88732</text:p>
          </table:table-cell>
          <table:table-cell office:value-type="float" office:value="-5.696433" calcext:value-type="float">
            <text:p>-5.696433</text:p>
          </table:table-cell>
          <table:table-cell office:value-type="float" office:value="7.19089" calcext:value-type="float">
            <text:p>7.19089</text:p>
          </table:table-cell>
          <table:table-cell office:value-type="float" office:value="-238.4554" calcext:value-type="float">
            <text:p>-238.4554</text:p>
          </table:table-cell>
          <table:table-cell office:value-type="float" office:value="0" calcext:value-type="float">
            <text:p>0</text:p>
          </table:table-cell>
          <table:table-cell office:value-type="float" office:value="5.688338" calcext:value-type="float">
            <text:p>5.688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2" calcext:value-type="float">
            <text:p>3062002</text:p>
          </table:table-cell>
          <table:table-cell office:value-type="float" office:value="255.3187" calcext:value-type="float">
            <text:p>255.3187</text:p>
          </table:table-cell>
          <table:table-cell office:value-type="float" office:value="13177.21" calcext:value-type="float">
            <text:p>13177.21</text:p>
          </table:table-cell>
          <table:table-cell office:value-type="float" office:value="0" calcext:value-type="float">
            <text:p>0</text:p>
          </table:table-cell>
          <table:table-cell office:value-type="float" office:value="0.04578793" calcext:value-type="float">
            <text:p>0.04578793</text:p>
          </table:table-cell>
          <table:table-cell office:value-type="float" office:value="-241.5094" calcext:value-type="float">
            <text:p>-241.5094</text:p>
          </table:table-cell>
          <table:table-cell office:value-type="float" office:value="622.9816" calcext:value-type="float">
            <text:p>622.9816</text:p>
          </table:table-cell>
          <table:table-cell office:value-type="float" office:value="-1.9502" calcext:value-type="float">
            <text:p>-1.9502</text:p>
          </table:table-cell>
          <table:table-cell office:value-type="float" office:value="102.1155" calcext:value-type="float">
            <text:p>102.1155</text:p>
          </table:table-cell>
          <table:table-cell office:value-type="float" office:value="116.2553" calcext:value-type="float">
            <text:p>116.2553</text:p>
          </table:table-cell>
          <table:table-cell office:value-type="float" office:value="0.07557849" calcext:value-type="float">
            <text:p>0.07557849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2534" calcext:value-type="float">
            <text:p>0.0006482534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30.0957" calcext:value-type="float">
            <text:p>-230.0957</text:p>
          </table:table-cell>
          <table:table-cell office:value-type="float" office:value="0" calcext:value-type="float">
            <text:p>0</text:p>
          </table:table-cell>
          <table:table-cell office:value-type="float" office:value="362.0092" calcext:value-type="float">
            <text:p>362.0092</text:p>
          </table:table-cell>
          <table:table-cell office:value-type="float" office:value="1061.911" calcext:value-type="float">
            <text:p>1061.911</text:p>
          </table:table-cell>
          <table:table-cell office:value-type="float" office:value="1305.002" calcext:value-type="float">
            <text:p>1305.002</text:p>
          </table:table-cell>
          <table:table-cell office:value-type="float" office:value="1305.189" calcext:value-type="float">
            <text:p>1305.189</text:p>
          </table:table-cell>
          <table:table-cell office:value-type="float" office:value="785.6161" calcext:value-type="float">
            <text:p>785.6161</text:p>
          </table:table-cell>
          <table:table-cell office:value-type="float" office:value="1096.001" calcext:value-type="float">
            <text:p>1096.001</text:p>
          </table:table-cell>
          <table:table-cell office:value-type="float" office:value="416.7534" calcext:value-type="float">
            <text:p>416.7534</text:p>
          </table:table-cell>
          <table:table-cell office:value-type="float" office:value="1871.732" calcext:value-type="float">
            <text:p>1871.732</text:p>
          </table:table-cell>
          <table:table-cell office:value-type="float" office:value="2103.429" calcext:value-type="float">
            <text:p>2103.429</text:p>
          </table:table-cell>
          <table:table-cell office:value-type="float" office:value="1675.696" calcext:value-type="float">
            <text:p>1675.696</text:p>
          </table:table-cell>
          <table:table-cell office:value-type="float" office:value="584.4745" calcext:value-type="float">
            <text:p>584.4745</text:p>
          </table:table-cell>
          <table:table-cell office:value-type="float" office:value="569.8912" calcext:value-type="float">
            <text:p>569.8912</text:p>
          </table:table-cell>
          <table:table-cell office:value-type="float" office:value="142.8574" calcext:value-type="float">
            <text:p>142.8574</text:p>
          </table:table-cell>
          <table:table-cell office:value-type="float" office:value="35.70924" calcext:value-type="float">
            <text:p>35.70924</text:p>
          </table:table-cell>
          <table:table-cell office:value-type="float" office:value="0" calcext:value-type="float">
            <text:p>0</text:p>
          </table:table-cell>
          <table:table-cell office:value-type="float" office:value="-0.005420321" calcext:value-type="float">
            <text:p>-0.005420321</text:p>
          </table:table-cell>
          <table:table-cell office:value-type="float" office:value="0" calcext:value-type="float">
            <text:p>0</text:p>
          </table:table-cell>
          <table:table-cell office:value-type="float" office:value="0.3581765" calcext:value-type="float">
            <text:p>0.3581765</text:p>
          </table:table-cell>
          <table:table-cell office:value-type="float" office:value="15.93571" calcext:value-type="float">
            <text:p>15.93571</text:p>
          </table:table-cell>
          <table:table-cell office:value-type="float" office:value="-6.548829" calcext:value-type="float">
            <text:p>-6.548829</text:p>
          </table:table-cell>
          <table:table-cell office:value-type="float" office:value="9.386883" calcext:value-type="float">
            <text:p>9.386883</text:p>
          </table:table-cell>
          <table:table-cell office:value-type="float" office:value="-240.4217" calcext:value-type="float">
            <text:p>-240.4217</text:p>
          </table:table-cell>
          <table:table-cell office:value-type="float" office:value="0" calcext:value-type="float">
            <text:p>0</text:p>
          </table:table-cell>
          <table:table-cell office:value-type="float" office:value="5.743875" calcext:value-type="float">
            <text:p>5.743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2" calcext:value-type="float">
            <text:p>4062002</text:p>
          </table:table-cell>
          <table:table-cell office:value-type="float" office:value="254.3759" calcext:value-type="float">
            <text:p>254.3759</text:p>
          </table:table-cell>
          <table:table-cell office:value-type="float" office:value="13176.47" calcext:value-type="float">
            <text:p>13176.47</text:p>
          </table:table-cell>
          <table:table-cell office:value-type="float" office:value="0" calcext:value-type="float">
            <text:p>0</text:p>
          </table:table-cell>
          <table:table-cell office:value-type="float" office:value="0.05282588" calcext:value-type="float">
            <text:p>0.05282588</text:p>
          </table:table-cell>
          <table:table-cell office:value-type="float" office:value="-243.3825" calcext:value-type="float">
            <text:p>-243.3825</text:p>
          </table:table-cell>
          <table:table-cell office:value-type="float" office:value="625.2601" calcext:value-type="float">
            <text:p>625.2601</text:p>
          </table:table-cell>
          <table:table-cell office:value-type="float" office:value="-2.258251" calcext:value-type="float">
            <text:p>-2.258251</text:p>
          </table:table-cell>
          <table:table-cell office:value-type="float" office:value="101.9257" calcext:value-type="float">
            <text:p>101.9257</text:p>
          </table:table-cell>
          <table:table-cell office:value-type="float" office:value="116.137" calcext:value-type="float">
            <text:p>116.137</text:p>
          </table:table-cell>
          <table:table-cell office:value-type="float" office:value="0.075698" calcext:value-type="float">
            <text:p>0.075698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2541" calcext:value-type="float">
            <text:p>0.0006482541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29.2391" calcext:value-type="float">
            <text:p>-229.2391</text:p>
          </table:table-cell>
          <table:table-cell office:value-type="float" office:value="0" calcext:value-type="float">
            <text:p>0</text:p>
          </table:table-cell>
          <table:table-cell office:value-type="float" office:value="362.1214" calcext:value-type="float">
            <text:p>362.1214</text:p>
          </table:table-cell>
          <table:table-cell office:value-type="float" office:value="1061.553" calcext:value-type="float">
            <text:p>1061.553</text:p>
          </table:table-cell>
          <table:table-cell office:value-type="float" office:value="1304.619" calcext:value-type="float">
            <text:p>1304.619</text:p>
          </table:table-cell>
          <table:table-cell office:value-type="float" office:value="1304.869" calcext:value-type="float">
            <text:p>1304.869</text:p>
          </table:table-cell>
          <table:table-cell office:value-type="float" office:value="785.412" calcext:value-type="float">
            <text:p>785.412</text:p>
          </table:table-cell>
          <table:table-cell office:value-type="float" office:value="1095.827" calcext:value-type="float">
            <text:p>1095.827</text:p>
          </table:table-cell>
          <table:table-cell office:value-type="float" office:value="416.7065" calcext:value-type="float">
            <text:p>416.7065</text:p>
          </table:table-cell>
          <table:table-cell office:value-type="float" office:value="1871.624" calcext:value-type="float">
            <text:p>1871.624</text:p>
          </table:table-cell>
          <table:table-cell office:value-type="float" office:value="2103.374" calcext:value-type="float">
            <text:p>2103.374</text:p>
          </table:table-cell>
          <table:table-cell office:value-type="float" office:value="1675.678" calcext:value-type="float">
            <text:p>1675.678</text:p>
          </table:table-cell>
          <table:table-cell office:value-type="float" office:value="584.4673" calcext:value-type="float">
            <text:p>584.4673</text:p>
          </table:table-cell>
          <table:table-cell office:value-type="float" office:value="569.8904" calcext:value-type="float">
            <text:p>569.8904</text:p>
          </table:table-cell>
          <table:table-cell office:value-type="float" office:value="142.8573" calcext:value-type="float">
            <text:p>142.8573</text:p>
          </table:table-cell>
          <table:table-cell office:value-type="float" office:value="35.70923" calcext:value-type="float">
            <text:p>35.70923</text:p>
          </table:table-cell>
          <table:table-cell office:value-type="float" office:value="0" calcext:value-type="float">
            <text:p>0</text:p>
          </table:table-cell>
          <table:table-cell office:value-type="float" office:value="-0.00551298" calcext:value-type="float">
            <text:p>-0.00551298</text:p>
          </table:table-cell>
          <table:table-cell office:value-type="float" office:value="0" calcext:value-type="float">
            <text:p>0</text:p>
          </table:table-cell>
          <table:table-cell office:value-type="float" office:value="0.3967181" calcext:value-type="float">
            <text:p>0.3967181</text:p>
          </table:table-cell>
          <table:table-cell office:value-type="float" office:value="19.26232" calcext:value-type="float">
            <text:p>19.26232</text:p>
          </table:table-cell>
          <table:table-cell office:value-type="float" office:value="-7.454824" calcext:value-type="float">
            <text:p>-7.454824</text:p>
          </table:table-cell>
          <table:table-cell office:value-type="float" office:value="11.8075" calcext:value-type="float">
            <text:p>11.8075</text:p>
          </table:table-cell>
          <table:table-cell office:value-type="float" office:value="-242.0306" calcext:value-type="float">
            <text:p>-242.0306</text:p>
          </table:table-cell>
          <table:table-cell office:value-type="float" office:value="0" calcext:value-type="float">
            <text:p>0</text:p>
          </table:table-cell>
          <table:table-cell office:value-type="float" office:value="5.786" calcext:value-type="float">
            <text:p>5.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2" calcext:value-type="float">
            <text:p>5062002</text:p>
          </table:table-cell>
          <table:table-cell office:value-type="float" office:value="253.4833" calcext:value-type="float">
            <text:p>253.4833</text:p>
          </table:table-cell>
          <table:table-cell office:value-type="float" office:value="13175.71" calcext:value-type="float">
            <text:p>13175.71</text:p>
          </table:table-cell>
          <table:table-cell office:value-type="float" office:value="0" calcext:value-type="float">
            <text:p>0</text:p>
          </table:table-cell>
          <table:table-cell office:value-type="float" office:value="0.06139228" calcext:value-type="float">
            <text:p>0.06139228</text:p>
          </table:table-cell>
          <table:table-cell office:value-type="float" office:value="-245.2684" calcext:value-type="float">
            <text:p>-245.2684</text:p>
          </table:table-cell>
          <table:table-cell office:value-type="float" office:value="633.3062" calcext:value-type="float">
            <text:p>633.3062</text:p>
          </table:table-cell>
          <table:table-cell office:value-type="float" office:value="-2.664759" calcext:value-type="float">
            <text:p>-2.664759</text:p>
          </table:table-cell>
          <table:table-cell office:value-type="float" office:value="101.6517" calcext:value-type="float">
            <text:p>101.6517</text:p>
          </table:table-cell>
          <table:table-cell office:value-type="float" office:value="116.0664" calcext:value-type="float">
            <text:p>116.0664</text:p>
          </table:table-cell>
          <table:table-cell office:value-type="float" office:value="0.07581851" calcext:value-type="float">
            <text:p>0.07581851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2541" calcext:value-type="float">
            <text:p>0.0006482541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28.1776" calcext:value-type="float">
            <text:p>-228.1776</text:p>
          </table:table-cell>
          <table:table-cell office:value-type="float" office:value="0" calcext:value-type="float">
            <text:p>0</text:p>
          </table:table-cell>
          <table:table-cell office:value-type="float" office:value="362.219" calcext:value-type="float">
            <text:p>362.219</text:p>
          </table:table-cell>
          <table:table-cell office:value-type="float" office:value="1061.158" calcext:value-type="float">
            <text:p>1061.158</text:p>
          </table:table-cell>
          <table:table-cell office:value-type="float" office:value="1304.222" calcext:value-type="float">
            <text:p>1304.222</text:p>
          </table:table-cell>
          <table:table-cell office:value-type="float" office:value="1304.568" calcext:value-type="float">
            <text:p>1304.568</text:p>
          </table:table-cell>
          <table:table-cell office:value-type="float" office:value="785.2147" calcext:value-type="float">
            <text:p>785.2147</text:p>
          </table:table-cell>
          <table:table-cell office:value-type="float" office:value="1095.667" calcext:value-type="float">
            <text:p>1095.667</text:p>
          </table:table-cell>
          <table:table-cell office:value-type="float" office:value="416.6639" calcext:value-type="float">
            <text:p>416.6639</text:p>
          </table:table-cell>
          <table:table-cell office:value-type="float" office:value="1871.528" calcext:value-type="float">
            <text:p>1871.528</text:p>
          </table:table-cell>
          <table:table-cell office:value-type="float" office:value="2103.317" calcext:value-type="float">
            <text:p>2103.317</text:p>
          </table:table-cell>
          <table:table-cell office:value-type="float" office:value="1675.648" calcext:value-type="float">
            <text:p>1675.648</text:p>
          </table:table-cell>
          <table:table-cell office:value-type="float" office:value="584.4602" calcext:value-type="float">
            <text:p>584.4602</text:p>
          </table:table-cell>
          <table:table-cell office:value-type="float" office:value="569.8896" calcext:value-type="float">
            <text:p>569.8896</text:p>
          </table:table-cell>
          <table:table-cell office:value-type="float" office:value="142.8573" calcext:value-type="float">
            <text:p>142.8573</text:p>
          </table:table-cell>
          <table:table-cell office:value-type="float" office:value="35.70922" calcext:value-type="float">
            <text:p>35.70922</text:p>
          </table:table-cell>
          <table:table-cell office:value-type="float" office:value="0" calcext:value-type="float">
            <text:p>0</text:p>
          </table:table-cell>
          <table:table-cell office:value-type="float" office:value="-0.005616325" calcext:value-type="float">
            <text:p>-0.005616325</text:p>
          </table:table-cell>
          <table:table-cell office:value-type="float" office:value="0" calcext:value-type="float">
            <text:p>0</text:p>
          </table:table-cell>
          <table:table-cell office:value-type="float" office:value="0.4420091" calcext:value-type="float">
            <text:p>0.4420091</text:p>
          </table:table-cell>
          <table:table-cell office:value-type="float" office:value="23.12285" calcext:value-type="float">
            <text:p>23.12285</text:p>
          </table:table-cell>
          <table:table-cell office:value-type="float" office:value="-8.775868" calcext:value-type="float">
            <text:p>-8.775868</text:p>
          </table:table-cell>
          <table:table-cell office:value-type="float" office:value="14.34698" calcext:value-type="float">
            <text:p>14.34698</text:p>
          </table:table-cell>
          <table:table-cell office:value-type="float" office:value="-243.6067" calcext:value-type="float">
            <text:p>-243.6067</text:p>
          </table:table-cell>
          <table:table-cell office:value-type="float" office:value="0" calcext:value-type="float">
            <text:p>0</text:p>
          </table:table-cell>
          <table:table-cell office:value-type="float" office:value="5.880851" calcext:value-type="float">
            <text:p>5.88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2" calcext:value-type="float">
            <text:p>6062002</text:p>
          </table:table-cell>
          <table:table-cell office:value-type="float" office:value="252.5404" calcext:value-type="float">
            <text:p>252.5404</text:p>
          </table:table-cell>
          <table:table-cell office:value-type="float" office:value="13174.88" calcext:value-type="float">
            <text:p>13174.88</text:p>
          </table:table-cell>
          <table:table-cell office:value-type="float" office:value="0" calcext:value-type="float">
            <text:p>0</text:p>
          </table:table-cell>
          <table:table-cell office:value-type="float" office:value="0.07234407" calcext:value-type="float">
            <text:p>0.07234407</text:p>
          </table:table-cell>
          <table:table-cell office:value-type="float" office:value="-247.3421" calcext:value-type="float">
            <text:p>-247.3421</text:p>
          </table:table-cell>
          <table:table-cell office:value-type="float" office:value="637.7935" calcext:value-type="float">
            <text:p>637.7935</text:p>
          </table:table-cell>
          <table:table-cell office:value-type="float" office:value="-3.143013" calcext:value-type="float">
            <text:p>-3.143013</text:p>
          </table:table-cell>
          <table:table-cell office:value-type="float" office:value="101.3057" calcext:value-type="float">
            <text:p>101.3057</text:p>
          </table:table-cell>
          <table:table-cell office:value-type="float" office:value="116.0142" calcext:value-type="float">
            <text:p>116.0142</text:p>
          </table:table-cell>
          <table:table-cell office:value-type="float" office:value="0.07590275" calcext:value-type="float">
            <text:p>0.07590275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2541" calcext:value-type="float">
            <text:p>0.0006482541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27.6028" calcext:value-type="float">
            <text:p>-227.6028</text:p>
          </table:table-cell>
          <table:table-cell office:value-type="float" office:value="0" calcext:value-type="float">
            <text:p>0</text:p>
          </table:table-cell>
          <table:table-cell office:value-type="float" office:value="362.3163" calcext:value-type="float">
            <text:p>362.3163</text:p>
          </table:table-cell>
          <table:table-cell office:value-type="float" office:value="1060.718" calcext:value-type="float">
            <text:p>1060.718</text:p>
          </table:table-cell>
          <table:table-cell office:value-type="float" office:value="1303.781" calcext:value-type="float">
            <text:p>1303.781</text:p>
          </table:table-cell>
          <table:table-cell office:value-type="float" office:value="1304.232" calcext:value-type="float">
            <text:p>1304.232</text:p>
          </table:table-cell>
          <table:table-cell office:value-type="float" office:value="785.0106" calcext:value-type="float">
            <text:p>785.0106</text:p>
          </table:table-cell>
          <table:table-cell office:value-type="float" office:value="1095.501" calcext:value-type="float">
            <text:p>1095.501</text:p>
          </table:table-cell>
          <table:table-cell office:value-type="float" office:value="416.6203" calcext:value-type="float">
            <text:p>416.6203</text:p>
          </table:table-cell>
          <table:table-cell office:value-type="float" office:value="1871.435" calcext:value-type="float">
            <text:p>1871.435</text:p>
          </table:table-cell>
          <table:table-cell office:value-type="float" office:value="2103.261" calcext:value-type="float">
            <text:p>2103.261</text:p>
          </table:table-cell>
          <table:table-cell office:value-type="float" office:value="1675.618" calcext:value-type="float">
            <text:p>1675.618</text:p>
          </table:table-cell>
          <table:table-cell office:value-type="float" office:value="584.4531" calcext:value-type="float">
            <text:p>584.4531</text:p>
          </table:table-cell>
          <table:table-cell office:value-type="float" office:value="569.8888" calcext:value-type="float">
            <text:p>569.8888</text:p>
          </table:table-cell>
          <table:table-cell office:value-type="float" office:value="142.8573" calcext:value-type="float">
            <text:p>142.8573</text:p>
          </table:table-cell>
          <table:table-cell office:value-type="float" office:value="35.7092" calcext:value-type="float">
            <text:p>35.7092</text:p>
          </table:table-cell>
          <table:table-cell office:value-type="float" office:value="0" calcext:value-type="float">
            <text:p>0</text:p>
          </table:table-cell>
          <table:table-cell office:value-type="float" office:value="-0.005755357" calcext:value-type="float">
            <text:p>-0.005755357</text:p>
          </table:table-cell>
          <table:table-cell office:value-type="float" office:value="0" calcext:value-type="float">
            <text:p>0</text:p>
          </table:table-cell>
          <table:table-cell office:value-type="float" office:value="0.4883793" calcext:value-type="float">
            <text:p>0.4883793</text:p>
          </table:table-cell>
          <table:table-cell office:value-type="float" office:value="27.0041" calcext:value-type="float">
            <text:p>27.0041</text:p>
          </table:table-cell>
          <table:table-cell office:value-type="float" office:value="-10.48814" calcext:value-type="float">
            <text:p>-10.48814</text:p>
          </table:table-cell>
          <table:table-cell office:value-type="float" office:value="16.51596" calcext:value-type="float">
            <text:p>16.51596</text:p>
          </table:table-cell>
          <table:table-cell office:value-type="float" office:value="-245.3021" calcext:value-type="float">
            <text:p>-245.3021</text:p>
          </table:table-cell>
          <table:table-cell office:value-type="float" office:value="0" calcext:value-type="float">
            <text:p>0</text:p>
          </table:table-cell>
          <table:table-cell office:value-type="float" office:value="5.97983" calcext:value-type="float">
            <text:p>5.97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2" calcext:value-type="float">
            <text:p>7062002</text:p>
          </table:table-cell>
          <table:table-cell office:value-type="float" office:value="251.5323" calcext:value-type="float">
            <text:p>251.5323</text:p>
          </table:table-cell>
          <table:table-cell office:value-type="float" office:value="13173.94" calcext:value-type="float">
            <text:p>13173.94</text:p>
          </table:table-cell>
          <table:table-cell office:value-type="float" office:value="0" calcext:value-type="float">
            <text:p>0</text:p>
          </table:table-cell>
          <table:table-cell office:value-type="float" office:value="0.08554919" calcext:value-type="float">
            <text:p>0.08554919</text:p>
          </table:table-cell>
          <table:table-cell office:value-type="float" office:value="-249.6088" calcext:value-type="float">
            <text:p>-249.6088</text:p>
          </table:table-cell>
          <table:table-cell office:value-type="float" office:value="643.1322" calcext:value-type="float">
            <text:p>643.1322</text:p>
          </table:table-cell>
          <table:table-cell office:value-type="float" office:value="-3.647423" calcext:value-type="float">
            <text:p>-3.647423</text:p>
          </table:table-cell>
          <table:table-cell office:value-type="float" office:value="100.9257" calcext:value-type="float">
            <text:p>100.9257</text:p>
          </table:table-cell>
          <table:table-cell office:value-type="float" office:value="115.9874" calcext:value-type="float">
            <text:p>115.9874</text:p>
          </table:table-cell>
          <table:table-cell office:value-type="float" office:value="0.07600975" calcext:value-type="float">
            <text:p>0.07600975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2541" calcext:value-type="float">
            <text:p>0.0006482541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26.9494" calcext:value-type="float">
            <text:p>-226.9494</text:p>
          </table:table-cell>
          <table:table-cell office:value-type="float" office:value="0" calcext:value-type="float">
            <text:p>0</text:p>
          </table:table-cell>
          <table:table-cell office:value-type="float" office:value="362.4088" calcext:value-type="float">
            <text:p>362.4088</text:p>
          </table:table-cell>
          <table:table-cell office:value-type="float" office:value="1060.231" calcext:value-type="float">
            <text:p>1060.231</text:p>
          </table:table-cell>
          <table:table-cell office:value-type="float" office:value="1303.287" calcext:value-type="float">
            <text:p>1303.287</text:p>
          </table:table-cell>
          <table:table-cell office:value-type="float" office:value="1303.857" calcext:value-type="float">
            <text:p>1303.857</text:p>
          </table:table-cell>
          <table:table-cell office:value-type="float" office:value="784.7843" calcext:value-type="float">
            <text:p>784.7843</text:p>
          </table:table-cell>
          <table:table-cell office:value-type="float" office:value="1095.32" calcext:value-type="float">
            <text:p>1095.32</text:p>
          </table:table-cell>
          <table:table-cell office:value-type="float" office:value="416.5721" calcext:value-type="float">
            <text:p>416.5721</text:p>
          </table:table-cell>
          <table:table-cell office:value-type="float" office:value="1871.334" calcext:value-type="float">
            <text:p>1871.334</text:p>
          </table:table-cell>
          <table:table-cell office:value-type="float" office:value="2103.205" calcext:value-type="float">
            <text:p>2103.205</text:p>
          </table:table-cell>
          <table:table-cell office:value-type="float" office:value="1675.588" calcext:value-type="float">
            <text:p>1675.588</text:p>
          </table:table-cell>
          <table:table-cell office:value-type="float" office:value="584.4459" calcext:value-type="float">
            <text:p>584.4459</text:p>
          </table:table-cell>
          <table:table-cell office:value-type="float" office:value="569.888" calcext:value-type="float">
            <text:p>569.888</text:p>
          </table:table-cell>
          <table:table-cell office:value-type="float" office:value="142.8573" calcext:value-type="float">
            <text:p>142.8573</text:p>
          </table:table-cell>
          <table:table-cell office:value-type="float" office:value="35.70919" calcext:value-type="float">
            <text:p>35.70919</text:p>
          </table:table-cell>
          <table:table-cell office:value-type="float" office:value="0" calcext:value-type="float">
            <text:p>0</text:p>
          </table:table-cell>
          <table:table-cell office:value-type="float" office:value="-0.005935975" calcext:value-type="float">
            <text:p>-0.005935975</text:p>
          </table:table-cell>
          <table:table-cell office:value-type="float" office:value="0" calcext:value-type="float">
            <text:p>0</text:p>
          </table:table-cell>
          <table:table-cell office:value-type="float" office:value="0.5495033" calcext:value-type="float">
            <text:p>0.5495033</text:p>
          </table:table-cell>
          <table:table-cell office:value-type="float" office:value="31.25883" calcext:value-type="float">
            <text:p>31.25883</text:p>
          </table:table-cell>
          <table:table-cell office:value-type="float" office:value="-12.32818" calcext:value-type="float">
            <text:p>-12.32818</text:p>
          </table:table-cell>
          <table:table-cell office:value-type="float" office:value="18.93066" calcext:value-type="float">
            <text:p>18.93066</text:p>
          </table:table-cell>
          <table:table-cell office:value-type="float" office:value="-247.16" calcext:value-type="float">
            <text:p>-247.16</text:p>
          </table:table-cell>
          <table:table-cell office:value-type="float" office:value="0" calcext:value-type="float">
            <text:p>0</text:p>
          </table:table-cell>
          <table:table-cell office:value-type="float" office:value="6.074764" calcext:value-type="float">
            <text:p>6.074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2" calcext:value-type="float">
            <text:p>8062002</text:p>
          </table:table-cell>
          <table:table-cell office:value-type="float" office:value="250.5041" calcext:value-type="float">
            <text:p>250.5041</text:p>
          </table:table-cell>
          <table:table-cell office:value-type="float" office:value="13172.95" calcext:value-type="float">
            <text:p>13172.95</text:p>
          </table:table-cell>
          <table:table-cell office:value-type="float" office:value="0" calcext:value-type="float">
            <text:p>0</text:p>
          </table:table-cell>
          <table:table-cell office:value-type="float" office:value="0.1009059" calcext:value-type="float">
            <text:p>0.1009059</text:p>
          </table:table-cell>
          <table:table-cell office:value-type="float" office:value="-251.9906" calcext:value-type="float">
            <text:p>-251.9906</text:p>
          </table:table-cell>
          <table:table-cell office:value-type="float" office:value="652.6107" calcext:value-type="float">
            <text:p>652.6107</text:p>
          </table:table-cell>
          <table:table-cell office:value-type="float" office:value="-4.170681" calcext:value-type="float">
            <text:p>-4.170681</text:p>
          </table:table-cell>
          <table:table-cell office:value-type="float" office:value="100.5883" calcext:value-type="float">
            <text:p>100.5883</text:p>
          </table:table-cell>
          <table:table-cell office:value-type="float" office:value="115.97" calcext:value-type="float">
            <text:p>115.97</text:p>
          </table:table-cell>
          <table:table-cell office:value-type="float" office:value="0.07606827" calcext:value-type="float">
            <text:p>0.07606827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2541" calcext:value-type="float">
            <text:p>0.0006482541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25.7232" calcext:value-type="float">
            <text:p>-225.7232</text:p>
          </table:table-cell>
          <table:table-cell office:value-type="float" office:value="0" calcext:value-type="float">
            <text:p>0</text:p>
          </table:table-cell>
          <table:table-cell office:value-type="float" office:value="362.5027" calcext:value-type="float">
            <text:p>362.5027</text:p>
          </table:table-cell>
          <table:table-cell office:value-type="float" office:value="1059.731" calcext:value-type="float">
            <text:p>1059.731</text:p>
          </table:table-cell>
          <table:table-cell office:value-type="float" office:value="1302.771" calcext:value-type="float">
            <text:p>1302.771</text:p>
          </table:table-cell>
          <table:table-cell office:value-type="float" office:value="1303.464" calcext:value-type="float">
            <text:p>1303.464</text:p>
          </table:table-cell>
          <table:table-cell office:value-type="float" office:value="784.5425" calcext:value-type="float">
            <text:p>784.5425</text:p>
          </table:table-cell>
          <table:table-cell office:value-type="float" office:value="1095.127" calcext:value-type="float">
            <text:p>1095.127</text:p>
          </table:table-cell>
          <table:table-cell office:value-type="float" office:value="416.5218" calcext:value-type="float">
            <text:p>416.5218</text:p>
          </table:table-cell>
          <table:table-cell office:value-type="float" office:value="1871.224" calcext:value-type="float">
            <text:p>1871.224</text:p>
          </table:table-cell>
          <table:table-cell office:value-type="float" office:value="2103.149" calcext:value-type="float">
            <text:p>2103.149</text:p>
          </table:table-cell>
          <table:table-cell office:value-type="float" office:value="1675.558" calcext:value-type="float">
            <text:p>1675.558</text:p>
          </table:table-cell>
          <table:table-cell office:value-type="float" office:value="584.4387" calcext:value-type="float">
            <text:p>584.4387</text:p>
          </table:table-cell>
          <table:table-cell office:value-type="float" office:value="569.8871" calcext:value-type="float">
            <text:p>569.8871</text:p>
          </table:table-cell>
          <table:table-cell office:value-type="float" office:value="142.8573" calcext:value-type="float">
            <text:p>142.8573</text:p>
          </table:table-cell>
          <table:table-cell office:value-type="float" office:value="35.70918" calcext:value-type="float">
            <text:p>35.70918</text:p>
          </table:table-cell>
          <table:table-cell office:value-type="float" office:value="0" calcext:value-type="float">
            <text:p>0</text:p>
          </table:table-cell>
          <table:table-cell office:value-type="float" office:value="-0.006139102" calcext:value-type="float">
            <text:p>-0.006139102</text:p>
          </table:table-cell>
          <table:table-cell office:value-type="float" office:value="0" calcext:value-type="float">
            <text:p>0</text:p>
          </table:table-cell>
          <table:table-cell office:value-type="float" office:value="0.6037058" calcext:value-type="float">
            <text:p>0.6037058</text:p>
          </table:table-cell>
          <table:table-cell office:value-type="float" office:value="36.40228" calcext:value-type="float">
            <text:p>36.40228</text:p>
          </table:table-cell>
          <table:table-cell office:value-type="float" office:value="-14.38772" calcext:value-type="float">
            <text:p>-14.38772</text:p>
          </table:table-cell>
          <table:table-cell office:value-type="float" office:value="22.01457" calcext:value-type="float">
            <text:p>22.01457</text:p>
          </table:table-cell>
          <table:table-cell office:value-type="float" office:value="-249.0977" calcext:value-type="float">
            <text:p>-249.0977</text:p>
          </table:table-cell>
          <table:table-cell office:value-type="float" office:value="0" calcext:value-type="float">
            <text:p>0</text:p>
          </table:table-cell>
          <table:table-cell office:value-type="float" office:value="6.15212" calcext:value-type="float">
            <text:p>6.15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2" calcext:value-type="float">
            <text:p>9062002</text:p>
          </table:table-cell>
          <table:table-cell office:value-type="float" office:value="249.5119" calcext:value-type="float">
            <text:p>249.5119</text:p>
          </table:table-cell>
          <table:table-cell office:value-type="float" office:value="13171.94" calcext:value-type="float">
            <text:p>13171.94</text:p>
          </table:table-cell>
          <table:table-cell office:value-type="float" office:value="0" calcext:value-type="float">
            <text:p>0</text:p>
          </table:table-cell>
          <table:table-cell office:value-type="float" office:value="0.1183683" calcext:value-type="float">
            <text:p>0.1183683</text:p>
          </table:table-cell>
          <table:table-cell office:value-type="float" office:value="-254.3831" calcext:value-type="float">
            <text:p>-254.3831</text:p>
          </table:table-cell>
          <table:table-cell office:value-type="float" office:value="658.2119" calcext:value-type="float">
            <text:p>658.2119</text:p>
          </table:table-cell>
          <table:table-cell office:value-type="float" office:value="-4.720122" calcext:value-type="float">
            <text:p>-4.720122</text:p>
          </table:table-cell>
          <table:table-cell office:value-type="float" office:value="100.3702" calcext:value-type="float">
            <text:p>100.3702</text:p>
          </table:table-cell>
          <table:table-cell office:value-type="float" office:value="115.9564" calcext:value-type="float">
            <text:p>115.9564</text:p>
          </table:table-cell>
          <table:table-cell office:value-type="float" office:value="0.0761693" calcext:value-type="float">
            <text:p>0.0761693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2541" calcext:value-type="float">
            <text:p>0.0006482541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24.219" calcext:value-type="float">
            <text:p>-224.219</text:p>
          </table:table-cell>
          <table:table-cell office:value-type="float" office:value="0" calcext:value-type="float">
            <text:p>0</text:p>
          </table:table-cell>
          <table:table-cell office:value-type="float" office:value="362.5968" calcext:value-type="float">
            <text:p>362.5968</text:p>
          </table:table-cell>
          <table:table-cell office:value-type="float" office:value="1059.254" calcext:value-type="float">
            <text:p>1059.254</text:p>
          </table:table-cell>
          <table:table-cell office:value-type="float" office:value="1302.269" calcext:value-type="float">
            <text:p>1302.269</text:p>
          </table:table-cell>
          <table:table-cell office:value-type="float" office:value="1303.074" calcext:value-type="float">
            <text:p>1303.074</text:p>
          </table:table-cell>
          <table:table-cell office:value-type="float" office:value="784.2989" calcext:value-type="float">
            <text:p>784.2989</text:p>
          </table:table-cell>
          <table:table-cell office:value-type="float" office:value="1094.931" calcext:value-type="float">
            <text:p>1094.931</text:p>
          </table:table-cell>
          <table:table-cell office:value-type="float" office:value="416.4699" calcext:value-type="float">
            <text:p>416.4699</text:p>
          </table:table-cell>
          <table:table-cell office:value-type="float" office:value="1871.111" calcext:value-type="float">
            <text:p>1871.111</text:p>
          </table:table-cell>
          <table:table-cell office:value-type="float" office:value="2103.084" calcext:value-type="float">
            <text:p>2103.084</text:p>
          </table:table-cell>
          <table:table-cell office:value-type="float" office:value="1675.527" calcext:value-type="float">
            <text:p>1675.527</text:p>
          </table:table-cell>
          <table:table-cell office:value-type="float" office:value="584.4313" calcext:value-type="float">
            <text:p>584.4313</text:p>
          </table:table-cell>
          <table:table-cell office:value-type="float" office:value="569.8863" calcext:value-type="float">
            <text:p>569.8863</text:p>
          </table:table-cell>
          <table:table-cell office:value-type="float" office:value="142.8573" calcext:value-type="float">
            <text:p>142.8573</text:p>
          </table:table-cell>
          <table:table-cell office:value-type="float" office:value="35.70916" calcext:value-type="float">
            <text:p>35.70916</text:p>
          </table:table-cell>
          <table:table-cell office:value-type="float" office:value="0" calcext:value-type="float">
            <text:p>0</text:p>
          </table:table-cell>
          <table:table-cell office:value-type="float" office:value="-0.006333504" calcext:value-type="float">
            <text:p>-0.006333504</text:p>
          </table:table-cell>
          <table:table-cell office:value-type="float" office:value="0" calcext:value-type="float">
            <text:p>0</text:p>
          </table:table-cell>
          <table:table-cell office:value-type="float" office:value="0.6674254" calcext:value-type="float">
            <text:p>0.6674254</text:p>
          </table:table-cell>
          <table:table-cell office:value-type="float" office:value="41.8333" calcext:value-type="float">
            <text:p>41.8333</text:p>
          </table:table-cell>
          <table:table-cell office:value-type="float" office:value="-16.47255" calcext:value-type="float">
            <text:p>-16.47255</text:p>
          </table:table-cell>
          <table:table-cell office:value-type="float" office:value="25.36074" calcext:value-type="float">
            <text:p>25.36074</text:p>
          </table:table-cell>
          <table:table-cell office:value-type="float" office:value="-251.0105" calcext:value-type="float">
            <text:p>-251.0105</text:p>
          </table:table-cell>
          <table:table-cell office:value-type="float" office:value="0" calcext:value-type="float">
            <text:p>0</text:p>
          </table:table-cell>
          <table:table-cell office:value-type="float" office:value="6.221448" calcext:value-type="float">
            <text:p>6.221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2" calcext:value-type="float">
            <text:p>10062002</text:p>
          </table:table-cell>
          <table:table-cell office:value-type="float" office:value="248.5272" calcext:value-type="float">
            <text:p>248.5272</text:p>
          </table:table-cell>
          <table:table-cell office:value-type="float" office:value="13171" calcext:value-type="float">
            <text:p>13171</text:p>
          </table:table-cell>
          <table:table-cell office:value-type="float" office:value="0" calcext:value-type="float">
            <text:p>0</text:p>
          </table:table-cell>
          <table:table-cell office:value-type="float" office:value="0.1382354" calcext:value-type="float">
            <text:p>0.1382354</text:p>
          </table:table-cell>
          <table:table-cell office:value-type="float" office:value="-256.6201" calcext:value-type="float">
            <text:p>-256.6201</text:p>
          </table:table-cell>
          <table:table-cell office:value-type="float" office:value="665.7507" calcext:value-type="float">
            <text:p>665.7507</text:p>
          </table:table-cell>
          <table:table-cell office:value-type="float" office:value="-5.309439" calcext:value-type="float">
            <text:p>-5.309439</text:p>
          </table:table-cell>
          <table:table-cell office:value-type="float" office:value="100.2088" calcext:value-type="float">
            <text:p>100.2088</text:p>
          </table:table-cell>
          <table:table-cell office:value-type="float" office:value="115.8658" calcext:value-type="float">
            <text:p>115.8658</text:p>
          </table:table-cell>
          <table:table-cell office:value-type="float" office:value="0.07631527" calcext:value-type="float">
            <text:p>0.07631527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6356" calcext:value-type="float">
            <text:p>0.0006486356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22.5105" calcext:value-type="float">
            <text:p>-222.5105</text:p>
          </table:table-cell>
          <table:table-cell office:value-type="float" office:value="0" calcext:value-type="float">
            <text:p>0</text:p>
          </table:table-cell>
          <table:table-cell office:value-type="float" office:value="362.7098" calcext:value-type="float">
            <text:p>362.7098</text:p>
          </table:table-cell>
          <table:table-cell office:value-type="float" office:value="1058.83" calcext:value-type="float">
            <text:p>1058.83</text:p>
          </table:table-cell>
          <table:table-cell office:value-type="float" office:value="1301.81" calcext:value-type="float">
            <text:p>1301.81</text:p>
          </table:table-cell>
          <table:table-cell office:value-type="float" office:value="1302.702" calcext:value-type="float">
            <text:p>1302.702</text:p>
          </table:table-cell>
          <table:table-cell office:value-type="float" office:value="784.0721" calcext:value-type="float">
            <text:p>784.0721</text:p>
          </table:table-cell>
          <table:table-cell office:value-type="float" office:value="1094.74" calcext:value-type="float">
            <text:p>1094.74</text:p>
          </table:table-cell>
          <table:table-cell office:value-type="float" office:value="416.4182" calcext:value-type="float">
            <text:p>416.4182</text:p>
          </table:table-cell>
          <table:table-cell office:value-type="float" office:value="1870.998" calcext:value-type="float">
            <text:p>1870.998</text:p>
          </table:table-cell>
          <table:table-cell office:value-type="float" office:value="2103.014" calcext:value-type="float">
            <text:p>2103.014</text:p>
          </table:table-cell>
          <table:table-cell office:value-type="float" office:value="1675.497" calcext:value-type="float">
            <text:p>1675.497</text:p>
          </table:table-cell>
          <table:table-cell office:value-type="float" office:value="584.424" calcext:value-type="float">
            <text:p>584.424</text:p>
          </table:table-cell>
          <table:table-cell office:value-type="float" office:value="569.8854" calcext:value-type="float">
            <text:p>569.8854</text:p>
          </table:table-cell>
          <table:table-cell office:value-type="float" office:value="142.8573" calcext:value-type="float">
            <text:p>142.8573</text:p>
          </table:table-cell>
          <table:table-cell office:value-type="float" office:value="35.70914" calcext:value-type="float">
            <text:p>35.70914</text:p>
          </table:table-cell>
          <table:table-cell office:value-type="float" office:value="0" calcext:value-type="float">
            <text:p>0</text:p>
          </table:table-cell>
          <table:table-cell office:value-type="float" office:value="-0.006496231" calcext:value-type="float">
            <text:p>-0.006496231</text:p>
          </table:table-cell>
          <table:table-cell office:value-type="float" office:value="0" calcext:value-type="float">
            <text:p>0</text:p>
          </table:table-cell>
          <table:table-cell office:value-type="float" office:value="0.740169" calcext:value-type="float">
            <text:p>0.740169</text:p>
          </table:table-cell>
          <table:table-cell office:value-type="float" office:value="47.4885" calcext:value-type="float">
            <text:p>47.4885</text:p>
          </table:table-cell>
          <table:table-cell office:value-type="float" office:value="-18.77168" calcext:value-type="float">
            <text:p>-18.77168</text:p>
          </table:table-cell>
          <table:table-cell office:value-type="float" office:value="28.71682" calcext:value-type="float">
            <text:p>28.71682</text:p>
          </table:table-cell>
          <table:table-cell office:value-type="float" office:value="-252.8548" calcext:value-type="float">
            <text:p>-252.8548</text:p>
          </table:table-cell>
          <table:table-cell office:value-type="float" office:value="0" calcext:value-type="float">
            <text:p>0</text:p>
          </table:table-cell>
          <table:table-cell office:value-type="float" office:value="6.415969" calcext:value-type="float">
            <text:p>6.415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2" calcext:value-type="float">
            <text:p>11062002</text:p>
          </table:table-cell>
          <table:table-cell office:value-type="float" office:value="246.434" calcext:value-type="float">
            <text:p>246.434</text:p>
          </table:table-cell>
          <table:table-cell office:value-type="float" office:value="13170.44" calcext:value-type="float">
            <text:p>13170.44</text:p>
          </table:table-cell>
          <table:table-cell office:value-type="float" office:value="0" calcext:value-type="float">
            <text:p>0</text:p>
          </table:table-cell>
          <table:table-cell office:value-type="float" office:value="0.160779" calcext:value-type="float">
            <text:p>0.160779</text:p>
          </table:table-cell>
          <table:table-cell office:value-type="float" office:value="-259.7981" calcext:value-type="float">
            <text:p>-259.7981</text:p>
          </table:table-cell>
          <table:table-cell office:value-type="float" office:value="677.1074" calcext:value-type="float">
            <text:p>677.1074</text:p>
          </table:table-cell>
          <table:table-cell office:value-type="float" office:value="-5.929655" calcext:value-type="float">
            <text:p>-5.929655</text:p>
          </table:table-cell>
          <table:table-cell office:value-type="float" office:value="100.7222" calcext:value-type="float">
            <text:p>100.7222</text:p>
          </table:table-cell>
          <table:table-cell office:value-type="float" office:value="114.6381" calcext:value-type="float">
            <text:p>114.6381</text:p>
          </table:table-cell>
          <table:table-cell office:value-type="float" office:value="0.07650954" calcext:value-type="float">
            <text:p>0.07650954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6417" calcext:value-type="float">
            <text:p>0.0006486417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20.1456" calcext:value-type="float">
            <text:p>-220.1456</text:p>
          </table:table-cell>
          <table:table-cell office:value-type="float" office:value="0" calcext:value-type="float">
            <text:p>0</text:p>
          </table:table-cell>
          <table:table-cell office:value-type="float" office:value="362.9953" calcext:value-type="float">
            <text:p>362.9953</text:p>
          </table:table-cell>
          <table:table-cell office:value-type="float" office:value="1058.471" calcext:value-type="float">
            <text:p>1058.471</text:p>
          </table:table-cell>
          <table:table-cell office:value-type="float" office:value="1301.42" calcext:value-type="float">
            <text:p>1301.42</text:p>
          </table:table-cell>
          <table:table-cell office:value-type="float" office:value="1302.386" calcext:value-type="float">
            <text:p>1302.386</text:p>
          </table:table-cell>
          <table:table-cell office:value-type="float" office:value="783.8652" calcext:value-type="float">
            <text:p>783.8652</text:p>
          </table:table-cell>
          <table:table-cell office:value-type="float" office:value="1094.566" calcext:value-type="float">
            <text:p>1094.566</text:p>
          </table:table-cell>
          <table:table-cell office:value-type="float" office:value="416.3685" calcext:value-type="float">
            <text:p>416.3685</text:p>
          </table:table-cell>
          <table:table-cell office:value-type="float" office:value="1870.885" calcext:value-type="float">
            <text:p>1870.885</text:p>
          </table:table-cell>
          <table:table-cell office:value-type="float" office:value="2102.944" calcext:value-type="float">
            <text:p>2102.944</text:p>
          </table:table-cell>
          <table:table-cell office:value-type="float" office:value="1675.466" calcext:value-type="float">
            <text:p>1675.466</text:p>
          </table:table-cell>
          <table:table-cell office:value-type="float" office:value="584.4166" calcext:value-type="float">
            <text:p>584.4166</text:p>
          </table:table-cell>
          <table:table-cell office:value-type="float" office:value="569.8846" calcext:value-type="float">
            <text:p>569.8846</text:p>
          </table:table-cell>
          <table:table-cell office:value-type="float" office:value="142.8572" calcext:value-type="float">
            <text:p>142.8572</text:p>
          </table:table-cell>
          <table:table-cell office:value-type="float" office:value="35.70913" calcext:value-type="float">
            <text:p>35.70913</text:p>
          </table:table-cell>
          <table:table-cell office:value-type="float" office:value="0" calcext:value-type="float">
            <text:p>0</text:p>
          </table:table-cell>
          <table:table-cell office:value-type="float" office:value="-0.006654695" calcext:value-type="float">
            <text:p>-0.006654695</text:p>
          </table:table-cell>
          <table:table-cell office:value-type="float" office:value="0" calcext:value-type="float">
            <text:p>0</text:p>
          </table:table-cell>
          <table:table-cell office:value-type="float" office:value="0.811912" calcext:value-type="float">
            <text:p>0.811912</text:p>
          </table:table-cell>
          <table:table-cell office:value-type="float" office:value="54.94658" calcext:value-type="float">
            <text:p>54.94658</text:p>
          </table:table-cell>
          <table:table-cell office:value-type="float" office:value="-21.30808" calcext:value-type="float">
            <text:p>-21.30808</text:p>
          </table:table-cell>
          <table:table-cell office:value-type="float" office:value="33.6385" calcext:value-type="float">
            <text:p>33.6385</text:p>
          </table:table-cell>
          <table:table-cell office:value-type="float" office:value="-255.4449" calcext:value-type="float">
            <text:p>-255.4449</text:p>
          </table:table-cell>
          <table:table-cell office:value-type="float" office:value="0" calcext:value-type="float">
            <text:p>0</text:p>
          </table:table-cell>
          <table:table-cell office:value-type="float" office:value="6.446155" calcext:value-type="float">
            <text:p>6.446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2" calcext:value-type="float">
            <text:p>12062002</text:p>
          </table:table-cell>
          <table:table-cell office:value-type="float" office:value="244.1067" calcext:value-type="float">
            <text:p>244.1067</text:p>
          </table:table-cell>
          <table:table-cell office:value-type="float" office:value="13170.03" calcext:value-type="float">
            <text:p>13170.03</text:p>
          </table:table-cell>
          <table:table-cell office:value-type="float" office:value="0" calcext:value-type="float">
            <text:p>0</text:p>
          </table:table-cell>
          <table:table-cell office:value-type="float" office:value="0.1856132" calcext:value-type="float">
            <text:p>0.1856132</text:p>
          </table:table-cell>
          <table:table-cell office:value-type="float" office:value="-263.0641" calcext:value-type="float">
            <text:p>-263.0641</text:p>
          </table:table-cell>
          <table:table-cell office:value-type="float" office:value="686.4326" calcext:value-type="float">
            <text:p>686.4326</text:p>
          </table:table-cell>
          <table:table-cell office:value-type="float" office:value="-6.602931" calcext:value-type="float">
            <text:p>-6.602931</text:p>
          </table:table-cell>
          <table:table-cell office:value-type="float" office:value="101.4569" calcext:value-type="float">
            <text:p>101.4569</text:p>
          </table:table-cell>
          <table:table-cell office:value-type="float" office:value="113.036" calcext:value-type="float">
            <text:p>113.036</text:p>
          </table:table-cell>
          <table:table-cell office:value-type="float" office:value="0.07675735" calcext:value-type="float">
            <text:p>0.07675735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6534" calcext:value-type="float">
            <text:p>0.0006486534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18.3645" calcext:value-type="float">
            <text:p>-218.3645</text:p>
          </table:table-cell>
          <table:table-cell office:value-type="float" office:value="0" calcext:value-type="float">
            <text:p>0</text:p>
          </table:table-cell>
          <table:table-cell office:value-type="float" office:value="363.3994" calcext:value-type="float">
            <text:p>363.3994</text:p>
          </table:table-cell>
          <table:table-cell office:value-type="float" office:value="1058.166" calcext:value-type="float">
            <text:p>1058.166</text:p>
          </table:table-cell>
          <table:table-cell office:value-type="float" office:value="1301.085" calcext:value-type="float">
            <text:p>1301.085</text:p>
          </table:table-cell>
          <table:table-cell office:value-type="float" office:value="1302.098" calcext:value-type="float">
            <text:p>1302.098</text:p>
          </table:table-cell>
          <table:table-cell office:value-type="float" office:value="783.6807" calcext:value-type="float">
            <text:p>783.6807</text:p>
          </table:table-cell>
          <table:table-cell office:value-type="float" office:value="1094.41" calcext:value-type="float">
            <text:p>1094.41</text:p>
          </table:table-cell>
          <table:table-cell office:value-type="float" office:value="416.3212" calcext:value-type="float">
            <text:p>416.3212</text:p>
          </table:table-cell>
          <table:table-cell office:value-type="float" office:value="1870.773" calcext:value-type="float">
            <text:p>1870.773</text:p>
          </table:table-cell>
          <table:table-cell office:value-type="float" office:value="2102.874" calcext:value-type="float">
            <text:p>2102.874</text:p>
          </table:table-cell>
          <table:table-cell office:value-type="float" office:value="1675.436" calcext:value-type="float">
            <text:p>1675.436</text:p>
          </table:table-cell>
          <table:table-cell office:value-type="float" office:value="584.4092" calcext:value-type="float">
            <text:p>584.4092</text:p>
          </table:table-cell>
          <table:table-cell office:value-type="float" office:value="569.8837" calcext:value-type="float">
            <text:p>569.8837</text:p>
          </table:table-cell>
          <table:table-cell office:value-type="float" office:value="142.8572" calcext:value-type="float">
            <text:p>142.8572</text:p>
          </table:table-cell>
          <table:table-cell office:value-type="float" office:value="35.70912" calcext:value-type="float">
            <text:p>35.70912</text:p>
          </table:table-cell>
          <table:table-cell office:value-type="float" office:value="0" calcext:value-type="float">
            <text:p>0</text:p>
          </table:table-cell>
          <table:table-cell office:value-type="float" office:value="-0.006746563" calcext:value-type="float">
            <text:p>-0.006746563</text:p>
          </table:table-cell>
          <table:table-cell office:value-type="float" office:value="0" calcext:value-type="float">
            <text:p>0</text:p>
          </table:table-cell>
          <table:table-cell office:value-type="float" office:value="0.8805016" calcext:value-type="float">
            <text:p>0.8805016</text:p>
          </table:table-cell>
          <table:table-cell office:value-type="float" office:value="61.59518" calcext:value-type="float">
            <text:p>61.59518</text:p>
          </table:table-cell>
          <table:table-cell office:value-type="float" office:value="-23.58308" calcext:value-type="float">
            <text:p>-23.58308</text:p>
          </table:table-cell>
          <table:table-cell office:value-type="float" office:value="38.0121" calcext:value-type="float">
            <text:p>38.0121</text:p>
          </table:table-cell>
          <table:table-cell office:value-type="float" office:value="-258.1154" calcext:value-type="float">
            <text:p>-258.1154</text:p>
          </table:table-cell>
          <table:table-cell office:value-type="float" office:value="0" calcext:value-type="float">
            <text:p>0</text:p>
          </table:table-cell>
          <table:table-cell office:value-type="float" office:value="6.518269" calcext:value-type="float">
            <text:p>6.518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2" calcext:value-type="float">
            <text:p>13062002</text:p>
          </table:table-cell>
          <table:table-cell office:value-type="float" office:value="242.0224" calcext:value-type="float">
            <text:p>242.0224</text:p>
          </table:table-cell>
          <table:table-cell office:value-type="float" office:value="13169.7" calcext:value-type="float">
            <text:p>13169.7</text:p>
          </table:table-cell>
          <table:table-cell office:value-type="float" office:value="0" calcext:value-type="float">
            <text:p>0</text:p>
          </table:table-cell>
          <table:table-cell office:value-type="float" office:value="0.2127068" calcext:value-type="float">
            <text:p>0.2127068</text:p>
          </table:table-cell>
          <table:table-cell office:value-type="float" office:value="-266.1186" calcext:value-type="float">
            <text:p>-266.1186</text:p>
          </table:table-cell>
          <table:table-cell office:value-type="float" office:value="697.988" calcext:value-type="float">
            <text:p>697.988</text:p>
          </table:table-cell>
          <table:table-cell office:value-type="float" office:value="-7.316246" calcext:value-type="float">
            <text:p>-7.316246</text:p>
          </table:table-cell>
          <table:table-cell office:value-type="float" office:value="102.1051" calcext:value-type="float">
            <text:p>102.1051</text:p>
          </table:table-cell>
          <table:table-cell office:value-type="float" office:value="111.5736" calcext:value-type="float">
            <text:p>111.5736</text:p>
          </table:table-cell>
          <table:table-cell office:value-type="float" office:value="0.07708262" calcext:value-type="float">
            <text:p>0.07708262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6534" calcext:value-type="float">
            <text:p>0.0006486534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13.5424" calcext:value-type="float">
            <text:p>-213.5424</text:p>
          </table:table-cell>
          <table:table-cell office:value-type="float" office:value="0" calcext:value-type="float">
            <text:p>0</text:p>
          </table:table-cell>
          <table:table-cell office:value-type="float" office:value="363.7478" calcext:value-type="float">
            <text:p>363.7478</text:p>
          </table:table-cell>
          <table:table-cell office:value-type="float" office:value="1057.922" calcext:value-type="float">
            <text:p>1057.922</text:p>
          </table:table-cell>
          <table:table-cell office:value-type="float" office:value="1300.808" calcext:value-type="float">
            <text:p>1300.808</text:p>
          </table:table-cell>
          <table:table-cell office:value-type="float" office:value="1301.871" calcext:value-type="float">
            <text:p>1301.871</text:p>
          </table:table-cell>
          <table:table-cell office:value-type="float" office:value="783.525" calcext:value-type="float">
            <text:p>783.525</text:p>
          </table:table-cell>
          <table:table-cell office:value-type="float" office:value="1094.274" calcext:value-type="float">
            <text:p>1094.274</text:p>
          </table:table-cell>
          <table:table-cell office:value-type="float" office:value="416.2799" calcext:value-type="float">
            <text:p>416.2799</text:p>
          </table:table-cell>
          <table:table-cell office:value-type="float" office:value="1870.665" calcext:value-type="float">
            <text:p>1870.665</text:p>
          </table:table-cell>
          <table:table-cell office:value-type="float" office:value="2102.804" calcext:value-type="float">
            <text:p>2102.804</text:p>
          </table:table-cell>
          <table:table-cell office:value-type="float" office:value="1675.405" calcext:value-type="float">
            <text:p>1675.405</text:p>
          </table:table-cell>
          <table:table-cell office:value-type="float" office:value="584.4019" calcext:value-type="float">
            <text:p>584.4019</text:p>
          </table:table-cell>
          <table:table-cell office:value-type="float" office:value="569.8828" calcext:value-type="float">
            <text:p>569.8828</text:p>
          </table:table-cell>
          <table:table-cell office:value-type="float" office:value="142.8572" calcext:value-type="float">
            <text:p>142.8572</text:p>
          </table:table-cell>
          <table:table-cell office:value-type="float" office:value="35.70911" calcext:value-type="float">
            <text:p>35.70911</text:p>
          </table:table-cell>
          <table:table-cell office:value-type="float" office:value="0" calcext:value-type="float">
            <text:p>0</text:p>
          </table:table-cell>
          <table:table-cell office:value-type="float" office:value="-0.006776835" calcext:value-type="float">
            <text:p>-0.006776835</text:p>
          </table:table-cell>
          <table:table-cell office:value-type="float" office:value="0" calcext:value-type="float">
            <text:p>0</text:p>
          </table:table-cell>
          <table:table-cell office:value-type="float" office:value="0.9431893" calcext:value-type="float">
            <text:p>0.9431893</text:p>
          </table:table-cell>
          <table:table-cell office:value-type="float" office:value="70.85485" calcext:value-type="float">
            <text:p>70.85485</text:p>
          </table:table-cell>
          <table:table-cell office:value-type="float" office:value="-25.68052" calcext:value-type="float">
            <text:p>-25.68052</text:p>
          </table:table-cell>
          <table:table-cell office:value-type="float" office:value="45.17432" calcext:value-type="float">
            <text:p>45.17432</text:p>
          </table:table-cell>
          <table:table-cell office:value-type="float" office:value="-260.4671" calcext:value-type="float">
            <text:p>-260.4671</text:p>
          </table:table-cell>
          <table:table-cell office:value-type="float" office:value="0" calcext:value-type="float">
            <text:p>0</text:p>
          </table:table-cell>
          <table:table-cell office:value-type="float" office:value="6.522401" calcext:value-type="float">
            <text:p>6.522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2" calcext:value-type="float">
            <text:p>14062002</text:p>
          </table:table-cell>
          <table:table-cell office:value-type="float" office:value="241.0487" calcext:value-type="float">
            <text:p>241.0487</text:p>
          </table:table-cell>
          <table:table-cell office:value-type="float" office:value="13169.19" calcext:value-type="float">
            <text:p>13169.19</text:p>
          </table:table-cell>
          <table:table-cell office:value-type="float" office:value="0" calcext:value-type="float">
            <text:p>0</text:p>
          </table:table-cell>
          <table:table-cell office:value-type="float" office:value="0.2456688" calcext:value-type="float">
            <text:p>0.2456688</text:p>
          </table:table-cell>
          <table:table-cell office:value-type="float" office:value="-268.3708" calcext:value-type="float">
            <text:p>-268.3708</text:p>
          </table:table-cell>
          <table:table-cell office:value-type="float" office:value="701.0355" calcext:value-type="float">
            <text:p>701.0355</text:p>
          </table:table-cell>
          <table:table-cell office:value-type="float" office:value="-8.219524" calcext:value-type="float">
            <text:p>-8.219524</text:p>
          </table:table-cell>
          <table:table-cell office:value-type="float" office:value="101.1612" calcext:value-type="float">
            <text:p>101.1612</text:p>
          </table:table-cell>
          <table:table-cell office:value-type="float" office:value="111.1717" calcext:value-type="float">
            <text:p>111.1717</text:p>
          </table:table-cell>
          <table:table-cell office:value-type="float" office:value="0.07735629" calcext:value-type="float">
            <text:p>0.07735629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6534" calcext:value-type="float">
            <text:p>0.0006486534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08.2103" calcext:value-type="float">
            <text:p>-208.2103</text:p>
          </table:table-cell>
          <table:table-cell office:value-type="float" office:value="0" calcext:value-type="float">
            <text:p>0</text:p>
          </table:table-cell>
          <table:table-cell office:value-type="float" office:value="363.9709" calcext:value-type="float">
            <text:p>363.9709</text:p>
          </table:table-cell>
          <table:table-cell office:value-type="float" office:value="1057.639" calcext:value-type="float">
            <text:p>1057.639</text:p>
          </table:table-cell>
          <table:table-cell office:value-type="float" office:value="1300.519" calcext:value-type="float">
            <text:p>1300.519</text:p>
          </table:table-cell>
          <table:table-cell office:value-type="float" office:value="1301.647" calcext:value-type="float">
            <text:p>1301.647</text:p>
          </table:table-cell>
          <table:table-cell office:value-type="float" office:value="783.3774" calcext:value-type="float">
            <text:p>783.3774</text:p>
          </table:table-cell>
          <table:table-cell office:value-type="float" office:value="1094.151" calcext:value-type="float">
            <text:p>1094.151</text:p>
          </table:table-cell>
          <table:table-cell office:value-type="float" office:value="416.2415" calcext:value-type="float">
            <text:p>416.2415</text:p>
          </table:table-cell>
          <table:table-cell office:value-type="float" office:value="1870.572" calcext:value-type="float">
            <text:p>1870.572</text:p>
          </table:table-cell>
          <table:table-cell office:value-type="float" office:value="2102.735" calcext:value-type="float">
            <text:p>2102.735</text:p>
          </table:table-cell>
          <table:table-cell office:value-type="float" office:value="1675.375" calcext:value-type="float">
            <text:p>1675.375</text:p>
          </table:table-cell>
          <table:table-cell office:value-type="float" office:value="584.3945" calcext:value-type="float">
            <text:p>584.3945</text:p>
          </table:table-cell>
          <table:table-cell office:value-type="float" office:value="569.8819" calcext:value-type="float">
            <text:p>569.8819</text:p>
          </table:table-cell>
          <table:table-cell office:value-type="float" office:value="142.8572" calcext:value-type="float">
            <text:p>142.8572</text:p>
          </table:table-cell>
          <table:table-cell office:value-type="float" office:value="35.70909" calcext:value-type="float">
            <text:p>35.70909</text:p>
          </table:table-cell>
          <table:table-cell office:value-type="float" office:value="0" calcext:value-type="float">
            <text:p>0</text:p>
          </table:table-cell>
          <table:table-cell office:value-type="float" office:value="-0.006824831" calcext:value-type="float">
            <text:p>-0.006824831</text:p>
          </table:table-cell>
          <table:table-cell office:value-type="float" office:value="0" calcext:value-type="float">
            <text:p>0</text:p>
          </table:table-cell>
          <table:table-cell office:value-type="float" office:value="1.022317" calcext:value-type="float">
            <text:p>1.022317</text:p>
          </table:table-cell>
          <table:table-cell office:value-type="float" office:value="80.4986" calcext:value-type="float">
            <text:p>80.4986</text:p>
          </table:table-cell>
          <table:table-cell office:value-type="float" office:value="-28.64665" calcext:value-type="float">
            <text:p>-28.64665</text:p>
          </table:table-cell>
          <table:table-cell office:value-type="float" office:value="51.85194" calcext:value-type="float">
            <text:p>51.85194</text:p>
          </table:table-cell>
          <table:table-cell office:value-type="float" office:value="-261.9018" calcext:value-type="float">
            <text:p>-261.9018</text:p>
          </table:table-cell>
          <table:table-cell office:value-type="float" office:value="0" calcext:value-type="float">
            <text:p>0</text:p>
          </table:table-cell>
          <table:table-cell office:value-type="float" office:value="6.603172" calcext:value-type="float">
            <text:p>6.603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2" calcext:value-type="float">
            <text:p>15062002</text:p>
          </table:table-cell>
          <table:table-cell office:value-type="float" office:value="239.516" calcext:value-type="float">
            <text:p>239.516</text:p>
          </table:table-cell>
          <table:table-cell office:value-type="float" office:value="13168.76" calcext:value-type="float">
            <text:p>13168.76</text:p>
          </table:table-cell>
          <table:table-cell office:value-type="float" office:value="0" calcext:value-type="float">
            <text:p>0</text:p>
          </table:table-cell>
          <table:table-cell office:value-type="float" office:value="0.2860995" calcext:value-type="float">
            <text:p>0.2860995</text:p>
          </table:table-cell>
          <table:table-cell office:value-type="float" office:value="-271.1415" calcext:value-type="float">
            <text:p>-271.1415</text:p>
          </table:table-cell>
          <table:table-cell office:value-type="float" office:value="711.2565" calcext:value-type="float">
            <text:p>711.2565</text:p>
          </table:table-cell>
          <table:table-cell office:value-type="float" office:value="-9.240315" calcext:value-type="float">
            <text:p>-9.240315</text:p>
          </table:table-cell>
          <table:table-cell office:value-type="float" office:value="101.066" calcext:value-type="float">
            <text:p>101.066</text:p>
          </table:table-cell>
          <table:table-cell office:value-type="float" office:value="110.2127" calcext:value-type="float">
            <text:p>110.2127</text:p>
          </table:table-cell>
          <table:table-cell office:value-type="float" office:value="0.07762551" calcext:value-type="float">
            <text:p>0.07762551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8017" calcext:value-type="float">
            <text:p>0.0006488017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03.7862" calcext:value-type="float">
            <text:p>-203.7862</text:p>
          </table:table-cell>
          <table:table-cell office:value-type="float" office:value="0" calcext:value-type="float">
            <text:p>0</text:p>
          </table:table-cell>
          <table:table-cell office:value-type="float" office:value="364.2871" calcext:value-type="float">
            <text:p>364.2871</text:p>
          </table:table-cell>
          <table:table-cell office:value-type="float" office:value="1057.373" calcext:value-type="float">
            <text:p>1057.373</text:p>
          </table:table-cell>
          <table:table-cell office:value-type="float" office:value="1300.22" calcext:value-type="float">
            <text:p>1300.22</text:p>
          </table:table-cell>
          <table:table-cell office:value-type="float" office:value="1301.408" calcext:value-type="float">
            <text:p>1301.408</text:p>
          </table:table-cell>
          <table:table-cell office:value-type="float" office:value="783.2214" calcext:value-type="float">
            <text:p>783.2214</text:p>
          </table:table-cell>
          <table:table-cell office:value-type="float" office:value="1094.025" calcext:value-type="float">
            <text:p>1094.025</text:p>
          </table:table-cell>
          <table:table-cell office:value-type="float" office:value="416.2026" calcext:value-type="float">
            <text:p>416.2026</text:p>
          </table:table-cell>
          <table:table-cell office:value-type="float" office:value="1870.479" calcext:value-type="float">
            <text:p>1870.479</text:p>
          </table:table-cell>
          <table:table-cell office:value-type="float" office:value="2102.666" calcext:value-type="float">
            <text:p>2102.666</text:p>
          </table:table-cell>
          <table:table-cell office:value-type="float" office:value="1675.346" calcext:value-type="float">
            <text:p>1675.346</text:p>
          </table:table-cell>
          <table:table-cell office:value-type="float" office:value="584.3871" calcext:value-type="float">
            <text:p>584.3871</text:p>
          </table:table-cell>
          <table:table-cell office:value-type="float" office:value="569.881" calcext:value-type="float">
            <text:p>569.881</text:p>
          </table:table-cell>
          <table:table-cell office:value-type="float" office:value="142.8572" calcext:value-type="float">
            <text:p>142.8572</text:p>
          </table:table-cell>
          <table:table-cell office:value-type="float" office:value="35.70908" calcext:value-type="float">
            <text:p>35.70908</text:p>
          </table:table-cell>
          <table:table-cell office:value-type="float" office:value="0" calcext:value-type="float">
            <text:p>0</text:p>
          </table:table-cell>
          <table:table-cell office:value-type="float" office:value="-0.006925843" calcext:value-type="float">
            <text:p>-0.006925843</text:p>
          </table:table-cell>
          <table:table-cell office:value-type="float" office:value="0" calcext:value-type="float">
            <text:p>0</text:p>
          </table:table-cell>
          <table:table-cell office:value-type="float" office:value="1.098259" calcext:value-type="float">
            <text:p>1.098259</text:p>
          </table:table-cell>
          <table:table-cell office:value-type="float" office:value="89.94621" calcext:value-type="float">
            <text:p>89.94621</text:p>
          </table:table-cell>
          <table:table-cell office:value-type="float" office:value="-31.92148" calcext:value-type="float">
            <text:p>-31.92148</text:p>
          </table:table-cell>
          <table:table-cell office:value-type="float" office:value="58.02472" calcext:value-type="float">
            <text:p>58.02472</text:p>
          </table:table-cell>
          <table:table-cell office:value-type="float" office:value="-263.8245" calcext:value-type="float">
            <text:p>-263.8245</text:p>
          </table:table-cell>
          <table:table-cell office:value-type="float" office:value="0" calcext:value-type="float">
            <text:p>0</text:p>
          </table:table-cell>
          <table:table-cell office:value-type="float" office:value="6.771934" calcext:value-type="float">
            <text:p>6.771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2" calcext:value-type="float">
            <text:p>16062002</text:p>
          </table:table-cell>
          <table:table-cell office:value-type="float" office:value="237.9082" calcext:value-type="float">
            <text:p>237.9082</text:p>
          </table:table-cell>
          <table:table-cell office:value-type="float" office:value="13168.39" calcext:value-type="float">
            <text:p>13168.39</text:p>
          </table:table-cell>
          <table:table-cell office:value-type="float" office:value="0" calcext:value-type="float">
            <text:p>0</text:p>
          </table:table-cell>
          <table:table-cell office:value-type="float" office:value="0.3369254" calcext:value-type="float">
            <text:p>0.3369254</text:p>
          </table:table-cell>
          <table:table-cell office:value-type="float" office:value="-274.1697" calcext:value-type="float">
            <text:p>-274.1697</text:p>
          </table:table-cell>
          <table:table-cell office:value-type="float" office:value="721.7522" calcext:value-type="float">
            <text:p>721.7522</text:p>
          </table:table-cell>
          <table:table-cell office:value-type="float" office:value="-10.31545" calcext:value-type="float">
            <text:p>-10.31545</text:p>
          </table:table-cell>
          <table:table-cell office:value-type="float" office:value="101.0937" calcext:value-type="float">
            <text:p>101.0937</text:p>
          </table:table-cell>
          <table:table-cell office:value-type="float" office:value="109.1615" calcext:value-type="float">
            <text:p>109.1615</text:p>
          </table:table-cell>
          <table:table-cell office:value-type="float" office:value="0.07797326" calcext:value-type="float">
            <text:p>0.07797326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8017" calcext:value-type="float">
            <text:p>0.0006488017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98.7205" calcext:value-type="float">
            <text:p>-198.7205</text:p>
          </table:table-cell>
          <table:table-cell office:value-type="float" office:value="0" calcext:value-type="float">
            <text:p>0</text:p>
          </table:table-cell>
          <table:table-cell office:value-type="float" office:value="364.5828" calcext:value-type="float">
            <text:p>364.5828</text:p>
          </table:table-cell>
          <table:table-cell office:value-type="float" office:value="1057.124" calcext:value-type="float">
            <text:p>1057.124</text:p>
          </table:table-cell>
          <table:table-cell office:value-type="float" office:value="1299.959" calcext:value-type="float">
            <text:p>1299.959</text:p>
          </table:table-cell>
          <table:table-cell office:value-type="float" office:value="1301.193" calcext:value-type="float">
            <text:p>1301.193</text:p>
          </table:table-cell>
          <table:table-cell office:value-type="float" office:value="783.0758" calcext:value-type="float">
            <text:p>783.0758</text:p>
          </table:table-cell>
          <table:table-cell office:value-type="float" office:value="1093.912" calcext:value-type="float">
            <text:p>1093.912</text:p>
          </table:table-cell>
          <table:table-cell office:value-type="float" office:value="416.1648" calcext:value-type="float">
            <text:p>416.1648</text:p>
          </table:table-cell>
          <table:table-cell office:value-type="float" office:value="1870.388" calcext:value-type="float">
            <text:p>1870.388</text:p>
          </table:table-cell>
          <table:table-cell office:value-type="float" office:value="2102.6" calcext:value-type="float">
            <text:p>2102.6</text:p>
          </table:table-cell>
          <table:table-cell office:value-type="float" office:value="1675.316" calcext:value-type="float">
            <text:p>1675.316</text:p>
          </table:table-cell>
          <table:table-cell office:value-type="float" office:value="584.3796" calcext:value-type="float">
            <text:p>584.3796</text:p>
          </table:table-cell>
          <table:table-cell office:value-type="float" office:value="569.8801" calcext:value-type="float">
            <text:p>569.8801</text:p>
          </table:table-cell>
          <table:table-cell office:value-type="float" office:value="142.8572" calcext:value-type="float">
            <text:p>142.8572</text:p>
          </table:table-cell>
          <table:table-cell office:value-type="float" office:value="35.70906" calcext:value-type="float">
            <text:p>35.70906</text:p>
          </table:table-cell>
          <table:table-cell office:value-type="float" office:value="0" calcext:value-type="float">
            <text:p>0</text:p>
          </table:table-cell>
          <table:table-cell office:value-type="float" office:value="-0.006960921" calcext:value-type="float">
            <text:p>-0.006960921</text:p>
          </table:table-cell>
          <table:table-cell office:value-type="float" office:value="0" calcext:value-type="float">
            <text:p>0</text:p>
          </table:table-cell>
          <table:table-cell office:value-type="float" office:value="1.168728" calcext:value-type="float">
            <text:p>1.168728</text:p>
          </table:table-cell>
          <table:table-cell office:value-type="float" office:value="100.34" calcext:value-type="float">
            <text:p>100.34</text:p>
          </table:table-cell>
          <table:table-cell office:value-type="float" office:value="-35.29833" calcext:value-type="float">
            <text:p>-35.29833</text:p>
          </table:table-cell>
          <table:table-cell office:value-type="float" office:value="65.04172" calcext:value-type="float">
            <text:p>65.04172</text:p>
          </table:table-cell>
          <table:table-cell office:value-type="float" office:value="-265.7701" calcext:value-type="float">
            <text:p>-265.7701</text:p>
          </table:table-cell>
          <table:table-cell office:value-type="float" office:value="0" calcext:value-type="float">
            <text:p>0</text:p>
          </table:table-cell>
          <table:table-cell office:value-type="float" office:value="6.758982" calcext:value-type="float">
            <text:p>6.758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2" calcext:value-type="float">
            <text:p>17062002</text:p>
          </table:table-cell>
          <table:table-cell office:value-type="float" office:value="236.9384" calcext:value-type="float">
            <text:p>236.9384</text:p>
          </table:table-cell>
          <table:table-cell office:value-type="float" office:value="13167.83" calcext:value-type="float">
            <text:p>13167.83</text:p>
          </table:table-cell>
          <table:table-cell office:value-type="float" office:value="0" calcext:value-type="float">
            <text:p>0</text:p>
          </table:table-cell>
          <table:table-cell office:value-type="float" office:value="0.4046321" calcext:value-type="float">
            <text:p>0.4046321</text:p>
          </table:table-cell>
          <table:table-cell office:value-type="float" office:value="-276.918" calcext:value-type="float">
            <text:p>-276.918</text:p>
          </table:table-cell>
          <table:table-cell office:value-type="float" office:value="726.3169" calcext:value-type="float">
            <text:p>726.3169</text:p>
          </table:table-cell>
          <table:table-cell office:value-type="float" office:value="-11.62781" calcext:value-type="float">
            <text:p>-11.62781</text:p>
          </table:table-cell>
          <table:table-cell office:value-type="float" office:value="100.0441" calcext:value-type="float">
            <text:p>100.0441</text:p>
          </table:table-cell>
          <table:table-cell office:value-type="float" office:value="108.7788" calcext:value-type="float">
            <text:p>108.7788</text:p>
          </table:table-cell>
          <table:table-cell office:value-type="float" office:value="0.07826684" calcext:value-type="float">
            <text:p>0.07826684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8276" calcext:value-type="float">
            <text:p>0.0006488276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94.4175" calcext:value-type="float">
            <text:p>-194.4175</text:p>
          </table:table-cell>
          <table:table-cell office:value-type="float" office:value="0" calcext:value-type="float">
            <text:p>0</text:p>
          </table:table-cell>
          <table:table-cell office:value-type="float" office:value="364.8088" calcext:value-type="float">
            <text:p>364.8088</text:p>
          </table:table-cell>
          <table:table-cell office:value-type="float" office:value="1056.799" calcext:value-type="float">
            <text:p>1056.799</text:p>
          </table:table-cell>
          <table:table-cell office:value-type="float" office:value="1299.635" calcext:value-type="float">
            <text:p>1299.635</text:p>
          </table:table-cell>
          <table:table-cell office:value-type="float" office:value="1300.951" calcext:value-type="float">
            <text:p>1300.951</text:p>
          </table:table-cell>
          <table:table-cell office:value-type="float" office:value="782.9227" calcext:value-type="float">
            <text:p>782.9227</text:p>
          </table:table-cell>
          <table:table-cell office:value-type="float" office:value="1093.8" calcext:value-type="float">
            <text:p>1093.8</text:p>
          </table:table-cell>
          <table:table-cell office:value-type="float" office:value="416.1271" calcext:value-type="float">
            <text:p>416.1271</text:p>
          </table:table-cell>
          <table:table-cell office:value-type="float" office:value="1870.297" calcext:value-type="float">
            <text:p>1870.297</text:p>
          </table:table-cell>
          <table:table-cell office:value-type="float" office:value="2102.544" calcext:value-type="float">
            <text:p>2102.544</text:p>
          </table:table-cell>
          <table:table-cell office:value-type="float" office:value="1675.286" calcext:value-type="float">
            <text:p>1675.286</text:p>
          </table:table-cell>
          <table:table-cell office:value-type="float" office:value="584.3723" calcext:value-type="float">
            <text:p>584.3723</text:p>
          </table:table-cell>
          <table:table-cell office:value-type="float" office:value="569.8792" calcext:value-type="float">
            <text:p>569.8792</text:p>
          </table:table-cell>
          <table:table-cell office:value-type="float" office:value="142.8571" calcext:value-type="float">
            <text:p>142.8571</text:p>
          </table:table-cell>
          <table:table-cell office:value-type="float" office:value="35.70905" calcext:value-type="float">
            <text:p>35.70905</text:p>
          </table:table-cell>
          <table:table-cell office:value-type="float" office:value="0" calcext:value-type="float">
            <text:p>0</text:p>
          </table:table-cell>
          <table:table-cell office:value-type="float" office:value="-0.007026922" calcext:value-type="float">
            <text:p>-0.007026922</text:p>
          </table:table-cell>
          <table:table-cell office:value-type="float" office:value="0" calcext:value-type="float">
            <text:p>0</text:p>
          </table:table-cell>
          <table:table-cell office:value-type="float" office:value="1.253699" calcext:value-type="float">
            <text:p>1.253699</text:p>
          </table:table-cell>
          <table:table-cell office:value-type="float" office:value="110.3408" calcext:value-type="float">
            <text:p>110.3408</text:p>
          </table:table-cell>
          <table:table-cell office:value-type="float" office:value="-39.5643" calcext:value-type="float">
            <text:p>-39.5643</text:p>
          </table:table-cell>
          <table:table-cell office:value-type="float" office:value="70.77647" calcext:value-type="float">
            <text:p>70.77647</text:p>
          </table:table-cell>
          <table:table-cell office:value-type="float" office:value="-267.2932" calcext:value-type="float">
            <text:p>-267.2932</text:p>
          </table:table-cell>
          <table:table-cell office:value-type="float" office:value="0" calcext:value-type="float">
            <text:p>0</text:p>
          </table:table-cell>
          <table:table-cell office:value-type="float" office:value="6.842749" calcext:value-type="float">
            <text:p>6.842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2" calcext:value-type="float">
            <text:p>18062002</text:p>
          </table:table-cell>
          <table:table-cell office:value-type="float" office:value="236.0761" calcext:value-type="float">
            <text:p>236.0761</text:p>
          </table:table-cell>
          <table:table-cell office:value-type="float" office:value="13167.1" calcext:value-type="float">
            <text:p>13167.1</text:p>
          </table:table-cell>
          <table:table-cell office:value-type="float" office:value="0" calcext:value-type="float">
            <text:p>0</text:p>
          </table:table-cell>
          <table:table-cell office:value-type="float" office:value="0.4890152" calcext:value-type="float">
            <text:p>0.4890152</text:p>
          </table:table-cell>
          <table:table-cell office:value-type="float" office:value="-279.8689" calcext:value-type="float">
            <text:p>-279.8689</text:p>
          </table:table-cell>
          <table:table-cell office:value-type="float" office:value="735.8719" calcext:value-type="float">
            <text:p>735.8719</text:p>
          </table:table-cell>
          <table:table-cell office:value-type="float" office:value="-13.06424" calcext:value-type="float">
            <text:p>-13.06424</text:p>
          </table:table-cell>
          <table:table-cell office:value-type="float" office:value="99.22797" calcext:value-type="float">
            <text:p>99.22797</text:p>
          </table:table-cell>
          <table:table-cell office:value-type="float" office:value="108.5628" calcext:value-type="float">
            <text:p>108.5628</text:p>
          </table:table-cell>
          <table:table-cell office:value-type="float" office:value="0.07860917" calcext:value-type="float">
            <text:p>0.07860917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8276" calcext:value-type="float">
            <text:p>0.0006488276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89.3097" calcext:value-type="float">
            <text:p>-189.3097</text:p>
          </table:table-cell>
          <table:table-cell office:value-type="float" office:value="0" calcext:value-type="float">
            <text:p>0</text:p>
          </table:table-cell>
          <table:table-cell office:value-type="float" office:value="364.9735" calcext:value-type="float">
            <text:p>364.9735</text:p>
          </table:table-cell>
          <table:table-cell office:value-type="float" office:value="1056.442" calcext:value-type="float">
            <text:p>1056.442</text:p>
          </table:table-cell>
          <table:table-cell office:value-type="float" office:value="1299.256" calcext:value-type="float">
            <text:p>1299.256</text:p>
          </table:table-cell>
          <table:table-cell office:value-type="float" office:value="1300.666" calcext:value-type="float">
            <text:p>1300.666</text:p>
          </table:table-cell>
          <table:table-cell office:value-type="float" office:value="782.7488" calcext:value-type="float">
            <text:p>782.7488</text:p>
          </table:table-cell>
          <table:table-cell office:value-type="float" office:value="1093.679" calcext:value-type="float">
            <text:p>1093.679</text:p>
          </table:table-cell>
          <table:table-cell office:value-type="float" office:value="416.0872" calcext:value-type="float">
            <text:p>416.0872</text:p>
          </table:table-cell>
          <table:table-cell office:value-type="float" office:value="1870.205" calcext:value-type="float">
            <text:p>1870.205</text:p>
          </table:table-cell>
          <table:table-cell office:value-type="float" office:value="2102.488" calcext:value-type="float">
            <text:p>2102.488</text:p>
          </table:table-cell>
          <table:table-cell office:value-type="float" office:value="1675.256" calcext:value-type="float">
            <text:p>1675.256</text:p>
          </table:table-cell>
          <table:table-cell office:value-type="float" office:value="584.365" calcext:value-type="float">
            <text:p>584.365</text:p>
          </table:table-cell>
          <table:table-cell office:value-type="float" office:value="569.8782" calcext:value-type="float">
            <text:p>569.8782</text:p>
          </table:table-cell>
          <table:table-cell office:value-type="float" office:value="142.8571" calcext:value-type="float">
            <text:p>142.8571</text:p>
          </table:table-cell>
          <table:table-cell office:value-type="float" office:value="35.70903" calcext:value-type="float">
            <text:p>35.70903</text:p>
          </table:table-cell>
          <table:table-cell office:value-type="float" office:value="0" calcext:value-type="float">
            <text:p>0</text:p>
          </table:table-cell>
          <table:table-cell office:value-type="float" office:value="-0.00712189" calcext:value-type="float">
            <text:p>-0.00712189</text:p>
          </table:table-cell>
          <table:table-cell office:value-type="float" office:value="0" calcext:value-type="float">
            <text:p>0</text:p>
          </table:table-cell>
          <table:table-cell office:value-type="float" office:value="1.339324" calcext:value-type="float">
            <text:p>1.339324</text:p>
          </table:table-cell>
          <table:table-cell office:value-type="float" office:value="121.4737" calcext:value-type="float">
            <text:p>121.4737</text:p>
          </table:table-cell>
          <table:table-cell office:value-type="float" office:value="-44.07687" calcext:value-type="float">
            <text:p>-44.07687</text:p>
          </table:table-cell>
          <table:table-cell office:value-type="float" office:value="77.3968" calcext:value-type="float">
            <text:p>77.3968</text:p>
          </table:table-cell>
          <table:table-cell office:value-type="float" office:value="-268.886" calcext:value-type="float">
            <text:p>-268.886</text:p>
          </table:table-cell>
          <table:table-cell office:value-type="float" office:value="0" calcext:value-type="float">
            <text:p>0</text:p>
          </table:table-cell>
          <table:table-cell office:value-type="float" office:value="6.917364" calcext:value-type="float">
            <text:p>6.917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2" calcext:value-type="float">
            <text:p>19062002</text:p>
          </table:table-cell>
          <table:table-cell office:value-type="float" office:value="235.2407" calcext:value-type="float">
            <text:p>235.2407</text:p>
          </table:table-cell>
          <table:table-cell office:value-type="float" office:value="13166.27" calcext:value-type="float">
            <text:p>13166.27</text:p>
          </table:table-cell>
          <table:table-cell office:value-type="float" office:value="0" calcext:value-type="float">
            <text:p>0</text:p>
          </table:table-cell>
          <table:table-cell office:value-type="float" office:value="0.5883724" calcext:value-type="float">
            <text:p>0.5883724</text:p>
          </table:table-cell>
          <table:table-cell office:value-type="float" office:value="-282.9873" calcext:value-type="float">
            <text:p>-282.9873</text:p>
          </table:table-cell>
          <table:table-cell office:value-type="float" office:value="747.7762" calcext:value-type="float">
            <text:p>747.7762</text:p>
          </table:table-cell>
          <table:table-cell office:value-type="float" office:value="-14.58366" calcext:value-type="float">
            <text:p>-14.58366</text:p>
          </table:table-cell>
          <table:table-cell office:value-type="float" office:value="98.42913" calcext:value-type="float">
            <text:p>98.42913</text:p>
          </table:table-cell>
          <table:table-cell office:value-type="float" office:value="108.4051" calcext:value-type="float">
            <text:p>108.4051</text:p>
          </table:table-cell>
          <table:table-cell office:value-type="float" office:value="0.07901037" calcext:value-type="float">
            <text:p>0.07901037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8276" calcext:value-type="float">
            <text:p>0.0006488276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85.4183" calcext:value-type="float">
            <text:p>-185.4183</text:p>
          </table:table-cell>
          <table:table-cell office:value-type="float" office:value="0" calcext:value-type="float">
            <text:p>0</text:p>
          </table:table-cell>
          <table:table-cell office:value-type="float" office:value="365.1143" calcext:value-type="float">
            <text:p>365.1143</text:p>
          </table:table-cell>
          <table:table-cell office:value-type="float" office:value="1056.067" calcext:value-type="float">
            <text:p>1056.067</text:p>
          </table:table-cell>
          <table:table-cell office:value-type="float" office:value="1298.847" calcext:value-type="float">
            <text:p>1298.847</text:p>
          </table:table-cell>
          <table:table-cell office:value-type="float" office:value="1300.348" calcext:value-type="float">
            <text:p>1300.348</text:p>
          </table:table-cell>
          <table:table-cell office:value-type="float" office:value="782.5656" calcext:value-type="float">
            <text:p>782.5656</text:p>
          </table:table-cell>
          <table:table-cell office:value-type="float" office:value="1093.554" calcext:value-type="float">
            <text:p>1093.554</text:p>
          </table:table-cell>
          <table:table-cell office:value-type="float" office:value="416.0434" calcext:value-type="float">
            <text:p>416.0434</text:p>
          </table:table-cell>
          <table:table-cell office:value-type="float" office:value="1870.107" calcext:value-type="float">
            <text:p>1870.107</text:p>
          </table:table-cell>
          <table:table-cell office:value-type="float" office:value="2102.425" calcext:value-type="float">
            <text:p>2102.425</text:p>
          </table:table-cell>
          <table:table-cell office:value-type="float" office:value="1675.227" calcext:value-type="float">
            <text:p>1675.227</text:p>
          </table:table-cell>
          <table:table-cell office:value-type="float" office:value="584.3578" calcext:value-type="float">
            <text:p>584.3578</text:p>
          </table:table-cell>
          <table:table-cell office:value-type="float" office:value="569.8774" calcext:value-type="float">
            <text:p>569.8774</text:p>
          </table:table-cell>
          <table:table-cell office:value-type="float" office:value="142.8571" calcext:value-type="float">
            <text:p>142.8571</text:p>
          </table:table-cell>
          <table:table-cell office:value-type="float" office:value="35.70901" calcext:value-type="float">
            <text:p>35.70901</text:p>
          </table:table-cell>
          <table:table-cell office:value-type="float" office:value="0" calcext:value-type="float">
            <text:p>0</text:p>
          </table:table-cell>
          <table:table-cell office:value-type="float" office:value="-0.007244826" calcext:value-type="float">
            <text:p>-0.007244826</text:p>
          </table:table-cell>
          <table:table-cell office:value-type="float" office:value="0" calcext:value-type="float">
            <text:p>0</text:p>
          </table:table-cell>
          <table:table-cell office:value-type="float" office:value="1.408099" calcext:value-type="float">
            <text:p>1.408099</text:p>
          </table:table-cell>
          <table:table-cell office:value-type="float" office:value="131.7842" calcext:value-type="float">
            <text:p>131.7842</text:p>
          </table:table-cell>
          <table:table-cell office:value-type="float" office:value="-48.9004" calcext:value-type="float">
            <text:p>-48.9004</text:p>
          </table:table-cell>
          <table:table-cell office:value-type="float" office:value="82.88377" calcext:value-type="float">
            <text:p>82.88377</text:p>
          </table:table-cell>
          <table:table-cell office:value-type="float" office:value="-270.5557" calcext:value-type="float">
            <text:p>-270.5557</text:p>
          </table:table-cell>
          <table:table-cell office:value-type="float" office:value="0" calcext:value-type="float">
            <text:p>0</text:p>
          </table:table-cell>
          <table:table-cell office:value-type="float" office:value="6.984628" calcext:value-type="float">
            <text:p>6.984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2" calcext:value-type="float">
            <text:p>20062002</text:p>
          </table:table-cell>
          <table:table-cell office:value-type="float" office:value="234.5601" calcext:value-type="float">
            <text:p>234.5601</text:p>
          </table:table-cell>
          <table:table-cell office:value-type="float" office:value="13165.38" calcext:value-type="float">
            <text:p>13165.38</text:p>
          </table:table-cell>
          <table:table-cell office:value-type="float" office:value="0" calcext:value-type="float">
            <text:p>0</text:p>
          </table:table-cell>
          <table:table-cell office:value-type="float" office:value="0.6980598" calcext:value-type="float">
            <text:p>0.6980598</text:p>
          </table:table-cell>
          <table:table-cell office:value-type="float" office:value="-286.0295" calcext:value-type="float">
            <text:p>-286.0295</text:p>
          </table:table-cell>
          <table:table-cell office:value-type="float" office:value="755.9181" calcext:value-type="float">
            <text:p>755.9181</text:p>
          </table:table-cell>
          <table:table-cell office:value-type="float" office:value="-16.11419" calcext:value-type="float">
            <text:p>-16.11419</text:p>
          </table:table-cell>
          <table:table-cell office:value-type="float" office:value="97.93174" calcext:value-type="float">
            <text:p>97.93174</text:p>
          </table:table-cell>
          <table:table-cell office:value-type="float" office:value="108.3403" calcext:value-type="float">
            <text:p>108.3403</text:p>
          </table:table-cell>
          <table:table-cell office:value-type="float" office:value="0.07952993" calcext:value-type="float">
            <text:p>0.07952993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8276" calcext:value-type="float">
            <text:p>0.0006488276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80.4216" calcext:value-type="float">
            <text:p>-180.4216</text:p>
          </table:table-cell>
          <table:table-cell office:value-type="float" office:value="0" calcext:value-type="float">
            <text:p>0</text:p>
          </table:table-cell>
          <table:table-cell office:value-type="float" office:value="365.2121" calcext:value-type="float">
            <text:p>365.2121</text:p>
          </table:table-cell>
          <table:table-cell office:value-type="float" office:value="1055.746" calcext:value-type="float">
            <text:p>1055.746</text:p>
          </table:table-cell>
          <table:table-cell office:value-type="float" office:value="1298.461" calcext:value-type="float">
            <text:p>1298.461</text:p>
          </table:table-cell>
          <table:table-cell office:value-type="float" office:value="1300.034" calcext:value-type="float">
            <text:p>1300.034</text:p>
          </table:table-cell>
          <table:table-cell office:value-type="float" office:value="782.3729" calcext:value-type="float">
            <text:p>782.3729</text:p>
          </table:table-cell>
          <table:table-cell office:value-type="float" office:value="1093.43" calcext:value-type="float">
            <text:p>1093.43</text:p>
          </table:table-cell>
          <table:table-cell office:value-type="float" office:value="415.9967" calcext:value-type="float">
            <text:p>415.9967</text:p>
          </table:table-cell>
          <table:table-cell office:value-type="float" office:value="1869.999" calcext:value-type="float">
            <text:p>1869.999</text:p>
          </table:table-cell>
          <table:table-cell office:value-type="float" office:value="2102.356" calcext:value-type="float">
            <text:p>2102.356</text:p>
          </table:table-cell>
          <table:table-cell office:value-type="float" office:value="1675.197" calcext:value-type="float">
            <text:p>1675.197</text:p>
          </table:table-cell>
          <table:table-cell office:value-type="float" office:value="584.3505" calcext:value-type="float">
            <text:p>584.3505</text:p>
          </table:table-cell>
          <table:table-cell office:value-type="float" office:value="569.8765" calcext:value-type="float">
            <text:p>569.8765</text:p>
          </table:table-cell>
          <table:table-cell office:value-type="float" office:value="142.8571" calcext:value-type="float">
            <text:p>142.8571</text:p>
          </table:table-cell>
          <table:table-cell office:value-type="float" office:value="35.709" calcext:value-type="float">
            <text:p>35.709</text:p>
          </table:table-cell>
          <table:table-cell office:value-type="float" office:value="0" calcext:value-type="float">
            <text:p>0</text:p>
          </table:table-cell>
          <table:table-cell office:value-type="float" office:value="-0.00735667" calcext:value-type="float">
            <text:p>-0.00735667</text:p>
          </table:table-cell>
          <table:table-cell office:value-type="float" office:value="0" calcext:value-type="float">
            <text:p>0</text:p>
          </table:table-cell>
          <table:table-cell office:value-type="float" office:value="1.485101" calcext:value-type="float">
            <text:p>1.485101</text:p>
          </table:table-cell>
          <table:table-cell office:value-type="float" office:value="142.9052" calcext:value-type="float">
            <text:p>142.9052</text:p>
          </table:table-cell>
          <table:table-cell office:value-type="float" office:value="-53.51447" calcext:value-type="float">
            <text:p>-53.51447</text:p>
          </table:table-cell>
          <table:table-cell office:value-type="float" office:value="89.39076" calcext:value-type="float">
            <text:p>89.39076</text:p>
          </table:table-cell>
          <table:table-cell office:value-type="float" office:value="-272.1232" calcext:value-type="float">
            <text:p>-272.1232</text:p>
          </table:table-cell>
          <table:table-cell office:value-type="float" office:value="0" calcext:value-type="float">
            <text:p>0</text:p>
          </table:table-cell>
          <table:table-cell office:value-type="float" office:value="7.038308" calcext:value-type="float">
            <text:p>7.038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2" calcext:value-type="float">
            <text:p>21062002</text:p>
          </table:table-cell>
          <table:table-cell office:value-type="float" office:value="233.8897" calcext:value-type="float">
            <text:p>233.8897</text:p>
          </table:table-cell>
          <table:table-cell office:value-type="float" office:value="13164.47" calcext:value-type="float">
            <text:p>13164.47</text:p>
          </table:table-cell>
          <table:table-cell office:value-type="float" office:value="0" calcext:value-type="float">
            <text:p>0</text:p>
          </table:table-cell>
          <table:table-cell office:value-type="float" office:value="0.8203042" calcext:value-type="float">
            <text:p>0.8203042</text:p>
          </table:table-cell>
          <table:table-cell office:value-type="float" office:value="-289.1579" calcext:value-type="float">
            <text:p>-289.1579</text:p>
          </table:table-cell>
          <table:table-cell office:value-type="float" office:value="764.5061" calcext:value-type="float">
            <text:p>764.5061</text:p>
          </table:table-cell>
          <table:table-cell office:value-type="float" office:value="-17.72596" calcext:value-type="float">
            <text:p>-17.72596</text:p>
          </table:table-cell>
          <table:table-cell office:value-type="float" office:value="97.29118" calcext:value-type="float">
            <text:p>97.29118</text:p>
          </table:table-cell>
          <table:table-cell office:value-type="float" office:value="108.2824" calcext:value-type="float">
            <text:p>108.2824</text:p>
          </table:table-cell>
          <table:table-cell office:value-type="float" office:value="0.08015119" calcext:value-type="float">
            <text:p>0.08015119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8276" calcext:value-type="float">
            <text:p>0.0006488276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76.5403" calcext:value-type="float">
            <text:p>-176.5403</text:p>
          </table:table-cell>
          <table:table-cell office:value-type="float" office:value="0" calcext:value-type="float">
            <text:p>0</text:p>
          </table:table-cell>
          <table:table-cell office:value-type="float" office:value="365.3089" calcext:value-type="float">
            <text:p>365.3089</text:p>
          </table:table-cell>
          <table:table-cell office:value-type="float" office:value="1055.416" calcext:value-type="float">
            <text:p>1055.416</text:p>
          </table:table-cell>
          <table:table-cell office:value-type="float" office:value="1298.07" calcext:value-type="float">
            <text:p>1298.07</text:p>
          </table:table-cell>
          <table:table-cell office:value-type="float" office:value="1299.718" calcext:value-type="float">
            <text:p>1299.718</text:p>
          </table:table-cell>
          <table:table-cell office:value-type="float" office:value="782.1765" calcext:value-type="float">
            <text:p>782.1765</text:p>
          </table:table-cell>
          <table:table-cell office:value-type="float" office:value="1093.31" calcext:value-type="float">
            <text:p>1093.31</text:p>
          </table:table-cell>
          <table:table-cell office:value-type="float" office:value="415.9494" calcext:value-type="float">
            <text:p>415.9494</text:p>
          </table:table-cell>
          <table:table-cell office:value-type="float" office:value="1869.889" calcext:value-type="float">
            <text:p>1869.889</text:p>
          </table:table-cell>
          <table:table-cell office:value-type="float" office:value="2102.286" calcext:value-type="float">
            <text:p>2102.286</text:p>
          </table:table-cell>
          <table:table-cell office:value-type="float" office:value="1675.167" calcext:value-type="float">
            <text:p>1675.167</text:p>
          </table:table-cell>
          <table:table-cell office:value-type="float" office:value="584.3434" calcext:value-type="float">
            <text:p>584.3434</text:p>
          </table:table-cell>
          <table:table-cell office:value-type="float" office:value="569.8757" calcext:value-type="float">
            <text:p>569.8757</text:p>
          </table:table-cell>
          <table:table-cell office:value-type="float" office:value="142.8571" calcext:value-type="float">
            <text:p>142.8571</text:p>
          </table:table-cell>
          <table:table-cell office:value-type="float" office:value="35.70898" calcext:value-type="float">
            <text:p>35.70898</text:p>
          </table:table-cell>
          <table:table-cell office:value-type="float" office:value="0" calcext:value-type="float">
            <text:p>0</text:p>
          </table:table-cell>
          <table:table-cell office:value-type="float" office:value="-0.007479656" calcext:value-type="float">
            <text:p>-0.007479656</text:p>
          </table:table-cell>
          <table:table-cell office:value-type="float" office:value="0" calcext:value-type="float">
            <text:p>0</text:p>
          </table:table-cell>
          <table:table-cell office:value-type="float" office:value="1.5528" calcext:value-type="float">
            <text:p>1.5528</text:p>
          </table:table-cell>
          <table:table-cell office:value-type="float" office:value="153.2668" calcext:value-type="float">
            <text:p>153.2668</text:p>
          </table:table-cell>
          <table:table-cell office:value-type="float" office:value="-58.48083" calcext:value-type="float">
            <text:p>-58.48083</text:p>
          </table:table-cell>
          <table:table-cell office:value-type="float" office:value="94.78595" calcext:value-type="float">
            <text:p>94.78595</text:p>
          </table:table-cell>
          <table:table-cell office:value-type="float" office:value="-273.7113" calcext:value-type="float">
            <text:p>-273.7113</text:p>
          </table:table-cell>
          <table:table-cell office:value-type="float" office:value="0" calcext:value-type="float">
            <text:p>0</text:p>
          </table:table-cell>
          <table:table-cell office:value-type="float" office:value="7.107442" calcext:value-type="float">
            <text:p>7.107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2" calcext:value-type="float">
            <text:p>22062002</text:p>
          </table:table-cell>
          <table:table-cell office:value-type="float" office:value="233.3101" calcext:value-type="float">
            <text:p>233.3101</text:p>
          </table:table-cell>
          <table:table-cell office:value-type="float" office:value="13163.53" calcext:value-type="float">
            <text:p>13163.53</text:p>
          </table:table-cell>
          <table:table-cell office:value-type="float" office:value="0" calcext:value-type="float">
            <text:p>0</text:p>
          </table:table-cell>
          <table:table-cell office:value-type="float" office:value="1.014202" calcext:value-type="float">
            <text:p>1.014202</text:p>
          </table:table-cell>
          <table:table-cell office:value-type="float" office:value="-292.3582" calcext:value-type="float">
            <text:p>-292.3582</text:p>
          </table:table-cell>
          <table:table-cell office:value-type="float" office:value="772.6569" calcext:value-type="float">
            <text:p>772.6569</text:p>
          </table:table-cell>
          <table:table-cell office:value-type="float" office:value="-19.39735" calcext:value-type="float">
            <text:p>-19.39735</text:p>
          </table:table-cell>
          <table:table-cell office:value-type="float" office:value="96.59892" calcext:value-type="float">
            <text:p>96.59892</text:p>
          </table:table-cell>
          <table:table-cell office:value-type="float" office:value="108.3029" calcext:value-type="float">
            <text:p>108.3029</text:p>
          </table:table-cell>
          <table:table-cell office:value-type="float" office:value="0.0808518" calcext:value-type="float">
            <text:p>0.0808518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8276" calcext:value-type="float">
            <text:p>0.0006488276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73.5227" calcext:value-type="float">
            <text:p>-173.5227</text:p>
          </table:table-cell>
          <table:table-cell office:value-type="float" office:value="0" calcext:value-type="float">
            <text:p>0</text:p>
          </table:table-cell>
          <table:table-cell office:value-type="float" office:value="365.3987" calcext:value-type="float">
            <text:p>365.3987</text:p>
          </table:table-cell>
          <table:table-cell office:value-type="float" office:value="1055.094" calcext:value-type="float">
            <text:p>1055.094</text:p>
          </table:table-cell>
          <table:table-cell office:value-type="float" office:value="1297.681" calcext:value-type="float">
            <text:p>1297.681</text:p>
          </table:table-cell>
          <table:table-cell office:value-type="float" office:value="1299.389" calcext:value-type="float">
            <text:p>1299.389</text:p>
          </table:table-cell>
          <table:table-cell office:value-type="float" office:value="781.9764" calcext:value-type="float">
            <text:p>781.9764</text:p>
          </table:table-cell>
          <table:table-cell office:value-type="float" office:value="1093.192" calcext:value-type="float">
            <text:p>1093.192</text:p>
          </table:table-cell>
          <table:table-cell office:value-type="float" office:value="415.9007" calcext:value-type="float">
            <text:p>415.9007</text:p>
          </table:table-cell>
          <table:table-cell office:value-type="float" office:value="1869.777" calcext:value-type="float">
            <text:p>1869.777</text:p>
          </table:table-cell>
          <table:table-cell office:value-type="float" office:value="2102.216" calcext:value-type="float">
            <text:p>2102.216</text:p>
          </table:table-cell>
          <table:table-cell office:value-type="float" office:value="1675.136" calcext:value-type="float">
            <text:p>1675.136</text:p>
          </table:table-cell>
          <table:table-cell office:value-type="float" office:value="584.3362" calcext:value-type="float">
            <text:p>584.3362</text:p>
          </table:table-cell>
          <table:table-cell office:value-type="float" office:value="569.8749" calcext:value-type="float">
            <text:p>569.8749</text:p>
          </table:table-cell>
          <table:table-cell office:value-type="float" office:value="142.8571" calcext:value-type="float">
            <text:p>142.8571</text:p>
          </table:table-cell>
          <table:table-cell office:value-type="float" office:value="35.70897" calcext:value-type="float">
            <text:p>35.70897</text:p>
          </table:table-cell>
          <table:table-cell office:value-type="float" office:value="0" calcext:value-type="float">
            <text:p>0</text:p>
          </table:table-cell>
          <table:table-cell office:value-type="float" office:value="-0.007608924" calcext:value-type="float">
            <text:p>-0.007608924</text:p>
          </table:table-cell>
          <table:table-cell office:value-type="float" office:value="0" calcext:value-type="float">
            <text:p>0</text:p>
          </table:table-cell>
          <table:table-cell office:value-type="float" office:value="1.606634" calcext:value-type="float">
            <text:p>1.606634</text:p>
          </table:table-cell>
          <table:table-cell office:value-type="float" office:value="162.8417" calcext:value-type="float">
            <text:p>162.8417</text:p>
          </table:table-cell>
          <table:table-cell office:value-type="float" office:value="-63.51255" calcext:value-type="float">
            <text:p>-63.51255</text:p>
          </table:table-cell>
          <table:table-cell office:value-type="float" office:value="99.32917" calcext:value-type="float">
            <text:p>99.32917</text:p>
          </table:table-cell>
          <table:table-cell office:value-type="float" office:value="-275.3107" calcext:value-type="float">
            <text:p>-275.3107</text:p>
          </table:table-cell>
          <table:table-cell office:value-type="float" office:value="0" calcext:value-type="float">
            <text:p>0</text:p>
          </table:table-cell>
          <table:table-cell office:value-type="float" office:value="7.177181" calcext:value-type="float">
            <text:p>7.177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2" calcext:value-type="float">
            <text:p>23062002</text:p>
          </table:table-cell>
          <table:table-cell office:value-type="float" office:value="233.0308" calcext:value-type="float">
            <text:p>233.0308</text:p>
          </table:table-cell>
          <table:table-cell office:value-type="float" office:value="13162.58" calcext:value-type="float">
            <text:p>13162.58</text:p>
          </table:table-cell>
          <table:table-cell office:value-type="float" office:value="0" calcext:value-type="float">
            <text:p>0</text:p>
          </table:table-cell>
          <table:table-cell office:value-type="float" office:value="1.475265" calcext:value-type="float">
            <text:p>1.475265</text:p>
          </table:table-cell>
          <table:table-cell office:value-type="float" office:value="-295.561" calcext:value-type="float">
            <text:p>-295.561</text:p>
          </table:table-cell>
          <table:table-cell office:value-type="float" office:value="784.2122" calcext:value-type="float">
            <text:p>784.2122</text:p>
          </table:table-cell>
          <table:table-cell office:value-type="float" office:value="-21.08436" calcext:value-type="float">
            <text:p>-21.08436</text:p>
          </table:table-cell>
          <table:table-cell office:value-type="float" office:value="95.88676" calcext:value-type="float">
            <text:p>95.88676</text:p>
          </table:table-cell>
          <table:table-cell office:value-type="float" office:value="108.6024" calcext:value-type="float">
            <text:p>108.6024</text:p>
          </table:table-cell>
          <table:table-cell office:value-type="float" office:value="0.08168953" calcext:value-type="float">
            <text:p>0.08168953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8276" calcext:value-type="float">
            <text:p>0.0006488276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71.5036" calcext:value-type="float">
            <text:p>-171.5036</text:p>
          </table:table-cell>
          <table:table-cell office:value-type="float" office:value="0" calcext:value-type="float">
            <text:p>0</text:p>
          </table:table-cell>
          <table:table-cell office:value-type="float" office:value="365.4791" calcext:value-type="float">
            <text:p>365.4791</text:p>
          </table:table-cell>
          <table:table-cell office:value-type="float" office:value="1054.784" calcext:value-type="float">
            <text:p>1054.784</text:p>
          </table:table-cell>
          <table:table-cell office:value-type="float" office:value="1297.302" calcext:value-type="float">
            <text:p>1297.302</text:p>
          </table:table-cell>
          <table:table-cell office:value-type="float" office:value="1299.057" calcext:value-type="float">
            <text:p>1299.057</text:p>
          </table:table-cell>
          <table:table-cell office:value-type="float" office:value="781.7749" calcext:value-type="float">
            <text:p>781.7749</text:p>
          </table:table-cell>
          <table:table-cell office:value-type="float" office:value="1093.071" calcext:value-type="float">
            <text:p>1093.071</text:p>
          </table:table-cell>
          <table:table-cell office:value-type="float" office:value="415.85" calcext:value-type="float">
            <text:p>415.85</text:p>
          </table:table-cell>
          <table:table-cell office:value-type="float" office:value="1869.664" calcext:value-type="float">
            <text:p>1869.664</text:p>
          </table:table-cell>
          <table:table-cell office:value-type="float" office:value="2102.146" calcext:value-type="float">
            <text:p>2102.146</text:p>
          </table:table-cell>
          <table:table-cell office:value-type="float" office:value="1675.105" calcext:value-type="float">
            <text:p>1675.105</text:p>
          </table:table-cell>
          <table:table-cell office:value-type="float" office:value="584.329" calcext:value-type="float">
            <text:p>584.329</text:p>
          </table:table-cell>
          <table:table-cell office:value-type="float" office:value="569.8756" calcext:value-type="float">
            <text:p>569.8756</text:p>
          </table:table-cell>
          <table:table-cell office:value-type="float" office:value="142.8571" calcext:value-type="float">
            <text:p>142.8571</text:p>
          </table:table-cell>
          <table:table-cell office:value-type="float" office:value="35.70896" calcext:value-type="float">
            <text:p>35.70896</text:p>
          </table:table-cell>
          <table:table-cell office:value-type="float" office:value="0" calcext:value-type="float">
            <text:p>0</text:p>
          </table:table-cell>
          <table:table-cell office:value-type="float" office:value="-0.007743204" calcext:value-type="float">
            <text:p>-0.007743204</text:p>
          </table:table-cell>
          <table:table-cell office:value-type="float" office:value="0" calcext:value-type="float">
            <text:p>0</text:p>
          </table:table-cell>
          <table:table-cell office:value-type="float" office:value="1.648113" calcext:value-type="float">
            <text:p>1.648113</text:p>
          </table:table-cell>
          <table:table-cell office:value-type="float" office:value="171.4243" calcext:value-type="float">
            <text:p>171.4243</text:p>
          </table:table-cell>
          <table:table-cell office:value-type="float" office:value="-68.56222" calcext:value-type="float">
            <text:p>-68.56222</text:p>
          </table:table-cell>
          <table:table-cell office:value-type="float" office:value="102.8621" calcext:value-type="float">
            <text:p>102.8621</text:p>
          </table:table-cell>
          <table:table-cell office:value-type="float" office:value="-276.8968" calcext:value-type="float">
            <text:p>-276.8968</text:p>
          </table:table-cell>
          <table:table-cell office:value-type="float" office:value="0" calcext:value-type="float">
            <text:p>0</text:p>
          </table:table-cell>
          <table:table-cell office:value-type="float" office:value="7.245883" calcext:value-type="float">
            <text:p>7.245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2" calcext:value-type="float">
            <text:p>24062002</text:p>
          </table:table-cell>
          <table:table-cell office:value-type="float" office:value="232.7861" calcext:value-type="float">
            <text:p>232.7861</text:p>
          </table:table-cell>
          <table:table-cell office:value-type="float" office:value="13161.64" calcext:value-type="float">
            <text:p>13161.64</text:p>
          </table:table-cell>
          <table:table-cell office:value-type="float" office:value="0" calcext:value-type="float">
            <text:p>0</text:p>
          </table:table-cell>
          <table:table-cell office:value-type="float" office:value="1.910368" calcext:value-type="float">
            <text:p>1.910368</text:p>
          </table:table-cell>
          <table:table-cell office:value-type="float" office:value="-298.6518" calcext:value-type="float">
            <text:p>-298.6518</text:p>
          </table:table-cell>
          <table:table-cell office:value-type="float" office:value="795.5088" calcext:value-type="float">
            <text:p>795.5088</text:p>
          </table:table-cell>
          <table:table-cell office:value-type="float" office:value="-22.72871" calcext:value-type="float">
            <text:p>-22.72871</text:p>
          </table:table-cell>
          <table:table-cell office:value-type="float" office:value="95.25601" calcext:value-type="float">
            <text:p>95.25601</text:p>
          </table:table-cell>
          <table:table-cell office:value-type="float" office:value="108.8882" calcext:value-type="float">
            <text:p>108.8882</text:p>
          </table:table-cell>
          <table:table-cell office:value-type="float" office:value="0.08262317" calcext:value-type="float">
            <text:p>0.08262317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8276" calcext:value-type="float">
            <text:p>0.0006488276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69.1983" calcext:value-type="float">
            <text:p>-169.1983</text:p>
          </table:table-cell>
          <table:table-cell office:value-type="float" office:value="0" calcext:value-type="float">
            <text:p>0</text:p>
          </table:table-cell>
          <table:table-cell office:value-type="float" office:value="365.5529" calcext:value-type="float">
            <text:p>365.5529</text:p>
          </table:table-cell>
          <table:table-cell office:value-type="float" office:value="1054.508" calcext:value-type="float">
            <text:p>1054.508</text:p>
          </table:table-cell>
          <table:table-cell office:value-type="float" office:value="1296.958" calcext:value-type="float">
            <text:p>1296.958</text:p>
          </table:table-cell>
          <table:table-cell office:value-type="float" office:value="1298.745" calcext:value-type="float">
            <text:p>1298.745</text:p>
          </table:table-cell>
          <table:table-cell office:value-type="float" office:value="781.5729" calcext:value-type="float">
            <text:p>781.5729</text:p>
          </table:table-cell>
          <table:table-cell office:value-type="float" office:value="1092.947" calcext:value-type="float">
            <text:p>1092.947</text:p>
          </table:table-cell>
          <table:table-cell office:value-type="float" office:value="415.7976" calcext:value-type="float">
            <text:p>415.7976</text:p>
          </table:table-cell>
          <table:table-cell office:value-type="float" office:value="1869.546" calcext:value-type="float">
            <text:p>1869.546</text:p>
          </table:table-cell>
          <table:table-cell office:value-type="float" office:value="2102.074" calcext:value-type="float">
            <text:p>2102.074</text:p>
          </table:table-cell>
          <table:table-cell office:value-type="float" office:value="1675.075" calcext:value-type="float">
            <text:p>1675.075</text:p>
          </table:table-cell>
          <table:table-cell office:value-type="float" office:value="584.3218" calcext:value-type="float">
            <text:p>584.3218</text:p>
          </table:table-cell>
          <table:table-cell office:value-type="float" office:value="569.8785" calcext:value-type="float">
            <text:p>569.8785</text:p>
          </table:table-cell>
          <table:table-cell office:value-type="float" office:value="142.857" calcext:value-type="float">
            <text:p>142.857</text:p>
          </table:table-cell>
          <table:table-cell office:value-type="float" office:value="35.70894" calcext:value-type="float">
            <text:p>35.70894</text:p>
          </table:table-cell>
          <table:table-cell office:value-type="float" office:value="0" calcext:value-type="float">
            <text:p>0</text:p>
          </table:table-cell>
          <table:table-cell office:value-type="float" office:value="-0.007864397" calcext:value-type="float">
            <text:p>-0.007864397</text:p>
          </table:table-cell>
          <table:table-cell office:value-type="float" office:value="0" calcext:value-type="float">
            <text:p>0</text:p>
          </table:table-cell>
          <table:table-cell office:value-type="float" office:value="1.684989" calcext:value-type="float">
            <text:p>1.684989</text:p>
          </table:table-cell>
          <table:table-cell office:value-type="float" office:value="179.9387" calcext:value-type="float">
            <text:p>179.9387</text:p>
          </table:table-cell>
          <table:table-cell office:value-type="float" office:value="-73.32718" calcext:value-type="float">
            <text:p>-73.32718</text:p>
          </table:table-cell>
          <table:table-cell office:value-type="float" office:value="106.6115" calcext:value-type="float">
            <text:p>106.6115</text:p>
          </table:table-cell>
          <table:table-cell office:value-type="float" office:value="-278.4009" calcext:value-type="float">
            <text:p>-278.4009</text:p>
          </table:table-cell>
          <table:table-cell office:value-type="float" office:value="0" calcext:value-type="float">
            <text:p>0</text:p>
          </table:table-cell>
          <table:table-cell office:value-type="float" office:value="7.301016" calcext:value-type="float">
            <text:p>7.301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2" calcext:value-type="float">
            <text:p>25062002</text:p>
          </table:table-cell>
          <table:table-cell office:value-type="float" office:value="232.6197" calcext:value-type="float">
            <text:p>232.6197</text:p>
          </table:table-cell>
          <table:table-cell office:value-type="float" office:value="13160.73" calcext:value-type="float">
            <text:p>13160.73</text:p>
          </table:table-cell>
          <table:table-cell office:value-type="float" office:value="0" calcext:value-type="float">
            <text:p>0</text:p>
          </table:table-cell>
          <table:table-cell office:value-type="float" office:value="2.383753" calcext:value-type="float">
            <text:p>2.383753</text:p>
          </table:table-cell>
          <table:table-cell office:value-type="float" office:value="-301.6659" calcext:value-type="float">
            <text:p>-301.6659</text:p>
          </table:table-cell>
          <table:table-cell office:value-type="float" office:value="804.558" calcext:value-type="float">
            <text:p>804.558</text:p>
          </table:table-cell>
          <table:table-cell office:value-type="float" office:value="-24.35733" calcext:value-type="float">
            <text:p>-24.35733</text:p>
          </table:table-cell>
          <table:table-cell office:value-type="float" office:value="94.64807" calcext:value-type="float">
            <text:p>94.64807</text:p>
          </table:table-cell>
          <table:table-cell office:value-type="float" office:value="109.2196" calcext:value-type="float">
            <text:p>109.2196</text:p>
          </table:table-cell>
          <table:table-cell office:value-type="float" office:value="0.08364795" calcext:value-type="float">
            <text:p>0.08364795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8276" calcext:value-type="float">
            <text:p>0.0006488276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67.308" calcext:value-type="float">
            <text:p>-167.308</text:p>
          </table:table-cell>
          <table:table-cell office:value-type="float" office:value="0" calcext:value-type="float">
            <text:p>0</text:p>
          </table:table-cell>
          <table:table-cell office:value-type="float" office:value="365.6265" calcext:value-type="float">
            <text:p>365.6265</text:p>
          </table:table-cell>
          <table:table-cell office:value-type="float" office:value="1054.25" calcext:value-type="float">
            <text:p>1054.25</text:p>
          </table:table-cell>
          <table:table-cell office:value-type="float" office:value="1296.639" calcext:value-type="float">
            <text:p>1296.639</text:p>
          </table:table-cell>
          <table:table-cell office:value-type="float" office:value="1298.45" calcext:value-type="float">
            <text:p>1298.45</text:p>
          </table:table-cell>
          <table:table-cell office:value-type="float" office:value="781.3787" calcext:value-type="float">
            <text:p>781.3787</text:p>
          </table:table-cell>
          <table:table-cell office:value-type="float" office:value="1092.817" calcext:value-type="float">
            <text:p>1092.817</text:p>
          </table:table-cell>
          <table:table-cell office:value-type="float" office:value="415.7444" calcext:value-type="float">
            <text:p>415.7444</text:p>
          </table:table-cell>
          <table:table-cell office:value-type="float" office:value="1869.419" calcext:value-type="float">
            <text:p>1869.419</text:p>
          </table:table-cell>
          <table:table-cell office:value-type="float" office:value="2102.002" calcext:value-type="float">
            <text:p>2102.002</text:p>
          </table:table-cell>
          <table:table-cell office:value-type="float" office:value="1675.044" calcext:value-type="float">
            <text:p>1675.044</text:p>
          </table:table-cell>
          <table:table-cell office:value-type="float" office:value="584.3146" calcext:value-type="float">
            <text:p>584.3146</text:p>
          </table:table-cell>
          <table:table-cell office:value-type="float" office:value="569.8811" calcext:value-type="float">
            <text:p>569.8811</text:p>
          </table:table-cell>
          <table:table-cell office:value-type="float" office:value="142.857" calcext:value-type="float">
            <text:p>142.857</text:p>
          </table:table-cell>
          <table:table-cell office:value-type="float" office:value="35.70893" calcext:value-type="float">
            <text:p>35.70893</text:p>
          </table:table-cell>
          <table:table-cell office:value-type="float" office:value="0" calcext:value-type="float">
            <text:p>0</text:p>
          </table:table-cell>
          <table:table-cell office:value-type="float" office:value="-0.007976379" calcext:value-type="float">
            <text:p>-0.007976379</text:p>
          </table:table-cell>
          <table:table-cell office:value-type="float" office:value="0" calcext:value-type="float">
            <text:p>0</text:p>
          </table:table-cell>
          <table:table-cell office:value-type="float" office:value="1.722047" calcext:value-type="float">
            <text:p>1.722047</text:p>
          </table:table-cell>
          <table:table-cell office:value-type="float" office:value="188.2164" calcext:value-type="float">
            <text:p>188.2164</text:p>
          </table:table-cell>
          <table:table-cell office:value-type="float" office:value="-78.33178" calcext:value-type="float">
            <text:p>-78.33178</text:p>
          </table:table-cell>
          <table:table-cell office:value-type="float" office:value="109.8846" calcext:value-type="float">
            <text:p>109.8846</text:p>
          </table:table-cell>
          <table:table-cell office:value-type="float" office:value="-279.8405" calcext:value-type="float">
            <text:p>-279.8405</text:p>
          </table:table-cell>
          <table:table-cell office:value-type="float" office:value="0" calcext:value-type="float">
            <text:p>0</text:p>
          </table:table-cell>
          <table:table-cell office:value-type="float" office:value="7.352289" calcext:value-type="float">
            <text:p>7.352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2" calcext:value-type="float">
            <text:p>26062002</text:p>
          </table:table-cell>
          <table:table-cell office:value-type="float" office:value="232.8802" calcext:value-type="float">
            <text:p>232.8802</text:p>
          </table:table-cell>
          <table:table-cell office:value-type="float" office:value="13159.8" calcext:value-type="float">
            <text:p>13159.8</text:p>
          </table:table-cell>
          <table:table-cell office:value-type="float" office:value="0" calcext:value-type="float">
            <text:p>0</text:p>
          </table:table-cell>
          <table:table-cell office:value-type="float" office:value="3.278388" calcext:value-type="float">
            <text:p>3.278388</text:p>
          </table:table-cell>
          <table:table-cell office:value-type="float" office:value="-304.6861" calcext:value-type="float">
            <text:p>-304.6861</text:p>
          </table:table-cell>
          <table:table-cell office:value-type="float" office:value="808.7116" calcext:value-type="float">
            <text:p>808.7116</text:p>
          </table:table-cell>
          <table:table-cell office:value-type="float" office:value="-25.98323" calcext:value-type="float">
            <text:p>-25.98323</text:p>
          </table:table-cell>
          <table:table-cell office:value-type="float" office:value="93.97683" calcext:value-type="float">
            <text:p>93.97683</text:p>
          </table:table-cell>
          <table:table-cell office:value-type="float" office:value="109.9846" calcext:value-type="float">
            <text:p>109.9846</text:p>
          </table:table-cell>
          <table:table-cell office:value-type="float" office:value="0.08473767" calcext:value-type="float">
            <text:p>0.08473767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8276" calcext:value-type="float">
            <text:p>0.0006488276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66.1147" calcext:value-type="float">
            <text:p>-166.1147</text:p>
          </table:table-cell>
          <table:table-cell office:value-type="float" office:value="0" calcext:value-type="float">
            <text:p>0</text:p>
          </table:table-cell>
          <table:table-cell office:value-type="float" office:value="365.6982" calcext:value-type="float">
            <text:p>365.6982</text:p>
          </table:table-cell>
          <table:table-cell office:value-type="float" office:value="1053.985" calcext:value-type="float">
            <text:p>1053.985</text:p>
          </table:table-cell>
          <table:table-cell office:value-type="float" office:value="1296.323" calcext:value-type="float">
            <text:p>1296.323</text:p>
          </table:table-cell>
          <table:table-cell office:value-type="float" office:value="1298.152" calcext:value-type="float">
            <text:p>1298.152</text:p>
          </table:table-cell>
          <table:table-cell office:value-type="float" office:value="781.1838" calcext:value-type="float">
            <text:p>781.1838</text:p>
          </table:table-cell>
          <table:table-cell office:value-type="float" office:value="1092.677" calcext:value-type="float">
            <text:p>1092.677</text:p>
          </table:table-cell>
          <table:table-cell office:value-type="float" office:value="415.6896" calcext:value-type="float">
            <text:p>415.6896</text:p>
          </table:table-cell>
          <table:table-cell office:value-type="float" office:value="1869.29" calcext:value-type="float">
            <text:p>1869.29</text:p>
          </table:table-cell>
          <table:table-cell office:value-type="float" office:value="2101.929" calcext:value-type="float">
            <text:p>2101.929</text:p>
          </table:table-cell>
          <table:table-cell office:value-type="float" office:value="1675.013" calcext:value-type="float">
            <text:p>1675.013</text:p>
          </table:table-cell>
          <table:table-cell office:value-type="float" office:value="584.3074" calcext:value-type="float">
            <text:p>584.3074</text:p>
          </table:table-cell>
          <table:table-cell office:value-type="float" office:value="569.8837" calcext:value-type="float">
            <text:p>569.8837</text:p>
          </table:table-cell>
          <table:table-cell office:value-type="float" office:value="142.857" calcext:value-type="float">
            <text:p>142.857</text:p>
          </table:table-cell>
          <table:table-cell office:value-type="float" office:value="35.70891" calcext:value-type="float">
            <text:p>35.70891</text:p>
          </table:table-cell>
          <table:table-cell office:value-type="float" office:value="0" calcext:value-type="float">
            <text:p>0</text:p>
          </table:table-cell>
          <table:table-cell office:value-type="float" office:value="-0.008098466" calcext:value-type="float">
            <text:p>-0.008098466</text:p>
          </table:table-cell>
          <table:table-cell office:value-type="float" office:value="0" calcext:value-type="float">
            <text:p>0</text:p>
          </table:table-cell>
          <table:table-cell office:value-type="float" office:value="1.737104" calcext:value-type="float">
            <text:p>1.737104</text:p>
          </table:table-cell>
          <table:table-cell office:value-type="float" office:value="195.8949" calcext:value-type="float">
            <text:p>195.8949</text:p>
          </table:table-cell>
          <table:table-cell office:value-type="float" office:value="-83.4247" calcext:value-type="float">
            <text:p>-83.4247</text:p>
          </table:table-cell>
          <table:table-cell office:value-type="float" office:value="112.4702" calcext:value-type="float">
            <text:p>112.4702</text:p>
          </table:table-cell>
          <table:table-cell office:value-type="float" office:value="-281.2874" calcext:value-type="float">
            <text:p>-281.2874</text:p>
          </table:table-cell>
          <table:table-cell office:value-type="float" office:value="0" calcext:value-type="float">
            <text:p>0</text:p>
          </table:table-cell>
          <table:table-cell office:value-type="float" office:value="7.404335" calcext:value-type="float">
            <text:p>7.404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2" calcext:value-type="float">
            <text:p>27062002</text:p>
          </table:table-cell>
          <table:table-cell office:value-type="float" office:value="232.5073" calcext:value-type="float">
            <text:p>232.5073</text:p>
          </table:table-cell>
          <table:table-cell office:value-type="float" office:value="13158.92" calcext:value-type="float">
            <text:p>13158.92</text:p>
          </table:table-cell>
          <table:table-cell office:value-type="float" office:value="0" calcext:value-type="float">
            <text:p>0</text:p>
          </table:table-cell>
          <table:table-cell office:value-type="float" office:value="3.4823" calcext:value-type="float">
            <text:p>3.4823</text:p>
          </table:table-cell>
          <table:table-cell office:value-type="float" office:value="-307.5335" calcext:value-type="float">
            <text:p>-307.5335</text:p>
          </table:table-cell>
          <table:table-cell office:value-type="float" office:value="820.8746" calcext:value-type="float">
            <text:p>820.8746</text:p>
          </table:table-cell>
          <table:table-cell office:value-type="float" office:value="-27.51805" calcext:value-type="float">
            <text:p>-27.51805</text:p>
          </table:table-cell>
          <table:table-cell office:value-type="float" office:value="93.42903" calcext:value-type="float">
            <text:p>93.42903</text:p>
          </table:table-cell>
          <table:table-cell office:value-type="float" office:value="110.0658" calcext:value-type="float">
            <text:p>110.0658</text:p>
          </table:table-cell>
          <table:table-cell office:value-type="float" office:value="0.0859361" calcext:value-type="float">
            <text:p>0.0859361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8276" calcext:value-type="float">
            <text:p>0.0006488276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64.0517" calcext:value-type="float">
            <text:p>-164.0517</text:p>
          </table:table-cell>
          <table:table-cell office:value-type="float" office:value="0" calcext:value-type="float">
            <text:p>0</text:p>
          </table:table-cell>
          <table:table-cell office:value-type="float" office:value="365.7683" calcext:value-type="float">
            <text:p>365.7683</text:p>
          </table:table-cell>
          <table:table-cell office:value-type="float" office:value="1053.753" calcext:value-type="float">
            <text:p>1053.753</text:p>
          </table:table-cell>
          <table:table-cell office:value-type="float" office:value="1296.04" calcext:value-type="float">
            <text:p>1296.04</text:p>
          </table:table-cell>
          <table:table-cell office:value-type="float" office:value="1297.883" calcext:value-type="float">
            <text:p>1297.883</text:p>
          </table:table-cell>
          <table:table-cell office:value-type="float" office:value="780.9995" calcext:value-type="float">
            <text:p>780.9995</text:p>
          </table:table-cell>
          <table:table-cell office:value-type="float" office:value="1092.532" calcext:value-type="float">
            <text:p>1092.532</text:p>
          </table:table-cell>
          <table:table-cell office:value-type="float" office:value="415.6347" calcext:value-type="float">
            <text:p>415.6347</text:p>
          </table:table-cell>
          <table:table-cell office:value-type="float" office:value="1869.16" calcext:value-type="float">
            <text:p>1869.16</text:p>
          </table:table-cell>
          <table:table-cell office:value-type="float" office:value="2101.856" calcext:value-type="float">
            <text:p>2101.856</text:p>
          </table:table-cell>
          <table:table-cell office:value-type="float" office:value="1674.982" calcext:value-type="float">
            <text:p>1674.982</text:p>
          </table:table-cell>
          <table:table-cell office:value-type="float" office:value="584.3001" calcext:value-type="float">
            <text:p>584.3001</text:p>
          </table:table-cell>
          <table:table-cell office:value-type="float" office:value="569.8861" calcext:value-type="float">
            <text:p>569.8861</text:p>
          </table:table-cell>
          <table:table-cell office:value-type="float" office:value="142.857" calcext:value-type="float">
            <text:p>142.857</text:p>
          </table:table-cell>
          <table:table-cell office:value-type="float" office:value="35.7089" calcext:value-type="float">
            <text:p>35.7089</text:p>
          </table:table-cell>
          <table:table-cell office:value-type="float" office:value="0" calcext:value-type="float">
            <text:p>0</text:p>
          </table:table-cell>
          <table:table-cell office:value-type="float" office:value="-0.008199294" calcext:value-type="float">
            <text:p>-0.008199294</text:p>
          </table:table-cell>
          <table:table-cell office:value-type="float" office:value="0" calcext:value-type="float">
            <text:p>0</text:p>
          </table:table-cell>
          <table:table-cell office:value-type="float" office:value="1.774461" calcext:value-type="float">
            <text:p>1.774461</text:p>
          </table:table-cell>
          <table:table-cell office:value-type="float" office:value="203.8387" calcext:value-type="float">
            <text:p>203.8387</text:p>
          </table:table-cell>
          <table:table-cell office:value-type="float" office:value="-87.99387" calcext:value-type="float">
            <text:p>-87.99387</text:p>
          </table:table-cell>
          <table:table-cell office:value-type="float" office:value="115.8448" calcext:value-type="float">
            <text:p>115.8448</text:p>
          </table:table-cell>
          <table:table-cell office:value-type="float" office:value="-282.6352" calcext:value-type="float">
            <text:p>-282.6352</text:p>
          </table:table-cell>
          <table:table-cell office:value-type="float" office:value="0" calcext:value-type="float">
            <text:p>0</text:p>
          </table:table-cell>
          <table:table-cell office:value-type="float" office:value="7.439363" calcext:value-type="float">
            <text:p>7.439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2" calcext:value-type="float">
            <text:p>28062002</text:p>
          </table:table-cell>
          <table:table-cell office:value-type="float" office:value="232.6561" calcext:value-type="float">
            <text:p>232.6561</text:p>
          </table:table-cell>
          <table:table-cell office:value-type="float" office:value="13158.06" calcext:value-type="float">
            <text:p>13158.06</text:p>
          </table:table-cell>
          <table:table-cell office:value-type="float" office:value="0" calcext:value-type="float">
            <text:p>0</text:p>
          </table:table-cell>
          <table:table-cell office:value-type="float" office:value="4.181509" calcext:value-type="float">
            <text:p>4.181509</text:p>
          </table:table-cell>
          <table:table-cell office:value-type="float" office:value="-310.2479" calcext:value-type="float">
            <text:p>-310.2479</text:p>
          </table:table-cell>
          <table:table-cell office:value-type="float" office:value="825.0021" calcext:value-type="float">
            <text:p>825.0021</text:p>
          </table:table-cell>
          <table:table-cell office:value-type="float" office:value="-28.97187" calcext:value-type="float">
            <text:p>-28.97187</text:p>
          </table:table-cell>
          <table:table-cell office:value-type="float" office:value="92.85832" calcext:value-type="float">
            <text:p>92.85832</text:p>
          </table:table-cell>
          <table:table-cell office:value-type="float" office:value="110.6509" calcext:value-type="float">
            <text:p>110.6509</text:p>
          </table:table-cell>
          <table:table-cell office:value-type="float" office:value="0.08714899" calcext:value-type="float">
            <text:p>0.08714899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8276" calcext:value-type="float">
            <text:p>0.0006488276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62.8411" calcext:value-type="float">
            <text:p>-162.8411</text:p>
          </table:table-cell>
          <table:table-cell office:value-type="float" office:value="0" calcext:value-type="float">
            <text:p>0</text:p>
          </table:table-cell>
          <table:table-cell office:value-type="float" office:value="365.8363" calcext:value-type="float">
            <text:p>365.8363</text:p>
          </table:table-cell>
          <table:table-cell office:value-type="float" office:value="1053.523" calcext:value-type="float">
            <text:p>1053.523</text:p>
          </table:table-cell>
          <table:table-cell office:value-type="float" office:value="1295.771" calcext:value-type="float">
            <text:p>1295.771</text:p>
          </table:table-cell>
          <table:table-cell office:value-type="float" office:value="1297.634" calcext:value-type="float">
            <text:p>1297.634</text:p>
          </table:table-cell>
          <table:table-cell office:value-type="float" office:value="780.8237" calcext:value-type="float">
            <text:p>780.8237</text:p>
          </table:table-cell>
          <table:table-cell office:value-type="float" office:value="1092.384" calcext:value-type="float">
            <text:p>1092.384</text:p>
          </table:table-cell>
          <table:table-cell office:value-type="float" office:value="415.5817" calcext:value-type="float">
            <text:p>415.5817</text:p>
          </table:table-cell>
          <table:table-cell office:value-type="float" office:value="1869.031" calcext:value-type="float">
            <text:p>1869.031</text:p>
          </table:table-cell>
          <table:table-cell office:value-type="float" office:value="2101.783" calcext:value-type="float">
            <text:p>2101.783</text:p>
          </table:table-cell>
          <table:table-cell office:value-type="float" office:value="1674.951" calcext:value-type="float">
            <text:p>1674.951</text:p>
          </table:table-cell>
          <table:table-cell office:value-type="float" office:value="584.2927" calcext:value-type="float">
            <text:p>584.2927</text:p>
          </table:table-cell>
          <table:table-cell office:value-type="float" office:value="569.8833" calcext:value-type="float">
            <text:p>569.8833</text:p>
          </table:table-cell>
          <table:table-cell office:value-type="float" office:value="142.8569" calcext:value-type="float">
            <text:p>142.8569</text:p>
          </table:table-cell>
          <table:table-cell office:value-type="float" office:value="35.70888" calcext:value-type="float">
            <text:p>35.70888</text:p>
          </table:table-cell>
          <table:table-cell office:value-type="float" office:value="0" calcext:value-type="float">
            <text:p>0</text:p>
          </table:table-cell>
          <table:table-cell office:value-type="float" office:value="-0.008293982" calcext:value-type="float">
            <text:p>-0.008293982</text:p>
          </table:table-cell>
          <table:table-cell office:value-type="float" office:value="0" calcext:value-type="float">
            <text:p>0</text:p>
          </table:table-cell>
          <table:table-cell office:value-type="float" office:value="1.790843" calcext:value-type="float">
            <text:p>1.790843</text:p>
          </table:table-cell>
          <table:table-cell office:value-type="float" office:value="211.0947" calcext:value-type="float">
            <text:p>211.0947</text:p>
          </table:table-cell>
          <table:table-cell office:value-type="float" office:value="-92.78172" calcext:value-type="float">
            <text:p>-92.78172</text:p>
          </table:table-cell>
          <table:table-cell office:value-type="float" office:value="118.313" calcext:value-type="float">
            <text:p>118.313</text:p>
          </table:table-cell>
          <table:table-cell office:value-type="float" office:value="-283.9336" calcext:value-type="float">
            <text:p>-283.9336</text:p>
          </table:table-cell>
          <table:table-cell office:value-type="float" office:value="0" calcext:value-type="float">
            <text:p>0</text:p>
          </table:table-cell>
          <table:table-cell office:value-type="float" office:value="7.477443" calcext:value-type="float">
            <text:p>7.477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2" calcext:value-type="float">
            <text:p>29062002</text:p>
          </table:table-cell>
          <table:table-cell office:value-type="float" office:value="233.3886" calcext:value-type="float">
            <text:p>233.3886</text:p>
          </table:table-cell>
          <table:table-cell office:value-type="float" office:value="13157.15" calcext:value-type="float">
            <text:p>13157.15</text:p>
          </table:table-cell>
          <table:table-cell office:value-type="float" office:value="0" calcext:value-type="float">
            <text:p>0</text:p>
          </table:table-cell>
          <table:table-cell office:value-type="float" office:value="5.487795" calcext:value-type="float">
            <text:p>5.487795</text:p>
          </table:table-cell>
          <table:table-cell office:value-type="float" office:value="-312.9988" calcext:value-type="float">
            <text:p>-312.9988</text:p>
          </table:table-cell>
          <table:table-cell office:value-type="float" office:value="833.147" calcext:value-type="float">
            <text:p>833.147</text:p>
          </table:table-cell>
          <table:table-cell office:value-type="float" office:value="-30.40446" calcext:value-type="float">
            <text:p>-30.40446</text:p>
          </table:table-cell>
          <table:table-cell office:value-type="float" office:value="92.1783" calcext:value-type="float">
            <text:p>92.1783</text:p>
          </table:table-cell>
          <table:table-cell office:value-type="float" office:value="111.8419" calcext:value-type="float">
            <text:p>111.8419</text:p>
          </table:table-cell>
          <table:table-cell office:value-type="float" office:value="0.08839301" calcext:value-type="float">
            <text:p>0.08839301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8276" calcext:value-type="float">
            <text:p>0.0006488276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62.9048" calcext:value-type="float">
            <text:p>-162.9048</text:p>
          </table:table-cell>
          <table:table-cell office:value-type="float" office:value="0" calcext:value-type="float">
            <text:p>0</text:p>
          </table:table-cell>
          <table:table-cell office:value-type="float" office:value="365.9067" calcext:value-type="float">
            <text:p>365.9067</text:p>
          </table:table-cell>
          <table:table-cell office:value-type="float" office:value="1053.274" calcext:value-type="float">
            <text:p>1053.274</text:p>
          </table:table-cell>
          <table:table-cell office:value-type="float" office:value="1295.482" calcext:value-type="float">
            <text:p>1295.482</text:p>
          </table:table-cell>
          <table:table-cell office:value-type="float" office:value="1297.371" calcext:value-type="float">
            <text:p>1297.371</text:p>
          </table:table-cell>
          <table:table-cell office:value-type="float" office:value="780.6469" calcext:value-type="float">
            <text:p>780.6469</text:p>
          </table:table-cell>
          <table:table-cell office:value-type="float" office:value="1092.229" calcext:value-type="float">
            <text:p>1092.229</text:p>
          </table:table-cell>
          <table:table-cell office:value-type="float" office:value="415.5277" calcext:value-type="float">
            <text:p>415.5277</text:p>
          </table:table-cell>
          <table:table-cell office:value-type="float" office:value="1868.9" calcext:value-type="float">
            <text:p>1868.9</text:p>
          </table:table-cell>
          <table:table-cell office:value-type="float" office:value="2101.709" calcext:value-type="float">
            <text:p>2101.709</text:p>
          </table:table-cell>
          <table:table-cell office:value-type="float" office:value="1674.92" calcext:value-type="float">
            <text:p>1674.92</text:p>
          </table:table-cell>
          <table:table-cell office:value-type="float" office:value="584.2853" calcext:value-type="float">
            <text:p>584.2853</text:p>
          </table:table-cell>
          <table:table-cell office:value-type="float" office:value="569.88" calcext:value-type="float">
            <text:p>569.88</text:p>
          </table:table-cell>
          <table:table-cell office:value-type="float" office:value="142.8569" calcext:value-type="float">
            <text:p>142.8569</text:p>
          </table:table-cell>
          <table:table-cell office:value-type="float" office:value="35.70887" calcext:value-type="float">
            <text:p>35.70887</text:p>
          </table:table-cell>
          <table:table-cell office:value-type="float" office:value="0" calcext:value-type="float">
            <text:p>0</text:p>
          </table:table-cell>
          <table:table-cell office:value-type="float" office:value="-0.008406439" calcext:value-type="float">
            <text:p>-0.008406439</text:p>
          </table:table-cell>
          <table:table-cell office:value-type="float" office:value="0" calcext:value-type="float">
            <text:p>0</text:p>
          </table:table-cell>
          <table:table-cell office:value-type="float" office:value="1.775711" calcext:value-type="float">
            <text:p>1.775711</text:p>
          </table:table-cell>
          <table:table-cell office:value-type="float" office:value="217.5458" calcext:value-type="float">
            <text:p>217.5458</text:p>
          </table:table-cell>
          <table:table-cell office:value-type="float" office:value="-97.98018" calcext:value-type="float">
            <text:p>-97.98018</text:p>
          </table:table-cell>
          <table:table-cell office:value-type="float" office:value="119.5656" calcext:value-type="float">
            <text:p>119.5656</text:p>
          </table:table-cell>
          <table:table-cell office:value-type="float" office:value="-285.2916" calcext:value-type="float">
            <text:p>-285.2916</text:p>
          </table:table-cell>
          <table:table-cell office:value-type="float" office:value="0" calcext:value-type="float">
            <text:p>0</text:p>
          </table:table-cell>
          <table:table-cell office:value-type="float" office:value="7.514466" calcext:value-type="float">
            <text:p>7.514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2" calcext:value-type="float">
            <text:p>30062002</text:p>
          </table:table-cell>
          <table:table-cell office:value-type="float" office:value="234.2724" calcext:value-type="float">
            <text:p>234.2724</text:p>
          </table:table-cell>
          <table:table-cell office:value-type="float" office:value="13156.23" calcext:value-type="float">
            <text:p>13156.23</text:p>
          </table:table-cell>
          <table:table-cell office:value-type="float" office:value="0" calcext:value-type="float">
            <text:p>0</text:p>
          </table:table-cell>
          <table:table-cell office:value-type="float" office:value="6.943529" calcext:value-type="float">
            <text:p>6.943529</text:p>
          </table:table-cell>
          <table:table-cell office:value-type="float" office:value="-315.6259" calcext:value-type="float">
            <text:p>-315.6259</text:p>
          </table:table-cell>
          <table:table-cell office:value-type="float" office:value="840.6614" calcext:value-type="float">
            <text:p>840.6614</text:p>
          </table:table-cell>
          <table:table-cell office:value-type="float" office:value="-31.70549" calcext:value-type="float">
            <text:p>-31.70549</text:p>
          </table:table-cell>
          <table:table-cell office:value-type="float" office:value="91.46184" calcext:value-type="float">
            <text:p>91.46184</text:p>
          </table:table-cell>
          <table:table-cell office:value-type="float" office:value="113.1846" calcext:value-type="float">
            <text:p>113.1846</text:p>
          </table:table-cell>
          <table:table-cell office:value-type="float" office:value="0.08965331" calcext:value-type="float">
            <text:p>0.08965331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8276" calcext:value-type="float">
            <text:p>0.0006488276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63.0514" calcext:value-type="float">
            <text:p>-163.0514</text:p>
          </table:table-cell>
          <table:table-cell office:value-type="float" office:value="0" calcext:value-type="float">
            <text:p>0</text:p>
          </table:table-cell>
          <table:table-cell office:value-type="float" office:value="365.9772" calcext:value-type="float">
            <text:p>365.9772</text:p>
          </table:table-cell>
          <table:table-cell office:value-type="float" office:value="1053.026" calcext:value-type="float">
            <text:p>1053.026</text:p>
          </table:table-cell>
          <table:table-cell office:value-type="float" office:value="1295.194" calcext:value-type="float">
            <text:p>1295.194</text:p>
          </table:table-cell>
          <table:table-cell office:value-type="float" office:value="1297.111" calcext:value-type="float">
            <text:p>1297.111</text:p>
          </table:table-cell>
          <table:table-cell office:value-type="float" office:value="780.4667" calcext:value-type="float">
            <text:p>780.4667</text:p>
          </table:table-cell>
          <table:table-cell office:value-type="float" office:value="1092.067" calcext:value-type="float">
            <text:p>1092.067</text:p>
          </table:table-cell>
          <table:table-cell office:value-type="float" office:value="415.4727" calcext:value-type="float">
            <text:p>415.4727</text:p>
          </table:table-cell>
          <table:table-cell office:value-type="float" office:value="1868.769" calcext:value-type="float">
            <text:p>1868.769</text:p>
          </table:table-cell>
          <table:table-cell office:value-type="float" office:value="2101.626" calcext:value-type="float">
            <text:p>2101.626</text:p>
          </table:table-cell>
          <table:table-cell office:value-type="float" office:value="1674.888" calcext:value-type="float">
            <text:p>1674.888</text:p>
          </table:table-cell>
          <table:table-cell office:value-type="float" office:value="584.278" calcext:value-type="float">
            <text:p>584.278</text:p>
          </table:table-cell>
          <table:table-cell office:value-type="float" office:value="569.8766" calcext:value-type="float">
            <text:p>569.8766</text:p>
          </table:table-cell>
          <table:table-cell office:value-type="float" office:value="142.8569" calcext:value-type="float">
            <text:p>142.8569</text:p>
          </table:table-cell>
          <table:table-cell office:value-type="float" office:value="35.70885" calcext:value-type="float">
            <text:p>35.70885</text:p>
          </table:table-cell>
          <table:table-cell office:value-type="float" office:value="0" calcext:value-type="float">
            <text:p>0</text:p>
          </table:table-cell>
          <table:table-cell office:value-type="float" office:value="-0.008521608" calcext:value-type="float">
            <text:p>-0.008521608</text:p>
          </table:table-cell>
          <table:table-cell office:value-type="float" office:value="0" calcext:value-type="float">
            <text:p>0</text:p>
          </table:table-cell>
          <table:table-cell office:value-type="float" office:value="1.756841" calcext:value-type="float">
            <text:p>1.756841</text:p>
          </table:table-cell>
          <table:table-cell office:value-type="float" office:value="223.7175" calcext:value-type="float">
            <text:p>223.7175</text:p>
          </table:table-cell>
          <table:table-cell office:value-type="float" office:value="-102.9753" calcext:value-type="float">
            <text:p>-102.9753</text:p>
          </table:table-cell>
          <table:table-cell office:value-type="float" office:value="120.7421" calcext:value-type="float">
            <text:p>120.7421</text:p>
          </table:table-cell>
          <table:table-cell office:value-type="float" office:value="-286.6572" calcext:value-type="float">
            <text:p>-286.6572</text:p>
          </table:table-cell>
          <table:table-cell office:value-type="float" office:value="0" calcext:value-type="float">
            <text:p>0</text:p>
          </table:table-cell>
          <table:table-cell office:value-type="float" office:value="7.552238" calcext:value-type="float">
            <text:p>7.552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2" calcext:value-type="float">
            <text:p>1072002</text:p>
          </table:table-cell>
          <table:table-cell office:value-type="float" office:value="234.2281" calcext:value-type="float">
            <text:p>234.2281</text:p>
          </table:table-cell>
          <table:table-cell office:value-type="float" office:value="13155.33" calcext:value-type="float">
            <text:p>13155.33</text:p>
          </table:table-cell>
          <table:table-cell office:value-type="float" office:value="0" calcext:value-type="float">
            <text:p>0</text:p>
          </table:table-cell>
          <table:table-cell office:value-type="float" office:value="7.434989" calcext:value-type="float">
            <text:p>7.434989</text:p>
          </table:table-cell>
          <table:table-cell office:value-type="float" office:value="-318.1387" calcext:value-type="float">
            <text:p>-318.1387</text:p>
          </table:table-cell>
          <table:table-cell office:value-type="float" office:value="852.2537" calcext:value-type="float">
            <text:p>852.2537</text:p>
          </table:table-cell>
          <table:table-cell office:value-type="float" office:value="-32.94398" calcext:value-type="float">
            <text:p>-32.94398</text:p>
          </table:table-cell>
          <table:table-cell office:value-type="float" office:value="90.89593" calcext:value-type="float">
            <text:p>90.89593</text:p>
          </table:table-cell>
          <table:table-cell office:value-type="float" office:value="113.5718" calcext:value-type="float">
            <text:p>113.5718</text:p>
          </table:table-cell>
          <table:table-cell office:value-type="float" office:value="0.09096398" calcext:value-type="float">
            <text:p>0.09096398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8276" calcext:value-type="float">
            <text:p>0.0006488276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62.1582" calcext:value-type="float">
            <text:p>-162.1582</text:p>
          </table:table-cell>
          <table:table-cell office:value-type="float" office:value="0" calcext:value-type="float">
            <text:p>0</text:p>
          </table:table-cell>
          <table:table-cell office:value-type="float" office:value="366.0439" calcext:value-type="float">
            <text:p>366.0439</text:p>
          </table:table-cell>
          <table:table-cell office:value-type="float" office:value="1052.798" calcext:value-type="float">
            <text:p>1052.798</text:p>
          </table:table-cell>
          <table:table-cell office:value-type="float" office:value="1294.927" calcext:value-type="float">
            <text:p>1294.927</text:p>
          </table:table-cell>
          <table:table-cell office:value-type="float" office:value="1296.867" calcext:value-type="float">
            <text:p>1296.867</text:p>
          </table:table-cell>
          <table:table-cell office:value-type="float" office:value="780.2953" calcext:value-type="float">
            <text:p>780.2953</text:p>
          </table:table-cell>
          <table:table-cell office:value-type="float" office:value="1091.897" calcext:value-type="float">
            <text:p>1091.897</text:p>
          </table:table-cell>
          <table:table-cell office:value-type="float" office:value="415.4183" calcext:value-type="float">
            <text:p>415.4183</text:p>
          </table:table-cell>
          <table:table-cell office:value-type="float" office:value="1868.637" calcext:value-type="float">
            <text:p>1868.637</text:p>
          </table:table-cell>
          <table:table-cell office:value-type="float" office:value="2101.541" calcext:value-type="float">
            <text:p>2101.541</text:p>
          </table:table-cell>
          <table:table-cell office:value-type="float" office:value="1674.856" calcext:value-type="float">
            <text:p>1674.856</text:p>
          </table:table-cell>
          <table:table-cell office:value-type="float" office:value="584.2706" calcext:value-type="float">
            <text:p>584.2706</text:p>
          </table:table-cell>
          <table:table-cell office:value-type="float" office:value="569.8733" calcext:value-type="float">
            <text:p>569.8733</text:p>
          </table:table-cell>
          <table:table-cell office:value-type="float" office:value="142.8568" calcext:value-type="float">
            <text:p>142.8568</text:p>
          </table:table-cell>
          <table:table-cell office:value-type="float" office:value="35.70883" calcext:value-type="float">
            <text:p>35.70883</text:p>
          </table:table-cell>
          <table:table-cell office:value-type="float" office:value="0" calcext:value-type="float">
            <text:p>0</text:p>
          </table:table-cell>
          <table:table-cell office:value-type="float" office:value="-0.008629986" calcext:value-type="float">
            <text:p>-0.008629986</text:p>
          </table:table-cell>
          <table:table-cell office:value-type="float" office:value="0" calcext:value-type="float">
            <text:p>0</text:p>
          </table:table-cell>
          <table:table-cell office:value-type="float" office:value="1.775515" calcext:value-type="float">
            <text:p>1.775515</text:p>
          </table:table-cell>
          <table:table-cell office:value-type="float" office:value="230.2949" calcext:value-type="float">
            <text:p>230.2949</text:p>
          </table:table-cell>
          <table:table-cell office:value-type="float" office:value="-107.3874" calcext:value-type="float">
            <text:p>-107.3874</text:p>
          </table:table-cell>
          <table:table-cell office:value-type="float" office:value="122.9075" calcext:value-type="float">
            <text:p>122.9075</text:p>
          </table:table-cell>
          <table:table-cell office:value-type="float" office:value="-287.9712" calcext:value-type="float">
            <text:p>-287.9712</text:p>
          </table:table-cell>
          <table:table-cell office:value-type="float" office:value="0" calcext:value-type="float">
            <text:p>0</text:p>
          </table:table-cell>
          <table:table-cell office:value-type="float" office:value="7.590391" calcext:value-type="float">
            <text:p>7.590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2" calcext:value-type="float">
            <text:p>2072002</text:p>
          </table:table-cell>
          <table:table-cell office:value-type="float" office:value="233.8741" calcext:value-type="float">
            <text:p>233.8741</text:p>
          </table:table-cell>
          <table:table-cell office:value-type="float" office:value="13154.49" calcext:value-type="float">
            <text:p>13154.49</text:p>
          </table:table-cell>
          <table:table-cell office:value-type="float" office:value="0" calcext:value-type="float">
            <text:p>0</text:p>
          </table:table-cell>
          <table:table-cell office:value-type="float" office:value="7.572018" calcext:value-type="float">
            <text:p>7.572018</text:p>
          </table:table-cell>
          <table:table-cell office:value-type="float" office:value="-320.5048" calcext:value-type="float">
            <text:p>-320.5048</text:p>
          </table:table-cell>
          <table:table-cell office:value-type="float" office:value="860.7291" calcext:value-type="float">
            <text:p>860.7291</text:p>
          </table:table-cell>
          <table:table-cell office:value-type="float" office:value="-34.13017" calcext:value-type="float">
            <text:p>-34.13017</text:p>
          </table:table-cell>
          <table:table-cell office:value-type="float" office:value="90.47829" calcext:value-type="float">
            <text:p>90.47829</text:p>
          </table:table-cell>
          <table:table-cell office:value-type="float" office:value="113.606" calcext:value-type="float">
            <text:p>113.606</text:p>
          </table:table-cell>
          <table:table-cell office:value-type="float" office:value="0.09230612" calcext:value-type="float">
            <text:p>0.09230612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8276" calcext:value-type="float">
            <text:p>0.0006488276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59.586" calcext:value-type="float">
            <text:p>-159.586</text:p>
          </table:table-cell>
          <table:table-cell office:value-type="float" office:value="0" calcext:value-type="float">
            <text:p>0</text:p>
          </table:table-cell>
          <table:table-cell office:value-type="float" office:value="366.1099" calcext:value-type="float">
            <text:p>366.1099</text:p>
          </table:table-cell>
          <table:table-cell office:value-type="float" office:value="1052.594" calcext:value-type="float">
            <text:p>1052.594</text:p>
          </table:table-cell>
          <table:table-cell office:value-type="float" office:value="1294.686" calcext:value-type="float">
            <text:p>1294.686</text:p>
          </table:table-cell>
          <table:table-cell office:value-type="float" office:value="1296.655" calcext:value-type="float">
            <text:p>1296.655</text:p>
          </table:table-cell>
          <table:table-cell office:value-type="float" office:value="780.1381" calcext:value-type="float">
            <text:p>780.1381</text:p>
          </table:table-cell>
          <table:table-cell office:value-type="float" office:value="1091.732" calcext:value-type="float">
            <text:p>1091.732</text:p>
          </table:table-cell>
          <table:table-cell office:value-type="float" office:value="415.3645" calcext:value-type="float">
            <text:p>415.3645</text:p>
          </table:table-cell>
          <table:table-cell office:value-type="float" office:value="1868.503" calcext:value-type="float">
            <text:p>1868.503</text:p>
          </table:table-cell>
          <table:table-cell office:value-type="float" office:value="2101.454" calcext:value-type="float">
            <text:p>2101.454</text:p>
          </table:table-cell>
          <table:table-cell office:value-type="float" office:value="1674.824" calcext:value-type="float">
            <text:p>1674.824</text:p>
          </table:table-cell>
          <table:table-cell office:value-type="float" office:value="584.2631" calcext:value-type="float">
            <text:p>584.2631</text:p>
          </table:table-cell>
          <table:table-cell office:value-type="float" office:value="569.8699" calcext:value-type="float">
            <text:p>569.8699</text:p>
          </table:table-cell>
          <table:table-cell office:value-type="float" office:value="142.8568" calcext:value-type="float">
            <text:p>142.8568</text:p>
          </table:table-cell>
          <table:table-cell office:value-type="float" office:value="35.70882" calcext:value-type="float">
            <text:p>35.70882</text:p>
          </table:table-cell>
          <table:table-cell office:value-type="float" office:value="0" calcext:value-type="float">
            <text:p>0</text:p>
          </table:table-cell>
          <table:table-cell office:value-type="float" office:value="-0.008722189" calcext:value-type="float">
            <text:p>-0.008722189</text:p>
          </table:table-cell>
          <table:table-cell office:value-type="float" office:value="0" calcext:value-type="float">
            <text:p>0</text:p>
          </table:table-cell>
          <table:table-cell office:value-type="float" office:value="1.810297" calcext:value-type="float">
            <text:p>1.810297</text:p>
          </table:table-cell>
          <table:table-cell office:value-type="float" office:value="238.2937" calcext:value-type="float">
            <text:p>238.2937</text:p>
          </table:table-cell>
          <table:table-cell office:value-type="float" office:value="-111.636" calcext:value-type="float">
            <text:p>-111.636</text:p>
          </table:table-cell>
          <table:table-cell office:value-type="float" office:value="126.6577" calcext:value-type="float">
            <text:p>126.6577</text:p>
          </table:table-cell>
          <table:table-cell office:value-type="float" office:value="-289.1962" calcext:value-type="float">
            <text:p>-289.1962</text:p>
          </table:table-cell>
          <table:table-cell office:value-type="float" office:value="0" calcext:value-type="float">
            <text:p>0</text:p>
          </table:table-cell>
          <table:table-cell office:value-type="float" office:value="7.635314" calcext:value-type="float">
            <text:p>7.635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2" calcext:value-type="float">
            <text:p>3072002</text:p>
          </table:table-cell>
          <table:table-cell office:value-type="float" office:value="233.5091" calcext:value-type="float">
            <text:p>233.5091</text:p>
          </table:table-cell>
          <table:table-cell office:value-type="float" office:value="13153.7" calcext:value-type="float">
            <text:p>13153.7</text:p>
          </table:table-cell>
          <table:table-cell office:value-type="float" office:value="0" calcext:value-type="float">
            <text:p>0</text:p>
          </table:table-cell>
          <table:table-cell office:value-type="float" office:value="7.66108" calcext:value-type="float">
            <text:p>7.66108</text:p>
          </table:table-cell>
          <table:table-cell office:value-type="float" office:value="-322.7706" calcext:value-type="float">
            <text:p>-322.7706</text:p>
          </table:table-cell>
          <table:table-cell office:value-type="float" office:value="864.9607" calcext:value-type="float">
            <text:p>864.9607</text:p>
          </table:table-cell>
          <table:table-cell office:value-type="float" office:value="-35.29571" calcext:value-type="float">
            <text:p>-35.29571</text:p>
          </table:table-cell>
          <table:table-cell office:value-type="float" office:value="90.14936" calcext:value-type="float">
            <text:p>90.14936</text:p>
          </table:table-cell>
          <table:table-cell office:value-type="float" office:value="113.5945" calcext:value-type="float">
            <text:p>113.5945</text:p>
          </table:table-cell>
          <table:table-cell office:value-type="float" office:value="0.09374331" calcext:value-type="float">
            <text:p>0.09374331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8287" calcext:value-type="float">
            <text:p>0.0006488287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55.5932" calcext:value-type="float">
            <text:p>-155.5932</text:p>
          </table:table-cell>
          <table:table-cell office:value-type="float" office:value="0" calcext:value-type="float">
            <text:p>0</text:p>
          </table:table-cell>
          <table:table-cell office:value-type="float" office:value="366.1748" calcext:value-type="float">
            <text:p>366.1748</text:p>
          </table:table-cell>
          <table:table-cell office:value-type="float" office:value="1052.408" calcext:value-type="float">
            <text:p>1052.408</text:p>
          </table:table-cell>
          <table:table-cell office:value-type="float" office:value="1294.469" calcext:value-type="float">
            <text:p>1294.469</text:p>
          </table:table-cell>
          <table:table-cell office:value-type="float" office:value="1296.468" calcext:value-type="float">
            <text:p>1296.468</text:p>
          </table:table-cell>
          <table:table-cell office:value-type="float" office:value="779.9956" calcext:value-type="float">
            <text:p>779.9956</text:p>
          </table:table-cell>
          <table:table-cell office:value-type="float" office:value="1091.575" calcext:value-type="float">
            <text:p>1091.575</text:p>
          </table:table-cell>
          <table:table-cell office:value-type="float" office:value="415.3109" calcext:value-type="float">
            <text:p>415.3109</text:p>
          </table:table-cell>
          <table:table-cell office:value-type="float" office:value="1868.371" calcext:value-type="float">
            <text:p>1868.371</text:p>
          </table:table-cell>
          <table:table-cell office:value-type="float" office:value="2101.367" calcext:value-type="float">
            <text:p>2101.367</text:p>
          </table:table-cell>
          <table:table-cell office:value-type="float" office:value="1674.792" calcext:value-type="float">
            <text:p>1674.792</text:p>
          </table:table-cell>
          <table:table-cell office:value-type="float" office:value="584.2557" calcext:value-type="float">
            <text:p>584.2557</text:p>
          </table:table-cell>
          <table:table-cell office:value-type="float" office:value="569.8665" calcext:value-type="float">
            <text:p>569.8665</text:p>
          </table:table-cell>
          <table:table-cell office:value-type="float" office:value="142.8567" calcext:value-type="float">
            <text:p>142.8567</text:p>
          </table:table-cell>
          <table:table-cell office:value-type="float" office:value="35.7088" calcext:value-type="float">
            <text:p>35.7088</text:p>
          </table:table-cell>
          <table:table-cell office:value-type="float" office:value="0" calcext:value-type="float">
            <text:p>0</text:p>
          </table:table-cell>
          <table:table-cell office:value-type="float" office:value="-0.008795874" calcext:value-type="float">
            <text:p>-0.008795874</text:p>
          </table:table-cell>
          <table:table-cell office:value-type="float" office:value="0" calcext:value-type="float">
            <text:p>0</text:p>
          </table:table-cell>
          <table:table-cell office:value-type="float" office:value="1.863168" calcext:value-type="float">
            <text:p>1.863168</text:p>
          </table:table-cell>
          <table:table-cell office:value-type="float" office:value="247.71" calcext:value-type="float">
            <text:p>247.71</text:p>
          </table:table-cell>
          <table:table-cell office:value-type="float" office:value="-115.9603" calcext:value-type="float">
            <text:p>-115.9603</text:p>
          </table:table-cell>
          <table:table-cell office:value-type="float" office:value="131.7497" calcext:value-type="float">
            <text:p>131.7497</text:p>
          </table:table-cell>
          <table:table-cell office:value-type="float" office:value="-290.3413" calcext:value-type="float">
            <text:p>-290.3413</text:p>
          </table:table-cell>
          <table:table-cell office:value-type="float" office:value="0" calcext:value-type="float">
            <text:p>0</text:p>
          </table:table-cell>
          <table:table-cell office:value-type="float" office:value="7.680579" calcext:value-type="float">
            <text:p>7.680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2" calcext:value-type="float">
            <text:p>4072002</text:p>
          </table:table-cell>
          <table:table-cell office:value-type="float" office:value="233.4197" calcext:value-type="float">
            <text:p>233.4197</text:p>
          </table:table-cell>
          <table:table-cell office:value-type="float" office:value="13152.92" calcext:value-type="float">
            <text:p>13152.92</text:p>
          </table:table-cell>
          <table:table-cell office:value-type="float" office:value="0" calcext:value-type="float">
            <text:p>0</text:p>
          </table:table-cell>
          <table:table-cell office:value-type="float" office:value="8.025977" calcext:value-type="float">
            <text:p>8.025977</text:p>
          </table:table-cell>
          <table:table-cell office:value-type="float" office:value="-325.0083" calcext:value-type="float">
            <text:p>-325.0083</text:p>
          </table:table-cell>
          <table:table-cell office:value-type="float" office:value="872.6072" calcext:value-type="float">
            <text:p>872.6072</text:p>
          </table:table-cell>
          <table:table-cell office:value-type="float" office:value="-36.44941" calcext:value-type="float">
            <text:p>-36.44941</text:p>
          </table:table-cell>
          <table:table-cell office:value-type="float" office:value="89.80324" calcext:value-type="float">
            <text:p>89.80324</text:p>
          </table:table-cell>
          <table:table-cell office:value-type="float" office:value="113.8554" calcext:value-type="float">
            <text:p>113.8554</text:p>
          </table:table-cell>
          <table:table-cell office:value-type="float" office:value="0.09514686" calcext:value-type="float">
            <text:p>0.09514686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8287" calcext:value-type="float">
            <text:p>0.0006488287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52.6585" calcext:value-type="float">
            <text:p>-152.6585</text:p>
          </table:table-cell>
          <table:table-cell office:value-type="float" office:value="0" calcext:value-type="float">
            <text:p>0</text:p>
          </table:table-cell>
          <table:table-cell office:value-type="float" office:value="366.2419" calcext:value-type="float">
            <text:p>366.2419</text:p>
          </table:table-cell>
          <table:table-cell office:value-type="float" office:value="1052.219" calcext:value-type="float">
            <text:p>1052.219</text:p>
          </table:table-cell>
          <table:table-cell office:value-type="float" office:value="1294.247" calcext:value-type="float">
            <text:p>1294.247</text:p>
          </table:table-cell>
          <table:table-cell office:value-type="float" office:value="1296.283" calcext:value-type="float">
            <text:p>1296.283</text:p>
          </table:table-cell>
          <table:table-cell office:value-type="float" office:value="779.8585" calcext:value-type="float">
            <text:p>779.8585</text:p>
          </table:table-cell>
          <table:table-cell office:value-type="float" office:value="1091.422" calcext:value-type="float">
            <text:p>1091.422</text:p>
          </table:table-cell>
          <table:table-cell office:value-type="float" office:value="415.2599" calcext:value-type="float">
            <text:p>415.2599</text:p>
          </table:table-cell>
          <table:table-cell office:value-type="float" office:value="1868.241" calcext:value-type="float">
            <text:p>1868.241</text:p>
          </table:table-cell>
          <table:table-cell office:value-type="float" office:value="2101.28" calcext:value-type="float">
            <text:p>2101.28</text:p>
          </table:table-cell>
          <table:table-cell office:value-type="float" office:value="1674.761" calcext:value-type="float">
            <text:p>1674.761</text:p>
          </table:table-cell>
          <table:table-cell office:value-type="float" office:value="584.2482" calcext:value-type="float">
            <text:p>584.2482</text:p>
          </table:table-cell>
          <table:table-cell office:value-type="float" office:value="569.8631" calcext:value-type="float">
            <text:p>569.8631</text:p>
          </table:table-cell>
          <table:table-cell office:value-type="float" office:value="142.8567" calcext:value-type="float">
            <text:p>142.8567</text:p>
          </table:table-cell>
          <table:table-cell office:value-type="float" office:value="35.70878" calcext:value-type="float">
            <text:p>35.70878</text:p>
          </table:table-cell>
          <table:table-cell office:value-type="float" office:value="0" calcext:value-type="float">
            <text:p>0</text:p>
          </table:table-cell>
          <table:table-cell office:value-type="float" office:value="-0.008870767" calcext:value-type="float">
            <text:p>-0.008870767</text:p>
          </table:table-cell>
          <table:table-cell office:value-type="float" office:value="0" calcext:value-type="float">
            <text:p>0</text:p>
          </table:table-cell>
          <table:table-cell office:value-type="float" office:value="1.891323" calcext:value-type="float">
            <text:p>1.891323</text:p>
          </table:table-cell>
          <table:table-cell office:value-type="float" office:value="256.1445" calcext:value-type="float">
            <text:p>256.1445</text:p>
          </table:table-cell>
          <table:table-cell office:value-type="float" office:value="-120.379" calcext:value-type="float">
            <text:p>-120.379</text:p>
          </table:table-cell>
          <table:table-cell office:value-type="float" office:value="135.7655" calcext:value-type="float">
            <text:p>135.7655</text:p>
          </table:table-cell>
          <table:table-cell office:value-type="float" office:value="-291.479" calcext:value-type="float">
            <text:p>-291.479</text:p>
          </table:table-cell>
          <table:table-cell office:value-type="float" office:value="0" calcext:value-type="float">
            <text:p>0</text:p>
          </table:table-cell>
          <table:table-cell office:value-type="float" office:value="7.734646" calcext:value-type="float">
            <text:p>7.734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2" calcext:value-type="float">
            <text:p>5072002</text:p>
          </table:table-cell>
          <table:table-cell office:value-type="float" office:value="233.1971" calcext:value-type="float">
            <text:p>233.1971</text:p>
          </table:table-cell>
          <table:table-cell office:value-type="float" office:value="13152.15" calcext:value-type="float">
            <text:p>13152.15</text:p>
          </table:table-cell>
          <table:table-cell office:value-type="float" office:value="0" calcext:value-type="float">
            <text:p>0</text:p>
          </table:table-cell>
          <table:table-cell office:value-type="float" office:value="8.263102" calcext:value-type="float">
            <text:p>8.263102</text:p>
          </table:table-cell>
          <table:table-cell office:value-type="float" office:value="-327.2898" calcext:value-type="float">
            <text:p>-327.2898</text:p>
          </table:table-cell>
          <table:table-cell office:value-type="float" office:value="881.0757" calcext:value-type="float">
            <text:p>881.0757</text:p>
          </table:table-cell>
          <table:table-cell office:value-type="float" office:value="-37.65242" calcext:value-type="float">
            <text:p>-37.65242</text:p>
          </table:table-cell>
          <table:table-cell office:value-type="float" office:value="89.44909" calcext:value-type="float">
            <text:p>89.44909</text:p>
          </table:table-cell>
          <table:table-cell office:value-type="float" office:value="113.9814" calcext:value-type="float">
            <text:p>113.9814</text:p>
          </table:table-cell>
          <table:table-cell office:value-type="float" office:value="0.09656404" calcext:value-type="float">
            <text:p>0.09656404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8287" calcext:value-type="float">
            <text:p>0.0006488287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50.1154" calcext:value-type="float">
            <text:p>-150.1154</text:p>
          </table:table-cell>
          <table:table-cell office:value-type="float" office:value="0" calcext:value-type="float">
            <text:p>0</text:p>
          </table:table-cell>
          <table:table-cell office:value-type="float" office:value="366.312" calcext:value-type="float">
            <text:p>366.312</text:p>
          </table:table-cell>
          <table:table-cell office:value-type="float" office:value="1052.028" calcext:value-type="float">
            <text:p>1052.028</text:p>
          </table:table-cell>
          <table:table-cell office:value-type="float" office:value="1294.026" calcext:value-type="float">
            <text:p>1294.026</text:p>
          </table:table-cell>
          <table:table-cell office:value-type="float" office:value="1296.1" calcext:value-type="float">
            <text:p>1296.1</text:p>
          </table:table-cell>
          <table:table-cell office:value-type="float" office:value="779.724" calcext:value-type="float">
            <text:p>779.724</text:p>
          </table:table-cell>
          <table:table-cell office:value-type="float" office:value="1091.27" calcext:value-type="float">
            <text:p>1091.27</text:p>
          </table:table-cell>
          <table:table-cell office:value-type="float" office:value="415.2084" calcext:value-type="float">
            <text:p>415.2084</text:p>
          </table:table-cell>
          <table:table-cell office:value-type="float" office:value="1868.111" calcext:value-type="float">
            <text:p>1868.111</text:p>
          </table:table-cell>
          <table:table-cell office:value-type="float" office:value="2101.193" calcext:value-type="float">
            <text:p>2101.193</text:p>
          </table:table-cell>
          <table:table-cell office:value-type="float" office:value="1674.729" calcext:value-type="float">
            <text:p>1674.729</text:p>
          </table:table-cell>
          <table:table-cell office:value-type="float" office:value="584.2407" calcext:value-type="float">
            <text:p>584.2407</text:p>
          </table:table-cell>
          <table:table-cell office:value-type="float" office:value="569.8597" calcext:value-type="float">
            <text:p>569.8597</text:p>
          </table:table-cell>
          <table:table-cell office:value-type="float" office:value="142.8567" calcext:value-type="float">
            <text:p>142.8567</text:p>
          </table:table-cell>
          <table:table-cell office:value-type="float" office:value="35.70877" calcext:value-type="float">
            <text:p>35.70877</text:p>
          </table:table-cell>
          <table:table-cell office:value-type="float" office:value="0" calcext:value-type="float">
            <text:p>0</text:p>
          </table:table-cell>
          <table:table-cell office:value-type="float" office:value="-0.008948431" calcext:value-type="float">
            <text:p>-0.008948431</text:p>
          </table:table-cell>
          <table:table-cell office:value-type="float" office:value="0" calcext:value-type="float">
            <text:p>0</text:p>
          </table:table-cell>
          <table:table-cell office:value-type="float" office:value="1.923822" calcext:value-type="float">
            <text:p>1.923822</text:p>
          </table:table-cell>
          <table:table-cell office:value-type="float" office:value="264.4968" calcext:value-type="float">
            <text:p>264.4968</text:p>
          </table:table-cell>
          <table:table-cell office:value-type="float" office:value="-125.1132" calcext:value-type="float">
            <text:p>-125.1132</text:p>
          </table:table-cell>
          <table:table-cell office:value-type="float" office:value="139.3836" calcext:value-type="float">
            <text:p>139.3836</text:p>
          </table:table-cell>
          <table:table-cell office:value-type="float" office:value="-292.6194" calcext:value-type="float">
            <text:p>-292.6194</text:p>
          </table:table-cell>
          <table:table-cell office:value-type="float" office:value="0" calcext:value-type="float">
            <text:p>0</text:p>
          </table:table-cell>
          <table:table-cell office:value-type="float" office:value="7.795207" calcext:value-type="float">
            <text:p>7.795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2" calcext:value-type="float">
            <text:p>6072002</text:p>
          </table:table-cell>
          <table:table-cell office:value-type="float" office:value="233.4313" calcext:value-type="float">
            <text:p>233.4313</text:p>
          </table:table-cell>
          <table:table-cell office:value-type="float" office:value="13151.39" calcext:value-type="float">
            <text:p>13151.39</text:p>
          </table:table-cell>
          <table:table-cell office:value-type="float" office:value="0" calcext:value-type="float">
            <text:p>0</text:p>
          </table:table-cell>
          <table:table-cell office:value-type="float" office:value="9.032389" calcext:value-type="float">
            <text:p>9.032389</text:p>
          </table:table-cell>
          <table:table-cell office:value-type="float" office:value="-329.5785" calcext:value-type="float">
            <text:p>-329.5785</text:p>
          </table:table-cell>
          <table:table-cell office:value-type="float" office:value="885.6555" calcext:value-type="float">
            <text:p>885.6555</text:p>
          </table:table-cell>
          <table:table-cell office:value-type="float" office:value="-38.83242" calcext:value-type="float">
            <text:p>-38.83242</text:p>
          </table:table-cell>
          <table:table-cell office:value-type="float" office:value="89.08674" calcext:value-type="float">
            <text:p>89.08674</text:p>
          </table:table-cell>
          <table:table-cell office:value-type="float" office:value="114.5696" calcext:value-type="float">
            <text:p>114.5696</text:p>
          </table:table-cell>
          <table:table-cell office:value-type="float" office:value="0.0979555" calcext:value-type="float">
            <text:p>0.0979555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648842" calcext:value-type="float">
            <text:p>0.000648842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48.5753" calcext:value-type="float">
            <text:p>-148.5753</text:p>
          </table:table-cell>
          <table:table-cell office:value-type="float" office:value="0" calcext:value-type="float">
            <text:p>0</text:p>
          </table:table-cell>
          <table:table-cell office:value-type="float" office:value="366.4047" calcext:value-type="float">
            <text:p>366.4047</text:p>
          </table:table-cell>
          <table:table-cell office:value-type="float" office:value="1051.833" calcext:value-type="float">
            <text:p>1051.833</text:p>
          </table:table-cell>
          <table:table-cell office:value-type="float" office:value="1293.799" calcext:value-type="float">
            <text:p>1293.799</text:p>
          </table:table-cell>
          <table:table-cell office:value-type="float" office:value="1295.913" calcext:value-type="float">
            <text:p>1295.913</text:p>
          </table:table-cell>
          <table:table-cell office:value-type="float" office:value="779.5894" calcext:value-type="float">
            <text:p>779.5894</text:p>
          </table:table-cell>
          <table:table-cell office:value-type="float" office:value="1091.113" calcext:value-type="float">
            <text:p>1091.113</text:p>
          </table:table-cell>
          <table:table-cell office:value-type="float" office:value="415.1567" calcext:value-type="float">
            <text:p>415.1567</text:p>
          </table:table-cell>
          <table:table-cell office:value-type="float" office:value="1867.982" calcext:value-type="float">
            <text:p>1867.982</text:p>
          </table:table-cell>
          <table:table-cell office:value-type="float" office:value="2101.106" calcext:value-type="float">
            <text:p>2101.106</text:p>
          </table:table-cell>
          <table:table-cell office:value-type="float" office:value="1674.697" calcext:value-type="float">
            <text:p>1674.697</text:p>
          </table:table-cell>
          <table:table-cell office:value-type="float" office:value="584.2332" calcext:value-type="float">
            <text:p>584.2332</text:p>
          </table:table-cell>
          <table:table-cell office:value-type="float" office:value="569.8563" calcext:value-type="float">
            <text:p>569.8563</text:p>
          </table:table-cell>
          <table:table-cell office:value-type="float" office:value="142.8566" calcext:value-type="float">
            <text:p>142.8566</text:p>
          </table:table-cell>
          <table:table-cell office:value-type="float" office:value="35.70875" calcext:value-type="float">
            <text:p>35.70875</text:p>
          </table:table-cell>
          <table:table-cell office:value-type="float" office:value="0" calcext:value-type="float">
            <text:p>0</text:p>
          </table:table-cell>
          <table:table-cell office:value-type="float" office:value="-0.009031932" calcext:value-type="float">
            <text:p>-0.009031932</text:p>
          </table:table-cell>
          <table:table-cell office:value-type="float" office:value="0" calcext:value-type="float">
            <text:p>0</text:p>
          </table:table-cell>
          <table:table-cell office:value-type="float" office:value="1.932112" calcext:value-type="float">
            <text:p>1.932112</text:p>
          </table:table-cell>
          <table:table-cell office:value-type="float" office:value="271.8392" calcext:value-type="float">
            <text:p>271.8392</text:p>
          </table:table-cell>
          <table:table-cell office:value-type="float" office:value="-129.807" calcext:value-type="float">
            <text:p>-129.807</text:p>
          </table:table-cell>
          <table:table-cell office:value-type="float" office:value="142.0322" calcext:value-type="float">
            <text:p>142.0322</text:p>
          </table:table-cell>
          <table:table-cell office:value-type="float" office:value="-293.824" calcext:value-type="float">
            <text:p>-293.824</text:p>
          </table:table-cell>
          <table:table-cell office:value-type="float" office:value="0" calcext:value-type="float">
            <text:p>0</text:p>
          </table:table-cell>
          <table:table-cell office:value-type="float" office:value="7.891376" calcext:value-type="float">
            <text:p>7.891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2" calcext:value-type="float">
            <text:p>7072002</text:p>
          </table:table-cell>
          <table:table-cell office:value-type="float" office:value="231.961" calcext:value-type="float">
            <text:p>231.961</text:p>
          </table:table-cell>
          <table:table-cell office:value-type="float" office:value="13150.96" calcext:value-type="float">
            <text:p>13150.96</text:p>
          </table:table-cell>
          <table:table-cell office:value-type="float" office:value="0" calcext:value-type="float">
            <text:p>0</text:p>
          </table:table-cell>
          <table:table-cell office:value-type="float" office:value="9.121683" calcext:value-type="float">
            <text:p>9.121683</text:p>
          </table:table-cell>
          <table:table-cell office:value-type="float" office:value="-332.594" calcext:value-type="float">
            <text:p>-332.594</text:p>
          </table:table-cell>
          <table:table-cell office:value-type="float" office:value="895.3284" calcext:value-type="float">
            <text:p>895.3284</text:p>
          </table:table-cell>
          <table:table-cell office:value-type="float" office:value="-40.07171" calcext:value-type="float">
            <text:p>-40.07171</text:p>
          </table:table-cell>
          <table:table-cell office:value-type="float" office:value="89.42177" calcext:value-type="float">
            <text:p>89.42177</text:p>
          </table:table-cell>
          <table:table-cell office:value-type="float" office:value="113.4913" calcext:value-type="float">
            <text:p>113.4913</text:p>
          </table:table-cell>
          <table:table-cell office:value-type="float" office:value="0.09891959" calcext:value-type="float">
            <text:p>0.09891959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7529683" calcext:value-type="float">
            <text:p>0.0007529683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39.6796" calcext:value-type="float">
            <text:p>-139.6796</text:p>
          </table:table-cell>
          <table:table-cell office:value-type="float" office:value="0" calcext:value-type="float">
            <text:p>0</text:p>
          </table:table-cell>
          <table:table-cell office:value-type="float" office:value="366.6841" calcext:value-type="float">
            <text:p>366.6841</text:p>
          </table:table-cell>
          <table:table-cell office:value-type="float" office:value="1051.655" calcext:value-type="float">
            <text:p>1051.655</text:p>
          </table:table-cell>
          <table:table-cell office:value-type="float" office:value="1293.615" calcext:value-type="float">
            <text:p>1293.615</text:p>
          </table:table-cell>
          <table:table-cell office:value-type="float" office:value="1295.757" calcext:value-type="float">
            <text:p>1295.757</text:p>
          </table:table-cell>
          <table:table-cell office:value-type="float" office:value="779.4681" calcext:value-type="float">
            <text:p>779.4681</text:p>
          </table:table-cell>
          <table:table-cell office:value-type="float" office:value="1090.969" calcext:value-type="float">
            <text:p>1090.969</text:p>
          </table:table-cell>
          <table:table-cell office:value-type="float" office:value="415.1058" calcext:value-type="float">
            <text:p>415.1058</text:p>
          </table:table-cell>
          <table:table-cell office:value-type="float" office:value="1867.852" calcext:value-type="float">
            <text:p>1867.852</text:p>
          </table:table-cell>
          <table:table-cell office:value-type="float" office:value="2101.019" calcext:value-type="float">
            <text:p>2101.019</text:p>
          </table:table-cell>
          <table:table-cell office:value-type="float" office:value="1674.665" calcext:value-type="float">
            <text:p>1674.665</text:p>
          </table:table-cell>
          <table:table-cell office:value-type="float" office:value="584.2256" calcext:value-type="float">
            <text:p>584.2256</text:p>
          </table:table-cell>
          <table:table-cell office:value-type="float" office:value="569.853" calcext:value-type="float">
            <text:p>569.853</text:p>
          </table:table-cell>
          <table:table-cell office:value-type="float" office:value="142.8566" calcext:value-type="float">
            <text:p>142.8566</text:p>
          </table:table-cell>
          <table:table-cell office:value-type="float" office:value="35.70873" calcext:value-type="float">
            <text:p>35.70873</text:p>
          </table:table-cell>
          <table:table-cell office:value-type="float" office:value="0" calcext:value-type="float">
            <text:p>0</text:p>
          </table:table-cell>
          <table:table-cell office:value-type="float" office:value="-0.009149235" calcext:value-type="float">
            <text:p>-0.009149235</text:p>
          </table:table-cell>
          <table:table-cell office:value-type="float" office:value="0" calcext:value-type="float">
            <text:p>0</text:p>
          </table:table-cell>
          <table:table-cell office:value-type="float" office:value="2.020973" calcext:value-type="float">
            <text:p>2.020973</text:p>
          </table:table-cell>
          <table:table-cell office:value-type="float" office:value="287.8441" calcext:value-type="float">
            <text:p>287.8441</text:p>
          </table:table-cell>
          <table:table-cell office:value-type="float" office:value="-135.1417" calcext:value-type="float">
            <text:p>-135.1417</text:p>
          </table:table-cell>
          <table:table-cell office:value-type="float" office:value="152.7024" calcext:value-type="float">
            <text:p>152.7024</text:p>
          </table:table-cell>
          <table:table-cell office:value-type="float" office:value="-295.7257" calcext:value-type="float">
            <text:p>-295.7257</text:p>
          </table:table-cell>
          <table:table-cell office:value-type="float" office:value="0" calcext:value-type="float">
            <text:p>0</text:p>
          </table:table-cell>
          <table:table-cell office:value-type="float" office:value="8.017391" calcext:value-type="float">
            <text:p>8.017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2" calcext:value-type="float">
            <text:p>8072002</text:p>
          </table:table-cell>
          <table:table-cell office:value-type="float" office:value="231.2538" calcext:value-type="float">
            <text:p>231.2538</text:p>
          </table:table-cell>
          <table:table-cell office:value-type="float" office:value="13150.39" calcext:value-type="float">
            <text:p>13150.39</text:p>
          </table:table-cell>
          <table:table-cell office:value-type="float" office:value="0" calcext:value-type="float">
            <text:p>0</text:p>
          </table:table-cell>
          <table:table-cell office:value-type="float" office:value="9.33956" calcext:value-type="float">
            <text:p>9.33956</text:p>
          </table:table-cell>
          <table:table-cell office:value-type="float" office:value="-335.339" calcext:value-type="float">
            <text:p>-335.339</text:p>
          </table:table-cell>
          <table:table-cell office:value-type="float" office:value="900.0302" calcext:value-type="float">
            <text:p>900.0302</text:p>
          </table:table-cell>
          <table:table-cell office:value-type="float" office:value="-41.4726" calcext:value-type="float">
            <text:p>-41.4726</text:p>
          </table:table-cell>
          <table:table-cell office:value-type="float" office:value="88.95123" calcext:value-type="float">
            <text:p>88.95123</text:p>
          </table:table-cell>
          <table:table-cell office:value-type="float" office:value="113.1694" calcext:value-type="float">
            <text:p>113.1694</text:p>
          </table:table-cell>
          <table:table-cell office:value-type="float" office:value="0.1001067" calcext:value-type="float">
            <text:p>0.1001067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7529683" calcext:value-type="float">
            <text:p>0.0007529683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34.1437" calcext:value-type="float">
            <text:p>-134.1437</text:p>
          </table:table-cell>
          <table:table-cell office:value-type="float" office:value="0" calcext:value-type="float">
            <text:p>0</text:p>
          </table:table-cell>
          <table:table-cell office:value-type="float" office:value="366.8739" calcext:value-type="float">
            <text:p>366.8739</text:p>
          </table:table-cell>
          <table:table-cell office:value-type="float" office:value="1051.423" calcext:value-type="float">
            <text:p>1051.423</text:p>
          </table:table-cell>
          <table:table-cell office:value-type="float" office:value="1293.418" calcext:value-type="float">
            <text:p>1293.418</text:p>
          </table:table-cell>
          <table:table-cell office:value-type="float" office:value="1295.596" calcext:value-type="float">
            <text:p>1295.596</text:p>
          </table:table-cell>
          <table:table-cell office:value-type="float" office:value="779.3497" calcext:value-type="float">
            <text:p>779.3497</text:p>
          </table:table-cell>
          <table:table-cell office:value-type="float" office:value="1090.828" calcext:value-type="float">
            <text:p>1090.828</text:p>
          </table:table-cell>
          <table:table-cell office:value-type="float" office:value="415.059" calcext:value-type="float">
            <text:p>415.059</text:p>
          </table:table-cell>
          <table:table-cell office:value-type="float" office:value="1867.724" calcext:value-type="float">
            <text:p>1867.724</text:p>
          </table:table-cell>
          <table:table-cell office:value-type="float" office:value="2100.933" calcext:value-type="float">
            <text:p>2100.933</text:p>
          </table:table-cell>
          <table:table-cell office:value-type="float" office:value="1674.633" calcext:value-type="float">
            <text:p>1674.633</text:p>
          </table:table-cell>
          <table:table-cell office:value-type="float" office:value="584.2181" calcext:value-type="float">
            <text:p>584.2181</text:p>
          </table:table-cell>
          <table:table-cell office:value-type="float" office:value="569.8497" calcext:value-type="float">
            <text:p>569.8497</text:p>
          </table:table-cell>
          <table:table-cell office:value-type="float" office:value="142.8565" calcext:value-type="float">
            <text:p>142.8565</text:p>
          </table:table-cell>
          <table:table-cell office:value-type="float" office:value="35.70871" calcext:value-type="float">
            <text:p>35.70871</text:p>
          </table:table-cell>
          <table:table-cell office:value-type="float" office:value="0" calcext:value-type="float">
            <text:p>0</text:p>
          </table:table-cell>
          <table:table-cell office:value-type="float" office:value="-0.009227119" calcext:value-type="float">
            <text:p>-0.009227119</text:p>
          </table:table-cell>
          <table:table-cell office:value-type="float" office:value="0" calcext:value-type="float">
            <text:p>0</text:p>
          </table:table-cell>
          <table:table-cell office:value-type="float" office:value="2.083398" calcext:value-type="float">
            <text:p>2.083398</text:p>
          </table:table-cell>
          <table:table-cell office:value-type="float" office:value="300.8531" calcext:value-type="float">
            <text:p>300.8531</text:p>
          </table:table-cell>
          <table:table-cell office:value-type="float" office:value="-141.2748" calcext:value-type="float">
            <text:p>-141.2748</text:p>
          </table:table-cell>
          <table:table-cell office:value-type="float" office:value="159.5783" calcext:value-type="float">
            <text:p>159.5783</text:p>
          </table:table-cell>
          <table:table-cell office:value-type="float" office:value="-297.1454" calcext:value-type="float">
            <text:p>-297.1454</text:p>
          </table:table-cell>
          <table:table-cell office:value-type="float" office:value="0" calcext:value-type="float">
            <text:p>0</text:p>
          </table:table-cell>
          <table:table-cell office:value-type="float" office:value="8.093939" calcext:value-type="float">
            <text:p>8.093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2" calcext:value-type="float">
            <text:p>9072002</text:p>
          </table:table-cell>
          <table:table-cell office:value-type="float" office:value="231.1392" calcext:value-type="float">
            <text:p>231.1392</text:p>
          </table:table-cell>
          <table:table-cell office:value-type="float" office:value="13149.64" calcext:value-type="float">
            <text:p>13149.64</text:p>
          </table:table-cell>
          <table:table-cell office:value-type="float" office:value="0" calcext:value-type="float">
            <text:p>0</text:p>
          </table:table-cell>
          <table:table-cell office:value-type="float" office:value="9.832144" calcext:value-type="float">
            <text:p>9.832144</text:p>
          </table:table-cell>
          <table:table-cell office:value-type="float" office:value="-337.9828" calcext:value-type="float">
            <text:p>-337.9828</text:p>
          </table:table-cell>
          <table:table-cell office:value-type="float" office:value="908.7903" calcext:value-type="float">
            <text:p>908.7903</text:p>
          </table:table-cell>
          <table:table-cell office:value-type="float" office:value="-42.9795" calcext:value-type="float">
            <text:p>-42.9795</text:p>
          </table:table-cell>
          <table:table-cell office:value-type="float" office:value="88.37761" calcext:value-type="float">
            <text:p>88.37761</text:p>
          </table:table-cell>
          <table:table-cell office:value-type="float" office:value="113.4294" calcext:value-type="float">
            <text:p>113.4294</text:p>
          </table:table-cell>
          <table:table-cell office:value-type="float" office:value="0.1013507" calcext:value-type="float">
            <text:p>0.1013507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7529683" calcext:value-type="float">
            <text:p>0.0007529683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30.9599" calcext:value-type="float">
            <text:p>-130.9599</text:p>
          </table:table-cell>
          <table:table-cell office:value-type="float" office:value="0" calcext:value-type="float">
            <text:p>0</text:p>
          </table:table-cell>
          <table:table-cell office:value-type="float" office:value="366.9872" calcext:value-type="float">
            <text:p>366.9872</text:p>
          </table:table-cell>
          <table:table-cell office:value-type="float" office:value="1051.193" calcext:value-type="float">
            <text:p>1051.193</text:p>
          </table:table-cell>
          <table:table-cell office:value-type="float" office:value="1293.188" calcext:value-type="float">
            <text:p>1293.188</text:p>
          </table:table-cell>
          <table:table-cell office:value-type="float" office:value="1295.414" calcext:value-type="float">
            <text:p>1295.414</text:p>
          </table:table-cell>
          <table:table-cell office:value-type="float" office:value="779.2203" calcext:value-type="float">
            <text:p>779.2203</text:p>
          </table:table-cell>
          <table:table-cell office:value-type="float" office:value="1090.673" calcext:value-type="float">
            <text:p>1090.673</text:p>
          </table:table-cell>
          <table:table-cell office:value-type="float" office:value="415.0099" calcext:value-type="float">
            <text:p>415.0099</text:p>
          </table:table-cell>
          <table:table-cell office:value-type="float" office:value="1867.596" calcext:value-type="float">
            <text:p>1867.596</text:p>
          </table:table-cell>
          <table:table-cell office:value-type="float" office:value="2100.847" calcext:value-type="float">
            <text:p>2100.847</text:p>
          </table:table-cell>
          <table:table-cell office:value-type="float" office:value="1674.602" calcext:value-type="float">
            <text:p>1674.602</text:p>
          </table:table-cell>
          <table:table-cell office:value-type="float" office:value="584.2106" calcext:value-type="float">
            <text:p>584.2106</text:p>
          </table:table-cell>
          <table:table-cell office:value-type="float" office:value="569.8465" calcext:value-type="float">
            <text:p>569.8465</text:p>
          </table:table-cell>
          <table:table-cell office:value-type="float" office:value="142.8565" calcext:value-type="float">
            <text:p>142.8565</text:p>
          </table:table-cell>
          <table:table-cell office:value-type="float" office:value="35.7087" calcext:value-type="float">
            <text:p>35.7087</text:p>
          </table:table-cell>
          <table:table-cell office:value-type="float" office:value="0" calcext:value-type="float">
            <text:p>0</text:p>
          </table:table-cell>
          <table:table-cell office:value-type="float" office:value="-0.009323084" calcext:value-type="float">
            <text:p>-0.009323084</text:p>
          </table:table-cell>
          <table:table-cell office:value-type="float" office:value="0" calcext:value-type="float">
            <text:p>0</text:p>
          </table:table-cell>
          <table:table-cell office:value-type="float" office:value="2.129072" calcext:value-type="float">
            <text:p>2.129072</text:p>
          </table:table-cell>
          <table:table-cell office:value-type="float" office:value="311.443" calcext:value-type="float">
            <text:p>311.443</text:p>
          </table:table-cell>
          <table:table-cell office:value-type="float" office:value="-147.547" calcext:value-type="float">
            <text:p>-147.547</text:p>
          </table:table-cell>
          <table:table-cell office:value-type="float" office:value="163.8961" calcext:value-type="float">
            <text:p>163.8961</text:p>
          </table:table-cell>
          <table:table-cell office:value-type="float" office:value="-298.4008" calcext:value-type="float">
            <text:p>-298.4008</text:p>
          </table:table-cell>
          <table:table-cell office:value-type="float" office:value="0" calcext:value-type="float">
            <text:p>0</text:p>
          </table:table-cell>
          <table:table-cell office:value-type="float" office:value="8.212844" calcext:value-type="float">
            <text:p>8.212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2" calcext:value-type="float">
            <text:p>10072002</text:p>
          </table:table-cell>
          <table:table-cell office:value-type="float" office:value="230.2687" calcext:value-type="float">
            <text:p>230.2687</text:p>
          </table:table-cell>
          <table:table-cell office:value-type="float" office:value="13149.04" calcext:value-type="float">
            <text:p>13149.04</text:p>
          </table:table-cell>
          <table:table-cell office:value-type="float" office:value="0" calcext:value-type="float">
            <text:p>0</text:p>
          </table:table-cell>
          <table:table-cell office:value-type="float" office:value="9.920823" calcext:value-type="float">
            <text:p>9.920823</text:p>
          </table:table-cell>
          <table:table-cell office:value-type="float" office:value="-340.7887" calcext:value-type="float">
            <text:p>-340.7887</text:p>
          </table:table-cell>
          <table:table-cell office:value-type="float" office:value="920.7372" calcext:value-type="float">
            <text:p>920.7372</text:p>
          </table:table-cell>
          <table:table-cell office:value-type="float" office:value="-44.40771" calcext:value-type="float">
            <text:p>-44.40771</text:p>
          </table:table-cell>
          <table:table-cell office:value-type="float" office:value="88.2883" calcext:value-type="float">
            <text:p>88.2883</text:p>
          </table:table-cell>
          <table:table-cell office:value-type="float" office:value="112.9158" calcext:value-type="float">
            <text:p>112.9158</text:p>
          </table:table-cell>
          <table:table-cell office:value-type="float" office:value="0.1027827" calcext:value-type="float">
            <text:p>0.1027827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039654" calcext:value-type="float">
            <text:p>0.0008039654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25.3031" calcext:value-type="float">
            <text:p>-125.3031</text:p>
          </table:table-cell>
          <table:table-cell office:value-type="float" office:value="0" calcext:value-type="float">
            <text:p>0</text:p>
          </table:table-cell>
          <table:table-cell office:value-type="float" office:value="367.161" calcext:value-type="float">
            <text:p>367.161</text:p>
          </table:table-cell>
          <table:table-cell office:value-type="float" office:value="1051.016" calcext:value-type="float">
            <text:p>1051.016</text:p>
          </table:table-cell>
          <table:table-cell office:value-type="float" office:value="1292.988" calcext:value-type="float">
            <text:p>1292.988</text:p>
          </table:table-cell>
          <table:table-cell office:value-type="float" office:value="1295.247" calcext:value-type="float">
            <text:p>1295.247</text:p>
          </table:table-cell>
          <table:table-cell office:value-type="float" office:value="779.0956" calcext:value-type="float">
            <text:p>779.0956</text:p>
          </table:table-cell>
          <table:table-cell office:value-type="float" office:value="1090.517" calcext:value-type="float">
            <text:p>1090.517</text:p>
          </table:table-cell>
          <table:table-cell office:value-type="float" office:value="414.9589" calcext:value-type="float">
            <text:p>414.9589</text:p>
          </table:table-cell>
          <table:table-cell office:value-type="float" office:value="1867.467" calcext:value-type="float">
            <text:p>1867.467</text:p>
          </table:table-cell>
          <table:table-cell office:value-type="float" office:value="2100.763" calcext:value-type="float">
            <text:p>2100.763</text:p>
          </table:table-cell>
          <table:table-cell office:value-type="float" office:value="1674.567" calcext:value-type="float">
            <text:p>1674.567</text:p>
          </table:table-cell>
          <table:table-cell office:value-type="float" office:value="584.2031" calcext:value-type="float">
            <text:p>584.2031</text:p>
          </table:table-cell>
          <table:table-cell office:value-type="float" office:value="569.8433" calcext:value-type="float">
            <text:p>569.8433</text:p>
          </table:table-cell>
          <table:table-cell office:value-type="float" office:value="142.8564" calcext:value-type="float">
            <text:p>142.8564</text:p>
          </table:table-cell>
          <table:table-cell office:value-type="float" office:value="35.70868" calcext:value-type="float">
            <text:p>35.70868</text:p>
          </table:table-cell>
          <table:table-cell office:value-type="float" office:value="0" calcext:value-type="float">
            <text:p>0</text:p>
          </table:table-cell>
          <table:table-cell office:value-type="float" office:value="-0.009398671" calcext:value-type="float">
            <text:p>-0.009398671</text:p>
          </table:table-cell>
          <table:table-cell office:value-type="float" office:value="0" calcext:value-type="float">
            <text:p>0</text:p>
          </table:table-cell>
          <table:table-cell office:value-type="float" office:value="2.195316" calcext:value-type="float">
            <text:p>2.195316</text:p>
          </table:table-cell>
          <table:table-cell office:value-type="float" office:value="324.1316" calcext:value-type="float">
            <text:p>324.1316</text:p>
          </table:table-cell>
          <table:table-cell office:value-type="float" office:value="-153.2007" calcext:value-type="float">
            <text:p>-153.2007</text:p>
          </table:table-cell>
          <table:table-cell office:value-type="float" office:value="170.9309" calcext:value-type="float">
            <text:p>170.9309</text:p>
          </table:table-cell>
          <table:table-cell office:value-type="float" office:value="-299.8784" calcext:value-type="float">
            <text:p>-299.8784</text:p>
          </table:table-cell>
          <table:table-cell office:value-type="float" office:value="0" calcext:value-type="float">
            <text:p>0</text:p>
          </table:table-cell>
          <table:table-cell office:value-type="float" office:value="8.314649" calcext:value-type="float">
            <text:p>8.314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2" calcext:value-type="float">
            <text:p>11072002</text:p>
          </table:table-cell>
          <table:table-cell office:value-type="float" office:value="229.9012" calcext:value-type="float">
            <text:p>229.9012</text:p>
          </table:table-cell>
          <table:table-cell office:value-type="float" office:value="13148.4" calcext:value-type="float">
            <text:p>13148.4</text:p>
          </table:table-cell>
          <table:table-cell office:value-type="float" office:value="0" calcext:value-type="float">
            <text:p>0</text:p>
          </table:table-cell>
          <table:table-cell office:value-type="float" office:value="10.00564" calcext:value-type="float">
            <text:p>10.00564</text:p>
          </table:table-cell>
          <table:table-cell office:value-type="float" office:value="-343.0519" calcext:value-type="float">
            <text:p>-343.0519</text:p>
          </table:table-cell>
          <table:table-cell office:value-type="float" office:value="927.3809" calcext:value-type="float">
            <text:p>927.3809</text:p>
          </table:table-cell>
          <table:table-cell office:value-type="float" office:value="-45.76947" calcext:value-type="float">
            <text:p>-45.76947</text:p>
          </table:table-cell>
          <table:table-cell office:value-type="float" office:value="88.04568" calcext:value-type="float">
            <text:p>88.04568</text:p>
          </table:table-cell>
          <table:table-cell office:value-type="float" office:value="112.8169" calcext:value-type="float">
            <text:p>112.8169</text:p>
          </table:table-cell>
          <table:table-cell office:value-type="float" office:value="0.1043353" calcext:value-type="float">
            <text:p>0.1043353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039654" calcext:value-type="float">
            <text:p>0.0008039654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18.2098" calcext:value-type="float">
            <text:p>-118.2098</text:p>
          </table:table-cell>
          <table:table-cell office:value-type="float" office:value="0" calcext:value-type="float">
            <text:p>0</text:p>
          </table:table-cell>
          <table:table-cell office:value-type="float" office:value="367.2363" calcext:value-type="float">
            <text:p>367.2363</text:p>
          </table:table-cell>
          <table:table-cell office:value-type="float" office:value="1050.876" calcext:value-type="float">
            <text:p>1050.876</text:p>
          </table:table-cell>
          <table:table-cell office:value-type="float" office:value="1292.833" calcext:value-type="float">
            <text:p>1292.833</text:p>
          </table:table-cell>
          <table:table-cell office:value-type="float" office:value="1295.116" calcext:value-type="float">
            <text:p>1295.116</text:p>
          </table:table-cell>
          <table:table-cell office:value-type="float" office:value="778.9891" calcext:value-type="float">
            <text:p>778.9891</text:p>
          </table:table-cell>
          <table:table-cell office:value-type="float" office:value="1090.38" calcext:value-type="float">
            <text:p>1090.38</text:p>
          </table:table-cell>
          <table:table-cell office:value-type="float" office:value="414.9135" calcext:value-type="float">
            <text:p>414.9135</text:p>
          </table:table-cell>
          <table:table-cell office:value-type="float" office:value="1867.339" calcext:value-type="float">
            <text:p>1867.339</text:p>
          </table:table-cell>
          <table:table-cell office:value-type="float" office:value="2100.68" calcext:value-type="float">
            <text:p>2100.68</text:p>
          </table:table-cell>
          <table:table-cell office:value-type="float" office:value="1674.524" calcext:value-type="float">
            <text:p>1674.524</text:p>
          </table:table-cell>
          <table:table-cell office:value-type="float" office:value="584.1956" calcext:value-type="float">
            <text:p>584.1956</text:p>
          </table:table-cell>
          <table:table-cell office:value-type="float" office:value="569.8401" calcext:value-type="float">
            <text:p>569.8401</text:p>
          </table:table-cell>
          <table:table-cell office:value-type="float" office:value="142.8564" calcext:value-type="float">
            <text:p>142.8564</text:p>
          </table:table-cell>
          <table:table-cell office:value-type="float" office:value="35.70866" calcext:value-type="float">
            <text:p>35.70866</text:p>
          </table:table-cell>
          <table:table-cell office:value-type="float" office:value="0" calcext:value-type="float">
            <text:p>0</text:p>
          </table:table-cell>
          <table:table-cell office:value-type="float" office:value="-0.009429834" calcext:value-type="float">
            <text:p>-0.009429834</text:p>
          </table:table-cell>
          <table:table-cell office:value-type="float" office:value="0" calcext:value-type="float">
            <text:p>0</text:p>
          </table:table-cell>
          <table:table-cell office:value-type="float" office:value="2.242104" calcext:value-type="float">
            <text:p>2.242104</text:p>
          </table:table-cell>
          <table:table-cell office:value-type="float" office:value="336.2835" calcext:value-type="float">
            <text:p>336.2835</text:p>
          </table:table-cell>
          <table:table-cell office:value-type="float" office:value="-157.3591" calcext:value-type="float">
            <text:p>-157.3591</text:p>
          </table:table-cell>
          <table:table-cell office:value-type="float" office:value="178.9245" calcext:value-type="float">
            <text:p>178.9245</text:p>
          </table:table-cell>
          <table:table-cell office:value-type="float" office:value="-300.8793" calcext:value-type="float">
            <text:p>-300.8793</text:p>
          </table:table-cell>
          <table:table-cell office:value-type="float" office:value="0" calcext:value-type="float">
            <text:p>0</text:p>
          </table:table-cell>
          <table:table-cell office:value-type="float" office:value="8.416804" calcext:value-type="float">
            <text:p>8.416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2" calcext:value-type="float">
            <text:p>12072002</text:p>
          </table:table-cell>
          <table:table-cell office:value-type="float" office:value="229.4061" calcext:value-type="float">
            <text:p>229.4061</text:p>
          </table:table-cell>
          <table:table-cell office:value-type="float" office:value="13147.86" calcext:value-type="float">
            <text:p>13147.86</text:p>
          </table:table-cell>
          <table:table-cell office:value-type="float" office:value="0" calcext:value-type="float">
            <text:p>0</text:p>
          </table:table-cell>
          <table:table-cell office:value-type="float" office:value="10.09185" calcext:value-type="float">
            <text:p>10.09185</text:p>
          </table:table-cell>
          <table:table-cell office:value-type="float" office:value="-345.439" calcext:value-type="float">
            <text:p>-345.439</text:p>
          </table:table-cell>
          <table:table-cell office:value-type="float" office:value="935.1638" calcext:value-type="float">
            <text:p>935.1638</text:p>
          </table:table-cell>
          <table:table-cell office:value-type="float" office:value="-47.23759" calcext:value-type="float">
            <text:p>-47.23759</text:p>
          </table:table-cell>
          <table:table-cell office:value-type="float" office:value="87.81178" calcext:value-type="float">
            <text:p>87.81178</text:p>
          </table:table-cell>
          <table:table-cell office:value-type="float" office:value="112.5671" calcext:value-type="float">
            <text:p>112.5671</text:p>
          </table:table-cell>
          <table:table-cell office:value-type="float" office:value="0.1059393" calcext:value-type="float">
            <text:p>0.1059393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039654" calcext:value-type="float">
            <text:p>0.0008039654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09.5947" calcext:value-type="float">
            <text:p>-109.5947</text:p>
          </table:table-cell>
          <table:table-cell office:value-type="float" office:value="0" calcext:value-type="float">
            <text:p>0</text:p>
          </table:table-cell>
          <table:table-cell office:value-type="float" office:value="367.3544" calcext:value-type="float">
            <text:p>367.3544</text:p>
          </table:table-cell>
          <table:table-cell office:value-type="float" office:value="1050.744" calcext:value-type="float">
            <text:p>1050.744</text:p>
          </table:table-cell>
          <table:table-cell office:value-type="float" office:value="1292.69" calcext:value-type="float">
            <text:p>1292.69</text:p>
          </table:table-cell>
          <table:table-cell office:value-type="float" office:value="1294.996" calcext:value-type="float">
            <text:p>1294.996</text:p>
          </table:table-cell>
          <table:table-cell office:value-type="float" office:value="778.8924" calcext:value-type="float">
            <text:p>778.8924</text:p>
          </table:table-cell>
          <table:table-cell office:value-type="float" office:value="1090.258" calcext:value-type="float">
            <text:p>1090.258</text:p>
          </table:table-cell>
          <table:table-cell office:value-type="float" office:value="414.8723" calcext:value-type="float">
            <text:p>414.8723</text:p>
          </table:table-cell>
          <table:table-cell office:value-type="float" office:value="1867.219" calcext:value-type="float">
            <text:p>1867.219</text:p>
          </table:table-cell>
          <table:table-cell office:value-type="float" office:value="2100.597" calcext:value-type="float">
            <text:p>2100.597</text:p>
          </table:table-cell>
          <table:table-cell office:value-type="float" office:value="1674.48" calcext:value-type="float">
            <text:p>1674.48</text:p>
          </table:table-cell>
          <table:table-cell office:value-type="float" office:value="584.1882" calcext:value-type="float">
            <text:p>584.1882</text:p>
          </table:table-cell>
          <table:table-cell office:value-type="float" office:value="569.8369" calcext:value-type="float">
            <text:p>569.8369</text:p>
          </table:table-cell>
          <table:table-cell office:value-type="float" office:value="142.8564" calcext:value-type="float">
            <text:p>142.8564</text:p>
          </table:table-cell>
          <table:table-cell office:value-type="float" office:value="35.70865" calcext:value-type="float">
            <text:p>35.70865</text:p>
          </table:table-cell>
          <table:table-cell office:value-type="float" office:value="0" calcext:value-type="float">
            <text:p>0</text:p>
          </table:table-cell>
          <table:table-cell office:value-type="float" office:value="-0.009457191" calcext:value-type="float">
            <text:p>-0.009457191</text:p>
          </table:table-cell>
          <table:table-cell office:value-type="float" office:value="0" calcext:value-type="float">
            <text:p>0</text:p>
          </table:table-cell>
          <table:table-cell office:value-type="float" office:value="2.302604" calcext:value-type="float">
            <text:p>2.302604</text:p>
          </table:table-cell>
          <table:table-cell office:value-type="float" office:value="350.7342" calcext:value-type="float">
            <text:p>350.7342</text:p>
          </table:table-cell>
          <table:table-cell office:value-type="float" office:value="-162.2789" calcext:value-type="float">
            <text:p>-162.2789</text:p>
          </table:table-cell>
          <table:table-cell office:value-type="float" office:value="188.4553" calcext:value-type="float">
            <text:p>188.4553</text:p>
          </table:table-cell>
          <table:table-cell office:value-type="float" office:value="-301.9247" calcext:value-type="float">
            <text:p>-301.9247</text:p>
          </table:table-cell>
          <table:table-cell office:value-type="float" office:value="0" calcext:value-type="float">
            <text:p>0</text:p>
          </table:table-cell>
          <table:table-cell office:value-type="float" office:value="8.54484" calcext:value-type="float">
            <text:p>8.54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2" calcext:value-type="float">
            <text:p>13072002</text:p>
          </table:table-cell>
          <table:table-cell office:value-type="float" office:value="229.0645" calcext:value-type="float">
            <text:p>229.0645</text:p>
          </table:table-cell>
          <table:table-cell office:value-type="float" office:value="13147.26" calcext:value-type="float">
            <text:p>13147.26</text:p>
          </table:table-cell>
          <table:table-cell office:value-type="float" office:value="0" calcext:value-type="float">
            <text:p>0</text:p>
          </table:table-cell>
          <table:table-cell office:value-type="float" office:value="10.1842" calcext:value-type="float">
            <text:p>10.1842</text:p>
          </table:table-cell>
          <table:table-cell office:value-type="float" office:value="-347.8936" calcext:value-type="float">
            <text:p>-347.8936</text:p>
          </table:table-cell>
          <table:table-cell office:value-type="float" office:value="942.012" calcext:value-type="float">
            <text:p>942.012</text:p>
          </table:table-cell>
          <table:table-cell office:value-type="float" office:value="-48.88853" calcext:value-type="float">
            <text:p>-48.88853</text:p>
          </table:table-cell>
          <table:table-cell office:value-type="float" office:value="87.49667" calcext:value-type="float">
            <text:p>87.49667</text:p>
          </table:table-cell>
          <table:table-cell office:value-type="float" office:value="112.4735" calcext:value-type="float">
            <text:p>112.4735</text:p>
          </table:table-cell>
          <table:table-cell office:value-type="float" office:value="0.1074764" calcext:value-type="float">
            <text:p>0.1074764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039654" calcext:value-type="float">
            <text:p>0.0008039654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03.0618" calcext:value-type="float">
            <text:p>-103.0618</text:p>
          </table:table-cell>
          <table:table-cell office:value-type="float" office:value="0" calcext:value-type="float">
            <text:p>0</text:p>
          </table:table-cell>
          <table:table-cell office:value-type="float" office:value="367.4343" calcext:value-type="float">
            <text:p>367.4343</text:p>
          </table:table-cell>
          <table:table-cell office:value-type="float" office:value="1050.599" calcext:value-type="float">
            <text:p>1050.599</text:p>
          </table:table-cell>
          <table:table-cell office:value-type="float" office:value="1292.533" calcext:value-type="float">
            <text:p>1292.533</text:p>
          </table:table-cell>
          <table:table-cell office:value-type="float" office:value="1294.878" calcext:value-type="float">
            <text:p>1294.878</text:p>
          </table:table-cell>
          <table:table-cell office:value-type="float" office:value="778.7941" calcext:value-type="float">
            <text:p>778.7941</text:p>
          </table:table-cell>
          <table:table-cell office:value-type="float" office:value="1090.135" calcext:value-type="float">
            <text:p>1090.135</text:p>
          </table:table-cell>
          <table:table-cell office:value-type="float" office:value="414.8326" calcext:value-type="float">
            <text:p>414.8326</text:p>
          </table:table-cell>
          <table:table-cell office:value-type="float" office:value="1867.108" calcext:value-type="float">
            <text:p>1867.108</text:p>
          </table:table-cell>
          <table:table-cell office:value-type="float" office:value="2100.515" calcext:value-type="float">
            <text:p>2100.515</text:p>
          </table:table-cell>
          <table:table-cell office:value-type="float" office:value="1674.437" calcext:value-type="float">
            <text:p>1674.437</text:p>
          </table:table-cell>
          <table:table-cell office:value-type="float" office:value="584.1809" calcext:value-type="float">
            <text:p>584.1809</text:p>
          </table:table-cell>
          <table:table-cell office:value-type="float" office:value="569.8337" calcext:value-type="float">
            <text:p>569.8337</text:p>
          </table:table-cell>
          <table:table-cell office:value-type="float" office:value="142.8563" calcext:value-type="float">
            <text:p>142.8563</text:p>
          </table:table-cell>
          <table:table-cell office:value-type="float" office:value="35.70863" calcext:value-type="float">
            <text:p>35.70863</text:p>
          </table:table-cell>
          <table:table-cell office:value-type="float" office:value="0" calcext:value-type="float">
            <text:p>0</text:p>
          </table:table-cell>
          <table:table-cell office:value-type="float" office:value="-0.009488967" calcext:value-type="float">
            <text:p>-0.009488967</text:p>
          </table:table-cell>
          <table:table-cell office:value-type="float" office:value="0" calcext:value-type="float">
            <text:p>0</text:p>
          </table:table-cell>
          <table:table-cell office:value-type="float" office:value="2.351974" calcext:value-type="float">
            <text:p>2.351974</text:p>
          </table:table-cell>
          <table:table-cell office:value-type="float" office:value="363.7583" calcext:value-type="float">
            <text:p>363.7583</text:p>
          </table:table-cell>
          <table:table-cell office:value-type="float" office:value="-167.969" calcext:value-type="float">
            <text:p>-167.969</text:p>
          </table:table-cell>
          <table:table-cell office:value-type="float" office:value="195.7893" calcext:value-type="float">
            <text:p>195.7893</text:p>
          </table:table-cell>
          <table:table-cell office:value-type="float" office:value="-302.875" calcext:value-type="float">
            <text:p>-302.875</text:p>
          </table:table-cell>
          <table:table-cell office:value-type="float" office:value="0" calcext:value-type="float">
            <text:p>0</text:p>
          </table:table-cell>
          <table:table-cell office:value-type="float" office:value="8.693239" calcext:value-type="float">
            <text:p>8.693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2" calcext:value-type="float">
            <text:p>14072002</text:p>
          </table:table-cell>
          <table:table-cell office:value-type="float" office:value="228.7363" calcext:value-type="float">
            <text:p>228.7363</text:p>
          </table:table-cell>
          <table:table-cell office:value-type="float" office:value="13146.64" calcext:value-type="float">
            <text:p>13146.64</text:p>
          </table:table-cell>
          <table:table-cell office:value-type="float" office:value="0" calcext:value-type="float">
            <text:p>0</text:p>
          </table:table-cell>
          <table:table-cell office:value-type="float" office:value="10.29134" calcext:value-type="float">
            <text:p>10.29134</text:p>
          </table:table-cell>
          <table:table-cell office:value-type="float" office:value="-350.4522" calcext:value-type="float">
            <text:p>-350.4522</text:p>
          </table:table-cell>
          <table:table-cell office:value-type="float" office:value="950.9166" calcext:value-type="float">
            <text:p>950.9166</text:p>
          </table:table-cell>
          <table:table-cell office:value-type="float" office:value="-50.64626" calcext:value-type="float">
            <text:p>-50.64626</text:p>
          </table:table-cell>
          <table:table-cell office:value-type="float" office:value="87.14577" calcext:value-type="float">
            <text:p>87.14577</text:p>
          </table:table-cell>
          <table:table-cell office:value-type="float" office:value="112.3955" calcext:value-type="float">
            <text:p>112.3955</text:p>
          </table:table-cell>
          <table:table-cell office:value-type="float" office:value="0.1090341" calcext:value-type="float">
            <text:p>0.1090341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039654" calcext:value-type="float">
            <text:p>0.0008039654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98.31234" calcext:value-type="float">
            <text:p>-98.31234</text:p>
          </table:table-cell>
          <table:table-cell office:value-type="float" office:value="0" calcext:value-type="float">
            <text:p>0</text:p>
          </table:table-cell>
          <table:table-cell office:value-type="float" office:value="367.5157" calcext:value-type="float">
            <text:p>367.5157</text:p>
          </table:table-cell>
          <table:table-cell office:value-type="float" office:value="1050.444" calcext:value-type="float">
            <text:p>1050.444</text:p>
          </table:table-cell>
          <table:table-cell office:value-type="float" office:value="1292.369" calcext:value-type="float">
            <text:p>1292.369</text:p>
          </table:table-cell>
          <table:table-cell office:value-type="float" office:value="1294.753" calcext:value-type="float">
            <text:p>1294.753</text:p>
          </table:table-cell>
          <table:table-cell office:value-type="float" office:value="778.6951" calcext:value-type="float">
            <text:p>778.6951</text:p>
          </table:table-cell>
          <table:table-cell office:value-type="float" office:value="1090.011" calcext:value-type="float">
            <text:p>1090.011</text:p>
          </table:table-cell>
          <table:table-cell office:value-type="float" office:value="414.7937" calcext:value-type="float">
            <text:p>414.7937</text:p>
          </table:table-cell>
          <table:table-cell office:value-type="float" office:value="1866.999" calcext:value-type="float">
            <text:p>1866.999</text:p>
          </table:table-cell>
          <table:table-cell office:value-type="float" office:value="2100.433" calcext:value-type="float">
            <text:p>2100.433</text:p>
          </table:table-cell>
          <table:table-cell office:value-type="float" office:value="1674.396" calcext:value-type="float">
            <text:p>1674.396</text:p>
          </table:table-cell>
          <table:table-cell office:value-type="float" office:value="584.1738" calcext:value-type="float">
            <text:p>584.1738</text:p>
          </table:table-cell>
          <table:table-cell office:value-type="float" office:value="569.8307" calcext:value-type="float">
            <text:p>569.8307</text:p>
          </table:table-cell>
          <table:table-cell office:value-type="float" office:value="142.8562" calcext:value-type="float">
            <text:p>142.8562</text:p>
          </table:table-cell>
          <table:table-cell office:value-type="float" office:value="35.70861" calcext:value-type="float">
            <text:p>35.70861</text:p>
          </table:table-cell>
          <table:table-cell office:value-type="float" office:value="0" calcext:value-type="float">
            <text:p>0</text:p>
          </table:table-cell>
          <table:table-cell office:value-type="float" office:value="-0.009530165" calcext:value-type="float">
            <text:p>-0.009530165</text:p>
          </table:table-cell>
          <table:table-cell office:value-type="float" office:value="0" calcext:value-type="float">
            <text:p>0</text:p>
          </table:table-cell>
          <table:table-cell office:value-type="float" office:value="2.388066" calcext:value-type="float">
            <text:p>2.388066</text:p>
          </table:table-cell>
          <table:table-cell office:value-type="float" office:value="375.31" calcext:value-type="float">
            <text:p>375.31</text:p>
          </table:table-cell>
          <table:table-cell office:value-type="float" office:value="-173.9747" calcext:value-type="float">
            <text:p>-173.9747</text:p>
          </table:table-cell>
          <table:table-cell office:value-type="float" office:value="201.3353" calcext:value-type="float">
            <text:p>201.3353</text:p>
          </table:table-cell>
          <table:table-cell office:value-type="float" office:value="-303.8422" calcext:value-type="float">
            <text:p>-303.8422</text:p>
          </table:table-cell>
          <table:table-cell office:value-type="float" office:value="0" calcext:value-type="float">
            <text:p>0</text:p>
          </table:table-cell>
          <table:table-cell office:value-type="float" office:value="8.859931" calcext:value-type="float">
            <text:p>8.859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2" calcext:value-type="float">
            <text:p>15072002</text:p>
          </table:table-cell>
          <table:table-cell office:value-type="float" office:value="228.6265" calcext:value-type="float">
            <text:p>228.6265</text:p>
          </table:table-cell>
          <table:table-cell office:value-type="float" office:value="13145.98" calcext:value-type="float">
            <text:p>13145.98</text:p>
          </table:table-cell>
          <table:table-cell office:value-type="float" office:value="0" calcext:value-type="float">
            <text:p>0</text:p>
          </table:table-cell>
          <table:table-cell office:value-type="float" office:value="10.61438" calcext:value-type="float">
            <text:p>10.61438</text:p>
          </table:table-cell>
          <table:table-cell office:value-type="float" office:value="-353.1" calcext:value-type="float">
            <text:p>-353.1</text:p>
          </table:table-cell>
          <table:table-cell office:value-type="float" office:value="956.3473" calcext:value-type="float">
            <text:p>956.3473</text:p>
          </table:table-cell>
          <table:table-cell office:value-type="float" office:value="-52.46557" calcext:value-type="float">
            <text:p>-52.46557</text:p>
          </table:table-cell>
          <table:table-cell office:value-type="float" office:value="86.79687" calcext:value-type="float">
            <text:p>86.79687</text:p>
          </table:table-cell>
          <table:table-cell office:value-type="float" office:value="112.5454" calcext:value-type="float">
            <text:p>112.5454</text:p>
          </table:table-cell>
          <table:table-cell office:value-type="float" office:value="0.1105817" calcext:value-type="float">
            <text:p>0.1105817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039654" calcext:value-type="float">
            <text:p>0.0008039654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94.46242" calcext:value-type="float">
            <text:p>-94.46242</text:p>
          </table:table-cell>
          <table:table-cell office:value-type="float" office:value="0" calcext:value-type="float">
            <text:p>0</text:p>
          </table:table-cell>
          <table:table-cell office:value-type="float" office:value="367.5916" calcext:value-type="float">
            <text:p>367.5916</text:p>
          </table:table-cell>
          <table:table-cell office:value-type="float" office:value="1050.279" calcext:value-type="float">
            <text:p>1050.279</text:p>
          </table:table-cell>
          <table:table-cell office:value-type="float" office:value="1292.195" calcext:value-type="float">
            <text:p>1292.195</text:p>
          </table:table-cell>
          <table:table-cell office:value-type="float" office:value="1294.616" calcext:value-type="float">
            <text:p>1294.616</text:p>
          </table:table-cell>
          <table:table-cell office:value-type="float" office:value="778.5931" calcext:value-type="float">
            <text:p>778.5931</text:p>
          </table:table-cell>
          <table:table-cell office:value-type="float" office:value="1089.88" calcext:value-type="float">
            <text:p>1089.88</text:p>
          </table:table-cell>
          <table:table-cell office:value-type="float" office:value="414.7537" calcext:value-type="float">
            <text:p>414.7537</text:p>
          </table:table-cell>
          <table:table-cell office:value-type="float" office:value="1866.889" calcext:value-type="float">
            <text:p>1866.889</text:p>
          </table:table-cell>
          <table:table-cell office:value-type="float" office:value="2100.352" calcext:value-type="float">
            <text:p>2100.352</text:p>
          </table:table-cell>
          <table:table-cell office:value-type="float" office:value="1674.357" calcext:value-type="float">
            <text:p>1674.357</text:p>
          </table:table-cell>
          <table:table-cell office:value-type="float" office:value="584.1666" calcext:value-type="float">
            <text:p>584.1666</text:p>
          </table:table-cell>
          <table:table-cell office:value-type="float" office:value="569.8278" calcext:value-type="float">
            <text:p>569.8278</text:p>
          </table:table-cell>
          <table:table-cell office:value-type="float" office:value="142.8562" calcext:value-type="float">
            <text:p>142.8562</text:p>
          </table:table-cell>
          <table:table-cell office:value-type="float" office:value="35.7086" calcext:value-type="float">
            <text:p>35.7086</text:p>
          </table:table-cell>
          <table:table-cell office:value-type="float" office:value="0" calcext:value-type="float">
            <text:p>0</text:p>
          </table:table-cell>
          <table:table-cell office:value-type="float" office:value="-0.009580876" calcext:value-type="float">
            <text:p>-0.009580876</text:p>
          </table:table-cell>
          <table:table-cell office:value-type="float" office:value="0" calcext:value-type="float">
            <text:p>0</text:p>
          </table:table-cell>
          <table:table-cell office:value-type="float" office:value="2.417191" calcext:value-type="float">
            <text:p>2.417191</text:p>
          </table:table-cell>
          <table:table-cell office:value-type="float" office:value="386.1662" calcext:value-type="float">
            <text:p>386.1662</text:p>
          </table:table-cell>
          <table:table-cell office:value-type="float" office:value="-180.1567" calcext:value-type="float">
            <text:p>-180.1567</text:p>
          </table:table-cell>
          <table:table-cell office:value-type="float" office:value="206.0095" calcext:value-type="float">
            <text:p>206.0095</text:p>
          </table:table-cell>
          <table:table-cell office:value-type="float" office:value="-304.8419" calcext:value-type="float">
            <text:p>-304.8419</text:p>
          </table:table-cell>
          <table:table-cell office:value-type="float" office:value="0" calcext:value-type="float">
            <text:p>0</text:p>
          </table:table-cell>
          <table:table-cell office:value-type="float" office:value="9.0277" calcext:value-type="float">
            <text:p>9.0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2" calcext:value-type="float">
            <text:p>16072002</text:p>
          </table:table-cell>
          <table:table-cell office:value-type="float" office:value="228.507" calcext:value-type="float">
            <text:p>228.507</text:p>
          </table:table-cell>
          <table:table-cell office:value-type="float" office:value="13145.31" calcext:value-type="float">
            <text:p>13145.31</text:p>
          </table:table-cell>
          <table:table-cell office:value-type="float" office:value="0" calcext:value-type="float">
            <text:p>0</text:p>
          </table:table-cell>
          <table:table-cell office:value-type="float" office:value="10.9128" calcext:value-type="float">
            <text:p>10.9128</text:p>
          </table:table-cell>
          <table:table-cell office:value-type="float" office:value="-355.7559" calcext:value-type="float">
            <text:p>-355.7559</text:p>
          </table:table-cell>
          <table:table-cell office:value-type="float" office:value="965.7192" calcext:value-type="float">
            <text:p>965.7192</text:p>
          </table:table-cell>
          <table:table-cell office:value-type="float" office:value="-54.28152" calcext:value-type="float">
            <text:p>-54.28152</text:p>
          </table:table-cell>
          <table:table-cell office:value-type="float" office:value="86.47576" calcext:value-type="float">
            <text:p>86.47576</text:p>
          </table:table-cell>
          <table:table-cell office:value-type="float" office:value="112.6855" calcext:value-type="float">
            <text:p>112.6855</text:p>
          </table:table-cell>
          <table:table-cell office:value-type="float" office:value="0.1121194" calcext:value-type="float">
            <text:p>0.1121194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039654" calcext:value-type="float">
            <text:p>0.0008039654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90.68832" calcext:value-type="float">
            <text:p>-90.68832</text:p>
          </table:table-cell>
          <table:table-cell office:value-type="float" office:value="0" calcext:value-type="float">
            <text:p>0</text:p>
          </table:table-cell>
          <table:table-cell office:value-type="float" office:value="367.6606" calcext:value-type="float">
            <text:p>367.6606</text:p>
          </table:table-cell>
          <table:table-cell office:value-type="float" office:value="1050.11" calcext:value-type="float">
            <text:p>1050.11</text:p>
          </table:table-cell>
          <table:table-cell office:value-type="float" office:value="1292.018" calcext:value-type="float">
            <text:p>1292.018</text:p>
          </table:table-cell>
          <table:table-cell office:value-type="float" office:value="1294.476" calcext:value-type="float">
            <text:p>1294.476</text:p>
          </table:table-cell>
          <table:table-cell office:value-type="float" office:value="778.4902" calcext:value-type="float">
            <text:p>778.4902</text:p>
          </table:table-cell>
          <table:table-cell office:value-type="float" office:value="1089.747" calcext:value-type="float">
            <text:p>1089.747</text:p>
          </table:table-cell>
          <table:table-cell office:value-type="float" office:value="414.7131" calcext:value-type="float">
            <text:p>414.7131</text:p>
          </table:table-cell>
          <table:table-cell office:value-type="float" office:value="1866.778" calcext:value-type="float">
            <text:p>1866.778</text:p>
          </table:table-cell>
          <table:table-cell office:value-type="float" office:value="2100.269" calcext:value-type="float">
            <text:p>2100.269</text:p>
          </table:table-cell>
          <table:table-cell office:value-type="float" office:value="1674.32" calcext:value-type="float">
            <text:p>1674.32</text:p>
          </table:table-cell>
          <table:table-cell office:value-type="float" office:value="584.1594" calcext:value-type="float">
            <text:p>584.1594</text:p>
          </table:table-cell>
          <table:table-cell office:value-type="float" office:value="569.8254" calcext:value-type="float">
            <text:p>569.8254</text:p>
          </table:table-cell>
          <table:table-cell office:value-type="float" office:value="142.8562" calcext:value-type="float">
            <text:p>142.8562</text:p>
          </table:table-cell>
          <table:table-cell office:value-type="float" office:value="35.70858" calcext:value-type="float">
            <text:p>35.70858</text:p>
          </table:table-cell>
          <table:table-cell office:value-type="float" office:value="0" calcext:value-type="float">
            <text:p>0</text:p>
          </table:table-cell>
          <table:table-cell office:value-type="float" office:value="-0.009635709" calcext:value-type="float">
            <text:p>-0.009635709</text:p>
          </table:table-cell>
          <table:table-cell office:value-type="float" office:value="0" calcext:value-type="float">
            <text:p>0</text:p>
          </table:table-cell>
          <table:table-cell office:value-type="float" office:value="2.447186" calcext:value-type="float">
            <text:p>2.447186</text:p>
          </table:table-cell>
          <table:table-cell office:value-type="float" office:value="397.0884" calcext:value-type="float">
            <text:p>397.0884</text:p>
          </table:table-cell>
          <table:table-cell office:value-type="float" office:value="-186.4689" calcext:value-type="float">
            <text:p>-186.4689</text:p>
          </table:table-cell>
          <table:table-cell office:value-type="float" office:value="210.6196" calcext:value-type="float">
            <text:p>210.6196</text:p>
          </table:table-cell>
          <table:table-cell office:value-type="float" office:value="-305.8463" calcext:value-type="float">
            <text:p>-305.8463</text:p>
          </table:table-cell>
          <table:table-cell office:value-type="float" office:value="0" calcext:value-type="float">
            <text:p>0</text:p>
          </table:table-cell>
          <table:table-cell office:value-type="float" office:value="9.18854" calcext:value-type="float">
            <text:p>9.18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2" calcext:value-type="float">
            <text:p>17072002</text:p>
          </table:table-cell>
          <table:table-cell office:value-type="float" office:value="228.7862" calcext:value-type="float">
            <text:p>228.7862</text:p>
          </table:table-cell>
          <table:table-cell office:value-type="float" office:value="13144.61" calcext:value-type="float">
            <text:p>13144.61</text:p>
          </table:table-cell>
          <table:table-cell office:value-type="float" office:value="0" calcext:value-type="float">
            <text:p>0</text:p>
          </table:table-cell>
          <table:table-cell office:value-type="float" office:value="11.61237" calcext:value-type="float">
            <text:p>11.61237</text:p>
          </table:table-cell>
          <table:table-cell office:value-type="float" office:value="-358.4541" calcext:value-type="float">
            <text:p>-358.4541</text:p>
          </table:table-cell>
          <table:table-cell office:value-type="float" office:value="975.7354" calcext:value-type="float">
            <text:p>975.7354</text:p>
          </table:table-cell>
          <table:table-cell office:value-type="float" office:value="-56.1022" calcext:value-type="float">
            <text:p>-56.1022</text:p>
          </table:table-cell>
          <table:table-cell office:value-type="float" office:value="86.15397" calcext:value-type="float">
            <text:p>86.15397</text:p>
          </table:table-cell>
          <table:table-cell office:value-type="float" office:value="113.2337" calcext:value-type="float">
            <text:p>113.2337</text:p>
          </table:table-cell>
          <table:table-cell office:value-type="float" office:value="0.1136196" calcext:value-type="float">
            <text:p>0.1136196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039654" calcext:value-type="float">
            <text:p>0.0008039654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87.73633" calcext:value-type="float">
            <text:p>-87.73633</text:p>
          </table:table-cell>
          <table:table-cell office:value-type="float" office:value="0" calcext:value-type="float">
            <text:p>0</text:p>
          </table:table-cell>
          <table:table-cell office:value-type="float" office:value="367.7267" calcext:value-type="float">
            <text:p>367.7267</text:p>
          </table:table-cell>
          <table:table-cell office:value-type="float" office:value="1049.929" calcext:value-type="float">
            <text:p>1049.929</text:p>
          </table:table-cell>
          <table:table-cell office:value-type="float" office:value="1291.828" calcext:value-type="float">
            <text:p>1291.828</text:p>
          </table:table-cell>
          <table:table-cell office:value-type="float" office:value="1294.332" calcext:value-type="float">
            <text:p>1294.332</text:p>
          </table:table-cell>
          <table:table-cell office:value-type="float" office:value="778.3846" calcext:value-type="float">
            <text:p>778.3846</text:p>
          </table:table-cell>
          <table:table-cell office:value-type="float" office:value="1089.61" calcext:value-type="float">
            <text:p>1089.61</text:p>
          </table:table-cell>
          <table:table-cell office:value-type="float" office:value="414.6719" calcext:value-type="float">
            <text:p>414.6719</text:p>
          </table:table-cell>
          <table:table-cell office:value-type="float" office:value="1866.665" calcext:value-type="float">
            <text:p>1866.665</text:p>
          </table:table-cell>
          <table:table-cell office:value-type="float" office:value="2100.187" calcext:value-type="float">
            <text:p>2100.187</text:p>
          </table:table-cell>
          <table:table-cell office:value-type="float" office:value="1674.285" calcext:value-type="float">
            <text:p>1674.285</text:p>
          </table:table-cell>
          <table:table-cell office:value-type="float" office:value="584.1522" calcext:value-type="float">
            <text:p>584.1522</text:p>
          </table:table-cell>
          <table:table-cell office:value-type="float" office:value="569.8233" calcext:value-type="float">
            <text:p>569.8233</text:p>
          </table:table-cell>
          <table:table-cell office:value-type="float" office:value="142.8561" calcext:value-type="float">
            <text:p>142.8561</text:p>
          </table:table-cell>
          <table:table-cell office:value-type="float" office:value="35.70856" calcext:value-type="float">
            <text:p>35.70856</text:p>
          </table:table-cell>
          <table:table-cell office:value-type="float" office:value="0" calcext:value-type="float">
            <text:p>0</text:p>
          </table:table-cell>
          <table:table-cell office:value-type="float" office:value="-0.009700905" calcext:value-type="float">
            <text:p>-0.009700905</text:p>
          </table:table-cell>
          <table:table-cell office:value-type="float" office:value="0" calcext:value-type="float">
            <text:p>0</text:p>
          </table:table-cell>
          <table:table-cell office:value-type="float" office:value="2.458508" calcext:value-type="float">
            <text:p>2.458508</text:p>
          </table:table-cell>
          <table:table-cell office:value-type="float" office:value="407.654" calcext:value-type="float">
            <text:p>407.654</text:p>
          </table:table-cell>
          <table:table-cell office:value-type="float" office:value="-193.2102" calcext:value-type="float">
            <text:p>-193.2102</text:p>
          </table:table-cell>
          <table:table-cell office:value-type="float" office:value="214.4438" calcext:value-type="float">
            <text:p>214.4438</text:p>
          </table:table-cell>
          <table:table-cell office:value-type="float" office:value="-306.8806" calcext:value-type="float">
            <text:p>-306.8806</text:p>
          </table:table-cell>
          <table:table-cell office:value-type="float" office:value="0" calcext:value-type="float">
            <text:p>0</text:p>
          </table:table-cell>
          <table:table-cell office:value-type="float" office:value="9.341187" calcext:value-type="float">
            <text:p>9.341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2" calcext:value-type="float">
            <text:p>18072002</text:p>
          </table:table-cell>
          <table:table-cell office:value-type="float" office:value="229.3813" calcext:value-type="float">
            <text:p>229.3813</text:p>
          </table:table-cell>
          <table:table-cell office:value-type="float" office:value="13143.87" calcext:value-type="float">
            <text:p>13143.87</text:p>
          </table:table-cell>
          <table:table-cell office:value-type="float" office:value="0" calcext:value-type="float">
            <text:p>0</text:p>
          </table:table-cell>
          <table:table-cell office:value-type="float" office:value="12.62909" calcext:value-type="float">
            <text:p>12.62909</text:p>
          </table:table-cell>
          <table:table-cell office:value-type="float" office:value="-361.1633" calcext:value-type="float">
            <text:p>-361.1633</text:p>
          </table:table-cell>
          <table:table-cell office:value-type="float" office:value="983.1218" calcext:value-type="float">
            <text:p>983.1218</text:p>
          </table:table-cell>
          <table:table-cell office:value-type="float" office:value="-57.8876" calcext:value-type="float">
            <text:p>-57.8876</text:p>
          </table:table-cell>
          <table:table-cell office:value-type="float" office:value="85.83681" calcext:value-type="float">
            <text:p>85.83681</text:p>
          </table:table-cell>
          <table:table-cell office:value-type="float" office:value="114.1061" calcext:value-type="float">
            <text:p>114.1061</text:p>
          </table:table-cell>
          <table:table-cell office:value-type="float" office:value="0.1151153" calcext:value-type="float">
            <text:p>0.1151153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039654" calcext:value-type="float">
            <text:p>0.0008039654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85.23886" calcext:value-type="float">
            <text:p>-85.23886</text:p>
          </table:table-cell>
          <table:table-cell office:value-type="float" office:value="0" calcext:value-type="float">
            <text:p>0</text:p>
          </table:table-cell>
          <table:table-cell office:value-type="float" office:value="367.79" calcext:value-type="float">
            <text:p>367.79</text:p>
          </table:table-cell>
          <table:table-cell office:value-type="float" office:value="1049.739" calcext:value-type="float">
            <text:p>1049.739</text:p>
          </table:table-cell>
          <table:table-cell office:value-type="float" office:value="1291.633" calcext:value-type="float">
            <text:p>1291.633</text:p>
          </table:table-cell>
          <table:table-cell office:value-type="float" office:value="1294.179" calcext:value-type="float">
            <text:p>1294.179</text:p>
          </table:table-cell>
          <table:table-cell office:value-type="float" office:value="778.2751" calcext:value-type="float">
            <text:p>778.2751</text:p>
          </table:table-cell>
          <table:table-cell office:value-type="float" office:value="1089.47" calcext:value-type="float">
            <text:p>1089.47</text:p>
          </table:table-cell>
          <table:table-cell office:value-type="float" office:value="414.6289" calcext:value-type="float">
            <text:p>414.6289</text:p>
          </table:table-cell>
          <table:table-cell office:value-type="float" office:value="1866.54" calcext:value-type="float">
            <text:p>1866.54</text:p>
          </table:table-cell>
          <table:table-cell office:value-type="float" office:value="2100.103" calcext:value-type="float">
            <text:p>2100.103</text:p>
          </table:table-cell>
          <table:table-cell office:value-type="float" office:value="1674.252" calcext:value-type="float">
            <text:p>1674.252</text:p>
          </table:table-cell>
          <table:table-cell office:value-type="float" office:value="584.145" calcext:value-type="float">
            <text:p>584.145</text:p>
          </table:table-cell>
          <table:table-cell office:value-type="float" office:value="569.8217" calcext:value-type="float">
            <text:p>569.8217</text:p>
          </table:table-cell>
          <table:table-cell office:value-type="float" office:value="142.856" calcext:value-type="float">
            <text:p>142.856</text:p>
          </table:table-cell>
          <table:table-cell office:value-type="float" office:value="35.70855" calcext:value-type="float">
            <text:p>35.70855</text:p>
          </table:table-cell>
          <table:table-cell office:value-type="float" office:value="0" calcext:value-type="float">
            <text:p>0</text:p>
          </table:table-cell>
          <table:table-cell office:value-type="float" office:value="-0.009774143" calcext:value-type="float">
            <text:p>-0.009774143</text:p>
          </table:table-cell>
          <table:table-cell office:value-type="float" office:value="0" calcext:value-type="float">
            <text:p>0</text:p>
          </table:table-cell>
          <table:table-cell office:value-type="float" office:value="2.457405" calcext:value-type="float">
            <text:p>2.457405</text:p>
          </table:table-cell>
          <table:table-cell office:value-type="float" office:value="417.984" calcext:value-type="float">
            <text:p>417.984</text:p>
          </table:table-cell>
          <table:table-cell office:value-type="float" office:value="-200.1229" calcext:value-type="float">
            <text:p>-200.1229</text:p>
          </table:table-cell>
          <table:table-cell office:value-type="float" office:value="217.8611" calcext:value-type="float">
            <text:p>217.8611</text:p>
          </table:table-cell>
          <table:table-cell office:value-type="float" office:value="-307.939" calcext:value-type="float">
            <text:p>-307.939</text:p>
          </table:table-cell>
          <table:table-cell office:value-type="float" office:value="0" calcext:value-type="float">
            <text:p>0</text:p>
          </table:table-cell>
          <table:table-cell office:value-type="float" office:value="9.472565" calcext:value-type="float">
            <text:p>9.472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2" calcext:value-type="float">
            <text:p>19072002</text:p>
          </table:table-cell>
          <table:table-cell office:value-type="float" office:value="230.034" calcext:value-type="float">
            <text:p>230.034</text:p>
          </table:table-cell>
          <table:table-cell office:value-type="float" office:value="13143.11" calcext:value-type="float">
            <text:p>13143.11</text:p>
          </table:table-cell>
          <table:table-cell office:value-type="float" office:value="0" calcext:value-type="float">
            <text:p>0</text:p>
          </table:table-cell>
          <table:table-cell office:value-type="float" office:value="13.71091" calcext:value-type="float">
            <text:p>13.71091</text:p>
          </table:table-cell>
          <table:table-cell office:value-type="float" office:value="-363.8781" calcext:value-type="float">
            <text:p>-363.8781</text:p>
          </table:table-cell>
          <table:table-cell office:value-type="float" office:value="987.5157" calcext:value-type="float">
            <text:p>987.5157</text:p>
          </table:table-cell>
          <table:table-cell office:value-type="float" office:value="-59.62865" calcext:value-type="float">
            <text:p>-59.62865</text:p>
          </table:table-cell>
          <table:table-cell office:value-type="float" office:value="85.50961" calcext:value-type="float">
            <text:p>85.50961</text:p>
          </table:table-cell>
          <table:table-cell office:value-type="float" office:value="115.0457" calcext:value-type="float">
            <text:p>115.0457</text:p>
          </table:table-cell>
          <table:table-cell office:value-type="float" office:value="0.116585" calcext:value-type="float">
            <text:p>0.116585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039654" calcext:value-type="float">
            <text:p>0.0008039654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83.0089" calcext:value-type="float">
            <text:p>-83.0089</text:p>
          </table:table-cell>
          <table:table-cell office:value-type="float" office:value="0" calcext:value-type="float">
            <text:p>0</text:p>
          </table:table-cell>
          <table:table-cell office:value-type="float" office:value="367.8531" calcext:value-type="float">
            <text:p>367.8531</text:p>
          </table:table-cell>
          <table:table-cell office:value-type="float" office:value="1049.542" calcext:value-type="float">
            <text:p>1049.542</text:p>
          </table:table-cell>
          <table:table-cell office:value-type="float" office:value="1291.43" calcext:value-type="float">
            <text:p>1291.43</text:p>
          </table:table-cell>
          <table:table-cell office:value-type="float" office:value="1294.019" calcext:value-type="float">
            <text:p>1294.019</text:p>
          </table:table-cell>
          <table:table-cell office:value-type="float" office:value="778.1609" calcext:value-type="float">
            <text:p>778.1609</text:p>
          </table:table-cell>
          <table:table-cell office:value-type="float" office:value="1089.327" calcext:value-type="float">
            <text:p>1089.327</text:p>
          </table:table-cell>
          <table:table-cell office:value-type="float" office:value="414.5851" calcext:value-type="float">
            <text:p>414.5851</text:p>
          </table:table-cell>
          <table:table-cell office:value-type="float" office:value="1866.414" calcext:value-type="float">
            <text:p>1866.414</text:p>
          </table:table-cell>
          <table:table-cell office:value-type="float" office:value="2100.019" calcext:value-type="float">
            <text:p>2100.019</text:p>
          </table:table-cell>
          <table:table-cell office:value-type="float" office:value="1674.22" calcext:value-type="float">
            <text:p>1674.22</text:p>
          </table:table-cell>
          <table:table-cell office:value-type="float" office:value="584.1376" calcext:value-type="float">
            <text:p>584.1376</text:p>
          </table:table-cell>
          <table:table-cell office:value-type="float" office:value="569.8204" calcext:value-type="float">
            <text:p>569.8204</text:p>
          </table:table-cell>
          <table:table-cell office:value-type="float" office:value="142.856" calcext:value-type="float">
            <text:p>142.856</text:p>
          </table:table-cell>
          <table:table-cell office:value-type="float" office:value="35.70853" calcext:value-type="float">
            <text:p>35.70853</text:p>
          </table:table-cell>
          <table:table-cell office:value-type="float" office:value="0" calcext:value-type="float">
            <text:p>0</text:p>
          </table:table-cell>
          <table:table-cell office:value-type="float" office:value="-0.009855853" calcext:value-type="float">
            <text:p>-0.009855853</text:p>
          </table:table-cell>
          <table:table-cell office:value-type="float" office:value="0" calcext:value-type="float">
            <text:p>0</text:p>
          </table:table-cell>
          <table:table-cell office:value-type="float" office:value="2.45532" calcext:value-type="float">
            <text:p>2.45532</text:p>
          </table:table-cell>
          <table:table-cell office:value-type="float" office:value="428.3366" calcext:value-type="float">
            <text:p>428.3366</text:p>
          </table:table-cell>
          <table:table-cell office:value-type="float" office:value="-207.2749" calcext:value-type="float">
            <text:p>-207.2749</text:p>
          </table:table-cell>
          <table:table-cell office:value-type="float" office:value="221.0616" calcext:value-type="float">
            <text:p>221.0616</text:p>
          </table:table-cell>
          <table:table-cell office:value-type="float" office:value="-309.0259" calcext:value-type="float">
            <text:p>-309.0259</text:p>
          </table:table-cell>
          <table:table-cell office:value-type="float" office:value="0" calcext:value-type="float">
            <text:p>0</text:p>
          </table:table-cell>
          <table:table-cell office:value-type="float" office:value="9.581548" calcext:value-type="float">
            <text:p>9.581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2" calcext:value-type="float">
            <text:p>20072002</text:p>
          </table:table-cell>
          <table:table-cell office:value-type="float" office:value="231.4338" calcext:value-type="float">
            <text:p>231.4338</text:p>
          </table:table-cell>
          <table:table-cell office:value-type="float" office:value="13142.31" calcext:value-type="float">
            <text:p>13142.31</text:p>
          </table:table-cell>
          <table:table-cell office:value-type="float" office:value="0" calcext:value-type="float">
            <text:p>0</text:p>
          </table:table-cell>
          <table:table-cell office:value-type="float" office:value="15.55005" calcext:value-type="float">
            <text:p>15.55005</text:p>
          </table:table-cell>
          <table:table-cell office:value-type="float" office:value="-366.6092" calcext:value-type="float">
            <text:p>-366.6092</text:p>
          </table:table-cell>
          <table:table-cell office:value-type="float" office:value="997.4261" calcext:value-type="float">
            <text:p>997.4261</text:p>
          </table:table-cell>
          <table:table-cell office:value-type="float" office:value="-61.29522" calcext:value-type="float">
            <text:p>-61.29522</text:p>
          </table:table-cell>
          <table:table-cell office:value-type="float" office:value="85.14859" calcext:value-type="float">
            <text:p>85.14859</text:p>
          </table:table-cell>
          <table:table-cell office:value-type="float" office:value="116.7502" calcext:value-type="float">
            <text:p>116.7502</text:p>
          </table:table-cell>
          <table:table-cell office:value-type="float" office:value="0.1180695" calcext:value-type="float">
            <text:p>0.1180695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039654" calcext:value-type="float">
            <text:p>0.0008039654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82.44669" calcext:value-type="float">
            <text:p>-82.44669</text:p>
          </table:table-cell>
          <table:table-cell office:value-type="float" office:value="0" calcext:value-type="float">
            <text:p>0</text:p>
          </table:table-cell>
          <table:table-cell office:value-type="float" office:value="367.9139" calcext:value-type="float">
            <text:p>367.9139</text:p>
          </table:table-cell>
          <table:table-cell office:value-type="float" office:value="1049.333" calcext:value-type="float">
            <text:p>1049.333</text:p>
          </table:table-cell>
          <table:table-cell office:value-type="float" office:value="1291.211" calcext:value-type="float">
            <text:p>1291.211</text:p>
          </table:table-cell>
          <table:table-cell office:value-type="float" office:value="1293.85" calcext:value-type="float">
            <text:p>1293.85</text:p>
          </table:table-cell>
          <table:table-cell office:value-type="float" office:value="778.0426" calcext:value-type="float">
            <text:p>778.0426</text:p>
          </table:table-cell>
          <table:table-cell office:value-type="float" office:value="1089.181" calcext:value-type="float">
            <text:p>1089.181</text:p>
          </table:table-cell>
          <table:table-cell office:value-type="float" office:value="414.5401" calcext:value-type="float">
            <text:p>414.5401</text:p>
          </table:table-cell>
          <table:table-cell office:value-type="float" office:value="1866.285" calcext:value-type="float">
            <text:p>1866.285</text:p>
          </table:table-cell>
          <table:table-cell office:value-type="float" office:value="2099.934" calcext:value-type="float">
            <text:p>2099.934</text:p>
          </table:table-cell>
          <table:table-cell office:value-type="float" office:value="1674.189" calcext:value-type="float">
            <text:p>1674.189</text:p>
          </table:table-cell>
          <table:table-cell office:value-type="float" office:value="584.1306" calcext:value-type="float">
            <text:p>584.1306</text:p>
          </table:table-cell>
          <table:table-cell office:value-type="float" office:value="569.8195" calcext:value-type="float">
            <text:p>569.8195</text:p>
          </table:table-cell>
          <table:table-cell office:value-type="float" office:value="142.8559" calcext:value-type="float">
            <text:p>142.8559</text:p>
          </table:table-cell>
          <table:table-cell office:value-type="float" office:value="35.70851" calcext:value-type="float">
            <text:p>35.70851</text:p>
          </table:table-cell>
          <table:table-cell office:value-type="float" office:value="0" calcext:value-type="float">
            <text:p>0</text:p>
          </table:table-cell>
          <table:table-cell office:value-type="float" office:value="-0.009949461" calcext:value-type="float">
            <text:p>-0.009949461</text:p>
          </table:table-cell>
          <table:table-cell office:value-type="float" office:value="0" calcext:value-type="float">
            <text:p>0</text:p>
          </table:table-cell>
          <table:table-cell office:value-type="float" office:value="2.415697" calcext:value-type="float">
            <text:p>2.415697</text:p>
          </table:table-cell>
          <table:table-cell office:value-type="float" office:value="437.4637" calcext:value-type="float">
            <text:p>437.4637</text:p>
          </table:table-cell>
          <table:table-cell office:value-type="float" office:value="-214.7806" calcext:value-type="float">
            <text:p>-214.7806</text:p>
          </table:table-cell>
          <table:table-cell office:value-type="float" office:value="222.6831" calcext:value-type="float">
            <text:p>222.6831</text:p>
          </table:table-cell>
          <table:table-cell office:value-type="float" office:value="-310.1551" calcext:value-type="float">
            <text:p>-310.1551</text:p>
          </table:table-cell>
          <table:table-cell office:value-type="float" office:value="0" calcext:value-type="float">
            <text:p>0</text:p>
          </table:table-cell>
          <table:table-cell office:value-type="float" office:value="9.640119" calcext:value-type="float">
            <text:p>9.640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2" calcext:value-type="float">
            <text:p>21072002</text:p>
          </table:table-cell>
          <table:table-cell office:value-type="float" office:value="232.4998" calcext:value-type="float">
            <text:p>232.4998</text:p>
          </table:table-cell>
          <table:table-cell office:value-type="float" office:value="13141.51" calcext:value-type="float">
            <text:p>13141.51</text:p>
          </table:table-cell>
          <table:table-cell office:value-type="float" office:value="0" calcext:value-type="float">
            <text:p>0</text:p>
          </table:table-cell>
          <table:table-cell office:value-type="float" office:value="17.07657" calcext:value-type="float">
            <text:p>17.07657</text:p>
          </table:table-cell>
          <table:table-cell office:value-type="float" office:value="-369.2451" calcext:value-type="float">
            <text:p>-369.2451</text:p>
          </table:table-cell>
          <table:table-cell office:value-type="float" office:value="1006.375" calcext:value-type="float">
            <text:p>1006.375</text:p>
          </table:table-cell>
          <table:table-cell office:value-type="float" office:value="-62.87249" calcext:value-type="float">
            <text:p>-62.87249</text:p>
          </table:table-cell>
          <table:table-cell office:value-type="float" office:value="84.77731" calcext:value-type="float">
            <text:p>84.77731</text:p>
          </table:table-cell>
          <table:table-cell office:value-type="float" office:value="118.1011" calcext:value-type="float">
            <text:p>118.1011</text:p>
          </table:table-cell>
          <table:table-cell office:value-type="float" office:value="0.119533" calcext:value-type="float">
            <text:p>0.119533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044314" calcext:value-type="float">
            <text:p>0.0008044314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81.44093" calcext:value-type="float">
            <text:p>-81.44093</text:p>
          </table:table-cell>
          <table:table-cell office:value-type="float" office:value="0" calcext:value-type="float">
            <text:p>0</text:p>
          </table:table-cell>
          <table:table-cell office:value-type="float" office:value="368.0016" calcext:value-type="float">
            <text:p>368.0016</text:p>
          </table:table-cell>
          <table:table-cell office:value-type="float" office:value="1049.133" calcext:value-type="float">
            <text:p>1049.133</text:p>
          </table:table-cell>
          <table:table-cell office:value-type="float" office:value="1290.988" calcext:value-type="float">
            <text:p>1290.988</text:p>
          </table:table-cell>
          <table:table-cell office:value-type="float" office:value="1293.676" calcext:value-type="float">
            <text:p>1293.676</text:p>
          </table:table-cell>
          <table:table-cell office:value-type="float" office:value="777.9227" calcext:value-type="float">
            <text:p>777.9227</text:p>
          </table:table-cell>
          <table:table-cell office:value-type="float" office:value="1089.033" calcext:value-type="float">
            <text:p>1089.033</text:p>
          </table:table-cell>
          <table:table-cell office:value-type="float" office:value="414.4942" calcext:value-type="float">
            <text:p>414.4942</text:p>
          </table:table-cell>
          <table:table-cell office:value-type="float" office:value="1866.154" calcext:value-type="float">
            <text:p>1866.154</text:p>
          </table:table-cell>
          <table:table-cell office:value-type="float" office:value="2099.849" calcext:value-type="float">
            <text:p>2099.849</text:p>
          </table:table-cell>
          <table:table-cell office:value-type="float" office:value="1674.156" calcext:value-type="float">
            <text:p>1674.156</text:p>
          </table:table-cell>
          <table:table-cell office:value-type="float" office:value="584.124" calcext:value-type="float">
            <text:p>584.124</text:p>
          </table:table-cell>
          <table:table-cell office:value-type="float" office:value="569.8188" calcext:value-type="float">
            <text:p>569.8188</text:p>
          </table:table-cell>
          <table:table-cell office:value-type="float" office:value="142.8559" calcext:value-type="float">
            <text:p>142.8559</text:p>
          </table:table-cell>
          <table:table-cell office:value-type="float" office:value="35.70849" calcext:value-type="float">
            <text:p>35.70849</text:p>
          </table:table-cell>
          <table:table-cell office:value-type="float" office:value="0" calcext:value-type="float">
            <text:p>0</text:p>
          </table:table-cell>
          <table:table-cell office:value-type="float" office:value="-0.01004674" calcext:value-type="float">
            <text:p>-0.01004674</text:p>
          </table:table-cell>
          <table:table-cell office:value-type="float" office:value="0" calcext:value-type="float">
            <text:p>0</text:p>
          </table:table-cell>
          <table:table-cell office:value-type="float" office:value="2.388394" calcext:value-type="float">
            <text:p>2.388394</text:p>
          </table:table-cell>
          <table:table-cell office:value-type="float" office:value="446.3348" calcext:value-type="float">
            <text:p>446.3348</text:p>
          </table:table-cell>
          <table:table-cell office:value-type="float" office:value="-221.5899" calcext:value-type="float">
            <text:p>-221.5899</text:p>
          </table:table-cell>
          <table:table-cell office:value-type="float" office:value="224.745" calcext:value-type="float">
            <text:p>224.745</text:p>
          </table:table-cell>
          <table:table-cell office:value-type="float" office:value="-311.3131" calcext:value-type="float">
            <text:p>-311.3131</text:p>
          </table:table-cell>
          <table:table-cell office:value-type="float" office:value="0" calcext:value-type="float">
            <text:p>0</text:p>
          </table:table-cell>
          <table:table-cell office:value-type="float" office:value="9.732936" calcext:value-type="float">
            <text:p>9.732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2" calcext:value-type="float">
            <text:p>22072002</text:p>
          </table:table-cell>
          <table:table-cell office:value-type="float" office:value="231.3918" calcext:value-type="float">
            <text:p>231.3918</text:p>
          </table:table-cell>
          <table:table-cell office:value-type="float" office:value="13141.04" calcext:value-type="float">
            <text:p>13141.04</text:p>
          </table:table-cell>
          <table:table-cell office:value-type="float" office:value="0" calcext:value-type="float">
            <text:p>0</text:p>
          </table:table-cell>
          <table:table-cell office:value-type="float" office:value="17.19283" calcext:value-type="float">
            <text:p>17.19283</text:p>
          </table:table-cell>
          <table:table-cell office:value-type="float" office:value="-372.2444" calcext:value-type="float">
            <text:p>-372.2444</text:p>
          </table:table-cell>
          <table:table-cell office:value-type="float" office:value="1016.823" calcext:value-type="float">
            <text:p>1016.823</text:p>
          </table:table-cell>
          <table:table-cell office:value-type="float" office:value="-64.33807" calcext:value-type="float">
            <text:p>-64.33807</text:p>
          </table:table-cell>
          <table:table-cell office:value-type="float" office:value="84.96871" calcext:value-type="float">
            <text:p>84.96871</text:p>
          </table:table-cell>
          <table:table-cell office:value-type="float" office:value="117.3501" calcext:value-type="float">
            <text:p>117.3501</text:p>
          </table:table-cell>
          <table:table-cell office:value-type="float" office:value="0.1205369" calcext:value-type="float">
            <text:p>0.1205369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370951" calcext:value-type="float">
            <text:p>0.0008370951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69.96663" calcext:value-type="float">
            <text:p>-69.96663</text:p>
          </table:table-cell>
          <table:table-cell office:value-type="float" office:value="0" calcext:value-type="float">
            <text:p>0</text:p>
          </table:table-cell>
          <table:table-cell office:value-type="float" office:value="368.18" calcext:value-type="float">
            <text:p>368.18</text:p>
          </table:table-cell>
          <table:table-cell office:value-type="float" office:value="1048.949" calcext:value-type="float">
            <text:p>1048.949</text:p>
          </table:table-cell>
          <table:table-cell office:value-type="float" office:value="1290.831" calcext:value-type="float">
            <text:p>1290.831</text:p>
          </table:table-cell>
          <table:table-cell office:value-type="float" office:value="1293.541" calcext:value-type="float">
            <text:p>1293.541</text:p>
          </table:table-cell>
          <table:table-cell office:value-type="float" office:value="777.8187" calcext:value-type="float">
            <text:p>777.8187</text:p>
          </table:table-cell>
          <table:table-cell office:value-type="float" office:value="1088.901" calcext:value-type="float">
            <text:p>1088.901</text:p>
          </table:table-cell>
          <table:table-cell office:value-type="float" office:value="414.4521" calcext:value-type="float">
            <text:p>414.4521</text:p>
          </table:table-cell>
          <table:table-cell office:value-type="float" office:value="1866.023" calcext:value-type="float">
            <text:p>1866.023</text:p>
          </table:table-cell>
          <table:table-cell office:value-type="float" office:value="2099.763" calcext:value-type="float">
            <text:p>2099.763</text:p>
          </table:table-cell>
          <table:table-cell office:value-type="float" office:value="1674.122" calcext:value-type="float">
            <text:p>1674.122</text:p>
          </table:table-cell>
          <table:table-cell office:value-type="float" office:value="584.1185" calcext:value-type="float">
            <text:p>584.1185</text:p>
          </table:table-cell>
          <table:table-cell office:value-type="float" office:value="569.8183" calcext:value-type="float">
            <text:p>569.8183</text:p>
          </table:table-cell>
          <table:table-cell office:value-type="float" office:value="142.8558" calcext:value-type="float">
            <text:p>142.8558</text:p>
          </table:table-cell>
          <table:table-cell office:value-type="float" office:value="35.70848" calcext:value-type="float">
            <text:p>35.70848</text:p>
          </table:table-cell>
          <table:table-cell office:value-type="float" office:value="0" calcext:value-type="float">
            <text:p>0</text:p>
          </table:table-cell>
          <table:table-cell office:value-type="float" office:value="-0.01015553" calcext:value-type="float">
            <text:p>-0.01015553</text:p>
          </table:table-cell>
          <table:table-cell office:value-type="float" office:value="0" calcext:value-type="float">
            <text:p>0</text:p>
          </table:table-cell>
          <table:table-cell office:value-type="float" office:value="2.451368" calcext:value-type="float">
            <text:p>2.451368</text:p>
          </table:table-cell>
          <table:table-cell office:value-type="float" office:value="465.2828" calcext:value-type="float">
            <text:p>465.2828</text:p>
          </table:table-cell>
          <table:table-cell office:value-type="float" office:value="-227.5285" calcext:value-type="float">
            <text:p>-227.5285</text:p>
          </table:table-cell>
          <table:table-cell office:value-type="float" office:value="237.7543" calcext:value-type="float">
            <text:p>237.7543</text:p>
          </table:table-cell>
          <table:table-cell office:value-type="float" office:value="-312.9382" calcext:value-type="float">
            <text:p>-312.9382</text:p>
          </table:table-cell>
          <table:table-cell office:value-type="float" office:value="0" calcext:value-type="float">
            <text:p>0</text:p>
          </table:table-cell>
          <table:table-cell office:value-type="float" office:value="9.819487" calcext:value-type="float">
            <text:p>9.819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2" calcext:value-type="float">
            <text:p>23072002</text:p>
          </table:table-cell>
          <table:table-cell office:value-type="float" office:value="230.8017" calcext:value-type="float">
            <text:p>230.8017</text:p>
          </table:table-cell>
          <table:table-cell office:value-type="float" office:value="13140.53" calcext:value-type="float">
            <text:p>13140.53</text:p>
          </table:table-cell>
          <table:table-cell office:value-type="float" office:value="0" calcext:value-type="float">
            <text:p>0</text:p>
          </table:table-cell>
          <table:table-cell office:value-type="float" office:value="17.30319" calcext:value-type="float">
            <text:p>17.30319</text:p>
          </table:table-cell>
          <table:table-cell office:value-type="float" office:value="-374.8521" calcext:value-type="float">
            <text:p>-374.8521</text:p>
          </table:table-cell>
          <table:table-cell office:value-type="float" office:value="1022.453" calcext:value-type="float">
            <text:p>1022.453</text:p>
          </table:table-cell>
          <table:table-cell office:value-type="float" office:value="-65.8537" calcext:value-type="float">
            <text:p>-65.8537</text:p>
          </table:table-cell>
          <table:table-cell office:value-type="float" office:value="84.83796" calcext:value-type="float">
            <text:p>84.83796</text:p>
          </table:table-cell>
          <table:table-cell office:value-type="float" office:value="117.0045" calcext:value-type="float">
            <text:p>117.0045</text:p>
          </table:table-cell>
          <table:table-cell office:value-type="float" office:value="0.1220447" calcext:value-type="float">
            <text:p>0.1220447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370951" calcext:value-type="float">
            <text:p>0.0008370951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59.40152" calcext:value-type="float">
            <text:p>-59.40152</text:p>
          </table:table-cell>
          <table:table-cell office:value-type="float" office:value="0" calcext:value-type="float">
            <text:p>0</text:p>
          </table:table-cell>
          <table:table-cell office:value-type="float" office:value="368.304" calcext:value-type="float">
            <text:p>368.304</text:p>
          </table:table-cell>
          <table:table-cell office:value-type="float" office:value="1048.804" calcext:value-type="float">
            <text:p>1048.804</text:p>
          </table:table-cell>
          <table:table-cell office:value-type="float" office:value="1290.692" calcext:value-type="float">
            <text:p>1290.692</text:p>
          </table:table-cell>
          <table:table-cell office:value-type="float" office:value="1293.432" calcext:value-type="float">
            <text:p>1293.432</text:p>
          </table:table-cell>
          <table:table-cell office:value-type="float" office:value="777.7278" calcext:value-type="float">
            <text:p>777.7278</text:p>
          </table:table-cell>
          <table:table-cell office:value-type="float" office:value="1088.791" calcext:value-type="float">
            <text:p>1088.791</text:p>
          </table:table-cell>
          <table:table-cell office:value-type="float" office:value="414.4164" calcext:value-type="float">
            <text:p>414.4164</text:p>
          </table:table-cell>
          <table:table-cell office:value-type="float" office:value="1865.899" calcext:value-type="float">
            <text:p>1865.899</text:p>
          </table:table-cell>
          <table:table-cell office:value-type="float" office:value="2099.677" calcext:value-type="float">
            <text:p>2099.677</text:p>
          </table:table-cell>
          <table:table-cell office:value-type="float" office:value="1674.087" calcext:value-type="float">
            <text:p>1674.087</text:p>
          </table:table-cell>
          <table:table-cell office:value-type="float" office:value="584.1145" calcext:value-type="float">
            <text:p>584.1145</text:p>
          </table:table-cell>
          <table:table-cell office:value-type="float" office:value="569.8196" calcext:value-type="float">
            <text:p>569.8196</text:p>
          </table:table-cell>
          <table:table-cell office:value-type="float" office:value="142.8558" calcext:value-type="float">
            <text:p>142.8558</text:p>
          </table:table-cell>
          <table:table-cell office:value-type="float" office:value="35.70846" calcext:value-type="float">
            <text:p>35.70846</text:p>
          </table:table-cell>
          <table:table-cell office:value-type="float" office:value="0" calcext:value-type="float">
            <text:p>0</text:p>
          </table:table-cell>
          <table:table-cell office:value-type="float" office:value="-0.01018629" calcext:value-type="float">
            <text:p>-0.01018629</text:p>
          </table:table-cell>
          <table:table-cell office:value-type="float" office:value="0" calcext:value-type="float">
            <text:p>0</text:p>
          </table:table-cell>
          <table:table-cell office:value-type="float" office:value="2.506166" calcext:value-type="float">
            <text:p>2.506166</text:p>
          </table:table-cell>
          <table:table-cell office:value-type="float" office:value="483.118" calcext:value-type="float">
            <text:p>483.118</text:p>
          </table:table-cell>
          <table:table-cell office:value-type="float" office:value="-233.7119" calcext:value-type="float">
            <text:p>-233.7119</text:p>
          </table:table-cell>
          <table:table-cell office:value-type="float" office:value="249.406" calcext:value-type="float">
            <text:p>249.406</text:p>
          </table:table-cell>
          <table:table-cell office:value-type="float" office:value="-314.0738" calcext:value-type="float">
            <text:p>-314.0738</text:p>
          </table:table-cell>
          <table:table-cell office:value-type="float" office:value="0" calcext:value-type="float">
            <text:p>0</text:p>
          </table:table-cell>
          <table:table-cell office:value-type="float" office:value="9.861128" calcext:value-type="float">
            <text:p>9.86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2" calcext:value-type="float">
            <text:p>24072002</text:p>
          </table:table-cell>
          <table:table-cell office:value-type="float" office:value="230.4385" calcext:value-type="float">
            <text:p>230.4385</text:p>
          </table:table-cell>
          <table:table-cell office:value-type="float" office:value="13139.95" calcext:value-type="float">
            <text:p>13139.95</text:p>
          </table:table-cell>
          <table:table-cell office:value-type="float" office:value="0" calcext:value-type="float">
            <text:p>0</text:p>
          </table:table-cell>
          <table:table-cell office:value-type="float" office:value="17.41871" calcext:value-type="float">
            <text:p>17.41871</text:p>
          </table:table-cell>
          <table:table-cell office:value-type="float" office:value="-377.4068" calcext:value-type="float">
            <text:p>-377.4068</text:p>
          </table:table-cell>
          <table:table-cell office:value-type="float" office:value="1030.763" calcext:value-type="float">
            <text:p>1030.763</text:p>
          </table:table-cell>
          <table:table-cell office:value-type="float" office:value="-67.55829" calcext:value-type="float">
            <text:p>-67.55829</text:p>
          </table:table-cell>
          <table:table-cell office:value-type="float" office:value="84.46853" calcext:value-type="float">
            <text:p>84.46853</text:p>
          </table:table-cell>
          <table:table-cell office:value-type="float" office:value="116.8608" calcext:value-type="float">
            <text:p>116.8608</text:p>
          </table:table-cell>
          <table:table-cell office:value-type="float" office:value="0.1236409" calcext:value-type="float">
            <text:p>0.1236409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371033" calcext:value-type="float">
            <text:p>0.0008371033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53.91619" calcext:value-type="float">
            <text:p>-53.91619</text:p>
          </table:table-cell>
          <table:table-cell office:value-type="float" office:value="0" calcext:value-type="float">
            <text:p>0</text:p>
          </table:table-cell>
          <table:table-cell office:value-type="float" office:value="368.4003" calcext:value-type="float">
            <text:p>368.4003</text:p>
          </table:table-cell>
          <table:table-cell office:value-type="float" office:value="1048.649" calcext:value-type="float">
            <text:p>1048.649</text:p>
          </table:table-cell>
          <table:table-cell office:value-type="float" office:value="1290.537" calcext:value-type="float">
            <text:p>1290.537</text:p>
          </table:table-cell>
          <table:table-cell office:value-type="float" office:value="1293.315" calcext:value-type="float">
            <text:p>1293.315</text:p>
          </table:table-cell>
          <table:table-cell office:value-type="float" office:value="777.6362" calcext:value-type="float">
            <text:p>777.6362</text:p>
          </table:table-cell>
          <table:table-cell office:value-type="float" office:value="1088.682" calcext:value-type="float">
            <text:p>1088.682</text:p>
          </table:table-cell>
          <table:table-cell office:value-type="float" office:value="414.3825" calcext:value-type="float">
            <text:p>414.3825</text:p>
          </table:table-cell>
          <table:table-cell office:value-type="float" office:value="1865.787" calcext:value-type="float">
            <text:p>1865.787</text:p>
          </table:table-cell>
          <table:table-cell office:value-type="float" office:value="2099.592" calcext:value-type="float">
            <text:p>2099.592</text:p>
          </table:table-cell>
          <table:table-cell office:value-type="float" office:value="1674.05" calcext:value-type="float">
            <text:p>1674.05</text:p>
          </table:table-cell>
          <table:table-cell office:value-type="float" office:value="584.1131" calcext:value-type="float">
            <text:p>584.1131</text:p>
          </table:table-cell>
          <table:table-cell office:value-type="float" office:value="569.8229" calcext:value-type="float">
            <text:p>569.8229</text:p>
          </table:table-cell>
          <table:table-cell office:value-type="float" office:value="142.8557" calcext:value-type="float">
            <text:p>142.8557</text:p>
          </table:table-cell>
          <table:table-cell office:value-type="float" office:value="35.70844" calcext:value-type="float">
            <text:p>35.70844</text:p>
          </table:table-cell>
          <table:table-cell office:value-type="float" office:value="0" calcext:value-type="float">
            <text:p>0</text:p>
          </table:table-cell>
          <table:table-cell office:value-type="float" office:value="-0.01022789" calcext:value-type="float">
            <text:p>-0.01022789</text:p>
          </table:table-cell>
          <table:table-cell office:value-type="float" office:value="0" calcext:value-type="float">
            <text:p>0</text:p>
          </table:table-cell>
          <table:table-cell office:value-type="float" office:value="2.55232" calcext:value-type="float">
            <text:p>2.55232</text:p>
          </table:table-cell>
          <table:table-cell office:value-type="float" office:value="496.664" calcext:value-type="float">
            <text:p>496.664</text:p>
          </table:table-cell>
          <table:table-cell office:value-type="float" office:value="-240.9268" calcext:value-type="float">
            <text:p>-240.9268</text:p>
          </table:table-cell>
          <table:table-cell office:value-type="float" office:value="255.7372" calcext:value-type="float">
            <text:p>255.7372</text:p>
          </table:table-cell>
          <table:table-cell office:value-type="float" office:value="-315.0564" calcext:value-type="float">
            <text:p>-315.0564</text:p>
          </table:table-cell>
          <table:table-cell office:value-type="float" office:value="0" calcext:value-type="float">
            <text:p>0</text:p>
          </table:table-cell>
          <table:table-cell office:value-type="float" office:value="9.989807" calcext:value-type="float">
            <text:p>9.989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2" calcext:value-type="float">
            <text:p>25072002</text:p>
          </table:table-cell>
          <table:table-cell office:value-type="float" office:value="228.4531" calcext:value-type="float">
            <text:p>228.4531</text:p>
          </table:table-cell>
          <table:table-cell office:value-type="float" office:value="13139.79" calcext:value-type="float">
            <text:p>13139.79</text:p>
          </table:table-cell>
          <table:table-cell office:value-type="float" office:value="0" calcext:value-type="float">
            <text:p>0</text:p>
          </table:table-cell>
          <table:table-cell office:value-type="float" office:value="17.53314" calcext:value-type="float">
            <text:p>17.53314</text:p>
          </table:table-cell>
          <table:table-cell office:value-type="float" office:value="-381.021" calcext:value-type="float">
            <text:p>-381.021</text:p>
          </table:table-cell>
          <table:table-cell office:value-type="float" office:value="1042.242" calcext:value-type="float">
            <text:p>1042.242</text:p>
          </table:table-cell>
          <table:table-cell office:value-type="float" office:value="-69.1839" calcext:value-type="float">
            <text:p>-69.1839</text:p>
          </table:table-cell>
          <table:table-cell office:value-type="float" office:value="85.24394" calcext:value-type="float">
            <text:p>85.24394</text:p>
          </table:table-cell>
          <table:table-cell office:value-type="float" office:value="115.1605" calcext:value-type="float">
            <text:p>115.1605</text:p>
          </table:table-cell>
          <table:table-cell office:value-type="float" office:value="0.1248215" calcext:value-type="float">
            <text:p>0.1248215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371321" calcext:value-type="float">
            <text:p>0.0008371321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48.31595" calcext:value-type="float">
            <text:p>-48.31595</text:p>
          </table:table-cell>
          <table:table-cell office:value-type="float" office:value="0" calcext:value-type="float">
            <text:p>0</text:p>
          </table:table-cell>
          <table:table-cell office:value-type="float" office:value="368.8192" calcext:value-type="float">
            <text:p>368.8192</text:p>
          </table:table-cell>
          <table:table-cell office:value-type="float" office:value="1048.512" calcext:value-type="float">
            <text:p>1048.512</text:p>
          </table:table-cell>
          <table:table-cell office:value-type="float" office:value="1290.387" calcext:value-type="float">
            <text:p>1290.387</text:p>
          </table:table-cell>
          <table:table-cell office:value-type="float" office:value="1293.199" calcext:value-type="float">
            <text:p>1293.199</text:p>
          </table:table-cell>
          <table:table-cell office:value-type="float" office:value="777.547" calcext:value-type="float">
            <text:p>777.547</text:p>
          </table:table-cell>
          <table:table-cell office:value-type="float" office:value="1088.573" calcext:value-type="float">
            <text:p>1088.573</text:p>
          </table:table-cell>
          <table:table-cell office:value-type="float" office:value="414.3488" calcext:value-type="float">
            <text:p>414.3488</text:p>
          </table:table-cell>
          <table:table-cell office:value-type="float" office:value="1865.676" calcext:value-type="float">
            <text:p>1865.676</text:p>
          </table:table-cell>
          <table:table-cell office:value-type="float" office:value="2099.506" calcext:value-type="float">
            <text:p>2099.506</text:p>
          </table:table-cell>
          <table:table-cell office:value-type="float" office:value="1674.013" calcext:value-type="float">
            <text:p>1674.013</text:p>
          </table:table-cell>
          <table:table-cell office:value-type="float" office:value="584.1147" calcext:value-type="float">
            <text:p>584.1147</text:p>
          </table:table-cell>
          <table:table-cell office:value-type="float" office:value="569.8259" calcext:value-type="float">
            <text:p>569.8259</text:p>
          </table:table-cell>
          <table:table-cell office:value-type="float" office:value="142.8557" calcext:value-type="float">
            <text:p>142.8557</text:p>
          </table:table-cell>
          <table:table-cell office:value-type="float" office:value="35.70843" calcext:value-type="float">
            <text:p>35.70843</text:p>
          </table:table-cell>
          <table:table-cell office:value-type="float" office:value="0" calcext:value-type="float">
            <text:p>0</text:p>
          </table:table-cell>
          <table:table-cell office:value-type="float" office:value="-0.01035716" calcext:value-type="float">
            <text:p>-0.01035716</text:p>
          </table:table-cell>
          <table:table-cell office:value-type="float" office:value="0" calcext:value-type="float">
            <text:p>0</text:p>
          </table:table-cell>
          <table:table-cell office:value-type="float" office:value="2.594843" calcext:value-type="float">
            <text:p>2.594843</text:p>
          </table:table-cell>
          <table:table-cell office:value-type="float" office:value="511.3556" calcext:value-type="float">
            <text:p>511.3556</text:p>
          </table:table-cell>
          <table:table-cell office:value-type="float" office:value="-248.0307" calcext:value-type="float">
            <text:p>-248.0307</text:p>
          </table:table-cell>
          <table:table-cell office:value-type="float" office:value="263.3249" calcext:value-type="float">
            <text:p>263.3249</text:p>
          </table:table-cell>
          <table:table-cell office:value-type="float" office:value="-317.2404" calcext:value-type="float">
            <text:p>-317.2404</text:p>
          </table:table-cell>
          <table:table-cell office:value-type="float" office:value="0" calcext:value-type="float">
            <text:p>0</text:p>
          </table:table-cell>
          <table:table-cell office:value-type="float" office:value="10.18162" calcext:value-type="float">
            <text:p>10.18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2" calcext:value-type="float">
            <text:p>26072002</text:p>
          </table:table-cell>
          <table:table-cell office:value-type="float" office:value="225.7558" calcext:value-type="float">
            <text:p>225.7558</text:p>
          </table:table-cell>
          <table:table-cell office:value-type="float" office:value="13139.95" calcext:value-type="float">
            <text:p>13139.95</text:p>
          </table:table-cell>
          <table:table-cell office:value-type="float" office:value="0" calcext:value-type="float">
            <text:p>0</text:p>
          </table:table-cell>
          <table:table-cell office:value-type="float" office:value="17.64832" calcext:value-type="float">
            <text:p>17.64832</text:p>
          </table:table-cell>
          <table:table-cell office:value-type="float" office:value="-384.4935" calcext:value-type="float">
            <text:p>-384.4935</text:p>
          </table:table-cell>
          <table:table-cell office:value-type="float" office:value="1052.776" calcext:value-type="float">
            <text:p>1052.776</text:p>
          </table:table-cell>
          <table:table-cell office:value-type="float" office:value="-70.68522" calcext:value-type="float">
            <text:p>-70.68522</text:p>
          </table:table-cell>
          <table:table-cell office:value-type="float" office:value="86.35941" calcext:value-type="float">
            <text:p>86.35941</text:p>
          </table:table-cell>
          <table:table-cell office:value-type="float" office:value="112.6308" calcext:value-type="float">
            <text:p>112.6308</text:p>
          </table:table-cell>
          <table:table-cell office:value-type="float" office:value="0.1254158" calcext:value-type="float">
            <text:p>0.1254158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372468" calcext:value-type="float">
            <text:p>0.0008372468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47.01317" calcext:value-type="float">
            <text:p>-47.01317</text:p>
          </table:table-cell>
          <table:table-cell office:value-type="float" office:value="0" calcext:value-type="float">
            <text:p>0</text:p>
          </table:table-cell>
          <table:table-cell office:value-type="float" office:value="369.5994" calcext:value-type="float">
            <text:p>369.5994</text:p>
          </table:table-cell>
          <table:table-cell office:value-type="float" office:value="1048.406" calcext:value-type="float">
            <text:p>1048.406</text:p>
          </table:table-cell>
          <table:table-cell office:value-type="float" office:value="1290.254" calcext:value-type="float">
            <text:p>1290.254</text:p>
          </table:table-cell>
          <table:table-cell office:value-type="float" office:value="1293.098" calcext:value-type="float">
            <text:p>1293.098</text:p>
          </table:table-cell>
          <table:table-cell office:value-type="float" office:value="777.4561" calcext:value-type="float">
            <text:p>777.4561</text:p>
          </table:table-cell>
          <table:table-cell office:value-type="float" office:value="1088.469" calcext:value-type="float">
            <text:p>1088.469</text:p>
          </table:table-cell>
          <table:table-cell office:value-type="float" office:value="414.3183" calcext:value-type="float">
            <text:p>414.3183</text:p>
          </table:table-cell>
          <table:table-cell office:value-type="float" office:value="1865.566" calcext:value-type="float">
            <text:p>1865.566</text:p>
          </table:table-cell>
          <table:table-cell office:value-type="float" office:value="2099.42" calcext:value-type="float">
            <text:p>2099.42</text:p>
          </table:table-cell>
          <table:table-cell office:value-type="float" office:value="1673.975" calcext:value-type="float">
            <text:p>1673.975</text:p>
          </table:table-cell>
          <table:table-cell office:value-type="float" office:value="584.1189" calcext:value-type="float">
            <text:p>584.1189</text:p>
          </table:table-cell>
          <table:table-cell office:value-type="float" office:value="569.8287" calcext:value-type="float">
            <text:p>569.8287</text:p>
          </table:table-cell>
          <table:table-cell office:value-type="float" office:value="142.8556" calcext:value-type="float">
            <text:p>142.8556</text:p>
          </table:table-cell>
          <table:table-cell office:value-type="float" office:value="35.70841" calcext:value-type="float">
            <text:p>35.70841</text:p>
          </table:table-cell>
          <table:table-cell office:value-type="float" office:value="0" calcext:value-type="float">
            <text:p>0</text:p>
          </table:table-cell>
          <table:table-cell office:value-type="float" office:value="-0.01050542" calcext:value-type="float">
            <text:p>-0.01050542</text:p>
          </table:table-cell>
          <table:table-cell office:value-type="float" office:value="0" calcext:value-type="float">
            <text:p>0</text:p>
          </table:table-cell>
          <table:table-cell office:value-type="float" office:value="2.637665" calcext:value-type="float">
            <text:p>2.637665</text:p>
          </table:table-cell>
          <table:table-cell office:value-type="float" office:value="520.0325" calcext:value-type="float">
            <text:p>520.0325</text:p>
          </table:table-cell>
          <table:table-cell office:value-type="float" office:value="-253.4343" calcext:value-type="float">
            <text:p>-253.4343</text:p>
          </table:table-cell>
          <table:table-cell office:value-type="float" office:value="266.5982" calcext:value-type="float">
            <text:p>266.5982</text:p>
          </table:table-cell>
          <table:table-cell office:value-type="float" office:value="-319.8243" calcext:value-type="float">
            <text:p>-319.8243</text:p>
          </table:table-cell>
          <table:table-cell office:value-type="float" office:value="0" calcext:value-type="float">
            <text:p>0</text:p>
          </table:table-cell>
          <table:table-cell office:value-type="float" office:value="10.7906" calcext:value-type="float">
            <text:p>10.7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2" calcext:value-type="float">
            <text:p>27072002</text:p>
          </table:table-cell>
          <table:table-cell office:value-type="float" office:value="221.5411" calcext:value-type="float">
            <text:p>221.5411</text:p>
          </table:table-cell>
          <table:table-cell office:value-type="float" office:value="13140.55" calcext:value-type="float">
            <text:p>13140.55</text:p>
          </table:table-cell>
          <table:table-cell office:value-type="float" office:value="0" calcext:value-type="float">
            <text:p>0</text:p>
          </table:table-cell>
          <table:table-cell office:value-type="float" office:value="17.76778" calcext:value-type="float">
            <text:p>17.76778</text:p>
          </table:table-cell>
          <table:table-cell office:value-type="float" office:value="-389.9225" calcext:value-type="float">
            <text:p>-389.9225</text:p>
          </table:table-cell>
          <table:table-cell office:value-type="float" office:value="1069.508" calcext:value-type="float">
            <text:p>1069.508</text:p>
          </table:table-cell>
          <table:table-cell office:value-type="float" office:value="-72.17245" calcext:value-type="float">
            <text:p>-72.17245</text:p>
          </table:table-cell>
          <table:table-cell office:value-type="float" office:value="88.20238" calcext:value-type="float">
            <text:p>88.20238</text:p>
          </table:table-cell>
          <table:table-cell office:value-type="float" office:value="108.7724" calcext:value-type="float">
            <text:p>108.7724</text:p>
          </table:table-cell>
          <table:table-cell office:value-type="float" office:value="0.1262461" calcext:value-type="float">
            <text:p>0.1262461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372468" calcext:value-type="float">
            <text:p>0.0008372468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39.34196" calcext:value-type="float">
            <text:p>-39.34196</text:p>
          </table:table-cell>
          <table:table-cell office:value-type="float" office:value="0" calcext:value-type="float">
            <text:p>0</text:p>
          </table:table-cell>
          <table:table-cell office:value-type="float" office:value="370.699" calcext:value-type="float">
            <text:p>370.699</text:p>
          </table:table-cell>
          <table:table-cell office:value-type="float" office:value="1048.252" calcext:value-type="float">
            <text:p>1048.252</text:p>
          </table:table-cell>
          <table:table-cell office:value-type="float" office:value="1290.107" calcext:value-type="float">
            <text:p>1290.107</text:p>
          </table:table-cell>
          <table:table-cell office:value-type="float" office:value="1292.981" calcext:value-type="float">
            <text:p>1292.981</text:p>
          </table:table-cell>
          <table:table-cell office:value-type="float" office:value="777.3742" calcext:value-type="float">
            <text:p>777.3742</text:p>
          </table:table-cell>
          <table:table-cell office:value-type="float" office:value="1088.369" calcext:value-type="float">
            <text:p>1088.369</text:p>
          </table:table-cell>
          <table:table-cell office:value-type="float" office:value="414.2897" calcext:value-type="float">
            <text:p>414.2897</text:p>
          </table:table-cell>
          <table:table-cell office:value-type="float" office:value="1865.457" calcext:value-type="float">
            <text:p>1865.457</text:p>
          </table:table-cell>
          <table:table-cell office:value-type="float" office:value="2099.335" calcext:value-type="float">
            <text:p>2099.335</text:p>
          </table:table-cell>
          <table:table-cell office:value-type="float" office:value="1673.937" calcext:value-type="float">
            <text:p>1673.937</text:p>
          </table:table-cell>
          <table:table-cell office:value-type="float" office:value="584.125" calcext:value-type="float">
            <text:p>584.125</text:p>
          </table:table-cell>
          <table:table-cell office:value-type="float" office:value="569.8314" calcext:value-type="float">
            <text:p>569.8314</text:p>
          </table:table-cell>
          <table:table-cell office:value-type="float" office:value="142.8556" calcext:value-type="float">
            <text:p>142.8556</text:p>
          </table:table-cell>
          <table:table-cell office:value-type="float" office:value="35.70839" calcext:value-type="float">
            <text:p>35.70839</text:p>
          </table:table-cell>
          <table:table-cell office:value-type="float" office:value="0" calcext:value-type="float">
            <text:p>0</text:p>
          </table:table-cell>
          <table:table-cell office:value-type="float" office:value="-0.01078951" calcext:value-type="float">
            <text:p>-0.01078951</text:p>
          </table:table-cell>
          <table:table-cell office:value-type="float" office:value="0" calcext:value-type="float">
            <text:p>0</text:p>
          </table:table-cell>
          <table:table-cell office:value-type="float" office:value="2.676597" calcext:value-type="float">
            <text:p>2.676597</text:p>
          </table:table-cell>
          <table:table-cell office:value-type="float" office:value="538.6601" calcext:value-type="float">
            <text:p>538.6601</text:p>
          </table:table-cell>
          <table:table-cell office:value-type="float" office:value="-260.452" calcext:value-type="float">
            <text:p>-260.452</text:p>
          </table:table-cell>
          <table:table-cell office:value-type="float" office:value="278.2081" calcext:value-type="float">
            <text:p>278.2081</text:p>
          </table:table-cell>
          <table:table-cell office:value-type="float" office:value="-323.4714" calcext:value-type="float">
            <text:p>-323.4714</text:p>
          </table:table-cell>
          <table:table-cell office:value-type="float" office:value="0" calcext:value-type="float">
            <text:p>0</text:p>
          </table:table-cell>
          <table:table-cell office:value-type="float" office:value="10.49193" calcext:value-type="float">
            <text:p>10.49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2" calcext:value-type="float">
            <text:p>28072002</text:p>
          </table:table-cell>
          <table:table-cell office:value-type="float" office:value="218.7709" calcext:value-type="float">
            <text:p>218.7709</text:p>
          </table:table-cell>
          <table:table-cell office:value-type="float" office:value="13140.78" calcext:value-type="float">
            <text:p>13140.78</text:p>
          </table:table-cell>
          <table:table-cell office:value-type="float" office:value="0" calcext:value-type="float">
            <text:p>0</text:p>
          </table:table-cell>
          <table:table-cell office:value-type="float" office:value="17.88463" calcext:value-type="float">
            <text:p>17.88463</text:p>
          </table:table-cell>
          <table:table-cell office:value-type="float" office:value="-394.05" calcext:value-type="float">
            <text:p>-394.05</text:p>
          </table:table-cell>
          <table:table-cell office:value-type="float" office:value="1083.542" calcext:value-type="float">
            <text:p>1083.542</text:p>
          </table:table-cell>
          <table:table-cell office:value-type="float" office:value="-73.64087" calcext:value-type="float">
            <text:p>-73.64087</text:p>
          </table:table-cell>
          <table:table-cell office:value-type="float" office:value="88.86686" calcext:value-type="float">
            <text:p>88.86686</text:p>
          </table:table-cell>
          <table:table-cell office:value-type="float" office:value="106.2949" calcext:value-type="float">
            <text:p>106.2949</text:p>
          </table:table-cell>
          <table:table-cell office:value-type="float" office:value="0.1278529" calcext:value-type="float">
            <text:p>0.1278529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372499" calcext:value-type="float">
            <text:p>0.0008372499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35.48995" calcext:value-type="float">
            <text:p>-35.48995</text:p>
          </table:table-cell>
          <table:table-cell office:value-type="float" office:value="0" calcext:value-type="float">
            <text:p>0</text:p>
          </table:table-cell>
          <table:table-cell office:value-type="float" office:value="371.4663" calcext:value-type="float">
            <text:p>371.4663</text:p>
          </table:table-cell>
          <table:table-cell office:value-type="float" office:value="1048.115" calcext:value-type="float">
            <text:p>1048.115</text:p>
          </table:table-cell>
          <table:table-cell office:value-type="float" office:value="1289.961" calcext:value-type="float">
            <text:p>1289.961</text:p>
          </table:table-cell>
          <table:table-cell office:value-type="float" office:value="1292.868" calcext:value-type="float">
            <text:p>1292.868</text:p>
          </table:table-cell>
          <table:table-cell office:value-type="float" office:value="777.2864" calcext:value-type="float">
            <text:p>777.2864</text:p>
          </table:table-cell>
          <table:table-cell office:value-type="float" office:value="1088.267" calcext:value-type="float">
            <text:p>1088.267</text:p>
          </table:table-cell>
          <table:table-cell office:value-type="float" office:value="414.2611" calcext:value-type="float">
            <text:p>414.2611</text:p>
          </table:table-cell>
          <table:table-cell office:value-type="float" office:value="1865.349" calcext:value-type="float">
            <text:p>1865.349</text:p>
          </table:table-cell>
          <table:table-cell office:value-type="float" office:value="2099.25" calcext:value-type="float">
            <text:p>2099.25</text:p>
          </table:table-cell>
          <table:table-cell office:value-type="float" office:value="1673.898" calcext:value-type="float">
            <text:p>1673.898</text:p>
          </table:table-cell>
          <table:table-cell office:value-type="float" office:value="584.1325" calcext:value-type="float">
            <text:p>584.1325</text:p>
          </table:table-cell>
          <table:table-cell office:value-type="float" office:value="569.8344" calcext:value-type="float">
            <text:p>569.8344</text:p>
          </table:table-cell>
          <table:table-cell office:value-type="float" office:value="142.8555" calcext:value-type="float">
            <text:p>142.8555</text:p>
          </table:table-cell>
          <table:table-cell office:value-type="float" office:value="35.70837" calcext:value-type="float">
            <text:p>35.70837</text:p>
          </table:table-cell>
          <table:table-cell office:value-type="float" office:value="0" calcext:value-type="float">
            <text:p>0</text:p>
          </table:table-cell>
          <table:table-cell office:value-type="float" office:value="-0.01084038" calcext:value-type="float">
            <text:p>-0.01084038</text:p>
          </table:table-cell>
          <table:table-cell office:value-type="float" office:value="0" calcext:value-type="float">
            <text:p>0</text:p>
          </table:table-cell>
          <table:table-cell office:value-type="float" office:value="2.710669" calcext:value-type="float">
            <text:p>2.710669</text:p>
          </table:table-cell>
          <table:table-cell office:value-type="float" office:value="552.0034" calcext:value-type="float">
            <text:p>552.0034</text:p>
          </table:table-cell>
          <table:table-cell office:value-type="float" office:value="-267.2874" calcext:value-type="float">
            <text:p>-267.2874</text:p>
          </table:table-cell>
          <table:table-cell office:value-type="float" office:value="284.716" calcext:value-type="float">
            <text:p>284.716</text:p>
          </table:table-cell>
          <table:table-cell office:value-type="float" office:value="-326.0571" calcext:value-type="float">
            <text:p>-326.0571</text:p>
          </table:table-cell>
          <table:table-cell office:value-type="float" office:value="0" calcext:value-type="float">
            <text:p>0</text:p>
          </table:table-cell>
          <table:table-cell office:value-type="float" office:value="10.41547" calcext:value-type="float">
            <text:p>10.4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2" calcext:value-type="float">
            <text:p>29072002</text:p>
          </table:table-cell>
          <table:table-cell office:value-type="float" office:value="217.7372" calcext:value-type="float">
            <text:p>217.7372</text:p>
          </table:table-cell>
          <table:table-cell office:value-type="float" office:value="13140.56" calcext:value-type="float">
            <text:p>13140.56</text:p>
          </table:table-cell>
          <table:table-cell office:value-type="float" office:value="0" calcext:value-type="float">
            <text:p>0</text:p>
          </table:table-cell>
          <table:table-cell office:value-type="float" office:value="18.02346" calcext:value-type="float">
            <text:p>18.02346</text:p>
          </table:table-cell>
          <table:table-cell office:value-type="float" office:value="-396.799" calcext:value-type="float">
            <text:p>-396.799</text:p>
          </table:table-cell>
          <table:table-cell office:value-type="float" office:value="1087.74" calcext:value-type="float">
            <text:p>1087.74</text:p>
          </table:table-cell>
          <table:table-cell office:value-type="float" office:value="-75.07612" calcext:value-type="float">
            <text:p>-75.07612</text:p>
          </table:table-cell>
          <table:table-cell office:value-type="float" office:value="87.02985" calcext:value-type="float">
            <text:p>87.02985</text:p>
          </table:table-cell>
          <table:table-cell office:value-type="float" office:value="105.4858" calcext:value-type="float">
            <text:p>105.4858</text:p>
          </table:table-cell>
          <table:table-cell office:value-type="float" office:value="0.1295274" calcext:value-type="float">
            <text:p>0.1295274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372499" calcext:value-type="float">
            <text:p>0.0008372499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30.21231" calcext:value-type="float">
            <text:p>-30.21231</text:p>
          </table:table-cell>
          <table:table-cell office:value-type="float" office:value="0" calcext:value-type="float">
            <text:p>0</text:p>
          </table:table-cell>
          <table:table-cell office:value-type="float" office:value="371.8607" calcext:value-type="float">
            <text:p>371.8607</text:p>
          </table:table-cell>
          <table:table-cell office:value-type="float" office:value="1047.971" calcext:value-type="float">
            <text:p>1047.971</text:p>
          </table:table-cell>
          <table:table-cell office:value-type="float" office:value="1289.812" calcext:value-type="float">
            <text:p>1289.812</text:p>
          </table:table-cell>
          <table:table-cell office:value-type="float" office:value="1292.758" calcext:value-type="float">
            <text:p>1292.758</text:p>
          </table:table-cell>
          <table:table-cell office:value-type="float" office:value="777.1984" calcext:value-type="float">
            <text:p>777.1984</text:p>
          </table:table-cell>
          <table:table-cell office:value-type="float" office:value="1088.167" calcext:value-type="float">
            <text:p>1088.167</text:p>
          </table:table-cell>
          <table:table-cell office:value-type="float" office:value="414.2331" calcext:value-type="float">
            <text:p>414.2331</text:p>
          </table:table-cell>
          <table:table-cell office:value-type="float" office:value="1865.242" calcext:value-type="float">
            <text:p>1865.242</text:p>
          </table:table-cell>
          <table:table-cell office:value-type="float" office:value="2099.166" calcext:value-type="float">
            <text:p>2099.166</text:p>
          </table:table-cell>
          <table:table-cell office:value-type="float" office:value="1673.858" calcext:value-type="float">
            <text:p>1673.858</text:p>
          </table:table-cell>
          <table:table-cell office:value-type="float" office:value="584.1394" calcext:value-type="float">
            <text:p>584.1394</text:p>
          </table:table-cell>
          <table:table-cell office:value-type="float" office:value="569.8387" calcext:value-type="float">
            <text:p>569.8387</text:p>
          </table:table-cell>
          <table:table-cell office:value-type="float" office:value="142.8555" calcext:value-type="float">
            <text:p>142.8555</text:p>
          </table:table-cell>
          <table:table-cell office:value-type="float" office:value="35.70835" calcext:value-type="float">
            <text:p>35.70835</text:p>
          </table:table-cell>
          <table:table-cell office:value-type="float" office:value="0" calcext:value-type="float">
            <text:p>0</text:p>
          </table:table-cell>
          <table:table-cell office:value-type="float" office:value="-0.01088206" calcext:value-type="float">
            <text:p>-0.01088206</text:p>
          </table:table-cell>
          <table:table-cell office:value-type="float" office:value="0" calcext:value-type="float">
            <text:p>0</text:p>
          </table:table-cell>
          <table:table-cell office:value-type="float" office:value="2.731124" calcext:value-type="float">
            <text:p>2.731124</text:p>
          </table:table-cell>
          <table:table-cell office:value-type="float" office:value="565.2956" calcext:value-type="float">
            <text:p>565.2956</text:p>
          </table:table-cell>
          <table:table-cell office:value-type="float" office:value="-273.993" calcext:value-type="float">
            <text:p>-273.993</text:p>
          </table:table-cell>
          <table:table-cell office:value-type="float" office:value="291.3026" calcext:value-type="float">
            <text:p>291.3026</text:p>
          </table:table-cell>
          <table:table-cell office:value-type="float" office:value="-327.3634" calcext:value-type="float">
            <text:p>-327.3634</text:p>
          </table:table-cell>
          <table:table-cell office:value-type="float" office:value="0" calcext:value-type="float">
            <text:p>0</text:p>
          </table:table-cell>
          <table:table-cell office:value-type="float" office:value="10.40461" calcext:value-type="float">
            <text:p>10.40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2" calcext:value-type="float">
            <text:p>30072002</text:p>
          </table:table-cell>
          <table:table-cell office:value-type="float" office:value="217.0984" calcext:value-type="float">
            <text:p>217.0984</text:p>
          </table:table-cell>
          <table:table-cell office:value-type="float" office:value="13140.13" calcext:value-type="float">
            <text:p>13140.13</text:p>
          </table:table-cell>
          <table:table-cell office:value-type="float" office:value="0" calcext:value-type="float">
            <text:p>0</text:p>
          </table:table-cell>
          <table:table-cell office:value-type="float" office:value="18.13923" calcext:value-type="float">
            <text:p>18.13923</text:p>
          </table:table-cell>
          <table:table-cell office:value-type="float" office:value="-399.3398" calcext:value-type="float">
            <text:p>-399.3398</text:p>
          </table:table-cell>
          <table:table-cell office:value-type="float" office:value="1097.8" calcext:value-type="float">
            <text:p>1097.8</text:p>
          </table:table-cell>
          <table:table-cell office:value-type="float" office:value="-76.53233" calcext:value-type="float">
            <text:p>-76.53233</text:p>
          </table:table-cell>
          <table:table-cell office:value-type="float" office:value="85.83942" calcext:value-type="float">
            <text:p>85.83942</text:p>
          </table:table-cell>
          <table:table-cell office:value-type="float" office:value="105.0725" calcext:value-type="float">
            <text:p>105.0725</text:p>
          </table:table-cell>
          <table:table-cell office:value-type="float" office:value="0.1311682" calcext:value-type="float">
            <text:p>0.1311682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372499" calcext:value-type="float">
            <text:p>0.0008372499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6.6796" calcext:value-type="float">
            <text:p>-26.6796</text:p>
          </table:table-cell>
          <table:table-cell office:value-type="float" office:value="0" calcext:value-type="float">
            <text:p>0</text:p>
          </table:table-cell>
          <table:table-cell office:value-type="float" office:value="372.0757" calcext:value-type="float">
            <text:p>372.0757</text:p>
          </table:table-cell>
          <table:table-cell office:value-type="float" office:value="1047.82" calcext:value-type="float">
            <text:p>1047.82</text:p>
          </table:table-cell>
          <table:table-cell office:value-type="float" office:value="1289.654" calcext:value-type="float">
            <text:p>1289.654</text:p>
          </table:table-cell>
          <table:table-cell office:value-type="float" office:value="1292.639" calcext:value-type="float">
            <text:p>1292.639</text:p>
          </table:table-cell>
          <table:table-cell office:value-type="float" office:value="777.1069" calcext:value-type="float">
            <text:p>777.1069</text:p>
          </table:table-cell>
          <table:table-cell office:value-type="float" office:value="1088.063" calcext:value-type="float">
            <text:p>1088.063</text:p>
          </table:table-cell>
          <table:table-cell office:value-type="float" office:value="414.2044" calcext:value-type="float">
            <text:p>414.2044</text:p>
          </table:table-cell>
          <table:table-cell office:value-type="float" office:value="1865.135" calcext:value-type="float">
            <text:p>1865.135</text:p>
          </table:table-cell>
          <table:table-cell office:value-type="float" office:value="2099.081" calcext:value-type="float">
            <text:p>2099.081</text:p>
          </table:table-cell>
          <table:table-cell office:value-type="float" office:value="1673.818" calcext:value-type="float">
            <text:p>1673.818</text:p>
          </table:table-cell>
          <table:table-cell office:value-type="float" office:value="584.1443" calcext:value-type="float">
            <text:p>584.1443</text:p>
          </table:table-cell>
          <table:table-cell office:value-type="float" office:value="569.847" calcext:value-type="float">
            <text:p>569.847</text:p>
          </table:table-cell>
          <table:table-cell office:value-type="float" office:value="142.8554" calcext:value-type="float">
            <text:p>142.8554</text:p>
          </table:table-cell>
          <table:table-cell office:value-type="float" office:value="35.70834" calcext:value-type="float">
            <text:p>35.70834</text:p>
          </table:table-cell>
          <table:table-cell office:value-type="float" office:value="0" calcext:value-type="float">
            <text:p>0</text:p>
          </table:table-cell>
          <table:table-cell office:value-type="float" office:value="-0.01092137" calcext:value-type="float">
            <text:p>-0.01092137</text:p>
          </table:table-cell>
          <table:table-cell office:value-type="float" office:value="0" calcext:value-type="float">
            <text:p>0</text:p>
          </table:table-cell>
          <table:table-cell office:value-type="float" office:value="2.756468" calcext:value-type="float">
            <text:p>2.756468</text:p>
          </table:table-cell>
          <table:table-cell office:value-type="float" office:value="576.7468" calcext:value-type="float">
            <text:p>576.7468</text:p>
          </table:table-cell>
          <table:table-cell office:value-type="float" office:value="-280.8295" calcext:value-type="float">
            <text:p>-280.8295</text:p>
          </table:table-cell>
          <table:table-cell office:value-type="float" office:value="295.9172" calcext:value-type="float">
            <text:p>295.9172</text:p>
          </table:table-cell>
          <table:table-cell office:value-type="float" office:value="-328.4678" calcext:value-type="float">
            <text:p>-328.4678</text:p>
          </table:table-cell>
          <table:table-cell office:value-type="float" office:value="0" calcext:value-type="float">
            <text:p>0</text:p>
          </table:table-cell>
          <table:table-cell office:value-type="float" office:value="10.4206" calcext:value-type="float">
            <text:p>10.4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2" calcext:value-type="float">
            <text:p>31072002</text:p>
          </table:table-cell>
          <table:table-cell office:value-type="float" office:value="216.9038" calcext:value-type="float">
            <text:p>216.9038</text:p>
          </table:table-cell>
          <table:table-cell office:value-type="float" office:value="13139.67" calcext:value-type="float">
            <text:p>13139.67</text:p>
          </table:table-cell>
          <table:table-cell office:value-type="float" office:value="0" calcext:value-type="float">
            <text:p>0</text:p>
          </table:table-cell>
          <table:table-cell office:value-type="float" office:value="18.72767" calcext:value-type="float">
            <text:p>18.72767</text:p>
          </table:table-cell>
          <table:table-cell office:value-type="float" office:value="-401.9218" calcext:value-type="float">
            <text:p>-401.9218</text:p>
          </table:table-cell>
          <table:table-cell office:value-type="float" office:value="1102.314" calcext:value-type="float">
            <text:p>1102.314</text:p>
          </table:table-cell>
          <table:table-cell office:value-type="float" office:value="-77.98263" calcext:value-type="float">
            <text:p>-77.98263</text:p>
          </table:table-cell>
          <table:table-cell office:value-type="float" office:value="84.54959" calcext:value-type="float">
            <text:p>84.54959</text:p>
          </table:table-cell>
          <table:table-cell office:value-type="float" office:value="105.1207" calcext:value-type="float">
            <text:p>105.1207</text:p>
          </table:table-cell>
          <table:table-cell office:value-type="float" office:value="0.1327446" calcext:value-type="float">
            <text:p>0.1327446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372499" calcext:value-type="float">
            <text:p>0.0008372499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22.90678" calcext:value-type="float">
            <text:p>-22.90678</text:p>
          </table:table-cell>
          <table:table-cell office:value-type="float" office:value="0" calcext:value-type="float">
            <text:p>0</text:p>
          </table:table-cell>
          <table:table-cell office:value-type="float" office:value="372.3018" calcext:value-type="float">
            <text:p>372.3018</text:p>
          </table:table-cell>
          <table:table-cell office:value-type="float" office:value="1047.645" calcext:value-type="float">
            <text:p>1047.645</text:p>
          </table:table-cell>
          <table:table-cell office:value-type="float" office:value="1289.477" calcext:value-type="float">
            <text:p>1289.477</text:p>
          </table:table-cell>
          <table:table-cell office:value-type="float" office:value="1292.51" calcext:value-type="float">
            <text:p>1292.51</text:p>
          </table:table-cell>
          <table:table-cell office:value-type="float" office:value="777.0126" calcext:value-type="float">
            <text:p>777.0126</text:p>
          </table:table-cell>
          <table:table-cell office:value-type="float" office:value="1087.956" calcext:value-type="float">
            <text:p>1087.956</text:p>
          </table:table-cell>
          <table:table-cell office:value-type="float" office:value="414.1752" calcext:value-type="float">
            <text:p>414.1752</text:p>
          </table:table-cell>
          <table:table-cell office:value-type="float" office:value="1865.026" calcext:value-type="float">
            <text:p>1865.026</text:p>
          </table:table-cell>
          <table:table-cell office:value-type="float" office:value="2098.996" calcext:value-type="float">
            <text:p>2098.996</text:p>
          </table:table-cell>
          <table:table-cell office:value-type="float" office:value="1673.778" calcext:value-type="float">
            <text:p>1673.778</text:p>
          </table:table-cell>
          <table:table-cell office:value-type="float" office:value="584.1476" calcext:value-type="float">
            <text:p>584.1476</text:p>
          </table:table-cell>
          <table:table-cell office:value-type="float" office:value="569.8604" calcext:value-type="float">
            <text:p>569.8604</text:p>
          </table:table-cell>
          <table:table-cell office:value-type="float" office:value="142.8553" calcext:value-type="float">
            <text:p>142.8553</text:p>
          </table:table-cell>
          <table:table-cell office:value-type="float" office:value="35.70832" calcext:value-type="float">
            <text:p>35.70832</text:p>
          </table:table-cell>
          <table:table-cell office:value-type="float" office:value="0" calcext:value-type="float">
            <text:p>0</text:p>
          </table:table-cell>
          <table:table-cell office:value-type="float" office:value="-0.01097744" calcext:value-type="float">
            <text:p>-0.01097744</text:p>
          </table:table-cell>
          <table:table-cell office:value-type="float" office:value="0" calcext:value-type="float">
            <text:p>0</text:p>
          </table:table-cell>
          <table:table-cell office:value-type="float" office:value="2.755242" calcext:value-type="float">
            <text:p>2.755242</text:p>
          </table:table-cell>
          <table:table-cell office:value-type="float" office:value="588.8628" calcext:value-type="float">
            <text:p>588.8628</text:p>
          </table:table-cell>
          <table:table-cell office:value-type="float" office:value="-288.0461" calcext:value-type="float">
            <text:p>-288.0461</text:p>
          </table:table-cell>
          <table:table-cell office:value-type="float" office:value="300.8167" calcext:value-type="float">
            <text:p>300.8167</text:p>
          </table:table-cell>
          <table:table-cell office:value-type="float" office:value="-329.627" calcext:value-type="float">
            <text:p>-329.627</text:p>
          </table:table-cell>
          <table:table-cell office:value-type="float" office:value="0" calcext:value-type="float">
            <text:p>0</text:p>
          </table:table-cell>
          <table:table-cell office:value-type="float" office:value="10.44296" calcext:value-type="float">
            <text:p>10.44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2" calcext:value-type="float">
            <text:p>1082002</text:p>
          </table:table-cell>
          <table:table-cell office:value-type="float" office:value="216.4891" calcext:value-type="float">
            <text:p>216.4891</text:p>
          </table:table-cell>
          <table:table-cell office:value-type="float" office:value="13139.09" calcext:value-type="float">
            <text:p>13139.09</text:p>
          </table:table-cell>
          <table:table-cell office:value-type="float" office:value="0" calcext:value-type="float">
            <text:p>0</text:p>
          </table:table-cell>
          <table:table-cell office:value-type="float" office:value="18.8494" calcext:value-type="float">
            <text:p>18.8494</text:p>
          </table:table-cell>
          <table:table-cell office:value-type="float" office:value="-404.3383" calcext:value-type="float">
            <text:p>-404.3383</text:p>
          </table:table-cell>
          <table:table-cell office:value-type="float" office:value="1110.978" calcext:value-type="float">
            <text:p>1110.978</text:p>
          </table:table-cell>
          <table:table-cell office:value-type="float" office:value="-79.38917" calcext:value-type="float">
            <text:p>-79.38917</text:p>
          </table:table-cell>
          <table:table-cell office:value-type="float" office:value="83.89426" calcext:value-type="float">
            <text:p>83.89426</text:p>
          </table:table-cell>
          <table:table-cell office:value-type="float" office:value="104.9331" calcext:value-type="float">
            <text:p>104.9331</text:p>
          </table:table-cell>
          <table:table-cell office:value-type="float" office:value="0.1343911" calcext:value-type="float">
            <text:p>0.1343911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372499" calcext:value-type="float">
            <text:p>0.0008372499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16.18611" calcext:value-type="float">
            <text:p>-16.18611</text:p>
          </table:table-cell>
          <table:table-cell office:value-type="float" office:value="0" calcext:value-type="float">
            <text:p>0</text:p>
          </table:table-cell>
          <table:table-cell office:value-type="float" office:value="372.4181" calcext:value-type="float">
            <text:p>372.4181</text:p>
          </table:table-cell>
          <table:table-cell office:value-type="float" office:value="1047.481" calcext:value-type="float">
            <text:p>1047.481</text:p>
          </table:table-cell>
          <table:table-cell office:value-type="float" office:value="1289.304" calcext:value-type="float">
            <text:p>1289.304</text:p>
          </table:table-cell>
          <table:table-cell office:value-type="float" office:value="1292.381" calcext:value-type="float">
            <text:p>1292.381</text:p>
          </table:table-cell>
          <table:table-cell office:value-type="float" office:value="776.9154" calcext:value-type="float">
            <text:p>776.9154</text:p>
          </table:table-cell>
          <table:table-cell office:value-type="float" office:value="1087.846" calcext:value-type="float">
            <text:p>1087.846</text:p>
          </table:table-cell>
          <table:table-cell office:value-type="float" office:value="414.1446" calcext:value-type="float">
            <text:p>414.1446</text:p>
          </table:table-cell>
          <table:table-cell office:value-type="float" office:value="1864.915" calcext:value-type="float">
            <text:p>1864.915</text:p>
          </table:table-cell>
          <table:table-cell office:value-type="float" office:value="2098.911" calcext:value-type="float">
            <text:p>2098.911</text:p>
          </table:table-cell>
          <table:table-cell office:value-type="float" office:value="1673.738" calcext:value-type="float">
            <text:p>1673.738</text:p>
          </table:table-cell>
          <table:table-cell office:value-type="float" office:value="584.1495" calcext:value-type="float">
            <text:p>584.1495</text:p>
          </table:table-cell>
          <table:table-cell office:value-type="float" office:value="569.8785" calcext:value-type="float">
            <text:p>569.8785</text:p>
          </table:table-cell>
          <table:table-cell office:value-type="float" office:value="142.8553" calcext:value-type="float">
            <text:p>142.8553</text:p>
          </table:table-cell>
          <table:table-cell office:value-type="float" office:value="35.7083" calcext:value-type="float">
            <text:p>35.7083</text:p>
          </table:table-cell>
          <table:table-cell office:value-type="float" office:value="0" calcext:value-type="float">
            <text:p>0</text:p>
          </table:table-cell>
          <table:table-cell office:value-type="float" office:value="-0.0110291" calcext:value-type="float">
            <text:p>-0.0110291</text:p>
          </table:table-cell>
          <table:table-cell office:value-type="float" office:value="0" calcext:value-type="float">
            <text:p>0</text:p>
          </table:table-cell>
          <table:table-cell office:value-type="float" office:value="2.771207" calcext:value-type="float">
            <text:p>2.771207</text:p>
          </table:table-cell>
          <table:table-cell office:value-type="float" office:value="602.5256" calcext:value-type="float">
            <text:p>602.5256</text:p>
          </table:table-cell>
          <table:table-cell office:value-type="float" office:value="-293.981" calcext:value-type="float">
            <text:p>-293.981</text:p>
          </table:table-cell>
          <table:table-cell office:value-type="float" office:value="308.5445" calcext:value-type="float">
            <text:p>308.5445</text:p>
          </table:table-cell>
          <table:table-cell office:value-type="float" office:value="-330.6566" calcext:value-type="float">
            <text:p>-330.6566</text:p>
          </table:table-cell>
          <table:table-cell office:value-type="float" office:value="0" calcext:value-type="float">
            <text:p>0</text:p>
          </table:table-cell>
          <table:table-cell office:value-type="float" office:value="10.45987" calcext:value-type="float">
            <text:p>10.45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2" calcext:value-type="float">
            <text:p>2082002</text:p>
          </table:table-cell>
          <table:table-cell office:value-type="float" office:value="216.1912" calcext:value-type="float">
            <text:p>216.1912</text:p>
          </table:table-cell>
          <table:table-cell office:value-type="float" office:value="13138.55" calcext:value-type="float">
            <text:p>13138.55</text:p>
          </table:table-cell>
          <table:table-cell office:value-type="float" office:value="0" calcext:value-type="float">
            <text:p>0</text:p>
          </table:table-cell>
          <table:table-cell office:value-type="float" office:value="18.96932" calcext:value-type="float">
            <text:p>18.96932</text:p>
          </table:table-cell>
          <table:table-cell office:value-type="float" office:value="-406.5335" calcext:value-type="float">
            <text:p>-406.5335</text:p>
          </table:table-cell>
          <table:table-cell office:value-type="float" office:value="1115.846" calcext:value-type="float">
            <text:p>1115.846</text:p>
          </table:table-cell>
          <table:table-cell office:value-type="float" office:value="-80.75676" calcext:value-type="float">
            <text:p>-80.75676</text:p>
          </table:table-cell>
          <table:table-cell office:value-type="float" office:value="83.45889" calcext:value-type="float">
            <text:p>83.45889</text:p>
          </table:table-cell>
          <table:table-cell office:value-type="float" office:value="104.8115" calcext:value-type="float">
            <text:p>104.8115</text:p>
          </table:table-cell>
          <table:table-cell office:value-type="float" office:value="0.1361369" calcext:value-type="float">
            <text:p>0.1361369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372499" calcext:value-type="float">
            <text:p>0.0008372499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8.386666" calcext:value-type="float">
            <text:p>-8.386666</text:p>
          </table:table-cell>
          <table:table-cell office:value-type="float" office:value="0" calcext:value-type="float">
            <text:p>0</text:p>
          </table:table-cell>
          <table:table-cell office:value-type="float" office:value="372.4998" calcext:value-type="float">
            <text:p>372.4998</text:p>
          </table:table-cell>
          <table:table-cell office:value-type="float" office:value="1047.356" calcext:value-type="float">
            <text:p>1047.356</text:p>
          </table:table-cell>
          <table:table-cell office:value-type="float" office:value="1289.166" calcext:value-type="float">
            <text:p>1289.166</text:p>
          </table:table-cell>
          <table:table-cell office:value-type="float" office:value="1292.272" calcext:value-type="float">
            <text:p>1292.272</text:p>
          </table:table-cell>
          <table:table-cell office:value-type="float" office:value="776.8287" calcext:value-type="float">
            <text:p>776.8287</text:p>
          </table:table-cell>
          <table:table-cell office:value-type="float" office:value="1087.747" calcext:value-type="float">
            <text:p>1087.747</text:p>
          </table:table-cell>
          <table:table-cell office:value-type="float" office:value="414.1163" calcext:value-type="float">
            <text:p>414.1163</text:p>
          </table:table-cell>
          <table:table-cell office:value-type="float" office:value="1864.805" calcext:value-type="float">
            <text:p>1864.805</text:p>
          </table:table-cell>
          <table:table-cell office:value-type="float" office:value="2098.826" calcext:value-type="float">
            <text:p>2098.826</text:p>
          </table:table-cell>
          <table:table-cell office:value-type="float" office:value="1673.697" calcext:value-type="float">
            <text:p>1673.697</text:p>
          </table:table-cell>
          <table:table-cell office:value-type="float" office:value="584.1502" calcext:value-type="float">
            <text:p>584.1502</text:p>
          </table:table-cell>
          <table:table-cell office:value-type="float" office:value="569.9013" calcext:value-type="float">
            <text:p>569.9013</text:p>
          </table:table-cell>
          <table:table-cell office:value-type="float" office:value="142.8552" calcext:value-type="float">
            <text:p>142.8552</text:p>
          </table:table-cell>
          <table:table-cell office:value-type="float" office:value="35.70828" calcext:value-type="float">
            <text:p>35.70828</text:p>
          </table:table-cell>
          <table:table-cell office:value-type="float" office:value="0" calcext:value-type="float">
            <text:p>0</text:p>
          </table:table-cell>
          <table:table-cell office:value-type="float" office:value="-0.01105522" calcext:value-type="float">
            <text:p>-0.01105522</text:p>
          </table:table-cell>
          <table:table-cell office:value-type="float" office:value="0" calcext:value-type="float">
            <text:p>0</text:p>
          </table:table-cell>
          <table:table-cell office:value-type="float" office:value="2.787681" calcext:value-type="float">
            <text:p>2.787681</text:p>
          </table:table-cell>
          <table:table-cell office:value-type="float" office:value="616.8541" calcext:value-type="float">
            <text:p>616.8541</text:p>
          </table:table-cell>
          <table:table-cell office:value-type="float" office:value="-299.6893" calcext:value-type="float">
            <text:p>-299.6893</text:p>
          </table:table-cell>
          <table:table-cell office:value-type="float" office:value="317.1649" calcext:value-type="float">
            <text:p>317.1649</text:p>
          </table:table-cell>
          <table:table-cell office:value-type="float" office:value="-331.5317" calcext:value-type="float">
            <text:p>-331.5317</text:p>
          </table:table-cell>
          <table:table-cell office:value-type="float" office:value="0" calcext:value-type="float">
            <text:p>0</text:p>
          </table:table-cell>
          <table:table-cell office:value-type="float" office:value="10.50631" calcext:value-type="float">
            <text:p>10.50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2" calcext:value-type="float">
            <text:p>3082002</text:p>
          </table:table-cell>
          <table:table-cell office:value-type="float" office:value="216.3343" calcext:value-type="float">
            <text:p>216.3343</text:p>
          </table:table-cell>
          <table:table-cell office:value-type="float" office:value="13137.99" calcext:value-type="float">
            <text:p>13137.99</text:p>
          </table:table-cell>
          <table:table-cell office:value-type="float" office:value="0" calcext:value-type="float">
            <text:p>0</text:p>
          </table:table-cell>
          <table:table-cell office:value-type="float" office:value="19.59384" calcext:value-type="float">
            <text:p>19.59384</text:p>
          </table:table-cell>
          <table:table-cell office:value-type="float" office:value="-408.9305" calcext:value-type="float">
            <text:p>-408.9305</text:p>
          </table:table-cell>
          <table:table-cell office:value-type="float" office:value="1124.987" calcext:value-type="float">
            <text:p>1124.987</text:p>
          </table:table-cell>
          <table:table-cell office:value-type="float" office:value="-82.29319" calcext:value-type="float">
            <text:p>-82.29319</text:p>
          </table:table-cell>
          <table:table-cell office:value-type="float" office:value="82.86223" calcext:value-type="float">
            <text:p>82.86223</text:p>
          </table:table-cell>
          <table:table-cell office:value-type="float" office:value="105.1516" calcext:value-type="float">
            <text:p>105.1516</text:p>
          </table:table-cell>
          <table:table-cell office:value-type="float" office:value="0.1377926" calcext:value-type="float">
            <text:p>0.1377926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372499" calcext:value-type="float">
            <text:p>0.0008372499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-5.377839" calcext:value-type="float">
            <text:p>-5.377839</text:p>
          </table:table-cell>
          <table:table-cell office:value-type="float" office:value="0" calcext:value-type="float">
            <text:p>0</text:p>
          </table:table-cell>
          <table:table-cell office:value-type="float" office:value="372.6027" calcext:value-type="float">
            <text:p>372.6027</text:p>
          </table:table-cell>
          <table:table-cell office:value-type="float" office:value="1047.198" calcext:value-type="float">
            <text:p>1047.198</text:p>
          </table:table-cell>
          <table:table-cell office:value-type="float" office:value="1289.007" calcext:value-type="float">
            <text:p>1289.007</text:p>
          </table:table-cell>
          <table:table-cell office:value-type="float" office:value="1292.154" calcext:value-type="float">
            <text:p>1292.154</text:p>
          </table:table-cell>
          <table:table-cell office:value-type="float" office:value="776.7404" calcext:value-type="float">
            <text:p>776.7404</text:p>
          </table:table-cell>
          <table:table-cell office:value-type="float" office:value="1087.649" calcext:value-type="float">
            <text:p>1087.649</text:p>
          </table:table-cell>
          <table:table-cell office:value-type="float" office:value="414.0886" calcext:value-type="float">
            <text:p>414.0886</text:p>
          </table:table-cell>
          <table:table-cell office:value-type="float" office:value="1864.697" calcext:value-type="float">
            <text:p>1864.697</text:p>
          </table:table-cell>
          <table:table-cell office:value-type="float" office:value="2098.74" calcext:value-type="float">
            <text:p>2098.74</text:p>
          </table:table-cell>
          <table:table-cell office:value-type="float" office:value="1673.656" calcext:value-type="float">
            <text:p>1673.656</text:p>
          </table:table-cell>
          <table:table-cell office:value-type="float" office:value="584.1501" calcext:value-type="float">
            <text:p>584.1501</text:p>
          </table:table-cell>
          <table:table-cell office:value-type="float" office:value="569.929" calcext:value-type="float">
            <text:p>569.929</text:p>
          </table:table-cell>
          <table:table-cell office:value-type="float" office:value="142.8552" calcext:value-type="float">
            <text:p>142.8552</text:p>
          </table:table-cell>
          <table:table-cell office:value-type="float" office:value="35.70826" calcext:value-type="float">
            <text:p>35.70826</text:p>
          </table:table-cell>
          <table:table-cell office:value-type="float" office:value="0" calcext:value-type="float">
            <text:p>0</text:p>
          </table:table-cell>
          <table:table-cell office:value-type="float" office:value="-0.01110048" calcext:value-type="float">
            <text:p>-0.01110048</text:p>
          </table:table-cell>
          <table:table-cell office:value-type="float" office:value="0" calcext:value-type="float">
            <text:p>0</text:p>
          </table:table-cell>
          <table:table-cell office:value-type="float" office:value="2.784314" calcext:value-type="float">
            <text:p>2.784314</text:p>
          </table:table-cell>
          <table:table-cell office:value-type="float" office:value="628.523" calcext:value-type="float">
            <text:p>628.523</text:p>
          </table:table-cell>
          <table:table-cell office:value-type="float" office:value="-307.497" calcext:value-type="float">
            <text:p>-307.497</text:p>
          </table:table-cell>
          <table:table-cell office:value-type="float" office:value="321.026" calcext:value-type="float">
            <text:p>321.026</text:p>
          </table:table-cell>
          <table:table-cell office:value-type="float" office:value="-332.481" calcext:value-type="float">
            <text:p>-332.481</text:p>
          </table:table-cell>
          <table:table-cell office:value-type="float" office:value="0" calcext:value-type="float">
            <text:p>0</text:p>
          </table:table-cell>
          <table:table-cell office:value-type="float" office:value="10.59186" calcext:value-type="float">
            <text:p>10.59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2" calcext:value-type="float">
            <text:p>4082002</text:p>
          </table:table-cell>
          <table:table-cell office:value-type="float" office:value="214.1049" calcext:value-type="float">
            <text:p>214.1049</text:p>
          </table:table-cell>
          <table:table-cell office:value-type="float" office:value="13137.9" calcext:value-type="float">
            <text:p>13137.9</text:p>
          </table:table-cell>
          <table:table-cell office:value-type="float" office:value="0" calcext:value-type="float">
            <text:p>0</text:p>
          </table:table-cell>
          <table:table-cell office:value-type="float" office:value="19.72632" calcext:value-type="float">
            <text:p>19.72632</text:p>
          </table:table-cell>
          <table:table-cell office:value-type="float" office:value="-412.6496" calcext:value-type="float">
            <text:p>-412.6496</text:p>
          </table:table-cell>
          <table:table-cell office:value-type="float" office:value="1136.474" calcext:value-type="float">
            <text:p>1136.474</text:p>
          </table:table-cell>
          <table:table-cell office:value-type="float" office:value="-83.8773" calcext:value-type="float">
            <text:p>-83.8773</text:p>
          </table:table-cell>
          <table:table-cell office:value-type="float" office:value="83.74294" calcext:value-type="float">
            <text:p>83.74294</text:p>
          </table:table-cell>
          <table:table-cell office:value-type="float" office:value="103.1992" calcext:value-type="float">
            <text:p>103.1992</text:p>
          </table:table-cell>
          <table:table-cell office:value-type="float" office:value="0.1388003" calcext:value-type="float">
            <text:p>0.1388003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374828" calcext:value-type="float">
            <text:p>0.0008374828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1.998565" calcext:value-type="float">
            <text:p>1.998565</text:p>
          </table:table-cell>
          <table:table-cell office:value-type="float" office:value="0" calcext:value-type="float">
            <text:p>0</text:p>
          </table:table-cell>
          <table:table-cell office:value-type="float" office:value="373.1034" calcext:value-type="float">
            <text:p>373.1034</text:p>
          </table:table-cell>
          <table:table-cell office:value-type="float" office:value="1047.043" calcext:value-type="float">
            <text:p>1047.043</text:p>
          </table:table-cell>
          <table:table-cell office:value-type="float" office:value="1288.847" calcext:value-type="float">
            <text:p>1288.847</text:p>
          </table:table-cell>
          <table:table-cell office:value-type="float" office:value="1292.032" calcext:value-type="float">
            <text:p>1292.032</text:p>
          </table:table-cell>
          <table:table-cell office:value-type="float" office:value="776.6489" calcext:value-type="float">
            <text:p>776.6489</text:p>
          </table:table-cell>
          <table:table-cell office:value-type="float" office:value="1087.545" calcext:value-type="float">
            <text:p>1087.545</text:p>
          </table:table-cell>
          <table:table-cell office:value-type="float" office:value="414.06" calcext:value-type="float">
            <text:p>414.06</text:p>
          </table:table-cell>
          <table:table-cell office:value-type="float" office:value="1864.588" calcext:value-type="float">
            <text:p>1864.588</text:p>
          </table:table-cell>
          <table:table-cell office:value-type="float" office:value="2098.655" calcext:value-type="float">
            <text:p>2098.655</text:p>
          </table:table-cell>
          <table:table-cell office:value-type="float" office:value="1673.615" calcext:value-type="float">
            <text:p>1673.615</text:p>
          </table:table-cell>
          <table:table-cell office:value-type="float" office:value="584.1492" calcext:value-type="float">
            <text:p>584.1492</text:p>
          </table:table-cell>
          <table:table-cell office:value-type="float" office:value="569.9606" calcext:value-type="float">
            <text:p>569.9606</text:p>
          </table:table-cell>
          <table:table-cell office:value-type="float" office:value="142.8551" calcext:value-type="float">
            <text:p>142.8551</text:p>
          </table:table-cell>
          <table:table-cell office:value-type="float" office:value="35.70825" calcext:value-type="float">
            <text:p>35.70825</text:p>
          </table:table-cell>
          <table:table-cell office:value-type="float" office:value="0" calcext:value-type="float">
            <text:p>0</text:p>
          </table:table-cell>
          <table:table-cell office:value-type="float" office:value="-0.01132896" calcext:value-type="float">
            <text:p>-0.01132896</text:p>
          </table:table-cell>
          <table:table-cell office:value-type="float" office:value="0" calcext:value-type="float">
            <text:p>0</text:p>
          </table:table-cell>
          <table:table-cell office:value-type="float" office:value="2.805473" calcext:value-type="float">
            <text:p>2.805473</text:p>
          </table:table-cell>
          <table:table-cell office:value-type="float" office:value="645.7348" calcext:value-type="float">
            <text:p>645.7348</text:p>
          </table:table-cell>
          <table:table-cell office:value-type="float" office:value="-315.1986" calcext:value-type="float">
            <text:p>-315.1986</text:p>
          </table:table-cell>
          <table:table-cell office:value-type="float" office:value="330.5362" calcext:value-type="float">
            <text:p>330.5362</text:p>
          </table:table-cell>
          <table:table-cell office:value-type="float" office:value="-334.8437" calcext:value-type="float">
            <text:p>-334.8437</text:p>
          </table:table-cell>
          <table:table-cell office:value-type="float" office:value="0" calcext:value-type="float">
            <text:p>0</text:p>
          </table:table-cell>
          <table:table-cell office:value-type="float" office:value="10.81809" calcext:value-type="float">
            <text:p>10.81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2" calcext:value-type="float">
            <text:p>5082002</text:p>
          </table:table-cell>
          <table:table-cell office:value-type="float" office:value="210.7525" calcext:value-type="float">
            <text:p>210.7525</text:p>
          </table:table-cell>
          <table:table-cell office:value-type="float" office:value="13138.21" calcext:value-type="float">
            <text:p>13138.21</text:p>
          </table:table-cell>
          <table:table-cell office:value-type="float" office:value="0" calcext:value-type="float">
            <text:p>0</text:p>
          </table:table-cell>
          <table:table-cell office:value-type="float" office:value="19.86604" calcext:value-type="float">
            <text:p>19.86604</text:p>
          </table:table-cell>
          <table:table-cell office:value-type="float" office:value="-417.1368" calcext:value-type="float">
            <text:p>-417.1368</text:p>
          </table:table-cell>
          <table:table-cell office:value-type="float" office:value="1148.921" calcext:value-type="float">
            <text:p>1148.921</text:p>
          </table:table-cell>
          <table:table-cell office:value-type="float" office:value="-85.50377" calcext:value-type="float">
            <text:p>-85.50377</text:p>
          </table:table-cell>
          <table:table-cell office:value-type="float" office:value="85.22971" calcext:value-type="float">
            <text:p>85.22971</text:p>
          </table:table-cell>
          <table:table-cell office:value-type="float" office:value="100.0199" calcext:value-type="float">
            <text:p>100.0199</text:p>
          </table:table-cell>
          <table:table-cell office:value-type="float" office:value="0.1395929" calcext:value-type="float">
            <text:p>0.1395929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382411" calcext:value-type="float">
            <text:p>0.0008382411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10.84595" calcext:value-type="float">
            <text:p>10.84595</text:p>
          </table:table-cell>
          <table:table-cell office:value-type="float" office:value="0" calcext:value-type="float">
            <text:p>0</text:p>
          </table:table-cell>
          <table:table-cell office:value-type="float" office:value="374.0089" calcext:value-type="float">
            <text:p>374.0089</text:p>
          </table:table-cell>
          <table:table-cell office:value-type="float" office:value="1046.946" calcext:value-type="float">
            <text:p>1046.946</text:p>
          </table:table-cell>
          <table:table-cell office:value-type="float" office:value="1288.697" calcext:value-type="float">
            <text:p>1288.697</text:p>
          </table:table-cell>
          <table:table-cell office:value-type="float" office:value="1291.92" calcext:value-type="float">
            <text:p>1291.92</text:p>
          </table:table-cell>
          <table:table-cell office:value-type="float" office:value="776.5576" calcext:value-type="float">
            <text:p>776.5576</text:p>
          </table:table-cell>
          <table:table-cell office:value-type="float" office:value="1087.447" calcext:value-type="float">
            <text:p>1087.447</text:p>
          </table:table-cell>
          <table:table-cell office:value-type="float" office:value="414.0327" calcext:value-type="float">
            <text:p>414.0327</text:p>
          </table:table-cell>
          <table:table-cell office:value-type="float" office:value="1864.479" calcext:value-type="float">
            <text:p>1864.479</text:p>
          </table:table-cell>
          <table:table-cell office:value-type="float" office:value="2098.57" calcext:value-type="float">
            <text:p>2098.57</text:p>
          </table:table-cell>
          <table:table-cell office:value-type="float" office:value="1673.573" calcext:value-type="float">
            <text:p>1673.573</text:p>
          </table:table-cell>
          <table:table-cell office:value-type="float" office:value="584.1477" calcext:value-type="float">
            <text:p>584.1477</text:p>
          </table:table-cell>
          <table:table-cell office:value-type="float" office:value="569.9949" calcext:value-type="float">
            <text:p>569.9949</text:p>
          </table:table-cell>
          <table:table-cell office:value-type="float" office:value="142.8551" calcext:value-type="float">
            <text:p>142.8551</text:p>
          </table:table-cell>
          <table:table-cell office:value-type="float" office:value="35.70823" calcext:value-type="float">
            <text:p>35.70823</text:p>
          </table:table-cell>
          <table:table-cell office:value-type="float" office:value="0" calcext:value-type="float">
            <text:p>0</text:p>
          </table:table-cell>
          <table:table-cell office:value-type="float" office:value="-0.01156275" calcext:value-type="float">
            <text:p>-0.01156275</text:p>
          </table:table-cell>
          <table:table-cell office:value-type="float" office:value="0" calcext:value-type="float">
            <text:p>0</text:p>
          </table:table-cell>
          <table:table-cell office:value-type="float" office:value="2.839935" calcext:value-type="float">
            <text:p>2.839935</text:p>
          </table:table-cell>
          <table:table-cell office:value-type="float" office:value="665.6793" calcext:value-type="float">
            <text:p>665.6793</text:p>
          </table:table-cell>
          <table:table-cell office:value-type="float" office:value="-323.4381" calcext:value-type="float">
            <text:p>-323.4381</text:p>
          </table:table-cell>
          <table:table-cell office:value-type="float" office:value="342.2412" calcext:value-type="float">
            <text:p>342.2412</text:p>
          </table:table-cell>
          <table:table-cell office:value-type="float" office:value="-337.9471" calcext:value-type="float">
            <text:p>-337.9471</text:p>
          </table:table-cell>
          <table:table-cell office:value-type="float" office:value="0" calcext:value-type="float">
            <text:p>0</text:p>
          </table:table-cell>
          <table:table-cell office:value-type="float" office:value="11.0594" calcext:value-type="float">
            <text:p>11.0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2" calcext:value-type="float">
            <text:p>6082002</text:p>
          </table:table-cell>
          <table:table-cell office:value-type="float" office:value="208.2032" calcext:value-type="float">
            <text:p>208.2032</text:p>
          </table:table-cell>
          <table:table-cell office:value-type="float" office:value="13138.28" calcext:value-type="float">
            <text:p>13138.28</text:p>
          </table:table-cell>
          <table:table-cell office:value-type="float" office:value="0" calcext:value-type="float">
            <text:p>0</text:p>
          </table:table-cell>
          <table:table-cell office:value-type="float" office:value="20.00776" calcext:value-type="float">
            <text:p>20.00776</text:p>
          </table:table-cell>
          <table:table-cell office:value-type="float" office:value="-421.2905" calcext:value-type="float">
            <text:p>-421.2905</text:p>
          </table:table-cell>
          <table:table-cell office:value-type="float" office:value="1163.409" calcext:value-type="float">
            <text:p>1163.409</text:p>
          </table:table-cell>
          <table:table-cell office:value-type="float" office:value="-87.08179" calcext:value-type="float">
            <text:p>-87.08179</text:p>
          </table:table-cell>
          <table:table-cell office:value-type="float" office:value="85.95332" calcext:value-type="float">
            <text:p>85.95332</text:p>
          </table:table-cell>
          <table:table-cell office:value-type="float" office:value="97.78969" calcext:value-type="float">
            <text:p>97.78969</text:p>
          </table:table-cell>
          <table:table-cell office:value-type="float" office:value="0.1408845" calcext:value-type="float">
            <text:p>0.1408845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382411" calcext:value-type="float">
            <text:p>0.0008382411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20.30833" calcext:value-type="float">
            <text:p>20.30833</text:p>
          </table:table-cell>
          <table:table-cell office:value-type="float" office:value="0" calcext:value-type="float">
            <text:p>0</text:p>
          </table:table-cell>
          <table:table-cell office:value-type="float" office:value="374.6442" calcext:value-type="float">
            <text:p>374.6442</text:p>
          </table:table-cell>
          <table:table-cell office:value-type="float" office:value="1046.748" calcext:value-type="float">
            <text:p>1046.748</text:p>
          </table:table-cell>
          <table:table-cell office:value-type="float" office:value="1288.543" calcext:value-type="float">
            <text:p>1288.543</text:p>
          </table:table-cell>
          <table:table-cell office:value-type="float" office:value="1291.804" calcext:value-type="float">
            <text:p>1291.804</text:p>
          </table:table-cell>
          <table:table-cell office:value-type="float" office:value="776.4658" calcext:value-type="float">
            <text:p>776.4658</text:p>
          </table:table-cell>
          <table:table-cell office:value-type="float" office:value="1087.352" calcext:value-type="float">
            <text:p>1087.352</text:p>
          </table:table-cell>
          <table:table-cell office:value-type="float" office:value="414.0057" calcext:value-type="float">
            <text:p>414.0057</text:p>
          </table:table-cell>
          <table:table-cell office:value-type="float" office:value="1864.371" calcext:value-type="float">
            <text:p>1864.371</text:p>
          </table:table-cell>
          <table:table-cell office:value-type="float" office:value="2098.484" calcext:value-type="float">
            <text:p>2098.484</text:p>
          </table:table-cell>
          <table:table-cell office:value-type="float" office:value="1673.531" calcext:value-type="float">
            <text:p>1673.531</text:p>
          </table:table-cell>
          <table:table-cell office:value-type="float" office:value="584.1456" calcext:value-type="float">
            <text:p>584.1456</text:p>
          </table:table-cell>
          <table:table-cell office:value-type="float" office:value="570.0316" calcext:value-type="float">
            <text:p>570.0316</text:p>
          </table:table-cell>
          <table:table-cell office:value-type="float" office:value="142.855" calcext:value-type="float">
            <text:p>142.855</text:p>
          </table:table-cell>
          <table:table-cell office:value-type="float" office:value="35.70821" calcext:value-type="float">
            <text:p>35.70821</text:p>
          </table:table-cell>
          <table:table-cell office:value-type="float" office:value="0" calcext:value-type="float">
            <text:p>0</text:p>
          </table:table-cell>
          <table:table-cell office:value-type="float" office:value="-0.01161856" calcext:value-type="float">
            <text:p>-0.01161856</text:p>
          </table:table-cell>
          <table:table-cell office:value-type="float" office:value="0" calcext:value-type="float">
            <text:p>0</text:p>
          </table:table-cell>
          <table:table-cell office:value-type="float" office:value="2.868606" calcext:value-type="float">
            <text:p>2.868606</text:p>
          </table:table-cell>
          <table:table-cell office:value-type="float" office:value="685.8492" calcext:value-type="float">
            <text:p>685.8492</text:p>
          </table:table-cell>
          <table:table-cell office:value-type="float" office:value="-331.5752" calcext:value-type="float">
            <text:p>-331.5752</text:p>
          </table:table-cell>
          <table:table-cell office:value-type="float" office:value="354.274" calcext:value-type="float">
            <text:p>354.274</text:p>
          </table:table-cell>
          <table:table-cell office:value-type="float" office:value="-340.4779" calcext:value-type="float">
            <text:p>-340.4779</text:p>
          </table:table-cell>
          <table:table-cell office:value-type="float" office:value="0" calcext:value-type="float">
            <text:p>0</text:p>
          </table:table-cell>
          <table:table-cell office:value-type="float" office:value="11.01268" calcext:value-type="float">
            <text:p>11.0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2" calcext:value-type="float">
            <text:p>7082002</text:p>
          </table:table-cell>
          <table:table-cell office:value-type="float" office:value="207.3766" calcext:value-type="float">
            <text:p>207.3766</text:p>
          </table:table-cell>
          <table:table-cell office:value-type="float" office:value="13137.93" calcext:value-type="float">
            <text:p>13137.93</text:p>
          </table:table-cell>
          <table:table-cell office:value-type="float" office:value="0" calcext:value-type="float">
            <text:p>0</text:p>
          </table:table-cell>
          <table:table-cell office:value-type="float" office:value="20.14561" calcext:value-type="float">
            <text:p>20.14561</text:p>
          </table:table-cell>
          <table:table-cell office:value-type="float" office:value="-424.0485" calcext:value-type="float">
            <text:p>-424.0485</text:p>
          </table:table-cell>
          <table:table-cell office:value-type="float" office:value="1170.461" calcext:value-type="float">
            <text:p>1170.461</text:p>
          </table:table-cell>
          <table:table-cell office:value-type="float" office:value="-88.66145" calcext:value-type="float">
            <text:p>-88.66145</text:p>
          </table:table-cell>
          <table:table-cell office:value-type="float" office:value="84.96193" calcext:value-type="float">
            <text:p>84.96193</text:p>
          </table:table-cell>
          <table:table-cell office:value-type="float" office:value="97.17778" calcext:value-type="float">
            <text:p>97.17778</text:p>
          </table:table-cell>
          <table:table-cell office:value-type="float" office:value="0.1424724" calcext:value-type="float">
            <text:p>0.1424724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382411" calcext:value-type="float">
            <text:p>0.0008382411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29.3917" calcext:value-type="float">
            <text:p>29.3917</text:p>
          </table:table-cell>
          <table:table-cell office:value-type="float" office:value="0" calcext:value-type="float">
            <text:p>0</text:p>
          </table:table-cell>
          <table:table-cell office:value-type="float" office:value="374.9004" calcext:value-type="float">
            <text:p>374.9004</text:p>
          </table:table-cell>
          <table:table-cell office:value-type="float" office:value="1046.592" calcext:value-type="float">
            <text:p>1046.592</text:p>
          </table:table-cell>
          <table:table-cell office:value-type="float" office:value="1288.394" calcext:value-type="float">
            <text:p>1288.394</text:p>
          </table:table-cell>
          <table:table-cell office:value-type="float" office:value="1291.693" calcext:value-type="float">
            <text:p>1291.693</text:p>
          </table:table-cell>
          <table:table-cell office:value-type="float" office:value="776.3792" calcext:value-type="float">
            <text:p>776.3792</text:p>
          </table:table-cell>
          <table:table-cell office:value-type="float" office:value="1087.263" calcext:value-type="float">
            <text:p>1087.263</text:p>
          </table:table-cell>
          <table:table-cell office:value-type="float" office:value="413.9796" calcext:value-type="float">
            <text:p>413.9796</text:p>
          </table:table-cell>
          <table:table-cell office:value-type="float" office:value="1864.268" calcext:value-type="float">
            <text:p>1864.268</text:p>
          </table:table-cell>
          <table:table-cell office:value-type="float" office:value="2098.399" calcext:value-type="float">
            <text:p>2098.399</text:p>
          </table:table-cell>
          <table:table-cell office:value-type="float" office:value="1673.49" calcext:value-type="float">
            <text:p>1673.49</text:p>
          </table:table-cell>
          <table:table-cell office:value-type="float" office:value="584.1431" calcext:value-type="float">
            <text:p>584.1431</text:p>
          </table:table-cell>
          <table:table-cell office:value-type="float" office:value="570.0704" calcext:value-type="float">
            <text:p>570.0704</text:p>
          </table:table-cell>
          <table:table-cell office:value-type="float" office:value="142.8549" calcext:value-type="float">
            <text:p>142.8549</text:p>
          </table:table-cell>
          <table:table-cell office:value-type="float" office:value="35.70819" calcext:value-type="float">
            <text:p>35.70819</text:p>
          </table:table-cell>
          <table:table-cell office:value-type="float" office:value="0" calcext:value-type="float">
            <text:p>0</text:p>
          </table:table-cell>
          <table:table-cell office:value-type="float" office:value="-0.01165958" calcext:value-type="float">
            <text:p>-0.01165958</text:p>
          </table:table-cell>
          <table:table-cell office:value-type="float" office:value="0" calcext:value-type="float">
            <text:p>0</text:p>
          </table:table-cell>
          <table:table-cell office:value-type="float" office:value="2.891109" calcext:value-type="float">
            <text:p>2.891109</text:p>
          </table:table-cell>
          <table:table-cell office:value-type="float" office:value="703.8157" calcext:value-type="float">
            <text:p>703.8157</text:p>
          </table:table-cell>
          <table:table-cell office:value-type="float" office:value="-339.2832" calcext:value-type="float">
            <text:p>-339.2832</text:p>
          </table:table-cell>
          <table:table-cell office:value-type="float" office:value="364.5324" calcext:value-type="float">
            <text:p>364.5324</text:p>
          </table:table-cell>
          <table:table-cell office:value-type="float" office:value="-341.7064" calcext:value-type="float">
            <text:p>-341.7064</text:p>
          </table:table-cell>
          <table:table-cell office:value-type="float" office:value="0" calcext:value-type="float">
            <text:p>0</text:p>
          </table:table-cell>
          <table:table-cell office:value-type="float" office:value="11.06089" calcext:value-type="float">
            <text:p>11.06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2" calcext:value-type="float">
            <text:p>8082002</text:p>
          </table:table-cell>
          <table:table-cell office:value-type="float" office:value="206.8496" calcext:value-type="float">
            <text:p>206.8496</text:p>
          </table:table-cell>
          <table:table-cell office:value-type="float" office:value="13137.51" calcext:value-type="float">
            <text:p>13137.51</text:p>
          </table:table-cell>
          <table:table-cell office:value-type="float" office:value="0" calcext:value-type="float">
            <text:p>0</text:p>
          </table:table-cell>
          <table:table-cell office:value-type="float" office:value="20.28162" calcext:value-type="float">
            <text:p>20.28162</text:p>
          </table:table-cell>
          <table:table-cell office:value-type="float" office:value="-426.5731" calcext:value-type="float">
            <text:p>-426.5731</text:p>
          </table:table-cell>
          <table:table-cell office:value-type="float" office:value="1178.969" calcext:value-type="float">
            <text:p>1178.969</text:p>
          </table:table-cell>
          <table:table-cell office:value-type="float" office:value="-90.25899" calcext:value-type="float">
            <text:p>-90.25899</text:p>
          </table:table-cell>
          <table:table-cell office:value-type="float" office:value="83.97935" calcext:value-type="float">
            <text:p>83.97935</text:p>
          </table:table-cell>
          <table:table-cell office:value-type="float" office:value="96.83614" calcext:value-type="float">
            <text:p>96.83614</text:p>
          </table:table-cell>
          <table:table-cell office:value-type="float" office:value="0.1441409" calcext:value-type="float">
            <text:p>0.1441409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382411" calcext:value-type="float">
            <text:p>0.0008382411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35.98502" calcext:value-type="float">
            <text:p>35.98502</text:p>
          </table:table-cell>
          <table:table-cell office:value-type="float" office:value="0" calcext:value-type="float">
            <text:p>0</text:p>
          </table:table-cell>
          <table:table-cell office:value-type="float" office:value="375.0761" calcext:value-type="float">
            <text:p>375.0761</text:p>
          </table:table-cell>
          <table:table-cell office:value-type="float" office:value="1046.448" calcext:value-type="float">
            <text:p>1046.448</text:p>
          </table:table-cell>
          <table:table-cell office:value-type="float" office:value="1288.246" calcext:value-type="float">
            <text:p>1288.246</text:p>
          </table:table-cell>
          <table:table-cell office:value-type="float" office:value="1291.579" calcext:value-type="float">
            <text:p>1291.579</text:p>
          </table:table-cell>
          <table:table-cell office:value-type="float" office:value="776.2965" calcext:value-type="float">
            <text:p>776.2965</text:p>
          </table:table-cell>
          <table:table-cell office:value-type="float" office:value="1087.174" calcext:value-type="float">
            <text:p>1087.174</text:p>
          </table:table-cell>
          <table:table-cell office:value-type="float" office:value="413.9539" calcext:value-type="float">
            <text:p>413.9539</text:p>
          </table:table-cell>
          <table:table-cell office:value-type="float" office:value="1864.173" calcext:value-type="float">
            <text:p>1864.173</text:p>
          </table:table-cell>
          <table:table-cell office:value-type="float" office:value="2098.316" calcext:value-type="float">
            <text:p>2098.316</text:p>
          </table:table-cell>
          <table:table-cell office:value-type="float" office:value="1673.448" calcext:value-type="float">
            <text:p>1673.448</text:p>
          </table:table-cell>
          <table:table-cell office:value-type="float" office:value="584.1401" calcext:value-type="float">
            <text:p>584.1401</text:p>
          </table:table-cell>
          <table:table-cell office:value-type="float" office:value="570.111" calcext:value-type="float">
            <text:p>570.111</text:p>
          </table:table-cell>
          <table:table-cell office:value-type="float" office:value="142.8549" calcext:value-type="float">
            <text:p>142.8549</text:p>
          </table:table-cell>
          <table:table-cell office:value-type="float" office:value="35.70818" calcext:value-type="float">
            <text:p>35.70818</text:p>
          </table:table-cell>
          <table:table-cell office:value-type="float" office:value="0" calcext:value-type="float">
            <text:p>0</text:p>
          </table:table-cell>
          <table:table-cell office:value-type="float" office:value="-0.01169025" calcext:value-type="float">
            <text:p>-0.01169025</text:p>
          </table:table-cell>
          <table:table-cell office:value-type="float" office:value="0" calcext:value-type="float">
            <text:p>0</text:p>
          </table:table-cell>
          <table:table-cell office:value-type="float" office:value="2.908054" calcext:value-type="float">
            <text:p>2.908054</text:p>
          </table:table-cell>
          <table:table-cell office:value-type="float" office:value="718.4334" calcext:value-type="float">
            <text:p>718.4334</text:p>
          </table:table-cell>
          <table:table-cell office:value-type="float" office:value="-346.3866" calcext:value-type="float">
            <text:p>-346.3866</text:p>
          </table:table-cell>
          <table:table-cell office:value-type="float" office:value="372.0468" calcext:value-type="float">
            <text:p>372.0468</text:p>
          </table:table-cell>
          <table:table-cell office:value-type="float" office:value="-342.7201" calcext:value-type="float">
            <text:p>-342.7201</text:p>
          </table:table-cell>
          <table:table-cell office:value-type="float" office:value="0" calcext:value-type="float">
            <text:p>0</text:p>
          </table:table-cell>
          <table:table-cell office:value-type="float" office:value="11.14552" calcext:value-type="float">
            <text:p>11.14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2" calcext:value-type="float">
            <text:p>9082002</text:p>
          </table:table-cell>
          <table:table-cell office:value-type="float" office:value="206.4559" calcext:value-type="float">
            <text:p>206.4559</text:p>
          </table:table-cell>
          <table:table-cell office:value-type="float" office:value="13137.05" calcext:value-type="float">
            <text:p>13137.05</text:p>
          </table:table-cell>
          <table:table-cell office:value-type="float" office:value="0" calcext:value-type="float">
            <text:p>0</text:p>
          </table:table-cell>
          <table:table-cell office:value-type="float" office:value="20.41494" calcext:value-type="float">
            <text:p>20.41494</text:p>
          </table:table-cell>
          <table:table-cell office:value-type="float" office:value="-429.0017" calcext:value-type="float">
            <text:p>-429.0017</text:p>
          </table:table-cell>
          <table:table-cell office:value-type="float" office:value="1187.469" calcext:value-type="float">
            <text:p>1187.469</text:p>
          </table:table-cell>
          <table:table-cell office:value-type="float" office:value="-91.86067" calcext:value-type="float">
            <text:p>-91.86067</text:p>
          </table:table-cell>
          <table:table-cell office:value-type="float" office:value="83.29736" calcext:value-type="float">
            <text:p>83.29736</text:p>
          </table:table-cell>
          <table:table-cell office:value-type="float" office:value="96.60915" calcext:value-type="float">
            <text:p>96.60915</text:p>
          </table:table-cell>
          <table:table-cell office:value-type="float" office:value="0.1458869" calcext:value-type="float">
            <text:p>0.1458869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382411" calcext:value-type="float">
            <text:p>0.0008382411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42.6409" calcext:value-type="float">
            <text:p>42.6409</text:p>
          </table:table-cell>
          <table:table-cell office:value-type="float" office:value="0" calcext:value-type="float">
            <text:p>0</text:p>
          </table:table-cell>
          <table:table-cell office:value-type="float" office:value="375.1952" calcext:value-type="float">
            <text:p>375.1952</text:p>
          </table:table-cell>
          <table:table-cell office:value-type="float" office:value="1046.314" calcext:value-type="float">
            <text:p>1046.314</text:p>
          </table:table-cell>
          <table:table-cell office:value-type="float" office:value="1288.111" calcext:value-type="float">
            <text:p>1288.111</text:p>
          </table:table-cell>
          <table:table-cell office:value-type="float" office:value="1291.468" calcext:value-type="float">
            <text:p>1291.468</text:p>
          </table:table-cell>
          <table:table-cell office:value-type="float" office:value="776.2163" calcext:value-type="float">
            <text:p>776.2163</text:p>
          </table:table-cell>
          <table:table-cell office:value-type="float" office:value="1087.089" calcext:value-type="float">
            <text:p>1087.089</text:p>
          </table:table-cell>
          <table:table-cell office:value-type="float" office:value="413.9285" calcext:value-type="float">
            <text:p>413.9285</text:p>
          </table:table-cell>
          <table:table-cell office:value-type="float" office:value="1864.079" calcext:value-type="float">
            <text:p>1864.079</text:p>
          </table:table-cell>
          <table:table-cell office:value-type="float" office:value="2098.243" calcext:value-type="float">
            <text:p>2098.243</text:p>
          </table:table-cell>
          <table:table-cell office:value-type="float" office:value="1673.405" calcext:value-type="float">
            <text:p>1673.405</text:p>
          </table:table-cell>
          <table:table-cell office:value-type="float" office:value="584.137" calcext:value-type="float">
            <text:p>584.137</text:p>
          </table:table-cell>
          <table:table-cell office:value-type="float" office:value="570.153" calcext:value-type="float">
            <text:p>570.153</text:p>
          </table:table-cell>
          <table:table-cell office:value-type="float" office:value="142.8548" calcext:value-type="float">
            <text:p>142.8548</text:p>
          </table:table-cell>
          <table:table-cell office:value-type="float" office:value="35.70816" calcext:value-type="float">
            <text:p>35.70816</text:p>
          </table:table-cell>
          <table:table-cell office:value-type="float" office:value="0" calcext:value-type="float">
            <text:p>0</text:p>
          </table:table-cell>
          <table:table-cell office:value-type="float" office:value="-0.01171527" calcext:value-type="float">
            <text:p>-0.01171527</text:p>
          </table:table-cell>
          <table:table-cell office:value-type="float" office:value="0" calcext:value-type="float">
            <text:p>0</text:p>
          </table:table-cell>
          <table:table-cell office:value-type="float" office:value="2.924593" calcext:value-type="float">
            <text:p>2.924593</text:p>
          </table:table-cell>
          <table:table-cell office:value-type="float" office:value="732.8193" calcext:value-type="float">
            <text:p>732.8193</text:p>
          </table:table-cell>
          <table:table-cell office:value-type="float" office:value="-353.2945" calcext:value-type="float">
            <text:p>-353.2945</text:p>
          </table:table-cell>
          <table:table-cell office:value-type="float" office:value="379.5247" calcext:value-type="float">
            <text:p>379.5247</text:p>
          </table:table-cell>
          <table:table-cell office:value-type="float" office:value="-343.6372" calcext:value-type="float">
            <text:p>-343.6372</text:p>
          </table:table-cell>
          <table:table-cell office:value-type="float" office:value="0" calcext:value-type="float">
            <text:p>0</text:p>
          </table:table-cell>
          <table:table-cell office:value-type="float" office:value="11.23357" calcext:value-type="float">
            <text:p>11.23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2" calcext:value-type="float">
            <text:p>10082002</text:p>
          </table:table-cell>
          <table:table-cell office:value-type="float" office:value="206.0257" calcext:value-type="float">
            <text:p>206.0257</text:p>
          </table:table-cell>
          <table:table-cell office:value-type="float" office:value="13136.59" calcext:value-type="float">
            <text:p>13136.59</text:p>
          </table:table-cell>
          <table:table-cell office:value-type="float" office:value="0" calcext:value-type="float">
            <text:p>0</text:p>
          </table:table-cell>
          <table:table-cell office:value-type="float" office:value="20.54977" calcext:value-type="float">
            <text:p>20.54977</text:p>
          </table:table-cell>
          <table:table-cell office:value-type="float" office:value="-431.5309" calcext:value-type="float">
            <text:p>-431.5309</text:p>
          </table:table-cell>
          <table:table-cell office:value-type="float" office:value="1191.041" calcext:value-type="float">
            <text:p>1191.041</text:p>
          </table:table-cell>
          <table:table-cell office:value-type="float" office:value="-93.52836" calcext:value-type="float">
            <text:p>-93.52836</text:p>
          </table:table-cell>
          <table:table-cell office:value-type="float" office:value="82.638" calcext:value-type="float">
            <text:p>82.638</text:p>
          </table:table-cell>
          <table:table-cell office:value-type="float" office:value="96.35394" calcext:value-type="float">
            <text:p>96.35394</text:p>
          </table:table-cell>
          <table:table-cell office:value-type="float" office:value="0.1475565" calcext:value-type="float">
            <text:p>0.1475565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382412" calcext:value-type="float">
            <text:p>0.0008382412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47.86236" calcext:value-type="float">
            <text:p>47.86236</text:p>
          </table:table-cell>
          <table:table-cell office:value-type="float" office:value="0" calcext:value-type="float">
            <text:p>0</text:p>
          </table:table-cell>
          <table:table-cell office:value-type="float" office:value="375.3221" calcext:value-type="float">
            <text:p>375.3221</text:p>
          </table:table-cell>
          <table:table-cell office:value-type="float" office:value="1046.168" calcext:value-type="float">
            <text:p>1046.168</text:p>
          </table:table-cell>
          <table:table-cell office:value-type="float" office:value="1287.966" calcext:value-type="float">
            <text:p>1287.966</text:p>
          </table:table-cell>
          <table:table-cell office:value-type="float" office:value="1291.355" calcext:value-type="float">
            <text:p>1291.355</text:p>
          </table:table-cell>
          <table:table-cell office:value-type="float" office:value="776.1352" calcext:value-type="float">
            <text:p>776.1352</text:p>
          </table:table-cell>
          <table:table-cell office:value-type="float" office:value="1087.004" calcext:value-type="float">
            <text:p>1087.004</text:p>
          </table:table-cell>
          <table:table-cell office:value-type="float" office:value="413.9034" calcext:value-type="float">
            <text:p>413.9034</text:p>
          </table:table-cell>
          <table:table-cell office:value-type="float" office:value="1863.986" calcext:value-type="float">
            <text:p>1863.986</text:p>
          </table:table-cell>
          <table:table-cell office:value-type="float" office:value="2098.17" calcext:value-type="float">
            <text:p>2098.17</text:p>
          </table:table-cell>
          <table:table-cell office:value-type="float" office:value="1673.363" calcext:value-type="float">
            <text:p>1673.363</text:p>
          </table:table-cell>
          <table:table-cell office:value-type="float" office:value="584.1335" calcext:value-type="float">
            <text:p>584.1335</text:p>
          </table:table-cell>
          <table:table-cell office:value-type="float" office:value="570.1956" calcext:value-type="float">
            <text:p>570.1956</text:p>
          </table:table-cell>
          <table:table-cell office:value-type="float" office:value="142.8548" calcext:value-type="float">
            <text:p>142.8548</text:p>
          </table:table-cell>
          <table:table-cell office:value-type="float" office:value="35.70814" calcext:value-type="float">
            <text:p>35.70814</text:p>
          </table:table-cell>
          <table:table-cell office:value-type="float" office:value="0" calcext:value-type="float">
            <text:p>0</text:p>
          </table:table-cell>
          <table:table-cell office:value-type="float" office:value="-0.01174759" calcext:value-type="float">
            <text:p>-0.01174759</text:p>
          </table:table-cell>
          <table:table-cell office:value-type="float" office:value="0" calcext:value-type="float">
            <text:p>0</text:p>
          </table:table-cell>
          <table:table-cell office:value-type="float" office:value="2.940116" calcext:value-type="float">
            <text:p>2.940116</text:p>
          </table:table-cell>
          <table:table-cell office:value-type="float" office:value="746.614" calcext:value-type="float">
            <text:p>746.614</text:p>
          </table:table-cell>
          <table:table-cell office:value-type="float" office:value="-361.011" calcext:value-type="float">
            <text:p>-361.011</text:p>
          </table:table-cell>
          <table:table-cell office:value-type="float" office:value="385.603" calcext:value-type="float">
            <text:p>385.603</text:p>
          </table:table-cell>
          <table:table-cell office:value-type="float" office:value="-344.595" calcext:value-type="float">
            <text:p>-344.595</text:p>
          </table:table-cell>
          <table:table-cell office:value-type="float" office:value="0" calcext:value-type="float">
            <text:p>0</text:p>
          </table:table-cell>
          <table:table-cell office:value-type="float" office:value="11.32893" calcext:value-type="float">
            <text:p>11.32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2" calcext:value-type="float">
            <text:p>11082002</text:p>
          </table:table-cell>
          <table:table-cell office:value-type="float" office:value="206.0527" calcext:value-type="float">
            <text:p>206.0527</text:p>
          </table:table-cell>
          <table:table-cell office:value-type="float" office:value="13136.1" calcext:value-type="float">
            <text:p>13136.1</text:p>
          </table:table-cell>
          <table:table-cell office:value-type="float" office:value="0" calcext:value-type="float">
            <text:p>0</text:p>
          </table:table-cell>
          <table:table-cell office:value-type="float" office:value="21.12408" calcext:value-type="float">
            <text:p>21.12408</text:p>
          </table:table-cell>
          <table:table-cell office:value-type="float" office:value="-434.1079" calcext:value-type="float">
            <text:p>-434.1079</text:p>
          </table:table-cell>
          <table:table-cell office:value-type="float" office:value="1201.831" calcext:value-type="float">
            <text:p>1201.831</text:p>
          </table:table-cell>
          <table:table-cell office:value-type="float" office:value="-95.21956" calcext:value-type="float">
            <text:p>-95.21956</text:p>
          </table:table-cell>
          <table:table-cell office:value-type="float" office:value="81.9415" calcext:value-type="float">
            <text:p>81.9415</text:p>
          </table:table-cell>
          <table:table-cell office:value-type="float" office:value="96.56674" calcext:value-type="float">
            <text:p>96.56674</text:p>
          </table:table-cell>
          <table:table-cell office:value-type="float" office:value="0.1492015" calcext:value-type="float">
            <text:p>0.1492015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08382412" calcext:value-type="float">
            <text:p>0.0008382412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51.07491" calcext:value-type="float">
            <text:p>51.07491</text:p>
          </table:table-cell>
          <table:table-cell office:value-type="float" office:value="0" calcext:value-type="float">
            <text:p>0</text:p>
          </table:table-cell>
          <table:table-cell office:value-type="float" office:value="375.4448" calcext:value-type="float">
            <text:p>375.4448</text:p>
          </table:table-cell>
          <table:table-cell office:value-type="float" office:value="1046.007" calcext:value-type="float">
            <text:p>1046.007</text:p>
          </table:table-cell>
          <table:table-cell office:value-type="float" office:value="1287.811" calcext:value-type="float">
            <text:p>1287.811</text:p>
          </table:table-cell>
          <table:table-cell office:value-type="float" office:value="1291.235" calcext:value-type="float">
            <text:p>1291.235</text:p>
          </table:table-cell>
          <table:table-cell office:value-type="float" office:value="776.0528" calcext:value-type="float">
            <text:p>776.0528</text:p>
          </table:table-cell>
          <table:table-cell office:value-type="float" office:value="1086.916" calcext:value-type="float">
            <text:p>1086.916</text:p>
          </table:table-cell>
          <table:table-cell office:value-type="float" office:value="413.8777" calcext:value-type="float">
            <text:p>413.8777</text:p>
          </table:table-cell>
          <table:table-cell office:value-type="float" office:value="1863.893" calcext:value-type="float">
            <text:p>1863.893</text:p>
          </table:table-cell>
          <table:table-cell office:value-type="float" office:value="2098.096" calcext:value-type="float">
            <text:p>2098.096</text:p>
          </table:table-cell>
          <table:table-cell office:value-type="float" office:value="1673.321" calcext:value-type="float">
            <text:p>1673.321</text:p>
          </table:table-cell>
          <table:table-cell office:value-type="float" office:value="584.1299" calcext:value-type="float">
            <text:p>584.1299</text:p>
          </table:table-cell>
          <table:table-cell office:value-type="float" office:value="570.2379" calcext:value-type="float">
            <text:p>570.2379</text:p>
          </table:table-cell>
          <table:table-cell office:value-type="float" office:value="142.8547" calcext:value-type="float">
            <text:p>142.8547</text:p>
          </table:table-cell>
          <table:table-cell office:value-type="float" office:value="35.70812" calcext:value-type="float">
            <text:p>35.70812</text:p>
          </table:table-cell>
          <table:table-cell office:value-type="float" office:value="0" calcext:value-type="float">
            <text:p>0</text:p>
          </table:table-cell>
          <table:table-cell office:value-type="float" office:value="-0.01178916" calcext:value-type="float">
            <text:p>-0.01178916</text:p>
          </table:table-cell>
          <table:table-cell office:value-type="float" office:value="0" calcext:value-type="float">
            <text:p>0</text:p>
          </table:table-cell>
          <table:table-cell office:value-type="float" office:value="2.936479" calcext:value-type="float">
            <text:p>2.936479</text:p>
          </table:table-cell>
          <table:table-cell office:value-type="float" office:value="759.0612" calcext:value-type="float">
            <text:p>759.0612</text:p>
          </table:table-cell>
          <table:table-cell office:value-type="float" office:value="-369.3652" calcext:value-type="float">
            <text:p>-369.3652</text:p>
          </table:table-cell>
          <table:table-cell office:value-type="float" office:value="389.696" calcext:value-type="float">
            <text:p>389.696</text:p>
          </table:table-cell>
          <table:table-cell office:value-type="float" office:value="-345.5634" calcext:value-type="float">
            <text:p>-345.5634</text:p>
          </table:table-cell>
          <table:table-cell office:value-type="float" office:value="0" calcext:value-type="float">
            <text:p>0</text:p>
          </table:table-cell>
          <table:table-cell office:value-type="float" office:value="11.41078" calcext:value-type="float">
            <text:p>11.4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2" calcext:value-type="float">
            <text:p>12082002</text:p>
          </table:table-cell>
          <table:table-cell office:value-type="float" office:value="205.4259" calcext:value-type="float">
            <text:p>205.4259</text:p>
          </table:table-cell>
          <table:table-cell office:value-type="float" office:value="13135.65" calcext:value-type="float">
            <text:p>13135.65</text:p>
          </table:table-cell>
          <table:table-cell office:value-type="float" office:value="0" calcext:value-type="float">
            <text:p>0</text:p>
          </table:table-cell>
          <table:table-cell office:value-type="float" office:value="21.26137" calcext:value-type="float">
            <text:p>21.26137</text:p>
          </table:table-cell>
          <table:table-cell office:value-type="float" office:value="-436.256" calcext:value-type="float">
            <text:p>-436.256</text:p>
          </table:table-cell>
          <table:table-cell office:value-type="float" office:value="1205.124" calcext:value-type="float">
            <text:p>1205.124</text:p>
          </table:table-cell>
          <table:table-cell office:value-type="float" office:value="-96.888" calcext:value-type="float">
            <text:p>-96.888</text:p>
          </table:table-cell>
          <table:table-cell office:value-type="float" office:value="81.75346" calcext:value-type="float">
            <text:p>81.75346</text:p>
          </table:table-cell>
          <table:table-cell office:value-type="float" office:value="96.02068" calcext:value-type="float">
            <text:p>96.02068</text:p>
          </table:table-cell>
          <table:table-cell office:value-type="float" office:value="0.1504613" calcext:value-type="float">
            <text:p>0.1504613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1055891" calcext:value-type="float">
            <text:p>0.001055891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55.95853" calcext:value-type="float">
            <text:p>55.95853</text:p>
          </table:table-cell>
          <table:table-cell office:value-type="float" office:value="0" calcext:value-type="float">
            <text:p>0</text:p>
          </table:table-cell>
          <table:table-cell office:value-type="float" office:value="375.6553" calcext:value-type="float">
            <text:p>375.6553</text:p>
          </table:table-cell>
          <table:table-cell office:value-type="float" office:value="1045.918" calcext:value-type="float">
            <text:p>1045.918</text:p>
          </table:table-cell>
          <table:table-cell office:value-type="float" office:value="1287.661" calcext:value-type="float">
            <text:p>1287.661</text:p>
          </table:table-cell>
          <table:table-cell office:value-type="float" office:value="1291.113" calcext:value-type="float">
            <text:p>1291.113</text:p>
          </table:table-cell>
          <table:table-cell office:value-type="float" office:value="775.9693" calcext:value-type="float">
            <text:p>775.9693</text:p>
          </table:table-cell>
          <table:table-cell office:value-type="float" office:value="1086.823" calcext:value-type="float">
            <text:p>1086.823</text:p>
          </table:table-cell>
          <table:table-cell office:value-type="float" office:value="413.8519" calcext:value-type="float">
            <text:p>413.8519</text:p>
          </table:table-cell>
          <table:table-cell office:value-type="float" office:value="1863.799" calcext:value-type="float">
            <text:p>1863.799</text:p>
          </table:table-cell>
          <table:table-cell office:value-type="float" office:value="2098.022" calcext:value-type="float">
            <text:p>2098.022</text:p>
          </table:table-cell>
          <table:table-cell office:value-type="float" office:value="1673.278" calcext:value-type="float">
            <text:p>1673.278</text:p>
          </table:table-cell>
          <table:table-cell office:value-type="float" office:value="584.1261" calcext:value-type="float">
            <text:p>584.1261</text:p>
          </table:table-cell>
          <table:table-cell office:value-type="float" office:value="570.2797" calcext:value-type="float">
            <text:p>570.2797</text:p>
          </table:table-cell>
          <table:table-cell office:value-type="float" office:value="142.8547" calcext:value-type="float">
            <text:p>142.8547</text:p>
          </table:table-cell>
          <table:table-cell office:value-type="float" office:value="35.70811" calcext:value-type="float">
            <text:p>35.70811</text:p>
          </table:table-cell>
          <table:table-cell office:value-type="float" office:value="0" calcext:value-type="float">
            <text:p>0</text:p>
          </table:table-cell>
          <table:table-cell office:value-type="float" office:value="-0.01183147" calcext:value-type="float">
            <text:p>-0.01183147</text:p>
          </table:table-cell>
          <table:table-cell office:value-type="float" office:value="0" calcext:value-type="float">
            <text:p>0</text:p>
          </table:table-cell>
          <table:table-cell office:value-type="float" office:value="2.950302" calcext:value-type="float">
            <text:p>2.950302</text:p>
          </table:table-cell>
          <table:table-cell office:value-type="float" office:value="770.8147" calcext:value-type="float">
            <text:p>770.8147</text:p>
          </table:table-cell>
          <table:table-cell office:value-type="float" office:value="-375.7582" calcext:value-type="float">
            <text:p>-375.7582</text:p>
          </table:table-cell>
          <table:table-cell office:value-type="float" office:value="395.0565" calcext:value-type="float">
            <text:p>395.0565</text:p>
          </table:table-cell>
          <table:table-cell office:value-type="float" office:value="-346.7037" calcext:value-type="float">
            <text:p>-346.7037</text:p>
          </table:table-cell>
          <table:table-cell office:value-type="float" office:value="0" calcext:value-type="float">
            <text:p>0</text:p>
          </table:table-cell>
          <table:table-cell office:value-type="float" office:value="12.07097" calcext:value-type="float">
            <text:p>12.07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2" calcext:value-type="float">
            <text:p>13082002</text:p>
          </table:table-cell>
          <table:table-cell office:value-type="float" office:value="203.8437" calcext:value-type="float">
            <text:p>203.8437</text:p>
          </table:table-cell>
          <table:table-cell office:value-type="float" office:value="13135.53" calcext:value-type="float">
            <text:p>13135.53</text:p>
          </table:table-cell>
          <table:table-cell office:value-type="float" office:value="0" calcext:value-type="float">
            <text:p>0</text:p>
          </table:table-cell>
          <table:table-cell office:value-type="float" office:value="21.41323" calcext:value-type="float">
            <text:p>21.41323</text:p>
          </table:table-cell>
          <table:table-cell office:value-type="float" office:value="-439.3686" calcext:value-type="float">
            <text:p>-439.3686</text:p>
          </table:table-cell>
          <table:table-cell office:value-type="float" office:value="1214.203" calcext:value-type="float">
            <text:p>1214.203</text:p>
          </table:table-cell>
          <table:table-cell office:value-type="float" office:value="-98.39745" calcext:value-type="float">
            <text:p>-98.39745</text:p>
          </table:table-cell>
          <table:table-cell office:value-type="float" office:value="82.43224" calcext:value-type="float">
            <text:p>82.43224</text:p>
          </table:table-cell>
          <table:table-cell office:value-type="float" office:value="94.68041" calcext:value-type="float">
            <text:p>94.68041</text:p>
          </table:table-cell>
          <table:table-cell office:value-type="float" office:value="0.1510303" calcext:value-type="float">
            <text:p>0.1510303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1055891" calcext:value-type="float">
            <text:p>0.001055891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69.50646" calcext:value-type="float">
            <text:p>69.50646</text:p>
          </table:table-cell>
          <table:table-cell office:value-type="float" office:value="0" calcext:value-type="float">
            <text:p>0</text:p>
          </table:table-cell>
          <table:table-cell office:value-type="float" office:value="375.955" calcext:value-type="float">
            <text:p>375.955</text:p>
          </table:table-cell>
          <table:table-cell office:value-type="float" office:value="1045.78" calcext:value-type="float">
            <text:p>1045.78</text:p>
          </table:table-cell>
          <table:table-cell office:value-type="float" office:value="1287.561" calcext:value-type="float">
            <text:p>1287.561</text:p>
          </table:table-cell>
          <table:table-cell office:value-type="float" office:value="1291.022" calcext:value-type="float">
            <text:p>1291.022</text:p>
          </table:table-cell>
          <table:table-cell office:value-type="float" office:value="775.902" calcext:value-type="float">
            <text:p>775.902</text:p>
          </table:table-cell>
          <table:table-cell office:value-type="float" office:value="1086.749" calcext:value-type="float">
            <text:p>1086.749</text:p>
          </table:table-cell>
          <table:table-cell office:value-type="float" office:value="413.8272" calcext:value-type="float">
            <text:p>413.8272</text:p>
          </table:table-cell>
          <table:table-cell office:value-type="float" office:value="1863.707" calcext:value-type="float">
            <text:p>1863.707</text:p>
          </table:table-cell>
          <table:table-cell office:value-type="float" office:value="2097.949" calcext:value-type="float">
            <text:p>2097.949</text:p>
          </table:table-cell>
          <table:table-cell office:value-type="float" office:value="1673.235" calcext:value-type="float">
            <text:p>1673.235</text:p>
          </table:table-cell>
          <table:table-cell office:value-type="float" office:value="584.122" calcext:value-type="float">
            <text:p>584.122</text:p>
          </table:table-cell>
          <table:table-cell office:value-type="float" office:value="570.3204" calcext:value-type="float">
            <text:p>570.3204</text:p>
          </table:table-cell>
          <table:table-cell office:value-type="float" office:value="142.8546" calcext:value-type="float">
            <text:p>142.8546</text:p>
          </table:table-cell>
          <table:table-cell office:value-type="float" office:value="35.70809" calcext:value-type="float">
            <text:p>35.70809</text:p>
          </table:table-cell>
          <table:table-cell office:value-type="float" office:value="0" calcext:value-type="float">
            <text:p>0</text:p>
          </table:table-cell>
          <table:table-cell office:value-type="float" office:value="-0.01200816" calcext:value-type="float">
            <text:p>-0.01200816</text:p>
          </table:table-cell>
          <table:table-cell office:value-type="float" office:value="0" calcext:value-type="float">
            <text:p>0</text:p>
          </table:table-cell>
          <table:table-cell office:value-type="float" office:value="2.971937" calcext:value-type="float">
            <text:p>2.971937</text:p>
          </table:table-cell>
          <table:table-cell office:value-type="float" office:value="791.9354" calcext:value-type="float">
            <text:p>791.9354</text:p>
          </table:table-cell>
          <table:table-cell office:value-type="float" office:value="-381.7298" calcext:value-type="float">
            <text:p>-381.7298</text:p>
          </table:table-cell>
          <table:table-cell office:value-type="float" office:value="410.2056" calcext:value-type="float">
            <text:p>410.2056</text:p>
          </table:table-cell>
          <table:table-cell office:value-type="float" office:value="-348.4996" calcext:value-type="float">
            <text:p>-348.4996</text:p>
          </table:table-cell>
          <table:table-cell office:value-type="float" office:value="0" calcext:value-type="float">
            <text:p>0</text:p>
          </table:table-cell>
          <table:table-cell office:value-type="float" office:value="12.26222" calcext:value-type="float">
            <text:p>12.26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2" calcext:value-type="float">
            <text:p>14082002</text:p>
          </table:table-cell>
          <table:table-cell office:value-type="float" office:value="202.0223" calcext:value-type="float">
            <text:p>202.0223</text:p>
          </table:table-cell>
          <table:table-cell office:value-type="float" office:value="13135.56" calcext:value-type="float">
            <text:p>13135.56</text:p>
          </table:table-cell>
          <table:table-cell office:value-type="float" office:value="0" calcext:value-type="float">
            <text:p>0</text:p>
          </table:table-cell>
          <table:table-cell office:value-type="float" office:value="21.70536" calcext:value-type="float">
            <text:p>21.70536</text:p>
          </table:table-cell>
          <table:table-cell office:value-type="float" office:value="-443.322" calcext:value-type="float">
            <text:p>-443.322</text:p>
          </table:table-cell>
          <table:table-cell office:value-type="float" office:value="1227.697" calcext:value-type="float">
            <text:p>1227.697</text:p>
          </table:table-cell>
          <table:table-cell office:value-type="float" office:value="-100.18" calcext:value-type="float">
            <text:p>-100.18</text:p>
          </table:table-cell>
          <table:table-cell office:value-type="float" office:value="83.25765" calcext:value-type="float">
            <text:p>83.25765</text:p>
          </table:table-cell>
          <table:table-cell office:value-type="float" office:value="93.08224" calcext:value-type="float">
            <text:p>93.08224</text:p>
          </table:table-cell>
          <table:table-cell office:value-type="float" office:value="0.1520554" calcext:value-type="float">
            <text:p>0.1520554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1055891" calcext:value-type="float">
            <text:p>0.001055891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79.51087" calcext:value-type="float">
            <text:p>79.51087</text:p>
          </table:table-cell>
          <table:table-cell office:value-type="float" office:value="0" calcext:value-type="float">
            <text:p>0</text:p>
          </table:table-cell>
          <table:table-cell office:value-type="float" office:value="376.4084" calcext:value-type="float">
            <text:p>376.4084</text:p>
          </table:table-cell>
          <table:table-cell office:value-type="float" office:value="1045.64" calcext:value-type="float">
            <text:p>1045.64</text:p>
          </table:table-cell>
          <table:table-cell office:value-type="float" office:value="1287.459" calcext:value-type="float">
            <text:p>1287.459</text:p>
          </table:table-cell>
          <table:table-cell office:value-type="float" office:value="1290.938" calcext:value-type="float">
            <text:p>1290.938</text:p>
          </table:table-cell>
          <table:table-cell office:value-type="float" office:value="775.8378" calcext:value-type="float">
            <text:p>775.8378</text:p>
          </table:table-cell>
          <table:table-cell office:value-type="float" office:value="1086.682" calcext:value-type="float">
            <text:p>1086.682</text:p>
          </table:table-cell>
          <table:table-cell office:value-type="float" office:value="413.8047" calcext:value-type="float">
            <text:p>413.8047</text:p>
          </table:table-cell>
          <table:table-cell office:value-type="float" office:value="1863.618" calcext:value-type="float">
            <text:p>1863.618</text:p>
          </table:table-cell>
          <table:table-cell office:value-type="float" office:value="2097.876" calcext:value-type="float">
            <text:p>2097.876</text:p>
          </table:table-cell>
          <table:table-cell office:value-type="float" office:value="1673.193" calcext:value-type="float">
            <text:p>1673.193</text:p>
          </table:table-cell>
          <table:table-cell office:value-type="float" office:value="584.1179" calcext:value-type="float">
            <text:p>584.1179</text:p>
          </table:table-cell>
          <table:table-cell office:value-type="float" office:value="570.3616" calcext:value-type="float">
            <text:p>570.3616</text:p>
          </table:table-cell>
          <table:table-cell office:value-type="float" office:value="142.8546" calcext:value-type="float">
            <text:p>142.8546</text:p>
          </table:table-cell>
          <table:table-cell office:value-type="float" office:value="35.70807" calcext:value-type="float">
            <text:p>35.70807</text:p>
          </table:table-cell>
          <table:table-cell office:value-type="float" office:value="0" calcext:value-type="float">
            <text:p>0</text:p>
          </table:table-cell>
          <table:table-cell office:value-type="float" office:value="-0.01204433" calcext:value-type="float">
            <text:p>-0.01204433</text:p>
          </table:table-cell>
          <table:table-cell office:value-type="float" office:value="0" calcext:value-type="float">
            <text:p>0</text:p>
          </table:table-cell>
          <table:table-cell office:value-type="float" office:value="2.993855" calcext:value-type="float">
            <text:p>2.993855</text:p>
          </table:table-cell>
          <table:table-cell office:value-type="float" office:value="812.6998" calcext:value-type="float">
            <text:p>812.6998</text:p>
          </table:table-cell>
          <table:table-cell office:value-type="float" office:value="-390.3238" calcext:value-type="float">
            <text:p>-390.3238</text:p>
          </table:table-cell>
          <table:table-cell office:value-type="float" office:value="422.376" calcext:value-type="float">
            <text:p>422.376</text:p>
          </table:table-cell>
          <table:table-cell office:value-type="float" office:value="-350.5187" calcext:value-type="float">
            <text:p>-350.5187</text:p>
          </table:table-cell>
          <table:table-cell office:value-type="float" office:value="0" calcext:value-type="float">
            <text:p>0</text:p>
          </table:table-cell>
          <table:table-cell office:value-type="float" office:value="12.10826" calcext:value-type="float">
            <text:p>12.1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2" calcext:value-type="float">
            <text:p>15082002</text:p>
          </table:table-cell>
          <table:table-cell office:value-type="float" office:value="200.9247" calcext:value-type="float">
            <text:p>200.9247</text:p>
          </table:table-cell>
          <table:table-cell office:value-type="float" office:value="13135.35" calcext:value-type="float">
            <text:p>13135.35</text:p>
          </table:table-cell>
          <table:table-cell office:value-type="float" office:value="0" calcext:value-type="float">
            <text:p>0</text:p>
          </table:table-cell>
          <table:table-cell office:value-type="float" office:value="21.87945" calcext:value-type="float">
            <text:p>21.87945</text:p>
          </table:table-cell>
          <table:table-cell office:value-type="float" office:value="-446.6266" calcext:value-type="float">
            <text:p>-446.6266</text:p>
          </table:table-cell>
          <table:table-cell office:value-type="float" office:value="1237.763" calcext:value-type="float">
            <text:p>1237.763</text:p>
          </table:table-cell>
          <table:table-cell office:value-type="float" office:value="-102.1124" calcext:value-type="float">
            <text:p>-102.1124</text:p>
          </table:table-cell>
          <table:table-cell office:value-type="float" office:value="83.42908" calcext:value-type="float">
            <text:p>83.42908</text:p>
          </table:table-cell>
          <table:table-cell office:value-type="float" office:value="92.16721" calcext:value-type="float">
            <text:p>92.16721</text:p>
          </table:table-cell>
          <table:table-cell office:value-type="float" office:value="0.153492" calcext:value-type="float">
            <text:p>0.153492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1055891" calcext:value-type="float">
            <text:p>0.001055891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89.45473" calcext:value-type="float">
            <text:p>89.45473</text:p>
          </table:table-cell>
          <table:table-cell office:value-type="float" office:value="0" calcext:value-type="float">
            <text:p>0</text:p>
          </table:table-cell>
          <table:table-cell office:value-type="float" office:value="376.6657" calcext:value-type="float">
            <text:p>376.6657</text:p>
          </table:table-cell>
          <table:table-cell office:value-type="float" office:value="1045.506" calcext:value-type="float">
            <text:p>1045.506</text:p>
          </table:table-cell>
          <table:table-cell office:value-type="float" office:value="1287.351" calcext:value-type="float">
            <text:p>1287.351</text:p>
          </table:table-cell>
          <table:table-cell office:value-type="float" office:value="1290.85" calcext:value-type="float">
            <text:p>1290.85</text:p>
          </table:table-cell>
          <table:table-cell office:value-type="float" office:value="775.7701" calcext:value-type="float">
            <text:p>775.7701</text:p>
          </table:table-cell>
          <table:table-cell office:value-type="float" office:value="1086.615" calcext:value-type="float">
            <text:p>1086.615</text:p>
          </table:table-cell>
          <table:table-cell office:value-type="float" office:value="413.7829" calcext:value-type="float">
            <text:p>413.7829</text:p>
          </table:table-cell>
          <table:table-cell office:value-type="float" office:value="1863.531" calcext:value-type="float">
            <text:p>1863.531</text:p>
          </table:table-cell>
          <table:table-cell office:value-type="float" office:value="2097.805" calcext:value-type="float">
            <text:p>2097.805</text:p>
          </table:table-cell>
          <table:table-cell office:value-type="float" office:value="1673.15" calcext:value-type="float">
            <text:p>1673.15</text:p>
          </table:table-cell>
          <table:table-cell office:value-type="float" office:value="584.1136" calcext:value-type="float">
            <text:p>584.1136</text:p>
          </table:table-cell>
          <table:table-cell office:value-type="float" office:value="570.4052" calcext:value-type="float">
            <text:p>570.4052</text:p>
          </table:table-cell>
          <table:table-cell office:value-type="float" office:value="142.8545" calcext:value-type="float">
            <text:p>142.8545</text:p>
          </table:table-cell>
          <table:table-cell office:value-type="float" office:value="35.70805" calcext:value-type="float">
            <text:p>35.70805</text:p>
          </table:table-cell>
          <table:table-cell office:value-type="float" office:value="0" calcext:value-type="float">
            <text:p>0</text:p>
          </table:table-cell>
          <table:table-cell office:value-type="float" office:value="-0.01206959" calcext:value-type="float">
            <text:p>-0.01206959</text:p>
          </table:table-cell>
          <table:table-cell office:value-type="float" office:value="0" calcext:value-type="float">
            <text:p>0</text:p>
          </table:table-cell>
          <table:table-cell office:value-type="float" office:value="3.017674" calcext:value-type="float">
            <text:p>3.017674</text:p>
          </table:table-cell>
          <table:table-cell office:value-type="float" office:value="832.8318" calcext:value-type="float">
            <text:p>832.8318</text:p>
          </table:table-cell>
          <table:table-cell office:value-type="float" office:value="-399.1447" calcext:value-type="float">
            <text:p>-399.1447</text:p>
          </table:table-cell>
          <table:table-cell office:value-type="float" office:value="433.6871" calcext:value-type="float">
            <text:p>433.6871</text:p>
          </table:table-cell>
          <table:table-cell office:value-type="float" office:value="-351.9297" calcext:value-type="float">
            <text:p>-351.9297</text:p>
          </table:table-cell>
          <table:table-cell office:value-type="float" office:value="0" calcext:value-type="float">
            <text:p>0</text:p>
          </table:table-cell>
          <table:table-cell office:value-type="float" office:value="12.14451" calcext:value-type="float">
            <text:p>12.14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2" calcext:value-type="float">
            <text:p>16082002</text:p>
          </table:table-cell>
          <table:table-cell office:value-type="float" office:value="198.7271" calcext:value-type="float">
            <text:p>198.7271</text:p>
          </table:table-cell>
          <table:table-cell office:value-type="float" office:value="13135.51" calcext:value-type="float">
            <text:p>13135.51</text:p>
          </table:table-cell>
          <table:table-cell office:value-type="float" office:value="0" calcext:value-type="float">
            <text:p>0</text:p>
          </table:table-cell>
          <table:table-cell office:value-type="float" office:value="22.06431" calcext:value-type="float">
            <text:p>22.06431</text:p>
          </table:table-cell>
          <table:table-cell office:value-type="float" office:value="-450.4671" calcext:value-type="float">
            <text:p>-450.4671</text:p>
          </table:table-cell>
          <table:table-cell office:value-type="float" office:value="1247.817" calcext:value-type="float">
            <text:p>1247.817</text:p>
          </table:table-cell>
          <table:table-cell office:value-type="float" office:value="-104.1732" calcext:value-type="float">
            <text:p>-104.1732</text:p>
          </table:table-cell>
          <table:table-cell office:value-type="float" office:value="84.22678" calcext:value-type="float">
            <text:p>84.22678</text:p>
          </table:table-cell>
          <table:table-cell office:value-type="float" office:value="90.08923" calcext:value-type="float">
            <text:p>90.08923</text:p>
          </table:table-cell>
          <table:table-cell office:value-type="float" office:value="0.15457" calcext:value-type="float">
            <text:p>0.15457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1095316" calcext:value-type="float">
            <text:p>0.001095316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351" calcext:value-type="float">
            <text:p>-0.0103351</text:p>
          </table:table-cell>
          <table:table-cell office:value-type="float" office:value="370" calcext:value-type="float">
            <text:p>370</text:p>
          </table:table-cell>
          <table:table-cell office:value-type="float" office:value="96.62772" calcext:value-type="float">
            <text:p>96.62772</text:p>
          </table:table-cell>
          <table:table-cell office:value-type="float" office:value="0" calcext:value-type="float">
            <text:p>0</text:p>
          </table:table-cell>
          <table:table-cell office:value-type="float" office:value="377.278" calcext:value-type="float">
            <text:p>377.278</text:p>
          </table:table-cell>
          <table:table-cell office:value-type="float" office:value="1045.408" calcext:value-type="float">
            <text:p>1045.408</text:p>
          </table:table-cell>
          <table:table-cell office:value-type="float" office:value="1287.245" calcext:value-type="float">
            <text:p>1287.245</text:p>
          </table:table-cell>
          <table:table-cell office:value-type="float" office:value="1290.777" calcext:value-type="float">
            <text:p>1290.777</text:p>
          </table:table-cell>
          <table:table-cell office:value-type="float" office:value="775.7102" calcext:value-type="float">
            <text:p>775.7102</text:p>
          </table:table-cell>
          <table:table-cell office:value-type="float" office:value="1086.55" calcext:value-type="float">
            <text:p>1086.55</text:p>
          </table:table-cell>
          <table:table-cell office:value-type="float" office:value="413.7631" calcext:value-type="float">
            <text:p>413.7631</text:p>
          </table:table-cell>
          <table:table-cell office:value-type="float" office:value="1863.454" calcext:value-type="float">
            <text:p>1863.454</text:p>
          </table:table-cell>
          <table:table-cell office:value-type="float" office:value="2097.735" calcext:value-type="float">
            <text:p>2097.735</text:p>
          </table:table-cell>
          <table:table-cell office:value-type="float" office:value="1673.108" calcext:value-type="float">
            <text:p>1673.108</text:p>
          </table:table-cell>
          <table:table-cell office:value-type="float" office:value="584.1094" calcext:value-type="float">
            <text:p>584.1094</text:p>
          </table:table-cell>
          <table:table-cell office:value-type="float" office:value="570.4517" calcext:value-type="float">
            <text:p>570.4517</text:p>
          </table:table-cell>
          <table:table-cell office:value-type="float" office:value="142.8545" calcext:value-type="float">
            <text:p>142.8545</text:p>
          </table:table-cell>
          <table:table-cell office:value-type="float" office:value="35.70803" calcext:value-type="float">
            <text:p>35.70803</text:p>
          </table:table-cell>
          <table:table-cell office:value-type="float" office:value="0" calcext:value-type="float">
            <text:p>0</text:p>
          </table:table-cell>
          <table:table-cell office:value-type="float" office:value="-0.0122016" calcext:value-type="float">
            <text:p>-0.0122016</text:p>
          </table:table-cell>
          <table:table-cell office:value-type="float" office:value="0" calcext:value-type="float">
            <text:p>0</text:p>
          </table:table-cell>
          <table:table-cell office:value-type="float" office:value="3.043473" calcext:value-type="float">
            <text:p>3.043473</text:p>
          </table:table-cell>
          <table:table-cell office:value-type="float" office:value="851.4722" calcext:value-type="float">
            <text:p>851.4722</text:p>
          </table:table-cell>
          <table:table-cell office:value-type="float" office:value="-408.8372" calcext:value-type="float">
            <text:p>-408.8372</text:p>
          </table:table-cell>
          <table:table-cell office:value-type="float" office:value="442.635" calcext:value-type="float">
            <text:p>442.635</text:p>
          </table:table-cell>
          <table:table-cell office:value-type="float" office:value="-354.0889" calcext:value-type="float">
            <text:p>-354.0889</text:p>
          </table:table-cell>
          <table:table-cell office:value-type="float" office:value="0" calcext:value-type="float">
            <text:p>0</text:p>
          </table:table-cell>
          <table:table-cell office:value-type="float" office:value="12.52129" calcext:value-type="float">
            <text:p>12.52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2" calcext:value-type="float">
            <text:p>17082002</text:p>
          </table:table-cell>
          <table:table-cell office:value-type="float" office:value="197.2746" calcext:value-type="float">
            <text:p>197.2746</text:p>
          </table:table-cell>
          <table:table-cell office:value-type="float" office:value="13135.77" calcext:value-type="float">
            <text:p>13135.77</text:p>
          </table:table-cell>
          <table:table-cell office:value-type="float" office:value="0" calcext:value-type="float">
            <text:p>0</text:p>
          </table:table-cell>
          <table:table-cell office:value-type="float" office:value="23.33694" calcext:value-type="float">
            <text:p>23.33694</text:p>
          </table:table-cell>
          <table:table-cell office:value-type="float" office:value="-454.6914" calcext:value-type="float">
            <text:p>-454.6914</text:p>
          </table:table-cell>
          <table:table-cell office:value-type="float" office:value="1260.476" calcext:value-type="float">
            <text:p>1260.476</text:p>
          </table:table-cell>
          <table:table-cell office:value-type="float" office:value="-106.2725" calcext:value-type="float">
            <text:p>-106.2725</text:p>
          </table:table-cell>
          <table:table-cell office:value-type="float" office:value="85.21663" calcext:value-type="float">
            <text:p>85.21663</text:p>
          </table:table-cell>
          <table:table-cell office:value-type="float" office:value="88.63765" calcext:value-type="float">
            <text:p>88.63765</text:p>
          </table:table-cell>
          <table:table-cell office:value-type="float" office:value="0.1552813" calcext:value-type="float">
            <text:p>0.1552813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150941" calcext:value-type="float">
            <text:p>0.00150941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039912" calcext:value-type="float">
            <text:p>-0.01039912</text:p>
          </table:table-cell>
          <table:table-cell office:value-type="float" office:value="370" calcext:value-type="float">
            <text:p>370</text:p>
          </table:table-cell>
          <table:table-cell office:value-type="float" office:value="107.8736" calcext:value-type="float">
            <text:p>107.8736</text:p>
          </table:table-cell>
          <table:table-cell office:value-type="float" office:value="0" calcext:value-type="float">
            <text:p>0</text:p>
          </table:table-cell>
          <table:table-cell office:value-type="float" office:value="378.0099" calcext:value-type="float">
            <text:p>378.0099</text:p>
          </table:table-cell>
          <table:table-cell office:value-type="float" office:value="1045.386" calcext:value-type="float">
            <text:p>1045.386</text:p>
          </table:table-cell>
          <table:table-cell office:value-type="float" office:value="1287.142" calcext:value-type="float">
            <text:p>1287.142</text:p>
          </table:table-cell>
          <table:table-cell office:value-type="float" office:value="1290.708" calcext:value-type="float">
            <text:p>1290.708</text:p>
          </table:table-cell>
          <table:table-cell office:value-type="float" office:value="775.6495" calcext:value-type="float">
            <text:p>775.6495</text:p>
          </table:table-cell>
          <table:table-cell office:value-type="float" office:value="1086.483" calcext:value-type="float">
            <text:p>1086.483</text:p>
          </table:table-cell>
          <table:table-cell office:value-type="float" office:value="413.7448" calcext:value-type="float">
            <text:p>413.7448</text:p>
          </table:table-cell>
          <table:table-cell office:value-type="float" office:value="1863.383" calcext:value-type="float">
            <text:p>1863.383</text:p>
          </table:table-cell>
          <table:table-cell office:value-type="float" office:value="2097.665" calcext:value-type="float">
            <text:p>2097.665</text:p>
          </table:table-cell>
          <table:table-cell office:value-type="float" office:value="1673.066" calcext:value-type="float">
            <text:p>1673.066</text:p>
          </table:table-cell>
          <table:table-cell office:value-type="float" office:value="584.1054" calcext:value-type="float">
            <text:p>584.1054</text:p>
          </table:table-cell>
          <table:table-cell office:value-type="float" office:value="570.4995" calcext:value-type="float">
            <text:p>570.4995</text:p>
          </table:table-cell>
          <table:table-cell office:value-type="float" office:value="142.8544" calcext:value-type="float">
            <text:p>142.8544</text:p>
          </table:table-cell>
          <table:table-cell office:value-type="float" office:value="35.708" calcext:value-type="float">
            <text:p>35.708</text:p>
          </table:table-cell>
          <table:table-cell office:value-type="float" office:value="0" calcext:value-type="float">
            <text:p>0</text:p>
          </table:table-cell>
          <table:table-cell office:value-type="float" office:value="-0.01237399" calcext:value-type="float">
            <text:p>-0.01237399</text:p>
          </table:table-cell>
          <table:table-cell office:value-type="float" office:value="0" calcext:value-type="float">
            <text:p>0</text:p>
          </table:table-cell>
          <table:table-cell office:value-type="float" office:value="3.030364" calcext:value-type="float">
            <text:p>3.030364</text:p>
          </table:table-cell>
          <table:table-cell office:value-type="float" office:value="872.3185" calcext:value-type="float">
            <text:p>872.3185</text:p>
          </table:table-cell>
          <table:table-cell office:value-type="float" office:value="-416.3123" calcext:value-type="float">
            <text:p>-416.3123</text:p>
          </table:table-cell>
          <table:table-cell office:value-type="float" office:value="456.0063" calcext:value-type="float">
            <text:p>456.0063</text:p>
          </table:table-cell>
          <table:table-cell office:value-type="float" office:value="-356.4966" calcext:value-type="float">
            <text:p>-356.4966</text:p>
          </table:table-cell>
          <table:table-cell office:value-type="float" office:value="0" calcext:value-type="float">
            <text:p>0</text:p>
          </table:table-cell>
          <table:table-cell office:value-type="float" office:value="12.80079" calcext:value-type="float">
            <text:p>12.80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2" calcext:value-type="float">
            <text:p>18082002</text:p>
          </table:table-cell>
          <table:table-cell office:value-type="float" office:value="197.0627" calcext:value-type="float">
            <text:p>197.0627</text:p>
          </table:table-cell>
          <table:table-cell office:value-type="float" office:value="13135.93" calcext:value-type="float">
            <text:p>13135.93</text:p>
          </table:table-cell>
          <table:table-cell office:value-type="float" office:value="0" calcext:value-type="float">
            <text:p>0</text:p>
          </table:table-cell>
          <table:table-cell office:value-type="float" office:value="25.2908" calcext:value-type="float">
            <text:p>25.2908</text:p>
          </table:table-cell>
          <table:table-cell office:value-type="float" office:value="-458.5373" calcext:value-type="float">
            <text:p>-458.5373</text:p>
          </table:table-cell>
          <table:table-cell office:value-type="float" office:value="1271.692" calcext:value-type="float">
            <text:p>1271.692</text:p>
          </table:table-cell>
          <table:table-cell office:value-type="float" office:value="-108.2265" calcext:value-type="float">
            <text:p>-108.2265</text:p>
          </table:table-cell>
          <table:table-cell office:value-type="float" office:value="85.87331" calcext:value-type="float">
            <text:p>85.87331</text:p>
          </table:table-cell>
          <table:table-cell office:value-type="float" office:value="88.48566" calcext:value-type="float">
            <text:p>88.48566</text:p>
          </table:table-cell>
          <table:table-cell office:value-type="float" office:value="0.1563733" calcext:value-type="float">
            <text:p>0.1563733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150941" calcext:value-type="float">
            <text:p>0.00150941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151275" calcext:value-type="float">
            <text:p>-0.01151275</text:p>
          </table:table-cell>
          <table:table-cell office:value-type="float" office:value="370" calcext:value-type="float">
            <text:p>370</text:p>
          </table:table-cell>
          <table:table-cell office:value-type="float" office:value="109.0596" calcext:value-type="float">
            <text:p>109.0596</text:p>
          </table:table-cell>
          <table:table-cell office:value-type="float" office:value="0" calcext:value-type="float">
            <text:p>0</text:p>
          </table:table-cell>
          <table:table-cell office:value-type="float" office:value="378.5418" calcext:value-type="float">
            <text:p>378.5418</text:p>
          </table:table-cell>
          <table:table-cell office:value-type="float" office:value="1045.3" calcext:value-type="float">
            <text:p>1045.3</text:p>
          </table:table-cell>
          <table:table-cell office:value-type="float" office:value="1287.078" calcext:value-type="float">
            <text:p>1287.078</text:p>
          </table:table-cell>
          <table:table-cell office:value-type="float" office:value="1290.665" calcext:value-type="float">
            <text:p>1290.665</text:p>
          </table:table-cell>
          <table:table-cell office:value-type="float" office:value="775.5978" calcext:value-type="float">
            <text:p>775.5978</text:p>
          </table:table-cell>
          <table:table-cell office:value-type="float" office:value="1086.429" calcext:value-type="float">
            <text:p>1086.429</text:p>
          </table:table-cell>
          <table:table-cell office:value-type="float" office:value="413.7294" calcext:value-type="float">
            <text:p>413.7294</text:p>
          </table:table-cell>
          <table:table-cell office:value-type="float" office:value="1863.315" calcext:value-type="float">
            <text:p>1863.315</text:p>
          </table:table-cell>
          <table:table-cell office:value-type="float" office:value="2097.598" calcext:value-type="float">
            <text:p>2097.598</text:p>
          </table:table-cell>
          <table:table-cell office:value-type="float" office:value="1673.025" calcext:value-type="float">
            <text:p>1673.025</text:p>
          </table:table-cell>
          <table:table-cell office:value-type="float" office:value="584.1016" calcext:value-type="float">
            <text:p>584.1016</text:p>
          </table:table-cell>
          <table:table-cell office:value-type="float" office:value="570.5602" calcext:value-type="float">
            <text:p>570.5602</text:p>
          </table:table-cell>
          <table:table-cell office:value-type="float" office:value="142.8544" calcext:value-type="float">
            <text:p>142.8544</text:p>
          </table:table-cell>
          <table:table-cell office:value-type="float" office:value="35.70802" calcext:value-type="float">
            <text:p>35.70802</text:p>
          </table:table-cell>
          <table:table-cell office:value-type="float" office:value="0" calcext:value-type="float">
            <text:p>0</text:p>
          </table:table-cell>
          <table:table-cell office:value-type="float" office:value="-0.01238302" calcext:value-type="float">
            <text:p>-0.01238302</text:p>
          </table:table-cell>
          <table:table-cell office:value-type="float" office:value="0" calcext:value-type="float">
            <text:p>0</text:p>
          </table:table-cell>
          <table:table-cell office:value-type="float" office:value="2.993652" calcext:value-type="float">
            <text:p>2.993652</text:p>
          </table:table-cell>
          <table:table-cell office:value-type="float" office:value="881.6178" calcext:value-type="float">
            <text:p>881.6178</text:p>
          </table:table-cell>
          <table:table-cell office:value-type="float" office:value="-422.5378" calcext:value-type="float">
            <text:p>-422.5378</text:p>
          </table:table-cell>
          <table:table-cell office:value-type="float" office:value="459.08" calcext:value-type="float">
            <text:p>459.08</text:p>
          </table:table-cell>
          <table:table-cell office:value-type="float" office:value="-358.4492" calcext:value-type="float">
            <text:p>-358.4492</text:p>
          </table:table-cell>
          <table:table-cell office:value-type="float" office:value="0" calcext:value-type="float">
            <text:p>0</text:p>
          </table:table-cell>
          <table:table-cell office:value-type="float" office:value="12.85975" calcext:value-type="float">
            <text:p>12.85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2" calcext:value-type="float">
            <text:p>19082002</text:p>
          </table:table-cell>
          <table:table-cell office:value-type="float" office:value="195.265" calcext:value-type="float">
            <text:p>195.265</text:p>
          </table:table-cell>
          <table:table-cell office:value-type="float" office:value="13136.09" calcext:value-type="float">
            <text:p>13136.09</text:p>
          </table:table-cell>
          <table:table-cell office:value-type="float" office:value="0" calcext:value-type="float">
            <text:p>0</text:p>
          </table:table-cell>
          <table:table-cell office:value-type="float" office:value="25.69115" calcext:value-type="float">
            <text:p>25.69115</text:p>
          </table:table-cell>
          <table:table-cell office:value-type="float" office:value="-462.5203" calcext:value-type="float">
            <text:p>-462.5203</text:p>
          </table:table-cell>
          <table:table-cell office:value-type="float" office:value="1284.201" calcext:value-type="float">
            <text:p>1284.201</text:p>
          </table:table-cell>
          <table:table-cell office:value-type="float" office:value="-110.2192" calcext:value-type="float">
            <text:p>-110.2192</text:p>
          </table:table-cell>
          <table:table-cell office:value-type="float" office:value="86.33723" calcext:value-type="float">
            <text:p>86.33723</text:p>
          </table:table-cell>
          <table:table-cell office:value-type="float" office:value="86.6957" calcext:value-type="float">
            <text:p>86.6957</text:p>
          </table:table-cell>
          <table:table-cell office:value-type="float" office:value="0.1575969" calcext:value-type="float">
            <text:p>0.1575969</text:p>
          </table:table-cell>
          <table:table-cell office:value-type="float" office:value="0.01124997" calcext:value-type="float">
            <text:p>0.01124997</text:p>
          </table:table-cell>
          <table:table-cell office:value-type="float" office:value="0.001509411" calcext:value-type="float">
            <text:p>0.001509411</text:p>
          </table:table-cell>
          <table:table-cell office:value-type="float" office:value="0.002099567" calcext:value-type="float">
            <text:p>0.002099567</text:p>
          </table:table-cell>
          <table:table-cell office:value-type="float" office:value="-0.0126912" calcext:value-type="float">
            <text:p>-0.0126912</text:p>
          </table:table-cell>
          <table:table-cell office:value-type="float" office:value="370" calcext:value-type="float">
            <text:p>370</text:p>
          </table:table-cell>
          <table:table-cell office:value-type="float" office:value="119.1666" calcext:value-type="float">
            <text:p>119.1666</text:p>
          </table:table-cell>
          <table:table-cell office:value-type="float" office:value="0" calcext:value-type="float">
            <text:p>0</text:p>
          </table:table-cell>
          <table:table-cell office:value-type="float" office:value="379.0887" calcext:value-type="float">
            <text:p>379.0887</text:p>
          </table:table-cell>
          <table:table-cell office:value-type="float" office:value="1045.214" calcext:value-type="float">
            <text:p>1045.214</text:p>
          </table:table-cell>
          <table:table-cell office:value-type="float" office:value="1287.013" calcext:value-type="float">
            <text:p>1287.013</text:p>
          </table:table-cell>
          <table:table-cell office:value-type="float" office:value="1290.625" calcext:value-type="float">
            <text:p>1290.625</text:p>
          </table:table-cell>
          <table:table-cell office:value-type="float" office:value="775.5538" calcext:value-type="float">
            <text:p>775.5538</text:p>
          </table:table-cell>
          <table:table-cell office:value-type="float" office:value="1086.379" calcext:value-type="float">
            <text:p>1086.379</text:p>
          </table:table-cell>
          <table:table-cell office:value-type="float" office:value="413.7195" calcext:value-type="float">
            <text:p>413.7195</text:p>
          </table:table-cell>
          <table:table-cell office:value-type="float" office:value="1863.25" calcext:value-type="float">
            <text:p>1863.25</text:p>
          </table:table-cell>
          <table:table-cell office:value-type="float" office:value="2097.531" calcext:value-type="float">
            <text:p>2097.531</text:p>
          </table:table-cell>
          <table:table-cell office:value-type="float" office:value="1672.984" calcext:value-type="float">
            <text:p>1672.984</text:p>
          </table:table-cell>
          <table:table-cell office:value-type="float" office:value="584.098" calcext:value-type="float">
            <text:p>584.098</text:p>
          </table:table-cell>
          <table:table-cell office:value-type="float" office:value="570.6393" calcext:value-type="float">
            <text:p>570.6393</text:p>
          </table:table-cell>
          <table:table-cell office:value-type="float" office:value="142.8543" calcext:value-type="float">
            <text:p>142.8543</text:p>
          </table:table-cell>
          <table:table-cell office:value-type="float" office:value="35.70805" calcext:value-type="float">
            <text:p>35.70805</text:p>
          </table:table-cell>
          <table:table-cell office:value-type="float" office:value="0" calcext:value-type="float">
            <text:p>0</text:p>
          </table:table-cell>
          <table:table-cell office:value-type="float" office:value="-0.01239219" calcext:value-type="float">
            <text:p>-0.01239219</text:p>
          </table:table-cell>
          <table:table-cell office:value-type="float" office:value="0" calcext:value-type="float">
            <text:p>0</text:p>
          </table:table-cell>
          <table:table-cell office:value-type="float" office:value="3.010653" calcext:value-type="float">
            <text:p>3.010653</text:p>
          </table:table-cell>
          <table:table-cell office:value-type="float" office:value="901.4737" calcext:value-type="float">
            <text:p>901.4737</text:p>
          </table:table-cell>
          <table:table-cell office:value-type="float" office:value="-430.2992" calcext:value-type="float">
            <text:p>-430.2992</text:p>
          </table:table-cell>
          <table:table-cell office:value-type="float" office:value="471.1745" calcext:value-type="float">
            <text:p>471.1745</text:p>
          </table:table-cell>
          <table:table-cell office:value-type="float" office:value="-360.423" calcext:value-type="float">
            <text:p>-360.423</text:p>
          </table:table-cell>
          <table:table-cell office:value-type="float" office:value="0" calcext:value-type="float">
            <text:p>0</text:p>
          </table:table-cell>
          <table:table-cell office:value-type="float" office:value="12.84198" calcext:value-type="float">
            <text:p>12.84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2" calcext:value-type="float">
            <text:p>20082002</text:p>
          </table:table-cell>
          <table:table-cell office:value-type="float" office:value="191.9861" calcext:value-type="float">
            <text:p>191.9861</text:p>
          </table:table-cell>
          <table:table-cell office:value-type="float" office:value="13136.69" calcext:value-type="float">
            <text:p>13136.69</text:p>
          </table:table-cell>
          <table:table-cell office:value-type="float" office:value="0" calcext:value-type="float">
            <text:p>0</text:p>
          </table:table-cell>
          <table:table-cell office:value-type="float" office:value="26.12023" calcext:value-type="float">
            <text:p>26.12023</text:p>
          </table:table-cell>
          <table:table-cell office:value-type="float" office:value="-466.935" calcext:value-type="float">
            <text:p>-466.935</text:p>
          </table:table-cell>
          <table:table-cell office:value-type="float" office:value="1293.141" calcext:value-type="float">
            <text:p>1293.141</text:p>
          </table:table-cell>
          <table:table-cell office:value-type="float" office:value="-112.3623" calcext:value-type="float">
            <text:p>-112.3623</text:p>
          </table:table-cell>
          <table:table-cell office:value-type="float" office:value="87.56437" calcext:value-type="float">
            <text:p>87.56437</text:p>
          </table:table-cell>
          <table:table-cell office:value-type="float" office:value="83.26279" calcext:value-type="float">
            <text:p>83.26279</text:p>
          </table:table-cell>
          <table:table-cell office:value-type="float" office:value="0.1578146" calcext:value-type="float">
            <text:p>0.1578146</text:p>
          </table:table-cell>
          <table:table-cell office:value-type="float" office:value="0.01504346" calcext:value-type="float">
            <text:p>0.01504346</text:p>
          </table:table-cell>
          <table:table-cell office:value-type="float" office:value="0.001980835" calcext:value-type="float">
            <text:p>0.001980835</text:p>
          </table:table-cell>
          <table:table-cell office:value-type="float" office:value="0.002634759" calcext:value-type="float">
            <text:p>0.002634759</text:p>
          </table:table-cell>
          <table:table-cell office:value-type="float" office:value="-0.01384584" calcext:value-type="float">
            <text:p>-0.01384584</text:p>
          </table:table-cell>
          <table:table-cell office:value-type="float" office:value="370" calcext:value-type="float">
            <text:p>370</text:p>
          </table:table-cell>
          <table:table-cell office:value-type="float" office:value="126.8597" calcext:value-type="float">
            <text:p>126.8597</text:p>
          </table:table-cell>
          <table:table-cell office:value-type="float" office:value="0" calcext:value-type="float">
            <text:p>0</text:p>
          </table:table-cell>
          <table:table-cell office:value-type="float" office:value="380.1489" calcext:value-type="float">
            <text:p>380.1489</text:p>
          </table:table-cell>
          <table:table-cell office:value-type="float" office:value="1045.212" calcext:value-type="float">
            <text:p>1045.212</text:p>
          </table:table-cell>
          <table:table-cell office:value-type="float" office:value="1286.948" calcext:value-type="float">
            <text:p>1286.948</text:p>
          </table:table-cell>
          <table:table-cell office:value-type="float" office:value="1290.577" calcext:value-type="float">
            <text:p>1290.577</text:p>
          </table:table-cell>
          <table:table-cell office:value-type="float" office:value="775.5169" calcext:value-type="float">
            <text:p>775.5169</text:p>
          </table:table-cell>
          <table:table-cell office:value-type="float" office:value="1086.328" calcext:value-type="float">
            <text:p>1086.328</text:p>
          </table:table-cell>
          <table:table-cell office:value-type="float" office:value="413.7094" calcext:value-type="float">
            <text:p>413.7094</text:p>
          </table:table-cell>
          <table:table-cell office:value-type="float" office:value="1863.187" calcext:value-type="float">
            <text:p>1863.187</text:p>
          </table:table-cell>
          <table:table-cell office:value-type="float" office:value="2097.467" calcext:value-type="float">
            <text:p>2097.467</text:p>
          </table:table-cell>
          <table:table-cell office:value-type="float" office:value="1672.949" calcext:value-type="float">
            <text:p>1672.949</text:p>
          </table:table-cell>
          <table:table-cell office:value-type="float" office:value="584.0946" calcext:value-type="float">
            <text:p>584.0946</text:p>
          </table:table-cell>
          <table:table-cell office:value-type="float" office:value="570.7123" calcext:value-type="float">
            <text:p>570.7123</text:p>
          </table:table-cell>
          <table:table-cell office:value-type="float" office:value="142.8542" calcext:value-type="float">
            <text:p>142.8542</text:p>
          </table:table-cell>
          <table:table-cell office:value-type="float" office:value="35.70807" calcext:value-type="float">
            <text:p>35.70807</text:p>
          </table:table-cell>
          <table:table-cell office:value-type="float" office:value="0" calcext:value-type="float">
            <text:p>0</text:p>
          </table:table-cell>
          <table:table-cell office:value-type="float" office:value="-0.01270521" calcext:value-type="float">
            <text:p>-0.01270521</text:p>
          </table:table-cell>
          <table:table-cell office:value-type="float" office:value="0" calcext:value-type="float">
            <text:p>0</text:p>
          </table:table-cell>
          <table:table-cell office:value-type="float" office:value="3.035209" calcext:value-type="float">
            <text:p>3.035209</text:p>
          </table:table-cell>
          <table:table-cell office:value-type="float" office:value="922.2275" calcext:value-type="float">
            <text:p>922.2275</text:p>
          </table:table-cell>
          <table:table-cell office:value-type="float" office:value="-441.0884" calcext:value-type="float">
            <text:p>-441.0884</text:p>
          </table:table-cell>
          <table:table-cell office:value-type="float" office:value="481.139" calcext:value-type="float">
            <text:p>481.139</text:p>
          </table:table-cell>
          <table:table-cell office:value-type="float" office:value="-363.4644" calcext:value-type="float">
            <text:p>-363.4644</text:p>
          </table:table-cell>
          <table:table-cell office:value-type="float" office:value="0" calcext:value-type="float">
            <text:p>0</text:p>
          </table:table-cell>
          <table:table-cell office:value-type="float" office:value="13.60958" calcext:value-type="float">
            <text:p>13.60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2" calcext:value-type="float">
            <text:p>21082002</text:p>
          </table:table-cell>
          <table:table-cell office:value-type="float" office:value="192.4391" calcext:value-type="float">
            <text:p>192.4391</text:p>
          </table:table-cell>
          <table:table-cell office:value-type="float" office:value="13137.54" calcext:value-type="float">
            <text:p>13137.54</text:p>
          </table:table-cell>
          <table:table-cell office:value-type="float" office:value="0" calcext:value-type="float">
            <text:p>0</text:p>
          </table:table-cell>
          <table:table-cell office:value-type="float" office:value="30.77723" calcext:value-type="float">
            <text:p>30.77723</text:p>
          </table:table-cell>
          <table:table-cell office:value-type="float" office:value="-471.2944" calcext:value-type="float">
            <text:p>-471.2944</text:p>
          </table:table-cell>
          <table:table-cell office:value-type="float" office:value="1304.644" calcext:value-type="float">
            <text:p>1304.644</text:p>
          </table:table-cell>
          <table:table-cell office:value-type="float" office:value="-114.5442" calcext:value-type="float">
            <text:p>-114.5442</text:p>
          </table:table-cell>
          <table:table-cell office:value-type="float" office:value="88.53912" calcext:value-type="float">
            <text:p>88.53912</text:p>
          </table:table-cell>
          <table:table-cell office:value-type="float" office:value="83.25679" calcext:value-type="float">
            <text:p>83.25679</text:p>
          </table:table-cell>
          <table:table-cell office:value-type="float" office:value="0.1568028" calcext:value-type="float">
            <text:p>0.1568028</text:p>
          </table:table-cell>
          <table:table-cell office:value-type="float" office:value="0.01504346" calcext:value-type="float">
            <text:p>0.01504346</text:p>
          </table:table-cell>
          <table:table-cell office:value-type="float" office:value="0.001981343" calcext:value-type="float">
            <text:p>0.001981343</text:p>
          </table:table-cell>
          <table:table-cell office:value-type="float" office:value="0.002634759" calcext:value-type="float">
            <text:p>0.002634759</text:p>
          </table:table-cell>
          <table:table-cell office:value-type="float" office:value="-0.01399143" calcext:value-type="float">
            <text:p>-0.01399143</text:p>
          </table:table-cell>
          <table:table-cell office:value-type="float" office:value="370" calcext:value-type="float">
            <text:p>370</text:p>
          </table:table-cell>
          <table:table-cell office:value-type="float" office:value="132.5586" calcext:value-type="float">
            <text:p>132.5586</text:p>
          </table:table-cell>
          <table:table-cell office:value-type="float" office:value="0" calcext:value-type="float">
            <text:p>0</text:p>
          </table:table-cell>
          <table:table-cell office:value-type="float" office:value="381.5057" calcext:value-type="float">
            <text:p>381.5057</text:p>
          </table:table-cell>
          <table:table-cell office:value-type="float" office:value="1045.515" calcext:value-type="float">
            <text:p>1045.515</text:p>
          </table:table-cell>
          <table:table-cell office:value-type="float" office:value="1286.86" calcext:value-type="float">
            <text:p>1286.86</text:p>
          </table:table-cell>
          <table:table-cell office:value-type="float" office:value="1290.521" calcext:value-type="float">
            <text:p>1290.521</text:p>
          </table:table-cell>
          <table:table-cell office:value-type="float" office:value="775.4728" calcext:value-type="float">
            <text:p>775.4728</text:p>
          </table:table-cell>
          <table:table-cell office:value-type="float" office:value="1086.267" calcext:value-type="float">
            <text:p>1086.267</text:p>
          </table:table-cell>
          <table:table-cell office:value-type="float" office:value="413.6998" calcext:value-type="float">
            <text:p>413.6998</text:p>
          </table:table-cell>
          <table:table-cell office:value-type="float" office:value="1863.125" calcext:value-type="float">
            <text:p>1863.125</text:p>
          </table:table-cell>
          <table:table-cell office:value-type="float" office:value="2097.403" calcext:value-type="float">
            <text:p>2097.403</text:p>
          </table:table-cell>
          <table:table-cell office:value-type="float" office:value="1672.922" calcext:value-type="float">
            <text:p>1672.922</text:p>
          </table:table-cell>
          <table:table-cell office:value-type="float" office:value="584.0916" calcext:value-type="float">
            <text:p>584.0916</text:p>
          </table:table-cell>
          <table:table-cell office:value-type="float" office:value="570.7808" calcext:value-type="float">
            <text:p>570.7808</text:p>
          </table:table-cell>
          <table:table-cell office:value-type="float" office:value="142.8541" calcext:value-type="float">
            <text:p>142.8541</text:p>
          </table:table-cell>
          <table:table-cell office:value-type="float" office:value="35.70806" calcext:value-type="float">
            <text:p>35.70806</text:p>
          </table:table-cell>
          <table:table-cell office:value-type="float" office:value="0" calcext:value-type="float">
            <text:p>0</text:p>
          </table:table-cell>
          <table:table-cell office:value-type="float" office:value="-0.01309892" calcext:value-type="float">
            <text:p>-0.01309892</text:p>
          </table:table-cell>
          <table:table-cell office:value-type="float" office:value="0" calcext:value-type="float">
            <text:p>0</text:p>
          </table:table-cell>
          <table:table-cell office:value-type="float" office:value="2.95048" calcext:value-type="float">
            <text:p>2.95048</text:p>
          </table:table-cell>
          <table:table-cell office:value-type="float" office:value="941.3763" calcext:value-type="float">
            <text:p>941.3763</text:p>
          </table:table-cell>
          <table:table-cell office:value-type="float" office:value="-452.3539" calcext:value-type="float">
            <text:p>-452.3539</text:p>
          </table:table-cell>
          <table:table-cell office:value-type="float" office:value="489.0224" calcext:value-type="float">
            <text:p>489.0224</text:p>
          </table:table-cell>
          <table:table-cell office:value-type="float" office:value="-366.7438" calcext:value-type="float">
            <text:p>-366.7438</text:p>
          </table:table-cell>
          <table:table-cell office:value-type="float" office:value="0" calcext:value-type="float">
            <text:p>0</text:p>
          </table:table-cell>
          <table:table-cell office:value-type="float" office:value="14.70778" calcext:value-type="float">
            <text:p>14.70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2" calcext:value-type="float">
            <text:p>22082002</text:p>
          </table:table-cell>
          <table:table-cell office:value-type="float" office:value="190.5146" calcext:value-type="float">
            <text:p>190.5146</text:p>
          </table:table-cell>
          <table:table-cell office:value-type="float" office:value="13138.34" calcext:value-type="float">
            <text:p>13138.34</text:p>
          </table:table-cell>
          <table:table-cell office:value-type="float" office:value="0" calcext:value-type="float">
            <text:p>0</text:p>
          </table:table-cell>
          <table:table-cell office:value-type="float" office:value="33.21237" calcext:value-type="float">
            <text:p>33.21237</text:p>
          </table:table-cell>
          <table:table-cell office:value-type="float" office:value="-475.5981" calcext:value-type="float">
            <text:p>-475.5981</text:p>
          </table:table-cell>
          <table:table-cell office:value-type="float" office:value="1307.904" calcext:value-type="float">
            <text:p>1307.904</text:p>
          </table:table-cell>
          <table:table-cell office:value-type="float" office:value="-116.645" calcext:value-type="float">
            <text:p>-116.645</text:p>
          </table:table-cell>
          <table:table-cell office:value-type="float" office:value="89.36945" calcext:value-type="float">
            <text:p>89.36945</text:p>
          </table:table-cell>
          <table:table-cell office:value-type="float" office:value="80.38647" calcext:value-type="float">
            <text:p>80.38647</text:p>
          </table:table-cell>
          <table:table-cell office:value-type="float" office:value="0.1549749" calcext:value-type="float">
            <text:p>0.1549749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77608" calcext:value-type="float">
            <text:p>0.002577608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1399143" calcext:value-type="float">
            <text:p>-0.01399143</text:p>
          </table:table-cell>
          <table:table-cell office:value-type="float" office:value="370" calcext:value-type="float">
            <text:p>370</text:p>
          </table:table-cell>
          <table:table-cell office:value-type="float" office:value="137.2667" calcext:value-type="float">
            <text:p>137.2667</text:p>
          </table:table-cell>
          <table:table-cell office:value-type="float" office:value="0" calcext:value-type="float">
            <text:p>0</text:p>
          </table:table-cell>
          <table:table-cell office:value-type="float" office:value="382.7667" calcext:value-type="float">
            <text:p>382.7667</text:p>
          </table:table-cell>
          <table:table-cell office:value-type="float" office:value="1045.91" calcext:value-type="float">
            <text:p>1045.91</text:p>
          </table:table-cell>
          <table:table-cell office:value-type="float" office:value="1287.181" calcext:value-type="float">
            <text:p>1287.181</text:p>
          </table:table-cell>
          <table:table-cell office:value-type="float" office:value="1290.575" calcext:value-type="float">
            <text:p>1290.575</text:p>
          </table:table-cell>
          <table:table-cell office:value-type="float" office:value="775.3798" calcext:value-type="float">
            <text:p>775.3798</text:p>
          </table:table-cell>
          <table:table-cell office:value-type="float" office:value="1086.188" calcext:value-type="float">
            <text:p>1086.188</text:p>
          </table:table-cell>
          <table:table-cell office:value-type="float" office:value="413.7026" calcext:value-type="float">
            <text:p>413.7026</text:p>
          </table:table-cell>
          <table:table-cell office:value-type="float" office:value="1863.057" calcext:value-type="float">
            <text:p>1863.057</text:p>
          </table:table-cell>
          <table:table-cell office:value-type="float" office:value="2097.329" calcext:value-type="float">
            <text:p>2097.329</text:p>
          </table:table-cell>
          <table:table-cell office:value-type="float" office:value="1672.884" calcext:value-type="float">
            <text:p>1672.884</text:p>
          </table:table-cell>
          <table:table-cell office:value-type="float" office:value="584.0855" calcext:value-type="float">
            <text:p>584.0855</text:p>
          </table:table-cell>
          <table:table-cell office:value-type="float" office:value="570.8445" calcext:value-type="float">
            <text:p>570.8445</text:p>
          </table:table-cell>
          <table:table-cell office:value-type="float" office:value="142.8527" calcext:value-type="float">
            <text:p>142.8527</text:p>
          </table:table-cell>
          <table:table-cell office:value-type="float" office:value="35.70757" calcext:value-type="float">
            <text:p>35.70757</text:p>
          </table:table-cell>
          <table:table-cell office:value-type="float" office:value="0" calcext:value-type="float">
            <text:p>0</text:p>
          </table:table-cell>
          <table:table-cell office:value-type="float" office:value="-0.01395175" calcext:value-type="float">
            <text:p>-0.01395175</text:p>
          </table:table-cell>
          <table:table-cell office:value-type="float" office:value="0" calcext:value-type="float">
            <text:p>0</text:p>
          </table:table-cell>
          <table:table-cell office:value-type="float" office:value="2.909955" calcext:value-type="float">
            <text:p>2.909955</text:p>
          </table:table-cell>
          <table:table-cell office:value-type="float" office:value="958.9172" calcext:value-type="float">
            <text:p>958.9172</text:p>
          </table:table-cell>
          <table:table-cell office:value-type="float" office:value="-462.6897" calcext:value-type="float">
            <text:p>-462.6897</text:p>
          </table:table-cell>
          <table:table-cell office:value-type="float" office:value="496.2276" calcext:value-type="float">
            <text:p>496.2276</text:p>
          </table:table-cell>
          <table:table-cell office:value-type="float" office:value="-369.9727" calcext:value-type="float">
            <text:p>-369.9727</text:p>
          </table:table-cell>
          <table:table-cell office:value-type="float" office:value="0" calcext:value-type="float">
            <text:p>0</text:p>
          </table:table-cell>
          <table:table-cell office:value-type="float" office:value="15.71643" calcext:value-type="float">
            <text:p>15.71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2" calcext:value-type="float">
            <text:p>23082002</text:p>
          </table:table-cell>
          <table:table-cell office:value-type="float" office:value="187.7496" calcext:value-type="float">
            <text:p>187.7496</text:p>
          </table:table-cell>
          <table:table-cell office:value-type="float" office:value="13139.02" calcext:value-type="float">
            <text:p>13139.02</text:p>
          </table:table-cell>
          <table:table-cell office:value-type="float" office:value="0" calcext:value-type="float">
            <text:p>0</text:p>
          </table:table-cell>
          <table:table-cell office:value-type="float" office:value="34.65978" calcext:value-type="float">
            <text:p>34.65978</text:p>
          </table:table-cell>
          <table:table-cell office:value-type="float" office:value="-480.6919" calcext:value-type="float">
            <text:p>-480.6919</text:p>
          </table:table-cell>
          <table:table-cell office:value-type="float" office:value="1317.023" calcext:value-type="float">
            <text:p>1317.023</text:p>
          </table:table-cell>
          <table:table-cell office:value-type="float" office:value="-118.6818" calcext:value-type="float">
            <text:p>-118.6818</text:p>
          </table:table-cell>
          <table:table-cell office:value-type="float" office:value="90.44796" calcext:value-type="float">
            <text:p>90.44796</text:p>
          </table:table-cell>
          <table:table-cell office:value-type="float" office:value="77.61964" calcext:value-type="float">
            <text:p>77.61964</text:p>
          </table:table-cell>
          <table:table-cell office:value-type="float" office:value="0.1521368" calcext:value-type="float">
            <text:p>0.1521368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77689" calcext:value-type="float">
            <text:p>0.002577689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1399143" calcext:value-type="float">
            <text:p>-0.01399143</text:p>
          </table:table-cell>
          <table:table-cell office:value-type="float" office:value="370" calcext:value-type="float">
            <text:p>370</text:p>
          </table:table-cell>
          <table:table-cell office:value-type="float" office:value="143.6539" calcext:value-type="float">
            <text:p>143.6539</text:p>
          </table:table-cell>
          <table:table-cell office:value-type="float" office:value="0" calcext:value-type="float">
            <text:p>0</text:p>
          </table:table-cell>
          <table:table-cell office:value-type="float" office:value="383.8185" calcext:value-type="float">
            <text:p>383.8185</text:p>
          </table:table-cell>
          <table:table-cell office:value-type="float" office:value="1045.788" calcext:value-type="float">
            <text:p>1045.788</text:p>
          </table:table-cell>
          <table:table-cell office:value-type="float" office:value="1287.081" calcext:value-type="float">
            <text:p>1287.081</text:p>
          </table:table-cell>
          <table:table-cell office:value-type="float" office:value="1290.552" calcext:value-type="float">
            <text:p>1290.552</text:p>
          </table:table-cell>
          <table:table-cell office:value-type="float" office:value="775.4021" calcext:value-type="float">
            <text:p>775.4021</text:p>
          </table:table-cell>
          <table:table-cell office:value-type="float" office:value="1086.128" calcext:value-type="float">
            <text:p>1086.128</text:p>
          </table:table-cell>
          <table:table-cell office:value-type="float" office:value="413.6977" calcext:value-type="float">
            <text:p>413.6977</text:p>
          </table:table-cell>
          <table:table-cell office:value-type="float" office:value="1862.999" calcext:value-type="float">
            <text:p>1862.999</text:p>
          </table:table-cell>
          <table:table-cell office:value-type="float" office:value="2097.267" calcext:value-type="float">
            <text:p>2097.267</text:p>
          </table:table-cell>
          <table:table-cell office:value-type="float" office:value="1672.859" calcext:value-type="float">
            <text:p>1672.859</text:p>
          </table:table-cell>
          <table:table-cell office:value-type="float" office:value="584.0836" calcext:value-type="float">
            <text:p>584.0836</text:p>
          </table:table-cell>
          <table:table-cell office:value-type="float" office:value="570.9164" calcext:value-type="float">
            <text:p>570.9164</text:p>
          </table:table-cell>
          <table:table-cell office:value-type="float" office:value="142.8526" calcext:value-type="float">
            <text:p>142.8526</text:p>
          </table:table-cell>
          <table:table-cell office:value-type="float" office:value="35.70755" calcext:value-type="float">
            <text:p>35.70755</text:p>
          </table:table-cell>
          <table:table-cell office:value-type="float" office:value="0" calcext:value-type="float">
            <text:p>0</text:p>
          </table:table-cell>
          <table:table-cell office:value-type="float" office:value="-0.01517208" calcext:value-type="float">
            <text:p>-0.01517208</text:p>
          </table:table-cell>
          <table:table-cell office:value-type="float" office:value="0" calcext:value-type="float">
            <text:p>0</text:p>
          </table:table-cell>
          <table:table-cell office:value-type="float" office:value="2.905441" calcext:value-type="float">
            <text:p>2.905441</text:p>
          </table:table-cell>
          <table:table-cell office:value-type="float" office:value="978.1851" calcext:value-type="float">
            <text:p>978.1851</text:p>
          </table:table-cell>
          <table:table-cell office:value-type="float" office:value="-472.5219" calcext:value-type="float">
            <text:p>-472.5219</text:p>
          </table:table-cell>
          <table:table-cell office:value-type="float" office:value="505.6631" calcext:value-type="float">
            <text:p>505.6631</text:p>
          </table:table-cell>
          <table:table-cell office:value-type="float" office:value="-373.4412" calcext:value-type="float">
            <text:p>-373.4412</text:p>
          </table:table-cell>
          <table:table-cell office:value-type="float" office:value="0" calcext:value-type="float">
            <text:p>0</text:p>
          </table:table-cell>
          <table:table-cell office:value-type="float" office:value="16.1212" calcext:value-type="float">
            <text:p>16.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2" calcext:value-type="float">
            <text:p>24082002</text:p>
          </table:table-cell>
          <table:table-cell office:value-type="float" office:value="189.8623" calcext:value-type="float">
            <text:p>189.8623</text:p>
          </table:table-cell>
          <table:table-cell office:value-type="float" office:value="13139.52" calcext:value-type="float">
            <text:p>13139.52</text:p>
          </table:table-cell>
          <table:table-cell office:value-type="float" office:value="0" calcext:value-type="float">
            <text:p>0</text:p>
          </table:table-cell>
          <table:table-cell office:value-type="float" office:value="40.5387" calcext:value-type="float">
            <text:p>40.5387</text:p>
          </table:table-cell>
          <table:table-cell office:value-type="float" office:value="-486.2259" calcext:value-type="float">
            <text:p>-486.2259</text:p>
          </table:table-cell>
          <table:table-cell office:value-type="float" office:value="1333.529" calcext:value-type="float">
            <text:p>1333.529</text:p>
          </table:table-cell>
          <table:table-cell office:value-type="float" office:value="-121.3581" calcext:value-type="float">
            <text:p>-121.3581</text:p>
          </table:table-cell>
          <table:table-cell office:value-type="float" office:value="91.43194" calcext:value-type="float">
            <text:p>91.43194</text:p>
          </table:table-cell>
          <table:table-cell office:value-type="float" office:value="79.76913" calcext:value-type="float">
            <text:p>79.76913</text:p>
          </table:table-cell>
          <table:table-cell office:value-type="float" office:value="0.1521444" calcext:value-type="float">
            <text:p>0.1521444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77689" calcext:value-type="float">
            <text:p>0.002577689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1399143" calcext:value-type="float">
            <text:p>-0.01399143</text:p>
          </table:table-cell>
          <table:table-cell office:value-type="float" office:value="370" calcext:value-type="float">
            <text:p>370</text:p>
          </table:table-cell>
          <table:table-cell office:value-type="float" office:value="145.2148" calcext:value-type="float">
            <text:p>145.2148</text:p>
          </table:table-cell>
          <table:table-cell office:value-type="float" office:value="0" calcext:value-type="float">
            <text:p>0</text:p>
          </table:table-cell>
          <table:table-cell office:value-type="float" office:value="384.762" calcext:value-type="float">
            <text:p>384.762</text:p>
          </table:table-cell>
          <table:table-cell office:value-type="float" office:value="1045.694" calcext:value-type="float">
            <text:p>1045.694</text:p>
          </table:table-cell>
          <table:table-cell office:value-type="float" office:value="1286.976" calcext:value-type="float">
            <text:p>1286.976</text:p>
          </table:table-cell>
          <table:table-cell office:value-type="float" office:value="1290.476" calcext:value-type="float">
            <text:p>1290.476</text:p>
          </table:table-cell>
          <table:table-cell office:value-type="float" office:value="775.353" calcext:value-type="float">
            <text:p>775.353</text:p>
          </table:table-cell>
          <table:table-cell office:value-type="float" office:value="1086.048" calcext:value-type="float">
            <text:p>1086.048</text:p>
          </table:table-cell>
          <table:table-cell office:value-type="float" office:value="413.6924" calcext:value-type="float">
            <text:p>413.6924</text:p>
          </table:table-cell>
          <table:table-cell office:value-type="float" office:value="1862.943" calcext:value-type="float">
            <text:p>1862.943</text:p>
          </table:table-cell>
          <table:table-cell office:value-type="float" office:value="2097.207" calcext:value-type="float">
            <text:p>2097.207</text:p>
          </table:table-cell>
          <table:table-cell office:value-type="float" office:value="1672.834" calcext:value-type="float">
            <text:p>1672.834</text:p>
          </table:table-cell>
          <table:table-cell office:value-type="float" office:value="584.082" calcext:value-type="float">
            <text:p>584.082</text:p>
          </table:table-cell>
          <table:table-cell office:value-type="float" office:value="570.9861" calcext:value-type="float">
            <text:p>570.9861</text:p>
          </table:table-cell>
          <table:table-cell office:value-type="float" office:value="142.8526" calcext:value-type="float">
            <text:p>142.8526</text:p>
          </table:table-cell>
          <table:table-cell office:value-type="float" office:value="35.70754" calcext:value-type="float">
            <text:p>35.70754</text:p>
          </table:table-cell>
          <table:table-cell office:value-type="float" office:value="0" calcext:value-type="float">
            <text:p>0</text:p>
          </table:table-cell>
          <table:table-cell office:value-type="float" office:value="-0.01554494" calcext:value-type="float">
            <text:p>-0.01554494</text:p>
          </table:table-cell>
          <table:table-cell office:value-type="float" office:value="0" calcext:value-type="float">
            <text:p>0</text:p>
          </table:table-cell>
          <table:table-cell office:value-type="float" office:value="2.777684" calcext:value-type="float">
            <text:p>2.777684</text:p>
          </table:table-cell>
          <table:table-cell office:value-type="float" office:value="992.2111" calcext:value-type="float">
            <text:p>992.2111</text:p>
          </table:table-cell>
          <table:table-cell office:value-type="float" office:value="-482.1283" calcext:value-type="float">
            <text:p>-482.1283</text:p>
          </table:table-cell>
          <table:table-cell office:value-type="float" office:value="510.0828" calcext:value-type="float">
            <text:p>510.0828</text:p>
          </table:table-cell>
          <table:table-cell office:value-type="float" office:value="-376.6545" calcext:value-type="float">
            <text:p>-376.6545</text:p>
          </table:table-cell>
          <table:table-cell office:value-type="float" office:value="0" calcext:value-type="float">
            <text:p>0</text:p>
          </table:table-cell>
          <table:table-cell office:value-type="float" office:value="16.47045" calcext:value-type="float">
            <text:p>16.47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2" calcext:value-type="float">
            <text:p>25082002</text:p>
          </table:table-cell>
          <table:table-cell office:value-type="float" office:value="187.8622" calcext:value-type="float">
            <text:p>187.8622</text:p>
          </table:table-cell>
          <table:table-cell office:value-type="float" office:value="13140.09" calcext:value-type="float">
            <text:p>13140.09</text:p>
          </table:table-cell>
          <table:table-cell office:value-type="float" office:value="0" calcext:value-type="float">
            <text:p>0</text:p>
          </table:table-cell>
          <table:table-cell office:value-type="float" office:value="42.61524" calcext:value-type="float">
            <text:p>42.61524</text:p>
          </table:table-cell>
          <table:table-cell office:value-type="float" office:value="-491.9115" calcext:value-type="float">
            <text:p>-491.9115</text:p>
          </table:table-cell>
          <table:table-cell office:value-type="float" office:value="1350.641" calcext:value-type="float">
            <text:p>1350.641</text:p>
          </table:table-cell>
          <table:table-cell office:value-type="float" office:value="-123.7183" calcext:value-type="float">
            <text:p>-123.7183</text:p>
          </table:table-cell>
          <table:table-cell office:value-type="float" office:value="92.47734" calcext:value-type="float">
            <text:p>92.47734</text:p>
          </table:table-cell>
          <table:table-cell office:value-type="float" office:value="77.79329" calcext:value-type="float">
            <text:p>77.79329</text:p>
          </table:table-cell>
          <table:table-cell office:value-type="float" office:value="0.1522543" calcext:value-type="float">
            <text:p>0.1522543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77689" calcext:value-type="float">
            <text:p>0.002577689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1523861" calcext:value-type="float">
            <text:p>-0.01523861</text:p>
          </table:table-cell>
          <table:table-cell office:value-type="float" office:value="370" calcext:value-type="float">
            <text:p>370</text:p>
          </table:table-cell>
          <table:table-cell office:value-type="float" office:value="151.2881" calcext:value-type="float">
            <text:p>151.2881</text:p>
          </table:table-cell>
          <table:table-cell office:value-type="float" office:value="0" calcext:value-type="float">
            <text:p>0</text:p>
          </table:table-cell>
          <table:table-cell office:value-type="float" office:value="385.7811" calcext:value-type="float">
            <text:p>385.7811</text:p>
          </table:table-cell>
          <table:table-cell office:value-type="float" office:value="1045.596" calcext:value-type="float">
            <text:p>1045.596</text:p>
          </table:table-cell>
          <table:table-cell office:value-type="float" office:value="1286.869" calcext:value-type="float">
            <text:p>1286.869</text:p>
          </table:table-cell>
          <table:table-cell office:value-type="float" office:value="1290.408" calcext:value-type="float">
            <text:p>1290.408</text:p>
          </table:table-cell>
          <table:table-cell office:value-type="float" office:value="775.3058" calcext:value-type="float">
            <text:p>775.3058</text:p>
          </table:table-cell>
          <table:table-cell office:value-type="float" office:value="1085.969" calcext:value-type="float">
            <text:p>1085.969</text:p>
          </table:table-cell>
          <table:table-cell office:value-type="float" office:value="413.6893" calcext:value-type="float">
            <text:p>413.6893</text:p>
          </table:table-cell>
          <table:table-cell office:value-type="float" office:value="1862.888" calcext:value-type="float">
            <text:p>1862.888</text:p>
          </table:table-cell>
          <table:table-cell office:value-type="float" office:value="2097.147" calcext:value-type="float">
            <text:p>2097.147</text:p>
          </table:table-cell>
          <table:table-cell office:value-type="float" office:value="1672.809" calcext:value-type="float">
            <text:p>1672.809</text:p>
          </table:table-cell>
          <table:table-cell office:value-type="float" office:value="584.0806" calcext:value-type="float">
            <text:p>584.0806</text:p>
          </table:table-cell>
          <table:table-cell office:value-type="float" office:value="571.0515" calcext:value-type="float">
            <text:p>571.0515</text:p>
          </table:table-cell>
          <table:table-cell office:value-type="float" office:value="142.8525" calcext:value-type="float">
            <text:p>142.8525</text:p>
          </table:table-cell>
          <table:table-cell office:value-type="float" office:value="35.70753" calcext:value-type="float">
            <text:p>35.70753</text:p>
          </table:table-cell>
          <table:table-cell office:value-type="float" office:value="0" calcext:value-type="float">
            <text:p>0</text:p>
          </table:table-cell>
          <table:table-cell office:value-type="float" office:value="-0.01571801" calcext:value-type="float">
            <text:p>-0.01571801</text:p>
          </table:table-cell>
          <table:table-cell office:value-type="float" office:value="0" calcext:value-type="float">
            <text:p>0</text:p>
          </table:table-cell>
          <table:table-cell office:value-type="float" office:value="2.74146" calcext:value-type="float">
            <text:p>2.74146</text:p>
          </table:table-cell>
          <table:table-cell office:value-type="float" office:value="1011.718" calcext:value-type="float">
            <text:p>1011.718</text:p>
          </table:table-cell>
          <table:table-cell office:value-type="float" office:value="-492.2355" calcext:value-type="float">
            <text:p>-492.2355</text:p>
          </table:table-cell>
          <table:table-cell office:value-type="float" office:value="519.4822" calcext:value-type="float">
            <text:p>519.4822</text:p>
          </table:table-cell>
          <table:table-cell office:value-type="float" office:value="-380.109" calcext:value-type="float">
            <text:p>-380.109</text:p>
          </table:table-cell>
          <table:table-cell office:value-type="float" office:value="0" calcext:value-type="float">
            <text:p>0</text:p>
          </table:table-cell>
          <table:table-cell office:value-type="float" office:value="16.59676" calcext:value-type="float">
            <text:p>16.59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2" calcext:value-type="float">
            <text:p>26082002</text:p>
          </table:table-cell>
          <table:table-cell office:value-type="float" office:value="184.7486" calcext:value-type="float">
            <text:p>184.7486</text:p>
          </table:table-cell>
          <table:table-cell office:value-type="float" office:value="13140.53" calcext:value-type="float">
            <text:p>13140.53</text:p>
          </table:table-cell>
          <table:table-cell office:value-type="float" office:value="0" calcext:value-type="float">
            <text:p>0</text:p>
          </table:table-cell>
          <table:table-cell office:value-type="float" office:value="43.22044" calcext:value-type="float">
            <text:p>43.22044</text:p>
          </table:table-cell>
          <table:table-cell office:value-type="float" office:value="-497.1932" calcext:value-type="float">
            <text:p>-497.1932</text:p>
          </table:table-cell>
          <table:table-cell office:value-type="float" office:value="1366.245" calcext:value-type="float">
            <text:p>1366.245</text:p>
          </table:table-cell>
          <table:table-cell office:value-type="float" office:value="-125.8816" calcext:value-type="float">
            <text:p>-125.8816</text:p>
          </table:table-cell>
          <table:table-cell office:value-type="float" office:value="93.34658" calcext:value-type="float">
            <text:p>93.34658</text:p>
          </table:table-cell>
          <table:table-cell office:value-type="float" office:value="74.65161" calcext:value-type="float">
            <text:p>74.65161</text:p>
          </table:table-cell>
          <table:table-cell office:value-type="float" office:value="0.1524209" calcext:value-type="float">
            <text:p>0.1524209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77689" calcext:value-type="float">
            <text:p>0.002577689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1669671" calcext:value-type="float">
            <text:p>-0.01669671</text:p>
          </table:table-cell>
          <table:table-cell office:value-type="float" office:value="370" calcext:value-type="float">
            <text:p>370</text:p>
          </table:table-cell>
          <table:table-cell office:value-type="float" office:value="154.5076" calcext:value-type="float">
            <text:p>154.5076</text:p>
          </table:table-cell>
          <table:table-cell office:value-type="float" office:value="0" calcext:value-type="float">
            <text:p>0</text:p>
          </table:table-cell>
          <table:table-cell office:value-type="float" office:value="386.6829" calcext:value-type="float">
            <text:p>386.6829</text:p>
          </table:table-cell>
          <table:table-cell office:value-type="float" office:value="1045.515" calcext:value-type="float">
            <text:p>1045.515</text:p>
          </table:table-cell>
          <table:table-cell office:value-type="float" office:value="1286.779" calcext:value-type="float">
            <text:p>1286.779</text:p>
          </table:table-cell>
          <table:table-cell office:value-type="float" office:value="1290.349" calcext:value-type="float">
            <text:p>1290.349</text:p>
          </table:table-cell>
          <table:table-cell office:value-type="float" office:value="775.2622" calcext:value-type="float">
            <text:p>775.2622</text:p>
          </table:table-cell>
          <table:table-cell office:value-type="float" office:value="1085.893" calcext:value-type="float">
            <text:p>1085.893</text:p>
          </table:table-cell>
          <table:table-cell office:value-type="float" office:value="413.6879" calcext:value-type="float">
            <text:p>413.6879</text:p>
          </table:table-cell>
          <table:table-cell office:value-type="float" office:value="1862.834" calcext:value-type="float">
            <text:p>1862.834</text:p>
          </table:table-cell>
          <table:table-cell office:value-type="float" office:value="2097.088" calcext:value-type="float">
            <text:p>2097.088</text:p>
          </table:table-cell>
          <table:table-cell office:value-type="float" office:value="1672.785" calcext:value-type="float">
            <text:p>1672.785</text:p>
          </table:table-cell>
          <table:table-cell office:value-type="float" office:value="584.0793" calcext:value-type="float">
            <text:p>584.0793</text:p>
          </table:table-cell>
          <table:table-cell office:value-type="float" office:value="571.114" calcext:value-type="float">
            <text:p>571.114</text:p>
          </table:table-cell>
          <table:table-cell office:value-type="float" office:value="142.8524" calcext:value-type="float">
            <text:p>142.8524</text:p>
          </table:table-cell>
          <table:table-cell office:value-type="float" office:value="35.70756" calcext:value-type="float">
            <text:p>35.70756</text:p>
          </table:table-cell>
          <table:table-cell office:value-type="float" office:value="0" calcext:value-type="float">
            <text:p>0</text:p>
          </table:table-cell>
          <table:table-cell office:value-type="float" office:value="-0.01580497" calcext:value-type="float">
            <text:p>-0.01580497</text:p>
          </table:table-cell>
          <table:table-cell office:value-type="float" office:value="0" calcext:value-type="float">
            <text:p>0</text:p>
          </table:table-cell>
          <table:table-cell office:value-type="float" office:value="2.752727" calcext:value-type="float">
            <text:p>2.752727</text:p>
          </table:table-cell>
          <table:table-cell office:value-type="float" office:value="1026.907" calcext:value-type="float">
            <text:p>1026.907</text:p>
          </table:table-cell>
          <table:table-cell office:value-type="float" office:value="-501.0856" calcext:value-type="float">
            <text:p>-501.0856</text:p>
          </table:table-cell>
          <table:table-cell office:value-type="float" office:value="525.8212" calcext:value-type="float">
            <text:p>525.8212</text:p>
          </table:table-cell>
          <table:table-cell office:value-type="float" office:value="-383.3268" calcext:value-type="float">
            <text:p>-383.3268</text:p>
          </table:table-cell>
          <table:table-cell office:value-type="float" office:value="0" calcext:value-type="float">
            <text:p>0</text:p>
          </table:table-cell>
          <table:table-cell office:value-type="float" office:value="16.6947" calcext:value-type="float">
            <text:p>16.6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2" calcext:value-type="float">
            <text:p>27082002</text:p>
          </table:table-cell>
          <table:table-cell office:value-type="float" office:value="181.4834" calcext:value-type="float">
            <text:p>181.4834</text:p>
          </table:table-cell>
          <table:table-cell office:value-type="float" office:value="13141.01" calcext:value-type="float">
            <text:p>13141.01</text:p>
          </table:table-cell>
          <table:table-cell office:value-type="float" office:value="0" calcext:value-type="float">
            <text:p>0</text:p>
          </table:table-cell>
          <table:table-cell office:value-type="float" office:value="43.86318" calcext:value-type="float">
            <text:p>43.86318</text:p>
          </table:table-cell>
          <table:table-cell office:value-type="float" office:value="-502.7065" calcext:value-type="float">
            <text:p>-502.7065</text:p>
          </table:table-cell>
          <table:table-cell office:value-type="float" office:value="1382.421" calcext:value-type="float">
            <text:p>1382.421</text:p>
          </table:table-cell>
          <table:table-cell office:value-type="float" office:value="-128.0169" calcext:value-type="float">
            <text:p>-128.0169</text:p>
          </table:table-cell>
          <table:table-cell office:value-type="float" office:value="94.19414" calcext:value-type="float">
            <text:p>94.19414</text:p>
          </table:table-cell>
          <table:table-cell office:value-type="float" office:value="71.33576" calcext:value-type="float">
            <text:p>71.33576</text:p>
          </table:table-cell>
          <table:table-cell office:value-type="float" office:value="0.1526077" calcext:value-type="float">
            <text:p>0.1526077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77689" calcext:value-type="float">
            <text:p>0.002577689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1811328" calcext:value-type="float">
            <text:p>-0.01811328</text:p>
          </table:table-cell>
          <table:table-cell office:value-type="float" office:value="370" calcext:value-type="float">
            <text:p>370</text:p>
          </table:table-cell>
          <table:table-cell office:value-type="float" office:value="159.2799" calcext:value-type="float">
            <text:p>159.2799</text:p>
          </table:table-cell>
          <table:table-cell office:value-type="float" office:value="0" calcext:value-type="float">
            <text:p>0</text:p>
          </table:table-cell>
          <table:table-cell office:value-type="float" office:value="387.6166" calcext:value-type="float">
            <text:p>387.6166</text:p>
          </table:table-cell>
          <table:table-cell office:value-type="float" office:value="1045.436" calcext:value-type="float">
            <text:p>1045.436</text:p>
          </table:table-cell>
          <table:table-cell office:value-type="float" office:value="1286.695" calcext:value-type="float">
            <text:p>1286.695</text:p>
          </table:table-cell>
          <table:table-cell office:value-type="float" office:value="1290.292" calcext:value-type="float">
            <text:p>1290.292</text:p>
          </table:table-cell>
          <table:table-cell office:value-type="float" office:value="775.2277" calcext:value-type="float">
            <text:p>775.2277</text:p>
          </table:table-cell>
          <table:table-cell office:value-type="float" office:value="1085.819" calcext:value-type="float">
            <text:p>1085.819</text:p>
          </table:table-cell>
          <table:table-cell office:value-type="float" office:value="413.6895" calcext:value-type="float">
            <text:p>413.6895</text:p>
          </table:table-cell>
          <table:table-cell office:value-type="float" office:value="1862.782" calcext:value-type="float">
            <text:p>1862.782</text:p>
          </table:table-cell>
          <table:table-cell office:value-type="float" office:value="2097.029" calcext:value-type="float">
            <text:p>2097.029</text:p>
          </table:table-cell>
          <table:table-cell office:value-type="float" office:value="1672.761" calcext:value-type="float">
            <text:p>1672.761</text:p>
          </table:table-cell>
          <table:table-cell office:value-type="float" office:value="584.0785" calcext:value-type="float">
            <text:p>584.0785</text:p>
          </table:table-cell>
          <table:table-cell office:value-type="float" office:value="571.175" calcext:value-type="float">
            <text:p>571.175</text:p>
          </table:table-cell>
          <table:table-cell office:value-type="float" office:value="142.8523" calcext:value-type="float">
            <text:p>142.8523</text:p>
          </table:table-cell>
          <table:table-cell office:value-type="float" office:value="35.70757" calcext:value-type="float">
            <text:p>35.70757</text:p>
          </table:table-cell>
          <table:table-cell office:value-type="float" office:value="0" calcext:value-type="float">
            <text:p>0</text:p>
          </table:table-cell>
          <table:table-cell office:value-type="float" office:value="-0.01588789" calcext:value-type="float">
            <text:p>-0.01588789</text:p>
          </table:table-cell>
          <table:table-cell office:value-type="float" office:value="0" calcext:value-type="float">
            <text:p>0</text:p>
          </table:table-cell>
          <table:table-cell office:value-type="float" office:value="2.762491" calcext:value-type="float">
            <text:p>2.762491</text:p>
          </table:table-cell>
          <table:table-cell office:value-type="float" office:value="1044.587" calcext:value-type="float">
            <text:p>1044.587</text:p>
          </table:table-cell>
          <table:table-cell office:value-type="float" office:value="-510.6182" calcext:value-type="float">
            <text:p>-510.6182</text:p>
          </table:table-cell>
          <table:table-cell office:value-type="float" office:value="533.9684" calcext:value-type="float">
            <text:p>533.9684</text:p>
          </table:table-cell>
          <table:table-cell office:value-type="float" office:value="-386.6979" calcext:value-type="float">
            <text:p>-386.6979</text:p>
          </table:table-cell>
          <table:table-cell office:value-type="float" office:value="0" calcext:value-type="float">
            <text:p>0</text:p>
          </table:table-cell>
          <table:table-cell office:value-type="float" office:value="16.68046" calcext:value-type="float">
            <text:p>16.68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2" calcext:value-type="float">
            <text:p>28082002</text:p>
          </table:table-cell>
          <table:table-cell office:value-type="float" office:value="178.5359" calcext:value-type="float">
            <text:p>178.5359</text:p>
          </table:table-cell>
          <table:table-cell office:value-type="float" office:value="13141.46" calcext:value-type="float">
            <text:p>13141.46</text:p>
          </table:table-cell>
          <table:table-cell office:value-type="float" office:value="0" calcext:value-type="float">
            <text:p>0</text:p>
          </table:table-cell>
          <table:table-cell office:value-type="float" office:value="44.56918" calcext:value-type="float">
            <text:p>44.56918</text:p>
          </table:table-cell>
          <table:table-cell office:value-type="float" office:value="-507.4049" calcext:value-type="float">
            <text:p>-507.4049</text:p>
          </table:table-cell>
          <table:table-cell office:value-type="float" office:value="1393.719" calcext:value-type="float">
            <text:p>1393.719</text:p>
          </table:table-cell>
          <table:table-cell office:value-type="float" office:value="-130.1833" calcext:value-type="float">
            <text:p>-130.1833</text:p>
          </table:table-cell>
          <table:table-cell office:value-type="float" office:value="94.79534" calcext:value-type="float">
            <text:p>94.79534</text:p>
          </table:table-cell>
          <table:table-cell office:value-type="float" office:value="68.0195" calcext:value-type="float">
            <text:p>68.0195</text:p>
          </table:table-cell>
          <table:table-cell office:value-type="float" office:value="0.1523897" calcext:value-type="float">
            <text:p>0.1523897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297" calcext:value-type="float">
            <text:p>0.002585297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183379" calcext:value-type="float">
            <text:p>-0.0183379</text:p>
          </table:table-cell>
          <table:table-cell office:value-type="float" office:value="370" calcext:value-type="float">
            <text:p>370</text:p>
          </table:table-cell>
          <table:table-cell office:value-type="float" office:value="161.657" calcext:value-type="float">
            <text:p>161.657</text:p>
          </table:table-cell>
          <table:table-cell office:value-type="float" office:value="0" calcext:value-type="float">
            <text:p>0</text:p>
          </table:table-cell>
          <table:table-cell office:value-type="float" office:value="388.5791" calcext:value-type="float">
            <text:p>388.5791</text:p>
          </table:table-cell>
          <table:table-cell office:value-type="float" office:value="1045.535" calcext:value-type="float">
            <text:p>1045.535</text:p>
          </table:table-cell>
          <table:table-cell office:value-type="float" office:value="1286.665" calcext:value-type="float">
            <text:p>1286.665</text:p>
          </table:table-cell>
          <table:table-cell office:value-type="float" office:value="1290.237" calcext:value-type="float">
            <text:p>1290.237</text:p>
          </table:table-cell>
          <table:table-cell office:value-type="float" office:value="775.2018" calcext:value-type="float">
            <text:p>775.2018</text:p>
          </table:table-cell>
          <table:table-cell office:value-type="float" office:value="1085.748" calcext:value-type="float">
            <text:p>1085.748</text:p>
          </table:table-cell>
          <table:table-cell office:value-type="float" office:value="413.6937" calcext:value-type="float">
            <text:p>413.6937</text:p>
          </table:table-cell>
          <table:table-cell office:value-type="float" office:value="1862.731" calcext:value-type="float">
            <text:p>1862.731</text:p>
          </table:table-cell>
          <table:table-cell office:value-type="float" office:value="2096.972" calcext:value-type="float">
            <text:p>2096.972</text:p>
          </table:table-cell>
          <table:table-cell office:value-type="float" office:value="1672.737" calcext:value-type="float">
            <text:p>1672.737</text:p>
          </table:table-cell>
          <table:table-cell office:value-type="float" office:value="584.0782" calcext:value-type="float">
            <text:p>584.0782</text:p>
          </table:table-cell>
          <table:table-cell office:value-type="float" office:value="571.2353" calcext:value-type="float">
            <text:p>571.2353</text:p>
          </table:table-cell>
          <table:table-cell office:value-type="float" office:value="142.8523" calcext:value-type="float">
            <text:p>142.8523</text:p>
          </table:table-cell>
          <table:table-cell office:value-type="float" office:value="35.70756" calcext:value-type="float">
            <text:p>35.70756</text:p>
          </table:table-cell>
          <table:table-cell office:value-type="float" office:value="0" calcext:value-type="float">
            <text:p>0</text:p>
          </table:table-cell>
          <table:table-cell office:value-type="float" office:value="-0.0161716" calcext:value-type="float">
            <text:p>-0.0161716</text:p>
          </table:table-cell>
          <table:table-cell office:value-type="float" office:value="0" calcext:value-type="float">
            <text:p>0</text:p>
          </table:table-cell>
          <table:table-cell office:value-type="float" office:value="2.76975" calcext:value-type="float">
            <text:p>2.76975</text:p>
          </table:table-cell>
          <table:table-cell office:value-type="float" office:value="1058.161" calcext:value-type="float">
            <text:p>1058.161</text:p>
          </table:table-cell>
          <table:table-cell office:value-type="float" office:value="-519.2831" calcext:value-type="float">
            <text:p>-519.2831</text:p>
          </table:table-cell>
          <table:table-cell office:value-type="float" office:value="538.878" calcext:value-type="float">
            <text:p>538.878</text:p>
          </table:table-cell>
          <table:table-cell office:value-type="float" office:value="-389.8482" calcext:value-type="float">
            <text:p>-389.8482</text:p>
          </table:table-cell>
          <table:table-cell office:value-type="float" office:value="0" calcext:value-type="float">
            <text:p>0</text:p>
          </table:table-cell>
          <table:table-cell office:value-type="float" office:value="17.29606" calcext:value-type="float">
            <text:p>17.29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2" calcext:value-type="float">
            <text:p>29082002</text:p>
          </table:table-cell>
          <table:table-cell office:value-type="float" office:value="175.824" calcext:value-type="float">
            <text:p>175.824</text:p>
          </table:table-cell>
          <table:table-cell office:value-type="float" office:value="13141.8" calcext:value-type="float">
            <text:p>13141.8</text:p>
          </table:table-cell>
          <table:table-cell office:value-type="float" office:value="0" calcext:value-type="float">
            <text:p>0</text:p>
          </table:table-cell>
          <table:table-cell office:value-type="float" office:value="45.29033" calcext:value-type="float">
            <text:p>45.29033</text:p>
          </table:table-cell>
          <table:table-cell office:value-type="float" office:value="-512.6075" calcext:value-type="float">
            <text:p>-512.6075</text:p>
          </table:table-cell>
          <table:table-cell office:value-type="float" office:value="1408.667" calcext:value-type="float">
            <text:p>1408.667</text:p>
          </table:table-cell>
          <table:table-cell office:value-type="float" office:value="-132.4152" calcext:value-type="float">
            <text:p>-132.4152</text:p>
          </table:table-cell>
          <table:table-cell office:value-type="float" office:value="95.38461" calcext:value-type="float">
            <text:p>95.38461</text:p>
          </table:table-cell>
          <table:table-cell office:value-type="float" office:value="65.17121" calcext:value-type="float">
            <text:p>65.17121</text:p>
          </table:table-cell>
          <table:table-cell office:value-type="float" office:value="0.1524946" calcext:value-type="float">
            <text:p>0.1524946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297" calcext:value-type="float">
            <text:p>0.002585297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183379" calcext:value-type="float">
            <text:p>-0.0183379</text:p>
          </table:table-cell>
          <table:table-cell office:value-type="float" office:value="370" calcext:value-type="float">
            <text:p>370</text:p>
          </table:table-cell>
          <table:table-cell office:value-type="float" office:value="168.2069" calcext:value-type="float">
            <text:p>168.2069</text:p>
          </table:table-cell>
          <table:table-cell office:value-type="float" office:value="0" calcext:value-type="float">
            <text:p>0</text:p>
          </table:table-cell>
          <table:table-cell office:value-type="float" office:value="389.3561" calcext:value-type="float">
            <text:p>389.3561</text:p>
          </table:table-cell>
          <table:table-cell office:value-type="float" office:value="1045.486" calcext:value-type="float">
            <text:p>1045.486</text:p>
          </table:table-cell>
          <table:table-cell office:value-type="float" office:value="1286.604" calcext:value-type="float">
            <text:p>1286.604</text:p>
          </table:table-cell>
          <table:table-cell office:value-type="float" office:value="1290.193" calcext:value-type="float">
            <text:p>1290.193</text:p>
          </table:table-cell>
          <table:table-cell office:value-type="float" office:value="775.1849" calcext:value-type="float">
            <text:p>775.1849</text:p>
          </table:table-cell>
          <table:table-cell office:value-type="float" office:value="1085.681" calcext:value-type="float">
            <text:p>1085.681</text:p>
          </table:table-cell>
          <table:table-cell office:value-type="float" office:value="413.7006" calcext:value-type="float">
            <text:p>413.7006</text:p>
          </table:table-cell>
          <table:table-cell office:value-type="float" office:value="1862.683" calcext:value-type="float">
            <text:p>1862.683</text:p>
          </table:table-cell>
          <table:table-cell office:value-type="float" office:value="2096.915" calcext:value-type="float">
            <text:p>2096.915</text:p>
          </table:table-cell>
          <table:table-cell office:value-type="float" office:value="1672.714" calcext:value-type="float">
            <text:p>1672.714</text:p>
          </table:table-cell>
          <table:table-cell office:value-type="float" office:value="584.0785" calcext:value-type="float">
            <text:p>584.0785</text:p>
          </table:table-cell>
          <table:table-cell office:value-type="float" office:value="571.2946" calcext:value-type="float">
            <text:p>571.2946</text:p>
          </table:table-cell>
          <table:table-cell office:value-type="float" office:value="142.8522" calcext:value-type="float">
            <text:p>142.8522</text:p>
          </table:table-cell>
          <table:table-cell office:value-type="float" office:value="35.70755" calcext:value-type="float">
            <text:p>35.70755</text:p>
          </table:table-cell>
          <table:table-cell office:value-type="float" office:value="0" calcext:value-type="float">
            <text:p>0</text:p>
          </table:table-cell>
          <table:table-cell office:value-type="float" office:value="-0.01635883" calcext:value-type="float">
            <text:p>-0.01635883</text:p>
          </table:table-cell>
          <table:table-cell office:value-type="float" office:value="0" calcext:value-type="float">
            <text:p>0</text:p>
          </table:table-cell>
          <table:table-cell office:value-type="float" office:value="2.777081" calcext:value-type="float">
            <text:p>2.777081</text:p>
          </table:table-cell>
          <table:table-cell office:value-type="float" office:value="1076.593" calcext:value-type="float">
            <text:p>1076.593</text:p>
          </table:table-cell>
          <table:table-cell office:value-type="float" office:value="-528.1923" calcext:value-type="float">
            <text:p>-528.1923</text:p>
          </table:table-cell>
          <table:table-cell office:value-type="float" office:value="548.4009" calcext:value-type="float">
            <text:p>548.4009</text:p>
          </table:table-cell>
          <table:table-cell office:value-type="float" office:value="-392.8819" calcext:value-type="float">
            <text:p>-392.8819</text:p>
          </table:table-cell>
          <table:table-cell office:value-type="float" office:value="0" calcext:value-type="float">
            <text:p>0</text:p>
          </table:table-cell>
          <table:table-cell office:value-type="float" office:value="17.35827" calcext:value-type="float">
            <text:p>17.35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2" calcext:value-type="float">
            <text:p>30082002</text:p>
          </table:table-cell>
          <table:table-cell office:value-type="float" office:value="173.3595" calcext:value-type="float">
            <text:p>173.3595</text:p>
          </table:table-cell>
          <table:table-cell office:value-type="float" office:value="13142.09" calcext:value-type="float">
            <text:p>13142.09</text:p>
          </table:table-cell>
          <table:table-cell office:value-type="float" office:value="0" calcext:value-type="float">
            <text:p>0</text:p>
          </table:table-cell>
          <table:table-cell office:value-type="float" office:value="46.05857" calcext:value-type="float">
            <text:p>46.05857</text:p>
          </table:table-cell>
          <table:table-cell office:value-type="float" office:value="-517.6514" calcext:value-type="float">
            <text:p>-517.6514</text:p>
          </table:table-cell>
          <table:table-cell office:value-type="float" office:value="1423.477" calcext:value-type="float">
            <text:p>1423.477</text:p>
          </table:table-cell>
          <table:table-cell office:value-type="float" office:value="-134.5775" calcext:value-type="float">
            <text:p>-134.5775</text:p>
          </table:table-cell>
          <table:table-cell office:value-type="float" office:value="95.80607" calcext:value-type="float">
            <text:p>95.80607</text:p>
          </table:table-cell>
          <table:table-cell office:value-type="float" office:value="62.5182" calcext:value-type="float">
            <text:p>62.5182</text:p>
          </table:table-cell>
          <table:table-cell office:value-type="float" office:value="0.1526651" calcext:value-type="float">
            <text:p>0.1526651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297" calcext:value-type="float">
            <text:p>0.002585297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183379" calcext:value-type="float">
            <text:p>-0.0183379</text:p>
          </table:table-cell>
          <table:table-cell office:value-type="float" office:value="370" calcext:value-type="float">
            <text:p>370</text:p>
          </table:table-cell>
          <table:table-cell office:value-type="float" office:value="173.9278" calcext:value-type="float">
            <text:p>173.9278</text:p>
          </table:table-cell>
          <table:table-cell office:value-type="float" office:value="0" calcext:value-type="float">
            <text:p>0</text:p>
          </table:table-cell>
          <table:table-cell office:value-type="float" office:value="390.0919" calcext:value-type="float">
            <text:p>390.0919</text:p>
          </table:table-cell>
          <table:table-cell office:value-type="float" office:value="1045.448" calcext:value-type="float">
            <text:p>1045.448</text:p>
          </table:table-cell>
          <table:table-cell office:value-type="float" office:value="1286.554" calcext:value-type="float">
            <text:p>1286.554</text:p>
          </table:table-cell>
          <table:table-cell office:value-type="float" office:value="1290.147" calcext:value-type="float">
            <text:p>1290.147</text:p>
          </table:table-cell>
          <table:table-cell office:value-type="float" office:value="775.1807" calcext:value-type="float">
            <text:p>775.1807</text:p>
          </table:table-cell>
          <table:table-cell office:value-type="float" office:value="1085.616" calcext:value-type="float">
            <text:p>1085.616</text:p>
          </table:table-cell>
          <table:table-cell office:value-type="float" office:value="413.7099" calcext:value-type="float">
            <text:p>413.7099</text:p>
          </table:table-cell>
          <table:table-cell office:value-type="float" office:value="1862.636" calcext:value-type="float">
            <text:p>1862.636</text:p>
          </table:table-cell>
          <table:table-cell office:value-type="float" office:value="2096.86" calcext:value-type="float">
            <text:p>2096.86</text:p>
          </table:table-cell>
          <table:table-cell office:value-type="float" office:value="1672.692" calcext:value-type="float">
            <text:p>1672.692</text:p>
          </table:table-cell>
          <table:table-cell office:value-type="float" office:value="584.0797" calcext:value-type="float">
            <text:p>584.0797</text:p>
          </table:table-cell>
          <table:table-cell office:value-type="float" office:value="571.3541" calcext:value-type="float">
            <text:p>571.3541</text:p>
          </table:table-cell>
          <table:table-cell office:value-type="float" office:value="142.8522" calcext:value-type="float">
            <text:p>142.8522</text:p>
          </table:table-cell>
          <table:table-cell office:value-type="float" office:value="35.70753" calcext:value-type="float">
            <text:p>35.70753</text:p>
          </table:table-cell>
          <table:table-cell office:value-type="float" office:value="0" calcext:value-type="float">
            <text:p>0</text:p>
          </table:table-cell>
          <table:table-cell office:value-type="float" office:value="-0.01643264" calcext:value-type="float">
            <text:p>-0.01643264</text:p>
          </table:table-cell>
          <table:table-cell office:value-type="float" office:value="0" calcext:value-type="float">
            <text:p>0</text:p>
          </table:table-cell>
          <table:table-cell office:value-type="float" office:value="2.785053" calcext:value-type="float">
            <text:p>2.785053</text:p>
          </table:table-cell>
          <table:table-cell office:value-type="float" office:value="1094.266" calcext:value-type="float">
            <text:p>1094.266</text:p>
          </table:table-cell>
          <table:table-cell office:value-type="float" office:value="-537.2638" calcext:value-type="float">
            <text:p>-537.2638</text:p>
          </table:table-cell>
          <table:table-cell office:value-type="float" office:value="557.0024" calcext:value-type="float">
            <text:p>557.0024</text:p>
          </table:table-cell>
          <table:table-cell office:value-type="float" office:value="-395.7636" calcext:value-type="float">
            <text:p>-395.7636</text:p>
          </table:table-cell>
          <table:table-cell office:value-type="float" office:value="0" calcext:value-type="float">
            <text:p>0</text:p>
          </table:table-cell>
          <table:table-cell office:value-type="float" office:value="17.35535" calcext:value-type="float">
            <text:p>17.35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2" calcext:value-type="float">
            <text:p>31082002</text:p>
          </table:table-cell>
          <table:table-cell office:value-type="float" office:value="171.01" calcext:value-type="float">
            <text:p>171.01</text:p>
          </table:table-cell>
          <table:table-cell office:value-type="float" office:value="13142.37" calcext:value-type="float">
            <text:p>13142.37</text:p>
          </table:table-cell>
          <table:table-cell office:value-type="float" office:value="0" calcext:value-type="float">
            <text:p>0</text:p>
          </table:table-cell>
          <table:table-cell office:value-type="float" office:value="46.87783" calcext:value-type="float">
            <text:p>46.87783</text:p>
          </table:table-cell>
          <table:table-cell office:value-type="float" office:value="-522.7614" calcext:value-type="float">
            <text:p>-522.7614</text:p>
          </table:table-cell>
          <table:table-cell office:value-type="float" office:value="1438.632" calcext:value-type="float">
            <text:p>1438.632</text:p>
          </table:table-cell>
          <table:table-cell office:value-type="float" office:value="-136.789" calcext:value-type="float">
            <text:p>-136.789</text:p>
          </table:table-cell>
          <table:table-cell office:value-type="float" office:value="96.09718" calcext:value-type="float">
            <text:p>96.09718</text:p>
          </table:table-cell>
          <table:table-cell office:value-type="float" office:value="59.94167" calcext:value-type="float">
            <text:p>59.94167</text:p>
          </table:table-cell>
          <table:table-cell office:value-type="float" office:value="0.1528723" calcext:value-type="float">
            <text:p>0.1528723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297" calcext:value-type="float">
            <text:p>0.002585297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183379" calcext:value-type="float">
            <text:p>-0.0183379</text:p>
          </table:table-cell>
          <table:table-cell office:value-type="float" office:value="370" calcext:value-type="float">
            <text:p>370</text:p>
          </table:table-cell>
          <table:table-cell office:value-type="float" office:value="180.2361" calcext:value-type="float">
            <text:p>180.2361</text:p>
          </table:table-cell>
          <table:table-cell office:value-type="float" office:value="0" calcext:value-type="float">
            <text:p>0</text:p>
          </table:table-cell>
          <table:table-cell office:value-type="float" office:value="390.8149" calcext:value-type="float">
            <text:p>390.8149</text:p>
          </table:table-cell>
          <table:table-cell office:value-type="float" office:value="1045.418" calcext:value-type="float">
            <text:p>1045.418</text:p>
          </table:table-cell>
          <table:table-cell office:value-type="float" office:value="1286.507" calcext:value-type="float">
            <text:p>1286.507</text:p>
          </table:table-cell>
          <table:table-cell office:value-type="float" office:value="1290.112" calcext:value-type="float">
            <text:p>1290.112</text:p>
          </table:table-cell>
          <table:table-cell office:value-type="float" office:value="775.183" calcext:value-type="float">
            <text:p>775.183</text:p>
          </table:table-cell>
          <table:table-cell office:value-type="float" office:value="1085.553" calcext:value-type="float">
            <text:p>1085.553</text:p>
          </table:table-cell>
          <table:table-cell office:value-type="float" office:value="413.7221" calcext:value-type="float">
            <text:p>413.7221</text:p>
          </table:table-cell>
          <table:table-cell office:value-type="float" office:value="1862.592" calcext:value-type="float">
            <text:p>1862.592</text:p>
          </table:table-cell>
          <table:table-cell office:value-type="float" office:value="2096.806" calcext:value-type="float">
            <text:p>2096.806</text:p>
          </table:table-cell>
          <table:table-cell office:value-type="float" office:value="1672.671" calcext:value-type="float">
            <text:p>1672.671</text:p>
          </table:table-cell>
          <table:table-cell office:value-type="float" office:value="584.0819" calcext:value-type="float">
            <text:p>584.0819</text:p>
          </table:table-cell>
          <table:table-cell office:value-type="float" office:value="571.4137" calcext:value-type="float">
            <text:p>571.4137</text:p>
          </table:table-cell>
          <table:table-cell office:value-type="float" office:value="142.8522" calcext:value-type="float">
            <text:p>142.8522</text:p>
          </table:table-cell>
          <table:table-cell office:value-type="float" office:value="35.70752" calcext:value-type="float">
            <text:p>35.70752</text:p>
          </table:table-cell>
          <table:table-cell office:value-type="float" office:value="0" calcext:value-type="float">
            <text:p>0</text:p>
          </table:table-cell>
          <table:table-cell office:value-type="float" office:value="-0.01649813" calcext:value-type="float">
            <text:p>-0.01649813</text:p>
          </table:table-cell>
          <table:table-cell office:value-type="float" office:value="0" calcext:value-type="float">
            <text:p>0</text:p>
          </table:table-cell>
          <table:table-cell office:value-type="float" office:value="2.792985" calcext:value-type="float">
            <text:p>2.792985</text:p>
          </table:table-cell>
          <table:table-cell office:value-type="float" office:value="1113.211" calcext:value-type="float">
            <text:p>1113.211</text:p>
          </table:table-cell>
          <table:table-cell office:value-type="float" office:value="-547.0048" calcext:value-type="float">
            <text:p>-547.0048</text:p>
          </table:table-cell>
          <table:table-cell office:value-type="float" office:value="566.206" calcext:value-type="float">
            <text:p>566.206</text:p>
          </table:table-cell>
          <table:table-cell office:value-type="float" office:value="-398.5909" calcext:value-type="float">
            <text:p>-398.5909</text:p>
          </table:table-cell>
          <table:table-cell office:value-type="float" office:value="0" calcext:value-type="float">
            <text:p>0</text:p>
          </table:table-cell>
          <table:table-cell office:value-type="float" office:value="17.28074" calcext:value-type="float">
            <text:p>17.28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2" calcext:value-type="float">
            <text:p>1092002</text:p>
          </table:table-cell>
          <table:table-cell office:value-type="float" office:value="168.8753" calcext:value-type="float">
            <text:p>168.8753</text:p>
          </table:table-cell>
          <table:table-cell office:value-type="float" office:value="13142.61" calcext:value-type="float">
            <text:p>13142.61</text:p>
          </table:table-cell>
          <table:table-cell office:value-type="float" office:value="0" calcext:value-type="float">
            <text:p>0</text:p>
          </table:table-cell>
          <table:table-cell office:value-type="float" office:value="47.74752" calcext:value-type="float">
            <text:p>47.74752</text:p>
          </table:table-cell>
          <table:table-cell office:value-type="float" office:value="-527.897" calcext:value-type="float">
            <text:p>-527.897</text:p>
          </table:table-cell>
          <table:table-cell office:value-type="float" office:value="1453.531" calcext:value-type="float">
            <text:p>1453.531</text:p>
          </table:table-cell>
          <table:table-cell office:value-type="float" office:value="-139.093" calcext:value-type="float">
            <text:p>-139.093</text:p>
          </table:table-cell>
          <table:table-cell office:value-type="float" office:value="96.19101" calcext:value-type="float">
            <text:p>96.19101</text:p>
          </table:table-cell>
          <table:table-cell office:value-type="float" office:value="57.54432" calcext:value-type="float">
            <text:p>57.54432</text:p>
          </table:table-cell>
          <table:table-cell office:value-type="float" office:value="0.1531238" calcext:value-type="float">
            <text:p>0.1531238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297" calcext:value-type="float">
            <text:p>0.002585297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183379" calcext:value-type="float">
            <text:p>-0.0183379</text:p>
          </table:table-cell>
          <table:table-cell office:value-type="float" office:value="370" calcext:value-type="float">
            <text:p>370</text:p>
          </table:table-cell>
          <table:table-cell office:value-type="float" office:value="185.2344" calcext:value-type="float">
            <text:p>185.2344</text:p>
          </table:table-cell>
          <table:table-cell office:value-type="float" office:value="0" calcext:value-type="float">
            <text:p>0</text:p>
          </table:table-cell>
          <table:table-cell office:value-type="float" office:value="391.5081" calcext:value-type="float">
            <text:p>391.5081</text:p>
          </table:table-cell>
          <table:table-cell office:value-type="float" office:value="1045.397" calcext:value-type="float">
            <text:p>1045.397</text:p>
          </table:table-cell>
          <table:table-cell office:value-type="float" office:value="1286.462" calcext:value-type="float">
            <text:p>1286.462</text:p>
          </table:table-cell>
          <table:table-cell office:value-type="float" office:value="1290.084" calcext:value-type="float">
            <text:p>1290.084</text:p>
          </table:table-cell>
          <table:table-cell office:value-type="float" office:value="775.1903" calcext:value-type="float">
            <text:p>775.1903</text:p>
          </table:table-cell>
          <table:table-cell office:value-type="float" office:value="1085.492" calcext:value-type="float">
            <text:p>1085.492</text:p>
          </table:table-cell>
          <table:table-cell office:value-type="float" office:value="413.7371" calcext:value-type="float">
            <text:p>413.7371</text:p>
          </table:table-cell>
          <table:table-cell office:value-type="float" office:value="1862.55" calcext:value-type="float">
            <text:p>1862.55</text:p>
          </table:table-cell>
          <table:table-cell office:value-type="float" office:value="2096.753" calcext:value-type="float">
            <text:p>2096.753</text:p>
          </table:table-cell>
          <table:table-cell office:value-type="float" office:value="1672.65" calcext:value-type="float">
            <text:p>1672.65</text:p>
          </table:table-cell>
          <table:table-cell office:value-type="float" office:value="584.0854" calcext:value-type="float">
            <text:p>584.0854</text:p>
          </table:table-cell>
          <table:table-cell office:value-type="float" office:value="571.4734" calcext:value-type="float">
            <text:p>571.4734</text:p>
          </table:table-cell>
          <table:table-cell office:value-type="float" office:value="142.8521" calcext:value-type="float">
            <text:p>142.8521</text:p>
          </table:table-cell>
          <table:table-cell office:value-type="float" office:value="35.7075" calcext:value-type="float">
            <text:p>35.7075</text:p>
          </table:table-cell>
          <table:table-cell office:value-type="float" office:value="0" calcext:value-type="float">
            <text:p>0</text:p>
          </table:table-cell>
          <table:table-cell office:value-type="float" office:value="-0.01655653" calcext:value-type="float">
            <text:p>-0.01655653</text:p>
          </table:table-cell>
          <table:table-cell office:value-type="float" office:value="0" calcext:value-type="float">
            <text:p>0</text:p>
          </table:table-cell>
          <table:table-cell office:value-type="float" office:value="2.801094" calcext:value-type="float">
            <text:p>2.801094</text:p>
          </table:table-cell>
          <table:table-cell office:value-type="float" office:value="1131.715" calcext:value-type="float">
            <text:p>1131.715</text:p>
          </table:table-cell>
          <table:table-cell office:value-type="float" office:value="-557.6816" calcext:value-type="float">
            <text:p>-557.6816</text:p>
          </table:table-cell>
          <table:table-cell office:value-type="float" office:value="574.0336" calcext:value-type="float">
            <text:p>574.0336</text:p>
          </table:table-cell>
          <table:table-cell office:value-type="float" office:value="-401.2875" calcext:value-type="float">
            <text:p>-401.2875</text:p>
          </table:table-cell>
          <table:table-cell office:value-type="float" office:value="0" calcext:value-type="float">
            <text:p>0</text:p>
          </table:table-cell>
          <table:table-cell office:value-type="float" office:value="17.13983" calcext:value-type="float">
            <text:p>17.13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2" calcext:value-type="float">
            <text:p>2092002</text:p>
          </table:table-cell>
          <table:table-cell office:value-type="float" office:value="167.529" calcext:value-type="float">
            <text:p>167.529</text:p>
          </table:table-cell>
          <table:table-cell office:value-type="float" office:value="13142.64" calcext:value-type="float">
            <text:p>13142.64</text:p>
          </table:table-cell>
          <table:table-cell office:value-type="float" office:value="0" calcext:value-type="float">
            <text:p>0</text:p>
          </table:table-cell>
          <table:table-cell office:value-type="float" office:value="48.65979" calcext:value-type="float">
            <text:p>48.65979</text:p>
          </table:table-cell>
          <table:table-cell office:value-type="float" office:value="-532.6426" calcext:value-type="float">
            <text:p>-532.6426</text:p>
          </table:table-cell>
          <table:table-cell office:value-type="float" office:value="1468.501" calcext:value-type="float">
            <text:p>1468.501</text:p>
          </table:table-cell>
          <table:table-cell office:value-type="float" office:value="-141.4334" calcext:value-type="float">
            <text:p>-141.4334</text:p>
          </table:table-cell>
          <table:table-cell office:value-type="float" office:value="95.86609" calcext:value-type="float">
            <text:p>95.86609</text:p>
          </table:table-cell>
          <table:table-cell office:value-type="float" office:value="55.88175" calcext:value-type="float">
            <text:p>55.88175</text:p>
          </table:table-cell>
          <table:table-cell office:value-type="float" office:value="0.1534543" calcext:value-type="float">
            <text:p>0.1534543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297" calcext:value-type="float">
            <text:p>0.002585297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1975775" calcext:value-type="float">
            <text:p>-0.01975775</text:p>
          </table:table-cell>
          <table:table-cell office:value-type="float" office:value="370" calcext:value-type="float">
            <text:p>370</text:p>
          </table:table-cell>
          <table:table-cell office:value-type="float" office:value="191.8177" calcext:value-type="float">
            <text:p>191.8177</text:p>
          </table:table-cell>
          <table:table-cell office:value-type="float" office:value="0" calcext:value-type="float">
            <text:p>0</text:p>
          </table:table-cell>
          <table:table-cell office:value-type="float" office:value="392.009" calcext:value-type="float">
            <text:p>392.009</text:p>
          </table:table-cell>
          <table:table-cell office:value-type="float" office:value="1045.388" calcext:value-type="float">
            <text:p>1045.388</text:p>
          </table:table-cell>
          <table:table-cell office:value-type="float" office:value="1286.423" calcext:value-type="float">
            <text:p>1286.423</text:p>
          </table:table-cell>
          <table:table-cell office:value-type="float" office:value="1290.06" calcext:value-type="float">
            <text:p>1290.06</text:p>
          </table:table-cell>
          <table:table-cell office:value-type="float" office:value="775.2" calcext:value-type="float">
            <text:p>775.2</text:p>
          </table:table-cell>
          <table:table-cell office:value-type="float" office:value="1085.43" calcext:value-type="float">
            <text:p>1085.43</text:p>
          </table:table-cell>
          <table:table-cell office:value-type="float" office:value="413.754" calcext:value-type="float">
            <text:p>413.754</text:p>
          </table:table-cell>
          <table:table-cell office:value-type="float" office:value="1862.509" calcext:value-type="float">
            <text:p>1862.509</text:p>
          </table:table-cell>
          <table:table-cell office:value-type="float" office:value="2096.702" calcext:value-type="float">
            <text:p>2096.702</text:p>
          </table:table-cell>
          <table:table-cell office:value-type="float" office:value="1672.63" calcext:value-type="float">
            <text:p>1672.63</text:p>
          </table:table-cell>
          <table:table-cell office:value-type="float" office:value="584.09" calcext:value-type="float">
            <text:p>584.09</text:p>
          </table:table-cell>
          <table:table-cell office:value-type="float" office:value="571.5328" calcext:value-type="float">
            <text:p>571.5328</text:p>
          </table:table-cell>
          <table:table-cell office:value-type="float" office:value="142.8521" calcext:value-type="float">
            <text:p>142.8521</text:p>
          </table:table-cell>
          <table:table-cell office:value-type="float" office:value="35.70749" calcext:value-type="float">
            <text:p>35.70749</text:p>
          </table:table-cell>
          <table:table-cell office:value-type="float" office:value="0" calcext:value-type="float">
            <text:p>0</text:p>
          </table:table-cell>
          <table:table-cell office:value-type="float" office:value="-0.0166025" calcext:value-type="float">
            <text:p>-0.0166025</text:p>
          </table:table-cell>
          <table:table-cell office:value-type="float" office:value="0" calcext:value-type="float">
            <text:p>0</text:p>
          </table:table-cell>
          <table:table-cell office:value-type="float" office:value="2.807221" calcext:value-type="float">
            <text:p>2.807221</text:p>
          </table:table-cell>
          <table:table-cell office:value-type="float" office:value="1150.801" calcext:value-type="float">
            <text:p>1150.801</text:p>
          </table:table-cell>
          <table:table-cell office:value-type="float" office:value="-567.782" calcext:value-type="float">
            <text:p>-567.782</text:p>
          </table:table-cell>
          <table:table-cell office:value-type="float" office:value="583.0188" calcext:value-type="float">
            <text:p>583.0188</text:p>
          </table:table-cell>
          <table:table-cell office:value-type="float" office:value="-403.4561" calcext:value-type="float">
            <text:p>-403.4561</text:p>
          </table:table-cell>
          <table:table-cell office:value-type="float" office:value="0" calcext:value-type="float">
            <text:p>0</text:p>
          </table:table-cell>
          <table:table-cell office:value-type="float" office:value="16.90041" calcext:value-type="float">
            <text:p>16.90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2" calcext:value-type="float">
            <text:p>3092002</text:p>
          </table:table-cell>
          <table:table-cell office:value-type="float" office:value="167.4316" calcext:value-type="float">
            <text:p>167.4316</text:p>
          </table:table-cell>
          <table:table-cell office:value-type="float" office:value="13142.39" calcext:value-type="float">
            <text:p>13142.39</text:p>
          </table:table-cell>
          <table:table-cell office:value-type="float" office:value="0" calcext:value-type="float">
            <text:p>0</text:p>
          </table:table-cell>
          <table:table-cell office:value-type="float" office:value="49.62471" calcext:value-type="float">
            <text:p>49.62471</text:p>
          </table:table-cell>
          <table:table-cell office:value-type="float" office:value="-536.4107" calcext:value-type="float">
            <text:p>-536.4107</text:p>
          </table:table-cell>
          <table:table-cell office:value-type="float" office:value="1479.177" calcext:value-type="float">
            <text:p>1479.177</text:p>
          </table:table-cell>
          <table:table-cell office:value-type="float" office:value="-143.7213" calcext:value-type="float">
            <text:p>-143.7213</text:p>
          </table:table-cell>
          <table:table-cell office:value-type="float" office:value="94.85815" calcext:value-type="float">
            <text:p>94.85815</text:p>
          </table:table-cell>
          <table:table-cell office:value-type="float" office:value="55.31017" calcext:value-type="float">
            <text:p>55.31017</text:p>
          </table:table-cell>
          <table:table-cell office:value-type="float" office:value="0.1538777" calcext:value-type="float">
            <text:p>0.1538777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297" calcext:value-type="float">
            <text:p>0.002585297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2124743" calcext:value-type="float">
            <text:p>-0.02124743</text:p>
          </table:table-cell>
          <table:table-cell office:value-type="float" office:value="370" calcext:value-type="float">
            <text:p>370</text:p>
          </table:table-cell>
          <table:table-cell office:value-type="float" office:value="199.6777" calcext:value-type="float">
            <text:p>199.6777</text:p>
          </table:table-cell>
          <table:table-cell office:value-type="float" office:value="0" calcext:value-type="float">
            <text:p>0</text:p>
          </table:table-cell>
          <table:table-cell office:value-type="float" office:value="392.2118" calcext:value-type="float">
            <text:p>392.2118</text:p>
          </table:table-cell>
          <table:table-cell office:value-type="float" office:value="1045.437" calcext:value-type="float">
            <text:p>1045.437</text:p>
          </table:table-cell>
          <table:table-cell office:value-type="float" office:value="1286.434" calcext:value-type="float">
            <text:p>1286.434</text:p>
          </table:table-cell>
          <table:table-cell office:value-type="float" office:value="1290.066" calcext:value-type="float">
            <text:p>1290.066</text:p>
          </table:table-cell>
          <table:table-cell office:value-type="float" office:value="775.2276" calcext:value-type="float">
            <text:p>775.2276</text:p>
          </table:table-cell>
          <table:table-cell office:value-type="float" office:value="1085.377" calcext:value-type="float">
            <text:p>1085.377</text:p>
          </table:table-cell>
          <table:table-cell office:value-type="float" office:value="413.7752" calcext:value-type="float">
            <text:p>413.7752</text:p>
          </table:table-cell>
          <table:table-cell office:value-type="float" office:value="1862.471" calcext:value-type="float">
            <text:p>1862.471</text:p>
          </table:table-cell>
          <table:table-cell office:value-type="float" office:value="2096.651" calcext:value-type="float">
            <text:p>2096.651</text:p>
          </table:table-cell>
          <table:table-cell office:value-type="float" office:value="1672.611" calcext:value-type="float">
            <text:p>1672.611</text:p>
          </table:table-cell>
          <table:table-cell office:value-type="float" office:value="584.0956" calcext:value-type="float">
            <text:p>584.0956</text:p>
          </table:table-cell>
          <table:table-cell office:value-type="float" office:value="571.5927" calcext:value-type="float">
            <text:p>571.5927</text:p>
          </table:table-cell>
          <table:table-cell office:value-type="float" office:value="142.852" calcext:value-type="float">
            <text:p>142.852</text:p>
          </table:table-cell>
          <table:table-cell office:value-type="float" office:value="35.70749" calcext:value-type="float">
            <text:p>35.70749</text:p>
          </table:table-cell>
          <table:table-cell office:value-type="float" office:value="0" calcext:value-type="float">
            <text:p>0</text:p>
          </table:table-cell>
          <table:table-cell office:value-type="float" office:value="-0.01663257" calcext:value-type="float">
            <text:p>-0.01663257</text:p>
          </table:table-cell>
          <table:table-cell office:value-type="float" office:value="0" calcext:value-type="float">
            <text:p>0</text:p>
          </table:table-cell>
          <table:table-cell office:value-type="float" office:value="2.813642" calcext:value-type="float">
            <text:p>2.813642</text:p>
          </table:table-cell>
          <table:table-cell office:value-type="float" office:value="1168.638" calcext:value-type="float">
            <text:p>1168.638</text:p>
          </table:table-cell>
          <table:table-cell office:value-type="float" office:value="-576.2822" calcext:value-type="float">
            <text:p>-576.2822</text:p>
          </table:table-cell>
          <table:table-cell office:value-type="float" office:value="592.3558" calcext:value-type="float">
            <text:p>592.3558</text:p>
          </table:table-cell>
          <table:table-cell office:value-type="float" office:value="-404.7116" calcext:value-type="float">
            <text:p>-404.7116</text:p>
          </table:table-cell>
          <table:table-cell office:value-type="float" office:value="0" calcext:value-type="float">
            <text:p>0</text:p>
          </table:table-cell>
          <table:table-cell office:value-type="float" office:value="16.67374" calcext:value-type="float">
            <text:p>16.67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2" calcext:value-type="float">
            <text:p>4092002</text:p>
          </table:table-cell>
          <table:table-cell office:value-type="float" office:value="167.3001" calcext:value-type="float">
            <text:p>167.3001</text:p>
          </table:table-cell>
          <table:table-cell office:value-type="float" office:value="13142.16" calcext:value-type="float">
            <text:p>13142.16</text:p>
          </table:table-cell>
          <table:table-cell office:value-type="float" office:value="0" calcext:value-type="float">
            <text:p>0</text:p>
          </table:table-cell>
          <table:table-cell office:value-type="float" office:value="50.65509" calcext:value-type="float">
            <text:p>50.65509</text:p>
          </table:table-cell>
          <table:table-cell office:value-type="float" office:value="-540.4274" calcext:value-type="float">
            <text:p>-540.4274</text:p>
          </table:table-cell>
          <table:table-cell office:value-type="float" office:value="1488.781" calcext:value-type="float">
            <text:p>1488.781</text:p>
          </table:table-cell>
          <table:table-cell office:value-type="float" office:value="-146.2673" calcext:value-type="float">
            <text:p>-146.2673</text:p>
          </table:table-cell>
          <table:table-cell office:value-type="float" office:value="93.09793" calcext:value-type="float">
            <text:p>93.09793</text:p>
          </table:table-cell>
          <table:table-cell office:value-type="float" office:value="54.69787" calcext:value-type="float">
            <text:p>54.69787</text:p>
          </table:table-cell>
          <table:table-cell office:value-type="float" office:value="0.1543107" calcext:value-type="float">
            <text:p>0.1543107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297" calcext:value-type="float">
            <text:p>0.002585297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2162161" calcext:value-type="float">
            <text:p>-0.02162161</text:p>
          </table:table-cell>
          <table:table-cell office:value-type="float" office:value="370" calcext:value-type="float">
            <text:p>370</text:p>
          </table:table-cell>
          <table:table-cell office:value-type="float" office:value="204.8385" calcext:value-type="float">
            <text:p>204.8385</text:p>
          </table:table-cell>
          <table:table-cell office:value-type="float" office:value="0" calcext:value-type="float">
            <text:p>0</text:p>
          </table:table-cell>
          <table:table-cell office:value-type="float" office:value="392.4492" calcext:value-type="float">
            <text:p>392.4492</text:p>
          </table:table-cell>
          <table:table-cell office:value-type="float" office:value="1045.469" calcext:value-type="float">
            <text:p>1045.469</text:p>
          </table:table-cell>
          <table:table-cell office:value-type="float" office:value="1286.433" calcext:value-type="float">
            <text:p>1286.433</text:p>
          </table:table-cell>
          <table:table-cell office:value-type="float" office:value="1290.072" calcext:value-type="float">
            <text:p>1290.072</text:p>
          </table:table-cell>
          <table:table-cell office:value-type="float" office:value="775.2604" calcext:value-type="float">
            <text:p>775.2604</text:p>
          </table:table-cell>
          <table:table-cell office:value-type="float" office:value="1085.326" calcext:value-type="float">
            <text:p>1085.326</text:p>
          </table:table-cell>
          <table:table-cell office:value-type="float" office:value="413.8001" calcext:value-type="float">
            <text:p>413.8001</text:p>
          </table:table-cell>
          <table:table-cell office:value-type="float" office:value="1862.438" calcext:value-type="float">
            <text:p>1862.438</text:p>
          </table:table-cell>
          <table:table-cell office:value-type="float" office:value="2096.604" calcext:value-type="float">
            <text:p>2096.604</text:p>
          </table:table-cell>
          <table:table-cell office:value-type="float" office:value="1672.593" calcext:value-type="float">
            <text:p>1672.593</text:p>
          </table:table-cell>
          <table:table-cell office:value-type="float" office:value="584.102" calcext:value-type="float">
            <text:p>584.102</text:p>
          </table:table-cell>
          <table:table-cell office:value-type="float" office:value="571.6539" calcext:value-type="float">
            <text:p>571.6539</text:p>
          </table:table-cell>
          <table:table-cell office:value-type="float" office:value="142.852" calcext:value-type="float">
            <text:p>142.852</text:p>
          </table:table-cell>
          <table:table-cell office:value-type="float" office:value="35.70748" calcext:value-type="float">
            <text:p>35.70748</text:p>
          </table:table-cell>
          <table:table-cell office:value-type="float" office:value="0" calcext:value-type="float">
            <text:p>0</text:p>
          </table:table-cell>
          <table:table-cell office:value-type="float" office:value="-0.01666145" calcext:value-type="float">
            <text:p>-0.01666145</text:p>
          </table:table-cell>
          <table:table-cell office:value-type="float" office:value="0" calcext:value-type="float">
            <text:p>0</text:p>
          </table:table-cell>
          <table:table-cell office:value-type="float" office:value="2.820727" calcext:value-type="float">
            <text:p>2.820727</text:p>
          </table:table-cell>
          <table:table-cell office:value-type="float" office:value="1186.086" calcext:value-type="float">
            <text:p>1186.086</text:p>
          </table:table-cell>
          <table:table-cell office:value-type="float" office:value="-587.1031" calcext:value-type="float">
            <text:p>-587.1031</text:p>
          </table:table-cell>
          <table:table-cell office:value-type="float" office:value="598.9827" calcext:value-type="float">
            <text:p>598.9827</text:p>
          </table:table-cell>
          <table:table-cell office:value-type="float" office:value="-406.0471" calcext:value-type="float">
            <text:p>-406.0471</text:p>
          </table:table-cell>
          <table:table-cell office:value-type="float" office:value="0" calcext:value-type="float">
            <text:p>0</text:p>
          </table:table-cell>
          <table:table-cell office:value-type="float" office:value="16.53385" calcext:value-type="float">
            <text:p>16.53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2" calcext:value-type="float">
            <text:p>5092002</text:p>
          </table:table-cell>
          <table:table-cell office:value-type="float" office:value="167.3843" calcext:value-type="float">
            <text:p>167.3843</text:p>
          </table:table-cell>
          <table:table-cell office:value-type="float" office:value="13141.81" calcext:value-type="float">
            <text:p>13141.81</text:p>
          </table:table-cell>
          <table:table-cell office:value-type="float" office:value="0" calcext:value-type="float">
            <text:p>0</text:p>
          </table:table-cell>
          <table:table-cell office:value-type="float" office:value="51.84746" calcext:value-type="float">
            <text:p>51.84746</text:p>
          </table:table-cell>
          <table:table-cell office:value-type="float" office:value="-544.6194" calcext:value-type="float">
            <text:p>-544.6194</text:p>
          </table:table-cell>
          <table:table-cell office:value-type="float" office:value="1495.594" calcext:value-type="float">
            <text:p>1495.594</text:p>
          </table:table-cell>
          <table:table-cell office:value-type="float" office:value="-148.9445" calcext:value-type="float">
            <text:p>-148.9445</text:p>
          </table:table-cell>
          <table:table-cell office:value-type="float" office:value="91.67474" calcext:value-type="float">
            <text:p>91.67474</text:p>
          </table:table-cell>
          <table:table-cell office:value-type="float" office:value="54.32214" calcext:value-type="float">
            <text:p>54.32214</text:p>
          </table:table-cell>
          <table:table-cell office:value-type="float" office:value="0.1548131" calcext:value-type="float">
            <text:p>0.1548131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297" calcext:value-type="float">
            <text:p>0.002585297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2162161" calcext:value-type="float">
            <text:p>-0.02162161</text:p>
          </table:table-cell>
          <table:table-cell office:value-type="float" office:value="370" calcext:value-type="float">
            <text:p>370</text:p>
          </table:table-cell>
          <table:table-cell office:value-type="float" office:value="208.6203" calcext:value-type="float">
            <text:p>208.6203</text:p>
          </table:table-cell>
          <table:table-cell office:value-type="float" office:value="0" calcext:value-type="float">
            <text:p>0</text:p>
          </table:table-cell>
          <table:table-cell office:value-type="float" office:value="392.6414" calcext:value-type="float">
            <text:p>392.6414</text:p>
          </table:table-cell>
          <table:table-cell office:value-type="float" office:value="1045.478" calcext:value-type="float">
            <text:p>1045.478</text:p>
          </table:table-cell>
          <table:table-cell office:value-type="float" office:value="1286.405" calcext:value-type="float">
            <text:p>1286.405</text:p>
          </table:table-cell>
          <table:table-cell office:value-type="float" office:value="1290.057" calcext:value-type="float">
            <text:p>1290.057</text:p>
          </table:table-cell>
          <table:table-cell office:value-type="float" office:value="775.2816" calcext:value-type="float">
            <text:p>775.2816</text:p>
          </table:table-cell>
          <table:table-cell office:value-type="float" office:value="1085.266" calcext:value-type="float">
            <text:p>1085.266</text:p>
          </table:table-cell>
          <table:table-cell office:value-type="float" office:value="413.8235" calcext:value-type="float">
            <text:p>413.8235</text:p>
          </table:table-cell>
          <table:table-cell office:value-type="float" office:value="1862.406" calcext:value-type="float">
            <text:p>1862.406</text:p>
          </table:table-cell>
          <table:table-cell office:value-type="float" office:value="2096.557" calcext:value-type="float">
            <text:p>2096.557</text:p>
          </table:table-cell>
          <table:table-cell office:value-type="float" office:value="1672.576" calcext:value-type="float">
            <text:p>1672.576</text:p>
          </table:table-cell>
          <table:table-cell office:value-type="float" office:value="584.1085" calcext:value-type="float">
            <text:p>584.1085</text:p>
          </table:table-cell>
          <table:table-cell office:value-type="float" office:value="571.715" calcext:value-type="float">
            <text:p>571.715</text:p>
          </table:table-cell>
          <table:table-cell office:value-type="float" office:value="142.8519" calcext:value-type="float">
            <text:p>142.8519</text:p>
          </table:table-cell>
          <table:table-cell office:value-type="float" office:value="35.70747" calcext:value-type="float">
            <text:p>35.70747</text:p>
          </table:table-cell>
          <table:table-cell office:value-type="float" office:value="0" calcext:value-type="float">
            <text:p>0</text:p>
          </table:table-cell>
          <table:table-cell office:value-type="float" office:value="-0.01670582" calcext:value-type="float">
            <text:p>-0.01670582</text:p>
          </table:table-cell>
          <table:table-cell office:value-type="float" office:value="0" calcext:value-type="float">
            <text:p>0</text:p>
          </table:table-cell>
          <table:table-cell office:value-type="float" office:value="2.822032" calcext:value-type="float">
            <text:p>2.822032</text:p>
          </table:table-cell>
          <table:table-cell office:value-type="float" office:value="1202.741" calcext:value-type="float">
            <text:p>1202.741</text:p>
          </table:table-cell>
          <table:table-cell office:value-type="float" office:value="-598.4662" calcext:value-type="float">
            <text:p>-598.4662</text:p>
          </table:table-cell>
          <table:table-cell office:value-type="float" office:value="604.2744" calcext:value-type="float">
            <text:p>604.2744</text:p>
          </table:table-cell>
          <table:table-cell office:value-type="float" office:value="-407.4391" calcext:value-type="float">
            <text:p>-407.4391</text:p>
          </table:table-cell>
          <table:table-cell office:value-type="float" office:value="0" calcext:value-type="float">
            <text:p>0</text:p>
          </table:table-cell>
          <table:table-cell office:value-type="float" office:value="16.40691" calcext:value-type="float">
            <text:p>16.40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2" calcext:value-type="float">
            <text:p>6092002</text:p>
          </table:table-cell>
          <table:table-cell office:value-type="float" office:value="168.1639" calcext:value-type="float">
            <text:p>168.1639</text:p>
          </table:table-cell>
          <table:table-cell office:value-type="float" office:value="13141.4" calcext:value-type="float">
            <text:p>13141.4</text:p>
          </table:table-cell>
          <table:table-cell office:value-type="float" office:value="0" calcext:value-type="float">
            <text:p>0</text:p>
          </table:table-cell>
          <table:table-cell office:value-type="float" office:value="53.66031" calcext:value-type="float">
            <text:p>53.66031</text:p>
          </table:table-cell>
          <table:table-cell office:value-type="float" office:value="-548.8408" calcext:value-type="float">
            <text:p>-548.8408</text:p>
          </table:table-cell>
          <table:table-cell office:value-type="float" office:value="1509.884" calcext:value-type="float">
            <text:p>1509.884</text:p>
          </table:table-cell>
          <table:table-cell office:value-type="float" office:value="-151.6592" calcext:value-type="float">
            <text:p>-151.6592</text:p>
          </table:table-cell>
          <table:table-cell office:value-type="float" office:value="90.42753" calcext:value-type="float">
            <text:p>90.42753</text:p>
          </table:table-cell>
          <table:table-cell office:value-type="float" office:value="54.64368" calcext:value-type="float">
            <text:p>54.64368</text:p>
          </table:table-cell>
          <table:table-cell office:value-type="float" office:value="0.1554276" calcext:value-type="float">
            <text:p>0.1554276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297" calcext:value-type="float">
            <text:p>0.002585297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2162161" calcext:value-type="float">
            <text:p>-0.02162161</text:p>
          </table:table-cell>
          <table:table-cell office:value-type="float" office:value="370" calcext:value-type="float">
            <text:p>370</text:p>
          </table:table-cell>
          <table:table-cell office:value-type="float" office:value="211.4557" calcext:value-type="float">
            <text:p>211.4557</text:p>
          </table:table-cell>
          <table:table-cell office:value-type="float" office:value="0" calcext:value-type="float">
            <text:p>0</text:p>
          </table:table-cell>
          <table:table-cell office:value-type="float" office:value="392.8075" calcext:value-type="float">
            <text:p>392.8075</text:p>
          </table:table-cell>
          <table:table-cell office:value-type="float" office:value="1045.488" calcext:value-type="float">
            <text:p>1045.488</text:p>
          </table:table-cell>
          <table:table-cell office:value-type="float" office:value="1286.366" calcext:value-type="float">
            <text:p>1286.366</text:p>
          </table:table-cell>
          <table:table-cell office:value-type="float" office:value="1290.031" calcext:value-type="float">
            <text:p>1290.031</text:p>
          </table:table-cell>
          <table:table-cell office:value-type="float" office:value="775.2956" calcext:value-type="float">
            <text:p>775.2956</text:p>
          </table:table-cell>
          <table:table-cell office:value-type="float" office:value="1085.198" calcext:value-type="float">
            <text:p>1085.198</text:p>
          </table:table-cell>
          <table:table-cell office:value-type="float" office:value="413.8439" calcext:value-type="float">
            <text:p>413.8439</text:p>
          </table:table-cell>
          <table:table-cell office:value-type="float" office:value="1862.371" calcext:value-type="float">
            <text:p>1862.371</text:p>
          </table:table-cell>
          <table:table-cell office:value-type="float" office:value="2096.51" calcext:value-type="float">
            <text:p>2096.51</text:p>
          </table:table-cell>
          <table:table-cell office:value-type="float" office:value="1672.559" calcext:value-type="float">
            <text:p>1672.559</text:p>
          </table:table-cell>
          <table:table-cell office:value-type="float" office:value="584.115" calcext:value-type="float">
            <text:p>584.115</text:p>
          </table:table-cell>
          <table:table-cell office:value-type="float" office:value="571.7761" calcext:value-type="float">
            <text:p>571.7761</text:p>
          </table:table-cell>
          <table:table-cell office:value-type="float" office:value="142.8519" calcext:value-type="float">
            <text:p>142.8519</text:p>
          </table:table-cell>
          <table:table-cell office:value-type="float" office:value="35.70745" calcext:value-type="float">
            <text:p>35.70745</text:p>
          </table:table-cell>
          <table:table-cell office:value-type="float" office:value="0" calcext:value-type="float">
            <text:p>0</text:p>
          </table:table-cell>
          <table:table-cell office:value-type="float" office:value="-0.01675837" calcext:value-type="float">
            <text:p>-0.01675837</text:p>
          </table:table-cell>
          <table:table-cell office:value-type="float" office:value="0" calcext:value-type="float">
            <text:p>0</text:p>
          </table:table-cell>
          <table:table-cell office:value-type="float" office:value="2.806063" calcext:value-type="float">
            <text:p>2.806063</text:p>
          </table:table-cell>
          <table:table-cell office:value-type="float" office:value="1218.615" calcext:value-type="float">
            <text:p>1218.615</text:p>
          </table:table-cell>
          <table:table-cell office:value-type="float" office:value="-609.9995" calcext:value-type="float">
            <text:p>-609.9995</text:p>
          </table:table-cell>
          <table:table-cell office:value-type="float" office:value="608.6152" calcext:value-type="float">
            <text:p>608.6152</text:p>
          </table:table-cell>
          <table:table-cell office:value-type="float" office:value="-408.8199" calcext:value-type="float">
            <text:p>-408.8199</text:p>
          </table:table-cell>
          <table:table-cell office:value-type="float" office:value="0" calcext:value-type="float">
            <text:p>0</text:p>
          </table:table-cell>
          <table:table-cell office:value-type="float" office:value="16.27773" calcext:value-type="float">
            <text:p>16.27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2" calcext:value-type="float">
            <text:p>7092002</text:p>
          </table:table-cell>
          <table:table-cell office:value-type="float" office:value="169.6243" calcext:value-type="float">
            <text:p>169.6243</text:p>
          </table:table-cell>
          <table:table-cell office:value-type="float" office:value="13140.92" calcext:value-type="float">
            <text:p>13140.92</text:p>
          </table:table-cell>
          <table:table-cell office:value-type="float" office:value="0" calcext:value-type="float">
            <text:p>0</text:p>
          </table:table-cell>
          <table:table-cell office:value-type="float" office:value="55.99315" calcext:value-type="float">
            <text:p>55.99315</text:p>
          </table:table-cell>
          <table:table-cell office:value-type="float" office:value="-552.9625" calcext:value-type="float">
            <text:p>-552.9625</text:p>
          </table:table-cell>
          <table:table-cell office:value-type="float" office:value="1520.813" calcext:value-type="float">
            <text:p>1520.813</text:p>
          </table:table-cell>
          <table:table-cell office:value-type="float" office:value="-154.3797" calcext:value-type="float">
            <text:p>-154.3797</text:p>
          </table:table-cell>
          <table:table-cell office:value-type="float" office:value="89.48817" calcext:value-type="float">
            <text:p>89.48817</text:p>
          </table:table-cell>
          <table:table-cell office:value-type="float" office:value="55.60829" calcext:value-type="float">
            <text:p>55.60829</text:p>
          </table:table-cell>
          <table:table-cell office:value-type="float" office:value="0.1561933" calcext:value-type="float">
            <text:p>0.1561933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297" calcext:value-type="float">
            <text:p>0.002585297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2162161" calcext:value-type="float">
            <text:p>-0.02162161</text:p>
          </table:table-cell>
          <table:table-cell office:value-type="float" office:value="370" calcext:value-type="float">
            <text:p>370</text:p>
          </table:table-cell>
          <table:table-cell office:value-type="float" office:value="213.9433" calcext:value-type="float">
            <text:p>213.9433</text:p>
          </table:table-cell>
          <table:table-cell office:value-type="float" office:value="0" calcext:value-type="float">
            <text:p>0</text:p>
          </table:table-cell>
          <table:table-cell office:value-type="float" office:value="392.9261" calcext:value-type="float">
            <text:p>392.9261</text:p>
          </table:table-cell>
          <table:table-cell office:value-type="float" office:value="1045.516" calcext:value-type="float">
            <text:p>1045.516</text:p>
          </table:table-cell>
          <table:table-cell office:value-type="float" office:value="1286.336" calcext:value-type="float">
            <text:p>1286.336</text:p>
          </table:table-cell>
          <table:table-cell office:value-type="float" office:value="1290.007" calcext:value-type="float">
            <text:p>1290.007</text:p>
          </table:table-cell>
          <table:table-cell office:value-type="float" office:value="775.3076" calcext:value-type="float">
            <text:p>775.3076</text:p>
          </table:table-cell>
          <table:table-cell office:value-type="float" office:value="1085.126" calcext:value-type="float">
            <text:p>1085.126</text:p>
          </table:table-cell>
          <table:table-cell office:value-type="float" office:value="413.8639" calcext:value-type="float">
            <text:p>413.8639</text:p>
          </table:table-cell>
          <table:table-cell office:value-type="float" office:value="1862.327" calcext:value-type="float">
            <text:p>1862.327</text:p>
          </table:table-cell>
          <table:table-cell office:value-type="float" office:value="2096.464" calcext:value-type="float">
            <text:p>2096.464</text:p>
          </table:table-cell>
          <table:table-cell office:value-type="float" office:value="1672.543" calcext:value-type="float">
            <text:p>1672.543</text:p>
          </table:table-cell>
          <table:table-cell office:value-type="float" office:value="584.1215" calcext:value-type="float">
            <text:p>584.1215</text:p>
          </table:table-cell>
          <table:table-cell office:value-type="float" office:value="571.8377" calcext:value-type="float">
            <text:p>571.8377</text:p>
          </table:table-cell>
          <table:table-cell office:value-type="float" office:value="142.8518" calcext:value-type="float">
            <text:p>142.8518</text:p>
          </table:table-cell>
          <table:table-cell office:value-type="float" office:value="35.70744" calcext:value-type="float">
            <text:p>35.70744</text:p>
          </table:table-cell>
          <table:table-cell office:value-type="float" office:value="0" calcext:value-type="float">
            <text:p>0</text:p>
          </table:table-cell>
          <table:table-cell office:value-type="float" office:value="-0.01680769" calcext:value-type="float">
            <text:p>-0.01680769</text:p>
          </table:table-cell>
          <table:table-cell office:value-type="float" office:value="0" calcext:value-type="float">
            <text:p>0</text:p>
          </table:table-cell>
          <table:table-cell office:value-type="float" office:value="2.777363" calcext:value-type="float">
            <text:p>2.777363</text:p>
          </table:table-cell>
          <table:table-cell office:value-type="float" office:value="1233.428" calcext:value-type="float">
            <text:p>1233.428</text:p>
          </table:table-cell>
          <table:table-cell office:value-type="float" office:value="-620.9281" calcext:value-type="float">
            <text:p>-620.9281</text:p>
          </table:table-cell>
          <table:table-cell office:value-type="float" office:value="612.4999" calcext:value-type="float">
            <text:p>612.4999</text:p>
          </table:table-cell>
          <table:table-cell office:value-type="float" office:value="-410.0997" calcext:value-type="float">
            <text:p>-410.0997</text:p>
          </table:table-cell>
          <table:table-cell office:value-type="float" office:value="0" calcext:value-type="float">
            <text:p>0</text:p>
          </table:table-cell>
          <table:table-cell office:value-type="float" office:value="16.15596" calcext:value-type="float">
            <text:p>16.15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2" calcext:value-type="float">
            <text:p>8092002</text:p>
          </table:table-cell>
          <table:table-cell office:value-type="float" office:value="171.9032" calcext:value-type="float">
            <text:p>171.9032</text:p>
          </table:table-cell>
          <table:table-cell office:value-type="float" office:value="13140.41" calcext:value-type="float">
            <text:p>13140.41</text:p>
          </table:table-cell>
          <table:table-cell office:value-type="float" office:value="0" calcext:value-type="float">
            <text:p>0</text:p>
          </table:table-cell>
          <table:table-cell office:value-type="float" office:value="59.03638" calcext:value-type="float">
            <text:p>59.03638</text:p>
          </table:table-cell>
          <table:table-cell office:value-type="float" office:value="-557.0474" calcext:value-type="float">
            <text:p>-557.0474</text:p>
          </table:table-cell>
          <table:table-cell office:value-type="float" office:value="1531.241" calcext:value-type="float">
            <text:p>1531.241</text:p>
          </table:table-cell>
          <table:table-cell office:value-type="float" office:value="-157.1524" calcext:value-type="float">
            <text:p>-157.1524</text:p>
          </table:table-cell>
          <table:table-cell office:value-type="float" office:value="88.70887" calcext:value-type="float">
            <text:p>88.70887</text:p>
          </table:table-cell>
          <table:table-cell office:value-type="float" office:value="57.34731" calcext:value-type="float">
            <text:p>57.34731</text:p>
          </table:table-cell>
          <table:table-cell office:value-type="float" office:value="0.157107" calcext:value-type="float">
            <text:p>0.157107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297" calcext:value-type="float">
            <text:p>0.002585297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2300019" calcext:value-type="float">
            <text:p>-0.02300019</text:p>
          </table:table-cell>
          <table:table-cell office:value-type="float" office:value="370" calcext:value-type="float">
            <text:p>370</text:p>
          </table:table-cell>
          <table:table-cell office:value-type="float" office:value="215.2706" calcext:value-type="float">
            <text:p>215.2706</text:p>
          </table:table-cell>
          <table:table-cell office:value-type="float" office:value="0" calcext:value-type="float">
            <text:p>0</text:p>
          </table:table-cell>
          <table:table-cell office:value-type="float" office:value="393.0187" calcext:value-type="float">
            <text:p>393.0187</text:p>
          </table:table-cell>
          <table:table-cell office:value-type="float" office:value="1045.555" calcext:value-type="float">
            <text:p>1045.555</text:p>
          </table:table-cell>
          <table:table-cell office:value-type="float" office:value="1286.32" calcext:value-type="float">
            <text:p>1286.32</text:p>
          </table:table-cell>
          <table:table-cell office:value-type="float" office:value="1289.99" calcext:value-type="float">
            <text:p>1289.99</text:p>
          </table:table-cell>
          <table:table-cell office:value-type="float" office:value="775.3228" calcext:value-type="float">
            <text:p>775.3228</text:p>
          </table:table-cell>
          <table:table-cell office:value-type="float" office:value="1085.056" calcext:value-type="float">
            <text:p>1085.056</text:p>
          </table:table-cell>
          <table:table-cell office:value-type="float" office:value="413.8841" calcext:value-type="float">
            <text:p>413.8841</text:p>
          </table:table-cell>
          <table:table-cell office:value-type="float" office:value="1862.283" calcext:value-type="float">
            <text:p>1862.283</text:p>
          </table:table-cell>
          <table:table-cell office:value-type="float" office:value="2096.42" calcext:value-type="float">
            <text:p>2096.42</text:p>
          </table:table-cell>
          <table:table-cell office:value-type="float" office:value="1672.527" calcext:value-type="float">
            <text:p>1672.527</text:p>
          </table:table-cell>
          <table:table-cell office:value-type="float" office:value="584.1281" calcext:value-type="float">
            <text:p>584.1281</text:p>
          </table:table-cell>
          <table:table-cell office:value-type="float" office:value="571.9009" calcext:value-type="float">
            <text:p>571.9009</text:p>
          </table:table-cell>
          <table:table-cell office:value-type="float" office:value="142.8518" calcext:value-type="float">
            <text:p>142.8518</text:p>
          </table:table-cell>
          <table:table-cell office:value-type="float" office:value="35.70742" calcext:value-type="float">
            <text:p>35.70742</text:p>
          </table:table-cell>
          <table:table-cell office:value-type="float" office:value="0" calcext:value-type="float">
            <text:p>0</text:p>
          </table:table-cell>
          <table:table-cell office:value-type="float" office:value="-0.01685482" calcext:value-type="float">
            <text:p>-0.01685482</text:p>
          </table:table-cell>
          <table:table-cell office:value-type="float" office:value="0" calcext:value-type="float">
            <text:p>0</text:p>
          </table:table-cell>
          <table:table-cell office:value-type="float" office:value="2.730474" calcext:value-type="float">
            <text:p>2.730474</text:p>
          </table:table-cell>
          <table:table-cell office:value-type="float" office:value="1246.9" calcext:value-type="float">
            <text:p>1246.9</text:p>
          </table:table-cell>
          <table:table-cell office:value-type="float" office:value="-631.7672" calcext:value-type="float">
            <text:p>-631.7672</text:p>
          </table:table-cell>
          <table:table-cell office:value-type="float" office:value="615.1324" calcext:value-type="float">
            <text:p>615.1324</text:p>
          </table:table-cell>
          <table:table-cell office:value-type="float" office:value="-411.2991" calcext:value-type="float">
            <text:p>-411.2991</text:p>
          </table:table-cell>
          <table:table-cell office:value-type="float" office:value="0" calcext:value-type="float">
            <text:p>0</text:p>
          </table:table-cell>
          <table:table-cell office:value-type="float" office:value="16.04225" calcext:value-type="float">
            <text:p>16.04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2" calcext:value-type="float">
            <text:p>9092002</text:p>
          </table:table-cell>
          <table:table-cell office:value-type="float" office:value="174.7363" calcext:value-type="float">
            <text:p>174.7363</text:p>
          </table:table-cell>
          <table:table-cell office:value-type="float" office:value="13139.88" calcext:value-type="float">
            <text:p>13139.88</text:p>
          </table:table-cell>
          <table:table-cell office:value-type="float" office:value="0" calcext:value-type="float">
            <text:p>0</text:p>
          </table:table-cell>
          <table:table-cell office:value-type="float" office:value="62.5373" calcext:value-type="float">
            <text:p>62.5373</text:p>
          </table:table-cell>
          <table:table-cell office:value-type="float" office:value="-561.1072" calcext:value-type="float">
            <text:p>-561.1072</text:p>
          </table:table-cell>
          <table:table-cell office:value-type="float" office:value="1541.027" calcext:value-type="float">
            <text:p>1541.027</text:p>
          </table:table-cell>
          <table:table-cell office:value-type="float" office:value="-160.0017" calcext:value-type="float">
            <text:p>-160.0017</text:p>
          </table:table-cell>
          <table:table-cell office:value-type="float" office:value="88.14525" calcext:value-type="float">
            <text:p>88.14525</text:p>
          </table:table-cell>
          <table:table-cell office:value-type="float" office:value="59.60293" calcext:value-type="float">
            <text:p>59.60293</text:p>
          </table:table-cell>
          <table:table-cell office:value-type="float" office:value="0.1581696" calcext:value-type="float">
            <text:p>0.1581696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297" calcext:value-type="float">
            <text:p>0.002585297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2446108" calcext:value-type="float">
            <text:p>-0.02446108</text:p>
          </table:table-cell>
          <table:table-cell office:value-type="float" office:value="370" calcext:value-type="float">
            <text:p>370</text:p>
          </table:table-cell>
          <table:table-cell office:value-type="float" office:value="215.6418" calcext:value-type="float">
            <text:p>215.6418</text:p>
          </table:table-cell>
          <table:table-cell office:value-type="float" office:value="0" calcext:value-type="float">
            <text:p>0</text:p>
          </table:table-cell>
          <table:table-cell office:value-type="float" office:value="393.0833" calcext:value-type="float">
            <text:p>393.0833</text:p>
          </table:table-cell>
          <table:table-cell office:value-type="float" office:value="1045.604" calcext:value-type="float">
            <text:p>1045.604</text:p>
          </table:table-cell>
          <table:table-cell office:value-type="float" office:value="1286.323" calcext:value-type="float">
            <text:p>1286.323</text:p>
          </table:table-cell>
          <table:table-cell office:value-type="float" office:value="1289.983" calcext:value-type="float">
            <text:p>1289.983</text:p>
          </table:table-cell>
          <table:table-cell office:value-type="float" office:value="775.343" calcext:value-type="float">
            <text:p>775.343</text:p>
          </table:table-cell>
          <table:table-cell office:value-type="float" office:value="1084.987" calcext:value-type="float">
            <text:p>1084.987</text:p>
          </table:table-cell>
          <table:table-cell office:value-type="float" office:value="413.9047" calcext:value-type="float">
            <text:p>413.9047</text:p>
          </table:table-cell>
          <table:table-cell office:value-type="float" office:value="1862.241" calcext:value-type="float">
            <text:p>1862.241</text:p>
          </table:table-cell>
          <table:table-cell office:value-type="float" office:value="2096.375" calcext:value-type="float">
            <text:p>2096.375</text:p>
          </table:table-cell>
          <table:table-cell office:value-type="float" office:value="1672.513" calcext:value-type="float">
            <text:p>1672.513</text:p>
          </table:table-cell>
          <table:table-cell office:value-type="float" office:value="584.1346" calcext:value-type="float">
            <text:p>584.1346</text:p>
          </table:table-cell>
          <table:table-cell office:value-type="float" office:value="571.965" calcext:value-type="float">
            <text:p>571.965</text:p>
          </table:table-cell>
          <table:table-cell office:value-type="float" office:value="142.8517" calcext:value-type="float">
            <text:p>142.8517</text:p>
          </table:table-cell>
          <table:table-cell office:value-type="float" office:value="35.70741" calcext:value-type="float">
            <text:p>35.70741</text:p>
          </table:table-cell>
          <table:table-cell office:value-type="float" office:value="0" calcext:value-type="float">
            <text:p>0</text:p>
          </table:table-cell>
          <table:table-cell office:value-type="float" office:value="-0.0168957" calcext:value-type="float">
            <text:p>-0.0168957</text:p>
          </table:table-cell>
          <table:table-cell office:value-type="float" office:value="0" calcext:value-type="float">
            <text:p>0</text:p>
          </table:table-cell>
          <table:table-cell office:value-type="float" office:value="2.668396" calcext:value-type="float">
            <text:p>2.668396</text:p>
          </table:table-cell>
          <table:table-cell office:value-type="float" office:value="1258.791" calcext:value-type="float">
            <text:p>1258.791</text:p>
          </table:table-cell>
          <table:table-cell office:value-type="float" office:value="-642.0847" calcext:value-type="float">
            <text:p>-642.0847</text:p>
          </table:table-cell>
          <table:table-cell office:value-type="float" office:value="616.7065" calcext:value-type="float">
            <text:p>616.7065</text:p>
          </table:table-cell>
          <table:table-cell office:value-type="float" office:value="-412.4249" calcext:value-type="float">
            <text:p>-412.4249</text:p>
          </table:table-cell>
          <table:table-cell office:value-type="float" office:value="0" calcext:value-type="float">
            <text:p>0</text:p>
          </table:table-cell>
          <table:table-cell office:value-type="float" office:value="15.95714" calcext:value-type="float">
            <text:p>15.9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2" calcext:value-type="float">
            <text:p>10092002</text:p>
          </table:table-cell>
          <table:table-cell office:value-type="float" office:value="175.8755" calcext:value-type="float">
            <text:p>175.8755</text:p>
          </table:table-cell>
          <table:table-cell office:value-type="float" office:value="13139.36" calcext:value-type="float">
            <text:p>13139.36</text:p>
          </table:table-cell>
          <table:table-cell office:value-type="float" office:value="0" calcext:value-type="float">
            <text:p>0</text:p>
          </table:table-cell>
          <table:table-cell office:value-type="float" office:value="64.23357" calcext:value-type="float">
            <text:p>64.23357</text:p>
          </table:table-cell>
          <table:table-cell office:value-type="float" office:value="-564.2709" calcext:value-type="float">
            <text:p>-564.2709</text:p>
          </table:table-cell>
          <table:table-cell office:value-type="float" office:value="1551.489" calcext:value-type="float">
            <text:p>1551.489</text:p>
          </table:table-cell>
          <table:table-cell office:value-type="float" office:value="-161.744" calcext:value-type="float">
            <text:p>-161.744</text:p>
          </table:table-cell>
          <table:table-cell office:value-type="float" office:value="87.82961" calcext:value-type="float">
            <text:p>87.82961</text:p>
          </table:table-cell>
          <table:table-cell office:value-type="float" office:value="60.12927" calcext:value-type="float">
            <text:p>60.12927</text:p>
          </table:table-cell>
          <table:table-cell office:value-type="float" office:value="0.1593359" calcext:value-type="float">
            <text:p>0.1593359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297" calcext:value-type="float">
            <text:p>0.002585297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2446108" calcext:value-type="float">
            <text:p>-0.02446108</text:p>
          </table:table-cell>
          <table:table-cell office:value-type="float" office:value="370" calcext:value-type="float">
            <text:p>370</text:p>
          </table:table-cell>
          <table:table-cell office:value-type="float" office:value="219.2394" calcext:value-type="float">
            <text:p>219.2394</text:p>
          </table:table-cell>
          <table:table-cell office:value-type="float" office:value="0" calcext:value-type="float">
            <text:p>0</text:p>
          </table:table-cell>
          <table:table-cell office:value-type="float" office:value="393.122" calcext:value-type="float">
            <text:p>393.122</text:p>
          </table:table-cell>
          <table:table-cell office:value-type="float" office:value="1045.691" calcext:value-type="float">
            <text:p>1045.691</text:p>
          </table:table-cell>
          <table:table-cell office:value-type="float" office:value="1286.354" calcext:value-type="float">
            <text:p>1286.354</text:p>
          </table:table-cell>
          <table:table-cell office:value-type="float" office:value="1289.994" calcext:value-type="float">
            <text:p>1289.994</text:p>
          </table:table-cell>
          <table:table-cell office:value-type="float" office:value="775.37" calcext:value-type="float">
            <text:p>775.37</text:p>
          </table:table-cell>
          <table:table-cell office:value-type="float" office:value="1084.922" calcext:value-type="float">
            <text:p>1084.922</text:p>
          </table:table-cell>
          <table:table-cell office:value-type="float" office:value="413.9262" calcext:value-type="float">
            <text:p>413.9262</text:p>
          </table:table-cell>
          <table:table-cell office:value-type="float" office:value="1862.199" calcext:value-type="float">
            <text:p>1862.199</text:p>
          </table:table-cell>
          <table:table-cell office:value-type="float" office:value="2096.331" calcext:value-type="float">
            <text:p>2096.331</text:p>
          </table:table-cell>
          <table:table-cell office:value-type="float" office:value="1672.498" calcext:value-type="float">
            <text:p>1672.498</text:p>
          </table:table-cell>
          <table:table-cell office:value-type="float" office:value="584.1414" calcext:value-type="float">
            <text:p>584.1414</text:p>
          </table:table-cell>
          <table:table-cell office:value-type="float" office:value="571.9998" calcext:value-type="float">
            <text:p>571.9998</text:p>
          </table:table-cell>
          <table:table-cell office:value-type="float" office:value="142.8517" calcext:value-type="float">
            <text:p>142.8517</text:p>
          </table:table-cell>
          <table:table-cell office:value-type="float" office:value="35.70741" calcext:value-type="float">
            <text:p>35.70741</text:p>
          </table:table-cell>
          <table:table-cell office:value-type="float" office:value="0" calcext:value-type="float">
            <text:p>0</text:p>
          </table:table-cell>
          <table:table-cell office:value-type="float" office:value="-0.01691933" calcext:value-type="float">
            <text:p>-0.01691933</text:p>
          </table:table-cell>
          <table:table-cell office:value-type="float" office:value="0" calcext:value-type="float">
            <text:p>0</text:p>
          </table:table-cell>
          <table:table-cell office:value-type="float" office:value="2.652003" calcext:value-type="float">
            <text:p>2.652003</text:p>
          </table:table-cell>
          <table:table-cell office:value-type="float" office:value="1268.92" calcext:value-type="float">
            <text:p>1268.92</text:p>
          </table:table-cell>
          <table:table-cell office:value-type="float" office:value="-647.1803" calcext:value-type="float">
            <text:p>-647.1803</text:p>
          </table:table-cell>
          <table:table-cell office:value-type="float" office:value="621.7396" calcext:value-type="float">
            <text:p>621.7396</text:p>
          </table:table-cell>
          <table:table-cell office:value-type="float" office:value="-413.4295" calcext:value-type="float">
            <text:p>-413.4295</text:p>
          </table:table-cell>
          <table:table-cell office:value-type="float" office:value="0" calcext:value-type="float">
            <text:p>0</text:p>
          </table:table-cell>
          <table:table-cell office:value-type="float" office:value="15.5398" calcext:value-type="float">
            <text:p>15.5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2" calcext:value-type="float">
            <text:p>11092002</text:p>
          </table:table-cell>
          <table:table-cell office:value-type="float" office:value="176.6369" calcext:value-type="float">
            <text:p>176.6369</text:p>
          </table:table-cell>
          <table:table-cell office:value-type="float" office:value="13138.9" calcext:value-type="float">
            <text:p>13138.9</text:p>
          </table:table-cell>
          <table:table-cell office:value-type="float" office:value="0" calcext:value-type="float">
            <text:p>0</text:p>
          </table:table-cell>
          <table:table-cell office:value-type="float" office:value="65.47099" calcext:value-type="float">
            <text:p>65.47099</text:p>
          </table:table-cell>
          <table:table-cell office:value-type="float" office:value="-566.3811" calcext:value-type="float">
            <text:p>-566.3811</text:p>
          </table:table-cell>
          <table:table-cell office:value-type="float" office:value="1554.737" calcext:value-type="float">
            <text:p>1554.737</text:p>
          </table:table-cell>
          <table:table-cell office:value-type="float" office:value="-162.5574" calcext:value-type="float">
            <text:p>-162.5574</text:p>
          </table:table-cell>
          <table:table-cell office:value-type="float" office:value="87.5321" calcext:value-type="float">
            <text:p>87.5321</text:p>
          </table:table-cell>
          <table:table-cell office:value-type="float" office:value="60.22768" calcext:value-type="float">
            <text:p>60.22768</text:p>
          </table:table-cell>
          <table:table-cell office:value-type="float" office:value="0.1606108" calcext:value-type="float">
            <text:p>0.1606108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297" calcext:value-type="float">
            <text:p>0.002585297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2446108" calcext:value-type="float">
            <text:p>-0.02446108</text:p>
          </table:table-cell>
          <table:table-cell office:value-type="float" office:value="370" calcext:value-type="float">
            <text:p>370</text:p>
          </table:table-cell>
          <table:table-cell office:value-type="float" office:value="223.8548" calcext:value-type="float">
            <text:p>223.8548</text:p>
          </table:table-cell>
          <table:table-cell office:value-type="float" office:value="0" calcext:value-type="float">
            <text:p>0</text:p>
          </table:table-cell>
          <table:table-cell office:value-type="float" office:value="393.1475" calcext:value-type="float">
            <text:p>393.1475</text:p>
          </table:table-cell>
          <table:table-cell office:value-type="float" office:value="1045.816" calcext:value-type="float">
            <text:p>1045.816</text:p>
          </table:table-cell>
          <table:table-cell office:value-type="float" office:value="1286.423" calcext:value-type="float">
            <text:p>1286.423</text:p>
          </table:table-cell>
          <table:table-cell office:value-type="float" office:value="1290.035" calcext:value-type="float">
            <text:p>1290.035</text:p>
          </table:table-cell>
          <table:table-cell office:value-type="float" office:value="775.4137" calcext:value-type="float">
            <text:p>775.4137</text:p>
          </table:table-cell>
          <table:table-cell office:value-type="float" office:value="1084.873" calcext:value-type="float">
            <text:p>1084.873</text:p>
          </table:table-cell>
          <table:table-cell office:value-type="float" office:value="413.952" calcext:value-type="float">
            <text:p>413.952</text:p>
          </table:table-cell>
          <table:table-cell office:value-type="float" office:value="1862.158" calcext:value-type="float">
            <text:p>1862.158</text:p>
          </table:table-cell>
          <table:table-cell office:value-type="float" office:value="2096.287" calcext:value-type="float">
            <text:p>2096.287</text:p>
          </table:table-cell>
          <table:table-cell office:value-type="float" office:value="1672.484" calcext:value-type="float">
            <text:p>1672.484</text:p>
          </table:table-cell>
          <table:table-cell office:value-type="float" office:value="584.1487" calcext:value-type="float">
            <text:p>584.1487</text:p>
          </table:table-cell>
          <table:table-cell office:value-type="float" office:value="572.0095" calcext:value-type="float">
            <text:p>572.0095</text:p>
          </table:table-cell>
          <table:table-cell office:value-type="float" office:value="142.8517" calcext:value-type="float">
            <text:p>142.8517</text:p>
          </table:table-cell>
          <table:table-cell office:value-type="float" office:value="35.70739" calcext:value-type="float">
            <text:p>35.70739</text:p>
          </table:table-cell>
          <table:table-cell office:value-type="float" office:value="0" calcext:value-type="float">
            <text:p>0</text:p>
          </table:table-cell>
          <table:table-cell office:value-type="float" office:value="-0.01693309" calcext:value-type="float">
            <text:p>-0.01693309</text:p>
          </table:table-cell>
          <table:table-cell office:value-type="float" office:value="0" calcext:value-type="float">
            <text:p>0</text:p>
          </table:table-cell>
          <table:table-cell office:value-type="float" office:value="2.645217" calcext:value-type="float">
            <text:p>2.645217</text:p>
          </table:table-cell>
          <table:table-cell office:value-type="float" office:value="1277.997" calcext:value-type="float">
            <text:p>1277.997</text:p>
          </table:table-cell>
          <table:table-cell office:value-type="float" office:value="-650.3503" calcext:value-type="float">
            <text:p>-650.3503</text:p>
          </table:table-cell>
          <table:table-cell office:value-type="float" office:value="627.6462" calcext:value-type="float">
            <text:p>627.6462</text:p>
          </table:table-cell>
          <table:table-cell office:value-type="float" office:value="-414.3032" calcext:value-type="float">
            <text:p>-414.3032</text:p>
          </table:table-cell>
          <table:table-cell office:value-type="float" office:value="0" calcext:value-type="float">
            <text:p>0</text:p>
          </table:table-cell>
          <table:table-cell office:value-type="float" office:value="15.11519" calcext:value-type="float">
            <text:p>15.11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2" calcext:value-type="float">
            <text:p>12092002</text:p>
          </table:table-cell>
          <table:table-cell office:value-type="float" office:value="177.528" calcext:value-type="float">
            <text:p>177.528</text:p>
          </table:table-cell>
          <table:table-cell office:value-type="float" office:value="13138.45" calcext:value-type="float">
            <text:p>13138.45</text:p>
          </table:table-cell>
          <table:table-cell office:value-type="float" office:value="0" calcext:value-type="float">
            <text:p>0</text:p>
          </table:table-cell>
          <table:table-cell office:value-type="float" office:value="66.81561" calcext:value-type="float">
            <text:p>66.81561</text:p>
          </table:table-cell>
          <table:table-cell office:value-type="float" office:value="-568.4262" calcext:value-type="float">
            <text:p>-568.4262</text:p>
          </table:table-cell>
          <table:table-cell office:value-type="float" office:value="1560.161" calcext:value-type="float">
            <text:p>1560.161</text:p>
          </table:table-cell>
          <table:table-cell office:value-type="float" office:value="-163.3512" calcext:value-type="float">
            <text:p>-163.3512</text:p>
          </table:table-cell>
          <table:table-cell office:value-type="float" office:value="87.31727" calcext:value-type="float">
            <text:p>87.31727</text:p>
          </table:table-cell>
          <table:table-cell office:value-type="float" office:value="60.45431" calcext:value-type="float">
            <text:p>60.45431</text:p>
          </table:table-cell>
          <table:table-cell office:value-type="float" office:value="0.1619488" calcext:value-type="float">
            <text:p>0.1619488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297" calcext:value-type="float">
            <text:p>0.002585297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2518318" calcext:value-type="float">
            <text:p>-0.02518318</text:p>
          </table:table-cell>
          <table:table-cell office:value-type="float" office:value="370" calcext:value-type="float">
            <text:p>370</text:p>
          </table:table-cell>
          <table:table-cell office:value-type="float" office:value="225.5885" calcext:value-type="float">
            <text:p>225.5885</text:p>
          </table:table-cell>
          <table:table-cell office:value-type="float" office:value="0" calcext:value-type="float">
            <text:p>0</text:p>
          </table:table-cell>
          <table:table-cell office:value-type="float" office:value="393.1646" calcext:value-type="float">
            <text:p>393.1646</text:p>
          </table:table-cell>
          <table:table-cell office:value-type="float" office:value="1045.943" calcext:value-type="float">
            <text:p>1045.943</text:p>
          </table:table-cell>
          <table:table-cell office:value-type="float" office:value="1286.496" calcext:value-type="float">
            <text:p>1286.496</text:p>
          </table:table-cell>
          <table:table-cell office:value-type="float" office:value="1290.079" calcext:value-type="float">
            <text:p>1290.079</text:p>
          </table:table-cell>
          <table:table-cell office:value-type="float" office:value="775.4578" calcext:value-type="float">
            <text:p>775.4578</text:p>
          </table:table-cell>
          <table:table-cell office:value-type="float" office:value="1084.828" calcext:value-type="float">
            <text:p>1084.828</text:p>
          </table:table-cell>
          <table:table-cell office:value-type="float" office:value="413.9774" calcext:value-type="float">
            <text:p>413.9774</text:p>
          </table:table-cell>
          <table:table-cell office:value-type="float" office:value="1862.129" calcext:value-type="float">
            <text:p>1862.129</text:p>
          </table:table-cell>
          <table:table-cell office:value-type="float" office:value="2096.244" calcext:value-type="float">
            <text:p>2096.244</text:p>
          </table:table-cell>
          <table:table-cell office:value-type="float" office:value="1672.47" calcext:value-type="float">
            <text:p>1672.47</text:p>
          </table:table-cell>
          <table:table-cell office:value-type="float" office:value="584.1558" calcext:value-type="float">
            <text:p>584.1558</text:p>
          </table:table-cell>
          <table:table-cell office:value-type="float" office:value="572.017" calcext:value-type="float">
            <text:p>572.017</text:p>
          </table:table-cell>
          <table:table-cell office:value-type="float" office:value="142.8516" calcext:value-type="float">
            <text:p>142.8516</text:p>
          </table:table-cell>
          <table:table-cell office:value-type="float" office:value="35.70737" calcext:value-type="float">
            <text:p>35.70737</text:p>
          </table:table-cell>
          <table:table-cell office:value-type="float" office:value="0" calcext:value-type="float">
            <text:p>0</text:p>
          </table:table-cell>
          <table:table-cell office:value-type="float" office:value="-0.01694388" calcext:value-type="float">
            <text:p>-0.01694388</text:p>
          </table:table-cell>
          <table:table-cell office:value-type="float" office:value="0" calcext:value-type="float">
            <text:p>0</text:p>
          </table:table-cell>
          <table:table-cell office:value-type="float" office:value="2.63367" calcext:value-type="float">
            <text:p>2.63367</text:p>
          </table:table-cell>
          <table:table-cell office:value-type="float" office:value="1283.773" calcext:value-type="float">
            <text:p>1283.773</text:p>
          </table:table-cell>
          <table:table-cell office:value-type="float" office:value="-653.1496" calcext:value-type="float">
            <text:p>-653.1496</text:p>
          </table:table-cell>
          <table:table-cell office:value-type="float" office:value="630.6236" calcext:value-type="float">
            <text:p>630.6236</text:p>
          </table:table-cell>
          <table:table-cell office:value-type="float" office:value="-415.1465" calcext:value-type="float">
            <text:p>-415.1465</text:p>
          </table:table-cell>
          <table:table-cell office:value-type="float" office:value="0" calcext:value-type="float">
            <text:p>0</text:p>
          </table:table-cell>
          <table:table-cell office:value-type="float" office:value="14.7056" calcext:value-type="float">
            <text:p>14.7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2" calcext:value-type="float">
            <text:p>13092002</text:p>
          </table:table-cell>
          <table:table-cell office:value-type="float" office:value="177.7191" calcext:value-type="float">
            <text:p>177.7191</text:p>
          </table:table-cell>
          <table:table-cell office:value-type="float" office:value="13138.21" calcext:value-type="float">
            <text:p>13138.21</text:p>
          </table:table-cell>
          <table:table-cell office:value-type="float" office:value="0" calcext:value-type="float">
            <text:p>0</text:p>
          </table:table-cell>
          <table:table-cell office:value-type="float" office:value="68.24406" calcext:value-type="float">
            <text:p>68.24406</text:p>
          </table:table-cell>
          <table:table-cell office:value-type="float" office:value="-570.5191" calcext:value-type="float">
            <text:p>-570.5191</text:p>
          </table:table-cell>
          <table:table-cell office:value-type="float" office:value="1561.751" calcext:value-type="float">
            <text:p>1561.751</text:p>
          </table:table-cell>
          <table:table-cell office:value-type="float" office:value="-164.1582" calcext:value-type="float">
            <text:p>-164.1582</text:p>
          </table:table-cell>
          <table:table-cell office:value-type="float" office:value="87.55491" calcext:value-type="float">
            <text:p>87.55491</text:p>
          </table:table-cell>
          <table:table-cell office:value-type="float" office:value="59.93978" calcext:value-type="float">
            <text:p>59.93978</text:p>
          </table:table-cell>
          <table:table-cell office:value-type="float" office:value="0.1627526" calcext:value-type="float">
            <text:p>0.1627526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796" calcext:value-type="float">
            <text:p>0.002585796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2691684" calcext:value-type="float">
            <text:p>-0.02691684</text:p>
          </table:table-cell>
          <table:table-cell office:value-type="float" office:value="370" calcext:value-type="float">
            <text:p>370</text:p>
          </table:table-cell>
          <table:table-cell office:value-type="float" office:value="226.6884" calcext:value-type="float">
            <text:p>226.6884</text:p>
          </table:table-cell>
          <table:table-cell office:value-type="float" office:value="0" calcext:value-type="float">
            <text:p>0</text:p>
          </table:table-cell>
          <table:table-cell office:value-type="float" office:value="393.4108" calcext:value-type="float">
            <text:p>393.4108</text:p>
          </table:table-cell>
          <table:table-cell office:value-type="float" office:value="1046.095" calcext:value-type="float">
            <text:p>1046.095</text:p>
          </table:table-cell>
          <table:table-cell office:value-type="float" office:value="1286.57" calcext:value-type="float">
            <text:p>1286.57</text:p>
          </table:table-cell>
          <table:table-cell office:value-type="float" office:value="1290.124" calcext:value-type="float">
            <text:p>1290.124</text:p>
          </table:table-cell>
          <table:table-cell office:value-type="float" office:value="775.4988" calcext:value-type="float">
            <text:p>775.4988</text:p>
          </table:table-cell>
          <table:table-cell office:value-type="float" office:value="1084.785" calcext:value-type="float">
            <text:p>1084.785</text:p>
          </table:table-cell>
          <table:table-cell office:value-type="float" office:value="414.001" calcext:value-type="float">
            <text:p>414.001</text:p>
          </table:table-cell>
          <table:table-cell office:value-type="float" office:value="1862.102" calcext:value-type="float">
            <text:p>1862.102</text:p>
          </table:table-cell>
          <table:table-cell office:value-type="float" office:value="2096.2" calcext:value-type="float">
            <text:p>2096.2</text:p>
          </table:table-cell>
          <table:table-cell office:value-type="float" office:value="1672.456" calcext:value-type="float">
            <text:p>1672.456</text:p>
          </table:table-cell>
          <table:table-cell office:value-type="float" office:value="584.1625" calcext:value-type="float">
            <text:p>584.1625</text:p>
          </table:table-cell>
          <table:table-cell office:value-type="float" office:value="572.0226" calcext:value-type="float">
            <text:p>572.0226</text:p>
          </table:table-cell>
          <table:table-cell office:value-type="float" office:value="142.8515" calcext:value-type="float">
            <text:p>142.8515</text:p>
          </table:table-cell>
          <table:table-cell office:value-type="float" office:value="35.70738" calcext:value-type="float">
            <text:p>35.70738</text:p>
          </table:table-cell>
          <table:table-cell office:value-type="float" office:value="0" calcext:value-type="float">
            <text:p>0</text:p>
          </table:table-cell>
          <table:table-cell office:value-type="float" office:value="-0.01702525" calcext:value-type="float">
            <text:p>-0.01702525</text:p>
          </table:table-cell>
          <table:table-cell office:value-type="float" office:value="0" calcext:value-type="float">
            <text:p>0</text:p>
          </table:table-cell>
          <table:table-cell office:value-type="float" office:value="2.617889" calcext:value-type="float">
            <text:p>2.617889</text:p>
          </table:table-cell>
          <table:table-cell office:value-type="float" office:value="1288.465" calcext:value-type="float">
            <text:p>1288.465</text:p>
          </table:table-cell>
          <table:table-cell office:value-type="float" office:value="-655.4682" calcext:value-type="float">
            <text:p>-655.4682</text:p>
          </table:table-cell>
          <table:table-cell office:value-type="float" office:value="632.9964" calcext:value-type="float">
            <text:p>632.9964</text:p>
          </table:table-cell>
          <table:table-cell office:value-type="float" office:value="-416.5617" calcext:value-type="float">
            <text:p>-416.5617</text:p>
          </table:table-cell>
          <table:table-cell office:value-type="float" office:value="0" calcext:value-type="float">
            <text:p>0</text:p>
          </table:table-cell>
          <table:table-cell office:value-type="float" office:value="14.83206" calcext:value-type="float">
            <text:p>14.83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2" calcext:value-type="float">
            <text:p>14092002</text:p>
          </table:table-cell>
          <table:table-cell office:value-type="float" office:value="177.5412" calcext:value-type="float">
            <text:p>177.5412</text:p>
          </table:table-cell>
          <table:table-cell office:value-type="float" office:value="13138.05" calcext:value-type="float">
            <text:p>13138.05</text:p>
          </table:table-cell>
          <table:table-cell office:value-type="float" office:value="0" calcext:value-type="float">
            <text:p>0</text:p>
          </table:table-cell>
          <table:table-cell office:value-type="float" office:value="69.658" calcext:value-type="float">
            <text:p>69.658</text:p>
          </table:table-cell>
          <table:table-cell office:value-type="float" office:value="-573.3579" calcext:value-type="float">
            <text:p>-573.3579</text:p>
          </table:table-cell>
          <table:table-cell office:value-type="float" office:value="1568.008" calcext:value-type="float">
            <text:p>1568.008</text:p>
          </table:table-cell>
          <table:table-cell office:value-type="float" office:value="-164.9575" calcext:value-type="float">
            <text:p>-164.9575</text:p>
          </table:table-cell>
          <table:table-cell office:value-type="float" office:value="88.01079" calcext:value-type="float">
            <text:p>88.01079</text:p>
          </table:table-cell>
          <table:table-cell office:value-type="float" office:value="59.28012" calcext:value-type="float">
            <text:p>59.28012</text:p>
          </table:table-cell>
          <table:table-cell office:value-type="float" office:value="0.1634471" calcext:value-type="float">
            <text:p>0.1634471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796" calcext:value-type="float">
            <text:p>0.002585796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2860494" calcext:value-type="float">
            <text:p>-0.02860494</text:p>
          </table:table-cell>
          <table:table-cell office:value-type="float" office:value="370" calcext:value-type="float">
            <text:p>370</text:p>
          </table:table-cell>
          <table:table-cell office:value-type="float" office:value="226.7396" calcext:value-type="float">
            <text:p>226.7396</text:p>
          </table:table-cell>
          <table:table-cell office:value-type="float" office:value="0" calcext:value-type="float">
            <text:p>0</text:p>
          </table:table-cell>
          <table:table-cell office:value-type="float" office:value="393.6142" calcext:value-type="float">
            <text:p>393.6142</text:p>
          </table:table-cell>
          <table:table-cell office:value-type="float" office:value="1046.164" calcext:value-type="float">
            <text:p>1046.164</text:p>
          </table:table-cell>
          <table:table-cell office:value-type="float" office:value="1286.635" calcext:value-type="float">
            <text:p>1286.635</text:p>
          </table:table-cell>
          <table:table-cell office:value-type="float" office:value="1290.165" calcext:value-type="float">
            <text:p>1290.165</text:p>
          </table:table-cell>
          <table:table-cell office:value-type="float" office:value="775.5353" calcext:value-type="float">
            <text:p>775.5353</text:p>
          </table:table-cell>
          <table:table-cell office:value-type="float" office:value="1084.747" calcext:value-type="float">
            <text:p>1084.747</text:p>
          </table:table-cell>
          <table:table-cell office:value-type="float" office:value="414.0229" calcext:value-type="float">
            <text:p>414.0229</text:p>
          </table:table-cell>
          <table:table-cell office:value-type="float" office:value="1862.075" calcext:value-type="float">
            <text:p>1862.075</text:p>
          </table:table-cell>
          <table:table-cell office:value-type="float" office:value="2096.157" calcext:value-type="float">
            <text:p>2096.157</text:p>
          </table:table-cell>
          <table:table-cell office:value-type="float" office:value="1672.442" calcext:value-type="float">
            <text:p>1672.442</text:p>
          </table:table-cell>
          <table:table-cell office:value-type="float" office:value="584.1688" calcext:value-type="float">
            <text:p>584.1688</text:p>
          </table:table-cell>
          <table:table-cell office:value-type="float" office:value="572.027" calcext:value-type="float">
            <text:p>572.027</text:p>
          </table:table-cell>
          <table:table-cell office:value-type="float" office:value="142.8515" calcext:value-type="float">
            <text:p>142.8515</text:p>
          </table:table-cell>
          <table:table-cell office:value-type="float" office:value="35.70738" calcext:value-type="float">
            <text:p>35.70738</text:p>
          </table:table-cell>
          <table:table-cell office:value-type="float" office:value="0" calcext:value-type="float">
            <text:p>0</text:p>
          </table:table-cell>
          <table:table-cell office:value-type="float" office:value="-0.01709569" calcext:value-type="float">
            <text:p>-0.01709569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292.356" calcext:value-type="float">
            <text:p>1292.356</text:p>
          </table:table-cell>
          <table:table-cell office:value-type="float" office:value="-657.2711" calcext:value-type="float">
            <text:p>-657.2711</text:p>
          </table:table-cell>
          <table:table-cell office:value-type="float" office:value="635.0851" calcext:value-type="float">
            <text:p>635.0851</text:p>
          </table:table-cell>
          <table:table-cell office:value-type="float" office:value="-418.2501" calcext:value-type="float">
            <text:p>-418.2501</text:p>
          </table:table-cell>
          <table:table-cell office:value-type="float" office:value="0" calcext:value-type="float">
            <text:p>0</text:p>
          </table:table-cell>
          <table:table-cell office:value-type="float" office:value="14.48256" calcext:value-type="float">
            <text:p>14.48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2" calcext:value-type="float">
            <text:p>15092002</text:p>
          </table:table-cell>
          <table:table-cell office:value-type="float" office:value="177.0712" calcext:value-type="float">
            <text:p>177.0712</text:p>
          </table:table-cell>
          <table:table-cell office:value-type="float" office:value="13137.92" calcext:value-type="float">
            <text:p>13137.92</text:p>
          </table:table-cell>
          <table:table-cell office:value-type="float" office:value="0" calcext:value-type="float">
            <text:p>0</text:p>
          </table:table-cell>
          <table:table-cell office:value-type="float" office:value="70.59028" calcext:value-type="float">
            <text:p>70.59028</text:p>
          </table:table-cell>
          <table:table-cell office:value-type="float" office:value="-575.9278" calcext:value-type="float">
            <text:p>-575.9278</text:p>
          </table:table-cell>
          <table:table-cell office:value-type="float" office:value="1574.816" calcext:value-type="float">
            <text:p>1574.816</text:p>
          </table:table-cell>
          <table:table-cell office:value-type="float" office:value="-165.6856" calcext:value-type="float">
            <text:p>-165.6856</text:p>
          </table:table-cell>
          <table:table-cell office:value-type="float" office:value="88.34326" calcext:value-type="float">
            <text:p>88.34326</text:p>
          </table:table-cell>
          <table:table-cell office:value-type="float" office:value="58.29346" calcext:value-type="float">
            <text:p>58.29346</text:p>
          </table:table-cell>
          <table:table-cell office:value-type="float" office:value="0.1642978" calcext:value-type="float">
            <text:p>0.1642978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796" calcext:value-type="float">
            <text:p>0.002585796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2898565" calcext:value-type="float">
            <text:p>-0.02898565</text:p>
          </table:table-cell>
          <table:table-cell office:value-type="float" office:value="370" calcext:value-type="float">
            <text:p>370</text:p>
          </table:table-cell>
          <table:table-cell office:value-type="float" office:value="228.3472" calcext:value-type="float">
            <text:p>228.3472</text:p>
          </table:table-cell>
          <table:table-cell office:value-type="float" office:value="0" calcext:value-type="float">
            <text:p>0</text:p>
          </table:table-cell>
          <table:table-cell office:value-type="float" office:value="393.8308" calcext:value-type="float">
            <text:p>393.8308</text:p>
          </table:table-cell>
          <table:table-cell office:value-type="float" office:value="1046.251" calcext:value-type="float">
            <text:p>1046.251</text:p>
          </table:table-cell>
          <table:table-cell office:value-type="float" office:value="1286.713" calcext:value-type="float">
            <text:p>1286.713</text:p>
          </table:table-cell>
          <table:table-cell office:value-type="float" office:value="1290.212" calcext:value-type="float">
            <text:p>1290.212</text:p>
          </table:table-cell>
          <table:table-cell office:value-type="float" office:value="775.5756" calcext:value-type="float">
            <text:p>775.5756</text:p>
          </table:table-cell>
          <table:table-cell office:value-type="float" office:value="1084.715" calcext:value-type="float">
            <text:p>1084.715</text:p>
          </table:table-cell>
          <table:table-cell office:value-type="float" office:value="414.0437" calcext:value-type="float">
            <text:p>414.0437</text:p>
          </table:table-cell>
          <table:table-cell office:value-type="float" office:value="1862.048" calcext:value-type="float">
            <text:p>1862.048</text:p>
          </table:table-cell>
          <table:table-cell office:value-type="float" office:value="2096.121" calcext:value-type="float">
            <text:p>2096.121</text:p>
          </table:table-cell>
          <table:table-cell office:value-type="float" office:value="1672.427" calcext:value-type="float">
            <text:p>1672.427</text:p>
          </table:table-cell>
          <table:table-cell office:value-type="float" office:value="584.1747" calcext:value-type="float">
            <text:p>584.1747</text:p>
          </table:table-cell>
          <table:table-cell office:value-type="float" office:value="572.0306" calcext:value-type="float">
            <text:p>572.0306</text:p>
          </table:table-cell>
          <table:table-cell office:value-type="float" office:value="142.8514" calcext:value-type="float">
            <text:p>142.8514</text:p>
          </table:table-cell>
          <table:table-cell office:value-type="float" office:value="35.70738" calcext:value-type="float">
            <text:p>35.70738</text:p>
          </table:table-cell>
          <table:table-cell office:value-type="float" office:value="0" calcext:value-type="float">
            <text:p>0</text:p>
          </table:table-cell>
          <table:table-cell office:value-type="float" office:value="-0.01710267" calcext:value-type="float">
            <text:p>-0.01710267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296.533" calcext:value-type="float">
            <text:p>1296.533</text:p>
          </table:table-cell>
          <table:table-cell office:value-type="float" office:value="-657.991" calcext:value-type="float">
            <text:p>-657.991</text:p>
          </table:table-cell>
          <table:table-cell office:value-type="float" office:value="638.5421" calcext:value-type="float">
            <text:p>638.5421</text:p>
          </table:table-cell>
          <table:table-cell office:value-type="float" office:value="-419.7263" calcext:value-type="float">
            <text:p>-419.7263</text:p>
          </table:table-cell>
          <table:table-cell office:value-type="float" office:value="0" calcext:value-type="float">
            <text:p>0</text:p>
          </table:table-cell>
          <table:table-cell office:value-type="float" office:value="14.11543" calcext:value-type="float">
            <text:p>14.11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2" calcext:value-type="float">
            <text:p>16092002</text:p>
          </table:table-cell>
          <table:table-cell office:value-type="float" office:value="176.818" calcext:value-type="float">
            <text:p>176.818</text:p>
          </table:table-cell>
          <table:table-cell office:value-type="float" office:value="13137.77" calcext:value-type="float">
            <text:p>13137.77</text:p>
          </table:table-cell>
          <table:table-cell office:value-type="float" office:value="0" calcext:value-type="float">
            <text:p>0</text:p>
          </table:table-cell>
          <table:table-cell office:value-type="float" office:value="71.49553" calcext:value-type="float">
            <text:p>71.49553</text:p>
          </table:table-cell>
          <table:table-cell office:value-type="float" office:value="-578.2291" calcext:value-type="float">
            <text:p>-578.2291</text:p>
          </table:table-cell>
          <table:table-cell office:value-type="float" office:value="1581.56" calcext:value-type="float">
            <text:p>1581.56</text:p>
          </table:table-cell>
          <table:table-cell office:value-type="float" office:value="-166.3954" calcext:value-type="float">
            <text:p>-166.3954</text:p>
          </table:table-cell>
          <table:table-cell office:value-type="float" office:value="88.41661" calcext:value-type="float">
            <text:p>88.41661</text:p>
          </table:table-cell>
          <table:table-cell office:value-type="float" office:value="57.53759" calcext:value-type="float">
            <text:p>57.53759</text:p>
          </table:table-cell>
          <table:table-cell office:value-type="float" office:value="0.1652791" calcext:value-type="float">
            <text:p>0.1652791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796" calcext:value-type="float">
            <text:p>0.002585796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2898565" calcext:value-type="float">
            <text:p>-0.02898565</text:p>
          </table:table-cell>
          <table:table-cell office:value-type="float" office:value="370" calcext:value-type="float">
            <text:p>370</text:p>
          </table:table-cell>
          <table:table-cell office:value-type="float" office:value="229.1554" calcext:value-type="float">
            <text:p>229.1554</text:p>
          </table:table-cell>
          <table:table-cell office:value-type="float" office:value="0" calcext:value-type="float">
            <text:p>0</text:p>
          </table:table-cell>
          <table:table-cell office:value-type="float" office:value="394.0116" calcext:value-type="float">
            <text:p>394.0116</text:p>
          </table:table-cell>
          <table:table-cell office:value-type="float" office:value="1046.331" calcext:value-type="float">
            <text:p>1046.331</text:p>
          </table:table-cell>
          <table:table-cell office:value-type="float" office:value="1286.784" calcext:value-type="float">
            <text:p>1286.784</text:p>
          </table:table-cell>
          <table:table-cell office:value-type="float" office:value="1290.256" calcext:value-type="float">
            <text:p>1290.256</text:p>
          </table:table-cell>
          <table:table-cell office:value-type="float" office:value="775.6142" calcext:value-type="float">
            <text:p>775.6142</text:p>
          </table:table-cell>
          <table:table-cell office:value-type="float" office:value="1084.686" calcext:value-type="float">
            <text:p>1084.686</text:p>
          </table:table-cell>
          <table:table-cell office:value-type="float" office:value="414.0663" calcext:value-type="float">
            <text:p>414.0663</text:p>
          </table:table-cell>
          <table:table-cell office:value-type="float" office:value="1862.023" calcext:value-type="float">
            <text:p>1862.023</text:p>
          </table:table-cell>
          <table:table-cell office:value-type="float" office:value="2096.09" calcext:value-type="float">
            <text:p>2096.09</text:p>
          </table:table-cell>
          <table:table-cell office:value-type="float" office:value="1672.412" calcext:value-type="float">
            <text:p>1672.412</text:p>
          </table:table-cell>
          <table:table-cell office:value-type="float" office:value="584.1803" calcext:value-type="float">
            <text:p>584.1803</text:p>
          </table:table-cell>
          <table:table-cell office:value-type="float" office:value="572.0335" calcext:value-type="float">
            <text:p>572.0335</text:p>
          </table:table-cell>
          <table:table-cell office:value-type="float" office:value="142.8514" calcext:value-type="float">
            <text:p>142.8514</text:p>
          </table:table-cell>
          <table:table-cell office:value-type="float" office:value="35.70736" calcext:value-type="float">
            <text:p>35.70736</text:p>
          </table:table-cell>
          <table:table-cell office:value-type="float" office:value="0" calcext:value-type="float">
            <text:p>0</text:p>
          </table:table-cell>
          <table:table-cell office:value-type="float" office:value="-0.0171102" calcext:value-type="float">
            <text:p>-0.0171102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299.641" calcext:value-type="float">
            <text:p>1299.641</text:p>
          </table:table-cell>
          <table:table-cell office:value-type="float" office:value="-658.6957" calcext:value-type="float">
            <text:p>-658.6957</text:p>
          </table:table-cell>
          <table:table-cell office:value-type="float" office:value="640.9455" calcext:value-type="float">
            <text:p>640.9455</text:p>
          </table:table-cell>
          <table:table-cell office:value-type="float" office:value="-420.9956" calcext:value-type="float">
            <text:p>-420.9956</text:p>
          </table:table-cell>
          <table:table-cell office:value-type="float" office:value="0" calcext:value-type="float">
            <text:p>0</text:p>
          </table:table-cell>
          <table:table-cell office:value-type="float" office:value="13.79251" calcext:value-type="float">
            <text:p>13.79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2" calcext:value-type="float">
            <text:p>17092002</text:p>
          </table:table-cell>
          <table:table-cell office:value-type="float" office:value="177.0314" calcext:value-type="float">
            <text:p>177.0314</text:p>
          </table:table-cell>
          <table:table-cell office:value-type="float" office:value="13137.47" calcext:value-type="float">
            <text:p>13137.47</text:p>
          </table:table-cell>
          <table:table-cell office:value-type="float" office:value="0" calcext:value-type="float">
            <text:p>0</text:p>
          </table:table-cell>
          <table:table-cell office:value-type="float" office:value="72.37872" calcext:value-type="float">
            <text:p>72.37872</text:p>
          </table:table-cell>
          <table:table-cell office:value-type="float" office:value="-580.1186" calcext:value-type="float">
            <text:p>-580.1186</text:p>
          </table:table-cell>
          <table:table-cell office:value-type="float" office:value="1584.284" calcext:value-type="float">
            <text:p>1584.284</text:p>
          </table:table-cell>
          <table:table-cell office:value-type="float" office:value="-167.0957" calcext:value-type="float">
            <text:p>-167.0957</text:p>
          </table:table-cell>
          <table:table-cell office:value-type="float" office:value="88.08392" calcext:value-type="float">
            <text:p>88.08392</text:p>
          </table:table-cell>
          <table:table-cell office:value-type="float" office:value="57.25405" calcext:value-type="float">
            <text:p>57.25405</text:p>
          </table:table-cell>
          <table:table-cell office:value-type="float" office:value="0.1663557" calcext:value-type="float">
            <text:p>0.1663557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796" calcext:value-type="float">
            <text:p>0.002585796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2898565" calcext:value-type="float">
            <text:p>-0.02898565</text:p>
          </table:table-cell>
          <table:table-cell office:value-type="float" office:value="370" calcext:value-type="float">
            <text:p>370</text:p>
          </table:table-cell>
          <table:table-cell office:value-type="float" office:value="229.1721" calcext:value-type="float">
            <text:p>229.1721</text:p>
          </table:table-cell>
          <table:table-cell office:value-type="float" office:value="0" calcext:value-type="float">
            <text:p>0</text:p>
          </table:table-cell>
          <table:table-cell office:value-type="float" office:value="394.0922" calcext:value-type="float">
            <text:p>394.0922</text:p>
          </table:table-cell>
          <table:table-cell office:value-type="float" office:value="1046.4" calcext:value-type="float">
            <text:p>1046.4</text:p>
          </table:table-cell>
          <table:table-cell office:value-type="float" office:value="1286.838" calcext:value-type="float">
            <text:p>1286.838</text:p>
          </table:table-cell>
          <table:table-cell office:value-type="float" office:value="1290.291" calcext:value-type="float">
            <text:p>1290.291</text:p>
          </table:table-cell>
          <table:table-cell office:value-type="float" office:value="775.6469" calcext:value-type="float">
            <text:p>775.6469</text:p>
          </table:table-cell>
          <table:table-cell office:value-type="float" office:value="1084.655" calcext:value-type="float">
            <text:p>1084.655</text:p>
          </table:table-cell>
          <table:table-cell office:value-type="float" office:value="414.0884" calcext:value-type="float">
            <text:p>414.0884</text:p>
          </table:table-cell>
          <table:table-cell office:value-type="float" office:value="1861.998" calcext:value-type="float">
            <text:p>1861.998</text:p>
          </table:table-cell>
          <table:table-cell office:value-type="float" office:value="2096.059" calcext:value-type="float">
            <text:p>2096.059</text:p>
          </table:table-cell>
          <table:table-cell office:value-type="float" office:value="1672.397" calcext:value-type="float">
            <text:p>1672.397</text:p>
          </table:table-cell>
          <table:table-cell office:value-type="float" office:value="584.1856" calcext:value-type="float">
            <text:p>584.1856</text:p>
          </table:table-cell>
          <table:table-cell office:value-type="float" office:value="572.0359" calcext:value-type="float">
            <text:p>572.0359</text:p>
          </table:table-cell>
          <table:table-cell office:value-type="float" office:value="142.8513" calcext:value-type="float">
            <text:p>142.8513</text:p>
          </table:table-cell>
          <table:table-cell office:value-type="float" office:value="35.70735" calcext:value-type="float">
            <text:p>35.70735</text:p>
          </table:table-cell>
          <table:table-cell office:value-type="float" office:value="0" calcext:value-type="float">
            <text:p>0</text:p>
          </table:table-cell>
          <table:table-cell office:value-type="float" office:value="-0.01712193" calcext:value-type="float">
            <text:p>-0.01712193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301.547" calcext:value-type="float">
            <text:p>1301.547</text:p>
          </table:table-cell>
          <table:table-cell office:value-type="float" office:value="-659.3956" calcext:value-type="float">
            <text:p>-659.3956</text:p>
          </table:table-cell>
          <table:table-cell office:value-type="float" office:value="642.1518" calcext:value-type="float">
            <text:p>642.1518</text:p>
          </table:table-cell>
          <table:table-cell office:value-type="float" office:value="-421.9098" calcext:value-type="float">
            <text:p>-421.9098</text:p>
          </table:table-cell>
          <table:table-cell office:value-type="float" office:value="0" calcext:value-type="float">
            <text:p>0</text:p>
          </table:table-cell>
          <table:table-cell office:value-type="float" office:value="13.51541" calcext:value-type="float">
            <text:p>13.51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2" calcext:value-type="float">
            <text:p>18092002</text:p>
          </table:table-cell>
          <table:table-cell office:value-type="float" office:value="177.2522" calcext:value-type="float">
            <text:p>177.2522</text:p>
          </table:table-cell>
          <table:table-cell office:value-type="float" office:value="13137.08" calcext:value-type="float">
            <text:p>13137.08</text:p>
          </table:table-cell>
          <table:table-cell office:value-type="float" office:value="0" calcext:value-type="float">
            <text:p>0</text:p>
          </table:table-cell>
          <table:table-cell office:value-type="float" office:value="73.24895" calcext:value-type="float">
            <text:p>73.24895</text:p>
          </table:table-cell>
          <table:table-cell office:value-type="float" office:value="-582.0527" calcext:value-type="float">
            <text:p>-582.0527</text:p>
          </table:table-cell>
          <table:table-cell office:value-type="float" office:value="1588.322" calcext:value-type="float">
            <text:p>1588.322</text:p>
          </table:table-cell>
          <table:table-cell office:value-type="float" office:value="-167.8004" calcext:value-type="float">
            <text:p>-167.8004</text:p>
          </table:table-cell>
          <table:table-cell office:value-type="float" office:value="87.61103" calcext:value-type="float">
            <text:p>87.61103</text:p>
          </table:table-cell>
          <table:table-cell office:value-type="float" office:value="57.05087" calcext:value-type="float">
            <text:p>57.05087</text:p>
          </table:table-cell>
          <table:table-cell office:value-type="float" office:value="0.1673485" calcext:value-type="float">
            <text:p>0.1673485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796" calcext:value-type="float">
            <text:p>0.002585796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2913917" calcext:value-type="float">
            <text:p>-0.02913917</text:p>
          </table:table-cell>
          <table:table-cell office:value-type="float" office:value="370" calcext:value-type="float">
            <text:p>370</text:p>
          </table:table-cell>
          <table:table-cell office:value-type="float" office:value="228.4359" calcext:value-type="float">
            <text:p>228.4359</text:p>
          </table:table-cell>
          <table:table-cell office:value-type="float" office:value="0" calcext:value-type="float">
            <text:p>0</text:p>
          </table:table-cell>
          <table:table-cell office:value-type="float" office:value="394.1638" calcext:value-type="float">
            <text:p>394.1638</text:p>
          </table:table-cell>
          <table:table-cell office:value-type="float" office:value="1046.419" calcext:value-type="float">
            <text:p>1046.419</text:p>
          </table:table-cell>
          <table:table-cell office:value-type="float" office:value="1286.849" calcext:value-type="float">
            <text:p>1286.849</text:p>
          </table:table-cell>
          <table:table-cell office:value-type="float" office:value="1290.3" calcext:value-type="float">
            <text:p>1290.3</text:p>
          </table:table-cell>
          <table:table-cell office:value-type="float" office:value="775.6638" calcext:value-type="float">
            <text:p>775.6638</text:p>
          </table:table-cell>
          <table:table-cell office:value-type="float" office:value="1084.616" calcext:value-type="float">
            <text:p>1084.616</text:p>
          </table:table-cell>
          <table:table-cell office:value-type="float" office:value="414.1061" calcext:value-type="float">
            <text:p>414.1061</text:p>
          </table:table-cell>
          <table:table-cell office:value-type="float" office:value="1861.972" calcext:value-type="float">
            <text:p>1861.972</text:p>
          </table:table-cell>
          <table:table-cell office:value-type="float" office:value="2096.028" calcext:value-type="float">
            <text:p>2096.028</text:p>
          </table:table-cell>
          <table:table-cell office:value-type="float" office:value="1672.382" calcext:value-type="float">
            <text:p>1672.382</text:p>
          </table:table-cell>
          <table:table-cell office:value-type="float" office:value="584.1906" calcext:value-type="float">
            <text:p>584.1906</text:p>
          </table:table-cell>
          <table:table-cell office:value-type="float" office:value="572.0378" calcext:value-type="float">
            <text:p>572.0378</text:p>
          </table:table-cell>
          <table:table-cell office:value-type="float" office:value="142.8513" calcext:value-type="float">
            <text:p>142.8513</text:p>
          </table:table-cell>
          <table:table-cell office:value-type="float" office:value="35.70732" calcext:value-type="float">
            <text:p>35.70732</text:p>
          </table:table-cell>
          <table:table-cell office:value-type="float" office:value="0" calcext:value-type="float">
            <text:p>0</text:p>
          </table:table-cell>
          <table:table-cell office:value-type="float" office:value="-0.01713713" calcext:value-type="float">
            <text:p>-0.01713713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302.744" calcext:value-type="float">
            <text:p>1302.744</text:p>
          </table:table-cell>
          <table:table-cell office:value-type="float" office:value="-660.1048" calcext:value-type="float">
            <text:p>-660.1048</text:p>
          </table:table-cell>
          <table:table-cell office:value-type="float" office:value="642.6396" calcext:value-type="float">
            <text:p>642.6396</text:p>
          </table:table-cell>
          <table:table-cell office:value-type="float" office:value="-422.8799" calcext:value-type="float">
            <text:p>-422.8799</text:p>
          </table:table-cell>
          <table:table-cell office:value-type="float" office:value="0" calcext:value-type="float">
            <text:p>0</text:p>
          </table:table-cell>
          <table:table-cell office:value-type="float" office:value="13.25454" calcext:value-type="float">
            <text:p>13.25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2" calcext:value-type="float">
            <text:p>19092002</text:p>
          </table:table-cell>
          <table:table-cell office:value-type="float" office:value="177.5836" calcext:value-type="float">
            <text:p>177.5836</text:p>
          </table:table-cell>
          <table:table-cell office:value-type="float" office:value="13136.68" calcext:value-type="float">
            <text:p>13136.68</text:p>
          </table:table-cell>
          <table:table-cell office:value-type="float" office:value="0" calcext:value-type="float">
            <text:p>0</text:p>
          </table:table-cell>
          <table:table-cell office:value-type="float" office:value="74.09036" calcext:value-type="float">
            <text:p>74.09036</text:p>
          </table:table-cell>
          <table:table-cell office:value-type="float" office:value="-583.8083" calcext:value-type="float">
            <text:p>-583.8083</text:p>
          </table:table-cell>
          <table:table-cell office:value-type="float" office:value="1591.968" calcext:value-type="float">
            <text:p>1591.968</text:p>
          </table:table-cell>
          <table:table-cell office:value-type="float" office:value="-168.4531" calcext:value-type="float">
            <text:p>-168.4531</text:p>
          </table:table-cell>
          <table:table-cell office:value-type="float" office:value="87.45666" calcext:value-type="float">
            <text:p>87.45666</text:p>
          </table:table-cell>
          <table:table-cell office:value-type="float" office:value="56.94143" calcext:value-type="float">
            <text:p>56.94143</text:p>
          </table:table-cell>
          <table:table-cell office:value-type="float" office:value="0.1684069" calcext:value-type="float">
            <text:p>0.1684069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796" calcext:value-type="float">
            <text:p>0.002585796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3092891" calcext:value-type="float">
            <text:p>-0.03092891</text:p>
          </table:table-cell>
          <table:table-cell office:value-type="float" office:value="370" calcext:value-type="float">
            <text:p>370</text:p>
          </table:table-cell>
          <table:table-cell office:value-type="float" office:value="227.0347" calcext:value-type="float">
            <text:p>227.0347</text:p>
          </table:table-cell>
          <table:table-cell office:value-type="float" office:value="0" calcext:value-type="float">
            <text:p>0</text:p>
          </table:table-cell>
          <table:table-cell office:value-type="float" office:value="394.1941" calcext:value-type="float">
            <text:p>394.1941</text:p>
          </table:table-cell>
          <table:table-cell office:value-type="float" office:value="1046.471" calcext:value-type="float">
            <text:p>1046.471</text:p>
          </table:table-cell>
          <table:table-cell office:value-type="float" office:value="1286.872" calcext:value-type="float">
            <text:p>1286.872</text:p>
          </table:table-cell>
          <table:table-cell office:value-type="float" office:value="1290.31" calcext:value-type="float">
            <text:p>1290.31</text:p>
          </table:table-cell>
          <table:table-cell office:value-type="float" office:value="775.6774" calcext:value-type="float">
            <text:p>775.6774</text:p>
          </table:table-cell>
          <table:table-cell office:value-type="float" office:value="1084.576" calcext:value-type="float">
            <text:p>1084.576</text:p>
          </table:table-cell>
          <table:table-cell office:value-type="float" office:value="414.1216" calcext:value-type="float">
            <text:p>414.1216</text:p>
          </table:table-cell>
          <table:table-cell office:value-type="float" office:value="1861.945" calcext:value-type="float">
            <text:p>1861.945</text:p>
          </table:table-cell>
          <table:table-cell office:value-type="float" office:value="2095.996" calcext:value-type="float">
            <text:p>2095.996</text:p>
          </table:table-cell>
          <table:table-cell office:value-type="float" office:value="1672.367" calcext:value-type="float">
            <text:p>1672.367</text:p>
          </table:table-cell>
          <table:table-cell office:value-type="float" office:value="584.1954" calcext:value-type="float">
            <text:p>584.1954</text:p>
          </table:table-cell>
          <table:table-cell office:value-type="float" office:value="572.0394" calcext:value-type="float">
            <text:p>572.0394</text:p>
          </table:table-cell>
          <table:table-cell office:value-type="float" office:value="142.8513" calcext:value-type="float">
            <text:p>142.8513</text:p>
          </table:table-cell>
          <table:table-cell office:value-type="float" office:value="35.70732" calcext:value-type="float">
            <text:p>35.70732</text:p>
          </table:table-cell>
          <table:table-cell office:value-type="float" office:value="0" calcext:value-type="float">
            <text:p>0</text:p>
          </table:table-cell>
          <table:table-cell office:value-type="float" office:value="-0.01714472" calcext:value-type="float">
            <text:p>-0.01714472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303.096" calcext:value-type="float">
            <text:p>1303.096</text:p>
          </table:table-cell>
          <table:table-cell office:value-type="float" office:value="-660.7572" calcext:value-type="float">
            <text:p>-660.7572</text:p>
          </table:table-cell>
          <table:table-cell office:value-type="float" office:value="642.3389" calcext:value-type="float">
            <text:p>642.3389</text:p>
          </table:table-cell>
          <table:table-cell office:value-type="float" office:value="-423.7342" calcext:value-type="float">
            <text:p>-423.7342</text:p>
          </table:table-cell>
          <table:table-cell office:value-type="float" office:value="0" calcext:value-type="float">
            <text:p>0</text:p>
          </table:table-cell>
          <table:table-cell office:value-type="float" office:value="13.00809" calcext:value-type="float">
            <text:p>13.00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2" calcext:value-type="float">
            <text:p>20092002</text:p>
          </table:table-cell>
          <table:table-cell office:value-type="float" office:value="177.8234" calcext:value-type="float">
            <text:p>177.8234</text:p>
          </table:table-cell>
          <table:table-cell office:value-type="float" office:value="13136.33" calcext:value-type="float">
            <text:p>13136.33</text:p>
          </table:table-cell>
          <table:table-cell office:value-type="float" office:value="0" calcext:value-type="float">
            <text:p>0</text:p>
          </table:table-cell>
          <table:table-cell office:value-type="float" office:value="74.91183" calcext:value-type="float">
            <text:p>74.91183</text:p>
          </table:table-cell>
          <table:table-cell office:value-type="float" office:value="-585.5504" calcext:value-type="float">
            <text:p>-585.5504</text:p>
          </table:table-cell>
          <table:table-cell office:value-type="float" office:value="1595.89" calcext:value-type="float">
            <text:p>1595.89</text:p>
          </table:table-cell>
          <table:table-cell office:value-type="float" office:value="-169.063" calcext:value-type="float">
            <text:p>-169.063</text:p>
          </table:table-cell>
          <table:table-cell office:value-type="float" office:value="87.04799" calcext:value-type="float">
            <text:p>87.04799</text:p>
          </table:table-cell>
          <table:table-cell office:value-type="float" office:value="56.76738" calcext:value-type="float">
            <text:p>56.76738</text:p>
          </table:table-cell>
          <table:table-cell office:value-type="float" office:value="0.1694718" calcext:value-type="float">
            <text:p>0.1694718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796" calcext:value-type="float">
            <text:p>0.002585796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3267643" calcext:value-type="float">
            <text:p>-0.03267643</text:p>
          </table:table-cell>
          <table:table-cell office:value-type="float" office:value="370" calcext:value-type="float">
            <text:p>370</text:p>
          </table:table-cell>
          <table:table-cell office:value-type="float" office:value="225.7167" calcext:value-type="float">
            <text:p>225.7167</text:p>
          </table:table-cell>
          <table:table-cell office:value-type="float" office:value="0" calcext:value-type="float">
            <text:p>0</text:p>
          </table:table-cell>
          <table:table-cell office:value-type="float" office:value="394.2617" calcext:value-type="float">
            <text:p>394.2617</text:p>
          </table:table-cell>
          <table:table-cell office:value-type="float" office:value="1046.51" calcext:value-type="float">
            <text:p>1046.51</text:p>
          </table:table-cell>
          <table:table-cell office:value-type="float" office:value="1286.889" calcext:value-type="float">
            <text:p>1286.889</text:p>
          </table:table-cell>
          <table:table-cell office:value-type="float" office:value="1290.319" calcext:value-type="float">
            <text:p>1290.319</text:p>
          </table:table-cell>
          <table:table-cell office:value-type="float" office:value="775.6934" calcext:value-type="float">
            <text:p>775.6934</text:p>
          </table:table-cell>
          <table:table-cell office:value-type="float" office:value="1084.539" calcext:value-type="float">
            <text:p>1084.539</text:p>
          </table:table-cell>
          <table:table-cell office:value-type="float" office:value="414.1382" calcext:value-type="float">
            <text:p>414.1382</text:p>
          </table:table-cell>
          <table:table-cell office:value-type="float" office:value="1861.918" calcext:value-type="float">
            <text:p>1861.918</text:p>
          </table:table-cell>
          <table:table-cell office:value-type="float" office:value="2095.964" calcext:value-type="float">
            <text:p>2095.964</text:p>
          </table:table-cell>
          <table:table-cell office:value-type="float" office:value="1672.351" calcext:value-type="float">
            <text:p>1672.351</text:p>
          </table:table-cell>
          <table:table-cell office:value-type="float" office:value="584.1998" calcext:value-type="float">
            <text:p>584.1998</text:p>
          </table:table-cell>
          <table:table-cell office:value-type="float" office:value="572.0405" calcext:value-type="float">
            <text:p>572.0405</text:p>
          </table:table-cell>
          <table:table-cell office:value-type="float" office:value="142.8512" calcext:value-type="float">
            <text:p>142.8512</text:p>
          </table:table-cell>
          <table:table-cell office:value-type="float" office:value="35.70732" calcext:value-type="float">
            <text:p>35.70732</text:p>
          </table:table-cell>
          <table:table-cell office:value-type="float" office:value="0" calcext:value-type="float">
            <text:p>0</text:p>
          </table:table-cell>
          <table:table-cell office:value-type="float" office:value="-0.01715569" calcext:value-type="float">
            <text:p>-0.01715569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303.516" calcext:value-type="float">
            <text:p>1303.516</text:p>
          </table:table-cell>
          <table:table-cell office:value-type="float" office:value="-661.3686" calcext:value-type="float">
            <text:p>-661.3686</text:p>
          </table:table-cell>
          <table:table-cell office:value-type="float" office:value="642.1479" calcext:value-type="float">
            <text:p>642.1479</text:p>
          </table:table-cell>
          <table:table-cell office:value-type="float" office:value="-424.6111" calcext:value-type="float">
            <text:p>-424.6111</text:p>
          </table:table-cell>
          <table:table-cell office:value-type="float" office:value="0" calcext:value-type="float">
            <text:p>0</text:p>
          </table:table-cell>
          <table:table-cell office:value-type="float" office:value="12.75324" calcext:value-type="float">
            <text:p>12.75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2" calcext:value-type="float">
            <text:p>21092002</text:p>
          </table:table-cell>
          <table:table-cell office:value-type="float" office:value="178.1402" calcext:value-type="float">
            <text:p>178.1402</text:p>
          </table:table-cell>
          <table:table-cell office:value-type="float" office:value="13135.94" calcext:value-type="float">
            <text:p>13135.94</text:p>
          </table:table-cell>
          <table:table-cell office:value-type="float" office:value="0" calcext:value-type="float">
            <text:p>0</text:p>
          </table:table-cell>
          <table:table-cell office:value-type="float" office:value="75.71175" calcext:value-type="float">
            <text:p>75.71175</text:p>
          </table:table-cell>
          <table:table-cell office:value-type="float" office:value="-587.178" calcext:value-type="float">
            <text:p>-587.178</text:p>
          </table:table-cell>
          <table:table-cell office:value-type="float" office:value="1598.682" calcext:value-type="float">
            <text:p>1598.682</text:p>
          </table:table-cell>
          <table:table-cell office:value-type="float" office:value="-169.6569" calcext:value-type="float">
            <text:p>-169.6569</text:p>
          </table:table-cell>
          <table:table-cell office:value-type="float" office:value="86.82068" calcext:value-type="float">
            <text:p>86.82068</text:p>
          </table:table-cell>
          <table:table-cell office:value-type="float" office:value="56.67945" calcext:value-type="float">
            <text:p>56.67945</text:p>
          </table:table-cell>
          <table:table-cell office:value-type="float" office:value="0.1705449" calcext:value-type="float">
            <text:p>0.1705449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796" calcext:value-type="float">
            <text:p>0.002585796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3289427" calcext:value-type="float">
            <text:p>-0.03289427</text:p>
          </table:table-cell>
          <table:table-cell office:value-type="float" office:value="370" calcext:value-type="float">
            <text:p>370</text:p>
          </table:table-cell>
          <table:table-cell office:value-type="float" office:value="224.1744" calcext:value-type="float">
            <text:p>224.1744</text:p>
          </table:table-cell>
          <table:table-cell office:value-type="float" office:value="0" calcext:value-type="float">
            <text:p>0</text:p>
          </table:table-cell>
          <table:table-cell office:value-type="float" office:value="394.2949" calcext:value-type="float">
            <text:p>394.2949</text:p>
          </table:table-cell>
          <table:table-cell office:value-type="float" office:value="1046.555" calcext:value-type="float">
            <text:p>1046.555</text:p>
          </table:table-cell>
          <table:table-cell office:value-type="float" office:value="1286.905" calcext:value-type="float">
            <text:p>1286.905</text:p>
          </table:table-cell>
          <table:table-cell office:value-type="float" office:value="1290.324" calcext:value-type="float">
            <text:p>1290.324</text:p>
          </table:table-cell>
          <table:table-cell office:value-type="float" office:value="775.7039" calcext:value-type="float">
            <text:p>775.7039</text:p>
          </table:table-cell>
          <table:table-cell office:value-type="float" office:value="1084.499" calcext:value-type="float">
            <text:p>1084.499</text:p>
          </table:table-cell>
          <table:table-cell office:value-type="float" office:value="414.1531" calcext:value-type="float">
            <text:p>414.1531</text:p>
          </table:table-cell>
          <table:table-cell office:value-type="float" office:value="1861.891" calcext:value-type="float">
            <text:p>1861.891</text:p>
          </table:table-cell>
          <table:table-cell office:value-type="float" office:value="2095.932" calcext:value-type="float">
            <text:p>2095.932</text:p>
          </table:table-cell>
          <table:table-cell office:value-type="float" office:value="1672.335" calcext:value-type="float">
            <text:p>1672.335</text:p>
          </table:table-cell>
          <table:table-cell office:value-type="float" office:value="584.204" calcext:value-type="float">
            <text:p>584.204</text:p>
          </table:table-cell>
          <table:table-cell office:value-type="float" office:value="572.0414" calcext:value-type="float">
            <text:p>572.0414</text:p>
          </table:table-cell>
          <table:table-cell office:value-type="float" office:value="142.8512" calcext:value-type="float">
            <text:p>142.8512</text:p>
          </table:table-cell>
          <table:table-cell office:value-type="float" office:value="35.70732" calcext:value-type="float">
            <text:p>35.70732</text:p>
          </table:table-cell>
          <table:table-cell office:value-type="float" office:value="0" calcext:value-type="float">
            <text:p>0</text:p>
          </table:table-cell>
          <table:table-cell office:value-type="float" office:value="-0.01716213" calcext:value-type="float">
            <text:p>-0.01716213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61.9657" calcext:value-type="float">
            <text:p>-661.9657</text:p>
          </table:table-cell>
          <table:table-cell office:value-type="float" office:value="641.6348" calcext:value-type="float">
            <text:p>641.6348</text:p>
          </table:table-cell>
          <table:table-cell office:value-type="float" office:value="-425.4238" calcext:value-type="float">
            <text:p>-425.4238</text:p>
          </table:table-cell>
          <table:table-cell office:value-type="float" office:value="0" calcext:value-type="float">
            <text:p>0</text:p>
          </table:table-cell>
          <table:table-cell office:value-type="float" office:value="12.53123" calcext:value-type="float">
            <text:p>12.53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2" calcext:value-type="float">
            <text:p>22092002</text:p>
          </table:table-cell>
          <table:table-cell office:value-type="float" office:value="178.4674" calcext:value-type="float">
            <text:p>178.4674</text:p>
          </table:table-cell>
          <table:table-cell office:value-type="float" office:value="13135.58" calcext:value-type="float">
            <text:p>13135.58</text:p>
          </table:table-cell>
          <table:table-cell office:value-type="float" office:value="0" calcext:value-type="float">
            <text:p>0</text:p>
          </table:table-cell>
          <table:table-cell office:value-type="float" office:value="76.48939" calcext:value-type="float">
            <text:p>76.48939</text:p>
          </table:table-cell>
          <table:table-cell office:value-type="float" office:value="-588.7102" calcext:value-type="float">
            <text:p>-588.7102</text:p>
          </table:table-cell>
          <table:table-cell office:value-type="float" office:value="1600.372" calcext:value-type="float">
            <text:p>1600.372</text:p>
          </table:table-cell>
          <table:table-cell office:value-type="float" office:value="-170.2245" calcext:value-type="float">
            <text:p>-170.2245</text:p>
          </table:table-cell>
          <table:table-cell office:value-type="float" office:value="86.60625" calcext:value-type="float">
            <text:p>86.60625</text:p>
          </table:table-cell>
          <table:table-cell office:value-type="float" office:value="56.59787" calcext:value-type="float">
            <text:p>56.59787</text:p>
          </table:table-cell>
          <table:table-cell office:value-type="float" office:value="0.1716673" calcext:value-type="float">
            <text:p>0.1716673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796" calcext:value-type="float">
            <text:p>0.002585796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3289427" calcext:value-type="float">
            <text:p>-0.03289427</text:p>
          </table:table-cell>
          <table:table-cell office:value-type="float" office:value="370" calcext:value-type="float">
            <text:p>370</text:p>
          </table:table-cell>
          <table:table-cell office:value-type="float" office:value="222.6433" calcext:value-type="float">
            <text:p>222.6433</text:p>
          </table:table-cell>
          <table:table-cell office:value-type="float" office:value="0" calcext:value-type="float">
            <text:p>0</text:p>
          </table:table-cell>
          <table:table-cell office:value-type="float" office:value="394.3269" calcext:value-type="float">
            <text:p>394.3269</text:p>
          </table:table-cell>
          <table:table-cell office:value-type="float" office:value="1046.611" calcext:value-type="float">
            <text:p>1046.611</text:p>
          </table:table-cell>
          <table:table-cell office:value-type="float" office:value="1286.93" calcext:value-type="float">
            <text:p>1286.93</text:p>
          </table:table-cell>
          <table:table-cell office:value-type="float" office:value="1290.336" calcext:value-type="float">
            <text:p>1290.336</text:p>
          </table:table-cell>
          <table:table-cell office:value-type="float" office:value="775.7188" calcext:value-type="float">
            <text:p>775.7188</text:p>
          </table:table-cell>
          <table:table-cell office:value-type="float" office:value="1084.464" calcext:value-type="float">
            <text:p>1084.464</text:p>
          </table:table-cell>
          <table:table-cell office:value-type="float" office:value="414.1692" calcext:value-type="float">
            <text:p>414.1692</text:p>
          </table:table-cell>
          <table:table-cell office:value-type="float" office:value="1861.863" calcext:value-type="float">
            <text:p>1861.863</text:p>
          </table:table-cell>
          <table:table-cell office:value-type="float" office:value="2095.901" calcext:value-type="float">
            <text:p>2095.901</text:p>
          </table:table-cell>
          <table:table-cell office:value-type="float" office:value="1672.319" calcext:value-type="float">
            <text:p>1672.319</text:p>
          </table:table-cell>
          <table:table-cell office:value-type="float" office:value="584.2079" calcext:value-type="float">
            <text:p>584.2079</text:p>
          </table:table-cell>
          <table:table-cell office:value-type="float" office:value="572.0419" calcext:value-type="float">
            <text:p>572.0419</text:p>
          </table:table-cell>
          <table:table-cell office:value-type="float" office:value="142.8511" calcext:value-type="float">
            <text:p>142.8511</text:p>
          </table:table-cell>
          <table:table-cell office:value-type="float" office:value="35.7073" calcext:value-type="float">
            <text:p>35.7073</text:p>
          </table:table-cell>
          <table:table-cell office:value-type="float" office:value="0" calcext:value-type="float">
            <text:p>0</text:p>
          </table:table-cell>
          <table:table-cell office:value-type="float" office:value="-0.0171669" calcext:value-type="float">
            <text:p>-0.0171669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62.5311" calcext:value-type="float">
            <text:p>-662.5311</text:p>
          </table:table-cell>
          <table:table-cell office:value-type="float" office:value="641.0694" calcext:value-type="float">
            <text:p>641.0694</text:p>
          </table:table-cell>
          <table:table-cell office:value-type="float" office:value="-426.1789" calcext:value-type="float">
            <text:p>-426.1789</text:p>
          </table:table-cell>
          <table:table-cell office:value-type="float" office:value="0" calcext:value-type="float">
            <text:p>0</text:p>
          </table:table-cell>
          <table:table-cell office:value-type="float" office:value="12.32173" calcext:value-type="float">
            <text:p>12.32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2" calcext:value-type="float">
            <text:p>23092002</text:p>
          </table:table-cell>
          <table:table-cell office:value-type="float" office:value="178.7984" calcext:value-type="float">
            <text:p>178.7984</text:p>
          </table:table-cell>
          <table:table-cell office:value-type="float" office:value="13135.22" calcext:value-type="float">
            <text:p>13135.22</text:p>
          </table:table-cell>
          <table:table-cell office:value-type="float" office:value="0" calcext:value-type="float">
            <text:p>0</text:p>
          </table:table-cell>
          <table:table-cell office:value-type="float" office:value="77.24879" calcext:value-type="float">
            <text:p>77.24879</text:p>
          </table:table-cell>
          <table:table-cell office:value-type="float" office:value="-590.1974" calcext:value-type="float">
            <text:p>-590.1974</text:p>
          </table:table-cell>
          <table:table-cell office:value-type="float" office:value="1604.542" calcext:value-type="float">
            <text:p>1604.542</text:p>
          </table:table-cell>
          <table:table-cell office:value-type="float" office:value="-170.7791" calcext:value-type="float">
            <text:p>-170.7791</text:p>
          </table:table-cell>
          <table:table-cell office:value-type="float" office:value="86.43108" calcext:value-type="float">
            <text:p>86.43108</text:p>
          </table:table-cell>
          <table:table-cell office:value-type="float" office:value="56.53369" calcext:value-type="float">
            <text:p>56.53369</text:p>
          </table:table-cell>
          <table:table-cell office:value-type="float" office:value="0.1727719" calcext:value-type="float">
            <text:p>0.1727719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796" calcext:value-type="float">
            <text:p>0.002585796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3289427" calcext:value-type="float">
            <text:p>-0.03289427</text:p>
          </table:table-cell>
          <table:table-cell office:value-type="float" office:value="370" calcext:value-type="float">
            <text:p>370</text:p>
          </table:table-cell>
          <table:table-cell office:value-type="float" office:value="221.1572" calcext:value-type="float">
            <text:p>221.1572</text:p>
          </table:table-cell>
          <table:table-cell office:value-type="float" office:value="0" calcext:value-type="float">
            <text:p>0</text:p>
          </table:table-cell>
          <table:table-cell office:value-type="float" office:value="394.352" calcext:value-type="float">
            <text:p>394.352</text:p>
          </table:table-cell>
          <table:table-cell office:value-type="float" office:value="1046.665" calcext:value-type="float">
            <text:p>1046.665</text:p>
          </table:table-cell>
          <table:table-cell office:value-type="float" office:value="1286.952" calcext:value-type="float">
            <text:p>1286.952</text:p>
          </table:table-cell>
          <table:table-cell office:value-type="float" office:value="1290.346" calcext:value-type="float">
            <text:p>1290.346</text:p>
          </table:table-cell>
          <table:table-cell office:value-type="float" office:value="775.7334" calcext:value-type="float">
            <text:p>775.7334</text:p>
          </table:table-cell>
          <table:table-cell office:value-type="float" office:value="1084.429" calcext:value-type="float">
            <text:p>1084.429</text:p>
          </table:table-cell>
          <table:table-cell office:value-type="float" office:value="414.185" calcext:value-type="float">
            <text:p>414.185</text:p>
          </table:table-cell>
          <table:table-cell office:value-type="float" office:value="1861.835" calcext:value-type="float">
            <text:p>1861.835</text:p>
          </table:table-cell>
          <table:table-cell office:value-type="float" office:value="2095.868" calcext:value-type="float">
            <text:p>2095.868</text:p>
          </table:table-cell>
          <table:table-cell office:value-type="float" office:value="1672.303" calcext:value-type="float">
            <text:p>1672.303</text:p>
          </table:table-cell>
          <table:table-cell office:value-type="float" office:value="584.2117" calcext:value-type="float">
            <text:p>584.2117</text:p>
          </table:table-cell>
          <table:table-cell office:value-type="float" office:value="572.0422" calcext:value-type="float">
            <text:p>572.0422</text:p>
          </table:table-cell>
          <table:table-cell office:value-type="float" office:value="142.8511" calcext:value-type="float">
            <text:p>142.8511</text:p>
          </table:table-cell>
          <table:table-cell office:value-type="float" office:value="35.70729" calcext:value-type="float">
            <text:p>35.70729</text:p>
          </table:table-cell>
          <table:table-cell office:value-type="float" office:value="0" calcext:value-type="float">
            <text:p>0</text:p>
          </table:table-cell>
          <table:table-cell office:value-type="float" office:value="-0.01717101" calcext:value-type="float">
            <text:p>-0.01717101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63.0814" calcext:value-type="float">
            <text:p>-663.0814</text:p>
          </table:table-cell>
          <table:table-cell office:value-type="float" office:value="640.519" calcext:value-type="float">
            <text:p>640.519</text:p>
          </table:table-cell>
          <table:table-cell office:value-type="float" office:value="-426.9102" calcext:value-type="float">
            <text:p>-426.9102</text:p>
          </table:table-cell>
          <table:table-cell office:value-type="float" office:value="0" calcext:value-type="float">
            <text:p>0</text:p>
          </table:table-cell>
          <table:table-cell office:value-type="float" office:value="12.11946" calcext:value-type="float">
            <text:p>12.11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2" calcext:value-type="float">
            <text:p>24092002</text:p>
          </table:table-cell>
          <table:table-cell office:value-type="float" office:value="179.1118" calcext:value-type="float">
            <text:p>179.1118</text:p>
          </table:table-cell>
          <table:table-cell office:value-type="float" office:value="13134.87" calcext:value-type="float">
            <text:p>13134.87</text:p>
          </table:table-cell>
          <table:table-cell office:value-type="float" office:value="0" calcext:value-type="float">
            <text:p>0</text:p>
          </table:table-cell>
          <table:table-cell office:value-type="float" office:value="77.99097" calcext:value-type="float">
            <text:p>77.99097</text:p>
          </table:table-cell>
          <table:table-cell office:value-type="float" office:value="-591.7326" calcext:value-type="float">
            <text:p>-591.7326</text:p>
          </table:table-cell>
          <table:table-cell office:value-type="float" office:value="1602.762" calcext:value-type="float">
            <text:p>1602.762</text:p>
          </table:table-cell>
          <table:table-cell office:value-type="float" office:value="-171.3151" calcext:value-type="float">
            <text:p>-171.3151</text:p>
          </table:table-cell>
          <table:table-cell office:value-type="float" office:value="86.23941" calcext:value-type="float">
            <text:p>86.23941</text:p>
          </table:table-cell>
          <table:table-cell office:value-type="float" office:value="56.46182" calcext:value-type="float">
            <text:p>56.46182</text:p>
          </table:table-cell>
          <table:table-cell office:value-type="float" office:value="0.1738768" calcext:value-type="float">
            <text:p>0.1738768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796" calcext:value-type="float">
            <text:p>0.002585796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3372378" calcext:value-type="float">
            <text:p>-0.03372378</text:p>
          </table:table-cell>
          <table:table-cell office:value-type="float" office:value="370" calcext:value-type="float">
            <text:p>370</text:p>
          </table:table-cell>
          <table:table-cell office:value-type="float" office:value="219.6239" calcext:value-type="float">
            <text:p>219.6239</text:p>
          </table:table-cell>
          <table:table-cell office:value-type="float" office:value="0" calcext:value-type="float">
            <text:p>0</text:p>
          </table:table-cell>
          <table:table-cell office:value-type="float" office:value="394.381" calcext:value-type="float">
            <text:p>394.381</text:p>
          </table:table-cell>
          <table:table-cell office:value-type="float" office:value="1046.717" calcext:value-type="float">
            <text:p>1046.717</text:p>
          </table:table-cell>
          <table:table-cell office:value-type="float" office:value="1286.976" calcext:value-type="float">
            <text:p>1286.976</text:p>
          </table:table-cell>
          <table:table-cell office:value-type="float" office:value="1290.358" calcext:value-type="float">
            <text:p>1290.358</text:p>
          </table:table-cell>
          <table:table-cell office:value-type="float" office:value="775.7488" calcext:value-type="float">
            <text:p>775.7488</text:p>
          </table:table-cell>
          <table:table-cell office:value-type="float" office:value="1084.397" calcext:value-type="float">
            <text:p>1084.397</text:p>
          </table:table-cell>
          <table:table-cell office:value-type="float" office:value="414.2005" calcext:value-type="float">
            <text:p>414.2005</text:p>
          </table:table-cell>
          <table:table-cell office:value-type="float" office:value="1861.807" calcext:value-type="float">
            <text:p>1861.807</text:p>
          </table:table-cell>
          <table:table-cell office:value-type="float" office:value="2095.836" calcext:value-type="float">
            <text:p>2095.836</text:p>
          </table:table-cell>
          <table:table-cell office:value-type="float" office:value="1672.287" calcext:value-type="float">
            <text:p>1672.287</text:p>
          </table:table-cell>
          <table:table-cell office:value-type="float" office:value="584.2152" calcext:value-type="float">
            <text:p>584.2152</text:p>
          </table:table-cell>
          <table:table-cell office:value-type="float" office:value="572.0422" calcext:value-type="float">
            <text:p>572.0422</text:p>
          </table:table-cell>
          <table:table-cell office:value-type="float" office:value="142.851" calcext:value-type="float">
            <text:p>142.851</text:p>
          </table:table-cell>
          <table:table-cell office:value-type="float" office:value="35.70726" calcext:value-type="float">
            <text:p>35.70726</text:p>
          </table:table-cell>
          <table:table-cell office:value-type="float" office:value="0" calcext:value-type="float">
            <text:p>0</text:p>
          </table:table-cell>
          <table:table-cell office:value-type="float" office:value="-0.0171751" calcext:value-type="float">
            <text:p>-0.0171751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63.6106" calcext:value-type="float">
            <text:p>-663.6106</text:p>
          </table:table-cell>
          <table:table-cell office:value-type="float" office:value="639.9899" calcext:value-type="float">
            <text:p>639.9899</text:p>
          </table:table-cell>
          <table:table-cell office:value-type="float" office:value="-427.6257" calcext:value-type="float">
            <text:p>-427.6257</text:p>
          </table:table-cell>
          <table:table-cell office:value-type="float" office:value="0" calcext:value-type="float">
            <text:p>0</text:p>
          </table:table-cell>
          <table:table-cell office:value-type="float" office:value="11.83831" calcext:value-type="float">
            <text:p>11.83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2" calcext:value-type="float">
            <text:p>25092002</text:p>
          </table:table-cell>
          <table:table-cell office:value-type="float" office:value="178.9457" calcext:value-type="float">
            <text:p>178.9457</text:p>
          </table:table-cell>
          <table:table-cell office:value-type="float" office:value="13134.61" calcext:value-type="float">
            <text:p>13134.61</text:p>
          </table:table-cell>
          <table:table-cell office:value-type="float" office:value="0" calcext:value-type="float">
            <text:p>0</text:p>
          </table:table-cell>
          <table:table-cell office:value-type="float" office:value="78.72081" calcext:value-type="float">
            <text:p>78.72081</text:p>
          </table:table-cell>
          <table:table-cell office:value-type="float" office:value="-593.4646" calcext:value-type="float">
            <text:p>-593.4646</text:p>
          </table:table-cell>
          <table:table-cell office:value-type="float" office:value="1609.031" calcext:value-type="float">
            <text:p>1609.031</text:p>
          </table:table-cell>
          <table:table-cell office:value-type="float" office:value="-171.838" calcext:value-type="float">
            <text:p>-171.838</text:p>
          </table:table-cell>
          <table:table-cell office:value-type="float" office:value="86.36583" calcext:value-type="float">
            <text:p>86.36583</text:p>
          </table:table-cell>
          <table:table-cell office:value-type="float" office:value="55.95969" calcext:value-type="float">
            <text:p>55.95969</text:p>
          </table:table-cell>
          <table:table-cell office:value-type="float" office:value="0.1748749" calcext:value-type="float">
            <text:p>0.1748749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814" calcext:value-type="float">
            <text:p>0.002585814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3581363" calcext:value-type="float">
            <text:p>-0.03581363</text:p>
          </table:table-cell>
          <table:table-cell office:value-type="float" office:value="370" calcext:value-type="float">
            <text:p>370</text:p>
          </table:table-cell>
          <table:table-cell office:value-type="float" office:value="217.8951" calcext:value-type="float">
            <text:p>217.8951</text:p>
          </table:table-cell>
          <table:table-cell office:value-type="float" office:value="0" calcext:value-type="float">
            <text:p>0</text:p>
          </table:table-cell>
          <table:table-cell office:value-type="float" office:value="394.4993" calcext:value-type="float">
            <text:p>394.4993</text:p>
          </table:table-cell>
          <table:table-cell office:value-type="float" office:value="1046.75" calcext:value-type="float">
            <text:p>1046.75</text:p>
          </table:table-cell>
          <table:table-cell office:value-type="float" office:value="1286.983" calcext:value-type="float">
            <text:p>1286.983</text:p>
          </table:table-cell>
          <table:table-cell office:value-type="float" office:value="1290.355" calcext:value-type="float">
            <text:p>1290.355</text:p>
          </table:table-cell>
          <table:table-cell office:value-type="float" office:value="775.7583" calcext:value-type="float">
            <text:p>775.7583</text:p>
          </table:table-cell>
          <table:table-cell office:value-type="float" office:value="1084.36" calcext:value-type="float">
            <text:p>1084.36</text:p>
          </table:table-cell>
          <table:table-cell office:value-type="float" office:value="414.2151" calcext:value-type="float">
            <text:p>414.2151</text:p>
          </table:table-cell>
          <table:table-cell office:value-type="float" office:value="1861.779" calcext:value-type="float">
            <text:p>1861.779</text:p>
          </table:table-cell>
          <table:table-cell office:value-type="float" office:value="2095.804" calcext:value-type="float">
            <text:p>2095.804</text:p>
          </table:table-cell>
          <table:table-cell office:value-type="float" office:value="1672.271" calcext:value-type="float">
            <text:p>1672.271</text:p>
          </table:table-cell>
          <table:table-cell office:value-type="float" office:value="584.2186" calcext:value-type="float">
            <text:p>584.2186</text:p>
          </table:table-cell>
          <table:table-cell office:value-type="float" office:value="572.042" calcext:value-type="float">
            <text:p>572.042</text:p>
          </table:table-cell>
          <table:table-cell office:value-type="float" office:value="142.851" calcext:value-type="float">
            <text:p>142.851</text:p>
          </table:table-cell>
          <table:table-cell office:value-type="float" office:value="35.70729" calcext:value-type="float">
            <text:p>35.70729</text:p>
          </table:table-cell>
          <table:table-cell office:value-type="float" office:value="0" calcext:value-type="float">
            <text:p>0</text:p>
          </table:table-cell>
          <table:table-cell office:value-type="float" office:value="-0.01720355" calcext:value-type="float">
            <text:p>-0.01720355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64.1298" calcext:value-type="float">
            <text:p>-664.1298</text:p>
          </table:table-cell>
          <table:table-cell office:value-type="float" office:value="639.4706" calcext:value-type="float">
            <text:p>639.4706</text:p>
          </table:table-cell>
          <table:table-cell office:value-type="float" office:value="-428.7274" calcext:value-type="float">
            <text:p>-428.7274</text:p>
          </table:table-cell>
          <table:table-cell office:value-type="float" office:value="0" calcext:value-type="float">
            <text:p>0</text:p>
          </table:table-cell>
          <table:table-cell office:value-type="float" office:value="11.73138" calcext:value-type="float">
            <text:p>11.73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2" calcext:value-type="float">
            <text:p>26092002</text:p>
          </table:table-cell>
          <table:table-cell office:value-type="float" office:value="178.7117" calcext:value-type="float">
            <text:p>178.7117</text:p>
          </table:table-cell>
          <table:table-cell office:value-type="float" office:value="13134.42" calcext:value-type="float">
            <text:p>13134.42</text:p>
          </table:table-cell>
          <table:table-cell office:value-type="float" office:value="0" calcext:value-type="float">
            <text:p>0</text:p>
          </table:table-cell>
          <table:table-cell office:value-type="float" office:value="79.43007" calcext:value-type="float">
            <text:p>79.43007</text:p>
          </table:table-cell>
          <table:table-cell office:value-type="float" office:value="-595.2993" calcext:value-type="float">
            <text:p>-595.2993</text:p>
          </table:table-cell>
          <table:table-cell office:value-type="float" office:value="1613.748" calcext:value-type="float">
            <text:p>1613.748</text:p>
          </table:table-cell>
          <table:table-cell office:value-type="float" office:value="-172.3373" calcext:value-type="float">
            <text:p>-172.3373</text:p>
          </table:table-cell>
          <table:table-cell office:value-type="float" office:value="86.55498" calcext:value-type="float">
            <text:p>86.55498</text:p>
          </table:table-cell>
          <table:table-cell office:value-type="float" office:value="55.37605" calcext:value-type="float">
            <text:p>55.37605</text:p>
          </table:table-cell>
          <table:table-cell office:value-type="float" office:value="0.1759455" calcext:value-type="float">
            <text:p>0.1759455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814" calcext:value-type="float">
            <text:p>0.002585814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378609" calcext:value-type="float">
            <text:p>-0.0378609</text:p>
          </table:table-cell>
          <table:table-cell office:value-type="float" office:value="370" calcext:value-type="float">
            <text:p>370</text:p>
          </table:table-cell>
          <table:table-cell office:value-type="float" office:value="216.0635" calcext:value-type="float">
            <text:p>216.0635</text:p>
          </table:table-cell>
          <table:table-cell office:value-type="float" office:value="0" calcext:value-type="float">
            <text:p>0</text:p>
          </table:table-cell>
          <table:table-cell office:value-type="float" office:value="394.6151" calcext:value-type="float">
            <text:p>394.6151</text:p>
          </table:table-cell>
          <table:table-cell office:value-type="float" office:value="1046.819" calcext:value-type="float">
            <text:p>1046.819</text:p>
          </table:table-cell>
          <table:table-cell office:value-type="float" office:value="1287.015" calcext:value-type="float">
            <text:p>1287.015</text:p>
          </table:table-cell>
          <table:table-cell office:value-type="float" office:value="1290.37" calcext:value-type="float">
            <text:p>1290.37</text:p>
          </table:table-cell>
          <table:table-cell office:value-type="float" office:value="775.7726" calcext:value-type="float">
            <text:p>775.7726</text:p>
          </table:table-cell>
          <table:table-cell office:value-type="float" office:value="1084.331" calcext:value-type="float">
            <text:p>1084.331</text:p>
          </table:table-cell>
          <table:table-cell office:value-type="float" office:value="414.2293" calcext:value-type="float">
            <text:p>414.2293</text:p>
          </table:table-cell>
          <table:table-cell office:value-type="float" office:value="1861.752" calcext:value-type="float">
            <text:p>1861.752</text:p>
          </table:table-cell>
          <table:table-cell office:value-type="float" office:value="2095.771" calcext:value-type="float">
            <text:p>2095.771</text:p>
          </table:table-cell>
          <table:table-cell office:value-type="float" office:value="1672.255" calcext:value-type="float">
            <text:p>1672.255</text:p>
          </table:table-cell>
          <table:table-cell office:value-type="float" office:value="584.2217" calcext:value-type="float">
            <text:p>584.2217</text:p>
          </table:table-cell>
          <table:table-cell office:value-type="float" office:value="572.0416" calcext:value-type="float">
            <text:p>572.0416</text:p>
          </table:table-cell>
          <table:table-cell office:value-type="float" office:value="142.8509" calcext:value-type="float">
            <text:p>142.8509</text:p>
          </table:table-cell>
          <table:table-cell office:value-type="float" office:value="35.70732" calcext:value-type="float">
            <text:p>35.70732</text:p>
          </table:table-cell>
          <table:table-cell office:value-type="float" office:value="0" calcext:value-type="float">
            <text:p>0</text:p>
          </table:table-cell>
          <table:table-cell office:value-type="float" office:value="-0.01720611" calcext:value-type="float">
            <text:p>-0.01720611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64.6209" calcext:value-type="float">
            <text:p>-664.6209</text:p>
          </table:table-cell>
          <table:table-cell office:value-type="float" office:value="638.9796" calcext:value-type="float">
            <text:p>638.9796</text:p>
          </table:table-cell>
          <table:table-cell office:value-type="float" office:value="-429.8087" calcext:value-type="float">
            <text:p>-429.8087</text:p>
          </table:table-cell>
          <table:table-cell office:value-type="float" office:value="0" calcext:value-type="float">
            <text:p>0</text:p>
          </table:table-cell>
          <table:table-cell office:value-type="float" office:value="11.47763" calcext:value-type="float">
            <text:p>11.47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2" calcext:value-type="float">
            <text:p>27092002</text:p>
          </table:table-cell>
          <table:table-cell office:value-type="float" office:value="178.608" calcext:value-type="float">
            <text:p>178.608</text:p>
          </table:table-cell>
          <table:table-cell office:value-type="float" office:value="13134.23" calcext:value-type="float">
            <text:p>13134.23</text:p>
          </table:table-cell>
          <table:table-cell office:value-type="float" office:value="0" calcext:value-type="float">
            <text:p>0</text:p>
          </table:table-cell>
          <table:table-cell office:value-type="float" office:value="80.12506" calcext:value-type="float">
            <text:p>80.12506</text:p>
          </table:table-cell>
          <table:table-cell office:value-type="float" office:value="-596.9521" calcext:value-type="float">
            <text:p>-596.9521</text:p>
          </table:table-cell>
          <table:table-cell office:value-type="float" office:value="1617.767" calcext:value-type="float">
            <text:p>1617.767</text:p>
          </table:table-cell>
          <table:table-cell office:value-type="float" office:value="-172.8238" calcext:value-type="float">
            <text:p>-172.8238</text:p>
          </table:table-cell>
          <table:table-cell office:value-type="float" office:value="86.58037" calcext:value-type="float">
            <text:p>86.58037</text:p>
          </table:table-cell>
          <table:table-cell office:value-type="float" office:value="54.92509" calcext:value-type="float">
            <text:p>54.92509</text:p>
          </table:table-cell>
          <table:table-cell office:value-type="float" office:value="0.1770691" calcext:value-type="float">
            <text:p>0.1770691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814" calcext:value-type="float">
            <text:p>0.002585814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3906273" calcext:value-type="float">
            <text:p>-0.03906273</text:p>
          </table:table-cell>
          <table:table-cell office:value-type="float" office:value="370" calcext:value-type="float">
            <text:p>370</text:p>
          </table:table-cell>
          <table:table-cell office:value-type="float" office:value="214.413" calcext:value-type="float">
            <text:p>214.413</text:p>
          </table:table-cell>
          <table:table-cell office:value-type="float" office:value="0" calcext:value-type="float">
            <text:p>0</text:p>
          </table:table-cell>
          <table:table-cell office:value-type="float" office:value="394.7212" calcext:value-type="float">
            <text:p>394.7212</text:p>
          </table:table-cell>
          <table:table-cell office:value-type="float" office:value="1046.878" calcext:value-type="float">
            <text:p>1046.878</text:p>
          </table:table-cell>
          <table:table-cell office:value-type="float" office:value="1287.047" calcext:value-type="float">
            <text:p>1287.047</text:p>
          </table:table-cell>
          <table:table-cell office:value-type="float" office:value="1290.388" calcext:value-type="float">
            <text:p>1290.388</text:p>
          </table:table-cell>
          <table:table-cell office:value-type="float" office:value="775.7891" calcext:value-type="float">
            <text:p>775.7891</text:p>
          </table:table-cell>
          <table:table-cell office:value-type="float" office:value="1084.308" calcext:value-type="float">
            <text:p>1084.308</text:p>
          </table:table-cell>
          <table:table-cell office:value-type="float" office:value="414.2441" calcext:value-type="float">
            <text:p>414.2441</text:p>
          </table:table-cell>
          <table:table-cell office:value-type="float" office:value="1861.737" calcext:value-type="float">
            <text:p>1861.737</text:p>
          </table:table-cell>
          <table:table-cell office:value-type="float" office:value="2095.738" calcext:value-type="float">
            <text:p>2095.738</text:p>
          </table:table-cell>
          <table:table-cell office:value-type="float" office:value="1672.239" calcext:value-type="float">
            <text:p>1672.239</text:p>
          </table:table-cell>
          <table:table-cell office:value-type="float" office:value="584.2248" calcext:value-type="float">
            <text:p>584.2248</text:p>
          </table:table-cell>
          <table:table-cell office:value-type="float" office:value="572.041" calcext:value-type="float">
            <text:p>572.041</text:p>
          </table:table-cell>
          <table:table-cell office:value-type="float" office:value="142.8508" calcext:value-type="float">
            <text:p>142.8508</text:p>
          </table:table-cell>
          <table:table-cell office:value-type="float" office:value="35.70732" calcext:value-type="float">
            <text:p>35.70732</text:p>
          </table:table-cell>
          <table:table-cell office:value-type="float" office:value="0" calcext:value-type="float">
            <text:p>0</text:p>
          </table:table-cell>
          <table:table-cell office:value-type="float" office:value="-0.01720909" calcext:value-type="float">
            <text:p>-0.01720909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65.1004" calcext:value-type="float">
            <text:p>-665.1004</text:p>
          </table:table-cell>
          <table:table-cell office:value-type="float" office:value="638.5001" calcext:value-type="float">
            <text:p>638.5001</text:p>
          </table:table-cell>
          <table:table-cell office:value-type="float" office:value="-430.7505" calcext:value-type="float">
            <text:p>-430.7505</text:p>
          </table:table-cell>
          <table:table-cell office:value-type="float" office:value="0" calcext:value-type="float">
            <text:p>0</text:p>
          </table:table-cell>
          <table:table-cell office:value-type="float" office:value="11.24935" calcext:value-type="float">
            <text:p>11.24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2" calcext:value-type="float">
            <text:p>28092002</text:p>
          </table:table-cell>
          <table:table-cell office:value-type="float" office:value="178.6601" calcext:value-type="float">
            <text:p>178.6601</text:p>
          </table:table-cell>
          <table:table-cell office:value-type="float" office:value="13133.99" calcext:value-type="float">
            <text:p>13133.99</text:p>
          </table:table-cell>
          <table:table-cell office:value-type="float" office:value="0" calcext:value-type="float">
            <text:p>0</text:p>
          </table:table-cell>
          <table:table-cell office:value-type="float" office:value="80.80905" calcext:value-type="float">
            <text:p>80.80905</text:p>
          </table:table-cell>
          <table:table-cell office:value-type="float" office:value="-598.4469" calcext:value-type="float">
            <text:p>-598.4469</text:p>
          </table:table-cell>
          <table:table-cell office:value-type="float" office:value="1620.407" calcext:value-type="float">
            <text:p>1620.407</text:p>
          </table:table-cell>
          <table:table-cell office:value-type="float" office:value="-173.3024" calcext:value-type="float">
            <text:p>-173.3024</text:p>
          </table:table-cell>
          <table:table-cell office:value-type="float" office:value="86.48765" calcext:value-type="float">
            <text:p>86.48765</text:p>
          </table:table-cell>
          <table:table-cell office:value-type="float" office:value="54.65247" calcext:value-type="float">
            <text:p>54.65247</text:p>
          </table:table-cell>
          <table:table-cell office:value-type="float" office:value="0.1782536" calcext:value-type="float">
            <text:p>0.1782536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814" calcext:value-type="float">
            <text:p>0.002585814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3906273" calcext:value-type="float">
            <text:p>-0.03906273</text:p>
          </table:table-cell>
          <table:table-cell office:value-type="float" office:value="370" calcext:value-type="float">
            <text:p>370</text:p>
          </table:table-cell>
          <table:table-cell office:value-type="float" office:value="212.9194" calcext:value-type="float">
            <text:p>212.9194</text:p>
          </table:table-cell>
          <table:table-cell office:value-type="float" office:value="0" calcext:value-type="float">
            <text:p>0</text:p>
          </table:table-cell>
          <table:table-cell office:value-type="float" office:value="394.7947" calcext:value-type="float">
            <text:p>394.7947</text:p>
          </table:table-cell>
          <table:table-cell office:value-type="float" office:value="1046.918" calcext:value-type="float">
            <text:p>1046.918</text:p>
          </table:table-cell>
          <table:table-cell office:value-type="float" office:value="1287.064" calcext:value-type="float">
            <text:p>1287.064</text:p>
          </table:table-cell>
          <table:table-cell office:value-type="float" office:value="1290.397" calcext:value-type="float">
            <text:p>1290.397</text:p>
          </table:table-cell>
          <table:table-cell office:value-type="float" office:value="775.8016" calcext:value-type="float">
            <text:p>775.8016</text:p>
          </table:table-cell>
          <table:table-cell office:value-type="float" office:value="1084.283" calcext:value-type="float">
            <text:p>1084.283</text:p>
          </table:table-cell>
          <table:table-cell office:value-type="float" office:value="414.2582" calcext:value-type="float">
            <text:p>414.2582</text:p>
          </table:table-cell>
          <table:table-cell office:value-type="float" office:value="1861.721" calcext:value-type="float">
            <text:p>1861.721</text:p>
          </table:table-cell>
          <table:table-cell office:value-type="float" office:value="2095.706" calcext:value-type="float">
            <text:p>2095.706</text:p>
          </table:table-cell>
          <table:table-cell office:value-type="float" office:value="1672.223" calcext:value-type="float">
            <text:p>1672.223</text:p>
          </table:table-cell>
          <table:table-cell office:value-type="float" office:value="584.2277" calcext:value-type="float">
            <text:p>584.2277</text:p>
          </table:table-cell>
          <table:table-cell office:value-type="float" office:value="572.0402" calcext:value-type="float">
            <text:p>572.0402</text:p>
          </table:table-cell>
          <table:table-cell office:value-type="float" office:value="142.8508" calcext:value-type="float">
            <text:p>142.8508</text:p>
          </table:table-cell>
          <table:table-cell office:value-type="float" office:value="35.70731" calcext:value-type="float">
            <text:p>35.70731</text:p>
          </table:table-cell>
          <table:table-cell office:value-type="float" office:value="0" calcext:value-type="float">
            <text:p>0</text:p>
          </table:table-cell>
          <table:table-cell office:value-type="float" office:value="-0.0172189" calcext:value-type="float">
            <text:p>-0.0172189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65.5811" calcext:value-type="float">
            <text:p>-665.5811</text:p>
          </table:table-cell>
          <table:table-cell office:value-type="float" office:value="638.0194" calcext:value-type="float">
            <text:p>638.0194</text:p>
          </table:table-cell>
          <table:table-cell office:value-type="float" office:value="-431.5768" calcext:value-type="float">
            <text:p>-431.5768</text:p>
          </table:table-cell>
          <table:table-cell office:value-type="float" office:value="0" calcext:value-type="float">
            <text:p>0</text:p>
          </table:table-cell>
          <table:table-cell office:value-type="float" office:value="11.06205" calcext:value-type="float">
            <text:p>11.06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2" calcext:value-type="float">
            <text:p>29092002</text:p>
          </table:table-cell>
          <table:table-cell office:value-type="float" office:value="177.679" calcext:value-type="float">
            <text:p>177.679</text:p>
          </table:table-cell>
          <table:table-cell office:value-type="float" office:value="13133.94" calcext:value-type="float">
            <text:p>13133.94</text:p>
          </table:table-cell>
          <table:table-cell office:value-type="float" office:value="0" calcext:value-type="float">
            <text:p>0</text:p>
          </table:table-cell>
          <table:table-cell office:value-type="float" office:value="81.48613" calcext:value-type="float">
            <text:p>81.48613</text:p>
          </table:table-cell>
          <table:table-cell office:value-type="float" office:value="-600.6561" calcext:value-type="float">
            <text:p>-600.6561</text:p>
          </table:table-cell>
          <table:table-cell office:value-type="float" office:value="1622.571" calcext:value-type="float">
            <text:p>1622.571</text:p>
          </table:table-cell>
          <table:table-cell office:value-type="float" office:value="-173.7999" calcext:value-type="float">
            <text:p>-173.7999</text:p>
          </table:table-cell>
          <table:table-cell office:value-type="float" office:value="86.96687" calcext:value-type="float">
            <text:p>86.96687</text:p>
          </table:table-cell>
          <table:table-cell office:value-type="float" office:value="53.43519" calcext:value-type="float">
            <text:p>53.43519</text:p>
          </table:table-cell>
          <table:table-cell office:value-type="float" office:value="0.1789817" calcext:value-type="float">
            <text:p>0.1789817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873" calcext:value-type="float">
            <text:p>0.002585873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3906273" calcext:value-type="float">
            <text:p>-0.03906273</text:p>
          </table:table-cell>
          <table:table-cell office:value-type="float" office:value="370" calcext:value-type="float">
            <text:p>370</text:p>
          </table:table-cell>
          <table:table-cell office:value-type="float" office:value="210.7109" calcext:value-type="float">
            <text:p>210.7109</text:p>
          </table:table-cell>
          <table:table-cell office:value-type="float" office:value="0" calcext:value-type="float">
            <text:p>0</text:p>
          </table:table-cell>
          <table:table-cell office:value-type="float" office:value="395.0652" calcext:value-type="float">
            <text:p>395.0652</text:p>
          </table:table-cell>
          <table:table-cell office:value-type="float" office:value="1046.923" calcext:value-type="float">
            <text:p>1046.923</text:p>
          </table:table-cell>
          <table:table-cell office:value-type="float" office:value="1287.056" calcext:value-type="float">
            <text:p>1287.056</text:p>
          </table:table-cell>
          <table:table-cell office:value-type="float" office:value="1290.39" calcext:value-type="float">
            <text:p>1290.39</text:p>
          </table:table-cell>
          <table:table-cell office:value-type="float" office:value="775.8076" calcext:value-type="float">
            <text:p>775.8076</text:p>
          </table:table-cell>
          <table:table-cell office:value-type="float" office:value="1084.253" calcext:value-type="float">
            <text:p>1084.253</text:p>
          </table:table-cell>
          <table:table-cell office:value-type="float" office:value="414.2711" calcext:value-type="float">
            <text:p>414.2711</text:p>
          </table:table-cell>
          <table:table-cell office:value-type="float" office:value="1861.705" calcext:value-type="float">
            <text:p>1861.705</text:p>
          </table:table-cell>
          <table:table-cell office:value-type="float" office:value="2095.674" calcext:value-type="float">
            <text:p>2095.674</text:p>
          </table:table-cell>
          <table:table-cell office:value-type="float" office:value="1672.206" calcext:value-type="float">
            <text:p>1672.206</text:p>
          </table:table-cell>
          <table:table-cell office:value-type="float" office:value="584.2304" calcext:value-type="float">
            <text:p>584.2304</text:p>
          </table:table-cell>
          <table:table-cell office:value-type="float" office:value="572.0393" calcext:value-type="float">
            <text:p>572.0393</text:p>
          </table:table-cell>
          <table:table-cell office:value-type="float" office:value="142.8507" calcext:value-type="float">
            <text:p>142.8507</text:p>
          </table:table-cell>
          <table:table-cell office:value-type="float" office:value="35.70729" calcext:value-type="float">
            <text:p>35.70729</text:p>
          </table:table-cell>
          <table:table-cell office:value-type="float" office:value="0" calcext:value-type="float">
            <text:p>0</text:p>
          </table:table-cell>
          <table:table-cell office:value-type="float" office:value="-0.01728014" calcext:value-type="float">
            <text:p>-0.01728014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66.08" calcext:value-type="float">
            <text:p>-666.08</text:p>
          </table:table-cell>
          <table:table-cell office:value-type="float" office:value="637.5205" calcext:value-type="float">
            <text:p>637.5205</text:p>
          </table:table-cell>
          <table:table-cell office:value-type="float" office:value="-433.2281" calcext:value-type="float">
            <text:p>-433.2281</text:p>
          </table:table-cell>
          <table:table-cell office:value-type="float" office:value="0" calcext:value-type="float">
            <text:p>0</text:p>
          </table:table-cell>
          <table:table-cell office:value-type="float" office:value="11.00062" calcext:value-type="float">
            <text:p>11.00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2" calcext:value-type="float">
            <text:p>30092002</text:p>
          </table:table-cell>
          <table:table-cell office:value-type="float" office:value="177.222" calcext:value-type="float">
            <text:p>177.222</text:p>
          </table:table-cell>
          <table:table-cell office:value-type="float" office:value="13133.72" calcext:value-type="float">
            <text:p>13133.72</text:p>
          </table:table-cell>
          <table:table-cell office:value-type="float" office:value="0" calcext:value-type="float">
            <text:p>0</text:p>
          </table:table-cell>
          <table:table-cell office:value-type="float" office:value="82.15662" calcext:value-type="float">
            <text:p>82.15662</text:p>
          </table:table-cell>
          <table:table-cell office:value-type="float" office:value="-602.6451" calcext:value-type="float">
            <text:p>-602.6451</text:p>
          </table:table-cell>
          <table:table-cell office:value-type="float" office:value="1627.469" calcext:value-type="float">
            <text:p>1627.469</text:p>
          </table:table-cell>
          <table:table-cell office:value-type="float" office:value="-174.2946" calcext:value-type="float">
            <text:p>-174.2946</text:p>
          </table:table-cell>
          <table:table-cell office:value-type="float" office:value="86.81797" calcext:value-type="float">
            <text:p>86.81797</text:p>
          </table:table-cell>
          <table:table-cell office:value-type="float" office:value="52.80334" calcext:value-type="float">
            <text:p>52.80334</text:p>
          </table:table-cell>
          <table:table-cell office:value-type="float" office:value="0.1799242" calcext:value-type="float">
            <text:p>0.1799242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873" calcext:value-type="float">
            <text:p>0.002585873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3906273" calcext:value-type="float">
            <text:p>-0.03906273</text:p>
          </table:table-cell>
          <table:table-cell office:value-type="float" office:value="370" calcext:value-type="float">
            <text:p>370</text:p>
          </table:table-cell>
          <table:table-cell office:value-type="float" office:value="208.7228" calcext:value-type="float">
            <text:p>208.7228</text:p>
          </table:table-cell>
          <table:table-cell office:value-type="float" office:value="0" calcext:value-type="float">
            <text:p>0</text:p>
          </table:table-cell>
          <table:table-cell office:value-type="float" office:value="395.231" calcext:value-type="float">
            <text:p>395.231</text:p>
          </table:table-cell>
          <table:table-cell office:value-type="float" office:value="1046.887" calcext:value-type="float">
            <text:p>1046.887</text:p>
          </table:table-cell>
          <table:table-cell office:value-type="float" office:value="1287.017" calcext:value-type="float">
            <text:p>1287.017</text:p>
          </table:table-cell>
          <table:table-cell office:value-type="float" office:value="1290.358" calcext:value-type="float">
            <text:p>1290.358</text:p>
          </table:table-cell>
          <table:table-cell office:value-type="float" office:value="775.7999" calcext:value-type="float">
            <text:p>775.7999</text:p>
          </table:table-cell>
          <table:table-cell office:value-type="float" office:value="1084.214" calcext:value-type="float">
            <text:p>1084.214</text:p>
          </table:table-cell>
          <table:table-cell office:value-type="float" office:value="414.2823" calcext:value-type="float">
            <text:p>414.2823</text:p>
          </table:table-cell>
          <table:table-cell office:value-type="float" office:value="1861.688" calcext:value-type="float">
            <text:p>1861.688</text:p>
          </table:table-cell>
          <table:table-cell office:value-type="float" office:value="2095.642" calcext:value-type="float">
            <text:p>2095.642</text:p>
          </table:table-cell>
          <table:table-cell office:value-type="float" office:value="1672.19" calcext:value-type="float">
            <text:p>1672.19</text:p>
          </table:table-cell>
          <table:table-cell office:value-type="float" office:value="584.2328" calcext:value-type="float">
            <text:p>584.2328</text:p>
          </table:table-cell>
          <table:table-cell office:value-type="float" office:value="572.0383" calcext:value-type="float">
            <text:p>572.0383</text:p>
          </table:table-cell>
          <table:table-cell office:value-type="float" office:value="142.8507" calcext:value-type="float">
            <text:p>142.8507</text:p>
          </table:table-cell>
          <table:table-cell office:value-type="float" office:value="35.70728" calcext:value-type="float">
            <text:p>35.70728</text:p>
          </table:table-cell>
          <table:table-cell office:value-type="float" office:value="0" calcext:value-type="float">
            <text:p>0</text:p>
          </table:table-cell>
          <table:table-cell office:value-type="float" office:value="-0.01729052" calcext:value-type="float">
            <text:p>-0.01729052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66.5709" calcext:value-type="float">
            <text:p>-666.5709</text:p>
          </table:table-cell>
          <table:table-cell office:value-type="float" office:value="637.0295" calcext:value-type="float">
            <text:p>637.0295</text:p>
          </table:table-cell>
          <table:table-cell office:value-type="float" office:value="-434.5126" calcext:value-type="float">
            <text:p>-434.5126</text:p>
          </table:table-cell>
          <table:table-cell office:value-type="float" office:value="0" calcext:value-type="float">
            <text:p>0</text:p>
          </table:table-cell>
          <table:table-cell office:value-type="float" office:value="10.78842" calcext:value-type="float">
            <text:p>10.78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2" calcext:value-type="float">
            <text:p>1102002</text:p>
          </table:table-cell>
          <table:table-cell office:value-type="float" office:value="176.7055" calcext:value-type="float">
            <text:p>176.7055</text:p>
          </table:table-cell>
          <table:table-cell office:value-type="float" office:value="13133.49" calcext:value-type="float">
            <text:p>13133.49</text:p>
          </table:table-cell>
          <table:table-cell office:value-type="float" office:value="0" calcext:value-type="float">
            <text:p>0</text:p>
          </table:table-cell>
          <table:table-cell office:value-type="float" office:value="82.81573" calcext:value-type="float">
            <text:p>82.81573</text:p>
          </table:table-cell>
          <table:table-cell office:value-type="float" office:value="-604.5916" calcext:value-type="float">
            <text:p>-604.5916</text:p>
          </table:table-cell>
          <table:table-cell office:value-type="float" office:value="1631.705" calcext:value-type="float">
            <text:p>1631.705</text:p>
          </table:table-cell>
          <table:table-cell office:value-type="float" office:value="-174.7828" calcext:value-type="float">
            <text:p>-174.7828</text:p>
          </table:table-cell>
          <table:table-cell office:value-type="float" office:value="86.8097" calcext:value-type="float">
            <text:p>86.8097</text:p>
          </table:table-cell>
          <table:table-cell office:value-type="float" office:value="52.09317" calcext:value-type="float">
            <text:p>52.09317</text:p>
          </table:table-cell>
          <table:table-cell office:value-type="float" office:value="0.1808907" calcext:value-type="float">
            <text:p>0.1808907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585891" calcext:value-type="float">
            <text:p>0.002585891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3906273" calcext:value-type="float">
            <text:p>-0.03906273</text:p>
          </table:table-cell>
          <table:table-cell office:value-type="float" office:value="370" calcext:value-type="float">
            <text:p>370</text:p>
          </table:table-cell>
          <table:table-cell office:value-type="float" office:value="206.7774" calcext:value-type="float">
            <text:p>206.7774</text:p>
          </table:table-cell>
          <table:table-cell office:value-type="float" office:value="0" calcext:value-type="float">
            <text:p>0</text:p>
          </table:table-cell>
          <table:table-cell office:value-type="float" office:value="395.4447" calcext:value-type="float">
            <text:p>395.4447</text:p>
          </table:table-cell>
          <table:table-cell office:value-type="float" office:value="1046.854" calcext:value-type="float">
            <text:p>1046.854</text:p>
          </table:table-cell>
          <table:table-cell office:value-type="float" office:value="1286.972" calcext:value-type="float">
            <text:p>1286.972</text:p>
          </table:table-cell>
          <table:table-cell office:value-type="float" office:value="1290.322" calcext:value-type="float">
            <text:p>1290.322</text:p>
          </table:table-cell>
          <table:table-cell office:value-type="float" office:value="775.7786" calcext:value-type="float">
            <text:p>775.7786</text:p>
          </table:table-cell>
          <table:table-cell office:value-type="float" office:value="1084.171" calcext:value-type="float">
            <text:p>1084.171</text:p>
          </table:table-cell>
          <table:table-cell office:value-type="float" office:value="414.2921" calcext:value-type="float">
            <text:p>414.2921</text:p>
          </table:table-cell>
          <table:table-cell office:value-type="float" office:value="1861.659" calcext:value-type="float">
            <text:p>1861.659</text:p>
          </table:table-cell>
          <table:table-cell office:value-type="float" office:value="2095.609" calcext:value-type="float">
            <text:p>2095.609</text:p>
          </table:table-cell>
          <table:table-cell office:value-type="float" office:value="1672.173" calcext:value-type="float">
            <text:p>1672.173</text:p>
          </table:table-cell>
          <table:table-cell office:value-type="float" office:value="584.2352" calcext:value-type="float">
            <text:p>584.2352</text:p>
          </table:table-cell>
          <table:table-cell office:value-type="float" office:value="572.037" calcext:value-type="float">
            <text:p>572.037</text:p>
          </table:table-cell>
          <table:table-cell office:value-type="float" office:value="142.8506" calcext:value-type="float">
            <text:p>142.8506</text:p>
          </table:table-cell>
          <table:table-cell office:value-type="float" office:value="35.70726" calcext:value-type="float">
            <text:p>35.70726</text:p>
          </table:table-cell>
          <table:table-cell office:value-type="float" office:value="0" calcext:value-type="float">
            <text:p>0</text:p>
          </table:table-cell>
          <table:table-cell office:value-type="float" office:value="-0.01730589" calcext:value-type="float">
            <text:p>-0.01730589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67.0566" calcext:value-type="float">
            <text:p>-667.0566</text:p>
          </table:table-cell>
          <table:table-cell office:value-type="float" office:value="636.5438" calcext:value-type="float">
            <text:p>636.5438</text:p>
          </table:table-cell>
          <table:table-cell office:value-type="float" office:value="-435.8451" calcext:value-type="float">
            <text:p>-435.8451</text:p>
          </table:table-cell>
          <table:table-cell office:value-type="float" office:value="0" calcext:value-type="float">
            <text:p>0</text:p>
          </table:table-cell>
          <table:table-cell office:value-type="float" office:value="10.6632" calcext:value-type="float">
            <text:p>10.6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2" calcext:value-type="float">
            <text:p>2102002</text:p>
          </table:table-cell>
          <table:table-cell office:value-type="float" office:value="176.3126" calcext:value-type="float">
            <text:p>176.3126</text:p>
          </table:table-cell>
          <table:table-cell office:value-type="float" office:value="13133.32" calcext:value-type="float">
            <text:p>13133.32</text:p>
          </table:table-cell>
          <table:table-cell office:value-type="float" office:value="0" calcext:value-type="float">
            <text:p>0</text:p>
          </table:table-cell>
          <table:table-cell office:value-type="float" office:value="83.45615" calcext:value-type="float">
            <text:p>83.45615</text:p>
          </table:table-cell>
          <table:table-cell office:value-type="float" office:value="-605.9514" calcext:value-type="float">
            <text:p>-605.9514</text:p>
          </table:table-cell>
          <table:table-cell office:value-type="float" office:value="1631.983" calcext:value-type="float">
            <text:p>1631.983</text:p>
          </table:table-cell>
          <table:table-cell office:value-type="float" office:value="-175.3486" calcext:value-type="float">
            <text:p>-175.3486</text:p>
          </table:table-cell>
          <table:table-cell office:value-type="float" office:value="87.05246" calcext:value-type="float">
            <text:p>87.05246</text:p>
          </table:table-cell>
          <table:table-cell office:value-type="float" office:value="51.37395" calcext:value-type="float">
            <text:p>51.37395</text:p>
          </table:table-cell>
          <table:table-cell office:value-type="float" office:value="0.1812028" calcext:value-type="float">
            <text:p>0.1812028</text:p>
          </table:table-cell>
          <table:table-cell office:value-type="float" office:value="0.2855363" calcext:value-type="float">
            <text:p>0.2855363</text:p>
          </table:table-cell>
          <table:table-cell office:value-type="float" office:value="0.002661652" calcext:value-type="float">
            <text:p>0.002661652</text:p>
          </table:table-cell>
          <table:table-cell office:value-type="float" office:value="0.01788703" calcext:value-type="float">
            <text:p>0.01788703</text:p>
          </table:table-cell>
          <table:table-cell office:value-type="float" office:value="-0.03954261" calcext:value-type="float">
            <text:p>-0.03954261</text:p>
          </table:table-cell>
          <table:table-cell office:value-type="float" office:value="370" calcext:value-type="float">
            <text:p>370</text:p>
          </table:table-cell>
          <table:table-cell office:value-type="float" office:value="205.4182" calcext:value-type="float">
            <text:p>205.4182</text:p>
          </table:table-cell>
          <table:table-cell office:value-type="float" office:value="0" calcext:value-type="float">
            <text:p>0</text:p>
          </table:table-cell>
          <table:table-cell office:value-type="float" office:value="395.6316" calcext:value-type="float">
            <text:p>395.6316</text:p>
          </table:table-cell>
          <table:table-cell office:value-type="float" office:value="1046.922" calcext:value-type="float">
            <text:p>1046.922</text:p>
          </table:table-cell>
          <table:table-cell office:value-type="float" office:value="1286.977" calcext:value-type="float">
            <text:p>1286.977</text:p>
          </table:table-cell>
          <table:table-cell office:value-type="float" office:value="1290.318" calcext:value-type="float">
            <text:p>1290.318</text:p>
          </table:table-cell>
          <table:table-cell office:value-type="float" office:value="775.7783" calcext:value-type="float">
            <text:p>775.7783</text:p>
          </table:table-cell>
          <table:table-cell office:value-type="float" office:value="1084.136" calcext:value-type="float">
            <text:p>1084.136</text:p>
          </table:table-cell>
          <table:table-cell office:value-type="float" office:value="414.3016" calcext:value-type="float">
            <text:p>414.3016</text:p>
          </table:table-cell>
          <table:table-cell office:value-type="float" office:value="1861.629" calcext:value-type="float">
            <text:p>1861.629</text:p>
          </table:table-cell>
          <table:table-cell office:value-type="float" office:value="2095.575" calcext:value-type="float">
            <text:p>2095.575</text:p>
          </table:table-cell>
          <table:table-cell office:value-type="float" office:value="1672.156" calcext:value-type="float">
            <text:p>1672.156</text:p>
          </table:table-cell>
          <table:table-cell office:value-type="float" office:value="584.2374" calcext:value-type="float">
            <text:p>584.2374</text:p>
          </table:table-cell>
          <table:table-cell office:value-type="float" office:value="572.0356" calcext:value-type="float">
            <text:p>572.0356</text:p>
          </table:table-cell>
          <table:table-cell office:value-type="float" office:value="142.8506" calcext:value-type="float">
            <text:p>142.8506</text:p>
          </table:table-cell>
          <table:table-cell office:value-type="float" office:value="35.70724" calcext:value-type="float">
            <text:p>35.70724</text:p>
          </table:table-cell>
          <table:table-cell office:value-type="float" office:value="0" calcext:value-type="float">
            <text:p>0</text:p>
          </table:table-cell>
          <table:table-cell office:value-type="float" office:value="-0.01733692" calcext:value-type="float">
            <text:p>-0.01733692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67.6246" calcext:value-type="float">
            <text:p>-667.6246</text:p>
          </table:table-cell>
          <table:table-cell office:value-type="float" office:value="635.9759" calcext:value-type="float">
            <text:p>635.9759</text:p>
          </table:table-cell>
          <table:table-cell office:value-type="float" office:value="-436.9955" calcext:value-type="float">
            <text:p>-436.9955</text:p>
          </table:table-cell>
          <table:table-cell office:value-type="float" office:value="0" calcext:value-type="float">
            <text:p>0</text:p>
          </table:table-cell>
          <table:table-cell office:value-type="float" office:value="11.02086" calcext:value-type="float">
            <text:p>11.02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2" calcext:value-type="float">
            <text:p>3102002</text:p>
          </table:table-cell>
          <table:table-cell office:value-type="float" office:value="175.5326" calcext:value-type="float">
            <text:p>175.5326</text:p>
          </table:table-cell>
          <table:table-cell office:value-type="float" office:value="13130.43" calcext:value-type="float">
            <text:p>13130.43</text:p>
          </table:table-cell>
          <table:table-cell office:value-type="float" office:value="0" calcext:value-type="float">
            <text:p>0</text:p>
          </table:table-cell>
          <table:table-cell office:value-type="float" office:value="84.08437" calcext:value-type="float">
            <text:p>84.08437</text:p>
          </table:table-cell>
          <table:table-cell office:value-type="float" office:value="-607.5965" calcext:value-type="float">
            <text:p>-607.5965</text:p>
          </table:table-cell>
          <table:table-cell office:value-type="float" office:value="1632.71" calcext:value-type="float">
            <text:p>1632.71</text:p>
          </table:table-cell>
          <table:table-cell office:value-type="float" office:value="-175.8537" calcext:value-type="float">
            <text:p>-175.8537</text:p>
          </table:table-cell>
          <table:table-cell office:value-type="float" office:value="87.3175" calcext:value-type="float">
            <text:p>87.3175</text:p>
          </table:table-cell>
          <table:table-cell office:value-type="float" office:value="50.31253" calcext:value-type="float">
            <text:p>50.31253</text:p>
          </table:table-cell>
          <table:table-cell office:value-type="float" office:value="0.1815823" calcext:value-type="float">
            <text:p>0.1815823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034" calcext:value-type="float">
            <text:p>0.002794034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4160614" calcext:value-type="float">
            <text:p>-0.04160614</text:p>
          </table:table-cell>
          <table:table-cell office:value-type="float" office:value="370" calcext:value-type="float">
            <text:p>370</text:p>
          </table:table-cell>
          <table:table-cell office:value-type="float" office:value="200.7019" calcext:value-type="float">
            <text:p>200.7019</text:p>
          </table:table-cell>
          <table:table-cell office:value-type="float" office:value="0" calcext:value-type="float">
            <text:p>0</text:p>
          </table:table-cell>
          <table:table-cell office:value-type="float" office:value="395.9689" calcext:value-type="float">
            <text:p>395.9689</text:p>
          </table:table-cell>
          <table:table-cell office:value-type="float" office:value="1046.958" calcext:value-type="float">
            <text:p>1046.958</text:p>
          </table:table-cell>
          <table:table-cell office:value-type="float" office:value="1287.004" calcext:value-type="float">
            <text:p>1287.004</text:p>
          </table:table-cell>
          <table:table-cell office:value-type="float" office:value="1290.34" calcext:value-type="float">
            <text:p>1290.34</text:p>
          </table:table-cell>
          <table:table-cell office:value-type="float" office:value="774.073" calcext:value-type="float">
            <text:p>774.073</text:p>
          </table:table-cell>
          <table:table-cell office:value-type="float" office:value="1083.551" calcext:value-type="float">
            <text:p>1083.551</text:p>
          </table:table-cell>
          <table:table-cell office:value-type="float" office:value="414.5231" calcext:value-type="float">
            <text:p>414.5231</text:p>
          </table:table-cell>
          <table:table-cell office:value-type="float" office:value="1861.448" calcext:value-type="float">
            <text:p>1861.448</text:p>
          </table:table-cell>
          <table:table-cell office:value-type="float" office:value="2095.295" calcext:value-type="float">
            <text:p>2095.295</text:p>
          </table:table-cell>
          <table:table-cell office:value-type="float" office:value="1671.899" calcext:value-type="float">
            <text:p>1671.899</text:p>
          </table:table-cell>
          <table:table-cell office:value-type="float" office:value="584.1639" calcext:value-type="float">
            <text:p>584.1639</text:p>
          </table:table-cell>
          <table:table-cell office:value-type="float" office:value="571.9113" calcext:value-type="float">
            <text:p>571.9113</text:p>
          </table:table-cell>
          <table:table-cell office:value-type="float" office:value="142.8201" calcext:value-type="float">
            <text:p>142.8201</text:p>
          </table:table-cell>
          <table:table-cell office:value-type="float" office:value="35.69701" calcext:value-type="float">
            <text:p>35.69701</text:p>
          </table:table-cell>
          <table:table-cell office:value-type="float" office:value="0" calcext:value-type="float">
            <text:p>0</text:p>
          </table:table-cell>
          <table:table-cell office:value-type="float" office:value="-0.01734264" calcext:value-type="float">
            <text:p>-0.01734264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68.1403" calcext:value-type="float">
            <text:p>-668.1403</text:p>
          </table:table-cell>
          <table:table-cell office:value-type="float" office:value="635.4601" calcext:value-type="float">
            <text:p>635.4601</text:p>
          </table:table-cell>
          <table:table-cell office:value-type="float" office:value="-438.1812" calcext:value-type="float">
            <text:p>-438.1812</text:p>
          </table:table-cell>
          <table:table-cell office:value-type="float" office:value="0" calcext:value-type="float">
            <text:p>0</text:p>
          </table:table-cell>
          <table:table-cell office:value-type="float" office:value="11.04761" calcext:value-type="float">
            <text:p>11.04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2" calcext:value-type="float">
            <text:p>4102002</text:p>
          </table:table-cell>
          <table:table-cell office:value-type="float" office:value="174.9254" calcext:value-type="float">
            <text:p>174.9254</text:p>
          </table:table-cell>
          <table:table-cell office:value-type="float" office:value="13130.33" calcext:value-type="float">
            <text:p>13130.33</text:p>
          </table:table-cell>
          <table:table-cell office:value-type="float" office:value="0" calcext:value-type="float">
            <text:p>0</text:p>
          </table:table-cell>
          <table:table-cell office:value-type="float" office:value="84.70678" calcext:value-type="float">
            <text:p>84.70678</text:p>
          </table:table-cell>
          <table:table-cell office:value-type="float" office:value="-609.1431" calcext:value-type="float">
            <text:p>-609.1431</text:p>
          </table:table-cell>
          <table:table-cell office:value-type="float" office:value="1633.028" calcext:value-type="float">
            <text:p>1633.028</text:p>
          </table:table-cell>
          <table:table-cell office:value-type="float" office:value="-176.3315" calcext:value-type="float">
            <text:p>-176.3315</text:p>
          </table:table-cell>
          <table:table-cell office:value-type="float" office:value="87.6584" calcext:value-type="float">
            <text:p>87.6584</text:p>
          </table:table-cell>
          <table:table-cell office:value-type="float" office:value="49.54955" calcext:value-type="float">
            <text:p>49.54955</text:p>
          </table:table-cell>
          <table:table-cell office:value-type="float" office:value="0.1817498" calcext:value-type="float">
            <text:p>0.1817498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034" calcext:value-type="float">
            <text:p>0.002794034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4361068" calcext:value-type="float">
            <text:p>-0.04361068</text:p>
          </table:table-cell>
          <table:table-cell office:value-type="float" office:value="370" calcext:value-type="float">
            <text:p>370</text:p>
          </table:table-cell>
          <table:table-cell office:value-type="float" office:value="199.1574" calcext:value-type="float">
            <text:p>199.1574</text:p>
          </table:table-cell>
          <table:table-cell office:value-type="float" office:value="0" calcext:value-type="float">
            <text:p>0</text:p>
          </table:table-cell>
          <table:table-cell office:value-type="float" office:value="396.1211" calcext:value-type="float">
            <text:p>396.1211</text:p>
          </table:table-cell>
          <table:table-cell office:value-type="float" office:value="1046.967" calcext:value-type="float">
            <text:p>1046.967</text:p>
          </table:table-cell>
          <table:table-cell office:value-type="float" office:value="1286.987" calcext:value-type="float">
            <text:p>1286.987</text:p>
          </table:table-cell>
          <table:table-cell office:value-type="float" office:value="1290.322" calcext:value-type="float">
            <text:p>1290.322</text:p>
          </table:table-cell>
          <table:table-cell office:value-type="float" office:value="774.075" calcext:value-type="float">
            <text:p>774.075</text:p>
          </table:table-cell>
          <table:table-cell office:value-type="float" office:value="1083.528" calcext:value-type="float">
            <text:p>1083.528</text:p>
          </table:table-cell>
          <table:table-cell office:value-type="float" office:value="414.5331" calcext:value-type="float">
            <text:p>414.5331</text:p>
          </table:table-cell>
          <table:table-cell office:value-type="float" office:value="1861.431" calcext:value-type="float">
            <text:p>1861.431</text:p>
          </table:table-cell>
          <table:table-cell office:value-type="float" office:value="2095.262" calcext:value-type="float">
            <text:p>2095.262</text:p>
          </table:table-cell>
          <table:table-cell office:value-type="float" office:value="1671.882" calcext:value-type="float">
            <text:p>1671.882</text:p>
          </table:table-cell>
          <table:table-cell office:value-type="float" office:value="584.1658" calcext:value-type="float">
            <text:p>584.1658</text:p>
          </table:table-cell>
          <table:table-cell office:value-type="float" office:value="571.9095" calcext:value-type="float">
            <text:p>571.9095</text:p>
          </table:table-cell>
          <table:table-cell office:value-type="float" office:value="142.82" calcext:value-type="float">
            <text:p>142.82</text:p>
          </table:table-cell>
          <table:table-cell office:value-type="float" office:value="35.69701" calcext:value-type="float">
            <text:p>35.69701</text:p>
          </table:table-cell>
          <table:table-cell office:value-type="float" office:value="0" calcext:value-type="float">
            <text:p>0</text:p>
          </table:table-cell>
          <table:table-cell office:value-type="float" office:value="-0.0174006" calcext:value-type="float">
            <text:p>-0.0174006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68.6189" calcext:value-type="float">
            <text:p>-668.6189</text:p>
          </table:table-cell>
          <table:table-cell office:value-type="float" office:value="634.9816" calcext:value-type="float">
            <text:p>634.9816</text:p>
          </table:table-cell>
          <table:table-cell office:value-type="float" office:value="-439.4681" calcext:value-type="float">
            <text:p>-439.4681</text:p>
          </table:table-cell>
          <table:table-cell office:value-type="float" office:value="0" calcext:value-type="float">
            <text:p>0</text:p>
          </table:table-cell>
          <table:table-cell office:value-type="float" office:value="11.26638" calcext:value-type="float">
            <text:p>11.26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2" calcext:value-type="float">
            <text:p>5102002</text:p>
          </table:table-cell>
          <table:table-cell office:value-type="float" office:value="174.2803" calcext:value-type="float">
            <text:p>174.2803</text:p>
          </table:table-cell>
          <table:table-cell office:value-type="float" office:value="13130.25" calcext:value-type="float">
            <text:p>13130.25</text:p>
          </table:table-cell>
          <table:table-cell office:value-type="float" office:value="0" calcext:value-type="float">
            <text:p>0</text:p>
          </table:table-cell>
          <table:table-cell office:value-type="float" office:value="85.31899" calcext:value-type="float">
            <text:p>85.31899</text:p>
          </table:table-cell>
          <table:table-cell office:value-type="float" office:value="-610.8579" calcext:value-type="float">
            <text:p>-610.8579</text:p>
          </table:table-cell>
          <table:table-cell office:value-type="float" office:value="1637.229" calcext:value-type="float">
            <text:p>1637.229</text:p>
          </table:table-cell>
          <table:table-cell office:value-type="float" office:value="-176.7534" calcext:value-type="float">
            <text:p>-176.7534</text:p>
          </table:table-cell>
          <table:table-cell office:value-type="float" office:value="87.9771" calcext:value-type="float">
            <text:p>87.9771</text:p>
          </table:table-cell>
          <table:table-cell office:value-type="float" office:value="48.71703" calcext:value-type="float">
            <text:p>48.71703</text:p>
          </table:table-cell>
          <table:table-cell office:value-type="float" office:value="0.1819775" calcext:value-type="float">
            <text:p>0.1819775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034" calcext:value-type="float">
            <text:p>0.002794034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437053" calcext:value-type="float">
            <text:p>-0.0437053</text:p>
          </table:table-cell>
          <table:table-cell office:value-type="float" office:value="370" calcext:value-type="float">
            <text:p>370</text:p>
          </table:table-cell>
          <table:table-cell office:value-type="float" office:value="197.443" calcext:value-type="float">
            <text:p>197.443</text:p>
          </table:table-cell>
          <table:table-cell office:value-type="float" office:value="0" calcext:value-type="float">
            <text:p>0</text:p>
          </table:table-cell>
          <table:table-cell office:value-type="float" office:value="396.3071" calcext:value-type="float">
            <text:p>396.3071</text:p>
          </table:table-cell>
          <table:table-cell office:value-type="float" office:value="1046.985" calcext:value-type="float">
            <text:p>1046.985</text:p>
          </table:table-cell>
          <table:table-cell office:value-type="float" office:value="1286.982" calcext:value-type="float">
            <text:p>1286.982</text:p>
          </table:table-cell>
          <table:table-cell office:value-type="float" office:value="1290.315" calcext:value-type="float">
            <text:p>1290.315</text:p>
          </table:table-cell>
          <table:table-cell office:value-type="float" office:value="774.0728" calcext:value-type="float">
            <text:p>774.0728</text:p>
          </table:table-cell>
          <table:table-cell office:value-type="float" office:value="1083.507" calcext:value-type="float">
            <text:p>1083.507</text:p>
          </table:table-cell>
          <table:table-cell office:value-type="float" office:value="414.5434" calcext:value-type="float">
            <text:p>414.5434</text:p>
          </table:table-cell>
          <table:table-cell office:value-type="float" office:value="1861.414" calcext:value-type="float">
            <text:p>1861.414</text:p>
          </table:table-cell>
          <table:table-cell office:value-type="float" office:value="2095.231" calcext:value-type="float">
            <text:p>2095.231</text:p>
          </table:table-cell>
          <table:table-cell office:value-type="float" office:value="1671.864" calcext:value-type="float">
            <text:p>1671.864</text:p>
          </table:table-cell>
          <table:table-cell office:value-type="float" office:value="584.1676" calcext:value-type="float">
            <text:p>584.1676</text:p>
          </table:table-cell>
          <table:table-cell office:value-type="float" office:value="571.9078" calcext:value-type="float">
            <text:p>571.9078</text:p>
          </table:table-cell>
          <table:table-cell office:value-type="float" office:value="142.82" calcext:value-type="float">
            <text:p>142.82</text:p>
          </table:table-cell>
          <table:table-cell office:value-type="float" office:value="35.697" calcext:value-type="float">
            <text:p>35.697</text:p>
          </table:table-cell>
          <table:table-cell office:value-type="float" office:value="0" calcext:value-type="float">
            <text:p>0</text:p>
          </table:table-cell>
          <table:table-cell office:value-type="float" office:value="-0.01740782" calcext:value-type="float">
            <text:p>-0.01740782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69.0443" calcext:value-type="float">
            <text:p>-669.0443</text:p>
          </table:table-cell>
          <table:table-cell office:value-type="float" office:value="634.5562" calcext:value-type="float">
            <text:p>634.5562</text:p>
          </table:table-cell>
          <table:table-cell office:value-type="float" office:value="-440.7457" calcext:value-type="float">
            <text:p>-440.7457</text:p>
          </table:table-cell>
          <table:table-cell office:value-type="float" office:value="0" calcext:value-type="float">
            <text:p>0</text:p>
          </table:table-cell>
          <table:table-cell office:value-type="float" office:value="11.24584" calcext:value-type="float">
            <text:p>11.24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2" calcext:value-type="float">
            <text:p>6102002</text:p>
          </table:table-cell>
          <table:table-cell office:value-type="float" office:value="173.7152" calcext:value-type="float">
            <text:p>173.7152</text:p>
          </table:table-cell>
          <table:table-cell office:value-type="float" office:value="13130.15" calcext:value-type="float">
            <text:p>13130.15</text:p>
          </table:table-cell>
          <table:table-cell office:value-type="float" office:value="0" calcext:value-type="float">
            <text:p>0</text:p>
          </table:table-cell>
          <table:table-cell office:value-type="float" office:value="85.92316" calcext:value-type="float">
            <text:p>85.92316</text:p>
          </table:table-cell>
          <table:table-cell office:value-type="float" office:value="-612.5593" calcext:value-type="float">
            <text:p>-612.5593</text:p>
          </table:table-cell>
          <table:table-cell office:value-type="float" office:value="1642.346" calcext:value-type="float">
            <text:p>1642.346</text:p>
          </table:table-cell>
          <table:table-cell office:value-type="float" office:value="-177.1567" calcext:value-type="float">
            <text:p>-177.1567</text:p>
          </table:table-cell>
          <table:table-cell office:value-type="float" office:value="88.24931" calcext:value-type="float">
            <text:p>88.24931</text:p>
          </table:table-cell>
          <table:table-cell office:value-type="float" office:value="47.98634" calcext:value-type="float">
            <text:p>47.98634</text:p>
          </table:table-cell>
          <table:table-cell office:value-type="float" office:value="0.1822276" calcext:value-type="float">
            <text:p>0.1822276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034" calcext:value-type="float">
            <text:p>0.002794034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437053" calcext:value-type="float">
            <text:p>-0.0437053</text:p>
          </table:table-cell>
          <table:table-cell office:value-type="float" office:value="370" calcext:value-type="float">
            <text:p>370</text:p>
          </table:table-cell>
          <table:table-cell office:value-type="float" office:value="195.7418" calcext:value-type="float">
            <text:p>195.7418</text:p>
          </table:table-cell>
          <table:table-cell office:value-type="float" office:value="0" calcext:value-type="float">
            <text:p>0</text:p>
          </table:table-cell>
          <table:table-cell office:value-type="float" office:value="396.4698" calcext:value-type="float">
            <text:p>396.4698</text:p>
          </table:table-cell>
          <table:table-cell office:value-type="float" office:value="1047" calcext:value-type="float">
            <text:p>1047</text:p>
          </table:table-cell>
          <table:table-cell office:value-type="float" office:value="1286.966" calcext:value-type="float">
            <text:p>1286.966</text:p>
          </table:table-cell>
          <table:table-cell office:value-type="float" office:value="1290.297" calcext:value-type="float">
            <text:p>1290.297</text:p>
          </table:table-cell>
          <table:table-cell office:value-type="float" office:value="774.0652" calcext:value-type="float">
            <text:p>774.0652</text:p>
          </table:table-cell>
          <table:table-cell office:value-type="float" office:value="1083.484" calcext:value-type="float">
            <text:p>1083.484</text:p>
          </table:table-cell>
          <table:table-cell office:value-type="float" office:value="414.5529" calcext:value-type="float">
            <text:p>414.5529</text:p>
          </table:table-cell>
          <table:table-cell office:value-type="float" office:value="1861.398" calcext:value-type="float">
            <text:p>1861.398</text:p>
          </table:table-cell>
          <table:table-cell office:value-type="float" office:value="2095.21" calcext:value-type="float">
            <text:p>2095.21</text:p>
          </table:table-cell>
          <table:table-cell office:value-type="float" office:value="1671.846" calcext:value-type="float">
            <text:p>1671.846</text:p>
          </table:table-cell>
          <table:table-cell office:value-type="float" office:value="584.1692" calcext:value-type="float">
            <text:p>584.1692</text:p>
          </table:table-cell>
          <table:table-cell office:value-type="float" office:value="571.9059" calcext:value-type="float">
            <text:p>571.9059</text:p>
          </table:table-cell>
          <table:table-cell office:value-type="float" office:value="142.8199" calcext:value-type="float">
            <text:p>142.8199</text:p>
          </table:table-cell>
          <table:table-cell office:value-type="float" office:value="35.69699" calcext:value-type="float">
            <text:p>35.69699</text:p>
          </table:table-cell>
          <table:table-cell office:value-type="float" office:value="0" calcext:value-type="float">
            <text:p>0</text:p>
          </table:table-cell>
          <table:table-cell office:value-type="float" office:value="-0.01741209" calcext:value-type="float">
            <text:p>-0.01741209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69.4487" calcext:value-type="float">
            <text:p>-669.4487</text:p>
          </table:table-cell>
          <table:table-cell office:value-type="float" office:value="634.1518" calcext:value-type="float">
            <text:p>634.1518</text:p>
          </table:table-cell>
          <table:table-cell office:value-type="float" office:value="-441.9716" calcext:value-type="float">
            <text:p>-441.9716</text:p>
          </table:table-cell>
          <table:table-cell office:value-type="float" office:value="0" calcext:value-type="float">
            <text:p>0</text:p>
          </table:table-cell>
          <table:table-cell office:value-type="float" office:value="11.16409" calcext:value-type="float">
            <text:p>11.16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2" calcext:value-type="float">
            <text:p>7102002</text:p>
          </table:table-cell>
          <table:table-cell office:value-type="float" office:value="173.3024" calcext:value-type="float">
            <text:p>173.3024</text:p>
          </table:table-cell>
          <table:table-cell office:value-type="float" office:value="13130.07" calcext:value-type="float">
            <text:p>13130.07</text:p>
          </table:table-cell>
          <table:table-cell office:value-type="float" office:value="0" calcext:value-type="float">
            <text:p>0</text:p>
          </table:table-cell>
          <table:table-cell office:value-type="float" office:value="86.5144" calcext:value-type="float">
            <text:p>86.5144</text:p>
          </table:table-cell>
          <table:table-cell office:value-type="float" office:value="-614.1232" calcext:value-type="float">
            <text:p>-614.1232</text:p>
          </table:table-cell>
          <table:table-cell office:value-type="float" office:value="1646.003" calcext:value-type="float">
            <text:p>1646.003</text:p>
          </table:table-cell>
          <table:table-cell office:value-type="float" office:value="-177.5326" calcext:value-type="float">
            <text:p>-177.5326</text:p>
          </table:table-cell>
          <table:table-cell office:value-type="float" office:value="88.45576" calcext:value-type="float">
            <text:p>88.45576</text:p>
          </table:table-cell>
          <table:table-cell office:value-type="float" office:value="47.34226" calcext:value-type="float">
            <text:p>47.34226</text:p>
          </table:table-cell>
          <table:table-cell office:value-type="float" office:value="0.1824833" calcext:value-type="float">
            <text:p>0.1824833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034" calcext:value-type="float">
            <text:p>0.002794034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437053" calcext:value-type="float">
            <text:p>-0.0437053</text:p>
          </table:table-cell>
          <table:table-cell office:value-type="float" office:value="370" calcext:value-type="float">
            <text:p>370</text:p>
          </table:table-cell>
          <table:table-cell office:value-type="float" office:value="194.1782" calcext:value-type="float">
            <text:p>194.1782</text:p>
          </table:table-cell>
          <table:table-cell office:value-type="float" office:value="0" calcext:value-type="float">
            <text:p>0</text:p>
          </table:table-cell>
          <table:table-cell office:value-type="float" office:value="396.6144" calcext:value-type="float">
            <text:p>396.6144</text:p>
          </table:table-cell>
          <table:table-cell office:value-type="float" office:value="1047.043" calcext:value-type="float">
            <text:p>1047.043</text:p>
          </table:table-cell>
          <table:table-cell office:value-type="float" office:value="1286.983" calcext:value-type="float">
            <text:p>1286.983</text:p>
          </table:table-cell>
          <table:table-cell office:value-type="float" office:value="1290.301" calcext:value-type="float">
            <text:p>1290.301</text:p>
          </table:table-cell>
          <table:table-cell office:value-type="float" office:value="774.0703" calcext:value-type="float">
            <text:p>774.0703</text:p>
          </table:table-cell>
          <table:table-cell office:value-type="float" office:value="1083.465" calcext:value-type="float">
            <text:p>1083.465</text:p>
          </table:table-cell>
          <table:table-cell office:value-type="float" office:value="414.5632" calcext:value-type="float">
            <text:p>414.5632</text:p>
          </table:table-cell>
          <table:table-cell office:value-type="float" office:value="1861.382" calcext:value-type="float">
            <text:p>1861.382</text:p>
          </table:table-cell>
          <table:table-cell office:value-type="float" office:value="2095.189" calcext:value-type="float">
            <text:p>2095.189</text:p>
          </table:table-cell>
          <table:table-cell office:value-type="float" office:value="1671.828" calcext:value-type="float">
            <text:p>1671.828</text:p>
          </table:table-cell>
          <table:table-cell office:value-type="float" office:value="584.1707" calcext:value-type="float">
            <text:p>584.1707</text:p>
          </table:table-cell>
          <table:table-cell office:value-type="float" office:value="571.904" calcext:value-type="float">
            <text:p>571.904</text:p>
          </table:table-cell>
          <table:table-cell office:value-type="float" office:value="142.8199" calcext:value-type="float">
            <text:p>142.8199</text:p>
          </table:table-cell>
          <table:table-cell office:value-type="float" office:value="35.69697" calcext:value-type="float">
            <text:p>35.69697</text:p>
          </table:table-cell>
          <table:table-cell office:value-type="float" office:value="0" calcext:value-type="float">
            <text:p>0</text:p>
          </table:table-cell>
          <table:table-cell office:value-type="float" office:value="-0.01741402" calcext:value-type="float">
            <text:p>-0.01741402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69.8298" calcext:value-type="float">
            <text:p>-669.8298</text:p>
          </table:table-cell>
          <table:table-cell office:value-type="float" office:value="633.7707" calcext:value-type="float">
            <text:p>633.7707</text:p>
          </table:table-cell>
          <table:table-cell office:value-type="float" office:value="-443.0075" calcext:value-type="float">
            <text:p>-443.0075</text:p>
          </table:table-cell>
          <table:table-cell office:value-type="float" office:value="0" calcext:value-type="float">
            <text:p>0</text:p>
          </table:table-cell>
          <table:table-cell office:value-type="float" office:value="11.00857" calcext:value-type="float">
            <text:p>11.00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2" calcext:value-type="float">
            <text:p>8102002</text:p>
          </table:table-cell>
          <table:table-cell office:value-type="float" office:value="172.545" calcext:value-type="float">
            <text:p>172.545</text:p>
          </table:table-cell>
          <table:table-cell office:value-type="float" office:value="13130.04" calcext:value-type="float">
            <text:p>13130.04</text:p>
          </table:table-cell>
          <table:table-cell office:value-type="float" office:value="0" calcext:value-type="float">
            <text:p>0</text:p>
          </table:table-cell>
          <table:table-cell office:value-type="float" office:value="87.10027" calcext:value-type="float">
            <text:p>87.10027</text:p>
          </table:table-cell>
          <table:table-cell office:value-type="float" office:value="-615.9553" calcext:value-type="float">
            <text:p>-615.9553</text:p>
          </table:table-cell>
          <table:table-cell office:value-type="float" office:value="1650.425" calcext:value-type="float">
            <text:p>1650.425</text:p>
          </table:table-cell>
          <table:table-cell office:value-type="float" office:value="-177.9071" calcext:value-type="float">
            <text:p>-177.9071</text:p>
          </table:table-cell>
          <table:table-cell office:value-type="float" office:value="88.74187" calcext:value-type="float">
            <text:p>88.74187</text:p>
          </table:table-cell>
          <table:table-cell office:value-type="float" office:value="46.42574" calcext:value-type="float">
            <text:p>46.42574</text:p>
          </table:table-cell>
          <table:table-cell office:value-type="float" office:value="0.1827591" calcext:value-type="float">
            <text:p>0.1827591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034" calcext:value-type="float">
            <text:p>0.002794034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437053" calcext:value-type="float">
            <text:p>-0.0437053</text:p>
          </table:table-cell>
          <table:table-cell office:value-type="float" office:value="370" calcext:value-type="float">
            <text:p>370</text:p>
          </table:table-cell>
          <table:table-cell office:value-type="float" office:value="192.3463" calcext:value-type="float">
            <text:p>192.3463</text:p>
          </table:table-cell>
          <table:table-cell office:value-type="float" office:value="0" calcext:value-type="float">
            <text:p>0</text:p>
          </table:table-cell>
          <table:table-cell office:value-type="float" office:value="396.8295" calcext:value-type="float">
            <text:p>396.8295</text:p>
          </table:table-cell>
          <table:table-cell office:value-type="float" office:value="1047.047" calcext:value-type="float">
            <text:p>1047.047</text:p>
          </table:table-cell>
          <table:table-cell office:value-type="float" office:value="1286.971" calcext:value-type="float">
            <text:p>1286.971</text:p>
          </table:table-cell>
          <table:table-cell office:value-type="float" office:value="1290.29" calcext:value-type="float">
            <text:p>1290.29</text:p>
          </table:table-cell>
          <table:table-cell office:value-type="float" office:value="774.0667" calcext:value-type="float">
            <text:p>774.0667</text:p>
          </table:table-cell>
          <table:table-cell office:value-type="float" office:value="1083.445" calcext:value-type="float">
            <text:p>1083.445</text:p>
          </table:table-cell>
          <table:table-cell office:value-type="float" office:value="414.573" calcext:value-type="float">
            <text:p>414.573</text:p>
          </table:table-cell>
          <table:table-cell office:value-type="float" office:value="1861.366" calcext:value-type="float">
            <text:p>1861.366</text:p>
          </table:table-cell>
          <table:table-cell office:value-type="float" office:value="2095.169" calcext:value-type="float">
            <text:p>2095.169</text:p>
          </table:table-cell>
          <table:table-cell office:value-type="float" office:value="1671.811" calcext:value-type="float">
            <text:p>1671.811</text:p>
          </table:table-cell>
          <table:table-cell office:value-type="float" office:value="584.172" calcext:value-type="float">
            <text:p>584.172</text:p>
          </table:table-cell>
          <table:table-cell office:value-type="float" office:value="571.9019" calcext:value-type="float">
            <text:p>571.9019</text:p>
          </table:table-cell>
          <table:table-cell office:value-type="float" office:value="142.8199" calcext:value-type="float">
            <text:p>142.8199</text:p>
          </table:table-cell>
          <table:table-cell office:value-type="float" office:value="35.69696" calcext:value-type="float">
            <text:p>35.69696</text:p>
          </table:table-cell>
          <table:table-cell office:value-type="float" office:value="0" calcext:value-type="float">
            <text:p>0</text:p>
          </table:table-cell>
          <table:table-cell office:value-type="float" office:value="-0.01741818" calcext:value-type="float">
            <text:p>-0.01741818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2095" calcext:value-type="float">
            <text:p>-670.2095</text:p>
          </table:table-cell>
          <table:table-cell office:value-type="float" office:value="633.3909" calcext:value-type="float">
            <text:p>633.3909</text:p>
          </table:table-cell>
          <table:table-cell office:value-type="float" office:value="-444.3272" calcext:value-type="float">
            <text:p>-444.3272</text:p>
          </table:table-cell>
          <table:table-cell office:value-type="float" office:value="0" calcext:value-type="float">
            <text:p>0</text:p>
          </table:table-cell>
          <table:table-cell office:value-type="float" office:value="10.86825" calcext:value-type="float">
            <text:p>10.86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2" calcext:value-type="float">
            <text:p>9102002</text:p>
          </table:table-cell>
          <table:table-cell office:value-type="float" office:value="171.7836" calcext:value-type="float">
            <text:p>171.7836</text:p>
          </table:table-cell>
          <table:table-cell office:value-type="float" office:value="13130" calcext:value-type="float">
            <text:p>13130</text:p>
          </table:table-cell>
          <table:table-cell office:value-type="float" office:value="0" calcext:value-type="float">
            <text:p>0</text:p>
          </table:table-cell>
          <table:table-cell office:value-type="float" office:value="87.67905" calcext:value-type="float">
            <text:p>87.67905</text:p>
          </table:table-cell>
          <table:table-cell office:value-type="float" office:value="-617.9072" calcext:value-type="float">
            <text:p>-617.9072</text:p>
          </table:table-cell>
          <table:table-cell office:value-type="float" office:value="1654.674" calcext:value-type="float">
            <text:p>1654.674</text:p>
          </table:table-cell>
          <table:table-cell office:value-type="float" office:value="-178.2786" calcext:value-type="float">
            <text:p>-178.2786</text:p>
          </table:table-cell>
          <table:table-cell office:value-type="float" office:value="88.98085" calcext:value-type="float">
            <text:p>88.98085</text:p>
          </table:table-cell>
          <table:table-cell office:value-type="float" office:value="45.533" calcext:value-type="float">
            <text:p>45.533</text:p>
          </table:table-cell>
          <table:table-cell office:value-type="float" office:value="0.1830493" calcext:value-type="float">
            <text:p>0.1830493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034" calcext:value-type="float">
            <text:p>0.002794034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4546458" calcext:value-type="float">
            <text:p>-0.04546458</text:p>
          </table:table-cell>
          <table:table-cell office:value-type="float" office:value="370" calcext:value-type="float">
            <text:p>370</text:p>
          </table:table-cell>
          <table:table-cell office:value-type="float" office:value="190.3965" calcext:value-type="float">
            <text:p>190.3965</text:p>
          </table:table-cell>
          <table:table-cell office:value-type="float" office:value="0" calcext:value-type="float">
            <text:p>0</text:p>
          </table:table-cell>
          <table:table-cell office:value-type="float" office:value="397.0491" calcext:value-type="float">
            <text:p>397.0491</text:p>
          </table:table-cell>
          <table:table-cell office:value-type="float" office:value="1047.042" calcext:value-type="float">
            <text:p>1047.042</text:p>
          </table:table-cell>
          <table:table-cell office:value-type="float" office:value="1286.946" calcext:value-type="float">
            <text:p>1286.946</text:p>
          </table:table-cell>
          <table:table-cell office:value-type="float" office:value="1290.27" calcext:value-type="float">
            <text:p>1290.27</text:p>
          </table:table-cell>
          <table:table-cell office:value-type="float" office:value="774.0579" calcext:value-type="float">
            <text:p>774.0579</text:p>
          </table:table-cell>
          <table:table-cell office:value-type="float" office:value="1083.421" calcext:value-type="float">
            <text:p>1083.421</text:p>
          </table:table-cell>
          <table:table-cell office:value-type="float" office:value="414.5817" calcext:value-type="float">
            <text:p>414.5817</text:p>
          </table:table-cell>
          <table:table-cell office:value-type="float" office:value="1861.349" calcext:value-type="float">
            <text:p>1861.349</text:p>
          </table:table-cell>
          <table:table-cell office:value-type="float" office:value="2095.149" calcext:value-type="float">
            <text:p>2095.149</text:p>
          </table:table-cell>
          <table:table-cell office:value-type="float" office:value="1671.793" calcext:value-type="float">
            <text:p>1671.793</text:p>
          </table:table-cell>
          <table:table-cell office:value-type="float" office:value="584.1732" calcext:value-type="float">
            <text:p>584.1732</text:p>
          </table:table-cell>
          <table:table-cell office:value-type="float" office:value="571.8997" calcext:value-type="float">
            <text:p>571.8997</text:p>
          </table:table-cell>
          <table:table-cell office:value-type="float" office:value="142.8198" calcext:value-type="float">
            <text:p>142.8198</text:p>
          </table:table-cell>
          <table:table-cell office:value-type="float" office:value="35.69695" calcext:value-type="float">
            <text:p>35.69695</text:p>
          </table:table-cell>
          <table:table-cell office:value-type="float" office:value="0" calcext:value-type="float">
            <text:p>0</text:p>
          </table:table-cell>
          <table:table-cell office:value-type="float" office:value="-0.01742131" calcext:value-type="float">
            <text:p>-0.01742131</text:p>
          </table:table-cell>
          <table:table-cell office:value-type="float" office:value="0" calcext:value-type="float">
            <text:p>0</text:p>
          </table:table-cell>
          <table:table-cell office:value-type="float" office:value="2.602133" calcext:value-type="float">
            <text:p>2.602133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5866" calcext:value-type="float">
            <text:p>-670.5866</text:p>
          </table:table-cell>
          <table:table-cell office:value-type="float" office:value="633.0139" calcext:value-type="float">
            <text:p>633.0139</text:p>
          </table:table-cell>
          <table:table-cell office:value-type="float" office:value="-445.6509" calcext:value-type="float">
            <text:p>-445.6509</text:p>
          </table:table-cell>
          <table:table-cell office:value-type="float" office:value="0" calcext:value-type="float">
            <text:p>0</text:p>
          </table:table-cell>
          <table:table-cell office:value-type="float" office:value="10.61026" calcext:value-type="float">
            <text:p>10.61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2" calcext:value-type="float">
            <text:p>10102002</text:p>
          </table:table-cell>
          <table:table-cell office:value-type="float" office:value="568.8917" calcext:value-type="float">
            <text:p>568.8917</text:p>
          </table:table-cell>
          <table:table-cell office:value-type="float" office:value="13129.95" calcext:value-type="float">
            <text:p>13129.95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19.7199" calcext:value-type="float">
            <text:p>-619.7199</text:p>
          </table:table-cell>
          <table:table-cell office:value-type="float" office:value="1664.192" calcext:value-type="float">
            <text:p>1664.192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89.06525" calcext:value-type="float">
            <text:p>89.06525</text:p>
          </table:table-cell>
          <table:table-cell office:value-type="float" office:value="357.2933" calcext:value-type="float">
            <text:p>357.2933</text:p>
          </table:table-cell>
          <table:table-cell office:value-type="float" office:value="0.1833983" calcext:value-type="float">
            <text:p>0.1833983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034" calcext:value-type="float">
            <text:p>0.002794034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478016" calcext:value-type="float">
            <text:p>-0.0478016</text:p>
          </table:table-cell>
          <table:table-cell office:value-type="float" office:value="370" calcext:value-type="float">
            <text:p>370</text:p>
          </table:table-cell>
          <table:table-cell office:value-type="float" office:value="188.5865" calcext:value-type="float">
            <text:p>188.5865</text:p>
          </table:table-cell>
          <table:table-cell office:value-type="float" office:value="0" calcext:value-type="float">
            <text:p>0</text:p>
          </table:table-cell>
          <table:table-cell office:value-type="float" office:value="392.6692" calcext:value-type="float">
            <text:p>392.6692</text:p>
          </table:table-cell>
          <table:table-cell office:value-type="float" office:value="1070.48" calcext:value-type="float">
            <text:p>1070.48</text:p>
          </table:table-cell>
          <table:table-cell office:value-type="float" office:value="1304.344" calcext:value-type="float">
            <text:p>1304.344</text:p>
          </table:table-cell>
          <table:table-cell office:value-type="float" office:value="1303.536" calcext:value-type="float">
            <text:p>1303.536</text:p>
          </table:table-cell>
          <table:table-cell office:value-type="float" office:value="783.6927" calcext:value-type="float">
            <text:p>783.6927</text:p>
          </table:table-cell>
          <table:table-cell office:value-type="float" office:value="1087.929" calcext:value-type="float">
            <text:p>1087.929</text:p>
          </table:table-cell>
          <table:table-cell office:value-type="float" office:value="418.963" calcext:value-type="float">
            <text:p>418.963</text:p>
          </table:table-cell>
          <table:table-cell office:value-type="float" office:value="1866.322" calcext:value-type="float">
            <text:p>1866.322</text:p>
          </table:table-cell>
          <table:table-cell office:value-type="float" office:value="2098.805" calcext:value-type="float">
            <text:p>2098.805</text:p>
          </table:table-cell>
          <table:table-cell office:value-type="float" office:value="1674.673" calcext:value-type="float">
            <text:p>1674.673</text:p>
          </table:table-cell>
          <table:table-cell office:value-type="float" office:value="586.1196" calcext:value-type="float">
            <text:p>586.1196</text:p>
          </table:table-cell>
          <table:table-cell office:value-type="float" office:value="575.4958" calcext:value-type="float">
            <text:p>575.4958</text:p>
          </table:table-cell>
          <table:table-cell office:value-type="float" office:value="142.8197" calcext:value-type="float">
            <text:p>142.8197</text:p>
          </table:table-cell>
          <table:table-cell office:value-type="float" office:value="35.69698" calcext:value-type="float">
            <text:p>35.69698</text:p>
          </table:table-cell>
          <table:table-cell office:value-type="float" office:value="0" calcext:value-type="float">
            <text:p>0</text:p>
          </table:table-cell>
          <table:table-cell office:value-type="float" office:value="-0.01742589" calcext:value-type="float">
            <text:p>-0.01742589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46.9552" calcext:value-type="float">
            <text:p>-446.9552</text:p>
          </table:table-cell>
          <table:table-cell office:value-type="float" office:value="0" calcext:value-type="float">
            <text:p>0</text:p>
          </table:table-cell>
          <table:table-cell office:value-type="float" office:value="10.27481" calcext:value-type="float">
            <text:p>10.27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2" calcext:value-type="float">
            <text:p>11102002</text:p>
          </table:table-cell>
          <table:table-cell office:value-type="float" office:value="566.667" calcext:value-type="float">
            <text:p>566.667</text:p>
          </table:table-cell>
          <table:table-cell office:value-type="float" office:value="13130.13" calcext:value-type="float">
            <text:p>13130.13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22.0163" calcext:value-type="float">
            <text:p>-622.0163</text:p>
          </table:table-cell>
          <table:table-cell office:value-type="float" office:value="1670.276" calcext:value-type="float">
            <text:p>1670.276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89.65163" calcext:value-type="float">
            <text:p>89.65163</text:p>
          </table:table-cell>
          <table:table-cell office:value-type="float" office:value="355.5991" calcext:value-type="float">
            <text:p>355.5991</text:p>
          </table:table-cell>
          <table:table-cell office:value-type="float" office:value="0.1838297" calcext:value-type="float">
            <text:p>0.1838297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034" calcext:value-type="float">
            <text:p>0.002794034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5002168" calcext:value-type="float">
            <text:p>-0.05002168</text:p>
          </table:table-cell>
          <table:table-cell office:value-type="float" office:value="370" calcext:value-type="float">
            <text:p>370</text:p>
          </table:table-cell>
          <table:table-cell office:value-type="float" office:value="186.2928" calcext:value-type="float">
            <text:p>186.2928</text:p>
          </table:table-cell>
          <table:table-cell office:value-type="float" office:value="0" calcext:value-type="float">
            <text:p>0</text:p>
          </table:table-cell>
          <table:table-cell office:value-type="float" office:value="393.188" calcext:value-type="float">
            <text:p>393.188</text:p>
          </table:table-cell>
          <table:table-cell office:value-type="float" office:value="1070.261" calcext:value-type="float">
            <text:p>1070.261</text:p>
          </table:table-cell>
          <table:table-cell office:value-type="float" office:value="1304.156" calcext:value-type="float">
            <text:p>1304.156</text:p>
          </table:table-cell>
          <table:table-cell office:value-type="float" office:value="1303.396" calcext:value-type="float">
            <text:p>1303.396</text:p>
          </table:table-cell>
          <table:table-cell office:value-type="float" office:value="783.5919" calcext:value-type="float">
            <text:p>783.5919</text:p>
          </table:table-cell>
          <table:table-cell office:value-type="float" office:value="1087.87" calcext:value-type="float">
            <text:p>1087.87</text:p>
          </table:table-cell>
          <table:table-cell office:value-type="float" office:value="418.9419" calcext:value-type="float">
            <text:p>418.9419</text:p>
          </table:table-cell>
          <table:table-cell office:value-type="float" office:value="1866.274" calcext:value-type="float">
            <text:p>1866.274</text:p>
          </table:table-cell>
          <table:table-cell office:value-type="float" office:value="2098.765" calcext:value-type="float">
            <text:p>2098.765</text:p>
          </table:table-cell>
          <table:table-cell office:value-type="float" office:value="1674.642" calcext:value-type="float">
            <text:p>1674.642</text:p>
          </table:table-cell>
          <table:table-cell office:value-type="float" office:value="586.1118" calcext:value-type="float">
            <text:p>586.1118</text:p>
          </table:table-cell>
          <table:table-cell office:value-type="float" office:value="575.4885" calcext:value-type="float">
            <text:p>575.4885</text:p>
          </table:table-cell>
          <table:table-cell office:value-type="float" office:value="142.8197" calcext:value-type="float">
            <text:p>142.8197</text:p>
          </table:table-cell>
          <table:table-cell office:value-type="float" office:value="35.697" calcext:value-type="float">
            <text:p>35.697</text:p>
          </table:table-cell>
          <table:table-cell office:value-type="float" office:value="0" calcext:value-type="float">
            <text:p>0</text:p>
          </table:table-cell>
          <table:table-cell office:value-type="float" office:value="-0.01743344" calcext:value-type="float">
            <text:p>-0.01743344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48.9311" calcext:value-type="float">
            <text:p>-448.9311</text:p>
          </table:table-cell>
          <table:table-cell office:value-type="float" office:value="0" calcext:value-type="float">
            <text:p>0</text:p>
          </table:table-cell>
          <table:table-cell office:value-type="float" office:value="9.956913" calcext:value-type="float">
            <text:p>9.956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2" calcext:value-type="float">
            <text:p>12102002</text:p>
          </table:table-cell>
          <table:table-cell office:value-type="float" office:value="564.8711" calcext:value-type="float">
            <text:p>564.8711</text:p>
          </table:table-cell>
          <table:table-cell office:value-type="float" office:value="13130.15" calcext:value-type="float">
            <text:p>13130.15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24.009" calcext:value-type="float">
            <text:p>-624.009</text:p>
          </table:table-cell>
          <table:table-cell office:value-type="float" office:value="1677.368" calcext:value-type="float">
            <text:p>1677.368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0.14549" calcext:value-type="float">
            <text:p>90.14549</text:p>
          </table:table-cell>
          <table:table-cell office:value-type="float" office:value="354.3438" calcext:value-type="float">
            <text:p>354.3438</text:p>
          </table:table-cell>
          <table:table-cell office:value-type="float" office:value="0.184264" calcext:value-type="float">
            <text:p>0.184264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034" calcext:value-type="float">
            <text:p>0.002794034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5071475" calcext:value-type="float">
            <text:p>-0.05071475</text:p>
          </table:table-cell>
          <table:table-cell office:value-type="float" office:value="370" calcext:value-type="float">
            <text:p>370</text:p>
          </table:table-cell>
          <table:table-cell office:value-type="float" office:value="184.3012" calcext:value-type="float">
            <text:p>184.3012</text:p>
          </table:table-cell>
          <table:table-cell office:value-type="float" office:value="0" calcext:value-type="float">
            <text:p>0</text:p>
          </table:table-cell>
          <table:table-cell office:value-type="float" office:value="393.5395" calcext:value-type="float">
            <text:p>393.5395</text:p>
          </table:table-cell>
          <table:table-cell office:value-type="float" office:value="1070.054" calcext:value-type="float">
            <text:p>1070.054</text:p>
          </table:table-cell>
          <table:table-cell office:value-type="float" office:value="1303.965" calcext:value-type="float">
            <text:p>1303.965</text:p>
          </table:table-cell>
          <table:table-cell office:value-type="float" office:value="1303.251" calcext:value-type="float">
            <text:p>1303.251</text:p>
          </table:table-cell>
          <table:table-cell office:value-type="float" office:value="783.4821" calcext:value-type="float">
            <text:p>783.4821</text:p>
          </table:table-cell>
          <table:table-cell office:value-type="float" office:value="1087.804" calcext:value-type="float">
            <text:p>1087.804</text:p>
          </table:table-cell>
          <table:table-cell office:value-type="float" office:value="418.9194" calcext:value-type="float">
            <text:p>418.9194</text:p>
          </table:table-cell>
          <table:table-cell office:value-type="float" office:value="1866.225" calcext:value-type="float">
            <text:p>1866.225</text:p>
          </table:table-cell>
          <table:table-cell office:value-type="float" office:value="2098.725" calcext:value-type="float">
            <text:p>2098.725</text:p>
          </table:table-cell>
          <table:table-cell office:value-type="float" office:value="1674.612" calcext:value-type="float">
            <text:p>1674.612</text:p>
          </table:table-cell>
          <table:table-cell office:value-type="float" office:value="586.104" calcext:value-type="float">
            <text:p>586.104</text:p>
          </table:table-cell>
          <table:table-cell office:value-type="float" office:value="575.481" calcext:value-type="float">
            <text:p>575.481</text:p>
          </table:table-cell>
          <table:table-cell office:value-type="float" office:value="142.8196" calcext:value-type="float">
            <text:p>142.8196</text:p>
          </table:table-cell>
          <table:table-cell office:value-type="float" office:value="35.697" calcext:value-type="float">
            <text:p>35.697</text:p>
          </table:table-cell>
          <table:table-cell office:value-type="float" office:value="0" calcext:value-type="float">
            <text:p>0</text:p>
          </table:table-cell>
          <table:table-cell office:value-type="float" office:value="-0.01743825" calcext:value-type="float">
            <text:p>-0.01743825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50.6468" calcext:value-type="float">
            <text:p>-450.6468</text:p>
          </table:table-cell>
          <table:table-cell office:value-type="float" office:value="0" calcext:value-type="float">
            <text:p>0</text:p>
          </table:table-cell>
          <table:table-cell office:value-type="float" office:value="9.681811" calcext:value-type="float">
            <text:p>9.681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2" calcext:value-type="float">
            <text:p>13102002</text:p>
          </table:table-cell>
          <table:table-cell office:value-type="float" office:value="563.1455" calcext:value-type="float">
            <text:p>563.1455</text:p>
          </table:table-cell>
          <table:table-cell office:value-type="float" office:value="13130.19" calcext:value-type="float">
            <text:p>13130.19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25.8979" calcext:value-type="float">
            <text:p>-625.8979</text:p>
          </table:table-cell>
          <table:table-cell office:value-type="float" office:value="1682.83" calcext:value-type="float">
            <text:p>1682.83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0.66982" calcext:value-type="float">
            <text:p>90.66982</text:p>
          </table:table-cell>
          <table:table-cell office:value-type="float" office:value="353.0814" calcext:value-type="float">
            <text:p>353.0814</text:p>
          </table:table-cell>
          <table:table-cell office:value-type="float" office:value="0.1847292" calcext:value-type="float">
            <text:p>0.1847292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034" calcext:value-type="float">
            <text:p>0.002794034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5071475" calcext:value-type="float">
            <text:p>-0.05071475</text:p>
          </table:table-cell>
          <table:table-cell office:value-type="float" office:value="370" calcext:value-type="float">
            <text:p>370</text:p>
          </table:table-cell>
          <table:table-cell office:value-type="float" office:value="182.4127" calcext:value-type="float">
            <text:p>182.4127</text:p>
          </table:table-cell>
          <table:table-cell office:value-type="float" office:value="0" calcext:value-type="float">
            <text:p>0</text:p>
          </table:table-cell>
          <table:table-cell office:value-type="float" office:value="393.8746" calcext:value-type="float">
            <text:p>393.8746</text:p>
          </table:table-cell>
          <table:table-cell office:value-type="float" office:value="1069.884" calcext:value-type="float">
            <text:p>1069.884</text:p>
          </table:table-cell>
          <table:table-cell office:value-type="float" office:value="1303.812" calcext:value-type="float">
            <text:p>1303.812</text:p>
          </table:table-cell>
          <table:table-cell office:value-type="float" office:value="1303.126" calcext:value-type="float">
            <text:p>1303.126</text:p>
          </table:table-cell>
          <table:table-cell office:value-type="float" office:value="783.3841" calcext:value-type="float">
            <text:p>783.3841</text:p>
          </table:table-cell>
          <table:table-cell office:value-type="float" office:value="1087.745" calcext:value-type="float">
            <text:p>1087.745</text:p>
          </table:table-cell>
          <table:table-cell office:value-type="float" office:value="418.8976" calcext:value-type="float">
            <text:p>418.8976</text:p>
          </table:table-cell>
          <table:table-cell office:value-type="float" office:value="1866.176" calcext:value-type="float">
            <text:p>1866.176</text:p>
          </table:table-cell>
          <table:table-cell office:value-type="float" office:value="2098.684" calcext:value-type="float">
            <text:p>2098.684</text:p>
          </table:table-cell>
          <table:table-cell office:value-type="float" office:value="1674.581" calcext:value-type="float">
            <text:p>1674.581</text:p>
          </table:table-cell>
          <table:table-cell office:value-type="float" office:value="586.0962" calcext:value-type="float">
            <text:p>586.0962</text:p>
          </table:table-cell>
          <table:table-cell office:value-type="float" office:value="575.4736" calcext:value-type="float">
            <text:p>575.4736</text:p>
          </table:table-cell>
          <table:table-cell office:value-type="float" office:value="142.8196" calcext:value-type="float">
            <text:p>142.8196</text:p>
          </table:table-cell>
          <table:table-cell office:value-type="float" office:value="35.69699" calcext:value-type="float">
            <text:p>35.69699</text:p>
          </table:table-cell>
          <table:table-cell office:value-type="float" office:value="0" calcext:value-type="float">
            <text:p>0</text:p>
          </table:table-cell>
          <table:table-cell office:value-type="float" office:value="-0.01744095" calcext:value-type="float">
            <text:p>-0.01744095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52.278" calcext:value-type="float">
            <text:p>-452.278</text:p>
          </table:table-cell>
          <table:table-cell office:value-type="float" office:value="0" calcext:value-type="float">
            <text:p>0</text:p>
          </table:table-cell>
          <table:table-cell office:value-type="float" office:value="9.426059" calcext:value-type="float">
            <text:p>9.426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2" calcext:value-type="float">
            <text:p>14102002</text:p>
          </table:table-cell>
          <table:table-cell office:value-type="float" office:value="561.3135" calcext:value-type="float">
            <text:p>561.3135</text:p>
          </table:table-cell>
          <table:table-cell office:value-type="float" office:value="13130.23" calcext:value-type="float">
            <text:p>13130.23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27.8445" calcext:value-type="float">
            <text:p>-627.8445</text:p>
          </table:table-cell>
          <table:table-cell office:value-type="float" office:value="1689.023" calcext:value-type="float">
            <text:p>1689.023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1.18909" calcext:value-type="float">
            <text:p>91.18909</text:p>
          </table:table-cell>
          <table:table-cell office:value-type="float" office:value="351.7524" calcext:value-type="float">
            <text:p>351.7524</text:p>
          </table:table-cell>
          <table:table-cell office:value-type="float" office:value="0.1852366" calcext:value-type="float">
            <text:p>0.1852366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034" calcext:value-type="float">
            <text:p>0.002794034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5071475" calcext:value-type="float">
            <text:p>-0.05071475</text:p>
          </table:table-cell>
          <table:table-cell office:value-type="float" office:value="370" calcext:value-type="float">
            <text:p>370</text:p>
          </table:table-cell>
          <table:table-cell office:value-type="float" office:value="180.4666" calcext:value-type="float">
            <text:p>180.4666</text:p>
          </table:table-cell>
          <table:table-cell office:value-type="float" office:value="0" calcext:value-type="float">
            <text:p>0</text:p>
          </table:table-cell>
          <table:table-cell office:value-type="float" office:value="394.2158" calcext:value-type="float">
            <text:p>394.2158</text:p>
          </table:table-cell>
          <table:table-cell office:value-type="float" office:value="1069.694" calcext:value-type="float">
            <text:p>1069.694</text:p>
          </table:table-cell>
          <table:table-cell office:value-type="float" office:value="1303.645" calcext:value-type="float">
            <text:p>1303.645</text:p>
          </table:table-cell>
          <table:table-cell office:value-type="float" office:value="1302.996" calcext:value-type="float">
            <text:p>1302.996</text:p>
          </table:table-cell>
          <table:table-cell office:value-type="float" office:value="783.2847" calcext:value-type="float">
            <text:p>783.2847</text:p>
          </table:table-cell>
          <table:table-cell office:value-type="float" office:value="1087.688" calcext:value-type="float">
            <text:p>1087.688</text:p>
          </table:table-cell>
          <table:table-cell office:value-type="float" office:value="418.876" calcext:value-type="float">
            <text:p>418.876</text:p>
          </table:table-cell>
          <table:table-cell office:value-type="float" office:value="1866.127" calcext:value-type="float">
            <text:p>1866.127</text:p>
          </table:table-cell>
          <table:table-cell office:value-type="float" office:value="2098.643" calcext:value-type="float">
            <text:p>2098.643</text:p>
          </table:table-cell>
          <table:table-cell office:value-type="float" office:value="1674.551" calcext:value-type="float">
            <text:p>1674.551</text:p>
          </table:table-cell>
          <table:table-cell office:value-type="float" office:value="586.0884" calcext:value-type="float">
            <text:p>586.0884</text:p>
          </table:table-cell>
          <table:table-cell office:value-type="float" office:value="575.4661" calcext:value-type="float">
            <text:p>575.4661</text:p>
          </table:table-cell>
          <table:table-cell office:value-type="float" office:value="142.8195" calcext:value-type="float">
            <text:p>142.8195</text:p>
          </table:table-cell>
          <table:table-cell office:value-type="float" office:value="35.69698" calcext:value-type="float">
            <text:p>35.69698</text:p>
          </table:table-cell>
          <table:table-cell office:value-type="float" office:value="0" calcext:value-type="float">
            <text:p>0</text:p>
          </table:table-cell>
          <table:table-cell office:value-type="float" office:value="-0.01744387" calcext:value-type="float">
            <text:p>-0.01744387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54.0071" calcext:value-type="float">
            <text:p>-454.0071</text:p>
          </table:table-cell>
          <table:table-cell office:value-type="float" office:value="0" calcext:value-type="float">
            <text:p>0</text:p>
          </table:table-cell>
          <table:table-cell office:value-type="float" office:value="9.20959" calcext:value-type="float">
            <text:p>9.20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2" calcext:value-type="float">
            <text:p>15102002</text:p>
          </table:table-cell>
          <table:table-cell office:value-type="float" office:value="559.9099" calcext:value-type="float">
            <text:p>559.9099</text:p>
          </table:table-cell>
          <table:table-cell office:value-type="float" office:value="13130.17" calcext:value-type="float">
            <text:p>13130.17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29.4596" calcext:value-type="float">
            <text:p>-629.4596</text:p>
          </table:table-cell>
          <table:table-cell office:value-type="float" office:value="1694.459" calcext:value-type="float">
            <text:p>1694.459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1.49744" calcext:value-type="float">
            <text:p>91.49744</text:p>
          </table:table-cell>
          <table:table-cell office:value-type="float" office:value="350.8348" calcext:value-type="float">
            <text:p>350.8348</text:p>
          </table:table-cell>
          <table:table-cell office:value-type="float" office:value="0.1857788" calcext:value-type="float">
            <text:p>0.1857788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034" calcext:value-type="float">
            <text:p>0.002794034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5071475" calcext:value-type="float">
            <text:p>-0.05071475</text:p>
          </table:table-cell>
          <table:table-cell office:value-type="float" office:value="370" calcext:value-type="float">
            <text:p>370</text:p>
          </table:table-cell>
          <table:table-cell office:value-type="float" office:value="178.8521" calcext:value-type="float">
            <text:p>178.8521</text:p>
          </table:table-cell>
          <table:table-cell office:value-type="float" office:value="0" calcext:value-type="float">
            <text:p>0</text:p>
          </table:table-cell>
          <table:table-cell office:value-type="float" office:value="394.4513" calcext:value-type="float">
            <text:p>394.4513</text:p>
          </table:table-cell>
          <table:table-cell office:value-type="float" office:value="1069.517" calcext:value-type="float">
            <text:p>1069.517</text:p>
          </table:table-cell>
          <table:table-cell office:value-type="float" office:value="1303.485" calcext:value-type="float">
            <text:p>1303.485</text:p>
          </table:table-cell>
          <table:table-cell office:value-type="float" office:value="1302.863" calcext:value-type="float">
            <text:p>1302.863</text:p>
          </table:table-cell>
          <table:table-cell office:value-type="float" office:value="783.1863" calcext:value-type="float">
            <text:p>783.1863</text:p>
          </table:table-cell>
          <table:table-cell office:value-type="float" office:value="1087.63" calcext:value-type="float">
            <text:p>1087.63</text:p>
          </table:table-cell>
          <table:table-cell office:value-type="float" office:value="418.8543" calcext:value-type="float">
            <text:p>418.8543</text:p>
          </table:table-cell>
          <table:table-cell office:value-type="float" office:value="1866.078" calcext:value-type="float">
            <text:p>1866.078</text:p>
          </table:table-cell>
          <table:table-cell office:value-type="float" office:value="2098.602" calcext:value-type="float">
            <text:p>2098.602</text:p>
          </table:table-cell>
          <table:table-cell office:value-type="float" office:value="1674.521" calcext:value-type="float">
            <text:p>1674.521</text:p>
          </table:table-cell>
          <table:table-cell office:value-type="float" office:value="586.0807" calcext:value-type="float">
            <text:p>586.0807</text:p>
          </table:table-cell>
          <table:table-cell office:value-type="float" office:value="575.4587" calcext:value-type="float">
            <text:p>575.4587</text:p>
          </table:table-cell>
          <table:table-cell office:value-type="float" office:value="142.8195" calcext:value-type="float">
            <text:p>142.8195</text:p>
          </table:table-cell>
          <table:table-cell office:value-type="float" office:value="35.69696" calcext:value-type="float">
            <text:p>35.69696</text:p>
          </table:table-cell>
          <table:table-cell office:value-type="float" office:value="0" calcext:value-type="float">
            <text:p>0</text:p>
          </table:table-cell>
          <table:table-cell office:value-type="float" office:value="-0.01744585" calcext:value-type="float">
            <text:p>-0.01744585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55.4146" calcext:value-type="float">
            <text:p>-455.4146</text:p>
          </table:table-cell>
          <table:table-cell office:value-type="float" office:value="0" calcext:value-type="float">
            <text:p>0</text:p>
          </table:table-cell>
          <table:table-cell office:value-type="float" office:value="9.002003" calcext:value-type="float">
            <text:p>9.00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2" calcext:value-type="float">
            <text:p>16102002</text:p>
          </table:table-cell>
          <table:table-cell office:value-type="float" office:value="559.0803" calcext:value-type="float">
            <text:p>559.0803</text:p>
          </table:table-cell>
          <table:table-cell office:value-type="float" office:value="13130.01" calcext:value-type="float">
            <text:p>13130.01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30.5469" calcext:value-type="float">
            <text:p>-630.5469</text:p>
          </table:table-cell>
          <table:table-cell office:value-type="float" office:value="1696.425" calcext:value-type="float">
            <text:p>1696.425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1.65009" calcext:value-type="float">
            <text:p>91.65009</text:p>
          </table:table-cell>
          <table:table-cell office:value-type="float" office:value="350.3637" calcext:value-type="float">
            <text:p>350.3637</text:p>
          </table:table-cell>
          <table:table-cell office:value-type="float" office:value="0.1862506" calcext:value-type="float">
            <text:p>0.1862506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061" calcext:value-type="float">
            <text:p>0.002794061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5071475" calcext:value-type="float">
            <text:p>-0.05071475</text:p>
          </table:table-cell>
          <table:table-cell office:value-type="float" office:value="370" calcext:value-type="float">
            <text:p>370</text:p>
          </table:table-cell>
          <table:table-cell office:value-type="float" office:value="177.7652" calcext:value-type="float">
            <text:p>177.7652</text:p>
          </table:table-cell>
          <table:table-cell office:value-type="float" office:value="0" calcext:value-type="float">
            <text:p>0</text:p>
          </table:table-cell>
          <table:table-cell office:value-type="float" office:value="394.5886" calcext:value-type="float">
            <text:p>394.5886</text:p>
          </table:table-cell>
          <table:table-cell office:value-type="float" office:value="1069.398" calcext:value-type="float">
            <text:p>1069.398</text:p>
          </table:table-cell>
          <table:table-cell office:value-type="float" office:value="1303.366" calcext:value-type="float">
            <text:p>1303.366</text:p>
          </table:table-cell>
          <table:table-cell office:value-type="float" office:value="1302.755" calcext:value-type="float">
            <text:p>1302.755</text:p>
          </table:table-cell>
          <table:table-cell office:value-type="float" office:value="783.0927" calcext:value-type="float">
            <text:p>783.0927</text:p>
          </table:table-cell>
          <table:table-cell office:value-type="float" office:value="1087.574" calcext:value-type="float">
            <text:p>1087.574</text:p>
          </table:table-cell>
          <table:table-cell office:value-type="float" office:value="418.833" calcext:value-type="float">
            <text:p>418.833</text:p>
          </table:table-cell>
          <table:table-cell office:value-type="float" office:value="1866.029" calcext:value-type="float">
            <text:p>1866.029</text:p>
          </table:table-cell>
          <table:table-cell office:value-type="float" office:value="2098.561" calcext:value-type="float">
            <text:p>2098.561</text:p>
          </table:table-cell>
          <table:table-cell office:value-type="float" office:value="1674.49" calcext:value-type="float">
            <text:p>1674.49</text:p>
          </table:table-cell>
          <table:table-cell office:value-type="float" office:value="586.073" calcext:value-type="float">
            <text:p>586.073</text:p>
          </table:table-cell>
          <table:table-cell office:value-type="float" office:value="575.4513" calcext:value-type="float">
            <text:p>575.4513</text:p>
          </table:table-cell>
          <table:table-cell office:value-type="float" office:value="142.8195" calcext:value-type="float">
            <text:p>142.8195</text:p>
          </table:table-cell>
          <table:table-cell office:value-type="float" office:value="35.69695" calcext:value-type="float">
            <text:p>35.69695</text:p>
          </table:table-cell>
          <table:table-cell office:value-type="float" office:value="0" calcext:value-type="float">
            <text:p>0</text:p>
          </table:table-cell>
          <table:table-cell office:value-type="float" office:value="-0.01744722" calcext:value-type="float">
            <text:p>-0.01744722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56.3411" calcext:value-type="float">
            <text:p>-456.3411</text:p>
          </table:table-cell>
          <table:table-cell office:value-type="float" office:value="0" calcext:value-type="float">
            <text:p>0</text:p>
          </table:table-cell>
          <table:table-cell office:value-type="float" office:value="8.84266" calcext:value-type="float">
            <text:p>8.84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2" calcext:value-type="float">
            <text:p>17102002</text:p>
          </table:table-cell>
          <table:table-cell office:value-type="float" office:value="557.0153" calcext:value-type="float">
            <text:p>557.0153</text:p>
          </table:table-cell>
          <table:table-cell office:value-type="float" office:value="13130.1" calcext:value-type="float">
            <text:p>13130.1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32.6221" calcext:value-type="float">
            <text:p>-632.6221</text:p>
          </table:table-cell>
          <table:table-cell office:value-type="float" office:value="1702.294" calcext:value-type="float">
            <text:p>1702.294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2.54884" calcext:value-type="float">
            <text:p>92.54884</text:p>
          </table:table-cell>
          <table:table-cell office:value-type="float" office:value="348.7232" calcext:value-type="float">
            <text:p>348.7232</text:p>
          </table:table-cell>
          <table:table-cell office:value-type="float" office:value="0.1867608" calcext:value-type="float">
            <text:p>0.1867608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061" calcext:value-type="float">
            <text:p>0.002794061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5071475" calcext:value-type="float">
            <text:p>-0.05071475</text:p>
          </table:table-cell>
          <table:table-cell office:value-type="float" office:value="370" calcext:value-type="float">
            <text:p>370</text:p>
          </table:table-cell>
          <table:table-cell office:value-type="float" office:value="175.6906" calcext:value-type="float">
            <text:p>175.6906</text:p>
          </table:table-cell>
          <table:table-cell office:value-type="float" office:value="0" calcext:value-type="float">
            <text:p>0</text:p>
          </table:table-cell>
          <table:table-cell office:value-type="float" office:value="394.9276" calcext:value-type="float">
            <text:p>394.9276</text:p>
          </table:table-cell>
          <table:table-cell office:value-type="float" office:value="1069.249" calcext:value-type="float">
            <text:p>1069.249</text:p>
          </table:table-cell>
          <table:table-cell office:value-type="float" office:value="1303.229" calcext:value-type="float">
            <text:p>1303.229</text:p>
          </table:table-cell>
          <table:table-cell office:value-type="float" office:value="1302.656" calcext:value-type="float">
            <text:p>1302.656</text:p>
          </table:table-cell>
          <table:table-cell office:value-type="float" office:value="783.006" calcext:value-type="float">
            <text:p>783.006</text:p>
          </table:table-cell>
          <table:table-cell office:value-type="float" office:value="1087.524" calcext:value-type="float">
            <text:p>1087.524</text:p>
          </table:table-cell>
          <table:table-cell office:value-type="float" office:value="418.8153" calcext:value-type="float">
            <text:p>418.8153</text:p>
          </table:table-cell>
          <table:table-cell office:value-type="float" office:value="1865.98" calcext:value-type="float">
            <text:p>1865.98</text:p>
          </table:table-cell>
          <table:table-cell office:value-type="float" office:value="2098.521" calcext:value-type="float">
            <text:p>2098.521</text:p>
          </table:table-cell>
          <table:table-cell office:value-type="float" office:value="1674.46" calcext:value-type="float">
            <text:p>1674.46</text:p>
          </table:table-cell>
          <table:table-cell office:value-type="float" office:value="586.0652" calcext:value-type="float">
            <text:p>586.0652</text:p>
          </table:table-cell>
          <table:table-cell office:value-type="float" office:value="575.4439" calcext:value-type="float">
            <text:p>575.4439</text:p>
          </table:table-cell>
          <table:table-cell office:value-type="float" office:value="142.8194" calcext:value-type="float">
            <text:p>142.8194</text:p>
          </table:table-cell>
          <table:table-cell office:value-type="float" office:value="35.69693" calcext:value-type="float">
            <text:p>35.69693</text:p>
          </table:table-cell>
          <table:table-cell office:value-type="float" office:value="0" calcext:value-type="float">
            <text:p>0</text:p>
          </table:table-cell>
          <table:table-cell office:value-type="float" office:value="-0.01744837" calcext:value-type="float">
            <text:p>-0.01744837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58.2595" calcext:value-type="float">
            <text:p>-458.2595</text:p>
          </table:table-cell>
          <table:table-cell office:value-type="float" office:value="0" calcext:value-type="float">
            <text:p>0</text:p>
          </table:table-cell>
          <table:table-cell office:value-type="float" office:value="8.684751" calcext:value-type="float">
            <text:p>8.684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2" calcext:value-type="float">
            <text:p>18102002</text:p>
          </table:table-cell>
          <table:table-cell office:value-type="float" office:value="554.6806" calcext:value-type="float">
            <text:p>554.6806</text:p>
          </table:table-cell>
          <table:table-cell office:value-type="float" office:value="13130.22" calcext:value-type="float">
            <text:p>13130.22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34.921" calcext:value-type="float">
            <text:p>-634.921</text:p>
          </table:table-cell>
          <table:table-cell office:value-type="float" office:value="1709.586" calcext:value-type="float">
            <text:p>1709.586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3.39876" calcext:value-type="float">
            <text:p>93.39876</text:p>
          </table:table-cell>
          <table:table-cell office:value-type="float" office:value="346.9323" calcext:value-type="float">
            <text:p>346.9323</text:p>
          </table:table-cell>
          <table:table-cell office:value-type="float" office:value="0.1873206" calcext:value-type="float">
            <text:p>0.1873206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061" calcext:value-type="float">
            <text:p>0.002794061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5071475" calcext:value-type="float">
            <text:p>-0.05071475</text:p>
          </table:table-cell>
          <table:table-cell office:value-type="float" office:value="370" calcext:value-type="float">
            <text:p>370</text:p>
          </table:table-cell>
          <table:table-cell office:value-type="float" office:value="173.3923" calcext:value-type="float">
            <text:p>173.3923</text:p>
          </table:table-cell>
          <table:table-cell office:value-type="float" office:value="0" calcext:value-type="float">
            <text:p>0</text:p>
          </table:table-cell>
          <table:table-cell office:value-type="float" office:value="395.3159" calcext:value-type="float">
            <text:p>395.3159</text:p>
          </table:table-cell>
          <table:table-cell office:value-type="float" office:value="1069.043" calcext:value-type="float">
            <text:p>1069.043</text:p>
          </table:table-cell>
          <table:table-cell office:value-type="float" office:value="1303.059" calcext:value-type="float">
            <text:p>1303.059</text:p>
          </table:table-cell>
          <table:table-cell office:value-type="float" office:value="1302.526" calcext:value-type="float">
            <text:p>1302.526</text:p>
          </table:table-cell>
          <table:table-cell office:value-type="float" office:value="782.9041" calcext:value-type="float">
            <text:p>782.9041</text:p>
          </table:table-cell>
          <table:table-cell office:value-type="float" office:value="1087.469" calcext:value-type="float">
            <text:p>1087.469</text:p>
          </table:table-cell>
          <table:table-cell office:value-type="float" office:value="418.7953" calcext:value-type="float">
            <text:p>418.7953</text:p>
          </table:table-cell>
          <table:table-cell office:value-type="float" office:value="1865.932" calcext:value-type="float">
            <text:p>1865.932</text:p>
          </table:table-cell>
          <table:table-cell office:value-type="float" office:value="2098.48" calcext:value-type="float">
            <text:p>2098.48</text:p>
          </table:table-cell>
          <table:table-cell office:value-type="float" office:value="1674.43" calcext:value-type="float">
            <text:p>1674.43</text:p>
          </table:table-cell>
          <table:table-cell office:value-type="float" office:value="586.0576" calcext:value-type="float">
            <text:p>586.0576</text:p>
          </table:table-cell>
          <table:table-cell office:value-type="float" office:value="575.4365" calcext:value-type="float">
            <text:p>575.4365</text:p>
          </table:table-cell>
          <table:table-cell office:value-type="float" office:value="142.8194" calcext:value-type="float">
            <text:p>142.8194</text:p>
          </table:table-cell>
          <table:table-cell office:value-type="float" office:value="35.69692" calcext:value-type="float">
            <text:p>35.69692</text:p>
          </table:table-cell>
          <table:table-cell office:value-type="float" office:value="0" calcext:value-type="float">
            <text:p>0</text:p>
          </table:table-cell>
          <table:table-cell office:value-type="float" office:value="-0.01745094" calcext:value-type="float">
            <text:p>-0.01745094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60.4175" calcext:value-type="float">
            <text:p>-460.4175</text:p>
          </table:table-cell>
          <table:table-cell office:value-type="float" office:value="0" calcext:value-type="float">
            <text:p>0</text:p>
          </table:table-cell>
          <table:table-cell office:value-type="float" office:value="8.541658" calcext:value-type="float">
            <text:p>8.54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2" calcext:value-type="float">
            <text:p>19102002</text:p>
          </table:table-cell>
          <table:table-cell office:value-type="float" office:value="553.5461" calcext:value-type="float">
            <text:p>553.5461</text:p>
          </table:table-cell>
          <table:table-cell office:value-type="float" office:value="13130.09" calcext:value-type="float">
            <text:p>13130.09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36.3455" calcext:value-type="float">
            <text:p>-636.3455</text:p>
          </table:table-cell>
          <table:table-cell office:value-type="float" office:value="1715.216" calcext:value-type="float">
            <text:p>1715.216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3.57363" calcext:value-type="float">
            <text:p>93.57363</text:p>
          </table:table-cell>
          <table:table-cell office:value-type="float" office:value="346.3017" calcext:value-type="float">
            <text:p>346.3017</text:p>
          </table:table-cell>
          <table:table-cell office:value-type="float" office:value="0.1879126" calcext:value-type="float">
            <text:p>0.1879126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061" calcext:value-type="float">
            <text:p>0.002794061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5279139" calcext:value-type="float">
            <text:p>-0.05279139</text:p>
          </table:table-cell>
          <table:table-cell office:value-type="float" office:value="370" calcext:value-type="float">
            <text:p>370</text:p>
          </table:table-cell>
          <table:table-cell office:value-type="float" office:value="171.9705" calcext:value-type="float">
            <text:p>171.9705</text:p>
          </table:table-cell>
          <table:table-cell office:value-type="float" office:value="0" calcext:value-type="float">
            <text:p>0</text:p>
          </table:table-cell>
          <table:table-cell office:value-type="float" office:value="395.4767" calcext:value-type="float">
            <text:p>395.4767</text:p>
          </table:table-cell>
          <table:table-cell office:value-type="float" office:value="1068.864" calcext:value-type="float">
            <text:p>1068.864</text:p>
          </table:table-cell>
          <table:table-cell office:value-type="float" office:value="1302.895" calcext:value-type="float">
            <text:p>1302.895</text:p>
          </table:table-cell>
          <table:table-cell office:value-type="float" office:value="1302.396" calcext:value-type="float">
            <text:p>1302.396</text:p>
          </table:table-cell>
          <table:table-cell office:value-type="float" office:value="782.7994" calcext:value-type="float">
            <text:p>782.7994</text:p>
          </table:table-cell>
          <table:table-cell office:value-type="float" office:value="1087.412" calcext:value-type="float">
            <text:p>1087.412</text:p>
          </table:table-cell>
          <table:table-cell office:value-type="float" office:value="418.7736" calcext:value-type="float">
            <text:p>418.7736</text:p>
          </table:table-cell>
          <table:table-cell office:value-type="float" office:value="1865.884" calcext:value-type="float">
            <text:p>1865.884</text:p>
          </table:table-cell>
          <table:table-cell office:value-type="float" office:value="2098.439" calcext:value-type="float">
            <text:p>2098.439</text:p>
          </table:table-cell>
          <table:table-cell office:value-type="float" office:value="1674.4" calcext:value-type="float">
            <text:p>1674.4</text:p>
          </table:table-cell>
          <table:table-cell office:value-type="float" office:value="586.0499" calcext:value-type="float">
            <text:p>586.0499</text:p>
          </table:table-cell>
          <table:table-cell office:value-type="float" office:value="575.4291" calcext:value-type="float">
            <text:p>575.4291</text:p>
          </table:table-cell>
          <table:table-cell office:value-type="float" office:value="142.8194" calcext:value-type="float">
            <text:p>142.8194</text:p>
          </table:table-cell>
          <table:table-cell office:value-type="float" office:value="35.69691" calcext:value-type="float">
            <text:p>35.69691</text:p>
          </table:table-cell>
          <table:table-cell office:value-type="float" office:value="0" calcext:value-type="float">
            <text:p>0</text:p>
          </table:table-cell>
          <table:table-cell office:value-type="float" office:value="-0.01745252" calcext:value-type="float">
            <text:p>-0.01745252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61.615" calcext:value-type="float">
            <text:p>-461.615</text:p>
          </table:table-cell>
          <table:table-cell office:value-type="float" office:value="0" calcext:value-type="float">
            <text:p>0</text:p>
          </table:table-cell>
          <table:table-cell office:value-type="float" office:value="8.313156" calcext:value-type="float">
            <text:p>8.313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2" calcext:value-type="float">
            <text:p>20102002</text:p>
          </table:table-cell>
          <table:table-cell office:value-type="float" office:value="552.6369" calcext:value-type="float">
            <text:p>552.6369</text:p>
          </table:table-cell>
          <table:table-cell office:value-type="float" office:value="13129.98" calcext:value-type="float">
            <text:p>13129.98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37.447" calcext:value-type="float">
            <text:p>-637.447</text:p>
          </table:table-cell>
          <table:table-cell office:value-type="float" office:value="1717.149" calcext:value-type="float">
            <text:p>1717.149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2.9924" calcext:value-type="float">
            <text:p>92.9924</text:p>
          </table:table-cell>
          <table:table-cell office:value-type="float" office:value="345.8907" calcext:value-type="float">
            <text:p>345.8907</text:p>
          </table:table-cell>
          <table:table-cell office:value-type="float" office:value="0.1884856" calcext:value-type="float">
            <text:p>0.1884856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061" calcext:value-type="float">
            <text:p>0.002794061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55113" calcext:value-type="float">
            <text:p>-0.055113</text:p>
          </table:table-cell>
          <table:table-cell office:value-type="float" office:value="370" calcext:value-type="float">
            <text:p>370</text:p>
          </table:table-cell>
          <table:table-cell office:value-type="float" office:value="170.8719" calcext:value-type="float">
            <text:p>170.8719</text:p>
          </table:table-cell>
          <table:table-cell office:value-type="float" office:value="0" calcext:value-type="float">
            <text:p>0</text:p>
          </table:table-cell>
          <table:table-cell office:value-type="float" office:value="395.6542" calcext:value-type="float">
            <text:p>395.6542</text:p>
          </table:table-cell>
          <table:table-cell office:value-type="float" office:value="1068.681" calcext:value-type="float">
            <text:p>1068.681</text:p>
          </table:table-cell>
          <table:table-cell office:value-type="float" office:value="1302.734" calcext:value-type="float">
            <text:p>1302.734</text:p>
          </table:table-cell>
          <table:table-cell office:value-type="float" office:value="1302.271" calcext:value-type="float">
            <text:p>1302.271</text:p>
          </table:table-cell>
          <table:table-cell office:value-type="float" office:value="782.6967" calcext:value-type="float">
            <text:p>782.6967</text:p>
          </table:table-cell>
          <table:table-cell office:value-type="float" office:value="1087.356" calcext:value-type="float">
            <text:p>1087.356</text:p>
          </table:table-cell>
          <table:table-cell office:value-type="float" office:value="418.753" calcext:value-type="float">
            <text:p>418.753</text:p>
          </table:table-cell>
          <table:table-cell office:value-type="float" office:value="1865.835" calcext:value-type="float">
            <text:p>1865.835</text:p>
          </table:table-cell>
          <table:table-cell office:value-type="float" office:value="2098.398" calcext:value-type="float">
            <text:p>2098.398</text:p>
          </table:table-cell>
          <table:table-cell office:value-type="float" office:value="1674.37" calcext:value-type="float">
            <text:p>1674.37</text:p>
          </table:table-cell>
          <table:table-cell office:value-type="float" office:value="586.0423" calcext:value-type="float">
            <text:p>586.0423</text:p>
          </table:table-cell>
          <table:table-cell office:value-type="float" office:value="575.4218" calcext:value-type="float">
            <text:p>575.4218</text:p>
          </table:table-cell>
          <table:table-cell office:value-type="float" office:value="142.8193" calcext:value-type="float">
            <text:p>142.8193</text:p>
          </table:table-cell>
          <table:table-cell office:value-type="float" office:value="35.69694" calcext:value-type="float">
            <text:p>35.69694</text:p>
          </table:table-cell>
          <table:table-cell office:value-type="float" office:value="0" calcext:value-type="float">
            <text:p>0</text:p>
          </table:table-cell>
          <table:table-cell office:value-type="float" office:value="-0.01745916" calcext:value-type="float">
            <text:p>-0.01745916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62.5677" calcext:value-type="float">
            <text:p>-462.5677</text:p>
          </table:table-cell>
          <table:table-cell office:value-type="float" office:value="0" calcext:value-type="float">
            <text:p>0</text:p>
          </table:table-cell>
          <table:table-cell office:value-type="float" office:value="8.161951" calcext:value-type="float">
            <text:p>8.161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2" calcext:value-type="float">
            <text:p>21102002</text:p>
          </table:table-cell>
          <table:table-cell office:value-type="float" office:value="551.9014" calcext:value-type="float">
            <text:p>551.9014</text:p>
          </table:table-cell>
          <table:table-cell office:value-type="float" office:value="13129.79" calcext:value-type="float">
            <text:p>13129.79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38.4645" calcext:value-type="float">
            <text:p>-638.4645</text:p>
          </table:table-cell>
          <table:table-cell office:value-type="float" office:value="1720.48" calcext:value-type="float">
            <text:p>1720.48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2.80389" calcext:value-type="float">
            <text:p>92.80389</text:p>
          </table:table-cell>
          <table:table-cell office:value-type="float" office:value="345.6689" calcext:value-type="float">
            <text:p>345.6689</text:p>
          </table:table-cell>
          <table:table-cell office:value-type="float" office:value="0.1890806" calcext:value-type="float">
            <text:p>0.1890806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061" calcext:value-type="float">
            <text:p>0.002794061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5698203" calcext:value-type="float">
            <text:p>-0.05698203</text:p>
          </table:table-cell>
          <table:table-cell office:value-type="float" office:value="370" calcext:value-type="float">
            <text:p>370</text:p>
          </table:table-cell>
          <table:table-cell office:value-type="float" office:value="169.8567" calcext:value-type="float">
            <text:p>169.8567</text:p>
          </table:table-cell>
          <table:table-cell office:value-type="float" office:value="0" calcext:value-type="float">
            <text:p>0</text:p>
          </table:table-cell>
          <table:table-cell office:value-type="float" office:value="395.7551" calcext:value-type="float">
            <text:p>395.7551</text:p>
          </table:table-cell>
          <table:table-cell office:value-type="float" office:value="1068.498" calcext:value-type="float">
            <text:p>1068.498</text:p>
          </table:table-cell>
          <table:table-cell office:value-type="float" office:value="1302.569" calcext:value-type="float">
            <text:p>1302.569</text:p>
          </table:table-cell>
          <table:table-cell office:value-type="float" office:value="1302.137" calcext:value-type="float">
            <text:p>1302.137</text:p>
          </table:table-cell>
          <table:table-cell office:value-type="float" office:value="782.5887" calcext:value-type="float">
            <text:p>782.5887</text:p>
          </table:table-cell>
          <table:table-cell office:value-type="float" office:value="1087.299" calcext:value-type="float">
            <text:p>1087.299</text:p>
          </table:table-cell>
          <table:table-cell office:value-type="float" office:value="418.7311" calcext:value-type="float">
            <text:p>418.7311</text:p>
          </table:table-cell>
          <table:table-cell office:value-type="float" office:value="1865.786" calcext:value-type="float">
            <text:p>1865.786</text:p>
          </table:table-cell>
          <table:table-cell office:value-type="float" office:value="2098.358" calcext:value-type="float">
            <text:p>2098.358</text:p>
          </table:table-cell>
          <table:table-cell office:value-type="float" office:value="1674.34" calcext:value-type="float">
            <text:p>1674.34</text:p>
          </table:table-cell>
          <table:table-cell office:value-type="float" office:value="586.0347" calcext:value-type="float">
            <text:p>586.0347</text:p>
          </table:table-cell>
          <table:table-cell office:value-type="float" office:value="575.4144" calcext:value-type="float">
            <text:p>575.4144</text:p>
          </table:table-cell>
          <table:table-cell office:value-type="float" office:value="142.8192" calcext:value-type="float">
            <text:p>142.8192</text:p>
          </table:table-cell>
          <table:table-cell office:value-type="float" office:value="35.69695" calcext:value-type="float">
            <text:p>35.69695</text:p>
          </table:table-cell>
          <table:table-cell office:value-type="float" office:value="0" calcext:value-type="float">
            <text:p>0</text:p>
          </table:table-cell>
          <table:table-cell office:value-type="float" office:value="-0.01747091" calcext:value-type="float">
            <text:p>-0.01747091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63.4286" calcext:value-type="float">
            <text:p>-463.4286</text:p>
          </table:table-cell>
          <table:table-cell office:value-type="float" office:value="0" calcext:value-type="float">
            <text:p>0</text:p>
          </table:table-cell>
          <table:table-cell office:value-type="float" office:value="8.003444" calcext:value-type="float">
            <text:p>8.003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2" calcext:value-type="float">
            <text:p>22102002</text:p>
          </table:table-cell>
          <table:table-cell office:value-type="float" office:value="551.374" calcext:value-type="float">
            <text:p>551.374</text:p>
          </table:table-cell>
          <table:table-cell office:value-type="float" office:value="13129.59" calcext:value-type="float">
            <text:p>13129.59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39.2751" calcext:value-type="float">
            <text:p>-639.2751</text:p>
          </table:table-cell>
          <table:table-cell office:value-type="float" office:value="1721.649" calcext:value-type="float">
            <text:p>1721.649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2.86295" calcext:value-type="float">
            <text:p>92.86295</text:p>
          </table:table-cell>
          <table:table-cell office:value-type="float" office:value="345.5314" calcext:value-type="float">
            <text:p>345.5314</text:p>
          </table:table-cell>
          <table:table-cell office:value-type="float" office:value="0.1897197" calcext:value-type="float">
            <text:p>0.1897197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062" calcext:value-type="float">
            <text:p>0.002794062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5698203" calcext:value-type="float">
            <text:p>-0.05698203</text:p>
          </table:table-cell>
          <table:table-cell office:value-type="float" office:value="370" calcext:value-type="float">
            <text:p>370</text:p>
          </table:table-cell>
          <table:table-cell office:value-type="float" office:value="169.0468" calcext:value-type="float">
            <text:p>169.0468</text:p>
          </table:table-cell>
          <table:table-cell office:value-type="float" office:value="0" calcext:value-type="float">
            <text:p>0</text:p>
          </table:table-cell>
          <table:table-cell office:value-type="float" office:value="395.8135" calcext:value-type="float">
            <text:p>395.8135</text:p>
          </table:table-cell>
          <table:table-cell office:value-type="float" office:value="1068.379" calcext:value-type="float">
            <text:p>1068.379</text:p>
          </table:table-cell>
          <table:table-cell office:value-type="float" office:value="1302.447" calcext:value-type="float">
            <text:p>1302.447</text:p>
          </table:table-cell>
          <table:table-cell office:value-type="float" office:value="1302.028" calcext:value-type="float">
            <text:p>1302.028</text:p>
          </table:table-cell>
          <table:table-cell office:value-type="float" office:value="782.4963" calcext:value-type="float">
            <text:p>782.4963</text:p>
          </table:table-cell>
          <table:table-cell office:value-type="float" office:value="1087.245" calcext:value-type="float">
            <text:p>1087.245</text:p>
          </table:table-cell>
          <table:table-cell office:value-type="float" office:value="418.7117" calcext:value-type="float">
            <text:p>418.7117</text:p>
          </table:table-cell>
          <table:table-cell office:value-type="float" office:value="1865.737" calcext:value-type="float">
            <text:p>1865.737</text:p>
          </table:table-cell>
          <table:table-cell office:value-type="float" office:value="2098.318" calcext:value-type="float">
            <text:p>2098.318</text:p>
          </table:table-cell>
          <table:table-cell office:value-type="float" office:value="1674.31" calcext:value-type="float">
            <text:p>1674.31</text:p>
          </table:table-cell>
          <table:table-cell office:value-type="float" office:value="586.0271" calcext:value-type="float">
            <text:p>586.0271</text:p>
          </table:table-cell>
          <table:table-cell office:value-type="float" office:value="575.407" calcext:value-type="float">
            <text:p>575.407</text:p>
          </table:table-cell>
          <table:table-cell office:value-type="float" office:value="142.8192" calcext:value-type="float">
            <text:p>142.8192</text:p>
          </table:table-cell>
          <table:table-cell office:value-type="float" office:value="35.69694" calcext:value-type="float">
            <text:p>35.69694</text:p>
          </table:table-cell>
          <table:table-cell office:value-type="float" office:value="0" calcext:value-type="float">
            <text:p>0</text:p>
          </table:table-cell>
          <table:table-cell office:value-type="float" office:value="-0.01747546" calcext:value-type="float">
            <text:p>-0.01747546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64.0966" calcext:value-type="float">
            <text:p>-464.0966</text:p>
          </table:table-cell>
          <table:table-cell office:value-type="float" office:value="0" calcext:value-type="float">
            <text:p>0</text:p>
          </table:table-cell>
          <table:table-cell office:value-type="float" office:value="7.858757" calcext:value-type="float">
            <text:p>7.858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2" calcext:value-type="float">
            <text:p>23102002</text:p>
          </table:table-cell>
          <table:table-cell office:value-type="float" office:value="550.9666" calcext:value-type="float">
            <text:p>550.9666</text:p>
          </table:table-cell>
          <table:table-cell office:value-type="float" office:value="13129.42" calcext:value-type="float">
            <text:p>13129.42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39.9498" calcext:value-type="float">
            <text:p>-639.9498</text:p>
          </table:table-cell>
          <table:table-cell office:value-type="float" office:value="1723.788" calcext:value-type="float">
            <text:p>1723.788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2.89615" calcext:value-type="float">
            <text:p>92.89615</text:p>
          </table:table-cell>
          <table:table-cell office:value-type="float" office:value="345.414" calcext:value-type="float">
            <text:p>345.414</text:p>
          </table:table-cell>
          <table:table-cell office:value-type="float" office:value="0.1903749" calcext:value-type="float">
            <text:p>0.1903749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062" calcext:value-type="float">
            <text:p>0.002794062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5698203" calcext:value-type="float">
            <text:p>-0.05698203</text:p>
          </table:table-cell>
          <table:table-cell office:value-type="float" office:value="370" calcext:value-type="float">
            <text:p>370</text:p>
          </table:table-cell>
          <table:table-cell office:value-type="float" office:value="168.3727" calcext:value-type="float">
            <text:p>168.3727</text:p>
          </table:table-cell>
          <table:table-cell office:value-type="float" office:value="0" calcext:value-type="float">
            <text:p>0</text:p>
          </table:table-cell>
          <table:table-cell office:value-type="float" office:value="395.8589" calcext:value-type="float">
            <text:p>395.8589</text:p>
          </table:table-cell>
          <table:table-cell office:value-type="float" office:value="1068.304" calcext:value-type="float">
            <text:p>1068.304</text:p>
          </table:table-cell>
          <table:table-cell office:value-type="float" office:value="1302.356" calcext:value-type="float">
            <text:p>1302.356</text:p>
          </table:table-cell>
          <table:table-cell office:value-type="float" office:value="1301.953" calcext:value-type="float">
            <text:p>1301.953</text:p>
          </table:table-cell>
          <table:table-cell office:value-type="float" office:value="782.4213" calcext:value-type="float">
            <text:p>782.4213</text:p>
          </table:table-cell>
          <table:table-cell office:value-type="float" office:value="1087.203" calcext:value-type="float">
            <text:p>1087.203</text:p>
          </table:table-cell>
          <table:table-cell office:value-type="float" office:value="418.6952" calcext:value-type="float">
            <text:p>418.6952</text:p>
          </table:table-cell>
          <table:table-cell office:value-type="float" office:value="1865.689" calcext:value-type="float">
            <text:p>1865.689</text:p>
          </table:table-cell>
          <table:table-cell office:value-type="float" office:value="2098.277" calcext:value-type="float">
            <text:p>2098.277</text:p>
          </table:table-cell>
          <table:table-cell office:value-type="float" office:value="1674.281" calcext:value-type="float">
            <text:p>1674.281</text:p>
          </table:table-cell>
          <table:table-cell office:value-type="float" office:value="586.0195" calcext:value-type="float">
            <text:p>586.0195</text:p>
          </table:table-cell>
          <table:table-cell office:value-type="float" office:value="575.3996" calcext:value-type="float">
            <text:p>575.3996</text:p>
          </table:table-cell>
          <table:table-cell office:value-type="float" office:value="142.8192" calcext:value-type="float">
            <text:p>142.8192</text:p>
          </table:table-cell>
          <table:table-cell office:value-type="float" office:value="35.69693" calcext:value-type="float">
            <text:p>35.69693</text:p>
          </table:table-cell>
          <table:table-cell office:value-type="float" office:value="0" calcext:value-type="float">
            <text:p>0</text:p>
          </table:table-cell>
          <table:table-cell office:value-type="float" office:value="-0.01747564" calcext:value-type="float">
            <text:p>-0.01747564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64.6232" calcext:value-type="float">
            <text:p>-464.6232</text:p>
          </table:table-cell>
          <table:table-cell office:value-type="float" office:value="0" calcext:value-type="float">
            <text:p>0</text:p>
          </table:table-cell>
          <table:table-cell office:value-type="float" office:value="7.71598" calcext:value-type="float">
            <text:p>7.71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2" calcext:value-type="float">
            <text:p>24102002</text:p>
          </table:table-cell>
          <table:table-cell office:value-type="float" office:value="550.5389" calcext:value-type="float">
            <text:p>550.5389</text:p>
          </table:table-cell>
          <table:table-cell office:value-type="float" office:value="13129.29" calcext:value-type="float">
            <text:p>13129.29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40.5982" calcext:value-type="float">
            <text:p>-640.5982</text:p>
          </table:table-cell>
          <table:table-cell office:value-type="float" office:value="1725.566" calcext:value-type="float">
            <text:p>1725.566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2.94535" calcext:value-type="float">
            <text:p>92.94535</text:p>
          </table:table-cell>
          <table:table-cell office:value-type="float" office:value="345.2322" calcext:value-type="float">
            <text:p>345.2322</text:p>
          </table:table-cell>
          <table:table-cell office:value-type="float" office:value="0.1910349" calcext:value-type="float">
            <text:p>0.1910349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062" calcext:value-type="float">
            <text:p>0.002794062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5698203" calcext:value-type="float">
            <text:p>-0.05698203</text:p>
          </table:table-cell>
          <table:table-cell office:value-type="float" office:value="370" calcext:value-type="float">
            <text:p>370</text:p>
          </table:table-cell>
          <table:table-cell office:value-type="float" office:value="167.725" calcext:value-type="float">
            <text:p>167.725</text:p>
          </table:table-cell>
          <table:table-cell office:value-type="float" office:value="0" calcext:value-type="float">
            <text:p>0</text:p>
          </table:table-cell>
          <table:table-cell office:value-type="float" office:value="395.9142" calcext:value-type="float">
            <text:p>395.9142</text:p>
          </table:table-cell>
          <table:table-cell office:value-type="float" office:value="1068.238" calcext:value-type="float">
            <text:p>1068.238</text:p>
          </table:table-cell>
          <table:table-cell office:value-type="float" office:value="1302.279" calcext:value-type="float">
            <text:p>1302.279</text:p>
          </table:table-cell>
          <table:table-cell office:value-type="float" office:value="1301.895" calcext:value-type="float">
            <text:p>1301.895</text:p>
          </table:table-cell>
          <table:table-cell office:value-type="float" office:value="782.353" calcext:value-type="float">
            <text:p>782.353</text:p>
          </table:table-cell>
          <table:table-cell office:value-type="float" office:value="1087.168" calcext:value-type="float">
            <text:p>1087.168</text:p>
          </table:table-cell>
          <table:table-cell office:value-type="float" office:value="418.6801" calcext:value-type="float">
            <text:p>418.6801</text:p>
          </table:table-cell>
          <table:table-cell office:value-type="float" office:value="1865.656" calcext:value-type="float">
            <text:p>1865.656</text:p>
          </table:table-cell>
          <table:table-cell office:value-type="float" office:value="2098.238" calcext:value-type="float">
            <text:p>2098.238</text:p>
          </table:table-cell>
          <table:table-cell office:value-type="float" office:value="1674.251" calcext:value-type="float">
            <text:p>1674.251</text:p>
          </table:table-cell>
          <table:table-cell office:value-type="float" office:value="586.012" calcext:value-type="float">
            <text:p>586.012</text:p>
          </table:table-cell>
          <table:table-cell office:value-type="float" office:value="575.3923" calcext:value-type="float">
            <text:p>575.3923</text:p>
          </table:table-cell>
          <table:table-cell office:value-type="float" office:value="142.8191" calcext:value-type="float">
            <text:p>142.8191</text:p>
          </table:table-cell>
          <table:table-cell office:value-type="float" office:value="35.69691" calcext:value-type="float">
            <text:p>35.69691</text:p>
          </table:table-cell>
          <table:table-cell office:value-type="float" office:value="0" calcext:value-type="float">
            <text:p>0</text:p>
          </table:table-cell>
          <table:table-cell office:value-type="float" office:value="-0.01747582" calcext:value-type="float">
            <text:p>-0.01747582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65.1416" calcext:value-type="float">
            <text:p>-465.1416</text:p>
          </table:table-cell>
          <table:table-cell office:value-type="float" office:value="0" calcext:value-type="float">
            <text:p>0</text:p>
          </table:table-cell>
          <table:table-cell office:value-type="float" office:value="7.586367" calcext:value-type="float">
            <text:p>7.586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2" calcext:value-type="float">
            <text:p>25102002</text:p>
          </table:table-cell>
          <table:table-cell office:value-type="float" office:value="549.5883" calcext:value-type="float">
            <text:p>549.5883</text:p>
          </table:table-cell>
          <table:table-cell office:value-type="float" office:value="13129.23" calcext:value-type="float">
            <text:p>13129.23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41.6643" calcext:value-type="float">
            <text:p>-641.6643</text:p>
          </table:table-cell>
          <table:table-cell office:value-type="float" office:value="1728.01" calcext:value-type="float">
            <text:p>1728.01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3.33251" calcext:value-type="float">
            <text:p>93.33251</text:p>
          </table:table-cell>
          <table:table-cell office:value-type="float" office:value="344.5457" calcext:value-type="float">
            <text:p>344.5457</text:p>
          </table:table-cell>
          <table:table-cell office:value-type="float" office:value="0.1916736" calcext:value-type="float">
            <text:p>0.1916736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062" calcext:value-type="float">
            <text:p>0.002794062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5698203" calcext:value-type="float">
            <text:p>-0.05698203</text:p>
          </table:table-cell>
          <table:table-cell office:value-type="float" office:value="370" calcext:value-type="float">
            <text:p>370</text:p>
          </table:table-cell>
          <table:table-cell office:value-type="float" office:value="166.6596" calcext:value-type="float">
            <text:p>166.6596</text:p>
          </table:table-cell>
          <table:table-cell office:value-type="float" office:value="0" calcext:value-type="float">
            <text:p>0</text:p>
          </table:table-cell>
          <table:table-cell office:value-type="float" office:value="396.0469" calcext:value-type="float">
            <text:p>396.0469</text:p>
          </table:table-cell>
          <table:table-cell office:value-type="float" office:value="1068.158" calcext:value-type="float">
            <text:p>1068.158</text:p>
          </table:table-cell>
          <table:table-cell office:value-type="float" office:value="1302.198" calcext:value-type="float">
            <text:p>1302.198</text:p>
          </table:table-cell>
          <table:table-cell office:value-type="float" office:value="1301.835" calcext:value-type="float">
            <text:p>1301.835</text:p>
          </table:table-cell>
          <table:table-cell office:value-type="float" office:value="782.2863" calcext:value-type="float">
            <text:p>782.2863</text:p>
          </table:table-cell>
          <table:table-cell office:value-type="float" office:value="1087.135" calcext:value-type="float">
            <text:p>1087.135</text:p>
          </table:table-cell>
          <table:table-cell office:value-type="float" office:value="418.6658" calcext:value-type="float">
            <text:p>418.6658</text:p>
          </table:table-cell>
          <table:table-cell office:value-type="float" office:value="1865.623" calcext:value-type="float">
            <text:p>1865.623</text:p>
          </table:table-cell>
          <table:table-cell office:value-type="float" office:value="2098.198" calcext:value-type="float">
            <text:p>2098.198</text:p>
          </table:table-cell>
          <table:table-cell office:value-type="float" office:value="1674.224" calcext:value-type="float">
            <text:p>1674.224</text:p>
          </table:table-cell>
          <table:table-cell office:value-type="float" office:value="586.0045" calcext:value-type="float">
            <text:p>586.0045</text:p>
          </table:table-cell>
          <table:table-cell office:value-type="float" office:value="575.3849" calcext:value-type="float">
            <text:p>575.3849</text:p>
          </table:table-cell>
          <table:table-cell office:value-type="float" office:value="142.8191" calcext:value-type="float">
            <text:p>142.8191</text:p>
          </table:table-cell>
          <table:table-cell office:value-type="float" office:value="35.6969" calcext:value-type="float">
            <text:p>35.6969</text:p>
          </table:table-cell>
          <table:table-cell office:value-type="float" office:value="0" calcext:value-type="float">
            <text:p>0</text:p>
          </table:table-cell>
          <table:table-cell office:value-type="float" office:value="-0.01747595" calcext:value-type="float">
            <text:p>-0.01747595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66.098" calcext:value-type="float">
            <text:p>-466.098</text:p>
          </table:table-cell>
          <table:table-cell office:value-type="float" office:value="0" calcext:value-type="float">
            <text:p>0</text:p>
          </table:table-cell>
          <table:table-cell office:value-type="float" office:value="7.479452" calcext:value-type="float">
            <text:p>7.479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2" calcext:value-type="float">
            <text:p>26102002</text:p>
          </table:table-cell>
          <table:table-cell office:value-type="float" office:value="547.8548" calcext:value-type="float">
            <text:p>547.8548</text:p>
          </table:table-cell>
          <table:table-cell office:value-type="float" office:value="13129.28" calcext:value-type="float">
            <text:p>13129.28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43.4052" calcext:value-type="float">
            <text:p>-643.4052</text:p>
          </table:table-cell>
          <table:table-cell office:value-type="float" office:value="1733.26" calcext:value-type="float">
            <text:p>1733.26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4.16469" calcext:value-type="float">
            <text:p>94.16469</text:p>
          </table:table-cell>
          <table:table-cell office:value-type="float" office:value="343.2013" calcext:value-type="float">
            <text:p>343.2013</text:p>
          </table:table-cell>
          <table:table-cell office:value-type="float" office:value="0.1923454" calcext:value-type="float">
            <text:p>0.1923454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062" calcext:value-type="float">
            <text:p>0.002794062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5698203" calcext:value-type="float">
            <text:p>-0.05698203</text:p>
          </table:table-cell>
          <table:table-cell office:value-type="float" office:value="370" calcext:value-type="float">
            <text:p>370</text:p>
          </table:table-cell>
          <table:table-cell office:value-type="float" office:value="164.9194" calcext:value-type="float">
            <text:p>164.9194</text:p>
          </table:table-cell>
          <table:table-cell office:value-type="float" office:value="0" calcext:value-type="float">
            <text:p>0</text:p>
          </table:table-cell>
          <table:table-cell office:value-type="float" office:value="396.2722" calcext:value-type="float">
            <text:p>396.2722</text:p>
          </table:table-cell>
          <table:table-cell office:value-type="float" office:value="1068.021" calcext:value-type="float">
            <text:p>1068.021</text:p>
          </table:table-cell>
          <table:table-cell office:value-type="float" office:value="1302.078" calcext:value-type="float">
            <text:p>1302.078</text:p>
          </table:table-cell>
          <table:table-cell office:value-type="float" office:value="1301.756" calcext:value-type="float">
            <text:p>1301.756</text:p>
          </table:table-cell>
          <table:table-cell office:value-type="float" office:value="782.2064" calcext:value-type="float">
            <text:p>782.2064</text:p>
          </table:table-cell>
          <table:table-cell office:value-type="float" office:value="1087.098" calcext:value-type="float">
            <text:p>1087.098</text:p>
          </table:table-cell>
          <table:table-cell office:value-type="float" office:value="418.651" calcext:value-type="float">
            <text:p>418.651</text:p>
          </table:table-cell>
          <table:table-cell office:value-type="float" office:value="1865.591" calcext:value-type="float">
            <text:p>1865.591</text:p>
          </table:table-cell>
          <table:table-cell office:value-type="float" office:value="2098.159" calcext:value-type="float">
            <text:p>2098.159</text:p>
          </table:table-cell>
          <table:table-cell office:value-type="float" office:value="1674.207" calcext:value-type="float">
            <text:p>1674.207</text:p>
          </table:table-cell>
          <table:table-cell office:value-type="float" office:value="585.9969" calcext:value-type="float">
            <text:p>585.9969</text:p>
          </table:table-cell>
          <table:table-cell office:value-type="float" office:value="575.3776" calcext:value-type="float">
            <text:p>575.3776</text:p>
          </table:table-cell>
          <table:table-cell office:value-type="float" office:value="142.8191" calcext:value-type="float">
            <text:p>142.8191</text:p>
          </table:table-cell>
          <table:table-cell office:value-type="float" office:value="35.69689" calcext:value-type="float">
            <text:p>35.69689</text:p>
          </table:table-cell>
          <table:table-cell office:value-type="float" office:value="0" calcext:value-type="float">
            <text:p>0</text:p>
          </table:table-cell>
          <table:table-cell office:value-type="float" office:value="-0.01747637" calcext:value-type="float">
            <text:p>-0.01747637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67.7437" calcext:value-type="float">
            <text:p>-467.7437</text:p>
          </table:table-cell>
          <table:table-cell office:value-type="float" office:value="0" calcext:value-type="float">
            <text:p>0</text:p>
          </table:table-cell>
          <table:table-cell office:value-type="float" office:value="7.385558" calcext:value-type="float">
            <text:p>7.385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2" calcext:value-type="float">
            <text:p>27102002</text:p>
          </table:table-cell>
          <table:table-cell office:value-type="float" office:value="546.9993" calcext:value-type="float">
            <text:p>546.9993</text:p>
          </table:table-cell>
          <table:table-cell office:value-type="float" office:value="13129.21" calcext:value-type="float">
            <text:p>13129.21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44.3319" calcext:value-type="float">
            <text:p>-644.3319</text:p>
          </table:table-cell>
          <table:table-cell office:value-type="float" office:value="1734.67" calcext:value-type="float">
            <text:p>1734.67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4.46017" calcext:value-type="float">
            <text:p>94.46017</text:p>
          </table:table-cell>
          <table:table-cell office:value-type="float" office:value="342.6275" calcext:value-type="float">
            <text:p>342.6275</text:p>
          </table:table-cell>
          <table:table-cell office:value-type="float" office:value="0.1928879" calcext:value-type="float">
            <text:p>0.1928879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362" calcext:value-type="float">
            <text:p>0.002794362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5698203" calcext:value-type="float">
            <text:p>-0.05698203</text:p>
          </table:table-cell>
          <table:table-cell office:value-type="float" office:value="370" calcext:value-type="float">
            <text:p>370</text:p>
          </table:table-cell>
          <table:table-cell office:value-type="float" office:value="163.9932" calcext:value-type="float">
            <text:p>163.9932</text:p>
          </table:table-cell>
          <table:table-cell office:value-type="float" office:value="0" calcext:value-type="float">
            <text:p>0</text:p>
          </table:table-cell>
          <table:table-cell office:value-type="float" office:value="396.4193" calcext:value-type="float">
            <text:p>396.4193</text:p>
          </table:table-cell>
          <table:table-cell office:value-type="float" office:value="1067.938" calcext:value-type="float">
            <text:p>1067.938</text:p>
          </table:table-cell>
          <table:table-cell office:value-type="float" office:value="1301.977" calcext:value-type="float">
            <text:p>1301.977</text:p>
          </table:table-cell>
          <table:table-cell office:value-type="float" office:value="1301.678" calcext:value-type="float">
            <text:p>1301.678</text:p>
          </table:table-cell>
          <table:table-cell office:value-type="float" office:value="782.1286" calcext:value-type="float">
            <text:p>782.1286</text:p>
          </table:table-cell>
          <table:table-cell office:value-type="float" office:value="1087.06" calcext:value-type="float">
            <text:p>1087.06</text:p>
          </table:table-cell>
          <table:table-cell office:value-type="float" office:value="418.6354" calcext:value-type="float">
            <text:p>418.6354</text:p>
          </table:table-cell>
          <table:table-cell office:value-type="float" office:value="1865.558" calcext:value-type="float">
            <text:p>1865.558</text:p>
          </table:table-cell>
          <table:table-cell office:value-type="float" office:value="2098.121" calcext:value-type="float">
            <text:p>2098.121</text:p>
          </table:table-cell>
          <table:table-cell office:value-type="float" office:value="1674.189" calcext:value-type="float">
            <text:p>1674.189</text:p>
          </table:table-cell>
          <table:table-cell office:value-type="float" office:value="585.9894" calcext:value-type="float">
            <text:p>585.9894</text:p>
          </table:table-cell>
          <table:table-cell office:value-type="float" office:value="575.3702" calcext:value-type="float">
            <text:p>575.3702</text:p>
          </table:table-cell>
          <table:table-cell office:value-type="float" office:value="142.8191" calcext:value-type="float">
            <text:p>142.8191</text:p>
          </table:table-cell>
          <table:table-cell office:value-type="float" office:value="35.69688" calcext:value-type="float">
            <text:p>35.69688</text:p>
          </table:table-cell>
          <table:table-cell office:value-type="float" office:value="0" calcext:value-type="float">
            <text:p>0</text:p>
          </table:table-cell>
          <table:table-cell office:value-type="float" office:value="-0.0174819" calcext:value-type="float">
            <text:p>-0.0174819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68.6273" calcext:value-type="float">
            <text:p>-468.6273</text:p>
          </table:table-cell>
          <table:table-cell office:value-type="float" office:value="0" calcext:value-type="float">
            <text:p>0</text:p>
          </table:table-cell>
          <table:table-cell office:value-type="float" office:value="7.342073" calcext:value-type="float">
            <text:p>7.342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2" calcext:value-type="float">
            <text:p>28102002</text:p>
          </table:table-cell>
          <table:table-cell office:value-type="float" office:value="545.9375" calcext:value-type="float">
            <text:p>545.9375</text:p>
          </table:table-cell>
          <table:table-cell office:value-type="float" office:value="13129.18" calcext:value-type="float">
            <text:p>13129.18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45.5032" calcext:value-type="float">
            <text:p>-645.5032</text:p>
          </table:table-cell>
          <table:table-cell office:value-type="float" office:value="1737.818" calcext:value-type="float">
            <text:p>1737.818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4.93862" calcext:value-type="float">
            <text:p>94.93862</text:p>
          </table:table-cell>
          <table:table-cell office:value-type="float" office:value="341.8493" calcext:value-type="float">
            <text:p>341.8493</text:p>
          </table:table-cell>
          <table:table-cell office:value-type="float" office:value="0.1933887" calcext:value-type="float">
            <text:p>0.1933887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955" calcext:value-type="float">
            <text:p>0.002794955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5698203" calcext:value-type="float">
            <text:p>-0.05698203</text:p>
          </table:table-cell>
          <table:table-cell office:value-type="float" office:value="370" calcext:value-type="float">
            <text:p>370</text:p>
          </table:table-cell>
          <table:table-cell office:value-type="float" office:value="162.8223" calcext:value-type="float">
            <text:p>162.8223</text:p>
          </table:table-cell>
          <table:table-cell office:value-type="float" office:value="0" calcext:value-type="float">
            <text:p>0</text:p>
          </table:table-cell>
          <table:table-cell office:value-type="float" office:value="396.5563" calcext:value-type="float">
            <text:p>396.5563</text:p>
          </table:table-cell>
          <table:table-cell office:value-type="float" office:value="1067.852" calcext:value-type="float">
            <text:p>1067.852</text:p>
          </table:table-cell>
          <table:table-cell office:value-type="float" office:value="1301.894" calcext:value-type="float">
            <text:p>1301.894</text:p>
          </table:table-cell>
          <table:table-cell office:value-type="float" office:value="1301.617" calcext:value-type="float">
            <text:p>1301.617</text:p>
          </table:table-cell>
          <table:table-cell office:value-type="float" office:value="782.0607" calcext:value-type="float">
            <text:p>782.0607</text:p>
          </table:table-cell>
          <table:table-cell office:value-type="float" office:value="1087.027" calcext:value-type="float">
            <text:p>1087.027</text:p>
          </table:table-cell>
          <table:table-cell office:value-type="float" office:value="418.6208" calcext:value-type="float">
            <text:p>418.6208</text:p>
          </table:table-cell>
          <table:table-cell office:value-type="float" office:value="1865.526" calcext:value-type="float">
            <text:p>1865.526</text:p>
          </table:table-cell>
          <table:table-cell office:value-type="float" office:value="2098.083" calcext:value-type="float">
            <text:p>2098.083</text:p>
          </table:table-cell>
          <table:table-cell office:value-type="float" office:value="1674.172" calcext:value-type="float">
            <text:p>1674.172</text:p>
          </table:table-cell>
          <table:table-cell office:value-type="float" office:value="585.9819" calcext:value-type="float">
            <text:p>585.9819</text:p>
          </table:table-cell>
          <table:table-cell office:value-type="float" office:value="575.363" calcext:value-type="float">
            <text:p>575.363</text:p>
          </table:table-cell>
          <table:table-cell office:value-type="float" office:value="142.819" calcext:value-type="float">
            <text:p>142.819</text:p>
          </table:table-cell>
          <table:table-cell office:value-type="float" office:value="35.69686" calcext:value-type="float">
            <text:p>35.69686</text:p>
          </table:table-cell>
          <table:table-cell office:value-type="float" office:value="0" calcext:value-type="float">
            <text:p>0</text:p>
          </table:table-cell>
          <table:table-cell office:value-type="float" office:value="-0.01748227" calcext:value-type="float">
            <text:p>-0.01748227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69.6757" calcext:value-type="float">
            <text:p>-469.6757</text:p>
          </table:table-cell>
          <table:table-cell office:value-type="float" office:value="0" calcext:value-type="float">
            <text:p>0</text:p>
          </table:table-cell>
          <table:table-cell office:value-type="float" office:value="7.220106" calcext:value-type="float">
            <text:p>7.220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2" calcext:value-type="float">
            <text:p>29102002</text:p>
          </table:table-cell>
          <table:table-cell office:value-type="float" office:value="544.7559" calcext:value-type="float">
            <text:p>544.7559</text:p>
          </table:table-cell>
          <table:table-cell office:value-type="float" office:value="13129.17" calcext:value-type="float">
            <text:p>13129.17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46.7466" calcext:value-type="float">
            <text:p>-646.7466</text:p>
          </table:table-cell>
          <table:table-cell office:value-type="float" office:value="1740.905" calcext:value-type="float">
            <text:p>1740.905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5.48409" calcext:value-type="float">
            <text:p>95.48409</text:p>
          </table:table-cell>
          <table:table-cell office:value-type="float" office:value="340.9727" calcext:value-type="float">
            <text:p>340.9727</text:p>
          </table:table-cell>
          <table:table-cell office:value-type="float" office:value="0.1938914" calcext:value-type="float">
            <text:p>0.1938914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4956" calcext:value-type="float">
            <text:p>0.002794956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5855122" calcext:value-type="float">
            <text:p>-0.05855122</text:p>
          </table:table-cell>
          <table:table-cell office:value-type="float" office:value="370" calcext:value-type="float">
            <text:p>370</text:p>
          </table:table-cell>
          <table:table-cell office:value-type="float" office:value="161.581" calcext:value-type="float">
            <text:p>161.581</text:p>
          </table:table-cell>
          <table:table-cell office:value-type="float" office:value="0" calcext:value-type="float">
            <text:p>0</text:p>
          </table:table-cell>
          <table:table-cell office:value-type="float" office:value="396.7098" calcext:value-type="float">
            <text:p>396.7098</text:p>
          </table:table-cell>
          <table:table-cell office:value-type="float" office:value="1067.76" calcext:value-type="float">
            <text:p>1067.76</text:p>
          </table:table-cell>
          <table:table-cell office:value-type="float" office:value="1301.799" calcext:value-type="float">
            <text:p>1301.799</text:p>
          </table:table-cell>
          <table:table-cell office:value-type="float" office:value="1301.552" calcext:value-type="float">
            <text:p>1301.552</text:p>
          </table:table-cell>
          <table:table-cell office:value-type="float" office:value="781.9896" calcext:value-type="float">
            <text:p>781.9896</text:p>
          </table:table-cell>
          <table:table-cell office:value-type="float" office:value="1086.995" calcext:value-type="float">
            <text:p>1086.995</text:p>
          </table:table-cell>
          <table:table-cell office:value-type="float" office:value="418.6067" calcext:value-type="float">
            <text:p>418.6067</text:p>
          </table:table-cell>
          <table:table-cell office:value-type="float" office:value="1865.496" calcext:value-type="float">
            <text:p>1865.496</text:p>
          </table:table-cell>
          <table:table-cell office:value-type="float" office:value="2098.045" calcext:value-type="float">
            <text:p>2098.045</text:p>
          </table:table-cell>
          <table:table-cell office:value-type="float" office:value="1674.155" calcext:value-type="float">
            <text:p>1674.155</text:p>
          </table:table-cell>
          <table:table-cell office:value-type="float" office:value="585.9744" calcext:value-type="float">
            <text:p>585.9744</text:p>
          </table:table-cell>
          <table:table-cell office:value-type="float" office:value="575.3557" calcext:value-type="float">
            <text:p>575.3557</text:p>
          </table:table-cell>
          <table:table-cell office:value-type="float" office:value="142.819" calcext:value-type="float">
            <text:p>142.819</text:p>
          </table:table-cell>
          <table:table-cell office:value-type="float" office:value="35.69685" calcext:value-type="float">
            <text:p>35.69685</text:p>
          </table:table-cell>
          <table:table-cell office:value-type="float" office:value="0" calcext:value-type="float">
            <text:p>0</text:p>
          </table:table-cell>
          <table:table-cell office:value-type="float" office:value="-0.01748244" calcext:value-type="float">
            <text:p>-0.01748244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70.8251" calcext:value-type="float">
            <text:p>-470.8251</text:p>
          </table:table-cell>
          <table:table-cell office:value-type="float" office:value="0" calcext:value-type="float">
            <text:p>0</text:p>
          </table:table-cell>
          <table:table-cell office:value-type="float" office:value="7.128644" calcext:value-type="float">
            <text:p>7.128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2" calcext:value-type="float">
            <text:p>30102002</text:p>
          </table:table-cell>
          <table:table-cell office:value-type="float" office:value="543.8318" calcext:value-type="float">
            <text:p>543.8318</text:p>
          </table:table-cell>
          <table:table-cell office:value-type="float" office:value="13129.14" calcext:value-type="float">
            <text:p>13129.14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47.713" calcext:value-type="float">
            <text:p>-647.713</text:p>
          </table:table-cell>
          <table:table-cell office:value-type="float" office:value="1742.024" calcext:value-type="float">
            <text:p>1742.024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5.8812" calcext:value-type="float">
            <text:p>95.8812</text:p>
          </table:table-cell>
          <table:table-cell office:value-type="float" office:value="340.2856" calcext:value-type="float">
            <text:p>340.2856</text:p>
          </table:table-cell>
          <table:table-cell office:value-type="float" office:value="0.1942539" calcext:value-type="float">
            <text:p>0.1942539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6406" calcext:value-type="float">
            <text:p>0.002796406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6101065" calcext:value-type="float">
            <text:p>-0.06101065</text:p>
          </table:table-cell>
          <table:table-cell office:value-type="float" office:value="370" calcext:value-type="float">
            <text:p>370</text:p>
          </table:table-cell>
          <table:table-cell office:value-type="float" office:value="160.6175" calcext:value-type="float">
            <text:p>160.6175</text:p>
          </table:table-cell>
          <table:table-cell office:value-type="float" office:value="0" calcext:value-type="float">
            <text:p>0</text:p>
          </table:table-cell>
          <table:table-cell office:value-type="float" office:value="396.8674" calcext:value-type="float">
            <text:p>396.8674</text:p>
          </table:table-cell>
          <table:table-cell office:value-type="float" office:value="1067.684" calcext:value-type="float">
            <text:p>1067.684</text:p>
          </table:table-cell>
          <table:table-cell office:value-type="float" office:value="1301.715" calcext:value-type="float">
            <text:p>1301.715</text:p>
          </table:table-cell>
          <table:table-cell office:value-type="float" office:value="1301.493" calcext:value-type="float">
            <text:p>1301.493</text:p>
          </table:table-cell>
          <table:table-cell office:value-type="float" office:value="781.9177" calcext:value-type="float">
            <text:p>781.9177</text:p>
          </table:table-cell>
          <table:table-cell office:value-type="float" office:value="1086.964" calcext:value-type="float">
            <text:p>1086.964</text:p>
          </table:table-cell>
          <table:table-cell office:value-type="float" office:value="418.5926" calcext:value-type="float">
            <text:p>418.5926</text:p>
          </table:table-cell>
          <table:table-cell office:value-type="float" office:value="1865.466" calcext:value-type="float">
            <text:p>1865.466</text:p>
          </table:table-cell>
          <table:table-cell office:value-type="float" office:value="2098.019" calcext:value-type="float">
            <text:p>2098.019</text:p>
          </table:table-cell>
          <table:table-cell office:value-type="float" office:value="1674.138" calcext:value-type="float">
            <text:p>1674.138</text:p>
          </table:table-cell>
          <table:table-cell office:value-type="float" office:value="585.967" calcext:value-type="float">
            <text:p>585.967</text:p>
          </table:table-cell>
          <table:table-cell office:value-type="float" office:value="575.3486" calcext:value-type="float">
            <text:p>575.3486</text:p>
          </table:table-cell>
          <table:table-cell office:value-type="float" office:value="142.8189" calcext:value-type="float">
            <text:p>142.8189</text:p>
          </table:table-cell>
          <table:table-cell office:value-type="float" office:value="35.69689" calcext:value-type="float">
            <text:p>35.69689</text:p>
          </table:table-cell>
          <table:table-cell office:value-type="float" office:value="0" calcext:value-type="float">
            <text:p>0</text:p>
          </table:table-cell>
          <table:table-cell office:value-type="float" office:value="-0.01748269" calcext:value-type="float">
            <text:p>-0.01748269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71.7451" calcext:value-type="float">
            <text:p>-471.7451</text:p>
          </table:table-cell>
          <table:table-cell office:value-type="float" office:value="0" calcext:value-type="float">
            <text:p>0</text:p>
          </table:table-cell>
          <table:table-cell office:value-type="float" office:value="7.086765" calcext:value-type="float">
            <text:p>7.086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2" calcext:value-type="float">
            <text:p>31102002</text:p>
          </table:table-cell>
          <table:table-cell office:value-type="float" office:value="543.2758" calcext:value-type="float">
            <text:p>543.2758</text:p>
          </table:table-cell>
          <table:table-cell office:value-type="float" office:value="13129.07" calcext:value-type="float">
            <text:p>13129.07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48.4716" calcext:value-type="float">
            <text:p>-648.4716</text:p>
          </table:table-cell>
          <table:table-cell office:value-type="float" office:value="1744.193" calcext:value-type="float">
            <text:p>1744.193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6.04321" calcext:value-type="float">
            <text:p>96.04321</text:p>
          </table:table-cell>
          <table:table-cell office:value-type="float" office:value="339.9576" calcext:value-type="float">
            <text:p>339.9576</text:p>
          </table:table-cell>
          <table:table-cell office:value-type="float" office:value="0.1946543" calcext:value-type="float">
            <text:p>0.1946543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799242" calcext:value-type="float">
            <text:p>0.002799242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6330734" calcext:value-type="float">
            <text:p>-0.06330734</text:p>
          </table:table-cell>
          <table:table-cell office:value-type="float" office:value="370" calcext:value-type="float">
            <text:p>370</text:p>
          </table:table-cell>
          <table:table-cell office:value-type="float" office:value="159.8616" calcext:value-type="float">
            <text:p>159.8616</text:p>
          </table:table-cell>
          <table:table-cell office:value-type="float" office:value="0" calcext:value-type="float">
            <text:p>0</text:p>
          </table:table-cell>
          <table:table-cell office:value-type="float" office:value="396.941" calcext:value-type="float">
            <text:p>396.941</text:p>
          </table:table-cell>
          <table:table-cell office:value-type="float" office:value="1067.622" calcext:value-type="float">
            <text:p>1067.622</text:p>
          </table:table-cell>
          <table:table-cell office:value-type="float" office:value="1301.65" calcext:value-type="float">
            <text:p>1301.65</text:p>
          </table:table-cell>
          <table:table-cell office:value-type="float" office:value="1301.443" calcext:value-type="float">
            <text:p>1301.443</text:p>
          </table:table-cell>
          <table:table-cell office:value-type="float" office:value="781.8535" calcext:value-type="float">
            <text:p>781.8535</text:p>
          </table:table-cell>
          <table:table-cell office:value-type="float" office:value="1086.934" calcext:value-type="float">
            <text:p>1086.934</text:p>
          </table:table-cell>
          <table:table-cell office:value-type="float" office:value="418.5788" calcext:value-type="float">
            <text:p>418.5788</text:p>
          </table:table-cell>
          <table:table-cell office:value-type="float" office:value="1865.436" calcext:value-type="float">
            <text:p>1865.436</text:p>
          </table:table-cell>
          <table:table-cell office:value-type="float" office:value="2097.993" calcext:value-type="float">
            <text:p>2097.993</text:p>
          </table:table-cell>
          <table:table-cell office:value-type="float" office:value="1674.121" calcext:value-type="float">
            <text:p>1674.121</text:p>
          </table:table-cell>
          <table:table-cell office:value-type="float" office:value="585.9596" calcext:value-type="float">
            <text:p>585.9596</text:p>
          </table:table-cell>
          <table:table-cell office:value-type="float" office:value="575.3413" calcext:value-type="float">
            <text:p>575.3413</text:p>
          </table:table-cell>
          <table:table-cell office:value-type="float" office:value="142.8188" calcext:value-type="float">
            <text:p>142.8188</text:p>
          </table:table-cell>
          <table:table-cell office:value-type="float" office:value="35.69691" calcext:value-type="float">
            <text:p>35.69691</text:p>
          </table:table-cell>
          <table:table-cell office:value-type="float" office:value="0" calcext:value-type="float">
            <text:p>0</text:p>
          </table:table-cell>
          <table:table-cell office:value-type="float" office:value="-0.01748269" calcext:value-type="float">
            <text:p>-0.01748269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72.3342" calcext:value-type="float">
            <text:p>-472.3342</text:p>
          </table:table-cell>
          <table:table-cell office:value-type="float" office:value="0" calcext:value-type="float">
            <text:p>0</text:p>
          </table:table-cell>
          <table:table-cell office:value-type="float" office:value="6.920018" calcext:value-type="float">
            <text:p>6.920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2" calcext:value-type="float">
            <text:p>1112002</text:p>
          </table:table-cell>
          <table:table-cell office:value-type="float" office:value="542.3414" calcext:value-type="float">
            <text:p>542.3414</text:p>
          </table:table-cell>
          <table:table-cell office:value-type="float" office:value="13129.06" calcext:value-type="float">
            <text:p>13129.06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49.4893" calcext:value-type="float">
            <text:p>-649.4893</text:p>
          </table:table-cell>
          <table:table-cell office:value-type="float" office:value="1747.177" calcext:value-type="float">
            <text:p>1747.177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6.46764" calcext:value-type="float">
            <text:p>96.46764</text:p>
          </table:table-cell>
          <table:table-cell office:value-type="float" office:value="339.2566" calcext:value-type="float">
            <text:p>339.2566</text:p>
          </table:table-cell>
          <table:table-cell office:value-type="float" office:value="0.1950963" calcext:value-type="float">
            <text:p>0.1950963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0278" calcext:value-type="float">
            <text:p>0.002800278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6426614" calcext:value-type="float">
            <text:p>-0.06426614</text:p>
          </table:table-cell>
          <table:table-cell office:value-type="float" office:value="370" calcext:value-type="float">
            <text:p>370</text:p>
          </table:table-cell>
          <table:table-cell office:value-type="float" office:value="158.8452" calcext:value-type="float">
            <text:p>158.8452</text:p>
          </table:table-cell>
          <table:table-cell office:value-type="float" office:value="0" calcext:value-type="float">
            <text:p>0</text:p>
          </table:table-cell>
          <table:table-cell office:value-type="float" office:value="397.0736" calcext:value-type="float">
            <text:p>397.0736</text:p>
          </table:table-cell>
          <table:table-cell office:value-type="float" office:value="1067.55" calcext:value-type="float">
            <text:p>1067.55</text:p>
          </table:table-cell>
          <table:table-cell office:value-type="float" office:value="1301.583" calcext:value-type="float">
            <text:p>1301.583</text:p>
          </table:table-cell>
          <table:table-cell office:value-type="float" office:value="1301.389" calcext:value-type="float">
            <text:p>1301.389</text:p>
          </table:table-cell>
          <table:table-cell office:value-type="float" office:value="781.7961" calcext:value-type="float">
            <text:p>781.7961</text:p>
          </table:table-cell>
          <table:table-cell office:value-type="float" office:value="1086.906" calcext:value-type="float">
            <text:p>1086.906</text:p>
          </table:table-cell>
          <table:table-cell office:value-type="float" office:value="418.5655" calcext:value-type="float">
            <text:p>418.5655</text:p>
          </table:table-cell>
          <table:table-cell office:value-type="float" office:value="1865.407" calcext:value-type="float">
            <text:p>1865.407</text:p>
          </table:table-cell>
          <table:table-cell office:value-type="float" office:value="2097.967" calcext:value-type="float">
            <text:p>2097.967</text:p>
          </table:table-cell>
          <table:table-cell office:value-type="float" office:value="1674.104" calcext:value-type="float">
            <text:p>1674.104</text:p>
          </table:table-cell>
          <table:table-cell office:value-type="float" office:value="585.9521" calcext:value-type="float">
            <text:p>585.9521</text:p>
          </table:table-cell>
          <table:table-cell office:value-type="float" office:value="575.3341" calcext:value-type="float">
            <text:p>575.3341</text:p>
          </table:table-cell>
          <table:table-cell office:value-type="float" office:value="142.8188" calcext:value-type="float">
            <text:p>142.8188</text:p>
          </table:table-cell>
          <table:table-cell office:value-type="float" office:value="35.69692" calcext:value-type="float">
            <text:p>35.69692</text:p>
          </table:table-cell>
          <table:table-cell office:value-type="float" office:value="0" calcext:value-type="float">
            <text:p>0</text:p>
          </table:table-cell>
          <table:table-cell office:value-type="float" office:value="-0.0174827" calcext:value-type="float">
            <text:p>-0.0174827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73.2474" calcext:value-type="float">
            <text:p>-473.2474</text:p>
          </table:table-cell>
          <table:table-cell office:value-type="float" office:value="0" calcext:value-type="float">
            <text:p>0</text:p>
          </table:table-cell>
          <table:table-cell office:value-type="float" office:value="6.812892" calcext:value-type="float">
            <text:p>6.812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2" calcext:value-type="float">
            <text:p>2112002</text:p>
          </table:table-cell>
          <table:table-cell office:value-type="float" office:value="541.7593" calcext:value-type="float">
            <text:p>541.7593</text:p>
          </table:table-cell>
          <table:table-cell office:value-type="float" office:value="13129.11" calcext:value-type="float">
            <text:p>13129.11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50.0673" calcext:value-type="float">
            <text:p>-650.0673</text:p>
          </table:table-cell>
          <table:table-cell office:value-type="float" office:value="1745.614" calcext:value-type="float">
            <text:p>1745.614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6.55521" calcext:value-type="float">
            <text:p>96.55521</text:p>
          </table:table-cell>
          <table:table-cell office:value-type="float" office:value="101.7088" calcext:value-type="float">
            <text:p>101.7088</text:p>
          </table:table-cell>
          <table:table-cell office:value-type="float" office:value="0.1955183" calcext:value-type="float">
            <text:p>0.1955183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2876" calcext:value-type="float">
            <text:p>0.002802876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6426614" calcext:value-type="float">
            <text:p>-0.06426614</text:p>
          </table:table-cell>
          <table:table-cell office:value-type="float" office:value="370" calcext:value-type="float">
            <text:p>370</text:p>
          </table:table-cell>
          <table:table-cell office:value-type="float" office:value="158.2677" calcext:value-type="float">
            <text:p>158.2677</text:p>
          </table:table-cell>
          <table:table-cell office:value-type="float" office:value="0" calcext:value-type="float">
            <text:p>0</text:p>
          </table:table-cell>
          <table:table-cell office:value-type="float" office:value="336.5146" calcext:value-type="float">
            <text:p>336.5146</text:p>
          </table:table-cell>
          <table:table-cell office:value-type="float" office:value="1189.692" calcext:value-type="float">
            <text:p>1189.692</text:p>
          </table:table-cell>
          <table:table-cell office:value-type="float" office:value="1477.257" calcext:value-type="float">
            <text:p>1477.257</text:p>
          </table:table-cell>
          <table:table-cell office:value-type="float" office:value="1301.339" calcext:value-type="float">
            <text:p>1301.339</text:p>
          </table:table-cell>
          <table:table-cell office:value-type="float" office:value="781.7349" calcext:value-type="float">
            <text:p>781.7349</text:p>
          </table:table-cell>
          <table:table-cell office:value-type="float" office:value="1086.877" calcext:value-type="float">
            <text:p>1086.877</text:p>
          </table:table-cell>
          <table:table-cell office:value-type="float" office:value="418.5523" calcext:value-type="float">
            <text:p>418.5523</text:p>
          </table:table-cell>
          <table:table-cell office:value-type="float" office:value="1865.379" calcext:value-type="float">
            <text:p>1865.379</text:p>
          </table:table-cell>
          <table:table-cell office:value-type="float" office:value="2097.942" calcext:value-type="float">
            <text:p>2097.942</text:p>
          </table:table-cell>
          <table:table-cell office:value-type="float" office:value="1674.087" calcext:value-type="float">
            <text:p>1674.087</text:p>
          </table:table-cell>
          <table:table-cell office:value-type="float" office:value="585.9447" calcext:value-type="float">
            <text:p>585.9447</text:p>
          </table:table-cell>
          <table:table-cell office:value-type="float" office:value="575.3295" calcext:value-type="float">
            <text:p>575.3295</text:p>
          </table:table-cell>
          <table:table-cell office:value-type="float" office:value="142.8188" calcext:value-type="float">
            <text:p>142.8188</text:p>
          </table:table-cell>
          <table:table-cell office:value-type="float" office:value="35.69691" calcext:value-type="float">
            <text:p>35.69691</text:p>
          </table:table-cell>
          <table:table-cell office:value-type="float" office:value="0" calcext:value-type="float">
            <text:p>0</text:p>
          </table:table-cell>
          <table:table-cell office:value-type="float" office:value="-0.01748271" calcext:value-type="float">
            <text:p>-0.01748271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73.7433" calcext:value-type="float">
            <text:p>-473.7433</text:p>
          </table:table-cell>
          <table:table-cell office:value-type="float" office:value="0" calcext:value-type="float">
            <text:p>0</text:p>
          </table:table-cell>
          <table:table-cell office:value-type="float" office:value="6.729104" calcext:value-type="float">
            <text:p>6.729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2" calcext:value-type="float">
            <text:p>3112002</text:p>
          </table:table-cell>
          <table:table-cell office:value-type="float" office:value="541.103" calcext:value-type="float">
            <text:p>541.103</text:p>
          </table:table-cell>
          <table:table-cell office:value-type="float" office:value="13129.09" calcext:value-type="float">
            <text:p>13129.09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50.7858" calcext:value-type="float">
            <text:p>-650.7858</text:p>
          </table:table-cell>
          <table:table-cell office:value-type="float" office:value="1748.076" calcext:value-type="float">
            <text:p>1748.076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6.75346" calcext:value-type="float">
            <text:p>96.75346</text:p>
          </table:table-cell>
          <table:table-cell office:value-type="float" office:value="101.5018" calcext:value-type="float">
            <text:p>101.5018</text:p>
          </table:table-cell>
          <table:table-cell office:value-type="float" office:value="0.1959917" calcext:value-type="float">
            <text:p>0.1959917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3475" calcext:value-type="float">
            <text:p>0.002803475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6426614" calcext:value-type="float">
            <text:p>-0.06426614</text:p>
          </table:table-cell>
          <table:table-cell office:value-type="float" office:value="370" calcext:value-type="float">
            <text:p>370</text:p>
          </table:table-cell>
          <table:table-cell office:value-type="float" office:value="157.5496" calcext:value-type="float">
            <text:p>157.5496</text:p>
          </table:table-cell>
          <table:table-cell office:value-type="float" office:value="0" calcext:value-type="float">
            <text:p>0</text:p>
          </table:table-cell>
          <table:table-cell office:value-type="float" office:value="336.5653" calcext:value-type="float">
            <text:p>336.5653</text:p>
          </table:table-cell>
          <table:table-cell office:value-type="float" office:value="1189.558" calcext:value-type="float">
            <text:p>1189.558</text:p>
          </table:table-cell>
          <table:table-cell office:value-type="float" office:value="1477.093" calcext:value-type="float">
            <text:p>1477.093</text:p>
          </table:table-cell>
          <table:table-cell office:value-type="float" office:value="1301.289" calcext:value-type="float">
            <text:p>1301.289</text:p>
          </table:table-cell>
          <table:table-cell office:value-type="float" office:value="781.6744" calcext:value-type="float">
            <text:p>781.6744</text:p>
          </table:table-cell>
          <table:table-cell office:value-type="float" office:value="1086.85" calcext:value-type="float">
            <text:p>1086.85</text:p>
          </table:table-cell>
          <table:table-cell office:value-type="float" office:value="418.5392" calcext:value-type="float">
            <text:p>418.5392</text:p>
          </table:table-cell>
          <table:table-cell office:value-type="float" office:value="1865.351" calcext:value-type="float">
            <text:p>1865.351</text:p>
          </table:table-cell>
          <table:table-cell office:value-type="float" office:value="2097.918" calcext:value-type="float">
            <text:p>2097.918</text:p>
          </table:table-cell>
          <table:table-cell office:value-type="float" office:value="1674.071" calcext:value-type="float">
            <text:p>1674.071</text:p>
          </table:table-cell>
          <table:table-cell office:value-type="float" office:value="585.9374" calcext:value-type="float">
            <text:p>585.9374</text:p>
          </table:table-cell>
          <table:table-cell office:value-type="float" office:value="575.3282" calcext:value-type="float">
            <text:p>575.3282</text:p>
          </table:table-cell>
          <table:table-cell office:value-type="float" office:value="142.8187" calcext:value-type="float">
            <text:p>142.8187</text:p>
          </table:table-cell>
          <table:table-cell office:value-type="float" office:value="35.6969" calcext:value-type="float">
            <text:p>35.6969</text:p>
          </table:table-cell>
          <table:table-cell office:value-type="float" office:value="0" calcext:value-type="float">
            <text:p>0</text:p>
          </table:table-cell>
          <table:table-cell office:value-type="float" office:value="-0.01748285" calcext:value-type="float">
            <text:p>-0.01748285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74.4028" calcext:value-type="float">
            <text:p>-474.4028</text:p>
          </table:table-cell>
          <table:table-cell office:value-type="float" office:value="0" calcext:value-type="float">
            <text:p>0</text:p>
          </table:table-cell>
          <table:table-cell office:value-type="float" office:value="6.66573" calcext:value-type="float">
            <text:p>6.66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2" calcext:value-type="float">
            <text:p>4112002</text:p>
          </table:table-cell>
          <table:table-cell office:value-type="float" office:value="540.3645" calcext:value-type="float">
            <text:p>540.3645</text:p>
          </table:table-cell>
          <table:table-cell office:value-type="float" office:value="13129.07" calcext:value-type="float">
            <text:p>13129.07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51.5742" calcext:value-type="float">
            <text:p>-651.5742</text:p>
          </table:table-cell>
          <table:table-cell office:value-type="float" office:value="1749.157" calcext:value-type="float">
            <text:p>1749.157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6.97713" calcext:value-type="float">
            <text:p>96.97713</text:p>
          </table:table-cell>
          <table:table-cell office:value-type="float" office:value="101.2666" calcext:value-type="float">
            <text:p>101.2666</text:p>
          </table:table-cell>
          <table:table-cell office:value-type="float" office:value="0.1964598" calcext:value-type="float">
            <text:p>0.1964598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348" calcext:value-type="float">
            <text:p>0.00280348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6426614" calcext:value-type="float">
            <text:p>-0.06426614</text:p>
          </table:table-cell>
          <table:table-cell office:value-type="float" office:value="370" calcext:value-type="float">
            <text:p>370</text:p>
          </table:table-cell>
          <table:table-cell office:value-type="float" office:value="156.7617" calcext:value-type="float">
            <text:p>156.7617</text:p>
          </table:table-cell>
          <table:table-cell office:value-type="float" office:value="0" calcext:value-type="float">
            <text:p>0</text:p>
          </table:table-cell>
          <table:table-cell office:value-type="float" office:value="336.612" calcext:value-type="float">
            <text:p>336.612</text:p>
          </table:table-cell>
          <table:table-cell office:value-type="float" office:value="1189.409" calcext:value-type="float">
            <text:p>1189.409</text:p>
          </table:table-cell>
          <table:table-cell office:value-type="float" office:value="1476.911" calcext:value-type="float">
            <text:p>1476.911</text:p>
          </table:table-cell>
          <table:table-cell office:value-type="float" office:value="1301.23" calcext:value-type="float">
            <text:p>1301.23</text:p>
          </table:table-cell>
          <table:table-cell office:value-type="float" office:value="781.6145" calcext:value-type="float">
            <text:p>781.6145</text:p>
          </table:table-cell>
          <table:table-cell office:value-type="float" office:value="1086.821" calcext:value-type="float">
            <text:p>1086.821</text:p>
          </table:table-cell>
          <table:table-cell office:value-type="float" office:value="418.526" calcext:value-type="float">
            <text:p>418.526</text:p>
          </table:table-cell>
          <table:table-cell office:value-type="float" office:value="1865.323" calcext:value-type="float">
            <text:p>1865.323</text:p>
          </table:table-cell>
          <table:table-cell office:value-type="float" office:value="2097.894" calcext:value-type="float">
            <text:p>2097.894</text:p>
          </table:table-cell>
          <table:table-cell office:value-type="float" office:value="1674.054" calcext:value-type="float">
            <text:p>1674.054</text:p>
          </table:table-cell>
          <table:table-cell office:value-type="float" office:value="585.9301" calcext:value-type="float">
            <text:p>585.9301</text:p>
          </table:table-cell>
          <table:table-cell office:value-type="float" office:value="575.3269" calcext:value-type="float">
            <text:p>575.3269</text:p>
          </table:table-cell>
          <table:table-cell office:value-type="float" office:value="142.8187" calcext:value-type="float">
            <text:p>142.8187</text:p>
          </table:table-cell>
          <table:table-cell office:value-type="float" office:value="35.69689" calcext:value-type="float">
            <text:p>35.69689</text:p>
          </table:table-cell>
          <table:table-cell office:value-type="float" office:value="0" calcext:value-type="float">
            <text:p>0</text:p>
          </table:table-cell>
          <table:table-cell office:value-type="float" office:value="-0.01748294" calcext:value-type="float">
            <text:p>-0.01748294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75.1315" calcext:value-type="float">
            <text:p>-475.1315</text:p>
          </table:table-cell>
          <table:table-cell office:value-type="float" office:value="0" calcext:value-type="float">
            <text:p>0</text:p>
          </table:table-cell>
          <table:table-cell office:value-type="float" office:value="6.604211" calcext:value-type="float">
            <text:p>6.604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2" calcext:value-type="float">
            <text:p>5112002</text:p>
          </table:table-cell>
          <table:table-cell office:value-type="float" office:value="539.5576" calcext:value-type="float">
            <text:p>539.5576</text:p>
          </table:table-cell>
          <table:table-cell office:value-type="float" office:value="13129.06" calcext:value-type="float">
            <text:p>13129.06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52.4244" calcext:value-type="float">
            <text:p>-652.4244</text:p>
          </table:table-cell>
          <table:table-cell office:value-type="float" office:value="1751.766" calcext:value-type="float">
            <text:p>1751.766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7.28164" calcext:value-type="float">
            <text:p>97.28164</text:p>
          </table:table-cell>
          <table:table-cell office:value-type="float" office:value="100.9556" calcext:value-type="float">
            <text:p>100.9556</text:p>
          </table:table-cell>
          <table:table-cell office:value-type="float" office:value="0.1968902" calcext:value-type="float">
            <text:p>0.1968902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3788" calcext:value-type="float">
            <text:p>0.002803788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6426614" calcext:value-type="float">
            <text:p>-0.06426614</text:p>
          </table:table-cell>
          <table:table-cell office:value-type="float" office:value="370" calcext:value-type="float">
            <text:p>370</text:p>
          </table:table-cell>
          <table:table-cell office:value-type="float" office:value="155.9119" calcext:value-type="float">
            <text:p>155.9119</text:p>
          </table:table-cell>
          <table:table-cell office:value-type="float" office:value="0" calcext:value-type="float">
            <text:p>0</text:p>
          </table:table-cell>
          <table:table-cell office:value-type="float" office:value="336.6592" calcext:value-type="float">
            <text:p>336.6592</text:p>
          </table:table-cell>
          <table:table-cell office:value-type="float" office:value="1189.272" calcext:value-type="float">
            <text:p>1189.272</text:p>
          </table:table-cell>
          <table:table-cell office:value-type="float" office:value="1476.732" calcext:value-type="float">
            <text:p>1476.732</text:p>
          </table:table-cell>
          <table:table-cell office:value-type="float" office:value="1301.172" calcext:value-type="float">
            <text:p>1301.172</text:p>
          </table:table-cell>
          <table:table-cell office:value-type="float" office:value="781.5524" calcext:value-type="float">
            <text:p>781.5524</text:p>
          </table:table-cell>
          <table:table-cell office:value-type="float" office:value="1086.792" calcext:value-type="float">
            <text:p>1086.792</text:p>
          </table:table-cell>
          <table:table-cell office:value-type="float" office:value="418.5125" calcext:value-type="float">
            <text:p>418.5125</text:p>
          </table:table-cell>
          <table:table-cell office:value-type="float" office:value="1865.295" calcext:value-type="float">
            <text:p>1865.295</text:p>
          </table:table-cell>
          <table:table-cell office:value-type="float" office:value="2097.869" calcext:value-type="float">
            <text:p>2097.869</text:p>
          </table:table-cell>
          <table:table-cell office:value-type="float" office:value="1674.038" calcext:value-type="float">
            <text:p>1674.038</text:p>
          </table:table-cell>
          <table:table-cell office:value-type="float" office:value="585.9229" calcext:value-type="float">
            <text:p>585.9229</text:p>
          </table:table-cell>
          <table:table-cell office:value-type="float" office:value="575.3256" calcext:value-type="float">
            <text:p>575.3256</text:p>
          </table:table-cell>
          <table:table-cell office:value-type="float" office:value="142.8187" calcext:value-type="float">
            <text:p>142.8187</text:p>
          </table:table-cell>
          <table:table-cell office:value-type="float" office:value="35.69688" calcext:value-type="float">
            <text:p>35.69688</text:p>
          </table:table-cell>
          <table:table-cell office:value-type="float" office:value="0" calcext:value-type="float">
            <text:p>0</text:p>
          </table:table-cell>
          <table:table-cell office:value-type="float" office:value="-0.01748294" calcext:value-type="float">
            <text:p>-0.01748294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75.9206" calcext:value-type="float">
            <text:p>-475.9206</text:p>
          </table:table-cell>
          <table:table-cell office:value-type="float" office:value="0" calcext:value-type="float">
            <text:p>0</text:p>
          </table:table-cell>
          <table:table-cell office:value-type="float" office:value="6.542181" calcext:value-type="float">
            <text:p>6.542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2" calcext:value-type="float">
            <text:p>6112002</text:p>
          </table:table-cell>
          <table:table-cell office:value-type="float" office:value="538.1779" calcext:value-type="float">
            <text:p>538.1779</text:p>
          </table:table-cell>
          <table:table-cell office:value-type="float" office:value="13129.11" calcext:value-type="float">
            <text:p>13129.11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53.7635" calcext:value-type="float">
            <text:p>-653.7635</text:p>
          </table:table-cell>
          <table:table-cell office:value-type="float" office:value="1755.892" calcext:value-type="float">
            <text:p>1755.892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7.96076" calcext:value-type="float">
            <text:p>97.96076</text:p>
          </table:table-cell>
          <table:table-cell office:value-type="float" office:value="100.2417" calcext:value-type="float">
            <text:p>100.2417</text:p>
          </table:table-cell>
          <table:table-cell office:value-type="float" office:value="0.1973427" calcext:value-type="float">
            <text:p>0.1973427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3" calcext:value-type="float">
            <text:p>0.002804123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6426614" calcext:value-type="float">
            <text:p>-0.06426614</text:p>
          </table:table-cell>
          <table:table-cell office:value-type="float" office:value="370" calcext:value-type="float">
            <text:p>370</text:p>
          </table:table-cell>
          <table:table-cell office:value-type="float" office:value="154.5733" calcext:value-type="float">
            <text:p>154.5733</text:p>
          </table:table-cell>
          <table:table-cell office:value-type="float" office:value="0" calcext:value-type="float">
            <text:p>0</text:p>
          </table:table-cell>
          <table:table-cell office:value-type="float" office:value="336.7446" calcext:value-type="float">
            <text:p>336.7446</text:p>
          </table:table-cell>
          <table:table-cell office:value-type="float" office:value="1189.06" calcext:value-type="float">
            <text:p>1189.06</text:p>
          </table:table-cell>
          <table:table-cell office:value-type="float" office:value="1476.494" calcext:value-type="float">
            <text:p>1476.494</text:p>
          </table:table-cell>
          <table:table-cell office:value-type="float" office:value="1301.107" calcext:value-type="float">
            <text:p>1301.107</text:p>
          </table:table-cell>
          <table:table-cell office:value-type="float" office:value="781.4864" calcext:value-type="float">
            <text:p>781.4864</text:p>
          </table:table-cell>
          <table:table-cell office:value-type="float" office:value="1086.763" calcext:value-type="float">
            <text:p>1086.763</text:p>
          </table:table-cell>
          <table:table-cell office:value-type="float" office:value="418.499" calcext:value-type="float">
            <text:p>418.499</text:p>
          </table:table-cell>
          <table:table-cell office:value-type="float" office:value="1865.267" calcext:value-type="float">
            <text:p>1865.267</text:p>
          </table:table-cell>
          <table:table-cell office:value-type="float" office:value="2097.846" calcext:value-type="float">
            <text:p>2097.846</text:p>
          </table:table-cell>
          <table:table-cell office:value-type="float" office:value="1674.021" calcext:value-type="float">
            <text:p>1674.021</text:p>
          </table:table-cell>
          <table:table-cell office:value-type="float" office:value="585.9156" calcext:value-type="float">
            <text:p>585.9156</text:p>
          </table:table-cell>
          <table:table-cell office:value-type="float" office:value="575.3243" calcext:value-type="float">
            <text:p>575.3243</text:p>
          </table:table-cell>
          <table:table-cell office:value-type="float" office:value="142.8186" calcext:value-type="float">
            <text:p>142.8186</text:p>
          </table:table-cell>
          <table:table-cell office:value-type="float" office:value="35.69687" calcext:value-type="float">
            <text:p>35.69687</text:p>
          </table:table-cell>
          <table:table-cell office:value-type="float" office:value="0" calcext:value-type="float">
            <text:p>0</text:p>
          </table:table-cell>
          <table:table-cell office:value-type="float" office:value="-0.01748324" calcext:value-type="float">
            <text:p>-0.01748324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77.2155" calcext:value-type="float">
            <text:p>-477.2155</text:p>
          </table:table-cell>
          <table:table-cell office:value-type="float" office:value="0" calcext:value-type="float">
            <text:p>0</text:p>
          </table:table-cell>
          <table:table-cell office:value-type="float" office:value="6.495951" calcext:value-type="float">
            <text:p>6.495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2" calcext:value-type="float">
            <text:p>7112002</text:p>
          </table:table-cell>
          <table:table-cell office:value-type="float" office:value="536.2723" calcext:value-type="float">
            <text:p>536.2723</text:p>
          </table:table-cell>
          <table:table-cell office:value-type="float" office:value="13129.22" calcext:value-type="float">
            <text:p>13129.22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55.5498" calcext:value-type="float">
            <text:p>-655.5498</text:p>
          </table:table-cell>
          <table:table-cell office:value-type="float" office:value="1761.659" calcext:value-type="float">
            <text:p>1761.659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8.83874" calcext:value-type="float">
            <text:p>98.83874</text:p>
          </table:table-cell>
          <table:table-cell office:value-type="float" office:value="99.28937" calcext:value-type="float">
            <text:p>99.28937</text:p>
          </table:table-cell>
          <table:table-cell office:value-type="float" office:value="0.1978381" calcext:value-type="float">
            <text:p>0.1978381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3" calcext:value-type="float">
            <text:p>0.002804123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6426614" calcext:value-type="float">
            <text:p>-0.06426614</text:p>
          </table:table-cell>
          <table:table-cell office:value-type="float" office:value="370" calcext:value-type="float">
            <text:p>370</text:p>
          </table:table-cell>
          <table:table-cell office:value-type="float" office:value="152.7875" calcext:value-type="float">
            <text:p>152.7875</text:p>
          </table:table-cell>
          <table:table-cell office:value-type="float" office:value="0" calcext:value-type="float">
            <text:p>0</text:p>
          </table:table-cell>
          <table:table-cell office:value-type="float" office:value="336.8672" calcext:value-type="float">
            <text:p>336.8672</text:p>
          </table:table-cell>
          <table:table-cell office:value-type="float" office:value="1188.74" calcext:value-type="float">
            <text:p>1188.74</text:p>
          </table:table-cell>
          <table:table-cell office:value-type="float" office:value="1476.149" calcext:value-type="float">
            <text:p>1476.149</text:p>
          </table:table-cell>
          <table:table-cell office:value-type="float" office:value="1301.015" calcext:value-type="float">
            <text:p>1301.015</text:p>
          </table:table-cell>
          <table:table-cell office:value-type="float" office:value="781.4053" calcext:value-type="float">
            <text:p>781.4053</text:p>
          </table:table-cell>
          <table:table-cell office:value-type="float" office:value="1086.729" calcext:value-type="float">
            <text:p>1086.729</text:p>
          </table:table-cell>
          <table:table-cell office:value-type="float" office:value="418.4843" calcext:value-type="float">
            <text:p>418.4843</text:p>
          </table:table-cell>
          <table:table-cell office:value-type="float" office:value="1865.238" calcext:value-type="float">
            <text:p>1865.238</text:p>
          </table:table-cell>
          <table:table-cell office:value-type="float" office:value="2097.822" calcext:value-type="float">
            <text:p>2097.822</text:p>
          </table:table-cell>
          <table:table-cell office:value-type="float" office:value="1674.005" calcext:value-type="float">
            <text:p>1674.005</text:p>
          </table:table-cell>
          <table:table-cell office:value-type="float" office:value="585.9084" calcext:value-type="float">
            <text:p>585.9084</text:p>
          </table:table-cell>
          <table:table-cell office:value-type="float" office:value="575.3231" calcext:value-type="float">
            <text:p>575.3231</text:p>
          </table:table-cell>
          <table:table-cell office:value-type="float" office:value="142.8186" calcext:value-type="float">
            <text:p>142.8186</text:p>
          </table:table-cell>
          <table:table-cell office:value-type="float" office:value="35.69685" calcext:value-type="float">
            <text:p>35.69685</text:p>
          </table:table-cell>
          <table:table-cell office:value-type="float" office:value="0" calcext:value-type="float">
            <text:p>0</text:p>
          </table:table-cell>
          <table:table-cell office:value-type="float" office:value="-0.01748485" calcext:value-type="float">
            <text:p>-0.01748485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78.9706" calcext:value-type="float">
            <text:p>-478.9706</text:p>
          </table:table-cell>
          <table:table-cell office:value-type="float" office:value="0" calcext:value-type="float">
            <text:p>0</text:p>
          </table:table-cell>
          <table:table-cell office:value-type="float" office:value="6.463733" calcext:value-type="float">
            <text:p>6.463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2" calcext:value-type="float">
            <text:p>8112002</text:p>
          </table:table-cell>
          <table:table-cell office:value-type="float" office:value="534.373" calcext:value-type="float">
            <text:p>534.373</text:p>
          </table:table-cell>
          <table:table-cell office:value-type="float" office:value="13129.32" calcext:value-type="float">
            <text:p>13129.32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57.3555" calcext:value-type="float">
            <text:p>-657.3555</text:p>
          </table:table-cell>
          <table:table-cell office:value-type="float" office:value="1767.535" calcext:value-type="float">
            <text:p>1767.535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99.60419" calcext:value-type="float">
            <text:p>99.60419</text:p>
          </table:table-cell>
          <table:table-cell office:value-type="float" office:value="98.50024" calcext:value-type="float">
            <text:p>98.50024</text:p>
          </table:table-cell>
          <table:table-cell office:value-type="float" office:value="0.1983755" calcext:value-type="float">
            <text:p>0.1983755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3" calcext:value-type="float">
            <text:p>0.002804123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6426614" calcext:value-type="float">
            <text:p>-0.06426614</text:p>
          </table:table-cell>
          <table:table-cell office:value-type="float" office:value="370" calcext:value-type="float">
            <text:p>370</text:p>
          </table:table-cell>
          <table:table-cell office:value-type="float" office:value="150.9824" calcext:value-type="float">
            <text:p>150.9824</text:p>
          </table:table-cell>
          <table:table-cell office:value-type="float" office:value="0" calcext:value-type="float">
            <text:p>0</text:p>
          </table:table-cell>
          <table:table-cell office:value-type="float" office:value="336.9881" calcext:value-type="float">
            <text:p>336.9881</text:p>
          </table:table-cell>
          <table:table-cell office:value-type="float" office:value="1188.392" calcext:value-type="float">
            <text:p>1188.392</text:p>
          </table:table-cell>
          <table:table-cell office:value-type="float" office:value="1475.724" calcext:value-type="float">
            <text:p>1475.724</text:p>
          </table:table-cell>
          <table:table-cell office:value-type="float" office:value="1300.894" calcext:value-type="float">
            <text:p>1300.894</text:p>
          </table:table-cell>
          <table:table-cell office:value-type="float" office:value="781.3088" calcext:value-type="float">
            <text:p>781.3088</text:p>
          </table:table-cell>
          <table:table-cell office:value-type="float" office:value="1086.689" calcext:value-type="float">
            <text:p>1086.689</text:p>
          </table:table-cell>
          <table:table-cell office:value-type="float" office:value="418.4669" calcext:value-type="float">
            <text:p>418.4669</text:p>
          </table:table-cell>
          <table:table-cell office:value-type="float" office:value="1865.208" calcext:value-type="float">
            <text:p>1865.208</text:p>
          </table:table-cell>
          <table:table-cell office:value-type="float" office:value="2097.798" calcext:value-type="float">
            <text:p>2097.798</text:p>
          </table:table-cell>
          <table:table-cell office:value-type="float" office:value="1673.989" calcext:value-type="float">
            <text:p>1673.989</text:p>
          </table:table-cell>
          <table:table-cell office:value-type="float" office:value="585.9012" calcext:value-type="float">
            <text:p>585.9012</text:p>
          </table:table-cell>
          <table:table-cell office:value-type="float" office:value="575.3218" calcext:value-type="float">
            <text:p>575.3218</text:p>
          </table:table-cell>
          <table:table-cell office:value-type="float" office:value="142.8186" calcext:value-type="float">
            <text:p>142.8186</text:p>
          </table:table-cell>
          <table:table-cell office:value-type="float" office:value="35.69685" calcext:value-type="float">
            <text:p>35.69685</text:p>
          </table:table-cell>
          <table:table-cell office:value-type="float" office:value="0" calcext:value-type="float">
            <text:p>0</text:p>
          </table:table-cell>
          <table:table-cell office:value-type="float" office:value="-0.01748566" calcext:value-type="float">
            <text:p>-0.01748566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80.7263" calcext:value-type="float">
            <text:p>-480.7263</text:p>
          </table:table-cell>
          <table:table-cell office:value-type="float" office:value="0" calcext:value-type="float">
            <text:p>0</text:p>
          </table:table-cell>
          <table:table-cell office:value-type="float" office:value="6.415679" calcext:value-type="float">
            <text:p>6.415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2" calcext:value-type="float">
            <text:p>9112002</text:p>
          </table:table-cell>
          <table:table-cell office:value-type="float" office:value="532.4545" calcext:value-type="float">
            <text:p>532.4545</text:p>
          </table:table-cell>
          <table:table-cell office:value-type="float" office:value="13129.43" calcext:value-type="float">
            <text:p>13129.43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59.1717" calcext:value-type="float">
            <text:p>-659.1717</text:p>
          </table:table-cell>
          <table:table-cell office:value-type="float" office:value="1773.024" calcext:value-type="float">
            <text:p>1773.024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0.2922" calcext:value-type="float">
            <text:p>100.2922</text:p>
          </table:table-cell>
          <table:table-cell office:value-type="float" office:value="97.76422" calcext:value-type="float">
            <text:p>97.76422</text:p>
          </table:table-cell>
          <table:table-cell office:value-type="float" office:value="0.1989532" calcext:value-type="float">
            <text:p>0.1989532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3" calcext:value-type="float">
            <text:p>0.002804123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6426614" calcext:value-type="float">
            <text:p>-0.06426614</text:p>
          </table:table-cell>
          <table:table-cell office:value-type="float" office:value="370" calcext:value-type="float">
            <text:p>370</text:p>
          </table:table-cell>
          <table:table-cell office:value-type="float" office:value="149.1667" calcext:value-type="float">
            <text:p>149.1667</text:p>
          </table:table-cell>
          <table:table-cell office:value-type="float" office:value="0" calcext:value-type="float">
            <text:p>0</text:p>
          </table:table-cell>
          <table:table-cell office:value-type="float" office:value="337.1066" calcext:value-type="float">
            <text:p>337.1066</text:p>
          </table:table-cell>
          <table:table-cell office:value-type="float" office:value="1188.014" calcext:value-type="float">
            <text:p>1188.014</text:p>
          </table:table-cell>
          <table:table-cell office:value-type="float" office:value="1475.269" calcext:value-type="float">
            <text:p>1475.269</text:p>
          </table:table-cell>
          <table:table-cell office:value-type="float" office:value="1300.771" calcext:value-type="float">
            <text:p>1300.771</text:p>
          </table:table-cell>
          <table:table-cell office:value-type="float" office:value="781.2112" calcext:value-type="float">
            <text:p>781.2112</text:p>
          </table:table-cell>
          <table:table-cell office:value-type="float" office:value="1086.646" calcext:value-type="float">
            <text:p>1086.646</text:p>
          </table:table-cell>
          <table:table-cell office:value-type="float" office:value="418.4484" calcext:value-type="float">
            <text:p>418.4484</text:p>
          </table:table-cell>
          <table:table-cell office:value-type="float" office:value="1865.177" calcext:value-type="float">
            <text:p>1865.177</text:p>
          </table:table-cell>
          <table:table-cell office:value-type="float" office:value="2097.774" calcext:value-type="float">
            <text:p>2097.774</text:p>
          </table:table-cell>
          <table:table-cell office:value-type="float" office:value="1673.972" calcext:value-type="float">
            <text:p>1673.972</text:p>
          </table:table-cell>
          <table:table-cell office:value-type="float" office:value="585.894" calcext:value-type="float">
            <text:p>585.894</text:p>
          </table:table-cell>
          <table:table-cell office:value-type="float" office:value="575.3206" calcext:value-type="float">
            <text:p>575.3206</text:p>
          </table:table-cell>
          <table:table-cell office:value-type="float" office:value="142.8186" calcext:value-type="float">
            <text:p>142.8186</text:p>
          </table:table-cell>
          <table:table-cell office:value-type="float" office:value="35.69683" calcext:value-type="float">
            <text:p>35.69683</text:p>
          </table:table-cell>
          <table:table-cell office:value-type="float" office:value="0" calcext:value-type="float">
            <text:p>0</text:p>
          </table:table-cell>
          <table:table-cell office:value-type="float" office:value="-0.0174876" calcext:value-type="float">
            <text:p>-0.0174876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82.4996" calcext:value-type="float">
            <text:p>-482.4996</text:p>
          </table:table-cell>
          <table:table-cell office:value-type="float" office:value="0" calcext:value-type="float">
            <text:p>0</text:p>
          </table:table-cell>
          <table:table-cell office:value-type="float" office:value="6.372909" calcext:value-type="float">
            <text:p>6.372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2" calcext:value-type="float">
            <text:p>10112002</text:p>
          </table:table-cell>
          <table:table-cell office:value-type="float" office:value="531.1163" calcext:value-type="float">
            <text:p>531.1163</text:p>
          </table:table-cell>
          <table:table-cell office:value-type="float" office:value="13129.46" calcext:value-type="float">
            <text:p>13129.46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60.5286" calcext:value-type="float">
            <text:p>-660.5286</text:p>
          </table:table-cell>
          <table:table-cell office:value-type="float" office:value="1778.241" calcext:value-type="float">
            <text:p>1778.241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0.6695" calcext:value-type="float">
            <text:p>100.6695</text:p>
          </table:table-cell>
          <table:table-cell office:value-type="float" office:value="97.43224" calcext:value-type="float">
            <text:p>97.43224</text:p>
          </table:table-cell>
          <table:table-cell office:value-type="float" office:value="0.1995921" calcext:value-type="float">
            <text:p>0.1995921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3" calcext:value-type="float">
            <text:p>0.002804123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6471355" calcext:value-type="float">
            <text:p>-0.06471355</text:p>
          </table:table-cell>
          <table:table-cell office:value-type="float" office:value="370" calcext:value-type="float">
            <text:p>370</text:p>
          </table:table-cell>
          <table:table-cell office:value-type="float" office:value="147.8109" calcext:value-type="float">
            <text:p>147.8109</text:p>
          </table:table-cell>
          <table:table-cell office:value-type="float" office:value="0" calcext:value-type="float">
            <text:p>0</text:p>
          </table:table-cell>
          <table:table-cell office:value-type="float" office:value="337.1868" calcext:value-type="float">
            <text:p>337.1868</text:p>
          </table:table-cell>
          <table:table-cell office:value-type="float" office:value="1187.724" calcext:value-type="float">
            <text:p>1187.724</text:p>
          </table:table-cell>
          <table:table-cell office:value-type="float" office:value="1474.868" calcext:value-type="float">
            <text:p>1474.868</text:p>
          </table:table-cell>
          <table:table-cell office:value-type="float" office:value="1300.647" calcext:value-type="float">
            <text:p>1300.647</text:p>
          </table:table-cell>
          <table:table-cell office:value-type="float" office:value="781.114" calcext:value-type="float">
            <text:p>781.114</text:p>
          </table:table-cell>
          <table:table-cell office:value-type="float" office:value="1086.602" calcext:value-type="float">
            <text:p>1086.602</text:p>
          </table:table-cell>
          <table:table-cell office:value-type="float" office:value="418.4287" calcext:value-type="float">
            <text:p>418.4287</text:p>
          </table:table-cell>
          <table:table-cell office:value-type="float" office:value="1865.145" calcext:value-type="float">
            <text:p>1865.145</text:p>
          </table:table-cell>
          <table:table-cell office:value-type="float" office:value="2097.75" calcext:value-type="float">
            <text:p>2097.75</text:p>
          </table:table-cell>
          <table:table-cell office:value-type="float" office:value="1673.956" calcext:value-type="float">
            <text:p>1673.956</text:p>
          </table:table-cell>
          <table:table-cell office:value-type="float" office:value="585.8869" calcext:value-type="float">
            <text:p>585.8869</text:p>
          </table:table-cell>
          <table:table-cell office:value-type="float" office:value="575.3193" calcext:value-type="float">
            <text:p>575.3193</text:p>
          </table:table-cell>
          <table:table-cell office:value-type="float" office:value="142.8185" calcext:value-type="float">
            <text:p>142.8185</text:p>
          </table:table-cell>
          <table:table-cell office:value-type="float" office:value="35.69682" calcext:value-type="float">
            <text:p>35.69682</text:p>
          </table:table-cell>
          <table:table-cell office:value-type="float" office:value="0" calcext:value-type="float">
            <text:p>0</text:p>
          </table:table-cell>
          <table:table-cell office:value-type="float" office:value="-0.01748807" calcext:value-type="float">
            <text:p>-0.01748807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83.7717" calcext:value-type="float">
            <text:p>-483.7717</text:p>
          </table:table-cell>
          <table:table-cell office:value-type="float" office:value="0" calcext:value-type="float">
            <text:p>0</text:p>
          </table:table-cell>
          <table:table-cell office:value-type="float" office:value="6.290047" calcext:value-type="float">
            <text:p>6.290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2" calcext:value-type="float">
            <text:p>11112002</text:p>
          </table:table-cell>
          <table:table-cell office:value-type="float" office:value="530.2844" calcext:value-type="float">
            <text:p>530.2844</text:p>
          </table:table-cell>
          <table:table-cell office:value-type="float" office:value="13129.44" calcext:value-type="float">
            <text:p>13129.44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61.442" calcext:value-type="float">
            <text:p>-661.442</text:p>
          </table:table-cell>
          <table:table-cell office:value-type="float" office:value="1781.309" calcext:value-type="float">
            <text:p>1781.309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0.844" calcext:value-type="float">
            <text:p>100.844</text:p>
          </table:table-cell>
          <table:table-cell office:value-type="float" office:value="97.27613" calcext:value-type="float">
            <text:p>97.27613</text:p>
          </table:table-cell>
          <table:table-cell office:value-type="float" office:value="0.2002221" calcext:value-type="float">
            <text:p>0.2002221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3" calcext:value-type="float">
            <text:p>0.002804123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6572842" calcext:value-type="float">
            <text:p>-0.06572842</text:p>
          </table:table-cell>
          <table:table-cell office:value-type="float" office:value="370" calcext:value-type="float">
            <text:p>370</text:p>
          </table:table-cell>
          <table:table-cell office:value-type="float" office:value="146.8992" calcext:value-type="float">
            <text:p>146.8992</text:p>
          </table:table-cell>
          <table:table-cell office:value-type="float" office:value="0" calcext:value-type="float">
            <text:p>0</text:p>
          </table:table-cell>
          <table:table-cell office:value-type="float" office:value="337.2361" calcext:value-type="float">
            <text:p>337.2361</text:p>
          </table:table-cell>
          <table:table-cell office:value-type="float" office:value="1187.538" calcext:value-type="float">
            <text:p>1187.538</text:p>
          </table:table-cell>
          <table:table-cell office:value-type="float" office:value="1474.602" calcext:value-type="float">
            <text:p>1474.602</text:p>
          </table:table-cell>
          <table:table-cell office:value-type="float" office:value="1300.574" calcext:value-type="float">
            <text:p>1300.574</text:p>
          </table:table-cell>
          <table:table-cell office:value-type="float" office:value="781.0328" calcext:value-type="float">
            <text:p>781.0328</text:p>
          </table:table-cell>
          <table:table-cell office:value-type="float" office:value="1086.565" calcext:value-type="float">
            <text:p>1086.565</text:p>
          </table:table-cell>
          <table:table-cell office:value-type="float" office:value="418.4108" calcext:value-type="float">
            <text:p>418.4108</text:p>
          </table:table-cell>
          <table:table-cell office:value-type="float" office:value="1865.113" calcext:value-type="float">
            <text:p>1865.113</text:p>
          </table:table-cell>
          <table:table-cell office:value-type="float" office:value="2097.725" calcext:value-type="float">
            <text:p>2097.725</text:p>
          </table:table-cell>
          <table:table-cell office:value-type="float" office:value="1673.94" calcext:value-type="float">
            <text:p>1673.94</text:p>
          </table:table-cell>
          <table:table-cell office:value-type="float" office:value="585.8797" calcext:value-type="float">
            <text:p>585.8797</text:p>
          </table:table-cell>
          <table:table-cell office:value-type="float" office:value="575.3181" calcext:value-type="float">
            <text:p>575.3181</text:p>
          </table:table-cell>
          <table:table-cell office:value-type="float" office:value="142.8185" calcext:value-type="float">
            <text:p>142.8185</text:p>
          </table:table-cell>
          <table:table-cell office:value-type="float" office:value="35.69681" calcext:value-type="float">
            <text:p>35.69681</text:p>
          </table:table-cell>
          <table:table-cell office:value-type="float" office:value="0" calcext:value-type="float">
            <text:p>0</text:p>
          </table:table-cell>
          <table:table-cell office:value-type="float" office:value="-0.01748877" calcext:value-type="float">
            <text:p>-0.01748877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84.5901" calcext:value-type="float">
            <text:p>-484.5901</text:p>
          </table:table-cell>
          <table:table-cell office:value-type="float" office:value="0" calcext:value-type="float">
            <text:p>0</text:p>
          </table:table-cell>
          <table:table-cell office:value-type="float" office:value="6.19832" calcext:value-type="float">
            <text:p>6.19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2" calcext:value-type="float">
            <text:p>12112002</text:p>
          </table:table-cell>
          <table:table-cell office:value-type="float" office:value="529.373" calcext:value-type="float">
            <text:p>529.373</text:p>
          </table:table-cell>
          <table:table-cell office:value-type="float" office:value="13129.45" calcext:value-type="float">
            <text:p>13129.45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62.3661" calcext:value-type="float">
            <text:p>-662.3661</text:p>
          </table:table-cell>
          <table:table-cell office:value-type="float" office:value="1783.588" calcext:value-type="float">
            <text:p>1783.588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0.8445" calcext:value-type="float">
            <text:p>100.8445</text:p>
          </table:table-cell>
          <table:table-cell office:value-type="float" office:value="97.11684" calcext:value-type="float">
            <text:p>97.11684</text:p>
          </table:table-cell>
          <table:table-cell office:value-type="float" office:value="0.2008297" calcext:value-type="float">
            <text:p>0.2008297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3" calcext:value-type="float">
            <text:p>0.002804123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6572842" calcext:value-type="float">
            <text:p>-0.06572842</text:p>
          </table:table-cell>
          <table:table-cell office:value-type="float" office:value="370" calcext:value-type="float">
            <text:p>370</text:p>
          </table:table-cell>
          <table:table-cell office:value-type="float" office:value="145.9756" calcext:value-type="float">
            <text:p>145.9756</text:p>
          </table:table-cell>
          <table:table-cell office:value-type="float" office:value="0" calcext:value-type="float">
            <text:p>0</text:p>
          </table:table-cell>
          <table:table-cell office:value-type="float" office:value="337.3047" calcext:value-type="float">
            <text:p>337.3047</text:p>
          </table:table-cell>
          <table:table-cell office:value-type="float" office:value="1187.293" calcext:value-type="float">
            <text:p>1187.293</text:p>
          </table:table-cell>
          <table:table-cell office:value-type="float" office:value="1474.308" calcext:value-type="float">
            <text:p>1474.308</text:p>
          </table:table-cell>
          <table:table-cell office:value-type="float" office:value="1300.5" calcext:value-type="float">
            <text:p>1300.5</text:p>
          </table:table-cell>
          <table:table-cell office:value-type="float" office:value="780.9605" calcext:value-type="float">
            <text:p>780.9605</text:p>
          </table:table-cell>
          <table:table-cell office:value-type="float" office:value="1086.532" calcext:value-type="float">
            <text:p>1086.532</text:p>
          </table:table-cell>
          <table:table-cell office:value-type="float" office:value="418.3945" calcext:value-type="float">
            <text:p>418.3945</text:p>
          </table:table-cell>
          <table:table-cell office:value-type="float" office:value="1865.082" calcext:value-type="float">
            <text:p>1865.082</text:p>
          </table:table-cell>
          <table:table-cell office:value-type="float" office:value="2097.701" calcext:value-type="float">
            <text:p>2097.701</text:p>
          </table:table-cell>
          <table:table-cell office:value-type="float" office:value="1673.924" calcext:value-type="float">
            <text:p>1673.924</text:p>
          </table:table-cell>
          <table:table-cell office:value-type="float" office:value="585.8726" calcext:value-type="float">
            <text:p>585.8726</text:p>
          </table:table-cell>
          <table:table-cell office:value-type="float" office:value="575.3168" calcext:value-type="float">
            <text:p>575.3168</text:p>
          </table:table-cell>
          <table:table-cell office:value-type="float" office:value="142.8185" calcext:value-type="float">
            <text:p>142.8185</text:p>
          </table:table-cell>
          <table:table-cell office:value-type="float" office:value="35.6968" calcext:value-type="float">
            <text:p>35.6968</text:p>
          </table:table-cell>
          <table:table-cell office:value-type="float" office:value="0" calcext:value-type="float">
            <text:p>0</text:p>
          </table:table-cell>
          <table:table-cell office:value-type="float" office:value="-0.01749431" calcext:value-type="float">
            <text:p>-0.01749431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85.4563" calcext:value-type="float">
            <text:p>-485.4563</text:p>
          </table:table-cell>
          <table:table-cell office:value-type="float" office:value="0" calcext:value-type="float">
            <text:p>0</text:p>
          </table:table-cell>
          <table:table-cell office:value-type="float" office:value="6.144014" calcext:value-type="float">
            <text:p>6.14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2" calcext:value-type="float">
            <text:p>13112002</text:p>
          </table:table-cell>
          <table:table-cell office:value-type="float" office:value="528.4132" calcext:value-type="float">
            <text:p>528.4132</text:p>
          </table:table-cell>
          <table:table-cell office:value-type="float" office:value="13129.45" calcext:value-type="float">
            <text:p>13129.45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63.3297" calcext:value-type="float">
            <text:p>-663.3297</text:p>
          </table:table-cell>
          <table:table-cell office:value-type="float" office:value="1786.643" calcext:value-type="float">
            <text:p>1786.643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0.8267" calcext:value-type="float">
            <text:p>100.8267</text:p>
          </table:table-cell>
          <table:table-cell office:value-type="float" office:value="96.99752" calcext:value-type="float">
            <text:p>96.99752</text:p>
          </table:table-cell>
          <table:table-cell office:value-type="float" office:value="0.2014318" calcext:value-type="float">
            <text:p>0.2014318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3" calcext:value-type="float">
            <text:p>0.002804123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6572842" calcext:value-type="float">
            <text:p>-0.06572842</text:p>
          </table:table-cell>
          <table:table-cell office:value-type="float" office:value="370" calcext:value-type="float">
            <text:p>370</text:p>
          </table:table-cell>
          <table:table-cell office:value-type="float" office:value="145.0127" calcext:value-type="float">
            <text:p>145.0127</text:p>
          </table:table-cell>
          <table:table-cell office:value-type="float" office:value="0" calcext:value-type="float">
            <text:p>0</text:p>
          </table:table-cell>
          <table:table-cell office:value-type="float" office:value="337.3826" calcext:value-type="float">
            <text:p>337.3826</text:p>
          </table:table-cell>
          <table:table-cell office:value-type="float" office:value="1187.013" calcext:value-type="float">
            <text:p>1187.013</text:p>
          </table:table-cell>
          <table:table-cell office:value-type="float" office:value="1473.967" calcext:value-type="float">
            <text:p>1473.967</text:p>
          </table:table-cell>
          <table:table-cell office:value-type="float" office:value="1300.417" calcext:value-type="float">
            <text:p>1300.417</text:p>
          </table:table-cell>
          <table:table-cell office:value-type="float" office:value="780.8829" calcext:value-type="float">
            <text:p>780.8829</text:p>
          </table:table-cell>
          <table:table-cell office:value-type="float" office:value="1086.497" calcext:value-type="float">
            <text:p>1086.497</text:p>
          </table:table-cell>
          <table:table-cell office:value-type="float" office:value="418.3777" calcext:value-type="float">
            <text:p>418.3777</text:p>
          </table:table-cell>
          <table:table-cell office:value-type="float" office:value="1865.051" calcext:value-type="float">
            <text:p>1865.051</text:p>
          </table:table-cell>
          <table:table-cell office:value-type="float" office:value="2097.677" calcext:value-type="float">
            <text:p>2097.677</text:p>
          </table:table-cell>
          <table:table-cell office:value-type="float" office:value="1673.908" calcext:value-type="float">
            <text:p>1673.908</text:p>
          </table:table-cell>
          <table:table-cell office:value-type="float" office:value="585.8654" calcext:value-type="float">
            <text:p>585.8654</text:p>
          </table:table-cell>
          <table:table-cell office:value-type="float" office:value="575.3156" calcext:value-type="float">
            <text:p>575.3156</text:p>
          </table:table-cell>
          <table:table-cell office:value-type="float" office:value="142.8185" calcext:value-type="float">
            <text:p>142.8185</text:p>
          </table:table-cell>
          <table:table-cell office:value-type="float" office:value="35.69679" calcext:value-type="float">
            <text:p>35.69679</text:p>
          </table:table-cell>
          <table:table-cell office:value-type="float" office:value="0" calcext:value-type="float">
            <text:p>0</text:p>
          </table:table-cell>
          <table:table-cell office:value-type="float" office:value="-0.01749736" calcext:value-type="float">
            <text:p>-0.01749736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86.3676" calcext:value-type="float">
            <text:p>-486.3676</text:p>
          </table:table-cell>
          <table:table-cell office:value-type="float" office:value="0" calcext:value-type="float">
            <text:p>0</text:p>
          </table:table-cell>
          <table:table-cell office:value-type="float" office:value="6.093598" calcext:value-type="float">
            <text:p>6.093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2" calcext:value-type="float">
            <text:p>14112002</text:p>
          </table:table-cell>
          <table:table-cell office:value-type="float" office:value="527.4886" calcext:value-type="float">
            <text:p>527.4886</text:p>
          </table:table-cell>
          <table:table-cell office:value-type="float" office:value="13129.43" calcext:value-type="float">
            <text:p>13129.43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64.2986" calcext:value-type="float">
            <text:p>-664.2986</text:p>
          </table:table-cell>
          <table:table-cell office:value-type="float" office:value="1789.659" calcext:value-type="float">
            <text:p>1789.659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1.002" calcext:value-type="float">
            <text:p>101.002</text:p>
          </table:table-cell>
          <table:table-cell office:value-type="float" office:value="96.90602" calcext:value-type="float">
            <text:p>96.90602</text:p>
          </table:table-cell>
          <table:table-cell office:value-type="float" office:value="0.2020526" calcext:value-type="float">
            <text:p>0.2020526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3" calcext:value-type="float">
            <text:p>0.002804123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6729411" calcext:value-type="float">
            <text:p>-0.06729411</text:p>
          </table:table-cell>
          <table:table-cell office:value-type="float" office:value="370" calcext:value-type="float">
            <text:p>370</text:p>
          </table:table-cell>
          <table:table-cell office:value-type="float" office:value="144.046" calcext:value-type="float">
            <text:p>144.046</text:p>
          </table:table-cell>
          <table:table-cell office:value-type="float" office:value="0" calcext:value-type="float">
            <text:p>0</text:p>
          </table:table-cell>
          <table:table-cell office:value-type="float" office:value="337.4403" calcext:value-type="float">
            <text:p>337.4403</text:p>
          </table:table-cell>
          <table:table-cell office:value-type="float" office:value="1186.75" calcext:value-type="float">
            <text:p>1186.75</text:p>
          </table:table-cell>
          <table:table-cell office:value-type="float" office:value="1473.62" calcext:value-type="float">
            <text:p>1473.62</text:p>
          </table:table-cell>
          <table:table-cell office:value-type="float" office:value="1300.331" calcext:value-type="float">
            <text:p>1300.331</text:p>
          </table:table-cell>
          <table:table-cell office:value-type="float" office:value="780.8032" calcext:value-type="float">
            <text:p>780.8032</text:p>
          </table:table-cell>
          <table:table-cell office:value-type="float" office:value="1086.459" calcext:value-type="float">
            <text:p>1086.459</text:p>
          </table:table-cell>
          <table:table-cell office:value-type="float" office:value="418.3601" calcext:value-type="float">
            <text:p>418.3601</text:p>
          </table:table-cell>
          <table:table-cell office:value-type="float" office:value="1865.02" calcext:value-type="float">
            <text:p>1865.02</text:p>
          </table:table-cell>
          <table:table-cell office:value-type="float" office:value="2097.652" calcext:value-type="float">
            <text:p>2097.652</text:p>
          </table:table-cell>
          <table:table-cell office:value-type="float" office:value="1673.892" calcext:value-type="float">
            <text:p>1673.892</text:p>
          </table:table-cell>
          <table:table-cell office:value-type="float" office:value="585.8583" calcext:value-type="float">
            <text:p>585.8583</text:p>
          </table:table-cell>
          <table:table-cell office:value-type="float" office:value="575.3145" calcext:value-type="float">
            <text:p>575.3145</text:p>
          </table:table-cell>
          <table:table-cell office:value-type="float" office:value="142.8184" calcext:value-type="float">
            <text:p>142.8184</text:p>
          </table:table-cell>
          <table:table-cell office:value-type="float" office:value="35.69678" calcext:value-type="float">
            <text:p>35.69678</text:p>
          </table:table-cell>
          <table:table-cell office:value-type="float" office:value="0" calcext:value-type="float">
            <text:p>0</text:p>
          </table:table-cell>
          <table:table-cell office:value-type="float" office:value="-0.01750196" calcext:value-type="float">
            <text:p>-0.01750196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87.2705" calcext:value-type="float">
            <text:p>-487.2705</text:p>
          </table:table-cell>
          <table:table-cell office:value-type="float" office:value="0" calcext:value-type="float">
            <text:p>0</text:p>
          </table:table-cell>
          <table:table-cell office:value-type="float" office:value="6.032032" calcext:value-type="float">
            <text:p>6.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2" calcext:value-type="float">
            <text:p>15112002</text:p>
          </table:table-cell>
          <table:table-cell office:value-type="float" office:value="526.8281" calcext:value-type="float">
            <text:p>526.8281</text:p>
          </table:table-cell>
          <table:table-cell office:value-type="float" office:value="13129.4" calcext:value-type="float">
            <text:p>13129.4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65.0382" calcext:value-type="float">
            <text:p>-665.0382</text:p>
          </table:table-cell>
          <table:table-cell office:value-type="float" office:value="1791.5" calcext:value-type="float">
            <text:p>1791.5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1.1172" calcext:value-type="float">
            <text:p>101.1172</text:p>
          </table:table-cell>
          <table:table-cell office:value-type="float" office:value="96.83951" calcext:value-type="float">
            <text:p>96.83951</text:p>
          </table:table-cell>
          <table:table-cell office:value-type="float" office:value="0.2027072" calcext:value-type="float">
            <text:p>0.2027072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3" calcext:value-type="float">
            <text:p>0.002804123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6729411" calcext:value-type="float">
            <text:p>-0.06729411</text:p>
          </table:table-cell>
          <table:table-cell office:value-type="float" office:value="370" calcext:value-type="float">
            <text:p>370</text:p>
          </table:table-cell>
          <table:table-cell office:value-type="float" office:value="143.307" calcext:value-type="float">
            <text:p>143.307</text:p>
          </table:table-cell>
          <table:table-cell office:value-type="float" office:value="0" calcext:value-type="float">
            <text:p>0</text:p>
          </table:table-cell>
          <table:table-cell office:value-type="float" office:value="337.4822" calcext:value-type="float">
            <text:p>337.4822</text:p>
          </table:table-cell>
          <table:table-cell office:value-type="float" office:value="1186.584" calcext:value-type="float">
            <text:p>1186.584</text:p>
          </table:table-cell>
          <table:table-cell office:value-type="float" office:value="1473.378" calcext:value-type="float">
            <text:p>1473.378</text:p>
          </table:table-cell>
          <table:table-cell office:value-type="float" office:value="1300.271" calcext:value-type="float">
            <text:p>1300.271</text:p>
          </table:table-cell>
          <table:table-cell office:value-type="float" office:value="780.7344" calcext:value-type="float">
            <text:p>780.7344</text:p>
          </table:table-cell>
          <table:table-cell office:value-type="float" office:value="1086.427" calcext:value-type="float">
            <text:p>1086.427</text:p>
          </table:table-cell>
          <table:table-cell office:value-type="float" office:value="418.3435" calcext:value-type="float">
            <text:p>418.3435</text:p>
          </table:table-cell>
          <table:table-cell office:value-type="float" office:value="1864.989" calcext:value-type="float">
            <text:p>1864.989</text:p>
          </table:table-cell>
          <table:table-cell office:value-type="float" office:value="2097.628" calcext:value-type="float">
            <text:p>2097.628</text:p>
          </table:table-cell>
          <table:table-cell office:value-type="float" office:value="1673.876" calcext:value-type="float">
            <text:p>1673.876</text:p>
          </table:table-cell>
          <table:table-cell office:value-type="float" office:value="585.8512" calcext:value-type="float">
            <text:p>585.8512</text:p>
          </table:table-cell>
          <table:table-cell office:value-type="float" office:value="575.3132" calcext:value-type="float">
            <text:p>575.3132</text:p>
          </table:table-cell>
          <table:table-cell office:value-type="float" office:value="142.8184" calcext:value-type="float">
            <text:p>142.8184</text:p>
          </table:table-cell>
          <table:table-cell office:value-type="float" office:value="35.69678" calcext:value-type="float">
            <text:p>35.69678</text:p>
          </table:table-cell>
          <table:table-cell office:value-type="float" office:value="0" calcext:value-type="float">
            <text:p>0</text:p>
          </table:table-cell>
          <table:table-cell office:value-type="float" office:value="-0.01750544" calcext:value-type="float">
            <text:p>-0.01750544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87.9326" calcext:value-type="float">
            <text:p>-487.9326</text:p>
          </table:table-cell>
          <table:table-cell office:value-type="float" office:value="0" calcext:value-type="float">
            <text:p>0</text:p>
          </table:table-cell>
          <table:table-cell office:value-type="float" office:value="5.953495" calcext:value-type="float">
            <text:p>5.953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2" calcext:value-type="float">
            <text:p>16112002</text:p>
          </table:table-cell>
          <table:table-cell office:value-type="float" office:value="526.0954" calcext:value-type="float">
            <text:p>526.0954</text:p>
          </table:table-cell>
          <table:table-cell office:value-type="float" office:value="13129.38" calcext:value-type="float">
            <text:p>13129.38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65.8137" calcext:value-type="float">
            <text:p>-665.8137</text:p>
          </table:table-cell>
          <table:table-cell office:value-type="float" office:value="1794.188" calcext:value-type="float">
            <text:p>1794.188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1.254" calcext:value-type="float">
            <text:p>101.254</text:p>
          </table:table-cell>
          <table:table-cell office:value-type="float" office:value="96.74753" calcext:value-type="float">
            <text:p>96.74753</text:p>
          </table:table-cell>
          <table:table-cell office:value-type="float" office:value="0.2033685" calcext:value-type="float">
            <text:p>0.2033685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3" calcext:value-type="float">
            <text:p>0.002804123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6729411" calcext:value-type="float">
            <text:p>-0.06729411</text:p>
          </table:table-cell>
          <table:table-cell office:value-type="float" office:value="370" calcext:value-type="float">
            <text:p>370</text:p>
          </table:table-cell>
          <table:table-cell office:value-type="float" office:value="142.5321" calcext:value-type="float">
            <text:p>142.5321</text:p>
          </table:table-cell>
          <table:table-cell office:value-type="float" office:value="0" calcext:value-type="float">
            <text:p>0</text:p>
          </table:table-cell>
          <table:table-cell office:value-type="float" office:value="337.5225" calcext:value-type="float">
            <text:p>337.5225</text:p>
          </table:table-cell>
          <table:table-cell office:value-type="float" office:value="1186.385" calcext:value-type="float">
            <text:p>1186.385</text:p>
          </table:table-cell>
          <table:table-cell office:value-type="float" office:value="1473.119" calcext:value-type="float">
            <text:p>1473.119</text:p>
          </table:table-cell>
          <table:table-cell office:value-type="float" office:value="1300.212" calcext:value-type="float">
            <text:p>1300.212</text:p>
          </table:table-cell>
          <table:table-cell office:value-type="float" office:value="780.671" calcext:value-type="float">
            <text:p>780.671</text:p>
          </table:table-cell>
          <table:table-cell office:value-type="float" office:value="1086.397" calcext:value-type="float">
            <text:p>1086.397</text:p>
          </table:table-cell>
          <table:table-cell office:value-type="float" office:value="418.3279" calcext:value-type="float">
            <text:p>418.3279</text:p>
          </table:table-cell>
          <table:table-cell office:value-type="float" office:value="1864.959" calcext:value-type="float">
            <text:p>1864.959</text:p>
          </table:table-cell>
          <table:table-cell office:value-type="float" office:value="2097.604" calcext:value-type="float">
            <text:p>2097.604</text:p>
          </table:table-cell>
          <table:table-cell office:value-type="float" office:value="1673.86" calcext:value-type="float">
            <text:p>1673.86</text:p>
          </table:table-cell>
          <table:table-cell office:value-type="float" office:value="585.8441" calcext:value-type="float">
            <text:p>585.8441</text:p>
          </table:table-cell>
          <table:table-cell office:value-type="float" office:value="575.3121" calcext:value-type="float">
            <text:p>575.3121</text:p>
          </table:table-cell>
          <table:table-cell office:value-type="float" office:value="142.8184" calcext:value-type="float">
            <text:p>142.8184</text:p>
          </table:table-cell>
          <table:table-cell office:value-type="float" office:value="35.69677" calcext:value-type="float">
            <text:p>35.69677</text:p>
          </table:table-cell>
          <table:table-cell office:value-type="float" office:value="0" calcext:value-type="float">
            <text:p>0</text:p>
          </table:table-cell>
          <table:table-cell office:value-type="float" office:value="-0.01750968" calcext:value-type="float">
            <text:p>-0.01750968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88.6552" calcext:value-type="float">
            <text:p>-488.6552</text:p>
          </table:table-cell>
          <table:table-cell office:value-type="float" office:value="0" calcext:value-type="float">
            <text:p>0</text:p>
          </table:table-cell>
          <table:table-cell office:value-type="float" office:value="5.89687" calcext:value-type="float">
            <text:p>5.89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2" calcext:value-type="float">
            <text:p>17112002</text:p>
          </table:table-cell>
          <table:table-cell office:value-type="float" office:value="525.3369" calcext:value-type="float">
            <text:p>525.3369</text:p>
          </table:table-cell>
          <table:table-cell office:value-type="float" office:value="13129.37" calcext:value-type="float">
            <text:p>13129.37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66.6711" calcext:value-type="float">
            <text:p>-666.6711</text:p>
          </table:table-cell>
          <table:table-cell office:value-type="float" office:value="1796.255" calcext:value-type="float">
            <text:p>1796.255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1.301" calcext:value-type="float">
            <text:p>101.301</text:p>
          </table:table-cell>
          <table:table-cell office:value-type="float" office:value="96.65567" calcext:value-type="float">
            <text:p>96.65567</text:p>
          </table:table-cell>
          <table:table-cell office:value-type="float" office:value="0.2040381" calcext:value-type="float">
            <text:p>0.2040381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3" calcext:value-type="float">
            <text:p>0.002804123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6883646" calcext:value-type="float">
            <text:p>-0.06883646</text:p>
          </table:table-cell>
          <table:table-cell office:value-type="float" office:value="370" calcext:value-type="float">
            <text:p>370</text:p>
          </table:table-cell>
          <table:table-cell office:value-type="float" office:value="141.6769" calcext:value-type="float">
            <text:p>141.6769</text:p>
          </table:table-cell>
          <table:table-cell office:value-type="float" office:value="0" calcext:value-type="float">
            <text:p>0</text:p>
          </table:table-cell>
          <table:table-cell office:value-type="float" office:value="337.5749" calcext:value-type="float">
            <text:p>337.5749</text:p>
          </table:table-cell>
          <table:table-cell office:value-type="float" office:value="1186.164" calcext:value-type="float">
            <text:p>1186.164</text:p>
          </table:table-cell>
          <table:table-cell office:value-type="float" office:value="1472.848" calcext:value-type="float">
            <text:p>1472.848</text:p>
          </table:table-cell>
          <table:table-cell office:value-type="float" office:value="1300.156" calcext:value-type="float">
            <text:p>1300.156</text:p>
          </table:table-cell>
          <table:table-cell office:value-type="float" office:value="780.6065" calcext:value-type="float">
            <text:p>780.6065</text:p>
          </table:table-cell>
          <table:table-cell office:value-type="float" office:value="1086.368" calcext:value-type="float">
            <text:p>1086.368</text:p>
          </table:table-cell>
          <table:table-cell office:value-type="float" office:value="418.3126" calcext:value-type="float">
            <text:p>418.3126</text:p>
          </table:table-cell>
          <table:table-cell office:value-type="float" office:value="1864.93" calcext:value-type="float">
            <text:p>1864.93</text:p>
          </table:table-cell>
          <table:table-cell office:value-type="float" office:value="2097.581" calcext:value-type="float">
            <text:p>2097.581</text:p>
          </table:table-cell>
          <table:table-cell office:value-type="float" office:value="1673.845" calcext:value-type="float">
            <text:p>1673.845</text:p>
          </table:table-cell>
          <table:table-cell office:value-type="float" office:value="585.8369" calcext:value-type="float">
            <text:p>585.8369</text:p>
          </table:table-cell>
          <table:table-cell office:value-type="float" office:value="575.3109" calcext:value-type="float">
            <text:p>575.3109</text:p>
          </table:table-cell>
          <table:table-cell office:value-type="float" office:value="142.8184" calcext:value-type="float">
            <text:p>142.8184</text:p>
          </table:table-cell>
          <table:table-cell office:value-type="float" office:value="35.69676" calcext:value-type="float">
            <text:p>35.69676</text:p>
          </table:table-cell>
          <table:table-cell office:value-type="float" office:value="0" calcext:value-type="float">
            <text:p>0</text:p>
          </table:table-cell>
          <table:table-cell office:value-type="float" office:value="-0.01751393" calcext:value-type="float">
            <text:p>-0.01751393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89.3874" calcext:value-type="float">
            <text:p>-489.3874</text:p>
          </table:table-cell>
          <table:table-cell office:value-type="float" office:value="0" calcext:value-type="float">
            <text:p>0</text:p>
          </table:table-cell>
          <table:table-cell office:value-type="float" office:value="5.772769" calcext:value-type="float">
            <text:p>5.772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2" calcext:value-type="float">
            <text:p>18112002</text:p>
          </table:table-cell>
          <table:table-cell office:value-type="float" office:value="524.3157" calcext:value-type="float">
            <text:p>524.3157</text:p>
          </table:table-cell>
          <table:table-cell office:value-type="float" office:value="13129.39" calcext:value-type="float">
            <text:p>13129.39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67.6774" calcext:value-type="float">
            <text:p>-667.6774</text:p>
          </table:table-cell>
          <table:table-cell office:value-type="float" office:value="1798.638" calcext:value-type="float">
            <text:p>1798.638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1.3404" calcext:value-type="float">
            <text:p>101.3404</text:p>
          </table:table-cell>
          <table:table-cell office:value-type="float" office:value="96.53286" calcext:value-type="float">
            <text:p>96.53286</text:p>
          </table:table-cell>
          <table:table-cell office:value-type="float" office:value="0.2047141" calcext:value-type="float">
            <text:p>0.2047141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3" calcext:value-type="float">
            <text:p>0.002804123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7123367" calcext:value-type="float">
            <text:p>-0.07123367</text:p>
          </table:table-cell>
          <table:table-cell office:value-type="float" office:value="370" calcext:value-type="float">
            <text:p>370</text:p>
          </table:table-cell>
          <table:table-cell office:value-type="float" office:value="140.6738" calcext:value-type="float">
            <text:p>140.6738</text:p>
          </table:table-cell>
          <table:table-cell office:value-type="float" office:value="0" calcext:value-type="float">
            <text:p>0</text:p>
          </table:table-cell>
          <table:table-cell office:value-type="float" office:value="337.6544" calcext:value-type="float">
            <text:p>337.6544</text:p>
          </table:table-cell>
          <table:table-cell office:value-type="float" office:value="1185.848" calcext:value-type="float">
            <text:p>1185.848</text:p>
          </table:table-cell>
          <table:table-cell office:value-type="float" office:value="1472.476" calcext:value-type="float">
            <text:p>1472.476</text:p>
          </table:table-cell>
          <table:table-cell office:value-type="float" office:value="1300.082" calcext:value-type="float">
            <text:p>1300.082</text:p>
          </table:table-cell>
          <table:table-cell office:value-type="float" office:value="780.5348" calcext:value-type="float">
            <text:p>780.5348</text:p>
          </table:table-cell>
          <table:table-cell office:value-type="float" office:value="1086.336" calcext:value-type="float">
            <text:p>1086.336</text:p>
          </table:table-cell>
          <table:table-cell office:value-type="float" office:value="418.2966" calcext:value-type="float">
            <text:p>418.2966</text:p>
          </table:table-cell>
          <table:table-cell office:value-type="float" office:value="1864.901" calcext:value-type="float">
            <text:p>1864.901</text:p>
          </table:table-cell>
          <table:table-cell office:value-type="float" office:value="2097.557" calcext:value-type="float">
            <text:p>2097.557</text:p>
          </table:table-cell>
          <table:table-cell office:value-type="float" office:value="1673.829" calcext:value-type="float">
            <text:p>1673.829</text:p>
          </table:table-cell>
          <table:table-cell office:value-type="float" office:value="585.8299" calcext:value-type="float">
            <text:p>585.8299</text:p>
          </table:table-cell>
          <table:table-cell office:value-type="float" office:value="575.3097" calcext:value-type="float">
            <text:p>575.3097</text:p>
          </table:table-cell>
          <table:table-cell office:value-type="float" office:value="142.8183" calcext:value-type="float">
            <text:p>142.8183</text:p>
          </table:table-cell>
          <table:table-cell office:value-type="float" office:value="35.69679" calcext:value-type="float">
            <text:p>35.69679</text:p>
          </table:table-cell>
          <table:table-cell office:value-type="float" office:value="0" calcext:value-type="float">
            <text:p>0</text:p>
          </table:table-cell>
          <table:table-cell office:value-type="float" office:value="-0.01751881" calcext:value-type="float">
            <text:p>-0.01751881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90.3458" calcext:value-type="float">
            <text:p>-490.3458</text:p>
          </table:table-cell>
          <table:table-cell office:value-type="float" office:value="0" calcext:value-type="float">
            <text:p>0</text:p>
          </table:table-cell>
          <table:table-cell office:value-type="float" office:value="5.728383" calcext:value-type="float">
            <text:p>5.728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2" calcext:value-type="float">
            <text:p>19112002</text:p>
          </table:table-cell>
          <table:table-cell office:value-type="float" office:value="523.4268" calcext:value-type="float">
            <text:p>523.4268</text:p>
          </table:table-cell>
          <table:table-cell office:value-type="float" office:value="13129.38" calcext:value-type="float">
            <text:p>13129.38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68.6193" calcext:value-type="float">
            <text:p>-668.6193</text:p>
          </table:table-cell>
          <table:table-cell office:value-type="float" office:value="1800.942" calcext:value-type="float">
            <text:p>1800.942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1.4221" calcext:value-type="float">
            <text:p>101.4221</text:p>
          </table:table-cell>
          <table:table-cell office:value-type="float" office:value="96.46221" calcext:value-type="float">
            <text:p>96.46221</text:p>
          </table:table-cell>
          <table:table-cell office:value-type="float" office:value="0.2053815" calcext:value-type="float">
            <text:p>0.2053815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3" calcext:value-type="float">
            <text:p>0.002804123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7343902" calcext:value-type="float">
            <text:p>-0.07343902</text:p>
          </table:table-cell>
          <table:table-cell office:value-type="float" office:value="370" calcext:value-type="float">
            <text:p>370</text:p>
          </table:table-cell>
          <table:table-cell office:value-type="float" office:value="139.7347" calcext:value-type="float">
            <text:p>139.7347</text:p>
          </table:table-cell>
          <table:table-cell office:value-type="float" office:value="0" calcext:value-type="float">
            <text:p>0</text:p>
          </table:table-cell>
          <table:table-cell office:value-type="float" office:value="337.7169" calcext:value-type="float">
            <text:p>337.7169</text:p>
          </table:table-cell>
          <table:table-cell office:value-type="float" office:value="1185.569" calcext:value-type="float">
            <text:p>1185.569</text:p>
          </table:table-cell>
          <table:table-cell office:value-type="float" office:value="1472.13" calcext:value-type="float">
            <text:p>1472.13</text:p>
          </table:table-cell>
          <table:table-cell office:value-type="float" office:value="1300.011" calcext:value-type="float">
            <text:p>1300.011</text:p>
          </table:table-cell>
          <table:table-cell office:value-type="float" office:value="780.4641" calcext:value-type="float">
            <text:p>780.4641</text:p>
          </table:table-cell>
          <table:table-cell office:value-type="float" office:value="1086.303" calcext:value-type="float">
            <text:p>1086.303</text:p>
          </table:table-cell>
          <table:table-cell office:value-type="float" office:value="418.2798" calcext:value-type="float">
            <text:p>418.2798</text:p>
          </table:table-cell>
          <table:table-cell office:value-type="float" office:value="1864.871" calcext:value-type="float">
            <text:p>1864.871</text:p>
          </table:table-cell>
          <table:table-cell office:value-type="float" office:value="2097.534" calcext:value-type="float">
            <text:p>2097.534</text:p>
          </table:table-cell>
          <table:table-cell office:value-type="float" office:value="1673.814" calcext:value-type="float">
            <text:p>1673.814</text:p>
          </table:table-cell>
          <table:table-cell office:value-type="float" office:value="585.8228" calcext:value-type="float">
            <text:p>585.8228</text:p>
          </table:table-cell>
          <table:table-cell office:value-type="float" office:value="575.3085" calcext:value-type="float">
            <text:p>575.3085</text:p>
          </table:table-cell>
          <table:table-cell office:value-type="float" office:value="142.8182" calcext:value-type="float">
            <text:p>142.8182</text:p>
          </table:table-cell>
          <table:table-cell office:value-type="float" office:value="35.69682" calcext:value-type="float">
            <text:p>35.69682</text:p>
          </table:table-cell>
          <table:table-cell office:value-type="float" office:value="0" calcext:value-type="float">
            <text:p>0</text:p>
          </table:table-cell>
          <table:table-cell office:value-type="float" office:value="-0.01751952" calcext:value-type="float">
            <text:p>-0.01751952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91.1999" calcext:value-type="float">
            <text:p>-491.1999</text:p>
          </table:table-cell>
          <table:table-cell office:value-type="float" office:value="0" calcext:value-type="float">
            <text:p>0</text:p>
          </table:table-cell>
          <table:table-cell office:value-type="float" office:value="5.643323" calcext:value-type="float">
            <text:p>5.643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2" calcext:value-type="float">
            <text:p>20112002</text:p>
          </table:table-cell>
          <table:table-cell office:value-type="float" office:value="522.2045" calcext:value-type="float">
            <text:p>522.2045</text:p>
          </table:table-cell>
          <table:table-cell office:value-type="float" office:value="13129.41" calcext:value-type="float">
            <text:p>13129.41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69.7865" calcext:value-type="float">
            <text:p>-669.7865</text:p>
          </table:table-cell>
          <table:table-cell office:value-type="float" office:value="1804.562" calcext:value-type="float">
            <text:p>1804.562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1.4655" calcext:value-type="float">
            <text:p>101.4655</text:p>
          </table:table-cell>
          <table:table-cell office:value-type="float" office:value="96.3318" calcext:value-type="float">
            <text:p>96.3318</text:p>
          </table:table-cell>
          <table:table-cell office:value-type="float" office:value="0.206044" calcext:value-type="float">
            <text:p>0.206044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3" calcext:value-type="float">
            <text:p>0.002804123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7404733" calcext:value-type="float">
            <text:p>-0.07404733</text:p>
          </table:table-cell>
          <table:table-cell office:value-type="float" office:value="370" calcext:value-type="float">
            <text:p>370</text:p>
          </table:table-cell>
          <table:table-cell office:value-type="float" office:value="138.5688" calcext:value-type="float">
            <text:p>138.5688</text:p>
          </table:table-cell>
          <table:table-cell office:value-type="float" office:value="0" calcext:value-type="float">
            <text:p>0</text:p>
          </table:table-cell>
          <table:table-cell office:value-type="float" office:value="337.813" calcext:value-type="float">
            <text:p>337.813</text:p>
          </table:table-cell>
          <table:table-cell office:value-type="float" office:value="1185.161" calcext:value-type="float">
            <text:p>1185.161</text:p>
          </table:table-cell>
          <table:table-cell office:value-type="float" office:value="1471.674" calcext:value-type="float">
            <text:p>1471.674</text:p>
          </table:table-cell>
          <table:table-cell office:value-type="float" office:value="1299.925" calcext:value-type="float">
            <text:p>1299.925</text:p>
          </table:table-cell>
          <table:table-cell office:value-type="float" office:value="780.3895" calcext:value-type="float">
            <text:p>780.3895</text:p>
          </table:table-cell>
          <table:table-cell office:value-type="float" office:value="1086.27" calcext:value-type="float">
            <text:p>1086.27</text:p>
          </table:table-cell>
          <table:table-cell office:value-type="float" office:value="418.2626" calcext:value-type="float">
            <text:p>418.2626</text:p>
          </table:table-cell>
          <table:table-cell office:value-type="float" office:value="1864.841" calcext:value-type="float">
            <text:p>1864.841</text:p>
          </table:table-cell>
          <table:table-cell office:value-type="float" office:value="2097.51" calcext:value-type="float">
            <text:p>2097.51</text:p>
          </table:table-cell>
          <table:table-cell office:value-type="float" office:value="1673.798" calcext:value-type="float">
            <text:p>1673.798</text:p>
          </table:table-cell>
          <table:table-cell office:value-type="float" office:value="585.8157" calcext:value-type="float">
            <text:p>585.8157</text:p>
          </table:table-cell>
          <table:table-cell office:value-type="float" office:value="575.3073" calcext:value-type="float">
            <text:p>575.3073</text:p>
          </table:table-cell>
          <table:table-cell office:value-type="float" office:value="142.8182" calcext:value-type="float">
            <text:p>142.8182</text:p>
          </table:table-cell>
          <table:table-cell office:value-type="float" office:value="35.69683" calcext:value-type="float">
            <text:p>35.69683</text:p>
          </table:table-cell>
          <table:table-cell office:value-type="float" office:value="0" calcext:value-type="float">
            <text:p>0</text:p>
          </table:table-cell>
          <table:table-cell office:value-type="float" office:value="-0.0175216" calcext:value-type="float">
            <text:p>-0.0175216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92.3348" calcext:value-type="float">
            <text:p>-492.3348</text:p>
          </table:table-cell>
          <table:table-cell office:value-type="float" office:value="0" calcext:value-type="float">
            <text:p>0</text:p>
          </table:table-cell>
          <table:table-cell office:value-type="float" office:value="5.615245" calcext:value-type="float">
            <text:p>5.61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2" calcext:value-type="float">
            <text:p>21112002</text:p>
          </table:table-cell>
          <table:table-cell office:value-type="float" office:value="521.2889" calcext:value-type="float">
            <text:p>521.2889</text:p>
          </table:table-cell>
          <table:table-cell office:value-type="float" office:value="13129.39" calcext:value-type="float">
            <text:p>13129.39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70.7516" calcext:value-type="float">
            <text:p>-670.7516</text:p>
          </table:table-cell>
          <table:table-cell office:value-type="float" office:value="1807.376" calcext:value-type="float">
            <text:p>1807.376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1.6967" calcext:value-type="float">
            <text:p>101.6967</text:p>
          </table:table-cell>
          <table:table-cell office:value-type="float" office:value="96.2538" calcext:value-type="float">
            <text:p>96.2538</text:p>
          </table:table-cell>
          <table:table-cell office:value-type="float" office:value="0.2067374" calcext:value-type="float">
            <text:p>0.2067374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3" calcext:value-type="float">
            <text:p>0.002804123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7404733" calcext:value-type="float">
            <text:p>-0.07404733</text:p>
          </table:table-cell>
          <table:table-cell office:value-type="float" office:value="370" calcext:value-type="float">
            <text:p>370</text:p>
          </table:table-cell>
          <table:table-cell office:value-type="float" office:value="137.6044" calcext:value-type="float">
            <text:p>137.6044</text:p>
          </table:table-cell>
          <table:table-cell office:value-type="float" office:value="0" calcext:value-type="float">
            <text:p>0</text:p>
          </table:table-cell>
          <table:table-cell office:value-type="float" office:value="337.8677" calcext:value-type="float">
            <text:p>337.8677</text:p>
          </table:table-cell>
          <table:table-cell office:value-type="float" office:value="1184.893" calcext:value-type="float">
            <text:p>1184.893</text:p>
          </table:table-cell>
          <table:table-cell office:value-type="float" office:value="1471.307" calcext:value-type="float">
            <text:p>1471.307</text:p>
          </table:table-cell>
          <table:table-cell office:value-type="float" office:value="1299.85" calcext:value-type="float">
            <text:p>1299.85</text:p>
          </table:table-cell>
          <table:table-cell office:value-type="float" office:value="780.3159" calcext:value-type="float">
            <text:p>780.3159</text:p>
          </table:table-cell>
          <table:table-cell office:value-type="float" office:value="1086.235" calcext:value-type="float">
            <text:p>1086.235</text:p>
          </table:table-cell>
          <table:table-cell office:value-type="float" office:value="418.2445" calcext:value-type="float">
            <text:p>418.2445</text:p>
          </table:table-cell>
          <table:table-cell office:value-type="float" office:value="1864.811" calcext:value-type="float">
            <text:p>1864.811</text:p>
          </table:table-cell>
          <table:table-cell office:value-type="float" office:value="2097.487" calcext:value-type="float">
            <text:p>2097.487</text:p>
          </table:table-cell>
          <table:table-cell office:value-type="float" office:value="1673.782" calcext:value-type="float">
            <text:p>1673.782</text:p>
          </table:table-cell>
          <table:table-cell office:value-type="float" office:value="585.8087" calcext:value-type="float">
            <text:p>585.8087</text:p>
          </table:table-cell>
          <table:table-cell office:value-type="float" office:value="575.3062" calcext:value-type="float">
            <text:p>575.3062</text:p>
          </table:table-cell>
          <table:table-cell office:value-type="float" office:value="142.8181" calcext:value-type="float">
            <text:p>142.8181</text:p>
          </table:table-cell>
          <table:table-cell office:value-type="float" office:value="35.69682" calcext:value-type="float">
            <text:p>35.69682</text:p>
          </table:table-cell>
          <table:table-cell office:value-type="float" office:value="0" calcext:value-type="float">
            <text:p>0</text:p>
          </table:table-cell>
          <table:table-cell office:value-type="float" office:value="-0.01752449" calcext:value-type="float">
            <text:p>-0.01752449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93.2276" calcext:value-type="float">
            <text:p>-493.2276</text:p>
          </table:table-cell>
          <table:table-cell office:value-type="float" office:value="0" calcext:value-type="float">
            <text:p>0</text:p>
          </table:table-cell>
          <table:table-cell office:value-type="float" office:value="5.546092" calcext:value-type="float">
            <text:p>5.546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2" calcext:value-type="float">
            <text:p>22112002</text:p>
          </table:table-cell>
          <table:table-cell office:value-type="float" office:value="520.4802" calcext:value-type="float">
            <text:p>520.4802</text:p>
          </table:table-cell>
          <table:table-cell office:value-type="float" office:value="13129.37" calcext:value-type="float">
            <text:p>13129.37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71.5848" calcext:value-type="float">
            <text:p>-671.5848</text:p>
          </table:table-cell>
          <table:table-cell office:value-type="float" office:value="1809.305" calcext:value-type="float">
            <text:p>1809.305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1.7801" calcext:value-type="float">
            <text:p>101.7801</text:p>
          </table:table-cell>
          <table:table-cell office:value-type="float" office:value="96.18287" calcext:value-type="float">
            <text:p>96.18287</text:p>
          </table:table-cell>
          <table:table-cell office:value-type="float" office:value="0.2074277" calcext:value-type="float">
            <text:p>0.2074277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3" calcext:value-type="float">
            <text:p>0.002804123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7404733" calcext:value-type="float">
            <text:p>-0.07404733</text:p>
          </table:table-cell>
          <table:table-cell office:value-type="float" office:value="370" calcext:value-type="float">
            <text:p>370</text:p>
          </table:table-cell>
          <table:table-cell office:value-type="float" office:value="136.7718" calcext:value-type="float">
            <text:p>136.7718</text:p>
          </table:table-cell>
          <table:table-cell office:value-type="float" office:value="0" calcext:value-type="float">
            <text:p>0</text:p>
          </table:table-cell>
          <table:table-cell office:value-type="float" office:value="337.9227" calcext:value-type="float">
            <text:p>337.9227</text:p>
          </table:table-cell>
          <table:table-cell office:value-type="float" office:value="1184.64" calcext:value-type="float">
            <text:p>1184.64</text:p>
          </table:table-cell>
          <table:table-cell office:value-type="float" office:value="1470.998" calcext:value-type="float">
            <text:p>1470.998</text:p>
          </table:table-cell>
          <table:table-cell office:value-type="float" office:value="1299.793" calcext:value-type="float">
            <text:p>1299.793</text:p>
          </table:table-cell>
          <table:table-cell office:value-type="float" office:value="780.2513" calcext:value-type="float">
            <text:p>780.2513</text:p>
          </table:table-cell>
          <table:table-cell office:value-type="float" office:value="1086.204" calcext:value-type="float">
            <text:p>1086.204</text:p>
          </table:table-cell>
          <table:table-cell office:value-type="float" office:value="418.2279" calcext:value-type="float">
            <text:p>418.2279</text:p>
          </table:table-cell>
          <table:table-cell office:value-type="float" office:value="1864.781" calcext:value-type="float">
            <text:p>1864.781</text:p>
          </table:table-cell>
          <table:table-cell office:value-type="float" office:value="2097.463" calcext:value-type="float">
            <text:p>2097.463</text:p>
          </table:table-cell>
          <table:table-cell office:value-type="float" office:value="1673.767" calcext:value-type="float">
            <text:p>1673.767</text:p>
          </table:table-cell>
          <table:table-cell office:value-type="float" office:value="585.8016" calcext:value-type="float">
            <text:p>585.8016</text:p>
          </table:table-cell>
          <table:table-cell office:value-type="float" office:value="575.305" calcext:value-type="float">
            <text:p>575.305</text:p>
          </table:table-cell>
          <table:table-cell office:value-type="float" office:value="142.8181" calcext:value-type="float">
            <text:p>142.8181</text:p>
          </table:table-cell>
          <table:table-cell office:value-type="float" office:value="35.69681" calcext:value-type="float">
            <text:p>35.69681</text:p>
          </table:table-cell>
          <table:table-cell office:value-type="float" office:value="0" calcext:value-type="float">
            <text:p>0</text:p>
          </table:table-cell>
          <table:table-cell office:value-type="float" office:value="-0.0175274" calcext:value-type="float">
            <text:p>-0.0175274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94.0055" calcext:value-type="float">
            <text:p>-494.0055</text:p>
          </table:table-cell>
          <table:table-cell office:value-type="float" office:value="0" calcext:value-type="float">
            <text:p>0</text:p>
          </table:table-cell>
          <table:table-cell office:value-type="float" office:value="5.494821" calcext:value-type="float">
            <text:p>5.494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2" calcext:value-type="float">
            <text:p>23112002</text:p>
          </table:table-cell>
          <table:table-cell office:value-type="float" office:value="519.4225" calcext:value-type="float">
            <text:p>519.4225</text:p>
          </table:table-cell>
          <table:table-cell office:value-type="float" office:value="13129.38" calcext:value-type="float">
            <text:p>13129.38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72.6215" calcext:value-type="float">
            <text:p>-672.6215</text:p>
          </table:table-cell>
          <table:table-cell office:value-type="float" office:value="1812.709" calcext:value-type="float">
            <text:p>1812.709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1.9378" calcext:value-type="float">
            <text:p>101.9378</text:p>
          </table:table-cell>
          <table:table-cell office:value-type="float" office:value="96.08927" calcext:value-type="float">
            <text:p>96.08927</text:p>
          </table:table-cell>
          <table:table-cell office:value-type="float" office:value="0.2081424" calcext:value-type="float">
            <text:p>0.2081424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3" calcext:value-type="float">
            <text:p>0.002804123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7404733" calcext:value-type="float">
            <text:p>-0.07404733</text:p>
          </table:table-cell>
          <table:table-cell office:value-type="float" office:value="370" calcext:value-type="float">
            <text:p>370</text:p>
          </table:table-cell>
          <table:table-cell office:value-type="float" office:value="135.7359" calcext:value-type="float">
            <text:p>135.7359</text:p>
          </table:table-cell>
          <table:table-cell office:value-type="float" office:value="0" calcext:value-type="float">
            <text:p>0</text:p>
          </table:table-cell>
          <table:table-cell office:value-type="float" office:value="337.9948" calcext:value-type="float">
            <text:p>337.9948</text:p>
          </table:table-cell>
          <table:table-cell office:value-type="float" office:value="1184.291" calcext:value-type="float">
            <text:p>1184.291</text:p>
          </table:table-cell>
          <table:table-cell office:value-type="float" office:value="1470.584" calcext:value-type="float">
            <text:p>1470.584</text:p>
          </table:table-cell>
          <table:table-cell office:value-type="float" office:value="1299.722" calcext:value-type="float">
            <text:p>1299.722</text:p>
          </table:table-cell>
          <table:table-cell office:value-type="float" office:value="780.1797" calcext:value-type="float">
            <text:p>780.1797</text:p>
          </table:table-cell>
          <table:table-cell office:value-type="float" office:value="1086.172" calcext:value-type="float">
            <text:p>1086.172</text:p>
          </table:table-cell>
          <table:table-cell office:value-type="float" office:value="418.2108" calcext:value-type="float">
            <text:p>418.2108</text:p>
          </table:table-cell>
          <table:table-cell office:value-type="float" office:value="1864.752" calcext:value-type="float">
            <text:p>1864.752</text:p>
          </table:table-cell>
          <table:table-cell office:value-type="float" office:value="2097.44" calcext:value-type="float">
            <text:p>2097.44</text:p>
          </table:table-cell>
          <table:table-cell office:value-type="float" office:value="1673.751" calcext:value-type="float">
            <text:p>1673.751</text:p>
          </table:table-cell>
          <table:table-cell office:value-type="float" office:value="585.7946" calcext:value-type="float">
            <text:p>585.7946</text:p>
          </table:table-cell>
          <table:table-cell office:value-type="float" office:value="575.3038" calcext:value-type="float">
            <text:p>575.3038</text:p>
          </table:table-cell>
          <table:table-cell office:value-type="float" office:value="142.8181" calcext:value-type="float">
            <text:p>142.8181</text:p>
          </table:table-cell>
          <table:table-cell office:value-type="float" office:value="35.6968" calcext:value-type="float">
            <text:p>35.6968</text:p>
          </table:table-cell>
          <table:table-cell office:value-type="float" office:value="0" calcext:value-type="float">
            <text:p>0</text:p>
          </table:table-cell>
          <table:table-cell office:value-type="float" office:value="-0.01753149" calcext:value-type="float">
            <text:p>-0.01753149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95.0074" calcext:value-type="float">
            <text:p>-495.0074</text:p>
          </table:table-cell>
          <table:table-cell office:value-type="float" office:value="0" calcext:value-type="float">
            <text:p>0</text:p>
          </table:table-cell>
          <table:table-cell office:value-type="float" office:value="5.463313" calcext:value-type="float">
            <text:p>5.463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2" calcext:value-type="float">
            <text:p>24112002</text:p>
          </table:table-cell>
          <table:table-cell office:value-type="float" office:value="518.7747" calcext:value-type="float">
            <text:p>518.7747</text:p>
          </table:table-cell>
          <table:table-cell office:value-type="float" office:value="13129.34" calcext:value-type="float">
            <text:p>13129.34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73.3531" calcext:value-type="float">
            <text:p>-673.3531</text:p>
          </table:table-cell>
          <table:table-cell office:value-type="float" office:value="1815.788" calcext:value-type="float">
            <text:p>1815.788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2.0636" calcext:value-type="float">
            <text:p>102.0636</text:p>
          </table:table-cell>
          <table:table-cell office:value-type="float" office:value="96.06035" calcext:value-type="float">
            <text:p>96.06035</text:p>
          </table:table-cell>
          <table:table-cell office:value-type="float" office:value="0.2088583" calcext:value-type="float">
            <text:p>0.2088583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3" calcext:value-type="float">
            <text:p>0.002804123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7404733" calcext:value-type="float">
            <text:p>-0.07404733</text:p>
          </table:table-cell>
          <table:table-cell office:value-type="float" office:value="370" calcext:value-type="float">
            <text:p>370</text:p>
          </table:table-cell>
          <table:table-cell office:value-type="float" office:value="135.005" calcext:value-type="float">
            <text:p>135.005</text:p>
          </table:table-cell>
          <table:table-cell office:value-type="float" office:value="0" calcext:value-type="float">
            <text:p>0</text:p>
          </table:table-cell>
          <table:table-cell office:value-type="float" office:value="338.0381" calcext:value-type="float">
            <text:p>338.0381</text:p>
          </table:table-cell>
          <table:table-cell office:value-type="float" office:value="1184.105" calcext:value-type="float">
            <text:p>1184.105</text:p>
          </table:table-cell>
          <table:table-cell office:value-type="float" office:value="1470.309" calcext:value-type="float">
            <text:p>1470.309</text:p>
          </table:table-cell>
          <table:table-cell office:value-type="float" office:value="1299.667" calcext:value-type="float">
            <text:p>1299.667</text:p>
          </table:table-cell>
          <table:table-cell office:value-type="float" office:value="780.116" calcext:value-type="float">
            <text:p>780.116</text:p>
          </table:table-cell>
          <table:table-cell office:value-type="float" office:value="1086.142" calcext:value-type="float">
            <text:p>1086.142</text:p>
          </table:table-cell>
          <table:table-cell office:value-type="float" office:value="418.1938" calcext:value-type="float">
            <text:p>418.1938</text:p>
          </table:table-cell>
          <table:table-cell office:value-type="float" office:value="1864.722" calcext:value-type="float">
            <text:p>1864.722</text:p>
          </table:table-cell>
          <table:table-cell office:value-type="float" office:value="2097.417" calcext:value-type="float">
            <text:p>2097.417</text:p>
          </table:table-cell>
          <table:table-cell office:value-type="float" office:value="1673.736" calcext:value-type="float">
            <text:p>1673.736</text:p>
          </table:table-cell>
          <table:table-cell office:value-type="float" office:value="585.7933" calcext:value-type="float">
            <text:p>585.7933</text:p>
          </table:table-cell>
          <table:table-cell office:value-type="float" office:value="575.3027" calcext:value-type="float">
            <text:p>575.3027</text:p>
          </table:table-cell>
          <table:table-cell office:value-type="float" office:value="142.8181" calcext:value-type="float">
            <text:p>142.8181</text:p>
          </table:table-cell>
          <table:table-cell office:value-type="float" office:value="35.69679" calcext:value-type="float">
            <text:p>35.69679</text:p>
          </table:table-cell>
          <table:table-cell office:value-type="float" office:value="0" calcext:value-type="float">
            <text:p>0</text:p>
          </table:table-cell>
          <table:table-cell office:value-type="float" office:value="-0.01753233" calcext:value-type="float">
            <text:p>-0.01753233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95.6531" calcext:value-type="float">
            <text:p>-495.6531</text:p>
          </table:table-cell>
          <table:table-cell office:value-type="float" office:value="0" calcext:value-type="float">
            <text:p>0</text:p>
          </table:table-cell>
          <table:table-cell office:value-type="float" office:value="5.378759" calcext:value-type="float">
            <text:p>5.378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2" calcext:value-type="float">
            <text:p>25112002</text:p>
          </table:table-cell>
          <table:table-cell office:value-type="float" office:value="518.4533" calcext:value-type="float">
            <text:p>518.4533</text:p>
          </table:table-cell>
          <table:table-cell office:value-type="float" office:value="13129.29" calcext:value-type="float">
            <text:p>13129.29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73.7733" calcext:value-type="float">
            <text:p>-673.7733</text:p>
          </table:table-cell>
          <table:table-cell office:value-type="float" office:value="1817.206" calcext:value-type="float">
            <text:p>1817.206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2.0795" calcext:value-type="float">
            <text:p>102.0795</text:p>
          </table:table-cell>
          <table:table-cell office:value-type="float" office:value="96.04926" calcext:value-type="float">
            <text:p>96.04926</text:p>
          </table:table-cell>
          <table:table-cell office:value-type="float" office:value="0.2094886" calcext:value-type="float">
            <text:p>0.2094886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3" calcext:value-type="float">
            <text:p>0.002804123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7404733" calcext:value-type="float">
            <text:p>-0.07404733</text:p>
          </table:table-cell>
          <table:table-cell office:value-type="float" office:value="370" calcext:value-type="float">
            <text:p>370</text:p>
          </table:table-cell>
          <table:table-cell office:value-type="float" office:value="134.5854" calcext:value-type="float">
            <text:p>134.5854</text:p>
          </table:table-cell>
          <table:table-cell office:value-type="float" office:value="0" calcext:value-type="float">
            <text:p>0</text:p>
          </table:table-cell>
          <table:table-cell office:value-type="float" office:value="338.0641" calcext:value-type="float">
            <text:p>338.0641</text:p>
          </table:table-cell>
          <table:table-cell office:value-type="float" office:value="1184.02" calcext:value-type="float">
            <text:p>1184.02</text:p>
          </table:table-cell>
          <table:table-cell office:value-type="float" office:value="1470.181" calcext:value-type="float">
            <text:p>1470.181</text:p>
          </table:table-cell>
          <table:table-cell office:value-type="float" office:value="1299.635" calcext:value-type="float">
            <text:p>1299.635</text:p>
          </table:table-cell>
          <table:table-cell office:value-type="float" office:value="780.0796" calcext:value-type="float">
            <text:p>780.0796</text:p>
          </table:table-cell>
          <table:table-cell office:value-type="float" office:value="1086.118" calcext:value-type="float">
            <text:p>1086.118</text:p>
          </table:table-cell>
          <table:table-cell office:value-type="float" office:value="418.1799" calcext:value-type="float">
            <text:p>418.1799</text:p>
          </table:table-cell>
          <table:table-cell office:value-type="float" office:value="1864.693" calcext:value-type="float">
            <text:p>1864.693</text:p>
          </table:table-cell>
          <table:table-cell office:value-type="float" office:value="2097.393" calcext:value-type="float">
            <text:p>2097.393</text:p>
          </table:table-cell>
          <table:table-cell office:value-type="float" office:value="1673.72" calcext:value-type="float">
            <text:p>1673.72</text:p>
          </table:table-cell>
          <table:table-cell office:value-type="float" office:value="585.7922" calcext:value-type="float">
            <text:p>585.7922</text:p>
          </table:table-cell>
          <table:table-cell office:value-type="float" office:value="575.3016" calcext:value-type="float">
            <text:p>575.3016</text:p>
          </table:table-cell>
          <table:table-cell office:value-type="float" office:value="142.818" calcext:value-type="float">
            <text:p>142.818</text:p>
          </table:table-cell>
          <table:table-cell office:value-type="float" office:value="35.69679" calcext:value-type="float">
            <text:p>35.69679</text:p>
          </table:table-cell>
          <table:table-cell office:value-type="float" office:value="0" calcext:value-type="float">
            <text:p>0</text:p>
          </table:table-cell>
          <table:table-cell office:value-type="float" office:value="-0.01753248" calcext:value-type="float">
            <text:p>-0.01753248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95.9948" calcext:value-type="float">
            <text:p>-495.9948</text:p>
          </table:table-cell>
          <table:table-cell office:value-type="float" office:value="0" calcext:value-type="float">
            <text:p>0</text:p>
          </table:table-cell>
          <table:table-cell office:value-type="float" office:value="5.299312" calcext:value-type="float">
            <text:p>5.299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2" calcext:value-type="float">
            <text:p>26112002</text:p>
          </table:table-cell>
          <table:table-cell office:value-type="float" office:value="518.1586" calcext:value-type="float">
            <text:p>518.1586</text:p>
          </table:table-cell>
          <table:table-cell office:value-type="float" office:value="13129.25" calcext:value-type="float">
            <text:p>13129.25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74.149" calcext:value-type="float">
            <text:p>-674.149</text:p>
          </table:table-cell>
          <table:table-cell office:value-type="float" office:value="1819.046" calcext:value-type="float">
            <text:p>1819.046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2.0882" calcext:value-type="float">
            <text:p>102.0882</text:p>
          </table:table-cell>
          <table:table-cell office:value-type="float" office:value="96.0341" calcext:value-type="float">
            <text:p>96.0341</text:p>
          </table:table-cell>
          <table:table-cell office:value-type="float" office:value="0.2101078" calcext:value-type="float">
            <text:p>0.2101078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3" calcext:value-type="float">
            <text:p>0.002804123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7404733" calcext:value-type="float">
            <text:p>-0.07404733</text:p>
          </table:table-cell>
          <table:table-cell office:value-type="float" office:value="370" calcext:value-type="float">
            <text:p>370</text:p>
          </table:table-cell>
          <table:table-cell office:value-type="float" office:value="134.2104" calcext:value-type="float">
            <text:p>134.2104</text:p>
          </table:table-cell>
          <table:table-cell office:value-type="float" office:value="0" calcext:value-type="float">
            <text:p>0</text:p>
          </table:table-cell>
          <table:table-cell office:value-type="float" office:value="338.0862" calcext:value-type="float">
            <text:p>338.0862</text:p>
          </table:table-cell>
          <table:table-cell office:value-type="float" office:value="1183.943" calcext:value-type="float">
            <text:p>1183.943</text:p>
          </table:table-cell>
          <table:table-cell office:value-type="float" office:value="1470.061" calcext:value-type="float">
            <text:p>1470.061</text:p>
          </table:table-cell>
          <table:table-cell office:value-type="float" office:value="1299.605" calcext:value-type="float">
            <text:p>1299.605</text:p>
          </table:table-cell>
          <table:table-cell office:value-type="float" office:value="780.0542" calcext:value-type="float">
            <text:p>780.0542</text:p>
          </table:table-cell>
          <table:table-cell office:value-type="float" office:value="1086.104" calcext:value-type="float">
            <text:p>1086.104</text:p>
          </table:table-cell>
          <table:table-cell office:value-type="float" office:value="418.1707" calcext:value-type="float">
            <text:p>418.1707</text:p>
          </table:table-cell>
          <table:table-cell office:value-type="float" office:value="1864.667" calcext:value-type="float">
            <text:p>1864.667</text:p>
          </table:table-cell>
          <table:table-cell office:value-type="float" office:value="2097.371" calcext:value-type="float">
            <text:p>2097.371</text:p>
          </table:table-cell>
          <table:table-cell office:value-type="float" office:value="1673.705" calcext:value-type="float">
            <text:p>1673.705</text:p>
          </table:table-cell>
          <table:table-cell office:value-type="float" office:value="585.791" calcext:value-type="float">
            <text:p>585.791</text:p>
          </table:table-cell>
          <table:table-cell office:value-type="float" office:value="575.3004" calcext:value-type="float">
            <text:p>575.3004</text:p>
          </table:table-cell>
          <table:table-cell office:value-type="float" office:value="142.818" calcext:value-type="float">
            <text:p>142.818</text:p>
          </table:table-cell>
          <table:table-cell office:value-type="float" office:value="35.69678" calcext:value-type="float">
            <text:p>35.69678</text:p>
          </table:table-cell>
          <table:table-cell office:value-type="float" office:value="0" calcext:value-type="float">
            <text:p>0</text:p>
          </table:table-cell>
          <table:table-cell office:value-type="float" office:value="-0.01753367" calcext:value-type="float">
            <text:p>-0.01753367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96.3065" calcext:value-type="float">
            <text:p>-496.3065</text:p>
          </table:table-cell>
          <table:table-cell office:value-type="float" office:value="0" calcext:value-type="float">
            <text:p>0</text:p>
          </table:table-cell>
          <table:table-cell office:value-type="float" office:value="5.233574" calcext:value-type="float">
            <text:p>5.233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2" calcext:value-type="float">
            <text:p>27112002</text:p>
          </table:table-cell>
          <table:table-cell office:value-type="float" office:value="517.9243" calcext:value-type="float">
            <text:p>517.9243</text:p>
          </table:table-cell>
          <table:table-cell office:value-type="float" office:value="13129.21" calcext:value-type="float">
            <text:p>13129.21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74.461" calcext:value-type="float">
            <text:p>-674.461</text:p>
          </table:table-cell>
          <table:table-cell office:value-type="float" office:value="1819.646" calcext:value-type="float">
            <text:p>1819.646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2.0743" calcext:value-type="float">
            <text:p>102.0743</text:p>
          </table:table-cell>
          <table:table-cell office:value-type="float" office:value="96.02195" calcext:value-type="float">
            <text:p>96.02195</text:p>
          </table:table-cell>
          <table:table-cell office:value-type="float" office:value="0.2106667" calcext:value-type="float">
            <text:p>0.2106667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4" calcext:value-type="float">
            <text:p>0.002804124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7404733" calcext:value-type="float">
            <text:p>-0.07404733</text:p>
          </table:table-cell>
          <table:table-cell office:value-type="float" office:value="370" calcext:value-type="float">
            <text:p>370</text:p>
          </table:table-cell>
          <table:table-cell office:value-type="float" office:value="133.8989" calcext:value-type="float">
            <text:p>133.8989</text:p>
          </table:table-cell>
          <table:table-cell office:value-type="float" office:value="0" calcext:value-type="float">
            <text:p>0</text:p>
          </table:table-cell>
          <table:table-cell office:value-type="float" office:value="338.1042" calcext:value-type="float">
            <text:p>338.1042</text:p>
          </table:table-cell>
          <table:table-cell office:value-type="float" office:value="1183.893" calcext:value-type="float">
            <text:p>1183.893</text:p>
          </table:table-cell>
          <table:table-cell office:value-type="float" office:value="1469.959" calcext:value-type="float">
            <text:p>1469.959</text:p>
          </table:table-cell>
          <table:table-cell office:value-type="float" office:value="1299.581" calcext:value-type="float">
            <text:p>1299.581</text:p>
          </table:table-cell>
          <table:table-cell office:value-type="float" office:value="780.0344" calcext:value-type="float">
            <text:p>780.0344</text:p>
          </table:table-cell>
          <table:table-cell office:value-type="float" office:value="1086.092" calcext:value-type="float">
            <text:p>1086.092</text:p>
          </table:table-cell>
          <table:table-cell office:value-type="float" office:value="418.1626" calcext:value-type="float">
            <text:p>418.1626</text:p>
          </table:table-cell>
          <table:table-cell office:value-type="float" office:value="1864.642" calcext:value-type="float">
            <text:p>1864.642</text:p>
          </table:table-cell>
          <table:table-cell office:value-type="float" office:value="2097.349" calcext:value-type="float">
            <text:p>2097.349</text:p>
          </table:table-cell>
          <table:table-cell office:value-type="float" office:value="1673.689" calcext:value-type="float">
            <text:p>1673.689</text:p>
          </table:table-cell>
          <table:table-cell office:value-type="float" office:value="585.7899" calcext:value-type="float">
            <text:p>585.7899</text:p>
          </table:table-cell>
          <table:table-cell office:value-type="float" office:value="575.2993" calcext:value-type="float">
            <text:p>575.2993</text:p>
          </table:table-cell>
          <table:table-cell office:value-type="float" office:value="142.818" calcext:value-type="float">
            <text:p>142.818</text:p>
          </table:table-cell>
          <table:table-cell office:value-type="float" office:value="35.69677" calcext:value-type="float">
            <text:p>35.69677</text:p>
          </table:table-cell>
          <table:table-cell office:value-type="float" office:value="0" calcext:value-type="float">
            <text:p>0</text:p>
          </table:table-cell>
          <table:table-cell office:value-type="float" office:value="-0.01753416" calcext:value-type="float">
            <text:p>-0.01753416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96.5578" calcext:value-type="float">
            <text:p>-496.5578</text:p>
          </table:table-cell>
          <table:table-cell office:value-type="float" office:value="0" calcext:value-type="float">
            <text:p>0</text:p>
          </table:table-cell>
          <table:table-cell office:value-type="float" office:value="5.17067" calcext:value-type="float">
            <text:p>5.17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2" calcext:value-type="float">
            <text:p>28112002</text:p>
          </table:table-cell>
          <table:table-cell office:value-type="float" office:value="517.4327" calcext:value-type="float">
            <text:p>517.4327</text:p>
          </table:table-cell>
          <table:table-cell office:value-type="float" office:value="13129.21" calcext:value-type="float">
            <text:p>13129.21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74.9814" calcext:value-type="float">
            <text:p>-674.9814</text:p>
          </table:table-cell>
          <table:table-cell office:value-type="float" office:value="1819.741" calcext:value-type="float">
            <text:p>1819.741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2.2156" calcext:value-type="float">
            <text:p>102.2156</text:p>
          </table:table-cell>
          <table:table-cell office:value-type="float" office:value="95.76247" calcext:value-type="float">
            <text:p>95.76247</text:p>
          </table:table-cell>
          <table:table-cell office:value-type="float" office:value="0.2112623" calcext:value-type="float">
            <text:p>0.2112623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7" calcext:value-type="float">
            <text:p>0.002804127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7404733" calcext:value-type="float">
            <text:p>-0.07404733</text:p>
          </table:table-cell>
          <table:table-cell office:value-type="float" office:value="370" calcext:value-type="float">
            <text:p>370</text:p>
          </table:table-cell>
          <table:table-cell office:value-type="float" office:value="133.3791" calcext:value-type="float">
            <text:p>133.3791</text:p>
          </table:table-cell>
          <table:table-cell office:value-type="float" office:value="0" calcext:value-type="float">
            <text:p>0</text:p>
          </table:table-cell>
          <table:table-cell office:value-type="float" office:value="338.1503" calcext:value-type="float">
            <text:p>338.1503</text:p>
          </table:table-cell>
          <table:table-cell office:value-type="float" office:value="1183.839" calcext:value-type="float">
            <text:p>1183.839</text:p>
          </table:table-cell>
          <table:table-cell office:value-type="float" office:value="1469.859" calcext:value-type="float">
            <text:p>1469.859</text:p>
          </table:table-cell>
          <table:table-cell office:value-type="float" office:value="1299.558" calcext:value-type="float">
            <text:p>1299.558</text:p>
          </table:table-cell>
          <table:table-cell office:value-type="float" office:value="780.0164" calcext:value-type="float">
            <text:p>780.0164</text:p>
          </table:table-cell>
          <table:table-cell office:value-type="float" office:value="1086.082" calcext:value-type="float">
            <text:p>1086.082</text:p>
          </table:table-cell>
          <table:table-cell office:value-type="float" office:value="418.1553" calcext:value-type="float">
            <text:p>418.1553</text:p>
          </table:table-cell>
          <table:table-cell office:value-type="float" office:value="1864.619" calcext:value-type="float">
            <text:p>1864.619</text:p>
          </table:table-cell>
          <table:table-cell office:value-type="float" office:value="2097.327" calcext:value-type="float">
            <text:p>2097.327</text:p>
          </table:table-cell>
          <table:table-cell office:value-type="float" office:value="1673.674" calcext:value-type="float">
            <text:p>1673.674</text:p>
          </table:table-cell>
          <table:table-cell office:value-type="float" office:value="585.7888" calcext:value-type="float">
            <text:p>585.7888</text:p>
          </table:table-cell>
          <table:table-cell office:value-type="float" office:value="575.2982" calcext:value-type="float">
            <text:p>575.2982</text:p>
          </table:table-cell>
          <table:table-cell office:value-type="float" office:value="142.8179" calcext:value-type="float">
            <text:p>142.8179</text:p>
          </table:table-cell>
          <table:table-cell office:value-type="float" office:value="35.69677" calcext:value-type="float">
            <text:p>35.69677</text:p>
          </table:table-cell>
          <table:table-cell office:value-type="float" office:value="0" calcext:value-type="float">
            <text:p>0</text:p>
          </table:table-cell>
          <table:table-cell office:value-type="float" office:value="-0.01753495" calcext:value-type="float">
            <text:p>-0.01753495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97.0288" calcext:value-type="float">
            <text:p>-497.0288</text:p>
          </table:table-cell>
          <table:table-cell office:value-type="float" office:value="0" calcext:value-type="float">
            <text:p>0</text:p>
          </table:table-cell>
          <table:table-cell office:value-type="float" office:value="5.119006" calcext:value-type="float">
            <text:p>5.119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2" calcext:value-type="float">
            <text:p>29112002</text:p>
          </table:table-cell>
          <table:table-cell office:value-type="float" office:value="516.6008" calcext:value-type="float">
            <text:p>516.6008</text:p>
          </table:table-cell>
          <table:table-cell office:value-type="float" office:value="13129.25" calcext:value-type="float">
            <text:p>13129.25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75.8192" calcext:value-type="float">
            <text:p>-675.8192</text:p>
          </table:table-cell>
          <table:table-cell office:value-type="float" office:value="1821.817" calcext:value-type="float">
            <text:p>1821.817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2.5062" calcext:value-type="float">
            <text:p>102.5062</text:p>
          </table:table-cell>
          <table:table-cell office:value-type="float" office:value="95.38815" calcext:value-type="float">
            <text:p>95.38815</text:p>
          </table:table-cell>
          <table:table-cell office:value-type="float" office:value="0.2119632" calcext:value-type="float">
            <text:p>0.2119632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7" calcext:value-type="float">
            <text:p>0.002804127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7576711" calcext:value-type="float">
            <text:p>-0.07576711</text:p>
          </table:table-cell>
          <table:table-cell office:value-type="float" office:value="370" calcext:value-type="float">
            <text:p>370</text:p>
          </table:table-cell>
          <table:table-cell office:value-type="float" office:value="132.5438" calcext:value-type="float">
            <text:p>132.5438</text:p>
          </table:table-cell>
          <table:table-cell office:value-type="float" office:value="0" calcext:value-type="float">
            <text:p>0</text:p>
          </table:table-cell>
          <table:table-cell office:value-type="float" office:value="338.2078" calcext:value-type="float">
            <text:p>338.2078</text:p>
          </table:table-cell>
          <table:table-cell office:value-type="float" office:value="1183.686" calcext:value-type="float">
            <text:p>1183.686</text:p>
          </table:table-cell>
          <table:table-cell office:value-type="float" office:value="1469.677" calcext:value-type="float">
            <text:p>1469.677</text:p>
          </table:table-cell>
          <table:table-cell office:value-type="float" office:value="1299.521" calcext:value-type="float">
            <text:p>1299.521</text:p>
          </table:table-cell>
          <table:table-cell office:value-type="float" office:value="779.995" calcext:value-type="float">
            <text:p>779.995</text:p>
          </table:table-cell>
          <table:table-cell office:value-type="float" office:value="1086.07" calcext:value-type="float">
            <text:p>1086.07</text:p>
          </table:table-cell>
          <table:table-cell office:value-type="float" office:value="418.148" calcext:value-type="float">
            <text:p>418.148</text:p>
          </table:table-cell>
          <table:table-cell office:value-type="float" office:value="1864.596" calcext:value-type="float">
            <text:p>1864.596</text:p>
          </table:table-cell>
          <table:table-cell office:value-type="float" office:value="2097.307" calcext:value-type="float">
            <text:p>2097.307</text:p>
          </table:table-cell>
          <table:table-cell office:value-type="float" office:value="1673.659" calcext:value-type="float">
            <text:p>1673.659</text:p>
          </table:table-cell>
          <table:table-cell office:value-type="float" office:value="585.7878" calcext:value-type="float">
            <text:p>585.7878</text:p>
          </table:table-cell>
          <table:table-cell office:value-type="float" office:value="575.2971" calcext:value-type="float">
            <text:p>575.2971</text:p>
          </table:table-cell>
          <table:table-cell office:value-type="float" office:value="142.8179" calcext:value-type="float">
            <text:p>142.8179</text:p>
          </table:table-cell>
          <table:table-cell office:value-type="float" office:value="35.69676" calcext:value-type="float">
            <text:p>35.69676</text:p>
          </table:table-cell>
          <table:table-cell office:value-type="float" office:value="0" calcext:value-type="float">
            <text:p>0</text:p>
          </table:table-cell>
          <table:table-cell office:value-type="float" office:value="-0.01753498" calcext:value-type="float">
            <text:p>-0.01753498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97.7968" calcext:value-type="float">
            <text:p>-497.7968</text:p>
          </table:table-cell>
          <table:table-cell office:value-type="float" office:value="0" calcext:value-type="float">
            <text:p>0</text:p>
          </table:table-cell>
          <table:table-cell office:value-type="float" office:value="5.050668" calcext:value-type="float">
            <text:p>5.050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2" calcext:value-type="float">
            <text:p>30112002</text:p>
          </table:table-cell>
          <table:table-cell office:value-type="float" office:value="516.0199" calcext:value-type="float">
            <text:p>516.0199</text:p>
          </table:table-cell>
          <table:table-cell office:value-type="float" office:value="13129.26" calcext:value-type="float">
            <text:p>13129.26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76.4502" calcext:value-type="float">
            <text:p>-676.4502</text:p>
          </table:table-cell>
          <table:table-cell office:value-type="float" office:value="1824.542" calcext:value-type="float">
            <text:p>1824.542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2.6572" calcext:value-type="float">
            <text:p>102.6572</text:p>
          </table:table-cell>
          <table:table-cell office:value-type="float" office:value="95.21976" calcext:value-type="float">
            <text:p>95.21976</text:p>
          </table:table-cell>
          <table:table-cell office:value-type="float" office:value="0.2126766" calcext:value-type="float">
            <text:p>0.2126766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7" calcext:value-type="float">
            <text:p>0.002804127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7795013" calcext:value-type="float">
            <text:p>-0.07795013</text:p>
          </table:table-cell>
          <table:table-cell office:value-type="float" office:value="370" calcext:value-type="float">
            <text:p>370</text:p>
          </table:table-cell>
          <table:table-cell office:value-type="float" office:value="131.9156" calcext:value-type="float">
            <text:p>131.9156</text:p>
          </table:table-cell>
          <table:table-cell office:value-type="float" office:value="0" calcext:value-type="float">
            <text:p>0</text:p>
          </table:table-cell>
          <table:table-cell office:value-type="float" office:value="338.2449" calcext:value-type="float">
            <text:p>338.2449</text:p>
          </table:table-cell>
          <table:table-cell office:value-type="float" office:value="1183.562" calcext:value-type="float">
            <text:p>1183.562</text:p>
          </table:table-cell>
          <table:table-cell office:value-type="float" office:value="1469.503" calcext:value-type="float">
            <text:p>1469.503</text:p>
          </table:table-cell>
          <table:table-cell office:value-type="float" office:value="1299.481" calcext:value-type="float">
            <text:p>1299.481</text:p>
          </table:table-cell>
          <table:table-cell office:value-type="float" office:value="779.9691" calcext:value-type="float">
            <text:p>779.9691</text:p>
          </table:table-cell>
          <table:table-cell office:value-type="float" office:value="1086.056" calcext:value-type="float">
            <text:p>1086.056</text:p>
          </table:table-cell>
          <table:table-cell office:value-type="float" office:value="418.1399" calcext:value-type="float">
            <text:p>418.1399</text:p>
          </table:table-cell>
          <table:table-cell office:value-type="float" office:value="1864.573" calcext:value-type="float">
            <text:p>1864.573</text:p>
          </table:table-cell>
          <table:table-cell office:value-type="float" office:value="2097.286" calcext:value-type="float">
            <text:p>2097.286</text:p>
          </table:table-cell>
          <table:table-cell office:value-type="float" office:value="1673.644" calcext:value-type="float">
            <text:p>1673.644</text:p>
          </table:table-cell>
          <table:table-cell office:value-type="float" office:value="585.7867" calcext:value-type="float">
            <text:p>585.7867</text:p>
          </table:table-cell>
          <table:table-cell office:value-type="float" office:value="575.2959" calcext:value-type="float">
            <text:p>575.2959</text:p>
          </table:table-cell>
          <table:table-cell office:value-type="float" office:value="142.8179" calcext:value-type="float">
            <text:p>142.8179</text:p>
          </table:table-cell>
          <table:table-cell office:value-type="float" office:value="35.69678" calcext:value-type="float">
            <text:p>35.69678</text:p>
          </table:table-cell>
          <table:table-cell office:value-type="float" office:value="0" calcext:value-type="float">
            <text:p>0</text:p>
          </table:table-cell>
          <table:table-cell office:value-type="float" office:value="-0.017535" calcext:value-type="float">
            <text:p>-0.017535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98.3497" calcext:value-type="float">
            <text:p>-498.3497</text:p>
          </table:table-cell>
          <table:table-cell office:value-type="float" office:value="0" calcext:value-type="float">
            <text:p>0</text:p>
          </table:table-cell>
          <table:table-cell office:value-type="float" office:value="4.97265" calcext:value-type="float">
            <text:p>4.97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2" calcext:value-type="float">
            <text:p>1122002</text:p>
          </table:table-cell>
          <table:table-cell office:value-type="float" office:value="515.3021" calcext:value-type="float">
            <text:p>515.3021</text:p>
          </table:table-cell>
          <table:table-cell office:value-type="float" office:value="13129.28" calcext:value-type="float">
            <text:p>13129.28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77.1818" calcext:value-type="float">
            <text:p>-677.1818</text:p>
          </table:table-cell>
          <table:table-cell office:value-type="float" office:value="1825.715" calcext:value-type="float">
            <text:p>1825.715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2.8571" calcext:value-type="float">
            <text:p>102.8571</text:p>
          </table:table-cell>
          <table:table-cell office:value-type="float" office:value="94.94768" calcext:value-type="float">
            <text:p>94.94768</text:p>
          </table:table-cell>
          <table:table-cell office:value-type="float" office:value="0.2134186" calcext:value-type="float">
            <text:p>0.2134186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7" calcext:value-type="float">
            <text:p>0.002804127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7956678" calcext:value-type="float">
            <text:p>-0.07956678</text:p>
          </table:table-cell>
          <table:table-cell office:value-type="float" office:value="370" calcext:value-type="float">
            <text:p>370</text:p>
          </table:table-cell>
          <table:table-cell office:value-type="float" office:value="131.1864" calcext:value-type="float">
            <text:p>131.1864</text:p>
          </table:table-cell>
          <table:table-cell office:value-type="float" office:value="0" calcext:value-type="float">
            <text:p>0</text:p>
          </table:table-cell>
          <table:table-cell office:value-type="float" office:value="338.2898" calcext:value-type="float">
            <text:p>338.2898</text:p>
          </table:table-cell>
          <table:table-cell office:value-type="float" office:value="1183.423" calcext:value-type="float">
            <text:p>1183.423</text:p>
          </table:table-cell>
          <table:table-cell office:value-type="float" office:value="1469.32" calcext:value-type="float">
            <text:p>1469.32</text:p>
          </table:table-cell>
          <table:table-cell office:value-type="float" office:value="1299.443" calcext:value-type="float">
            <text:p>1299.443</text:p>
          </table:table-cell>
          <table:table-cell office:value-type="float" office:value="779.9458" calcext:value-type="float">
            <text:p>779.9458</text:p>
          </table:table-cell>
          <table:table-cell office:value-type="float" office:value="1086.043" calcext:value-type="float">
            <text:p>1086.043</text:p>
          </table:table-cell>
          <table:table-cell office:value-type="float" office:value="418.1321" calcext:value-type="float">
            <text:p>418.1321</text:p>
          </table:table-cell>
          <table:table-cell office:value-type="float" office:value="1864.55" calcext:value-type="float">
            <text:p>1864.55</text:p>
          </table:table-cell>
          <table:table-cell office:value-type="float" office:value="2097.266" calcext:value-type="float">
            <text:p>2097.266</text:p>
          </table:table-cell>
          <table:table-cell office:value-type="float" office:value="1673.629" calcext:value-type="float">
            <text:p>1673.629</text:p>
          </table:table-cell>
          <table:table-cell office:value-type="float" office:value="585.7858" calcext:value-type="float">
            <text:p>585.7858</text:p>
          </table:table-cell>
          <table:table-cell office:value-type="float" office:value="575.2948" calcext:value-type="float">
            <text:p>575.2948</text:p>
          </table:table-cell>
          <table:table-cell office:value-type="float" office:value="142.8178" calcext:value-type="float">
            <text:p>142.8178</text:p>
          </table:table-cell>
          <table:table-cell office:value-type="float" office:value="35.6968" calcext:value-type="float">
            <text:p>35.6968</text:p>
          </table:table-cell>
          <table:table-cell office:value-type="float" office:value="0" calcext:value-type="float">
            <text:p>0</text:p>
          </table:table-cell>
          <table:table-cell office:value-type="float" office:value="-0.01753526" calcext:value-type="float">
            <text:p>-0.01753526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99.019" calcext:value-type="float">
            <text:p>-499.019</text:p>
          </table:table-cell>
          <table:table-cell office:value-type="float" office:value="0" calcext:value-type="float">
            <text:p>0</text:p>
          </table:table-cell>
          <table:table-cell office:value-type="float" office:value="4.910583" calcext:value-type="float">
            <text:p>4.910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2" calcext:value-type="float">
            <text:p>2122002</text:p>
          </table:table-cell>
          <table:table-cell office:value-type="float" office:value="514.6782" calcext:value-type="float">
            <text:p>514.6782</text:p>
          </table:table-cell>
          <table:table-cell office:value-type="float" office:value="13129.29" calcext:value-type="float">
            <text:p>13129.29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77.8221" calcext:value-type="float">
            <text:p>-677.8221</text:p>
          </table:table-cell>
          <table:table-cell office:value-type="float" office:value="1828.56" calcext:value-type="float">
            <text:p>1828.56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2.998" calcext:value-type="float">
            <text:p>102.998</text:p>
          </table:table-cell>
          <table:table-cell office:value-type="float" office:value="94.78537" calcext:value-type="float">
            <text:p>94.78537</text:p>
          </table:table-cell>
          <table:table-cell office:value-type="float" office:value="0.2142074" calcext:value-type="float">
            <text:p>0.2142074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7" calcext:value-type="float">
            <text:p>0.002804127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7956678" calcext:value-type="float">
            <text:p>-0.07956678</text:p>
          </table:table-cell>
          <table:table-cell office:value-type="float" office:value="370" calcext:value-type="float">
            <text:p>370</text:p>
          </table:table-cell>
          <table:table-cell office:value-type="float" office:value="130.5468" calcext:value-type="float">
            <text:p>130.5468</text:p>
          </table:table-cell>
          <table:table-cell office:value-type="float" office:value="0" calcext:value-type="float">
            <text:p>0</text:p>
          </table:table-cell>
          <table:table-cell office:value-type="float" office:value="338.3285" calcext:value-type="float">
            <text:p>338.3285</text:p>
          </table:table-cell>
          <table:table-cell office:value-type="float" office:value="1183.281" calcext:value-type="float">
            <text:p>1183.281</text:p>
          </table:table-cell>
          <table:table-cell office:value-type="float" office:value="1469.126" calcext:value-type="float">
            <text:p>1469.126</text:p>
          </table:table-cell>
          <table:table-cell office:value-type="float" office:value="1299.397" calcext:value-type="float">
            <text:p>1299.397</text:p>
          </table:table-cell>
          <table:table-cell office:value-type="float" office:value="779.9172" calcext:value-type="float">
            <text:p>779.9172</text:p>
          </table:table-cell>
          <table:table-cell office:value-type="float" office:value="1086.027" calcext:value-type="float">
            <text:p>1086.027</text:p>
          </table:table-cell>
          <table:table-cell office:value-type="float" office:value="418.1238" calcext:value-type="float">
            <text:p>418.1238</text:p>
          </table:table-cell>
          <table:table-cell office:value-type="float" office:value="1864.527" calcext:value-type="float">
            <text:p>1864.527</text:p>
          </table:table-cell>
          <table:table-cell office:value-type="float" office:value="2097.245" calcext:value-type="float">
            <text:p>2097.245</text:p>
          </table:table-cell>
          <table:table-cell office:value-type="float" office:value="1673.614" calcext:value-type="float">
            <text:p>1673.614</text:p>
          </table:table-cell>
          <table:table-cell office:value-type="float" office:value="585.7847" calcext:value-type="float">
            <text:p>585.7847</text:p>
          </table:table-cell>
          <table:table-cell office:value-type="float" office:value="575.2936" calcext:value-type="float">
            <text:p>575.2936</text:p>
          </table:table-cell>
          <table:table-cell office:value-type="float" office:value="142.8178" calcext:value-type="float">
            <text:p>142.8178</text:p>
          </table:table-cell>
          <table:table-cell office:value-type="float" office:value="35.6968" calcext:value-type="float">
            <text:p>35.6968</text:p>
          </table:table-cell>
          <table:table-cell office:value-type="float" office:value="0" calcext:value-type="float">
            <text:p>0</text:p>
          </table:table-cell>
          <table:table-cell office:value-type="float" office:value="-0.01753533" calcext:value-type="float">
            <text:p>-0.01753533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99.6089" calcext:value-type="float">
            <text:p>-499.6089</text:p>
          </table:table-cell>
          <table:table-cell office:value-type="float" office:value="0" calcext:value-type="float">
            <text:p>0</text:p>
          </table:table-cell>
          <table:table-cell office:value-type="float" office:value="4.859323" calcext:value-type="float">
            <text:p>4.859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2" calcext:value-type="float">
            <text:p>3122002</text:p>
          </table:table-cell>
          <table:table-cell office:value-type="float" office:value="514.4052" calcext:value-type="float">
            <text:p>514.4052</text:p>
          </table:table-cell>
          <table:table-cell office:value-type="float" office:value="13129.26" calcext:value-type="float">
            <text:p>13129.26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78.1629" calcext:value-type="float">
            <text:p>-678.1629</text:p>
          </table:table-cell>
          <table:table-cell office:value-type="float" office:value="1829.666" calcext:value-type="float">
            <text:p>1829.666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2.9967" calcext:value-type="float">
            <text:p>102.9967</text:p>
          </table:table-cell>
          <table:table-cell office:value-type="float" office:value="94.75555" calcext:value-type="float">
            <text:p>94.75555</text:p>
          </table:table-cell>
          <table:table-cell office:value-type="float" office:value="0.2148514" calcext:value-type="float">
            <text:p>0.2148514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7" calcext:value-type="float">
            <text:p>0.002804127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7956678" calcext:value-type="float">
            <text:p>-0.07956678</text:p>
          </table:table-cell>
          <table:table-cell office:value-type="float" office:value="370" calcext:value-type="float">
            <text:p>370</text:p>
          </table:table-cell>
          <table:table-cell office:value-type="float" office:value="130.2067" calcext:value-type="float">
            <text:p>130.2067</text:p>
          </table:table-cell>
          <table:table-cell office:value-type="float" office:value="0" calcext:value-type="float">
            <text:p>0</text:p>
          </table:table-cell>
          <table:table-cell office:value-type="float" office:value="338.3481" calcext:value-type="float">
            <text:p>338.3481</text:p>
          </table:table-cell>
          <table:table-cell office:value-type="float" office:value="1183.228" calcext:value-type="float">
            <text:p>1183.228</text:p>
          </table:table-cell>
          <table:table-cell office:value-type="float" office:value="1469.015" calcext:value-type="float">
            <text:p>1469.015</text:p>
          </table:table-cell>
          <table:table-cell office:value-type="float" office:value="1299.371" calcext:value-type="float">
            <text:p>1299.371</text:p>
          </table:table-cell>
          <table:table-cell office:value-type="float" office:value="779.8976" calcext:value-type="float">
            <text:p>779.8976</text:p>
          </table:table-cell>
          <table:table-cell office:value-type="float" office:value="1086.015" calcext:value-type="float">
            <text:p>1086.015</text:p>
          </table:table-cell>
          <table:table-cell office:value-type="float" office:value="418.1161" calcext:value-type="float">
            <text:p>418.1161</text:p>
          </table:table-cell>
          <table:table-cell office:value-type="float" office:value="1864.504" calcext:value-type="float">
            <text:p>1864.504</text:p>
          </table:table-cell>
          <table:table-cell office:value-type="float" office:value="2097.225" calcext:value-type="float">
            <text:p>2097.225</text:p>
          </table:table-cell>
          <table:table-cell office:value-type="float" office:value="1673.599" calcext:value-type="float">
            <text:p>1673.599</text:p>
          </table:table-cell>
          <table:table-cell office:value-type="float" office:value="585.7838" calcext:value-type="float">
            <text:p>585.7838</text:p>
          </table:table-cell>
          <table:table-cell office:value-type="float" office:value="575.2926" calcext:value-type="float">
            <text:p>575.2926</text:p>
          </table:table-cell>
          <table:table-cell office:value-type="float" office:value="142.8177" calcext:value-type="float">
            <text:p>142.8177</text:p>
          </table:table-cell>
          <table:table-cell office:value-type="float" office:value="35.69679" calcext:value-type="float">
            <text:p>35.69679</text:p>
          </table:table-cell>
          <table:table-cell office:value-type="float" office:value="0" calcext:value-type="float">
            <text:p>0</text:p>
          </table:table-cell>
          <table:table-cell office:value-type="float" office:value="-0.01753533" calcext:value-type="float">
            <text:p>-0.01753533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499.8868" calcext:value-type="float">
            <text:p>-499.8868</text:p>
          </table:table-cell>
          <table:table-cell office:value-type="float" office:value="0" calcext:value-type="float">
            <text:p>0</text:p>
          </table:table-cell>
          <table:table-cell office:value-type="float" office:value="4.793843" calcext:value-type="float">
            <text:p>4.793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2" calcext:value-type="float">
            <text:p>4122002</text:p>
          </table:table-cell>
          <table:table-cell office:value-type="float" office:value="514.1872" calcext:value-type="float">
            <text:p>514.1872</text:p>
          </table:table-cell>
          <table:table-cell office:value-type="float" office:value="13129.24" calcext:value-type="float">
            <text:p>13129.24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78.4387" calcext:value-type="float">
            <text:p>-678.4387</text:p>
          </table:table-cell>
          <table:table-cell office:value-type="float" office:value="1830.728" calcext:value-type="float">
            <text:p>1830.728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2.9789" calcext:value-type="float">
            <text:p>102.9789</text:p>
          </table:table-cell>
          <table:table-cell office:value-type="float" office:value="94.73387" calcext:value-type="float">
            <text:p>94.73387</text:p>
          </table:table-cell>
          <table:table-cell office:value-type="float" office:value="0.2154215" calcext:value-type="float">
            <text:p>0.2154215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7" calcext:value-type="float">
            <text:p>0.002804127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7956678" calcext:value-type="float">
            <text:p>-0.07956678</text:p>
          </table:table-cell>
          <table:table-cell office:value-type="float" office:value="370" calcext:value-type="float">
            <text:p>370</text:p>
          </table:table-cell>
          <table:table-cell office:value-type="float" office:value="129.9315" calcext:value-type="float">
            <text:p>129.9315</text:p>
          </table:table-cell>
          <table:table-cell office:value-type="float" office:value="0" calcext:value-type="float">
            <text:p>0</text:p>
          </table:table-cell>
          <table:table-cell office:value-type="float" office:value="338.3638" calcext:value-type="float">
            <text:p>338.3638</text:p>
          </table:table-cell>
          <table:table-cell office:value-type="float" office:value="1183.192" calcext:value-type="float">
            <text:p>1183.192</text:p>
          </table:table-cell>
          <table:table-cell office:value-type="float" office:value="1468.917" calcext:value-type="float">
            <text:p>1468.917</text:p>
          </table:table-cell>
          <table:table-cell office:value-type="float" office:value="1299.351" calcext:value-type="float">
            <text:p>1299.351</text:p>
          </table:table-cell>
          <table:table-cell office:value-type="float" office:value="779.8813" calcext:value-type="float">
            <text:p>779.8813</text:p>
          </table:table-cell>
          <table:table-cell office:value-type="float" office:value="1086.006" calcext:value-type="float">
            <text:p>1086.006</text:p>
          </table:table-cell>
          <table:table-cell office:value-type="float" office:value="418.1093" calcext:value-type="float">
            <text:p>418.1093</text:p>
          </table:table-cell>
          <table:table-cell office:value-type="float" office:value="1864.491" calcext:value-type="float">
            <text:p>1864.491</text:p>
          </table:table-cell>
          <table:table-cell office:value-type="float" office:value="2097.205" calcext:value-type="float">
            <text:p>2097.205</text:p>
          </table:table-cell>
          <table:table-cell office:value-type="float" office:value="1673.584" calcext:value-type="float">
            <text:p>1673.584</text:p>
          </table:table-cell>
          <table:table-cell office:value-type="float" office:value="585.7828" calcext:value-type="float">
            <text:p>585.7828</text:p>
          </table:table-cell>
          <table:table-cell office:value-type="float" office:value="575.2915" calcext:value-type="float">
            <text:p>575.2915</text:p>
          </table:table-cell>
          <table:table-cell office:value-type="float" office:value="142.8177" calcext:value-type="float">
            <text:p>142.8177</text:p>
          </table:table-cell>
          <table:table-cell office:value-type="float" office:value="35.69678" calcext:value-type="float">
            <text:p>35.69678</text:p>
          </table:table-cell>
          <table:table-cell office:value-type="float" office:value="0" calcext:value-type="float">
            <text:p>0</text:p>
          </table:table-cell>
          <table:table-cell office:value-type="float" office:value="-0.01753533" calcext:value-type="float">
            <text:p>-0.01753533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0.1135" calcext:value-type="float">
            <text:p>-500.1135</text:p>
          </table:table-cell>
          <table:table-cell office:value-type="float" office:value="0" calcext:value-type="float">
            <text:p>0</text:p>
          </table:table-cell>
          <table:table-cell office:value-type="float" office:value="4.739512" calcext:value-type="float">
            <text:p>4.739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2" calcext:value-type="float">
            <text:p>5122002</text:p>
          </table:table-cell>
          <table:table-cell office:value-type="float" office:value="513.9295" calcext:value-type="float">
            <text:p>513.9295</text:p>
          </table:table-cell>
          <table:table-cell office:value-type="float" office:value="13129.22" calcext:value-type="float">
            <text:p>13129.22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78.7454" calcext:value-type="float">
            <text:p>-678.7454</text:p>
          </table:table-cell>
          <table:table-cell office:value-type="float" office:value="1831.48" calcext:value-type="float">
            <text:p>1831.48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2.9782" calcext:value-type="float">
            <text:p>102.9782</text:p>
          </table:table-cell>
          <table:table-cell office:value-type="float" office:value="94.65369" calcext:value-type="float">
            <text:p>94.65369</text:p>
          </table:table-cell>
          <table:table-cell office:value-type="float" office:value="0.2160215" calcext:value-type="float">
            <text:p>0.2160215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7" calcext:value-type="float">
            <text:p>0.002804127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7956678" calcext:value-type="float">
            <text:p>-0.07956678</text:p>
          </table:table-cell>
          <table:table-cell office:value-type="float" office:value="370" calcext:value-type="float">
            <text:p>370</text:p>
          </table:table-cell>
          <table:table-cell office:value-type="float" office:value="129.6254" calcext:value-type="float">
            <text:p>129.6254</text:p>
          </table:table-cell>
          <table:table-cell office:value-type="float" office:value="0" calcext:value-type="float">
            <text:p>0</text:p>
          </table:table-cell>
          <table:table-cell office:value-type="float" office:value="338.3859" calcext:value-type="float">
            <text:p>338.3859</text:p>
          </table:table-cell>
          <table:table-cell office:value-type="float" office:value="1183.155" calcext:value-type="float">
            <text:p>1183.155</text:p>
          </table:table-cell>
          <table:table-cell office:value-type="float" office:value="1468.836" calcext:value-type="float">
            <text:p>1468.836</text:p>
          </table:table-cell>
          <table:table-cell office:value-type="float" office:value="1299.333" calcext:value-type="float">
            <text:p>1299.333</text:p>
          </table:table-cell>
          <table:table-cell office:value-type="float" office:value="779.8663" calcext:value-type="float">
            <text:p>779.8663</text:p>
          </table:table-cell>
          <table:table-cell office:value-type="float" office:value="1085.995" calcext:value-type="float">
            <text:p>1085.995</text:p>
          </table:table-cell>
          <table:table-cell office:value-type="float" office:value="418.1033" calcext:value-type="float">
            <text:p>418.1033</text:p>
          </table:table-cell>
          <table:table-cell office:value-type="float" office:value="1864.481" calcext:value-type="float">
            <text:p>1864.481</text:p>
          </table:table-cell>
          <table:table-cell office:value-type="float" office:value="2097.185" calcext:value-type="float">
            <text:p>2097.185</text:p>
          </table:table-cell>
          <table:table-cell office:value-type="float" office:value="1673.569" calcext:value-type="float">
            <text:p>1673.569</text:p>
          </table:table-cell>
          <table:table-cell office:value-type="float" office:value="585.7818" calcext:value-type="float">
            <text:p>585.7818</text:p>
          </table:table-cell>
          <table:table-cell office:value-type="float" office:value="575.2906" calcext:value-type="float">
            <text:p>575.2906</text:p>
          </table:table-cell>
          <table:table-cell office:value-type="float" office:value="142.8177" calcext:value-type="float">
            <text:p>142.8177</text:p>
          </table:table-cell>
          <table:table-cell office:value-type="float" office:value="35.69678" calcext:value-type="float">
            <text:p>35.69678</text:p>
          </table:table-cell>
          <table:table-cell office:value-type="float" office:value="0" calcext:value-type="float">
            <text:p>0</text:p>
          </table:table-cell>
          <table:table-cell office:value-type="float" office:value="-0.01753554" calcext:value-type="float">
            <text:p>-0.01753554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0.3699" calcext:value-type="float">
            <text:p>-500.3699</text:p>
          </table:table-cell>
          <table:table-cell office:value-type="float" office:value="0" calcext:value-type="float">
            <text:p>0</text:p>
          </table:table-cell>
          <table:table-cell office:value-type="float" office:value="4.686449" calcext:value-type="float">
            <text:p>4.686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2" calcext:value-type="float">
            <text:p>6122002</text:p>
          </table:table-cell>
          <table:table-cell office:value-type="float" office:value="513.6226" calcext:value-type="float">
            <text:p>513.6226</text:p>
          </table:table-cell>
          <table:table-cell office:value-type="float" office:value="13129.22" calcext:value-type="float">
            <text:p>13129.22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79.0853" calcext:value-type="float">
            <text:p>-679.0853</text:p>
          </table:table-cell>
          <table:table-cell office:value-type="float" office:value="1832.018" calcext:value-type="float">
            <text:p>1832.018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2.9797" calcext:value-type="float">
            <text:p>102.9797</text:p>
          </table:table-cell>
          <table:table-cell office:value-type="float" office:value="94.53618" calcext:value-type="float">
            <text:p>94.53618</text:p>
          </table:table-cell>
          <table:table-cell office:value-type="float" office:value="0.2166291" calcext:value-type="float">
            <text:p>0.2166291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7" calcext:value-type="float">
            <text:p>0.002804127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7956678" calcext:value-type="float">
            <text:p>-0.07956678</text:p>
          </table:table-cell>
          <table:table-cell office:value-type="float" office:value="370" calcext:value-type="float">
            <text:p>370</text:p>
          </table:table-cell>
          <table:table-cell office:value-type="float" office:value="129.2861" calcext:value-type="float">
            <text:p>129.2861</text:p>
          </table:table-cell>
          <table:table-cell office:value-type="float" office:value="0" calcext:value-type="float">
            <text:p>0</text:p>
          </table:table-cell>
          <table:table-cell office:value-type="float" office:value="338.4086" calcext:value-type="float">
            <text:p>338.4086</text:p>
          </table:table-cell>
          <table:table-cell office:value-type="float" office:value="1183.105" calcext:value-type="float">
            <text:p>1183.105</text:p>
          </table:table-cell>
          <table:table-cell office:value-type="float" office:value="1468.761" calcext:value-type="float">
            <text:p>1468.761</text:p>
          </table:table-cell>
          <table:table-cell office:value-type="float" office:value="1299.315" calcext:value-type="float">
            <text:p>1299.315</text:p>
          </table:table-cell>
          <table:table-cell office:value-type="float" office:value="779.8522" calcext:value-type="float">
            <text:p>779.8522</text:p>
          </table:table-cell>
          <table:table-cell office:value-type="float" office:value="1085.985" calcext:value-type="float">
            <text:p>1085.985</text:p>
          </table:table-cell>
          <table:table-cell office:value-type="float" office:value="418.0976" calcext:value-type="float">
            <text:p>418.0976</text:p>
          </table:table-cell>
          <table:table-cell office:value-type="float" office:value="1864.472" calcext:value-type="float">
            <text:p>1864.472</text:p>
          </table:table-cell>
          <table:table-cell office:value-type="float" office:value="2097.166" calcext:value-type="float">
            <text:p>2097.166</text:p>
          </table:table-cell>
          <table:table-cell office:value-type="float" office:value="1673.555" calcext:value-type="float">
            <text:p>1673.555</text:p>
          </table:table-cell>
          <table:table-cell office:value-type="float" office:value="585.7809" calcext:value-type="float">
            <text:p>585.7809</text:p>
          </table:table-cell>
          <table:table-cell office:value-type="float" office:value="575.2896" calcext:value-type="float">
            <text:p>575.2896</text:p>
          </table:table-cell>
          <table:table-cell office:value-type="float" office:value="142.8177" calcext:value-type="float">
            <text:p>142.8177</text:p>
          </table:table-cell>
          <table:table-cell office:value-type="float" office:value="35.69677" calcext:value-type="float">
            <text:p>35.69677</text:p>
          </table:table-cell>
          <table:table-cell office:value-type="float" office:value="0" calcext:value-type="float">
            <text:p>0</text:p>
          </table:table-cell>
          <table:table-cell office:value-type="float" office:value="-0.01753839" calcext:value-type="float">
            <text:p>-0.01753839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0.6648" calcext:value-type="float">
            <text:p>-500.6648</text:p>
          </table:table-cell>
          <table:table-cell office:value-type="float" office:value="0" calcext:value-type="float">
            <text:p>0</text:p>
          </table:table-cell>
          <table:table-cell office:value-type="float" office:value="4.640627" calcext:value-type="float">
            <text:p>4.640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2" calcext:value-type="float">
            <text:p>7122002</text:p>
          </table:table-cell>
          <table:table-cell office:value-type="float" office:value="513.3091" calcext:value-type="float">
            <text:p>513.3091</text:p>
          </table:table-cell>
          <table:table-cell office:value-type="float" office:value="13129.21" calcext:value-type="float">
            <text:p>13129.21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79.4255" calcext:value-type="float">
            <text:p>-679.4255</text:p>
          </table:table-cell>
          <table:table-cell office:value-type="float" office:value="1833.123" calcext:value-type="float">
            <text:p>1833.123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2.9633" calcext:value-type="float">
            <text:p>102.9633</text:p>
          </table:table-cell>
          <table:table-cell office:value-type="float" office:value="94.45553" calcext:value-type="float">
            <text:p>94.45553</text:p>
          </table:table-cell>
          <table:table-cell office:value-type="float" office:value="0.2173116" calcext:value-type="float">
            <text:p>0.2173116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7" calcext:value-type="float">
            <text:p>0.002804127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7956678" calcext:value-type="float">
            <text:p>-0.07956678</text:p>
          </table:table-cell>
          <table:table-cell office:value-type="float" office:value="370" calcext:value-type="float">
            <text:p>370</text:p>
          </table:table-cell>
          <table:table-cell office:value-type="float" office:value="128.9465" calcext:value-type="float">
            <text:p>128.9465</text:p>
          </table:table-cell>
          <table:table-cell office:value-type="float" office:value="0" calcext:value-type="float">
            <text:p>0</text:p>
          </table:table-cell>
          <table:table-cell office:value-type="float" office:value="338.4273" calcext:value-type="float">
            <text:p>338.4273</text:p>
          </table:table-cell>
          <table:table-cell office:value-type="float" office:value="1183.032" calcext:value-type="float">
            <text:p>1183.032</text:p>
          </table:table-cell>
          <table:table-cell office:value-type="float" office:value="1468.67" calcext:value-type="float">
            <text:p>1468.67</text:p>
          </table:table-cell>
          <table:table-cell office:value-type="float" office:value="1299.297" calcext:value-type="float">
            <text:p>1299.297</text:p>
          </table:table-cell>
          <table:table-cell office:value-type="float" office:value="779.8376" calcext:value-type="float">
            <text:p>779.8376</text:p>
          </table:table-cell>
          <table:table-cell office:value-type="float" office:value="1085.975" calcext:value-type="float">
            <text:p>1085.975</text:p>
          </table:table-cell>
          <table:table-cell office:value-type="float" office:value="418.0919" calcext:value-type="float">
            <text:p>418.0919</text:p>
          </table:table-cell>
          <table:table-cell office:value-type="float" office:value="1864.462" calcext:value-type="float">
            <text:p>1864.462</text:p>
          </table:table-cell>
          <table:table-cell office:value-type="float" office:value="2097.146" calcext:value-type="float">
            <text:p>2097.146</text:p>
          </table:table-cell>
          <table:table-cell office:value-type="float" office:value="1673.54" calcext:value-type="float">
            <text:p>1673.54</text:p>
          </table:table-cell>
          <table:table-cell office:value-type="float" office:value="585.7799" calcext:value-type="float">
            <text:p>585.7799</text:p>
          </table:table-cell>
          <table:table-cell office:value-type="float" office:value="575.2886" calcext:value-type="float">
            <text:p>575.2886</text:p>
          </table:table-cell>
          <table:table-cell office:value-type="float" office:value="142.8176" calcext:value-type="float">
            <text:p>142.8176</text:p>
          </table:table-cell>
          <table:table-cell office:value-type="float" office:value="35.69677" calcext:value-type="float">
            <text:p>35.69677</text:p>
          </table:table-cell>
          <table:table-cell office:value-type="float" office:value="0" calcext:value-type="float">
            <text:p>0</text:p>
          </table:table-cell>
          <table:table-cell office:value-type="float" office:value="-0.01754156" calcext:value-type="float">
            <text:p>-0.01754156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0.9661" calcext:value-type="float">
            <text:p>-500.9661</text:p>
          </table:table-cell>
          <table:table-cell office:value-type="float" office:value="0" calcext:value-type="float">
            <text:p>0</text:p>
          </table:table-cell>
          <table:table-cell office:value-type="float" office:value="4.598774" calcext:value-type="float">
            <text:p>4.598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2" calcext:value-type="float">
            <text:p>8122002</text:p>
          </table:table-cell>
          <table:table-cell office:value-type="float" office:value="513.0455" calcext:value-type="float">
            <text:p>513.0455</text:p>
          </table:table-cell>
          <table:table-cell office:value-type="float" office:value="13129.19" calcext:value-type="float">
            <text:p>13129.19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79.7275" calcext:value-type="float">
            <text:p>-679.7275</text:p>
          </table:table-cell>
          <table:table-cell office:value-type="float" office:value="1835.073" calcext:value-type="float">
            <text:p>1835.073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2.9508" calcext:value-type="float">
            <text:p>102.9508</text:p>
          </table:table-cell>
          <table:table-cell office:value-type="float" office:value="94.40852" calcext:value-type="float">
            <text:p>94.40852</text:p>
          </table:table-cell>
          <table:table-cell office:value-type="float" office:value="0.2179626" calcext:value-type="float">
            <text:p>0.2179626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7" calcext:value-type="float">
            <text:p>0.002804127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7956678" calcext:value-type="float">
            <text:p>-0.07956678</text:p>
          </table:table-cell>
          <table:table-cell office:value-type="float" office:value="370" calcext:value-type="float">
            <text:p>370</text:p>
          </table:table-cell>
          <table:table-cell office:value-type="float" office:value="128.6452" calcext:value-type="float">
            <text:p>128.6452</text:p>
          </table:table-cell>
          <table:table-cell office:value-type="float" office:value="0" calcext:value-type="float">
            <text:p>0</text:p>
          </table:table-cell>
          <table:table-cell office:value-type="float" office:value="338.4442" calcext:value-type="float">
            <text:p>338.4442</text:p>
          </table:table-cell>
          <table:table-cell office:value-type="float" office:value="1182.976" calcext:value-type="float">
            <text:p>1182.976</text:p>
          </table:table-cell>
          <table:table-cell office:value-type="float" office:value="1468.571" calcext:value-type="float">
            <text:p>1468.571</text:p>
          </table:table-cell>
          <table:table-cell office:value-type="float" office:value="1299.278" calcext:value-type="float">
            <text:p>1299.278</text:p>
          </table:table-cell>
          <table:table-cell office:value-type="float" office:value="779.823" calcext:value-type="float">
            <text:p>779.823</text:p>
          </table:table-cell>
          <table:table-cell office:value-type="float" office:value="1085.966" calcext:value-type="float">
            <text:p>1085.966</text:p>
          </table:table-cell>
          <table:table-cell office:value-type="float" office:value="418.0864" calcext:value-type="float">
            <text:p>418.0864</text:p>
          </table:table-cell>
          <table:table-cell office:value-type="float" office:value="1864.453" calcext:value-type="float">
            <text:p>1864.453</text:p>
          </table:table-cell>
          <table:table-cell office:value-type="float" office:value="2097.127" calcext:value-type="float">
            <text:p>2097.127</text:p>
          </table:table-cell>
          <table:table-cell office:value-type="float" office:value="1673.526" calcext:value-type="float">
            <text:p>1673.526</text:p>
          </table:table-cell>
          <table:table-cell office:value-type="float" office:value="585.7789" calcext:value-type="float">
            <text:p>585.7789</text:p>
          </table:table-cell>
          <table:table-cell office:value-type="float" office:value="575.2877" calcext:value-type="float">
            <text:p>575.2877</text:p>
          </table:table-cell>
          <table:table-cell office:value-type="float" office:value="142.8176" calcext:value-type="float">
            <text:p>142.8176</text:p>
          </table:table-cell>
          <table:table-cell office:value-type="float" office:value="35.69676" calcext:value-type="float">
            <text:p>35.69676</text:p>
          </table:table-cell>
          <table:table-cell office:value-type="float" office:value="0" calcext:value-type="float">
            <text:p>0</text:p>
          </table:table-cell>
          <table:table-cell office:value-type="float" office:value="-0.01754304" calcext:value-type="float">
            <text:p>-0.01754304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1.2286" calcext:value-type="float">
            <text:p>-501.2286</text:p>
          </table:table-cell>
          <table:table-cell office:value-type="float" office:value="0" calcext:value-type="float">
            <text:p>0</text:p>
          </table:table-cell>
          <table:table-cell office:value-type="float" office:value="4.553102" calcext:value-type="float">
            <text:p>4.553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2" calcext:value-type="float">
            <text:p>9122002</text:p>
          </table:table-cell>
          <table:table-cell office:value-type="float" office:value="512.7823" calcext:value-type="float">
            <text:p>512.7823</text:p>
          </table:table-cell>
          <table:table-cell office:value-type="float" office:value="13129.18" calcext:value-type="float">
            <text:p>13129.18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80.0247" calcext:value-type="float">
            <text:p>-680.0247</text:p>
          </table:table-cell>
          <table:table-cell office:value-type="float" office:value="1835.093" calcext:value-type="float">
            <text:p>1835.093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2.9017" calcext:value-type="float">
            <text:p>102.9017</text:p>
          </table:table-cell>
          <table:table-cell office:value-type="float" office:value="94.35739" calcext:value-type="float">
            <text:p>94.35739</text:p>
          </table:table-cell>
          <table:table-cell office:value-type="float" office:value="0.2185759" calcext:value-type="float">
            <text:p>0.2185759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7" calcext:value-type="float">
            <text:p>0.002804127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7956678" calcext:value-type="float">
            <text:p>-0.07956678</text:p>
          </table:table-cell>
          <table:table-cell office:value-type="float" office:value="370" calcext:value-type="float">
            <text:p>370</text:p>
          </table:table-cell>
          <table:table-cell office:value-type="float" office:value="128.3487" calcext:value-type="float">
            <text:p>128.3487</text:p>
          </table:table-cell>
          <table:table-cell office:value-type="float" office:value="0" calcext:value-type="float">
            <text:p>0</text:p>
          </table:table-cell>
          <table:table-cell office:value-type="float" office:value="338.4649" calcext:value-type="float">
            <text:p>338.4649</text:p>
          </table:table-cell>
          <table:table-cell office:value-type="float" office:value="1182.921" calcext:value-type="float">
            <text:p>1182.921</text:p>
          </table:table-cell>
          <table:table-cell office:value-type="float" office:value="1468.473" calcext:value-type="float">
            <text:p>1468.473</text:p>
          </table:table-cell>
          <table:table-cell office:value-type="float" office:value="1299.26" calcext:value-type="float">
            <text:p>1299.26</text:p>
          </table:table-cell>
          <table:table-cell office:value-type="float" office:value="779.8088" calcext:value-type="float">
            <text:p>779.8088</text:p>
          </table:table-cell>
          <table:table-cell office:value-type="float" office:value="1085.956" calcext:value-type="float">
            <text:p>1085.956</text:p>
          </table:table-cell>
          <table:table-cell office:value-type="float" office:value="418.081" calcext:value-type="float">
            <text:p>418.081</text:p>
          </table:table-cell>
          <table:table-cell office:value-type="float" office:value="1864.445" calcext:value-type="float">
            <text:p>1864.445</text:p>
          </table:table-cell>
          <table:table-cell office:value-type="float" office:value="2097.108" calcext:value-type="float">
            <text:p>2097.108</text:p>
          </table:table-cell>
          <table:table-cell office:value-type="float" office:value="1673.511" calcext:value-type="float">
            <text:p>1673.511</text:p>
          </table:table-cell>
          <table:table-cell office:value-type="float" office:value="585.778" calcext:value-type="float">
            <text:p>585.778</text:p>
          </table:table-cell>
          <table:table-cell office:value-type="float" office:value="575.2866" calcext:value-type="float">
            <text:p>575.2866</text:p>
          </table:table-cell>
          <table:table-cell office:value-type="float" office:value="142.8176" calcext:value-type="float">
            <text:p>142.8176</text:p>
          </table:table-cell>
          <table:table-cell office:value-type="float" office:value="35.69675" calcext:value-type="float">
            <text:p>35.69675</text:p>
          </table:table-cell>
          <table:table-cell office:value-type="float" office:value="0" calcext:value-type="float">
            <text:p>0</text:p>
          </table:table-cell>
          <table:table-cell office:value-type="float" office:value="-0.0175459" calcext:value-type="float">
            <text:p>-0.0175459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1.4842" calcext:value-type="float">
            <text:p>-501.4842</text:p>
          </table:table-cell>
          <table:table-cell office:value-type="float" office:value="0" calcext:value-type="float">
            <text:p>0</text:p>
          </table:table-cell>
          <table:table-cell office:value-type="float" office:value="4.509484" calcext:value-type="float">
            <text:p>4.509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2" calcext:value-type="float">
            <text:p>10122002</text:p>
          </table:table-cell>
          <table:table-cell office:value-type="float" office:value="512.5021" calcext:value-type="float">
            <text:p>512.5021</text:p>
          </table:table-cell>
          <table:table-cell office:value-type="float" office:value="13129.17" calcext:value-type="float">
            <text:p>13129.17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80.3426" calcext:value-type="float">
            <text:p>-680.3426</text:p>
          </table:table-cell>
          <table:table-cell office:value-type="float" office:value="1835.792" calcext:value-type="float">
            <text:p>1835.792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2.8963" calcext:value-type="float">
            <text:p>102.8963</text:p>
          </table:table-cell>
          <table:table-cell office:value-type="float" office:value="94.28901" calcext:value-type="float">
            <text:p>94.28901</text:p>
          </table:table-cell>
          <table:table-cell office:value-type="float" office:value="0.2192231" calcext:value-type="float">
            <text:p>0.2192231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7" calcext:value-type="float">
            <text:p>0.002804127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8093202" calcext:value-type="float">
            <text:p>-0.08093202</text:p>
          </table:table-cell>
          <table:table-cell office:value-type="float" office:value="370" calcext:value-type="float">
            <text:p>370</text:p>
          </table:table-cell>
          <table:table-cell office:value-type="float" office:value="128.0327" calcext:value-type="float">
            <text:p>128.0327</text:p>
          </table:table-cell>
          <table:table-cell office:value-type="float" office:value="0" calcext:value-type="float">
            <text:p>0</text:p>
          </table:table-cell>
          <table:table-cell office:value-type="float" office:value="338.4851" calcext:value-type="float">
            <text:p>338.4851</text:p>
          </table:table-cell>
          <table:table-cell office:value-type="float" office:value="1182.869" calcext:value-type="float">
            <text:p>1182.869</text:p>
          </table:table-cell>
          <table:table-cell office:value-type="float" office:value="1468.374" calcext:value-type="float">
            <text:p>1468.374</text:p>
          </table:table-cell>
          <table:table-cell office:value-type="float" office:value="1299.242" calcext:value-type="float">
            <text:p>1299.242</text:p>
          </table:table-cell>
          <table:table-cell office:value-type="float" office:value="779.7946" calcext:value-type="float">
            <text:p>779.7946</text:p>
          </table:table-cell>
          <table:table-cell office:value-type="float" office:value="1085.946" calcext:value-type="float">
            <text:p>1085.946</text:p>
          </table:table-cell>
          <table:table-cell office:value-type="float" office:value="418.0757" calcext:value-type="float">
            <text:p>418.0757</text:p>
          </table:table-cell>
          <table:table-cell office:value-type="float" office:value="1864.436" calcext:value-type="float">
            <text:p>1864.436</text:p>
          </table:table-cell>
          <table:table-cell office:value-type="float" office:value="2097.089" calcext:value-type="float">
            <text:p>2097.089</text:p>
          </table:table-cell>
          <table:table-cell office:value-type="float" office:value="1673.497" calcext:value-type="float">
            <text:p>1673.497</text:p>
          </table:table-cell>
          <table:table-cell office:value-type="float" office:value="585.7771" calcext:value-type="float">
            <text:p>585.7771</text:p>
          </table:table-cell>
          <table:table-cell office:value-type="float" office:value="575.2857" calcext:value-type="float">
            <text:p>575.2857</text:p>
          </table:table-cell>
          <table:table-cell office:value-type="float" office:value="142.8176" calcext:value-type="float">
            <text:p>142.8176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1754686" calcext:value-type="float">
            <text:p>-0.01754686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1.7589" calcext:value-type="float">
            <text:p>-501.7589</text:p>
          </table:table-cell>
          <table:table-cell office:value-type="float" office:value="0" calcext:value-type="float">
            <text:p>0</text:p>
          </table:table-cell>
          <table:table-cell office:value-type="float" office:value="4.464058" calcext:value-type="float">
            <text:p>4.464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2" calcext:value-type="float">
            <text:p>11122002</text:p>
          </table:table-cell>
          <table:table-cell office:value-type="float" office:value="512.1885" calcext:value-type="float">
            <text:p>512.1885</text:p>
          </table:table-cell>
          <table:table-cell office:value-type="float" office:value="13129.17" calcext:value-type="float">
            <text:p>13129.17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80.6832" calcext:value-type="float">
            <text:p>-680.6832</text:p>
          </table:table-cell>
          <table:table-cell office:value-type="float" office:value="1836.952" calcext:value-type="float">
            <text:p>1836.952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2.9005" calcext:value-type="float">
            <text:p>102.9005</text:p>
          </table:table-cell>
          <table:table-cell office:value-type="float" office:value="94.2006" calcext:value-type="float">
            <text:p>94.2006</text:p>
          </table:table-cell>
          <table:table-cell office:value-type="float" office:value="0.2199015" calcext:value-type="float">
            <text:p>0.2199015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7" calcext:value-type="float">
            <text:p>0.002804127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8218396" calcext:value-type="float">
            <text:p>-0.08218396</text:p>
          </table:table-cell>
          <table:table-cell office:value-type="float" office:value="370" calcext:value-type="float">
            <text:p>370</text:p>
          </table:table-cell>
          <table:table-cell office:value-type="float" office:value="127.6941" calcext:value-type="float">
            <text:p>127.6941</text:p>
          </table:table-cell>
          <table:table-cell office:value-type="float" office:value="0" calcext:value-type="float">
            <text:p>0</text:p>
          </table:table-cell>
          <table:table-cell office:value-type="float" office:value="338.5121" calcext:value-type="float">
            <text:p>338.5121</text:p>
          </table:table-cell>
          <table:table-cell office:value-type="float" office:value="1182.812" calcext:value-type="float">
            <text:p>1182.812</text:p>
          </table:table-cell>
          <table:table-cell office:value-type="float" office:value="1468.267" calcext:value-type="float">
            <text:p>1468.267</text:p>
          </table:table-cell>
          <table:table-cell office:value-type="float" office:value="1299.223" calcext:value-type="float">
            <text:p>1299.223</text:p>
          </table:table-cell>
          <table:table-cell office:value-type="float" office:value="779.78" calcext:value-type="float">
            <text:p>779.78</text:p>
          </table:table-cell>
          <table:table-cell office:value-type="float" office:value="1085.936" calcext:value-type="float">
            <text:p>1085.936</text:p>
          </table:table-cell>
          <table:table-cell office:value-type="float" office:value="418.0704" calcext:value-type="float">
            <text:p>418.0704</text:p>
          </table:table-cell>
          <table:table-cell office:value-type="float" office:value="1864.427" calcext:value-type="float">
            <text:p>1864.427</text:p>
          </table:table-cell>
          <table:table-cell office:value-type="float" office:value="2097.071" calcext:value-type="float">
            <text:p>2097.071</text:p>
          </table:table-cell>
          <table:table-cell office:value-type="float" office:value="1673.482" calcext:value-type="float">
            <text:p>1673.482</text:p>
          </table:table-cell>
          <table:table-cell office:value-type="float" office:value="585.7762" calcext:value-type="float">
            <text:p>585.7762</text:p>
          </table:table-cell>
          <table:table-cell office:value-type="float" office:value="575.2847" calcext:value-type="float">
            <text:p>575.2847</text:p>
          </table:table-cell>
          <table:table-cell office:value-type="float" office:value="142.8176" calcext:value-type="float">
            <text:p>142.8176</text:p>
          </table:table-cell>
          <table:table-cell office:value-type="float" office:value="35.69674" calcext:value-type="float">
            <text:p>35.69674</text:p>
          </table:table-cell>
          <table:table-cell office:value-type="float" office:value="0" calcext:value-type="float">
            <text:p>0</text:p>
          </table:table-cell>
          <table:table-cell office:value-type="float" office:value="-0.01754686" calcext:value-type="float">
            <text:p>-0.01754686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2.0593" calcext:value-type="float">
            <text:p>-502.0593</text:p>
          </table:table-cell>
          <table:table-cell office:value-type="float" office:value="0" calcext:value-type="float">
            <text:p>0</text:p>
          </table:table-cell>
          <table:table-cell office:value-type="float" office:value="4.420023" calcext:value-type="float">
            <text:p>4.4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2" calcext:value-type="float">
            <text:p>12122002</text:p>
          </table:table-cell>
          <table:table-cell office:value-type="float" office:value="511.7451" calcext:value-type="float">
            <text:p>511.7451</text:p>
          </table:table-cell>
          <table:table-cell office:value-type="float" office:value="13129.18" calcext:value-type="float">
            <text:p>13129.18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81.1271" calcext:value-type="float">
            <text:p>-681.1271</text:p>
          </table:table-cell>
          <table:table-cell office:value-type="float" office:value="1838.031" calcext:value-type="float">
            <text:p>1838.031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2.9697" calcext:value-type="float">
            <text:p>102.9697</text:p>
          </table:table-cell>
          <table:table-cell office:value-type="float" office:value="94.04082" calcext:value-type="float">
            <text:p>94.04082</text:p>
          </table:table-cell>
          <table:table-cell office:value-type="float" office:value="0.2206287" calcext:value-type="float">
            <text:p>0.2206287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7" calcext:value-type="float">
            <text:p>0.002804127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8218396" calcext:value-type="float">
            <text:p>-0.08218396</text:p>
          </table:table-cell>
          <table:table-cell office:value-type="float" office:value="370" calcext:value-type="float">
            <text:p>370</text:p>
          </table:table-cell>
          <table:table-cell office:value-type="float" office:value="127.2509" calcext:value-type="float">
            <text:p>127.2509</text:p>
          </table:table-cell>
          <table:table-cell office:value-type="float" office:value="0" calcext:value-type="float">
            <text:p>0</text:p>
          </table:table-cell>
          <table:table-cell office:value-type="float" office:value="338.5408" calcext:value-type="float">
            <text:p>338.5408</text:p>
          </table:table-cell>
          <table:table-cell office:value-type="float" office:value="1182.733" calcext:value-type="float">
            <text:p>1182.733</text:p>
          </table:table-cell>
          <table:table-cell office:value-type="float" office:value="1468.14" calcext:value-type="float">
            <text:p>1468.14</text:p>
          </table:table-cell>
          <table:table-cell office:value-type="float" office:value="1299.2" calcext:value-type="float">
            <text:p>1299.2</text:p>
          </table:table-cell>
          <table:table-cell office:value-type="float" office:value="779.7643" calcext:value-type="float">
            <text:p>779.7643</text:p>
          </table:table-cell>
          <table:table-cell office:value-type="float" office:value="1085.926" calcext:value-type="float">
            <text:p>1085.926</text:p>
          </table:table-cell>
          <table:table-cell office:value-type="float" office:value="418.065" calcext:value-type="float">
            <text:p>418.065</text:p>
          </table:table-cell>
          <table:table-cell office:value-type="float" office:value="1864.419" calcext:value-type="float">
            <text:p>1864.419</text:p>
          </table:table-cell>
          <table:table-cell office:value-type="float" office:value="2097.053" calcext:value-type="float">
            <text:p>2097.053</text:p>
          </table:table-cell>
          <table:table-cell office:value-type="float" office:value="1673.468" calcext:value-type="float">
            <text:p>1673.468</text:p>
          </table:table-cell>
          <table:table-cell office:value-type="float" office:value="585.7753" calcext:value-type="float">
            <text:p>585.7753</text:p>
          </table:table-cell>
          <table:table-cell office:value-type="float" office:value="575.2839" calcext:value-type="float">
            <text:p>575.2839</text:p>
          </table:table-cell>
          <table:table-cell office:value-type="float" office:value="142.8175" calcext:value-type="float">
            <text:p>142.8175</text:p>
          </table:table-cell>
          <table:table-cell office:value-type="float" office:value="35.69673" calcext:value-type="float">
            <text:p>35.69673</text:p>
          </table:table-cell>
          <table:table-cell office:value-type="float" office:value="0" calcext:value-type="float">
            <text:p>0</text:p>
          </table:table-cell>
          <table:table-cell office:value-type="float" office:value="-0.01754692" calcext:value-type="float">
            <text:p>-0.01754692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2.4739" calcext:value-type="float">
            <text:p>-502.4739</text:p>
          </table:table-cell>
          <table:table-cell office:value-type="float" office:value="0" calcext:value-type="float">
            <text:p>0</text:p>
          </table:table-cell>
          <table:table-cell office:value-type="float" office:value="4.38581" calcext:value-type="float">
            <text:p>4.38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2" calcext:value-type="float">
            <text:p>13122002</text:p>
          </table:table-cell>
          <table:table-cell office:value-type="float" office:value="511.2321" calcext:value-type="float">
            <text:p>511.2321</text:p>
          </table:table-cell>
          <table:table-cell office:value-type="float" office:value="13129.19" calcext:value-type="float">
            <text:p>13129.19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81.6342" calcext:value-type="float">
            <text:p>-681.6342</text:p>
          </table:table-cell>
          <table:table-cell office:value-type="float" office:value="1840.291" calcext:value-type="float">
            <text:p>1840.291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3.0594" calcext:value-type="float">
            <text:p>103.0594</text:p>
          </table:table-cell>
          <table:table-cell office:value-type="float" office:value="93.8804" calcext:value-type="float">
            <text:p>93.8804</text:p>
          </table:table-cell>
          <table:table-cell office:value-type="float" office:value="0.2214343" calcext:value-type="float">
            <text:p>0.2214343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7" calcext:value-type="float">
            <text:p>0.002804127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8218396" calcext:value-type="float">
            <text:p>-0.08218396</text:p>
          </table:table-cell>
          <table:table-cell office:value-type="float" office:value="370" calcext:value-type="float">
            <text:p>370</text:p>
          </table:table-cell>
          <table:table-cell office:value-type="float" office:value="126.7447" calcext:value-type="float">
            <text:p>126.7447</text:p>
          </table:table-cell>
          <table:table-cell office:value-type="float" office:value="0" calcext:value-type="float">
            <text:p>0</text:p>
          </table:table-cell>
          <table:table-cell office:value-type="float" office:value="338.5665" calcext:value-type="float">
            <text:p>338.5665</text:p>
          </table:table-cell>
          <table:table-cell office:value-type="float" office:value="1182.63" calcext:value-type="float">
            <text:p>1182.63</text:p>
          </table:table-cell>
          <table:table-cell office:value-type="float" office:value="1467.983" calcext:value-type="float">
            <text:p>1467.983</text:p>
          </table:table-cell>
          <table:table-cell office:value-type="float" office:value="1299.172" calcext:value-type="float">
            <text:p>1299.172</text:p>
          </table:table-cell>
          <table:table-cell office:value-type="float" office:value="779.7462" calcext:value-type="float">
            <text:p>779.7462</text:p>
          </table:table-cell>
          <table:table-cell office:value-type="float" office:value="1085.916" calcext:value-type="float">
            <text:p>1085.916</text:p>
          </table:table-cell>
          <table:table-cell office:value-type="float" office:value="418.0592" calcext:value-type="float">
            <text:p>418.0592</text:p>
          </table:table-cell>
          <table:table-cell office:value-type="float" office:value="1864.41" calcext:value-type="float">
            <text:p>1864.41</text:p>
          </table:table-cell>
          <table:table-cell office:value-type="float" office:value="2097.036" calcext:value-type="float">
            <text:p>2097.036</text:p>
          </table:table-cell>
          <table:table-cell office:value-type="float" office:value="1673.453" calcext:value-type="float">
            <text:p>1673.453</text:p>
          </table:table-cell>
          <table:table-cell office:value-type="float" office:value="585.7744" calcext:value-type="float">
            <text:p>585.7744</text:p>
          </table:table-cell>
          <table:table-cell office:value-type="float" office:value="575.283" calcext:value-type="float">
            <text:p>575.283</text:p>
          </table:table-cell>
          <table:table-cell office:value-type="float" office:value="142.8175" calcext:value-type="float">
            <text:p>142.8175</text:p>
          </table:table-cell>
          <table:table-cell office:value-type="float" office:value="35.69673" calcext:value-type="float">
            <text:p>35.69673</text:p>
          </table:table-cell>
          <table:table-cell office:value-type="float" office:value="0" calcext:value-type="float">
            <text:p>0</text:p>
          </table:table-cell>
          <table:table-cell office:value-type="float" office:value="-0.01754807" calcext:value-type="float">
            <text:p>-0.01754807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2.9562" calcext:value-type="float">
            <text:p>-502.9562</text:p>
          </table:table-cell>
          <table:table-cell office:value-type="float" office:value="0" calcext:value-type="float">
            <text:p>0</text:p>
          </table:table-cell>
          <table:table-cell office:value-type="float" office:value="4.352944" calcext:value-type="float">
            <text:p>4.352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2" calcext:value-type="float">
            <text:p>14122002</text:p>
          </table:table-cell>
          <table:table-cell office:value-type="float" office:value="510.7566" calcext:value-type="float">
            <text:p>510.7566</text:p>
          </table:table-cell>
          <table:table-cell office:value-type="float" office:value="13129.2" calcext:value-type="float">
            <text:p>13129.2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82.1089" calcext:value-type="float">
            <text:p>-682.1089</text:p>
          </table:table-cell>
          <table:table-cell office:value-type="float" office:value="1841.278" calcext:value-type="float">
            <text:p>1841.278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3.0808" calcext:value-type="float">
            <text:p>103.0808</text:p>
          </table:table-cell>
          <table:table-cell office:value-type="float" office:value="93.78251" calcext:value-type="float">
            <text:p>93.78251</text:p>
          </table:table-cell>
          <table:table-cell office:value-type="float" office:value="0.2222438" calcext:value-type="float">
            <text:p>0.2222438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7" calcext:value-type="float">
            <text:p>0.002804127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8218396" calcext:value-type="float">
            <text:p>-0.08218396</text:p>
          </table:table-cell>
          <table:table-cell office:value-type="float" office:value="370" calcext:value-type="float">
            <text:p>370</text:p>
          </table:table-cell>
          <table:table-cell office:value-type="float" office:value="126.2707" calcext:value-type="float">
            <text:p>126.2707</text:p>
          </table:table-cell>
          <table:table-cell office:value-type="float" office:value="0" calcext:value-type="float">
            <text:p>0</text:p>
          </table:table-cell>
          <table:table-cell office:value-type="float" office:value="338.5921" calcext:value-type="float">
            <text:p>338.5921</text:p>
          </table:table-cell>
          <table:table-cell office:value-type="float" office:value="1182.517" calcext:value-type="float">
            <text:p>1182.517</text:p>
          </table:table-cell>
          <table:table-cell office:value-type="float" office:value="1467.814" calcext:value-type="float">
            <text:p>1467.814</text:p>
          </table:table-cell>
          <table:table-cell office:value-type="float" office:value="1299.141" calcext:value-type="float">
            <text:p>1299.141</text:p>
          </table:table-cell>
          <table:table-cell office:value-type="float" office:value="779.7267" calcext:value-type="float">
            <text:p>779.7267</text:p>
          </table:table-cell>
          <table:table-cell office:value-type="float" office:value="1085.906" calcext:value-type="float">
            <text:p>1085.906</text:p>
          </table:table-cell>
          <table:table-cell office:value-type="float" office:value="418.053" calcext:value-type="float">
            <text:p>418.053</text:p>
          </table:table-cell>
          <table:table-cell office:value-type="float" office:value="1864.401" calcext:value-type="float">
            <text:p>1864.401</text:p>
          </table:table-cell>
          <table:table-cell office:value-type="float" office:value="2097.018" calcext:value-type="float">
            <text:p>2097.018</text:p>
          </table:table-cell>
          <table:table-cell office:value-type="float" office:value="1673.439" calcext:value-type="float">
            <text:p>1673.439</text:p>
          </table:table-cell>
          <table:table-cell office:value-type="float" office:value="585.7736" calcext:value-type="float">
            <text:p>585.7736</text:p>
          </table:table-cell>
          <table:table-cell office:value-type="float" office:value="575.282" calcext:value-type="float">
            <text:p>575.282</text:p>
          </table:table-cell>
          <table:table-cell office:value-type="float" office:value="142.8175" calcext:value-type="float">
            <text:p>142.8175</text:p>
          </table:table-cell>
          <table:table-cell office:value-type="float" office:value="35.69672" calcext:value-type="float">
            <text:p>35.69672</text:p>
          </table:table-cell>
          <table:table-cell office:value-type="float" office:value="0" calcext:value-type="float">
            <text:p>0</text:p>
          </table:table-cell>
          <table:table-cell office:value-type="float" office:value="-0.01755254" calcext:value-type="float">
            <text:p>-0.01755254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3.4037" calcext:value-type="float">
            <text:p>-503.4037</text:p>
          </table:table-cell>
          <table:table-cell office:value-type="float" office:value="0" calcext:value-type="float">
            <text:p>0</text:p>
          </table:table-cell>
          <table:table-cell office:value-type="float" office:value="4.320353" calcext:value-type="float">
            <text:p>4.320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2" calcext:value-type="float">
            <text:p>15122002</text:p>
          </table:table-cell>
          <table:table-cell office:value-type="float" office:value="510.1279" calcext:value-type="float">
            <text:p>510.1279</text:p>
          </table:table-cell>
          <table:table-cell office:value-type="float" office:value="13129.24" calcext:value-type="float">
            <text:p>13129.24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82.6978" calcext:value-type="float">
            <text:p>-682.6978</text:p>
          </table:table-cell>
          <table:table-cell office:value-type="float" office:value="1842.715" calcext:value-type="float">
            <text:p>1842.715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3.0146" calcext:value-type="float">
            <text:p>103.0146</text:p>
          </table:table-cell>
          <table:table-cell office:value-type="float" office:value="93.66721" calcext:value-type="float">
            <text:p>93.66721</text:p>
          </table:table-cell>
          <table:table-cell office:value-type="float" office:value="0.2231175" calcext:value-type="float">
            <text:p>0.2231175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7" calcext:value-type="float">
            <text:p>0.002804127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8218396" calcext:value-type="float">
            <text:p>-0.08218396</text:p>
          </table:table-cell>
          <table:table-cell office:value-type="float" office:value="370" calcext:value-type="float">
            <text:p>370</text:p>
          </table:table-cell>
          <table:table-cell office:value-type="float" office:value="125.6827" calcext:value-type="float">
            <text:p>125.6827</text:p>
          </table:table-cell>
          <table:table-cell office:value-type="float" office:value="0" calcext:value-type="float">
            <text:p>0</text:p>
          </table:table-cell>
          <table:table-cell office:value-type="float" office:value="338.6391" calcext:value-type="float">
            <text:p>338.6391</text:p>
          </table:table-cell>
          <table:table-cell office:value-type="float" office:value="1182.349" calcext:value-type="float">
            <text:p>1182.349</text:p>
          </table:table-cell>
          <table:table-cell office:value-type="float" office:value="1467.582" calcext:value-type="float">
            <text:p>1467.582</text:p>
          </table:table-cell>
          <table:table-cell office:value-type="float" office:value="1299.099" calcext:value-type="float">
            <text:p>1299.099</text:p>
          </table:table-cell>
          <table:table-cell office:value-type="float" office:value="779.7021" calcext:value-type="float">
            <text:p>779.7021</text:p>
          </table:table-cell>
          <table:table-cell office:value-type="float" office:value="1085.895" calcext:value-type="float">
            <text:p>1085.895</text:p>
          </table:table-cell>
          <table:table-cell office:value-type="float" office:value="418.0463" calcext:value-type="float">
            <text:p>418.0463</text:p>
          </table:table-cell>
          <table:table-cell office:value-type="float" office:value="1864.392" calcext:value-type="float">
            <text:p>1864.392</text:p>
          </table:table-cell>
          <table:table-cell office:value-type="float" office:value="2097" calcext:value-type="float">
            <text:p>2097</text:p>
          </table:table-cell>
          <table:table-cell office:value-type="float" office:value="1673.425" calcext:value-type="float">
            <text:p>1673.425</text:p>
          </table:table-cell>
          <table:table-cell office:value-type="float" office:value="585.7727" calcext:value-type="float">
            <text:p>585.7727</text:p>
          </table:table-cell>
          <table:table-cell office:value-type="float" office:value="575.2811" calcext:value-type="float">
            <text:p>575.2811</text:p>
          </table:table-cell>
          <table:table-cell office:value-type="float" office:value="142.8175" calcext:value-type="float">
            <text:p>142.8175</text:p>
          </table:table-cell>
          <table:table-cell office:value-type="float" office:value="35.69671" calcext:value-type="float">
            <text:p>35.69671</text:p>
          </table:table-cell>
          <table:table-cell office:value-type="float" office:value="0" calcext:value-type="float">
            <text:p>0</text:p>
          </table:table-cell>
          <table:table-cell office:value-type="float" office:value="-0.01755495" calcext:value-type="float">
            <text:p>-0.01755495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3.9758" calcext:value-type="float">
            <text:p>-503.9758</text:p>
          </table:table-cell>
          <table:table-cell office:value-type="float" office:value="0" calcext:value-type="float">
            <text:p>0</text:p>
          </table:table-cell>
          <table:table-cell office:value-type="float" office:value="4.299167" calcext:value-type="float">
            <text:p>4.299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2" calcext:value-type="float">
            <text:p>16122002</text:p>
          </table:table-cell>
          <table:table-cell office:value-type="float" office:value="509.4322" calcext:value-type="float">
            <text:p>509.4322</text:p>
          </table:table-cell>
          <table:table-cell office:value-type="float" office:value="13129.26" calcext:value-type="float">
            <text:p>13129.26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83.3619" calcext:value-type="float">
            <text:p>-683.3619</text:p>
          </table:table-cell>
          <table:table-cell office:value-type="float" office:value="1843.87" calcext:value-type="float">
            <text:p>1843.87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2.9853" calcext:value-type="float">
            <text:p>102.9853</text:p>
          </table:table-cell>
          <table:table-cell office:value-type="float" office:value="93.57967" calcext:value-type="float">
            <text:p>93.57967</text:p>
          </table:table-cell>
          <table:table-cell office:value-type="float" office:value="0.2241013" calcext:value-type="float">
            <text:p>0.2241013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7" calcext:value-type="float">
            <text:p>0.002804127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8315171" calcext:value-type="float">
            <text:p>-0.08315171</text:p>
          </table:table-cell>
          <table:table-cell office:value-type="float" office:value="370" calcext:value-type="float">
            <text:p>370</text:p>
          </table:table-cell>
          <table:table-cell office:value-type="float" office:value="125.0205" calcext:value-type="float">
            <text:p>125.0205</text:p>
          </table:table-cell>
          <table:table-cell office:value-type="float" office:value="0" calcext:value-type="float">
            <text:p>0</text:p>
          </table:table-cell>
          <table:table-cell office:value-type="float" office:value="338.6891" calcext:value-type="float">
            <text:p>338.6891</text:p>
          </table:table-cell>
          <table:table-cell office:value-type="float" office:value="1182.152" calcext:value-type="float">
            <text:p>1182.152</text:p>
          </table:table-cell>
          <table:table-cell office:value-type="float" office:value="1467.3" calcext:value-type="float">
            <text:p>1467.3</text:p>
          </table:table-cell>
          <table:table-cell office:value-type="float" office:value="1299.045" calcext:value-type="float">
            <text:p>1299.045</text:p>
          </table:table-cell>
          <table:table-cell office:value-type="float" office:value="779.6675" calcext:value-type="float">
            <text:p>779.6675</text:p>
          </table:table-cell>
          <table:table-cell office:value-type="float" office:value="1085.877" calcext:value-type="float">
            <text:p>1085.877</text:p>
          </table:table-cell>
          <table:table-cell office:value-type="float" office:value="418.0384" calcext:value-type="float">
            <text:p>418.0384</text:p>
          </table:table-cell>
          <table:table-cell office:value-type="float" office:value="1864.382" calcext:value-type="float">
            <text:p>1864.382</text:p>
          </table:table-cell>
          <table:table-cell office:value-type="float" office:value="2096.982" calcext:value-type="float">
            <text:p>2096.982</text:p>
          </table:table-cell>
          <table:table-cell office:value-type="float" office:value="1673.411" calcext:value-type="float">
            <text:p>1673.411</text:p>
          </table:table-cell>
          <table:table-cell office:value-type="float" office:value="585.7719" calcext:value-type="float">
            <text:p>585.7719</text:p>
          </table:table-cell>
          <table:table-cell office:value-type="float" office:value="575.2803" calcext:value-type="float">
            <text:p>575.2803</text:p>
          </table:table-cell>
          <table:table-cell office:value-type="float" office:value="142.8174" calcext:value-type="float">
            <text:p>142.8174</text:p>
          </table:table-cell>
          <table:table-cell office:value-type="float" office:value="35.6967" calcext:value-type="float">
            <text:p>35.6967</text:p>
          </table:table-cell>
          <table:table-cell office:value-type="float" office:value="0" calcext:value-type="float">
            <text:p>0</text:p>
          </table:table-cell>
          <table:table-cell office:value-type="float" office:value="-0.01755723" calcext:value-type="float">
            <text:p>-0.01755723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4.6149" calcext:value-type="float">
            <text:p>-504.6149</text:p>
          </table:table-cell>
          <table:table-cell office:value-type="float" office:value="0" calcext:value-type="float">
            <text:p>0</text:p>
          </table:table-cell>
          <table:table-cell office:value-type="float" office:value="4.275816" calcext:value-type="float">
            <text:p>4.275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2" calcext:value-type="float">
            <text:p>17122002</text:p>
          </table:table-cell>
          <table:table-cell office:value-type="float" office:value="508.8607" calcext:value-type="float">
            <text:p>508.8607</text:p>
          </table:table-cell>
          <table:table-cell office:value-type="float" office:value="13129.27" calcext:value-type="float">
            <text:p>13129.27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83.9397" calcext:value-type="float">
            <text:p>-683.9397</text:p>
          </table:table-cell>
          <table:table-cell office:value-type="float" office:value="1845.791" calcext:value-type="float">
            <text:p>1845.791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3.0469" calcext:value-type="float">
            <text:p>103.0469</text:p>
          </table:table-cell>
          <table:table-cell office:value-type="float" office:value="93.44874" calcext:value-type="float">
            <text:p>93.44874</text:p>
          </table:table-cell>
          <table:table-cell office:value-type="float" office:value="0.225059" calcext:value-type="float">
            <text:p>0.225059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7" calcext:value-type="float">
            <text:p>0.002804127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8353119" calcext:value-type="float">
            <text:p>-0.08353119</text:p>
          </table:table-cell>
          <table:table-cell office:value-type="float" office:value="370" calcext:value-type="float">
            <text:p>370</text:p>
          </table:table-cell>
          <table:table-cell office:value-type="float" office:value="124.4441" calcext:value-type="float">
            <text:p>124.4441</text:p>
          </table:table-cell>
          <table:table-cell office:value-type="float" office:value="0" calcext:value-type="float">
            <text:p>0</text:p>
          </table:table-cell>
          <table:table-cell office:value-type="float" office:value="338.7296" calcext:value-type="float">
            <text:p>338.7296</text:p>
          </table:table-cell>
          <table:table-cell office:value-type="float" office:value="1182.036" calcext:value-type="float">
            <text:p>1182.036</text:p>
          </table:table-cell>
          <table:table-cell office:value-type="float" office:value="1467.094" calcext:value-type="float">
            <text:p>1467.094</text:p>
          </table:table-cell>
          <table:table-cell office:value-type="float" office:value="1298.996" calcext:value-type="float">
            <text:p>1298.996</text:p>
          </table:table-cell>
          <table:table-cell office:value-type="float" office:value="779.6388" calcext:value-type="float">
            <text:p>779.6388</text:p>
          </table:table-cell>
          <table:table-cell office:value-type="float" office:value="1085.859" calcext:value-type="float">
            <text:p>1085.859</text:p>
          </table:table-cell>
          <table:table-cell office:value-type="float" office:value="418.03" calcext:value-type="float">
            <text:p>418.03</text:p>
          </table:table-cell>
          <table:table-cell office:value-type="float" office:value="1864.372" calcext:value-type="float">
            <text:p>1864.372</text:p>
          </table:table-cell>
          <table:table-cell office:value-type="float" office:value="2096.963" calcext:value-type="float">
            <text:p>2096.963</text:p>
          </table:table-cell>
          <table:table-cell office:value-type="float" office:value="1673.396" calcext:value-type="float">
            <text:p>1673.396</text:p>
          </table:table-cell>
          <table:table-cell office:value-type="float" office:value="585.7709" calcext:value-type="float">
            <text:p>585.7709</text:p>
          </table:table-cell>
          <table:table-cell office:value-type="float" office:value="575.2794" calcext:value-type="float">
            <text:p>575.2794</text:p>
          </table:table-cell>
          <table:table-cell office:value-type="float" office:value="142.8174" calcext:value-type="float">
            <text:p>142.8174</text:p>
          </table:table-cell>
          <table:table-cell office:value-type="float" office:value="35.69669" calcext:value-type="float">
            <text:p>35.69669</text:p>
          </table:table-cell>
          <table:table-cell office:value-type="float" office:value="0" calcext:value-type="float">
            <text:p>0</text:p>
          </table:table-cell>
          <table:table-cell office:value-type="float" office:value="-0.017559" calcext:value-type="float">
            <text:p>-0.017559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5.151" calcext:value-type="float">
            <text:p>-505.151</text:p>
          </table:table-cell>
          <table:table-cell office:value-type="float" office:value="0" calcext:value-type="float">
            <text:p>0</text:p>
          </table:table-cell>
          <table:table-cell office:value-type="float" office:value="4.23417" calcext:value-type="float">
            <text:p>4.23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2" calcext:value-type="float">
            <text:p>18122002</text:p>
          </table:table-cell>
          <table:table-cell office:value-type="float" office:value="508.2272" calcext:value-type="float">
            <text:p>508.2272</text:p>
          </table:table-cell>
          <table:table-cell office:value-type="float" office:value="13129.29" calcext:value-type="float">
            <text:p>13129.29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84.5593" calcext:value-type="float">
            <text:p>-684.5593</text:p>
          </table:table-cell>
          <table:table-cell office:value-type="float" office:value="1847.805" calcext:value-type="float">
            <text:p>1847.805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3.1662" calcext:value-type="float">
            <text:p>103.1662</text:p>
          </table:table-cell>
          <table:table-cell office:value-type="float" office:value="93.24398" calcext:value-type="float">
            <text:p>93.24398</text:p>
          </table:table-cell>
          <table:table-cell office:value-type="float" office:value="0.2260211" calcext:value-type="float">
            <text:p>0.2260211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7" calcext:value-type="float">
            <text:p>0.002804127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8353119" calcext:value-type="float">
            <text:p>-0.08353119</text:p>
          </table:table-cell>
          <table:table-cell office:value-type="float" office:value="370" calcext:value-type="float">
            <text:p>370</text:p>
          </table:table-cell>
          <table:table-cell office:value-type="float" office:value="123.8255" calcext:value-type="float">
            <text:p>123.8255</text:p>
          </table:table-cell>
          <table:table-cell office:value-type="float" office:value="0" calcext:value-type="float">
            <text:p>0</text:p>
          </table:table-cell>
          <table:table-cell office:value-type="float" office:value="338.77" calcext:value-type="float">
            <text:p>338.77</text:p>
          </table:table-cell>
          <table:table-cell office:value-type="float" office:value="1181.92" calcext:value-type="float">
            <text:p>1181.92</text:p>
          </table:table-cell>
          <table:table-cell office:value-type="float" office:value="1466.904" calcext:value-type="float">
            <text:p>1466.904</text:p>
          </table:table-cell>
          <table:table-cell office:value-type="float" office:value="1298.949" calcext:value-type="float">
            <text:p>1298.949</text:p>
          </table:table-cell>
          <table:table-cell office:value-type="float" office:value="779.6131" calcext:value-type="float">
            <text:p>779.6131</text:p>
          </table:table-cell>
          <table:table-cell office:value-type="float" office:value="1085.845" calcext:value-type="float">
            <text:p>1085.845</text:p>
          </table:table-cell>
          <table:table-cell office:value-type="float" office:value="418.0221" calcext:value-type="float">
            <text:p>418.0221</text:p>
          </table:table-cell>
          <table:table-cell office:value-type="float" office:value="1864.362" calcext:value-type="float">
            <text:p>1864.362</text:p>
          </table:table-cell>
          <table:table-cell office:value-type="float" office:value="2096.944" calcext:value-type="float">
            <text:p>2096.944</text:p>
          </table:table-cell>
          <table:table-cell office:value-type="float" office:value="1673.382" calcext:value-type="float">
            <text:p>1673.382</text:p>
          </table:table-cell>
          <table:table-cell office:value-type="float" office:value="585.7701" calcext:value-type="float">
            <text:p>585.7701</text:p>
          </table:table-cell>
          <table:table-cell office:value-type="float" office:value="575.2785" calcext:value-type="float">
            <text:p>575.2785</text:p>
          </table:table-cell>
          <table:table-cell office:value-type="float" office:value="142.8174" calcext:value-type="float">
            <text:p>142.8174</text:p>
          </table:table-cell>
          <table:table-cell office:value-type="float" office:value="35.69669" calcext:value-type="float">
            <text:p>35.69669</text:p>
          </table:table-cell>
          <table:table-cell office:value-type="float" office:value="0" calcext:value-type="float">
            <text:p>0</text:p>
          </table:table-cell>
          <table:table-cell office:value-type="float" office:value="-0.01755909" calcext:value-type="float">
            <text:p>-0.01755909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5.7402" calcext:value-type="float">
            <text:p>-505.7402</text:p>
          </table:table-cell>
          <table:table-cell office:value-type="float" office:value="0" calcext:value-type="float">
            <text:p>0</text:p>
          </table:table-cell>
          <table:table-cell office:value-type="float" office:value="4.200323" calcext:value-type="float">
            <text:p>4.200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2" calcext:value-type="float">
            <text:p>19122002</text:p>
          </table:table-cell>
          <table:table-cell office:value-type="float" office:value="507.543" calcext:value-type="float">
            <text:p>507.543</text:p>
          </table:table-cell>
          <table:table-cell office:value-type="float" office:value="13129.32" calcext:value-type="float">
            <text:p>13129.32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85.2271" calcext:value-type="float">
            <text:p>-685.2271</text:p>
          </table:table-cell>
          <table:table-cell office:value-type="float" office:value="1849.374" calcext:value-type="float">
            <text:p>1849.374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3.3105" calcext:value-type="float">
            <text:p>103.3105</text:p>
          </table:table-cell>
          <table:table-cell office:value-type="float" office:value="93.01568" calcext:value-type="float">
            <text:p>93.01568</text:p>
          </table:table-cell>
          <table:table-cell office:value-type="float" office:value="0.2269726" calcext:value-type="float">
            <text:p>0.2269726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29" calcext:value-type="float">
            <text:p>0.002804129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8362057" calcext:value-type="float">
            <text:p>-0.08362057</text:p>
          </table:table-cell>
          <table:table-cell office:value-type="float" office:value="370" calcext:value-type="float">
            <text:p>370</text:p>
          </table:table-cell>
          <table:table-cell office:value-type="float" office:value="123.1587" calcext:value-type="float">
            <text:p>123.1587</text:p>
          </table:table-cell>
          <table:table-cell office:value-type="float" office:value="0" calcext:value-type="float">
            <text:p>0</text:p>
          </table:table-cell>
          <table:table-cell office:value-type="float" office:value="338.8058" calcext:value-type="float">
            <text:p>338.8058</text:p>
          </table:table-cell>
          <table:table-cell office:value-type="float" office:value="1181.789" calcext:value-type="float">
            <text:p>1181.789</text:p>
          </table:table-cell>
          <table:table-cell office:value-type="float" office:value="1466.703" calcext:value-type="float">
            <text:p>1466.703</text:p>
          </table:table-cell>
          <table:table-cell office:value-type="float" office:value="1298.909" calcext:value-type="float">
            <text:p>1298.909</text:p>
          </table:table-cell>
          <table:table-cell office:value-type="float" office:value="779.5886" calcext:value-type="float">
            <text:p>779.5886</text:p>
          </table:table-cell>
          <table:table-cell office:value-type="float" office:value="1085.831" calcext:value-type="float">
            <text:p>1085.831</text:p>
          </table:table-cell>
          <table:table-cell office:value-type="float" office:value="418.0144" calcext:value-type="float">
            <text:p>418.0144</text:p>
          </table:table-cell>
          <table:table-cell office:value-type="float" office:value="1864.351" calcext:value-type="float">
            <text:p>1864.351</text:p>
          </table:table-cell>
          <table:table-cell office:value-type="float" office:value="2096.926" calcext:value-type="float">
            <text:p>2096.926</text:p>
          </table:table-cell>
          <table:table-cell office:value-type="float" office:value="1673.368" calcext:value-type="float">
            <text:p>1673.368</text:p>
          </table:table-cell>
          <table:table-cell office:value-type="float" office:value="585.7692" calcext:value-type="float">
            <text:p>585.7692</text:p>
          </table:table-cell>
          <table:table-cell office:value-type="float" office:value="575.2776" calcext:value-type="float">
            <text:p>575.2776</text:p>
          </table:table-cell>
          <table:table-cell office:value-type="float" office:value="142.8174" calcext:value-type="float">
            <text:p>142.8174</text:p>
          </table:table-cell>
          <table:table-cell office:value-type="float" office:value="35.69667" calcext:value-type="float">
            <text:p>35.69667</text:p>
          </table:table-cell>
          <table:table-cell office:value-type="float" office:value="0" calcext:value-type="float">
            <text:p>0</text:p>
          </table:table-cell>
          <table:table-cell office:value-type="float" office:value="-0.0175597" calcext:value-type="float">
            <text:p>-0.0175597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6.3762" calcext:value-type="float">
            <text:p>-506.3762</text:p>
          </table:table-cell>
          <table:table-cell office:value-type="float" office:value="0" calcext:value-type="float">
            <text:p>0</text:p>
          </table:table-cell>
          <table:table-cell office:value-type="float" office:value="4.16339" calcext:value-type="float">
            <text:p>4.16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2" calcext:value-type="float">
            <text:p>20122002</text:p>
          </table:table-cell>
          <table:table-cell office:value-type="float" office:value="506.5871" calcext:value-type="float">
            <text:p>506.5871</text:p>
          </table:table-cell>
          <table:table-cell office:value-type="float" office:value="13129.37" calcext:value-type="float">
            <text:p>13129.37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86.1335" calcext:value-type="float">
            <text:p>-686.1335</text:p>
          </table:table-cell>
          <table:table-cell office:value-type="float" office:value="1852.363" calcext:value-type="float">
            <text:p>1852.363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3.6939" calcext:value-type="float">
            <text:p>103.6939</text:p>
          </table:table-cell>
          <table:table-cell office:value-type="float" office:value="92.51936" calcext:value-type="float">
            <text:p>92.51936</text:p>
          </table:table-cell>
          <table:table-cell office:value-type="float" office:value="0.2279115" calcext:value-type="float">
            <text:p>0.2279115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31" calcext:value-type="float">
            <text:p>0.002804131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8565938" calcext:value-type="float">
            <text:p>-0.08565938</text:p>
          </table:table-cell>
          <table:table-cell office:value-type="float" office:value="370" calcext:value-type="float">
            <text:p>370</text:p>
          </table:table-cell>
          <table:table-cell office:value-type="float" office:value="122.2552" calcext:value-type="float">
            <text:p>122.2552</text:p>
          </table:table-cell>
          <table:table-cell office:value-type="float" office:value="0" calcext:value-type="float">
            <text:p>0</text:p>
          </table:table-cell>
          <table:table-cell office:value-type="float" office:value="338.8674" calcext:value-type="float">
            <text:p>338.8674</text:p>
          </table:table-cell>
          <table:table-cell office:value-type="float" office:value="1181.661" calcext:value-type="float">
            <text:p>1181.661</text:p>
          </table:table-cell>
          <table:table-cell office:value-type="float" office:value="1466.503" calcext:value-type="float">
            <text:p>1466.503</text:p>
          </table:table-cell>
          <table:table-cell office:value-type="float" office:value="1298.866" calcext:value-type="float">
            <text:p>1298.866</text:p>
          </table:table-cell>
          <table:table-cell office:value-type="float" office:value="779.5615" calcext:value-type="float">
            <text:p>779.5615</text:p>
          </table:table-cell>
          <table:table-cell office:value-type="float" office:value="1085.816" calcext:value-type="float">
            <text:p>1085.816</text:p>
          </table:table-cell>
          <table:table-cell office:value-type="float" office:value="418.0067" calcext:value-type="float">
            <text:p>418.0067</text:p>
          </table:table-cell>
          <table:table-cell office:value-type="float" office:value="1864.341" calcext:value-type="float">
            <text:p>1864.341</text:p>
          </table:table-cell>
          <table:table-cell office:value-type="float" office:value="2096.906" calcext:value-type="float">
            <text:p>2096.906</text:p>
          </table:table-cell>
          <table:table-cell office:value-type="float" office:value="1673.353" calcext:value-type="float">
            <text:p>1673.353</text:p>
          </table:table-cell>
          <table:table-cell office:value-type="float" office:value="585.7684" calcext:value-type="float">
            <text:p>585.7684</text:p>
          </table:table-cell>
          <table:table-cell office:value-type="float" office:value="575.2768" calcext:value-type="float">
            <text:p>575.2768</text:p>
          </table:table-cell>
          <table:table-cell office:value-type="float" office:value="142.8173" calcext:value-type="float">
            <text:p>142.8173</text:p>
          </table:table-cell>
          <table:table-cell office:value-type="float" office:value="35.69667" calcext:value-type="float">
            <text:p>35.69667</text:p>
          </table:table-cell>
          <table:table-cell office:value-type="float" office:value="0" calcext:value-type="float">
            <text:p>0</text:p>
          </table:table-cell>
          <table:table-cell office:value-type="float" office:value="-0.01755977" calcext:value-type="float">
            <text:p>-0.01755977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7.2535" calcext:value-type="float">
            <text:p>-507.2535</text:p>
          </table:table-cell>
          <table:table-cell office:value-type="float" office:value="0" calcext:value-type="float">
            <text:p>0</text:p>
          </table:table-cell>
          <table:table-cell office:value-type="float" office:value="4.129981" calcext:value-type="float">
            <text:p>4.129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2" calcext:value-type="float">
            <text:p>21122002</text:p>
          </table:table-cell>
          <table:table-cell office:value-type="float" office:value="506.2738" calcext:value-type="float">
            <text:p>506.2738</text:p>
          </table:table-cell>
          <table:table-cell office:value-type="float" office:value="13129.37" calcext:value-type="float">
            <text:p>13129.37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86.5009" calcext:value-type="float">
            <text:p>-686.5009</text:p>
          </table:table-cell>
          <table:table-cell office:value-type="float" office:value="1854.187" calcext:value-type="float">
            <text:p>1854.187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3.706" calcext:value-type="float">
            <text:p>103.706</text:p>
          </table:table-cell>
          <table:table-cell office:value-type="float" office:value="92.42213" calcext:value-type="float">
            <text:p>92.42213</text:p>
          </table:table-cell>
          <table:table-cell office:value-type="float" office:value="0.2286528" calcext:value-type="float">
            <text:p>0.2286528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31" calcext:value-type="float">
            <text:p>0.002804131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8717271" calcext:value-type="float">
            <text:p>-0.08717271</text:p>
          </table:table-cell>
          <table:table-cell office:value-type="float" office:value="370" calcext:value-type="float">
            <text:p>370</text:p>
          </table:table-cell>
          <table:table-cell office:value-type="float" office:value="121.8902" calcext:value-type="float">
            <text:p>121.8902</text:p>
          </table:table-cell>
          <table:table-cell office:value-type="float" office:value="0" calcext:value-type="float">
            <text:p>0</text:p>
          </table:table-cell>
          <table:table-cell office:value-type="float" office:value="338.8923" calcext:value-type="float">
            <text:p>338.8923</text:p>
          </table:table-cell>
          <table:table-cell office:value-type="float" office:value="1181.617" calcext:value-type="float">
            <text:p>1181.617</text:p>
          </table:table-cell>
          <table:table-cell office:value-type="float" office:value="1466.403" calcext:value-type="float">
            <text:p>1466.403</text:p>
          </table:table-cell>
          <table:table-cell office:value-type="float" office:value="1298.843" calcext:value-type="float">
            <text:p>1298.843</text:p>
          </table:table-cell>
          <table:table-cell office:value-type="float" office:value="779.5439" calcext:value-type="float">
            <text:p>779.5439</text:p>
          </table:table-cell>
          <table:table-cell office:value-type="float" office:value="1085.805" calcext:value-type="float">
            <text:p>1085.805</text:p>
          </table:table-cell>
          <table:table-cell office:value-type="float" office:value="417.9995" calcext:value-type="float">
            <text:p>417.9995</text:p>
          </table:table-cell>
          <table:table-cell office:value-type="float" office:value="1864.331" calcext:value-type="float">
            <text:p>1864.331</text:p>
          </table:table-cell>
          <table:table-cell office:value-type="float" office:value="2096.887" calcext:value-type="float">
            <text:p>2096.887</text:p>
          </table:table-cell>
          <table:table-cell office:value-type="float" office:value="1673.339" calcext:value-type="float">
            <text:p>1673.339</text:p>
          </table:table-cell>
          <table:table-cell office:value-type="float" office:value="585.7676" calcext:value-type="float">
            <text:p>585.7676</text:p>
          </table:table-cell>
          <table:table-cell office:value-type="float" office:value="575.2759" calcext:value-type="float">
            <text:p>575.2759</text:p>
          </table:table-cell>
          <table:table-cell office:value-type="float" office:value="142.8173" calcext:value-type="float">
            <text:p>142.8173</text:p>
          </table:table-cell>
          <table:table-cell office:value-type="float" office:value="35.69667" calcext:value-type="float">
            <text:p>35.69667</text:p>
          </table:table-cell>
          <table:table-cell office:value-type="float" office:value="0" calcext:value-type="float">
            <text:p>0</text:p>
          </table:table-cell>
          <table:table-cell office:value-type="float" office:value="-0.01755978" calcext:value-type="float">
            <text:p>-0.01755978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7.5555" calcext:value-type="float">
            <text:p>-507.5555</text:p>
          </table:table-cell>
          <table:table-cell office:value-type="float" office:value="0" calcext:value-type="float">
            <text:p>0</text:p>
          </table:table-cell>
          <table:table-cell office:value-type="float" office:value="4.062274" calcext:value-type="float">
            <text:p>4.062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2" calcext:value-type="float">
            <text:p>22122002</text:p>
          </table:table-cell>
          <table:table-cell office:value-type="float" office:value="505.9671" calcext:value-type="float">
            <text:p>505.9671</text:p>
          </table:table-cell>
          <table:table-cell office:value-type="float" office:value="13129.36" calcext:value-type="float">
            <text:p>13129.36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86.8313" calcext:value-type="float">
            <text:p>-686.8313</text:p>
          </table:table-cell>
          <table:table-cell office:value-type="float" office:value="1855.37" calcext:value-type="float">
            <text:p>1855.37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3.7199" calcext:value-type="float">
            <text:p>103.7199</text:p>
          </table:table-cell>
          <table:table-cell office:value-type="float" office:value="92.30525" calcext:value-type="float">
            <text:p>92.30525</text:p>
          </table:table-cell>
          <table:table-cell office:value-type="float" office:value="0.2293344" calcext:value-type="float">
            <text:p>0.2293344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31" calcext:value-type="float">
            <text:p>0.002804131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8717271" calcext:value-type="float">
            <text:p>-0.08717271</text:p>
          </table:table-cell>
          <table:table-cell office:value-type="float" office:value="370" calcext:value-type="float">
            <text:p>370</text:p>
          </table:table-cell>
          <table:table-cell office:value-type="float" office:value="121.5604" calcext:value-type="float">
            <text:p>121.5604</text:p>
          </table:table-cell>
          <table:table-cell office:value-type="float" office:value="0" calcext:value-type="float">
            <text:p>0</text:p>
          </table:table-cell>
          <table:table-cell office:value-type="float" office:value="338.9149" calcext:value-type="float">
            <text:p>338.9149</text:p>
          </table:table-cell>
          <table:table-cell office:value-type="float" office:value="1181.575" calcext:value-type="float">
            <text:p>1181.575</text:p>
          </table:table-cell>
          <table:table-cell office:value-type="float" office:value="1466.316" calcext:value-type="float">
            <text:p>1466.316</text:p>
          </table:table-cell>
          <table:table-cell office:value-type="float" office:value="1298.826" calcext:value-type="float">
            <text:p>1298.826</text:p>
          </table:table-cell>
          <table:table-cell office:value-type="float" office:value="779.5298" calcext:value-type="float">
            <text:p>779.5298</text:p>
          </table:table-cell>
          <table:table-cell office:value-type="float" office:value="1085.796" calcext:value-type="float">
            <text:p>1085.796</text:p>
          </table:table-cell>
          <table:table-cell office:value-type="float" office:value="417.9936" calcext:value-type="float">
            <text:p>417.9936</text:p>
          </table:table-cell>
          <table:table-cell office:value-type="float" office:value="1864.321" calcext:value-type="float">
            <text:p>1864.321</text:p>
          </table:table-cell>
          <table:table-cell office:value-type="float" office:value="2096.869" calcext:value-type="float">
            <text:p>2096.869</text:p>
          </table:table-cell>
          <table:table-cell office:value-type="float" office:value="1673.325" calcext:value-type="float">
            <text:p>1673.325</text:p>
          </table:table-cell>
          <table:table-cell office:value-type="float" office:value="585.7667" calcext:value-type="float">
            <text:p>585.7667</text:p>
          </table:table-cell>
          <table:table-cell office:value-type="float" office:value="575.2751" calcext:value-type="float">
            <text:p>575.2751</text:p>
          </table:table-cell>
          <table:table-cell office:value-type="float" office:value="142.8173" calcext:value-type="float">
            <text:p>142.8173</text:p>
          </table:table-cell>
          <table:table-cell office:value-type="float" office:value="35.69667" calcext:value-type="float">
            <text:p>35.69667</text:p>
          </table:table-cell>
          <table:table-cell office:value-type="float" office:value="0" calcext:value-type="float">
            <text:p>0</text:p>
          </table:table-cell>
          <table:table-cell office:value-type="float" office:value="-0.01755989" calcext:value-type="float">
            <text:p>-0.01755989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7.8455" calcext:value-type="float">
            <text:p>-507.8455</text:p>
          </table:table-cell>
          <table:table-cell office:value-type="float" office:value="0" calcext:value-type="float">
            <text:p>0</text:p>
          </table:table-cell>
          <table:table-cell office:value-type="float" office:value="4.021795" calcext:value-type="float">
            <text:p>4.02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2" calcext:value-type="float">
            <text:p>23122002</text:p>
          </table:table-cell>
          <table:table-cell office:value-type="float" office:value="505.7741" calcext:value-type="float">
            <text:p>505.7741</text:p>
          </table:table-cell>
          <table:table-cell office:value-type="float" office:value="13129.34" calcext:value-type="float">
            <text:p>13129.34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87.0588" calcext:value-type="float">
            <text:p>-687.0588</text:p>
          </table:table-cell>
          <table:table-cell office:value-type="float" office:value="1855.907" calcext:value-type="float">
            <text:p>1855.907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3.6856" calcext:value-type="float">
            <text:p>103.6856</text:p>
          </table:table-cell>
          <table:table-cell office:value-type="float" office:value="92.26732" calcext:value-type="float">
            <text:p>92.26732</text:p>
          </table:table-cell>
          <table:table-cell office:value-type="float" office:value="0.2299596" calcext:value-type="float">
            <text:p>0.2299596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31" calcext:value-type="float">
            <text:p>0.002804131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8717271" calcext:value-type="float">
            <text:p>-0.08717271</text:p>
          </table:table-cell>
          <table:table-cell office:value-type="float" office:value="370" calcext:value-type="float">
            <text:p>370</text:p>
          </table:table-cell>
          <table:table-cell office:value-type="float" office:value="121.3335" calcext:value-type="float">
            <text:p>121.3335</text:p>
          </table:table-cell>
          <table:table-cell office:value-type="float" office:value="0" calcext:value-type="float">
            <text:p>0</text:p>
          </table:table-cell>
          <table:table-cell office:value-type="float" office:value="338.9306" calcext:value-type="float">
            <text:p>338.9306</text:p>
          </table:table-cell>
          <table:table-cell office:value-type="float" office:value="1181.545" calcext:value-type="float">
            <text:p>1181.545</text:p>
          </table:table-cell>
          <table:table-cell office:value-type="float" office:value="1466.238" calcext:value-type="float">
            <text:p>1466.238</text:p>
          </table:table-cell>
          <table:table-cell office:value-type="float" office:value="1298.811" calcext:value-type="float">
            <text:p>1298.811</text:p>
          </table:table-cell>
          <table:table-cell office:value-type="float" office:value="779.5169" calcext:value-type="float">
            <text:p>779.5169</text:p>
          </table:table-cell>
          <table:table-cell office:value-type="float" office:value="1085.786" calcext:value-type="float">
            <text:p>1085.786</text:p>
          </table:table-cell>
          <table:table-cell office:value-type="float" office:value="417.9883" calcext:value-type="float">
            <text:p>417.9883</text:p>
          </table:table-cell>
          <table:table-cell office:value-type="float" office:value="1864.312" calcext:value-type="float">
            <text:p>1864.312</text:p>
          </table:table-cell>
          <table:table-cell office:value-type="float" office:value="2096.851" calcext:value-type="float">
            <text:p>2096.851</text:p>
          </table:table-cell>
          <table:table-cell office:value-type="float" office:value="1673.311" calcext:value-type="float">
            <text:p>1673.311</text:p>
          </table:table-cell>
          <table:table-cell office:value-type="float" office:value="585.7659" calcext:value-type="float">
            <text:p>585.7659</text:p>
          </table:table-cell>
          <table:table-cell office:value-type="float" office:value="575.2742" calcext:value-type="float">
            <text:p>575.2742</text:p>
          </table:table-cell>
          <table:table-cell office:value-type="float" office:value="142.8172" calcext:value-type="float">
            <text:p>142.8172</text:p>
          </table:table-cell>
          <table:table-cell office:value-type="float" office:value="35.69667" calcext:value-type="float">
            <text:p>35.69667</text:p>
          </table:table-cell>
          <table:table-cell office:value-type="float" office:value="0" calcext:value-type="float">
            <text:p>0</text:p>
          </table:table-cell>
          <table:table-cell office:value-type="float" office:value="-0.01755993" calcext:value-type="float">
            <text:p>-0.01755993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8.0406" calcext:value-type="float">
            <text:p>-508.0406</text:p>
          </table:table-cell>
          <table:table-cell office:value-type="float" office:value="0" calcext:value-type="float">
            <text:p>0</text:p>
          </table:table-cell>
          <table:table-cell office:value-type="float" office:value="3.981818" calcext:value-type="float">
            <text:p>3.981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2" calcext:value-type="float">
            <text:p>24122002</text:p>
          </table:table-cell>
          <table:table-cell office:value-type="float" office:value="505.6025" calcext:value-type="float">
            <text:p>505.6025</text:p>
          </table:table-cell>
          <table:table-cell office:value-type="float" office:value="13129.32" calcext:value-type="float">
            <text:p>13129.32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87.2653" calcext:value-type="float">
            <text:p>-687.2653</text:p>
          </table:table-cell>
          <table:table-cell office:value-type="float" office:value="1856.832" calcext:value-type="float">
            <text:p>1856.832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3.6473" calcext:value-type="float">
            <text:p>103.6473</text:p>
          </table:table-cell>
          <table:table-cell office:value-type="float" office:value="92.22871" calcext:value-type="float">
            <text:p>92.22871</text:p>
          </table:table-cell>
          <table:table-cell office:value-type="float" office:value="0.2305475" calcext:value-type="float">
            <text:p>0.2305475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31" calcext:value-type="float">
            <text:p>0.002804131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8717271" calcext:value-type="float">
            <text:p>-0.08717271</text:p>
          </table:table-cell>
          <table:table-cell office:value-type="float" office:value="370" calcext:value-type="float">
            <text:p>370</text:p>
          </table:table-cell>
          <table:table-cell office:value-type="float" office:value="121.1276" calcext:value-type="float">
            <text:p>121.1276</text:p>
          </table:table-cell>
          <table:table-cell office:value-type="float" office:value="0" calcext:value-type="float">
            <text:p>0</text:p>
          </table:table-cell>
          <table:table-cell office:value-type="float" office:value="338.9448" calcext:value-type="float">
            <text:p>338.9448</text:p>
          </table:table-cell>
          <table:table-cell office:value-type="float" office:value="1181.516" calcext:value-type="float">
            <text:p>1181.516</text:p>
          </table:table-cell>
          <table:table-cell office:value-type="float" office:value="1466.178" calcext:value-type="float">
            <text:p>1466.178</text:p>
          </table:table-cell>
          <table:table-cell office:value-type="float" office:value="1298.796" calcext:value-type="float">
            <text:p>1298.796</text:p>
          </table:table-cell>
          <table:table-cell office:value-type="float" office:value="779.5051" calcext:value-type="float">
            <text:p>779.5051</text:p>
          </table:table-cell>
          <table:table-cell office:value-type="float" office:value="1085.777" calcext:value-type="float">
            <text:p>1085.777</text:p>
          </table:table-cell>
          <table:table-cell office:value-type="float" office:value="417.9834" calcext:value-type="float">
            <text:p>417.9834</text:p>
          </table:table-cell>
          <table:table-cell office:value-type="float" office:value="1864.304" calcext:value-type="float">
            <text:p>1864.304</text:p>
          </table:table-cell>
          <table:table-cell office:value-type="float" office:value="2096.833" calcext:value-type="float">
            <text:p>2096.833</text:p>
          </table:table-cell>
          <table:table-cell office:value-type="float" office:value="1673.302" calcext:value-type="float">
            <text:p>1673.302</text:p>
          </table:table-cell>
          <table:table-cell office:value-type="float" office:value="585.7651" calcext:value-type="float">
            <text:p>585.7651</text:p>
          </table:table-cell>
          <table:table-cell office:value-type="float" office:value="575.2734" calcext:value-type="float">
            <text:p>575.2734</text:p>
          </table:table-cell>
          <table:table-cell office:value-type="float" office:value="142.8172" calcext:value-type="float">
            <text:p>142.8172</text:p>
          </table:table-cell>
          <table:table-cell office:value-type="float" office:value="35.69666" calcext:value-type="float">
            <text:p>35.69666</text:p>
          </table:table-cell>
          <table:table-cell office:value-type="float" office:value="0" calcext:value-type="float">
            <text:p>0</text:p>
          </table:table-cell>
          <table:table-cell office:value-type="float" office:value="-0.01756047" calcext:value-type="float">
            <text:p>-0.01756047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8.2133" calcext:value-type="float">
            <text:p>-508.2133</text:p>
          </table:table-cell>
          <table:table-cell office:value-type="float" office:value="0" calcext:value-type="float">
            <text:p>0</text:p>
          </table:table-cell>
          <table:table-cell office:value-type="float" office:value="3.942188" calcext:value-type="float">
            <text:p>3.942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2" calcext:value-type="float">
            <text:p>25122002</text:p>
          </table:table-cell>
          <table:table-cell office:value-type="float" office:value="505.457" calcext:value-type="float">
            <text:p>505.457</text:p>
          </table:table-cell>
          <table:table-cell office:value-type="float" office:value="13129.32" calcext:value-type="float">
            <text:p>13129.32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87.4463" calcext:value-type="float">
            <text:p>-687.4463</text:p>
          </table:table-cell>
          <table:table-cell office:value-type="float" office:value="1856.9" calcext:value-type="float">
            <text:p>1856.9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3.5987" calcext:value-type="float">
            <text:p>103.5987</text:p>
          </table:table-cell>
          <table:table-cell office:value-type="float" office:value="92.20171" calcext:value-type="float">
            <text:p>92.20171</text:p>
          </table:table-cell>
          <table:table-cell office:value-type="float" office:value="0.2310941" calcext:value-type="float">
            <text:p>0.2310941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31" calcext:value-type="float">
            <text:p>0.002804131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8717271" calcext:value-type="float">
            <text:p>-0.08717271</text:p>
          </table:table-cell>
          <table:table-cell office:value-type="float" office:value="370" calcext:value-type="float">
            <text:p>370</text:p>
          </table:table-cell>
          <table:table-cell office:value-type="float" office:value="120.9472" calcext:value-type="float">
            <text:p>120.9472</text:p>
          </table:table-cell>
          <table:table-cell office:value-type="float" office:value="0" calcext:value-type="float">
            <text:p>0</text:p>
          </table:table-cell>
          <table:table-cell office:value-type="float" office:value="338.9547" calcext:value-type="float">
            <text:p>338.9547</text:p>
          </table:table-cell>
          <table:table-cell office:value-type="float" office:value="1181.486" calcext:value-type="float">
            <text:p>1181.486</text:p>
          </table:table-cell>
          <table:table-cell office:value-type="float" office:value="1466.136" calcext:value-type="float">
            <text:p>1466.136</text:p>
          </table:table-cell>
          <table:table-cell office:value-type="float" office:value="1298.783" calcext:value-type="float">
            <text:p>1298.783</text:p>
          </table:table-cell>
          <table:table-cell office:value-type="float" office:value="779.494" calcext:value-type="float">
            <text:p>779.494</text:p>
          </table:table-cell>
          <table:table-cell office:value-type="float" office:value="1085.769" calcext:value-type="float">
            <text:p>1085.769</text:p>
          </table:table-cell>
          <table:table-cell office:value-type="float" office:value="417.9788" calcext:value-type="float">
            <text:p>417.9788</text:p>
          </table:table-cell>
          <table:table-cell office:value-type="float" office:value="1864.297" calcext:value-type="float">
            <text:p>1864.297</text:p>
          </table:table-cell>
          <table:table-cell office:value-type="float" office:value="2096.824" calcext:value-type="float">
            <text:p>2096.824</text:p>
          </table:table-cell>
          <table:table-cell office:value-type="float" office:value="1673.3" calcext:value-type="float">
            <text:p>1673.3</text:p>
          </table:table-cell>
          <table:table-cell office:value-type="float" office:value="585.7642" calcext:value-type="float">
            <text:p>585.7642</text:p>
          </table:table-cell>
          <table:table-cell office:value-type="float" office:value="575.2726" calcext:value-type="float">
            <text:p>575.2726</text:p>
          </table:table-cell>
          <table:table-cell office:value-type="float" office:value="142.8172" calcext:value-type="float">
            <text:p>142.8172</text:p>
          </table:table-cell>
          <table:table-cell office:value-type="float" office:value="35.69666" calcext:value-type="float">
            <text:p>35.69666</text:p>
          </table:table-cell>
          <table:table-cell office:value-type="float" office:value="0" calcext:value-type="float">
            <text:p>0</text:p>
          </table:table-cell>
          <table:table-cell office:value-type="float" office:value="-0.01756188" calcext:value-type="float">
            <text:p>-0.01756188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8.3573" calcext:value-type="float">
            <text:p>-508.3573</text:p>
          </table:table-cell>
          <table:table-cell office:value-type="float" office:value="0" calcext:value-type="float">
            <text:p>0</text:p>
          </table:table-cell>
          <table:table-cell office:value-type="float" office:value="3.905779" calcext:value-type="float">
            <text:p>3.905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2" calcext:value-type="float">
            <text:p>26122002</text:p>
          </table:table-cell>
          <table:table-cell office:value-type="float" office:value="505.2869" calcext:value-type="float">
            <text:p>505.2869</text:p>
          </table:table-cell>
          <table:table-cell office:value-type="float" office:value="13129.33" calcext:value-type="float">
            <text:p>13129.33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87.6397" calcext:value-type="float">
            <text:p>-687.6397</text:p>
          </table:table-cell>
          <table:table-cell office:value-type="float" office:value="1856.685" calcext:value-type="float">
            <text:p>1856.685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3.4997" calcext:value-type="float">
            <text:p>103.4997</text:p>
          </table:table-cell>
          <table:table-cell office:value-type="float" office:value="92.16092" calcext:value-type="float">
            <text:p>92.16092</text:p>
          </table:table-cell>
          <table:table-cell office:value-type="float" office:value="0.2316477" calcext:value-type="float">
            <text:p>0.2316477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31" calcext:value-type="float">
            <text:p>0.002804131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8717271" calcext:value-type="float">
            <text:p>-0.08717271</text:p>
          </table:table-cell>
          <table:table-cell office:value-type="float" office:value="370" calcext:value-type="float">
            <text:p>370</text:p>
          </table:table-cell>
          <table:table-cell office:value-type="float" office:value="120.7543" calcext:value-type="float">
            <text:p>120.7543</text:p>
          </table:table-cell>
          <table:table-cell office:value-type="float" office:value="0" calcext:value-type="float">
            <text:p>0</text:p>
          </table:table-cell>
          <table:table-cell office:value-type="float" office:value="338.9721" calcext:value-type="float">
            <text:p>338.9721</text:p>
          </table:table-cell>
          <table:table-cell office:value-type="float" office:value="1181.445" calcext:value-type="float">
            <text:p>1181.445</text:p>
          </table:table-cell>
          <table:table-cell office:value-type="float" office:value="1466.091" calcext:value-type="float">
            <text:p>1466.091</text:p>
          </table:table-cell>
          <table:table-cell office:value-type="float" office:value="1298.771" calcext:value-type="float">
            <text:p>1298.771</text:p>
          </table:table-cell>
          <table:table-cell office:value-type="float" office:value="779.4832" calcext:value-type="float">
            <text:p>779.4832</text:p>
          </table:table-cell>
          <table:table-cell office:value-type="float" office:value="1085.761" calcext:value-type="float">
            <text:p>1085.761</text:p>
          </table:table-cell>
          <table:table-cell office:value-type="float" office:value="417.9746" calcext:value-type="float">
            <text:p>417.9746</text:p>
          </table:table-cell>
          <table:table-cell office:value-type="float" office:value="1864.289" calcext:value-type="float">
            <text:p>1864.289</text:p>
          </table:table-cell>
          <table:table-cell office:value-type="float" office:value="2096.819" calcext:value-type="float">
            <text:p>2096.819</text:p>
          </table:table-cell>
          <table:table-cell office:value-type="float" office:value="1673.298" calcext:value-type="float">
            <text:p>1673.298</text:p>
          </table:table-cell>
          <table:table-cell office:value-type="float" office:value="585.7635" calcext:value-type="float">
            <text:p>585.7635</text:p>
          </table:table-cell>
          <table:table-cell office:value-type="float" office:value="575.2719" calcext:value-type="float">
            <text:p>575.2719</text:p>
          </table:table-cell>
          <table:table-cell office:value-type="float" office:value="142.8172" calcext:value-type="float">
            <text:p>142.8172</text:p>
          </table:table-cell>
          <table:table-cell office:value-type="float" office:value="35.69665" calcext:value-type="float">
            <text:p>35.69665</text:p>
          </table:table-cell>
          <table:table-cell office:value-type="float" office:value="0" calcext:value-type="float">
            <text:p>0</text:p>
          </table:table-cell>
          <table:table-cell office:value-type="float" office:value="-0.01756343" calcext:value-type="float">
            <text:p>-0.01756343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8.5165" calcext:value-type="float">
            <text:p>-508.5165</text:p>
          </table:table-cell>
          <table:table-cell office:value-type="float" office:value="0" calcext:value-type="float">
            <text:p>0</text:p>
          </table:table-cell>
          <table:table-cell office:value-type="float" office:value="3.871821" calcext:value-type="float">
            <text:p>3.871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2" calcext:value-type="float">
            <text:p>27122002</text:p>
          </table:table-cell>
          <table:table-cell office:value-type="float" office:value="505.0895" calcext:value-type="float">
            <text:p>505.0895</text:p>
          </table:table-cell>
          <table:table-cell office:value-type="float" office:value="13129.34" calcext:value-type="float">
            <text:p>13129.34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87.909" calcext:value-type="float">
            <text:p>-687.909</text:p>
          </table:table-cell>
          <table:table-cell office:value-type="float" office:value="1855.59" calcext:value-type="float">
            <text:p>1855.59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3.3944" calcext:value-type="float">
            <text:p>103.3944</text:p>
          </table:table-cell>
          <table:table-cell office:value-type="float" office:value="92.11846" calcext:value-type="float">
            <text:p>92.11846</text:p>
          </table:table-cell>
          <table:table-cell office:value-type="float" office:value="0.2322723" calcext:value-type="float">
            <text:p>0.2322723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31" calcext:value-type="float">
            <text:p>0.002804131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8856374" calcext:value-type="float">
            <text:p>-0.08856374</text:p>
          </table:table-cell>
          <table:table-cell office:value-type="float" office:value="370" calcext:value-type="float">
            <text:p>370</text:p>
          </table:table-cell>
          <table:table-cell office:value-type="float" office:value="120.487" calcext:value-type="float">
            <text:p>120.487</text:p>
          </table:table-cell>
          <table:table-cell office:value-type="float" office:value="0" calcext:value-type="float">
            <text:p>0</text:p>
          </table:table-cell>
          <table:table-cell office:value-type="float" office:value="338.9908" calcext:value-type="float">
            <text:p>338.9908</text:p>
          </table:table-cell>
          <table:table-cell office:value-type="float" office:value="1181.394" calcext:value-type="float">
            <text:p>1181.394</text:p>
          </table:table-cell>
          <table:table-cell office:value-type="float" office:value="1466.032" calcext:value-type="float">
            <text:p>1466.032</text:p>
          </table:table-cell>
          <table:table-cell office:value-type="float" office:value="1298.759" calcext:value-type="float">
            <text:p>1298.759</text:p>
          </table:table-cell>
          <table:table-cell office:value-type="float" office:value="779.4726" calcext:value-type="float">
            <text:p>779.4726</text:p>
          </table:table-cell>
          <table:table-cell office:value-type="float" office:value="1085.753" calcext:value-type="float">
            <text:p>1085.753</text:p>
          </table:table-cell>
          <table:table-cell office:value-type="float" office:value="417.9707" calcext:value-type="float">
            <text:p>417.9707</text:p>
          </table:table-cell>
          <table:table-cell office:value-type="float" office:value="1864.282" calcext:value-type="float">
            <text:p>1864.282</text:p>
          </table:table-cell>
          <table:table-cell office:value-type="float" office:value="2096.814" calcext:value-type="float">
            <text:p>2096.814</text:p>
          </table:table-cell>
          <table:table-cell office:value-type="float" office:value="1673.295" calcext:value-type="float">
            <text:p>1673.295</text:p>
          </table:table-cell>
          <table:table-cell office:value-type="float" office:value="585.7627" calcext:value-type="float">
            <text:p>585.7627</text:p>
          </table:table-cell>
          <table:table-cell office:value-type="float" office:value="575.2711" calcext:value-type="float">
            <text:p>575.2711</text:p>
          </table:table-cell>
          <table:table-cell office:value-type="float" office:value="142.8172" calcext:value-type="float">
            <text:p>142.8172</text:p>
          </table:table-cell>
          <table:table-cell office:value-type="float" office:value="35.69664" calcext:value-type="float">
            <text:p>35.69664</text:p>
          </table:table-cell>
          <table:table-cell office:value-type="float" office:value="0" calcext:value-type="float">
            <text:p>0</text:p>
          </table:table-cell>
          <table:table-cell office:value-type="float" office:value="-0.0175649" calcext:value-type="float">
            <text:p>-0.0175649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8.6986" calcext:value-type="float">
            <text:p>-508.6986</text:p>
          </table:table-cell>
          <table:table-cell office:value-type="float" office:value="0" calcext:value-type="float">
            <text:p>0</text:p>
          </table:table-cell>
          <table:table-cell office:value-type="float" office:value="3.785256" calcext:value-type="float">
            <text:p>3.785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2" calcext:value-type="float">
            <text:p>28122002</text:p>
          </table:table-cell>
          <table:table-cell office:value-type="float" office:value="504.8023" calcext:value-type="float">
            <text:p>504.8023</text:p>
          </table:table-cell>
          <table:table-cell office:value-type="float" office:value="13129.37" calcext:value-type="float">
            <text:p>13129.37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88.2109" calcext:value-type="float">
            <text:p>-688.2109</text:p>
          </table:table-cell>
          <table:table-cell office:value-type="float" office:value="1857.645" calcext:value-type="float">
            <text:p>1857.645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3.2555" calcext:value-type="float">
            <text:p>103.2555</text:p>
          </table:table-cell>
          <table:table-cell office:value-type="float" office:value="92.03197" calcext:value-type="float">
            <text:p>92.03197</text:p>
          </table:table-cell>
          <table:table-cell office:value-type="float" office:value="0.2329473" calcext:value-type="float">
            <text:p>0.2329473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31" calcext:value-type="float">
            <text:p>0.002804131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9065188" calcext:value-type="float">
            <text:p>-0.09065188</text:p>
          </table:table-cell>
          <table:table-cell office:value-type="float" office:value="370" calcext:value-type="float">
            <text:p>370</text:p>
          </table:table-cell>
          <table:table-cell office:value-type="float" office:value="120.1879" calcext:value-type="float">
            <text:p>120.1879</text:p>
          </table:table-cell>
          <table:table-cell office:value-type="float" office:value="0" calcext:value-type="float">
            <text:p>0</text:p>
          </table:table-cell>
          <table:table-cell office:value-type="float" office:value="339.0164" calcext:value-type="float">
            <text:p>339.0164</text:p>
          </table:table-cell>
          <table:table-cell office:value-type="float" office:value="1181.325" calcext:value-type="float">
            <text:p>1181.325</text:p>
          </table:table-cell>
          <table:table-cell office:value-type="float" office:value="1465.956" calcext:value-type="float">
            <text:p>1465.956</text:p>
          </table:table-cell>
          <table:table-cell office:value-type="float" office:value="1298.746" calcext:value-type="float">
            <text:p>1298.746</text:p>
          </table:table-cell>
          <table:table-cell office:value-type="float" office:value="779.4619" calcext:value-type="float">
            <text:p>779.4619</text:p>
          </table:table-cell>
          <table:table-cell office:value-type="float" office:value="1085.745" calcext:value-type="float">
            <text:p>1085.745</text:p>
          </table:table-cell>
          <table:table-cell office:value-type="float" office:value="417.9669" calcext:value-type="float">
            <text:p>417.9669</text:p>
          </table:table-cell>
          <table:table-cell office:value-type="float" office:value="1864.274" calcext:value-type="float">
            <text:p>1864.274</text:p>
          </table:table-cell>
          <table:table-cell office:value-type="float" office:value="2096.808" calcext:value-type="float">
            <text:p>2096.808</text:p>
          </table:table-cell>
          <table:table-cell office:value-type="float" office:value="1673.293" calcext:value-type="float">
            <text:p>1673.293</text:p>
          </table:table-cell>
          <table:table-cell office:value-type="float" office:value="585.762" calcext:value-type="float">
            <text:p>585.762</text:p>
          </table:table-cell>
          <table:table-cell office:value-type="float" office:value="575.2702" calcext:value-type="float">
            <text:p>575.2702</text:p>
          </table:table-cell>
          <table:table-cell office:value-type="float" office:value="142.8171" calcext:value-type="float">
            <text:p>142.8171</text:p>
          </table:table-cell>
          <table:table-cell office:value-type="float" office:value="35.69668" calcext:value-type="float">
            <text:p>35.69668</text:p>
          </table:table-cell>
          <table:table-cell office:value-type="float" office:value="0" calcext:value-type="float">
            <text:p>0</text:p>
          </table:table-cell>
          <table:table-cell office:value-type="float" office:value="-0.0175657" calcext:value-type="float">
            <text:p>-0.0175657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8.9511" calcext:value-type="float">
            <text:p>-508.9511</text:p>
          </table:table-cell>
          <table:table-cell office:value-type="float" office:value="0" calcext:value-type="float">
            <text:p>0</text:p>
          </table:table-cell>
          <table:table-cell office:value-type="float" office:value="3.738102" calcext:value-type="float">
            <text:p>3.738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2" calcext:value-type="float">
            <text:p>29122002</text:p>
          </table:table-cell>
          <table:table-cell office:value-type="float" office:value="504.5296" calcext:value-type="float">
            <text:p>504.5296</text:p>
          </table:table-cell>
          <table:table-cell office:value-type="float" office:value="13129.38" calcext:value-type="float">
            <text:p>13129.38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88.5283" calcext:value-type="float">
            <text:p>-688.5283</text:p>
          </table:table-cell>
          <table:table-cell office:value-type="float" office:value="1858.475" calcext:value-type="float">
            <text:p>1858.475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3.217" calcext:value-type="float">
            <text:p>103.217</text:p>
          </table:table-cell>
          <table:table-cell office:value-type="float" office:value="91.97105" calcext:value-type="float">
            <text:p>91.97105</text:p>
          </table:table-cell>
          <table:table-cell office:value-type="float" office:value="0.233662" calcext:value-type="float">
            <text:p>0.233662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31" calcext:value-type="float">
            <text:p>0.002804131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9252335" calcext:value-type="float">
            <text:p>-0.09252335</text:p>
          </table:table-cell>
          <table:table-cell office:value-type="float" office:value="370" calcext:value-type="float">
            <text:p>370</text:p>
          </table:table-cell>
          <table:table-cell office:value-type="float" office:value="119.8731" calcext:value-type="float">
            <text:p>119.8731</text:p>
          </table:table-cell>
          <table:table-cell office:value-type="float" office:value="0" calcext:value-type="float">
            <text:p>0</text:p>
          </table:table-cell>
          <table:table-cell office:value-type="float" office:value="339.0325" calcext:value-type="float">
            <text:p>339.0325</text:p>
          </table:table-cell>
          <table:table-cell office:value-type="float" office:value="1181.266" calcext:value-type="float">
            <text:p>1181.266</text:p>
          </table:table-cell>
          <table:table-cell office:value-type="float" office:value="1465.858" calcext:value-type="float">
            <text:p>1465.858</text:p>
          </table:table-cell>
          <table:table-cell office:value-type="float" office:value="1298.731" calcext:value-type="float">
            <text:p>1298.731</text:p>
          </table:table-cell>
          <table:table-cell office:value-type="float" office:value="779.4505" calcext:value-type="float">
            <text:p>779.4505</text:p>
          </table:table-cell>
          <table:table-cell office:value-type="float" office:value="1085.736" calcext:value-type="float">
            <text:p>1085.736</text:p>
          </table:table-cell>
          <table:table-cell office:value-type="float" office:value="417.9629" calcext:value-type="float">
            <text:p>417.9629</text:p>
          </table:table-cell>
          <table:table-cell office:value-type="float" office:value="1864.267" calcext:value-type="float">
            <text:p>1864.267</text:p>
          </table:table-cell>
          <table:table-cell office:value-type="float" office:value="2096.803" calcext:value-type="float">
            <text:p>2096.803</text:p>
          </table:table-cell>
          <table:table-cell office:value-type="float" office:value="1673.291" calcext:value-type="float">
            <text:p>1673.291</text:p>
          </table:table-cell>
          <table:table-cell office:value-type="float" office:value="585.7614" calcext:value-type="float">
            <text:p>585.7614</text:p>
          </table:table-cell>
          <table:table-cell office:value-type="float" office:value="575.2694" calcext:value-type="float">
            <text:p>575.2694</text:p>
          </table:table-cell>
          <table:table-cell office:value-type="float" office:value="142.817" calcext:value-type="float">
            <text:p>142.817</text:p>
          </table:table-cell>
          <table:table-cell office:value-type="float" office:value="35.6967" calcext:value-type="float">
            <text:p>35.6967</text:p>
          </table:table-cell>
          <table:table-cell office:value-type="float" office:value="0" calcext:value-type="float">
            <text:p>0</text:p>
          </table:table-cell>
          <table:table-cell office:value-type="float" office:value="-0.01756898" calcext:value-type="float">
            <text:p>-0.01756898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9.2043" calcext:value-type="float">
            <text:p>-509.2043</text:p>
          </table:table-cell>
          <table:table-cell office:value-type="float" office:value="0" calcext:value-type="float">
            <text:p>0</text:p>
          </table:table-cell>
          <table:table-cell office:value-type="float" office:value="3.676749" calcext:value-type="float">
            <text:p>3.676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2" calcext:value-type="float">
            <text:p>30122002</text:p>
          </table:table-cell>
          <table:table-cell office:value-type="float" office:value="504.1402" calcext:value-type="float">
            <text:p>504.1402</text:p>
          </table:table-cell>
          <table:table-cell office:value-type="float" office:value="13129.42" calcext:value-type="float">
            <text:p>13129.42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88.8995" calcext:value-type="float">
            <text:p>-688.8995</text:p>
          </table:table-cell>
          <table:table-cell office:value-type="float" office:value="1858.386" calcext:value-type="float">
            <text:p>1858.386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3.1327" calcext:value-type="float">
            <text:p>103.1327</text:p>
          </table:table-cell>
          <table:table-cell office:value-type="float" office:value="91.88623" calcext:value-type="float">
            <text:p>91.88623</text:p>
          </table:table-cell>
          <table:table-cell office:value-type="float" office:value="0.2344742" calcext:value-type="float">
            <text:p>0.2344742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31" calcext:value-type="float">
            <text:p>0.002804131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9279835" calcext:value-type="float">
            <text:p>-0.09279835</text:p>
          </table:table-cell>
          <table:table-cell office:value-type="float" office:value="370" calcext:value-type="float">
            <text:p>370</text:p>
          </table:table-cell>
          <table:table-cell office:value-type="float" office:value="119.5029" calcext:value-type="float">
            <text:p>119.5029</text:p>
          </table:table-cell>
          <table:table-cell office:value-type="float" office:value="0" calcext:value-type="float">
            <text:p>0</text:p>
          </table:table-cell>
          <table:table-cell office:value-type="float" office:value="339.0617" calcext:value-type="float">
            <text:p>339.0617</text:p>
          </table:table-cell>
          <table:table-cell office:value-type="float" office:value="1181.174" calcext:value-type="float">
            <text:p>1181.174</text:p>
          </table:table-cell>
          <table:table-cell office:value-type="float" office:value="1465.716" calcext:value-type="float">
            <text:p>1465.716</text:p>
          </table:table-cell>
          <table:table-cell office:value-type="float" office:value="1298.708" calcext:value-type="float">
            <text:p>1298.708</text:p>
          </table:table-cell>
          <table:table-cell office:value-type="float" office:value="779.4359" calcext:value-type="float">
            <text:p>779.4359</text:p>
          </table:table-cell>
          <table:table-cell office:value-type="float" office:value="1085.728" calcext:value-type="float">
            <text:p>1085.728</text:p>
          </table:table-cell>
          <table:table-cell office:value-type="float" office:value="417.9583" calcext:value-type="float">
            <text:p>417.9583</text:p>
          </table:table-cell>
          <table:table-cell office:value-type="float" office:value="1864.26" calcext:value-type="float">
            <text:p>1864.26</text:p>
          </table:table-cell>
          <table:table-cell office:value-type="float" office:value="2096.798" calcext:value-type="float">
            <text:p>2096.798</text:p>
          </table:table-cell>
          <table:table-cell office:value-type="float" office:value="1673.289" calcext:value-type="float">
            <text:p>1673.289</text:p>
          </table:table-cell>
          <table:table-cell office:value-type="float" office:value="585.7606" calcext:value-type="float">
            <text:p>585.7606</text:p>
          </table:table-cell>
          <table:table-cell office:value-type="float" office:value="575.2686" calcext:value-type="float">
            <text:p>575.2686</text:p>
          </table:table-cell>
          <table:table-cell office:value-type="float" office:value="142.817" calcext:value-type="float">
            <text:p>142.817</text:p>
          </table:table-cell>
          <table:table-cell office:value-type="float" office:value="35.69671" calcext:value-type="float">
            <text:p>35.69671</text:p>
          </table:table-cell>
          <table:table-cell office:value-type="float" office:value="0" calcext:value-type="float">
            <text:p>0</text:p>
          </table:table-cell>
          <table:table-cell office:value-type="float" office:value="-0.01757018" calcext:value-type="float">
            <text:p>-0.01757018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9.5555" calcext:value-type="float">
            <text:p>-509.5555</text:p>
          </table:table-cell>
          <table:table-cell office:value-type="float" office:value="0" calcext:value-type="float">
            <text:p>0</text:p>
          </table:table-cell>
          <table:table-cell office:value-type="float" office:value="3.653362" calcext:value-type="float">
            <text:p>3.653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2" calcext:value-type="float">
            <text:p>31122002</text:p>
          </table:table-cell>
          <table:table-cell office:value-type="float" office:value="503.8467" calcext:value-type="float">
            <text:p>503.8467</text:p>
          </table:table-cell>
          <table:table-cell office:value-type="float" office:value="13129.44" calcext:value-type="float">
            <text:p>13129.44</text:p>
          </table:table-cell>
          <table:table-cell office:value-type="float" office:value="0" calcext:value-type="float">
            <text:p>0</text:p>
          </table:table-cell>
          <table:table-cell office:value-type="float" office:value="486.0976" calcext:value-type="float">
            <text:p>486.0976</text:p>
          </table:table-cell>
          <table:table-cell office:value-type="float" office:value="-689.1934" calcext:value-type="float">
            <text:p>-689.1934</text:p>
          </table:table-cell>
          <table:table-cell office:value-type="float" office:value="1860.929" calcext:value-type="float">
            <text:p>1860.929</text:p>
          </table:table-cell>
          <table:table-cell office:value-type="float" office:value="-178.4505" calcext:value-type="float">
            <text:p>-178.4505</text:p>
          </table:table-cell>
          <table:table-cell office:value-type="float" office:value="103.0187" calcext:value-type="float">
            <text:p>103.0187</text:p>
          </table:table-cell>
          <table:table-cell office:value-type="float" office:value="91.84104" calcext:value-type="float">
            <text:p>91.84104</text:p>
          </table:table-cell>
          <table:table-cell office:value-type="float" office:value="0.2352324" calcext:value-type="float">
            <text:p>0.2352324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0.002804131" calcext:value-type="float">
            <text:p>0.002804131</text:p>
          </table:table-cell>
          <table:table-cell office:value-type="float" office:value="0.03730931" calcext:value-type="float">
            <text:p>0.03730931</text:p>
          </table:table-cell>
          <table:table-cell office:value-type="float" office:value="-0.09279835" calcext:value-type="float">
            <text:p>-0.09279835</text:p>
          </table:table-cell>
          <table:table-cell office:value-type="float" office:value="370" calcext:value-type="float">
            <text:p>370</text:p>
          </table:table-cell>
          <table:table-cell office:value-type="float" office:value="119.2098" calcext:value-type="float">
            <text:p>119.2098</text:p>
          </table:table-cell>
          <table:table-cell office:value-type="float" office:value="0" calcext:value-type="float">
            <text:p>0</text:p>
          </table:table-cell>
          <table:table-cell office:value-type="float" office:value="339.0888" calcext:value-type="float">
            <text:p>339.0888</text:p>
          </table:table-cell>
          <table:table-cell office:value-type="float" office:value="1181.101" calcext:value-type="float">
            <text:p>1181.101</text:p>
          </table:table-cell>
          <table:table-cell office:value-type="float" office:value="1465.599" calcext:value-type="float">
            <text:p>1465.599</text:p>
          </table:table-cell>
          <table:table-cell office:value-type="float" office:value="1298.688" calcext:value-type="float">
            <text:p>1298.688</text:p>
          </table:table-cell>
          <table:table-cell office:value-type="float" office:value="779.4213" calcext:value-type="float">
            <text:p>779.4213</text:p>
          </table:table-cell>
          <table:table-cell office:value-type="float" office:value="1085.718" calcext:value-type="float">
            <text:p>1085.718</text:p>
          </table:table-cell>
          <table:table-cell office:value-type="float" office:value="417.9533" calcext:value-type="float">
            <text:p>417.9533</text:p>
          </table:table-cell>
          <table:table-cell office:value-type="float" office:value="1864.253" calcext:value-type="float">
            <text:p>1864.253</text:p>
          </table:table-cell>
          <table:table-cell office:value-type="float" office:value="2096.793" calcext:value-type="float">
            <text:p>2096.793</text:p>
          </table:table-cell>
          <table:table-cell office:value-type="float" office:value="1673.287" calcext:value-type="float">
            <text:p>1673.287</text:p>
          </table:table-cell>
          <table:table-cell office:value-type="float" office:value="585.76" calcext:value-type="float">
            <text:p>585.76</text:p>
          </table:table-cell>
          <table:table-cell office:value-type="float" office:value="575.2678" calcext:value-type="float">
            <text:p>575.2678</text:p>
          </table:table-cell>
          <table:table-cell office:value-type="float" office:value="142.817" calcext:value-type="float">
            <text:p>142.817</text:p>
          </table:table-cell>
          <table:table-cell office:value-type="float" office:value="35.6967" calcext:value-type="float">
            <text:p>35.6967</text:p>
          </table:table-cell>
          <table:table-cell office:value-type="float" office:value="0" calcext:value-type="float">
            <text:p>0</text:p>
          </table:table-cell>
          <table:table-cell office:value-type="float" office:value="-0.01757024" calcext:value-type="float">
            <text:p>-0.01757024</text:p>
          </table:table-cell>
          <table:table-cell office:value-type="float" office:value="150.4135" calcext:value-type="float">
            <text:p>150.4135</text:p>
          </table:table-cell>
          <table:table-cell office:value-type="float" office:value="0" calcext:value-type="float">
            <text:p>0</text:p>
          </table:table-cell>
          <table:table-cell office:value-type="float" office:value="1303.6" calcext:value-type="float">
            <text:p>1303.6</text:p>
          </table:table-cell>
          <table:table-cell office:value-type="float" office:value="-670.7608" calcext:value-type="float">
            <text:p>-670.7608</text:p>
          </table:table-cell>
          <table:table-cell office:value-type="float" office:value="632.8397" calcext:value-type="float">
            <text:p>632.8397</text:p>
          </table:table-cell>
          <table:table-cell office:value-type="float" office:value="-509.8253" calcext:value-type="float">
            <text:p>-509.8253</text:p>
          </table:table-cell>
          <table:table-cell office:value-type="float" office:value="0" calcext:value-type="float">
            <text:p>0</text:p>
          </table:table-cell>
          <table:table-cell office:value-type="float" office:value="3.622215" calcext:value-type="float">
            <text:p>3.62221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1:54.589406638</dc:date>
    <meta:editing-duration>PT5S</meta:editing-duration>
    <meta:editing-cycles>1</meta:editing-cycles>
    <meta:document-statistic meta:table-count="1" meta:cell-count="16104" meta:object-count="0"/>
    <meta:generator>LibreOffice/6.4.7.2$Linux_X86_64 LibreOffice_project/40$Build-2</meta:generator>
  </office:meta>
</office:document-meta>
</file>